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"/>
    <style:style style:name="ce5" style:family="table-cell" style:parent-style-name="Default" style:data-style-name="N122"/>
    <style:style style:name="ce12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table:shapes>
          <draw:frame draw:z-index="0" draw:style-name="gr1" draw:text-style-name="P1" svg:width="6.298in" svg:height="3.5453in" svg:x="6.2764in" svg:y="0.2823in">
            <draw:object draw:notify-on-update-of-ranges="'COVID-19'.A2:'COVID-19'.A337 'COVID-19'.B1:'COVID-19'.B1 'COVID-19'.B2:'COVID-19'.B337 'COVID-19'.E1:'COVID-19'.E1 'COVID-19'.E2:'COVID-19'.E3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6.2547in" svg:y="4.5701in">
            <draw:object draw:notify-on-update-of-ranges="'COVID-19'.A2:'COVID-19'.A337 'COVID-19'.C1:'COVID-19'.C1 'COVID-19'.C2:'COVID-19'.C337 'COVID-19'.F1:'COVID-19'.F1 'COVID-19'.F2:'COVID-19'.F3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6.222in" svg:y="8.6693in">
            <draw:object draw:notify-on-update-of-ranges="'COVID-19'.A2:'COVID-19'.A337 'COVID-19'.D1:'COVID-19'.D1 'COVID-19'.D2:'COVID-19'.D3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ases</text:p>
          </table:table-cell>
          <table:table-cell table:style-name="ce3" office:value-type="string" calcext:value-type="string">
            <text:p>Deaths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CaseAvg</text:p>
          </table:table-cell>
          <table:table-cell office:value-type="string" calcext:value-type="string">
            <text:p>DeathsAvg</text:p>
          </table:table-cell>
        </table:table-row>
        <table:table-row table:style-name="ro1">
          <table:table-cell table:style-name="ce1" office:value-type="date" office:date-value="2019-12-31" calcext:value-type="date">
            <text:p>12/31/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]/[.B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01" calcext:value-type="date">
            <text:p>01/0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]/[.B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02" calcext:value-type="date">
            <text:p>01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]/[.B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03" calcext:value-type="date">
            <text:p>01/0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]/[.B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04" calcext:value-type="date">
            <text:p>01/0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6]/[.B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05" calcext:value-type="date">
            <text:p>01/0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7]/[.B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06" calcext:value-type="date">
            <text:p>01/0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8]/[.B8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07" calcext:value-type="date">
            <text:p>01/0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9]/[.B9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08" calcext:value-type="date">
            <text:p>01/0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0]/[.B10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09" calcext:value-type="date">
            <text:p>01/0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1]/[.B11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10" calcext:value-type="date">
            <text:p>01/1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2]/[.B12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11" calcext:value-type="date">
            <text:p>01/1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3]/[.B13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12" calcext:value-type="date">
            <text:p>01/1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4]/[.B14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13" calcext:value-type="date">
            <text:p>01/1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5]/[.B15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style-name="ce1" office:value-type="date" office:date-value="2020-01-14" calcext:value-type="date">
            <text:p>01/1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6]/[.B16]" office:value-type="string" office:string-value="" calcext:value-type="error">
            <text:p>#DIV/0!</text:p>
          </table:table-cell>
          <table:table-cell table:style-name="ce5" table:formula="of:=AVERAGE([.B2:.B16])" office:value-type="float" office:value="0" calcext:value-type="float">
            <text:p>0.0</text:p>
          </table:table-cell>
          <table:table-cell table:style-name="ce5" table:formula="of:=AVERAGE([.C2:.C16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15" calcext:value-type="date">
            <text:p>01/1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7]/[.B17]" office:value-type="string" office:string-value="" calcext:value-type="error">
            <text:p>#DIV/0!</text:p>
          </table:table-cell>
          <table:table-cell table:style-name="ce5" table:formula="of:=AVERAGE([.B3:.B17])" office:value-type="float" office:value="0" calcext:value-type="float">
            <text:p>0.0</text:p>
          </table:table-cell>
          <table:table-cell table:style-name="ce5" table:formula="of:=AVERAGE([.C3:.C17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16" calcext:value-type="date">
            <text:p>01/1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8]/[.B18]" office:value-type="string" office:string-value="" calcext:value-type="error">
            <text:p>#DIV/0!</text:p>
          </table:table-cell>
          <table:table-cell table:style-name="ce5" table:formula="of:=AVERAGE([.B4:.B18])" office:value-type="float" office:value="0" calcext:value-type="float">
            <text:p>0.0</text:p>
          </table:table-cell>
          <table:table-cell table:style-name="ce5" table:formula="of:=AVERAGE([.C4:.C18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17" calcext:value-type="date">
            <text:p>01/1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19]/[.B19]" office:value-type="string" office:string-value="" calcext:value-type="error">
            <text:p>#DIV/0!</text:p>
          </table:table-cell>
          <table:table-cell table:style-name="ce5" table:formula="of:=AVERAGE([.B5:.B19])" office:value-type="float" office:value="0" calcext:value-type="float">
            <text:p>0.0</text:p>
          </table:table-cell>
          <table:table-cell table:style-name="ce5" table:formula="of:=AVERAGE([.C5:.C19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18" calcext:value-type="date">
            <text:p>01/1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0]/[.B20]" office:value-type="string" office:string-value="" calcext:value-type="error">
            <text:p>#DIV/0!</text:p>
          </table:table-cell>
          <table:table-cell table:style-name="ce5" table:formula="of:=AVERAGE([.B6:.B20])" office:value-type="float" office:value="0" calcext:value-type="float">
            <text:p>0.0</text:p>
          </table:table-cell>
          <table:table-cell table:style-name="ce5" table:formula="of:=AVERAGE([.C6:.C20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19" calcext:value-type="date">
            <text:p>01/1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1]/[.B21]" office:value-type="string" office:string-value="" calcext:value-type="error">
            <text:p>#DIV/0!</text:p>
          </table:table-cell>
          <table:table-cell table:style-name="ce5" table:formula="of:=AVERAGE([.B7:.B21])" office:value-type="float" office:value="0" calcext:value-type="float">
            <text:p>0.0</text:p>
          </table:table-cell>
          <table:table-cell table:style-name="ce5" table:formula="of:=AVERAGE([.C7:.C21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0" calcext:value-type="date">
            <text:p>01/2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2]/[.B22]" office:value-type="string" office:string-value="" calcext:value-type="error">
            <text:p>#DIV/0!</text:p>
          </table:table-cell>
          <table:table-cell table:style-name="ce5" table:formula="of:=AVERAGE([.B8:.B22])" office:value-type="float" office:value="0" calcext:value-type="float">
            <text:p>0.0</text:p>
          </table:table-cell>
          <table:table-cell table:style-name="ce5" table:formula="of:=AVERAGE([.C8:.C22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1" calcext:value-type="date">
            <text:p>01/2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3]/[.B23]" office:value-type="string" office:string-value="" calcext:value-type="error">
            <text:p>#DIV/0!</text:p>
          </table:table-cell>
          <table:table-cell table:style-name="ce5" table:formula="of:=AVERAGE([.B9:.B23])" office:value-type="float" office:value="0" calcext:value-type="float">
            <text:p>0.0</text:p>
          </table:table-cell>
          <table:table-cell table:style-name="ce5" table:formula="of:=AVERAGE([.C9:.C23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2" calcext:value-type="date">
            <text:p>01/2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4]/[.B24]" office:value-type="string" office:string-value="" calcext:value-type="error">
            <text:p>#DIV/0!</text:p>
          </table:table-cell>
          <table:table-cell table:style-name="ce5" table:formula="of:=AVERAGE([.B10:.B24])" office:value-type="float" office:value="0" calcext:value-type="float">
            <text:p>0.0</text:p>
          </table:table-cell>
          <table:table-cell table:style-name="ce5" table:formula="of:=AVERAGE([.C10:.C24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3" calcext:value-type="date">
            <text:p>01/2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5]/[.B25]" office:value-type="string" office:string-value="" calcext:value-type="error">
            <text:p>#DIV/0!</text:p>
          </table:table-cell>
          <table:table-cell table:style-name="ce5" table:formula="of:=AVERAGE([.B11:.B25])" office:value-type="float" office:value="0" calcext:value-type="float">
            <text:p>0.0</text:p>
          </table:table-cell>
          <table:table-cell table:style-name="ce5" table:formula="of:=AVERAGE([.C11:.C25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4" calcext:value-type="date">
            <text:p>01/2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6]/[.B26]" office:value-type="string" office:string-value="" calcext:value-type="error">
            <text:p>#DIV/0!</text:p>
          </table:table-cell>
          <table:table-cell table:style-name="ce5" table:formula="of:=AVERAGE([.B12:.B26])" office:value-type="float" office:value="0" calcext:value-type="float">
            <text:p>0.0</text:p>
          </table:table-cell>
          <table:table-cell table:style-name="ce5" table:formula="of:=AVERAGE([.C12:.C26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5" calcext:value-type="date">
            <text:p>01/2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7]/[.B27]" office:value-type="string" office:string-value="" calcext:value-type="error">
            <text:p>#DIV/0!</text:p>
          </table:table-cell>
          <table:table-cell table:style-name="ce5" table:formula="of:=AVERAGE([.B13:.B27])" office:value-type="float" office:value="0" calcext:value-type="float">
            <text:p>0.0</text:p>
          </table:table-cell>
          <table:table-cell table:style-name="ce5" table:formula="of:=AVERAGE([.C13:.C27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6" calcext:value-type="date">
            <text:p>01/2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8]/[.B28]" office:value-type="string" office:string-value="" calcext:value-type="error">
            <text:p>#DIV/0!</text:p>
          </table:table-cell>
          <table:table-cell table:style-name="ce5" table:formula="of:=AVERAGE([.B14:.B28])" office:value-type="float" office:value="0" calcext:value-type="float">
            <text:p>0.0</text:p>
          </table:table-cell>
          <table:table-cell table:style-name="ce5" table:formula="of:=AVERAGE([.C14:.C28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7" calcext:value-type="date">
            <text:p>01/2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29]/[.B29]" office:value-type="string" office:string-value="" calcext:value-type="error">
            <text:p>#DIV/0!</text:p>
          </table:table-cell>
          <table:table-cell table:style-name="ce5" table:formula="of:=AVERAGE([.B15:.B29])" office:value-type="float" office:value="0" calcext:value-type="float">
            <text:p>0.0</text:p>
          </table:table-cell>
          <table:table-cell table:style-name="ce5" table:formula="of:=AVERAGE([.C15:.C29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8" calcext:value-type="date">
            <text:p>01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0]/[.B30]" office:value-type="string" office:string-value="" calcext:value-type="error">
            <text:p>#DIV/0!</text:p>
          </table:table-cell>
          <table:table-cell table:style-name="ce5" table:formula="of:=AVERAGE([.B16:.B30])" office:value-type="float" office:value="0" calcext:value-type="float">
            <text:p>0.0</text:p>
          </table:table-cell>
          <table:table-cell table:style-name="ce5" table:formula="of:=AVERAGE([.C16:.C30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29" calcext:value-type="date">
            <text:p>01/2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1]/[.B31]" office:value-type="string" office:string-value="" calcext:value-type="error">
            <text:p>#DIV/0!</text:p>
          </table:table-cell>
          <table:table-cell table:style-name="ce5" table:formula="of:=AVERAGE([.B17:.B31])" office:value-type="float" office:value="0" calcext:value-type="float">
            <text:p>0.0</text:p>
          </table:table-cell>
          <table:table-cell table:style-name="ce5" table:formula="of:=AVERAGE([.C17:.C31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30" calcext:value-type="date">
            <text:p>01/3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2]/[.B32]" office:value-type="string" office:string-value="" calcext:value-type="error">
            <text:p>#DIV/0!</text:p>
          </table:table-cell>
          <table:table-cell table:style-name="ce5" table:formula="of:=AVERAGE([.B18:.B32])" office:value-type="float" office:value="0" calcext:value-type="float">
            <text:p>0.0</text:p>
          </table:table-cell>
          <table:table-cell table:style-name="ce5" table:formula="of:=AVERAGE([.C18:.C32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1-31" calcext:value-type="date">
            <text:p>01/3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3]/[.B33]" office:value-type="string" office:string-value="" calcext:value-type="error">
            <text:p>#DIV/0!</text:p>
          </table:table-cell>
          <table:table-cell table:style-name="ce5" table:formula="of:=AVERAGE([.B19:.B33])" office:value-type="float" office:value="0" calcext:value-type="float">
            <text:p>0.0</text:p>
          </table:table-cell>
          <table:table-cell table:style-name="ce5" table:formula="of:=AVERAGE([.C19:.C33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01" calcext:value-type="date">
            <text:p>02/0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4]/[.B34]" office:value-type="string" office:string-value="" calcext:value-type="error">
            <text:p>#DIV/0!</text:p>
          </table:table-cell>
          <table:table-cell table:style-name="ce5" table:formula="of:=AVERAGE([.B20:.B34])" office:value-type="float" office:value="0" calcext:value-type="float">
            <text:p>0.0</text:p>
          </table:table-cell>
          <table:table-cell table:style-name="ce5" table:formula="of:=AVERAGE([.C20:.C34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02" calcext:value-type="date">
            <text:p>02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5]/[.B35]" office:value-type="string" office:string-value="" calcext:value-type="error">
            <text:p>#DIV/0!</text:p>
          </table:table-cell>
          <table:table-cell table:style-name="ce5" table:formula="of:=AVERAGE([.B21:.B35])" office:value-type="float" office:value="0" calcext:value-type="float">
            <text:p>0.0</text:p>
          </table:table-cell>
          <table:table-cell table:style-name="ce5" table:formula="of:=AVERAGE([.C21:.C35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03" calcext:value-type="date">
            <text:p>02/0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6]/[.B36]" office:value-type="string" office:string-value="" calcext:value-type="error">
            <text:p>#DIV/0!</text:p>
          </table:table-cell>
          <table:table-cell table:style-name="ce5" table:formula="of:=AVERAGE([.B22:.B36])" office:value-type="float" office:value="0" calcext:value-type="float">
            <text:p>0.0</text:p>
          </table:table-cell>
          <table:table-cell table:style-name="ce5" table:formula="of:=AVERAGE([.C22:.C36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04" calcext:value-type="date">
            <text:p>02/0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7]/[.B37]" office:value-type="string" office:string-value="" calcext:value-type="error">
            <text:p>#DIV/0!</text:p>
          </table:table-cell>
          <table:table-cell table:style-name="ce5" table:formula="of:=AVERAGE([.B23:.B37])" office:value-type="float" office:value="0" calcext:value-type="float">
            <text:p>0.0</text:p>
          </table:table-cell>
          <table:table-cell table:style-name="ce5" table:formula="of:=AVERAGE([.C23:.C37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05" calcext:value-type="date">
            <text:p>02/05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C38]/[.B38]" office:value-type="percentage" office:value="0" calcext:value-type="percentage">
            <text:p>0%</text:p>
          </table:table-cell>
          <table:table-cell table:style-name="ce5" table:formula="of:=AVERAGE([.B24:.B38])" office:value-type="float" office:value="0.0666666666666667" calcext:value-type="float">
            <text:p>0.1</text:p>
          </table:table-cell>
          <table:table-cell table:style-name="ce5" table:formula="of:=AVERAGE([.C24:.C38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06" calcext:value-type="date">
            <text:p>02/0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9]/[.B39]" office:value-type="string" office:string-value="" calcext:value-type="error">
            <text:p>#DIV/0!</text:p>
          </table:table-cell>
          <table:table-cell table:style-name="ce5" table:formula="of:=AVERAGE([.B25:.B39])" office:value-type="float" office:value="0.0666666666666667" calcext:value-type="float">
            <text:p>0.1</text:p>
          </table:table-cell>
          <table:table-cell table:style-name="ce5" table:formula="of:=AVERAGE([.C25:.C39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07" calcext:value-type="date">
            <text:p>02/0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0]/[.B40]" office:value-type="string" office:string-value="" calcext:value-type="error">
            <text:p>#DIV/0!</text:p>
          </table:table-cell>
          <table:table-cell table:style-name="ce5" table:formula="of:=AVERAGE([.B26:.B40])" office:value-type="float" office:value="0.0666666666666667" calcext:value-type="float">
            <text:p>0.1</text:p>
          </table:table-cell>
          <table:table-cell table:style-name="ce5" table:formula="of:=AVERAGE([.C26:.C40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08" calcext:value-type="date">
            <text:p>02/0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1]/[.B41]" office:value-type="string" office:string-value="" calcext:value-type="error">
            <text:p>#DIV/0!</text:p>
          </table:table-cell>
          <table:table-cell table:style-name="ce5" table:formula="of:=AVERAGE([.B27:.B41])" office:value-type="float" office:value="0.0666666666666667" calcext:value-type="float">
            <text:p>0.1</text:p>
          </table:table-cell>
          <table:table-cell table:style-name="ce5" table:formula="of:=AVERAGE([.C27:.C41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09" calcext:value-type="date">
            <text:p>02/0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2]/[.B42]" office:value-type="string" office:string-value="" calcext:value-type="error">
            <text:p>#DIV/0!</text:p>
          </table:table-cell>
          <table:table-cell table:style-name="ce5" table:formula="of:=AVERAGE([.B28:.B42])" office:value-type="float" office:value="0.0666666666666667" calcext:value-type="float">
            <text:p>0.1</text:p>
          </table:table-cell>
          <table:table-cell table:style-name="ce5" table:formula="of:=AVERAGE([.C28:.C42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0" calcext:value-type="date">
            <text:p>02/1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3]/[.B43]" office:value-type="string" office:string-value="" calcext:value-type="error">
            <text:p>#DIV/0!</text:p>
          </table:table-cell>
          <table:table-cell table:style-name="ce5" table:formula="of:=AVERAGE([.B29:.B43])" office:value-type="float" office:value="0.0666666666666667" calcext:value-type="float">
            <text:p>0.1</text:p>
          </table:table-cell>
          <table:table-cell table:style-name="ce5" table:formula="of:=AVERAGE([.C29:.C43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1" calcext:value-type="date">
            <text:p>02/1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4]/[.B44]" office:value-type="string" office:string-value="" calcext:value-type="error">
            <text:p>#DIV/0!</text:p>
          </table:table-cell>
          <table:table-cell table:style-name="ce5" table:formula="of:=AVERAGE([.B30:.B44])" office:value-type="float" office:value="0.0666666666666667" calcext:value-type="float">
            <text:p>0.1</text:p>
          </table:table-cell>
          <table:table-cell table:style-name="ce5" table:formula="of:=AVERAGE([.C30:.C44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2" calcext:value-type="date">
            <text:p>02/1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5]/[.B45]" office:value-type="string" office:string-value="" calcext:value-type="error">
            <text:p>#DIV/0!</text:p>
          </table:table-cell>
          <table:table-cell table:style-name="ce5" table:formula="of:=AVERAGE([.B31:.B45])" office:value-type="float" office:value="0.0666666666666667" calcext:value-type="float">
            <text:p>0.1</text:p>
          </table:table-cell>
          <table:table-cell table:style-name="ce5" table:formula="of:=AVERAGE([.C31:.C45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3" calcext:value-type="date">
            <text:p>02/1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6]/[.B46]" office:value-type="string" office:string-value="" calcext:value-type="error">
            <text:p>#DIV/0!</text:p>
          </table:table-cell>
          <table:table-cell table:style-name="ce5" table:formula="of:=AVERAGE([.B32:.B46])" office:value-type="float" office:value="0.0666666666666667" calcext:value-type="float">
            <text:p>0.1</text:p>
          </table:table-cell>
          <table:table-cell table:style-name="ce5" table:formula="of:=AVERAGE([.C32:.C46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4" calcext:value-type="date">
            <text:p>02/1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7]/[.B47]" office:value-type="string" office:string-value="" calcext:value-type="error">
            <text:p>#DIV/0!</text:p>
          </table:table-cell>
          <table:table-cell table:style-name="ce5" table:formula="of:=AVERAGE([.B33:.B47])" office:value-type="float" office:value="0.0666666666666667" calcext:value-type="float">
            <text:p>0.1</text:p>
          </table:table-cell>
          <table:table-cell table:style-name="ce5" table:formula="of:=AVERAGE([.C33:.C47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5" calcext:value-type="date">
            <text:p>02/1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8]/[.B48]" office:value-type="string" office:string-value="" calcext:value-type="error">
            <text:p>#DIV/0!</text:p>
          </table:table-cell>
          <table:table-cell table:style-name="ce5" table:formula="of:=AVERAGE([.B34:.B48])" office:value-type="float" office:value="0.0666666666666667" calcext:value-type="float">
            <text:p>0.1</text:p>
          </table:table-cell>
          <table:table-cell table:style-name="ce5" table:formula="of:=AVERAGE([.C34:.C48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6" calcext:value-type="date">
            <text:p>02/1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49]/[.B49]" office:value-type="string" office:string-value="" calcext:value-type="error">
            <text:p>#DIV/0!</text:p>
          </table:table-cell>
          <table:table-cell table:style-name="ce5" table:formula="of:=AVERAGE([.B35:.B49])" office:value-type="float" office:value="0.0666666666666667" calcext:value-type="float">
            <text:p>0.1</text:p>
          </table:table-cell>
          <table:table-cell table:style-name="ce5" table:formula="of:=AVERAGE([.C35:.C49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7" calcext:value-type="date">
            <text:p>02/17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0]/[.B50]" office:value-type="string" office:string-value="" calcext:value-type="error">
            <text:p>#DIV/0!</text:p>
          </table:table-cell>
          <table:table-cell table:style-name="ce5" table:formula="of:=AVERAGE([.B36:.B50])" office:value-type="float" office:value="0.0666666666666667" calcext:value-type="float">
            <text:p>0.1</text:p>
          </table:table-cell>
          <table:table-cell table:style-name="ce5" table:formula="of:=AVERAGE([.C36:.C50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8" calcext:value-type="date">
            <text:p>02/1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1]/[.B51]" office:value-type="string" office:string-value="" calcext:value-type="error">
            <text:p>#DIV/0!</text:p>
          </table:table-cell>
          <table:table-cell table:style-name="ce5" table:formula="of:=AVERAGE([.B37:.B51])" office:value-type="float" office:value="0.0666666666666667" calcext:value-type="float">
            <text:p>0.1</text:p>
          </table:table-cell>
          <table:table-cell table:style-name="ce5" table:formula="of:=AVERAGE([.C37:.C51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19" calcext:value-type="date">
            <text:p>02/1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2]/[.B52]" office:value-type="string" office:string-value="" calcext:value-type="error">
            <text:p>#DIV/0!</text:p>
          </table:table-cell>
          <table:table-cell table:style-name="ce5" table:formula="of:=AVERAGE([.B38:.B52])" office:value-type="float" office:value="0.0666666666666667" calcext:value-type="float">
            <text:p>0.1</text:p>
          </table:table-cell>
          <table:table-cell table:style-name="ce5" table:formula="of:=AVERAGE([.C38:.C52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0" calcext:value-type="date">
            <text:p>02/2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3]/[.B53]" office:value-type="string" office:string-value="" calcext:value-type="error">
            <text:p>#DIV/0!</text:p>
          </table:table-cell>
          <table:table-cell table:style-name="ce5" table:formula="of:=AVERAGE([.B39:.B53])" office:value-type="float" office:value="0" calcext:value-type="float">
            <text:p>0.0</text:p>
          </table:table-cell>
          <table:table-cell table:style-name="ce5" table:formula="of:=AVERAGE([.C39:.C53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1" calcext:value-type="date">
            <text:p>02/21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4]/[.B54]" office:value-type="string" office:string-value="" calcext:value-type="error">
            <text:p>#DIV/0!</text:p>
          </table:table-cell>
          <table:table-cell table:style-name="ce5" table:formula="of:=AVERAGE([.B40:.B54])" office:value-type="float" office:value="0" calcext:value-type="float">
            <text:p>0.0</text:p>
          </table:table-cell>
          <table:table-cell table:style-name="ce5" table:formula="of:=AVERAGE([.C40:.C54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2" calcext:value-type="date">
            <text:p>02/2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5]/[.B55]" office:value-type="string" office:string-value="" calcext:value-type="error">
            <text:p>#DIV/0!</text:p>
          </table:table-cell>
          <table:table-cell table:style-name="ce5" table:formula="of:=AVERAGE([.B41:.B55])" office:value-type="float" office:value="0" calcext:value-type="float">
            <text:p>0.0</text:p>
          </table:table-cell>
          <table:table-cell table:style-name="ce5" table:formula="of:=AVERAGE([.C41:.C55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3" calcext:value-type="date">
            <text:p>02/23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6]/[.B56]" office:value-type="string" office:string-value="" calcext:value-type="error">
            <text:p>#DIV/0!</text:p>
          </table:table-cell>
          <table:table-cell table:style-name="ce5" table:formula="of:=AVERAGE([.B42:.B56])" office:value-type="float" office:value="0" calcext:value-type="float">
            <text:p>0.0</text:p>
          </table:table-cell>
          <table:table-cell table:style-name="ce5" table:formula="of:=AVERAGE([.C42:.C56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4" calcext:value-type="date">
            <text:p>02/24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7]/[.B57]" office:value-type="string" office:string-value="" calcext:value-type="error">
            <text:p>#DIV/0!</text:p>
          </table:table-cell>
          <table:table-cell table:style-name="ce5" table:formula="of:=AVERAGE([.B43:.B57])" office:value-type="float" office:value="0" calcext:value-type="float">
            <text:p>0.0</text:p>
          </table:table-cell>
          <table:table-cell table:style-name="ce5" table:formula="of:=AVERAGE([.C43:.C57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5" calcext:value-type="date">
            <text:p>02/25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8]/[.B58]" office:value-type="string" office:string-value="" calcext:value-type="error">
            <text:p>#DIV/0!</text:p>
          </table:table-cell>
          <table:table-cell table:style-name="ce5" table:formula="of:=AVERAGE([.B44:.B58])" office:value-type="float" office:value="0" calcext:value-type="float">
            <text:p>0.0</text:p>
          </table:table-cell>
          <table:table-cell table:style-name="ce5" table:formula="of:=AVERAGE([.C44:.C58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6" calcext:value-type="date">
            <text:p>02/26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59]/[.B59]" office:value-type="string" office:string-value="" calcext:value-type="error">
            <text:p>#DIV/0!</text:p>
          </table:table-cell>
          <table:table-cell table:style-name="ce5" table:formula="of:=AVERAGE([.B45:.B59])" office:value-type="float" office:value="0" calcext:value-type="float">
            <text:p>0.0</text:p>
          </table:table-cell>
          <table:table-cell table:style-name="ce5" table:formula="of:=AVERAGE([.C45:.C59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7" calcext:value-type="date">
            <text:p>02/27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C60]/[.B60]" office:value-type="percentage" office:value="0" calcext:value-type="percentage">
            <text:p>0%</text:p>
          </table:table-cell>
          <table:table-cell table:style-name="ce5" table:formula="of:=AVERAGE([.B46:.B60])" office:value-type="float" office:value="0.0666666666666667" calcext:value-type="float">
            <text:p>0.1</text:p>
          </table:table-cell>
          <table:table-cell table:style-name="ce5" table:formula="of:=AVERAGE([.C46:.C60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8" calcext:value-type="date">
            <text:p>02/28/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C61]/[.B61]" office:value-type="percentage" office:value="0" calcext:value-type="percentage">
            <text:p>0%</text:p>
          </table:table-cell>
          <table:table-cell table:style-name="ce5" table:formula="of:=AVERAGE([.B47:.B61])" office:value-type="float" office:value="0.133333333333333" calcext:value-type="float">
            <text:p>0.1</text:p>
          </table:table-cell>
          <table:table-cell table:style-name="ce5" table:formula="of:=AVERAGE([.C47:.C61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2-29" calcext:value-type="date">
            <text:p>02/29/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formula="of:=[.C62]/[.B62]" office:value-type="percentage" office:value="0" calcext:value-type="percentage">
            <text:p>0%</text:p>
          </table:table-cell>
          <table:table-cell table:style-name="ce5" table:formula="of:=AVERAGE([.B48:.B62])" office:value-type="float" office:value="0.666666666666667" calcext:value-type="float">
            <text:p>0.7</text:p>
          </table:table-cell>
          <table:table-cell table:style-name="ce5" table:formula="of:=AVERAGE([.C48:.C62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1" calcext:value-type="date">
            <text:p>03/01/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formula="of:=[.C63]/[.B63]" office:value-type="percentage" office:value="0" calcext:value-type="percentage">
            <text:p>0%</text:p>
          </table:table-cell>
          <table:table-cell table:style-name="ce5" table:formula="of:=AVERAGE([.B49:.B63])" office:value-type="float" office:value="0.866666666666667" calcext:value-type="float">
            <text:p>0.9</text:p>
          </table:table-cell>
          <table:table-cell table:style-name="ce5" table:formula="of:=AVERAGE([.C49:.C63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2" calcext:value-type="date">
            <text:p>03/02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64]/[.B64]" office:value-type="string" office:string-value="" calcext:value-type="error">
            <text:p>#DIV/0!</text:p>
          </table:table-cell>
          <table:table-cell table:style-name="ce5" table:formula="of:=AVERAGE([.B50:.B64])" office:value-type="float" office:value="0.866666666666667" calcext:value-type="float">
            <text:p>0.9</text:p>
          </table:table-cell>
          <table:table-cell table:style-name="ce5" table:formula="of:=AVERAGE([.C50:.C64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3" calcext:value-type="date">
            <text:p>03/03/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formula="of:=[.C65]/[.B65]" office:value-type="percentage" office:value="0" calcext:value-type="percentage">
            <text:p>0%</text:p>
          </table:table-cell>
          <table:table-cell table:style-name="ce5" table:formula="of:=AVERAGE([.B51:.B65])" office:value-type="float" office:value="1.2" calcext:value-type="float">
            <text:p>1.2</text:p>
          </table:table-cell>
          <table:table-cell table:style-name="ce5" table:formula="of:=AVERAGE([.C51:.C65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4" calcext:value-type="date">
            <text:p>03/04/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formula="of:=[.C66]/[.B66]" office:value-type="percentage" office:value="0" calcext:value-type="percentage">
            <text:p>0%</text:p>
          </table:table-cell>
          <table:table-cell table:style-name="ce5" table:formula="of:=AVERAGE([.B52:.B66])" office:value-type="float" office:value="2.06666666666667" calcext:value-type="float">
            <text:p>2.1</text:p>
          </table:table-cell>
          <table:table-cell table:style-name="ce5" table:formula="of:=AVERAGE([.C52:.C66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5" calcext:value-type="date">
            <text:p>03/05/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formula="of:=[.C67]/[.B67]" office:value-type="percentage" office:value="0" calcext:value-type="percentage">
            <text:p>0%</text:p>
          </table:table-cell>
          <table:table-cell table:style-name="ce5" table:formula="of:=AVERAGE([.B53:.B67])" office:value-type="float" office:value="4.06666666666667" calcext:value-type="float">
            <text:p>4.1</text:p>
          </table:table-cell>
          <table:table-cell table:style-name="ce5" table:formula="of:=AVERAGE([.C53:.C67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6" calcext:value-type="date">
            <text:p>03/06/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formula="of:=[.C68]/[.B68]" office:value-type="percentage" office:value="0" calcext:value-type="percentage">
            <text:p>0%</text:p>
          </table:table-cell>
          <table:table-cell table:style-name="ce5" table:formula="of:=AVERAGE([.B54:.B68])" office:value-type="float" office:value="5.73333333333333" calcext:value-type="float">
            <text:p>5.7</text:p>
          </table:table-cell>
          <table:table-cell table:style-name="ce5" table:formula="of:=AVERAGE([.C54:.C68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7" calcext:value-type="date">
            <text:p>03/07/2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" calcext:value-type="float">
            <text:p>0</text:p>
          </table:table-cell>
          <table:table-cell table:formula="of:=[.C69]/[.B69]" office:value-type="percentage" office:value="0" calcext:value-type="percentage">
            <text:p>0%</text:p>
          </table:table-cell>
          <table:table-cell table:style-name="ce5" table:formula="of:=AVERAGE([.B55:.B69])" office:value-type="float" office:value="9.66666666666667" calcext:value-type="float">
            <text:p>9.7</text:p>
          </table:table-cell>
          <table:table-cell table:style-name="ce5" table:formula="of:=AVERAGE([.C55:.C69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8" calcext:value-type="date">
            <text:p>03/08/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0" calcext:value-type="float">
            <text:p>0</text:p>
          </table:table-cell>
          <table:table-cell table:formula="of:=[.C70]/[.B70]" office:value-type="percentage" office:value="0" calcext:value-type="percentage">
            <text:p>0%</text:p>
          </table:table-cell>
          <table:table-cell table:style-name="ce5" table:formula="of:=AVERAGE([.B56:.B70])" office:value-type="float" office:value="11.8666666666667" calcext:value-type="float">
            <text:p>11.9</text:p>
          </table:table-cell>
          <table:table-cell table:style-name="ce5" table:formula="of:=AVERAGE([.C56:.C70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09" calcext:value-type="date">
            <text:p>03/09/2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formula="of:=[.C71]/[.B71]" office:value-type="percentage" office:value="0" calcext:value-type="percentage">
            <text:p>0%</text:p>
          </table:table-cell>
          <table:table-cell table:style-name="ce5" table:formula="of:=AVERAGE([.B57:.B71])" office:value-type="float" office:value="14.9333333333333" calcext:value-type="float">
            <text:p>14.9</text:p>
          </table:table-cell>
          <table:table-cell table:style-name="ce5" table:formula="of:=AVERAGE([.C57:.C71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10" calcext:value-type="date">
            <text:p>03/10/2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0" calcext:value-type="float">
            <text:p>0</text:p>
          </table:table-cell>
          <table:table-cell table:formula="of:=[.C72]/[.B72]" office:value-type="percentage" office:value="0" calcext:value-type="percentage">
            <text:p>0%</text:p>
          </table:table-cell>
          <table:table-cell table:style-name="ce5" table:formula="of:=AVERAGE([.B58:.B72])" office:value-type="float" office:value="21.6666666666667" calcext:value-type="float">
            <text:p>21.7</text:p>
          </table:table-cell>
          <table:table-cell table:style-name="ce5" table:formula="of:=AVERAGE([.C58:.C72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11" calcext:value-type="date">
            <text:p>03/11/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formula="of:=[.C73]/[.B73]" office:value-type="percentage" office:value="0" calcext:value-type="percentage">
            <text:p>0%</text:p>
          </table:table-cell>
          <table:table-cell table:style-name="ce5" table:formula="of:=AVERAGE([.B59:.B73])" office:value-type="float" office:value="28.2" calcext:value-type="float">
            <text:p>28.2</text:p>
          </table:table-cell>
          <table:table-cell table:style-name="ce5" table:formula="of:=AVERAGE([.C59:.C73])" office:value-type="float" office:value="0" calcext:value-type="float">
            <text:p>0.0</text:p>
          </table:table-cell>
        </table:table-row>
        <table:table-row table:style-name="ro1">
          <table:table-cell table:style-name="ce1" office:value-type="date" office:date-value="2020-03-12" calcext:value-type="date">
            <text:p>03/12/2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" calcext:value-type="float">
            <text:p>2</text:p>
          </table:table-cell>
          <table:table-cell table:formula="of:=[.C74]/[.B74]" office:value-type="percentage" office:value="0.0102040816326531" calcext:value-type="percentage">
            <text:p>1%</text:p>
          </table:table-cell>
          <table:table-cell table:style-name="ce5" table:formula="of:=AVERAGE([.B60:.B74])" office:value-type="float" office:value="41.2666666666667" calcext:value-type="float">
            <text:p>41.3</text:p>
          </table:table-cell>
          <table:table-cell table:style-name="ce5" table:formula="of:=AVERAGE([.C60:.C74])" office:value-type="float" office:value="0.133333333333333" calcext:value-type="float">
            <text:p>0.1</text:p>
          </table:table-cell>
        </table:table-row>
        <table:table-row table:style-name="ro1">
          <table:table-cell table:style-name="ce1" office:value-type="date" office:date-value="2020-03-13" calcext:value-type="date">
            <text:p>03/13/2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" calcext:value-type="float">
            <text:p>1</text:p>
          </table:table-cell>
          <table:table-cell table:formula="of:=[.C75]/[.B75]" office:value-type="percentage" office:value="0.00662251655629139" calcext:value-type="percentage">
            <text:p>1%</text:p>
          </table:table-cell>
          <table:table-cell table:style-name="ce5" table:formula="of:=AVERAGE([.B61:.B75])" office:value-type="float" office:value="51.2666666666667" calcext:value-type="float">
            <text:p>51.3</text:p>
          </table:table-cell>
          <table:table-cell table:style-name="ce5" table:formula="of:=AVERAGE([.C61:.C75])" office:value-type="float" office:value="0.2" calcext:value-type="float">
            <text:p>0.2</text:p>
          </table:table-cell>
        </table:table-row>
        <table:table-row table:style-name="ro1">
          <table:table-cell table:style-name="ce1" office:value-type="date" office:date-value="2020-03-14" calcext:value-type="date">
            <text:p>03/14/2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formula="of:=[.C76]/[.B76]" office:value-type="percentage" office:value="0.00657894736842105" calcext:value-type="percentage">
            <text:p>1%</text:p>
          </table:table-cell>
          <table:table-cell table:style-name="ce5" table:formula="of:=AVERAGE([.B62:.B76])" office:value-type="float" office:value="61.3333333333333" calcext:value-type="float">
            <text:p>61.3</text:p>
          </table:table-cell>
          <table:table-cell table:style-name="ce5" table:formula="of:=AVERAGE([.C62:.C76])" office:value-type="float" office:value="0.266666666666667" calcext:value-type="float">
            <text:p>0.3</text:p>
          </table:table-cell>
        </table:table-row>
        <table:table-row table:style-name="ro1">
          <table:table-cell table:style-name="ce1" office:value-type="date" office:date-value="2020-03-15" calcext:value-type="date">
            <text:p>03/15/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" calcext:value-type="float">
            <text:p>2</text:p>
          </table:table-cell>
          <table:table-cell table:formula="of:=[.C77]/[.B77]" office:value-type="percentage" office:value="0.028169014084507" calcext:value-type="percentage">
            <text:p>3%</text:p>
          </table:table-cell>
          <table:table-cell table:style-name="ce5" table:formula="of:=AVERAGE([.B63:.B77])" office:value-type="float" office:value="65.5333333333333" calcext:value-type="float">
            <text:p>65.5</text:p>
          </table:table-cell>
          <table:table-cell table:style-name="ce5" table:formula="of:=AVERAGE([.C63:.C77])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date" office:date-value="2020-03-16" calcext:value-type="date">
            <text:p>03/16/2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" calcext:value-type="float">
            <text:p>2</text:p>
          </table:table-cell>
          <table:table-cell table:formula="of:=[.C78]/[.B78]" office:value-type="percentage" office:value="0.0289855072463768" calcext:value-type="percentage">
            <text:p>3%</text:p>
          </table:table-cell>
          <table:table-cell table:style-name="ce5" table:formula="of:=AVERAGE([.B64:.B78])" office:value-type="float" office:value="69.9333333333333" calcext:value-type="float">
            <text:p>69.9</text:p>
          </table:table-cell>
          <table:table-cell table:style-name="ce5" table:formula="of:=AVERAGE([.C64:.C78])" office:value-type="float" office:value="0.533333333333333" calcext:value-type="float">
            <text:p>0.5</text:p>
          </table:table-cell>
        </table:table-row>
        <table:table-row table:style-name="ro1">
          <table:table-cell table:style-name="ce1" office:value-type="date" office:date-value="2020-03-17" calcext:value-type="date">
            <text:p>03/17/2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" calcext:value-type="float">
            <text:p>1</text:p>
          </table:table-cell>
          <table:table-cell table:formula="of:=[.C79]/[.B79]" office:value-type="percentage" office:value="0.0120481927710843" calcext:value-type="percentage">
            <text:p>1%</text:p>
          </table:table-cell>
          <table:table-cell table:style-name="ce5" table:formula="of:=AVERAGE([.B65:.B79])" office:value-type="float" office:value="75.4666666666667" calcext:value-type="float">
            <text:p>75.5</text:p>
          </table:table-cell>
          <table:table-cell table:style-name="ce5" table:formula="of:=AVERAGE([.C65:.C79])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date" office:date-value="2020-03-18" calcext:value-type="date">
            <text:p>03/18/2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" calcext:value-type="float">
            <text:p>6</text:p>
          </table:table-cell>
          <table:table-cell table:formula="of:=[.C80]/[.B80]" office:value-type="percentage" office:value="0.0504201680672269" calcext:value-type="percentage">
            <text:p>5%</text:p>
          </table:table-cell>
          <table:table-cell table:style-name="ce5" table:formula="of:=AVERAGE([.B66:.B80])" office:value-type="float" office:value="83.0666666666667" calcext:value-type="float">
            <text:p>83.1</text:p>
          </table:table-cell>
          <table:table-cell table:style-name="ce5" table:formula="of:=AVERAGE([.C66:.C80])" office:value-type="float" office:value="1" calcext:value-type="float">
            <text:p>1.0</text:p>
          </table:table-cell>
        </table:table-row>
        <table:table-row table:style-name="ro1">
          <table:table-cell table:style-name="ce1" office:value-type="date" office:date-value="2020-03-19" calcext:value-type="date">
            <text:p>03/19/2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8" calcext:value-type="float">
            <text:p>8</text:p>
          </table:table-cell>
          <table:table-cell table:formula="of:=[.C81]/[.B81]" office:value-type="percentage" office:value="0.0551724137931034" calcext:value-type="percentage">
            <text:p>6%</text:p>
          </table:table-cell>
          <table:table-cell table:style-name="ce5" table:formula="of:=AVERAGE([.B67:.B81])" office:value-type="float" office:value="91.8666666666667" calcext:value-type="float">
            <text:p>91.9</text:p>
          </table:table-cell>
          <table:table-cell table:style-name="ce5" table:formula="of:=AVERAGE([.C67:.C81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3-20" calcext:value-type="date">
            <text:p>03/20/2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9" calcext:value-type="float">
            <text:p>9</text:p>
          </table:table-cell>
          <table:table-cell table:formula="of:=[.C82]/[.B82]" office:value-type="percentage" office:value="0.0629370629370629" calcext:value-type="percentage">
            <text:p>6%</text:p>
          </table:table-cell>
          <table:table-cell table:style-name="ce5" table:formula="of:=AVERAGE([.B68:.B82])" office:value-type="float" office:value="99.4" calcext:value-type="float">
            <text:p>99.4</text:p>
          </table:table-cell>
          <table:table-cell table:style-name="ce5" table:formula="of:=AVERAGE([.C68:.C82])" office:value-type="float" office:value="2.13333333333333" calcext:value-type="float">
            <text:p>2.1</text:p>
          </table:table-cell>
        </table:table-row>
        <table:table-row table:style-name="ro1">
          <table:table-cell table:style-name="ce1" office:value-type="date" office:date-value="2020-03-21" calcext:value-type="date">
            <text:p>03/21/2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" calcext:value-type="float">
            <text:p>8</text:p>
          </table:table-cell>
          <table:table-cell table:formula="of:=[.C83]/[.B83]" office:value-type="percentage" office:value="0.0444444444444444" calcext:value-type="percentage">
            <text:p>4%</text:p>
          </table:table-cell>
          <table:table-cell table:style-name="ce5" table:formula="of:=AVERAGE([.B69:.B83])" office:value-type="float" office:value="109.733333333333" calcext:value-type="float">
            <text:p>109.7</text:p>
          </table:table-cell>
          <table:table-cell table:style-name="ce5" table:formula="of:=AVERAGE([.C69:.C83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03-22" calcext:value-type="date">
            <text:p>03/22/2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1" calcext:value-type="float">
            <text:p>11</text:p>
          </table:table-cell>
          <table:table-cell table:formula="of:=[.C84]/[.B84]" office:value-type="percentage" office:value="0.0808823529411765" calcext:value-type="percentage">
            <text:p>8%</text:p>
          </table:table-cell>
          <table:table-cell table:style-name="ce5" table:formula="of:=AVERAGE([.B70:.B84])" office:value-type="float" office:value="114.866666666667" calcext:value-type="float">
            <text:p>114.9</text:p>
          </table:table-cell>
          <table:table-cell table:style-name="ce5" table:formula="of:=AVERAGE([.C70:.C84])" office:value-type="float" office:value="3.4" calcext:value-type="float">
            <text:p>3.4</text:p>
          </table:table-cell>
        </table:table-row>
        <table:table-row table:style-name="ro1">
          <table:table-cell table:style-name="ce1" office:value-type="date" office:date-value="2020-03-23" calcext:value-type="date">
            <text:p>03/23/2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" calcext:value-type="float">
            <text:p>11</text:p>
          </table:table-cell>
          <table:table-cell table:formula="of:=[.C85]/[.B85]" office:value-type="percentage" office:value="0.0932203389830509" calcext:value-type="percentage">
            <text:p>9%</text:p>
          </table:table-cell>
          <table:table-cell table:style-name="ce5" table:formula="of:=AVERAGE([.B71:.B85])" office:value-type="float" office:value="120.533333333333" calcext:value-type="float">
            <text:p>120.5</text:p>
          </table:table-cell>
          <table:table-cell table:style-name="ce5" table:formula="of:=AVERAGE([.C71:.C85])" office:value-type="float" office:value="4.13333333333333" calcext:value-type="float">
            <text:p>4.1</text:p>
          </table:table-cell>
        </table:table-row>
        <table:table-row table:style-name="ro1">
          <table:table-cell table:style-name="ce1" office:value-type="date" office:date-value="2020-03-24" calcext:value-type="date">
            <text:p>03/24/2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1" calcext:value-type="float">
            <text:p>21</text:p>
          </table:table-cell>
          <table:table-cell table:formula="of:=[.C86]/[.B86]" office:value-type="percentage" office:value="0.115384615384615" calcext:value-type="percentage">
            <text:p>12%</text:p>
          </table:table-cell>
          <table:table-cell table:style-name="ce5" table:formula="of:=AVERAGE([.B72:.B86])" office:value-type="float" office:value="129.6" calcext:value-type="float">
            <text:p>129.6</text:p>
          </table:table-cell>
          <table:table-cell table:style-name="ce5" table:formula="of:=AVERAGE([.C72:.C86])" office:value-type="float" office:value="5.53333333333333" calcext:value-type="float">
            <text:p>5.5</text:p>
          </table:table-cell>
        </table:table-row>
        <table:table-row table:style-name="ro1">
          <table:table-cell table:style-name="ce1" office:value-type="date" office:date-value="2020-03-25" calcext:value-type="date">
            <text:p>03/25/2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2" calcext:value-type="float">
            <text:p>22</text:p>
          </table:table-cell>
          <table:table-cell table:formula="of:=[.C87]/[.B87]" office:value-type="percentage" office:value="0.0956521739130435" calcext:value-type="percentage">
            <text:p>10%</text:p>
          </table:table-cell>
          <table:table-cell table:style-name="ce5" table:formula="of:=AVERAGE([.B73:.B87])" office:value-type="float" office:value="138.2" calcext:value-type="float">
            <text:p>138.2</text:p>
          </table:table-cell>
          <table:table-cell table:style-name="ce5" table:formula="of:=AVERAGE([.C73:.C87])" office:value-type="float" office:value="7" calcext:value-type="float">
            <text:p>7.0</text:p>
          </table:table-cell>
        </table:table-row>
        <table:table-row table:style-name="ro1">
          <table:table-cell table:style-name="ce1" office:value-type="date" office:date-value="2020-03-26" calcext:value-type="date">
            <text:p>03/26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1" calcext:value-type="float">
            <text:p>31</text:p>
          </table:table-cell>
          <table:table-cell table:formula="of:=[.C88]/[.B88]" office:value-type="percentage" office:value="0.0987261146496815" calcext:value-type="percentage">
            <text:p>10%</text:p>
          </table:table-cell>
          <table:table-cell table:style-name="ce5" table:formula="of:=AVERAGE([.B74:.B88])" office:value-type="float" office:value="152.6" calcext:value-type="float">
            <text:p>152.6</text:p>
          </table:table-cell>
          <table:table-cell table:style-name="ce5" table:formula="of:=AVERAGE([.C74:.C88])" office:value-type="float" office:value="9.06666666666667" calcext:value-type="float">
            <text:p>9.1</text:p>
          </table:table-cell>
        </table:table-row>
        <table:table-row table:style-name="ro1">
          <table:table-cell table:style-name="ce1" office:value-type="date" office:date-value="2020-03-27" calcext:value-type="date">
            <text:p>03/27/2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32" calcext:value-type="float">
            <text:p>32</text:p>
          </table:table-cell>
          <table:table-cell table:formula="of:=[.C89]/[.B89]" office:value-type="percentage" office:value="0.111888111888112" calcext:value-type="percentage">
            <text:p>11%</text:p>
          </table:table-cell>
          <table:table-cell table:style-name="ce5" table:formula="of:=AVERAGE([.B75:.B89])" office:value-type="float" office:value="158.6" calcext:value-type="float">
            <text:p>158.6</text:p>
          </table:table-cell>
          <table:table-cell table:style-name="ce5" table:formula="of:=AVERAGE([.C75:.C89])" office:value-type="float" office:value="11.0666666666667" calcext:value-type="float">
            <text:p>11.1</text:p>
          </table:table-cell>
        </table:table-row>
        <table:table-row table:style-name="ro1">
          <table:table-cell table:style-name="ce1" office:value-type="date" office:date-value="2020-03-28" calcext:value-type="date">
            <text:p>03/28/2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5" calcext:value-type="float">
            <text:p>35</text:p>
          </table:table-cell>
          <table:table-cell table:formula="of:=[.C90]/[.B90]" office:value-type="percentage" office:value="0.0958904109589041" calcext:value-type="percentage">
            <text:p>10%</text:p>
          </table:table-cell>
          <table:table-cell table:style-name="ce5" table:formula="of:=AVERAGE([.B76:.B90])" office:value-type="float" office:value="172.866666666667" calcext:value-type="float">
            <text:p>172.9</text:p>
          </table:table-cell>
          <table:table-cell table:style-name="ce5" table:formula="of:=AVERAGE([.C76:.C90])" office:value-type="float" office:value="13.3333333333333" calcext:value-type="float">
            <text:p>13.3</text:p>
          </table:table-cell>
        </table:table-row>
        <table:table-row table:style-name="ro1">
          <table:table-cell table:style-name="ce1" office:value-type="date" office:date-value="2020-03-29" calcext:value-type="date">
            <text:p>03/29/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8" calcext:value-type="float">
            <text:p>38</text:p>
          </table:table-cell>
          <table:table-cell table:formula="of:=[.C91]/[.B91]" office:value-type="percentage" office:value="0.126666666666667" calcext:value-type="percentage">
            <text:p>13%</text:p>
          </table:table-cell>
          <table:table-cell table:style-name="ce5" table:formula="of:=AVERAGE([.B77:.B91])" office:value-type="float" office:value="182.733333333333" calcext:value-type="float">
            <text:p>182.7</text:p>
          </table:table-cell>
          <table:table-cell table:style-name="ce5" table:formula="of:=AVERAGE([.C77:.C91])" office:value-type="float" office:value="15.8" calcext:value-type="float">
            <text:p>15.8</text:p>
          </table:table-cell>
        </table:table-row>
        <table:table-row table:style-name="ro1">
          <table:table-cell table:style-name="ce1" office:value-type="date" office:date-value="2020-03-30" calcext:value-type="date">
            <text:p>03/30/20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5" calcext:value-type="float">
            <text:p>45</text:p>
          </table:table-cell>
          <table:table-cell table:formula="of:=[.C92]/[.B92]" office:value-type="percentage" office:value="0.160714285714286" calcext:value-type="percentage">
            <text:p>16%</text:p>
          </table:table-cell>
          <table:table-cell table:style-name="ce5" table:formula="of:=AVERAGE([.B78:.B92])" office:value-type="float" office:value="196.666666666667" calcext:value-type="float">
            <text:p>196.7</text:p>
          </table:table-cell>
          <table:table-cell table:style-name="ce5" table:formula="of:=AVERAGE([.C78:.C92])" office:value-type="float" office:value="18.6666666666667" calcext:value-type="float">
            <text:p>18.7</text:p>
          </table:table-cell>
        </table:table-row>
        <table:table-row table:style-name="ro1">
          <table:table-cell table:style-name="ce1" office:value-type="date" office:date-value="2020-03-31" calcext:value-type="date">
            <text:p>03/31/2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48" calcext:value-type="float">
            <text:p>48</text:p>
          </table:table-cell>
          <table:table-cell table:formula="of:=[.C93]/[.B93]" office:value-type="percentage" office:value="0.115384615384615" calcext:value-type="percentage">
            <text:p>12%</text:p>
          </table:table-cell>
          <table:table-cell table:style-name="ce5" table:formula="of:=AVERAGE([.B79:.B93])" office:value-type="float" office:value="219.8" calcext:value-type="float">
            <text:p>219.8</text:p>
          </table:table-cell>
          <table:table-cell table:style-name="ce5" table:formula="of:=AVERAGE([.C79:.C93])" office:value-type="float" office:value="21.7333333333333" calcext:value-type="float">
            <text:p>21.7</text:p>
          </table:table-cell>
        </table:table-row>
        <table:table-row table:style-name="ro1">
          <table:table-cell table:style-name="ce1" office:value-type="date" office:date-value="2020-04-01" calcext:value-type="date">
            <text:p>04/01/2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3" calcext:value-type="float">
            <text:p>53</text:p>
          </table:table-cell>
          <table:table-cell table:formula="of:=[.C94]/[.B94]" office:value-type="percentage" office:value="0.111578947368421" calcext:value-type="percentage">
            <text:p>11%</text:p>
          </table:table-cell>
          <table:table-cell table:style-name="ce5" table:formula="of:=AVERAGE([.B80:.B94])" office:value-type="float" office:value="245.933333333333" calcext:value-type="float">
            <text:p>245.9</text:p>
          </table:table-cell>
          <table:table-cell table:style-name="ce5" table:formula="of:=AVERAGE([.C80:.C94])" office:value-type="float" office:value="25.2" calcext:value-type="float">
            <text:p>25.2</text:p>
          </table:table-cell>
        </table:table-row>
        <table:table-row table:style-name="ro1">
          <table:table-cell table:style-name="ce1" office:value-type="date" office:date-value="2020-04-02" calcext:value-type="date">
            <text:p>04/02/2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0" calcext:value-type="float">
            <text:p>70</text:p>
          </table:table-cell>
          <table:table-cell table:formula="of:=[.C95]/[.B95]" office:value-type="percentage" office:value="0.1440329218107" calcext:value-type="percentage">
            <text:p>14%</text:p>
          </table:table-cell>
          <table:table-cell table:style-name="ce5" table:formula="of:=AVERAGE([.B81:.B95])" office:value-type="float" office:value="270.4" calcext:value-type="float">
            <text:p>270.4</text:p>
          </table:table-cell>
          <table:table-cell table:style-name="ce5" table:formula="of:=AVERAGE([.C81:.C95])" office:value-type="float" office:value="29.4666666666667" calcext:value-type="float">
            <text:p>29.5</text:p>
          </table:table-cell>
        </table:table-row>
        <table:table-row table:style-name="ro1">
          <table:table-cell table:style-name="ce1" office:value-type="date" office:date-value="2020-04-03" calcext:value-type="date">
            <text:p>04/03/2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0" calcext:value-type="float">
            <text:p>80</text:p>
          </table:table-cell>
          <table:table-cell table:formula="of:=[.C96]/[.B96]" office:value-type="percentage" office:value="0.144404332129964" calcext:value-type="percentage">
            <text:p>14%</text:p>
          </table:table-cell>
          <table:table-cell table:style-name="ce5" table:formula="of:=AVERAGE([.B82:.B96])" office:value-type="float" office:value="297.666666666667" calcext:value-type="float">
            <text:p>297.7</text:p>
          </table:table-cell>
          <table:table-cell table:style-name="ce5" table:formula="of:=AVERAGE([.C82:.C96])" office:value-type="float" office:value="34.2666666666667" calcext:value-type="float">
            <text:p>34.3</text:p>
          </table:table-cell>
        </table:table-row>
        <table:table-row table:style-name="ro1">
          <table:table-cell table:style-name="ce1" office:value-type="date" office:date-value="2020-04-04" calcext:value-type="date">
            <text:p>04/04/2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70" calcext:value-type="float">
            <text:p>70</text:p>
          </table:table-cell>
          <table:table-cell table:formula="of:=[.C97]/[.B97]" office:value-type="percentage" office:value="0.116472545757072" calcext:value-type="percentage">
            <text:p>12%</text:p>
          </table:table-cell>
          <table:table-cell table:style-name="ce5" table:formula="of:=AVERAGE([.B83:.B97])" office:value-type="float" office:value="328.2" calcext:value-type="float">
            <text:p>328.2</text:p>
          </table:table-cell>
          <table:table-cell table:style-name="ce5" table:formula="of:=AVERAGE([.C83:.C97])" office:value-type="float" office:value="38.3333333333333" calcext:value-type="float">
            <text:p>38.3</text:p>
          </table:table-cell>
        </table:table-row>
        <table:table-row table:style-name="ro1">
          <table:table-cell table:style-name="ce1" office:value-type="date" office:date-value="2020-04-05" calcext:value-type="date">
            <text:p>04/05/2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85" calcext:value-type="float">
            <text:p>85</text:p>
          </table:table-cell>
          <table:table-cell table:formula="of:=[.C98]/[.B98]" office:value-type="percentage" office:value="0.238095238095238" calcext:value-type="percentage">
            <text:p>24%</text:p>
          </table:table-cell>
          <table:table-cell table:style-name="ce5" table:formula="of:=AVERAGE([.B84:.B98])" office:value-type="float" office:value="340" calcext:value-type="float">
            <text:p>340.0</text:p>
          </table:table-cell>
          <table:table-cell table:style-name="ce5" table:formula="of:=AVERAGE([.C84:.C98])" office:value-type="float" office:value="43.4666666666667" calcext:value-type="float">
            <text:p>43.5</text:p>
          </table:table-cell>
        </table:table-row>
        <table:table-row table:style-name="ro1">
          <table:table-cell table:style-name="ce1" office:value-type="date" office:date-value="2020-04-06" calcext:value-type="date">
            <text:p>04/06/2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0" calcext:value-type="float">
            <text:p>90</text:p>
          </table:table-cell>
          <table:table-cell table:formula="of:=[.C99]/[.B99]" office:value-type="percentage" office:value="0.264705882352941" calcext:value-type="percentage">
            <text:p>26%</text:p>
          </table:table-cell>
          <table:table-cell table:style-name="ce5" table:formula="of:=AVERAGE([.B85:.B99])" office:value-type="float" office:value="353.6" calcext:value-type="float">
            <text:p>353.6</text:p>
          </table:table-cell>
          <table:table-cell table:style-name="ce5" table:formula="of:=AVERAGE([.C85:.C99])" office:value-type="float" office:value="48.7333333333333" calcext:value-type="float">
            <text:p>48.7</text:p>
          </table:table-cell>
        </table:table-row>
        <table:table-row table:style-name="ro1">
          <table:table-cell table:style-name="ce1" office:value-type="date" office:date-value="2020-04-07" calcext:value-type="date">
            <text:p>04/07/2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84" calcext:value-type="float">
            <text:p>84</text:p>
          </table:table-cell>
          <table:table-cell table:formula="of:=[.C100]/[.B100]" office:value-type="percentage" office:value="0.215938303341902" calcext:value-type="percentage">
            <text:p>22%</text:p>
          </table:table-cell>
          <table:table-cell table:style-name="ce5" table:formula="of:=AVERAGE([.B86:.B100])" office:value-type="float" office:value="371.666666666667" calcext:value-type="float">
            <text:p>371.7</text:p>
          </table:table-cell>
          <table:table-cell table:style-name="ce5" table:formula="of:=AVERAGE([.C86:.C100])" office:value-type="float" office:value="53.6" calcext:value-type="float">
            <text:p>53.6</text:p>
          </table:table-cell>
        </table:table-row>
        <table:table-row table:style-name="ro1">
          <table:table-cell table:style-name="ce1" office:value-type="date" office:date-value="2020-04-08" calcext:value-type="date">
            <text:p>04/08/2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15" calcext:value-type="float">
            <text:p>115</text:p>
          </table:table-cell>
          <table:table-cell table:formula="of:=[.C101]/[.B101]" office:value-type="percentage" office:value="0.155826558265583" calcext:value-type="percentage">
            <text:p>16%</text:p>
          </table:table-cell>
          <table:table-cell table:style-name="ce5" table:formula="of:=AVERAGE([.B87:.B101])" office:value-type="float" office:value="408.733333333333" calcext:value-type="float">
            <text:p>408.7</text:p>
          </table:table-cell>
          <table:table-cell table:style-name="ce5" table:formula="of:=AVERAGE([.C87:.C101])" office:value-type="float" office:value="59.8666666666667" calcext:value-type="float">
            <text:p>59.9</text:p>
          </table:table-cell>
        </table:table-row>
        <table:table-row table:style-name="ro1">
          <table:table-cell table:style-name="ce1" office:value-type="date" office:date-value="2020-04-09" calcext:value-type="date">
            <text:p>04/09/2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86" calcext:value-type="float">
            <text:p>86</text:p>
          </table:table-cell>
          <table:table-cell table:formula="of:=[.C102]/[.B102]" office:value-type="percentage" office:value="0.131498470948012" calcext:value-type="percentage">
            <text:p>13%</text:p>
          </table:table-cell>
          <table:table-cell table:style-name="ce5" table:formula="of:=AVERAGE([.B88:.B102])" office:value-type="float" office:value="437" calcext:value-type="float">
            <text:p>437.0</text:p>
          </table:table-cell>
          <table:table-cell table:style-name="ce5" table:formula="of:=AVERAGE([.C88:.C102])" office:value-type="float" office:value="64.1333333333333" calcext:value-type="float">
            <text:p>64.1</text:p>
          </table:table-cell>
        </table:table-row>
        <table:table-row table:style-name="ro1">
          <table:table-cell table:style-name="ce1" office:value-type="date" office:date-value="2020-04-10" calcext:value-type="date">
            <text:p>04/10/2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90" calcext:value-type="float">
            <text:p>90</text:p>
          </table:table-cell>
          <table:table-cell table:formula="of:=[.C103]/[.B103]" office:value-type="percentage" office:value="0.13953488372093" calcext:value-type="percentage">
            <text:p>14%</text:p>
          </table:table-cell>
          <table:table-cell table:style-name="ce5" table:formula="of:=AVERAGE([.B89:.B103])" office:value-type="float" office:value="459.066666666667" calcext:value-type="float">
            <text:p>459.1</text:p>
          </table:table-cell>
          <table:table-cell table:style-name="ce5" table:formula="of:=AVERAGE([.C89:.C103])" office:value-type="float" office:value="68.0666666666667" calcext:value-type="float">
            <text:p>68.1</text:p>
          </table:table-cell>
        </table:table-row>
        <table:table-row table:style-name="ro1">
          <table:table-cell table:style-name="ce1" office:value-type="date" office:date-value="2020-04-11" calcext:value-type="date">
            <text:p>04/11/2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02" calcext:value-type="float">
            <text:p>102</text:p>
          </table:table-cell>
          <table:table-cell table:formula="of:=[.C104]/[.B104]" office:value-type="percentage" office:value="0.224669603524229" calcext:value-type="percentage">
            <text:p>22%</text:p>
          </table:table-cell>
          <table:table-cell table:style-name="ce5" table:formula="of:=AVERAGE([.B90:.B104])" office:value-type="float" office:value="470.266666666667" calcext:value-type="float">
            <text:p>470.3</text:p>
          </table:table-cell>
          <table:table-cell table:style-name="ce5" table:formula="of:=AVERAGE([.C90:.C104])" office:value-type="float" office:value="72.7333333333333" calcext:value-type="float">
            <text:p>72.7</text:p>
          </table:table-cell>
        </table:table-row>
        <table:table-row table:style-name="ro1">
          <table:table-cell table:style-name="ce1" office:value-type="date" office:date-value="2020-04-12" calcext:value-type="date">
            <text:p>04/12/2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97" calcext:value-type="float">
            <text:p>97</text:p>
          </table:table-cell>
          <table:table-cell table:formula="of:=[.C105]/[.B105]" office:value-type="percentage" office:value="0.245569620253165" calcext:value-type="percentage">
            <text:p>25%</text:p>
          </table:table-cell>
          <table:table-cell table:style-name="ce5" table:formula="of:=AVERAGE([.B91:.B105])" office:value-type="float" office:value="472.266666666667" calcext:value-type="float">
            <text:p>472.3</text:p>
          </table:table-cell>
          <table:table-cell table:style-name="ce5" table:formula="of:=AVERAGE([.C91:.C105])" office:value-type="float" office:value="76.8666666666667" calcext:value-type="float">
            <text:p>76.9</text:p>
          </table:table-cell>
        </table:table-row>
        <table:table-row table:style-name="ro1">
          <table:table-cell table:style-name="ce1" office:value-type="date" office:date-value="2020-04-13" calcext:value-type="date">
            <text:p>04/13/2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84" calcext:value-type="float">
            <text:p>84</text:p>
          </table:table-cell>
          <table:table-cell table:formula="of:=[.C106]/[.B106]" office:value-type="percentage" office:value="0.181034482758621" calcext:value-type="percentage">
            <text:p>18%</text:p>
          </table:table-cell>
          <table:table-cell table:style-name="ce5" table:formula="of:=AVERAGE([.B92:.B106])" office:value-type="float" office:value="483.2" calcext:value-type="float">
            <text:p>483.2</text:p>
          </table:table-cell>
          <table:table-cell table:style-name="ce5" table:formula="of:=AVERAGE([.C92:.C106])" office:value-type="float" office:value="79.9333333333333" calcext:value-type="float">
            <text:p>79.9</text:p>
          </table:table-cell>
        </table:table-row>
        <table:table-row table:style-name="ro1">
          <table:table-cell table:style-name="ce1" office:value-type="date" office:date-value="2020-04-14" calcext:value-type="date">
            <text:p>04/14/2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2" calcext:value-type="float">
            <text:p>92</text:p>
          </table:table-cell>
          <table:table-cell table:formula="of:=[.C107]/[.B107]" office:value-type="percentage" office:value="0.210526315789474" calcext:value-type="percentage">
            <text:p>21%</text:p>
          </table:table-cell>
          <table:table-cell table:style-name="ce5" table:formula="of:=AVERAGE([.B93:.B107])" office:value-type="float" office:value="493.666666666667" calcext:value-type="float">
            <text:p>493.7</text:p>
          </table:table-cell>
          <table:table-cell table:style-name="ce5" table:formula="of:=AVERAGE([.C93:.C107])" office:value-type="float" office:value="83.0666666666667" calcext:value-type="float">
            <text:p>83.1</text:p>
          </table:table-cell>
        </table:table-row>
        <table:table-row table:style-name="ro1">
          <table:table-cell table:style-name="ce1" office:value-type="date" office:date-value="2020-04-15" calcext:value-type="date">
            <text:p>04/15/2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15" calcext:value-type="float">
            <text:p>115</text:p>
          </table:table-cell>
          <table:table-cell table:formula="of:=[.C108]/[.B108]" office:value-type="percentage" office:value="0.240083507306889" calcext:value-type="percentage">
            <text:p>24%</text:p>
          </table:table-cell>
          <table:table-cell table:style-name="ce5" table:formula="of:=AVERAGE([.B94:.B108])" office:value-type="float" office:value="497.866666666667" calcext:value-type="float">
            <text:p>497.9</text:p>
          </table:table-cell>
          <table:table-cell table:style-name="ce5" table:formula="of:=AVERAGE([.C94:.C108])" office:value-type="float" office:value="87.5333333333333" calcext:value-type="float">
            <text:p>87.5</text:p>
          </table:table-cell>
        </table:table-row>
        <table:table-row table:style-name="ro1">
          <table:table-cell table:style-name="ce1" office:value-type="date" office:date-value="2020-04-16" calcext:value-type="date">
            <text:p>04/16/2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111" calcext:value-type="float">
            <text:p>111</text:p>
          </table:table-cell>
          <table:table-cell table:formula="of:=[.C109]/[.B109]" office:value-type="percentage" office:value="0.183774834437086" calcext:value-type="percentage">
            <text:p>18%</text:p>
          </table:table-cell>
          <table:table-cell table:style-name="ce5" table:formula="of:=AVERAGE([.B95:.B109])" office:value-type="float" office:value="506.466666666667" calcext:value-type="float">
            <text:p>506.5</text:p>
          </table:table-cell>
          <table:table-cell table:style-name="ce5" table:formula="of:=AVERAGE([.C95:.C109])" office:value-type="float" office:value="91.4" calcext:value-type="float">
            <text:p>91.4</text:p>
          </table:table-cell>
        </table:table-row>
        <table:table-row table:style-name="ro1">
          <table:table-cell table:style-name="ce1" office:value-type="date" office:date-value="2020-04-17" calcext:value-type="date">
            <text:p>04/17/2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83" calcext:value-type="float">
            <text:p>83</text:p>
          </table:table-cell>
          <table:table-cell table:formula="of:=[.C110]/[.B110]" office:value-type="percentage" office:value="0.13322632423756" calcext:value-type="percentage">
            <text:p>13%</text:p>
          </table:table-cell>
          <table:table-cell table:style-name="ce5" table:formula="of:=AVERAGE([.B96:.B110])" office:value-type="float" office:value="515.6" calcext:value-type="float">
            <text:p>515.6</text:p>
          </table:table-cell>
          <table:table-cell table:style-name="ce5" table:formula="of:=AVERAGE([.C96:.C110])" office:value-type="float" office:value="92.2666666666667" calcext:value-type="float">
            <text:p>92.3</text:p>
          </table:table-cell>
        </table:table-row>
        <table:table-row table:style-name="ro1">
          <table:table-cell table:style-name="ce1" office:value-type="date" office:date-value="2020-04-18" calcext:value-type="date">
            <text:p>04/18/2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6" calcext:value-type="float">
            <text:p>86</text:p>
          </table:table-cell>
          <table:table-cell table:formula="of:=[.C111]/[.B111]" office:value-type="percentage" office:value="0.125" calcext:value-type="percentage">
            <text:p>13%</text:p>
          </table:table-cell>
          <table:table-cell table:style-name="ce5" table:formula="of:=AVERAGE([.B97:.B111])" office:value-type="float" office:value="524.533333333333" calcext:value-type="float">
            <text:p>524.5</text:p>
          </table:table-cell>
          <table:table-cell table:style-name="ce5" table:formula="of:=AVERAGE([.C97:.C111])" office:value-type="float" office:value="92.6666666666667" calcext:value-type="float">
            <text:p>92.7</text:p>
          </table:table-cell>
        </table:table-row>
        <table:table-row table:style-name="ro1">
          <table:table-cell table:style-name="ce1" office:value-type="date" office:date-value="2020-04-19" calcext:value-type="date">
            <text:p>04/19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87" calcext:value-type="float">
            <text:p>87</text:p>
          </table:table-cell>
          <table:table-cell table:formula="of:=[.C112]/[.B112]" office:value-type="percentage" office:value="0.163533834586466" calcext:value-type="percentage">
            <text:p>16%</text:p>
          </table:table-cell>
          <table:table-cell table:style-name="ce5" table:formula="of:=AVERAGE([.B98:.B112])" office:value-type="float" office:value="519.933333333333" calcext:value-type="float">
            <text:p>519.9</text:p>
          </table:table-cell>
          <table:table-cell table:style-name="ce5" table:formula="of:=AVERAGE([.C98:.C112])" office:value-type="float" office:value="93.8" calcext:value-type="float">
            <text:p>93.8</text:p>
          </table:table-cell>
        </table:table-row>
        <table:table-row table:style-name="ro1">
          <table:table-cell table:style-name="ce1" office:value-type="date" office:date-value="2020-04-20" calcext:value-type="date">
            <text:p>04/20/2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5" calcext:value-type="float">
            <text:p>85</text:p>
          </table:table-cell>
          <table:table-cell table:formula="of:=[.C113]/[.B113]" office:value-type="percentage" office:value="0.219072164948454" calcext:value-type="percentage">
            <text:p>22%</text:p>
          </table:table-cell>
          <table:table-cell table:style-name="ce5" table:formula="of:=AVERAGE([.B99:.B113])" office:value-type="float" office:value="522" calcext:value-type="float">
            <text:p>522.0</text:p>
          </table:table-cell>
          <table:table-cell table:style-name="ce5" table:formula="of:=AVERAGE([.C99:.C113])" office:value-type="float" office:value="93.8" calcext:value-type="float">
            <text:p>93.8</text:p>
          </table:table-cell>
        </table:table-row>
        <table:table-row table:style-name="ro1">
          <table:table-cell table:style-name="ce1" office:value-type="date" office:date-value="2020-04-21" calcext:value-type="date">
            <text:p>04/21/2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62" calcext:value-type="float">
            <text:p>62</text:p>
          </table:table-cell>
          <table:table-cell table:formula="of:=[.C114]/[.B114]" office:value-type="percentage" office:value="0.134490238611714" calcext:value-type="percentage">
            <text:p>13%</text:p>
          </table:table-cell>
          <table:table-cell table:style-name="ce5" table:formula="of:=AVERAGE([.B100:.B114])" office:value-type="float" office:value="530.066666666667" calcext:value-type="float">
            <text:p>530.1</text:p>
          </table:table-cell>
          <table:table-cell table:style-name="ce5" table:formula="of:=AVERAGE([.C100:.C114])" office:value-type="float" office:value="91.9333333333333" calcext:value-type="float">
            <text:p>91.9</text:p>
          </table:table-cell>
        </table:table-row>
        <table:table-row table:style-name="ro1">
          <table:table-cell table:style-name="ce1" office:value-type="date" office:date-value="2020-04-22" calcext:value-type="date">
            <text:p>04/22/2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77" calcext:value-type="float">
            <text:p>77</text:p>
          </table:table-cell>
          <table:table-cell table:formula="of:=[.C115]/[.B115]" office:value-type="percentage" office:value="0.108910891089109" calcext:value-type="percentage">
            <text:p>11%</text:p>
          </table:table-cell>
          <table:table-cell table:style-name="ce5" table:formula="of:=AVERAGE([.B101:.B115])" office:value-type="float" office:value="551.266666666667" calcext:value-type="float">
            <text:p>551.3</text:p>
          </table:table-cell>
          <table:table-cell table:style-name="ce5" table:formula="of:=AVERAGE([.C101:.C115])" office:value-type="float" office:value="91.4666666666667" calcext:value-type="float">
            <text:p>91.5</text:p>
          </table:table-cell>
        </table:table-row>
        <table:table-row table:style-name="ro1">
          <table:table-cell table:style-name="ce1" office:value-type="date" office:date-value="2020-04-23" calcext:value-type="date">
            <text:p>04/23/20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86" calcext:value-type="float">
            <text:p>86</text:p>
          </table:table-cell>
          <table:table-cell table:formula="of:=[.C116]/[.B116]" office:value-type="percentage" office:value="0.119113573407202" calcext:value-type="percentage">
            <text:p>12%</text:p>
          </table:table-cell>
          <table:table-cell table:style-name="ce5" table:formula="of:=AVERAGE([.B102:.B116])" office:value-type="float" office:value="550.2" calcext:value-type="float">
            <text:p>550.2</text:p>
          </table:table-cell>
          <table:table-cell table:style-name="ce5" table:formula="of:=AVERAGE([.C102:.C116])" office:value-type="float" office:value="89.5333333333333" calcext:value-type="float">
            <text:p>89.5</text:p>
          </table:table-cell>
        </table:table-row>
        <table:table-row table:style-name="ro1">
          <table:table-cell table:style-name="ce1" office:value-type="date" office:date-value="2020-04-24" calcext:value-type="date">
            <text:p>04/24/2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89" calcext:value-type="float">
            <text:p>89</text:p>
          </table:table-cell>
          <table:table-cell table:formula="of:=[.C117]/[.B117]" office:value-type="percentage" office:value="0.117414248021108" calcext:value-type="percentage">
            <text:p>12%</text:p>
          </table:table-cell>
          <table:table-cell table:style-name="ce5" table:formula="of:=AVERAGE([.B103:.B117])" office:value-type="float" office:value="557.133333333333" calcext:value-type="float">
            <text:p>557.1</text:p>
          </table:table-cell>
          <table:table-cell table:style-name="ce5" table:formula="of:=AVERAGE([.C103:.C117])" office:value-type="float" office:value="89.7333333333333" calcext:value-type="float">
            <text:p>89.7</text:p>
          </table:table-cell>
        </table:table-row>
        <table:table-row table:style-name="ro1">
          <table:table-cell table:style-name="ce1" office:value-type="date" office:date-value="2020-04-25" calcext:value-type="date">
            <text:p>04/25/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3" calcext:value-type="float">
            <text:p>73</text:p>
          </table:table-cell>
          <table:table-cell table:formula="of:=[.C118]/[.B118]" office:value-type="percentage" office:value="0.0935897435897436" calcext:value-type="percentage">
            <text:p>9%</text:p>
          </table:table-cell>
          <table:table-cell table:style-name="ce5" table:formula="of:=AVERAGE([.B104:.B118])" office:value-type="float" office:value="566.133333333333" calcext:value-type="float">
            <text:p>566.1</text:p>
          </table:table-cell>
          <table:table-cell table:style-name="ce5" table:formula="of:=AVERAGE([.C104:.C118])" office:value-type="float" office:value="88.6" calcext:value-type="float">
            <text:p>88.6</text:p>
          </table:table-cell>
        </table:table-row>
        <table:table-row table:style-name="ro1">
          <table:table-cell table:style-name="ce1" office:value-type="date" office:date-value="2020-04-26" calcext:value-type="date">
            <text:p>04/26/2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74" calcext:value-type="float">
            <text:p>74</text:p>
          </table:table-cell>
          <table:table-cell table:formula="of:=[.C119]/[.B119]" office:value-type="percentage" office:value="0.156448202959831" calcext:value-type="percentage">
            <text:p>16%</text:p>
          </table:table-cell>
          <table:table-cell table:style-name="ce5" table:formula="of:=AVERAGE([.B105:.B119])" office:value-type="float" office:value="567.4" calcext:value-type="float">
            <text:p>567.4</text:p>
          </table:table-cell>
          <table:table-cell table:style-name="ce5" table:formula="of:=AVERAGE([.C105:.C119])" office:value-type="float" office:value="86.7333333333333" calcext:value-type="float">
            <text:p>86.7</text:p>
          </table:table-cell>
        </table:table-row>
        <table:table-row table:style-name="ro1">
          <table:table-cell table:style-name="ce1" office:value-type="date" office:date-value="2020-04-27" calcext:value-type="date">
            <text:p>04/27/2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4" calcext:value-type="float">
            <text:p>74</text:p>
          </table:table-cell>
          <table:table-cell table:formula="of:=[.C120]/[.B120]" office:value-type="percentage" office:value="0.246666666666667" calcext:value-type="percentage">
            <text:p>25%</text:p>
          </table:table-cell>
          <table:table-cell table:style-name="ce5" table:formula="of:=AVERAGE([.B106:.B120])" office:value-type="float" office:value="561.066666666667" calcext:value-type="float">
            <text:p>561.1</text:p>
          </table:table-cell>
          <table:table-cell table:style-name="ce5" table:formula="of:=AVERAGE([.C106:.C120])" office:value-type="float" office:value="85.2" calcext:value-type="float">
            <text:p>85.2</text:p>
          </table:table-cell>
        </table:table-row>
        <table:table-row table:style-name="ro1">
          <table:table-cell table:style-name="ce1" office:value-type="date" office:date-value="2020-04-28" calcext:value-type="date">
            <text:p>04/28/2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83" calcext:value-type="float">
            <text:p>83</text:p>
          </table:table-cell>
          <table:table-cell table:formula="of:=[.C121]/[.B121]" office:value-type="percentage" office:value="0.147424511545293" calcext:value-type="percentage">
            <text:p>15%</text:p>
          </table:table-cell>
          <table:table-cell table:style-name="ce5" table:formula="of:=AVERAGE([.B107:.B121])" office:value-type="float" office:value="567.666666666667" calcext:value-type="float">
            <text:p>567.7</text:p>
          </table:table-cell>
          <table:table-cell table:style-name="ce5" table:formula="of:=AVERAGE([.C107:.C121])" office:value-type="float" office:value="85.1333333333333" calcext:value-type="float">
            <text:p>85.1</text:p>
          </table:table-cell>
        </table:table-row>
        <table:table-row table:style-name="ro1">
          <table:table-cell table:style-name="ce1" office:value-type="date" office:date-value="2020-04-29" calcext:value-type="date">
            <text:p>04/29/2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83" calcext:value-type="float">
            <text:p>83</text:p>
          </table:table-cell>
          <table:table-cell table:formula="of:=[.C122]/[.B122]" office:value-type="percentage" office:value="0.111859838274933" calcext:value-type="percentage">
            <text:p>11%</text:p>
          </table:table-cell>
          <table:table-cell table:style-name="ce5" table:formula="of:=AVERAGE([.B108:.B122])" office:value-type="float" office:value="588" calcext:value-type="float">
            <text:p>588.0</text:p>
          </table:table-cell>
          <table:table-cell table:style-name="ce5" table:formula="of:=AVERAGE([.C108:.C122])" office:value-type="float" office:value="84.5333333333333" calcext:value-type="float">
            <text:p>84.5</text:p>
          </table:table-cell>
        </table:table-row>
        <table:table-row table:style-name="ro1">
          <table:table-cell table:style-name="ce1" office:value-type="date" office:date-value="2020-04-30" calcext:value-type="date">
            <text:p>04/30/2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78" calcext:value-type="float">
            <text:p>78</text:p>
          </table:table-cell>
          <table:table-cell table:formula="of:=[.C123]/[.B123]" office:value-type="percentage" office:value="0.097622027534418" calcext:value-type="percentage">
            <text:p>10%</text:p>
          </table:table-cell>
          <table:table-cell table:style-name="ce5" table:formula="of:=AVERAGE([.B109:.B123])" office:value-type="float" office:value="609.333333333333" calcext:value-type="float">
            <text:p>609.3</text:p>
          </table:table-cell>
          <table:table-cell table:style-name="ce5" table:formula="of:=AVERAGE([.C109:.C123])" office:value-type="float" office:value="82.0666666666667" calcext:value-type="float">
            <text:p>82.1</text:p>
          </table:table-cell>
        </table:table-row>
        <table:table-row table:style-name="ro1">
          <table:table-cell table:style-name="ce1" office:value-type="date" office:date-value="2020-05-01" calcext:value-type="date">
            <text:p>05/01/2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78" calcext:value-type="float">
            <text:p>78</text:p>
          </table:table-cell>
          <table:table-cell table:formula="of:=[.C124]/[.B124]" office:value-type="percentage" office:value="0.122641509433962" calcext:value-type="percentage">
            <text:p>12%</text:p>
          </table:table-cell>
          <table:table-cell table:style-name="ce5" table:formula="of:=AVERAGE([.B110:.B124])" office:value-type="float" office:value="611.466666666667" calcext:value-type="float">
            <text:p>611.5</text:p>
          </table:table-cell>
          <table:table-cell table:style-name="ce5" table:formula="of:=AVERAGE([.C110:.C124])" office:value-type="float" office:value="79.8666666666667" calcext:value-type="float">
            <text:p>79.9</text:p>
          </table:table-cell>
        </table:table-row>
        <table:table-row table:style-name="ro1">
          <table:table-cell table:style-name="ce1" office:value-type="date" office:date-value="2020-05-02" calcext:value-type="date">
            <text:p>05/02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73" calcext:value-type="float">
            <text:p>73</text:p>
          </table:table-cell>
          <table:table-cell table:formula="of:=[.C125]/[.B125]" office:value-type="percentage" office:value="0.137218045112782" calcext:value-type="percentage">
            <text:p>14%</text:p>
          </table:table-cell>
          <table:table-cell table:style-name="ce5" table:formula="of:=AVERAGE([.B111:.B125])" office:value-type="float" office:value="605.4" calcext:value-type="float">
            <text:p>605.4</text:p>
          </table:table-cell>
          <table:table-cell table:style-name="ce5" table:formula="of:=AVERAGE([.C111:.C125])" office:value-type="float" office:value="79.2" calcext:value-type="float">
            <text:p>79.2</text:p>
          </table:table-cell>
        </table:table-row>
        <table:table-row table:style-name="ro1">
          <table:table-cell table:style-name="ce1" office:value-type="date" office:date-value="2020-05-03" calcext:value-type="date">
            <text:p>05/03/2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5" calcext:value-type="float">
            <text:p>75</text:p>
          </table:table-cell>
          <table:table-cell table:formula="of:=[.C126]/[.B126]" office:value-type="percentage" office:value="0.250836120401338" calcext:value-type="percentage">
            <text:p>25%</text:p>
          </table:table-cell>
          <table:table-cell table:style-name="ce5" table:formula="of:=AVERAGE([.B112:.B126])" office:value-type="float" office:value="579.466666666667" calcext:value-type="float">
            <text:p>579.5</text:p>
          </table:table-cell>
          <table:table-cell table:style-name="ce5" table:formula="of:=AVERAGE([.C112:.C126])" office:value-type="float" office:value="78.4666666666667" calcext:value-type="float">
            <text:p>78.5</text:p>
          </table:table-cell>
        </table:table-row>
        <table:table-row table:style-name="ro1">
          <table:table-cell table:style-name="ce1" office:value-type="date" office:date-value="2020-05-04" calcext:value-type="date">
            <text:p>05/04/2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4" calcext:value-type="float">
            <text:p>84</text:p>
          </table:table-cell>
          <table:table-cell table:formula="of:=[.C127]/[.B127]" office:value-type="percentage" office:value="0.32183908045977" calcext:value-type="percentage">
            <text:p>32%</text:p>
          </table:table-cell>
          <table:table-cell table:style-name="ce5" table:formula="of:=AVERAGE([.B113:.B127])" office:value-type="float" office:value="561.4" calcext:value-type="float">
            <text:p>561.4</text:p>
          </table:table-cell>
          <table:table-cell table:style-name="ce5" table:formula="of:=AVERAGE([.C113:.C127])" office:value-type="float" office:value="78.2666666666667" calcext:value-type="float">
            <text:p>78.3</text:p>
          </table:table-cell>
        </table:table-row>
        <table:table-row table:style-name="ro1">
          <table:table-cell table:style-name="ce1" office:value-type="date" office:date-value="2020-05-05" calcext:value-type="date">
            <text:p>05/05/2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72" calcext:value-type="float">
            <text:p>72</text:p>
          </table:table-cell>
          <table:table-cell table:formula="of:=[.C128]/[.B128]" office:value-type="percentage" office:value="0.150943396226415" calcext:value-type="percentage">
            <text:p>15%</text:p>
          </table:table-cell>
          <table:table-cell table:style-name="ce5" table:formula="of:=AVERAGE([.B114:.B128])" office:value-type="float" office:value="567.333333333333" calcext:value-type="float">
            <text:p>567.3</text:p>
          </table:table-cell>
          <table:table-cell table:style-name="ce5" table:formula="of:=AVERAGE([.C114:.C128])" office:value-type="float" office:value="77.4" calcext:value-type="float">
            <text:p>77.4</text:p>
          </table:table-cell>
        </table:table-row>
        <table:table-row table:style-name="ro1">
          <table:table-cell table:style-name="ce1" office:value-type="date" office:date-value="2020-05-06" calcext:value-type="date">
            <text:p>05/06/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73" calcext:value-type="float">
            <text:p>73</text:p>
          </table:table-cell>
          <table:table-cell table:formula="of:=[.C129]/[.B129]" office:value-type="percentage" office:value="0.111111111111111" calcext:value-type="percentage">
            <text:p>11%</text:p>
          </table:table-cell>
          <table:table-cell table:style-name="ce5" table:formula="of:=AVERAGE([.B115:.B129])" office:value-type="float" office:value="580.4" calcext:value-type="float">
            <text:p>580.4</text:p>
          </table:table-cell>
          <table:table-cell table:style-name="ce5" table:formula="of:=AVERAGE([.C115:.C129])" office:value-type="float" office:value="78.1333333333333" calcext:value-type="float">
            <text:p>78.1</text:p>
          </table:table-cell>
        </table:table-row>
        <table:table-row table:style-name="ro1">
          <table:table-cell table:style-name="ce1" office:value-type="date" office:date-value="2020-05-07" calcext:value-type="date">
            <text:p>05/07/20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80" calcext:value-type="float">
            <text:p>80</text:p>
          </table:table-cell>
          <table:table-cell table:formula="of:=[.C130]/[.B130]" office:value-type="percentage" office:value="0.10738255033557" calcext:value-type="percentage">
            <text:p>11%</text:p>
          </table:table-cell>
          <table:table-cell table:style-name="ce5" table:formula="of:=AVERAGE([.B116:.B130])" office:value-type="float" office:value="582.933333333333" calcext:value-type="float">
            <text:p>582.9</text:p>
          </table:table-cell>
          <table:table-cell table:style-name="ce5" table:formula="of:=AVERAGE([.C116:.C130])" office:value-type="float" office:value="78.3333333333333" calcext:value-type="float">
            <text:p>78.3</text:p>
          </table:table-cell>
        </table:table-row>
        <table:table-row table:style-name="ro1">
          <table:table-cell table:style-name="ce1" office:value-type="date" office:date-value="2020-05-08" calcext:value-type="date">
            <text:p>05/08/2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60" calcext:value-type="float">
            <text:p>60</text:p>
          </table:table-cell>
          <table:table-cell table:formula="of:=[.C131]/[.B131]" office:value-type="percentage" office:value="0.076530612244898" calcext:value-type="percentage">
            <text:p>8%</text:p>
          </table:table-cell>
          <table:table-cell table:style-name="ce5" table:formula="of:=AVERAGE([.B117:.B131])" office:value-type="float" office:value="587.066666666667" calcext:value-type="float">
            <text:p>587.1</text:p>
          </table:table-cell>
          <table:table-cell table:style-name="ce5" table:formula="of:=AVERAGE([.C117:.C131])" office:value-type="float" office:value="76.6" calcext:value-type="float">
            <text:p>76.6</text:p>
          </table:table-cell>
        </table:table-row>
        <table:table-row table:style-name="ro1">
          <table:table-cell table:style-name="ce1" office:value-type="date" office:date-value="2020-05-09" calcext:value-type="date">
            <text:p>05/09/2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8" calcext:value-type="float">
            <text:p>68</text:p>
          </table:table-cell>
          <table:table-cell table:formula="of:=[.C132]/[.B132]" office:value-type="percentage" office:value="0.0971428571428571" calcext:value-type="percentage">
            <text:p>10%</text:p>
          </table:table-cell>
          <table:table-cell table:style-name="ce5" table:formula="of:=AVERAGE([.B118:.B132])" office:value-type="float" office:value="583.2" calcext:value-type="float">
            <text:p>583.2</text:p>
          </table:table-cell>
          <table:table-cell table:style-name="ce5" table:formula="of:=AVERAGE([.C118:.C132])" office:value-type="float" office:value="75.2" calcext:value-type="float">
            <text:p>75.2</text:p>
          </table:table-cell>
        </table:table-row>
        <table:table-row table:style-name="ro1">
          <table:table-cell table:style-name="ce1" office:value-type="date" office:date-value="2020-05-10" calcext:value-type="date">
            <text:p>05/10/2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73" calcext:value-type="float">
            <text:p>73</text:p>
          </table:table-cell>
          <table:table-cell table:formula="of:=[.C133]/[.B133]" office:value-type="percentage" office:value="0.143418467583497" calcext:value-type="percentage">
            <text:p>14%</text:p>
          </table:table-cell>
          <table:table-cell table:style-name="ce5" table:formula="of:=AVERAGE([.B119:.B133])" office:value-type="float" office:value="565.133333333333" calcext:value-type="float">
            <text:p>565.1</text:p>
          </table:table-cell>
          <table:table-cell table:style-name="ce5" table:formula="of:=AVERAGE([.C119:.C133])" office:value-type="float" office:value="75.2" calcext:value-type="float">
            <text:p>75.2</text:p>
          </table:table-cell>
        </table:table-row>
        <table:table-row table:style-name="ro1">
          <table:table-cell table:style-name="ce1" office:value-type="date" office:date-value="2020-05-11" calcext:value-type="date">
            <text:p>05/11/2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5" calcext:value-type="float">
            <text:p>65</text:p>
          </table:table-cell>
          <table:table-cell table:formula="of:=[.C134]/[.B134]" office:value-type="percentage" office:value="0.232974910394265" calcext:value-type="percentage">
            <text:p>23%</text:p>
          </table:table-cell>
          <table:table-cell table:style-name="ce5" table:formula="of:=AVERAGE([.B120:.B134])" office:value-type="float" office:value="552.2" calcext:value-type="float">
            <text:p>552.2</text:p>
          </table:table-cell>
          <table:table-cell table:style-name="ce5" table:formula="of:=AVERAGE([.C120:.C134])" office:value-type="float" office:value="74.6" calcext:value-type="float">
            <text:p>74.6</text:p>
          </table:table-cell>
        </table:table-row>
        <table:table-row table:style-name="ro1">
          <table:table-cell table:style-name="ce1" office:value-type="date" office:date-value="2020-05-12" calcext:value-type="date">
            <text:p>05/12/2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61" calcext:value-type="float">
            <text:p>61</text:p>
          </table:table-cell>
          <table:table-cell table:formula="of:=[.C135]/[.B135]" office:value-type="percentage" office:value="0.134065934065934" calcext:value-type="percentage">
            <text:p>13%</text:p>
          </table:table-cell>
          <table:table-cell table:style-name="ce5" table:formula="of:=AVERAGE([.B121:.B135])" office:value-type="float" office:value="562.533333333333" calcext:value-type="float">
            <text:p>562.5</text:p>
          </table:table-cell>
          <table:table-cell table:style-name="ce5" table:formula="of:=AVERAGE([.C121:.C135])" office:value-type="float" office:value="73.7333333333333" calcext:value-type="float">
            <text:p>73.7</text:p>
          </table:table-cell>
        </table:table-row>
        <table:table-row table:style-name="ro1">
          <table:table-cell table:style-name="ce1" office:value-type="date" office:date-value="2020-05-13" calcext:value-type="date">
            <text:p>05/13/2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50" calcext:value-type="float">
            <text:p>50</text:p>
          </table:table-cell>
          <table:table-cell table:formula="of:=[.C136]/[.B136]" office:value-type="percentage" office:value="0.0663129973474801" calcext:value-type="percentage">
            <text:p>7%</text:p>
          </table:table-cell>
          <table:table-cell table:style-name="ce5" table:formula="of:=AVERAGE([.B122:.B136])" office:value-type="float" office:value="575.266666666667" calcext:value-type="float">
            <text:p>575.3</text:p>
          </table:table-cell>
          <table:table-cell table:style-name="ce5" table:formula="of:=AVERAGE([.C122:.C136])" office:value-type="float" office:value="71.5333333333333" calcext:value-type="float">
            <text:p>71.5</text:p>
          </table:table-cell>
        </table:table-row>
        <table:table-row table:style-name="ro1">
          <table:table-cell table:style-name="ce1" office:value-type="date" office:date-value="2020-05-14" calcext:value-type="date">
            <text:p>05/14/2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6" calcext:value-type="float">
            <text:p>46</text:p>
          </table:table-cell>
          <table:table-cell table:formula="of:=[.C137]/[.B137]" office:value-type="percentage" office:value="0.0659025787965616" calcext:value-type="percentage">
            <text:p>7%</text:p>
          </table:table-cell>
          <table:table-cell table:style-name="ce5" table:formula="of:=AVERAGE([.B123:.B137])" office:value-type="float" office:value="572.333333333333" calcext:value-type="float">
            <text:p>572.3</text:p>
          </table:table-cell>
          <table:table-cell table:style-name="ce5" table:formula="of:=AVERAGE([.C123:.C137])" office:value-type="float" office:value="69.0666666666667" calcext:value-type="float">
            <text:p>69.1</text:p>
          </table:table-cell>
        </table:table-row>
        <table:table-row table:style-name="ro1">
          <table:table-cell table:style-name="ce1" office:value-type="date" office:date-value="2020-05-15" calcext:value-type="date">
            <text:p>05/15/2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8" calcext:value-type="float">
            <text:p>58</text:p>
          </table:table-cell>
          <table:table-cell table:formula="of:=[.C138]/[.B138]" office:value-type="percentage" office:value="0.0882800608828006" calcext:value-type="percentage">
            <text:p>9%</text:p>
          </table:table-cell>
          <table:table-cell table:style-name="ce5" table:formula="of:=AVERAGE([.B124:.B138])" office:value-type="float" office:value="562.866666666667" calcext:value-type="float">
            <text:p>562.9</text:p>
          </table:table-cell>
          <table:table-cell table:style-name="ce5" table:formula="of:=AVERAGE([.C124:.C138])" office:value-type="float" office:value="67.7333333333333" calcext:value-type="float">
            <text:p>67.7</text:p>
          </table:table-cell>
        </table:table-row>
        <table:table-row table:style-name="ro1">
          <table:table-cell table:style-name="ce1" office:value-type="date" office:date-value="2020-05-16" calcext:value-type="date">
            <text:p>05/16/2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48" calcext:value-type="float">
            <text:p>48</text:p>
          </table:table-cell>
          <table:table-cell table:formula="of:=[.C139]/[.B139]" office:value-type="percentage" office:value="0.0697674418604651" calcext:value-type="percentage">
            <text:p>7%</text:p>
          </table:table-cell>
          <table:table-cell table:style-name="ce5" table:formula="of:=AVERAGE([.B125:.B139])" office:value-type="float" office:value="566.333333333333" calcext:value-type="float">
            <text:p>566.3</text:p>
          </table:table-cell>
          <table:table-cell table:style-name="ce5" table:formula="of:=AVERAGE([.C125:.C139])" office:value-type="float" office:value="65.7333333333333" calcext:value-type="float">
            <text:p>65.7</text:p>
          </table:table-cell>
        </table:table-row>
        <table:table-row table:style-name="ro1">
          <table:table-cell table:style-name="ce1" office:value-type="date" office:date-value="2020-05-17" calcext:value-type="date">
            <text:p>05/17/2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53" calcext:value-type="float">
            <text:p>53</text:p>
          </table:table-cell>
          <table:table-cell table:formula="of:=[.C140]/[.B140]" office:value-type="percentage" office:value="0.14804469273743" calcext:value-type="percentage">
            <text:p>15%</text:p>
          </table:table-cell>
          <table:table-cell table:style-name="ce5" table:formula="of:=AVERAGE([.B126:.B140])" office:value-type="float" office:value="554.733333333333" calcext:value-type="float">
            <text:p>554.7</text:p>
          </table:table-cell>
          <table:table-cell table:style-name="ce5" table:formula="of:=AVERAGE([.C126:.C140])" office:value-type="float" office:value="64.4" calcext:value-type="float">
            <text:p>64.4</text:p>
          </table:table-cell>
        </table:table-row>
        <table:table-row table:style-name="ro1">
          <table:table-cell table:style-name="ce1" office:value-type="date" office:date-value="2020-05-18" calcext:value-type="date">
            <text:p>05/18/2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9" calcext:value-type="float">
            <text:p>59</text:p>
          </table:table-cell>
          <table:table-cell table:formula="of:=[.C141]/[.B141]" office:value-type="percentage" office:value="0.227799227799228" calcext:value-type="percentage">
            <text:p>23%</text:p>
          </table:table-cell>
          <table:table-cell table:style-name="ce5" table:formula="of:=AVERAGE([.B127:.B141])" office:value-type="float" office:value="552.066666666667" calcext:value-type="float">
            <text:p>552.1</text:p>
          </table:table-cell>
          <table:table-cell table:style-name="ce5" table:formula="of:=AVERAGE([.C127:.C141])" office:value-type="float" office:value="63.3333333333333" calcext:value-type="float">
            <text:p>63.3</text:p>
          </table:table-cell>
        </table:table-row>
        <table:table-row table:style-name="ro1">
          <table:table-cell table:style-name="ce1" office:value-type="date" office:date-value="2020-05-19" calcext:value-type="date">
            <text:p>05/19/2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1" calcext:value-type="float">
            <text:p>41</text:p>
          </table:table-cell>
          <table:table-cell table:formula="of:=[.C142]/[.B142]" office:value-type="percentage" office:value="0.0953488372093023" calcext:value-type="percentage">
            <text:p>10%</text:p>
          </table:table-cell>
          <table:table-cell table:style-name="ce5" table:formula="of:=AVERAGE([.B128:.B142])" office:value-type="float" office:value="563.333333333333" calcext:value-type="float">
            <text:p>563.3</text:p>
          </table:table-cell>
          <table:table-cell table:style-name="ce5" table:formula="of:=AVERAGE([.C128:.C142])" office:value-type="float" office:value="60.4666666666667" calcext:value-type="float">
            <text:p>60.5</text:p>
          </table:table-cell>
        </table:table-row>
        <table:table-row table:style-name="ro1">
          <table:table-cell table:style-name="ce1" office:value-type="date" office:date-value="2020-05-20" calcext:value-type="date">
            <text:p>05/20/2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52" calcext:value-type="float">
            <text:p>52</text:p>
          </table:table-cell>
          <table:table-cell table:formula="of:=[.C143]/[.B143]" office:value-type="percentage" office:value="0.0780780780780781" calcext:value-type="percentage">
            <text:p>8%</text:p>
          </table:table-cell>
          <table:table-cell table:style-name="ce5" table:formula="of:=AVERAGE([.B129:.B143])" office:value-type="float" office:value="575.933333333333" calcext:value-type="float">
            <text:p>575.9</text:p>
          </table:table-cell>
          <table:table-cell table:style-name="ce5" table:formula="of:=AVERAGE([.C129:.C143])" office:value-type="float" office:value="59.1333333333333" calcext:value-type="float">
            <text:p>59.1</text:p>
          </table:table-cell>
        </table:table-row>
        <table:table-row table:style-name="ro1">
          <table:table-cell table:style-name="ce1" office:value-type="date" office:date-value="2020-05-21" calcext:value-type="date">
            <text:p>05/21/20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53" calcext:value-type="float">
            <text:p>53</text:p>
          </table:table-cell>
          <table:table-cell table:formula="of:=[.C144]/[.B144]" office:value-type="percentage" office:value="0.0655940594059406" calcext:value-type="percentage">
            <text:p>7%</text:p>
          </table:table-cell>
          <table:table-cell table:style-name="ce5" table:formula="of:=AVERAGE([.B130:.B144])" office:value-type="float" office:value="586" calcext:value-type="float">
            <text:p>586.0</text:p>
          </table:table-cell>
          <table:table-cell table:style-name="ce5" table:formula="of:=AVERAGE([.C130:.C144])" office:value-type="float" office:value="57.8" calcext:value-type="float">
            <text:p>57.8</text:p>
          </table:table-cell>
        </table:table-row>
        <table:table-row table:style-name="ro1">
          <table:table-cell table:style-name="ce1" office:value-type="date" office:date-value="2020-05-22" calcext:value-type="date">
            <text:p>05/22/2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6" calcext:value-type="float">
            <text:p>56</text:p>
          </table:table-cell>
          <table:table-cell table:formula="of:=[.C145]/[.B145]" office:value-type="percentage" office:value="0.0918032786885246" calcext:value-type="percentage">
            <text:p>9%</text:p>
          </table:table-cell>
          <table:table-cell table:style-name="ce5" table:formula="of:=AVERAGE([.B131:.B145])" office:value-type="float" office:value="577" calcext:value-type="float">
            <text:p>577.0</text:p>
          </table:table-cell>
          <table:table-cell table:style-name="ce5" table:formula="of:=AVERAGE([.C131:.C145])" office:value-type="float" office:value="56.2" calcext:value-type="float">
            <text:p>56.2</text:p>
          </table:table-cell>
        </table:table-row>
        <table:table-row table:style-name="ro1">
          <table:table-cell table:style-name="ce1" office:value-type="date" office:date-value="2020-05-23" calcext:value-type="date">
            <text:p>05/23/20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55" calcext:value-type="float">
            <text:p>55</text:p>
          </table:table-cell>
          <table:table-cell table:formula="of:=[.C146]/[.B146]" office:value-type="percentage" office:value="0.103383458646617" calcext:value-type="percentage">
            <text:p>10%</text:p>
          </table:table-cell>
          <table:table-cell table:style-name="ce5" table:formula="of:=AVERAGE([.B132:.B146])" office:value-type="float" office:value="560.2" calcext:value-type="float">
            <text:p>560.2</text:p>
          </table:table-cell>
          <table:table-cell table:style-name="ce5" table:formula="of:=AVERAGE([.C132:.C146])" office:value-type="float" office:value="55.8666666666667" calcext:value-type="float">
            <text:p>55.9</text:p>
          </table:table-cell>
        </table:table-row>
        <table:table-row table:style-name="ro1">
          <table:table-cell table:style-name="ce1" office:value-type="date" office:date-value="2020-05-24" calcext:value-type="date">
            <text:p>05/24/2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44" calcext:value-type="float">
            <text:p>44</text:p>
          </table:table-cell>
          <table:table-cell table:formula="of:=[.C147]/[.B147]" office:value-type="percentage" office:value="0.109181141439206" calcext:value-type="percentage">
            <text:p>11%</text:p>
          </table:table-cell>
          <table:table-cell table:style-name="ce5" table:formula="of:=AVERAGE([.B133:.B147])" office:value-type="float" office:value="540.4" calcext:value-type="float">
            <text:p>540.4</text:p>
          </table:table-cell>
          <table:table-cell table:style-name="ce5" table:formula="of:=AVERAGE([.C133:.C147])" office:value-type="float" office:value="54.2666666666667" calcext:value-type="float">
            <text:p>54.3</text:p>
          </table:table-cell>
        </table:table-row>
        <table:table-row table:style-name="ro1">
          <table:table-cell table:style-name="ce1" office:value-type="date" office:date-value="2020-05-25" calcext:value-type="date">
            <text:p>05/25/2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2" calcext:value-type="float">
            <text:p>42</text:p>
          </table:table-cell>
          <table:table-cell table:formula="of:=[.C148]/[.B148]" office:value-type="percentage" office:value="0.2" calcext:value-type="percentage">
            <text:p>20%</text:p>
          </table:table-cell>
          <table:table-cell table:style-name="ce5" table:formula="of:=AVERAGE([.B134:.B148])" office:value-type="float" office:value="520.466666666667" calcext:value-type="float">
            <text:p>520.5</text:p>
          </table:table-cell>
          <table:table-cell table:style-name="ce5" table:formula="of:=AVERAGE([.C134:.C148])" office:value-type="float" office:value="52.2" calcext:value-type="float">
            <text:p>52.2</text:p>
          </table:table-cell>
        </table:table-row>
        <table:table-row table:style-name="ro1">
          <table:table-cell table:style-name="ce1" office:value-type="date" office:date-value="2020-05-26" calcext:value-type="date">
            <text:p>05/26/20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28" calcext:value-type="float">
            <text:p>28</text:p>
          </table:table-cell>
          <table:table-cell table:formula="of:=[.C149]/[.B149]" office:value-type="percentage" office:value="0.0570264765784114" calcext:value-type="percentage">
            <text:p>6%</text:p>
          </table:table-cell>
          <table:table-cell table:style-name="ce5" table:formula="of:=AVERAGE([.B135:.B149])" office:value-type="float" office:value="534.6" calcext:value-type="float">
            <text:p>534.6</text:p>
          </table:table-cell>
          <table:table-cell table:style-name="ce5" table:formula="of:=AVERAGE([.C135:.C149])" office:value-type="float" office:value="49.7333333333333" calcext:value-type="float">
            <text:p>49.7</text:p>
          </table:table-cell>
        </table:table-row>
        <table:table-row table:style-name="ro1">
          <table:table-cell table:style-name="ce1" office:value-type="date" office:date-value="2020-05-27" calcext:value-type="date">
            <text:p>05/27/2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38" calcext:value-type="float">
            <text:p>38</text:p>
          </table:table-cell>
          <table:table-cell table:formula="of:=[.C150]/[.B150]" office:value-type="percentage" office:value="0.0509383378016086" calcext:value-type="percentage">
            <text:p>5%</text:p>
          </table:table-cell>
          <table:table-cell table:style-name="ce5" table:formula="of:=AVERAGE([.B136:.B150])" office:value-type="float" office:value="554" calcext:value-type="float">
            <text:p>554.0</text:p>
          </table:table-cell>
          <table:table-cell table:style-name="ce5" table:formula="of:=AVERAGE([.C136:.C150])" office:value-type="float" office:value="48.2" calcext:value-type="float">
            <text:p>48.2</text:p>
          </table:table-cell>
        </table:table-row>
        <table:table-row table:style-name="ro1">
          <table:table-cell table:style-name="ce1" office:value-type="date" office:date-value="2020-05-28" calcext:value-type="date">
            <text:p>05/28/2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40" calcext:value-type="float">
            <text:p>40</text:p>
          </table:table-cell>
          <table:table-cell table:formula="of:=[.C151]/[.B151]" office:value-type="percentage" office:value="0.05" calcext:value-type="percentage">
            <text:p>5%</text:p>
          </table:table-cell>
          <table:table-cell table:style-name="ce5" table:formula="of:=AVERAGE([.B137:.B151])" office:value-type="float" office:value="557.066666666667" calcext:value-type="float">
            <text:p>557.1</text:p>
          </table:table-cell>
          <table:table-cell table:style-name="ce5" table:formula="of:=AVERAGE([.C137:.C151])" office:value-type="float" office:value="47.5333333333333" calcext:value-type="float">
            <text:p>47.5</text:p>
          </table:table-cell>
        </table:table-row>
        <table:table-row table:style-name="ro1">
          <table:table-cell table:style-name="ce1" office:value-type="date" office:date-value="2020-05-29" calcext:value-type="date">
            <text:p>05/29/2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1" calcext:value-type="float">
            <text:p>41</text:p>
          </table:table-cell>
          <table:table-cell table:formula="of:=[.C152]/[.B152]" office:value-type="percentage" office:value="0.0529715762273902" calcext:value-type="percentage">
            <text:p>5%</text:p>
          </table:table-cell>
          <table:table-cell table:style-name="ce5" table:formula="of:=AVERAGE([.B138:.B152])" office:value-type="float" office:value="562.133333333333" calcext:value-type="float">
            <text:p>562.1</text:p>
          </table:table-cell>
          <table:table-cell table:style-name="ce5" table:formula="of:=AVERAGE([.C138:.C152])" office:value-type="float" office:value="47.2" calcext:value-type="float">
            <text:p>47.2</text:p>
          </table:table-cell>
        </table:table-row>
        <table:table-row table:style-name="ro1">
          <table:table-cell table:style-name="ce1" office:value-type="date" office:date-value="2020-05-30" calcext:value-type="date">
            <text:p>05/30/2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9" calcext:value-type="float">
            <text:p>39</text:p>
          </table:table-cell>
          <table:table-cell table:formula="of:=[.C153]/[.B153]" office:value-type="percentage" office:value="0.0504527813712807" calcext:value-type="percentage">
            <text:p>5%</text:p>
          </table:table-cell>
          <table:table-cell table:style-name="ce5" table:formula="of:=AVERAGE([.B139:.B153])" office:value-type="float" office:value="569.866666666667" calcext:value-type="float">
            <text:p>569.9</text:p>
          </table:table-cell>
          <table:table-cell table:style-name="ce5" table:formula="of:=AVERAGE([.C139:.C153])" office:value-type="float" office:value="45.9333333333333" calcext:value-type="float">
            <text:p>45.9</text:p>
          </table:table-cell>
        </table:table-row>
        <table:table-row table:style-name="ro1">
          <table:table-cell table:style-name="ce1" office:value-type="date" office:date-value="2020-05-31" calcext:value-type="date">
            <text:p>05/31/2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6" calcext:value-type="float">
            <text:p>46</text:p>
          </table:table-cell>
          <table:table-cell table:formula="of:=[.C154]/[.B154]" office:value-type="percentage" office:value="0.106481481481481" calcext:value-type="percentage">
            <text:p>11%</text:p>
          </table:table-cell>
          <table:table-cell table:style-name="ce5" table:formula="of:=AVERAGE([.B140:.B154])" office:value-type="float" office:value="552.8" calcext:value-type="float">
            <text:p>552.8</text:p>
          </table:table-cell>
          <table:table-cell table:style-name="ce5" table:formula="of:=AVERAGE([.C140:.C154])" office:value-type="float" office:value="45.8" calcext:value-type="float">
            <text:p>45.8</text:p>
          </table:table-cell>
        </table:table-row>
        <table:table-row table:style-name="ro1">
          <table:table-cell table:style-name="ce1" office:value-type="date" office:date-value="2020-06-01" calcext:value-type="date">
            <text:p>06/01/20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9" calcext:value-type="float">
            <text:p>39</text:p>
          </table:table-cell>
          <table:table-cell table:formula="of:=[.C155]/[.B155]" office:value-type="percentage" office:value="0.147169811320755" calcext:value-type="percentage">
            <text:p>15%</text:p>
          </table:table-cell>
          <table:table-cell table:style-name="ce5" table:formula="of:=AVERAGE([.B141:.B155])" office:value-type="float" office:value="546.6" calcext:value-type="float">
            <text:p>546.6</text:p>
          </table:table-cell>
          <table:table-cell table:style-name="ce5" table:formula="of:=AVERAGE([.C141:.C155])" office:value-type="float" office:value="44.8666666666667" calcext:value-type="float">
            <text:p>44.9</text:p>
          </table:table-cell>
        </table:table-row>
        <table:table-row table:style-name="ro1">
          <table:table-cell table:style-name="ce1" office:value-type="date" office:date-value="2020-06-02" calcext:value-type="date">
            <text:p>06/02/2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6" calcext:value-type="float">
            <text:p>36</text:p>
          </table:table-cell>
          <table:table-cell table:formula="of:=[.C156]/[.B156]" office:value-type="percentage" office:value="0.0555555555555556" calcext:value-type="percentage">
            <text:p>6%</text:p>
          </table:table-cell>
          <table:table-cell table:style-name="ce5" table:formula="of:=AVERAGE([.B142:.B156])" office:value-type="float" office:value="572.533333333333" calcext:value-type="float">
            <text:p>572.5</text:p>
          </table:table-cell>
          <table:table-cell table:style-name="ce5" table:formula="of:=AVERAGE([.C142:.C156])" office:value-type="float" office:value="43.3333333333333" calcext:value-type="float">
            <text:p>43.3</text:p>
          </table:table-cell>
        </table:table-row>
        <table:table-row table:style-name="ro1">
          <table:table-cell table:style-name="ce1" office:value-type="date" office:date-value="2020-06-03" calcext:value-type="date">
            <text:p>06/03/2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28" calcext:value-type="float">
            <text:p>28</text:p>
          </table:table-cell>
          <table:table-cell table:formula="of:=[.C157]/[.B157]" office:value-type="percentage" office:value="0.0311111111111111" calcext:value-type="percentage">
            <text:p>3%</text:p>
          </table:table-cell>
          <table:table-cell table:style-name="ce5" table:formula="of:=AVERAGE([.B143:.B157])" office:value-type="float" office:value="603.866666666667" calcext:value-type="float">
            <text:p>603.9</text:p>
          </table:table-cell>
          <table:table-cell table:style-name="ce5" table:formula="of:=AVERAGE([.C143:.C157])" office:value-type="float" office:value="42.4666666666667" calcext:value-type="float">
            <text:p>42.5</text:p>
          </table:table-cell>
        </table:table-row>
        <table:table-row table:style-name="ro1">
          <table:table-cell table:style-name="ce1" office:value-type="date" office:date-value="2020-06-04" calcext:value-type="date">
            <text:p>06/04/20</text:p>
          </table:table-cell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43" calcext:value-type="float">
            <text:p>43</text:p>
          </table:table-cell>
          <table:table-cell table:formula="of:=[.C158]/[.B158]" office:value-type="percentage" office:value="0.0411089866156788" calcext:value-type="percentage">
            <text:p>4%</text:p>
          </table:table-cell>
          <table:table-cell table:style-name="ce5" table:formula="of:=AVERAGE([.B144:.B158])" office:value-type="float" office:value="629.2" calcext:value-type="float">
            <text:p>629.2</text:p>
          </table:table-cell>
          <table:table-cell table:style-name="ce5" table:formula="of:=AVERAGE([.C144:.C158])" office:value-type="float" office:value="41.8666666666667" calcext:value-type="float">
            <text:p>41.9</text:p>
          </table:table-cell>
        </table:table-row>
        <table:table-row table:style-name="ro1">
          <table:table-cell table:style-name="ce1" office:value-type="date" office:date-value="2020-06-05" calcext:value-type="date">
            <text:p>06/05/20</text:p>
          </table:table-cell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37" calcext:value-type="float">
            <text:p>37</text:p>
          </table:table-cell>
          <table:table-cell table:formula="of:=[.C159]/[.B159]" office:value-type="percentage" office:value="0.0356111645813282" calcext:value-type="percentage">
            <text:p>4%</text:p>
          </table:table-cell>
          <table:table-cell table:style-name="ce5" table:formula="of:=AVERAGE([.B145:.B159])" office:value-type="float" office:value="644.6" calcext:value-type="float">
            <text:p>644.6</text:p>
          </table:table-cell>
          <table:table-cell table:style-name="ce5" table:formula="of:=AVERAGE([.C145:.C159])" office:value-type="float" office:value="40.8" calcext:value-type="float">
            <text:p>40.8</text:p>
          </table:table-cell>
        </table:table-row>
        <table:table-row table:style-name="ro1">
          <table:table-cell table:style-name="ce1" office:value-type="date" office:date-value="2020-06-06" calcext:value-type="date">
            <text:p>06/06/20</text:p>
          </table:table-cell>
          <table:table-cell table:style-name="ce3" office:value-type="float" office:value="1146" calcext:value-type="float">
            <text:p>1146</text:p>
          </table:table-cell>
          <table:table-cell table:style-name="ce3" office:value-type="float" office:value="29" calcext:value-type="float">
            <text:p>29</text:p>
          </table:table-cell>
          <table:table-cell table:formula="of:=[.C160]/[.B160]" office:value-type="percentage" office:value="0.0253054101221641" calcext:value-type="percentage">
            <text:p>3%</text:p>
          </table:table-cell>
          <table:table-cell table:style-name="ce5" table:formula="of:=AVERAGE([.B146:.B160])" office:value-type="float" office:value="680.333333333333" calcext:value-type="float">
            <text:p>680.3</text:p>
          </table:table-cell>
          <table:table-cell table:style-name="ce5" table:formula="of:=AVERAGE([.C146:.C160])" office:value-type="float" office:value="39" calcext:value-type="float">
            <text:p>39.0</text:p>
          </table:table-cell>
        </table:table-row>
        <table:table-row table:style-name="ro1">
          <table:table-cell table:style-name="ce1" office:value-type="date" office:date-value="2020-06-07" calcext:value-type="date">
            <text:p>06/07/2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3" calcext:value-type="float">
            <text:p>33</text:p>
          </table:table-cell>
          <table:table-cell table:formula="of:=[.C161]/[.B161]" office:value-type="percentage" office:value="0.0423076923076923" calcext:value-type="percentage">
            <text:p>4%</text:p>
          </table:table-cell>
          <table:table-cell table:style-name="ce5" table:formula="of:=AVERAGE([.B147:.B161])" office:value-type="float" office:value="696.866666666667" calcext:value-type="float">
            <text:p>696.9</text:p>
          </table:table-cell>
          <table:table-cell table:style-name="ce5" table:formula="of:=AVERAGE([.C147:.C161])" office:value-type="float" office:value="37.5333333333333" calcext:value-type="float">
            <text:p>37.5</text:p>
          </table:table-cell>
        </table:table-row>
        <table:table-row table:style-name="ro1">
          <table:table-cell table:style-name="ce1" office:value-type="date" office:date-value="2020-06-08" calcext:value-type="date">
            <text:p>06/08/2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8" calcext:value-type="float">
            <text:p>38</text:p>
          </table:table-cell>
          <table:table-cell table:formula="of:=[.C162]/[.B162]" office:value-type="percentage" office:value="0.0822510822510823" calcext:value-type="percentage">
            <text:p>8%</text:p>
          </table:table-cell>
          <table:table-cell table:style-name="ce5" table:formula="of:=AVERAGE([.B148:.B162])" office:value-type="float" office:value="700.8" calcext:value-type="float">
            <text:p>700.8</text:p>
          </table:table-cell>
          <table:table-cell table:style-name="ce5" table:formula="of:=AVERAGE([.C148:.C162])" office:value-type="float" office:value="37.1333333333333" calcext:value-type="float">
            <text:p>37.1</text:p>
          </table:table-cell>
        </table:table-row>
        <table:table-row table:style-name="ro1">
          <table:table-cell table:style-name="ce1" office:value-type="date" office:date-value="2020-06-09" calcext:value-type="date">
            <text:p>06/09/2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3" calcext:value-type="float">
            <text:p>33</text:p>
          </table:table-cell>
          <table:table-cell table:formula="of:=[.C163]/[.B163]" office:value-type="percentage" office:value="0.0487444608567208" calcext:value-type="percentage">
            <text:p>5%</text:p>
          </table:table-cell>
          <table:table-cell table:style-name="ce5" table:formula="of:=AVERAGE([.B149:.B163])" office:value-type="float" office:value="731.933333333333" calcext:value-type="float">
            <text:p>731.9</text:p>
          </table:table-cell>
          <table:table-cell table:style-name="ce5" table:formula="of:=AVERAGE([.C149:.C163])" office:value-type="float" office:value="36.5333333333333" calcext:value-type="float">
            <text:p>36.5</text:p>
          </table:table-cell>
        </table:table-row>
        <table:table-row table:style-name="ro1">
          <table:table-cell table:style-name="ce1" office:value-type="date" office:date-value="2020-06-10" calcext:value-type="date">
            <text:p>06/10/2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0" calcext:value-type="float">
            <text:p>40</text:p>
          </table:table-cell>
          <table:table-cell table:formula="of:=[.C164]/[.B164]" office:value-type="percentage" office:value="0.0426894343649947" calcext:value-type="percentage">
            <text:p>4%</text:p>
          </table:table-cell>
          <table:table-cell table:style-name="ce5" table:formula="of:=AVERAGE([.B150:.B164])" office:value-type="float" office:value="761.666666666667" calcext:value-type="float">
            <text:p>761.7</text:p>
          </table:table-cell>
          <table:table-cell table:style-name="ce5" table:formula="of:=AVERAGE([.C150:.C164])" office:value-type="float" office:value="37.3333333333333" calcext:value-type="float">
            <text:p>37.3</text:p>
          </table:table-cell>
        </table:table-row>
        <table:table-row table:style-name="ro1">
          <table:table-cell table:style-name="ce1" office:value-type="date" office:date-value="2020-06-11" calcext:value-type="date">
            <text:p>06/11/20</text:p>
          </table:table-cell>
          <table:table-cell table:style-name="ce3" office:value-type="float" office:value="1437" calcext:value-type="float">
            <text:p>1437</text:p>
          </table:table-cell>
          <table:table-cell table:style-name="ce3" office:value-type="float" office:value="35" calcext:value-type="float">
            <text:p>35</text:p>
          </table:table-cell>
          <table:table-cell table:formula="of:=[.C165]/[.B165]" office:value-type="percentage" office:value="0.0243562978427279" calcext:value-type="percentage">
            <text:p>2%</text:p>
          </table:table-cell>
          <table:table-cell table:style-name="ce5" table:formula="of:=AVERAGE([.B151:.B165])" office:value-type="float" office:value="807.733333333333" calcext:value-type="float">
            <text:p>807.7</text:p>
          </table:table-cell>
          <table:table-cell table:style-name="ce5" table:formula="of:=AVERAGE([.C151:.C165])" office:value-type="float" office:value="37.1333333333333" calcext:value-type="float">
            <text:p>37.1</text:p>
          </table:table-cell>
        </table:table-row>
        <table:table-row table:style-name="ro1">
          <table:table-cell table:style-name="ce1" office:value-type="date" office:date-value="2020-06-12" calcext:value-type="date">
            <text:p>06/12/20</text:p>
          </table:table-cell>
          <table:table-cell table:style-name="ce3" office:value-type="float" office:value="1293" calcext:value-type="float">
            <text:p>1293</text:p>
          </table:table-cell>
          <table:table-cell table:style-name="ce3" office:value-type="float" office:value="29" calcext:value-type="float">
            <text:p>29</text:p>
          </table:table-cell>
          <table:table-cell table:formula="of:=[.C166]/[.B166]" office:value-type="percentage" office:value="0.0224284609435422" calcext:value-type="percentage">
            <text:p>2%</text:p>
          </table:table-cell>
          <table:table-cell table:style-name="ce5" table:formula="of:=AVERAGE([.B152:.B166])" office:value-type="float" office:value="840.6" calcext:value-type="float">
            <text:p>840.6</text:p>
          </table:table-cell>
          <table:table-cell table:style-name="ce5" table:formula="of:=AVERAGE([.C152:.C166])" office:value-type="float" office:value="36.4" calcext:value-type="float">
            <text:p>36.4</text:p>
          </table:table-cell>
        </table:table-row>
        <table:table-row table:style-name="ro1">
          <table:table-cell table:style-name="ce1" office:value-type="date" office:date-value="2020-06-13" calcext:value-type="date">
            <text:p>06/13/20</text:p>
          </table:table-cell>
          <table:table-cell table:style-name="ce3" office:value-type="float" office:value="1329" calcext:value-type="float">
            <text:p>1329</text:p>
          </table:table-cell>
          <table:table-cell table:style-name="ce3" office:value-type="float" office:value="33" calcext:value-type="float">
            <text:p>33</text:p>
          </table:table-cell>
          <table:table-cell table:formula="of:=[.C167]/[.B167]" office:value-type="percentage" office:value="0.0248306997742664" calcext:value-type="percentage">
            <text:p>2%</text:p>
          </table:table-cell>
          <table:table-cell table:style-name="ce5" table:formula="of:=AVERAGE([.B153:.B167])" office:value-type="float" office:value="877.6" calcext:value-type="float">
            <text:p>877.6</text:p>
          </table:table-cell>
          <table:table-cell table:style-name="ce5" table:formula="of:=AVERAGE([.C153:.C167])" office:value-type="float" office:value="35.8666666666667" calcext:value-type="float">
            <text:p>35.9</text:p>
          </table:table-cell>
        </table:table-row>
        <table:table-row table:style-name="ro1">
          <table:table-cell table:style-name="ce1" office:value-type="date" office:date-value="2020-06-14" calcext:value-type="date">
            <text:p>06/14/20</text:p>
          </table:table-cell>
          <table:table-cell table:style-name="ce3" office:value-type="float" office:value="1032" calcext:value-type="float">
            <text:p>1032</text:p>
          </table:table-cell>
          <table:table-cell table:style-name="ce3" office:value-type="float" office:value="27" calcext:value-type="float">
            <text:p>27</text:p>
          </table:table-cell>
          <table:table-cell table:formula="of:=[.C168]/[.B168]" office:value-type="percentage" office:value="0.0261627906976744" calcext:value-type="percentage">
            <text:p>3%</text:p>
          </table:table-cell>
          <table:table-cell table:style-name="ce5" table:formula="of:=AVERAGE([.B154:.B168])" office:value-type="float" office:value="894.866666666667" calcext:value-type="float">
            <text:p>894.9</text:p>
          </table:table-cell>
          <table:table-cell table:style-name="ce5" table:formula="of:=AVERAGE([.C154:.C168])" office:value-type="float" office:value="35.0666666666667" calcext:value-type="float">
            <text:p>35.1</text:p>
          </table:table-cell>
        </table:table-row>
        <table:table-row table:style-name="ro1">
          <table:table-cell table:style-name="ce1" office:value-type="date" office:date-value="2020-06-15" calcext:value-type="date">
            <text:p>06/15/2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0" calcext:value-type="float">
            <text:p>30</text:p>
          </table:table-cell>
          <table:table-cell table:formula="of:=[.C169]/[.B169]" office:value-type="percentage" office:value="0.0717703349282297" calcext:value-type="percentage">
            <text:p>7%</text:p>
          </table:table-cell>
          <table:table-cell table:style-name="ce5" table:formula="of:=AVERAGE([.B155:.B169])" office:value-type="float" office:value="893.933333333333" calcext:value-type="float">
            <text:p>893.9</text:p>
          </table:table-cell>
          <table:table-cell table:style-name="ce5" table:formula="of:=AVERAGE([.C155:.C169])" office:value-type="float" office:value="34" calcext:value-type="float">
            <text:p>34.0</text:p>
          </table:table-cell>
        </table:table-row>
        <table:table-row table:style-name="ro1">
          <table:table-cell table:style-name="ce1" office:value-type="date" office:date-value="2020-06-16" calcext:value-type="date">
            <text:p>06/16/2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8" calcext:value-type="float">
            <text:p>28</text:p>
          </table:table-cell>
          <table:table-cell table:formula="of:=[.C170]/[.B170]" office:value-type="percentage" office:value="0.0408759124087591" calcext:value-type="percentage">
            <text:p>4%</text:p>
          </table:table-cell>
          <table:table-cell table:style-name="ce5" table:formula="of:=AVERAGE([.B156:.B170])" office:value-type="float" office:value="921.933333333333" calcext:value-type="float">
            <text:p>921.9</text:p>
          </table:table-cell>
          <table:table-cell table:style-name="ce5" table:formula="of:=AVERAGE([.C156:.C170])" office:value-type="float" office:value="33.2666666666667" calcext:value-type="float">
            <text:p>33.3</text:p>
          </table:table-cell>
        </table:table-row>
        <table:table-row table:style-name="ro1">
          <table:table-cell table:style-name="ce1" office:value-type="date" office:date-value="2020-06-17" calcext:value-type="date">
            <text:p>06/17/20</text:p>
          </table:table-cell>
          <table:table-cell table:style-name="ce3" office:value-type="float" office:value="1209" calcext:value-type="float">
            <text:p>1209</text:p>
          </table:table-cell>
          <table:table-cell table:style-name="ce3" office:value-type="float" office:value="32" calcext:value-type="float">
            <text:p>32</text:p>
          </table:table-cell>
          <table:table-cell table:formula="of:=[.C171]/[.B171]" office:value-type="percentage" office:value="0.0264681555004136" calcext:value-type="percentage">
            <text:p>3%</text:p>
          </table:table-cell>
          <table:table-cell table:style-name="ce5" table:formula="of:=AVERAGE([.B157:.B171])" office:value-type="float" office:value="959.333333333333" calcext:value-type="float">
            <text:p>959.3</text:p>
          </table:table-cell>
          <table:table-cell table:style-name="ce5" table:formula="of:=AVERAGE([.C157:.C171])" office:value-type="float" office:value="33" calcext:value-type="float">
            <text:p>33.0</text:p>
          </table:table-cell>
        </table:table-row>
        <table:table-row table:style-name="ro1">
          <table:table-cell table:style-name="ce1" office:value-type="date" office:date-value="2020-06-18" calcext:value-type="date">
            <text:p>06/18/20</text:p>
          </table:table-cell>
          <table:table-cell table:style-name="ce3" office:value-type="float" office:value="1457" calcext:value-type="float">
            <text:p>1457</text:p>
          </table:table-cell>
          <table:table-cell table:style-name="ce3" office:value-type="float" office:value="29" calcext:value-type="float">
            <text:p>29</text:p>
          </table:table-cell>
          <table:table-cell table:formula="of:=[.C172]/[.B172]" office:value-type="percentage" office:value="0.0199039121482498" calcext:value-type="percentage">
            <text:p>2%</text:p>
          </table:table-cell>
          <table:table-cell table:style-name="ce5" table:formula="of:=AVERAGE([.B158:.B172])" office:value-type="float" office:value="996.466666666667" calcext:value-type="float">
            <text:p>996.5</text:p>
          </table:table-cell>
          <table:table-cell table:style-name="ce5" table:formula="of:=AVERAGE([.C158:.C172])" office:value-type="float" office:value="33.0666666666667" calcext:value-type="float">
            <text:p>33.1</text:p>
          </table:table-cell>
        </table:table-row>
        <table:table-row table:style-name="ro1">
          <table:table-cell table:style-name="ce1" office:value-type="date" office:date-value="2020-06-19" calcext:value-type="date">
            <text:p>06/19/20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float" office:value="30" calcext:value-type="float">
            <text:p>30</text:p>
          </table:table-cell>
          <table:table-cell table:formula="of:=[.C173]/[.B173]" office:value-type="percentage" office:value="0.0200803212851406" calcext:value-type="percentage">
            <text:p>2%</text:p>
          </table:table-cell>
          <table:table-cell table:style-name="ce5" table:formula="of:=AVERAGE([.B159:.B173])" office:value-type="float" office:value="1026.33333333333" calcext:value-type="float">
            <text:p>1,026.3</text:p>
          </table:table-cell>
          <table:table-cell table:style-name="ce5" table:formula="of:=AVERAGE([.C159:.C173])" office:value-type="float" office:value="32.2" calcext:value-type="float">
            <text:p>32.2</text:p>
          </table:table-cell>
        </table:table-row>
        <table:table-row table:style-name="ro1">
          <table:table-cell table:style-name="ce1" office:value-type="date" office:date-value="2020-06-20" calcext:value-type="date">
            <text:p>06/20/20</text:p>
          </table:table-cell>
          <table:table-cell table:style-name="ce3" office:value-type="float" office:value="1209" calcext:value-type="float">
            <text:p>1209</text:p>
          </table:table-cell>
          <table:table-cell table:style-name="ce3" office:value-type="float" office:value="29" calcext:value-type="float">
            <text:p>29</text:p>
          </table:table-cell>
          <table:table-cell table:formula="of:=[.C174]/[.B174]" office:value-type="percentage" office:value="0.0239867659222498" calcext:value-type="percentage">
            <text:p>2%</text:p>
          </table:table-cell>
          <table:table-cell table:style-name="ce5" table:formula="of:=AVERAGE([.B160:.B174])" office:value-type="float" office:value="1037.66666666667" calcext:value-type="float">
            <text:p>1,037.7</text:p>
          </table:table-cell>
          <table:table-cell table:style-name="ce5" table:formula="of:=AVERAGE([.C160:.C174])" office:value-type="float" office:value="31.6666666666667" calcext:value-type="float">
            <text:p>31.7</text:p>
          </table:table-cell>
        </table:table-row>
        <table:table-row table:style-name="ro1">
          <table:table-cell table:style-name="ce1" office:value-type="date" office:date-value="2020-06-21" calcext:value-type="date">
            <text:p>06/21/2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2" calcext:value-type="float">
            <text:p>22</text:p>
          </table:table-cell>
          <table:table-cell table:formula="of:=[.C175]/[.B175]" office:value-type="percentage" office:value="0.0315186246418338" calcext:value-type="percentage">
            <text:p>3%</text:p>
          </table:table-cell>
          <table:table-cell table:style-name="ce5" table:formula="of:=AVERAGE([.B161:.B175])" office:value-type="float" office:value="1007.8" calcext:value-type="float">
            <text:p>1,007.8</text:p>
          </table:table-cell>
          <table:table-cell table:style-name="ce5" table:formula="of:=AVERAGE([.C161:.C175])" office:value-type="float" office:value="31.2" calcext:value-type="float">
            <text:p>31.2</text:p>
          </table:table-cell>
        </table:table-row>
        <table:table-row table:style-name="ro1">
          <table:table-cell table:style-name="ce1" office:value-type="date" office:date-value="2020-06-22" calcext:value-type="date">
            <text:p>06/22/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0" calcext:value-type="float">
            <text:p>20</text:p>
          </table:table-cell>
          <table:table-cell table:formula="of:=[.C176]/[.B176]" office:value-type="percentage" office:value="0.0623052959501558" calcext:value-type="percentage">
            <text:p>6%</text:p>
          </table:table-cell>
          <table:table-cell table:style-name="ce5" table:formula="of:=AVERAGE([.B162:.B176])" office:value-type="float" office:value="977.2" calcext:value-type="float">
            <text:p>977.2</text:p>
          </table:table-cell>
          <table:table-cell table:style-name="ce5" table:formula="of:=AVERAGE([.C162:.C176])" office:value-type="float" office:value="30.3333333333333" calcext:value-type="float">
            <text:p>30.3</text:p>
          </table:table-cell>
        </table:table-row>
        <table:table-row table:style-name="ro1">
          <table:table-cell table:style-name="ce1" office:value-type="date" office:date-value="2020-06-23" calcext:value-type="date">
            <text:p>06/23/2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5" calcext:value-type="float">
            <text:p>25</text:p>
          </table:table-cell>
          <table:table-cell table:formula="of:=[.C177]/[.B177]" office:value-type="percentage" office:value="0.03125" calcext:value-type="percentage">
            <text:p>3%</text:p>
          </table:table-cell>
          <table:table-cell table:style-name="ce5" table:formula="of:=AVERAGE([.B163:.B177])" office:value-type="float" office:value="999.733333333333" calcext:value-type="float">
            <text:p>999.7</text:p>
          </table:table-cell>
          <table:table-cell table:style-name="ce5" table:formula="of:=AVERAGE([.C163:.C177])" office:value-type="float" office:value="29.4666666666667" calcext:value-type="float">
            <text:p>29.5</text:p>
          </table:table-cell>
        </table:table-row>
        <table:table-row table:style-name="ro1">
          <table:table-cell table:style-name="ce1" office:value-type="date" office:date-value="2020-06-24" calcext:value-type="date">
            <text:p>06/24/20</text:p>
          </table:table-cell>
          <table:table-cell table:style-name="ce3" office:value-type="float" office:value="1309" calcext:value-type="float">
            <text:p>1309</text:p>
          </table:table-cell>
          <table:table-cell table:style-name="ce3" office:value-type="float" office:value="22" calcext:value-type="float">
            <text:p>22</text:p>
          </table:table-cell>
          <table:table-cell table:formula="of:=[.C178]/[.B178]" office:value-type="percentage" office:value="0.0168067226890756" calcext:value-type="percentage">
            <text:p>2%</text:p>
          </table:table-cell>
          <table:table-cell table:style-name="ce5" table:formula="of:=AVERAGE([.B164:.B178])" office:value-type="float" office:value="1041.86666666667" calcext:value-type="float">
            <text:p>1,041.9</text:p>
          </table:table-cell>
          <table:table-cell table:style-name="ce5" table:formula="of:=AVERAGE([.C164:.C178])" office:value-type="float" office:value="28.7333333333333" calcext:value-type="float">
            <text:p>28.7</text:p>
          </table:table-cell>
        </table:table-row>
        <table:table-row table:style-name="ro1">
          <table:table-cell table:style-name="ce1" office:value-type="date" office:date-value="2020-06-25" calcext:value-type="date">
            <text:p>06/25/20</text:p>
          </table:table-cell>
          <table:table-cell table:style-name="ce3" office:value-type="float" office:value="1698" calcext:value-type="float">
            <text:p>1698</text:p>
          </table:table-cell>
          <table:table-cell table:style-name="ce3" office:value-type="float" office:value="23" calcext:value-type="float">
            <text:p>23</text:p>
          </table:table-cell>
          <table:table-cell table:formula="of:=[.C179]/[.B179]" office:value-type="percentage" office:value="0.013545347467609" calcext:value-type="percentage">
            <text:p>1%</text:p>
          </table:table-cell>
          <table:table-cell table:style-name="ce5" table:formula="of:=AVERAGE([.B165:.B179])" office:value-type="float" office:value="1092.6" calcext:value-type="float">
            <text:p>1,092.6</text:p>
          </table:table-cell>
          <table:table-cell table:style-name="ce5" table:formula="of:=AVERAGE([.C165:.C179])" office:value-type="float" office:value="27.6" calcext:value-type="float">
            <text:p>27.6</text:p>
          </table:table-cell>
        </table:table-row>
        <table:table-row table:style-name="ro1">
          <table:table-cell table:style-name="ce1" office:value-type="date" office:date-value="2020-06-26" calcext:value-type="date">
            <text:p>06/26/20</text:p>
          </table:table-cell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11" calcext:value-type="float">
            <text:p>11</text:p>
          </table:table-cell>
          <table:table-cell table:formula="of:=[.C180]/[.B180]" office:value-type="percentage" office:value="0.00860046911649726" calcext:value-type="percentage">
            <text:p>1%</text:p>
          </table:table-cell>
          <table:table-cell table:style-name="ce5" table:formula="of:=AVERAGE([.B166:.B180])" office:value-type="float" office:value="1082.06666666667" calcext:value-type="float">
            <text:p>1,082.1</text:p>
          </table:table-cell>
          <table:table-cell table:style-name="ce5" table:formula="of:=AVERAGE([.C166:.C180])" office:value-type="float" office:value="26" calcext:value-type="float">
            <text:p>26.0</text:p>
          </table:table-cell>
        </table:table-row>
        <table:table-row table:style-name="ro1">
          <table:table-cell table:style-name="ce1" office:value-type="date" office:date-value="2020-06-27" calcext:value-type="date">
            <text:p>06/27/20</text:p>
          </table:table-cell>
          <table:table-cell table:style-name="ce3" office:value-type="float" office:value="1204" calcext:value-type="float">
            <text:p>1204</text:p>
          </table:table-cell>
          <table:table-cell table:style-name="ce3" office:value-type="float" office:value="14" calcext:value-type="float">
            <text:p>14</text:p>
          </table:table-cell>
          <table:table-cell table:formula="of:=[.C181]/[.B181]" office:value-type="percentage" office:value="0.0116279069767442" calcext:value-type="percentage">
            <text:p>1%</text:p>
          </table:table-cell>
          <table:table-cell table:style-name="ce5" table:formula="of:=AVERAGE([.B167:.B181])" office:value-type="float" office:value="1076.13333333333" calcext:value-type="float">
            <text:p>1,076.1</text:p>
          </table:table-cell>
          <table:table-cell table:style-name="ce5" table:formula="of:=AVERAGE([.C167:.C181])" office:value-type="float" office:value="25" calcext:value-type="float">
            <text:p>25.0</text:p>
          </table:table-cell>
        </table:table-row>
        <table:table-row table:style-name="ro1">
          <table:table-cell table:style-name="ce1" office:value-type="date" office:date-value="2020-06-28" calcext:value-type="date">
            <text:p>06/28/2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3" calcext:value-type="float">
            <text:p>23</text:p>
          </table:table-cell>
          <table:table-cell table:formula="of:=[.C182]/[.B182]" office:value-type="percentage" office:value="0.0304635761589404" calcext:value-type="percentage">
            <text:p>3%</text:p>
          </table:table-cell>
          <table:table-cell table:style-name="ce5" table:formula="of:=AVERAGE([.B168:.B182])" office:value-type="float" office:value="1037.86666666667" calcext:value-type="float">
            <text:p>1,037.9</text:p>
          </table:table-cell>
          <table:table-cell table:style-name="ce5" table:formula="of:=AVERAGE([.C168:.C182])" office:value-type="float" office:value="24.3333333333333" calcext:value-type="float">
            <text:p>24.3</text:p>
          </table:table-cell>
        </table:table-row>
        <table:table-row table:style-name="ro1">
          <table:table-cell table:style-name="ce1" office:value-type="date" office:date-value="2020-06-29" calcext:value-type="date">
            <text:p>06/29/20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" calcext:value-type="float">
            <text:p>16</text:p>
          </table:table-cell>
          <table:table-cell table:formula="of:=[.C183]/[.B183]" office:value-type="percentage" office:value="0.0385542168674699" calcext:value-type="percentage">
            <text:p>4%</text:p>
          </table:table-cell>
          <table:table-cell table:style-name="ce5" table:formula="of:=AVERAGE([.B169:.B183])" office:value-type="float" office:value="996.733333333333" calcext:value-type="float">
            <text:p>996.7</text:p>
          </table:table-cell>
          <table:table-cell table:style-name="ce5" table:formula="of:=AVERAGE([.C169:.C183])" office:value-type="float" office:value="23.6" calcext:value-type="float">
            <text:p>23.6</text:p>
          </table:table-cell>
        </table:table-row>
        <table:table-row table:style-name="ro1">
          <table:table-cell table:style-name="ce1" office:value-type="date" office:date-value="2020-06-30" calcext:value-type="date">
            <text:p>06/30/20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0" calcext:value-type="float">
            <text:p>20</text:p>
          </table:table-cell>
          <table:table-cell table:formula="of:=[.C184]/[.B184]" office:value-type="percentage" office:value="0.0275103163686382" calcext:value-type="percentage">
            <text:p>3%</text:p>
          </table:table-cell>
          <table:table-cell table:style-name="ce5" table:formula="of:=AVERAGE([.B170:.B184])" office:value-type="float" office:value="1017.33333333333" calcext:value-type="float">
            <text:p>1,017.3</text:p>
          </table:table-cell>
          <table:table-cell table:style-name="ce5" table:formula="of:=AVERAGE([.C170:.C184])" office:value-type="float" office:value="22.9333333333333" calcext:value-type="float">
            <text:p>22.9</text:p>
          </table:table-cell>
        </table:table-row>
        <table:table-row table:style-name="ro1">
          <table:table-cell table:style-name="ce1" office:value-type="date" office:date-value="2020-07-01" calcext:value-type="date">
            <text:p>07/01/20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15" calcext:value-type="float">
            <text:p>15</text:p>
          </table:table-cell>
          <table:table-cell table:formula="of:=[.C185]/[.B185]" office:value-type="percentage" office:value="0.0186567164179104" calcext:value-type="percentage">
            <text:p>2%</text:p>
          </table:table-cell>
          <table:table-cell table:style-name="ce5" table:formula="of:=AVERAGE([.B171:.B185])" office:value-type="float" office:value="1025.26666666667" calcext:value-type="float">
            <text:p>1,025.3</text:p>
          </table:table-cell>
          <table:table-cell table:style-name="ce5" table:formula="of:=AVERAGE([.C171:.C185])" office:value-type="float" office:value="22.0666666666667" calcext:value-type="float">
            <text:p>22.1</text:p>
          </table:table-cell>
        </table:table-row>
        <table:table-row table:style-name="ro1">
          <table:table-cell table:style-name="ce1" office:value-type="date" office:date-value="2020-07-02" calcext:value-type="date">
            <text:p>07/02/20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5" calcext:value-type="float">
            <text:p>15</text:p>
          </table:table-cell>
          <table:table-cell table:formula="of:=[.C186]/[.B186]" office:value-type="percentage" office:value="0.0219298245614035" calcext:value-type="percentage">
            <text:p>2%</text:p>
          </table:table-cell>
          <table:table-cell table:style-name="ce5" table:formula="of:=AVERAGE([.B172:.B186])" office:value-type="float" office:value="990.266666666667" calcext:value-type="float">
            <text:p>990.3</text:p>
          </table:table-cell>
          <table:table-cell table:style-name="ce5" table:formula="of:=AVERAGE([.C172:.C186])" office:value-type="float" office:value="20.9333333333333" calcext:value-type="float">
            <text:p>20.9</text:p>
          </table:table-cell>
        </table:table-row>
        <table:table-row table:style-name="ro1">
          <table:table-cell table:style-name="ce1" office:value-type="date" office:date-value="2020-07-03" calcext:value-type="date">
            <text:p>07/03/2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8" calcext:value-type="float">
            <text:p>8</text:p>
          </table:table-cell>
          <table:table-cell table:formula="of:=[.C187]/[.B187]" office:value-type="percentage" office:value="0.0116448326055313" calcext:value-type="percentage">
            <text:p>1%</text:p>
          </table:table-cell>
          <table:table-cell table:style-name="ce5" table:formula="of:=AVERAGE([.B173:.B187])" office:value-type="float" office:value="938.933333333333" calcext:value-type="float">
            <text:p>938.9</text:p>
          </table:table-cell>
          <table:table-cell table:style-name="ce5" table:formula="of:=AVERAGE([.C173:.C187])" office:value-type="float" office:value="19.5333333333333" calcext:value-type="float">
            <text:p>19.5</text:p>
          </table:table-cell>
        </table:table-row>
        <table:table-row table:style-name="ro1">
          <table:table-cell table:style-name="ce1" office:value-type="date" office:date-value="2020-07-04" calcext:value-type="date">
            <text:p>07/04/2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5" calcext:value-type="float">
            <text:p>15</text:p>
          </table:table-cell>
          <table:table-cell table:formula="of:=[.C188]/[.B188]" office:value-type="percentage" office:value="0.0216138328530259" calcext:value-type="percentage">
            <text:p>2%</text:p>
          </table:table-cell>
          <table:table-cell table:style-name="ce5" table:formula="of:=AVERAGE([.B174:.B188])" office:value-type="float" office:value="885.6" calcext:value-type="float">
            <text:p>885.6</text:p>
          </table:table-cell>
          <table:table-cell table:style-name="ce5" table:formula="of:=AVERAGE([.C174:.C188])" office:value-type="float" office:value="18.5333333333333" calcext:value-type="float">
            <text:p>18.5</text:p>
          </table:table-cell>
        </table:table-row>
        <table:table-row table:style-name="ro1">
          <table:table-cell table:style-name="ce1" office:value-type="date" office:date-value="2020-07-05" calcext:value-type="date">
            <text:p>07/05/2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" calcext:value-type="float">
            <text:p>9</text:p>
          </table:table-cell>
          <table:table-cell table:formula="of:=[.C189]/[.B189]" office:value-type="percentage" office:value="0.0247252747252747" calcext:value-type="percentage">
            <text:p>2%</text:p>
          </table:table-cell>
          <table:table-cell table:style-name="ce5" table:formula="of:=AVERAGE([.B175:.B189])" office:value-type="float" office:value="829.266666666667" calcext:value-type="float">
            <text:p>829.3</text:p>
          </table:table-cell>
          <table:table-cell table:style-name="ce5" table:formula="of:=AVERAGE([.C175:.C189])" office:value-type="float" office:value="17.2" calcext:value-type="float">
            <text:p>17.2</text:p>
          </table:table-cell>
        </table:table-row>
        <table:table-row table:style-name="ro1">
          <table:table-cell table:style-name="ce1" office:value-type="date" office:date-value="2020-07-06" calcext:value-type="date">
            <text:p>07/06/20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5" calcext:value-type="float">
            <text:p>15</text:p>
          </table:table-cell>
          <table:table-cell table:formula="of:=[.C190]/[.B190]" office:value-type="percentage" office:value="0.0476190476190476" calcext:value-type="percentage">
            <text:p>5%</text:p>
          </table:table-cell>
          <table:table-cell table:style-name="ce5" table:formula="of:=AVERAGE([.B176:.B190])" office:value-type="float" office:value="803.733333333333" calcext:value-type="float">
            <text:p>803.7</text:p>
          </table:table-cell>
          <table:table-cell table:style-name="ce5" table:formula="of:=AVERAGE([.C176:.C190])" office:value-type="float" office:value="16.7333333333333" calcext:value-type="float">
            <text:p>16.7</text:p>
          </table:table-cell>
        </table:table-row>
        <table:table-row table:style-name="ro1">
          <table:table-cell table:style-name="ce1" office:value-type="date" office:date-value="2020-07-07" calcext:value-type="date">
            <text:p>07/07/2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2" calcext:value-type="float">
            <text:p>12</text:p>
          </table:table-cell>
          <table:table-cell table:formula="of:=[.C191]/[.B191]" office:value-type="percentage" office:value="0.047808764940239" calcext:value-type="percentage">
            <text:p>5%</text:p>
          </table:table-cell>
          <table:table-cell table:style-name="ce5" table:formula="of:=AVERAGE([.B177:.B191])" office:value-type="float" office:value="799.066666666667" calcext:value-type="float">
            <text:p>799.1</text:p>
          </table:table-cell>
          <table:table-cell table:style-name="ce5" table:formula="of:=AVERAGE([.C177:.C191])" office:value-type="float" office:value="16.2" calcext:value-type="float">
            <text:p>16.2</text:p>
          </table:table-cell>
        </table:table-row>
        <table:table-row table:style-name="ro1">
          <table:table-cell table:style-name="ce1" office:value-type="date" office:date-value="2020-07-08" calcext:value-type="date">
            <text:p>07/08/2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1" calcext:value-type="float">
            <text:p>11</text:p>
          </table:table-cell>
          <table:table-cell table:formula="of:=[.C192]/[.B192]" office:value-type="percentage" office:value="0.039568345323741" calcext:value-type="percentage">
            <text:p>4%</text:p>
          </table:table-cell>
          <table:table-cell table:style-name="ce5" table:formula="of:=AVERAGE([.B178:.B192])" office:value-type="float" office:value="764.266666666667" calcext:value-type="float">
            <text:p>764.3</text:p>
          </table:table-cell>
          <table:table-cell table:style-name="ce5" table:formula="of:=AVERAGE([.C178:.C192])" office:value-type="float" office:value="15.2666666666667" calcext:value-type="float">
            <text:p>15.3</text:p>
          </table:table-cell>
        </table:table-row>
        <table:table-row table:style-name="ro1">
          <table:table-cell table:style-name="ce1" office:value-type="date" office:date-value="2020-07-09" calcext:value-type="date">
            <text:p>07/09/2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5" calcext:value-type="float">
            <text:p>15</text:p>
          </table:table-cell>
          <table:table-cell table:formula="of:=[.C193]/[.B193]" office:value-type="percentage" office:value="0.0281425891181989" calcext:value-type="percentage">
            <text:p>3%</text:p>
          </table:table-cell>
          <table:table-cell table:style-name="ce5" table:formula="of:=AVERAGE([.B179:.B193])" office:value-type="float" office:value="712.533333333333" calcext:value-type="float">
            <text:p>712.5</text:p>
          </table:table-cell>
          <table:table-cell table:style-name="ce5" table:formula="of:=AVERAGE([.C179:.C193])" office:value-type="float" office:value="14.8" calcext:value-type="float">
            <text:p>14.8</text:p>
          </table:table-cell>
        </table:table-row>
        <table:table-row table:style-name="ro1">
          <table:table-cell table:style-name="ce1" office:value-type="date" office:date-value="2020-07-10" calcext:value-type="date">
            <text:p>07/10/20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" calcext:value-type="float">
            <text:p>14</text:p>
          </table:table-cell>
          <table:table-cell table:formula="of:=[.C194]/[.B194]" office:value-type="percentage" office:value="0.0419161676646707" calcext:value-type="percentage">
            <text:p>4%</text:p>
          </table:table-cell>
          <table:table-cell table:style-name="ce5" table:formula="of:=AVERAGE([.B180:.B194])" office:value-type="float" office:value="621.6" calcext:value-type="float">
            <text:p>621.6</text:p>
          </table:table-cell>
          <table:table-cell table:style-name="ce5" table:formula="of:=AVERAGE([.C180:.C194])" office:value-type="float" office:value="14.2" calcext:value-type="float">
            <text:p>14.2</text:p>
          </table:table-cell>
        </table:table-row>
        <table:table-row table:style-name="ro1">
          <table:table-cell table:style-name="ce1" office:value-type="date" office:date-value="2020-07-11" calcext:value-type="date">
            <text:p>07/11/2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0" calcext:value-type="float">
            <text:p>10</text:p>
          </table:table-cell>
          <table:table-cell table:formula="of:=[.C195]/[.B195]" office:value-type="percentage" office:value="0.02710027100271" calcext:value-type="percentage">
            <text:p>3%</text:p>
          </table:table-cell>
          <table:table-cell table:style-name="ce5" table:formula="of:=AVERAGE([.B181:.B195])" office:value-type="float" office:value="560.933333333333" calcext:value-type="float">
            <text:p>560.9</text:p>
          </table:table-cell>
          <table:table-cell table:style-name="ce5" table:formula="of:=AVERAGE([.C181:.C195])" office:value-type="float" office:value="14.1333333333333" calcext:value-type="float">
            <text:p>14.1</text:p>
          </table:table-cell>
        </table:table-row>
        <table:table-row table:style-name="ro1">
          <table:table-cell table:style-name="ce1" office:value-type="date" office:date-value="2020-07-12" calcext:value-type="date">
            <text:p>07/12/2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" calcext:value-type="float">
            <text:p>8</text:p>
          </table:table-cell>
          <table:table-cell table:formula="of:=[.C196]/[.B196]" office:value-type="percentage" office:value="0.025974025974026" calcext:value-type="percentage">
            <text:p>3%</text:p>
          </table:table-cell>
          <table:table-cell table:style-name="ce5" table:formula="of:=AVERAGE([.B182:.B196])" office:value-type="float" office:value="501.2" calcext:value-type="float">
            <text:p>501.2</text:p>
          </table:table-cell>
          <table:table-cell table:style-name="ce5" table:formula="of:=AVERAGE([.C182:.C196])" office:value-type="float" office:value="13.7333333333333" calcext:value-type="float">
            <text:p>13.7</text:p>
          </table:table-cell>
        </table:table-row>
        <table:table-row table:style-name="ro1">
          <table:table-cell table:style-name="ce1" office:value-type="date" office:date-value="2020-07-13" calcext:value-type="date">
            <text:p>07/13/2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" calcext:value-type="float">
            <text:p>12</text:p>
          </table:table-cell>
          <table:table-cell table:formula="of:=[.C197]/[.B197]" office:value-type="percentage" office:value="0.113207547169811" calcext:value-type="percentage">
            <text:p>11%</text:p>
          </table:table-cell>
          <table:table-cell table:style-name="ce5" table:formula="of:=AVERAGE([.B183:.B197])" office:value-type="float" office:value="457.933333333333" calcext:value-type="float">
            <text:p>457.9</text:p>
          </table:table-cell>
          <table:table-cell table:style-name="ce5" table:formula="of:=AVERAGE([.C183:.C197])" office:value-type="float" office:value="13" calcext:value-type="float">
            <text:p>13.0</text:p>
          </table:table-cell>
        </table:table-row>
        <table:table-row table:style-name="ro1">
          <table:table-cell table:style-name="ce1" office:value-type="date" office:date-value="2020-07-14" calcext:value-type="date">
            <text:p>07/14/2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" calcext:value-type="float">
            <text:p>8</text:p>
          </table:table-cell>
          <table:table-cell table:formula="of:=[.C198]/[.B198]" office:value-type="percentage" office:value="0.0470588235294118" calcext:value-type="percentage">
            <text:p>5%</text:p>
          </table:table-cell>
          <table:table-cell table:style-name="ce5" table:formula="of:=AVERAGE([.B184:.B198])" office:value-type="float" office:value="441.6" calcext:value-type="float">
            <text:p>441.6</text:p>
          </table:table-cell>
          <table:table-cell table:style-name="ce5" table:formula="of:=AVERAGE([.C184:.C198])" office:value-type="float" office:value="12.4666666666667" calcext:value-type="float">
            <text:p>12.5</text:p>
          </table:table-cell>
        </table:table-row>
        <table:table-row table:style-name="ro1">
          <table:table-cell table:style-name="ce1" office:value-type="date" office:date-value="2020-07-15" calcext:value-type="date">
            <text:p>07/15/2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" calcext:value-type="float">
            <text:p>6</text:p>
          </table:table-cell>
          <table:table-cell table:formula="of:=[.C199]/[.B199]" office:value-type="percentage" office:value="0.0192307692307692" calcext:value-type="percentage">
            <text:p>2%</text:p>
          </table:table-cell>
          <table:table-cell table:style-name="ce5" table:formula="of:=AVERAGE([.B185:.B199])" office:value-type="float" office:value="413.933333333333" calcext:value-type="float">
            <text:p>413.9</text:p>
          </table:table-cell>
          <table:table-cell table:style-name="ce5" table:formula="of:=AVERAGE([.C185:.C199])" office:value-type="float" office:value="11.5333333333333" calcext:value-type="float">
            <text:p>11.5</text:p>
          </table:table-cell>
        </table:table-row>
        <table:table-row table:style-name="ro1">
          <table:table-cell table:style-name="ce1" office:value-type="date" office:date-value="2020-07-16" calcext:value-type="date">
            <text:p>07/16/2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" calcext:value-type="float">
            <text:p>6</text:p>
          </table:table-cell>
          <table:table-cell table:formula="of:=[.C200]/[.B200]" office:value-type="percentage" office:value="0.0209059233449477" calcext:value-type="percentage">
            <text:p>2%</text:p>
          </table:table-cell>
          <table:table-cell table:style-name="ce5" table:formula="of:=AVERAGE([.B186:.B200])" office:value-type="float" office:value="379.466666666667" calcext:value-type="float">
            <text:p>379.5</text:p>
          </table:table-cell>
          <table:table-cell table:style-name="ce5" table:formula="of:=AVERAGE([.C186:.C200])" office:value-type="float" office:value="10.9333333333333" calcext:value-type="float">
            <text:p>10.9</text:p>
          </table:table-cell>
        </table:table-row>
        <table:table-row table:style-name="ro1">
          <table:table-cell table:style-name="ce1" office:value-type="date" office:date-value="2020-07-17" calcext:value-type="date">
            <text:p>07/17/2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" calcext:value-type="float">
            <text:p>7</text:p>
          </table:table-cell>
          <table:table-cell table:formula="of:=[.C201]/[.B201]" office:value-type="percentage" office:value="0.0261194029850746" calcext:value-type="percentage">
            <text:p>3%</text:p>
          </table:table-cell>
          <table:table-cell table:style-name="ce5" table:formula="of:=AVERAGE([.B187:.B201])" office:value-type="float" office:value="351.733333333333" calcext:value-type="float">
            <text:p>351.7</text:p>
          </table:table-cell>
          <table:table-cell table:style-name="ce5" table:formula="of:=AVERAGE([.C187:.C201])" office:value-type="float" office:value="10.4" calcext:value-type="float">
            <text:p>10.4</text:p>
          </table:table-cell>
        </table:table-row>
        <table:table-row table:style-name="ro1">
          <table:table-cell table:style-name="ce1" office:value-type="date" office:date-value="2020-07-18" calcext:value-type="date">
            <text:p>07/18/2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" calcext:value-type="float">
            <text:p>11</text:p>
          </table:table-cell>
          <table:table-cell table:formula="of:=[.C202]/[.B202]" office:value-type="percentage" office:value="0.0387323943661972" calcext:value-type="percentage">
            <text:p>4%</text:p>
          </table:table-cell>
          <table:table-cell table:style-name="ce5" table:formula="of:=AVERAGE([.B188:.B202])" office:value-type="float" office:value="324.866666666667" calcext:value-type="float">
            <text:p>324.9</text:p>
          </table:table-cell>
          <table:table-cell table:style-name="ce5" table:formula="of:=AVERAGE([.C188:.C202])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date" office:date-value="2020-07-19" calcext:value-type="date">
            <text:p>07/19/2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" calcext:value-type="float">
            <text:p>7</text:p>
          </table:table-cell>
          <table:table-cell table:formula="of:=[.C203]/[.B203]" office:value-type="percentage" office:value="0.0366492146596859" calcext:value-type="percentage">
            <text:p>4%</text:p>
          </table:table-cell>
          <table:table-cell table:style-name="ce5" table:formula="of:=AVERAGE([.B189:.B203])" office:value-type="float" office:value="291.333333333333" calcext:value-type="float">
            <text:p>291.3</text:p>
          </table:table-cell>
          <table:table-cell table:style-name="ce5" table:formula="of:=AVERAGE([.C189:.C203])" office:value-type="float" office:value="10.0666666666667" calcext:value-type="float">
            <text:p>10.1</text:p>
          </table:table-cell>
        </table:table-row>
        <table:table-row table:style-name="ro1">
          <table:table-cell table:style-name="ce1" office:value-type="date" office:date-value="2020-07-20" calcext:value-type="date">
            <text:p>07/20/2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" calcext:value-type="float">
            <text:p>6</text:p>
          </table:table-cell>
          <table:table-cell table:formula="of:=[.C204]/[.B204]" office:value-type="percentage" office:value="0.0545454545454545" calcext:value-type="percentage">
            <text:p>5%</text:p>
          </table:table-cell>
          <table:table-cell table:style-name="ce5" table:formula="of:=AVERAGE([.B190:.B204])" office:value-type="float" office:value="274.4" calcext:value-type="float">
            <text:p>274.4</text:p>
          </table:table-cell>
          <table:table-cell table:style-name="ce5" table:formula="of:=AVERAGE([.C190:.C204])" office:value-type="float" office:value="9.86666666666667" calcext:value-type="float">
            <text:p>9.9</text:p>
          </table:table-cell>
        </table:table-row>
        <table:table-row table:style-name="ro1">
          <table:table-cell table:style-name="ce1" office:value-type="date" office:date-value="2020-07-21" calcext:value-type="date">
            <text:p>07/21/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7" calcext:value-type="float">
            <text:p>7</text:p>
          </table:table-cell>
          <table:table-cell table:formula="of:=[.C205]/[.B205]" office:value-type="percentage" office:value="0.0534351145038168" calcext:value-type="percentage">
            <text:p>5%</text:p>
          </table:table-cell>
          <table:table-cell table:style-name="ce5" table:formula="of:=AVERAGE([.B191:.B205])" office:value-type="float" office:value="262.133333333333" calcext:value-type="float">
            <text:p>262.1</text:p>
          </table:table-cell>
          <table:table-cell table:style-name="ce5" table:formula="of:=AVERAGE([.C191:.C205])" office:value-type="float" office:value="9.33333333333333" calcext:value-type="float">
            <text:p>9.3</text:p>
          </table:table-cell>
        </table:table-row>
        <table:table-row table:style-name="ro1">
          <table:table-cell table:style-name="ce1" office:value-type="date" office:date-value="2020-07-22" calcext:value-type="date">
            <text:p>07/22/2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" calcext:value-type="float">
            <text:p>6</text:p>
          </table:table-cell>
          <table:table-cell table:formula="of:=[.C206]/[.B206]" office:value-type="percentage" office:value="0.0265486725663717" calcext:value-type="percentage">
            <text:p>3%</text:p>
          </table:table-cell>
          <table:table-cell table:style-name="ce5" table:formula="of:=AVERAGE([.B192:.B206])" office:value-type="float" office:value="260.466666666667" calcext:value-type="float">
            <text:p>260.5</text:p>
          </table:table-cell>
          <table:table-cell table:style-name="ce5" table:formula="of:=AVERAGE([.C192:.C206])" office:value-type="float" office:value="8.93333333333333" calcext:value-type="float">
            <text:p>8.9</text:p>
          </table:table-cell>
        </table:table-row>
        <table:table-row table:style-name="ro1">
          <table:table-cell table:style-name="ce1" office:value-type="date" office:date-value="2020-07-23" calcext:value-type="date">
            <text:p>07/23/2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5" calcext:value-type="float">
            <text:p>5</text:p>
          </table:table-cell>
          <table:table-cell table:formula="of:=[.C207]/[.B207]" office:value-type="percentage" office:value="0.0168350168350168" calcext:value-type="percentage">
            <text:p>2%</text:p>
          </table:table-cell>
          <table:table-cell table:style-name="ce5" table:formula="of:=AVERAGE([.B193:.B207])" office:value-type="float" office:value="261.733333333333" calcext:value-type="float">
            <text:p>261.7</text:p>
          </table:table-cell>
          <table:table-cell table:style-name="ce5" table:formula="of:=AVERAGE([.C193:.C207])" office:value-type="float" office:value="8.53333333333333" calcext:value-type="float">
            <text:p>8.5</text:p>
          </table:table-cell>
        </table:table-row>
        <table:table-row table:style-name="ro1">
          <table:table-cell table:style-name="ce1" office:value-type="date" office:date-value="2020-07-24" calcext:value-type="date">
            <text:p>07/24/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" calcext:value-type="float">
            <text:p>3</text:p>
          </table:table-cell>
          <table:table-cell table:formula="of:=[.C208]/[.B208]" office:value-type="percentage" office:value="0.0136363636363636" calcext:value-type="percentage">
            <text:p>1%</text:p>
          </table:table-cell>
          <table:table-cell table:style-name="ce5" table:formula="of:=AVERAGE([.B194:.B208])" office:value-type="float" office:value="240.866666666667" calcext:value-type="float">
            <text:p>240.9</text:p>
          </table:table-cell>
          <table:table-cell table:style-name="ce5" table:formula="of:=AVERAGE([.C194:.C208])" office:value-type="float" office:value="7.73333333333333" calcext:value-type="float">
            <text:p>7.7</text:p>
          </table:table-cell>
        </table:table-row>
        <table:table-row table:style-name="ro1">
          <table:table-cell table:style-name="ce1" office:value-type="date" office:date-value="2020-07-25" calcext:value-type="date">
            <text:p>07/25/2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" calcext:value-type="float">
            <text:p>1</text:p>
          </table:table-cell>
          <table:table-cell table:formula="of:=[.C209]/[.B209]" office:value-type="percentage" office:value="0.00381679389312977" calcext:value-type="percentage">
            <text:p>0%</text:p>
          </table:table-cell>
          <table:table-cell table:style-name="ce5" table:formula="of:=AVERAGE([.B195:.B209])" office:value-type="float" office:value="236.066666666667" calcext:value-type="float">
            <text:p>236.1</text:p>
          </table:table-cell>
          <table:table-cell table:style-name="ce5" table:formula="of:=AVERAGE([.C195:.C209])" office:value-type="float" office:value="6.86666666666667" calcext:value-type="float">
            <text:p>6.9</text:p>
          </table:table-cell>
        </table:table-row>
        <table:table-row table:style-name="ro1">
          <table:table-cell table:style-name="ce1" office:value-type="date" office:date-value="2020-07-26" calcext:value-type="date">
            <text:p>07/26/2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" calcext:value-type="float">
            <text:p>2</text:p>
          </table:table-cell>
          <table:table-cell table:formula="of:=[.C210]/[.B210]" office:value-type="percentage" office:value="0.0144927536231884" calcext:value-type="percentage">
            <text:p>1%</text:p>
          </table:table-cell>
          <table:table-cell table:style-name="ce5" table:formula="of:=AVERAGE([.B196:.B210])" office:value-type="float" office:value="220.666666666667" calcext:value-type="float">
            <text:p>220.7</text:p>
          </table:table-cell>
          <table:table-cell table:style-name="ce5" table:formula="of:=AVERAGE([.C196:.C210])" office:value-type="float" office:value="6.33333333333333" calcext:value-type="float">
            <text:p>6.3</text:p>
          </table:table-cell>
        </table:table-row>
        <table:table-row table:style-name="ro1">
          <table:table-cell table:style-name="ce1" office:value-type="date" office:date-value="2020-07-27" calcext:value-type="date">
            <text:p>07/27/2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formula="of:=[.C211]/[.B211]" office:value-type="percentage" office:value="0.142857142857143" calcext:value-type="percentage">
            <text:p>14%</text:p>
          </table:table-cell>
          <table:table-cell table:style-name="ce5" table:formula="of:=AVERAGE([.B197:.B211])" office:value-type="float" office:value="202.933333333333" calcext:value-type="float">
            <text:p>202.9</text:p>
          </table:table-cell>
          <table:table-cell table:style-name="ce5" table:formula="of:=AVERAGE([.C197:.C211])" office:value-type="float" office:value="6.2" calcext:value-type="float">
            <text:p>6.2</text:p>
          </table:table-cell>
        </table:table-row>
        <table:table-row table:style-name="ro1">
          <table:table-cell table:style-name="ce1" office:value-type="date" office:date-value="2020-07-28" calcext:value-type="date">
            <text:p>07/28/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" calcext:value-type="float">
            <text:p>4</text:p>
          </table:table-cell>
          <table:table-cell table:formula="of:=[.C212]/[.B212]" office:value-type="percentage" office:value="0.0563380281690141" calcext:value-type="percentage">
            <text:p>6%</text:p>
          </table:table-cell>
          <table:table-cell table:style-name="ce5" table:formula="of:=AVERAGE([.B198:.B212])" office:value-type="float" office:value="200.6" calcext:value-type="float">
            <text:p>200.6</text:p>
          </table:table-cell>
          <table:table-cell table:style-name="ce5" table:formula="of:=AVERAGE([.C198:.C212])" office:value-type="float" office:value="5.66666666666667" calcext:value-type="float">
            <text:p>5.7</text:p>
          </table:table-cell>
        </table:table-row>
        <table:table-row table:style-name="ro1">
          <table:table-cell table:style-name="ce1" office:value-type="date" office:date-value="2020-07-29" calcext:value-type="date">
            <text:p>07/29/2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formula="of:=[.C213]/[.B213]" office:value-type="percentage" office:value="0.00353356890459364" calcext:value-type="percentage">
            <text:p>0%</text:p>
          </table:table-cell>
          <table:table-cell table:style-name="ce5" table:formula="of:=AVERAGE([.B199:.B213])" office:value-type="float" office:value="208.133333333333" calcext:value-type="float">
            <text:p>208.1</text:p>
          </table:table-cell>
          <table:table-cell table:style-name="ce5" table:formula="of:=AVERAGE([.C199:.C213])" office:value-type="float" office:value="5.2" calcext:value-type="float">
            <text:p>5.2</text:p>
          </table:table-cell>
        </table:table-row>
        <table:table-row table:style-name="ro1">
          <table:table-cell table:style-name="ce1" office:value-type="date" office:date-value="2020-07-30" calcext:value-type="date">
            <text:p>07/30/2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formula="of:=[.C214]/[.B214]" office:value-type="percentage" office:value="0" calcext:value-type="percentage">
            <text:p>0%</text:p>
          </table:table-cell>
          <table:table-cell table:style-name="ce5" table:formula="of:=AVERAGE([.B200:.B214])" office:value-type="float" office:value="207.4" calcext:value-type="float">
            <text:p>207.4</text:p>
          </table:table-cell>
          <table:table-cell table:style-name="ce5" table:formula="of:=AVERAGE([.C200:.C214])" office:value-type="float" office:value="4.8" calcext:value-type="float">
            <text:p>4.8</text:p>
          </table:table-cell>
        </table:table-row>
        <table:table-row table:style-name="ro1">
          <table:table-cell table:style-name="ce1" office:value-type="date" office:date-value="2020-07-31" calcext:value-type="date">
            <text:p>07/31/2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" calcext:value-type="float">
            <text:p>2</text:p>
          </table:table-cell>
          <table:table-cell table:formula="of:=[.C215]/[.B215]" office:value-type="percentage" office:value="0.00662251655629139" calcext:value-type="percentage">
            <text:p>1%</text:p>
          </table:table-cell>
          <table:table-cell table:style-name="ce5" table:formula="of:=AVERAGE([.B201:.B215])" office:value-type="float" office:value="208.4" calcext:value-type="float">
            <text:p>208.4</text:p>
          </table:table-cell>
          <table:table-cell table:style-name="ce5" table:formula="of:=AVERAGE([.C201:.C215])" office:value-type="float" office:value="4.53333333333333" calcext:value-type="float">
            <text:p>4.5</text:p>
          </table:table-cell>
        </table:table-row>
        <table:table-row table:style-name="ro1">
          <table:table-cell table:style-name="ce1" office:value-type="date" office:date-value="2020-08-01" calcext:value-type="date">
            <text:p>08/01/2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" calcext:value-type="float">
            <text:p>2</text:p>
          </table:table-cell>
          <table:table-cell table:formula="of:=[.C216]/[.B216]" office:value-type="percentage" office:value="0.00775193798449612" calcext:value-type="percentage">
            <text:p>1%</text:p>
          </table:table-cell>
          <table:table-cell table:style-name="ce5" table:formula="of:=AVERAGE([.B202:.B216])" office:value-type="float" office:value="207.733333333333" calcext:value-type="float">
            <text:p>207.7</text:p>
          </table:table-cell>
          <table:table-cell table:style-name="ce5" table:formula="of:=AVERAGE([.C202:.C216])" office:value-type="float" office:value="4.2" calcext:value-type="float">
            <text:p>4.2</text:p>
          </table:table-cell>
        </table:table-row>
        <table:table-row table:style-name="ro1">
          <table:table-cell table:style-name="ce1" office:value-type="date" office:date-value="2020-08-02" calcext:value-type="date">
            <text:p>08/02/20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3" calcext:value-type="float">
            <text:p>3</text:p>
          </table:table-cell>
          <table:table-cell table:formula="of:=[.C217]/[.B217]" office:value-type="percentage" office:value="0.0099009900990099" calcext:value-type="percentage">
            <text:p>1%</text:p>
          </table:table-cell>
          <table:table-cell table:style-name="ce5" table:formula="of:=AVERAGE([.B203:.B217])" office:value-type="float" office:value="209" calcext:value-type="float">
            <text:p>209.0</text:p>
          </table:table-cell>
          <table:table-cell table:style-name="ce5" table:formula="of:=AVERAGE([.C203:.C217])" office:value-type="float" office:value="3.66666666666667" calcext:value-type="float">
            <text:p>3.7</text:p>
          </table:table-cell>
        </table:table-row>
        <table:table-row table:style-name="ro1">
          <table:table-cell table:style-name="ce1" office:value-type="date" office:date-value="2020-08-03" calcext:value-type="date">
            <text:p>08/03/2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" calcext:value-type="float">
            <text:p>4</text:p>
          </table:table-cell>
          <table:table-cell table:formula="of:=[.C218]/[.B218]" office:value-type="percentage" office:value="0.105263157894737" calcext:value-type="percentage">
            <text:p>11%</text:p>
          </table:table-cell>
          <table:table-cell table:style-name="ce5" table:formula="of:=AVERAGE([.B204:.B218])" office:value-type="float" office:value="198.8" calcext:value-type="float">
            <text:p>198.8</text:p>
          </table:table-cell>
          <table:table-cell table:style-name="ce5" table:formula="of:=AVERAGE([.C204:.C218])" office:value-type="float" office:value="3.46666666666667" calcext:value-type="float">
            <text:p>3.5</text:p>
          </table:table-cell>
        </table:table-row>
        <table:table-row table:style-name="ro1">
          <table:table-cell table:style-name="ce1" office:value-type="date" office:date-value="2020-08-04" calcext:value-type="date">
            <text:p>08/04/20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" calcext:value-type="float">
            <text:p>2</text:p>
          </table:table-cell>
          <table:table-cell table:formula="of:=[.C219]/[.B219]" office:value-type="percentage" office:value="0.0121212121212121" calcext:value-type="percentage">
            <text:p>1%</text:p>
          </table:table-cell>
          <table:table-cell table:style-name="ce5" table:formula="of:=AVERAGE([.B205:.B219])" office:value-type="float" office:value="202.466666666667" calcext:value-type="float">
            <text:p>202.5</text:p>
          </table:table-cell>
          <table:table-cell table:style-name="ce5" table:formula="of:=AVERAGE([.C205:.C219])" office:value-type="float" office:value="3.2" calcext:value-type="float">
            <text:p>3.2</text:p>
          </table:table-cell>
        </table:table-row>
        <table:table-row table:style-name="ro1">
          <table:table-cell table:style-name="ce1" office:value-type="date" office:date-value="2020-08-05" calcext:value-type="date">
            <text:p>08/05/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" calcext:value-type="float">
            <text:p>1</text:p>
          </table:table-cell>
          <table:table-cell table:formula="of:=[.C220]/[.B220]" office:value-type="percentage" office:value="0.003003003003003" calcext:value-type="percentage">
            <text:p>0%</text:p>
          </table:table-cell>
          <table:table-cell table:style-name="ce5" table:formula="of:=AVERAGE([.B206:.B220])" office:value-type="float" office:value="215.933333333333" calcext:value-type="float">
            <text:p>215.9</text:p>
          </table:table-cell>
          <table:table-cell table:style-name="ce5" table:formula="of:=AVERAGE([.C206:.C220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08-06" calcext:value-type="date">
            <text:p>08/06/2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formula="of:=[.C221]/[.B221]" office:value-type="percentage" office:value="0.00941176470588235" calcext:value-type="percentage">
            <text:p>1%</text:p>
          </table:table-cell>
          <table:table-cell table:style-name="ce5" table:formula="of:=AVERAGE([.B207:.B221])" office:value-type="float" office:value="229.2" calcext:value-type="float">
            <text:p>229.2</text:p>
          </table:table-cell>
          <table:table-cell table:style-name="ce5" table:formula="of:=AVERAGE([.C207:.C221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08-07" calcext:value-type="date">
            <text:p>08/07/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" calcext:value-type="float">
            <text:p>2</text:p>
          </table:table-cell>
          <table:table-cell table:formula="of:=[.C222]/[.B222]" office:value-type="percentage" office:value="0.00529100529100529" calcext:value-type="percentage">
            <text:p>1%</text:p>
          </table:table-cell>
          <table:table-cell table:style-name="ce5" table:formula="of:=AVERAGE([.B208:.B222])" office:value-type="float" office:value="234.6" calcext:value-type="float">
            <text:p>234.6</text:p>
          </table:table-cell>
          <table:table-cell table:style-name="ce5" table:formula="of:=AVERAGE([.C208:.C222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08" calcext:value-type="date">
            <text:p>08/08/2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" calcext:value-type="float">
            <text:p>1</text:p>
          </table:table-cell>
          <table:table-cell table:formula="of:=[.C223]/[.B223]" office:value-type="percentage" office:value="0.00263157894736842" calcext:value-type="percentage">
            <text:p>0%</text:p>
          </table:table-cell>
          <table:table-cell table:style-name="ce5" table:formula="of:=AVERAGE([.B209:.B223])" office:value-type="float" office:value="245.266666666667" calcext:value-type="float">
            <text:p>245.3</text:p>
          </table:table-cell>
          <table:table-cell table:style-name="ce5" table:formula="of:=AVERAGE([.C209:.C223])" office:value-type="float" office:value="2.33333333333333" calcext:value-type="float">
            <text:p>2.3</text:p>
          </table:table-cell>
        </table:table-row>
        <table:table-row table:style-name="ro1">
          <table:table-cell table:style-name="ce1" office:value-type="date" office:date-value="2020-08-09" calcext:value-type="date">
            <text:p>08/09/20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" calcext:value-type="float">
            <text:p>4</text:p>
          </table:table-cell>
          <table:table-cell table:formula="of:=[.C224]/[.B224]" office:value-type="percentage" office:value="0.0153846153846154" calcext:value-type="percentage">
            <text:p>2%</text:p>
          </table:table-cell>
          <table:table-cell table:style-name="ce5" table:formula="of:=AVERAGE([.B210:.B224])" office:value-type="float" office:value="245.133333333333" calcext:value-type="float">
            <text:p>245.1</text:p>
          </table:table-cell>
          <table:table-cell table:style-name="ce5" table:formula="of:=AVERAGE([.C210:.C224])" office:value-type="float" office:value="2.53333333333333" calcext:value-type="float">
            <text:p>2.5</text:p>
          </table:table-cell>
        </table:table-row>
        <table:table-row table:style-name="ro1">
          <table:table-cell table:style-name="ce1" office:value-type="date" office:date-value="2020-08-10" calcext:value-type="date">
            <text:p>08/10/2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" calcext:value-type="float">
            <text:p>2</text:p>
          </table:table-cell>
          <table:table-cell table:formula="of:=[.C225]/[.B225]" office:value-type="percentage" office:value="0.0273972602739726" calcext:value-type="percentage">
            <text:p>3%</text:p>
          </table:table-cell>
          <table:table-cell table:style-name="ce5" table:formula="of:=AVERAGE([.B211:.B225])" office:value-type="float" office:value="240.8" calcext:value-type="float">
            <text:p>240.8</text:p>
          </table:table-cell>
          <table:table-cell table:style-name="ce5" table:formula="of:=AVERAGE([.C211:.C225])" office:value-type="float" office:value="2.53333333333333" calcext:value-type="float">
            <text:p>2.5</text:p>
          </table:table-cell>
        </table:table-row>
        <table:table-row table:style-name="ro1">
          <table:table-cell table:style-name="ce1" office:value-type="date" office:date-value="2020-08-11" calcext:value-type="date">
            <text:p>08/11/2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formula="of:=[.C226]/[.B226]" office:value-type="percentage" office:value="0.0204081632653061" calcext:value-type="percentage">
            <text:p>2%</text:p>
          </table:table-cell>
          <table:table-cell table:style-name="ce5" table:formula="of:=AVERAGE([.B212:.B226])" office:value-type="float" office:value="251.066666666667" calcext:value-type="float">
            <text:p>251.1</text:p>
          </table:table-cell>
          <table:table-cell table:style-name="ce5" table:formula="of:=AVERAGE([.C212:.C226])" office:value-type="float" office:value="2.4" calcext:value-type="float">
            <text:p>2.4</text:p>
          </table:table-cell>
        </table:table-row>
        <table:table-row table:style-name="ro1">
          <table:table-cell table:style-name="ce1" office:value-type="date" office:date-value="2020-08-12" calcext:value-type="date">
            <text:p>08/12/2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formula="of:=[.C227]/[.B227]" office:value-type="percentage" office:value="0.00719424460431655" calcext:value-type="percentage">
            <text:p>1%</text:p>
          </table:table-cell>
          <table:table-cell table:style-name="ce5" table:formula="of:=AVERAGE([.B213:.B227])" office:value-type="float" office:value="274.133333333333" calcext:value-type="float">
            <text:p>274.1</text:p>
          </table:table-cell>
          <table:table-cell table:style-name="ce5" table:formula="of:=AVERAGE([.C213:.C227])" office:value-type="float" office:value="2.33333333333333" calcext:value-type="float">
            <text:p>2.3</text:p>
          </table:table-cell>
        </table:table-row>
        <table:table-row table:style-name="ro1">
          <table:table-cell table:style-name="ce1" office:value-type="date" office:date-value="2020-08-13" calcext:value-type="date">
            <text:p>08/13/20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5" calcext:value-type="float">
            <text:p>5</text:p>
          </table:table-cell>
          <table:table-cell table:formula="of:=[.C228]/[.B228]" office:value-type="percentage" office:value="0.0112866817155756" calcext:value-type="percentage">
            <text:p>1%</text:p>
          </table:table-cell>
          <table:table-cell table:style-name="ce5" table:formula="of:=AVERAGE([.B214:.B228])" office:value-type="float" office:value="284.8" calcext:value-type="float">
            <text:p>284.8</text:p>
          </table:table-cell>
          <table:table-cell table:style-name="ce5" table:formula="of:=AVERAGE([.C214:.C228])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date" office:date-value="2020-08-14" calcext:value-type="date">
            <text:p>08/14/2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" calcext:value-type="float">
            <text:p>1</text:p>
          </table:table-cell>
          <table:table-cell table:formula="of:=[.C229]/[.B229]" office:value-type="percentage" office:value="0.00275482093663912" calcext:value-type="percentage">
            <text:p>0%</text:p>
          </table:table-cell>
          <table:table-cell table:style-name="ce5" table:formula="of:=AVERAGE([.B215:.B229])" office:value-type="float" office:value="288.933333333333" calcext:value-type="float">
            <text:p>288.9</text:p>
          </table:table-cell>
          <table:table-cell table:style-name="ce5" table:formula="of:=AVERAGE([.C215:.C229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08-15" calcext:value-type="date">
            <text:p>08/15/2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" calcext:value-type="float">
            <text:p>1</text:p>
          </table:table-cell>
          <table:table-cell table:formula="of:=[.C230]/[.B230]" office:value-type="percentage" office:value="0.00290697674418605" calcext:value-type="percentage">
            <text:p>0%</text:p>
          </table:table-cell>
          <table:table-cell table:style-name="ce5" table:formula="of:=AVERAGE([.B216:.B230])" office:value-type="float" office:value="291.733333333333" calcext:value-type="float">
            <text:p>291.7</text:p>
          </table:table-cell>
          <table:table-cell table:style-name="ce5" table:formula="of:=AVERAGE([.C216:.C230])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date" office:date-value="2020-08-16" calcext:value-type="date">
            <text:p>08/16/2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formula="of:=[.C231]/[.B231]" office:value-type="percentage" office:value="0" calcext:value-type="percentage">
            <text:p>0%</text:p>
          </table:table-cell>
          <table:table-cell table:style-name="ce5" table:formula="of:=AVERAGE([.B217:.B231])" office:value-type="float" office:value="289.6" calcext:value-type="float">
            <text:p>289.6</text:p>
          </table:table-cell>
          <table:table-cell table:style-name="ce5" table:formula="of:=AVERAGE([.C217:.C231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17" calcext:value-type="date">
            <text:p>08/17/2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" calcext:value-type="float">
            <text:p>3</text:p>
          </table:table-cell>
          <table:table-cell table:formula="of:=[.C232]/[.B232]" office:value-type="percentage" office:value="0.0476190476190476" calcext:value-type="percentage">
            <text:p>5%</text:p>
          </table:table-cell>
          <table:table-cell table:style-name="ce5" table:formula="of:=AVERAGE([.B218:.B232])" office:value-type="float" office:value="273.6" calcext:value-type="float">
            <text:p>273.6</text:p>
          </table:table-cell>
          <table:table-cell table:style-name="ce5" table:formula="of:=AVERAGE([.C218:.C232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18" calcext:value-type="date">
            <text:p>08/18/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" calcext:value-type="float">
            <text:p>4</text:p>
          </table:table-cell>
          <table:table-cell table:formula="of:=[.C233]/[.B233]" office:value-type="percentage" office:value="0.0229885057471264" calcext:value-type="percentage">
            <text:p>2%</text:p>
          </table:table-cell>
          <table:table-cell table:style-name="ce5" table:formula="of:=AVERAGE([.B219:.B233])" office:value-type="float" office:value="282.666666666667" calcext:value-type="float">
            <text:p>282.7</text:p>
          </table:table-cell>
          <table:table-cell table:style-name="ce5" table:formula="of:=AVERAGE([.C219:.C233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19" calcext:value-type="date">
            <text:p>08/19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formula="of:=[.C234]/[.B234]" office:value-type="percentage" office:value="0.00318471337579618" calcext:value-type="percentage">
            <text:p>0%</text:p>
          </table:table-cell>
          <table:table-cell table:style-name="ce5" table:formula="of:=AVERAGE([.B220:.B234])" office:value-type="float" office:value="292.6" calcext:value-type="float">
            <text:p>292.6</text:p>
          </table:table-cell>
          <table:table-cell table:style-name="ce5" table:formula="of:=AVERAGE([.C220:.C234])" office:value-type="float" office:value="2.4" calcext:value-type="float">
            <text:p>2.4</text:p>
          </table:table-cell>
        </table:table-row>
        <table:table-row table:style-name="ro1">
          <table:table-cell table:style-name="ce1" office:value-type="date" office:date-value="2020-08-20" calcext:value-type="date">
            <text:p>08/20/2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" calcext:value-type="float">
            <text:p>2</text:p>
          </table:table-cell>
          <table:table-cell table:formula="of:=[.C235]/[.B235]" office:value-type="percentage" office:value="0.0056980056980057" calcext:value-type="percentage">
            <text:p>1%</text:p>
          </table:table-cell>
          <table:table-cell table:style-name="ce5" table:formula="of:=AVERAGE([.B221:.B235])" office:value-type="float" office:value="293.8" calcext:value-type="float">
            <text:p>293.8</text:p>
          </table:table-cell>
          <table:table-cell table:style-name="ce5" table:formula="of:=AVERAGE([.C221:.C235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21" calcext:value-type="date">
            <text:p>08/21/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" calcext:value-type="float">
            <text:p>5</text:p>
          </table:table-cell>
          <table:table-cell table:formula="of:=[.C236]/[.B236]" office:value-type="percentage" office:value="0.015015015015015" calcext:value-type="percentage">
            <text:p>2%</text:p>
          </table:table-cell>
          <table:table-cell table:style-name="ce5" table:formula="of:=AVERAGE([.B222:.B236])" office:value-type="float" office:value="287.666666666667" calcext:value-type="float">
            <text:p>287.7</text:p>
          </table:table-cell>
          <table:table-cell table:style-name="ce5" table:formula="of:=AVERAGE([.C222:.C236])" office:value-type="float" office:value="2.53333333333333" calcext:value-type="float">
            <text:p>2.5</text:p>
          </table:table-cell>
        </table:table-row>
        <table:table-row table:style-name="ro1">
          <table:table-cell table:style-name="ce1" office:value-type="date" office:date-value="2020-08-22" calcext:value-type="date">
            <text:p>08/22/2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" calcext:value-type="float">
            <text:p>1</text:p>
          </table:table-cell>
          <table:table-cell table:formula="of:=[.C237]/[.B237]" office:value-type="percentage" office:value="0.00335570469798658" calcext:value-type="percentage">
            <text:p>0%</text:p>
          </table:table-cell>
          <table:table-cell table:style-name="ce5" table:formula="of:=AVERAGE([.B223:.B237])" office:value-type="float" office:value="282.333333333333" calcext:value-type="float">
            <text:p>282.3</text:p>
          </table:table-cell>
          <table:table-cell table:style-name="ce5" table:formula="of:=AVERAGE([.C223:.C237])" office:value-type="float" office:value="2.46666666666667" calcext:value-type="float">
            <text:p>2.5</text:p>
          </table:table-cell>
        </table:table-row>
        <table:table-row table:style-name="ro1">
          <table:table-cell table:style-name="ce1" office:value-type="date" office:date-value="2020-08-23" calcext:value-type="date">
            <text:p>08/23/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" calcext:value-type="float">
            <text:p>3</text:p>
          </table:table-cell>
          <table:table-cell table:formula="of:=[.C238]/[.B238]" office:value-type="percentage" office:value="0.01875" calcext:value-type="percentage">
            <text:p>2%</text:p>
          </table:table-cell>
          <table:table-cell table:style-name="ce5" table:formula="of:=AVERAGE([.B224:.B238])" office:value-type="float" office:value="267.666666666667" calcext:value-type="float">
            <text:p>267.7</text:p>
          </table:table-cell>
          <table:table-cell table:style-name="ce5" table:formula="of:=AVERAGE([.C224:.C238])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date" office:date-value="2020-08-24" calcext:value-type="date">
            <text:p>08/24/2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formula="of:=[.C239]/[.B239]" office:value-type="percentage" office:value="0.0175438596491228" calcext:value-type="percentage">
            <text:p>2%</text:p>
          </table:table-cell>
          <table:table-cell table:style-name="ce5" table:formula="of:=AVERAGE([.B225:.B239])" office:value-type="float" office:value="254.133333333333" calcext:value-type="float">
            <text:p>254.1</text:p>
          </table:table-cell>
          <table:table-cell table:style-name="ce5" table:formula="of:=AVERAGE([.C225:.C239])" office:value-type="float" office:value="2.4" calcext:value-type="float">
            <text:p>2.4</text:p>
          </table:table-cell>
        </table:table-row>
        <table:table-row table:style-name="ro1">
          <table:table-cell table:style-name="ce1" office:value-type="date" office:date-value="2020-08-25" calcext:value-type="date">
            <text:p>08/25/2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" calcext:value-type="float">
            <text:p>1</text:p>
          </table:table-cell>
          <table:table-cell table:formula="of:=[.C240]/[.B240]" office:value-type="percentage" office:value="0.00574712643678161" calcext:value-type="percentage">
            <text:p>1%</text:p>
          </table:table-cell>
          <table:table-cell table:style-name="ce5" table:formula="of:=AVERAGE([.B226:.B240])" office:value-type="float" office:value="260.866666666667" calcext:value-type="float">
            <text:p>260.9</text:p>
          </table:table-cell>
          <table:table-cell table:style-name="ce5" table:formula="of:=AVERAGE([.C226:.C240])" office:value-type="float" office:value="2.33333333333333" calcext:value-type="float">
            <text:p>2.3</text:p>
          </table:table-cell>
        </table:table-row>
        <table:table-row table:style-name="ro1">
          <table:table-cell table:style-name="ce1" office:value-type="date" office:date-value="2020-08-26" calcext:value-type="date">
            <text:p>08/26/2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" calcext:value-type="float">
            <text:p>2</text:p>
          </table:table-cell>
          <table:table-cell table:formula="of:=[.C241]/[.B241]" office:value-type="percentage" office:value="0.00900900900900901" calcext:value-type="percentage">
            <text:p>1%</text:p>
          </table:table-cell>
          <table:table-cell table:style-name="ce5" table:formula="of:=AVERAGE([.B227:.B241])" office:value-type="float" office:value="262.6" calcext:value-type="float">
            <text:p>262.6</text:p>
          </table:table-cell>
          <table:table-cell table:style-name="ce5" table:formula="of:=AVERAGE([.C227:.C241])" office:value-type="float" office:value="2.2" calcext:value-type="float">
            <text:p>2.2</text:p>
          </table:table-cell>
        </table:table-row>
        <table:table-row table:style-name="ro1">
          <table:table-cell table:style-name="ce1" office:value-type="date" office:date-value="2020-08-27" calcext:value-type="date">
            <text:p>08/27/2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" calcext:value-type="float">
            <text:p>1</text:p>
          </table:table-cell>
          <table:table-cell table:formula="of:=[.C242]/[.B242]" office:value-type="percentage" office:value="0.00409836065573771" calcext:value-type="percentage">
            <text:p>0%</text:p>
          </table:table-cell>
          <table:table-cell table:style-name="ce5" table:formula="of:=AVERAGE([.B228:.B242])" office:value-type="float" office:value="251.066666666667" calcext:value-type="float">
            <text:p>251.1</text:p>
          </table:table-cell>
          <table:table-cell table:style-name="ce5" table:formula="of:=AVERAGE([.C228:.C242])" office:value-type="float" office:value="2.06666666666667" calcext:value-type="float">
            <text:p>2.1</text:p>
          </table:table-cell>
        </table:table-row>
        <table:table-row table:style-name="ro1">
          <table:table-cell table:style-name="ce1" office:value-type="date" office:date-value="2020-08-28" calcext:value-type="date">
            <text:p>08/28/2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" calcext:value-type="float">
            <text:p>1</text:p>
          </table:table-cell>
          <table:table-cell table:formula="of:=[.C243]/[.B243]" office:value-type="percentage" office:value="0.00495049504950495" calcext:value-type="percentage">
            <text:p>0%</text:p>
          </table:table-cell>
          <table:table-cell table:style-name="ce5" table:formula="of:=AVERAGE([.B229:.B243])" office:value-type="float" office:value="235" calcext:value-type="float">
            <text:p>235.0</text:p>
          </table:table-cell>
          <table:table-cell table:style-name="ce5" table:formula="of:=AVERAGE([.C229:.C243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8-29" calcext:value-type="date">
            <text:p>08/29/2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" calcext:value-type="float">
            <text:p>1</text:p>
          </table:table-cell>
          <table:table-cell table:formula="of:=[.C244]/[.B244]" office:value-type="percentage" office:value="0.00558659217877095" calcext:value-type="percentage">
            <text:p>1%</text:p>
          </table:table-cell>
          <table:table-cell table:style-name="ce5" table:formula="of:=AVERAGE([.B230:.B244])" office:value-type="float" office:value="222.733333333333" calcext:value-type="float">
            <text:p>222.7</text:p>
          </table:table-cell>
          <table:table-cell table:style-name="ce5" table:formula="of:=AVERAGE([.C230:.C244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8-30" calcext:value-type="date">
            <text:p>08/30/20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formula="of:=[.C245]/[.B245]" office:value-type="percentage" office:value="0.0229007633587786" calcext:value-type="percentage">
            <text:p>2%</text:p>
          </table:table-cell>
          <table:table-cell table:style-name="ce5" table:formula="of:=AVERAGE([.B231:.B245])" office:value-type="float" office:value="208.533333333333" calcext:value-type="float">
            <text:p>208.5</text:p>
          </table:table-cell>
          <table:table-cell table:style-name="ce5" table:formula="of:=AVERAGE([.C231:.C245])" office:value-type="float" office:value="1.93333333333333" calcext:value-type="float">
            <text:p>1.9</text:p>
          </table:table-cell>
        </table:table-row>
        <table:table-row table:style-name="ro1">
          <table:table-cell table:style-name="ce1" office:value-type="date" office:date-value="2020-08-31" calcext:value-type="date">
            <text:p>08/31/2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formula="of:=[.C246]/[.B246]" office:value-type="percentage" office:value="0.0416666666666667" calcext:value-type="percentage">
            <text:p>4%</text:p>
          </table:table-cell>
          <table:table-cell table:style-name="ce5" table:formula="of:=AVERAGE([.B232:.B246])" office:value-type="float" office:value="196.666666666667" calcext:value-type="float">
            <text:p>196.7</text:p>
          </table:table-cell>
          <table:table-cell table:style-name="ce5" table:formula="of:=AVERAGE([.C232:.C246])" office:value-type="float" office:value="2.06666666666667" calcext:value-type="float">
            <text:p>2.1</text:p>
          </table:table-cell>
        </table:table-row>
        <table:table-row table:style-name="ro1">
          <table:table-cell table:style-name="ce1" office:value-type="date" office:date-value="2020-09-01" calcext:value-type="date">
            <text:p>09/01/2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" calcext:value-type="float">
            <text:p>3</text:p>
          </table:table-cell>
          <table:table-cell table:formula="of:=[.C247]/[.B247]" office:value-type="percentage" office:value="0.0185185185185185" calcext:value-type="percentage">
            <text:p>2%</text:p>
          </table:table-cell>
          <table:table-cell table:style-name="ce5" table:formula="of:=AVERAGE([.B233:.B247])" office:value-type="float" office:value="203.266666666667" calcext:value-type="float">
            <text:p>203.3</text:p>
          </table:table-cell>
          <table:table-cell table:style-name="ce5" table:formula="of:=AVERAGE([.C233:.C247])" office:value-type="float" office:value="2.06666666666667" calcext:value-type="float">
            <text:p>2.1</text:p>
          </table:table-cell>
        </table:table-row>
        <table:table-row table:style-name="ro1">
          <table:table-cell table:style-name="ce1" office:value-type="date" office:date-value="2020-09-02" calcext:value-type="date">
            <text:p>09/02/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2" calcext:value-type="float">
            <text:p>2</text:p>
          </table:table-cell>
          <table:table-cell table:formula="of:=[.C248]/[.B248]" office:value-type="percentage" office:value="0.0116959064327485" calcext:value-type="percentage">
            <text:p>1%</text:p>
          </table:table-cell>
          <table:table-cell table:style-name="ce5" table:formula="of:=AVERAGE([.B234:.B248])" office:value-type="float" office:value="203.066666666667" calcext:value-type="float">
            <text:p>203.1</text:p>
          </table:table-cell>
          <table:table-cell table:style-name="ce5" table:formula="of:=AVERAGE([.C234:.C248])" office:value-type="float" office:value="1.93333333333333" calcext:value-type="float">
            <text:p>1.9</text:p>
          </table:table-cell>
        </table:table-row>
        <table:table-row table:style-name="ro1">
          <table:table-cell table:style-name="ce1" office:value-type="date" office:date-value="2020-09-03" calcext:value-type="date">
            <text:p>09/03/2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" calcext:value-type="float">
            <text:p>2</text:p>
          </table:table-cell>
          <table:table-cell table:formula="of:=[.C249]/[.B249]" office:value-type="percentage" office:value="0.00938967136150235" calcext:value-type="percentage">
            <text:p>1%</text:p>
          </table:table-cell>
          <table:table-cell table:style-name="ce5" table:formula="of:=AVERAGE([.B235:.B249])" office:value-type="float" office:value="196.333333333333" calcext:value-type="float">
            <text:p>196.3</text:p>
          </table:table-cell>
          <table:table-cell table:style-name="ce5" table:formula="of:=AVERAGE([.C235:.C249])" office:value-type="float" office:value="2" calcext:value-type="float">
            <text:p>2.0</text:p>
          </table:table-cell>
        </table:table-row>
        <table:table-row table:style-name="ro1">
          <table:table-cell table:style-name="ce1" office:value-type="date" office:date-value="2020-09-04" calcext:value-type="date">
            <text:p>09/04/20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0" calcext:value-type="float">
            <text:p>0</text:p>
          </table:table-cell>
          <table:table-cell table:formula="of:=[.C250]/[.B250]" office:value-type="percentage" office:value="0" calcext:value-type="percentage">
            <text:p>0%</text:p>
          </table:table-cell>
          <table:table-cell table:style-name="ce5" table:formula="of:=AVERAGE([.B236:.B250])" office:value-type="float" office:value="192" calcext:value-type="float">
            <text:p>192.0</text:p>
          </table:table-cell>
          <table:table-cell table:style-name="ce5" table:formula="of:=AVERAGE([.C236:.C250])" office:value-type="float" office:value="1.86666666666667" calcext:value-type="float">
            <text:p>1.9</text:p>
          </table:table-cell>
        </table:table-row>
        <table:table-row table:style-name="ro1">
          <table:table-cell table:style-name="ce1" office:value-type="date" office:date-value="2020-09-05" calcext:value-type="date">
            <text:p>09/05/2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formula="of:=[.C251]/[.B251]" office:value-type="percentage" office:value="0" calcext:value-type="percentage">
            <text:p>0%</text:p>
          </table:table-cell>
          <table:table-cell table:style-name="ce5" table:formula="of:=AVERAGE([.B237:.B251])" office:value-type="float" office:value="187.266666666667" calcext:value-type="float">
            <text:p>187.3</text:p>
          </table:table-cell>
          <table:table-cell table:style-name="ce5" table:formula="of:=AVERAGE([.C237:.C251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9-06" calcext:value-type="date">
            <text:p>09/06/2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" calcext:value-type="float">
            <text:p>3</text:p>
          </table:table-cell>
          <table:table-cell table:formula="of:=[.C252]/[.B252]" office:value-type="percentage" office:value="0.0175438596491228" calcext:value-type="percentage">
            <text:p>2%</text:p>
          </table:table-cell>
          <table:table-cell table:style-name="ce5" table:formula="of:=AVERAGE([.B238:.B252])" office:value-type="float" office:value="178.8" calcext:value-type="float">
            <text:p>178.8</text:p>
          </table:table-cell>
          <table:table-cell table:style-name="ce5" table:formula="of:=AVERAGE([.C238:.C252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07" calcext:value-type="date">
            <text:p>09/07/2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" calcext:value-type="float">
            <text:p>1</text:p>
          </table:table-cell>
          <table:table-cell table:formula="of:=[.C253]/[.B253]" office:value-type="percentage" office:value="0.0149253731343284" calcext:value-type="percentage">
            <text:p>1%</text:p>
          </table:table-cell>
          <table:table-cell table:style-name="ce5" table:formula="of:=AVERAGE([.B239:.B253])" office:value-type="float" office:value="172.6" calcext:value-type="float">
            <text:p>172.6</text:p>
          </table:table-cell>
          <table:table-cell table:style-name="ce5" table:formula="of:=AVERAGE([.C239:.C253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9-08" calcext:value-type="date">
            <text:p>09/08/2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formula="of:=[.C254]/[.B254]" office:value-type="percentage" office:value="0.00540540540540541" calcext:value-type="percentage">
            <text:p>1%</text:p>
          </table:table-cell>
          <table:table-cell table:style-name="ce5" table:formula="of:=AVERAGE([.B240:.B254])" office:value-type="float" office:value="181.133333333333" calcext:value-type="float">
            <text:p>181.1</text:p>
          </table:table-cell>
          <table:table-cell table:style-name="ce5" table:formula="of:=AVERAGE([.C240:.C254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9-09" calcext:value-type="date">
            <text:p>09/09/2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formula="of:=[.C255]/[.B255]" office:value-type="percentage" office:value="0.00847457627118644" calcext:value-type="percentage">
            <text:p>1%</text:p>
          </table:table-cell>
          <table:table-cell table:style-name="ce5" table:formula="of:=AVERAGE([.B241:.B255])" office:value-type="float" office:value="185.266666666667" calcext:value-type="float">
            <text:p>185.3</text:p>
          </table:table-cell>
          <table:table-cell table:style-name="ce5" table:formula="of:=AVERAGE([.C241:.C255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10" calcext:value-type="date">
            <text:p>09/10/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" calcext:value-type="float">
            <text:p>2</text:p>
          </table:table-cell>
          <table:table-cell table:formula="of:=[.C256]/[.B256]" office:value-type="percentage" office:value="0.00636942675159236" calcext:value-type="percentage">
            <text:p>1%</text:p>
          </table:table-cell>
          <table:table-cell table:style-name="ce5" table:formula="of:=AVERAGE([.B242:.B256])" office:value-type="float" office:value="191.4" calcext:value-type="float">
            <text:p>191.4</text:p>
          </table:table-cell>
          <table:table-cell table:style-name="ce5" table:formula="of:=AVERAGE([.C242:.C256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11" calcext:value-type="date">
            <text:p>09/11/2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" calcext:value-type="float">
            <text:p>4</text:p>
          </table:table-cell>
          <table:table-cell table:formula="of:=[.C257]/[.B257]" office:value-type="percentage" office:value="0.015748031496063" calcext:value-type="percentage">
            <text:p>2%</text:p>
          </table:table-cell>
          <table:table-cell table:style-name="ce5" table:formula="of:=AVERAGE([.B243:.B257])" office:value-type="float" office:value="192.066666666667" calcext:value-type="float">
            <text:p>192.1</text:p>
          </table:table-cell>
          <table:table-cell table:style-name="ce5" table:formula="of:=AVERAGE([.C243:.C257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12" calcext:value-type="date">
            <text:p>09/12/2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" calcext:value-type="float">
            <text:p>1</text:p>
          </table:table-cell>
          <table:table-cell table:formula="of:=[.C258]/[.B258]" office:value-type="percentage" office:value="0.00343642611683849" calcext:value-type="percentage">
            <text:p>0%</text:p>
          </table:table-cell>
          <table:table-cell table:style-name="ce5" table:formula="of:=AVERAGE([.B244:.B258])" office:value-type="float" office:value="198" calcext:value-type="float">
            <text:p>198.0</text:p>
          </table:table-cell>
          <table:table-cell table:style-name="ce5" table:formula="of:=AVERAGE([.C244:.C258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13" calcext:value-type="date">
            <text:p>09/13/2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formula="of:=[.C259]/[.B259]" office:value-type="percentage" office:value="0.00970873786407767" calcext:value-type="percentage">
            <text:p>1%</text:p>
          </table:table-cell>
          <table:table-cell table:style-name="ce5" table:formula="of:=AVERAGE([.B245:.B259])" office:value-type="float" office:value="199.8" calcext:value-type="float">
            <text:p>199.8</text:p>
          </table:table-cell>
          <table:table-cell table:style-name="ce5" table:formula="of:=AVERAGE([.C245:.C259])" office:value-type="float" office:value="1.86666666666667" calcext:value-type="float">
            <text:p>1.9</text:p>
          </table:table-cell>
        </table:table-row>
        <table:table-row table:style-name="ro1">
          <table:table-cell table:style-name="ce1" office:value-type="date" office:date-value="2020-09-14" calcext:value-type="date">
            <text:p>09/14/20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" calcext:value-type="float">
            <text:p>2</text:p>
          </table:table-cell>
          <table:table-cell table:formula="of:=[.C260]/[.B260]" office:value-type="percentage" office:value="0.0188679245283019" calcext:value-type="percentage">
            <text:p>2%</text:p>
          </table:table-cell>
          <table:table-cell table:style-name="ce5" table:formula="of:=AVERAGE([.B246:.B260])" office:value-type="float" office:value="198.133333333333" calcext:value-type="float">
            <text:p>198.1</text:p>
          </table:table-cell>
          <table:table-cell table:style-name="ce5" table:formula="of:=AVERAGE([.C246:.C260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15" calcext:value-type="date">
            <text:p>09/15/2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" calcext:value-type="float">
            <text:p>1</text:p>
          </table:table-cell>
          <table:table-cell table:formula="of:=[.C261]/[.B261]" office:value-type="percentage" office:value="0.00454545454545455" calcext:value-type="percentage">
            <text:p>0%</text:p>
          </table:table-cell>
          <table:table-cell table:style-name="ce5" table:formula="of:=AVERAGE([.B247:.B261])" office:value-type="float" office:value="209.6" calcext:value-type="float">
            <text:p>209.6</text:p>
          </table:table-cell>
          <table:table-cell table:style-name="ce5" table:formula="of:=AVERAGE([.C247:.C261])" office:value-type="float" office:value="1.73333333333333" calcext:value-type="float">
            <text:p>1.7</text:p>
          </table:table-cell>
        </table:table-row>
        <table:table-row table:style-name="ro1">
          <table:table-cell table:style-name="ce1" office:value-type="date" office:date-value="2020-09-16" calcext:value-type="date">
            <text:p>09/16/2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" calcext:value-type="float">
            <text:p>2</text:p>
          </table:table-cell>
          <table:table-cell table:formula="of:=[.C262]/[.B262]" office:value-type="percentage" office:value="0.00684931506849315" calcext:value-type="percentage">
            <text:p>1%</text:p>
          </table:table-cell>
          <table:table-cell table:style-name="ce5" table:formula="of:=AVERAGE([.B248:.B262])" office:value-type="float" office:value="218.266666666667" calcext:value-type="float">
            <text:p>218.3</text:p>
          </table:table-cell>
          <table:table-cell table:style-name="ce5" table:formula="of:=AVERAGE([.C248:.C262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17" calcext:value-type="date">
            <text:p>09/17/2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" calcext:value-type="float">
            <text:p>1</text:p>
          </table:table-cell>
          <table:table-cell table:formula="of:=[.C263]/[.B263]" office:value-type="percentage" office:value="0.00303030303030303" calcext:value-type="percentage">
            <text:p>0%</text:p>
          </table:table-cell>
          <table:table-cell table:style-name="ce5" table:formula="of:=AVERAGE([.B249:.B263])" office:value-type="float" office:value="228.866666666667" calcext:value-type="float">
            <text:p>228.9</text:p>
          </table:table-cell>
          <table:table-cell table:style-name="ce5" table:formula="of:=AVERAGE([.C249:.C263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18" calcext:value-type="date">
            <text:p>09/18/2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formula="of:=[.C264]/[.B264]" office:value-type="percentage" office:value="0.0025706940874036" calcext:value-type="percentage">
            <text:p>0%</text:p>
          </table:table-cell>
          <table:table-cell table:style-name="ce5" table:formula="of:=AVERAGE([.B250:.B264])" office:value-type="float" office:value="240.6" calcext:value-type="float">
            <text:p>240.6</text:p>
          </table:table-cell>
          <table:table-cell table:style-name="ce5" table:formula="of:=AVERAGE([.C250:.C264])" office:value-type="float" office:value="1.53333333333333" calcext:value-type="float">
            <text:p>1.5</text:p>
          </table:table-cell>
        </table:table-row>
        <table:table-row table:style-name="ro1">
          <table:table-cell table:style-name="ce1" office:value-type="date" office:date-value="2020-09-19" calcext:value-type="date">
            <text:p>09/19/2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" calcext:value-type="float">
            <text:p>1</text:p>
          </table:table-cell>
          <table:table-cell table:formula="of:=[.C265]/[.B265]" office:value-type="percentage" office:value="0.0022883295194508" calcext:value-type="percentage">
            <text:p>0%</text:p>
          </table:table-cell>
          <table:table-cell table:style-name="ce5" table:formula="of:=AVERAGE([.B251:.B265])" office:value-type="float" office:value="250.666666666667" calcext:value-type="float">
            <text:p>250.7</text:p>
          </table:table-cell>
          <table:table-cell table:style-name="ce5" table:formula="of:=AVERAGE([.C251:.C265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20" calcext:value-type="date">
            <text:p>09/20/2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" calcext:value-type="float">
            <text:p>4</text:p>
          </table:table-cell>
          <table:table-cell table:formula="of:=[.C266]/[.B266]" office:value-type="percentage" office:value="0.014336917562724" calcext:value-type="percentage">
            <text:p>1%</text:p>
          </table:table-cell>
          <table:table-cell table:style-name="ce5" table:formula="of:=AVERAGE([.B252:.B266])" office:value-type="float" office:value="251.8" calcext:value-type="float">
            <text:p>251.8</text:p>
          </table:table-cell>
          <table:table-cell table:style-name="ce5" table:formula="of:=AVERAGE([.C252:.C266])" office:value-type="float" office:value="1.86666666666667" calcext:value-type="float">
            <text:p>1.9</text:p>
          </table:table-cell>
        </table:table-row>
        <table:table-row table:style-name="ro1">
          <table:table-cell table:style-name="ce1" office:value-type="date" office:date-value="2020-09-21" calcext:value-type="date">
            <text:p>09/21/2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" calcext:value-type="float">
            <text:p>2</text:p>
          </table:table-cell>
          <table:table-cell table:formula="of:=[.C267]/[.B267]" office:value-type="percentage" office:value="0.0150375939849624" calcext:value-type="percentage">
            <text:p>2%</text:p>
          </table:table-cell>
          <table:table-cell table:style-name="ce5" table:formula="of:=AVERAGE([.B253:.B267])" office:value-type="float" office:value="249.266666666667" calcext:value-type="float">
            <text:p>249.3</text:p>
          </table:table-cell>
          <table:table-cell table:style-name="ce5" table:formula="of:=AVERAGE([.C253:.C267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22" calcext:value-type="date">
            <text:p>09/22/2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" calcext:value-type="float">
            <text:p>1</text:p>
          </table:table-cell>
          <table:table-cell table:formula="of:=[.C268]/[.B268]" office:value-type="percentage" office:value="0.0037593984962406" calcext:value-type="percentage">
            <text:p>0%</text:p>
          </table:table-cell>
          <table:table-cell table:style-name="ce5" table:formula="of:=AVERAGE([.B254:.B268])" office:value-type="float" office:value="262.533333333333" calcext:value-type="float">
            <text:p>262.5</text:p>
          </table:table-cell>
          <table:table-cell table:style-name="ce5" table:formula="of:=AVERAGE([.C254:.C268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23" calcext:value-type="date">
            <text:p>09/23/2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formula="of:=[.C269]/[.B269]" office:value-type="percentage" office:value="0" calcext:value-type="percentage">
            <text:p>0%</text:p>
          </table:table-cell>
          <table:table-cell table:style-name="ce5" table:formula="of:=AVERAGE([.B255:.B269])" office:value-type="float" office:value="279.4" calcext:value-type="float">
            <text:p>279.4</text:p>
          </table:table-cell>
          <table:table-cell table:style-name="ce5" table:formula="of:=AVERAGE([.C255:.C269])" office:value-type="float" office:value="1.73333333333333" calcext:value-type="float">
            <text:p>1.7</text:p>
          </table:table-cell>
        </table:table-row>
        <table:table-row table:style-name="ro1">
          <table:table-cell table:style-name="ce1" office:value-type="date" office:date-value="2020-09-24" calcext:value-type="date">
            <text:p>09/24/2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" calcext:value-type="float">
            <text:p>1</text:p>
          </table:table-cell>
          <table:table-cell table:formula="of:=[.C270]/[.B270]" office:value-type="percentage" office:value="0.00180831826401447" calcext:value-type="percentage">
            <text:p>0%</text:p>
          </table:table-cell>
          <table:table-cell table:style-name="ce5" table:formula="of:=AVERAGE([.B256:.B270])" office:value-type="float" office:value="300.533333333333" calcext:value-type="float">
            <text:p>300.5</text:p>
          </table:table-cell>
          <table:table-cell table:style-name="ce5" table:formula="of:=AVERAGE([.C256:.C270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25" calcext:value-type="date">
            <text:p>09/25/2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" calcext:value-type="float">
            <text:p>4</text:p>
          </table:table-cell>
          <table:table-cell table:formula="of:=[.C271]/[.B271]" office:value-type="percentage" office:value="0.00740740740740741" calcext:value-type="percentage">
            <text:p>1%</text:p>
          </table:table-cell>
          <table:table-cell table:style-name="ce5" table:formula="of:=AVERAGE([.B257:.B271])" office:value-type="float" office:value="315.6" calcext:value-type="float">
            <text:p>315.6</text:p>
          </table:table-cell>
          <table:table-cell table:style-name="ce5" table:formula="of:=AVERAGE([.C257:.C271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09-26" calcext:value-type="date">
            <text:p>09/26/2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" calcext:value-type="float">
            <text:p>2</text:p>
          </table:table-cell>
          <table:table-cell table:formula="of:=[.C272]/[.B272]" office:value-type="percentage" office:value="0.00317460317460317" calcext:value-type="percentage">
            <text:p>0%</text:p>
          </table:table-cell>
          <table:table-cell table:style-name="ce5" table:formula="of:=AVERAGE([.B258:.B272])" office:value-type="float" office:value="340.666666666667" calcext:value-type="float">
            <text:p>340.7</text:p>
          </table:table-cell>
          <table:table-cell table:style-name="ce5" table:formula="of:=AVERAGE([.C258:.C272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27" calcext:value-type="date">
            <text:p>09/27/2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" calcext:value-type="float">
            <text:p>1</text:p>
          </table:table-cell>
          <table:table-cell table:formula="of:=[.C273]/[.B273]" office:value-type="percentage" office:value="0.00307692307692308" calcext:value-type="percentage">
            <text:p>0%</text:p>
          </table:table-cell>
          <table:table-cell table:style-name="ce5" table:formula="of:=AVERAGE([.B259:.B273])" office:value-type="float" office:value="342.933333333333" calcext:value-type="float">
            <text:p>342.9</text:p>
          </table:table-cell>
          <table:table-cell table:style-name="ce5" table:formula="of:=AVERAGE([.C259:.C273])" office:value-type="float" office:value="1.66666666666667" calcext:value-type="float">
            <text:p>1.7</text:p>
          </table:table-cell>
        </table:table-row>
        <table:table-row table:style-name="ro1">
          <table:table-cell table:style-name="ce1" office:value-type="date" office:date-value="2020-09-28" calcext:value-type="date">
            <text:p>09/28/2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" calcext:value-type="float">
            <text:p>1</text:p>
          </table:table-cell>
          <table:table-cell table:formula="of:=[.C274]/[.B274]" office:value-type="percentage" office:value="0.00598802395209581" calcext:value-type="percentage">
            <text:p>1%</text:p>
          </table:table-cell>
          <table:table-cell table:style-name="ce5" table:formula="of:=AVERAGE([.B260:.B274])" office:value-type="float" office:value="340.333333333333" calcext:value-type="float">
            <text:p>340.3</text:p>
          </table:table-cell>
          <table:table-cell table:style-name="ce5" table:formula="of:=AVERAGE([.C260:.C274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29" calcext:value-type="date">
            <text:p>09/29/2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" calcext:value-type="float">
            <text:p>2</text:p>
          </table:table-cell>
          <table:table-cell table:formula="of:=[.C275]/[.B275]" office:value-type="percentage" office:value="0.00529100529100529" calcext:value-type="percentage">
            <text:p>1%</text:p>
          </table:table-cell>
          <table:table-cell table:style-name="ce5" table:formula="of:=AVERAGE([.B261:.B275])" office:value-type="float" office:value="358.466666666667" calcext:value-type="float">
            <text:p>358.5</text:p>
          </table:table-cell>
          <table:table-cell table:style-name="ce5" table:formula="of:=AVERAGE([.C261:.C275])" office:value-type="float" office:value="1.6" calcext:value-type="float">
            <text:p>1.6</text:p>
          </table:table-cell>
        </table:table-row>
        <table:table-row table:style-name="ro1">
          <table:table-cell table:style-name="ce1" office:value-type="date" office:date-value="2020-09-30" calcext:value-type="date">
            <text:p>09/30/2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" calcext:value-type="float">
            <text:p>4</text:p>
          </table:table-cell>
          <table:table-cell table:formula="of:=[.C276]/[.B276]" office:value-type="percentage" office:value="0.00652528548123981" calcext:value-type="percentage">
            <text:p>1%</text:p>
          </table:table-cell>
          <table:table-cell table:style-name="ce5" table:formula="of:=AVERAGE([.B262:.B276])" office:value-type="float" office:value="384.666666666667" calcext:value-type="float">
            <text:p>384.7</text:p>
          </table:table-cell>
          <table:table-cell table:style-name="ce5" table:formula="of:=AVERAGE([.C262:.C276])" office:value-type="float" office:value="1.8" calcext:value-type="float">
            <text:p>1.8</text:p>
          </table:table-cell>
        </table:table-row>
        <table:table-row table:style-name="ro1">
          <table:table-cell table:style-name="ce1" office:value-type="date" office:date-value="2020-10-01" calcext:value-type="date">
            <text:p>10/01/20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" calcext:value-type="float">
            <text:p>1</text:p>
          </table:table-cell>
          <table:table-cell table:formula="of:=[.C277]/[.B277]" office:value-type="percentage" office:value="0.00145348837209302" calcext:value-type="percentage">
            <text:p>0%</text:p>
          </table:table-cell>
          <table:table-cell table:style-name="ce5" table:formula="of:=AVERAGE([.B263:.B277])" office:value-type="float" office:value="411.066666666667" calcext:value-type="float">
            <text:p>411.1</text:p>
          </table:table-cell>
          <table:table-cell table:style-name="ce5" table:formula="of:=AVERAGE([.C263:.C277])" office:value-type="float" office:value="1.73333333333333" calcext:value-type="float">
            <text:p>1.7</text:p>
          </table:table-cell>
        </table:table-row>
        <table:table-row table:style-name="ro1">
          <table:table-cell table:style-name="ce1" office:value-type="date" office:date-value="2020-10-02" calcext:value-type="date">
            <text:p>10/02/2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" calcext:value-type="float">
            <text:p>3</text:p>
          </table:table-cell>
          <table:table-cell table:formula="of:=[.C278]/[.B278]" office:value-type="percentage" office:value="0.004739336492891" calcext:value-type="percentage">
            <text:p>0%</text:p>
          </table:table-cell>
          <table:table-cell table:style-name="ce5" table:formula="of:=AVERAGE([.B264:.B278])" office:value-type="float" office:value="431.266666666667" calcext:value-type="float">
            <text:p>431.3</text:p>
          </table:table-cell>
          <table:table-cell table:style-name="ce5" table:formula="of:=AVERAGE([.C264:.C278])" office:value-type="float" office:value="1.86666666666667" calcext:value-type="float">
            <text:p>1.9</text:p>
          </table:table-cell>
        </table:table-row>
        <table:table-row table:style-name="ro1">
          <table:table-cell table:style-name="ce1" office:value-type="date" office:date-value="2020-10-03" calcext:value-type="date">
            <text:p>10/03/2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" calcext:value-type="float">
            <text:p>3</text:p>
          </table:table-cell>
          <table:table-cell table:formula="of:=[.C279]/[.B279]" office:value-type="percentage" office:value="0.00421348314606742" calcext:value-type="percentage">
            <text:p>0%</text:p>
          </table:table-cell>
          <table:table-cell table:style-name="ce5" table:formula="of:=AVERAGE([.B265:.B279])" office:value-type="float" office:value="452.8" calcext:value-type="float">
            <text:p>452.8</text:p>
          </table:table-cell>
          <table:table-cell table:style-name="ce5" table:formula="of:=AVERAGE([.C265:.C279])" office:value-type="float" office:value="2" calcext:value-type="float">
            <text:p>2.0</text:p>
          </table:table-cell>
        </table:table-row>
        <table:table-row table:style-name="ro1">
          <table:table-cell table:style-name="ce1" office:value-type="date" office:date-value="2020-10-04" calcext:value-type="date">
            <text:p>10/04/2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3" calcext:value-type="float">
            <text:p>3</text:p>
          </table:table-cell>
          <table:table-cell table:formula="of:=[.C280]/[.B280]" office:value-type="percentage" office:value="0.00650759219088937" calcext:value-type="percentage">
            <text:p>1%</text:p>
          </table:table-cell>
          <table:table-cell table:style-name="ce5" table:formula="of:=AVERAGE([.B266:.B280])" office:value-type="float" office:value="454.4" calcext:value-type="float">
            <text:p>454.4</text:p>
          </table:table-cell>
          <table:table-cell table:style-name="ce5" table:formula="of:=AVERAGE([.C266:.C280])" office:value-type="float" office:value="2.13333333333333" calcext:value-type="float">
            <text:p>2.1</text:p>
          </table:table-cell>
        </table:table-row>
        <table:table-row table:style-name="ro1">
          <table:table-cell table:style-name="ce1" office:value-type="date" office:date-value="2020-10-05" calcext:value-type="date">
            <text:p>10/05/2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" calcext:value-type="float">
            <text:p>2</text:p>
          </table:table-cell>
          <table:table-cell table:formula="of:=[.C281]/[.B281]" office:value-type="percentage" office:value="0.0128205128205128" calcext:value-type="percentage">
            <text:p>1%</text:p>
          </table:table-cell>
          <table:table-cell table:style-name="ce5" table:formula="of:=AVERAGE([.B267:.B281])" office:value-type="float" office:value="446.2" calcext:value-type="float">
            <text:p>446.2</text:p>
          </table:table-cell>
          <table:table-cell table:style-name="ce5" table:formula="of:=AVERAGE([.C267:.C281])" office:value-type="float" office:value="2" calcext:value-type="float">
            <text:p>2.0</text:p>
          </table:table-cell>
        </table:table-row>
        <table:table-row table:style-name="ro1">
          <table:table-cell table:style-name="ce1" office:value-type="date" office:date-value="2020-10-06" calcext:value-type="date">
            <text:p>10/06/2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4" calcext:value-type="float">
            <text:p>4</text:p>
          </table:table-cell>
          <table:table-cell table:formula="of:=[.C282]/[.B282]" office:value-type="percentage" office:value="0.0106951871657754" calcext:value-type="percentage">
            <text:p>1%</text:p>
          </table:table-cell>
          <table:table-cell table:style-name="ce5" table:formula="of:=AVERAGE([.B268:.B282])" office:value-type="float" office:value="462.266666666667" calcext:value-type="float">
            <text:p>462.3</text:p>
          </table:table-cell>
          <table:table-cell table:style-name="ce5" table:formula="of:=AVERAGE([.C268:.C282])" office:value-type="float" office:value="2.13333333333333" calcext:value-type="float">
            <text:p>2.1</text:p>
          </table:table-cell>
        </table:table-row>
        <table:table-row table:style-name="ro1">
          <table:table-cell table:style-name="ce1" office:value-type="date" office:date-value="2020-10-07" calcext:value-type="date">
            <text:p>10/07/2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" calcext:value-type="float">
            <text:p>3</text:p>
          </table:table-cell>
          <table:table-cell table:formula="of:=[.C283]/[.B283]" office:value-type="percentage" office:value="0.00381679389312977" calcext:value-type="percentage">
            <text:p>0%</text:p>
          </table:table-cell>
          <table:table-cell table:style-name="ce5" table:formula="of:=AVERAGE([.B269:.B283])" office:value-type="float" office:value="496.933333333333" calcext:value-type="float">
            <text:p>496.9</text:p>
          </table:table-cell>
          <table:table-cell table:style-name="ce5" table:formula="of:=AVERAGE([.C269:.C283])" office:value-type="float" office:value="2.26666666666667" calcext:value-type="float">
            <text:p>2.3</text:p>
          </table:table-cell>
        </table:table-row>
        <table:table-row table:style-name="ro1">
          <table:table-cell table:style-name="ce1" office:value-type="date" office:date-value="2020-10-08" calcext:value-type="date">
            <text:p>10/08/2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" calcext:value-type="float">
            <text:p>1</text:p>
          </table:table-cell>
          <table:table-cell table:formula="of:=[.C284]/[.B284]" office:value-type="percentage" office:value="0.00120336943441637" calcext:value-type="percentage">
            <text:p>0%</text:p>
          </table:table-cell>
          <table:table-cell table:style-name="ce5" table:formula="of:=AVERAGE([.B270:.B284])" office:value-type="float" office:value="523.133333333333" calcext:value-type="float">
            <text:p>523.1</text:p>
          </table:table-cell>
          <table:table-cell table:style-name="ce5" table:formula="of:=AVERAGE([.C270:.C284])" office:value-type="float" office:value="2.33333333333333" calcext:value-type="float">
            <text:p>2.3</text:p>
          </table:table-cell>
        </table:table-row>
        <table:table-row table:style-name="ro1">
          <table:table-cell table:style-name="ce1" office:value-type="date" office:date-value="2020-10-09" calcext:value-type="date">
            <text:p>10/09/2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5" calcext:value-type="float">
            <text:p>5</text:p>
          </table:table-cell>
          <table:table-cell table:formula="of:=[.C285]/[.B285]" office:value-type="percentage" office:value="0.00599520383693046" calcext:value-type="percentage">
            <text:p>1%</text:p>
          </table:table-cell>
          <table:table-cell table:style-name="ce5" table:formula="of:=AVERAGE([.B271:.B285])" office:value-type="float" office:value="541.866666666667" calcext:value-type="float">
            <text:p>541.9</text:p>
          </table:table-cell>
          <table:table-cell table:style-name="ce5" table:formula="of:=AVERAGE([.C271:.C285])" office:value-type="float" office:value="2.6" calcext:value-type="float">
            <text:p>2.6</text:p>
          </table:table-cell>
        </table:table-row>
        <table:table-row table:style-name="ro1">
          <table:table-cell table:style-name="ce1" office:value-type="date" office:date-value="2020-10-10" calcext:value-type="date">
            <text:p>10/10/20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5" calcext:value-type="float">
            <text:p>5</text:p>
          </table:table-cell>
          <table:table-cell table:formula="of:=[.C286]/[.B286]" office:value-type="percentage" office:value="0.00638569604086845" calcext:value-type="percentage">
            <text:p>1%</text:p>
          </table:table-cell>
          <table:table-cell table:style-name="ce5" table:formula="of:=AVERAGE([.B272:.B286])" office:value-type="float" office:value="558.066666666667" calcext:value-type="float">
            <text:p>558.1</text:p>
          </table:table-cell>
          <table:table-cell table:style-name="ce5" table:formula="of:=AVERAGE([.C272:.C286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10-11" calcext:value-type="date">
            <text:p>10/11/2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" calcext:value-type="float">
            <text:p>2</text:p>
          </table:table-cell>
          <table:table-cell table:formula="of:=[.C287]/[.B287]" office:value-type="percentage" office:value="0.00392927308447937" calcext:value-type="percentage">
            <text:p>0%</text:p>
          </table:table-cell>
          <table:table-cell table:style-name="ce5" table:formula="of:=AVERAGE([.B273:.B287])" office:value-type="float" office:value="550" calcext:value-type="float">
            <text:p>550.0</text:p>
          </table:table-cell>
          <table:table-cell table:style-name="ce5" table:formula="of:=AVERAGE([.C273:.C287])" office:value-type="float" office:value="2.66666666666667" calcext:value-type="float">
            <text:p>2.7</text:p>
          </table:table-cell>
        </table:table-row>
        <table:table-row table:style-name="ro1">
          <table:table-cell table:style-name="ce1" office:value-type="date" office:date-value="2020-10-12" calcext:value-type="date">
            <text:p>10/12/2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" calcext:value-type="float">
            <text:p>3</text:p>
          </table:table-cell>
          <table:table-cell table:formula="of:=[.C288]/[.B288]" office:value-type="percentage" office:value="0.0186335403726708" calcext:value-type="percentage">
            <text:p>2%</text:p>
          </table:table-cell>
          <table:table-cell table:style-name="ce5" table:formula="of:=AVERAGE([.B274:.B288])" office:value-type="float" office:value="539.066666666667" calcext:value-type="float">
            <text:p>539.1</text:p>
          </table:table-cell>
          <table:table-cell table:style-name="ce5" table:formula="of:=AVERAGE([.C274:.C288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13" calcext:value-type="date">
            <text:p>10/13/2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" calcext:value-type="float">
            <text:p>1</text:p>
          </table:table-cell>
          <table:table-cell table:formula="of:=[.C289]/[.B289]" office:value-type="percentage" office:value="0.00157232704402516" calcext:value-type="percentage">
            <text:p>0%</text:p>
          </table:table-cell>
          <table:table-cell table:style-name="ce5" table:formula="of:=AVERAGE([.B275:.B289])" office:value-type="float" office:value="570.333333333333" calcext:value-type="float">
            <text:p>570.3</text:p>
          </table:table-cell>
          <table:table-cell table:style-name="ce5" table:formula="of:=AVERAGE([.C275:.C289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14" calcext:value-type="date">
            <text:p>10/14/20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2" calcext:value-type="float">
            <text:p>2</text:p>
          </table:table-cell>
          <table:table-cell table:formula="of:=[.C290]/[.B290]" office:value-type="percentage" office:value="0.00218340611353712" calcext:value-type="percentage">
            <text:p>0%</text:p>
          </table:table-cell>
          <table:table-cell table:style-name="ce5" table:formula="of:=AVERAGE([.B276:.B290])" office:value-type="float" office:value="606.2" calcext:value-type="float">
            <text:p>606.2</text:p>
          </table:table-cell>
          <table:table-cell table:style-name="ce5" table:formula="of:=AVERAGE([.C276:.C290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15" calcext:value-type="date">
            <text:p>10/15/2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" calcext:value-type="float">
            <text:p>3</text:p>
          </table:table-cell>
          <table:table-cell table:formula="of:=[.C291]/[.B291]" office:value-type="percentage" office:value="0.00309917355371901" calcext:value-type="percentage">
            <text:p>0%</text:p>
          </table:table-cell>
          <table:table-cell table:style-name="ce5" table:formula="of:=AVERAGE([.B277:.B291])" office:value-type="float" office:value="629.866666666667" calcext:value-type="float">
            <text:p>629.9</text:p>
          </table:table-cell>
          <table:table-cell table:style-name="ce5" table:formula="of:=AVERAGE([.C277:.C291])" office:value-type="float" office:value="2.73333333333333" calcext:value-type="float">
            <text:p>2.7</text:p>
          </table:table-cell>
        </table:table-row>
        <table:table-row table:style-name="ro1">
          <table:table-cell table:style-name="ce1" office:value-type="date" office:date-value="2020-10-16" calcext:value-type="date">
            <text:p>10/16/2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2" calcext:value-type="float">
            <text:p>2</text:p>
          </table:table-cell>
          <table:table-cell table:formula="of:=[.C292]/[.B292]" office:value-type="percentage" office:value="0.00221729490022173" calcext:value-type="percentage">
            <text:p>0%</text:p>
          </table:table-cell>
          <table:table-cell table:style-name="ce5" table:formula="of:=AVERAGE([.B278:.B292])" office:value-type="float" office:value="644.133333333333" calcext:value-type="float">
            <text:p>644.1</text:p>
          </table:table-cell>
          <table:table-cell table:style-name="ce5" table:formula="of:=AVERAGE([.C278:.C292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17" calcext:value-type="date">
            <text:p>10/17/20</text:p>
          </table:table-cell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4" calcext:value-type="float">
            <text:p>4</text:p>
          </table:table-cell>
          <table:table-cell table:formula="of:=[.C293]/[.B293]" office:value-type="percentage" office:value="0.00339270568278202" calcext:value-type="percentage">
            <text:p>0%</text:p>
          </table:table-cell>
          <table:table-cell table:style-name="ce5" table:formula="of:=AVERAGE([.B279:.B293])" office:value-type="float" office:value="680.533333333333" calcext:value-type="float">
            <text:p>680.5</text:p>
          </table:table-cell>
          <table:table-cell table:style-name="ce5" table:formula="of:=AVERAGE([.C279:.C293])" office:value-type="float" office:value="2.86666666666667" calcext:value-type="float">
            <text:p>2.9</text:p>
          </table:table-cell>
        </table:table-row>
        <table:table-row table:style-name="ro1">
          <table:table-cell table:style-name="ce1" office:value-type="date" office:date-value="2020-10-18" calcext:value-type="date">
            <text:p>10/18/2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" calcext:value-type="float">
            <text:p>1</text:p>
          </table:table-cell>
          <table:table-cell table:formula="of:=[.C294]/[.B294]" office:value-type="percentage" office:value="0.00143472022955524" calcext:value-type="percentage">
            <text:p>0%</text:p>
          </table:table-cell>
          <table:table-cell table:style-name="ce5" table:formula="of:=AVERAGE([.B280:.B294])" office:value-type="float" office:value="679.533333333333" calcext:value-type="float">
            <text:p>679.5</text:p>
          </table:table-cell>
          <table:table-cell table:style-name="ce5" table:formula="of:=AVERAGE([.C280:.C294])" office:value-type="float" office:value="2.73333333333333" calcext:value-type="float">
            <text:p>2.7</text:p>
          </table:table-cell>
        </table:table-row>
        <table:table-row table:style-name="ro1">
          <table:table-cell table:style-name="ce1" office:value-type="date" office:date-value="2020-10-19" calcext:value-type="date">
            <text:p>10/19/2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" calcext:value-type="float">
            <text:p>4</text:p>
          </table:table-cell>
          <table:table-cell table:formula="of:=[.C295]/[.B295]" office:value-type="percentage" office:value="0.0124610591900312" calcext:value-type="percentage">
            <text:p>1%</text:p>
          </table:table-cell>
          <table:table-cell table:style-name="ce5" table:formula="of:=AVERAGE([.B281:.B295])" office:value-type="float" office:value="670.2" calcext:value-type="float">
            <text:p>670.2</text:p>
          </table:table-cell>
          <table:table-cell table:style-name="ce5" table:formula="of:=AVERAGE([.C281:.C295])" office:value-type="float" office:value="2.8" calcext:value-type="float">
            <text:p>2.8</text:p>
          </table:table-cell>
        </table:table-row>
        <table:table-row table:style-name="ro1">
          <table:table-cell table:style-name="ce1" office:value-type="date" office:date-value="2020-10-20" calcext:value-type="date">
            <text:p>10/20/2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4" calcext:value-type="float">
            <text:p>4</text:p>
          </table:table-cell>
          <table:table-cell table:formula="of:=[.C296]/[.B296]" office:value-type="percentage" office:value="0.00518806744487678" calcext:value-type="percentage">
            <text:p>1%</text:p>
          </table:table-cell>
          <table:table-cell table:style-name="ce5" table:formula="of:=AVERAGE([.B282:.B296])" office:value-type="float" office:value="711.2" calcext:value-type="float">
            <text:p>711.2</text:p>
          </table:table-cell>
          <table:table-cell table:style-name="ce5" table:formula="of:=AVERAGE([.C282:.C296])" office:value-type="float" office:value="2.93333333333333" calcext:value-type="float">
            <text:p>2.9</text:p>
          </table:table-cell>
        </table:table-row>
        <table:table-row table:style-name="ro1">
          <table:table-cell table:style-name="ce1" office:value-type="date" office:date-value="2020-10-21" calcext:value-type="date">
            <text:p>10/21/20</text:p>
          </table:table-cell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3" calcext:value-type="float">
            <text:p>3</text:p>
          </table:table-cell>
          <table:table-cell table:formula="of:=[.C297]/[.B297]" office:value-type="percentage" office:value="0.00232558139534884" calcext:value-type="percentage">
            <text:p>0%</text:p>
          </table:table-cell>
          <table:table-cell table:style-name="ce5" table:formula="of:=AVERAGE([.B283:.B297])" office:value-type="float" office:value="772.266666666667" calcext:value-type="float">
            <text:p>772.3</text:p>
          </table:table-cell>
          <table:table-cell table:style-name="ce5" table:formula="of:=AVERAGE([.C283:.C297])" office:value-type="float" office:value="2.86666666666667" calcext:value-type="float">
            <text:p>2.9</text:p>
          </table:table-cell>
        </table:table-row>
        <table:table-row table:style-name="ro1">
          <table:table-cell table:style-name="ce1" office:value-type="date" office:date-value="2020-10-22" calcext:value-type="date">
            <text:p>10/22/20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9" calcext:value-type="float">
            <text:p>9</text:p>
          </table:table-cell>
          <table:table-cell table:formula="of:=[.C298]/[.B298]" office:value-type="percentage" office:value="0.00573248407643312" calcext:value-type="percentage">
            <text:p>1%</text:p>
          </table:table-cell>
          <table:table-cell table:style-name="ce5" table:formula="of:=AVERAGE([.B284:.B298])" office:value-type="float" office:value="824.533333333333" calcext:value-type="float">
            <text:p>824.5</text:p>
          </table:table-cell>
          <table:table-cell table:style-name="ce5" table:formula="of:=AVERAGE([.C284:.C298])" office:value-type="float" office:value="3.26666666666667" calcext:value-type="float">
            <text:p>3.3</text:p>
          </table:table-cell>
        </table:table-row>
        <table:table-row table:style-name="ro1">
          <table:table-cell table:style-name="ce1" office:value-type="date" office:date-value="2020-10-23" calcext:value-type="date">
            <text:p>10/23/20</text:p>
          </table:table-cell>
          <table:table-cell table:style-name="ce3" office:value-type="float" office:value="1666" calcext:value-type="float">
            <text:p>1666</text:p>
          </table:table-cell>
          <table:table-cell table:style-name="ce3" office:value-type="float" office:value="7" calcext:value-type="float">
            <text:p>7</text:p>
          </table:table-cell>
          <table:table-cell table:formula="of:=[.C299]/[.B299]" office:value-type="percentage" office:value="0.00420168067226891" calcext:value-type="percentage">
            <text:p>0%</text:p>
          </table:table-cell>
          <table:table-cell table:style-name="ce5" table:formula="of:=AVERAGE([.B285:.B299])" office:value-type="float" office:value="880.2" calcext:value-type="float">
            <text:p>880.2</text:p>
          </table:table-cell>
          <table:table-cell table:style-name="ce5" table:formula="of:=AVERAGE([.C285:.C299])" office:value-type="float" office:value="3.66666666666667" calcext:value-type="float">
            <text:p>3.7</text:p>
          </table:table-cell>
        </table:table-row>
        <table:table-row table:style-name="ro1">
          <table:table-cell table:style-name="ce1" office:value-type="date" office:date-value="2020-10-24" calcext:value-type="date">
            <text:p>10/24/20</text:p>
          </table:table-cell>
          <table:table-cell table:style-name="ce3" office:value-type="float" office:value="1868" calcext:value-type="float">
            <text:p>1868</text:p>
          </table:table-cell>
          <table:table-cell table:style-name="ce3" office:value-type="float" office:value="8" calcext:value-type="float">
            <text:p>8</text:p>
          </table:table-cell>
          <table:table-cell table:formula="of:=[.C300]/[.B300]" office:value-type="percentage" office:value="0.00428265524625268" calcext:value-type="percentage">
            <text:p>0%</text:p>
          </table:table-cell>
          <table:table-cell table:style-name="ce5" table:formula="of:=AVERAGE([.B286:.B300])" office:value-type="float" office:value="949.133333333333" calcext:value-type="float">
            <text:p>949.1</text:p>
          </table:table-cell>
          <table:table-cell table:style-name="ce5" table:formula="of:=AVERAGE([.C286:.C300])" office:value-type="float" office:value="3.86666666666667" calcext:value-type="float">
            <text:p>3.9</text:p>
          </table:table-cell>
        </table:table-row>
        <table:table-row table:style-name="ro1">
          <table:table-cell table:style-name="ce1" office:value-type="date" office:date-value="2020-10-25" calcext:value-type="date">
            <text:p>10/25/20</text:p>
          </table:table-cell>
          <table:table-cell table:style-name="ce3" office:value-type="float" office:value="1477" calcext:value-type="float">
            <text:p>1477</text:p>
          </table:table-cell>
          <table:table-cell table:style-name="ce3" office:value-type="float" office:value="8" calcext:value-type="float">
            <text:p>8</text:p>
          </table:table-cell>
          <table:table-cell table:formula="of:=[.C301]/[.B301]" office:value-type="percentage" office:value="0.00541638456330399" calcext:value-type="percentage">
            <text:p>1%</text:p>
          </table:table-cell>
          <table:table-cell table:style-name="ce5" table:formula="of:=AVERAGE([.B287:.B301])" office:value-type="float" office:value="995.4" calcext:value-type="float">
            <text:p>995.4</text:p>
          </table:table-cell>
          <table:table-cell table:style-name="ce5" table:formula="of:=AVERAGE([.C287:.C301])" office:value-type="float" office:value="4.06666666666667" calcext:value-type="float">
            <text:p>4.1</text:p>
          </table:table-cell>
        </table:table-row>
        <table:table-row table:style-name="ro1">
          <table:table-cell table:style-name="ce1" office:value-type="date" office:date-value="2020-10-26" calcext:value-type="date">
            <text:p>10/26/2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1" calcext:value-type="float">
            <text:p>11</text:p>
          </table:table-cell>
          <table:table-cell table:formula="of:=[.C302]/[.B302]" office:value-type="percentage" office:value="0.0214007782101167" calcext:value-type="percentage">
            <text:p>2%</text:p>
          </table:table-cell>
          <table:table-cell table:style-name="ce5" table:formula="of:=AVERAGE([.B288:.B302])" office:value-type="float" office:value="995.733333333333" calcext:value-type="float">
            <text:p>995.7</text:p>
          </table:table-cell>
          <table:table-cell table:style-name="ce5" table:formula="of:=AVERAGE([.C288:.C302])" office:value-type="float" office:value="4.66666666666667" calcext:value-type="float">
            <text:p>4.7</text:p>
          </table:table-cell>
        </table:table-row>
        <table:table-row table:style-name="ro1">
          <table:table-cell table:style-name="ce1" office:value-type="date" office:date-value="2020-10-27" calcext:value-type="date">
            <text:p>10/27/20</text:p>
          </table:table-cell>
          <table:table-cell table:style-name="ce3" office:value-type="float" office:value="1068" calcext:value-type="float">
            <text:p>1068</text:p>
          </table:table-cell>
          <table:table-cell table:style-name="ce3" office:value-type="float" office:value="9" calcext:value-type="float">
            <text:p>9</text:p>
          </table:table-cell>
          <table:table-cell table:formula="of:=[.C303]/[.B303]" office:value-type="percentage" office:value="0.00842696629213483" calcext:value-type="percentage">
            <text:p>1%</text:p>
          </table:table-cell>
          <table:table-cell table:style-name="ce5" table:formula="of:=AVERAGE([.B289:.B303])" office:value-type="float" office:value="1056.2" calcext:value-type="float">
            <text:p>1,056.2</text:p>
          </table:table-cell>
          <table:table-cell table:style-name="ce5" table:formula="of:=AVERAGE([.C289:.C303])" office:value-type="float" office:value="5.06666666666667" calcext:value-type="float">
            <text:p>5.1</text:p>
          </table:table-cell>
        </table:table-row>
        <table:table-row table:style-name="ro1">
          <table:table-cell table:style-name="ce1" office:value-type="date" office:date-value="2020-10-28" calcext:value-type="date">
            <text:p>10/28/20</text:p>
          </table:table-cell>
          <table:table-cell table:style-name="ce3" office:value-type="float" office:value="2415" calcext:value-type="float">
            <text:p>2415</text:p>
          </table:table-cell>
          <table:table-cell table:style-name="ce3" office:value-type="float" office:value="9" calcext:value-type="float">
            <text:p>9</text:p>
          </table:table-cell>
          <table:table-cell table:formula="of:=[.C304]/[.B304]" office:value-type="percentage" office:value="0.00372670807453416" calcext:value-type="percentage">
            <text:p>0%</text:p>
          </table:table-cell>
          <table:table-cell table:style-name="ce5" table:formula="of:=AVERAGE([.B290:.B304])" office:value-type="float" office:value="1174.8" calcext:value-type="float">
            <text:p>1,174.8</text:p>
          </table:table-cell>
          <table:table-cell table:style-name="ce5" table:formula="of:=AVERAGE([.C290:.C304])" office:value-type="float" office:value="5.6" calcext:value-type="float">
            <text:p>5.6</text:p>
          </table:table-cell>
        </table:table-row>
        <table:table-row table:style-name="ro1">
          <table:table-cell table:style-name="ce1" office:value-type="date" office:date-value="2020-10-29" calcext:value-type="date">
            <text:p>10/29/20</text:p>
          </table:table-cell>
          <table:table-cell table:style-name="ce3" office:value-type="float" office:value="3390" calcext:value-type="float">
            <text:p>3390</text:p>
          </table:table-cell>
          <table:table-cell table:style-name="ce3" office:value-type="float" office:value="9" calcext:value-type="float">
            <text:p>9</text:p>
          </table:table-cell>
          <table:table-cell table:formula="of:=[.C305]/[.B305]" office:value-type="percentage" office:value="0.00265486725663717" calcext:value-type="percentage">
            <text:p>0%</text:p>
          </table:table-cell>
          <table:table-cell table:style-name="ce5" table:formula="of:=AVERAGE([.B291:.B305])" office:value-type="float" office:value="1339.73333333333" calcext:value-type="float">
            <text:p>1,339.7</text:p>
          </table:table-cell>
          <table:table-cell table:style-name="ce5" table:formula="of:=AVERAGE([.C291:.C305])" office:value-type="float" office:value="6.06666666666667" calcext:value-type="float">
            <text:p>6.1</text:p>
          </table:table-cell>
        </table:table-row>
        <table:table-row table:style-name="ro1">
          <table:table-cell table:style-name="ce1" office:value-type="date" office:date-value="2020-10-30" calcext:value-type="date">
            <text:p>10/30/20</text:p>
          </table:table-cell>
          <table:table-cell table:style-name="ce3" office:value-type="float" office:value="3263" calcext:value-type="float">
            <text:p>3263</text:p>
          </table:table-cell>
          <table:table-cell table:style-name="ce3" office:value-type="float" office:value="9" calcext:value-type="float">
            <text:p>9</text:p>
          </table:table-cell>
          <table:table-cell table:formula="of:=[.C306]/[.B306]" office:value-type="percentage" office:value="0.00275819797732148" calcext:value-type="percentage">
            <text:p>0%</text:p>
          </table:table-cell>
          <table:table-cell table:style-name="ce5" table:formula="of:=AVERAGE([.B292:.B306])" office:value-type="float" office:value="1492.73333333333" calcext:value-type="float">
            <text:p>1,492.7</text:p>
          </table:table-cell>
          <table:table-cell table:style-name="ce5" table:formula="of:=AVERAGE([.C292:.C306])" office:value-type="float" office:value="6.46666666666667" calcext:value-type="float">
            <text:p>6.5</text:p>
          </table:table-cell>
        </table:table-row>
        <table:table-row table:style-name="ro1">
          <table:table-cell table:style-name="ce1" office:value-type="date" office:date-value="2020-10-31" calcext:value-type="date">
            <text:p>10/31/20</text:p>
          </table:table-cell>
          <table:table-cell table:style-name="ce3" office:value-type="float" office:value="4055" calcext:value-type="float">
            <text:p>4055</text:p>
          </table:table-cell>
          <table:table-cell table:style-name="ce3" office:value-type="float" office:value="12" calcext:value-type="float">
            <text:p>12</text:p>
          </table:table-cell>
          <table:table-cell table:formula="of:=[.C307]/[.B307]" office:value-type="percentage" office:value="0.00295930949445129" calcext:value-type="percentage">
            <text:p>0%</text:p>
          </table:table-cell>
          <table:table-cell table:style-name="ce5" table:formula="of:=AVERAGE([.B293:.B307])" office:value-type="float" office:value="1702.93333333333" calcext:value-type="float">
            <text:p>1,702.9</text:p>
          </table:table-cell>
          <table:table-cell table:style-name="ce5" table:formula="of:=AVERAGE([.C293:.C307])" office:value-type="float" office:value="7.13333333333333" calcext:value-type="float">
            <text:p>7.1</text:p>
          </table:table-cell>
        </table:table-row>
        <table:table-row table:style-name="ro1">
          <table:table-cell table:style-name="ce1" office:value-type="date" office:date-value="2020-11-01" calcext:value-type="date">
            <text:p>11/01/20</text:p>
          </table:table-cell>
          <table:table-cell table:style-name="ce3" office:value-type="float" office:value="2987" calcext:value-type="float">
            <text:p>2987</text:p>
          </table:table-cell>
          <table:table-cell table:style-name="ce3" office:value-type="float" office:value="22" calcext:value-type="float">
            <text:p>22</text:p>
          </table:table-cell>
          <table:table-cell table:formula="of:=[.C308]/[.B308]" office:value-type="percentage" office:value="0.00736524941412789" calcext:value-type="percentage">
            <text:p>1%</text:p>
          </table:table-cell>
          <table:table-cell table:style-name="ce5" table:formula="of:=AVERAGE([.B294:.B308])" office:value-type="float" office:value="1823.46666666667" calcext:value-type="float">
            <text:p>1,823.5</text:p>
          </table:table-cell>
          <table:table-cell table:style-name="ce5" table:formula="of:=AVERAGE([.C294:.C308])" office:value-type="float" office:value="8.33333333333333" calcext:value-type="float">
            <text:p>8.3</text:p>
          </table:table-cell>
        </table:table-row>
        <table:table-row table:style-name="ro1">
          <table:table-cell table:style-name="ce1" office:value-type="date" office:date-value="2020-11-02" calcext:value-type="date">
            <text:p>11/02/20</text:p>
          </table:table-cell>
          <table:table-cell table:style-name="ce3" office:value-type="float" office:value="1298" calcext:value-type="float">
            <text:p>1298</text:p>
          </table:table-cell>
          <table:table-cell table:style-name="ce3" office:value-type="float" office:value="20" calcext:value-type="float">
            <text:p>20</text:p>
          </table:table-cell>
          <table:table-cell table:formula="of:=[.C309]/[.B309]" office:value-type="percentage" office:value="0.0154083204930663" calcext:value-type="percentage">
            <text:p>2%</text:p>
          </table:table-cell>
          <table:table-cell table:style-name="ce5" table:formula="of:=AVERAGE([.B295:.B309])" office:value-type="float" office:value="1863.53333333333" calcext:value-type="float">
            <text:p>1,863.5</text:p>
          </table:table-cell>
          <table:table-cell table:style-name="ce5" table:formula="of:=AVERAGE([.C295:.C309])" office:value-type="float" office:value="9.6" calcext:value-type="float">
            <text:p>9.6</text:p>
          </table:table-cell>
        </table:table-row>
        <table:table-row table:style-name="ro1">
          <table:table-cell table:style-name="ce1" office:value-type="date" office:date-value="2020-11-03" calcext:value-type="date">
            <text:p>11/03/20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19" calcext:value-type="float">
            <text:p>19</text:p>
          </table:table-cell>
          <table:table-cell table:formula="of:=[.C310]/[.B310]" office:value-type="percentage" office:value="0.0121019108280255" calcext:value-type="percentage">
            <text:p>1%</text:p>
          </table:table-cell>
          <table:table-cell table:style-name="ce5" table:formula="of:=AVERAGE([.B296:.B310])" office:value-type="float" office:value="1946.8" calcext:value-type="float">
            <text:p>1,946.8</text:p>
          </table:table-cell>
          <table:table-cell table:style-name="ce5" table:formula="of:=AVERAGE([.C296:.C310])" office:value-type="float" office:value="10.6" calcext:value-type="float">
            <text:p>10.6</text:p>
          </table:table-cell>
        </table:table-row>
        <table:table-row table:style-name="ro1">
          <table:table-cell table:style-name="ce1" office:value-type="date" office:date-value="2020-11-04" calcext:value-type="date">
            <text:p>11/04/20</text:p>
          </table:table-cell>
          <table:table-cell table:style-name="ce3" office:value-type="float" office:value="3609" calcext:value-type="float">
            <text:p>3609</text:p>
          </table:table-cell>
          <table:table-cell table:style-name="ce3" office:value-type="float" office:value="21" calcext:value-type="float">
            <text:p>21</text:p>
          </table:table-cell>
          <table:table-cell table:formula="of:=[.C311]/[.B311]" office:value-type="percentage" office:value="0.0058187863674148" calcext:value-type="percentage">
            <text:p>1%</text:p>
          </table:table-cell>
          <table:table-cell table:style-name="ce5" table:formula="of:=AVERAGE([.B297:.B311])" office:value-type="float" office:value="2136" calcext:value-type="float">
            <text:p>2,136.0</text:p>
          </table:table-cell>
          <table:table-cell table:style-name="ce5" table:formula="of:=AVERAGE([.C297:.C311])" office:value-type="float" office:value="11.7333333333333" calcext:value-type="float">
            <text:p>11.7</text:p>
          </table:table-cell>
        </table:table-row>
        <table:table-row table:style-name="ro1">
          <table:table-cell table:style-name="ce1" office:value-type="date" office:date-value="2020-11-05" calcext:value-type="date">
            <text:p>11/05/20</text:p>
          </table:table-cell>
          <table:table-cell table:style-name="ce3" office:value-type="float" office:value="4484" calcext:value-type="float">
            <text:p>4484</text:p>
          </table:table-cell>
          <table:table-cell table:style-name="ce3" office:value-type="float" office:value="22" calcext:value-type="float">
            <text:p>22</text:p>
          </table:table-cell>
          <table:table-cell table:formula="of:=[.C312]/[.B312]" office:value-type="percentage" office:value="0.00490633363068689" calcext:value-type="percentage">
            <text:p>0%</text:p>
          </table:table-cell>
          <table:table-cell table:style-name="ce5" table:formula="of:=AVERAGE([.B298:.B312])" office:value-type="float" office:value="2348.93333333333" calcext:value-type="float">
            <text:p>2,348.9</text:p>
          </table:table-cell>
          <table:table-cell table:style-name="ce5" table:formula="of:=AVERAGE([.C298:.C312])" office:value-type="float" office:value="13" calcext:value-type="float">
            <text:p>13.0</text:p>
          </table:table-cell>
        </table:table-row>
        <table:table-row table:style-name="ro1">
          <table:table-cell table:style-name="ce1" office:value-type="date" office:date-value="2020-11-06" calcext:value-type="date">
            <text:p>11/06/20</text:p>
          </table:table-cell>
          <table:table-cell table:style-name="ce3" office:value-type="float" office:value="4745" calcext:value-type="float">
            <text:p>4745</text:p>
          </table:table-cell>
          <table:table-cell table:style-name="ce3" office:value-type="float" office:value="25" calcext:value-type="float">
            <text:p>25</text:p>
          </table:table-cell>
          <table:table-cell table:formula="of:=[.C313]/[.B313]" office:value-type="percentage" office:value="0.00526870389884089" calcext:value-type="percentage">
            <text:p>1%</text:p>
          </table:table-cell>
          <table:table-cell table:style-name="ce5" table:formula="of:=AVERAGE([.B299:.B313])" office:value-type="float" office:value="2560.6" calcext:value-type="float">
            <text:p>2,560.6</text:p>
          </table:table-cell>
          <table:table-cell table:style-name="ce5" table:formula="of:=AVERAGE([.C299:.C313])" office:value-type="float" office:value="14.0666666666667" calcext:value-type="float">
            <text:p>14.1</text:p>
          </table:table-cell>
        </table:table-row>
        <table:table-row table:style-name="ro1">
          <table:table-cell table:style-name="ce1" office:value-type="date" office:date-value="2020-11-07" calcext:value-type="date">
            <text:p>11/07/20</text:p>
          </table:table-cell>
          <table:table-cell table:style-name="ce3" office:value-type="float" office:value="4454" calcext:value-type="float">
            <text:p>4454</text:p>
          </table:table-cell>
          <table:table-cell table:style-name="ce3" office:value-type="float" office:value="26" calcext:value-type="float">
            <text:p>26</text:p>
          </table:table-cell>
          <table:table-cell table:formula="of:=[.C314]/[.B314]" office:value-type="percentage" office:value="0.00583744948361024" calcext:value-type="percentage">
            <text:p>1%</text:p>
          </table:table-cell>
          <table:table-cell table:style-name="ce5" table:formula="of:=AVERAGE([.B300:.B314])" office:value-type="float" office:value="2746.46666666667" calcext:value-type="float">
            <text:p>2,746.5</text:p>
          </table:table-cell>
          <table:table-cell table:style-name="ce5" table:formula="of:=AVERAGE([.C300:.C314])" office:value-type="float" office:value="15.3333333333333" calcext:value-type="float">
            <text:p>15.3</text:p>
          </table:table-cell>
        </table:table-row>
        <table:table-row table:style-name="ro1">
          <table:table-cell table:style-name="ce1" office:value-type="date" office:date-value="2020-11-08" calcext:value-type="date">
            <text:p>11/08/20</text:p>
          </table:table-cell>
          <table:table-cell table:style-name="ce3" office:value-type="float" office:value="4453" calcext:value-type="float">
            <text:p>4453</text:p>
          </table:table-cell>
          <table:table-cell table:style-name="ce3" office:value-type="float" office:value="20" calcext:value-type="float">
            <text:p>20</text:p>
          </table:table-cell>
          <table:table-cell table:formula="of:=[.C315]/[.B315]" office:value-type="percentage" office:value="0.0044913541432742" calcext:value-type="percentage">
            <text:p>0%</text:p>
          </table:table-cell>
          <table:table-cell table:style-name="ce5" table:formula="of:=AVERAGE([.B301:.B315])" office:value-type="float" office:value="2918.8" calcext:value-type="float">
            <text:p>2,918.8</text:p>
          </table:table-cell>
          <table:table-cell table:style-name="ce5" table:formula="of:=AVERAGE([.C301:.C315])" office:value-type="float" office:value="16.1333333333333" calcext:value-type="float">
            <text:p>16.1</text:p>
          </table:table-cell>
        </table:table-row>
        <table:table-row table:style-name="ro1">
          <table:table-cell table:style-name="ce1" office:value-type="date" office:date-value="2020-11-09" calcext:value-type="date">
            <text:p>11/09/20</text:p>
          </table:table-cell>
          <table:table-cell table:style-name="ce3" office:value-type="float" office:value="2097" calcext:value-type="float">
            <text:p>2097</text:p>
          </table:table-cell>
          <table:table-cell table:style-name="ce3" office:value-type="float" office:value="34" calcext:value-type="float">
            <text:p>34</text:p>
          </table:table-cell>
          <table:table-cell table:formula="of:=[.C316]/[.B316]" office:value-type="percentage" office:value="0.0162136385312351" calcext:value-type="percentage">
            <text:p>2%</text:p>
          </table:table-cell>
          <table:table-cell table:style-name="ce5" table:formula="of:=AVERAGE([.B302:.B316])" office:value-type="float" office:value="2960.13333333333" calcext:value-type="float">
            <text:p>2,960.1</text:p>
          </table:table-cell>
          <table:table-cell table:style-name="ce5" table:formula="of:=AVERAGE([.C302:.C316])" office:value-type="float" office:value="17.8666666666667" calcext:value-type="float">
            <text:p>17.9</text:p>
          </table:table-cell>
        </table:table-row>
        <table:table-row table:style-name="ro1">
          <table:table-cell table:style-name="ce1" office:value-type="date" office:date-value="2020-11-10" calcext:value-type="date">
            <text:p>11/10/20</text:p>
          </table:table-cell>
          <table:table-cell table:style-name="ce3" office:value-type="float" office:value="3726" calcext:value-type="float">
            <text:p>3726</text:p>
          </table:table-cell>
          <table:table-cell table:style-name="ce3" office:value-type="float" office:value="35" calcext:value-type="float">
            <text:p>35</text:p>
          </table:table-cell>
          <table:table-cell table:formula="of:=[.C317]/[.B317]" office:value-type="percentage" office:value="0.00939345142243693" calcext:value-type="percentage">
            <text:p>1%</text:p>
          </table:table-cell>
          <table:table-cell table:style-name="ce5" table:formula="of:=AVERAGE([.B303:.B317])" office:value-type="float" office:value="3174.26666666667" calcext:value-type="float">
            <text:p>3,174.3</text:p>
          </table:table-cell>
          <table:table-cell table:style-name="ce5" table:formula="of:=AVERAGE([.C303:.C317])" office:value-type="float" office:value="19.4666666666667" calcext:value-type="float">
            <text:p>19.5</text:p>
          </table:table-cell>
        </table:table-row>
        <table:table-row table:style-name="ro1">
          <table:table-cell table:style-name="ce1" office:value-type="date" office:date-value="2020-11-11" calcext:value-type="date">
            <text:p>11/11/20</text:p>
          </table:table-cell>
          <table:table-cell table:style-name="ce3" office:value-type="float" office:value="4499" calcext:value-type="float">
            <text:p>4499</text:p>
          </table:table-cell>
          <table:table-cell table:style-name="ce3" office:value-type="float" office:value="25" calcext:value-type="float">
            <text:p>25</text:p>
          </table:table-cell>
          <table:table-cell table:formula="of:=[.C318]/[.B318]" office:value-type="percentage" office:value="0.00555679039786619" calcext:value-type="percentage">
            <text:p>1%</text:p>
          </table:table-cell>
          <table:table-cell table:style-name="ce5" table:formula="of:=AVERAGE([.B304:.B318])" office:value-type="float" office:value="3403" calcext:value-type="float">
            <text:p>3,403.0</text:p>
          </table:table-cell>
          <table:table-cell table:style-name="ce5" table:formula="of:=AVERAGE([.C304:.C318])" office:value-type="float" office:value="20.5333333333333" calcext:value-type="float">
            <text:p>20.5</text:p>
          </table:table-cell>
        </table:table-row>
        <table:table-row table:style-name="ro1">
          <table:table-cell table:style-name="ce1" office:value-type="date" office:date-value="2020-11-12" calcext:value-type="date">
            <text:p>11/12/20</text:p>
          </table:table-cell>
          <table:table-cell table:style-name="ce3" office:value-type="float" office:value="5709" calcext:value-type="float">
            <text:p>5709</text:p>
          </table:table-cell>
          <table:table-cell table:style-name="ce3" office:value-type="float" office:value="24" calcext:value-type="float">
            <text:p>24</text:p>
          </table:table-cell>
          <table:table-cell table:formula="of:=[.C319]/[.B319]" office:value-type="percentage" office:value="0.00420388859695218" calcext:value-type="percentage">
            <text:p>0%</text:p>
          </table:table-cell>
          <table:table-cell table:style-name="ce5" table:formula="of:=AVERAGE([.B305:.B319])" office:value-type="float" office:value="3622.6" calcext:value-type="float">
            <text:p>3,622.6</text:p>
          </table:table-cell>
          <table:table-cell table:style-name="ce5" table:formula="of:=AVERAGE([.C305:.C319])" office:value-type="float" office:value="21.5333333333333" calcext:value-type="float">
            <text:p>21.5</text:p>
          </table:table-cell>
        </table:table-row>
        <table:table-row table:style-name="ro1">
          <table:table-cell table:style-name="ce1" office:value-type="date" office:date-value="2020-11-13" calcext:value-type="date">
            <text:p>11/13/20</text:p>
          </table:table-cell>
          <table:table-cell table:style-name="ce3" office:value-type="float" office:value="5568" calcext:value-type="float">
            <text:p>5568</text:p>
          </table:table-cell>
          <table:table-cell table:style-name="ce3" office:value-type="float" office:value="29" calcext:value-type="float">
            <text:p>29</text:p>
          </table:table-cell>
          <table:table-cell table:formula="of:=[.C320]/[.B320]" office:value-type="percentage" office:value="0.00520833333333333" calcext:value-type="percentage">
            <text:p>1%</text:p>
          </table:table-cell>
          <table:table-cell table:style-name="ce5" table:formula="of:=AVERAGE([.B306:.B320])" office:value-type="float" office:value="3767.8" calcext:value-type="float">
            <text:p>3,767.8</text:p>
          </table:table-cell>
          <table:table-cell table:style-name="ce5" table:formula="of:=AVERAGE([.C306:.C320])" office:value-type="float" office:value="22.8666666666667" calcext:value-type="float">
            <text:p>22.9</text:p>
          </table:table-cell>
        </table:table-row>
        <table:table-row table:style-name="ro1">
          <table:table-cell table:style-name="ce1" office:value-type="date" office:date-value="2020-11-14" calcext:value-type="date">
            <text:p>11/14/20</text:p>
          </table:table-cell>
          <table:table-cell table:style-name="ce3" office:value-type="float" office:value="6733" calcext:value-type="float">
            <text:p>6733</text:p>
          </table:table-cell>
          <table:table-cell table:style-name="ce3" office:value-type="float" office:value="31" calcext:value-type="float">
            <text:p>31</text:p>
          </table:table-cell>
          <table:table-cell table:formula="of:=[.C321]/[.B321]" office:value-type="percentage" office:value="0.00460418832615476" calcext:value-type="percentage">
            <text:p>0%</text:p>
          </table:table-cell>
          <table:table-cell table:style-name="ce5" table:formula="of:=AVERAGE([.B307:.B321])" office:value-type="float" office:value="3999.13333333333" calcext:value-type="float">
            <text:p>3,999.1</text:p>
          </table:table-cell>
          <table:table-cell table:style-name="ce5" table:formula="of:=AVERAGE([.C307:.C321])" office:value-type="float" office:value="24.3333333333333" calcext:value-type="float">
            <text:p>24.3</text:p>
          </table:table-cell>
        </table:table-row>
        <table:table-row table:style-name="ro1">
          <table:table-cell table:style-name="ce1" office:value-type="date" office:date-value="2020-11-15" calcext:value-type="date">
            <text:p>11/15/20</text:p>
          </table:table-cell>
          <table:table-cell table:style-name="ce3" office:value-type="float" office:value="3516" calcext:value-type="float">
            <text:p>3516</text:p>
          </table:table-cell>
          <table:table-cell table:style-name="ce3" office:value-type="float" office:value="30" calcext:value-type="float">
            <text:p>30</text:p>
          </table:table-cell>
          <table:table-cell table:formula="of:=[.C322]/[.B322]" office:value-type="percentage" office:value="0.00853242320819113" calcext:value-type="percentage">
            <text:p>1%</text:p>
          </table:table-cell>
          <table:table-cell table:style-name="ce5" table:formula="of:=AVERAGE([.B308:.B322])" office:value-type="float" office:value="3963.2" calcext:value-type="float">
            <text:p>3,963.2</text:p>
          </table:table-cell>
          <table:table-cell table:style-name="ce5" table:formula="of:=AVERAGE([.C308:.C322])" office:value-type="float" office:value="25.5333333333333" calcext:value-type="float">
            <text:p>25.5</text:p>
          </table:table-cell>
        </table:table-row>
        <table:table-row table:style-name="ro1">
          <table:table-cell table:style-name="ce1" office:value-type="date" office:date-value="2020-11-16" calcext:value-type="date">
            <text:p>11/16/20</text:p>
          </table:table-cell>
          <table:table-cell table:style-name="ce3" office:value-type="float" office:value="1582" calcext:value-type="float">
            <text:p>1582</text:p>
          </table:table-cell>
          <table:table-cell table:style-name="ce3" office:value-type="float" office:value="32" calcext:value-type="float">
            <text:p>32</text:p>
          </table:table-cell>
          <table:table-cell table:formula="of:=[.C323]/[.B323]" office:value-type="percentage" office:value="0.0202275600505689" calcext:value-type="percentage">
            <text:p>2%</text:p>
          </table:table-cell>
          <table:table-cell table:style-name="ce5" table:formula="of:=AVERAGE([.B309:.B323])" office:value-type="float" office:value="3869.53333333333" calcext:value-type="float">
            <text:p>3,869.5</text:p>
          </table:table-cell>
          <table:table-cell table:style-name="ce5" table:formula="of:=AVERAGE([.C309:.C323])" office:value-type="float" office:value="26.2" calcext:value-type="float">
            <text:p>26.2</text:p>
          </table:table-cell>
        </table:table-row>
        <table:table-row table:style-name="ro1">
          <table:table-cell table:style-name="ce1" office:value-type="date" office:date-value="2020-11-17" calcext:value-type="date">
            <text:p>11/17/20</text:p>
          </table:table-cell>
          <table:table-cell table:style-name="ce3" office:value-type="float" office:value="2544" calcext:value-type="float">
            <text:p>2544</text:p>
          </table:table-cell>
          <table:table-cell table:style-name="ce3" office:value-type="float" office:value="32" calcext:value-type="float">
            <text:p>32</text:p>
          </table:table-cell>
          <table:table-cell table:formula="of:=[.C324]/[.B324]" office:value-type="percentage" office:value="0.0125786163522013" calcext:value-type="percentage">
            <text:p>1%</text:p>
          </table:table-cell>
          <table:table-cell table:style-name="ce5" table:formula="of:=AVERAGE([.B310:.B324])" office:value-type="float" office:value="3952.6" calcext:value-type="float">
            <text:p>3,952.6</text:p>
          </table:table-cell>
          <table:table-cell table:style-name="ce5" table:formula="of:=AVERAGE([.C310:.C324])" office:value-type="float" office:value="27" calcext:value-type="float">
            <text:p>27.0</text:p>
          </table:table-cell>
        </table:table-row>
        <table:table-row table:style-name="ro1">
          <table:table-cell table:style-name="ce1" office:value-type="date" office:date-value="2020-11-18" calcext:value-type="date">
            <text:p>11/18/20</text:p>
          </table:table-cell>
          <table:table-cell table:style-name="ce3" office:value-type="float" office:value="4460" calcext:value-type="float">
            <text:p>4460</text:p>
          </table:table-cell>
          <table:table-cell table:style-name="ce3" office:value-type="float" office:value="39" calcext:value-type="float">
            <text:p>39</text:p>
          </table:table-cell>
          <table:table-cell table:formula="of:=[.C325]/[.B325]" office:value-type="percentage" office:value="0.00874439461883408" calcext:value-type="percentage">
            <text:p>1%</text:p>
          </table:table-cell>
          <table:table-cell table:style-name="ce5" table:formula="of:=AVERAGE([.B311:.B325])" office:value-type="float" office:value="4145.26666666667" calcext:value-type="float">
            <text:p>4,145.3</text:p>
          </table:table-cell>
          <table:table-cell table:style-name="ce5" table:formula="of:=AVERAGE([.C311:.C325])" office:value-type="float" office:value="28.3333333333333" calcext:value-type="float">
            <text:p>28.3</text:p>
          </table:table-cell>
        </table:table-row>
        <table:table-row table:style-name="ro1">
          <table:table-cell table:style-name="ce1" office:value-type="date" office:date-value="2020-11-19" calcext:value-type="date">
            <text:p>11/19/20</text:p>
          </table:table-cell>
          <table:table-cell table:style-name="ce3" office:value-type="float" office:value="4962" calcext:value-type="float">
            <text:p>4962</text:p>
          </table:table-cell>
          <table:table-cell table:style-name="ce3" office:value-type="float" office:value="26" calcext:value-type="float">
            <text:p>26</text:p>
          </table:table-cell>
          <table:table-cell table:formula="of:=[.C326]/[.B326]" office:value-type="percentage" office:value="0.00523982265215639" calcext:value-type="percentage">
            <text:p>1%</text:p>
          </table:table-cell>
          <table:table-cell table:style-name="ce5" table:formula="of:=AVERAGE([.B312:.B326])" office:value-type="float" office:value="4235.46666666667" calcext:value-type="float">
            <text:p>4,235.5</text:p>
          </table:table-cell>
          <table:table-cell table:style-name="ce5" table:formula="of:=AVERAGE([.C312:.C326])" office:value-type="float" office:value="28.6666666666667" calcext:value-type="float">
            <text:p>28.7</text:p>
          </table:table-cell>
        </table:table-row>
        <table:table-row table:style-name="ro1">
          <table:table-cell table:style-name="ce1" office:value-type="date" office:date-value="2020-11-20" calcext:value-type="date">
            <text:p>11/20/20</text:p>
          </table:table-cell>
          <table:table-cell table:style-name="ce3" office:value-type="float" office:value="7628" calcext:value-type="float">
            <text:p>7628</text:p>
          </table:table-cell>
          <table:table-cell table:style-name="ce3" office:value-type="float" office:value="27" calcext:value-type="float">
            <text:p>27</text:p>
          </table:table-cell>
          <table:table-cell table:formula="of:=[.C327]/[.B327]" office:value-type="percentage" office:value="0.0035395909805978" calcext:value-type="percentage">
            <text:p>0%</text:p>
          </table:table-cell>
          <table:table-cell table:style-name="ce5" table:formula="of:=AVERAGE([.B313:.B327])" office:value-type="float" office:value="4445.06666666667" calcext:value-type="float">
            <text:p>4,445.1</text:p>
          </table:table-cell>
          <table:table-cell table:style-name="ce5" table:formula="of:=AVERAGE([.C313:.C327])" office:value-type="float" office:value="29" calcext:value-type="float">
            <text:p>29.0</text:p>
          </table:table-cell>
        </table:table-row>
        <table:table-row table:style-name="ro1">
          <table:table-cell table:style-name="ce1" office:value-type="date" office:date-value="2020-11-21" calcext:value-type="date">
            <text:p>11/21/20</text:p>
          </table:table-cell>
          <table:table-cell table:style-name="ce3" office:value-type="float" office:value="5462" calcext:value-type="float">
            <text:p>5462</text:p>
          </table:table-cell>
          <table:table-cell table:style-name="ce3" office:value-type="float" office:value="24" calcext:value-type="float">
            <text:p>24</text:p>
          </table:table-cell>
          <table:table-cell table:formula="of:=[.C328]/[.B328]" office:value-type="percentage" office:value="0.00439399487367265" calcext:value-type="percentage">
            <text:p>0%</text:p>
          </table:table-cell>
          <table:table-cell table:style-name="ce5" table:formula="of:=AVERAGE([.B314:.B328])" office:value-type="float" office:value="4492.86666666667" calcext:value-type="float">
            <text:p>4,492.9</text:p>
          </table:table-cell>
          <table:table-cell table:style-name="ce5" table:formula="of:=AVERAGE([.C314:.C328])" office:value-type="float" office:value="28.9333333333333" calcext:value-type="float">
            <text:p>28.9</text:p>
          </table:table-cell>
        </table:table-row>
        <table:table-row table:style-name="ro1">
          <table:table-cell table:style-name="ce1" office:value-type="date" office:date-value="2020-11-22" calcext:value-type="date">
            <text:p>11/22/20</text:p>
          </table:table-cell>
          <table:table-cell table:style-name="ce3" office:value-type="float" office:value="4496" calcext:value-type="float">
            <text:p>4496</text:p>
          </table:table-cell>
          <table:table-cell table:style-name="ce3" office:value-type="float" office:value="32" calcext:value-type="float">
            <text:p>32</text:p>
          </table:table-cell>
          <table:table-cell table:formula="of:=[.C329]/[.B329]" office:value-type="percentage" office:value="0.00711743772241993" calcext:value-type="percentage">
            <text:p>1%</text:p>
          </table:table-cell>
          <table:table-cell table:style-name="ce5" table:formula="of:=AVERAGE([.B315:.B329])" office:value-type="float" office:value="4495.66666666667" calcext:value-type="float">
            <text:p>4,495.7</text:p>
          </table:table-cell>
          <table:table-cell table:style-name="ce5" table:formula="of:=AVERAGE([.C315:.C329])" office:value-type="float" office:value="29.3333333333333" calcext:value-type="float">
            <text:p>29.3</text:p>
          </table:table-cell>
        </table:table-row>
        <table:table-row table:style-name="ro1">
          <table:table-cell table:style-name="ce1" office:value-type="date" office:date-value="2020-11-23" calcext:value-type="date">
            <text:p>11/23/20</text:p>
          </table:table-cell>
          <table:table-cell table:style-name="ce3" office:value-type="float" office:value="2423" calcext:value-type="float">
            <text:p>2423</text:p>
          </table:table-cell>
          <table:table-cell table:style-name="ce3" office:value-type="float" office:value="33" calcext:value-type="float">
            <text:p>33</text:p>
          </table:table-cell>
          <table:table-cell table:formula="of:=[.C330]/[.B330]" office:value-type="percentage" office:value="0.0136194799834915" calcext:value-type="percentage">
            <text:p>1%</text:p>
          </table:table-cell>
          <table:table-cell table:style-name="ce5" table:formula="of:=AVERAGE([.B316:.B330])" office:value-type="float" office:value="4360.33333333333" calcext:value-type="float">
            <text:p>4,360.3</text:p>
          </table:table-cell>
          <table:table-cell table:style-name="ce5" table:formula="of:=AVERAGE([.C316:.C330])" office:value-type="float" office:value="30.2" calcext:value-type="float">
            <text:p>30.2</text:p>
          </table:table-cell>
        </table:table-row>
        <table:table-row table:style-name="ro1">
          <table:table-cell table:style-name="ce1" office:value-type="date" office:date-value="2020-11-24" calcext:value-type="date">
            <text:p>11/24/20</text:p>
          </table:table-cell>
          <table:table-cell table:style-name="ce3" office:value-type="float" office:value="3878" calcext:value-type="float">
            <text:p>3878</text:p>
          </table:table-cell>
          <table:table-cell table:style-name="ce3" office:value-type="float" office:value="21" calcext:value-type="float">
            <text:p>21</text:p>
          </table:table-cell>
          <table:table-cell table:formula="of:=[.C331]/[.B331]" office:value-type="percentage" office:value="0.00541516245487365" calcext:value-type="percentage">
            <text:p>1%</text:p>
          </table:table-cell>
          <table:table-cell table:style-name="ce5" table:formula="of:=AVERAGE([.B317:.B331])" office:value-type="float" office:value="4479.06666666667" calcext:value-type="float">
            <text:p>4,479.1</text:p>
          </table:table-cell>
          <table:table-cell table:style-name="ce5" table:formula="of:=AVERAGE([.C317:.C331])" office:value-type="float" office:value="29.3333333333333" calcext:value-type="float">
            <text:p>29.3</text:p>
          </table:table-cell>
        </table:table-row>
        <table:table-row table:style-name="ro1">
          <table:table-cell table:style-name="ce1" office:value-type="date" office:date-value="2020-11-25" calcext:value-type="date">
            <text:p>11/25/20</text:p>
          </table:table-cell>
          <table:table-cell table:style-name="ce3" office:value-type="float" office:value="5674" calcext:value-type="float">
            <text:p>5674</text:p>
          </table:table-cell>
          <table:table-cell table:style-name="ce3" office:value-type="float" office:value="10" calcext:value-type="float">
            <text:p>10</text:p>
          </table:table-cell>
          <table:table-cell table:formula="of:=[.C332]/[.B332]" office:value-type="percentage" office:value="0.00176242509693338" calcext:value-type="percentage">
            <text:p>0%</text:p>
          </table:table-cell>
          <table:table-cell table:style-name="ce5" table:formula="of:=AVERAGE([.B318:.B332])" office:value-type="float" office:value="4608.93333333333" calcext:value-type="float">
            <text:p>4,608.9</text:p>
          </table:table-cell>
          <table:table-cell table:style-name="ce5" table:formula="of:=AVERAGE([.C318:.C332])" office:value-type="float" office:value="27.6666666666667" calcext:value-type="float">
            <text:p>27.7</text:p>
          </table:table-cell>
        </table:table-row>
        <table:table-row table:style-name="ro1">
          <table:table-cell table:style-name="ce1" office:value-type="date" office:date-value="2020-11-26" calcext:value-type="date">
            <text:p>11/26/20</text:p>
          </table:table-cell>
          <table:table-cell table:style-name="ce3" office:value-type="float" office:value="6066" calcext:value-type="float">
            <text:p>6066</text:p>
          </table:table-cell>
          <table:table-cell table:style-name="ce3" office:value-type="float" office:value="3" calcext:value-type="float">
            <text:p>3</text:p>
          </table:table-cell>
          <table:table-cell table:formula="of:=[.C333]/[.B333]" office:value-type="percentage" office:value="0.000494559841740851" calcext:value-type="percentage">
            <text:p>0%</text:p>
          </table:table-cell>
          <table:table-cell table:style-name="ce5" table:formula="of:=AVERAGE([.B319:.B333])" office:value-type="float" office:value="4713.4" calcext:value-type="float">
            <text:p>4,713.4</text:p>
          </table:table-cell>
          <table:table-cell table:style-name="ce5" table:formula="of:=AVERAGE([.C319:.C333])" office:value-type="float" office:value="26.2" calcext:value-type="float">
            <text:p>26.2</text:p>
          </table:table-cell>
        </table:table-row>
        <table:table-row table:style-name="ro1">
          <table:table-cell table:style-name="ce1" office:value-type="date" office:date-value="2020-11-27" calcext:value-type="date">
            <text:p>11/27/20</text:p>
          </table:table-cell>
          <table:table-cell table:style-name="ce3" office:value-type="float" office:value="5464" calcext:value-type="float">
            <text:p>5464</text:p>
          </table:table-cell>
          <table:table-cell table:style-name="ce3" office:value-type="float" office:value="16" calcext:value-type="float">
            <text:p>16</text:p>
          </table:table-cell>
          <table:table-cell table:formula="of:=[.C334]/[.B334]" office:value-type="percentage" office:value="0.00292825768667643" calcext:value-type="percentage">
            <text:p>0%</text:p>
          </table:table-cell>
          <table:table-cell table:style-name="ce5" table:formula="of:=AVERAGE([.B320:.B334])" office:value-type="float" office:value="4697.06666666667" calcext:value-type="float">
            <text:p>4,697.1</text:p>
          </table:table-cell>
          <table:table-cell table:style-name="ce5" table:formula="of:=AVERAGE([.C320:.C334])" office:value-type="float" office:value="25.6666666666667" calcext:value-type="float">
            <text:p>25.7</text:p>
          </table:table-cell>
        </table:table-row>
        <table:table-row table:style-name="ro1">
          <table:table-cell table:style-name="ce1" office:value-type="date" office:date-value="2020-11-28" calcext:value-type="date">
            <text:p>11/28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35]/[.B335]" office:value-type="string" office:string-value="" calcext:value-type="error">
            <text:p>#DIV/0!</text:p>
          </table:table-cell>
          <table:table-cell table:style-name="ce5" table:formula="of:=AVERAGE([.B321:.B335])" office:value-type="float" office:value="4325.86666666667" calcext:value-type="float">
            <text:p>4,325.9</text:p>
          </table:table-cell>
          <table:table-cell table:style-name="ce5" table:formula="of:=AVERAGE([.C321:.C335])" office:value-type="float" office:value="23.7333333333333" calcext:value-type="float">
            <text:p>23.7</text:p>
          </table:table-cell>
        </table:table-row>
        <table:table-row table:style-name="ro1">
          <table:table-cell table:style-name="ce1" office:value-type="date" office:date-value="2020-11-29" calcext:value-type="date">
            <text:p>11/29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36]/[.B336]" office:value-type="string" office:string-value="" calcext:value-type="error">
            <text:p>#DIV/0!</text:p>
          </table:table-cell>
          <table:table-cell table:style-name="ce5" table:formula="of:=AVERAGE([.B322:.B336])" office:value-type="float" office:value="3877" calcext:value-type="float">
            <text:p>3,877.0</text:p>
          </table:table-cell>
          <table:table-cell table:style-name="ce5" table:formula="of:=AVERAGE([.C322:.C336])" office:value-type="float" office:value="21.6666666666667" calcext:value-type="float">
            <text:p>21.7</text:p>
          </table:table-cell>
        </table:table-row>
        <table:table-row table:style-name="ro1">
          <table:table-cell table:style-name="ce1" office:value-type="date" office:date-value="2020-11-30" calcext:value-type="date">
            <text:p>11/30/2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[.C337]/[.B337]" office:value-type="string" office:string-value="" calcext:value-type="error">
            <text:p>#DIV/0!</text:p>
          </table:table-cell>
          <table:table-cell table:style-name="ce5" table:formula="of:=AVERAGE([.B323:.B337])" office:value-type="float" office:value="3642.6" calcext:value-type="float">
            <text:p>3,642.6</text:p>
          </table:table-cell>
          <table:table-cell table:style-name="ce5" table:formula="of:=AVERAGE([.C323:.C337])" office:value-type="float" office:value="19.6666666666667" calcext:value-type="float">
            <text:p>19.7</text:p>
          </table:table-cell>
        </table:table-row>
        <table:table-row table:style-name="ro1" table:number-rows-repeated="10482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HU-USA" table:style-name="ta1">
        <table:shapes>
          <draw:frame draw:z-index="0" draw:style-name="gr1" draw:text-style-name="P1" svg:width="6.7642in" svg:height="3.5449in" svg:x="6.4933in" svg:y="0.2406in">
            <draw:object draw:notify-on-update-of-ranges="'JHU-USA'.A2:'JHU-USA'.A314 'JHU-USA'.E1:'JHU-USA'.E1 'JHU-USA'.E2:'JHU-USA'.E314 'JHU-USA'.F1:'JHU-USA'.F1 'JHU-USA'.F2:'JHU-USA'.F3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9921in" svg:height="3.5453in" svg:x="6.3846in" svg:y="3.8697in">
            <draw:object draw:notify-on-update-of-ranges="'JHU-USA'.A2:'JHU-USA'.A314 'JHU-USA'.F1:'JHU-USA'.F1 'JHU-USA'.F2:'JHU-USA'.F314 'JHU-USA'.G1:'JHU-USA'.G1 'JHU-USA'.G2:'JHU-USA'.G3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6.298in" svg:height="3.5449in" svg:x="6.9378in" svg:y="7.7807in">
            <draw:object draw:notify-on-update-of-ranges="'JHU-USA'.A2:'JHU-USA'.A314 'JHU-USA'.G1:'JHU-USA'.G1 'JHU-USA'.G2:'JHU-USA'.G3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11"/>
        <table:table-column table:style-name="co1" table:number-columns-repeated="4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3" office:value-type="string" calcext:value-type="string">
            <text:p>Cases</text:p>
          </table:table-cell>
          <table:table-cell table:style-name="ce3" office:value-type="string" calcext:value-type="string">
            <text:p>Deaths</text:p>
          </table:table-cell>
          <table:table-cell office:value-type="string" calcext:value-type="string">
            <text:p>Daily Cases</text:p>
          </table:table-cell>
          <table:table-cell office:value-type="string" calcext:value-type="string">
            <text:p>Daily Deaths</text:p>
          </table:table-cell>
          <table:table-cell office:value-type="string" calcext:value-type="string">
            <text:p>14 day MA</text:p>
          </table:table-cell>
          <table:table-cell office:value-type="string" calcext:value-type="string">
            <text:p>7 Day MA</text:p>
          </table:table-cell>
        </table:table-row>
        <table:table-row table:style-name="ro1" table:visibility="filter">
          <table:table-cell table:style-name="ce10" office:value-type="date" office:date-value="2020-01-22" calcext:value-type="date">
            <text:p>2020-01-22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4"/>
        </table:table-row>
        <table:table-row table:style-name="ro1" table:visibility="filter">
          <table:table-cell table:style-name="ce10" office:value-type="date" office:date-value="2020-01-23" calcext:value-type="date">
            <text:p>2020-01-23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5" table:formula="of:=[.B3]-[.B2]" office:value-type="float" office:value="0" calcext:value-type="float">
            <text:p>0</text:p>
          </table:table-cell>
          <table:table-cell table:style-name="ce15" table:formula="of:=[.C3]-[.C2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10" office:value-type="date" office:date-value="2020-01-24" calcext:value-type="date">
            <text:p>2020-01-2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5" table:formula="of:=[.B4]-[.B3]" office:value-type="float" office:value="1" calcext:value-type="float">
            <text:p>1</text:p>
          </table:table-cell>
          <table:table-cell table:style-name="ce15" table:formula="of:=[.C4]-[.C3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10" office:value-type="date" office:date-value="2020-01-25" calcext:value-type="date">
            <text:p>2020-01-25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5" table:formula="of:=[.B5]-[.B4]" office:value-type="float" office:value="0" calcext:value-type="float">
            <text:p>0</text:p>
          </table:table-cell>
          <table:table-cell table:style-name="ce15" table:formula="of:=[.C5]-[.C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10" office:value-type="date" office:date-value="2020-01-26" calcext:value-type="date">
            <text:p>2020-01-26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5" table:formula="of:=[.B6]-[.B5]" office:value-type="float" office:value="3" calcext:value-type="float">
            <text:p>3</text:p>
          </table:table-cell>
          <table:table-cell table:style-name="ce15" table:formula="of:=[.C6]-[.C5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10" office:value-type="date" office:date-value="2020-01-27" calcext:value-type="date">
            <text:p>2020-01-2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5" table:formula="of:=[.B7]-[.B6]" office:value-type="float" office:value="0" calcext:value-type="float">
            <text:p>0</text:p>
          </table:table-cell>
          <table:table-cell table:style-name="ce15" table:formula="of:=[.C7]-[.C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10" office:value-type="date" office:date-value="2020-01-28" calcext:value-type="date">
            <text:p>2020-01-28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5" table:formula="of:=[.B8]-[.B7]" office:value-type="float" office:value="0" calcext:value-type="float">
            <text:p>0</text:p>
          </table:table-cell>
          <table:table-cell table:style-name="ce15" table:formula="of:=[.C8]-[.C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10" office:value-type="date" office:date-value="2020-01-29" calcext:value-type="date">
            <text:p>2020-01-2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5" table:formula="of:=[.B9]-[.B8]" office:value-type="float" office:value="1" calcext:value-type="float">
            <text:p>1</text:p>
          </table:table-cell>
          <table:table-cell table:style-name="ce15" table:formula="of:=[.C9]-[.C8]" office:value-type="float" office:value="0" calcext:value-type="float">
            <text:p>0</text:p>
          </table:table-cell>
          <table:table-cell/>
          <table:table-cell table:style-name="ce15" table:formula="of:=AVERAGE([.E3:.E9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1-30" calcext:value-type="date">
            <text:p>2020-01-3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15" table:formula="of:=[.B10]-[.B9]" office:value-type="float" office:value="0" calcext:value-type="float">
            <text:p>0</text:p>
          </table:table-cell>
          <table:table-cell table:style-name="ce15" table:formula="of:=[.C10]-[.C9]" office:value-type="float" office:value="0" calcext:value-type="float">
            <text:p>0</text:p>
          </table:table-cell>
          <table:table-cell/>
          <table:table-cell table:style-name="ce15" table:formula="of:=AVERAGE([.E4:.E10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1-31" calcext:value-type="date">
            <text:p>2020-01-3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5" table:formula="of:=[.B11]-[.B10]" office:value-type="float" office:value="2" calcext:value-type="float">
            <text:p>2</text:p>
          </table:table-cell>
          <table:table-cell table:style-name="ce15" table:formula="of:=[.C11]-[.C10]" office:value-type="float" office:value="0" calcext:value-type="float">
            <text:p>0</text:p>
          </table:table-cell>
          <table:table-cell/>
          <table:table-cell table:style-name="ce15" table:formula="of:=AVERAGE([.E5:.E11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01" calcext:value-type="date">
            <text:p>2020-02-0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5" table:formula="of:=[.B12]-[.B11]" office:value-type="float" office:value="0" calcext:value-type="float">
            <text:p>0</text:p>
          </table:table-cell>
          <table:table-cell table:style-name="ce15" table:formula="of:=[.C12]-[.C11]" office:value-type="float" office:value="0" calcext:value-type="float">
            <text:p>0</text:p>
          </table:table-cell>
          <table:table-cell/>
          <table:table-cell table:style-name="ce15" table:formula="of:=AVERAGE([.E6:.E12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02" calcext:value-type="date">
            <text:p>2020-02-02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5" table:formula="of:=[.B13]-[.B12]" office:value-type="float" office:value="0" calcext:value-type="float">
            <text:p>0</text:p>
          </table:table-cell>
          <table:table-cell table:style-name="ce15" table:formula="of:=[.C13]-[.C12]" office:value-type="float" office:value="0" calcext:value-type="float">
            <text:p>0</text:p>
          </table:table-cell>
          <table:table-cell/>
          <table:table-cell table:style-name="ce15" table:formula="of:=AVERAGE([.E7:.E13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03" calcext:value-type="date">
            <text:p>2020-02-03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15" table:formula="of:=[.B14]-[.B13]" office:value-type="float" office:value="3" calcext:value-type="float">
            <text:p>3</text:p>
          </table:table-cell>
          <table:table-cell table:style-name="ce15" table:formula="of:=[.C14]-[.C13]" office:value-type="float" office:value="0" calcext:value-type="float">
            <text:p>0</text:p>
          </table:table-cell>
          <table:table-cell/>
          <table:table-cell table:style-name="ce15" table:formula="of:=AVERAGE([.E8:.E14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04" calcext:value-type="date">
            <text:p>2020-02-04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15" table:formula="of:=[.B15]-[.B14]" office:value-type="float" office:value="0" calcext:value-type="float">
            <text:p>0</text:p>
          </table:table-cell>
          <table:table-cell table:style-name="ce15" table:formula="of:=[.C15]-[.C14]" office:value-type="float" office:value="0" calcext:value-type="float">
            <text:p>0</text:p>
          </table:table-cell>
          <table:table-cell/>
          <table:table-cell table:style-name="ce15" table:formula="of:=AVERAGE([.E9:.E15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05" calcext:value-type="date">
            <text:p>2020-02-05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15" table:formula="of:=[.B16]-[.B15]" office:value-type="float" office:value="0" calcext:value-type="float">
            <text:p>0</text:p>
          </table:table-cell>
          <table:table-cell table:style-name="ce15" table:formula="of:=[.C16]-[.C15]" office:value-type="float" office:value="0" calcext:value-type="float">
            <text:p>0</text:p>
          </table:table-cell>
          <table:table-cell table:style-name="ce15" table:formula="of:=AVERAGE([.E3:.E16])" office:value-type="float" office:value="0" calcext:value-type="float">
            <text:p>0</text:p>
          </table:table-cell>
          <table:table-cell table:style-name="ce15" table:formula="of:=AVERAGE([.E10:.E16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06" calcext:value-type="date">
            <text:p>2020-02-06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15" table:formula="of:=[.B17]-[.B16]" office:value-type="float" office:value="1" calcext:value-type="float">
            <text:p>1</text:p>
          </table:table-cell>
          <table:table-cell table:style-name="ce15" table:formula="of:=[.C17]-[.C16]" office:value-type="float" office:value="0" calcext:value-type="float">
            <text:p>0</text:p>
          </table:table-cell>
          <table:table-cell table:style-name="ce15" table:formula="of:=AVERAGE([.E4:.E17])" office:value-type="float" office:value="0" calcext:value-type="float">
            <text:p>0</text:p>
          </table:table-cell>
          <table:table-cell table:style-name="ce15" table:formula="of:=AVERAGE([.E11:.E17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07" calcext:value-type="date">
            <text:p>2020-02-07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15" table:formula="of:=[.B18]-[.B17]" office:value-type="float" office:value="0" calcext:value-type="float">
            <text:p>0</text:p>
          </table:table-cell>
          <table:table-cell table:style-name="ce15" table:formula="of:=[.C18]-[.C17]" office:value-type="float" office:value="0" calcext:value-type="float">
            <text:p>0</text:p>
          </table:table-cell>
          <table:table-cell table:style-name="ce15" table:formula="of:=AVERAGE([.E5:.E18])" office:value-type="float" office:value="0" calcext:value-type="float">
            <text:p>0</text:p>
          </table:table-cell>
          <table:table-cell table:style-name="ce15" table:formula="of:=AVERAGE([.E12:.E18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08" calcext:value-type="date">
            <text:p>2020-02-08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15" table:formula="of:=[.B19]-[.B18]" office:value-type="float" office:value="0" calcext:value-type="float">
            <text:p>0</text:p>
          </table:table-cell>
          <table:table-cell table:style-name="ce15" table:formula="of:=[.C19]-[.C18]" office:value-type="float" office:value="0" calcext:value-type="float">
            <text:p>0</text:p>
          </table:table-cell>
          <table:table-cell table:style-name="ce15" table:formula="of:=AVERAGE([.E6:.E19])" office:value-type="float" office:value="0" calcext:value-type="float">
            <text:p>0</text:p>
          </table:table-cell>
          <table:table-cell table:style-name="ce15" table:formula="of:=AVERAGE([.E13:.E19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09" calcext:value-type="date">
            <text:p>2020-02-09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15" table:formula="of:=[.B20]-[.B19]" office:value-type="float" office:value="0" calcext:value-type="float">
            <text:p>0</text:p>
          </table:table-cell>
          <table:table-cell table:style-name="ce15" table:formula="of:=[.C20]-[.C19]" office:value-type="float" office:value="0" calcext:value-type="float">
            <text:p>0</text:p>
          </table:table-cell>
          <table:table-cell table:style-name="ce15" table:formula="of:=AVERAGE([.E7:.E20])" office:value-type="float" office:value="0" calcext:value-type="float">
            <text:p>0</text:p>
          </table:table-cell>
          <table:table-cell table:style-name="ce15" table:formula="of:=AVERAGE([.E14:.E20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0" calcext:value-type="date">
            <text:p>2020-02-10</text:p>
          </table:table-cell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15" table:formula="of:=[.B21]-[.B20]" office:value-type="float" office:value="0" calcext:value-type="float">
            <text:p>0</text:p>
          </table:table-cell>
          <table:table-cell table:style-name="ce15" table:formula="of:=[.C21]-[.C20]" office:value-type="float" office:value="0" calcext:value-type="float">
            <text:p>0</text:p>
          </table:table-cell>
          <table:table-cell table:style-name="ce15" table:formula="of:=AVERAGE([.E8:.E21])" office:value-type="float" office:value="0" calcext:value-type="float">
            <text:p>0</text:p>
          </table:table-cell>
          <table:table-cell table:style-name="ce15" table:formula="of:=AVERAGE([.E15:.E21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1" calcext:value-type="date">
            <text:p>2020-02-11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15" table:formula="of:=[.B22]-[.B21]" office:value-type="float" office:value="1" calcext:value-type="float">
            <text:p>1</text:p>
          </table:table-cell>
          <table:table-cell table:style-name="ce15" table:formula="of:=[.C22]-[.C21]" office:value-type="float" office:value="0" calcext:value-type="float">
            <text:p>0</text:p>
          </table:table-cell>
          <table:table-cell table:style-name="ce15" table:formula="of:=AVERAGE([.E9:.E22])" office:value-type="float" office:value="0" calcext:value-type="float">
            <text:p>0</text:p>
          </table:table-cell>
          <table:table-cell table:style-name="ce15" table:formula="of:=AVERAGE([.E16:.E22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2" calcext:value-type="date">
            <text:p>2020-02-12</text:p>
          </table:table-cell>
          <table:table-cell table:style-name="ce3" office:value-type="float" office:value="13" calcext:value-type="float">
            <text:p>13</text:p>
          </table:table-cell>
          <table:table-cell table:style-name="ce3"/>
          <table:table-cell table:style-name="ce15" table:formula="of:=[.B23]-[.B22]" office:value-type="float" office:value="0" calcext:value-type="float">
            <text:p>0</text:p>
          </table:table-cell>
          <table:table-cell table:style-name="ce15" table:formula="of:=[.C23]-[.C22]" office:value-type="float" office:value="0" calcext:value-type="float">
            <text:p>0</text:p>
          </table:table-cell>
          <table:table-cell table:style-name="ce15" table:formula="of:=AVERAGE([.E10:.E23])" office:value-type="float" office:value="0" calcext:value-type="float">
            <text:p>0</text:p>
          </table:table-cell>
          <table:table-cell table:style-name="ce15" table:formula="of:=AVERAGE([.E17:.E23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3" calcext:value-type="date">
            <text:p>2020-02-13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5" table:formula="of:=[.B24]-[.B23]" office:value-type="float" office:value="1" calcext:value-type="float">
            <text:p>1</text:p>
          </table:table-cell>
          <table:table-cell table:style-name="ce15" table:formula="of:=[.C24]-[.C23]" office:value-type="float" office:value="0" calcext:value-type="float">
            <text:p>0</text:p>
          </table:table-cell>
          <table:table-cell table:style-name="ce15" table:formula="of:=AVERAGE([.E11:.E24])" office:value-type="float" office:value="0" calcext:value-type="float">
            <text:p>0</text:p>
          </table:table-cell>
          <table:table-cell table:style-name="ce15" table:formula="of:=AVERAGE([.E18:.E24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4" calcext:value-type="date">
            <text:p>2020-02-14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5" table:formula="of:=[.B25]-[.B24]" office:value-type="float" office:value="0" calcext:value-type="float">
            <text:p>0</text:p>
          </table:table-cell>
          <table:table-cell table:style-name="ce15" table:formula="of:=[.C25]-[.C24]" office:value-type="float" office:value="0" calcext:value-type="float">
            <text:p>0</text:p>
          </table:table-cell>
          <table:table-cell table:style-name="ce15" table:formula="of:=AVERAGE([.E12:.E25])" office:value-type="float" office:value="0" calcext:value-type="float">
            <text:p>0</text:p>
          </table:table-cell>
          <table:table-cell table:style-name="ce15" table:formula="of:=AVERAGE([.E19:.E25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5" calcext:value-type="date">
            <text:p>2020-02-15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5" table:formula="of:=[.B26]-[.B25]" office:value-type="float" office:value="0" calcext:value-type="float">
            <text:p>0</text:p>
          </table:table-cell>
          <table:table-cell table:style-name="ce15" table:formula="of:=[.C26]-[.C25]" office:value-type="float" office:value="0" calcext:value-type="float">
            <text:p>0</text:p>
          </table:table-cell>
          <table:table-cell table:style-name="ce15" table:formula="of:=AVERAGE([.E13:.E26])" office:value-type="float" office:value="0" calcext:value-type="float">
            <text:p>0</text:p>
          </table:table-cell>
          <table:table-cell table:style-name="ce15" table:formula="of:=AVERAGE([.E20:.E26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6" calcext:value-type="date">
            <text:p>2020-02-16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5" table:formula="of:=[.B27]-[.B26]" office:value-type="float" office:value="0" calcext:value-type="float">
            <text:p>0</text:p>
          </table:table-cell>
          <table:table-cell table:style-name="ce15" table:formula="of:=[.C27]-[.C26]" office:value-type="float" office:value="0" calcext:value-type="float">
            <text:p>0</text:p>
          </table:table-cell>
          <table:table-cell table:style-name="ce15" table:formula="of:=AVERAGE([.E14:.E27])" office:value-type="float" office:value="0" calcext:value-type="float">
            <text:p>0</text:p>
          </table:table-cell>
          <table:table-cell table:style-name="ce15" table:formula="of:=AVERAGE([.E21:.E27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7" calcext:value-type="date">
            <text:p>2020-02-17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5" table:formula="of:=[.B28]-[.B27]" office:value-type="float" office:value="0" calcext:value-type="float">
            <text:p>0</text:p>
          </table:table-cell>
          <table:table-cell table:style-name="ce15" table:formula="of:=[.C28]-[.C27]" office:value-type="float" office:value="0" calcext:value-type="float">
            <text:p>0</text:p>
          </table:table-cell>
          <table:table-cell table:style-name="ce15" table:formula="of:=AVERAGE([.E15:.E28])" office:value-type="float" office:value="0" calcext:value-type="float">
            <text:p>0</text:p>
          </table:table-cell>
          <table:table-cell table:style-name="ce15" table:formula="of:=AVERAGE([.E22:.E28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8" calcext:value-type="date">
            <text:p>2020-02-18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5" table:formula="of:=[.B29]-[.B28]" office:value-type="float" office:value="0" calcext:value-type="float">
            <text:p>0</text:p>
          </table:table-cell>
          <table:table-cell table:style-name="ce15" table:formula="of:=[.C29]-[.C28]" office:value-type="float" office:value="0" calcext:value-type="float">
            <text:p>0</text:p>
          </table:table-cell>
          <table:table-cell table:style-name="ce15" table:formula="of:=AVERAGE([.E16:.E29])" office:value-type="float" office:value="0" calcext:value-type="float">
            <text:p>0</text:p>
          </table:table-cell>
          <table:table-cell table:style-name="ce15" table:formula="of:=AVERAGE([.E23:.E29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19" calcext:value-type="date">
            <text:p>2020-02-1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5" table:formula="of:=[.B30]-[.B29]" office:value-type="float" office:value="0" calcext:value-type="float">
            <text:p>0</text:p>
          </table:table-cell>
          <table:table-cell table:style-name="ce15" table:formula="of:=[.C30]-[.C29]" office:value-type="float" office:value="0" calcext:value-type="float">
            <text:p>0</text:p>
          </table:table-cell>
          <table:table-cell table:style-name="ce15" table:formula="of:=AVERAGE([.E17:.E30])" office:value-type="float" office:value="0" calcext:value-type="float">
            <text:p>0</text:p>
          </table:table-cell>
          <table:table-cell table:style-name="ce15" table:formula="of:=AVERAGE([.E24:.E30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0" calcext:value-type="date">
            <text:p>2020-02-20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15" table:formula="of:=[.B31]-[.B30]" office:value-type="float" office:value="0" calcext:value-type="float">
            <text:p>0</text:p>
          </table:table-cell>
          <table:table-cell table:style-name="ce15" table:formula="of:=[.C31]-[.C30]" office:value-type="float" office:value="0" calcext:value-type="float">
            <text:p>0</text:p>
          </table:table-cell>
          <table:table-cell table:style-name="ce15" table:formula="of:=AVERAGE([.E18:.E31])" office:value-type="float" office:value="0" calcext:value-type="float">
            <text:p>0</text:p>
          </table:table-cell>
          <table:table-cell table:style-name="ce15" table:formula="of:=AVERAGE([.E25:.E31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1" calcext:value-type="date">
            <text:p>2020-02-21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5" table:formula="of:=[.B32]-[.B31]" office:value-type="float" office:value="2" calcext:value-type="float">
            <text:p>2</text:p>
          </table:table-cell>
          <table:table-cell table:style-name="ce15" table:formula="of:=[.C32]-[.C31]" office:value-type="float" office:value="0" calcext:value-type="float">
            <text:p>0</text:p>
          </table:table-cell>
          <table:table-cell table:style-name="ce15" table:formula="of:=AVERAGE([.E19:.E32])" office:value-type="float" office:value="0" calcext:value-type="float">
            <text:p>0</text:p>
          </table:table-cell>
          <table:table-cell table:style-name="ce15" table:formula="of:=AVERAGE([.E26:.E32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2" calcext:value-type="date">
            <text:p>2020-02-22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5" table:formula="of:=[.B33]-[.B32]" office:value-type="float" office:value="0" calcext:value-type="float">
            <text:p>0</text:p>
          </table:table-cell>
          <table:table-cell table:style-name="ce15" table:formula="of:=[.C33]-[.C32]" office:value-type="float" office:value="0" calcext:value-type="float">
            <text:p>0</text:p>
          </table:table-cell>
          <table:table-cell table:style-name="ce15" table:formula="of:=AVERAGE([.E20:.E33])" office:value-type="float" office:value="0" calcext:value-type="float">
            <text:p>0</text:p>
          </table:table-cell>
          <table:table-cell table:style-name="ce15" table:formula="of:=AVERAGE([.E27:.E33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3" calcext:value-type="date">
            <text:p>2020-02-2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5" table:formula="of:=[.B34]-[.B33]" office:value-type="float" office:value="0" calcext:value-type="float">
            <text:p>0</text:p>
          </table:table-cell>
          <table:table-cell table:style-name="ce15" table:formula="of:=[.C34]-[.C33]" office:value-type="float" office:value="0" calcext:value-type="float">
            <text:p>0</text:p>
          </table:table-cell>
          <table:table-cell table:style-name="ce15" table:formula="of:=AVERAGE([.E21:.E34])" office:value-type="float" office:value="0" calcext:value-type="float">
            <text:p>0</text:p>
          </table:table-cell>
          <table:table-cell table:style-name="ce15" table:formula="of:=AVERAGE([.E28:.E34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4" calcext:value-type="date">
            <text:p>2020-02-24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5" table:formula="of:=[.B35]-[.B34]" office:value-type="float" office:value="0" calcext:value-type="float">
            <text:p>0</text:p>
          </table:table-cell>
          <table:table-cell table:style-name="ce15" table:formula="of:=[.C35]-[.C34]" office:value-type="float" office:value="0" calcext:value-type="float">
            <text:p>0</text:p>
          </table:table-cell>
          <table:table-cell table:style-name="ce15" table:formula="of:=AVERAGE([.E22:.E35])" office:value-type="float" office:value="0" calcext:value-type="float">
            <text:p>0</text:p>
          </table:table-cell>
          <table:table-cell table:style-name="ce15" table:formula="of:=AVERAGE([.E29:.E35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5" calcext:value-type="date">
            <text:p>2020-02-25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5" table:formula="of:=[.B36]-[.B35]" office:value-type="float" office:value="0" calcext:value-type="float">
            <text:p>0</text:p>
          </table:table-cell>
          <table:table-cell table:style-name="ce15" table:formula="of:=[.C36]-[.C35]" office:value-type="float" office:value="0" calcext:value-type="float">
            <text:p>0</text:p>
          </table:table-cell>
          <table:table-cell table:style-name="ce15" table:formula="of:=AVERAGE([.E23:.E36])" office:value-type="float" office:value="0" calcext:value-type="float">
            <text:p>0</text:p>
          </table:table-cell>
          <table:table-cell table:style-name="ce15" table:formula="of:=AVERAGE([.E30:.E36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6" calcext:value-type="date">
            <text:p>2020-02-26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15" table:formula="of:=[.B37]-[.B36]" office:value-type="float" office:value="0" calcext:value-type="float">
            <text:p>0</text:p>
          </table:table-cell>
          <table:table-cell table:style-name="ce15" table:formula="of:=[.C37]-[.C36]" office:value-type="float" office:value="0" calcext:value-type="float">
            <text:p>0</text:p>
          </table:table-cell>
          <table:table-cell table:style-name="ce15" table:formula="of:=AVERAGE([.E24:.E37])" office:value-type="float" office:value="0" calcext:value-type="float">
            <text:p>0</text:p>
          </table:table-cell>
          <table:table-cell table:style-name="ce15" table:formula="of:=AVERAGE([.E31:.E37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7" calcext:value-type="date">
            <text:p>2020-02-27</text:p>
          </table:table-cell>
          <table:table-cell table:style-name="ce3" office:value-type="float" office:value="17" calcext:value-type="float">
            <text:p>17</text:p>
          </table:table-cell>
          <table:table-cell table:style-name="ce3"/>
          <table:table-cell table:style-name="ce15" table:formula="of:=[.B38]-[.B37]" office:value-type="float" office:value="1" calcext:value-type="float">
            <text:p>1</text:p>
          </table:table-cell>
          <table:table-cell table:style-name="ce15" table:formula="of:=[.C38]-[.C37]" office:value-type="float" office:value="0" calcext:value-type="float">
            <text:p>0</text:p>
          </table:table-cell>
          <table:table-cell table:style-name="ce15" table:formula="of:=AVERAGE([.E25:.E38])" office:value-type="float" office:value="0" calcext:value-type="float">
            <text:p>0</text:p>
          </table:table-cell>
          <table:table-cell table:style-name="ce15" table:formula="of:=AVERAGE([.E32:.E38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8" calcext:value-type="date">
            <text:p>2020-02-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15" table:formula="of:=[.B39]-[.B38]" office:value-type="float" office:value="0" calcext:value-type="float">
            <text:p>0</text:p>
          </table:table-cell>
          <table:table-cell table:style-name="ce15" table:formula="of:=[.C39]-[.C38]" office:value-type="float" office:value="0" calcext:value-type="float">
            <text:p>0</text:p>
          </table:table-cell>
          <table:table-cell table:style-name="ce15" table:formula="of:=AVERAGE([.E26:.E39])" office:value-type="float" office:value="0" calcext:value-type="float">
            <text:p>0</text:p>
          </table:table-cell>
          <table:table-cell table:style-name="ce15" table:formula="of:=AVERAGE([.E33:.E39])" office:value-type="float" office:value="0" calcext:value-type="float">
            <text:p>0</text:p>
          </table:table-cell>
        </table:table-row>
        <table:table-row table:style-name="ro1" table:visibility="filter">
          <table:table-cell table:style-name="ce10" office:value-type="date" office:date-value="2020-02-29" calcext:value-type="date">
            <text:p>2020-02-2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[.B40]-[.B39]" office:value-type="float" office:value="8" calcext:value-type="float">
            <text:p>8</text:p>
          </table:table-cell>
          <table:table-cell table:style-name="ce15" table:formula="of:=[.C40]-[.C39]" office:value-type="float" office:value="1" calcext:value-type="float">
            <text:p>1</text:p>
          </table:table-cell>
          <table:table-cell table:style-name="ce15" table:formula="of:=AVERAGE([.E27:.E40])" office:value-type="float" office:value="0.0714285714285714" calcext:value-type="float">
            <text:p>0</text:p>
          </table:table-cell>
          <table:table-cell table:style-name="ce15" table:formula="of:=AVERAGE([.E34:.E40])" office:value-type="float" office:value="0.142857142857143" calcext:value-type="float">
            <text:p>0</text:p>
          </table:table-cell>
        </table:table-row>
        <table:table-row table:style-name="ro1">
          <table:table-cell table:style-name="ce10" office:value-type="date" office:date-value="2020-03-01" calcext:value-type="date">
            <text:p>2020-03-0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" calcext:value-type="float">
            <text:p>1</text:p>
          </table:table-cell>
          <table:table-cell table:style-name="ce15" table:formula="of:=[.B41]-[.B40]" office:value-type="float" office:value="7" calcext:value-type="float">
            <text:p>7</text:p>
          </table:table-cell>
          <table:table-cell table:style-name="ce15" table:formula="of:=[.C41]-[.C40]" office:value-type="float" office:value="0" calcext:value-type="float">
            <text:p>0</text:p>
          </table:table-cell>
          <table:table-cell table:style-name="ce15" table:formula="of:=AVERAGE([.E28:.E41])" office:value-type="float" office:value="0.0714285714285714" calcext:value-type="float">
            <text:p>0</text:p>
          </table:table-cell>
          <table:table-cell table:style-name="ce15" table:formula="of:=AVERAGE([.E35:.E41])" office:value-type="float" office:value="0.142857142857143" calcext:value-type="float">
            <text:p>0</text:p>
          </table:table-cell>
        </table:table-row>
        <table:table-row table:style-name="ro1">
          <table:table-cell table:style-name="ce10" office:value-type="date" office:date-value="2020-03-02" calcext:value-type="date">
            <text:p>2020-03-0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" calcext:value-type="float">
            <text:p>6</text:p>
          </table:table-cell>
          <table:table-cell table:style-name="ce15" table:formula="of:=[.B42]-[.B41]" office:value-type="float" office:value="23" calcext:value-type="float">
            <text:p>23</text:p>
          </table:table-cell>
          <table:table-cell table:style-name="ce15" table:formula="of:=[.C42]-[.C41]" office:value-type="float" office:value="5" calcext:value-type="float">
            <text:p>5</text:p>
          </table:table-cell>
          <table:table-cell table:style-name="ce15" table:formula="of:=AVERAGE([.E29:.E42])" office:value-type="float" office:value="0.428571428571429" calcext:value-type="float">
            <text:p>0</text:p>
          </table:table-cell>
          <table:table-cell table:style-name="ce15" table:formula="of:=AVERAGE([.E36:.E42])" office:value-type="float" office:value="0.857142857142857" calcext:value-type="float">
            <text:p>1</text:p>
          </table:table-cell>
        </table:table-row>
        <table:table-row table:style-name="ro1">
          <table:table-cell table:style-name="ce10" office:value-type="date" office:date-value="2020-03-03" calcext:value-type="date">
            <text:p>2020-03-0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" calcext:value-type="float">
            <text:p>7</text:p>
          </table:table-cell>
          <table:table-cell table:style-name="ce15" table:formula="of:=[.B43]-[.B42]" office:value-type="float" office:value="19" calcext:value-type="float">
            <text:p>19</text:p>
          </table:table-cell>
          <table:table-cell table:style-name="ce15" table:formula="of:=[.C43]-[.C42]" office:value-type="float" office:value="1" calcext:value-type="float">
            <text:p>1</text:p>
          </table:table-cell>
          <table:table-cell table:style-name="ce15" table:formula="of:=AVERAGE([.E30:.E43])" office:value-type="float" office:value="0.5" calcext:value-type="float">
            <text:p>1</text:p>
          </table:table-cell>
          <table:table-cell table:style-name="ce15" table:formula="of:=AVERAGE([.E37:.E43])" office:value-type="float" office:value="1" calcext:value-type="float">
            <text:p>1</text:p>
          </table:table-cell>
        </table:table-row>
        <table:table-row table:style-name="ro1">
          <table:table-cell table:style-name="ce10" office:value-type="date" office:date-value="2020-03-04" calcext:value-type="date">
            <text:p>2020-03-0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1" calcext:value-type="float">
            <text:p>11</text:p>
          </table:table-cell>
          <table:table-cell table:style-name="ce15" table:formula="of:=[.B44]-[.B43]" office:value-type="float" office:value="33" calcext:value-type="float">
            <text:p>33</text:p>
          </table:table-cell>
          <table:table-cell table:style-name="ce15" table:formula="of:=[.C44]-[.C43]" office:value-type="float" office:value="4" calcext:value-type="float">
            <text:p>4</text:p>
          </table:table-cell>
          <table:table-cell table:style-name="ce15" table:formula="of:=AVERAGE([.E31:.E44])" office:value-type="float" office:value="0.785714285714286" calcext:value-type="float">
            <text:p>1</text:p>
          </table:table-cell>
          <table:table-cell table:style-name="ce15" table:formula="of:=AVERAGE([.E38:.E44])" office:value-type="float" office:value="1.57142857142857" calcext:value-type="float">
            <text:p>2</text:p>
          </table:table-cell>
        </table:table-row>
        <table:table-row table:style-name="ro1">
          <table:table-cell table:style-name="ce10" office:value-type="date" office:date-value="2020-03-05" calcext:value-type="date">
            <text:p>2020-03-0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2" calcext:value-type="float">
            <text:p>12</text:p>
          </table:table-cell>
          <table:table-cell table:style-name="ce15" table:formula="of:=[.B45]-[.B44]" office:value-type="float" office:value="77" calcext:value-type="float">
            <text:p>77</text:p>
          </table:table-cell>
          <table:table-cell table:style-name="ce15" table:formula="of:=[.C45]-[.C44]" office:value-type="float" office:value="1" calcext:value-type="float">
            <text:p>1</text:p>
          </table:table-cell>
          <table:table-cell table:style-name="ce15" table:formula="of:=AVERAGE([.E32:.E45])" office:value-type="float" office:value="0.857142857142857" calcext:value-type="float">
            <text:p>1</text:p>
          </table:table-cell>
          <table:table-cell table:style-name="ce15" table:formula="of:=AVERAGE([.E39:.E45])" office:value-type="float" office:value="1.71428571428571" calcext:value-type="float">
            <text:p>2</text:p>
          </table:table-cell>
        </table:table-row>
        <table:table-row table:style-name="ro1">
          <table:table-cell table:style-name="ce10" office:value-type="date" office:date-value="2020-03-06" calcext:value-type="date">
            <text:p>2020-03-0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4" calcext:value-type="float">
            <text:p>14</text:p>
          </table:table-cell>
          <table:table-cell table:style-name="ce15" table:formula="of:=[.B46]-[.B45]" office:value-type="float" office:value="53" calcext:value-type="float">
            <text:p>53</text:p>
          </table:table-cell>
          <table:table-cell table:style-name="ce15" table:formula="of:=[.C46]-[.C45]" office:value-type="float" office:value="2" calcext:value-type="float">
            <text:p>2</text:p>
          </table:table-cell>
          <table:table-cell table:style-name="ce15" table:formula="of:=AVERAGE([.E33:.E46])" office:value-type="float" office:value="1" calcext:value-type="float">
            <text:p>1</text:p>
          </table:table-cell>
          <table:table-cell table:style-name="ce15" table:formula="of:=AVERAGE([.E40:.E46])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date" office:date-value="2020-03-07" calcext:value-type="date">
            <text:p>2020-03-0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7" calcext:value-type="float">
            <text:p>17</text:p>
          </table:table-cell>
          <table:table-cell table:style-name="ce15" table:formula="of:=[.B47]-[.B46]" office:value-type="float" office:value="166" calcext:value-type="float">
            <text:p>166</text:p>
          </table:table-cell>
          <table:table-cell table:style-name="ce15" table:formula="of:=[.C47]-[.C46]" office:value-type="float" office:value="3" calcext:value-type="float">
            <text:p>3</text:p>
          </table:table-cell>
          <table:table-cell table:style-name="ce15" table:formula="of:=AVERAGE([.E34:.E47])" office:value-type="float" office:value="1.21428571428571" calcext:value-type="float">
            <text:p>1</text:p>
          </table:table-cell>
          <table:table-cell table:style-name="ce15" table:formula="of:=AVERAGE([.E41:.E47])" office:value-type="float" office:value="2.28571428571429" calcext:value-type="float">
            <text:p>2</text:p>
          </table:table-cell>
        </table:table-row>
        <table:table-row table:style-name="ro1">
          <table:table-cell table:style-name="ce10" office:value-type="date" office:date-value="2020-03-08" calcext:value-type="date">
            <text:p>2020-03-0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1" calcext:value-type="float">
            <text:p>21</text:p>
          </table:table-cell>
          <table:table-cell table:style-name="ce15" table:formula="of:=[.B48]-[.B47]" office:value-type="float" office:value="116" calcext:value-type="float">
            <text:p>116</text:p>
          </table:table-cell>
          <table:table-cell table:style-name="ce15" table:formula="of:=[.C48]-[.C47]" office:value-type="float" office:value="4" calcext:value-type="float">
            <text:p>4</text:p>
          </table:table-cell>
          <table:table-cell table:style-name="ce15" table:formula="of:=AVERAGE([.E35:.E48])" office:value-type="float" office:value="1.5" calcext:value-type="float">
            <text:p>2</text:p>
          </table:table-cell>
          <table:table-cell table:style-name="ce15" table:formula="of:=AVERAGE([.E42:.E48])" office:value-type="float" office:value="2.85714285714286" calcext:value-type="float">
            <text:p>3</text:p>
          </table:table-cell>
        </table:table-row>
        <table:table-row table:style-name="ro1">
          <table:table-cell table:style-name="ce10" office:value-type="date" office:date-value="2020-03-09" calcext:value-type="date">
            <text:p>2020-03-09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2" calcext:value-type="float">
            <text:p>22</text:p>
          </table:table-cell>
          <table:table-cell table:style-name="ce15" table:formula="of:=[.B49]-[.B48]" office:value-type="float" office:value="75" calcext:value-type="float">
            <text:p>75</text:p>
          </table:table-cell>
          <table:table-cell table:style-name="ce15" table:formula="of:=[.C49]-[.C48]" office:value-type="float" office:value="1" calcext:value-type="float">
            <text:p>1</text:p>
          </table:table-cell>
          <table:table-cell table:style-name="ce15" table:formula="of:=AVERAGE([.E36:.E49])" office:value-type="float" office:value="1.57142857142857" calcext:value-type="float">
            <text:p>2</text:p>
          </table:table-cell>
          <table:table-cell table:style-name="ce15" table:formula="of:=AVERAGE([.E43:.E49])" office:value-type="float" office:value="2.28571428571429" calcext:value-type="float">
            <text:p>2</text:p>
          </table:table-cell>
        </table:table-row>
        <table:table-row table:style-name="ro1">
          <table:table-cell table:style-name="ce10" office:value-type="date" office:date-value="2020-03-10" calcext:value-type="date">
            <text:p>2020-03-1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8" calcext:value-type="float">
            <text:p>28</text:p>
          </table:table-cell>
          <table:table-cell table:style-name="ce15" table:formula="of:=[.B50]-[.B49]" office:value-type="float" office:value="188" calcext:value-type="float">
            <text:p>188</text:p>
          </table:table-cell>
          <table:table-cell table:style-name="ce15" table:formula="of:=[.C50]-[.C49]" office:value-type="float" office:value="6" calcext:value-type="float">
            <text:p>6</text:p>
          </table:table-cell>
          <table:table-cell table:style-name="ce15" table:formula="of:=AVERAGE([.E37:.E50])" office:value-type="float" office:value="2" calcext:value-type="float">
            <text:p>2</text:p>
          </table:table-cell>
          <table:table-cell table:style-name="ce15" table:formula="of:=AVERAGE([.E44:.E50])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date" office:date-value="2020-03-11" calcext:value-type="date">
            <text:p>2020-03-11</text:p>
          </table:table-cell>
          <table:table-cell table:style-name="ce3" office:value-type="float" office:value="1147" calcext:value-type="float">
            <text:p>1147</text:p>
          </table:table-cell>
          <table:table-cell table:style-name="ce3" office:value-type="float" office:value="33" calcext:value-type="float">
            <text:p>33</text:p>
          </table:table-cell>
          <table:table-cell table:style-name="ce15" table:formula="of:=[.B51]-[.B50]" office:value-type="float" office:value="365" calcext:value-type="float">
            <text:p>365</text:p>
          </table:table-cell>
          <table:table-cell table:style-name="ce15" table:formula="of:=[.C51]-[.C50]" office:value-type="float" office:value="5" calcext:value-type="float">
            <text:p>5</text:p>
          </table:table-cell>
          <table:table-cell table:style-name="ce15" table:formula="of:=AVERAGE([.E38:.E51])" office:value-type="float" office:value="2.35714285714286" calcext:value-type="float">
            <text:p>2</text:p>
          </table:table-cell>
          <table:table-cell table:style-name="ce15" table:formula="of:=AVERAGE([.E45:.E51])" office:value-type="float" office:value="3.14285714285714" calcext:value-type="float">
            <text:p>3</text:p>
          </table:table-cell>
        </table:table-row>
        <table:table-row table:style-name="ro1">
          <table:table-cell table:style-name="ce10" office:value-type="date" office:date-value="2020-03-12" calcext:value-type="date">
            <text:p>2020-03-12</text:p>
          </table:table-cell>
          <table:table-cell table:style-name="ce3" office:value-type="float" office:value="1586" calcext:value-type="float">
            <text:p>1586</text:p>
          </table:table-cell>
          <table:table-cell table:style-name="ce3" office:value-type="float" office:value="43" calcext:value-type="float">
            <text:p>43</text:p>
          </table:table-cell>
          <table:table-cell table:style-name="ce15" table:formula="of:=[.B52]-[.B51]" office:value-type="float" office:value="439" calcext:value-type="float">
            <text:p>439</text:p>
          </table:table-cell>
          <table:table-cell table:style-name="ce15" table:formula="of:=[.C52]-[.C51]" office:value-type="float" office:value="10" calcext:value-type="float">
            <text:p>10</text:p>
          </table:table-cell>
          <table:table-cell table:style-name="ce15" table:formula="of:=AVERAGE([.E39:.E52])" office:value-type="float" office:value="3.07142857142857" calcext:value-type="float">
            <text:p>3</text:p>
          </table:table-cell>
          <table:table-cell table:style-name="ce15" table:formula="of:=AVERAGE([.E46:.E52])" office:value-type="float" office:value="4.42857142857143" calcext:value-type="float">
            <text:p>4</text:p>
          </table:table-cell>
        </table:table-row>
        <table:table-row table:style-name="ro1">
          <table:table-cell table:style-name="ce10" office:value-type="date" office:date-value="2020-03-13" calcext:value-type="date">
            <text:p>2020-03-13</text:p>
          </table:table-cell>
          <table:table-cell table:style-name="ce3" office:value-type="float" office:value="2219" calcext:value-type="float">
            <text:p>2219</text:p>
          </table:table-cell>
          <table:table-cell table:style-name="ce3" office:value-type="float" office:value="51" calcext:value-type="float">
            <text:p>51</text:p>
          </table:table-cell>
          <table:table-cell table:style-name="ce15" table:formula="of:=[.B53]-[.B52]" office:value-type="float" office:value="633" calcext:value-type="float">
            <text:p>633</text:p>
          </table:table-cell>
          <table:table-cell table:style-name="ce15" table:formula="of:=[.C53]-[.C52]" office:value-type="float" office:value="8" calcext:value-type="float">
            <text:p>8</text:p>
          </table:table-cell>
          <table:table-cell table:style-name="ce15" table:formula="of:=AVERAGE([.E40:.E53])" office:value-type="float" office:value="3.64285714285714" calcext:value-type="float">
            <text:p>4</text:p>
          </table:table-cell>
          <table:table-cell table:style-name="ce15" table:formula="of:=AVERAGE([.E47:.E53])" office:value-type="float" office:value="5.28571428571429" calcext:value-type="float">
            <text:p>5</text:p>
          </table:table-cell>
        </table:table-row>
        <table:table-row table:style-name="ro1">
          <table:table-cell table:style-name="ce10" office:value-type="date" office:date-value="2020-03-14" calcext:value-type="date">
            <text:p>2020-03-14</text:p>
          </table:table-cell>
          <table:table-cell table:style-name="ce3" office:value-type="float" office:value="2978" calcext:value-type="float">
            <text:p>2978</text:p>
          </table:table-cell>
          <table:table-cell table:style-name="ce3" office:value-type="float" office:value="58" calcext:value-type="float">
            <text:p>58</text:p>
          </table:table-cell>
          <table:table-cell table:style-name="ce15" table:formula="of:=[.B54]-[.B53]" office:value-type="float" office:value="759" calcext:value-type="float">
            <text:p>759</text:p>
          </table:table-cell>
          <table:table-cell table:style-name="ce15" table:formula="of:=[.C54]-[.C53]" office:value-type="float" office:value="7" calcext:value-type="float">
            <text:p>7</text:p>
          </table:table-cell>
          <table:table-cell table:style-name="ce15" table:formula="of:=AVERAGE([.E41:.E54])" office:value-type="float" office:value="4.07142857142857" calcext:value-type="float">
            <text:p>4</text:p>
          </table:table-cell>
          <table:table-cell table:style-name="ce15" table:formula="of:=AVERAGE([.E48:.E54])" office:value-type="float" office:value="5.85714285714286" calcext:value-type="float">
            <text:p>6</text:p>
          </table:table-cell>
        </table:table-row>
        <table:table-row table:style-name="ro1">
          <table:table-cell table:style-name="ce10" office:value-type="date" office:date-value="2020-03-15" calcext:value-type="date">
            <text:p>2020-03-15</text:p>
          </table:table-cell>
          <table:table-cell table:style-name="ce3" office:value-type="float" office:value="3212" calcext:value-type="float">
            <text:p>3212</text:p>
          </table:table-cell>
          <table:table-cell table:style-name="ce3" office:value-type="float" office:value="70" calcext:value-type="float">
            <text:p>70</text:p>
          </table:table-cell>
          <table:table-cell table:style-name="ce15" table:formula="of:=[.B55]-[.B54]" office:value-type="float" office:value="234" calcext:value-type="float">
            <text:p>234</text:p>
          </table:table-cell>
          <table:table-cell table:style-name="ce15" table:formula="of:=[.C55]-[.C54]" office:value-type="float" office:value="12" calcext:value-type="float">
            <text:p>12</text:p>
          </table:table-cell>
          <table:table-cell table:style-name="ce15" table:formula="of:=AVERAGE([.E42:.E55])" office:value-type="float" office:value="4.92857142857143" calcext:value-type="float">
            <text:p>5</text:p>
          </table:table-cell>
          <table:table-cell table:style-name="ce15" table:formula="of:=AVERAGE([.E49:.E55])"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date" office:date-value="2020-03-16" calcext:value-type="date">
            <text:p>2020-03-16</text:p>
          </table:table-cell>
          <table:table-cell table:style-name="ce3" office:value-type="float" office:value="4679" calcext:value-type="float">
            <text:p>4679</text:p>
          </table:table-cell>
          <table:table-cell table:style-name="ce3" office:value-type="float" office:value="97" calcext:value-type="float">
            <text:p>97</text:p>
          </table:table-cell>
          <table:table-cell table:style-name="ce15" table:formula="of:=[.B56]-[.B55]" office:value-type="float" office:value="1467" calcext:value-type="float">
            <text:p>1,467</text:p>
          </table:table-cell>
          <table:table-cell table:style-name="ce15" table:formula="of:=[.C56]-[.C55]" office:value-type="float" office:value="27" calcext:value-type="float">
            <text:p>27</text:p>
          </table:table-cell>
          <table:table-cell table:style-name="ce15" table:formula="of:=AVERAGE([.E43:.E56])" office:value-type="float" office:value="6.5" calcext:value-type="float">
            <text:p>7</text:p>
          </table:table-cell>
          <table:table-cell table:style-name="ce15" table:formula="of:=AVERAGE([.E50:.E56])" office:value-type="float" office:value="10.7142857142857" calcext:value-type="float">
            <text:p>11</text:p>
          </table:table-cell>
        </table:table-row>
        <table:table-row table:style-name="ro1">
          <table:table-cell table:style-name="ce10" office:value-type="date" office:date-value="2020-03-17" calcext:value-type="date">
            <text:p>2020-03-17</text:p>
          </table:table-cell>
          <table:table-cell table:style-name="ce3" office:value-type="float" office:value="6512" calcext:value-type="float">
            <text:p>6512</text:p>
          </table:table-cell>
          <table:table-cell table:style-name="ce3" office:value-type="float" office:value="132" calcext:value-type="float">
            <text:p>132</text:p>
          </table:table-cell>
          <table:table-cell table:style-name="ce15" table:formula="of:=[.B57]-[.B56]" office:value-type="float" office:value="1833" calcext:value-type="float">
            <text:p>1,833</text:p>
          </table:table-cell>
          <table:table-cell table:style-name="ce15" table:formula="of:=[.C57]-[.C56]" office:value-type="float" office:value="35" calcext:value-type="float">
            <text:p>35</text:p>
          </table:table-cell>
          <table:table-cell table:style-name="ce15" table:formula="of:=AVERAGE([.E44:.E57])" office:value-type="float" office:value="8.92857142857143" calcext:value-type="float">
            <text:p>9</text:p>
          </table:table-cell>
          <table:table-cell table:style-name="ce15" table:formula="of:=AVERAGE([.E51:.E57])" office:value-type="float" office:value="14.8571428571429" calcext:value-type="float">
            <text:p>15</text:p>
          </table:table-cell>
        </table:table-row>
        <table:table-row table:style-name="ro1">
          <table:table-cell table:style-name="ce10" office:value-type="date" office:date-value="2020-03-18" calcext:value-type="date">
            <text:p>2020-03-18</text:p>
          </table:table-cell>
          <table:table-cell table:style-name="ce3" office:value-type="float" office:value="9169" calcext:value-type="float">
            <text:p>9169</text:p>
          </table:table-cell>
          <table:table-cell table:style-name="ce3" office:value-type="float" office:value="191" calcext:value-type="float">
            <text:p>191</text:p>
          </table:table-cell>
          <table:table-cell table:style-name="ce15" table:formula="of:=[.B58]-[.B57]" office:value-type="float" office:value="2657" calcext:value-type="float">
            <text:p>2,657</text:p>
          </table:table-cell>
          <table:table-cell table:style-name="ce15" table:formula="of:=[.C58]-[.C57]" office:value-type="float" office:value="59" calcext:value-type="float">
            <text:p>59</text:p>
          </table:table-cell>
          <table:table-cell table:style-name="ce15" table:formula="of:=AVERAGE([.E45:.E58])" office:value-type="float" office:value="12.8571428571429" calcext:value-type="float">
            <text:p>13</text:p>
          </table:table-cell>
          <table:table-cell table:style-name="ce15" table:formula="of:=AVERAGE([.E52:.E58])" office:value-type="float" office:value="22.5714285714286" calcext:value-type="float">
            <text:p>23</text:p>
          </table:table-cell>
        </table:table-row>
        <table:table-row table:style-name="ro1">
          <table:table-cell table:style-name="ce10" office:value-type="date" office:date-value="2020-03-19" calcext:value-type="date">
            <text:p>2020-03-19</text:p>
          </table:table-cell>
          <table:table-cell table:style-name="ce3" office:value-type="float" office:value="13663" calcext:value-type="float">
            <text:p>13663</text:p>
          </table:table-cell>
          <table:table-cell table:style-name="ce3" office:value-type="float" office:value="264" calcext:value-type="float">
            <text:p>264</text:p>
          </table:table-cell>
          <table:table-cell table:style-name="ce15" table:formula="of:=[.B59]-[.B58]" office:value-type="float" office:value="4494" calcext:value-type="float">
            <text:p>4,494</text:p>
          </table:table-cell>
          <table:table-cell table:style-name="ce15" table:formula="of:=[.C59]-[.C58]" office:value-type="float" office:value="73" calcext:value-type="float">
            <text:p>73</text:p>
          </table:table-cell>
          <table:table-cell table:style-name="ce15" table:formula="of:=AVERAGE([.E46:.E59])" office:value-type="float" office:value="18" calcext:value-type="float">
            <text:p>18</text:p>
          </table:table-cell>
          <table:table-cell table:style-name="ce15" table:formula="of:=AVERAGE([.E53:.E59])" office:value-type="float" office:value="31.5714285714286" calcext:value-type="float">
            <text:p>32</text:p>
          </table:table-cell>
        </table:table-row>
        <table:table-row table:style-name="ro1">
          <table:table-cell table:style-name="ce10" office:value-type="date" office:date-value="2020-03-20" calcext:value-type="date">
            <text:p>2020-03-20</text:p>
          </table:table-cell>
          <table:table-cell table:style-name="ce3" office:value-type="float" office:value="20030" calcext:value-type="float">
            <text:p>20030</text:p>
          </table:table-cell>
          <table:table-cell table:style-name="ce3" office:value-type="float" office:value="365" calcext:value-type="float">
            <text:p>365</text:p>
          </table:table-cell>
          <table:table-cell table:style-name="ce15" table:formula="of:=[.B60]-[.B59]" office:value-type="float" office:value="6367" calcext:value-type="float">
            <text:p>6,367</text:p>
          </table:table-cell>
          <table:table-cell table:style-name="ce15" table:formula="of:=[.C60]-[.C59]" office:value-type="float" office:value="101" calcext:value-type="float">
            <text:p>101</text:p>
          </table:table-cell>
          <table:table-cell table:style-name="ce15" table:formula="of:=AVERAGE([.E47:.E60])" office:value-type="float" office:value="25.0714285714286" calcext:value-type="float">
            <text:p>25</text:p>
          </table:table-cell>
          <table:table-cell table:style-name="ce15" table:formula="of:=AVERAGE([.E54:.E60])" office:value-type="float" office:value="44.8571428571429" calcext:value-type="float">
            <text:p>45</text:p>
          </table:table-cell>
        </table:table-row>
        <table:table-row table:style-name="ro1">
          <table:table-cell table:style-name="ce10" office:value-type="date" office:date-value="2020-03-21" calcext:value-type="date">
            <text:p>2020-03-21</text:p>
          </table:table-cell>
          <table:table-cell table:style-name="ce3" office:value-type="float" office:value="26025" calcext:value-type="float">
            <text:p>26025</text:p>
          </table:table-cell>
          <table:table-cell table:style-name="ce3" office:value-type="float" office:value="464" calcext:value-type="float">
            <text:p>464</text:p>
          </table:table-cell>
          <table:table-cell table:style-name="ce15" table:formula="of:=[.B61]-[.B60]" office:value-type="float" office:value="5995" calcext:value-type="float">
            <text:p>5,995</text:p>
          </table:table-cell>
          <table:table-cell table:style-name="ce15" table:formula="of:=[.C61]-[.C60]" office:value-type="float" office:value="99" calcext:value-type="float">
            <text:p>99</text:p>
          </table:table-cell>
          <table:table-cell table:style-name="ce15" table:formula="of:=AVERAGE([.E48:.E61])" office:value-type="float" office:value="31.9285714285714" calcext:value-type="float">
            <text:p>32</text:p>
          </table:table-cell>
          <table:table-cell table:style-name="ce15" table:formula="of:=AVERAGE([.E55:.E61])" office:value-type="float" office:value="58" calcext:value-type="float">
            <text:p>58</text:p>
          </table:table-cell>
        </table:table-row>
        <table:table-row table:style-name="ro1">
          <table:table-cell table:style-name="ce10" office:value-type="date" office:date-value="2020-03-22" calcext:value-type="date">
            <text:p>2020-03-22</text:p>
          </table:table-cell>
          <table:table-cell table:style-name="ce3" office:value-type="float" office:value="34855" calcext:value-type="float">
            <text:p>34855</text:p>
          </table:table-cell>
          <table:table-cell table:style-name="ce3" office:value-type="float" office:value="574" calcext:value-type="float">
            <text:p>574</text:p>
          </table:table-cell>
          <table:table-cell table:style-name="ce15" table:formula="of:=[.B62]-[.B61]" office:value-type="float" office:value="8830" calcext:value-type="float">
            <text:p>8,830</text:p>
          </table:table-cell>
          <table:table-cell table:style-name="ce15" table:formula="of:=[.C62]-[.C61]" office:value-type="float" office:value="110" calcext:value-type="float">
            <text:p>110</text:p>
          </table:table-cell>
          <table:table-cell table:style-name="ce15" table:formula="of:=AVERAGE([.E49:.E62])" office:value-type="float" office:value="39.5" calcext:value-type="float">
            <text:p>40</text:p>
          </table:table-cell>
          <table:table-cell table:style-name="ce15" table:formula="of:=AVERAGE([.E56:.E62])" office:value-type="float" office:value="72" calcext:value-type="float">
            <text:p>72</text:p>
          </table:table-cell>
        </table:table-row>
        <table:table-row table:style-name="ro1">
          <table:table-cell table:style-name="ce10" office:value-type="date" office:date-value="2020-03-23" calcext:value-type="date">
            <text:p>2020-03-23</text:p>
          </table:table-cell>
          <table:table-cell table:style-name="ce3" office:value-type="float" office:value="46086" calcext:value-type="float">
            <text:p>46086</text:p>
          </table:table-cell>
          <table:table-cell table:style-name="ce3" office:value-type="float" office:value="762" calcext:value-type="float">
            <text:p>762</text:p>
          </table:table-cell>
          <table:table-cell table:style-name="ce15" table:formula="of:=[.B63]-[.B62]" office:value-type="float" office:value="11231" calcext:value-type="float">
            <text:p>11,231</text:p>
          </table:table-cell>
          <table:table-cell table:style-name="ce15" table:formula="of:=[.C63]-[.C62]" office:value-type="float" office:value="188" calcext:value-type="float">
            <text:p>188</text:p>
          </table:table-cell>
          <table:table-cell table:style-name="ce15" table:formula="of:=AVERAGE([.E50:.E63])" office:value-type="float" office:value="52.8571428571429" calcext:value-type="float">
            <text:p>53</text:p>
          </table:table-cell>
          <table:table-cell table:style-name="ce15" table:formula="of:=AVERAGE([.E57:.E63])" office:value-type="float" office:value="95" calcext:value-type="float">
            <text:p>95</text:p>
          </table:table-cell>
        </table:table-row>
        <table:table-row table:style-name="ro1">
          <table:table-cell table:style-name="ce10" office:value-type="date" office:date-value="2020-03-24" calcext:value-type="date">
            <text:p>2020-03-24</text:p>
          </table:table-cell>
          <table:table-cell table:style-name="ce3" office:value-type="float" office:value="56698" calcext:value-type="float">
            <text:p>56698</text:p>
          </table:table-cell>
          <table:table-cell table:style-name="ce3" office:value-type="float" office:value="1003" calcext:value-type="float">
            <text:p>1003</text:p>
          </table:table-cell>
          <table:table-cell table:style-name="ce15" table:formula="of:=[.B64]-[.B63]" office:value-type="float" office:value="10612" calcext:value-type="float">
            <text:p>10,612</text:p>
          </table:table-cell>
          <table:table-cell table:style-name="ce15" table:formula="of:=[.C64]-[.C63]" office:value-type="float" office:value="241" calcext:value-type="float">
            <text:p>241</text:p>
          </table:table-cell>
          <table:table-cell table:style-name="ce15" table:formula="of:=AVERAGE([.E51:.E64])" office:value-type="float" office:value="69.6428571428571" calcext:value-type="float">
            <text:p>70</text:p>
          </table:table-cell>
          <table:table-cell table:style-name="ce15" table:formula="of:=AVERAGE([.E58:.E64])" office:value-type="float" office:value="124.428571428571" calcext:value-type="float">
            <text:p>124</text:p>
          </table:table-cell>
        </table:table-row>
        <table:table-row table:style-name="ro1">
          <table:table-cell table:style-name="ce10" office:value-type="date" office:date-value="2020-03-25" calcext:value-type="date">
            <text:p>2020-03-25</text:p>
          </table:table-cell>
          <table:table-cell table:style-name="ce3" office:value-type="float" office:value="68773" calcext:value-type="float">
            <text:p>68773</text:p>
          </table:table-cell>
          <table:table-cell table:style-name="ce3" office:value-type="float" office:value="1329" calcext:value-type="float">
            <text:p>1329</text:p>
          </table:table-cell>
          <table:table-cell table:style-name="ce15" table:formula="of:=[.B65]-[.B64]" office:value-type="float" office:value="12075" calcext:value-type="float">
            <text:p>12,075</text:p>
          </table:table-cell>
          <table:table-cell table:style-name="ce15" table:formula="of:=[.C65]-[.C64]" office:value-type="float" office:value="326" calcext:value-type="float">
            <text:p>326</text:p>
          </table:table-cell>
          <table:table-cell table:style-name="ce15" table:formula="of:=AVERAGE([.E52:.E65])" office:value-type="float" office:value="92.5714285714286" calcext:value-type="float">
            <text:p>93</text:p>
          </table:table-cell>
          <table:table-cell table:style-name="ce15" table:formula="of:=AVERAGE([.E59:.E65])" office:value-type="float" office:value="162.571428571429" calcext:value-type="float">
            <text:p>163</text:p>
          </table:table-cell>
        </table:table-row>
        <table:table-row table:style-name="ro1">
          <table:table-cell table:style-name="ce10" office:value-type="date" office:date-value="2020-03-26" calcext:value-type="date">
            <text:p>2020-03-26</text:p>
          </table:table-cell>
          <table:table-cell table:style-name="ce3" office:value-type="float" office:value="86613" calcext:value-type="float">
            <text:p>86613</text:p>
          </table:table-cell>
          <table:table-cell table:style-name="ce3" office:value-type="float" office:value="1741" calcext:value-type="float">
            <text:p>1741</text:p>
          </table:table-cell>
          <table:table-cell table:style-name="ce15" table:formula="of:=[.B66]-[.B65]" office:value-type="float" office:value="17840" calcext:value-type="float">
            <text:p>17,840</text:p>
          </table:table-cell>
          <table:table-cell table:style-name="ce15" table:formula="of:=[.C66]-[.C65]" office:value-type="float" office:value="412" calcext:value-type="float">
            <text:p>412</text:p>
          </table:table-cell>
          <table:table-cell table:style-name="ce15" table:formula="of:=AVERAGE([.E53:.E66])" office:value-type="float" office:value="121.285714285714" calcext:value-type="float">
            <text:p>121</text:p>
          </table:table-cell>
          <table:table-cell table:style-name="ce15" table:formula="of:=AVERAGE([.E60:.E66])" office:value-type="float" office:value="211" calcext:value-type="float">
            <text:p>211</text:p>
          </table:table-cell>
        </table:table-row>
        <table:table-row table:style-name="ro1">
          <table:table-cell table:style-name="ce10" office:value-type="date" office:date-value="2020-03-27" calcext:value-type="date">
            <text:p>2020-03-27</text:p>
          </table:table-cell>
          <table:table-cell table:style-name="ce3" office:value-type="float" office:value="105293" calcext:value-type="float">
            <text:p>105293</text:p>
          </table:table-cell>
          <table:table-cell table:style-name="ce3" office:value-type="float" office:value="2259" calcext:value-type="float">
            <text:p>2259</text:p>
          </table:table-cell>
          <table:table-cell table:style-name="ce15" table:formula="of:=[.B67]-[.B66]" office:value-type="float" office:value="18680" calcext:value-type="float">
            <text:p>18,680</text:p>
          </table:table-cell>
          <table:table-cell table:style-name="ce15" table:formula="of:=[.C67]-[.C66]" office:value-type="float" office:value="518" calcext:value-type="float">
            <text:p>518</text:p>
          </table:table-cell>
          <table:table-cell table:style-name="ce15" table:formula="of:=AVERAGE([.E54:.E67])" office:value-type="float" office:value="157.714285714286" calcext:value-type="float">
            <text:p>158</text:p>
          </table:table-cell>
          <table:table-cell table:style-name="ce15" table:formula="of:=AVERAGE([.E61:.E67])" office:value-type="float" office:value="270.571428571429" calcext:value-type="float">
            <text:p>271</text:p>
          </table:table-cell>
        </table:table-row>
        <table:table-row table:style-name="ro1">
          <table:table-cell table:style-name="ce10" office:value-type="date" office:date-value="2020-03-28" calcext:value-type="date">
            <text:p>2020-03-28</text:p>
          </table:table-cell>
          <table:table-cell table:style-name="ce3" office:value-type="float" office:value="124900" calcext:value-type="float">
            <text:p>124900</text:p>
          </table:table-cell>
          <table:table-cell table:style-name="ce3" office:value-type="float" office:value="2892" calcext:value-type="float">
            <text:p>2892</text:p>
          </table:table-cell>
          <table:table-cell table:style-name="ce15" table:formula="of:=[.B68]-[.B67]" office:value-type="float" office:value="19607" calcext:value-type="float">
            <text:p>19,607</text:p>
          </table:table-cell>
          <table:table-cell table:style-name="ce15" table:formula="of:=[.C68]-[.C67]" office:value-type="float" office:value="633" calcext:value-type="float">
            <text:p>633</text:p>
          </table:table-cell>
          <table:table-cell table:style-name="ce15" table:formula="of:=AVERAGE([.E55:.E68])" office:value-type="float" office:value="202.428571428571" calcext:value-type="float">
            <text:p>202</text:p>
          </table:table-cell>
          <table:table-cell table:style-name="ce15" table:formula="of:=AVERAGE([.E62:.E68])" office:value-type="float" office:value="346.857142857143" calcext:value-type="float">
            <text:p>347</text:p>
          </table:table-cell>
        </table:table-row>
        <table:table-row table:style-name="ro1">
          <table:table-cell table:style-name="ce10" office:value-type="date" office:date-value="2020-03-29" calcext:value-type="date">
            <text:p>2020-03-29</text:p>
          </table:table-cell>
          <table:table-cell table:style-name="ce3" office:value-type="float" office:value="143779" calcext:value-type="float">
            <text:p>143779</text:p>
          </table:table-cell>
          <table:table-cell table:style-name="ce3" office:value-type="float" office:value="3484" calcext:value-type="float">
            <text:p>3484</text:p>
          </table:table-cell>
          <table:table-cell table:style-name="ce15" table:formula="of:=[.B69]-[.B68]" office:value-type="float" office:value="18879" calcext:value-type="float">
            <text:p>18,879</text:p>
          </table:table-cell>
          <table:table-cell table:style-name="ce15" table:formula="of:=[.C69]-[.C68]" office:value-type="float" office:value="592" calcext:value-type="float">
            <text:p>592</text:p>
          </table:table-cell>
          <table:table-cell table:style-name="ce15" table:formula="of:=AVERAGE([.E56:.E69])" office:value-type="float" office:value="243.857142857143" calcext:value-type="float">
            <text:p>244</text:p>
          </table:table-cell>
          <table:table-cell table:style-name="ce15" table:formula="of:=AVERAGE([.E63:.E69])" office:value-type="float" office:value="415.714285714286" calcext:value-type="float">
            <text:p>416</text:p>
          </table:table-cell>
        </table:table-row>
        <table:table-row table:style-name="ro1">
          <table:table-cell table:style-name="ce10" office:value-type="date" office:date-value="2020-03-30" calcext:value-type="date">
            <text:p>2020-03-30</text:p>
          </table:table-cell>
          <table:table-cell table:style-name="ce3" office:value-type="float" office:value="165861" calcext:value-type="float">
            <text:p>165861</text:p>
          </table:table-cell>
          <table:table-cell table:style-name="ce3" office:value-type="float" office:value="4180" calcext:value-type="float">
            <text:p>4180</text:p>
          </table:table-cell>
          <table:table-cell table:style-name="ce15" table:formula="of:=[.B70]-[.B69]" office:value-type="float" office:value="22082" calcext:value-type="float">
            <text:p>22,082</text:p>
          </table:table-cell>
          <table:table-cell table:style-name="ce15" table:formula="of:=[.C70]-[.C69]" office:value-type="float" office:value="696" calcext:value-type="float">
            <text:p>696</text:p>
          </table:table-cell>
          <table:table-cell table:style-name="ce15" table:formula="of:=AVERAGE([.E57:.E70])" office:value-type="float" office:value="291.642857142857" calcext:value-type="float">
            <text:p>292</text:p>
          </table:table-cell>
          <table:table-cell table:style-name="ce15" table:formula="of:=AVERAGE([.E64:.E70])" office:value-type="float" office:value="488.285714285714" calcext:value-type="float">
            <text:p>488</text:p>
          </table:table-cell>
        </table:table-row>
        <table:table-row table:style-name="ro1">
          <table:table-cell table:style-name="ce10" office:value-type="date" office:date-value="2020-03-31" calcext:value-type="date">
            <text:p>2020-03-31</text:p>
          </table:table-cell>
          <table:table-cell table:style-name="ce3" office:value-type="float" office:value="192177" calcext:value-type="float">
            <text:p>192177</text:p>
          </table:table-cell>
          <table:table-cell table:style-name="ce3" office:value-type="float" office:value="5272" calcext:value-type="float">
            <text:p>5272</text:p>
          </table:table-cell>
          <table:table-cell table:style-name="ce15" table:formula="of:=[.B71]-[.B70]" office:value-type="float" office:value="26316" calcext:value-type="float">
            <text:p>26,316</text:p>
          </table:table-cell>
          <table:table-cell table:style-name="ce15" table:formula="of:=[.C71]-[.C70]" office:value-type="float" office:value="1092" calcext:value-type="float">
            <text:p>1,092</text:p>
          </table:table-cell>
          <table:table-cell table:style-name="ce15" table:formula="of:=AVERAGE([.E58:.E71])" office:value-type="float" office:value="367.142857142857" calcext:value-type="float">
            <text:p>367</text:p>
          </table:table-cell>
          <table:table-cell table:style-name="ce15" table:formula="of:=AVERAGE([.E65:.E71])" office:value-type="float" office:value="609.857142857143" calcext:value-type="float">
            <text:p>610</text:p>
          </table:table-cell>
        </table:table-row>
        <table:table-row table:style-name="ro1">
          <table:table-cell table:style-name="ce10" office:value-type="date" office:date-value="2020-04-01" calcext:value-type="date">
            <text:p>2020-04-01</text:p>
          </table:table-cell>
          <table:table-cell table:style-name="ce3" office:value-type="float" office:value="218060" calcext:value-type="float">
            <text:p>218060</text:p>
          </table:table-cell>
          <table:table-cell table:style-name="ce3" office:value-type="float" office:value="6452" calcext:value-type="float">
            <text:p>6452</text:p>
          </table:table-cell>
          <table:table-cell table:style-name="ce15" table:formula="of:=[.B72]-[.B71]" office:value-type="float" office:value="25883" calcext:value-type="float">
            <text:p>25,883</text:p>
          </table:table-cell>
          <table:table-cell table:style-name="ce15" table:formula="of:=[.C72]-[.C71]" office:value-type="float" office:value="1180" calcext:value-type="float">
            <text:p>1,180</text:p>
          </table:table-cell>
          <table:table-cell table:style-name="ce15" table:formula="of:=AVERAGE([.E59:.E72])" office:value-type="float" office:value="447.214285714286" calcext:value-type="float">
            <text:p>447</text:p>
          </table:table-cell>
          <table:table-cell table:style-name="ce15" table:formula="of:=AVERAGE([.E66:.E72])" office:value-type="float" office:value="731.857142857143" calcext:value-type="float">
            <text:p>732</text:p>
          </table:table-cell>
        </table:table-row>
        <table:table-row table:style-name="ro1">
          <table:table-cell table:style-name="ce10" office:value-type="date" office:date-value="2020-04-02" calcext:value-type="date">
            <text:p>2020-04-02</text:p>
          </table:table-cell>
          <table:table-cell table:style-name="ce3" office:value-type="float" office:value="248447" calcext:value-type="float">
            <text:p>248447</text:p>
          </table:table-cell>
          <table:table-cell table:style-name="ce3" office:value-type="float" office:value="7955" calcext:value-type="float">
            <text:p>7955</text:p>
          </table:table-cell>
          <table:table-cell table:style-name="ce15" table:formula="of:=[.B73]-[.B72]" office:value-type="float" office:value="30387" calcext:value-type="float">
            <text:p>30,387</text:p>
          </table:table-cell>
          <table:table-cell table:style-name="ce15" table:formula="of:=[.C73]-[.C72]" office:value-type="float" office:value="1503" calcext:value-type="float">
            <text:p>1,503</text:p>
          </table:table-cell>
          <table:table-cell table:style-name="ce15" table:formula="of:=AVERAGE([.E60:.E73])" office:value-type="float" office:value="549.357142857143" calcext:value-type="float">
            <text:p>549</text:p>
          </table:table-cell>
          <table:table-cell table:style-name="ce15" table:formula="of:=AVERAGE([.E67:.E73])" office:value-type="float" office:value="887.714285714286" calcext:value-type="float">
            <text:p>888</text:p>
          </table:table-cell>
        </table:table-row>
        <table:table-row table:style-name="ro1">
          <table:table-cell table:style-name="ce10" office:value-type="date" office:date-value="2020-04-03" calcext:value-type="date">
            <text:p>2020-04-03</text:p>
          </table:table-cell>
          <table:table-cell table:style-name="ce3" office:value-type="float" office:value="280417" calcext:value-type="float">
            <text:p>280417</text:p>
          </table:table-cell>
          <table:table-cell table:style-name="ce3" office:value-type="float" office:value="9348" calcext:value-type="float">
            <text:p>9348</text:p>
          </table:table-cell>
          <table:table-cell table:style-name="ce15" table:formula="of:=[.B74]-[.B73]" office:value-type="float" office:value="31970" calcext:value-type="float">
            <text:p>31,970</text:p>
          </table:table-cell>
          <table:table-cell table:style-name="ce15" table:formula="of:=[.C74]-[.C73]" office:value-type="float" office:value="1393" calcext:value-type="float">
            <text:p>1,393</text:p>
          </table:table-cell>
          <table:table-cell table:style-name="ce15" table:formula="of:=AVERAGE([.E61:.E74])" office:value-type="float" office:value="641.642857142857" calcext:value-type="float">
            <text:p>642</text:p>
          </table:table-cell>
          <table:table-cell table:style-name="ce15" table:formula="of:=AVERAGE([.E68:.E74])" office:value-type="float" office:value="1012.71428571429" calcext:value-type="float">
            <text:p>1,013</text:p>
          </table:table-cell>
        </table:table-row>
        <table:table-row table:style-name="ro1">
          <table:table-cell table:style-name="ce10" office:value-type="date" office:date-value="2020-04-04" calcext:value-type="date">
            <text:p>2020-04-04</text:p>
          </table:table-cell>
          <table:table-cell table:style-name="ce3" office:value-type="float" office:value="313432" calcext:value-type="float">
            <text:p>313432</text:p>
          </table:table-cell>
          <table:table-cell table:style-name="ce3" office:value-type="float" office:value="10889" calcext:value-type="float">
            <text:p>10889</text:p>
          </table:table-cell>
          <table:table-cell table:style-name="ce15" table:formula="of:=[.B75]-[.B74]" office:value-type="float" office:value="33015" calcext:value-type="float">
            <text:p>33,015</text:p>
          </table:table-cell>
          <table:table-cell table:style-name="ce15" table:formula="of:=[.C75]-[.C74]" office:value-type="float" office:value="1541" calcext:value-type="float">
            <text:p>1,541</text:p>
          </table:table-cell>
          <table:table-cell table:style-name="ce15" table:formula="of:=AVERAGE([.E62:.E75])" office:value-type="float" office:value="744.642857142857" calcext:value-type="float">
            <text:p>745</text:p>
          </table:table-cell>
          <table:table-cell table:style-name="ce15" table:formula="of:=AVERAGE([.E69:.E75])" office:value-type="float" office:value="1142.42857142857" calcext:value-type="float">
            <text:p>1,142</text:p>
          </table:table-cell>
        </table:table-row>
        <table:table-row table:style-name="ro1">
          <table:table-cell table:style-name="ce10" office:value-type="date" office:date-value="2020-04-05" calcext:value-type="date">
            <text:p>2020-04-05</text:p>
          </table:table-cell>
          <table:table-cell table:style-name="ce3" office:value-type="float" office:value="341629" calcext:value-type="float">
            <text:p>341629</text:p>
          </table:table-cell>
          <table:table-cell table:style-name="ce3" office:value-type="float" office:value="12457" calcext:value-type="float">
            <text:p>12457</text:p>
          </table:table-cell>
          <table:table-cell table:style-name="ce15" table:formula="of:=[.B76]-[.B75]" office:value-type="float" office:value="28197" calcext:value-type="float">
            <text:p>28,197</text:p>
          </table:table-cell>
          <table:table-cell table:style-name="ce15" table:formula="of:=[.C76]-[.C75]" office:value-type="float" office:value="1568" calcext:value-type="float">
            <text:p>1,568</text:p>
          </table:table-cell>
          <table:table-cell table:style-name="ce15" table:formula="of:=AVERAGE([.E63:.E76])" office:value-type="float" office:value="848.785714285714" calcext:value-type="float">
            <text:p>849</text:p>
          </table:table-cell>
          <table:table-cell table:style-name="ce15" table:formula="of:=AVERAGE([.E70:.E76])" office:value-type="float" office:value="1281.85714285714" calcext:value-type="float">
            <text:p>1,282</text:p>
          </table:table-cell>
        </table:table-row>
        <table:table-row table:style-name="ro1">
          <table:table-cell table:style-name="ce10" office:value-type="date" office:date-value="2020-04-06" calcext:value-type="date">
            <text:p>2020-04-06</text:p>
          </table:table-cell>
          <table:table-cell table:style-name="ce3" office:value-type="float" office:value="371802" calcext:value-type="float">
            <text:p>371802</text:p>
          </table:table-cell>
          <table:table-cell table:style-name="ce3" office:value-type="float" office:value="14233" calcext:value-type="float">
            <text:p>14233</text:p>
          </table:table-cell>
          <table:table-cell table:style-name="ce15" table:formula="of:=[.B77]-[.B76]" office:value-type="float" office:value="30173" calcext:value-type="float">
            <text:p>30,173</text:p>
          </table:table-cell>
          <table:table-cell table:style-name="ce15" table:formula="of:=[.C77]-[.C76]" office:value-type="float" office:value="1776" calcext:value-type="float">
            <text:p>1,776</text:p>
          </table:table-cell>
          <table:table-cell table:style-name="ce15" table:formula="of:=AVERAGE([.E64:.E77])" office:value-type="float" office:value="962.214285714286" calcext:value-type="float">
            <text:p>962</text:p>
          </table:table-cell>
          <table:table-cell table:style-name="ce15" table:formula="of:=AVERAGE([.E71:.E77])" office:value-type="float" office:value="1436.14285714286" calcext:value-type="float">
            <text:p>1,436</text:p>
          </table:table-cell>
        </table:table-row>
        <table:table-row table:style-name="ro1">
          <table:table-cell table:style-name="ce10" office:value-type="date" office:date-value="2020-04-07" calcext:value-type="date">
            <text:p>2020-04-07</text:p>
          </table:table-cell>
          <table:table-cell table:style-name="ce3" office:value-type="float" office:value="403212" calcext:value-type="float">
            <text:p>403212</text:p>
          </table:table-cell>
          <table:table-cell table:style-name="ce3" office:value-type="float" office:value="16803" calcext:value-type="float">
            <text:p>16803</text:p>
          </table:table-cell>
          <table:table-cell table:style-name="ce15" table:formula="of:=[.B78]-[.B77]" office:value-type="float" office:value="31410" calcext:value-type="float">
            <text:p>31,410</text:p>
          </table:table-cell>
          <table:table-cell table:style-name="ce15" table:formula="of:=[.C78]-[.C77]" office:value-type="float" office:value="2570" calcext:value-type="float">
            <text:p>2,570</text:p>
          </table:table-cell>
          <table:table-cell table:style-name="ce15" table:formula="of:=AVERAGE([.E65:.E78])" office:value-type="float" office:value="1128.57142857143" calcext:value-type="float">
            <text:p>1,129</text:p>
          </table:table-cell>
          <table:table-cell table:style-name="ce15" table:formula="of:=AVERAGE([.E72:.E78])" office:value-type="float" office:value="1647.28571428571" calcext:value-type="float">
            <text:p>1,647</text:p>
          </table:table-cell>
        </table:table-row>
        <table:table-row table:style-name="ro1">
          <table:table-cell table:style-name="ce10" office:value-type="date" office:date-value="2020-04-08" calcext:value-type="date">
            <text:p>2020-04-08</text:p>
          </table:table-cell>
          <table:table-cell table:style-name="ce3" office:value-type="float" office:value="435407" calcext:value-type="float">
            <text:p>435407</text:p>
          </table:table-cell>
          <table:table-cell table:style-name="ce3" office:value-type="float" office:value="18957" calcext:value-type="float">
            <text:p>18957</text:p>
          </table:table-cell>
          <table:table-cell table:style-name="ce15" table:formula="of:=[.B79]-[.B78]" office:value-type="float" office:value="32195" calcext:value-type="float">
            <text:p>32,195</text:p>
          </table:table-cell>
          <table:table-cell table:style-name="ce15" table:formula="of:=[.C79]-[.C78]" office:value-type="float" office:value="2154" calcext:value-type="float">
            <text:p>2,154</text:p>
          </table:table-cell>
          <table:table-cell table:style-name="ce15" table:formula="of:=AVERAGE([.E66:.E79])" office:value-type="float" office:value="1259.14285714286" calcext:value-type="float">
            <text:p>1,259</text:p>
          </table:table-cell>
          <table:table-cell table:style-name="ce15" table:formula="of:=AVERAGE([.E73:.E79])" office:value-type="float" office:value="1786.42857142857" calcext:value-type="float">
            <text:p>1,786</text:p>
          </table:table-cell>
        </table:table-row>
        <table:table-row table:style-name="ro1">
          <table:table-cell table:style-name="ce10" office:value-type="date" office:date-value="2020-04-09" calcext:value-type="date">
            <text:p>2020-04-09</text:p>
          </table:table-cell>
          <table:table-cell table:style-name="ce3" office:value-type="float" office:value="469989" calcext:value-type="float">
            <text:p>469989</text:p>
          </table:table-cell>
          <table:table-cell table:style-name="ce3" office:value-type="float" office:value="21176" calcext:value-type="float">
            <text:p>21176</text:p>
          </table:table-cell>
          <table:table-cell table:style-name="ce15" table:formula="of:=[.B80]-[.B79]" office:value-type="float" office:value="34582" calcext:value-type="float">
            <text:p>34,582</text:p>
          </table:table-cell>
          <table:table-cell table:style-name="ce15" table:formula="of:=[.C80]-[.C79]" office:value-type="float" office:value="2219" calcext:value-type="float">
            <text:p>2,219</text:p>
          </table:table-cell>
          <table:table-cell table:style-name="ce15" table:formula="of:=AVERAGE([.E67:.E80])" office:value-type="float" office:value="1388.21428571429" calcext:value-type="float">
            <text:p>1,388</text:p>
          </table:table-cell>
          <table:table-cell table:style-name="ce15" table:formula="of:=AVERAGE([.E74:.E80])" office:value-type="float" office:value="1888.71428571429" calcext:value-type="float">
            <text:p>1,889</text:p>
          </table:table-cell>
        </table:table-row>
        <table:table-row table:style-name="ro1">
          <table:table-cell table:style-name="ce10" office:value-type="date" office:date-value="2020-04-10" calcext:value-type="date">
            <text:p>2020-04-10</text:p>
          </table:table-cell>
          <table:table-cell table:style-name="ce3" office:value-type="float" office:value="503474" calcext:value-type="float">
            <text:p>503474</text:p>
          </table:table-cell>
          <table:table-cell table:style-name="ce3" office:value-type="float" office:value="23403" calcext:value-type="float">
            <text:p>23403</text:p>
          </table:table-cell>
          <table:table-cell table:style-name="ce15" table:formula="of:=[.B81]-[.B80]" office:value-type="float" office:value="33485" calcext:value-type="float">
            <text:p>33,485</text:p>
          </table:table-cell>
          <table:table-cell table:style-name="ce15" table:formula="of:=[.C81]-[.C80]" office:value-type="float" office:value="2227" calcext:value-type="float">
            <text:p>2,227</text:p>
          </table:table-cell>
          <table:table-cell table:style-name="ce15" table:formula="of:=AVERAGE([.E68:.E81])" office:value-type="float" office:value="1510.28571428571" calcext:value-type="float">
            <text:p>1,510</text:p>
          </table:table-cell>
          <table:table-cell table:style-name="ce15" table:formula="of:=AVERAGE([.E75:.E81])" office:value-type="float" office:value="2007.85714285714" calcext:value-type="float">
            <text:p>2,008</text:p>
          </table:table-cell>
        </table:table-row>
        <table:table-row table:style-name="ro1">
          <table:table-cell table:style-name="ce10" office:value-type="date" office:date-value="2020-04-11" calcext:value-type="date">
            <text:p>2020-04-11</text:p>
          </table:table-cell>
          <table:table-cell table:style-name="ce3" office:value-type="float" office:value="532782" calcext:value-type="float">
            <text:p>532782</text:p>
          </table:table-cell>
          <table:table-cell table:style-name="ce3" office:value-type="float" office:value="25527" calcext:value-type="float">
            <text:p>25527</text:p>
          </table:table-cell>
          <table:table-cell table:style-name="ce15" table:formula="of:=[.B82]-[.B81]" office:value-type="float" office:value="29308" calcext:value-type="float">
            <text:p>29,308</text:p>
          </table:table-cell>
          <table:table-cell table:style-name="ce15" table:formula="of:=[.C82]-[.C81]" office:value-type="float" office:value="2124" calcext:value-type="float">
            <text:p>2,124</text:p>
          </table:table-cell>
          <table:table-cell table:style-name="ce15" table:formula="of:=AVERAGE([.E69:.E82])" office:value-type="float" office:value="1616.78571428571" calcext:value-type="float">
            <text:p>1,617</text:p>
          </table:table-cell>
          <table:table-cell table:style-name="ce15" table:formula="of:=AVERAGE([.E76:.E82])" office:value-type="float" office:value="2091.14285714286" calcext:value-type="float">
            <text:p>2,091</text:p>
          </table:table-cell>
        </table:table-row>
        <table:table-row table:style-name="ro1">
          <table:table-cell table:style-name="ce10" office:value-type="date" office:date-value="2020-04-12" calcext:value-type="date">
            <text:p>2020-04-12</text:p>
          </table:table-cell>
          <table:table-cell table:style-name="ce3" office:value-type="float" office:value="559709" calcext:value-type="float">
            <text:p>559709</text:p>
          </table:table-cell>
          <table:table-cell table:style-name="ce3" office:value-type="float" office:value="27342" calcext:value-type="float">
            <text:p>27342</text:p>
          </table:table-cell>
          <table:table-cell table:style-name="ce15" table:formula="of:=[.B83]-[.B82]" office:value-type="float" office:value="26927" calcext:value-type="float">
            <text:p>26,927</text:p>
          </table:table-cell>
          <table:table-cell table:style-name="ce15" table:formula="of:=[.C83]-[.C82]" office:value-type="float" office:value="1815" calcext:value-type="float">
            <text:p>1,815</text:p>
          </table:table-cell>
          <table:table-cell table:style-name="ce15" table:formula="of:=AVERAGE([.E70:.E83])" office:value-type="float" office:value="1704.14285714286" calcext:value-type="float">
            <text:p>1,704</text:p>
          </table:table-cell>
          <table:table-cell table:style-name="ce15" table:formula="of:=AVERAGE([.E77:.E83])" office:value-type="float" office:value="2126.42857142857" calcext:value-type="float">
            <text:p>2,126</text:p>
          </table:table-cell>
        </table:table-row>
        <table:table-row table:style-name="ro1">
          <table:table-cell table:style-name="ce10" office:value-type="date" office:date-value="2020-04-13" calcext:value-type="date">
            <text:p>2020-04-13</text:p>
          </table:table-cell>
          <table:table-cell table:style-name="ce3" office:value-type="float" office:value="585518" calcext:value-type="float">
            <text:p>585518</text:p>
          </table:table-cell>
          <table:table-cell table:style-name="ce3" office:value-type="float" office:value="29280" calcext:value-type="float">
            <text:p>29280</text:p>
          </table:table-cell>
          <table:table-cell table:style-name="ce15" table:formula="of:=[.B84]-[.B83]" office:value-type="float" office:value="25809" calcext:value-type="float">
            <text:p>25,809</text:p>
          </table:table-cell>
          <table:table-cell table:style-name="ce15" table:formula="of:=[.C84]-[.C83]" office:value-type="float" office:value="1938" calcext:value-type="float">
            <text:p>1,938</text:p>
          </table:table-cell>
          <table:table-cell table:style-name="ce15" table:formula="of:=AVERAGE([.E71:.E84])" office:value-type="float" office:value="1792.85714285714" calcext:value-type="float">
            <text:p>1,793</text:p>
          </table:table-cell>
          <table:table-cell table:style-name="ce15" table:formula="of:=AVERAGE([.E78:.E84])" office:value-type="float" office:value="2149.57142857143" calcext:value-type="float">
            <text:p>2,150</text:p>
          </table:table-cell>
        </table:table-row>
        <table:table-row table:style-name="ro1">
          <table:table-cell table:style-name="ce10" office:value-type="date" office:date-value="2020-04-14" calcext:value-type="date">
            <text:p>2020-04-14</text:p>
          </table:table-cell>
          <table:table-cell table:style-name="ce3" office:value-type="float" office:value="614082" calcext:value-type="float">
            <text:p>614082</text:p>
          </table:table-cell>
          <table:table-cell table:style-name="ce3" office:value-type="float" office:value="31734" calcext:value-type="float">
            <text:p>31734</text:p>
          </table:table-cell>
          <table:table-cell table:style-name="ce15" table:formula="of:=[.B85]-[.B84]" office:value-type="float" office:value="28564" calcext:value-type="float">
            <text:p>28,564</text:p>
          </table:table-cell>
          <table:table-cell table:style-name="ce15" table:formula="of:=[.C85]-[.C84]" office:value-type="float" office:value="2454" calcext:value-type="float">
            <text:p>2,454</text:p>
          </table:table-cell>
          <table:table-cell table:style-name="ce15" table:formula="of:=AVERAGE([.E72:.E85])" office:value-type="float" office:value="1890.14285714286" calcext:value-type="float">
            <text:p>1,890</text:p>
          </table:table-cell>
          <table:table-cell table:style-name="ce15" table:formula="of:=AVERAGE([.E79:.E85])" office:value-type="float" office:value="2133" calcext:value-type="float">
            <text:p>2,133</text:p>
          </table:table-cell>
        </table:table-row>
        <table:table-row table:style-name="ro1">
          <table:table-cell table:style-name="ce10" office:value-type="date" office:date-value="2020-04-15" calcext:value-type="date">
            <text:p>2020-04-15</text:p>
          </table:table-cell>
          <table:table-cell table:style-name="ce3" office:value-type="float" office:value="644247" calcext:value-type="float">
            <text:p>644247</text:p>
          </table:table-cell>
          <table:table-cell table:style-name="ce3" office:value-type="float" office:value="34337" calcext:value-type="float">
            <text:p>34337</text:p>
          </table:table-cell>
          <table:table-cell table:style-name="ce15" table:formula="of:=[.B86]-[.B85]" office:value-type="float" office:value="30165" calcext:value-type="float">
            <text:p>30,165</text:p>
          </table:table-cell>
          <table:table-cell table:style-name="ce15" table:formula="of:=[.C86]-[.C85]" office:value-type="float" office:value="2603" calcext:value-type="float">
            <text:p>2,603</text:p>
          </table:table-cell>
          <table:table-cell table:style-name="ce15" table:formula="of:=AVERAGE([.E73:.E86])" office:value-type="float" office:value="1991.78571428571" calcext:value-type="float">
            <text:p>1,992</text:p>
          </table:table-cell>
          <table:table-cell table:style-name="ce15" table:formula="of:=AVERAGE([.E80:.E86])" office:value-type="float" office:value="2197.14285714286" calcext:value-type="float">
            <text:p>2,197</text:p>
          </table:table-cell>
        </table:table-row>
        <table:table-row table:style-name="ro1">
          <table:table-cell table:style-name="ce10" office:value-type="date" office:date-value="2020-04-16" calcext:value-type="date">
            <text:p>2020-04-16</text:p>
          </table:table-cell>
          <table:table-cell table:style-name="ce3" office:value-type="float" office:value="675648" calcext:value-type="float">
            <text:p>675648</text:p>
          </table:table-cell>
          <table:table-cell table:style-name="ce3" office:value-type="float" office:value="36506" calcext:value-type="float">
            <text:p>36506</text:p>
          </table:table-cell>
          <table:table-cell table:style-name="ce15" table:formula="of:=[.B87]-[.B86]" office:value-type="float" office:value="31401" calcext:value-type="float">
            <text:p>31,401</text:p>
          </table:table-cell>
          <table:table-cell table:style-name="ce15" table:formula="of:=[.C87]-[.C86]" office:value-type="float" office:value="2169" calcext:value-type="float">
            <text:p>2,169</text:p>
          </table:table-cell>
          <table:table-cell table:style-name="ce15" table:formula="of:=AVERAGE([.E74:.E87])" office:value-type="float" office:value="2039.35714285714" calcext:value-type="float">
            <text:p>2,039</text:p>
          </table:table-cell>
          <table:table-cell table:style-name="ce15" table:formula="of:=AVERAGE([.E81:.E87])" office:value-type="float" office:value="2190" calcext:value-type="float">
            <text:p>2,190</text:p>
          </table:table-cell>
        </table:table-row>
        <table:table-row table:style-name="ro1">
          <table:table-cell table:style-name="ce10" office:value-type="date" office:date-value="2020-04-17" calcext:value-type="date">
            <text:p>2020-04-17</text:p>
          </table:table-cell>
          <table:table-cell table:style-name="ce3" office:value-type="float" office:value="708317" calcext:value-type="float">
            <text:p>708317</text:p>
          </table:table-cell>
          <table:table-cell table:style-name="ce3" office:value-type="float" office:value="38599" calcext:value-type="float">
            <text:p>38599</text:p>
          </table:table-cell>
          <table:table-cell table:style-name="ce15" table:formula="of:=[.B88]-[.B87]" office:value-type="float" office:value="32669" calcext:value-type="float">
            <text:p>32,669</text:p>
          </table:table-cell>
          <table:table-cell table:style-name="ce15" table:formula="of:=[.C88]-[.C87]" office:value-type="float" office:value="2093" calcext:value-type="float">
            <text:p>2,093</text:p>
          </table:table-cell>
          <table:table-cell table:style-name="ce15" table:formula="of:=AVERAGE([.E75:.E88])" office:value-type="float" office:value="2089.35714285714" calcext:value-type="float">
            <text:p>2,089</text:p>
          </table:table-cell>
          <table:table-cell table:style-name="ce15" table:formula="of:=AVERAGE([.E82:.E88])" office:value-type="float" office:value="2170.85714285714" calcext:value-type="float">
            <text:p>2,171</text:p>
          </table:table-cell>
        </table:table-row>
        <table:table-row table:style-name="ro1">
          <table:table-cell table:style-name="ce10" office:value-type="date" office:date-value="2020-04-18" calcext:value-type="date">
            <text:p>2020-04-18</text:p>
          </table:table-cell>
          <table:table-cell table:style-name="ce3" office:value-type="float" office:value="736244" calcext:value-type="float">
            <text:p>736244</text:p>
          </table:table-cell>
          <table:table-cell table:style-name="ce3" office:value-type="float" office:value="40568" calcext:value-type="float">
            <text:p>40568</text:p>
          </table:table-cell>
          <table:table-cell table:style-name="ce15" table:formula="of:=[.B89]-[.B88]" office:value-type="float" office:value="27927" calcext:value-type="float">
            <text:p>27,927</text:p>
          </table:table-cell>
          <table:table-cell table:style-name="ce15" table:formula="of:=[.C89]-[.C88]" office:value-type="float" office:value="1969" calcext:value-type="float">
            <text:p>1,969</text:p>
          </table:table-cell>
          <table:table-cell table:style-name="ce15" table:formula="of:=AVERAGE([.E76:.E89])" office:value-type="float" office:value="2119.92857142857" calcext:value-type="float">
            <text:p>2,120</text:p>
          </table:table-cell>
          <table:table-cell table:style-name="ce15" table:formula="of:=AVERAGE([.E83:.E89])" office:value-type="float" office:value="2148.71428571429" calcext:value-type="float">
            <text:p>2,149</text:p>
          </table:table-cell>
        </table:table-row>
        <table:table-row table:style-name="ro1">
          <table:table-cell table:style-name="ce10" office:value-type="date" office:date-value="2020-04-19" calcext:value-type="date">
            <text:p>2020-04-19</text:p>
          </table:table-cell>
          <table:table-cell table:style-name="ce3" office:value-type="float" office:value="761933" calcext:value-type="float">
            <text:p>761933</text:p>
          </table:table-cell>
          <table:table-cell table:style-name="ce3" office:value-type="float" office:value="42499" calcext:value-type="float">
            <text:p>42499</text:p>
          </table:table-cell>
          <table:table-cell table:style-name="ce15" table:formula="of:=[.B90]-[.B89]" office:value-type="float" office:value="25689" calcext:value-type="float">
            <text:p>25,689</text:p>
          </table:table-cell>
          <table:table-cell table:style-name="ce15" table:formula="of:=[.C90]-[.C89]" office:value-type="float" office:value="1931" calcext:value-type="float">
            <text:p>1,931</text:p>
          </table:table-cell>
          <table:table-cell table:style-name="ce15" table:formula="of:=AVERAGE([.E77:.E90])" office:value-type="float" office:value="2145.85714285714" calcext:value-type="float">
            <text:p>2,146</text:p>
          </table:table-cell>
          <table:table-cell table:style-name="ce15" table:formula="of:=AVERAGE([.E84:.E90])" office:value-type="float" office:value="2165.28571428571" calcext:value-type="float">
            <text:p>2,165</text:p>
          </table:table-cell>
        </table:table-row>
        <table:table-row table:style-name="ro1">
          <table:table-cell table:style-name="ce10" office:value-type="date" office:date-value="2020-04-20" calcext:value-type="date">
            <text:p>2020-04-20</text:p>
          </table:table-cell>
          <table:table-cell table:style-name="ce3" office:value-type="float" office:value="790353" calcext:value-type="float">
            <text:p>790353</text:p>
          </table:table-cell>
          <table:table-cell table:style-name="ce3" office:value-type="float" office:value="44679" calcext:value-type="float">
            <text:p>44679</text:p>
          </table:table-cell>
          <table:table-cell table:style-name="ce15" table:formula="of:=[.B91]-[.B90]" office:value-type="float" office:value="28420" calcext:value-type="float">
            <text:p>28,420</text:p>
          </table:table-cell>
          <table:table-cell table:style-name="ce15" table:formula="of:=[.C91]-[.C90]" office:value-type="float" office:value="2180" calcext:value-type="float">
            <text:p>2,180</text:p>
          </table:table-cell>
          <table:table-cell table:style-name="ce15" table:formula="of:=AVERAGE([.E78:.E91])" office:value-type="float" office:value="2174.71428571429" calcext:value-type="float">
            <text:p>2,175</text:p>
          </table:table-cell>
          <table:table-cell table:style-name="ce15" table:formula="of:=AVERAGE([.E85:.E91])" office:value-type="float" office:value="2199.85714285714" calcext:value-type="float">
            <text:p>2,200</text:p>
          </table:table-cell>
        </table:table-row>
        <table:table-row table:style-name="ro1">
          <table:table-cell table:style-name="ce10" office:value-type="date" office:date-value="2020-04-21" calcext:value-type="date">
            <text:p>2020-04-21</text:p>
          </table:table-cell>
          <table:table-cell table:style-name="ce3" office:value-type="float" office:value="816413" calcext:value-type="float">
            <text:p>816413</text:p>
          </table:table-cell>
          <table:table-cell table:style-name="ce3" office:value-type="float" office:value="47221" calcext:value-type="float">
            <text:p>47221</text:p>
          </table:table-cell>
          <table:table-cell table:style-name="ce15" table:formula="of:=[.B92]-[.B91]" office:value-type="float" office:value="26060" calcext:value-type="float">
            <text:p>26,060</text:p>
          </table:table-cell>
          <table:table-cell table:style-name="ce15" table:formula="of:=[.C92]-[.C91]" office:value-type="float" office:value="2542" calcext:value-type="float">
            <text:p>2,542</text:p>
          </table:table-cell>
          <table:table-cell table:style-name="ce15" table:formula="of:=AVERAGE([.E79:.E92])" office:value-type="float" office:value="2172.71428571429" calcext:value-type="float">
            <text:p>2,173</text:p>
          </table:table-cell>
          <table:table-cell table:style-name="ce15" table:formula="of:=AVERAGE([.E86:.E92])" office:value-type="float" office:value="2212.42857142857" calcext:value-type="float">
            <text:p>2,212</text:p>
          </table:table-cell>
        </table:table-row>
        <table:table-row table:style-name="ro1">
          <table:table-cell table:style-name="ce10" office:value-type="date" office:date-value="2020-04-22" calcext:value-type="date">
            <text:p>2020-04-22</text:p>
          </table:table-cell>
          <table:table-cell table:style-name="ce3" office:value-type="float" office:value="845727" calcext:value-type="float">
            <text:p>845727</text:p>
          </table:table-cell>
          <table:table-cell table:style-name="ce3" office:value-type="float" office:value="49659" calcext:value-type="float">
            <text:p>49659</text:p>
          </table:table-cell>
          <table:table-cell table:style-name="ce15" table:formula="of:=[.B93]-[.B92]" office:value-type="float" office:value="29314" calcext:value-type="float">
            <text:p>29,314</text:p>
          </table:table-cell>
          <table:table-cell table:style-name="ce15" table:formula="of:=[.C93]-[.C92]" office:value-type="float" office:value="2438" calcext:value-type="float">
            <text:p>2,438</text:p>
          </table:table-cell>
          <table:table-cell table:style-name="ce15" table:formula="of:=AVERAGE([.E80:.E93])" office:value-type="float" office:value="2193" calcext:value-type="float">
            <text:p>2,193</text:p>
          </table:table-cell>
          <table:table-cell table:style-name="ce15" table:formula="of:=AVERAGE([.E87:.E93])" office:value-type="float" office:value="2188.85714285714" calcext:value-type="float">
            <text:p>2,189</text:p>
          </table:table-cell>
        </table:table-row>
        <table:table-row table:style-name="ro1">
          <table:table-cell table:style-name="ce10" office:value-type="date" office:date-value="2020-04-23" calcext:value-type="date">
            <text:p>2020-04-23</text:p>
          </table:table-cell>
          <table:table-cell table:style-name="ce3" office:value-type="float" office:value="878911" calcext:value-type="float">
            <text:p>878911</text:p>
          </table:table-cell>
          <table:table-cell table:style-name="ce3" office:value-type="float" office:value="52125" calcext:value-type="float">
            <text:p>52125</text:p>
          </table:table-cell>
          <table:table-cell table:style-name="ce15" table:formula="of:=[.B94]-[.B93]" office:value-type="float" office:value="33184" calcext:value-type="float">
            <text:p>33,184</text:p>
          </table:table-cell>
          <table:table-cell table:style-name="ce15" table:formula="of:=[.C94]-[.C93]" office:value-type="float" office:value="2466" calcext:value-type="float">
            <text:p>2,466</text:p>
          </table:table-cell>
          <table:table-cell table:style-name="ce15" table:formula="of:=AVERAGE([.E81:.E94])" office:value-type="float" office:value="2210.64285714286" calcext:value-type="float">
            <text:p>2,211</text:p>
          </table:table-cell>
          <table:table-cell table:style-name="ce15" table:formula="of:=AVERAGE([.E88:.E94])" office:value-type="float" office:value="2231.28571428571" calcext:value-type="float">
            <text:p>2,231</text:p>
          </table:table-cell>
        </table:table-row>
        <table:table-row table:style-name="ro1">
          <table:table-cell table:style-name="ce10" office:value-type="date" office:date-value="2020-04-24" calcext:value-type="date">
            <text:p>2020-04-24</text:p>
          </table:table-cell>
          <table:table-cell table:style-name="ce3" office:value-type="float" office:value="912662" calcext:value-type="float">
            <text:p>912662</text:p>
          </table:table-cell>
          <table:table-cell table:style-name="ce3" office:value-type="float" office:value="54285" calcext:value-type="float">
            <text:p>54285</text:p>
          </table:table-cell>
          <table:table-cell table:style-name="ce15" table:formula="of:=[.B95]-[.B94]" office:value-type="float" office:value="33751" calcext:value-type="float">
            <text:p>33,751</text:p>
          </table:table-cell>
          <table:table-cell table:style-name="ce15" table:formula="of:=[.C95]-[.C94]" office:value-type="float" office:value="2160" calcext:value-type="float">
            <text:p>2,160</text:p>
          </table:table-cell>
          <table:table-cell table:style-name="ce15" table:formula="of:=AVERAGE([.E82:.E95])" office:value-type="float" office:value="2205.85714285714" calcext:value-type="float">
            <text:p>2,206</text:p>
          </table:table-cell>
          <table:table-cell table:style-name="ce15" table:formula="of:=AVERAGE([.E89:.E95])" office:value-type="float" office:value="2240.85714285714" calcext:value-type="float">
            <text:p>2,241</text:p>
          </table:table-cell>
        </table:table-row>
        <table:table-row table:style-name="ro1">
          <table:table-cell table:style-name="ce10" office:value-type="date" office:date-value="2020-04-25" calcext:value-type="date">
            <text:p>2020-04-25</text:p>
          </table:table-cell>
          <table:table-cell table:style-name="ce3" office:value-type="float" office:value="944234" calcext:value-type="float">
            <text:p>944234</text:p>
          </table:table-cell>
          <table:table-cell table:style-name="ce3" office:value-type="float" office:value="55988" calcext:value-type="float">
            <text:p>55988</text:p>
          </table:table-cell>
          <table:table-cell table:style-name="ce15" table:formula="of:=[.B96]-[.B95]" office:value-type="float" office:value="31572" calcext:value-type="float">
            <text:p>31,572</text:p>
          </table:table-cell>
          <table:table-cell table:style-name="ce15" table:formula="of:=[.C96]-[.C95]" office:value-type="float" office:value="1703" calcext:value-type="float">
            <text:p>1,703</text:p>
          </table:table-cell>
          <table:table-cell table:style-name="ce15" table:formula="of:=AVERAGE([.E83:.E96])" office:value-type="float" office:value="2175.78571428571" calcext:value-type="float">
            <text:p>2,176</text:p>
          </table:table-cell>
          <table:table-cell table:style-name="ce15" table:formula="of:=AVERAGE([.E90:.E96])" office:value-type="float" office:value="2202.85714285714" calcext:value-type="float">
            <text:p>2,203</text:p>
          </table:table-cell>
        </table:table-row>
        <table:table-row table:style-name="ro1">
          <table:table-cell table:style-name="ce10" office:value-type="date" office:date-value="2020-04-26" calcext:value-type="date">
            <text:p>2020-04-26</text:p>
          </table:table-cell>
          <table:table-cell table:style-name="ce3" office:value-type="float" office:value="971078" calcext:value-type="float">
            <text:p>971078</text:p>
          </table:table-cell>
          <table:table-cell table:style-name="ce3" office:value-type="float" office:value="57322" calcext:value-type="float">
            <text:p>57322</text:p>
          </table:table-cell>
          <table:table-cell table:style-name="ce15" table:formula="of:=[.B97]-[.B96]" office:value-type="float" office:value="26844" calcext:value-type="float">
            <text:p>26,844</text:p>
          </table:table-cell>
          <table:table-cell table:style-name="ce15" table:formula="of:=[.C97]-[.C96]" office:value-type="float" office:value="1334" calcext:value-type="float">
            <text:p>1,334</text:p>
          </table:table-cell>
          <table:table-cell table:style-name="ce15" table:formula="of:=AVERAGE([.E84:.E97])" office:value-type="float" office:value="2141.42857142857" calcext:value-type="float">
            <text:p>2,141</text:p>
          </table:table-cell>
          <table:table-cell table:style-name="ce15" table:formula="of:=AVERAGE([.E91:.E97])" office:value-type="float" office:value="2117.57142857143" calcext:value-type="float">
            <text:p>2,118</text:p>
          </table:table-cell>
        </table:table-row>
        <table:table-row table:style-name="ro1">
          <table:table-cell table:style-name="ce10" office:value-type="date" office:date-value="2020-04-27" calcext:value-type="date">
            <text:p>2020-04-27</text:p>
          </table:table-cell>
          <table:table-cell table:style-name="ce3" office:value-type="float" office:value="994265" calcext:value-type="float">
            <text:p>994265</text:p>
          </table:table-cell>
          <table:table-cell table:style-name="ce3" office:value-type="float" office:value="58787" calcext:value-type="float">
            <text:p>58787</text:p>
          </table:table-cell>
          <table:table-cell table:style-name="ce15" table:formula="of:=[.B98]-[.B97]" office:value-type="float" office:value="23187" calcext:value-type="float">
            <text:p>23,187</text:p>
          </table:table-cell>
          <table:table-cell table:style-name="ce15" table:formula="of:=[.C98]-[.C97]" office:value-type="float" office:value="1465" calcext:value-type="float">
            <text:p>1,465</text:p>
          </table:table-cell>
          <table:table-cell table:style-name="ce15" table:formula="of:=AVERAGE([.E85:.E98])" office:value-type="float" office:value="2107.64285714286" calcext:value-type="float">
            <text:p>2,108</text:p>
          </table:table-cell>
          <table:table-cell table:style-name="ce15" table:formula="of:=AVERAGE([.E92:.E98])" office:value-type="float" office:value="2015.42857142857" calcext:value-type="float">
            <text:p>2,015</text:p>
          </table:table-cell>
        </table:table-row>
        <table:table-row table:style-name="ro1">
          <table:table-cell table:style-name="ce10" office:value-type="date" office:date-value="2020-04-28" calcext:value-type="date">
            <text:p>2020-04-28</text:p>
          </table:table-cell>
          <table:table-cell table:style-name="ce3" office:value-type="float" office:value="1018926" calcext:value-type="float">
            <text:p>1018926</text:p>
          </table:table-cell>
          <table:table-cell table:style-name="ce3" office:value-type="float" office:value="61028" calcext:value-type="float">
            <text:p>61028</text:p>
          </table:table-cell>
          <table:table-cell table:style-name="ce15" table:formula="of:=[.B99]-[.B98]" office:value-type="float" office:value="24661" calcext:value-type="float">
            <text:p>24,661</text:p>
          </table:table-cell>
          <table:table-cell table:style-name="ce15" table:formula="of:=[.C99]-[.C98]" office:value-type="float" office:value="2241" calcext:value-type="float">
            <text:p>2,241</text:p>
          </table:table-cell>
          <table:table-cell table:style-name="ce15" table:formula="of:=AVERAGE([.E86:.E99])" office:value-type="float" office:value="2092.42857142857" calcext:value-type="float">
            <text:p>2,092</text:p>
          </table:table-cell>
          <table:table-cell table:style-name="ce15" table:formula="of:=AVERAGE([.E93:.E99])" office:value-type="float" office:value="1972.42857142857" calcext:value-type="float">
            <text:p>1,972</text:p>
          </table:table-cell>
        </table:table-row>
        <table:table-row table:style-name="ro1">
          <table:table-cell table:style-name="ce10" office:value-type="date" office:date-value="2020-04-29" calcext:value-type="date">
            <text:p>2020-04-29</text:p>
          </table:table-cell>
          <table:table-cell table:style-name="ce3" office:value-type="float" office:value="1046737" calcext:value-type="float">
            <text:p>1046737</text:p>
          </table:table-cell>
          <table:table-cell table:style-name="ce3" office:value-type="float" office:value="63555" calcext:value-type="float">
            <text:p>63555</text:p>
          </table:table-cell>
          <table:table-cell table:style-name="ce15" table:formula="of:=[.B100]-[.B99]" office:value-type="float" office:value="27811" calcext:value-type="float">
            <text:p>27,811</text:p>
          </table:table-cell>
          <table:table-cell table:style-name="ce15" table:formula="of:=[.C100]-[.C99]" office:value-type="float" office:value="2527" calcext:value-type="float">
            <text:p>2,527</text:p>
          </table:table-cell>
          <table:table-cell table:style-name="ce15" table:formula="of:=AVERAGE([.E87:.E100])" office:value-type="float" office:value="2087" calcext:value-type="float">
            <text:p>2,087</text:p>
          </table:table-cell>
          <table:table-cell table:style-name="ce15" table:formula="of:=AVERAGE([.E94:.E100])" office:value-type="float" office:value="1985.14285714286" calcext:value-type="float">
            <text:p>1,985</text:p>
          </table:table-cell>
        </table:table-row>
        <table:table-row table:style-name="ro1">
          <table:table-cell table:style-name="ce10" office:value-type="date" office:date-value="2020-04-30" calcext:value-type="date">
            <text:p>2020-04-30</text:p>
          </table:table-cell>
          <table:table-cell table:style-name="ce3" office:value-type="float" office:value="1076224" calcext:value-type="float">
            <text:p>1076224</text:p>
          </table:table-cell>
          <table:table-cell table:style-name="ce3" office:value-type="float" office:value="65971" calcext:value-type="float">
            <text:p>65971</text:p>
          </table:table-cell>
          <table:table-cell table:style-name="ce15" table:formula="of:=[.B101]-[.B100]" office:value-type="float" office:value="29487" calcext:value-type="float">
            <text:p>29,487</text:p>
          </table:table-cell>
          <table:table-cell table:style-name="ce15" table:formula="of:=[.C101]-[.C100]" office:value-type="float" office:value="2416" calcext:value-type="float">
            <text:p>2,416</text:p>
          </table:table-cell>
          <table:table-cell table:style-name="ce15" table:formula="of:=AVERAGE([.E88:.E101])" office:value-type="float" office:value="2104.64285714286" calcext:value-type="float">
            <text:p>2,105</text:p>
          </table:table-cell>
          <table:table-cell table:style-name="ce15" table:formula="of:=AVERAGE([.E95:.E101])" office:value-type="float" office:value="1978" calcext:value-type="float">
            <text:p>1,978</text:p>
          </table:table-cell>
        </table:table-row>
        <table:table-row table:style-name="ro1">
          <table:table-cell table:style-name="ce10" office:value-type="date" office:date-value="2020-05-01" calcext:value-type="date">
            <text:p>2020-05-01</text:p>
          </table:table-cell>
          <table:table-cell table:style-name="ce3" office:value-type="float" office:value="1110464" calcext:value-type="float">
            <text:p>1110464</text:p>
          </table:table-cell>
          <table:table-cell table:style-name="ce3" office:value-type="float" office:value="67848" calcext:value-type="float">
            <text:p>67848</text:p>
          </table:table-cell>
          <table:table-cell table:style-name="ce15" table:formula="of:=[.B102]-[.B101]" office:value-type="float" office:value="34240" calcext:value-type="float">
            <text:p>34,240</text:p>
          </table:table-cell>
          <table:table-cell table:style-name="ce15" table:formula="of:=[.C102]-[.C101]" office:value-type="float" office:value="1877" calcext:value-type="float">
            <text:p>1,877</text:p>
          </table:table-cell>
          <table:table-cell table:style-name="ce15" table:formula="of:=AVERAGE([.E89:.E102])" office:value-type="float" office:value="2089.21428571429" calcext:value-type="float">
            <text:p>2,089</text:p>
          </table:table-cell>
          <table:table-cell table:style-name="ce15" table:formula="of:=AVERAGE([.E96:.E102])" office:value-type="float" office:value="1937.57142857143" calcext:value-type="float">
            <text:p>1,938</text:p>
          </table:table-cell>
        </table:table-row>
        <table:table-row table:style-name="ro1">
          <table:table-cell table:style-name="ce10" office:value-type="date" office:date-value="2020-05-02" calcext:value-type="date">
            <text:p>2020-05-02</text:p>
          </table:table-cell>
          <table:table-cell table:style-name="ce3" office:value-type="float" office:value="1138228" calcext:value-type="float">
            <text:p>1138228</text:p>
          </table:table-cell>
          <table:table-cell table:style-name="ce3" office:value-type="float" office:value="69535" calcext:value-type="float">
            <text:p>69535</text:p>
          </table:table-cell>
          <table:table-cell table:style-name="ce15" table:formula="of:=[.B103]-[.B102]" office:value-type="float" office:value="27764" calcext:value-type="float">
            <text:p>27,764</text:p>
          </table:table-cell>
          <table:table-cell table:style-name="ce15" table:formula="of:=[.C103]-[.C102]" office:value-type="float" office:value="1687" calcext:value-type="float">
            <text:p>1,687</text:p>
          </table:table-cell>
          <table:table-cell table:style-name="ce15" table:formula="of:=AVERAGE([.E90:.E103])" office:value-type="float" office:value="2069.07142857143" calcext:value-type="float">
            <text:p>2,069</text:p>
          </table:table-cell>
          <table:table-cell table:style-name="ce15" table:formula="of:=AVERAGE([.E97:.E103])" office:value-type="float" office:value="1935.28571428571" calcext:value-type="float">
            <text:p>1,935</text:p>
          </table:table-cell>
        </table:table-row>
        <table:table-row table:style-name="ro1">
          <table:table-cell table:style-name="ce10" office:value-type="date" office:date-value="2020-05-03" calcext:value-type="date">
            <text:p>2020-05-03</text:p>
          </table:table-cell>
          <table:table-cell table:style-name="ce3" office:value-type="float" office:value="1162685" calcext:value-type="float">
            <text:p>1162685</text:p>
          </table:table-cell>
          <table:table-cell table:style-name="ce3" office:value-type="float" office:value="70638" calcext:value-type="float">
            <text:p>70638</text:p>
          </table:table-cell>
          <table:table-cell table:style-name="ce15" table:formula="of:=[.B104]-[.B103]" office:value-type="float" office:value="24457" calcext:value-type="float">
            <text:p>24,457</text:p>
          </table:table-cell>
          <table:table-cell table:style-name="ce15" table:formula="of:=[.C104]-[.C103]" office:value-type="float" office:value="1103" calcext:value-type="float">
            <text:p>1,103</text:p>
          </table:table-cell>
          <table:table-cell table:style-name="ce15" table:formula="of:=AVERAGE([.E91:.E104])" office:value-type="float" office:value="2009.92857142857" calcext:value-type="float">
            <text:p>2,010</text:p>
          </table:table-cell>
          <table:table-cell table:style-name="ce15" table:formula="of:=AVERAGE([.E98:.E104])" office:value-type="float" office:value="1902.28571428571" calcext:value-type="float">
            <text:p>1,902</text:p>
          </table:table-cell>
        </table:table-row>
        <table:table-row table:style-name="ro1">
          <table:table-cell table:style-name="ce10" office:value-type="date" office:date-value="2020-05-04" calcext:value-type="date">
            <text:p>2020-05-04</text:p>
          </table:table-cell>
          <table:table-cell table:style-name="ce3" office:value-type="float" office:value="1186067" calcext:value-type="float">
            <text:p>1186067</text:p>
          </table:table-cell>
          <table:table-cell table:style-name="ce3" office:value-type="float" office:value="71956" calcext:value-type="float">
            <text:p>71956</text:p>
          </table:table-cell>
          <table:table-cell table:style-name="ce15" table:formula="of:=[.B105]-[.B104]" office:value-type="float" office:value="23382" calcext:value-type="float">
            <text:p>23,382</text:p>
          </table:table-cell>
          <table:table-cell table:style-name="ce15" table:formula="of:=[.C105]-[.C104]" office:value-type="float" office:value="1318" calcext:value-type="float">
            <text:p>1,318</text:p>
          </table:table-cell>
          <table:table-cell table:style-name="ce15" table:formula="of:=AVERAGE([.E92:.E105])" office:value-type="float" office:value="1948.35714285714" calcext:value-type="float">
            <text:p>1,948</text:p>
          </table:table-cell>
          <table:table-cell table:style-name="ce15" table:formula="of:=AVERAGE([.E99:.E105])" office:value-type="float" office:value="1881.28571428571" calcext:value-type="float">
            <text:p>1,881</text:p>
          </table:table-cell>
        </table:table-row>
        <table:table-row table:style-name="ro1">
          <table:table-cell table:style-name="ce10" office:value-type="date" office:date-value="2020-05-05" calcext:value-type="date">
            <text:p>2020-05-05</text:p>
          </table:table-cell>
          <table:table-cell table:style-name="ce3" office:value-type="float" office:value="1210577" calcext:value-type="float">
            <text:p>1210577</text:p>
          </table:table-cell>
          <table:table-cell table:style-name="ce3" office:value-type="float" office:value="74255" calcext:value-type="float">
            <text:p>74255</text:p>
          </table:table-cell>
          <table:table-cell table:style-name="ce15" table:formula="of:=[.B106]-[.B105]" office:value-type="float" office:value="24510" calcext:value-type="float">
            <text:p>24,510</text:p>
          </table:table-cell>
          <table:table-cell table:style-name="ce15" table:formula="of:=[.C106]-[.C105]" office:value-type="float" office:value="2299" calcext:value-type="float">
            <text:p>2,299</text:p>
          </table:table-cell>
          <table:table-cell table:style-name="ce15" table:formula="of:=AVERAGE([.E93:.E106])" office:value-type="float" office:value="1931" calcext:value-type="float">
            <text:p>1,931</text:p>
          </table:table-cell>
          <table:table-cell table:style-name="ce15" table:formula="of:=AVERAGE([.E100:.E106])" office:value-type="float" office:value="1889.57142857143" calcext:value-type="float">
            <text:p>1,890</text:p>
          </table:table-cell>
        </table:table-row>
        <table:table-row table:style-name="ro1">
          <table:table-cell table:style-name="ce10" office:value-type="date" office:date-value="2020-05-06" calcext:value-type="date">
            <text:p>2020-05-06</text:p>
          </table:table-cell>
          <table:table-cell table:style-name="ce3" office:value-type="float" office:value="1235666" calcext:value-type="float">
            <text:p>1235666</text:p>
          </table:table-cell>
          <table:table-cell table:style-name="ce3" office:value-type="float" office:value="76599" calcext:value-type="float">
            <text:p>76599</text:p>
          </table:table-cell>
          <table:table-cell table:style-name="ce15" table:formula="of:=[.B107]-[.B106]" office:value-type="float" office:value="25089" calcext:value-type="float">
            <text:p>25,089</text:p>
          </table:table-cell>
          <table:table-cell table:style-name="ce15" table:formula="of:=[.C107]-[.C106]" office:value-type="float" office:value="2344" calcext:value-type="float">
            <text:p>2,344</text:p>
          </table:table-cell>
          <table:table-cell table:style-name="ce15" table:formula="of:=AVERAGE([.E94:.E107])" office:value-type="float" office:value="1924.28571428571" calcext:value-type="float">
            <text:p>1,924</text:p>
          </table:table-cell>
          <table:table-cell table:style-name="ce15" table:formula="of:=AVERAGE([.E101:.E107])" office:value-type="float" office:value="1863.42857142857" calcext:value-type="float">
            <text:p>1,863</text:p>
          </table:table-cell>
        </table:table-row>
        <table:table-row table:style-name="ro1">
          <table:table-cell table:style-name="ce10" office:value-type="date" office:date-value="2020-05-07" calcext:value-type="date">
            <text:p>2020-05-07</text:p>
          </table:table-cell>
          <table:table-cell table:style-name="ce3" office:value-type="float" office:value="1263402" calcext:value-type="float">
            <text:p>1263402</text:p>
          </table:table-cell>
          <table:table-cell table:style-name="ce3" office:value-type="float" office:value="78523" calcext:value-type="float">
            <text:p>78523</text:p>
          </table:table-cell>
          <table:table-cell table:style-name="ce15" table:formula="of:=[.B108]-[.B107]" office:value-type="float" office:value="27736" calcext:value-type="float">
            <text:p>27,736</text:p>
          </table:table-cell>
          <table:table-cell table:style-name="ce15" table:formula="of:=[.C108]-[.C107]" office:value-type="float" office:value="1924" calcext:value-type="float">
            <text:p>1,924</text:p>
          </table:table-cell>
          <table:table-cell table:style-name="ce15" table:formula="of:=AVERAGE([.E95:.E108])" office:value-type="float" office:value="1885.57142857143" calcext:value-type="float">
            <text:p>1,886</text:p>
          </table:table-cell>
          <table:table-cell table:style-name="ce15" table:formula="of:=AVERAGE([.E102:.E108])" office:value-type="float" office:value="1793.14285714286" calcext:value-type="float">
            <text:p>1,793</text:p>
          </table:table-cell>
        </table:table-row>
        <table:table-row table:style-name="ro1">
          <table:table-cell table:style-name="ce10" office:value-type="date" office:date-value="2020-05-08" calcext:value-type="date">
            <text:p>2020-05-08</text:p>
          </table:table-cell>
          <table:table-cell table:style-name="ce3" office:value-type="float" office:value="1290151" calcext:value-type="float">
            <text:p>1290151</text:p>
          </table:table-cell>
          <table:table-cell table:style-name="ce3" office:value-type="float" office:value="80275" calcext:value-type="float">
            <text:p>80275</text:p>
          </table:table-cell>
          <table:table-cell table:style-name="ce15" table:formula="of:=[.B109]-[.B108]" office:value-type="float" office:value="26749" calcext:value-type="float">
            <text:p>26,749</text:p>
          </table:table-cell>
          <table:table-cell table:style-name="ce15" table:formula="of:=[.C109]-[.C108]" office:value-type="float" office:value="1752" calcext:value-type="float">
            <text:p>1,752</text:p>
          </table:table-cell>
          <table:table-cell table:style-name="ce15" table:formula="of:=AVERAGE([.E96:.E109])" office:value-type="float" office:value="1856.42857142857" calcext:value-type="float">
            <text:p>1,856</text:p>
          </table:table-cell>
          <table:table-cell table:style-name="ce15" table:formula="of:=AVERAGE([.E103:.E109])" office:value-type="float" office:value="1775.28571428571" calcext:value-type="float">
            <text:p>1,775</text:p>
          </table:table-cell>
        </table:table-row>
        <table:table-row table:style-name="ro1">
          <table:table-cell table:style-name="ce10" office:value-type="date" office:date-value="2020-05-09" calcext:value-type="date">
            <text:p>2020-05-09</text:p>
          </table:table-cell>
          <table:table-cell table:style-name="ce3" office:value-type="float" office:value="1315099" calcext:value-type="float">
            <text:p>1315099</text:p>
          </table:table-cell>
          <table:table-cell table:style-name="ce3" office:value-type="float" office:value="81817" calcext:value-type="float">
            <text:p>81817</text:p>
          </table:table-cell>
          <table:table-cell table:style-name="ce15" table:formula="of:=[.B110]-[.B109]" office:value-type="float" office:value="24948" calcext:value-type="float">
            <text:p>24,948</text:p>
          </table:table-cell>
          <table:table-cell table:style-name="ce15" table:formula="of:=[.C110]-[.C109]" office:value-type="float" office:value="1542" calcext:value-type="float">
            <text:p>1,542</text:p>
          </table:table-cell>
          <table:table-cell table:style-name="ce15" table:formula="of:=AVERAGE([.E97:.E110])" office:value-type="float" office:value="1844.92857142857" calcext:value-type="float">
            <text:p>1,845</text:p>
          </table:table-cell>
          <table:table-cell table:style-name="ce15" table:formula="of:=AVERAGE([.E104:.E110])" office:value-type="float" office:value="1754.57142857143" calcext:value-type="float">
            <text:p>1,755</text:p>
          </table:table-cell>
        </table:table-row>
        <table:table-row table:style-name="ro1">
          <table:table-cell table:style-name="ce10" office:value-type="date" office:date-value="2020-05-10" calcext:value-type="date">
            <text:p>2020-05-10</text:p>
          </table:table-cell>
          <table:table-cell table:style-name="ce3" office:value-type="float" office:value="1333970" calcext:value-type="float">
            <text:p>1333970</text:p>
          </table:table-cell>
          <table:table-cell table:style-name="ce3" office:value-type="float" office:value="82717" calcext:value-type="float">
            <text:p>82717</text:p>
          </table:table-cell>
          <table:table-cell table:style-name="ce15" table:formula="of:=[.B111]-[.B110]" office:value-type="float" office:value="18871" calcext:value-type="float">
            <text:p>18,871</text:p>
          </table:table-cell>
          <table:table-cell table:style-name="ce15" table:formula="of:=[.C111]-[.C110]" office:value-type="float" office:value="900" calcext:value-type="float">
            <text:p>900</text:p>
          </table:table-cell>
          <table:table-cell table:style-name="ce15" table:formula="of:=AVERAGE([.E98:.E111])" office:value-type="float" office:value="1813.92857142857" calcext:value-type="float">
            <text:p>1,814</text:p>
          </table:table-cell>
          <table:table-cell table:style-name="ce15" table:formula="of:=AVERAGE([.E105:.E111])" office:value-type="float" office:value="1725.57142857143" calcext:value-type="float">
            <text:p>1,726</text:p>
          </table:table-cell>
        </table:table-row>
        <table:table-row table:style-name="ro1">
          <table:table-cell table:style-name="ce10" office:value-type="date" office:date-value="2020-05-11" calcext:value-type="date">
            <text:p>2020-05-11</text:p>
          </table:table-cell>
          <table:table-cell table:style-name="ce3" office:value-type="float" office:value="1353397" calcext:value-type="float">
            <text:p>1353397</text:p>
          </table:table-cell>
          <table:table-cell table:style-name="ce3" office:value-type="float" office:value="83719" calcext:value-type="float">
            <text:p>83719</text:p>
          </table:table-cell>
          <table:table-cell table:style-name="ce15" table:formula="of:=[.B112]-[.B111]" office:value-type="float" office:value="19427" calcext:value-type="float">
            <text:p>19,427</text:p>
          </table:table-cell>
          <table:table-cell table:style-name="ce15" table:formula="of:=[.C112]-[.C111]" office:value-type="float" office:value="1002" calcext:value-type="float">
            <text:p>1,002</text:p>
          </table:table-cell>
          <table:table-cell table:style-name="ce15" table:formula="of:=AVERAGE([.E99:.E112])" office:value-type="float" office:value="1780.85714285714" calcext:value-type="float">
            <text:p>1,781</text:p>
          </table:table-cell>
          <table:table-cell table:style-name="ce15" table:formula="of:=AVERAGE([.E106:.E112])" office:value-type="float" office:value="1680.42857142857" calcext:value-type="float">
            <text:p>1,680</text:p>
          </table:table-cell>
        </table:table-row>
        <table:table-row table:style-name="ro1">
          <table:table-cell table:style-name="ce10" office:value-type="date" office:date-value="2020-05-12" calcext:value-type="date">
            <text:p>2020-05-12</text:p>
          </table:table-cell>
          <table:table-cell table:style-name="ce3" office:value-type="float" office:value="1376122" calcext:value-type="float">
            <text:p>1376122</text:p>
          </table:table-cell>
          <table:table-cell table:style-name="ce3" office:value-type="float" office:value="85333" calcext:value-type="float">
            <text:p>85333</text:p>
          </table:table-cell>
          <table:table-cell table:style-name="ce15" table:formula="of:=[.B113]-[.B112]" office:value-type="float" office:value="22725" calcext:value-type="float">
            <text:p>22,725</text:p>
          </table:table-cell>
          <table:table-cell table:style-name="ce15" table:formula="of:=[.C113]-[.C112]" office:value-type="float" office:value="1614" calcext:value-type="float">
            <text:p>1,614</text:p>
          </table:table-cell>
          <table:table-cell table:style-name="ce15" table:formula="of:=AVERAGE([.E100:.E113])" office:value-type="float" office:value="1736.07142857143" calcext:value-type="float">
            <text:p>1,736</text:p>
          </table:table-cell>
          <table:table-cell table:style-name="ce15" table:formula="of:=AVERAGE([.E107:.E113])" office:value-type="float" office:value="1582.57142857143" calcext:value-type="float">
            <text:p>1,583</text:p>
          </table:table-cell>
        </table:table-row>
        <table:table-row table:style-name="ro1">
          <table:table-cell table:style-name="ce10" office:value-type="date" office:date-value="2020-05-13" calcext:value-type="date">
            <text:p>2020-05-13</text:p>
          </table:table-cell>
          <table:table-cell table:style-name="ce3" office:value-type="float" office:value="1397085" calcext:value-type="float">
            <text:p>1397085</text:p>
          </table:table-cell>
          <table:table-cell table:style-name="ce3" office:value-type="float" office:value="87082" calcext:value-type="float">
            <text:p>87082</text:p>
          </table:table-cell>
          <table:table-cell table:style-name="ce15" table:formula="of:=[.B114]-[.B113]" office:value-type="float" office:value="20963" calcext:value-type="float">
            <text:p>20,963</text:p>
          </table:table-cell>
          <table:table-cell table:style-name="ce15" table:formula="of:=[.C114]-[.C113]" office:value-type="float" office:value="1749" calcext:value-type="float">
            <text:p>1,749</text:p>
          </table:table-cell>
          <table:table-cell table:style-name="ce15" table:formula="of:=AVERAGE([.E101:.E114])" office:value-type="float" office:value="1680.5" calcext:value-type="float">
            <text:p>1,681</text:p>
          </table:table-cell>
          <table:table-cell table:style-name="ce15" table:formula="of:=AVERAGE([.E108:.E114])" office:value-type="float" office:value="1497.57142857143" calcext:value-type="float">
            <text:p>1,498</text:p>
          </table:table-cell>
        </table:table-row>
        <table:table-row table:style-name="ro1">
          <table:table-cell table:style-name="ce10" office:value-type="date" office:date-value="2020-05-14" calcext:value-type="date">
            <text:p>2020-05-14</text:p>
          </table:table-cell>
          <table:table-cell table:style-name="ce3" office:value-type="float" office:value="1424243" calcext:value-type="float">
            <text:p>1424243</text:p>
          </table:table-cell>
          <table:table-cell table:style-name="ce3" office:value-type="float" office:value="88856" calcext:value-type="float">
            <text:p>88856</text:p>
          </table:table-cell>
          <table:table-cell table:style-name="ce15" table:formula="of:=[.B115]-[.B114]" office:value-type="float" office:value="27158" calcext:value-type="float">
            <text:p>27,158</text:p>
          </table:table-cell>
          <table:table-cell table:style-name="ce15" table:formula="of:=[.C115]-[.C114]" office:value-type="float" office:value="1774" calcext:value-type="float">
            <text:p>1,774</text:p>
          </table:table-cell>
          <table:table-cell table:style-name="ce15" table:formula="of:=AVERAGE([.E102:.E115])" office:value-type="float" office:value="1634.64285714286" calcext:value-type="float">
            <text:p>1,635</text:p>
          </table:table-cell>
          <table:table-cell table:style-name="ce15" table:formula="of:=AVERAGE([.E109:.E115])" office:value-type="float" office:value="1476.14285714286" calcext:value-type="float">
            <text:p>1,476</text:p>
          </table:table-cell>
        </table:table-row>
        <table:table-row table:style-name="ro1">
          <table:table-cell table:style-name="ce10" office:value-type="date" office:date-value="2020-05-15" calcext:value-type="date">
            <text:p>2020-05-15</text:p>
          </table:table-cell>
          <table:table-cell table:style-name="ce3" office:value-type="float" office:value="1449498" calcext:value-type="float">
            <text:p>1449498</text:p>
          </table:table-cell>
          <table:table-cell table:style-name="ce3" office:value-type="float" office:value="90520" calcext:value-type="float">
            <text:p>90520</text:p>
          </table:table-cell>
          <table:table-cell table:style-name="ce15" table:formula="of:=[.B116]-[.B115]" office:value-type="float" office:value="25255" calcext:value-type="float">
            <text:p>25,255</text:p>
          </table:table-cell>
          <table:table-cell table:style-name="ce15" table:formula="of:=[.C116]-[.C115]" office:value-type="float" office:value="1664" calcext:value-type="float">
            <text:p>1,664</text:p>
          </table:table-cell>
          <table:table-cell table:style-name="ce15" table:formula="of:=AVERAGE([.E103:.E116])" office:value-type="float" office:value="1619.42857142857" calcext:value-type="float">
            <text:p>1,619</text:p>
          </table:table-cell>
          <table:table-cell table:style-name="ce15" table:formula="of:=AVERAGE([.E110:.E116])" office:value-type="float" office:value="1463.57142857143" calcext:value-type="float">
            <text:p>1,464</text:p>
          </table:table-cell>
        </table:table-row>
        <table:table-row table:style-name="ro1">
          <table:table-cell table:style-name="ce10" office:value-type="date" office:date-value="2020-05-16" calcext:value-type="date">
            <text:p>2020-05-16</text:p>
          </table:table-cell>
          <table:table-cell table:style-name="ce3" office:value-type="float" office:value="1473514" calcext:value-type="float">
            <text:p>1473514</text:p>
          </table:table-cell>
          <table:table-cell table:style-name="ce3" office:value-type="float" office:value="91792" calcext:value-type="float">
            <text:p>91792</text:p>
          </table:table-cell>
          <table:table-cell table:style-name="ce15" table:formula="of:=[.B117]-[.B116]" office:value-type="float" office:value="24016" calcext:value-type="float">
            <text:p>24,016</text:p>
          </table:table-cell>
          <table:table-cell table:style-name="ce15" table:formula="of:=[.C117]-[.C116]" office:value-type="float" office:value="1272" calcext:value-type="float">
            <text:p>1,272</text:p>
          </table:table-cell>
          <table:table-cell table:style-name="ce15" table:formula="of:=AVERAGE([.E104:.E117])" office:value-type="float" office:value="1589.78571428571" calcext:value-type="float">
            <text:p>1,590</text:p>
          </table:table-cell>
          <table:table-cell table:style-name="ce15" table:formula="of:=AVERAGE([.E111:.E117])" office:value-type="float" office:value="1425" calcext:value-type="float">
            <text:p>1,425</text:p>
          </table:table-cell>
        </table:table-row>
        <table:table-row table:style-name="ro1">
          <table:table-cell table:style-name="ce10" office:value-type="date" office:date-value="2020-05-17" calcext:value-type="date">
            <text:p>2020-05-17</text:p>
          </table:table-cell>
          <table:table-cell table:style-name="ce3" office:value-type="float" office:value="1491829" calcext:value-type="float">
            <text:p>1491829</text:p>
          </table:table-cell>
          <table:table-cell table:style-name="ce3" office:value-type="float" office:value="92547" calcext:value-type="float">
            <text:p>92547</text:p>
          </table:table-cell>
          <table:table-cell table:style-name="ce15" table:formula="of:=[.B118]-[.B117]" office:value-type="float" office:value="18315" calcext:value-type="float">
            <text:p>18,315</text:p>
          </table:table-cell>
          <table:table-cell table:style-name="ce15" table:formula="of:=[.C118]-[.C117]" office:value-type="float" office:value="755" calcext:value-type="float">
            <text:p>755</text:p>
          </table:table-cell>
          <table:table-cell table:style-name="ce15" table:formula="of:=AVERAGE([.E105:.E118])" office:value-type="float" office:value="1564.92857142857" calcext:value-type="float">
            <text:p>1,565</text:p>
          </table:table-cell>
          <table:table-cell table:style-name="ce15" table:formula="of:=AVERAGE([.E112:.E118])" office:value-type="float" office:value="1404.28571428571" calcext:value-type="float">
            <text:p>1,404</text:p>
          </table:table-cell>
        </table:table-row>
        <table:table-row table:style-name="ro1">
          <table:table-cell table:style-name="ce10" office:value-type="date" office:date-value="2020-05-18" calcext:value-type="date">
            <text:p>2020-05-18</text:p>
          </table:table-cell>
          <table:table-cell table:style-name="ce3" office:value-type="float" office:value="1513816" calcext:value-type="float">
            <text:p>1513816</text:p>
          </table:table-cell>
          <table:table-cell table:style-name="ce3" office:value-type="float" office:value="93714" calcext:value-type="float">
            <text:p>93714</text:p>
          </table:table-cell>
          <table:table-cell table:style-name="ce15" table:formula="of:=[.B119]-[.B118]" office:value-type="float" office:value="21987" calcext:value-type="float">
            <text:p>21,987</text:p>
          </table:table-cell>
          <table:table-cell table:style-name="ce15" table:formula="of:=[.C119]-[.C118]" office:value-type="float" office:value="1167" calcext:value-type="float">
            <text:p>1,167</text:p>
          </table:table-cell>
          <table:table-cell table:style-name="ce15" table:formula="of:=AVERAGE([.E106:.E119])" office:value-type="float" office:value="1554.14285714286" calcext:value-type="float">
            <text:p>1,554</text:p>
          </table:table-cell>
          <table:table-cell table:style-name="ce15" table:formula="of:=AVERAGE([.E113:.E119])" office:value-type="float" office:value="1427.85714285714" calcext:value-type="float">
            <text:p>1,428</text:p>
          </table:table-cell>
        </table:table-row>
        <table:table-row table:style-name="ro1">
          <table:table-cell table:style-name="ce10" office:value-type="date" office:date-value="2020-05-19" calcext:value-type="date">
            <text:p>2020-05-19</text:p>
          </table:table-cell>
          <table:table-cell table:style-name="ce3" office:value-type="float" office:value="1534871" calcext:value-type="float">
            <text:p>1534871</text:p>
          </table:table-cell>
          <table:table-cell table:style-name="ce3" office:value-type="float" office:value="95240" calcext:value-type="float">
            <text:p>95240</text:p>
          </table:table-cell>
          <table:table-cell table:style-name="ce15" table:formula="of:=[.B120]-[.B119]" office:value-type="float" office:value="21055" calcext:value-type="float">
            <text:p>21,055</text:p>
          </table:table-cell>
          <table:table-cell table:style-name="ce15" table:formula="of:=[.C120]-[.C119]" office:value-type="float" office:value="1526" calcext:value-type="float">
            <text:p>1,526</text:p>
          </table:table-cell>
          <table:table-cell table:style-name="ce15" table:formula="of:=AVERAGE([.E107:.E120])" office:value-type="float" office:value="1498.92857142857" calcext:value-type="float">
            <text:p>1,499</text:p>
          </table:table-cell>
          <table:table-cell table:style-name="ce15" table:formula="of:=AVERAGE([.E114:.E120])" office:value-type="float" office:value="1415.28571428571" calcext:value-type="float">
            <text:p>1,415</text:p>
          </table:table-cell>
        </table:table-row>
        <table:table-row table:style-name="ro1">
          <table:table-cell table:style-name="ce10" office:value-type="date" office:date-value="2020-05-20" calcext:value-type="date">
            <text:p>2020-05-20</text:p>
          </table:table-cell>
          <table:table-cell table:style-name="ce3" office:value-type="float" office:value="1557933" calcext:value-type="float">
            <text:p>1557933</text:p>
          </table:table-cell>
          <table:table-cell table:style-name="ce3" office:value-type="float" office:value="96758" calcext:value-type="float">
            <text:p>96758</text:p>
          </table:table-cell>
          <table:table-cell table:style-name="ce15" table:formula="of:=[.B121]-[.B120]" office:value-type="float" office:value="23062" calcext:value-type="float">
            <text:p>23,062</text:p>
          </table:table-cell>
          <table:table-cell table:style-name="ce15" table:formula="of:=[.C121]-[.C120]" office:value-type="float" office:value="1518" calcext:value-type="float">
            <text:p>1,518</text:p>
          </table:table-cell>
          <table:table-cell table:style-name="ce15" table:formula="of:=AVERAGE([.E108:.E121])" office:value-type="float" office:value="1439.92857142857" calcext:value-type="float">
            <text:p>1,440</text:p>
          </table:table-cell>
          <table:table-cell table:style-name="ce15" table:formula="of:=AVERAGE([.E115:.E121])" office:value-type="float" office:value="1382.28571428571" calcext:value-type="float">
            <text:p>1,382</text:p>
          </table:table-cell>
        </table:table-row>
        <table:table-row table:style-name="ro1">
          <table:table-cell table:style-name="ce10" office:value-type="date" office:date-value="2020-05-21" calcext:value-type="date">
            <text:p>2020-05-21</text:p>
          </table:table-cell>
          <table:table-cell table:style-name="ce3" office:value-type="float" office:value="1583798" calcext:value-type="float">
            <text:p>1583798</text:p>
          </table:table-cell>
          <table:table-cell table:style-name="ce3" office:value-type="float" office:value="97969" calcext:value-type="float">
            <text:p>97969</text:p>
          </table:table-cell>
          <table:table-cell table:style-name="ce15" table:formula="of:=[.B122]-[.B121]" office:value-type="float" office:value="25865" calcext:value-type="float">
            <text:p>25,865</text:p>
          </table:table-cell>
          <table:table-cell table:style-name="ce15" table:formula="of:=[.C122]-[.C121]" office:value-type="float" office:value="1211" calcext:value-type="float">
            <text:p>1,211</text:p>
          </table:table-cell>
          <table:table-cell table:style-name="ce15" table:formula="of:=AVERAGE([.E109:.E122])" office:value-type="float" office:value="1389" calcext:value-type="float">
            <text:p>1,389</text:p>
          </table:table-cell>
          <table:table-cell table:style-name="ce15" table:formula="of:=AVERAGE([.E116:.E122])" office:value-type="float" office:value="1301.85714285714" calcext:value-type="float">
            <text:p>1,302</text:p>
          </table:table-cell>
        </table:table-row>
        <table:table-row table:style-name="ro1">
          <table:table-cell table:style-name="ce10" office:value-type="date" office:date-value="2020-05-22" calcext:value-type="date">
            <text:p>2020-05-22</text:p>
          </table:table-cell>
          <table:table-cell table:style-name="ce3" office:value-type="float" office:value="1607109" calcext:value-type="float">
            <text:p>1607109</text:p>
          </table:table-cell>
          <table:table-cell table:style-name="ce3" office:value-type="float" office:value="99214" calcext:value-type="float">
            <text:p>99214</text:p>
          </table:table-cell>
          <table:table-cell table:style-name="ce15" table:formula="of:=[.B123]-[.B122]" office:value-type="float" office:value="23311" calcext:value-type="float">
            <text:p>23,311</text:p>
          </table:table-cell>
          <table:table-cell table:style-name="ce15" table:formula="of:=[.C123]-[.C122]" office:value-type="float" office:value="1245" calcext:value-type="float">
            <text:p>1,245</text:p>
          </table:table-cell>
          <table:table-cell table:style-name="ce15" table:formula="of:=AVERAGE([.E110:.E123])" office:value-type="float" office:value="1352.78571428571" calcext:value-type="float">
            <text:p>1,353</text:p>
          </table:table-cell>
          <table:table-cell table:style-name="ce15" table:formula="of:=AVERAGE([.E117:.E123])" office:value-type="float" office:value="1242" calcext:value-type="float">
            <text:p>1,242</text:p>
          </table:table-cell>
        </table:table-row>
        <table:table-row table:style-name="ro1">
          <table:table-cell table:style-name="ce10" office:value-type="date" office:date-value="2020-05-23" calcext:value-type="date">
            <text:p>2020-05-23</text:p>
          </table:table-cell>
          <table:table-cell table:style-name="ce3" office:value-type="float" office:value="1628212" calcext:value-type="float">
            <text:p>1628212</text:p>
          </table:table-cell>
          <table:table-cell table:style-name="ce3" office:value-type="float" office:value="100348" calcext:value-type="float">
            <text:p>100348</text:p>
          </table:table-cell>
          <table:table-cell table:style-name="ce15" table:formula="of:=[.B124]-[.B123]" office:value-type="float" office:value="21103" calcext:value-type="float">
            <text:p>21,103</text:p>
          </table:table-cell>
          <table:table-cell table:style-name="ce15" table:formula="of:=[.C124]-[.C123]" office:value-type="float" office:value="1134" calcext:value-type="float">
            <text:p>1,134</text:p>
          </table:table-cell>
          <table:table-cell table:style-name="ce15" table:formula="of:=AVERAGE([.E111:.E124])" office:value-type="float" office:value="1323.64285714286" calcext:value-type="float">
            <text:p>1,324</text:p>
          </table:table-cell>
          <table:table-cell table:style-name="ce15" table:formula="of:=AVERAGE([.E118:.E124])" office:value-type="float" office:value="1222.28571428571" calcext:value-type="float">
            <text:p>1,222</text:p>
          </table:table-cell>
        </table:table-row>
        <table:table-row table:style-name="ro1">
          <table:table-cell table:style-name="ce10" office:value-type="date" office:date-value="2020-05-24" calcext:value-type="date">
            <text:p>2020-05-24</text:p>
          </table:table-cell>
          <table:table-cell table:style-name="ce3" office:value-type="float" office:value="1648158" calcext:value-type="float">
            <text:p>1648158</text:p>
          </table:table-cell>
          <table:table-cell table:style-name="ce3" office:value-type="float" office:value="100964" calcext:value-type="float">
            <text:p>100964</text:p>
          </table:table-cell>
          <table:table-cell table:style-name="ce15" table:formula="of:=[.B125]-[.B124]" office:value-type="float" office:value="19946" calcext:value-type="float">
            <text:p>19,946</text:p>
          </table:table-cell>
          <table:table-cell table:style-name="ce15" table:formula="of:=[.C125]-[.C124]" office:value-type="float" office:value="616" calcext:value-type="float">
            <text:p>616</text:p>
          </table:table-cell>
          <table:table-cell table:style-name="ce15" table:formula="of:=AVERAGE([.E112:.E125])" office:value-type="float" office:value="1303.35714285714" calcext:value-type="float">
            <text:p>1,303</text:p>
          </table:table-cell>
          <table:table-cell table:style-name="ce15" table:formula="of:=AVERAGE([.E119:.E125])" office:value-type="float" office:value="1202.42857142857" calcext:value-type="float">
            <text:p>1,202</text:p>
          </table:table-cell>
        </table:table-row>
        <table:table-row table:style-name="ro1">
          <table:table-cell table:style-name="ce10" office:value-type="date" office:date-value="2020-05-25" calcext:value-type="date">
            <text:p>2020-05-25</text:p>
          </table:table-cell>
          <table:table-cell table:style-name="ce3" office:value-type="float" office:value="1666505" calcext:value-type="float">
            <text:p>1666505</text:p>
          </table:table-cell>
          <table:table-cell table:style-name="ce3" office:value-type="float" office:value="101521" calcext:value-type="float">
            <text:p>101521</text:p>
          </table:table-cell>
          <table:table-cell table:style-name="ce15" table:formula="of:=[.B126]-[.B125]" office:value-type="float" office:value="18347" calcext:value-type="float">
            <text:p>18,347</text:p>
          </table:table-cell>
          <table:table-cell table:style-name="ce15" table:formula="of:=[.C126]-[.C125]" office:value-type="float" office:value="557" calcext:value-type="float">
            <text:p>557</text:p>
          </table:table-cell>
          <table:table-cell table:style-name="ce15" table:formula="of:=AVERAGE([.E113:.E126])" office:value-type="float" office:value="1271.57142857143" calcext:value-type="float">
            <text:p>1,272</text:p>
          </table:table-cell>
          <table:table-cell table:style-name="ce15" table:formula="of:=AVERAGE([.E120:.E126])" office:value-type="float" office:value="1115.28571428571" calcext:value-type="float">
            <text:p>1,115</text:p>
          </table:table-cell>
        </table:table-row>
        <table:table-row table:style-name="ro1">
          <table:table-cell table:style-name="ce10" office:value-type="date" office:date-value="2020-05-26" calcext:value-type="date">
            <text:p>2020-05-26</text:p>
          </table:table-cell>
          <table:table-cell table:style-name="ce3" office:value-type="float" office:value="1685956" calcext:value-type="float">
            <text:p>1685956</text:p>
          </table:table-cell>
          <table:table-cell table:style-name="ce3" office:value-type="float" office:value="102185" calcext:value-type="float">
            <text:p>102185</text:p>
          </table:table-cell>
          <table:table-cell table:style-name="ce15" table:formula="of:=[.B127]-[.B126]" office:value-type="float" office:value="19451" calcext:value-type="float">
            <text:p>19,451</text:p>
          </table:table-cell>
          <table:table-cell table:style-name="ce15" table:formula="of:=[.C127]-[.C126]" office:value-type="float" office:value="664" calcext:value-type="float">
            <text:p>664</text:p>
          </table:table-cell>
          <table:table-cell table:style-name="ce15" table:formula="of:=AVERAGE([.E114:.E127])" office:value-type="float" office:value="1203.71428571429" calcext:value-type="float">
            <text:p>1,204</text:p>
          </table:table-cell>
          <table:table-cell table:style-name="ce15" table:formula="of:=AVERAGE([.E121:.E127])" office:value-type="float" office:value="992.142857142857" calcext:value-type="float">
            <text:p>992</text:p>
          </table:table-cell>
        </table:table-row>
        <table:table-row table:style-name="ro1">
          <table:table-cell table:style-name="ce10" office:value-type="date" office:date-value="2020-05-27" calcext:value-type="date">
            <text:p>2020-05-27</text:p>
          </table:table-cell>
          <table:table-cell table:style-name="ce3" office:value-type="float" office:value="1704489" calcext:value-type="float">
            <text:p>1704489</text:p>
          </table:table-cell>
          <table:table-cell table:style-name="ce3" office:value-type="float" office:value="103693" calcext:value-type="float">
            <text:p>103693</text:p>
          </table:table-cell>
          <table:table-cell table:style-name="ce15" table:formula="of:=[.B128]-[.B127]" office:value-type="float" office:value="18533" calcext:value-type="float">
            <text:p>18,533</text:p>
          </table:table-cell>
          <table:table-cell table:style-name="ce15" table:formula="of:=[.C128]-[.C127]" office:value-type="float" office:value="1508" calcext:value-type="float">
            <text:p>1,508</text:p>
          </table:table-cell>
          <table:table-cell table:style-name="ce15" table:formula="of:=AVERAGE([.E115:.E128])" office:value-type="float" office:value="1186.5" calcext:value-type="float">
            <text:p>1,187</text:p>
          </table:table-cell>
          <table:table-cell table:style-name="ce15" table:formula="of:=AVERAGE([.E122:.E128])" office:value-type="float" office:value="990.714285714286" calcext:value-type="float">
            <text:p>991</text:p>
          </table:table-cell>
        </table:table-row>
        <table:table-row table:style-name="ro1">
          <table:table-cell table:style-name="ce10" office:value-type="date" office:date-value="2020-05-28" calcext:value-type="date">
            <text:p>2020-05-28</text:p>
          </table:table-cell>
          <table:table-cell table:style-name="ce3" office:value-type="float" office:value="1727357" calcext:value-type="float">
            <text:p>1727357</text:p>
          </table:table-cell>
          <table:table-cell table:style-name="ce3" office:value-type="float" office:value="104876" calcext:value-type="float">
            <text:p>104876</text:p>
          </table:table-cell>
          <table:table-cell table:style-name="ce15" table:formula="of:=[.B129]-[.B128]" office:value-type="float" office:value="22868" calcext:value-type="float">
            <text:p>22,868</text:p>
          </table:table-cell>
          <table:table-cell table:style-name="ce15" table:formula="of:=[.C129]-[.C128]" office:value-type="float" office:value="1183" calcext:value-type="float">
            <text:p>1,183</text:p>
          </table:table-cell>
          <table:table-cell table:style-name="ce15" table:formula="of:=AVERAGE([.E116:.E129])" office:value-type="float" office:value="1144.28571428571" calcext:value-type="float">
            <text:p>1,144</text:p>
          </table:table-cell>
          <table:table-cell table:style-name="ce15" table:formula="of:=AVERAGE([.E123:.E129])" office:value-type="float" office:value="986.714285714286" calcext:value-type="float">
            <text:p>987</text:p>
          </table:table-cell>
        </table:table-row>
        <table:table-row table:style-name="ro1">
          <table:table-cell table:style-name="ce10" office:value-type="date" office:date-value="2020-05-29" calcext:value-type="date">
            <text:p>2020-05-29</text:p>
          </table:table-cell>
          <table:table-cell table:style-name="ce3" office:value-type="float" office:value="1751612" calcext:value-type="float">
            <text:p>1751612</text:p>
          </table:table-cell>
          <table:table-cell table:style-name="ce3" office:value-type="float" office:value="106031" calcext:value-type="float">
            <text:p>106031</text:p>
          </table:table-cell>
          <table:table-cell table:style-name="ce15" table:formula="of:=[.B130]-[.B129]" office:value-type="float" office:value="24255" calcext:value-type="float">
            <text:p>24,255</text:p>
          </table:table-cell>
          <table:table-cell table:style-name="ce15" table:formula="of:=[.C130]-[.C129]" office:value-type="float" office:value="1155" calcext:value-type="float">
            <text:p>1,155</text:p>
          </table:table-cell>
          <table:table-cell table:style-name="ce15" table:formula="of:=AVERAGE([.E117:.E130])" office:value-type="float" office:value="1107.92857142857" calcext:value-type="float">
            <text:p>1,108</text:p>
          </table:table-cell>
          <table:table-cell table:style-name="ce15" table:formula="of:=AVERAGE([.E124:.E130])" office:value-type="float" office:value="973.857142857143" calcext:value-type="float">
            <text:p>974</text:p>
          </table:table-cell>
        </table:table-row>
        <table:table-row table:style-name="ro1">
          <table:table-cell table:style-name="ce10" office:value-type="date" office:date-value="2020-05-30" calcext:value-type="date">
            <text:p>2020-05-30</text:p>
          </table:table-cell>
          <table:table-cell table:style-name="ce3" office:value-type="float" office:value="1775428" calcext:value-type="float">
            <text:p>1775428</text:p>
          </table:table-cell>
          <table:table-cell table:style-name="ce3" office:value-type="float" office:value="106985" calcext:value-type="float">
            <text:p>106985</text:p>
          </table:table-cell>
          <table:table-cell table:style-name="ce15" table:formula="of:=[.B131]-[.B130]" office:value-type="float" office:value="23816" calcext:value-type="float">
            <text:p>23,816</text:p>
          </table:table-cell>
          <table:table-cell table:style-name="ce15" table:formula="of:=[.C131]-[.C130]" office:value-type="float" office:value="954" calcext:value-type="float">
            <text:p>954</text:p>
          </table:table-cell>
          <table:table-cell table:style-name="ce15" table:formula="of:=AVERAGE([.E118:.E131])" office:value-type="float" office:value="1085.21428571429" calcext:value-type="float">
            <text:p>1,085</text:p>
          </table:table-cell>
          <table:table-cell table:style-name="ce15" table:formula="of:=AVERAGE([.E125:.E131])" office:value-type="float" office:value="948.142857142857" calcext:value-type="float">
            <text:p>948</text:p>
          </table:table-cell>
        </table:table-row>
        <table:table-row table:style-name="ro1">
          <table:table-cell table:style-name="ce10" office:value-type="date" office:date-value="2020-05-31" calcext:value-type="date">
            <text:p>2020-05-31</text:p>
          </table:table-cell>
          <table:table-cell table:style-name="ce3" office:value-type="float" office:value="1794465" calcext:value-type="float">
            <text:p>1794465</text:p>
          </table:table-cell>
          <table:table-cell table:style-name="ce3" office:value-type="float" office:value="107674" calcext:value-type="float">
            <text:p>107674</text:p>
          </table:table-cell>
          <table:table-cell table:style-name="ce15" table:formula="of:=[.B132]-[.B131]" office:value-type="float" office:value="19037" calcext:value-type="float">
            <text:p>19,037</text:p>
          </table:table-cell>
          <table:table-cell table:style-name="ce15" table:formula="of:=[.C132]-[.C131]" office:value-type="float" office:value="689" calcext:value-type="float">
            <text:p>689</text:p>
          </table:table-cell>
          <table:table-cell table:style-name="ce15" table:formula="of:=AVERAGE([.E119:.E132])" office:value-type="float" office:value="1080.5" calcext:value-type="float">
            <text:p>1,081</text:p>
          </table:table-cell>
          <table:table-cell table:style-name="ce15" table:formula="of:=AVERAGE([.E126:.E132])" office:value-type="float" office:value="958.571428571429" calcext:value-type="float">
            <text:p>959</text:p>
          </table:table-cell>
        </table:table-row>
        <table:table-row table:style-name="ro1">
          <table:table-cell table:style-name="ce10" office:value-type="date" office:date-value="2020-06-01" calcext:value-type="date">
            <text:p>2020-06-01</text:p>
          </table:table-cell>
          <table:table-cell table:style-name="ce3" office:value-type="float" office:value="1811393" calcext:value-type="float">
            <text:p>1811393</text:p>
          </table:table-cell>
          <table:table-cell table:style-name="ce3" office:value-type="float" office:value="108451" calcext:value-type="float">
            <text:p>108451</text:p>
          </table:table-cell>
          <table:table-cell table:style-name="ce15" table:formula="of:=[.B133]-[.B132]" office:value-type="float" office:value="16928" calcext:value-type="float">
            <text:p>16,928</text:p>
          </table:table-cell>
          <table:table-cell table:style-name="ce15" table:formula="of:=[.C133]-[.C132]" office:value-type="float" office:value="777" calcext:value-type="float">
            <text:p>777</text:p>
          </table:table-cell>
          <table:table-cell table:style-name="ce15" table:formula="of:=AVERAGE([.E120:.E133])" office:value-type="float" office:value="1052.64285714286" calcext:value-type="float">
            <text:p>1,053</text:p>
          </table:table-cell>
          <table:table-cell table:style-name="ce15" table:formula="of:=AVERAGE([.E127:.E133])" office:value-type="float" office:value="990" calcext:value-type="float">
            <text:p>990</text:p>
          </table:table-cell>
        </table:table-row>
        <table:table-row table:style-name="ro1">
          <table:table-cell table:style-name="ce10" office:value-type="date" office:date-value="2020-06-02" calcext:value-type="date">
            <text:p>2020-06-02</text:p>
          </table:table-cell>
          <table:table-cell table:style-name="ce3" office:value-type="float" office:value="1832782" calcext:value-type="float">
            <text:p>1832782</text:p>
          </table:table-cell>
          <table:table-cell table:style-name="ce3" office:value-type="float" office:value="109500" calcext:value-type="float">
            <text:p>109500</text:p>
          </table:table-cell>
          <table:table-cell table:style-name="ce15" table:formula="of:=[.B134]-[.B133]" office:value-type="float" office:value="21389" calcext:value-type="float">
            <text:p>21,389</text:p>
          </table:table-cell>
          <table:table-cell table:style-name="ce15" table:formula="of:=[.C134]-[.C133]" office:value-type="float" office:value="1049" calcext:value-type="float">
            <text:p>1,049</text:p>
          </table:table-cell>
          <table:table-cell table:style-name="ce15" table:formula="of:=AVERAGE([.E121:.E134])" office:value-type="float" office:value="1018.57142857143" calcext:value-type="float">
            <text:p>1,019</text:p>
          </table:table-cell>
          <table:table-cell table:style-name="ce15" table:formula="of:=AVERAGE([.E128:.E134])" office:value-type="float" office:value="1045" calcext:value-type="float">
            <text:p>1,045</text:p>
          </table:table-cell>
        </table:table-row>
        <table:table-row table:style-name="ro1">
          <table:table-cell table:style-name="ce10" office:value-type="date" office:date-value="2020-06-03" calcext:value-type="date">
            <text:p>2020-06-03</text:p>
          </table:table-cell>
          <table:table-cell table:style-name="ce3" office:value-type="float" office:value="1852788" calcext:value-type="float">
            <text:p>1852788</text:p>
          </table:table-cell>
          <table:table-cell table:style-name="ce3" office:value-type="float" office:value="110494" calcext:value-type="float">
            <text:p>110494</text:p>
          </table:table-cell>
          <table:table-cell table:style-name="ce15" table:formula="of:=[.B135]-[.B134]" office:value-type="float" office:value="20006" calcext:value-type="float">
            <text:p>20,006</text:p>
          </table:table-cell>
          <table:table-cell table:style-name="ce15" table:formula="of:=[.C135]-[.C134]" office:value-type="float" office:value="994" calcext:value-type="float">
            <text:p>994</text:p>
          </table:table-cell>
          <table:table-cell table:style-name="ce15" table:formula="of:=AVERAGE([.E122:.E135])" office:value-type="float" office:value="981.142857142857" calcext:value-type="float">
            <text:p>981</text:p>
          </table:table-cell>
          <table:table-cell table:style-name="ce15" table:formula="of:=AVERAGE([.E129:.E135])" office:value-type="float" office:value="971.571428571429" calcext:value-type="float">
            <text:p>972</text:p>
          </table:table-cell>
        </table:table-row>
        <table:table-row table:style-name="ro1">
          <table:table-cell table:style-name="ce10" office:value-type="date" office:date-value="2020-06-04" calcext:value-type="date">
            <text:p>2020-06-04</text:p>
          </table:table-cell>
          <table:table-cell table:style-name="ce3" office:value-type="float" office:value="1874156" calcext:value-type="float">
            <text:p>1874156</text:p>
          </table:table-cell>
          <table:table-cell table:style-name="ce3" office:value-type="float" office:value="111499" calcext:value-type="float">
            <text:p>111499</text:p>
          </table:table-cell>
          <table:table-cell table:style-name="ce15" table:formula="of:=[.B136]-[.B135]" office:value-type="float" office:value="21368" calcext:value-type="float">
            <text:p>21,368</text:p>
          </table:table-cell>
          <table:table-cell table:style-name="ce15" table:formula="of:=[.C136]-[.C135]" office:value-type="float" office:value="1005" calcext:value-type="float">
            <text:p>1,005</text:p>
          </table:table-cell>
          <table:table-cell table:style-name="ce15" table:formula="of:=AVERAGE([.E123:.E136])" office:value-type="float" office:value="966.428571428571" calcext:value-type="float">
            <text:p>966</text:p>
          </table:table-cell>
          <table:table-cell table:style-name="ce15" table:formula="of:=AVERAGE([.E130:.E136])" office:value-type="float" office:value="946.142857142857" calcext:value-type="float">
            <text:p>946</text:p>
          </table:table-cell>
        </table:table-row>
        <table:table-row table:style-name="ro1">
          <table:table-cell table:style-name="ce10" office:value-type="date" office:date-value="2020-06-05" calcext:value-type="date">
            <text:p>2020-06-05</text:p>
          </table:table-cell>
          <table:table-cell table:style-name="ce3" office:value-type="float" office:value="1899505" calcext:value-type="float">
            <text:p>1899505</text:p>
          </table:table-cell>
          <table:table-cell table:style-name="ce3" office:value-type="float" office:value="112405" calcext:value-type="float">
            <text:p>112405</text:p>
          </table:table-cell>
          <table:table-cell table:style-name="ce15" table:formula="of:=[.B137]-[.B136]" office:value-type="float" office:value="25349" calcext:value-type="float">
            <text:p>25,349</text:p>
          </table:table-cell>
          <table:table-cell table:style-name="ce15" table:formula="of:=[.C137]-[.C136]" office:value-type="float" office:value="906" calcext:value-type="float">
            <text:p>906</text:p>
          </table:table-cell>
          <table:table-cell table:style-name="ce15" table:formula="of:=AVERAGE([.E124:.E137])" office:value-type="float" office:value="942.214285714286" calcext:value-type="float">
            <text:p>942</text:p>
          </table:table-cell>
          <table:table-cell table:style-name="ce15" table:formula="of:=AVERAGE([.E131:.E137])" office:value-type="float" office:value="910.571428571429" calcext:value-type="float">
            <text:p>911</text:p>
          </table:table-cell>
        </table:table-row>
        <table:table-row table:style-name="ro1">
          <table:table-cell table:style-name="ce10" office:value-type="date" office:date-value="2020-06-06" calcext:value-type="date">
            <text:p>2020-06-06</text:p>
          </table:table-cell>
          <table:table-cell table:style-name="ce3" office:value-type="float" office:value="1920910" calcext:value-type="float">
            <text:p>1920910</text:p>
          </table:table-cell>
          <table:table-cell table:style-name="ce3" office:value-type="float" office:value="113102" calcext:value-type="float">
            <text:p>113102</text:p>
          </table:table-cell>
          <table:table-cell table:style-name="ce15" table:formula="of:=[.B138]-[.B137]" office:value-type="float" office:value="21405" calcext:value-type="float">
            <text:p>21,405</text:p>
          </table:table-cell>
          <table:table-cell table:style-name="ce15" table:formula="of:=[.C138]-[.C137]" office:value-type="float" office:value="697" calcext:value-type="float">
            <text:p>697</text:p>
          </table:table-cell>
          <table:table-cell table:style-name="ce15" table:formula="of:=AVERAGE([.E125:.E138])" office:value-type="float" office:value="911" calcext:value-type="float">
            <text:p>911</text:p>
          </table:table-cell>
          <table:table-cell table:style-name="ce15" table:formula="of:=AVERAGE([.E132:.E138])" office:value-type="float" office:value="873.857142857143" calcext:value-type="float">
            <text:p>874</text:p>
          </table:table-cell>
        </table:table-row>
        <table:table-row table:style-name="ro1">
          <table:table-cell table:style-name="ce10" office:value-type="date" office:date-value="2020-06-07" calcext:value-type="date">
            <text:p>2020-06-07</text:p>
          </table:table-cell>
          <table:table-cell table:style-name="ce3" office:value-type="float" office:value="1938572" calcext:value-type="float">
            <text:p>1938572</text:p>
          </table:table-cell>
          <table:table-cell table:style-name="ce3" office:value-type="float" office:value="113543" calcext:value-type="float">
            <text:p>113543</text:p>
          </table:table-cell>
          <table:table-cell table:style-name="ce15" table:formula="of:=[.B139]-[.B138]" office:value-type="float" office:value="17662" calcext:value-type="float">
            <text:p>17,662</text:p>
          </table:table-cell>
          <table:table-cell table:style-name="ce15" table:formula="of:=[.C139]-[.C138]" office:value-type="float" office:value="441" calcext:value-type="float">
            <text:p>441</text:p>
          </table:table-cell>
          <table:table-cell table:style-name="ce15" table:formula="of:=AVERAGE([.E126:.E139])" office:value-type="float" office:value="898.5" calcext:value-type="float">
            <text:p>899</text:p>
          </table:table-cell>
          <table:table-cell table:style-name="ce15" table:formula="of:=AVERAGE([.E133:.E139])" office:value-type="float" office:value="838.428571428572" calcext:value-type="float">
            <text:p>838</text:p>
          </table:table-cell>
        </table:table-row>
        <table:table-row table:style-name="ro1">
          <table:table-cell table:style-name="ce10" office:value-type="date" office:date-value="2020-06-08" calcext:value-type="date">
            <text:p>2020-06-08</text:p>
          </table:table-cell>
          <table:table-cell table:style-name="ce3" office:value-type="float" office:value="1956064" calcext:value-type="float">
            <text:p>1956064</text:p>
          </table:table-cell>
          <table:table-cell table:style-name="ce3" office:value-type="float" office:value="114040" calcext:value-type="float">
            <text:p>114040</text:p>
          </table:table-cell>
          <table:table-cell table:style-name="ce15" table:formula="of:=[.B140]-[.B139]" office:value-type="float" office:value="17492" calcext:value-type="float">
            <text:p>17,492</text:p>
          </table:table-cell>
          <table:table-cell table:style-name="ce15" table:formula="of:=[.C140]-[.C139]" office:value-type="float" office:value="497" calcext:value-type="float">
            <text:p>497</text:p>
          </table:table-cell>
          <table:table-cell table:style-name="ce15" table:formula="of:=AVERAGE([.E127:.E140])" office:value-type="float" office:value="894.214285714286" calcext:value-type="float">
            <text:p>894</text:p>
          </table:table-cell>
          <table:table-cell table:style-name="ce15" table:formula="of:=AVERAGE([.E134:.E140])" office:value-type="float" office:value="798.428571428572" calcext:value-type="float">
            <text:p>798</text:p>
          </table:table-cell>
        </table:table-row>
        <table:table-row table:style-name="ro1">
          <table:table-cell table:style-name="ce10" office:value-type="date" office:date-value="2020-06-09" calcext:value-type="date">
            <text:p>2020-06-09</text:p>
          </table:table-cell>
          <table:table-cell table:style-name="ce3" office:value-type="float" office:value="1974425" calcext:value-type="float">
            <text:p>1974425</text:p>
          </table:table-cell>
          <table:table-cell table:style-name="ce3" office:value-type="float" office:value="114970" calcext:value-type="float">
            <text:p>114970</text:p>
          </table:table-cell>
          <table:table-cell table:style-name="ce15" table:formula="of:=[.B141]-[.B140]" office:value-type="float" office:value="18361" calcext:value-type="float">
            <text:p>18,361</text:p>
          </table:table-cell>
          <table:table-cell table:style-name="ce15" table:formula="of:=[.C141]-[.C140]" office:value-type="float" office:value="930" calcext:value-type="float">
            <text:p>930</text:p>
          </table:table-cell>
          <table:table-cell table:style-name="ce15" table:formula="of:=AVERAGE([.E128:.E141])" office:value-type="float" office:value="913.214285714286" calcext:value-type="float">
            <text:p>913</text:p>
          </table:table-cell>
          <table:table-cell table:style-name="ce15" table:formula="of:=AVERAGE([.E135:.E141])" office:value-type="float" office:value="781.428571428571" calcext:value-type="float">
            <text:p>781</text:p>
          </table:table-cell>
        </table:table-row>
        <table:table-row table:style-name="ro1">
          <table:table-cell table:style-name="ce10" office:value-type="date" office:date-value="2020-06-10" calcext:value-type="date">
            <text:p>2020-06-10</text:p>
          </table:table-cell>
          <table:table-cell table:style-name="ce3" office:value-type="float" office:value="1995376" calcext:value-type="float">
            <text:p>1995376</text:p>
          </table:table-cell>
          <table:table-cell table:style-name="ce3" office:value-type="float" office:value="115869" calcext:value-type="float">
            <text:p>115869</text:p>
          </table:table-cell>
          <table:table-cell table:style-name="ce15" table:formula="of:=[.B142]-[.B141]" office:value-type="float" office:value="20951" calcext:value-type="float">
            <text:p>20,951</text:p>
          </table:table-cell>
          <table:table-cell table:style-name="ce15" table:formula="of:=[.C142]-[.C141]" office:value-type="float" office:value="899" calcext:value-type="float">
            <text:p>899</text:p>
          </table:table-cell>
          <table:table-cell table:style-name="ce15" table:formula="of:=AVERAGE([.E129:.E142])" office:value-type="float" office:value="869.714285714286" calcext:value-type="float">
            <text:p>870</text:p>
          </table:table-cell>
          <table:table-cell table:style-name="ce15" table:formula="of:=AVERAGE([.E136:.E142])" office:value-type="float" office:value="767.857142857143" calcext:value-type="float">
            <text:p>768</text:p>
          </table:table-cell>
        </table:table-row>
        <table:table-row table:style-name="ro1">
          <table:table-cell table:style-name="ce10" office:value-type="date" office:date-value="2020-06-11" calcext:value-type="date">
            <text:p>2020-06-11</text:p>
          </table:table-cell>
          <table:table-cell table:style-name="ce3" office:value-type="float" office:value="2018418" calcext:value-type="float">
            <text:p>2018418</text:p>
          </table:table-cell>
          <table:table-cell table:style-name="ce3" office:value-type="float" office:value="116723" calcext:value-type="float">
            <text:p>116723</text:p>
          </table:table-cell>
          <table:table-cell table:style-name="ce15" table:formula="of:=[.B143]-[.B142]" office:value-type="float" office:value="23042" calcext:value-type="float">
            <text:p>23,042</text:p>
          </table:table-cell>
          <table:table-cell table:style-name="ce15" table:formula="of:=[.C143]-[.C142]" office:value-type="float" office:value="854" calcext:value-type="float">
            <text:p>854</text:p>
          </table:table-cell>
          <table:table-cell table:style-name="ce15" table:formula="of:=AVERAGE([.E130:.E143])" office:value-type="float" office:value="846.214285714286" calcext:value-type="float">
            <text:p>846</text:p>
          </table:table-cell>
          <table:table-cell table:style-name="ce15" table:formula="of:=AVERAGE([.E137:.E143])" office:value-type="float" office:value="746.285714285714" calcext:value-type="float">
            <text:p>746</text:p>
          </table:table-cell>
        </table:table-row>
        <table:table-row table:style-name="ro1">
          <table:table-cell table:style-name="ce10" office:value-type="date" office:date-value="2020-06-12" calcext:value-type="date">
            <text:p>2020-06-12</text:p>
          </table:table-cell>
          <table:table-cell table:style-name="ce3" office:value-type="float" office:value="2043332" calcext:value-type="float">
            <text:p>2043332</text:p>
          </table:table-cell>
          <table:table-cell table:style-name="ce3" office:value-type="float" office:value="117543" calcext:value-type="float">
            <text:p>117543</text:p>
          </table:table-cell>
          <table:table-cell table:style-name="ce15" table:formula="of:=[.B144]-[.B143]" office:value-type="float" office:value="24914" calcext:value-type="float">
            <text:p>24,914</text:p>
          </table:table-cell>
          <table:table-cell table:style-name="ce15" table:formula="of:=[.C144]-[.C143]" office:value-type="float" office:value="820" calcext:value-type="float">
            <text:p>820</text:p>
          </table:table-cell>
          <table:table-cell table:style-name="ce15" table:formula="of:=AVERAGE([.E131:.E144])" office:value-type="float" office:value="822.285714285714" calcext:value-type="float">
            <text:p>822</text:p>
          </table:table-cell>
          <table:table-cell table:style-name="ce15" table:formula="of:=AVERAGE([.E138:.E144])" office:value-type="float" office:value="734" calcext:value-type="float">
            <text:p>734</text:p>
          </table:table-cell>
        </table:table-row>
        <table:table-row table:style-name="ro1">
          <table:table-cell table:style-name="ce10" office:value-type="date" office:date-value="2020-06-13" calcext:value-type="date">
            <text:p>2020-06-13</text:p>
          </table:table-cell>
          <table:table-cell table:style-name="ce3" office:value-type="float" office:value="2068600" calcext:value-type="float">
            <text:p>2068600</text:p>
          </table:table-cell>
          <table:table-cell table:style-name="ce3" office:value-type="float" office:value="118316" calcext:value-type="float">
            <text:p>118316</text:p>
          </table:table-cell>
          <table:table-cell table:style-name="ce15" table:formula="of:=[.B145]-[.B144]" office:value-type="float" office:value="25268" calcext:value-type="float">
            <text:p>25,268</text:p>
          </table:table-cell>
          <table:table-cell table:style-name="ce15" table:formula="of:=[.C145]-[.C144]" office:value-type="float" office:value="773" calcext:value-type="float">
            <text:p>773</text:p>
          </table:table-cell>
          <table:table-cell table:style-name="ce15" table:formula="of:=AVERAGE([.E132:.E145])" office:value-type="float" office:value="809.357142857143" calcext:value-type="float">
            <text:p>809</text:p>
          </table:table-cell>
          <table:table-cell table:style-name="ce15" table:formula="of:=AVERAGE([.E139:.E145])" office:value-type="float" office:value="744.857142857143" calcext:value-type="float">
            <text:p>745</text:p>
          </table:table-cell>
        </table:table-row>
        <table:table-row table:style-name="ro1">
          <table:table-cell table:style-name="ce10" office:value-type="date" office:date-value="2020-06-14" calcext:value-type="date">
            <text:p>2020-06-14</text:p>
          </table:table-cell>
          <table:table-cell table:style-name="ce3" office:value-type="float" office:value="2087619" calcext:value-type="float">
            <text:p>2087619</text:p>
          </table:table-cell>
          <table:table-cell table:style-name="ce3" office:value-type="float" office:value="118629" calcext:value-type="float">
            <text:p>118629</text:p>
          </table:table-cell>
          <table:table-cell table:style-name="ce15" table:formula="of:=[.B146]-[.B145]" office:value-type="float" office:value="19019" calcext:value-type="float">
            <text:p>19,019</text:p>
          </table:table-cell>
          <table:table-cell table:style-name="ce15" table:formula="of:=[.C146]-[.C145]" office:value-type="float" office:value="313" calcext:value-type="float">
            <text:p>313</text:p>
          </table:table-cell>
          <table:table-cell table:style-name="ce15" table:formula="of:=AVERAGE([.E133:.E146])" office:value-type="float" office:value="782.5" calcext:value-type="float">
            <text:p>783</text:p>
          </table:table-cell>
          <table:table-cell table:style-name="ce15" table:formula="of:=AVERAGE([.E140:.E146])" office:value-type="float" office:value="726.571428571429" calcext:value-type="float">
            <text:p>727</text:p>
          </table:table-cell>
        </table:table-row>
        <table:table-row table:style-name="ro1">
          <table:table-cell table:style-name="ce10" office:value-type="date" office:date-value="2020-06-15" calcext:value-type="date">
            <text:p>2020-06-15</text:p>
          </table:table-cell>
          <table:table-cell table:style-name="ce3" office:value-type="float" office:value="2107075" calcext:value-type="float">
            <text:p>2107075</text:p>
          </table:table-cell>
          <table:table-cell table:style-name="ce3" office:value-type="float" office:value="119012" calcext:value-type="float">
            <text:p>119012</text:p>
          </table:table-cell>
          <table:table-cell table:style-name="ce15" table:formula="of:=[.B147]-[.B146]" office:value-type="float" office:value="19456" calcext:value-type="float">
            <text:p>19,456</text:p>
          </table:table-cell>
          <table:table-cell table:style-name="ce15" table:formula="of:=[.C147]-[.C146]" office:value-type="float" office:value="383" calcext:value-type="float">
            <text:p>383</text:p>
          </table:table-cell>
          <table:table-cell table:style-name="ce15" table:formula="of:=AVERAGE([.E134:.E147])" office:value-type="float" office:value="754.357142857143" calcext:value-type="float">
            <text:p>754</text:p>
          </table:table-cell>
          <table:table-cell table:style-name="ce15" table:formula="of:=AVERAGE([.E141:.E147])" office:value-type="float" office:value="710.285714285714" calcext:value-type="float">
            <text:p>710</text:p>
          </table:table-cell>
        </table:table-row>
        <table:table-row table:style-name="ro1">
          <table:table-cell table:style-name="ce10" office:value-type="date" office:date-value="2020-06-16" calcext:value-type="date">
            <text:p>2020-06-16</text:p>
          </table:table-cell>
          <table:table-cell table:style-name="ce3" office:value-type="float" office:value="2130768" calcext:value-type="float">
            <text:p>2130768</text:p>
          </table:table-cell>
          <table:table-cell table:style-name="ce3" office:value-type="float" office:value="119833" calcext:value-type="float">
            <text:p>119833</text:p>
          </table:table-cell>
          <table:table-cell table:style-name="ce15" table:formula="of:=[.B148]-[.B147]" office:value-type="float" office:value="23693" calcext:value-type="float">
            <text:p>23,693</text:p>
          </table:table-cell>
          <table:table-cell table:style-name="ce15" table:formula="of:=[.C148]-[.C147]" office:value-type="float" office:value="821" calcext:value-type="float">
            <text:p>821</text:p>
          </table:table-cell>
          <table:table-cell table:style-name="ce15" table:formula="of:=AVERAGE([.E135:.E148])" office:value-type="float" office:value="738.071428571429" calcext:value-type="float">
            <text:p>738</text:p>
          </table:table-cell>
          <table:table-cell table:style-name="ce15" table:formula="of:=AVERAGE([.E142:.E148])" office:value-type="float" office:value="694.714285714286" calcext:value-type="float">
            <text:p>695</text:p>
          </table:table-cell>
        </table:table-row>
        <table:table-row table:style-name="ro1">
          <table:table-cell table:style-name="ce10" office:value-type="date" office:date-value="2020-06-17" calcext:value-type="date">
            <text:p>2020-06-17</text:p>
          </table:table-cell>
          <table:table-cell table:style-name="ce3" office:value-type="float" office:value="2157267" calcext:value-type="float">
            <text:p>2157267</text:p>
          </table:table-cell>
          <table:table-cell table:style-name="ce3" office:value-type="float" office:value="120564" calcext:value-type="float">
            <text:p>120564</text:p>
          </table:table-cell>
          <table:table-cell table:style-name="ce15" table:formula="of:=[.B149]-[.B148]" office:value-type="float" office:value="26499" calcext:value-type="float">
            <text:p>26,499</text:p>
          </table:table-cell>
          <table:table-cell table:style-name="ce15" table:formula="of:=[.C149]-[.C148]" office:value-type="float" office:value="731" calcext:value-type="float">
            <text:p>731</text:p>
          </table:table-cell>
          <table:table-cell table:style-name="ce15" table:formula="of:=AVERAGE([.E136:.E149])" office:value-type="float" office:value="719.285714285714" calcext:value-type="float">
            <text:p>719</text:p>
          </table:table-cell>
          <table:table-cell table:style-name="ce15" table:formula="of:=AVERAGE([.E143:.E149])" office:value-type="float" office:value="670.714285714286" calcext:value-type="float">
            <text:p>671</text:p>
          </table:table-cell>
        </table:table-row>
        <table:table-row table:style-name="ro1">
          <table:table-cell table:style-name="ce10" office:value-type="date" office:date-value="2020-06-18" calcext:value-type="date">
            <text:p>2020-06-18</text:p>
          </table:table-cell>
          <table:table-cell table:style-name="ce3" office:value-type="float" office:value="2185134" calcext:value-type="float">
            <text:p>2185134</text:p>
          </table:table-cell>
          <table:table-cell table:style-name="ce3" office:value-type="float" office:value="121272" calcext:value-type="float">
            <text:p>121272</text:p>
          </table:table-cell>
          <table:table-cell table:style-name="ce15" table:formula="of:=[.B150]-[.B149]" office:value-type="float" office:value="27867" calcext:value-type="float">
            <text:p>27,867</text:p>
          </table:table-cell>
          <table:table-cell table:style-name="ce15" table:formula="of:=[.C150]-[.C149]" office:value-type="float" office:value="708" calcext:value-type="float">
            <text:p>708</text:p>
          </table:table-cell>
          <table:table-cell table:style-name="ce15" table:formula="of:=AVERAGE([.E137:.E150])" office:value-type="float" office:value="698.071428571429" calcext:value-type="float">
            <text:p>698</text:p>
          </table:table-cell>
          <table:table-cell table:style-name="ce15" table:formula="of:=AVERAGE([.E144:.E150])" office:value-type="float" office:value="649.857142857143" calcext:value-type="float">
            <text:p>650</text:p>
          </table:table-cell>
        </table:table-row>
        <table:table-row table:style-name="ro1">
          <table:table-cell table:style-name="ce10" office:value-type="date" office:date-value="2020-06-19" calcext:value-type="date">
            <text:p>2020-06-19</text:p>
          </table:table-cell>
          <table:table-cell table:style-name="ce3" office:value-type="float" office:value="2216115" calcext:value-type="float">
            <text:p>2216115</text:p>
          </table:table-cell>
          <table:table-cell table:style-name="ce3" office:value-type="float" office:value="121934" calcext:value-type="float">
            <text:p>121934</text:p>
          </table:table-cell>
          <table:table-cell table:style-name="ce15" table:formula="of:=[.B151]-[.B150]" office:value-type="float" office:value="30981" calcext:value-type="float">
            <text:p>30,981</text:p>
          </table:table-cell>
          <table:table-cell table:style-name="ce15" table:formula="of:=[.C151]-[.C150]" office:value-type="float" office:value="662" calcext:value-type="float">
            <text:p>662</text:p>
          </table:table-cell>
          <table:table-cell table:style-name="ce15" table:formula="of:=AVERAGE([.E138:.E151])" office:value-type="float" office:value="680.642857142857" calcext:value-type="float">
            <text:p>681</text:p>
          </table:table-cell>
          <table:table-cell table:style-name="ce15" table:formula="of:=AVERAGE([.E145:.E151])" office:value-type="float" office:value="627.285714285714" calcext:value-type="float">
            <text:p>627</text:p>
          </table:table-cell>
        </table:table-row>
        <table:table-row table:style-name="ro1">
          <table:table-cell table:style-name="ce10" office:value-type="date" office:date-value="2020-06-20" calcext:value-type="date">
            <text:p>2020-06-20</text:p>
          </table:table-cell>
          <table:table-cell table:style-name="ce3" office:value-type="float" office:value="2248032" calcext:value-type="float">
            <text:p>2248032</text:p>
          </table:table-cell>
          <table:table-cell table:style-name="ce3" office:value-type="float" office:value="122540" calcext:value-type="float">
            <text:p>122540</text:p>
          </table:table-cell>
          <table:table-cell table:style-name="ce15" table:formula="of:=[.B152]-[.B151]" office:value-type="float" office:value="31917" calcext:value-type="float">
            <text:p>31,917</text:p>
          </table:table-cell>
          <table:table-cell table:style-name="ce15" table:formula="of:=[.C152]-[.C151]" office:value-type="float" office:value="606" calcext:value-type="float">
            <text:p>606</text:p>
          </table:table-cell>
          <table:table-cell table:style-name="ce15" table:formula="of:=AVERAGE([.E139:.E152])" office:value-type="float" office:value="674.142857142857" calcext:value-type="float">
            <text:p>674</text:p>
          </table:table-cell>
          <table:table-cell table:style-name="ce15" table:formula="of:=AVERAGE([.E146:.E152])" office:value-type="float" office:value="603.428571428572" calcext:value-type="float">
            <text:p>603</text:p>
          </table:table-cell>
        </table:table-row>
        <table:table-row table:style-name="ro1">
          <table:table-cell table:style-name="ce10" office:value-type="date" office:date-value="2020-06-21" calcext:value-type="date">
            <text:p>2020-06-21</text:p>
          </table:table-cell>
          <table:table-cell table:style-name="ce3" office:value-type="float" office:value="2274000" calcext:value-type="float">
            <text:p>2274000</text:p>
          </table:table-cell>
          <table:table-cell table:style-name="ce3" office:value-type="float" office:value="122833" calcext:value-type="float">
            <text:p>122833</text:p>
          </table:table-cell>
          <table:table-cell table:style-name="ce15" table:formula="of:=[.B153]-[.B152]" office:value-type="float" office:value="25968" calcext:value-type="float">
            <text:p>25,968</text:p>
          </table:table-cell>
          <table:table-cell table:style-name="ce15" table:formula="of:=[.C153]-[.C152]" office:value-type="float" office:value="293" calcext:value-type="float">
            <text:p>293</text:p>
          </table:table-cell>
          <table:table-cell table:style-name="ce15" table:formula="of:=AVERAGE([.E140:.E153])" office:value-type="float" office:value="663.571428571429" calcext:value-type="float">
            <text:p>664</text:p>
          </table:table-cell>
          <table:table-cell table:style-name="ce15" table:formula="of:=AVERAGE([.E147:.E153])" office:value-type="float" office:value="600.571428571429" calcext:value-type="float">
            <text:p>601</text:p>
          </table:table-cell>
        </table:table-row>
        <table:table-row table:style-name="ro1">
          <table:table-cell table:style-name="ce10" office:value-type="date" office:date-value="2020-06-22" calcext:value-type="date">
            <text:p>2020-06-22</text:p>
          </table:table-cell>
          <table:table-cell table:style-name="ce3" office:value-type="float" office:value="2304676" calcext:value-type="float">
            <text:p>2304676</text:p>
          </table:table-cell>
          <table:table-cell table:style-name="ce3" office:value-type="float" office:value="123217" calcext:value-type="float">
            <text:p>123217</text:p>
          </table:table-cell>
          <table:table-cell table:style-name="ce15" table:formula="of:=[.B154]-[.B153]" office:value-type="float" office:value="30676" calcext:value-type="float">
            <text:p>30,676</text:p>
          </table:table-cell>
          <table:table-cell table:style-name="ce15" table:formula="of:=[.C154]-[.C153]" office:value-type="float" office:value="384" calcext:value-type="float">
            <text:p>384</text:p>
          </table:table-cell>
          <table:table-cell table:style-name="ce15" table:formula="of:=AVERAGE([.E141:.E154])" office:value-type="float" office:value="655.5" calcext:value-type="float">
            <text:p>656</text:p>
          </table:table-cell>
          <table:table-cell table:style-name="ce15" table:formula="of:=AVERAGE([.E148:.E154])" office:value-type="float" office:value="600.714285714286" calcext:value-type="float">
            <text:p>601</text:p>
          </table:table-cell>
        </table:table-row>
        <table:table-row table:style-name="ro1">
          <table:table-cell table:style-name="ce10" office:value-type="date" office:date-value="2020-06-23" calcext:value-type="date">
            <text:p>2020-06-23</text:p>
          </table:table-cell>
          <table:table-cell table:style-name="ce3" office:value-type="float" office:value="2340884" calcext:value-type="float">
            <text:p>2340884</text:p>
          </table:table-cell>
          <table:table-cell table:style-name="ce3" office:value-type="float" office:value="124059" calcext:value-type="float">
            <text:p>124059</text:p>
          </table:table-cell>
          <table:table-cell table:style-name="ce15" table:formula="of:=[.B155]-[.B154]" office:value-type="float" office:value="36208" calcext:value-type="float">
            <text:p>36,208</text:p>
          </table:table-cell>
          <table:table-cell table:style-name="ce15" table:formula="of:=[.C155]-[.C154]" office:value-type="float" office:value="842" calcext:value-type="float">
            <text:p>842</text:p>
          </table:table-cell>
          <table:table-cell table:style-name="ce15" table:formula="of:=AVERAGE([.E142:.E155])" office:value-type="float" office:value="649.214285714286" calcext:value-type="float">
            <text:p>649</text:p>
          </table:table-cell>
          <table:table-cell table:style-name="ce15" table:formula="of:=AVERAGE([.E149:.E155])" office:value-type="float" office:value="603.714285714286" calcext:value-type="float">
            <text:p>604</text:p>
          </table:table-cell>
        </table:table-row>
        <table:table-row table:style-name="ro1">
          <table:table-cell table:style-name="ce10" office:value-type="date" office:date-value="2020-06-24" calcext:value-type="date">
            <text:p>2020-06-24</text:p>
          </table:table-cell>
          <table:table-cell table:style-name="ce3" office:value-type="float" office:value="2375310" calcext:value-type="float">
            <text:p>2375310</text:p>
          </table:table-cell>
          <table:table-cell table:style-name="ce3" office:value-type="float" office:value="124815" calcext:value-type="float">
            <text:p>124815</text:p>
          </table:table-cell>
          <table:table-cell table:style-name="ce15" table:formula="of:=[.B156]-[.B155]" office:value-type="float" office:value="34426" calcext:value-type="float">
            <text:p>34,426</text:p>
          </table:table-cell>
          <table:table-cell table:style-name="ce15" table:formula="of:=[.C156]-[.C155]" office:value-type="float" office:value="756" calcext:value-type="float">
            <text:p>756</text:p>
          </table:table-cell>
          <table:table-cell table:style-name="ce15" table:formula="of:=AVERAGE([.E143:.E156])" office:value-type="float" office:value="639" calcext:value-type="float">
            <text:p>639</text:p>
          </table:table-cell>
          <table:table-cell table:style-name="ce15" table:formula="of:=AVERAGE([.E150:.E156])" office:value-type="float" office:value="607.285714285714" calcext:value-type="float">
            <text:p>607</text:p>
          </table:table-cell>
        </table:table-row>
        <table:table-row table:style-name="ro1">
          <table:table-cell table:style-name="ce10" office:value-type="date" office:date-value="2020-06-25" calcext:value-type="date">
            <text:p>2020-06-25</text:p>
          </table:table-cell>
          <table:table-cell table:style-name="ce3" office:value-type="float" office:value="2415666" calcext:value-type="float">
            <text:p>2415666</text:p>
          </table:table-cell>
          <table:table-cell table:style-name="ce3" office:value-type="float" office:value="125360" calcext:value-type="float">
            <text:p>125360</text:p>
          </table:table-cell>
          <table:table-cell table:style-name="ce15" table:formula="of:=[.B157]-[.B156]" office:value-type="float" office:value="40356" calcext:value-type="float">
            <text:p>40,356</text:p>
          </table:table-cell>
          <table:table-cell table:style-name="ce15" table:formula="of:=[.C157]-[.C156]" office:value-type="float" office:value="545" calcext:value-type="float">
            <text:p>545</text:p>
          </table:table-cell>
          <table:table-cell table:style-name="ce15" table:formula="of:=AVERAGE([.E144:.E157])" office:value-type="float" office:value="616.928571428571" calcext:value-type="float">
            <text:p>617</text:p>
          </table:table-cell>
          <table:table-cell table:style-name="ce15" table:formula="of:=AVERAGE([.E151:.E157])" office:value-type="float" office:value="584" calcext:value-type="float">
            <text:p>584</text:p>
          </table:table-cell>
        </table:table-row>
        <table:table-row table:style-name="ro1">
          <table:table-cell table:style-name="ce10" office:value-type="date" office:date-value="2020-06-26" calcext:value-type="date">
            <text:p>2020-06-26</text:p>
          </table:table-cell>
          <table:table-cell table:style-name="ce3" office:value-type="float" office:value="2461019" calcext:value-type="float">
            <text:p>2461019</text:p>
          </table:table-cell>
          <table:table-cell table:style-name="ce3" office:value-type="float" office:value="125981" calcext:value-type="float">
            <text:p>125981</text:p>
          </table:table-cell>
          <table:table-cell table:style-name="ce15" table:formula="of:=[.B158]-[.B157]" office:value-type="float" office:value="45353" calcext:value-type="float">
            <text:p>45,353</text:p>
          </table:table-cell>
          <table:table-cell table:style-name="ce15" table:formula="of:=[.C158]-[.C157]" office:value-type="float" office:value="621" calcext:value-type="float">
            <text:p>621</text:p>
          </table:table-cell>
          <table:table-cell table:style-name="ce15" table:formula="of:=AVERAGE([.E145:.E158])" office:value-type="float" office:value="602.714285714286" calcext:value-type="float">
            <text:p>603</text:p>
          </table:table-cell>
          <table:table-cell table:style-name="ce15" table:formula="of:=AVERAGE([.E152:.E158])" office:value-type="float" office:value="578.142857142857" calcext:value-type="float">
            <text:p>578</text:p>
          </table:table-cell>
        </table:table-row>
        <table:table-row table:style-name="ro1">
          <table:table-cell table:style-name="ce10" office:value-type="date" office:date-value="2020-06-27" calcext:value-type="date">
            <text:p>2020-06-27</text:p>
          </table:table-cell>
          <table:table-cell table:style-name="ce3" office:value-type="float" office:value="2502378" calcext:value-type="float">
            <text:p>2502378</text:p>
          </table:table-cell>
          <table:table-cell table:style-name="ce3" office:value-type="float" office:value="126483" calcext:value-type="float">
            <text:p>126483</text:p>
          </table:table-cell>
          <table:table-cell table:style-name="ce15" table:formula="of:=[.B159]-[.B158]" office:value-type="float" office:value="41359" calcext:value-type="float">
            <text:p>41,359</text:p>
          </table:table-cell>
          <table:table-cell table:style-name="ce15" table:formula="of:=[.C159]-[.C158]" office:value-type="float" office:value="502" calcext:value-type="float">
            <text:p>502</text:p>
          </table:table-cell>
          <table:table-cell table:style-name="ce15" table:formula="of:=AVERAGE([.E146:.E159])" office:value-type="float" office:value="583.357142857143" calcext:value-type="float">
            <text:p>583</text:p>
          </table:table-cell>
          <table:table-cell table:style-name="ce15" table:formula="of:=AVERAGE([.E153:.E159])" office:value-type="float" office:value="563.285714285714" calcext:value-type="float">
            <text:p>563</text:p>
          </table:table-cell>
        </table:table-row>
        <table:table-row table:style-name="ro1">
          <table:table-cell table:style-name="ce10" office:value-type="date" office:date-value="2020-06-28" calcext:value-type="date">
            <text:p>2020-06-28</text:p>
          </table:table-cell>
          <table:table-cell table:style-name="ce3" office:value-type="float" office:value="2542787" calcext:value-type="float">
            <text:p>2542787</text:p>
          </table:table-cell>
          <table:table-cell table:style-name="ce3" office:value-type="float" office:value="126761" calcext:value-type="float">
            <text:p>126761</text:p>
          </table:table-cell>
          <table:table-cell table:style-name="ce15" table:formula="of:=[.B160]-[.B159]" office:value-type="float" office:value="40409" calcext:value-type="float">
            <text:p>40,409</text:p>
          </table:table-cell>
          <table:table-cell table:style-name="ce15" table:formula="of:=[.C160]-[.C159]" office:value-type="float" office:value="278" calcext:value-type="float">
            <text:p>278</text:p>
          </table:table-cell>
          <table:table-cell table:style-name="ce15" table:formula="of:=AVERAGE([.E147:.E160])" office:value-type="float" office:value="580.857142857143" calcext:value-type="float">
            <text:p>581</text:p>
          </table:table-cell>
          <table:table-cell table:style-name="ce15" table:formula="of:=AVERAGE([.E154:.E160])" office:value-type="float" office:value="561.142857142857" calcext:value-type="float">
            <text:p>561</text:p>
          </table:table-cell>
        </table:table-row>
        <table:table-row table:style-name="ro1">
          <table:table-cell table:style-name="ce10" office:value-type="date" office:date-value="2020-06-29" calcext:value-type="date">
            <text:p>2020-06-29</text:p>
          </table:table-cell>
          <table:table-cell table:style-name="ce3" office:value-type="float" office:value="2582844" calcext:value-type="float">
            <text:p>2582844</text:p>
          </table:table-cell>
          <table:table-cell table:style-name="ce3" office:value-type="float" office:value="127139" calcext:value-type="float">
            <text:p>127139</text:p>
          </table:table-cell>
          <table:table-cell table:style-name="ce15" table:formula="of:=[.B161]-[.B160]" office:value-type="float" office:value="40057" calcext:value-type="float">
            <text:p>40,057</text:p>
          </table:table-cell>
          <table:table-cell table:style-name="ce15" table:formula="of:=[.C161]-[.C160]" office:value-type="float" office:value="378" calcext:value-type="float">
            <text:p>378</text:p>
          </table:table-cell>
          <table:table-cell table:style-name="ce15" table:formula="of:=AVERAGE([.E148:.E161])" office:value-type="float" office:value="580.5" calcext:value-type="float">
            <text:p>581</text:p>
          </table:table-cell>
          <table:table-cell table:style-name="ce15" table:formula="of:=AVERAGE([.E155:.E161])" office:value-type="float" office:value="560.285714285714" calcext:value-type="float">
            <text:p>560</text:p>
          </table:table-cell>
        </table:table-row>
        <table:table-row table:style-name="ro1">
          <table:table-cell table:style-name="ce10" office:value-type="date" office:date-value="2020-06-30" calcext:value-type="date">
            <text:p>2020-06-30</text:p>
          </table:table-cell>
          <table:table-cell table:style-name="ce3" office:value-type="float" office:value="2628824" calcext:value-type="float">
            <text:p>2628824</text:p>
          </table:table-cell>
          <table:table-cell table:style-name="ce3" office:value-type="float" office:value="127787" calcext:value-type="float">
            <text:p>127787</text:p>
          </table:table-cell>
          <table:table-cell table:style-name="ce15" table:formula="of:=[.B162]-[.B161]" office:value-type="float" office:value="45980" calcext:value-type="float">
            <text:p>45,980</text:p>
          </table:table-cell>
          <table:table-cell table:style-name="ce15" table:formula="of:=[.C162]-[.C161]" office:value-type="float" office:value="648" calcext:value-type="float">
            <text:p>648</text:p>
          </table:table-cell>
          <table:table-cell table:style-name="ce15" table:formula="of:=AVERAGE([.E149:.E162])" office:value-type="float" office:value="568.142857142857" calcext:value-type="float">
            <text:p>568</text:p>
          </table:table-cell>
          <table:table-cell table:style-name="ce15" table:formula="of:=AVERAGE([.E156:.E162])" office:value-type="float" office:value="532.571428571429" calcext:value-type="float">
            <text:p>533</text:p>
          </table:table-cell>
        </table:table-row>
        <table:table-row table:style-name="ro1">
          <table:table-cell table:style-name="ce10" office:value-type="date" office:date-value="2020-07-01" calcext:value-type="date">
            <text:p>2020-07-01</text:p>
          </table:table-cell>
          <table:table-cell table:style-name="ce3" office:value-type="float" office:value="2680312" calcext:value-type="float">
            <text:p>2680312</text:p>
          </table:table-cell>
          <table:table-cell table:style-name="ce3" office:value-type="float" office:value="128479" calcext:value-type="float">
            <text:p>128479</text:p>
          </table:table-cell>
          <table:table-cell table:style-name="ce15" table:formula="of:=[.B163]-[.B162]" office:value-type="float" office:value="51488" calcext:value-type="float">
            <text:p>51,488</text:p>
          </table:table-cell>
          <table:table-cell table:style-name="ce15" table:formula="of:=[.C163]-[.C162]" office:value-type="float" office:value="692" calcext:value-type="float">
            <text:p>692</text:p>
          </table:table-cell>
          <table:table-cell table:style-name="ce15" table:formula="of:=AVERAGE([.E150:.E163])" office:value-type="float" office:value="565.357142857143" calcext:value-type="float">
            <text:p>565</text:p>
          </table:table-cell>
          <table:table-cell table:style-name="ce15" table:formula="of:=AVERAGE([.E157:.E163])" office:value-type="float" office:value="523.428571428572" calcext:value-type="float">
            <text:p>523</text:p>
          </table:table-cell>
        </table:table-row>
        <table:table-row table:style-name="ro1">
          <table:table-cell table:style-name="ce10" office:value-type="date" office:date-value="2020-07-02" calcext:value-type="date">
            <text:p>2020-07-02</text:p>
          </table:table-cell>
          <table:table-cell table:style-name="ce3" office:value-type="float" office:value="2735900" calcext:value-type="float">
            <text:p>2735900</text:p>
          </table:table-cell>
          <table:table-cell table:style-name="ce3" office:value-type="float" office:value="129199" calcext:value-type="float">
            <text:p>129199</text:p>
          </table:table-cell>
          <table:table-cell table:style-name="ce15" table:formula="of:=[.B164]-[.B163]" office:value-type="float" office:value="55588" calcext:value-type="float">
            <text:p>55,588</text:p>
          </table:table-cell>
          <table:table-cell table:style-name="ce15" table:formula="of:=[.C164]-[.C163]" office:value-type="float" office:value="720" calcext:value-type="float">
            <text:p>720</text:p>
          </table:table-cell>
          <table:table-cell table:style-name="ce15" table:formula="of:=AVERAGE([.E151:.E164])" office:value-type="float" office:value="566.214285714286" calcext:value-type="float">
            <text:p>566</text:p>
          </table:table-cell>
          <table:table-cell table:style-name="ce15" table:formula="of:=AVERAGE([.E158:.E164])" office:value-type="float" office:value="548.428571428572" calcext:value-type="float">
            <text:p>548</text:p>
          </table:table-cell>
        </table:table-row>
        <table:table-row table:style-name="ro1">
          <table:table-cell table:style-name="ce10" office:value-type="date" office:date-value="2020-07-03" calcext:value-type="date">
            <text:p>2020-07-03</text:p>
          </table:table-cell>
          <table:table-cell table:style-name="ce3" office:value-type="float" office:value="2787741" calcext:value-type="float">
            <text:p>2787741</text:p>
          </table:table-cell>
          <table:table-cell table:style-name="ce3" office:value-type="float" office:value="129858" calcext:value-type="float">
            <text:p>129858</text:p>
          </table:table-cell>
          <table:table-cell table:style-name="ce15" table:formula="of:=[.B165]-[.B164]" office:value-type="float" office:value="51841" calcext:value-type="float">
            <text:p>51,841</text:p>
          </table:table-cell>
          <table:table-cell table:style-name="ce15" table:formula="of:=[.C165]-[.C164]" office:value-type="float" office:value="659" calcext:value-type="float">
            <text:p>659</text:p>
          </table:table-cell>
          <table:table-cell table:style-name="ce15" table:formula="of:=AVERAGE([.E152:.E165])" office:value-type="float" office:value="566" calcext:value-type="float">
            <text:p>566</text:p>
          </table:table-cell>
          <table:table-cell table:style-name="ce15" table:formula="of:=AVERAGE([.E159:.E165])" office:value-type="float" office:value="553.857142857143" calcext:value-type="float">
            <text:p>554</text:p>
          </table:table-cell>
        </table:table-row>
        <table:table-row table:style-name="ro1">
          <table:table-cell table:style-name="ce10" office:value-type="date" office:date-value="2020-07-04" calcext:value-type="date">
            <text:p>2020-07-04</text:p>
          </table:table-cell>
          <table:table-cell table:style-name="ce3" office:value-type="float" office:value="2833290" calcext:value-type="float">
            <text:p>2833290</text:p>
          </table:table-cell>
          <table:table-cell table:style-name="ce3" office:value-type="float" office:value="130127" calcext:value-type="float">
            <text:p>130127</text:p>
          </table:table-cell>
          <table:table-cell table:style-name="ce15" table:formula="of:=[.B166]-[.B165]" office:value-type="float" office:value="45549" calcext:value-type="float">
            <text:p>45,549</text:p>
          </table:table-cell>
          <table:table-cell table:style-name="ce15" table:formula="of:=[.C166]-[.C165]" office:value-type="float" office:value="269" calcext:value-type="float">
            <text:p>269</text:p>
          </table:table-cell>
          <table:table-cell table:style-name="ce15" table:formula="of:=AVERAGE([.E153:.E166])" office:value-type="float" office:value="541.928571428571" calcext:value-type="float">
            <text:p>542</text:p>
          </table:table-cell>
          <table:table-cell table:style-name="ce15" table:formula="of:=AVERAGE([.E160:.E166])" office:value-type="float" office:value="520.571428571429" calcext:value-type="float">
            <text:p>521</text:p>
          </table:table-cell>
        </table:table-row>
        <table:table-row table:style-name="ro1">
          <table:table-cell table:style-name="ce10" office:value-type="date" office:date-value="2020-07-05" calcext:value-type="date">
            <text:p>2020-07-05</text:p>
          </table:table-cell>
          <table:table-cell table:style-name="ce3" office:value-type="float" office:value="2882870" calcext:value-type="float">
            <text:p>2882870</text:p>
          </table:table-cell>
          <table:table-cell table:style-name="ce3" office:value-type="float" office:value="130416" calcext:value-type="float">
            <text:p>130416</text:p>
          </table:table-cell>
          <table:table-cell table:style-name="ce15" table:formula="of:=[.B167]-[.B166]" office:value-type="float" office:value="49580" calcext:value-type="float">
            <text:p>49,580</text:p>
          </table:table-cell>
          <table:table-cell table:style-name="ce15" table:formula="of:=[.C167]-[.C166]" office:value-type="float" office:value="289" calcext:value-type="float">
            <text:p>289</text:p>
          </table:table-cell>
          <table:table-cell table:style-name="ce15" table:formula="of:=AVERAGE([.E154:.E167])" office:value-type="float" office:value="541.642857142857" calcext:value-type="float">
            <text:p>542</text:p>
          </table:table-cell>
          <table:table-cell table:style-name="ce15" table:formula="of:=AVERAGE([.E161:.E167])" office:value-type="float" office:value="522.142857142857" calcext:value-type="float">
            <text:p>522</text:p>
          </table:table-cell>
        </table:table-row>
        <table:table-row table:style-name="ro1">
          <table:table-cell table:style-name="ce10" office:value-type="date" office:date-value="2020-07-06" calcext:value-type="date">
            <text:p>2020-07-06</text:p>
          </table:table-cell>
          <table:table-cell table:style-name="ce3" office:value-type="float" office:value="2927032" calcext:value-type="float">
            <text:p>2927032</text:p>
          </table:table-cell>
          <table:table-cell table:style-name="ce3" office:value-type="float" office:value="130777" calcext:value-type="float">
            <text:p>130777</text:p>
          </table:table-cell>
          <table:table-cell table:style-name="ce15" table:formula="of:=[.B168]-[.B167]" office:value-type="float" office:value="44162" calcext:value-type="float">
            <text:p>44,162</text:p>
          </table:table-cell>
          <table:table-cell table:style-name="ce15" table:formula="of:=[.C168]-[.C167]" office:value-type="float" office:value="361" calcext:value-type="float">
            <text:p>361</text:p>
          </table:table-cell>
          <table:table-cell table:style-name="ce15" table:formula="of:=AVERAGE([.E155:.E168])" office:value-type="float" office:value="540" calcext:value-type="float">
            <text:p>540</text:p>
          </table:table-cell>
          <table:table-cell table:style-name="ce15" table:formula="of:=AVERAGE([.E162:.E168])" office:value-type="float" office:value="519.714285714286" calcext:value-type="float">
            <text:p>520</text:p>
          </table:table-cell>
        </table:table-row>
        <table:table-row table:style-name="ro1">
          <table:table-cell table:style-name="ce10" office:value-type="date" office:date-value="2020-07-07" calcext:value-type="date">
            <text:p>2020-07-07</text:p>
          </table:table-cell>
          <table:table-cell table:style-name="ce3" office:value-type="float" office:value="2987787" calcext:value-type="float">
            <text:p>2987787</text:p>
          </table:table-cell>
          <table:table-cell table:style-name="ce3" office:value-type="float" office:value="131984" calcext:value-type="float">
            <text:p>131984</text:p>
          </table:table-cell>
          <table:table-cell table:style-name="ce15" table:formula="of:=[.B169]-[.B168]" office:value-type="float" office:value="60755" calcext:value-type="float">
            <text:p>60,755</text:p>
          </table:table-cell>
          <table:table-cell table:style-name="ce15" table:formula="of:=[.C169]-[.C168]" office:value-type="float" office:value="1207" calcext:value-type="float">
            <text:p>1,207</text:p>
          </table:table-cell>
          <table:table-cell table:style-name="ce15" table:formula="of:=AVERAGE([.E156:.E169])" office:value-type="float" office:value="566.071428571429" calcext:value-type="float">
            <text:p>566</text:p>
          </table:table-cell>
          <table:table-cell table:style-name="ce15" table:formula="of:=AVERAGE([.E163:.E169])" office:value-type="float" office:value="599.571428571429" calcext:value-type="float">
            <text:p>600</text:p>
          </table:table-cell>
        </table:table-row>
        <table:table-row table:style-name="ro1">
          <table:table-cell table:style-name="ce10" office:value-type="date" office:date-value="2020-07-08" calcext:value-type="date">
            <text:p>2020-07-08</text:p>
          </table:table-cell>
          <table:table-cell table:style-name="ce3" office:value-type="float" office:value="3047527" calcext:value-type="float">
            <text:p>3047527</text:p>
          </table:table-cell>
          <table:table-cell table:style-name="ce3" office:value-type="float" office:value="132847" calcext:value-type="float">
            <text:p>132847</text:p>
          </table:table-cell>
          <table:table-cell table:style-name="ce15" table:formula="of:=[.B170]-[.B169]" office:value-type="float" office:value="59740" calcext:value-type="float">
            <text:p>59,740</text:p>
          </table:table-cell>
          <table:table-cell table:style-name="ce15" table:formula="of:=[.C170]-[.C169]" office:value-type="float" office:value="863" calcext:value-type="float">
            <text:p>863</text:p>
          </table:table-cell>
          <table:table-cell table:style-name="ce15" table:formula="of:=AVERAGE([.E157:.E170])" office:value-type="float" office:value="573.714285714286" calcext:value-type="float">
            <text:p>574</text:p>
          </table:table-cell>
          <table:table-cell table:style-name="ce15" table:formula="of:=AVERAGE([.E164:.E170])" office:value-type="float" office:value="624" calcext:value-type="float">
            <text:p>624</text:p>
          </table:table-cell>
        </table:table-row>
        <table:table-row table:style-name="ro1">
          <table:table-cell table:style-name="ce10" office:value-type="date" office:date-value="2020-07-09" calcext:value-type="date">
            <text:p>2020-07-09</text:p>
          </table:table-cell>
          <table:table-cell table:style-name="ce3" office:value-type="float" office:value="3110094" calcext:value-type="float">
            <text:p>3110094</text:p>
          </table:table-cell>
          <table:table-cell table:style-name="ce3" office:value-type="float" office:value="133845" calcext:value-type="float">
            <text:p>133845</text:p>
          </table:table-cell>
          <table:table-cell table:style-name="ce15" table:formula="of:=[.B171]-[.B170]" office:value-type="float" office:value="62567" calcext:value-type="float">
            <text:p>62,567</text:p>
          </table:table-cell>
          <table:table-cell table:style-name="ce15" table:formula="of:=[.C171]-[.C170]" office:value-type="float" office:value="998" calcext:value-type="float">
            <text:p>998</text:p>
          </table:table-cell>
          <table:table-cell table:style-name="ce15" table:formula="of:=AVERAGE([.E158:.E171])" office:value-type="float" office:value="606.071428571429" calcext:value-type="float">
            <text:p>606</text:p>
          </table:table-cell>
          <table:table-cell table:style-name="ce15" table:formula="of:=AVERAGE([.E165:.E171])" office:value-type="float" office:value="663.714285714286" calcext:value-type="float">
            <text:p>664</text:p>
          </table:table-cell>
        </table:table-row>
        <table:table-row table:style-name="ro1">
          <table:table-cell table:style-name="ce10" office:value-type="date" office:date-value="2020-07-10" calcext:value-type="date">
            <text:p>2020-07-10</text:p>
          </table:table-cell>
          <table:table-cell table:style-name="ce3" office:value-type="float" office:value="3177953" calcext:value-type="float">
            <text:p>3177953</text:p>
          </table:table-cell>
          <table:table-cell table:style-name="ce3" office:value-type="float" office:value="134666" calcext:value-type="float">
            <text:p>134666</text:p>
          </table:table-cell>
          <table:table-cell table:style-name="ce15" table:formula="of:=[.B172]-[.B171]" office:value-type="float" office:value="67859" calcext:value-type="float">
            <text:p>67,859</text:p>
          </table:table-cell>
          <table:table-cell table:style-name="ce15" table:formula="of:=[.C172]-[.C171]" office:value-type="float" office:value="821" calcext:value-type="float">
            <text:p>821</text:p>
          </table:table-cell>
          <table:table-cell table:style-name="ce15" table:formula="of:=AVERAGE([.E159:.E172])" office:value-type="float" office:value="620.357142857143" calcext:value-type="float">
            <text:p>620</text:p>
          </table:table-cell>
          <table:table-cell table:style-name="ce15" table:formula="of:=AVERAGE([.E166:.E172])" office:value-type="float" office:value="686.857142857143" calcext:value-type="float">
            <text:p>687</text:p>
          </table:table-cell>
        </table:table-row>
        <table:table-row table:style-name="ro1">
          <table:table-cell table:style-name="ce10" office:value-type="date" office:date-value="2020-07-11" calcext:value-type="date">
            <text:p>2020-07-11</text:p>
          </table:table-cell>
          <table:table-cell table:style-name="ce3" office:value-type="float" office:value="3237989" calcext:value-type="float">
            <text:p>3237989</text:p>
          </table:table-cell>
          <table:table-cell table:style-name="ce3" office:value-type="float" office:value="135359" calcext:value-type="float">
            <text:p>135359</text:p>
          </table:table-cell>
          <table:table-cell table:style-name="ce15" table:formula="of:=[.B173]-[.B172]" office:value-type="float" office:value="60036" calcext:value-type="float">
            <text:p>60,036</text:p>
          </table:table-cell>
          <table:table-cell table:style-name="ce15" table:formula="of:=[.C173]-[.C172]" office:value-type="float" office:value="693" calcext:value-type="float">
            <text:p>693</text:p>
          </table:table-cell>
          <table:table-cell table:style-name="ce15" table:formula="of:=AVERAGE([.E160:.E173])" office:value-type="float" office:value="634" calcext:value-type="float">
            <text:p>634</text:p>
          </table:table-cell>
          <table:table-cell table:style-name="ce15" table:formula="of:=AVERAGE([.E167:.E173])" office:value-type="float" office:value="747.428571428571" calcext:value-type="float">
            <text:p>747</text:p>
          </table:table-cell>
        </table:table-row>
        <table:table-row table:style-name="ro1">
          <table:table-cell table:style-name="ce10" office:value-type="date" office:date-value="2020-07-12" calcext:value-type="date">
            <text:p>2020-07-12</text:p>
          </table:table-cell>
          <table:table-cell table:style-name="ce3" office:value-type="float" office:value="3297074" calcext:value-type="float">
            <text:p>3297074</text:p>
          </table:table-cell>
          <table:table-cell table:style-name="ce3" office:value-type="float" office:value="135820" calcext:value-type="float">
            <text:p>135820</text:p>
          </table:table-cell>
          <table:table-cell table:style-name="ce15" table:formula="of:=[.B174]-[.B173]" office:value-type="float" office:value="59085" calcext:value-type="float">
            <text:p>59,085</text:p>
          </table:table-cell>
          <table:table-cell table:style-name="ce15" table:formula="of:=[.C174]-[.C173]" office:value-type="float" office:value="461" calcext:value-type="float">
            <text:p>461</text:p>
          </table:table-cell>
          <table:table-cell table:style-name="ce15" table:formula="of:=AVERAGE([.E161:.E174])" office:value-type="float" office:value="647.071428571429" calcext:value-type="float">
            <text:p>647</text:p>
          </table:table-cell>
          <table:table-cell table:style-name="ce15" table:formula="of:=AVERAGE([.E168:.E174])" office:value-type="float" office:value="772" calcext:value-type="float">
            <text:p>772</text:p>
          </table:table-cell>
        </table:table-row>
        <table:table-row table:style-name="ro1">
          <table:table-cell table:style-name="ce10" office:value-type="date" office:date-value="2020-07-13" calcext:value-type="date">
            <text:p>2020-07-13</text:p>
          </table:table-cell>
          <table:table-cell table:style-name="ce3" office:value-type="float" office:value="3355869" calcext:value-type="float">
            <text:p>3355869</text:p>
          </table:table-cell>
          <table:table-cell table:style-name="ce3" office:value-type="float" office:value="136188" calcext:value-type="float">
            <text:p>136188</text:p>
          </table:table-cell>
          <table:table-cell table:style-name="ce15" table:formula="of:=[.B175]-[.B174]" office:value-type="float" office:value="58795" calcext:value-type="float">
            <text:p>58,795</text:p>
          </table:table-cell>
          <table:table-cell table:style-name="ce15" table:formula="of:=[.C175]-[.C174]" office:value-type="float" office:value="368" calcext:value-type="float">
            <text:p>368</text:p>
          </table:table-cell>
          <table:table-cell table:style-name="ce15" table:formula="of:=AVERAGE([.E162:.E175])" office:value-type="float" office:value="646.357142857143" calcext:value-type="float">
            <text:p>646</text:p>
          </table:table-cell>
          <table:table-cell table:style-name="ce15" table:formula="of:=AVERAGE([.E169:.E175])" office:value-type="float" office:value="773" calcext:value-type="float">
            <text:p>773</text:p>
          </table:table-cell>
        </table:table-row>
        <table:table-row table:style-name="ro1">
          <table:table-cell table:style-name="ce10" office:value-type="date" office:date-value="2020-07-14" calcext:value-type="date">
            <text:p>2020-07-14</text:p>
          </table:table-cell>
          <table:table-cell table:style-name="ce3" office:value-type="float" office:value="3423296" calcext:value-type="float">
            <text:p>3423296</text:p>
          </table:table-cell>
          <table:table-cell table:style-name="ce3" office:value-type="float" office:value="137108" calcext:value-type="float">
            <text:p>137108</text:p>
          </table:table-cell>
          <table:table-cell table:style-name="ce15" table:formula="of:=[.B176]-[.B175]" office:value-type="float" office:value="67427" calcext:value-type="float">
            <text:p>67,427</text:p>
          </table:table-cell>
          <table:table-cell table:style-name="ce15" table:formula="of:=[.C176]-[.C175]" office:value-type="float" office:value="920" calcext:value-type="float">
            <text:p>920</text:p>
          </table:table-cell>
          <table:table-cell table:style-name="ce15" table:formula="of:=AVERAGE([.E163:.E176])" office:value-type="float" office:value="665.785714285714" calcext:value-type="float">
            <text:p>666</text:p>
          </table:table-cell>
          <table:table-cell table:style-name="ce15" table:formula="of:=AVERAGE([.E170:.E176])" office:value-type="float" office:value="732" calcext:value-type="float">
            <text:p>732</text:p>
          </table:table-cell>
        </table:table-row>
        <table:table-row table:style-name="ro1">
          <table:table-cell table:style-name="ce10" office:value-type="date" office:date-value="2020-07-15" calcext:value-type="date">
            <text:p>2020-07-15</text:p>
          </table:table-cell>
          <table:table-cell table:style-name="ce3" office:value-type="float" office:value="3490931" calcext:value-type="float">
            <text:p>3490931</text:p>
          </table:table-cell>
          <table:table-cell table:style-name="ce3" office:value-type="float" office:value="138080" calcext:value-type="float">
            <text:p>138080</text:p>
          </table:table-cell>
          <table:table-cell table:style-name="ce15" table:formula="of:=[.B177]-[.B176]" office:value-type="float" office:value="67635" calcext:value-type="float">
            <text:p>67,635</text:p>
          </table:table-cell>
          <table:table-cell table:style-name="ce15" table:formula="of:=[.C177]-[.C176]" office:value-type="float" office:value="972" calcext:value-type="float">
            <text:p>972</text:p>
          </table:table-cell>
          <table:table-cell table:style-name="ce15" table:formula="of:=AVERAGE([.E164:.E177])" office:value-type="float" office:value="685.785714285714" calcext:value-type="float">
            <text:p>686</text:p>
          </table:table-cell>
          <table:table-cell table:style-name="ce15" table:formula="of:=AVERAGE([.E171:.E177])" office:value-type="float" office:value="747.571428571429" calcext:value-type="float">
            <text:p>748</text:p>
          </table:table-cell>
        </table:table-row>
        <table:table-row table:style-name="ro1">
          <table:table-cell table:style-name="ce10" office:value-type="date" office:date-value="2020-07-16" calcext:value-type="date">
            <text:p>2020-07-16</text:p>
          </table:table-cell>
          <table:table-cell table:style-name="ce3" office:value-type="float" office:value="3568033" calcext:value-type="float">
            <text:p>3568033</text:p>
          </table:table-cell>
          <table:table-cell table:style-name="ce3" office:value-type="float" office:value="139030" calcext:value-type="float">
            <text:p>139030</text:p>
          </table:table-cell>
          <table:table-cell table:style-name="ce15" table:formula="of:=[.B178]-[.B177]" office:value-type="float" office:value="77102" calcext:value-type="float">
            <text:p>77,102</text:p>
          </table:table-cell>
          <table:table-cell table:style-name="ce15" table:formula="of:=[.C178]-[.C177]" office:value-type="float" office:value="950" calcext:value-type="float">
            <text:p>950</text:p>
          </table:table-cell>
          <table:table-cell table:style-name="ce15" table:formula="of:=AVERAGE([.E165:.E178])" office:value-type="float" office:value="702.214285714286" calcext:value-type="float">
            <text:p>702</text:p>
          </table:table-cell>
          <table:table-cell table:style-name="ce15" table:formula="of:=AVERAGE([.E172:.E178])" office:value-type="float" office:value="740.714285714286" calcext:value-type="float">
            <text:p>741</text:p>
          </table:table-cell>
        </table:table-row>
        <table:table-row table:style-name="ro1">
          <table:table-cell table:style-name="ce10" office:value-type="date" office:date-value="2020-07-17" calcext:value-type="date">
            <text:p>2020-07-17</text:p>
          </table:table-cell>
          <table:table-cell table:style-name="ce3" office:value-type="float" office:value="3639705" calcext:value-type="float">
            <text:p>3639705</text:p>
          </table:table-cell>
          <table:table-cell table:style-name="ce3" office:value-type="float" office:value="139963" calcext:value-type="float">
            <text:p>139963</text:p>
          </table:table-cell>
          <table:table-cell table:style-name="ce15" table:formula="of:=[.B179]-[.B178]" office:value-type="float" office:value="71672" calcext:value-type="float">
            <text:p>71,672</text:p>
          </table:table-cell>
          <table:table-cell table:style-name="ce15" table:formula="of:=[.C179]-[.C178]" office:value-type="float" office:value="933" calcext:value-type="float">
            <text:p>933</text:p>
          </table:table-cell>
          <table:table-cell table:style-name="ce15" table:formula="of:=AVERAGE([.E166:.E179])" office:value-type="float" office:value="721.785714285714" calcext:value-type="float">
            <text:p>722</text:p>
          </table:table-cell>
          <table:table-cell table:style-name="ce15" table:formula="of:=AVERAGE([.E173:.E179])" office:value-type="float" office:value="756.714285714286" calcext:value-type="float">
            <text:p>757</text:p>
          </table:table-cell>
        </table:table-row>
        <table:table-row table:style-name="ro1">
          <table:table-cell table:style-name="ce10" office:value-type="date" office:date-value="2020-07-18" calcext:value-type="date">
            <text:p>2020-07-18</text:p>
          </table:table-cell>
          <table:table-cell table:style-name="ce3" office:value-type="float" office:value="3702174" calcext:value-type="float">
            <text:p>3702174</text:p>
          </table:table-cell>
          <table:table-cell table:style-name="ce3" office:value-type="float" office:value="140825" calcext:value-type="float">
            <text:p>140825</text:p>
          </table:table-cell>
          <table:table-cell table:style-name="ce15" table:formula="of:=[.B180]-[.B179]" office:value-type="float" office:value="62469" calcext:value-type="float">
            <text:p>62,469</text:p>
          </table:table-cell>
          <table:table-cell table:style-name="ce15" table:formula="of:=[.C180]-[.C179]" office:value-type="float" office:value="862" calcext:value-type="float">
            <text:p>862</text:p>
          </table:table-cell>
          <table:table-cell table:style-name="ce15" table:formula="of:=AVERAGE([.E167:.E180])" office:value-type="float" office:value="764.142857142857" calcext:value-type="float">
            <text:p>764</text:p>
          </table:table-cell>
          <table:table-cell table:style-name="ce15" table:formula="of:=AVERAGE([.E174:.E180])" office:value-type="float" office:value="780.857142857143" calcext:value-type="float">
            <text:p>781</text:p>
          </table:table-cell>
        </table:table-row>
        <table:table-row table:style-name="ro1">
          <table:table-cell table:style-name="ce10" office:value-type="date" office:date-value="2020-07-19" calcext:value-type="date">
            <text:p>2020-07-19</text:p>
          </table:table-cell>
          <table:table-cell table:style-name="ce3" office:value-type="float" office:value="3762890" calcext:value-type="float">
            <text:p>3762890</text:p>
          </table:table-cell>
          <table:table-cell table:style-name="ce3" office:value-type="float" office:value="141278" calcext:value-type="float">
            <text:p>141278</text:p>
          </table:table-cell>
          <table:table-cell table:style-name="ce15" table:formula="of:=[.B181]-[.B180]" office:value-type="float" office:value="60716" calcext:value-type="float">
            <text:p>60,716</text:p>
          </table:table-cell>
          <table:table-cell table:style-name="ce15" table:formula="of:=[.C181]-[.C180]" office:value-type="float" office:value="453" calcext:value-type="float">
            <text:p>453</text:p>
          </table:table-cell>
          <table:table-cell table:style-name="ce15" table:formula="of:=AVERAGE([.E168:.E181])" office:value-type="float" office:value="775.857142857143" calcext:value-type="float">
            <text:p>776</text:p>
          </table:table-cell>
          <table:table-cell table:style-name="ce15" table:formula="of:=AVERAGE([.E175:.E181])" office:value-type="float" office:value="779.714285714286" calcext:value-type="float">
            <text:p>780</text:p>
          </table:table-cell>
        </table:table-row>
        <table:table-row table:style-name="ro1">
          <table:table-cell table:style-name="ce10" office:value-type="date" office:date-value="2020-07-20" calcext:value-type="date">
            <text:p>2020-07-20</text:p>
          </table:table-cell>
          <table:table-cell table:style-name="ce3" office:value-type="float" office:value="3824368" calcext:value-type="float">
            <text:p>3824368</text:p>
          </table:table-cell>
          <table:table-cell table:style-name="ce3" office:value-type="float" office:value="141802" calcext:value-type="float">
            <text:p>141802</text:p>
          </table:table-cell>
          <table:table-cell table:style-name="ce15" table:formula="of:=[.B182]-[.B181]" office:value-type="float" office:value="61478" calcext:value-type="float">
            <text:p>61,478</text:p>
          </table:table-cell>
          <table:table-cell table:style-name="ce15" table:formula="of:=[.C182]-[.C181]" office:value-type="float" office:value="524" calcext:value-type="float">
            <text:p>524</text:p>
          </table:table-cell>
          <table:table-cell table:style-name="ce15" table:formula="of:=AVERAGE([.E169:.E182])" office:value-type="float" office:value="787.5" calcext:value-type="float">
            <text:p>788</text:p>
          </table:table-cell>
          <table:table-cell table:style-name="ce15" table:formula="of:=AVERAGE([.E176:.E182])" office:value-type="float" office:value="802" calcext:value-type="float">
            <text:p>802</text:p>
          </table:table-cell>
        </table:table-row>
        <table:table-row table:style-name="ro1">
          <table:table-cell table:style-name="ce10" office:value-type="date" office:date-value="2020-07-21" calcext:value-type="date">
            <text:p>2020-07-21</text:p>
          </table:table-cell>
          <table:table-cell table:style-name="ce3" office:value-type="float" office:value="3888599" calcext:value-type="float">
            <text:p>3888599</text:p>
          </table:table-cell>
          <table:table-cell table:style-name="ce3" office:value-type="float" office:value="142903" calcext:value-type="float">
            <text:p>142903</text:p>
          </table:table-cell>
          <table:table-cell table:style-name="ce15" table:formula="of:=[.B183]-[.B182]" office:value-type="float" office:value="64231" calcext:value-type="float">
            <text:p>64,231</text:p>
          </table:table-cell>
          <table:table-cell table:style-name="ce15" table:formula="of:=[.C183]-[.C182]" office:value-type="float" office:value="1101" calcext:value-type="float">
            <text:p>1,101</text:p>
          </table:table-cell>
          <table:table-cell table:style-name="ce15" table:formula="of:=AVERAGE([.E170:.E183])" office:value-type="float" office:value="779.928571428571" calcext:value-type="float">
            <text:p>780</text:p>
          </table:table-cell>
          <table:table-cell table:style-name="ce15" table:formula="of:=AVERAGE([.E177:.E183])" office:value-type="float" office:value="827.857142857143" calcext:value-type="float">
            <text:p>828</text:p>
          </table:table-cell>
        </table:table-row>
        <table:table-row table:style-name="ro1">
          <table:table-cell table:style-name="ce10" office:value-type="date" office:date-value="2020-07-22" calcext:value-type="date">
            <text:p>2020-07-22</text:p>
          </table:table-cell>
          <table:table-cell table:style-name="ce3" office:value-type="float" office:value="3960522" calcext:value-type="float">
            <text:p>3960522</text:p>
          </table:table-cell>
          <table:table-cell table:style-name="ce3" office:value-type="float" office:value="144123" calcext:value-type="float">
            <text:p>144123</text:p>
          </table:table-cell>
          <table:table-cell table:style-name="ce15" table:formula="of:=[.B184]-[.B183]" office:value-type="float" office:value="71923" calcext:value-type="float">
            <text:p>71,923</text:p>
          </table:table-cell>
          <table:table-cell table:style-name="ce15" table:formula="of:=[.C184]-[.C183]" office:value-type="float" office:value="1220" calcext:value-type="float">
            <text:p>1,220</text:p>
          </table:table-cell>
          <table:table-cell table:style-name="ce15" table:formula="of:=AVERAGE([.E171:.E184])" office:value-type="float" office:value="805.428571428572" calcext:value-type="float">
            <text:p>805</text:p>
          </table:table-cell>
          <table:table-cell table:style-name="ce15" table:formula="of:=AVERAGE([.E178:.E184])" office:value-type="float" office:value="863.285714285714" calcext:value-type="float">
            <text:p>863</text:p>
          </table:table-cell>
        </table:table-row>
        <table:table-row table:style-name="ro1">
          <table:table-cell table:style-name="ce10" office:value-type="date" office:date-value="2020-07-23" calcext:value-type="date">
            <text:p>2020-07-23</text:p>
          </table:table-cell>
          <table:table-cell table:style-name="ce3" office:value-type="float" office:value="4029038" calcext:value-type="float">
            <text:p>4029038</text:p>
          </table:table-cell>
          <table:table-cell table:style-name="ce3" office:value-type="float" office:value="145215" calcext:value-type="float">
            <text:p>145215</text:p>
          </table:table-cell>
          <table:table-cell table:style-name="ce15" table:formula="of:=[.B185]-[.B184]" office:value-type="float" office:value="68516" calcext:value-type="float">
            <text:p>68,516</text:p>
          </table:table-cell>
          <table:table-cell table:style-name="ce15" table:formula="of:=[.C185]-[.C184]" office:value-type="float" office:value="1092" calcext:value-type="float">
            <text:p>1,092</text:p>
          </table:table-cell>
          <table:table-cell table:style-name="ce15" table:formula="of:=AVERAGE([.E172:.E185])" office:value-type="float" office:value="812.142857142857" calcext:value-type="float">
            <text:p>812</text:p>
          </table:table-cell>
          <table:table-cell table:style-name="ce15" table:formula="of:=AVERAGE([.E179:.E185])" office:value-type="float" office:value="883.571428571429" calcext:value-type="float">
            <text:p>884</text:p>
          </table:table-cell>
        </table:table-row>
        <table:table-row table:style-name="ro1">
          <table:table-cell table:style-name="ce10" office:value-type="date" office:date-value="2020-07-24" calcext:value-type="date">
            <text:p>2020-07-24</text:p>
          </table:table-cell>
          <table:table-cell table:style-name="ce3" office:value-type="float" office:value="4102241" calcext:value-type="float">
            <text:p>4102241</text:p>
          </table:table-cell>
          <table:table-cell table:style-name="ce3" office:value-type="float" office:value="146345" calcext:value-type="float">
            <text:p>146345</text:p>
          </table:table-cell>
          <table:table-cell table:style-name="ce15" table:formula="of:=[.B186]-[.B185]" office:value-type="float" office:value="73203" calcext:value-type="float">
            <text:p>73,203</text:p>
          </table:table-cell>
          <table:table-cell table:style-name="ce15" table:formula="of:=[.C186]-[.C185]" office:value-type="float" office:value="1130" calcext:value-type="float">
            <text:p>1,130</text:p>
          </table:table-cell>
          <table:table-cell table:style-name="ce15" table:formula="of:=AVERAGE([.E173:.E186])" office:value-type="float" office:value="834.214285714286" calcext:value-type="float">
            <text:p>834</text:p>
          </table:table-cell>
          <table:table-cell table:style-name="ce15" table:formula="of:=AVERAGE([.E180:.E186])" office:value-type="float" office:value="911.714285714286" calcext:value-type="float">
            <text:p>912</text:p>
          </table:table-cell>
        </table:table-row>
        <table:table-row table:style-name="ro1">
          <table:table-cell table:style-name="ce10" office:value-type="date" office:date-value="2020-07-25" calcext:value-type="date">
            <text:p>2020-07-25</text:p>
          </table:table-cell>
          <table:table-cell table:style-name="ce3" office:value-type="float" office:value="4167616" calcext:value-type="float">
            <text:p>4167616</text:p>
          </table:table-cell>
          <table:table-cell table:style-name="ce3" office:value-type="float" office:value="147233" calcext:value-type="float">
            <text:p>147233</text:p>
          </table:table-cell>
          <table:table-cell table:style-name="ce15" table:formula="of:=[.B187]-[.B186]" office:value-type="float" office:value="65375" calcext:value-type="float">
            <text:p>65,375</text:p>
          </table:table-cell>
          <table:table-cell table:style-name="ce15" table:formula="of:=[.C187]-[.C186]" office:value-type="float" office:value="888" calcext:value-type="float">
            <text:p>888</text:p>
          </table:table-cell>
          <table:table-cell table:style-name="ce15" table:formula="of:=AVERAGE([.E174:.E187])" office:value-type="float" office:value="848.142857142857" calcext:value-type="float">
            <text:p>848</text:p>
          </table:table-cell>
          <table:table-cell table:style-name="ce15" table:formula="of:=AVERAGE([.E181:.E187])" office:value-type="float" office:value="915.428571428572" calcext:value-type="float">
            <text:p>915</text:p>
          </table:table-cell>
        </table:table-row>
        <table:table-row table:style-name="ro1">
          <table:table-cell table:style-name="ce10" office:value-type="date" office:date-value="2020-07-26" calcext:value-type="date">
            <text:p>2020-07-26</text:p>
          </table:table-cell>
          <table:table-cell table:style-name="ce3" office:value-type="float" office:value="4222480" calcext:value-type="float">
            <text:p>4222480</text:p>
          </table:table-cell>
          <table:table-cell table:style-name="ce3" office:value-type="float" office:value="147716" calcext:value-type="float">
            <text:p>147716</text:p>
          </table:table-cell>
          <table:table-cell table:style-name="ce15" table:formula="of:=[.B188]-[.B187]" office:value-type="float" office:value="54864" calcext:value-type="float">
            <text:p>54,864</text:p>
          </table:table-cell>
          <table:table-cell table:style-name="ce15" table:formula="of:=[.C188]-[.C187]" office:value-type="float" office:value="483" calcext:value-type="float">
            <text:p>483</text:p>
          </table:table-cell>
          <table:table-cell table:style-name="ce15" table:formula="of:=AVERAGE([.E175:.E188])" office:value-type="float" office:value="849.714285714286" calcext:value-type="float">
            <text:p>850</text:p>
          </table:table-cell>
          <table:table-cell table:style-name="ce15" table:formula="of:=AVERAGE([.E182:.E188])" office:value-type="float" office:value="919.714285714286" calcext:value-type="float">
            <text:p>920</text:p>
          </table:table-cell>
        </table:table-row>
        <table:table-row table:style-name="ro1">
          <table:table-cell table:style-name="ce10" office:value-type="date" office:date-value="2020-07-27" calcext:value-type="date">
            <text:p>2020-07-27</text:p>
          </table:table-cell>
          <table:table-cell table:style-name="ce3" office:value-type="float" office:value="4278427" calcext:value-type="float">
            <text:p>4278427</text:p>
          </table:table-cell>
          <table:table-cell table:style-name="ce3" office:value-type="float" office:value="148835" calcext:value-type="float">
            <text:p>148835</text:p>
          </table:table-cell>
          <table:table-cell table:style-name="ce15" table:formula="of:=[.B189]-[.B188]" office:value-type="float" office:value="55947" calcext:value-type="float">
            <text:p>55,947</text:p>
          </table:table-cell>
          <table:table-cell table:style-name="ce15" table:formula="of:=[.C189]-[.C188]" office:value-type="float" office:value="1119" calcext:value-type="float">
            <text:p>1,119</text:p>
          </table:table-cell>
          <table:table-cell table:style-name="ce15" table:formula="of:=AVERAGE([.E176:.E189])" office:value-type="float" office:value="903.357142857143" calcext:value-type="float">
            <text:p>903</text:p>
          </table:table-cell>
          <table:table-cell table:style-name="ce15" table:formula="of:=AVERAGE([.E183:.E189])" office:value-type="float" office:value="1004.71428571429" calcext:value-type="float">
            <text:p>1,005</text:p>
          </table:table-cell>
        </table:table-row>
        <table:table-row table:style-name="ro1">
          <table:table-cell table:style-name="ce10" office:value-type="date" office:date-value="2020-07-28" calcext:value-type="date">
            <text:p>2020-07-28</text:p>
          </table:table-cell>
          <table:table-cell table:style-name="ce3" office:value-type="float" office:value="4344212" calcext:value-type="float">
            <text:p>4344212</text:p>
          </table:table-cell>
          <table:table-cell table:style-name="ce3" office:value-type="float" office:value="150204" calcext:value-type="float">
            <text:p>150204</text:p>
          </table:table-cell>
          <table:table-cell table:style-name="ce15" table:formula="of:=[.B190]-[.B189]" office:value-type="float" office:value="65785" calcext:value-type="float">
            <text:p>65,785</text:p>
          </table:table-cell>
          <table:table-cell table:style-name="ce15" table:formula="of:=[.C190]-[.C189]" office:value-type="float" office:value="1369" calcext:value-type="float">
            <text:p>1,369</text:p>
          </table:table-cell>
          <table:table-cell table:style-name="ce15" table:formula="of:=AVERAGE([.E177:.E190])" office:value-type="float" office:value="935.428571428571" calcext:value-type="float">
            <text:p>935</text:p>
          </table:table-cell>
          <table:table-cell table:style-name="ce15" table:formula="of:=AVERAGE([.E184:.E190])" office:value-type="float" office:value="1043" calcext:value-type="float">
            <text:p>1,043</text:p>
          </table:table-cell>
        </table:table-row>
        <table:table-row table:style-name="ro1">
          <table:table-cell table:style-name="ce10" office:value-type="date" office:date-value="2020-07-29" calcext:value-type="date">
            <text:p>2020-07-29</text:p>
          </table:table-cell>
          <table:table-cell table:style-name="ce3" office:value-type="float" office:value="4416044" calcext:value-type="float">
            <text:p>4416044</text:p>
          </table:table-cell>
          <table:table-cell table:style-name="ce3" office:value-type="float" office:value="151635" calcext:value-type="float">
            <text:p>151635</text:p>
          </table:table-cell>
          <table:table-cell table:style-name="ce15" table:formula="of:=[.B191]-[.B190]" office:value-type="float" office:value="71832" calcext:value-type="float">
            <text:p>71,832</text:p>
          </table:table-cell>
          <table:table-cell table:style-name="ce15" table:formula="of:=[.C191]-[.C190]" office:value-type="float" office:value="1431" calcext:value-type="float">
            <text:p>1,431</text:p>
          </table:table-cell>
          <table:table-cell table:style-name="ce15" table:formula="of:=AVERAGE([.E178:.E191])" office:value-type="float" office:value="968.214285714286" calcext:value-type="float">
            <text:p>968</text:p>
          </table:table-cell>
          <table:table-cell table:style-name="ce15" table:formula="of:=AVERAGE([.E185:.E191])" office:value-type="float" office:value="1073.14285714286" calcext:value-type="float">
            <text:p>1,073</text:p>
          </table:table-cell>
        </table:table-row>
        <table:table-row table:style-name="ro1">
          <table:table-cell table:style-name="ce10" office:value-type="date" office:date-value="2020-07-30" calcext:value-type="date">
            <text:p>2020-07-30</text:p>
          </table:table-cell>
          <table:table-cell table:style-name="ce3" office:value-type="float" office:value="4483643" calcext:value-type="float">
            <text:p>4483643</text:p>
          </table:table-cell>
          <table:table-cell table:style-name="ce3" office:value-type="float" office:value="152851" calcext:value-type="float">
            <text:p>152851</text:p>
          </table:table-cell>
          <table:table-cell table:style-name="ce15" table:formula="of:=[.B192]-[.B191]" office:value-type="float" office:value="67599" calcext:value-type="float">
            <text:p>67,599</text:p>
          </table:table-cell>
          <table:table-cell table:style-name="ce15" table:formula="of:=[.C192]-[.C191]" office:value-type="float" office:value="1216" calcext:value-type="float">
            <text:p>1,216</text:p>
          </table:table-cell>
          <table:table-cell table:style-name="ce15" table:formula="of:=AVERAGE([.E179:.E192])" office:value-type="float" office:value="987.214285714286" calcext:value-type="float">
            <text:p>987</text:p>
          </table:table-cell>
          <table:table-cell table:style-name="ce15" table:formula="of:=AVERAGE([.E186:.E192])" office:value-type="float" office:value="1090.85714285714" calcext:value-type="float">
            <text:p>1,091</text:p>
          </table:table-cell>
        </table:table-row>
        <table:table-row table:style-name="ro1">
          <table:table-cell table:style-name="ce10" office:value-type="date" office:date-value="2020-07-31" calcext:value-type="date">
            <text:p>2020-07-31</text:p>
          </table:table-cell>
          <table:table-cell table:style-name="ce3" office:value-type="float" office:value="4551554" calcext:value-type="float">
            <text:p>4551554</text:p>
          </table:table-cell>
          <table:table-cell table:style-name="ce3" office:value-type="float" office:value="154093" calcext:value-type="float">
            <text:p>154093</text:p>
          </table:table-cell>
          <table:table-cell table:style-name="ce15" table:formula="of:=[.B193]-[.B192]" office:value-type="float" office:value="67911" calcext:value-type="float">
            <text:p>67,911</text:p>
          </table:table-cell>
          <table:table-cell table:style-name="ce15" table:formula="of:=[.C193]-[.C192]" office:value-type="float" office:value="1242" calcext:value-type="float">
            <text:p>1,242</text:p>
          </table:table-cell>
          <table:table-cell table:style-name="ce15" table:formula="of:=AVERAGE([.E180:.E193])" office:value-type="float" office:value="1009.28571428571" calcext:value-type="float">
            <text:p>1,009</text:p>
          </table:table-cell>
          <table:table-cell table:style-name="ce15" table:formula="of:=AVERAGE([.E187:.E193])" office:value-type="float" office:value="1106.85714285714" calcext:value-type="float">
            <text:p>1,107</text:p>
          </table:table-cell>
        </table:table-row>
        <table:table-row table:style-name="ro1">
          <table:table-cell table:style-name="ce10" office:value-type="date" office:date-value="2020-08-01" calcext:value-type="date">
            <text:p>2020-08-01</text:p>
          </table:table-cell>
          <table:table-cell table:style-name="ce3" office:value-type="float" office:value="4609390" calcext:value-type="float">
            <text:p>4609390</text:p>
          </table:table-cell>
          <table:table-cell table:style-name="ce3" office:value-type="float" office:value="155202" calcext:value-type="float">
            <text:p>155202</text:p>
          </table:table-cell>
          <table:table-cell table:style-name="ce15" table:formula="of:=[.B194]-[.B193]" office:value-type="float" office:value="57836" calcext:value-type="float">
            <text:p>57,836</text:p>
          </table:table-cell>
          <table:table-cell table:style-name="ce15" table:formula="of:=[.C194]-[.C193]" office:value-type="float" office:value="1109" calcext:value-type="float">
            <text:p>1,109</text:p>
          </table:table-cell>
          <table:table-cell table:style-name="ce15" table:formula="of:=AVERAGE([.E181:.E194])" office:value-type="float" office:value="1026.92857142857" calcext:value-type="float">
            <text:p>1,027</text:p>
          </table:table-cell>
          <table:table-cell table:style-name="ce15" table:formula="of:=AVERAGE([.E188:.E194])" office:value-type="float" office:value="1138.42857142857" calcext:value-type="float">
            <text:p>1,138</text:p>
          </table:table-cell>
        </table:table-row>
        <table:table-row table:style-name="ro1">
          <table:table-cell table:style-name="ce10" office:value-type="date" office:date-value="2020-08-02" calcext:value-type="date">
            <text:p>2020-08-02</text:p>
          </table:table-cell>
          <table:table-cell table:style-name="ce3" office:value-type="float" office:value="4655662" calcext:value-type="float">
            <text:p>4655662</text:p>
          </table:table-cell>
          <table:table-cell table:style-name="ce3" office:value-type="float" office:value="155613" calcext:value-type="float">
            <text:p>155613</text:p>
          </table:table-cell>
          <table:table-cell table:style-name="ce15" table:formula="of:=[.B195]-[.B194]" office:value-type="float" office:value="46272" calcext:value-type="float">
            <text:p>46,272</text:p>
          </table:table-cell>
          <table:table-cell table:style-name="ce15" table:formula="of:=[.C195]-[.C194]" office:value-type="float" office:value="411" calcext:value-type="float">
            <text:p>411</text:p>
          </table:table-cell>
          <table:table-cell table:style-name="ce15" table:formula="of:=AVERAGE([.E182:.E195])" office:value-type="float" office:value="1023.92857142857" calcext:value-type="float">
            <text:p>1,024</text:p>
          </table:table-cell>
          <table:table-cell table:style-name="ce15" table:formula="of:=AVERAGE([.E189:.E195])" office:value-type="float" office:value="1128.14285714286" calcext:value-type="float">
            <text:p>1,128</text:p>
          </table:table-cell>
        </table:table-row>
        <table:table-row table:style-name="ro1">
          <table:table-cell table:style-name="ce10" office:value-type="date" office:date-value="2020-08-03" calcext:value-type="date">
            <text:p>2020-08-03</text:p>
          </table:table-cell>
          <table:table-cell table:style-name="ce3" office:value-type="float" office:value="4700229" calcext:value-type="float">
            <text:p>4700229</text:p>
          </table:table-cell>
          <table:table-cell table:style-name="ce3" office:value-type="float" office:value="156152" calcext:value-type="float">
            <text:p>156152</text:p>
          </table:table-cell>
          <table:table-cell table:style-name="ce15" table:formula="of:=[.B196]-[.B195]" office:value-type="float" office:value="44567" calcext:value-type="float">
            <text:p>44,567</text:p>
          </table:table-cell>
          <table:table-cell table:style-name="ce15" table:formula="of:=[.C196]-[.C195]" office:value-type="float" office:value="539" calcext:value-type="float">
            <text:p>539</text:p>
          </table:table-cell>
          <table:table-cell table:style-name="ce15" table:formula="of:=AVERAGE([.E183:.E196])" office:value-type="float" office:value="1025" calcext:value-type="float">
            <text:p>1,025</text:p>
          </table:table-cell>
          <table:table-cell table:style-name="ce15" table:formula="of:=AVERAGE([.E190:.E196])" office:value-type="float" office:value="1045.28571428571" calcext:value-type="float">
            <text:p>1,045</text:p>
          </table:table-cell>
        </table:table-row>
        <table:table-row table:style-name="ro1">
          <table:table-cell table:style-name="ce10" office:value-type="date" office:date-value="2020-08-04" calcext:value-type="date">
            <text:p>2020-08-04</text:p>
          </table:table-cell>
          <table:table-cell table:style-name="ce3" office:value-type="float" office:value="4757512" calcext:value-type="float">
            <text:p>4757512</text:p>
          </table:table-cell>
          <table:table-cell table:style-name="ce3" office:value-type="float" office:value="157526" calcext:value-type="float">
            <text:p>157526</text:p>
          </table:table-cell>
          <table:table-cell table:style-name="ce15" table:formula="of:=[.B197]-[.B196]" office:value-type="float" office:value="57283" calcext:value-type="float">
            <text:p>57,283</text:p>
          </table:table-cell>
          <table:table-cell table:style-name="ce15" table:formula="of:=[.C197]-[.C196]" office:value-type="float" office:value="1374" calcext:value-type="float">
            <text:p>1,374</text:p>
          </table:table-cell>
          <table:table-cell table:style-name="ce15" table:formula="of:=AVERAGE([.E184:.E197])" office:value-type="float" office:value="1044.5" calcext:value-type="float">
            <text:p>1,045</text:p>
          </table:table-cell>
          <table:table-cell table:style-name="ce15" table:formula="of:=AVERAGE([.E191:.E197])" office:value-type="float" office:value="1046" calcext:value-type="float">
            <text:p>1,046</text:p>
          </table:table-cell>
        </table:table-row>
        <table:table-row table:style-name="ro1">
          <table:table-cell table:style-name="ce10" office:value-type="date" office:date-value="2020-08-05" calcext:value-type="date">
            <text:p>2020-08-05</text:p>
          </table:table-cell>
          <table:table-cell table:style-name="ce3" office:value-type="float" office:value="4811945" calcext:value-type="float">
            <text:p>4811945</text:p>
          </table:table-cell>
          <table:table-cell table:style-name="ce3" office:value-type="float" office:value="158902" calcext:value-type="float">
            <text:p>158902</text:p>
          </table:table-cell>
          <table:table-cell table:style-name="ce15" table:formula="of:=[.B198]-[.B197]" office:value-type="float" office:value="54433" calcext:value-type="float">
            <text:p>54,433</text:p>
          </table:table-cell>
          <table:table-cell table:style-name="ce15" table:formula="of:=[.C198]-[.C197]" office:value-type="float" office:value="1376" calcext:value-type="float">
            <text:p>1,376</text:p>
          </table:table-cell>
          <table:table-cell table:style-name="ce15" table:formula="of:=AVERAGE([.E185:.E198])" office:value-type="float" office:value="1055.64285714286" calcext:value-type="float">
            <text:p>1,056</text:p>
          </table:table-cell>
          <table:table-cell table:style-name="ce15" table:formula="of:=AVERAGE([.E192:.E198])" office:value-type="float" office:value="1038.14285714286" calcext:value-type="float">
            <text:p>1,038</text:p>
          </table:table-cell>
        </table:table-row>
        <table:table-row table:style-name="ro1">
          <table:table-cell table:style-name="ce10" office:value-type="date" office:date-value="2020-08-06" calcext:value-type="date">
            <text:p>2020-08-06</text:p>
          </table:table-cell>
          <table:table-cell table:style-name="ce3" office:value-type="float" office:value="4871426" calcext:value-type="float">
            <text:p>4871426</text:p>
          </table:table-cell>
          <table:table-cell table:style-name="ce3" office:value-type="float" office:value="160150" calcext:value-type="float">
            <text:p>160150</text:p>
          </table:table-cell>
          <table:table-cell table:style-name="ce15" table:formula="of:=[.B199]-[.B198]" office:value-type="float" office:value="59481" calcext:value-type="float">
            <text:p>59,481</text:p>
          </table:table-cell>
          <table:table-cell table:style-name="ce15" table:formula="of:=[.C199]-[.C198]" office:value-type="float" office:value="1248" calcext:value-type="float">
            <text:p>1,248</text:p>
          </table:table-cell>
          <table:table-cell table:style-name="ce15" table:formula="of:=AVERAGE([.E186:.E199])" office:value-type="float" office:value="1066.78571428571" calcext:value-type="float">
            <text:p>1,067</text:p>
          </table:table-cell>
          <table:table-cell table:style-name="ce15" table:formula="of:=AVERAGE([.E193:.E199])" office:value-type="float" office:value="1042.71428571429" calcext:value-type="float">
            <text:p>1,043</text:p>
          </table:table-cell>
        </table:table-row>
        <table:table-row table:style-name="ro1">
          <table:table-cell table:style-name="ce10" office:value-type="date" office:date-value="2020-08-07" calcext:value-type="date">
            <text:p>2020-08-07</text:p>
          </table:table-cell>
          <table:table-cell table:style-name="ce3" office:value-type="float" office:value="4929748" calcext:value-type="float">
            <text:p>4929748</text:p>
          </table:table-cell>
          <table:table-cell table:style-name="ce3" office:value-type="float" office:value="161388" calcext:value-type="float">
            <text:p>161388</text:p>
          </table:table-cell>
          <table:table-cell table:style-name="ce15" table:formula="of:=[.B200]-[.B199]" office:value-type="float" office:value="58322" calcext:value-type="float">
            <text:p>58,322</text:p>
          </table:table-cell>
          <table:table-cell table:style-name="ce15" table:formula="of:=[.C200]-[.C199]" office:value-type="float" office:value="1238" calcext:value-type="float">
            <text:p>1,238</text:p>
          </table:table-cell>
          <table:table-cell table:style-name="ce15" table:formula="of:=AVERAGE([.E187:.E200])" office:value-type="float" office:value="1074.5" calcext:value-type="float">
            <text:p>1,075</text:p>
          </table:table-cell>
          <table:table-cell table:style-name="ce15" table:formula="of:=AVERAGE([.E194:.E200])" office:value-type="float" office:value="1042.14285714286" calcext:value-type="float">
            <text:p>1,042</text:p>
          </table:table-cell>
        </table:table-row>
        <table:table-row table:style-name="ro1">
          <table:table-cell table:style-name="ce10" office:value-type="date" office:date-value="2020-08-08" calcext:value-type="date">
            <text:p>2020-08-08</text:p>
          </table:table-cell>
          <table:table-cell table:style-name="ce3" office:value-type="float" office:value="4984196" calcext:value-type="float">
            <text:p>4984196</text:p>
          </table:table-cell>
          <table:table-cell table:style-name="ce3" office:value-type="float" office:value="162470" calcext:value-type="float">
            <text:p>162470</text:p>
          </table:table-cell>
          <table:table-cell table:style-name="ce15" table:formula="of:=[.B201]-[.B200]" office:value-type="float" office:value="54448" calcext:value-type="float">
            <text:p>54,448</text:p>
          </table:table-cell>
          <table:table-cell table:style-name="ce15" table:formula="of:=[.C201]-[.C200]" office:value-type="float" office:value="1082" calcext:value-type="float">
            <text:p>1,082</text:p>
          </table:table-cell>
          <table:table-cell table:style-name="ce15" table:formula="of:=AVERAGE([.E188:.E201])" office:value-type="float" office:value="1088.35714285714" calcext:value-type="float">
            <text:p>1,088</text:p>
          </table:table-cell>
          <table:table-cell table:style-name="ce15" table:formula="of:=AVERAGE([.E195:.E201])" office:value-type="float" office:value="1038.28571428571" calcext:value-type="float">
            <text:p>1,038</text:p>
          </table:table-cell>
        </table:table-row>
        <table:table-row table:style-name="ro1">
          <table:table-cell table:style-name="ce10" office:value-type="date" office:date-value="2020-08-09" calcext:value-type="date">
            <text:p>2020-08-09</text:p>
          </table:table-cell>
          <table:table-cell table:style-name="ce3" office:value-type="float" office:value="5030566" calcext:value-type="float">
            <text:p>5030566</text:p>
          </table:table-cell>
          <table:table-cell table:style-name="ce3" office:value-type="float" office:value="162986" calcext:value-type="float">
            <text:p>162986</text:p>
          </table:table-cell>
          <table:table-cell table:style-name="ce15" table:formula="of:=[.B202]-[.B201]" office:value-type="float" office:value="46370" calcext:value-type="float">
            <text:p>46,370</text:p>
          </table:table-cell>
          <table:table-cell table:style-name="ce15" table:formula="of:=[.C202]-[.C201]" office:value-type="float" office:value="516" calcext:value-type="float">
            <text:p>516</text:p>
          </table:table-cell>
          <table:table-cell table:style-name="ce15" table:formula="of:=AVERAGE([.E189:.E202])" office:value-type="float" office:value="1090.71428571429" calcext:value-type="float">
            <text:p>1,091</text:p>
          </table:table-cell>
          <table:table-cell table:style-name="ce15" table:formula="of:=AVERAGE([.E196:.E202])" office:value-type="float" office:value="1053.28571428571" calcext:value-type="float">
            <text:p>1,053</text:p>
          </table:table-cell>
        </table:table-row>
        <table:table-row table:style-name="ro1">
          <table:table-cell table:style-name="ce10" office:value-type="date" office:date-value="2020-08-10" calcext:value-type="date">
            <text:p>2020-08-10</text:p>
          </table:table-cell>
          <table:table-cell table:style-name="ce3" office:value-type="float" office:value="5079299" calcext:value-type="float">
            <text:p>5079299</text:p>
          </table:table-cell>
          <table:table-cell table:style-name="ce3" office:value-type="float" office:value="163513" calcext:value-type="float">
            <text:p>163513</text:p>
          </table:table-cell>
          <table:table-cell table:style-name="ce15" table:formula="of:=[.B203]-[.B202]" office:value-type="float" office:value="48733" calcext:value-type="float">
            <text:p>48,733</text:p>
          </table:table-cell>
          <table:table-cell table:style-name="ce15" table:formula="of:=[.C203]-[.C202]" office:value-type="float" office:value="527" calcext:value-type="float">
            <text:p>527</text:p>
          </table:table-cell>
          <table:table-cell table:style-name="ce15" table:formula="of:=AVERAGE([.E190:.E203])" office:value-type="float" office:value="1048.42857142857" calcext:value-type="float">
            <text:p>1,048</text:p>
          </table:table-cell>
          <table:table-cell table:style-name="ce15" table:formula="of:=AVERAGE([.E197:.E203])" office:value-type="float" office:value="1051.57142857143" calcext:value-type="float">
            <text:p>1,052</text:p>
          </table:table-cell>
        </table:table-row>
        <table:table-row table:style-name="ro1">
          <table:table-cell table:style-name="ce10" office:value-type="date" office:date-value="2020-08-11" calcext:value-type="date">
            <text:p>2020-08-11</text:p>
          </table:table-cell>
          <table:table-cell table:style-name="ce3" office:value-type="float" office:value="5126224" calcext:value-type="float">
            <text:p>5126224</text:p>
          </table:table-cell>
          <table:table-cell table:style-name="ce3" office:value-type="float" office:value="164581" calcext:value-type="float">
            <text:p>164581</text:p>
          </table:table-cell>
          <table:table-cell table:style-name="ce15" table:formula="of:=[.B204]-[.B203]" office:value-type="float" office:value="46925" calcext:value-type="float">
            <text:p>46,925</text:p>
          </table:table-cell>
          <table:table-cell table:style-name="ce15" table:formula="of:=[.C204]-[.C203]" office:value-type="float" office:value="1068" calcext:value-type="float">
            <text:p>1,068</text:p>
          </table:table-cell>
          <table:table-cell table:style-name="ce15" table:formula="of:=AVERAGE([.E191:.E204])" office:value-type="float" office:value="1026.92857142857" calcext:value-type="float">
            <text:p>1,027</text:p>
          </table:table-cell>
          <table:table-cell table:style-name="ce15" table:formula="of:=AVERAGE([.E198:.E204])" office:value-type="float" office:value="1007.85714285714" calcext:value-type="float">
            <text:p>1,008</text:p>
          </table:table-cell>
        </table:table-row>
        <table:table-row table:style-name="ro1">
          <table:table-cell table:style-name="ce10" office:value-type="date" office:date-value="2020-08-12" calcext:value-type="date">
            <text:p>2020-08-12</text:p>
          </table:table-cell>
          <table:table-cell table:style-name="ce3" office:value-type="float" office:value="5183020" calcext:value-type="float">
            <text:p>5183020</text:p>
          </table:table-cell>
          <table:table-cell table:style-name="ce3" office:value-type="float" office:value="166087" calcext:value-type="float">
            <text:p>166087</text:p>
          </table:table-cell>
          <table:table-cell table:style-name="ce15" table:formula="of:=[.B205]-[.B204]" office:value-type="float" office:value="56796" calcext:value-type="float">
            <text:p>56,796</text:p>
          </table:table-cell>
          <table:table-cell table:style-name="ce15" table:formula="of:=[.C205]-[.C204]" office:value-type="float" office:value="1506" calcext:value-type="float">
            <text:p>1,506</text:p>
          </table:table-cell>
          <table:table-cell table:style-name="ce15" table:formula="of:=AVERAGE([.E192:.E205])" office:value-type="float" office:value="1032.28571428571" calcext:value-type="float">
            <text:p>1,032</text:p>
          </table:table-cell>
          <table:table-cell table:style-name="ce15" table:formula="of:=AVERAGE([.E199:.E205])" office:value-type="float" office:value="1026.42857142857" calcext:value-type="float">
            <text:p>1,026</text:p>
          </table:table-cell>
        </table:table-row>
        <table:table-row table:style-name="ro1">
          <table:table-cell table:style-name="ce10" office:value-type="date" office:date-value="2020-08-13" calcext:value-type="date">
            <text:p>2020-08-13</text:p>
          </table:table-cell>
          <table:table-cell table:style-name="ce3" office:value-type="float" office:value="5234762" calcext:value-type="float">
            <text:p>5234762</text:p>
          </table:table-cell>
          <table:table-cell table:style-name="ce3" office:value-type="float" office:value="167151" calcext:value-type="float">
            <text:p>167151</text:p>
          </table:table-cell>
          <table:table-cell table:style-name="ce15" table:formula="of:=[.B206]-[.B205]" office:value-type="float" office:value="51742" calcext:value-type="float">
            <text:p>51,742</text:p>
          </table:table-cell>
          <table:table-cell table:style-name="ce15" table:formula="of:=[.C206]-[.C205]" office:value-type="float" office:value="1064" calcext:value-type="float">
            <text:p>1,064</text:p>
          </table:table-cell>
          <table:table-cell table:style-name="ce15" table:formula="of:=AVERAGE([.E193:.E206])" office:value-type="float" office:value="1021.42857142857" calcext:value-type="float">
            <text:p>1,021</text:p>
          </table:table-cell>
          <table:table-cell table:style-name="ce15" table:formula="of:=AVERAGE([.E200:.E206])" office:value-type="float" office:value="1000.14285714286" calcext:value-type="float">
            <text:p>1,000</text:p>
          </table:table-cell>
        </table:table-row>
        <table:table-row table:style-name="ro1">
          <table:table-cell table:style-name="ce10" office:value-type="date" office:date-value="2020-08-14" calcext:value-type="date">
            <text:p>2020-08-14</text:p>
          </table:table-cell>
          <table:table-cell table:style-name="ce3" office:value-type="float" office:value="5299526" calcext:value-type="float">
            <text:p>5299526</text:p>
          </table:table-cell>
          <table:table-cell table:style-name="ce3" office:value-type="float" office:value="168494" calcext:value-type="float">
            <text:p>168494</text:p>
          </table:table-cell>
          <table:table-cell table:style-name="ce15" table:formula="of:=[.B207]-[.B206]" office:value-type="float" office:value="64764" calcext:value-type="float">
            <text:p>64,764</text:p>
          </table:table-cell>
          <table:table-cell table:style-name="ce15" table:formula="of:=[.C207]-[.C206]" office:value-type="float" office:value="1343" calcext:value-type="float">
            <text:p>1,343</text:p>
          </table:table-cell>
          <table:table-cell table:style-name="ce15" table:formula="of:=AVERAGE([.E194:.E207])" office:value-type="float" office:value="1028.64285714286" calcext:value-type="float">
            <text:p>1,029</text:p>
          </table:table-cell>
          <table:table-cell table:style-name="ce15" table:formula="of:=AVERAGE([.E201:.E207])" office:value-type="float" office:value="1015.14285714286" calcext:value-type="float">
            <text:p>1,015</text:p>
          </table:table-cell>
        </table:table-row>
        <table:table-row table:style-name="ro1">
          <table:table-cell table:style-name="ce10" office:value-type="date" office:date-value="2020-08-15" calcext:value-type="date">
            <text:p>2020-08-15</text:p>
          </table:table-cell>
          <table:table-cell table:style-name="ce3" office:value-type="float" office:value="5346302" calcext:value-type="float">
            <text:p>5346302</text:p>
          </table:table-cell>
          <table:table-cell table:style-name="ce3" office:value-type="float" office:value="169524" calcext:value-type="float">
            <text:p>169524</text:p>
          </table:table-cell>
          <table:table-cell table:style-name="ce15" table:formula="of:=[.B208]-[.B207]" office:value-type="float" office:value="46776" calcext:value-type="float">
            <text:p>46,776</text:p>
          </table:table-cell>
          <table:table-cell table:style-name="ce15" table:formula="of:=[.C208]-[.C207]" office:value-type="float" office:value="1030" calcext:value-type="float">
            <text:p>1,030</text:p>
          </table:table-cell>
          <table:table-cell table:style-name="ce15" table:formula="of:=AVERAGE([.E195:.E208])" office:value-type="float" office:value="1023" calcext:value-type="float">
            <text:p>1,023</text:p>
          </table:table-cell>
          <table:table-cell table:style-name="ce15" table:formula="of:=AVERAGE([.E202:.E208])" office:value-type="float" office:value="1007.71428571429" calcext:value-type="float">
            <text:p>1,008</text:p>
          </table:table-cell>
        </table:table-row>
        <table:table-row table:style-name="ro1">
          <table:table-cell table:style-name="ce10" office:value-type="date" office:date-value="2020-08-16" calcext:value-type="date">
            <text:p>2020-08-16</text:p>
          </table:table-cell>
          <table:table-cell table:style-name="ce3" office:value-type="float" office:value="5387483" calcext:value-type="float">
            <text:p>5387483</text:p>
          </table:table-cell>
          <table:table-cell table:style-name="ce3" office:value-type="float" office:value="170099" calcext:value-type="float">
            <text:p>170099</text:p>
          </table:table-cell>
          <table:table-cell table:style-name="ce15" table:formula="of:=[.B209]-[.B208]" office:value-type="float" office:value="41181" calcext:value-type="float">
            <text:p>41,181</text:p>
          </table:table-cell>
          <table:table-cell table:style-name="ce15" table:formula="of:=[.C209]-[.C208]" office:value-type="float" office:value="575" calcext:value-type="float">
            <text:p>575</text:p>
          </table:table-cell>
          <table:table-cell table:style-name="ce15" table:formula="of:=AVERAGE([.E196:.E209])" office:value-type="float" office:value="1034.71428571429" calcext:value-type="float">
            <text:p>1,035</text:p>
          </table:table-cell>
          <table:table-cell table:style-name="ce15" table:formula="of:=AVERAGE([.E203:.E209])" office:value-type="float" office:value="1016.14285714286" calcext:value-type="float">
            <text:p>1,016</text:p>
          </table:table-cell>
        </table:table-row>
        <table:table-row table:style-name="ro1">
          <table:table-cell table:style-name="ce10" office:value-type="date" office:date-value="2020-08-17" calcext:value-type="date">
            <text:p>2020-08-17</text:p>
          </table:table-cell>
          <table:table-cell table:style-name="ce3" office:value-type="float" office:value="5424000" calcext:value-type="float">
            <text:p>5424000</text:p>
          </table:table-cell>
          <table:table-cell table:style-name="ce3" office:value-type="float" office:value="170545" calcext:value-type="float">
            <text:p>170545</text:p>
          </table:table-cell>
          <table:table-cell table:style-name="ce15" table:formula="of:=[.B210]-[.B209]" office:value-type="float" office:value="36517" calcext:value-type="float">
            <text:p>36,517</text:p>
          </table:table-cell>
          <table:table-cell table:style-name="ce15" table:formula="of:=[.C210]-[.C209]" office:value-type="float" office:value="446" calcext:value-type="float">
            <text:p>446</text:p>
          </table:table-cell>
          <table:table-cell table:style-name="ce15" table:formula="of:=AVERAGE([.E197:.E210])" office:value-type="float" office:value="1028.07142857143" calcext:value-type="float">
            <text:p>1,028</text:p>
          </table:table-cell>
          <table:table-cell table:style-name="ce15" table:formula="of:=AVERAGE([.E204:.E210])" office:value-type="float" office:value="1004.57142857143" calcext:value-type="float">
            <text:p>1,005</text:p>
          </table:table-cell>
        </table:table-row>
        <table:table-row table:style-name="ro1">
          <table:table-cell table:style-name="ce10" office:value-type="date" office:date-value="2020-08-18" calcext:value-type="date">
            <text:p>2020-08-18</text:p>
          </table:table-cell>
          <table:table-cell table:style-name="ce3" office:value-type="float" office:value="5469037" calcext:value-type="float">
            <text:p>5469037</text:p>
          </table:table-cell>
          <table:table-cell table:style-name="ce3" office:value-type="float" office:value="171876" calcext:value-type="float">
            <text:p>171876</text:p>
          </table:table-cell>
          <table:table-cell table:style-name="ce15" table:formula="of:=[.B211]-[.B210]" office:value-type="float" office:value="45037" calcext:value-type="float">
            <text:p>45,037</text:p>
          </table:table-cell>
          <table:table-cell table:style-name="ce15" table:formula="of:=[.C211]-[.C210]" office:value-type="float" office:value="1331" calcext:value-type="float">
            <text:p>1,331</text:p>
          </table:table-cell>
          <table:table-cell table:style-name="ce15" table:formula="of:=AVERAGE([.E198:.E211])" office:value-type="float" office:value="1025" calcext:value-type="float">
            <text:p>1,025</text:p>
          </table:table-cell>
          <table:table-cell table:style-name="ce15" table:formula="of:=AVERAGE([.E205:.E211])" office:value-type="float" office:value="1042.14285714286" calcext:value-type="float">
            <text:p>1,042</text:p>
          </table:table-cell>
        </table:table-row>
        <table:table-row table:style-name="ro1">
          <table:table-cell table:style-name="ce10" office:value-type="date" office:date-value="2020-08-19" calcext:value-type="date">
            <text:p>2020-08-19</text:p>
          </table:table-cell>
          <table:table-cell table:style-name="ce3" office:value-type="float" office:value="5516408" calcext:value-type="float">
            <text:p>5516408</text:p>
          </table:table-cell>
          <table:table-cell table:style-name="ce3" office:value-type="float" office:value="173207" calcext:value-type="float">
            <text:p>173207</text:p>
          </table:table-cell>
          <table:table-cell table:style-name="ce15" table:formula="of:=[.B212]-[.B211]" office:value-type="float" office:value="47371" calcext:value-type="float">
            <text:p>47,371</text:p>
          </table:table-cell>
          <table:table-cell table:style-name="ce15" table:formula="of:=[.C212]-[.C211]" office:value-type="float" office:value="1331" calcext:value-type="float">
            <text:p>1,331</text:p>
          </table:table-cell>
          <table:table-cell table:style-name="ce15" table:formula="of:=AVERAGE([.E199:.E212])" office:value-type="float" office:value="1021.78571428571" calcext:value-type="float">
            <text:p>1,022</text:p>
          </table:table-cell>
          <table:table-cell table:style-name="ce15" table:formula="of:=AVERAGE([.E206:.E212])" office:value-type="float" office:value="1017.14285714286" calcext:value-type="float">
            <text:p>1,017</text:p>
          </table:table-cell>
        </table:table-row>
        <table:table-row table:style-name="ro1">
          <table:table-cell table:style-name="ce10" office:value-type="date" office:date-value="2020-08-20" calcext:value-type="date">
            <text:p>2020-08-20</text:p>
          </table:table-cell>
          <table:table-cell table:style-name="ce3" office:value-type="float" office:value="5560495" calcext:value-type="float">
            <text:p>5560495</text:p>
          </table:table-cell>
          <table:table-cell table:style-name="ce3" office:value-type="float" office:value="174285" calcext:value-type="float">
            <text:p>174285</text:p>
          </table:table-cell>
          <table:table-cell table:style-name="ce15" table:formula="of:=[.B213]-[.B212]" office:value-type="float" office:value="44087" calcext:value-type="float">
            <text:p>44,087</text:p>
          </table:table-cell>
          <table:table-cell table:style-name="ce15" table:formula="of:=[.C213]-[.C212]" office:value-type="float" office:value="1078" calcext:value-type="float">
            <text:p>1,078</text:p>
          </table:table-cell>
          <table:table-cell table:style-name="ce15" table:formula="of:=AVERAGE([.E200:.E213])" office:value-type="float" office:value="1009.64285714286" calcext:value-type="float">
            <text:p>1,010</text:p>
          </table:table-cell>
          <table:table-cell table:style-name="ce15" table:formula="of:=AVERAGE([.E207:.E213])" office:value-type="float" office:value="1019.14285714286" calcext:value-type="float">
            <text:p>1,019</text:p>
          </table:table-cell>
        </table:table-row>
        <table:table-row table:style-name="ro1">
          <table:table-cell table:style-name="ce10" office:value-type="date" office:date-value="2020-08-21" calcext:value-type="date">
            <text:p>2020-08-21</text:p>
          </table:table-cell>
          <table:table-cell table:style-name="ce3" office:value-type="float" office:value="5608748" calcext:value-type="float">
            <text:p>5608748</text:p>
          </table:table-cell>
          <table:table-cell table:style-name="ce3" office:value-type="float" office:value="175396" calcext:value-type="float">
            <text:p>175396</text:p>
          </table:table-cell>
          <table:table-cell table:style-name="ce15" table:formula="of:=[.B214]-[.B213]" office:value-type="float" office:value="48253" calcext:value-type="float">
            <text:p>48,253</text:p>
          </table:table-cell>
          <table:table-cell table:style-name="ce15" table:formula="of:=[.C214]-[.C213]" office:value-type="float" office:value="1111" calcext:value-type="float">
            <text:p>1,111</text:p>
          </table:table-cell>
          <table:table-cell table:style-name="ce15" table:formula="of:=AVERAGE([.E201:.E214])" office:value-type="float" office:value="1000.57142857143" calcext:value-type="float">
            <text:p>1,001</text:p>
          </table:table-cell>
          <table:table-cell table:style-name="ce15" table:formula="of:=AVERAGE([.E208:.E214])" office:value-type="float" office:value="986" calcext:value-type="float">
            <text:p>986</text:p>
          </table:table-cell>
        </table:table-row>
        <table:table-row table:style-name="ro1">
          <table:table-cell table:style-name="ce10" office:value-type="date" office:date-value="2020-08-22" calcext:value-type="date">
            <text:p>2020-08-22</text:p>
          </table:table-cell>
          <table:table-cell table:style-name="ce3" office:value-type="float" office:value="5652401" calcext:value-type="float">
            <text:p>5652401</text:p>
          </table:table-cell>
          <table:table-cell table:style-name="ce3" office:value-type="float" office:value="176380" calcext:value-type="float">
            <text:p>176380</text:p>
          </table:table-cell>
          <table:table-cell table:style-name="ce15" table:formula="of:=[.B215]-[.B214]" office:value-type="float" office:value="43653" calcext:value-type="float">
            <text:p>43,653</text:p>
          </table:table-cell>
          <table:table-cell table:style-name="ce15" table:formula="of:=[.C215]-[.C214]" office:value-type="float" office:value="984" calcext:value-type="float">
            <text:p>984</text:p>
          </table:table-cell>
          <table:table-cell table:style-name="ce15" table:formula="of:=AVERAGE([.E202:.E215])" office:value-type="float" office:value="993.571428571429" calcext:value-type="float">
            <text:p>994</text:p>
          </table:table-cell>
          <table:table-cell table:style-name="ce15" table:formula="of:=AVERAGE([.E209:.E215])" office:value-type="float" office:value="979.428571428571" calcext:value-type="float">
            <text:p>979</text:p>
          </table:table-cell>
        </table:table-row>
        <table:table-row table:style-name="ro1">
          <table:table-cell table:style-name="ce10" office:value-type="date" office:date-value="2020-08-23" calcext:value-type="date">
            <text:p>2020-08-23</text:p>
          </table:table-cell>
          <table:table-cell table:style-name="ce3" office:value-type="float" office:value="5686858" calcext:value-type="float">
            <text:p>5686858</text:p>
          </table:table-cell>
          <table:table-cell table:style-name="ce3" office:value-type="float" office:value="176835" calcext:value-type="float">
            <text:p>176835</text:p>
          </table:table-cell>
          <table:table-cell table:style-name="ce15" table:formula="of:=[.B216]-[.B215]" office:value-type="float" office:value="34457" calcext:value-type="float">
            <text:p>34,457</text:p>
          </table:table-cell>
          <table:table-cell table:style-name="ce15" table:formula="of:=[.C216]-[.C215]" office:value-type="float" office:value="455" calcext:value-type="float">
            <text:p>455</text:p>
          </table:table-cell>
          <table:table-cell table:style-name="ce15" table:formula="of:=AVERAGE([.E203:.E216])" office:value-type="float" office:value="989.214285714286" calcext:value-type="float">
            <text:p>989</text:p>
          </table:table-cell>
          <table:table-cell table:style-name="ce15" table:formula="of:=AVERAGE([.E210:.E216])" office:value-type="float" office:value="962.285714285714" calcext:value-type="float">
            <text:p>962</text:p>
          </table:table-cell>
        </table:table-row>
        <table:table-row table:style-name="ro1">
          <table:table-cell table:style-name="ce10" office:value-type="date" office:date-value="2020-08-24" calcext:value-type="date">
            <text:p>2020-08-24</text:p>
          </table:table-cell>
          <table:table-cell table:style-name="ce3" office:value-type="float" office:value="5723343" calcext:value-type="float">
            <text:p>5723343</text:p>
          </table:table-cell>
          <table:table-cell table:style-name="ce3" office:value-type="float" office:value="177279" calcext:value-type="float">
            <text:p>177279</text:p>
          </table:table-cell>
          <table:table-cell table:style-name="ce15" table:formula="of:=[.B217]-[.B216]" office:value-type="float" office:value="36485" calcext:value-type="float">
            <text:p>36,485</text:p>
          </table:table-cell>
          <table:table-cell table:style-name="ce15" table:formula="of:=[.C217]-[.C216]" office:value-type="float" office:value="444" calcext:value-type="float">
            <text:p>444</text:p>
          </table:table-cell>
          <table:table-cell table:style-name="ce15" table:formula="of:=AVERAGE([.E204:.E217])" office:value-type="float" office:value="983.285714285714" calcext:value-type="float">
            <text:p>983</text:p>
          </table:table-cell>
          <table:table-cell table:style-name="ce15" table:formula="of:=AVERAGE([.E211:.E217])" office:value-type="float" office:value="962" calcext:value-type="float">
            <text:p>962</text:p>
          </table:table-cell>
        </table:table-row>
        <table:table-row table:style-name="ro1">
          <table:table-cell table:style-name="ce10" office:value-type="date" office:date-value="2020-08-25" calcext:value-type="date">
            <text:p>2020-08-25</text:p>
          </table:table-cell>
          <table:table-cell table:style-name="ce3" office:value-type="float" office:value="5763322" calcext:value-type="float">
            <text:p>5763322</text:p>
          </table:table-cell>
          <table:table-cell table:style-name="ce3" office:value-type="float" office:value="178509" calcext:value-type="float">
            <text:p>178509</text:p>
          </table:table-cell>
          <table:table-cell table:style-name="ce15" table:formula="of:=[.B218]-[.B217]" office:value-type="float" office:value="39979" calcext:value-type="float">
            <text:p>39,979</text:p>
          </table:table-cell>
          <table:table-cell table:style-name="ce15" table:formula="of:=[.C218]-[.C217]" office:value-type="float" office:value="1230" calcext:value-type="float">
            <text:p>1,230</text:p>
          </table:table-cell>
          <table:table-cell table:style-name="ce15" table:formula="of:=AVERAGE([.E205:.E218])" office:value-type="float" office:value="994.857142857143" calcext:value-type="float">
            <text:p>995</text:p>
          </table:table-cell>
          <table:table-cell table:style-name="ce15" table:formula="of:=AVERAGE([.E212:.E218])" office:value-type="float" office:value="947.571428571429" calcext:value-type="float">
            <text:p>948</text:p>
          </table:table-cell>
        </table:table-row>
        <table:table-row table:style-name="ro1">
          <table:table-cell table:style-name="ce10" office:value-type="date" office:date-value="2020-08-26" calcext:value-type="date">
            <text:p>2020-08-26</text:p>
          </table:table-cell>
          <table:table-cell table:style-name="ce3" office:value-type="float" office:value="5808842" calcext:value-type="float">
            <text:p>5808842</text:p>
          </table:table-cell>
          <table:table-cell table:style-name="ce3" office:value-type="float" office:value="179737" calcext:value-type="float">
            <text:p>179737</text:p>
          </table:table-cell>
          <table:table-cell table:style-name="ce15" table:formula="of:=[.B219]-[.B218]" office:value-type="float" office:value="45520" calcext:value-type="float">
            <text:p>45,520</text:p>
          </table:table-cell>
          <table:table-cell table:style-name="ce15" table:formula="of:=[.C219]-[.C218]" office:value-type="float" office:value="1228" calcext:value-type="float">
            <text:p>1,228</text:p>
          </table:table-cell>
          <table:table-cell table:style-name="ce15" table:formula="of:=AVERAGE([.E206:.E219])" office:value-type="float" office:value="975" calcext:value-type="float">
            <text:p>975</text:p>
          </table:table-cell>
          <table:table-cell table:style-name="ce15" table:formula="of:=AVERAGE([.E213:.E219])" office:value-type="float" office:value="932.857142857143" calcext:value-type="float">
            <text:p>933</text:p>
          </table:table-cell>
        </table:table-row>
        <table:table-row table:style-name="ro1">
          <table:table-cell table:style-name="ce10" office:value-type="date" office:date-value="2020-08-27" calcext:value-type="date">
            <text:p>2020-08-27</text:p>
          </table:table-cell>
          <table:table-cell table:style-name="ce3" office:value-type="float" office:value="5853962" calcext:value-type="float">
            <text:p>5853962</text:p>
          </table:table-cell>
          <table:table-cell table:style-name="ce3" office:value-type="float" office:value="180841" calcext:value-type="float">
            <text:p>180841</text:p>
          </table:table-cell>
          <table:table-cell table:style-name="ce15" table:formula="of:=[.B220]-[.B219]" office:value-type="float" office:value="45120" calcext:value-type="float">
            <text:p>45,120</text:p>
          </table:table-cell>
          <table:table-cell table:style-name="ce15" table:formula="of:=[.C220]-[.C219]" office:value-type="float" office:value="1104" calcext:value-type="float">
            <text:p>1,104</text:p>
          </table:table-cell>
          <table:table-cell table:style-name="ce15" table:formula="of:=AVERAGE([.E207:.E220])" office:value-type="float" office:value="977.857142857143" calcext:value-type="float">
            <text:p>978</text:p>
          </table:table-cell>
          <table:table-cell table:style-name="ce15" table:formula="of:=AVERAGE([.E214:.E220])" office:value-type="float" office:value="936.571428571429" calcext:value-type="float">
            <text:p>937</text:p>
          </table:table-cell>
        </table:table-row>
        <table:table-row table:style-name="ro1">
          <table:table-cell table:style-name="ce10" office:value-type="date" office:date-value="2020-08-28" calcext:value-type="date">
            <text:p>2020-08-28</text:p>
          </table:table-cell>
          <table:table-cell table:style-name="ce3" office:value-type="float" office:value="5900891" calcext:value-type="float">
            <text:p>5900891</text:p>
          </table:table-cell>
          <table:table-cell table:style-name="ce3" office:value-type="float" office:value="181813" calcext:value-type="float">
            <text:p>181813</text:p>
          </table:table-cell>
          <table:table-cell table:style-name="ce15" table:formula="of:=[.B221]-[.B220]" office:value-type="float" office:value="46929" calcext:value-type="float">
            <text:p>46,929</text:p>
          </table:table-cell>
          <table:table-cell table:style-name="ce15" table:formula="of:=[.C221]-[.C220]" office:value-type="float" office:value="972" calcext:value-type="float">
            <text:p>972</text:p>
          </table:table-cell>
          <table:table-cell table:style-name="ce15" table:formula="of:=AVERAGE([.E208:.E221])" office:value-type="float" office:value="951.357142857143" calcext:value-type="float">
            <text:p>951</text:p>
          </table:table-cell>
          <table:table-cell table:style-name="ce15" table:formula="of:=AVERAGE([.E215:.E221])" office:value-type="float" office:value="916.714285714286" calcext:value-type="float">
            <text:p>917</text:p>
          </table:table-cell>
        </table:table-row>
        <table:table-row table:style-name="ro1">
          <table:table-cell table:style-name="ce10" office:value-type="date" office:date-value="2020-08-29" calcext:value-type="date">
            <text:p>2020-08-29</text:p>
          </table:table-cell>
          <table:table-cell table:style-name="ce3" office:value-type="float" office:value="5946245" calcext:value-type="float">
            <text:p>5946245</text:p>
          </table:table-cell>
          <table:table-cell table:style-name="ce3" office:value-type="float" office:value="182777" calcext:value-type="float">
            <text:p>182777</text:p>
          </table:table-cell>
          <table:table-cell table:style-name="ce15" table:formula="of:=[.B222]-[.B221]" office:value-type="float" office:value="45354" calcext:value-type="float">
            <text:p>45,354</text:p>
          </table:table-cell>
          <table:table-cell table:style-name="ce15" table:formula="of:=[.C222]-[.C221]" office:value-type="float" office:value="964" calcext:value-type="float">
            <text:p>964</text:p>
          </table:table-cell>
          <table:table-cell table:style-name="ce15" table:formula="of:=AVERAGE([.E209:.E222])" office:value-type="float" office:value="946.642857142857" calcext:value-type="float">
            <text:p>947</text:p>
          </table:table-cell>
          <table:table-cell table:style-name="ce15" table:formula="of:=AVERAGE([.E216:.E222])" office:value-type="float" office:value="913.857142857143" calcext:value-type="float">
            <text:p>914</text:p>
          </table:table-cell>
        </table:table-row>
        <table:table-row table:style-name="ro1">
          <table:table-cell table:style-name="ce10" office:value-type="date" office:date-value="2020-08-30" calcext:value-type="date">
            <text:p>2020-08-30</text:p>
          </table:table-cell>
          <table:table-cell table:style-name="ce3" office:value-type="float" office:value="5981032" calcext:value-type="float">
            <text:p>5981032</text:p>
          </table:table-cell>
          <table:table-cell table:style-name="ce3" office:value-type="float" office:value="183089" calcext:value-type="float">
            <text:p>183089</text:p>
          </table:table-cell>
          <table:table-cell table:style-name="ce15" table:formula="of:=[.B223]-[.B222]" office:value-type="float" office:value="34787" calcext:value-type="float">
            <text:p>34,787</text:p>
          </table:table-cell>
          <table:table-cell table:style-name="ce15" table:formula="of:=[.C223]-[.C222]" office:value-type="float" office:value="312" calcext:value-type="float">
            <text:p>312</text:p>
          </table:table-cell>
          <table:table-cell table:style-name="ce15" table:formula="of:=AVERAGE([.E210:.E223])" office:value-type="float" office:value="927.857142857143" calcext:value-type="float">
            <text:p>928</text:p>
          </table:table-cell>
          <table:table-cell table:style-name="ce15" table:formula="of:=AVERAGE([.E217:.E223])" office:value-type="float" office:value="893.428571428571" calcext:value-type="float">
            <text:p>893</text:p>
          </table:table-cell>
        </table:table-row>
        <table:table-row table:style-name="ro1">
          <table:table-cell table:style-name="ce10" office:value-type="date" office:date-value="2020-08-31" calcext:value-type="date">
            <text:p>2020-08-31</text:p>
          </table:table-cell>
          <table:table-cell table:style-name="ce3" office:value-type="float" office:value="6016230" calcext:value-type="float">
            <text:p>6016230</text:p>
          </table:table-cell>
          <table:table-cell table:style-name="ce3" office:value-type="float" office:value="183684" calcext:value-type="float">
            <text:p>183684</text:p>
          </table:table-cell>
          <table:table-cell table:style-name="ce15" table:formula="of:=[.B224]-[.B223]" office:value-type="float" office:value="35198" calcext:value-type="float">
            <text:p>35,198</text:p>
          </table:table-cell>
          <table:table-cell table:style-name="ce15" table:formula="of:=[.C224]-[.C223]" office:value-type="float" office:value="595" calcext:value-type="float">
            <text:p>595</text:p>
          </table:table-cell>
          <table:table-cell table:style-name="ce15" table:formula="of:=AVERAGE([.E211:.E224])" office:value-type="float" office:value="938.5" calcext:value-type="float">
            <text:p>939</text:p>
          </table:table-cell>
          <table:table-cell table:style-name="ce15" table:formula="of:=AVERAGE([.E218:.E224])" office:value-type="float" office:value="915" calcext:value-type="float">
            <text:p>915</text:p>
          </table:table-cell>
        </table:table-row>
        <table:table-row table:style-name="ro1">
          <table:table-cell table:style-name="ce10" office:value-type="date" office:date-value="2020-09-01" calcext:value-type="date">
            <text:p>2020-09-01</text:p>
          </table:table-cell>
          <table:table-cell table:style-name="ce3" office:value-type="float" office:value="6057907" calcext:value-type="float">
            <text:p>6057907</text:p>
          </table:table-cell>
          <table:table-cell table:style-name="ce3" office:value-type="float" office:value="184749" calcext:value-type="float">
            <text:p>184749</text:p>
          </table:table-cell>
          <table:table-cell table:style-name="ce15" table:formula="of:=[.B225]-[.B224]" office:value-type="float" office:value="41677" calcext:value-type="float">
            <text:p>41,677</text:p>
          </table:table-cell>
          <table:table-cell table:style-name="ce15" table:formula="of:=[.C225]-[.C224]" office:value-type="float" office:value="1065" calcext:value-type="float">
            <text:p>1,065</text:p>
          </table:table-cell>
          <table:table-cell table:style-name="ce15" table:formula="of:=AVERAGE([.E212:.E225])" office:value-type="float" office:value="919.5" calcext:value-type="float">
            <text:p>920</text:p>
          </table:table-cell>
          <table:table-cell table:style-name="ce15" table:formula="of:=AVERAGE([.E219:.E225])" office:value-type="float" office:value="891.428571428571" calcext:value-type="float">
            <text:p>891</text:p>
          </table:table-cell>
        </table:table-row>
        <table:table-row table:style-name="ro1">
          <table:table-cell table:style-name="ce10" office:value-type="date" office:date-value="2020-09-02" calcext:value-type="date">
            <text:p>2020-09-02</text:p>
          </table:table-cell>
          <table:table-cell table:style-name="ce3" office:value-type="float" office:value="6098858" calcext:value-type="float">
            <text:p>6098858</text:p>
          </table:table-cell>
          <table:table-cell table:style-name="ce3" office:value-type="float" office:value="185801" calcext:value-type="float">
            <text:p>185801</text:p>
          </table:table-cell>
          <table:table-cell table:style-name="ce15" table:formula="of:=[.B226]-[.B225]" office:value-type="float" office:value="40951" calcext:value-type="float">
            <text:p>40,951</text:p>
          </table:table-cell>
          <table:table-cell table:style-name="ce15" table:formula="of:=[.C226]-[.C225]" office:value-type="float" office:value="1052" calcext:value-type="float">
            <text:p>1,052</text:p>
          </table:table-cell>
          <table:table-cell table:style-name="ce15" table:formula="of:=AVERAGE([.E213:.E226])" office:value-type="float" office:value="899.571428571429" calcext:value-type="float">
            <text:p>900</text:p>
          </table:table-cell>
          <table:table-cell table:style-name="ce15" table:formula="of:=AVERAGE([.E220:.E226])" office:value-type="float" office:value="866.285714285714" calcext:value-type="float">
            <text:p>866</text:p>
          </table:table-cell>
        </table:table-row>
        <table:table-row table:style-name="ro1">
          <table:table-cell table:style-name="ce10" office:value-type="date" office:date-value="2020-09-03" calcext:value-type="date">
            <text:p>2020-09-03</text:p>
          </table:table-cell>
          <table:table-cell table:style-name="ce3" office:value-type="float" office:value="6142639" calcext:value-type="float">
            <text:p>6142639</text:p>
          </table:table-cell>
          <table:table-cell table:style-name="ce3" office:value-type="float" office:value="186868" calcext:value-type="float">
            <text:p>186868</text:p>
          </table:table-cell>
          <table:table-cell table:style-name="ce15" table:formula="of:=[.B227]-[.B226]" office:value-type="float" office:value="43781" calcext:value-type="float">
            <text:p>43,781</text:p>
          </table:table-cell>
          <table:table-cell table:style-name="ce15" table:formula="of:=[.C227]-[.C226]" office:value-type="float" office:value="1067" calcext:value-type="float">
            <text:p>1,067</text:p>
          </table:table-cell>
          <table:table-cell table:style-name="ce15" table:formula="of:=AVERAGE([.E214:.E227])" office:value-type="float" office:value="898.785714285714" calcext:value-type="float">
            <text:p>899</text:p>
          </table:table-cell>
          <table:table-cell table:style-name="ce15" table:formula="of:=AVERAGE([.E221:.E227])" office:value-type="float" office:value="861" calcext:value-type="float">
            <text:p>861</text:p>
          </table:table-cell>
        </table:table-row>
        <table:table-row table:style-name="ro1">
          <table:table-cell table:style-name="ce10" office:value-type="date" office:date-value="2020-09-04" calcext:value-type="date">
            <text:p>2020-09-04</text:p>
          </table:table-cell>
          <table:table-cell table:style-name="ce3" office:value-type="float" office:value="6192768" calcext:value-type="float">
            <text:p>6192768</text:p>
          </table:table-cell>
          <table:table-cell table:style-name="ce3" office:value-type="float" office:value="187838" calcext:value-type="float">
            <text:p>187838</text:p>
          </table:table-cell>
          <table:table-cell table:style-name="ce15" table:formula="of:=[.B228]-[.B227]" office:value-type="float" office:value="50129" calcext:value-type="float">
            <text:p>50,129</text:p>
          </table:table-cell>
          <table:table-cell table:style-name="ce15" table:formula="of:=[.C228]-[.C227]" office:value-type="float" office:value="970" calcext:value-type="float">
            <text:p>970</text:p>
          </table:table-cell>
          <table:table-cell table:style-name="ce15" table:formula="of:=AVERAGE([.E215:.E228])" office:value-type="float" office:value="888.714285714286" calcext:value-type="float">
            <text:p>889</text:p>
          </table:table-cell>
          <table:table-cell table:style-name="ce15" table:formula="of:=AVERAGE([.E222:.E228])" office:value-type="float" office:value="860.714285714286" calcext:value-type="float">
            <text:p>861</text:p>
          </table:table-cell>
        </table:table-row>
        <table:table-row table:style-name="ro1">
          <table:table-cell table:style-name="ce10" office:value-type="date" office:date-value="2020-09-05" calcext:value-type="date">
            <text:p>2020-09-05</text:p>
          </table:table-cell>
          <table:table-cell table:style-name="ce3" office:value-type="float" office:value="6235908" calcext:value-type="float">
            <text:p>6235908</text:p>
          </table:table-cell>
          <table:table-cell table:style-name="ce3" office:value-type="float" office:value="188609" calcext:value-type="float">
            <text:p>188609</text:p>
          </table:table-cell>
          <table:table-cell table:style-name="ce15" table:formula="of:=[.B229]-[.B228]" office:value-type="float" office:value="43140" calcext:value-type="float">
            <text:p>43,140</text:p>
          </table:table-cell>
          <table:table-cell table:style-name="ce15" table:formula="of:=[.C229]-[.C228]" office:value-type="float" office:value="771" calcext:value-type="float">
            <text:p>771</text:p>
          </table:table-cell>
          <table:table-cell table:style-name="ce15" table:formula="of:=AVERAGE([.E216:.E229])" office:value-type="float" office:value="873.5" calcext:value-type="float">
            <text:p>874</text:p>
          </table:table-cell>
          <table:table-cell table:style-name="ce15" table:formula="of:=AVERAGE([.E223:.E229])" office:value-type="float" office:value="833.142857142857" calcext:value-type="float">
            <text:p>833</text:p>
          </table:table-cell>
        </table:table-row>
        <table:table-row table:style-name="ro1">
          <table:table-cell table:style-name="ce10" office:value-type="date" office:date-value="2020-09-06" calcext:value-type="date">
            <text:p>2020-09-06</text:p>
          </table:table-cell>
          <table:table-cell table:style-name="ce3" office:value-type="float" office:value="6267419" calcext:value-type="float">
            <text:p>6267419</text:p>
          </table:table-cell>
          <table:table-cell table:style-name="ce3" office:value-type="float" office:value="189019" calcext:value-type="float">
            <text:p>189019</text:p>
          </table:table-cell>
          <table:table-cell table:style-name="ce15" table:formula="of:=[.B230]-[.B229]" office:value-type="float" office:value="31511" calcext:value-type="float">
            <text:p>31,511</text:p>
          </table:table-cell>
          <table:table-cell table:style-name="ce15" table:formula="of:=[.C230]-[.C229]" office:value-type="float" office:value="410" calcext:value-type="float">
            <text:p>410</text:p>
          </table:table-cell>
          <table:table-cell table:style-name="ce15" table:formula="of:=AVERAGE([.E217:.E230])" office:value-type="float" office:value="870.285714285714" calcext:value-type="float">
            <text:p>870</text:p>
          </table:table-cell>
          <table:table-cell table:style-name="ce15" table:formula="of:=AVERAGE([.E224:.E230])" office:value-type="float" office:value="847.142857142857" calcext:value-type="float">
            <text:p>847</text:p>
          </table:table-cell>
        </table:table-row>
        <table:table-row table:style-name="ro1">
          <table:table-cell table:style-name="ce10" office:value-type="date" office:date-value="2020-09-07" calcext:value-type="date">
            <text:p>2020-09-07</text:p>
          </table:table-cell>
          <table:table-cell table:style-name="ce3" office:value-type="float" office:value="6290964" calcext:value-type="float">
            <text:p>6290964</text:p>
          </table:table-cell>
          <table:table-cell table:style-name="ce3" office:value-type="float" office:value="189295" calcext:value-type="float">
            <text:p>189295</text:p>
          </table:table-cell>
          <table:table-cell table:style-name="ce15" table:formula="of:=[.B231]-[.B230]" office:value-type="float" office:value="23545" calcext:value-type="float">
            <text:p>23,545</text:p>
          </table:table-cell>
          <table:table-cell table:style-name="ce15" table:formula="of:=[.C231]-[.C230]" office:value-type="float" office:value="276" calcext:value-type="float">
            <text:p>276</text:p>
          </table:table-cell>
          <table:table-cell table:style-name="ce15" table:formula="of:=AVERAGE([.E218:.E231])" office:value-type="float" office:value="858.285714285714" calcext:value-type="float">
            <text:p>858</text:p>
          </table:table-cell>
          <table:table-cell table:style-name="ce15" table:formula="of:=AVERAGE([.E225:.E231])" office:value-type="float" office:value="801.571428571429" calcext:value-type="float">
            <text:p>802</text:p>
          </table:table-cell>
        </table:table-row>
        <table:table-row table:style-name="ro1">
          <table:table-cell table:style-name="ce10" office:value-type="date" office:date-value="2020-09-08" calcext:value-type="date">
            <text:p>2020-09-08</text:p>
          </table:table-cell>
          <table:table-cell table:style-name="ce3" office:value-type="float" office:value="6317861" calcext:value-type="float">
            <text:p>6317861</text:p>
          </table:table-cell>
          <table:table-cell table:style-name="ce3" office:value-type="float" office:value="189741" calcext:value-type="float">
            <text:p>189741</text:p>
          </table:table-cell>
          <table:table-cell table:style-name="ce15" table:formula="of:=[.B232]-[.B231]" office:value-type="float" office:value="26897" calcext:value-type="float">
            <text:p>26,897</text:p>
          </table:table-cell>
          <table:table-cell table:style-name="ce15" table:formula="of:=[.C232]-[.C231]" office:value-type="float" office:value="446" calcext:value-type="float">
            <text:p>446</text:p>
          </table:table-cell>
          <table:table-cell table:style-name="ce15" table:formula="of:=AVERAGE([.E219:.E232])" office:value-type="float" office:value="802.285714285714" calcext:value-type="float">
            <text:p>802</text:p>
          </table:table-cell>
          <table:table-cell table:style-name="ce15" table:formula="of:=AVERAGE([.E226:.E232])" office:value-type="float" office:value="713.142857142857" calcext:value-type="float">
            <text:p>713</text:p>
          </table:table-cell>
        </table:table-row>
        <table:table-row table:style-name="ro1">
          <table:table-cell table:style-name="ce10" office:value-type="date" office:date-value="2020-09-09" calcext:value-type="date">
            <text:p>2020-09-09</text:p>
          </table:table-cell>
          <table:table-cell table:style-name="ce3" office:value-type="float" office:value="6351756" calcext:value-type="float">
            <text:p>6351756</text:p>
          </table:table-cell>
          <table:table-cell table:style-name="ce3" office:value-type="float" office:value="190923" calcext:value-type="float">
            <text:p>190923</text:p>
          </table:table-cell>
          <table:table-cell table:style-name="ce15" table:formula="of:=[.B233]-[.B232]" office:value-type="float" office:value="33895" calcext:value-type="float">
            <text:p>33,895</text:p>
          </table:table-cell>
          <table:table-cell table:style-name="ce15" table:formula="of:=[.C233]-[.C232]" office:value-type="float" office:value="1182" calcext:value-type="float">
            <text:p>1,182</text:p>
          </table:table-cell>
          <table:table-cell table:style-name="ce15" table:formula="of:=AVERAGE([.E220:.E233])" office:value-type="float" office:value="799" calcext:value-type="float">
            <text:p>799</text:p>
          </table:table-cell>
          <table:table-cell table:style-name="ce15" table:formula="of:=AVERAGE([.E227:.E233])" office:value-type="float" office:value="731.714285714286" calcext:value-type="float">
            <text:p>732</text:p>
          </table:table-cell>
        </table:table-row>
        <table:table-row table:style-name="ro1">
          <table:table-cell table:style-name="ce10" office:value-type="date" office:date-value="2020-09-10" calcext:value-type="date">
            <text:p>2020-09-10</text:p>
          </table:table-cell>
          <table:table-cell table:style-name="ce3" office:value-type="float" office:value="6387822" calcext:value-type="float">
            <text:p>6387822</text:p>
          </table:table-cell>
          <table:table-cell table:style-name="ce3" office:value-type="float" office:value="191830" calcext:value-type="float">
            <text:p>191830</text:p>
          </table:table-cell>
          <table:table-cell table:style-name="ce15" table:formula="of:=[.B234]-[.B233]" office:value-type="float" office:value="36066" calcext:value-type="float">
            <text:p>36,066</text:p>
          </table:table-cell>
          <table:table-cell table:style-name="ce15" table:formula="of:=[.C234]-[.C233]" office:value-type="float" office:value="907" calcext:value-type="float">
            <text:p>907</text:p>
          </table:table-cell>
          <table:table-cell table:style-name="ce15" table:formula="of:=AVERAGE([.E221:.E234])" office:value-type="float" office:value="784.928571428571" calcext:value-type="float">
            <text:p>785</text:p>
          </table:table-cell>
          <table:table-cell table:style-name="ce15" table:formula="of:=AVERAGE([.E228:.E234])" office:value-type="float" office:value="708.857142857143" calcext:value-type="float">
            <text:p>709</text:p>
          </table:table-cell>
        </table:table-row>
        <table:table-row table:style-name="ro1">
          <table:table-cell table:style-name="ce10" office:value-type="date" office:date-value="2020-09-11" calcext:value-type="date">
            <text:p>2020-09-11</text:p>
          </table:table-cell>
          <table:table-cell table:style-name="ce3" office:value-type="float" office:value="6435261" calcext:value-type="float">
            <text:p>6435261</text:p>
          </table:table-cell>
          <table:table-cell table:style-name="ce3" office:value-type="float" office:value="193043" calcext:value-type="float">
            <text:p>193043</text:p>
          </table:table-cell>
          <table:table-cell table:style-name="ce15" table:formula="of:=[.B235]-[.B234]" office:value-type="float" office:value="47439" calcext:value-type="float">
            <text:p>47,439</text:p>
          </table:table-cell>
          <table:table-cell table:style-name="ce15" table:formula="of:=[.C235]-[.C234]" office:value-type="float" office:value="1213" calcext:value-type="float">
            <text:p>1,213</text:p>
          </table:table-cell>
          <table:table-cell table:style-name="ce15" table:formula="of:=AVERAGE([.E222:.E235])" office:value-type="float" office:value="802.142857142857" calcext:value-type="float">
            <text:p>802</text:p>
          </table:table-cell>
          <table:table-cell table:style-name="ce15" table:formula="of:=AVERAGE([.E229:.E235])" office:value-type="float" office:value="743.571428571429" calcext:value-type="float">
            <text:p>744</text:p>
          </table:table-cell>
        </table:table-row>
        <table:table-row table:style-name="ro1">
          <table:table-cell table:style-name="ce10" office:value-type="date" office:date-value="2020-09-12" calcext:value-type="date">
            <text:p>2020-09-12</text:p>
          </table:table-cell>
          <table:table-cell table:style-name="ce3" office:value-type="float" office:value="6476236" calcext:value-type="float">
            <text:p>6476236</text:p>
          </table:table-cell>
          <table:table-cell table:style-name="ce3" office:value-type="float" office:value="193753" calcext:value-type="float">
            <text:p>193753</text:p>
          </table:table-cell>
          <table:table-cell table:style-name="ce15" table:formula="of:=[.B236]-[.B235]" office:value-type="float" office:value="40975" calcext:value-type="float">
            <text:p>40,975</text:p>
          </table:table-cell>
          <table:table-cell table:style-name="ce15" table:formula="of:=[.C236]-[.C235]" office:value-type="float" office:value="710" calcext:value-type="float">
            <text:p>710</text:p>
          </table:table-cell>
          <table:table-cell table:style-name="ce15" table:formula="of:=AVERAGE([.E223:.E236])" office:value-type="float" office:value="784" calcext:value-type="float">
            <text:p>784</text:p>
          </table:table-cell>
          <table:table-cell table:style-name="ce15" table:formula="of:=AVERAGE([.E230:.E236])" office:value-type="float" office:value="734.857142857143" calcext:value-type="float">
            <text:p>735</text:p>
          </table:table-cell>
        </table:table-row>
        <table:table-row table:style-name="ro1">
          <table:table-cell table:style-name="ce10" office:value-type="date" office:date-value="2020-09-13" calcext:value-type="date">
            <text:p>2020-09-13</text:p>
          </table:table-cell>
          <table:table-cell table:style-name="ce3" office:value-type="float" office:value="6510541" calcext:value-type="float">
            <text:p>6510541</text:p>
          </table:table-cell>
          <table:table-cell table:style-name="ce3" office:value-type="float" office:value="194139" calcext:value-type="float">
            <text:p>194139</text:p>
          </table:table-cell>
          <table:table-cell table:style-name="ce15" table:formula="of:=[.B237]-[.B236]" office:value-type="float" office:value="34305" calcext:value-type="float">
            <text:p>34,305</text:p>
          </table:table-cell>
          <table:table-cell table:style-name="ce15" table:formula="of:=[.C237]-[.C236]" office:value-type="float" office:value="386" calcext:value-type="float">
            <text:p>386</text:p>
          </table:table-cell>
          <table:table-cell table:style-name="ce15" table:formula="of:=AVERAGE([.E224:.E237])" office:value-type="float" office:value="789.285714285714" calcext:value-type="float">
            <text:p>789</text:p>
          </table:table-cell>
          <table:table-cell table:style-name="ce15" table:formula="of:=AVERAGE([.E231:.E237])" office:value-type="float" office:value="731.428571428571" calcext:value-type="float">
            <text:p>731</text:p>
          </table:table-cell>
        </table:table-row>
        <table:table-row table:style-name="ro1">
          <table:table-cell table:style-name="ce10" office:value-type="date" office:date-value="2020-09-14" calcext:value-type="date">
            <text:p>2020-09-14</text:p>
          </table:table-cell>
          <table:table-cell table:style-name="ce3" office:value-type="float" office:value="6544411" calcext:value-type="float">
            <text:p>6544411</text:p>
          </table:table-cell>
          <table:table-cell table:style-name="ce3" office:value-type="float" office:value="194563" calcext:value-type="float">
            <text:p>194563</text:p>
          </table:table-cell>
          <table:table-cell table:style-name="ce15" table:formula="of:=[.B238]-[.B237]" office:value-type="float" office:value="33870" calcext:value-type="float">
            <text:p>33,870</text:p>
          </table:table-cell>
          <table:table-cell table:style-name="ce15" table:formula="of:=[.C238]-[.C237]" office:value-type="float" office:value="424" calcext:value-type="float">
            <text:p>424</text:p>
          </table:table-cell>
          <table:table-cell table:style-name="ce15" table:formula="of:=AVERAGE([.E225:.E238])" office:value-type="float" office:value="777.071428571429" calcext:value-type="float">
            <text:p>777</text:p>
          </table:table-cell>
          <table:table-cell table:style-name="ce15" table:formula="of:=AVERAGE([.E232:.E238])" office:value-type="float" office:value="752.571428571429" calcext:value-type="float">
            <text:p>753</text:p>
          </table:table-cell>
        </table:table-row>
        <table:table-row table:style-name="ro1">
          <table:table-cell table:style-name="ce10" office:value-type="date" office:date-value="2020-09-15" calcext:value-type="date">
            <text:p>2020-09-15</text:p>
          </table:table-cell>
          <table:table-cell table:style-name="ce3" office:value-type="float" office:value="6583796" calcext:value-type="float">
            <text:p>6583796</text:p>
          </table:table-cell>
          <table:table-cell table:style-name="ce3" office:value-type="float" office:value="195851" calcext:value-type="float">
            <text:p>195851</text:p>
          </table:table-cell>
          <table:table-cell table:style-name="ce15" table:formula="of:=[.B239]-[.B238]" office:value-type="float" office:value="39385" calcext:value-type="float">
            <text:p>39,385</text:p>
          </table:table-cell>
          <table:table-cell table:style-name="ce15" table:formula="of:=[.C239]-[.C238]" office:value-type="float" office:value="1288" calcext:value-type="float">
            <text:p>1,288</text:p>
          </table:table-cell>
          <table:table-cell table:style-name="ce15" table:formula="of:=AVERAGE([.E226:.E239])" office:value-type="float" office:value="793" calcext:value-type="float">
            <text:p>793</text:p>
          </table:table-cell>
          <table:table-cell table:style-name="ce15" table:formula="of:=AVERAGE([.E233:.E239])" office:value-type="float" office:value="872.857142857143" calcext:value-type="float">
            <text:p>873</text:p>
          </table:table-cell>
        </table:table-row>
        <table:table-row table:style-name="ro1">
          <table:table-cell table:style-name="ce10" office:value-type="date" office:date-value="2020-09-16" calcext:value-type="date">
            <text:p>2020-09-16</text:p>
          </table:table-cell>
          <table:table-cell table:style-name="ce3" office:value-type="float" office:value="6622256" calcext:value-type="float">
            <text:p>6622256</text:p>
          </table:table-cell>
          <table:table-cell table:style-name="ce3" office:value-type="float" office:value="196838" calcext:value-type="float">
            <text:p>196838</text:p>
          </table:table-cell>
          <table:table-cell table:style-name="ce15" table:formula="of:=[.B240]-[.B239]" office:value-type="float" office:value="38460" calcext:value-type="float">
            <text:p>38,460</text:p>
          </table:table-cell>
          <table:table-cell table:style-name="ce15" table:formula="of:=[.C240]-[.C239]" office:value-type="float" office:value="987" calcext:value-type="float">
            <text:p>987</text:p>
          </table:table-cell>
          <table:table-cell table:style-name="ce15" table:formula="of:=AVERAGE([.E227:.E240])" office:value-type="float" office:value="788.357142857143" calcext:value-type="float">
            <text:p>788</text:p>
          </table:table-cell>
          <table:table-cell table:style-name="ce15" table:formula="of:=AVERAGE([.E234:.E240])" office:value-type="float" office:value="845" calcext:value-type="float">
            <text:p>845</text:p>
          </table:table-cell>
        </table:table-row>
        <table:table-row table:style-name="ro1">
          <table:table-cell table:style-name="ce10" office:value-type="date" office:date-value="2020-09-17" calcext:value-type="date">
            <text:p>2020-09-17</text:p>
          </table:table-cell>
          <table:table-cell table:style-name="ce3" office:value-type="float" office:value="6667178" calcext:value-type="float">
            <text:p>6667178</text:p>
          </table:table-cell>
          <table:table-cell table:style-name="ce3" office:value-type="float" office:value="197704" calcext:value-type="float">
            <text:p>197704</text:p>
          </table:table-cell>
          <table:table-cell table:style-name="ce15" table:formula="of:=[.B241]-[.B240]" office:value-type="float" office:value="44922" calcext:value-type="float">
            <text:p>44,922</text:p>
          </table:table-cell>
          <table:table-cell table:style-name="ce15" table:formula="of:=[.C241]-[.C240]" office:value-type="float" office:value="866" calcext:value-type="float">
            <text:p>866</text:p>
          </table:table-cell>
          <table:table-cell table:style-name="ce15" table:formula="of:=AVERAGE([.E228:.E241])" office:value-type="float" office:value="774" calcext:value-type="float">
            <text:p>774</text:p>
          </table:table-cell>
          <table:table-cell table:style-name="ce15" table:formula="of:=AVERAGE([.E235:.E241])" office:value-type="float" office:value="839.142857142857" calcext:value-type="float">
            <text:p>839</text:p>
          </table:table-cell>
        </table:table-row>
        <table:table-row table:style-name="ro1">
          <table:table-cell table:style-name="ce10" office:value-type="date" office:date-value="2020-09-18" calcext:value-type="date">
            <text:p>2020-09-18</text:p>
          </table:table-cell>
          <table:table-cell table:style-name="ce3" office:value-type="float" office:value="6715928" calcext:value-type="float">
            <text:p>6715928</text:p>
          </table:table-cell>
          <table:table-cell table:style-name="ce3" office:value-type="float" office:value="198634" calcext:value-type="float">
            <text:p>198634</text:p>
          </table:table-cell>
          <table:table-cell table:style-name="ce15" table:formula="of:=[.B242]-[.B241]" office:value-type="float" office:value="48750" calcext:value-type="float">
            <text:p>48,750</text:p>
          </table:table-cell>
          <table:table-cell table:style-name="ce15" table:formula="of:=[.C242]-[.C241]" office:value-type="float" office:value="930" calcext:value-type="float">
            <text:p>930</text:p>
          </table:table-cell>
          <table:table-cell table:style-name="ce15" table:formula="of:=AVERAGE([.E229:.E242])" office:value-type="float" office:value="771.142857142857" calcext:value-type="float">
            <text:p>771</text:p>
          </table:table-cell>
          <table:table-cell table:style-name="ce15" table:formula="of:=AVERAGE([.E236:.E242])" office:value-type="float" office:value="798.714285714286" calcext:value-type="float">
            <text:p>799</text:p>
          </table:table-cell>
        </table:table-row>
        <table:table-row table:style-name="ro1">
          <table:table-cell table:style-name="ce10" office:value-type="date" office:date-value="2020-09-19" calcext:value-type="date">
            <text:p>2020-09-19</text:p>
          </table:table-cell>
          <table:table-cell table:style-name="ce3" office:value-type="float" office:value="6758397" calcext:value-type="float">
            <text:p>6758397</text:p>
          </table:table-cell>
          <table:table-cell table:style-name="ce3" office:value-type="float" office:value="199349" calcext:value-type="float">
            <text:p>199349</text:p>
          </table:table-cell>
          <table:table-cell table:style-name="ce15" table:formula="of:=[.B243]-[.B242]" office:value-type="float" office:value="42469" calcext:value-type="float">
            <text:p>42,469</text:p>
          </table:table-cell>
          <table:table-cell table:style-name="ce15" table:formula="of:=[.C243]-[.C242]" office:value-type="float" office:value="715" calcext:value-type="float">
            <text:p>715</text:p>
          </table:table-cell>
          <table:table-cell table:style-name="ce15" table:formula="of:=AVERAGE([.E230:.E243])" office:value-type="float" office:value="767.142857142857" calcext:value-type="float">
            <text:p>767</text:p>
          </table:table-cell>
          <table:table-cell table:style-name="ce15" table:formula="of:=AVERAGE([.E237:.E243])" office:value-type="float" office:value="799.428571428571" calcext:value-type="float">
            <text:p>799</text:p>
          </table:table-cell>
        </table:table-row>
        <table:table-row table:style-name="ro1">
          <table:table-cell table:style-name="ce10" office:value-type="date" office:date-value="2020-09-20" calcext:value-type="date">
            <text:p>2020-09-20</text:p>
          </table:table-cell>
          <table:table-cell table:style-name="ce3" office:value-type="float" office:value="6796841" calcext:value-type="float">
            <text:p>6796841</text:p>
          </table:table-cell>
          <table:table-cell table:style-name="ce3" office:value-type="float" office:value="199590" calcext:value-type="float">
            <text:p>199590</text:p>
          </table:table-cell>
          <table:table-cell table:style-name="ce15" table:formula="of:=[.B244]-[.B243]" office:value-type="float" office:value="38444" calcext:value-type="float">
            <text:p>38,444</text:p>
          </table:table-cell>
          <table:table-cell table:style-name="ce15" table:formula="of:=[.C244]-[.C243]" office:value-type="float" office:value="241" calcext:value-type="float">
            <text:p>241</text:p>
          </table:table-cell>
          <table:table-cell table:style-name="ce15" table:formula="of:=AVERAGE([.E231:.E244])" office:value-type="float" office:value="755.071428571429" calcext:value-type="float">
            <text:p>755</text:p>
          </table:table-cell>
          <table:table-cell table:style-name="ce15" table:formula="of:=AVERAGE([.E238:.E244])" office:value-type="float" office:value="778.714285714286" calcext:value-type="float">
            <text:p>779</text:p>
          </table:table-cell>
        </table:table-row>
        <table:table-row table:style-name="ro1">
          <table:table-cell table:style-name="ce10" office:value-type="date" office:date-value="2020-09-21" calcext:value-type="date">
            <text:p>2020-09-21</text:p>
          </table:table-cell>
          <table:table-cell table:style-name="ce3" office:value-type="float" office:value="6848379" calcext:value-type="float">
            <text:p>6848379</text:p>
          </table:table-cell>
          <table:table-cell table:style-name="ce3" office:value-type="float" office:value="200015" calcext:value-type="float">
            <text:p>200015</text:p>
          </table:table-cell>
          <table:table-cell table:style-name="ce15" table:formula="of:=[.B245]-[.B244]" office:value-type="float" office:value="51538" calcext:value-type="float">
            <text:p>51,538</text:p>
          </table:table-cell>
          <table:table-cell table:style-name="ce15" table:formula="of:=[.C245]-[.C244]" office:value-type="float" office:value="425" calcext:value-type="float">
            <text:p>425</text:p>
          </table:table-cell>
          <table:table-cell table:style-name="ce15" table:formula="of:=AVERAGE([.E232:.E245])" office:value-type="float" office:value="765.714285714286" calcext:value-type="float">
            <text:p>766</text:p>
          </table:table-cell>
          <table:table-cell table:style-name="ce15" table:formula="of:=AVERAGE([.E239:.E245])" office:value-type="float" office:value="778.857142857143" calcext:value-type="float">
            <text:p>779</text:p>
          </table:table-cell>
        </table:table-row>
        <table:table-row table:style-name="ro1">
          <table:table-cell table:style-name="ce10" office:value-type="date" office:date-value="2020-09-22" calcext:value-type="date">
            <text:p>2020-09-22</text:p>
          </table:table-cell>
          <table:table-cell table:style-name="ce3" office:value-type="float" office:value="6887861" calcext:value-type="float">
            <text:p>6887861</text:p>
          </table:table-cell>
          <table:table-cell table:style-name="ce3" office:value-type="float" office:value="201038" calcext:value-type="float">
            <text:p>201038</text:p>
          </table:table-cell>
          <table:table-cell table:style-name="ce15" table:formula="of:=[.B246]-[.B245]" office:value-type="float" office:value="39482" calcext:value-type="float">
            <text:p>39,482</text:p>
          </table:table-cell>
          <table:table-cell table:style-name="ce15" table:formula="of:=[.C246]-[.C245]" office:value-type="float" office:value="1023" calcext:value-type="float">
            <text:p>1,023</text:p>
          </table:table-cell>
          <table:table-cell table:style-name="ce15" table:formula="of:=AVERAGE([.E233:.E246])" office:value-type="float" office:value="806.928571428571" calcext:value-type="float">
            <text:p>807</text:p>
          </table:table-cell>
          <table:table-cell table:style-name="ce15" table:formula="of:=AVERAGE([.E240:.E246])" office:value-type="float" office:value="741" calcext:value-type="float">
            <text:p>741</text:p>
          </table:table-cell>
        </table:table-row>
        <table:table-row table:style-name="ro1">
          <table:table-cell table:style-name="ce10" office:value-type="date" office:date-value="2020-09-23" calcext:value-type="date">
            <text:p>2020-09-23</text:p>
          </table:table-cell>
          <table:table-cell table:style-name="ce3" office:value-type="float" office:value="6926442" calcext:value-type="float">
            <text:p>6926442</text:p>
          </table:table-cell>
          <table:table-cell table:style-name="ce3" office:value-type="float" office:value="202140" calcext:value-type="float">
            <text:p>202140</text:p>
          </table:table-cell>
          <table:table-cell table:style-name="ce15" table:formula="of:=[.B247]-[.B246]" office:value-type="float" office:value="38581" calcext:value-type="float">
            <text:p>38,581</text:p>
          </table:table-cell>
          <table:table-cell table:style-name="ce15" table:formula="of:=[.C247]-[.C246]" office:value-type="float" office:value="1102" calcext:value-type="float">
            <text:p>1,102</text:p>
          </table:table-cell>
          <table:table-cell table:style-name="ce15" table:formula="of:=AVERAGE([.E234:.E247])" office:value-type="float" office:value="801.214285714286" calcext:value-type="float">
            <text:p>801</text:p>
          </table:table-cell>
          <table:table-cell table:style-name="ce15" table:formula="of:=AVERAGE([.E241:.E247])" office:value-type="float" office:value="757.428571428572" calcext:value-type="float">
            <text:p>757</text:p>
          </table:table-cell>
        </table:table-row>
        <table:table-row table:style-name="ro1">
          <table:table-cell table:style-name="ce10" office:value-type="date" office:date-value="2020-09-24" calcext:value-type="date">
            <text:p>2020-09-24</text:p>
          </table:table-cell>
          <table:table-cell table:style-name="ce3" office:value-type="float" office:value="6972152" calcext:value-type="float">
            <text:p>6972152</text:p>
          </table:table-cell>
          <table:table-cell table:style-name="ce3" office:value-type="float" office:value="203057" calcext:value-type="float">
            <text:p>203057</text:p>
          </table:table-cell>
          <table:table-cell table:style-name="ce15" table:formula="of:=[.B248]-[.B247]" office:value-type="float" office:value="45710" calcext:value-type="float">
            <text:p>45,710</text:p>
          </table:table-cell>
          <table:table-cell table:style-name="ce15" table:formula="of:=[.C248]-[.C247]" office:value-type="float" office:value="917" calcext:value-type="float">
            <text:p>917</text:p>
          </table:table-cell>
          <table:table-cell table:style-name="ce15" table:formula="of:=AVERAGE([.E235:.E248])" office:value-type="float" office:value="801.928571428572" calcext:value-type="float">
            <text:p>802</text:p>
          </table:table-cell>
          <table:table-cell table:style-name="ce15" table:formula="of:=AVERAGE([.E242:.E248])" office:value-type="float" office:value="764.714285714286" calcext:value-type="float">
            <text:p>765</text:p>
          </table:table-cell>
        </table:table-row>
        <table:table-row table:style-name="ro1">
          <table:table-cell table:style-name="ce10" office:value-type="date" office:date-value="2020-09-25" calcext:value-type="date">
            <text:p>2020-09-25</text:p>
          </table:table-cell>
          <table:table-cell table:style-name="ce3" office:value-type="float" office:value="7020229" calcext:value-type="float">
            <text:p>7020229</text:p>
          </table:table-cell>
          <table:table-cell table:style-name="ce3" office:value-type="float" office:value="203996" calcext:value-type="float">
            <text:p>203996</text:p>
          </table:table-cell>
          <table:table-cell table:style-name="ce15" table:formula="of:=[.B249]-[.B248]" office:value-type="float" office:value="48077" calcext:value-type="float">
            <text:p>48,077</text:p>
          </table:table-cell>
          <table:table-cell table:style-name="ce15" table:formula="of:=[.C249]-[.C248]" office:value-type="float" office:value="939" calcext:value-type="float">
            <text:p>939</text:p>
          </table:table-cell>
          <table:table-cell table:style-name="ce15" table:formula="of:=AVERAGE([.E236:.E249])" office:value-type="float" office:value="782.357142857143" calcext:value-type="float">
            <text:p>782</text:p>
          </table:table-cell>
          <table:table-cell table:style-name="ce15" table:formula="of:=AVERAGE([.E243:.E249])" office:value-type="float" office:value="766" calcext:value-type="float">
            <text:p>766</text:p>
          </table:table-cell>
        </table:table-row>
        <table:table-row table:style-name="ro1">
          <table:table-cell table:style-name="ce10" office:value-type="date" office:date-value="2020-09-26" calcext:value-type="date">
            <text:p>2020-09-26</text:p>
          </table:table-cell>
          <table:table-cell table:style-name="ce3" office:value-type="float" office:value="7064532" calcext:value-type="float">
            <text:p>7064532</text:p>
          </table:table-cell>
          <table:table-cell table:style-name="ce3" office:value-type="float" office:value="204742" calcext:value-type="float">
            <text:p>204742</text:p>
          </table:table-cell>
          <table:table-cell table:style-name="ce15" table:formula="of:=[.B250]-[.B249]" office:value-type="float" office:value="44303" calcext:value-type="float">
            <text:p>44,303</text:p>
          </table:table-cell>
          <table:table-cell table:style-name="ce15" table:formula="of:=[.C250]-[.C249]" office:value-type="float" office:value="746" calcext:value-type="float">
            <text:p>746</text:p>
          </table:table-cell>
          <table:table-cell table:style-name="ce15" table:formula="of:=AVERAGE([.E237:.E250])" office:value-type="float" office:value="784.928571428571" calcext:value-type="float">
            <text:p>785</text:p>
          </table:table-cell>
          <table:table-cell table:style-name="ce15" table:formula="of:=AVERAGE([.E244:.E250])" office:value-type="float" office:value="770.428571428571" calcext:value-type="float">
            <text:p>770</text:p>
          </table:table-cell>
        </table:table-row>
        <table:table-row table:style-name="ro1">
          <table:table-cell table:style-name="ce10" office:value-type="date" office:date-value="2020-09-27" calcext:value-type="date">
            <text:p>2020-09-27</text:p>
          </table:table-cell>
          <table:table-cell table:style-name="ce3" office:value-type="float" office:value="7101812" calcext:value-type="float">
            <text:p>7101812</text:p>
          </table:table-cell>
          <table:table-cell table:style-name="ce3" office:value-type="float" office:value="205024" calcext:value-type="float">
            <text:p>205024</text:p>
          </table:table-cell>
          <table:table-cell table:style-name="ce15" table:formula="of:=[.B251]-[.B250]" office:value-type="float" office:value="37280" calcext:value-type="float">
            <text:p>37,280</text:p>
          </table:table-cell>
          <table:table-cell table:style-name="ce15" table:formula="of:=[.C251]-[.C250]" office:value-type="float" office:value="282" calcext:value-type="float">
            <text:p>282</text:p>
          </table:table-cell>
          <table:table-cell table:style-name="ce15" table:formula="of:=AVERAGE([.E238:.E251])" office:value-type="float" office:value="777.5" calcext:value-type="float">
            <text:p>778</text:p>
          </table:table-cell>
          <table:table-cell table:style-name="ce15" table:formula="of:=AVERAGE([.E245:.E251])" office:value-type="float" office:value="776.285714285714" calcext:value-type="float">
            <text:p>776</text:p>
          </table:table-cell>
        </table:table-row>
        <table:table-row table:style-name="ro1">
          <table:table-cell table:style-name="ce10" office:value-type="date" office:date-value="2020-09-28" calcext:value-type="date">
            <text:p>2020-09-28</text:p>
          </table:table-cell>
          <table:table-cell table:style-name="ce3" office:value-type="float" office:value="7134060" calcext:value-type="float">
            <text:p>7134060</text:p>
          </table:table-cell>
          <table:table-cell table:style-name="ce3" office:value-type="float" office:value="205345" calcext:value-type="float">
            <text:p>205345</text:p>
          </table:table-cell>
          <table:table-cell table:style-name="ce15" table:formula="of:=[.B252]-[.B251]" office:value-type="float" office:value="32248" calcext:value-type="float">
            <text:p>32,248</text:p>
          </table:table-cell>
          <table:table-cell table:style-name="ce15" table:formula="of:=[.C252]-[.C251]" office:value-type="float" office:value="321" calcext:value-type="float">
            <text:p>321</text:p>
          </table:table-cell>
          <table:table-cell table:style-name="ce15" table:formula="of:=AVERAGE([.E239:.E252])" office:value-type="float" office:value="770.142857142857" calcext:value-type="float">
            <text:p>770</text:p>
          </table:table-cell>
          <table:table-cell table:style-name="ce15" table:formula="of:=AVERAGE([.E246:.E252])" office:value-type="float" office:value="761.428571428572" calcext:value-type="float">
            <text:p>761</text:p>
          </table:table-cell>
        </table:table-row>
        <table:table-row table:style-name="ro1">
          <table:table-cell table:style-name="ce10" office:value-type="date" office:date-value="2020-09-29" calcext:value-type="date">
            <text:p>2020-09-29</text:p>
          </table:table-cell>
          <table:table-cell table:style-name="ce3" office:value-type="float" office:value="7176856" calcext:value-type="float">
            <text:p>7176856</text:p>
          </table:table-cell>
          <table:table-cell table:style-name="ce3" office:value-type="float" office:value="206257" calcext:value-type="float">
            <text:p>206257</text:p>
          </table:table-cell>
          <table:table-cell table:style-name="ce15" table:formula="of:=[.B253]-[.B252]" office:value-type="float" office:value="42796" calcext:value-type="float">
            <text:p>42,796</text:p>
          </table:table-cell>
          <table:table-cell table:style-name="ce15" table:formula="of:=[.C253]-[.C252]" office:value-type="float" office:value="912" calcext:value-type="float">
            <text:p>912</text:p>
          </table:table-cell>
          <table:table-cell table:style-name="ce15" table:formula="of:=AVERAGE([.E240:.E253])" office:value-type="float" office:value="743.285714285714" calcext:value-type="float">
            <text:p>743</text:p>
          </table:table-cell>
          <table:table-cell table:style-name="ce15" table:formula="of:=AVERAGE([.E247:.E253])" office:value-type="float" office:value="745.571428571429" calcext:value-type="float">
            <text:p>746</text:p>
          </table:table-cell>
        </table:table-row>
        <table:table-row table:style-name="ro1">
          <table:table-cell table:style-name="ce10" office:value-type="date" office:date-value="2020-09-30" calcext:value-type="date">
            <text:p>2020-09-30</text:p>
          </table:table-cell>
          <table:table-cell table:style-name="ce3" office:value-type="float" office:value="7218052" calcext:value-type="float">
            <text:p>7218052</text:p>
          </table:table-cell>
          <table:table-cell table:style-name="ce3" office:value-type="float" office:value="207199" calcext:value-type="float">
            <text:p>207199</text:p>
          </table:table-cell>
          <table:table-cell table:style-name="ce15" table:formula="of:=[.B254]-[.B253]" office:value-type="float" office:value="41196" calcext:value-type="float">
            <text:p>41,196</text:p>
          </table:table-cell>
          <table:table-cell table:style-name="ce15" table:formula="of:=[.C254]-[.C253]" office:value-type="float" office:value="942" calcext:value-type="float">
            <text:p>942</text:p>
          </table:table-cell>
          <table:table-cell table:style-name="ce15" table:formula="of:=AVERAGE([.E241:.E254])" office:value-type="float" office:value="740.071428571429" calcext:value-type="float">
            <text:p>740</text:p>
          </table:table-cell>
          <table:table-cell table:style-name="ce15" table:formula="of:=AVERAGE([.E248:.E254])" office:value-type="float" office:value="722.714285714286" calcext:value-type="float">
            <text:p>723</text:p>
          </table:table-cell>
        </table:table-row>
        <table:table-row table:style-name="ro1">
          <table:table-cell table:style-name="ce10" office:value-type="date" office:date-value="2020-10-01" calcext:value-type="date">
            <text:p>2020-10-01</text:p>
          </table:table-cell>
          <table:table-cell table:style-name="ce3" office:value-type="float" office:value="7263347" calcext:value-type="float">
            <text:p>7263347</text:p>
          </table:table-cell>
          <table:table-cell table:style-name="ce3" office:value-type="float" office:value="208050" calcext:value-type="float">
            <text:p>208050</text:p>
          </table:table-cell>
          <table:table-cell table:style-name="ce15" table:formula="of:=[.B255]-[.B254]" office:value-type="float" office:value="45295" calcext:value-type="float">
            <text:p>45,295</text:p>
          </table:table-cell>
          <table:table-cell table:style-name="ce15" table:formula="of:=[.C255]-[.C254]" office:value-type="float" office:value="851" calcext:value-type="float">
            <text:p>851</text:p>
          </table:table-cell>
          <table:table-cell table:style-name="ce15" table:formula="of:=AVERAGE([.E242:.E255])" office:value-type="float" office:value="739" calcext:value-type="float">
            <text:p>739</text:p>
          </table:table-cell>
          <table:table-cell table:style-name="ce15" table:formula="of:=AVERAGE([.E249:.E255])" office:value-type="float" office:value="713.285714285714" calcext:value-type="float">
            <text:p>713</text:p>
          </table:table-cell>
        </table:table-row>
        <table:table-row table:style-name="ro1">
          <table:table-cell table:style-name="ce10" office:value-type="date" office:date-value="2020-10-02" calcext:value-type="date">
            <text:p>2020-10-02</text:p>
          </table:table-cell>
          <table:table-cell table:style-name="ce3" office:value-type="float" office:value="7317749" calcext:value-type="float">
            <text:p>7317749</text:p>
          </table:table-cell>
          <table:table-cell table:style-name="ce3" office:value-type="float" office:value="208978" calcext:value-type="float">
            <text:p>208978</text:p>
          </table:table-cell>
          <table:table-cell table:style-name="ce15" table:formula="of:=[.B256]-[.B255]" office:value-type="float" office:value="54402" calcext:value-type="float">
            <text:p>54,402</text:p>
          </table:table-cell>
          <table:table-cell table:style-name="ce15" table:formula="of:=[.C256]-[.C255]" office:value-type="float" office:value="928" calcext:value-type="float">
            <text:p>928</text:p>
          </table:table-cell>
          <table:table-cell table:style-name="ce15" table:formula="of:=AVERAGE([.E243:.E256])" office:value-type="float" office:value="738.857142857143" calcext:value-type="float">
            <text:p>739</text:p>
          </table:table-cell>
          <table:table-cell table:style-name="ce15" table:formula="of:=AVERAGE([.E250:.E256])" office:value-type="float" office:value="711.714285714286" calcext:value-type="float">
            <text:p>712</text:p>
          </table:table-cell>
        </table:table-row>
        <table:table-row table:style-name="ro1">
          <table:table-cell table:style-name="ce10" office:value-type="date" office:date-value="2020-10-03" calcext:value-type="date">
            <text:p>2020-10-03</text:p>
          </table:table-cell>
          <table:table-cell table:style-name="ce3" office:value-type="float" office:value="7366423" calcext:value-type="float">
            <text:p>7366423</text:p>
          </table:table-cell>
          <table:table-cell table:style-name="ce3" office:value-type="float" office:value="209657" calcext:value-type="float">
            <text:p>209657</text:p>
          </table:table-cell>
          <table:table-cell table:style-name="ce15" table:formula="of:=[.B257]-[.B256]" office:value-type="float" office:value="48674" calcext:value-type="float">
            <text:p>48,674</text:p>
          </table:table-cell>
          <table:table-cell table:style-name="ce15" table:formula="of:=[.C257]-[.C256]" office:value-type="float" office:value="679" calcext:value-type="float">
            <text:p>679</text:p>
          </table:table-cell>
          <table:table-cell table:style-name="ce15" table:formula="of:=AVERAGE([.E244:.E257])" office:value-type="float" office:value="736.285714285714" calcext:value-type="float">
            <text:p>736</text:p>
          </table:table-cell>
          <table:table-cell table:style-name="ce15" table:formula="of:=AVERAGE([.E251:.E257])" office:value-type="float" office:value="702.142857142857" calcext:value-type="float">
            <text:p>702</text:p>
          </table:table-cell>
        </table:table-row>
        <table:table-row table:style-name="ro1">
          <table:table-cell table:style-name="ce10" office:value-type="date" office:date-value="2020-10-04" calcext:value-type="date">
            <text:p>2020-10-04</text:p>
          </table:table-cell>
          <table:table-cell table:style-name="ce3" office:value-type="float" office:value="7402515" calcext:value-type="float">
            <text:p>7402515</text:p>
          </table:table-cell>
          <table:table-cell table:style-name="ce3" office:value-type="float" office:value="210006" calcext:value-type="float">
            <text:p>210006</text:p>
          </table:table-cell>
          <table:table-cell table:style-name="ce15" table:formula="of:=[.B258]-[.B257]" office:value-type="float" office:value="36092" calcext:value-type="float">
            <text:p>36,092</text:p>
          </table:table-cell>
          <table:table-cell table:style-name="ce15" table:formula="of:=[.C258]-[.C257]" office:value-type="float" office:value="349" calcext:value-type="float">
            <text:p>349</text:p>
          </table:table-cell>
          <table:table-cell table:style-name="ce15" table:formula="of:=AVERAGE([.E245:.E258])" office:value-type="float" office:value="744" calcext:value-type="float">
            <text:p>744</text:p>
          </table:table-cell>
          <table:table-cell table:style-name="ce15" table:formula="of:=AVERAGE([.E252:.E258])" office:value-type="float" office:value="711.714285714286" calcext:value-type="float">
            <text:p>712</text:p>
          </table:table-cell>
        </table:table-row>
        <table:table-row table:style-name="ro1">
          <table:table-cell table:style-name="ce10" office:value-type="date" office:date-value="2020-10-05" calcext:value-type="date">
            <text:p>2020-10-05</text:p>
          </table:table-cell>
          <table:table-cell table:style-name="ce3" office:value-type="float" office:value="7441432" calcext:value-type="float">
            <text:p>7441432</text:p>
          </table:table-cell>
          <table:table-cell table:style-name="ce3" office:value-type="float" office:value="210468" calcext:value-type="float">
            <text:p>210468</text:p>
          </table:table-cell>
          <table:table-cell table:style-name="ce15" table:formula="of:=[.B259]-[.B258]" office:value-type="float" office:value="38917" calcext:value-type="float">
            <text:p>38,917</text:p>
          </table:table-cell>
          <table:table-cell table:style-name="ce15" table:formula="of:=[.C259]-[.C258]" office:value-type="float" office:value="462" calcext:value-type="float">
            <text:p>462</text:p>
          </table:table-cell>
          <table:table-cell table:style-name="ce15" table:formula="of:=AVERAGE([.E246:.E259])" office:value-type="float" office:value="746.642857142857" calcext:value-type="float">
            <text:p>747</text:p>
          </table:table-cell>
          <table:table-cell table:style-name="ce15" table:formula="of:=AVERAGE([.E253:.E259])" office:value-type="float" office:value="731.857142857143" calcext:value-type="float">
            <text:p>732</text:p>
          </table:table-cell>
        </table:table-row>
        <table:table-row table:style-name="ro1">
          <table:table-cell table:style-name="ce10" office:value-type="date" office:date-value="2020-10-06" calcext:value-type="date">
            <text:p>2020-10-06</text:p>
          </table:table-cell>
          <table:table-cell table:style-name="ce3" office:value-type="float" office:value="7485381" calcext:value-type="float">
            <text:p>7485381</text:p>
          </table:table-cell>
          <table:table-cell table:style-name="ce3" office:value-type="float" office:value="211170" calcext:value-type="float">
            <text:p>211170</text:p>
          </table:table-cell>
          <table:table-cell table:style-name="ce15" table:formula="of:=[.B260]-[.B259]" office:value-type="float" office:value="43949" calcext:value-type="float">
            <text:p>43,949</text:p>
          </table:table-cell>
          <table:table-cell table:style-name="ce15" table:formula="of:=[.C260]-[.C259]" office:value-type="float" office:value="702" calcext:value-type="float">
            <text:p>702</text:p>
          </table:table-cell>
          <table:table-cell table:style-name="ce15" table:formula="of:=AVERAGE([.E247:.E260])" office:value-type="float" office:value="723.714285714286" calcext:value-type="float">
            <text:p>724</text:p>
          </table:table-cell>
          <table:table-cell table:style-name="ce15" table:formula="of:=AVERAGE([.E254:.E260])" office:value-type="float" office:value="701.857142857143" calcext:value-type="float">
            <text:p>702</text:p>
          </table:table-cell>
        </table:table-row>
        <table:table-row table:style-name="ro1">
          <table:table-cell table:style-name="ce10" office:value-type="date" office:date-value="2020-10-07" calcext:value-type="date">
            <text:p>2020-10-07</text:p>
          </table:table-cell>
          <table:table-cell table:style-name="ce3" office:value-type="float" office:value="7536022" calcext:value-type="float">
            <text:p>7536022</text:p>
          </table:table-cell>
          <table:table-cell table:style-name="ce3" office:value-type="float" office:value="212100" calcext:value-type="float">
            <text:p>212100</text:p>
          </table:table-cell>
          <table:table-cell table:style-name="ce15" table:formula="of:=[.B261]-[.B260]" office:value-type="float" office:value="50641" calcext:value-type="float">
            <text:p>50,641</text:p>
          </table:table-cell>
          <table:table-cell table:style-name="ce15" table:formula="of:=[.C261]-[.C260]" office:value-type="float" office:value="930" calcext:value-type="float">
            <text:p>930</text:p>
          </table:table-cell>
          <table:table-cell table:style-name="ce15" table:formula="of:=AVERAGE([.E248:.E261])" office:value-type="float" office:value="711.428571428572" calcext:value-type="float">
            <text:p>711</text:p>
          </table:table-cell>
          <table:table-cell table:style-name="ce15" table:formula="of:=AVERAGE([.E255:.E261])" office:value-type="float" office:value="700.142857142857" calcext:value-type="float">
            <text:p>700</text:p>
          </table:table-cell>
        </table:table-row>
        <table:table-row table:style-name="ro1">
          <table:table-cell table:style-name="ce10" office:value-type="date" office:date-value="2020-10-08" calcext:value-type="date">
            <text:p>2020-10-08</text:p>
          </table:table-cell>
          <table:table-cell table:style-name="ce3" office:value-type="float" office:value="7594351" calcext:value-type="float">
            <text:p>7594351</text:p>
          </table:table-cell>
          <table:table-cell table:style-name="ce3" office:value-type="float" office:value="213064" calcext:value-type="float">
            <text:p>213064</text:p>
          </table:table-cell>
          <table:table-cell table:style-name="ce15" table:formula="of:=[.B262]-[.B261]" office:value-type="float" office:value="58329" calcext:value-type="float">
            <text:p>58,329</text:p>
          </table:table-cell>
          <table:table-cell table:style-name="ce15" table:formula="of:=[.C262]-[.C261]" office:value-type="float" office:value="964" calcext:value-type="float">
            <text:p>964</text:p>
          </table:table-cell>
          <table:table-cell table:style-name="ce15" table:formula="of:=AVERAGE([.E249:.E262])" office:value-type="float" office:value="714.785714285714" calcext:value-type="float">
            <text:p>715</text:p>
          </table:table-cell>
          <table:table-cell table:style-name="ce15" table:formula="of:=AVERAGE([.E256:.E262])" office:value-type="float" office:value="716.285714285714" calcext:value-type="float">
            <text:p>716</text:p>
          </table:table-cell>
        </table:table-row>
        <table:table-row table:style-name="ro1">
          <table:table-cell table:style-name="ce10" office:value-type="date" office:date-value="2020-10-09" calcext:value-type="date">
            <text:p>2020-10-09</text:p>
          </table:table-cell>
          <table:table-cell table:style-name="ce3" office:value-type="float" office:value="7650345" calcext:value-type="float">
            <text:p>7650345</text:p>
          </table:table-cell>
          <table:table-cell table:style-name="ce3" office:value-type="float" office:value="214029" calcext:value-type="float">
            <text:p>214029</text:p>
          </table:table-cell>
          <table:table-cell table:style-name="ce15" table:formula="of:=[.B263]-[.B262]" office:value-type="float" office:value="55994" calcext:value-type="float">
            <text:p>55,994</text:p>
          </table:table-cell>
          <table:table-cell table:style-name="ce15" table:formula="of:=[.C263]-[.C262]" office:value-type="float" office:value="965" calcext:value-type="float">
            <text:p>965</text:p>
          </table:table-cell>
          <table:table-cell table:style-name="ce15" table:formula="of:=AVERAGE([.E250:.E263])" office:value-type="float" office:value="716.642857142857" calcext:value-type="float">
            <text:p>717</text:p>
          </table:table-cell>
          <table:table-cell table:style-name="ce15" table:formula="of:=AVERAGE([.E257:.E263])" office:value-type="float" office:value="721.571428571429" calcext:value-type="float">
            <text:p>722</text:p>
          </table:table-cell>
        </table:table-row>
        <table:table-row table:style-name="ro1">
          <table:table-cell table:style-name="ce10" office:value-type="date" office:date-value="2020-10-10" calcext:value-type="date">
            <text:p>2020-10-10</text:p>
          </table:table-cell>
          <table:table-cell table:style-name="ce3" office:value-type="float" office:value="7704352" calcext:value-type="float">
            <text:p>7704352</text:p>
          </table:table-cell>
          <table:table-cell table:style-name="ce3" office:value-type="float" office:value="214656" calcext:value-type="float">
            <text:p>214656</text:p>
          </table:table-cell>
          <table:table-cell table:style-name="ce15" table:formula="of:=[.B264]-[.B263]" office:value-type="float" office:value="54007" calcext:value-type="float">
            <text:p>54,007</text:p>
          </table:table-cell>
          <table:table-cell table:style-name="ce15" table:formula="of:=[.C264]-[.C263]" office:value-type="float" office:value="627" calcext:value-type="float">
            <text:p>627</text:p>
          </table:table-cell>
          <table:table-cell table:style-name="ce15" table:formula="of:=AVERAGE([.E251:.E264])" office:value-type="float" office:value="708.142857142857" calcext:value-type="float">
            <text:p>708</text:p>
          </table:table-cell>
          <table:table-cell table:style-name="ce15" table:formula="of:=AVERAGE([.E258:.E264])" office:value-type="float" office:value="714.142857142857" calcext:value-type="float">
            <text:p>714</text:p>
          </table:table-cell>
        </table:table-row>
        <table:table-row table:style-name="ro1">
          <table:table-cell table:style-name="ce10" office:value-type="date" office:date-value="2020-10-11" calcext:value-type="date">
            <text:p>2020-10-11</text:p>
          </table:table-cell>
          <table:table-cell table:style-name="ce3" office:value-type="float" office:value="7750186" calcext:value-type="float">
            <text:p>7750186</text:p>
          </table:table-cell>
          <table:table-cell table:style-name="ce3" office:value-type="float" office:value="215078" calcext:value-type="float">
            <text:p>215078</text:p>
          </table:table-cell>
          <table:table-cell table:style-name="ce15" table:formula="of:=[.B265]-[.B264]" office:value-type="float" office:value="45834" calcext:value-type="float">
            <text:p>45,834</text:p>
          </table:table-cell>
          <table:table-cell table:style-name="ce15" table:formula="of:=[.C265]-[.C264]" office:value-type="float" office:value="422" calcext:value-type="float">
            <text:p>422</text:p>
          </table:table-cell>
          <table:table-cell table:style-name="ce15" table:formula="of:=AVERAGE([.E252:.E265])" office:value-type="float" office:value="718.142857142857" calcext:value-type="float">
            <text:p>718</text:p>
          </table:table-cell>
          <table:table-cell table:style-name="ce15" table:formula="of:=AVERAGE([.E259:.E265])" office:value-type="float" office:value="724.571428571429" calcext:value-type="float">
            <text:p>725</text:p>
          </table:table-cell>
        </table:table-row>
        <table:table-row table:style-name="ro1">
          <table:table-cell table:style-name="ce10" office:value-type="date" office:date-value="2020-10-12" calcext:value-type="date">
            <text:p>2020-10-12</text:p>
          </table:table-cell>
          <table:table-cell table:style-name="ce3" office:value-type="float" office:value="7790890" calcext:value-type="float">
            <text:p>7790890</text:p>
          </table:table-cell>
          <table:table-cell table:style-name="ce3" office:value-type="float" office:value="215415" calcext:value-type="float">
            <text:p>215415</text:p>
          </table:table-cell>
          <table:table-cell table:style-name="ce15" table:formula="of:=[.B266]-[.B265]" office:value-type="float" office:value="40704" calcext:value-type="float">
            <text:p>40,704</text:p>
          </table:table-cell>
          <table:table-cell table:style-name="ce15" table:formula="of:=[.C266]-[.C265]" office:value-type="float" office:value="337" calcext:value-type="float">
            <text:p>337</text:p>
          </table:table-cell>
          <table:table-cell table:style-name="ce15" table:formula="of:=AVERAGE([.E253:.E266])" office:value-type="float" office:value="719.285714285714" calcext:value-type="float">
            <text:p>719</text:p>
          </table:table-cell>
          <table:table-cell table:style-name="ce15" table:formula="of:=AVERAGE([.E260:.E266])" office:value-type="float" office:value="706.714285714286" calcext:value-type="float">
            <text:p>707</text:p>
          </table:table-cell>
        </table:table-row>
        <table:table-row table:style-name="ro1">
          <table:table-cell table:style-name="ce10" office:value-type="date" office:date-value="2020-10-13" calcext:value-type="date">
            <text:p>2020-10-13</text:p>
          </table:table-cell>
          <table:table-cell table:style-name="ce3" office:value-type="float" office:value="7843769" calcext:value-type="float">
            <text:p>7843769</text:p>
          </table:table-cell>
          <table:table-cell table:style-name="ce3" office:value-type="float" office:value="216212" calcext:value-type="float">
            <text:p>216212</text:p>
          </table:table-cell>
          <table:table-cell table:style-name="ce15" table:formula="of:=[.B267]-[.B266]" office:value-type="float" office:value="52879" calcext:value-type="float">
            <text:p>52,879</text:p>
          </table:table-cell>
          <table:table-cell table:style-name="ce15" table:formula="of:=[.C267]-[.C266]" office:value-type="float" office:value="797" calcext:value-type="float">
            <text:p>797</text:p>
          </table:table-cell>
          <table:table-cell table:style-name="ce15" table:formula="of:=AVERAGE([.E254:.E267])" office:value-type="float" office:value="711.071428571429" calcext:value-type="float">
            <text:p>711</text:p>
          </table:table-cell>
          <table:table-cell table:style-name="ce15" table:formula="of:=AVERAGE([.E261:.E267])" office:value-type="float" office:value="720.285714285714" calcext:value-type="float">
            <text:p>720</text:p>
          </table:table-cell>
        </table:table-row>
        <table:table-row table:style-name="ro1">
          <table:table-cell table:style-name="ce10" office:value-type="date" office:date-value="2020-10-14" calcext:value-type="date">
            <text:p>2020-10-14</text:p>
          </table:table-cell>
          <table:table-cell table:style-name="ce3" office:value-type="float" office:value="7903242" calcext:value-type="float">
            <text:p>7903242</text:p>
          </table:table-cell>
          <table:table-cell table:style-name="ce3" office:value-type="float" office:value="217213" calcext:value-type="float">
            <text:p>217213</text:p>
          </table:table-cell>
          <table:table-cell table:style-name="ce15" table:formula="of:=[.B268]-[.B267]" office:value-type="float" office:value="59473" calcext:value-type="float">
            <text:p>59,473</text:p>
          </table:table-cell>
          <table:table-cell table:style-name="ce15" table:formula="of:=[.C268]-[.C267]" office:value-type="float" office:value="1001" calcext:value-type="float">
            <text:p>1,001</text:p>
          </table:table-cell>
          <table:table-cell table:style-name="ce15" table:formula="of:=AVERAGE([.E255:.E268])" office:value-type="float" office:value="715.285714285714" calcext:value-type="float">
            <text:p>715</text:p>
          </table:table-cell>
          <table:table-cell table:style-name="ce15" table:formula="of:=AVERAGE([.E262:.E268])" office:value-type="float" office:value="730.428571428571" calcext:value-type="float">
            <text:p>730</text:p>
          </table:table-cell>
        </table:table-row>
        <table:table-row table:style-name="ro1">
          <table:table-cell table:style-name="ce10" office:value-type="date" office:date-value="2020-10-15" calcext:value-type="date">
            <text:p>2020-10-15</text:p>
          </table:table-cell>
          <table:table-cell table:style-name="ce3" office:value-type="float" office:value="7967600" calcext:value-type="float">
            <text:p>7967600</text:p>
          </table:table-cell>
          <table:table-cell table:style-name="ce3" office:value-type="float" office:value="218031" calcext:value-type="float">
            <text:p>218031</text:p>
          </table:table-cell>
          <table:table-cell table:style-name="ce15" table:formula="of:=[.B269]-[.B268]" office:value-type="float" office:value="64358" calcext:value-type="float">
            <text:p>64,358</text:p>
          </table:table-cell>
          <table:table-cell table:style-name="ce15" table:formula="of:=[.C269]-[.C268]" office:value-type="float" office:value="818" calcext:value-type="float">
            <text:p>818</text:p>
          </table:table-cell>
          <table:table-cell table:style-name="ce15" table:formula="of:=AVERAGE([.E256:.E269])" office:value-type="float" office:value="712.928571428571" calcext:value-type="float">
            <text:p>713</text:p>
          </table:table-cell>
          <table:table-cell table:style-name="ce15" table:formula="of:=AVERAGE([.E263:.E269])" office:value-type="float" office:value="709.571428571429" calcext:value-type="float">
            <text:p>710</text:p>
          </table:table-cell>
        </table:table-row>
        <table:table-row table:style-name="ro1">
          <table:table-cell table:style-name="ce10" office:value-type="date" office:date-value="2020-10-16" calcext:value-type="date">
            <text:p>2020-10-16</text:p>
          </table:table-cell>
          <table:table-cell table:style-name="ce3" office:value-type="float" office:value="8036049" calcext:value-type="float">
            <text:p>8036049</text:p>
          </table:table-cell>
          <table:table-cell table:style-name="ce3" office:value-type="float" office:value="218936" calcext:value-type="float">
            <text:p>218936</text:p>
          </table:table-cell>
          <table:table-cell table:style-name="ce15" table:formula="of:=[.B270]-[.B269]" office:value-type="float" office:value="68449" calcext:value-type="float">
            <text:p>68,449</text:p>
          </table:table-cell>
          <table:table-cell table:style-name="ce15" table:formula="of:=[.C270]-[.C269]" office:value-type="float" office:value="905" calcext:value-type="float">
            <text:p>905</text:p>
          </table:table-cell>
          <table:table-cell table:style-name="ce15" table:formula="of:=AVERAGE([.E257:.E270])" office:value-type="float" office:value="711.285714285714" calcext:value-type="float">
            <text:p>711</text:p>
          </table:table-cell>
          <table:table-cell table:style-name="ce15" table:formula="of:=AVERAGE([.E264:.E270])" office:value-type="float" office:value="701" calcext:value-type="float">
            <text:p>701</text:p>
          </table:table-cell>
        </table:table-row>
        <table:table-row table:style-name="ro1">
          <table:table-cell table:style-name="ce10" office:value-type="date" office:date-value="2020-10-17" calcext:value-type="date">
            <text:p>2020-10-17</text:p>
          </table:table-cell>
          <table:table-cell table:style-name="ce3" office:value-type="float" office:value="8092924" calcext:value-type="float">
            <text:p>8092924</text:p>
          </table:table-cell>
          <table:table-cell table:style-name="ce3" office:value-type="float" office:value="219681" calcext:value-type="float">
            <text:p>219681</text:p>
          </table:table-cell>
          <table:table-cell table:style-name="ce15" table:formula="of:=[.B271]-[.B270]" office:value-type="float" office:value="56875" calcext:value-type="float">
            <text:p>56,875</text:p>
          </table:table-cell>
          <table:table-cell table:style-name="ce15" table:formula="of:=[.C271]-[.C270]" office:value-type="float" office:value="745" calcext:value-type="float">
            <text:p>745</text:p>
          </table:table-cell>
          <table:table-cell table:style-name="ce15" table:formula="of:=AVERAGE([.E258:.E271])" office:value-type="float" office:value="716" calcext:value-type="float">
            <text:p>716</text:p>
          </table:table-cell>
          <table:table-cell table:style-name="ce15" table:formula="of:=AVERAGE([.E265:.E271])" office:value-type="float" office:value="717.857142857143" calcext:value-type="float">
            <text:p>718</text:p>
          </table:table-cell>
        </table:table-row>
        <table:table-row table:style-name="ro1">
          <table:table-cell table:style-name="ce10" office:value-type="date" office:date-value="2020-10-18" calcext:value-type="date">
            <text:p>2020-10-18</text:p>
          </table:table-cell>
          <table:table-cell table:style-name="ce3" office:value-type="float" office:value="8142220" calcext:value-type="float">
            <text:p>8142220</text:p>
          </table:table-cell>
          <table:table-cell table:style-name="ce3" office:value-type="float" office:value="220109" calcext:value-type="float">
            <text:p>220109</text:p>
          </table:table-cell>
          <table:table-cell table:style-name="ce15" table:formula="of:=[.B272]-[.B271]" office:value-type="float" office:value="49296" calcext:value-type="float">
            <text:p>49,296</text:p>
          </table:table-cell>
          <table:table-cell table:style-name="ce15" table:formula="of:=[.C272]-[.C271]" office:value-type="float" office:value="428" calcext:value-type="float">
            <text:p>428</text:p>
          </table:table-cell>
          <table:table-cell table:style-name="ce15" table:formula="of:=AVERAGE([.E259:.E272])" office:value-type="float" office:value="721.642857142857" calcext:value-type="float">
            <text:p>722</text:p>
          </table:table-cell>
          <table:table-cell table:style-name="ce15" table:formula="of:=AVERAGE([.E266:.E272])" office:value-type="float" office:value="718.714285714286" calcext:value-type="float">
            <text:p>719</text:p>
          </table:table-cell>
        </table:table-row>
        <table:table-row table:style-name="ro1">
          <table:table-cell table:style-name="ce10" office:value-type="date" office:date-value="2020-10-19" calcext:value-type="date">
            <text:p>2020-10-19</text:p>
          </table:table-cell>
          <table:table-cell table:style-name="ce3" office:value-type="float" office:value="8209226" calcext:value-type="float">
            <text:p>8209226</text:p>
          </table:table-cell>
          <table:table-cell table:style-name="ce3" office:value-type="float" office:value="220576" calcext:value-type="float">
            <text:p>220576</text:p>
          </table:table-cell>
          <table:table-cell table:style-name="ce15" table:formula="of:=[.B273]-[.B272]" office:value-type="float" office:value="67006" calcext:value-type="float">
            <text:p>67,006</text:p>
          </table:table-cell>
          <table:table-cell table:style-name="ce15" table:formula="of:=[.C273]-[.C272]" office:value-type="float" office:value="467" calcext:value-type="float">
            <text:p>467</text:p>
          </table:table-cell>
          <table:table-cell table:style-name="ce15" table:formula="of:=AVERAGE([.E260:.E273])" office:value-type="float" office:value="722" calcext:value-type="float">
            <text:p>722</text:p>
          </table:table-cell>
          <table:table-cell table:style-name="ce15" table:formula="of:=AVERAGE([.E267:.E273])" office:value-type="float" office:value="737.285714285714" calcext:value-type="float">
            <text:p>737</text:p>
          </table:table-cell>
        </table:table-row>
        <table:table-row table:style-name="ro1">
          <table:table-cell table:style-name="ce10" office:value-type="date" office:date-value="2020-10-20" calcext:value-type="date">
            <text:p>2020-10-20</text:p>
          </table:table-cell>
          <table:table-cell table:style-name="ce3" office:value-type="float" office:value="8270314" calcext:value-type="float">
            <text:p>8270314</text:p>
          </table:table-cell>
          <table:table-cell table:style-name="ce3" office:value-type="float" office:value="221510" calcext:value-type="float">
            <text:p>221510</text:p>
          </table:table-cell>
          <table:table-cell table:style-name="ce15" table:formula="of:=[.B274]-[.B273]" office:value-type="float" office:value="61088" calcext:value-type="float">
            <text:p>61,088</text:p>
          </table:table-cell>
          <table:table-cell table:style-name="ce15" table:formula="of:=[.C274]-[.C273]" office:value-type="float" office:value="934" calcext:value-type="float">
            <text:p>934</text:p>
          </table:table-cell>
          <table:table-cell table:style-name="ce15" table:formula="of:=AVERAGE([.E261:.E274])" office:value-type="float" office:value="738.571428571429" calcext:value-type="float">
            <text:p>739</text:p>
          </table:table-cell>
          <table:table-cell table:style-name="ce15" table:formula="of:=AVERAGE([.E268:.E274])" office:value-type="float" office:value="756.857142857143" calcext:value-type="float">
            <text:p>757</text:p>
          </table:table-cell>
        </table:table-row>
        <table:table-row table:style-name="ro1">
          <table:table-cell table:style-name="ce10" office:value-type="date" office:date-value="2020-10-21" calcext:value-type="date">
            <text:p>2020-10-21</text:p>
          </table:table-cell>
          <table:table-cell table:style-name="ce3" office:value-type="float" office:value="8333340" calcext:value-type="float">
            <text:p>8333340</text:p>
          </table:table-cell>
          <table:table-cell table:style-name="ce3" office:value-type="float" office:value="222665" calcext:value-type="float">
            <text:p>222665</text:p>
          </table:table-cell>
          <table:table-cell table:style-name="ce15" table:formula="of:=[.B275]-[.B274]" office:value-type="float" office:value="63026" calcext:value-type="float">
            <text:p>63,026</text:p>
          </table:table-cell>
          <table:table-cell table:style-name="ce15" table:formula="of:=[.C275]-[.C274]" office:value-type="float" office:value="1155" calcext:value-type="float">
            <text:p>1,155</text:p>
          </table:table-cell>
          <table:table-cell table:style-name="ce15" table:formula="of:=AVERAGE([.E262:.E275])" office:value-type="float" office:value="754.642857142857" calcext:value-type="float">
            <text:p>755</text:p>
          </table:table-cell>
          <table:table-cell table:style-name="ce15" table:formula="of:=AVERAGE([.E269:.E275])" office:value-type="float" office:value="778.857142857143" calcext:value-type="float">
            <text:p>779</text:p>
          </table:table-cell>
        </table:table-row>
        <table:table-row table:style-name="ro1">
          <table:table-cell table:style-name="ce10" office:value-type="date" office:date-value="2020-10-22" calcext:value-type="date">
            <text:p>2020-10-22</text:p>
          </table:table-cell>
          <table:table-cell table:style-name="ce3" office:value-type="float" office:value="8408675" calcext:value-type="float">
            <text:p>8408675</text:p>
          </table:table-cell>
          <table:table-cell table:style-name="ce3" office:value-type="float" office:value="223515" calcext:value-type="float">
            <text:p>223515</text:p>
          </table:table-cell>
          <table:table-cell table:style-name="ce15" table:formula="of:=[.B276]-[.B275]" office:value-type="float" office:value="75335" calcext:value-type="float">
            <text:p>75,335</text:p>
          </table:table-cell>
          <table:table-cell table:style-name="ce15" table:formula="of:=[.C276]-[.C275]" office:value-type="float" office:value="850" calcext:value-type="float">
            <text:p>850</text:p>
          </table:table-cell>
          <table:table-cell table:style-name="ce15" table:formula="of:=AVERAGE([.E263:.E276])" office:value-type="float" office:value="746.5" calcext:value-type="float">
            <text:p>747</text:p>
          </table:table-cell>
          <table:table-cell table:style-name="ce15" table:formula="of:=AVERAGE([.E270:.E276])" office:value-type="float" office:value="783.428571428571" calcext:value-type="float">
            <text:p>783</text:p>
          </table:table-cell>
        </table:table-row>
        <table:table-row table:style-name="ro1">
          <table:table-cell table:style-name="ce10" office:value-type="date" office:date-value="2020-10-23" calcext:value-type="date">
            <text:p>2020-10-23</text:p>
          </table:table-cell>
          <table:table-cell table:style-name="ce3" office:value-type="float" office:value="8489662" calcext:value-type="float">
            <text:p>8489662</text:p>
          </table:table-cell>
          <table:table-cell table:style-name="ce3" office:value-type="float" office:value="224466" calcext:value-type="float">
            <text:p>224466</text:p>
          </table:table-cell>
          <table:table-cell table:style-name="ce15" table:formula="of:=[.B277]-[.B276]" office:value-type="float" office:value="80987" calcext:value-type="float">
            <text:p>80,987</text:p>
          </table:table-cell>
          <table:table-cell table:style-name="ce15" table:formula="of:=[.C277]-[.C276]" office:value-type="float" office:value="951" calcext:value-type="float">
            <text:p>951</text:p>
          </table:table-cell>
          <table:table-cell table:style-name="ce15" table:formula="of:=AVERAGE([.E264:.E277])" office:value-type="float" office:value="745.5" calcext:value-type="float">
            <text:p>746</text:p>
          </table:table-cell>
          <table:table-cell table:style-name="ce15" table:formula="of:=AVERAGE([.E271:.E277])" office:value-type="float" office:value="790" calcext:value-type="float">
            <text:p>790</text:p>
          </table:table-cell>
        </table:table-row>
        <table:table-row table:style-name="ro1">
          <table:table-cell table:style-name="ce10" office:value-type="date" office:date-value="2020-10-24" calcext:value-type="date">
            <text:p>2020-10-24</text:p>
          </table:table-cell>
          <table:table-cell table:style-name="ce3" office:value-type="float" office:value="8572449" calcext:value-type="float">
            <text:p>8572449</text:p>
          </table:table-cell>
          <table:table-cell table:style-name="ce3" office:value-type="float" office:value="225402" calcext:value-type="float">
            <text:p>225402</text:p>
          </table:table-cell>
          <table:table-cell table:style-name="ce15" table:formula="of:=[.B278]-[.B277]" office:value-type="float" office:value="82787" calcext:value-type="float">
            <text:p>82,787</text:p>
          </table:table-cell>
          <table:table-cell table:style-name="ce15" table:formula="of:=[.C278]-[.C277]" office:value-type="float" office:value="936" calcext:value-type="float">
            <text:p>936</text:p>
          </table:table-cell>
          <table:table-cell table:style-name="ce15" table:formula="of:=AVERAGE([.E265:.E278])" office:value-type="float" office:value="767.571428571429" calcext:value-type="float">
            <text:p>768</text:p>
          </table:table-cell>
          <table:table-cell table:style-name="ce15" table:formula="of:=AVERAGE([.E272:.E278])" office:value-type="float" office:value="817.285714285714" calcext:value-type="float">
            <text:p>817</text:p>
          </table:table-cell>
        </table:table-row>
        <table:table-row table:style-name="ro1">
          <table:table-cell table:style-name="ce10" office:value-type="date" office:date-value="2020-10-25" calcext:value-type="date">
            <text:p>2020-10-25</text:p>
          </table:table-cell>
          <table:table-cell table:style-name="ce3" office:value-type="float" office:value="8634210" calcext:value-type="float">
            <text:p>8634210</text:p>
          </table:table-cell>
          <table:table-cell table:style-name="ce3" office:value-type="float" office:value="225780" calcext:value-type="float">
            <text:p>225780</text:p>
          </table:table-cell>
          <table:table-cell table:style-name="ce15" table:formula="of:=[.B279]-[.B278]" office:value-type="float" office:value="61761" calcext:value-type="float">
            <text:p>61,761</text:p>
          </table:table-cell>
          <table:table-cell table:style-name="ce15" table:formula="of:=[.C279]-[.C278]" office:value-type="float" office:value="378" calcext:value-type="float">
            <text:p>378</text:p>
          </table:table-cell>
          <table:table-cell table:style-name="ce15" table:formula="of:=AVERAGE([.E266:.E279])" office:value-type="float" office:value="764.428571428571" calcext:value-type="float">
            <text:p>764</text:p>
          </table:table-cell>
          <table:table-cell table:style-name="ce15" table:formula="of:=AVERAGE([.E273:.E279])" office:value-type="float" office:value="810.142857142857" calcext:value-type="float">
            <text:p>810</text:p>
          </table:table-cell>
        </table:table-row>
        <table:table-row table:style-name="ro1">
          <table:table-cell table:style-name="ce10" office:value-type="date" office:date-value="2020-10-26" calcext:value-type="date">
            <text:p>2020-10-26</text:p>
          </table:table-cell>
          <table:table-cell table:style-name="ce3" office:value-type="float" office:value="8700789" calcext:value-type="float">
            <text:p>8700789</text:p>
          </table:table-cell>
          <table:table-cell table:style-name="ce3" office:value-type="float" office:value="226272" calcext:value-type="float">
            <text:p>226272</text:p>
          </table:table-cell>
          <table:table-cell table:style-name="ce15" table:formula="of:=[.B280]-[.B279]" office:value-type="float" office:value="66579" calcext:value-type="float">
            <text:p>66,579</text:p>
          </table:table-cell>
          <table:table-cell table:style-name="ce15" table:formula="of:=[.C280]-[.C279]" office:value-type="float" office:value="492" calcext:value-type="float">
            <text:p>492</text:p>
          </table:table-cell>
          <table:table-cell table:style-name="ce15" table:formula="of:=AVERAGE([.E267:.E280])" office:value-type="float" office:value="775.5" calcext:value-type="float">
            <text:p>776</text:p>
          </table:table-cell>
          <table:table-cell table:style-name="ce15" table:formula="of:=AVERAGE([.E274:.E280])" office:value-type="float" office:value="813.714285714286" calcext:value-type="float">
            <text:p>814</text:p>
          </table:table-cell>
        </table:table-row>
        <table:table-row table:style-name="ro1">
          <table:table-cell table:style-name="ce10" office:value-type="date" office:date-value="2020-10-27" calcext:value-type="date">
            <text:p>2020-10-27</text:p>
          </table:table-cell>
          <table:table-cell table:style-name="ce3" office:value-type="float" office:value="8776790" calcext:value-type="float">
            <text:p>8776790</text:p>
          </table:table-cell>
          <table:table-cell table:style-name="ce3" office:value-type="float" office:value="227240" calcext:value-type="float">
            <text:p>227240</text:p>
          </table:table-cell>
          <table:table-cell table:style-name="ce15" table:formula="of:=[.B281]-[.B280]" office:value-type="float" office:value="76001" calcext:value-type="float">
            <text:p>76,001</text:p>
          </table:table-cell>
          <table:table-cell table:style-name="ce15" table:formula="of:=[.C281]-[.C280]" office:value-type="float" office:value="968" calcext:value-type="float">
            <text:p>968</text:p>
          </table:table-cell>
          <table:table-cell table:style-name="ce15" table:formula="of:=AVERAGE([.E268:.E281])" office:value-type="float" office:value="787.714285714286" calcext:value-type="float">
            <text:p>788</text:p>
          </table:table-cell>
          <table:table-cell table:style-name="ce15" table:formula="of:=AVERAGE([.E275:.E281])" office:value-type="float" office:value="818.571428571429" calcext:value-type="float">
            <text:p>819</text:p>
          </table:table-cell>
        </table:table-row>
        <table:table-row table:style-name="ro1">
          <table:table-cell table:style-name="ce10" office:value-type="date" office:date-value="2020-10-28" calcext:value-type="date">
            <text:p>2020-10-28</text:p>
          </table:table-cell>
          <table:table-cell table:style-name="ce3" office:value-type="float" office:value="8855474" calcext:value-type="float">
            <text:p>8855474</text:p>
          </table:table-cell>
          <table:table-cell table:style-name="ce3" office:value-type="float" office:value="228247" calcext:value-type="float">
            <text:p>228247</text:p>
          </table:table-cell>
          <table:table-cell table:style-name="ce15" table:formula="of:=[.B282]-[.B281]" office:value-type="float" office:value="78684" calcext:value-type="float">
            <text:p>78,684</text:p>
          </table:table-cell>
          <table:table-cell table:style-name="ce15" table:formula="of:=[.C282]-[.C281]" office:value-type="float" office:value="1007" calcext:value-type="float">
            <text:p>1,007</text:p>
          </table:table-cell>
          <table:table-cell table:style-name="ce15" table:formula="of:=AVERAGE([.E269:.E282])" office:value-type="float" office:value="788.142857142857" calcext:value-type="float">
            <text:p>788</text:p>
          </table:table-cell>
          <table:table-cell table:style-name="ce15" table:formula="of:=AVERAGE([.E276:.E282])" office:value-type="float" office:value="797.428571428571" calcext:value-type="float">
            <text:p>797</text:p>
          </table:table-cell>
        </table:table-row>
        <table:table-row table:style-name="ro1">
          <table:table-cell table:style-name="ce10" office:value-type="date" office:date-value="2020-10-29" calcext:value-type="date">
            <text:p>2020-10-29</text:p>
          </table:table-cell>
          <table:table-cell table:style-name="ce3" office:value-type="float" office:value="8945642" calcext:value-type="float">
            <text:p>8945642</text:p>
          </table:table-cell>
          <table:table-cell table:style-name="ce3" office:value-type="float" office:value="229214" calcext:value-type="float">
            <text:p>229214</text:p>
          </table:table-cell>
          <table:table-cell table:style-name="ce15" table:formula="of:=[.B283]-[.B282]" office:value-type="float" office:value="90168" calcext:value-type="float">
            <text:p>90,168</text:p>
          </table:table-cell>
          <table:table-cell table:style-name="ce15" table:formula="of:=[.C283]-[.C282]" office:value-type="float" office:value="967" calcext:value-type="float">
            <text:p>967</text:p>
          </table:table-cell>
          <table:table-cell table:style-name="ce15" table:formula="of:=AVERAGE([.E270:.E283])" office:value-type="float" office:value="798.785714285714" calcext:value-type="float">
            <text:p>799</text:p>
          </table:table-cell>
          <table:table-cell table:style-name="ce15" table:formula="of:=AVERAGE([.E277:.E283])" office:value-type="float" office:value="814.142857142857" calcext:value-type="float">
            <text:p>814</text:p>
          </table:table-cell>
        </table:table-row>
        <table:table-row table:style-name="ro1">
          <table:table-cell table:style-name="ce10" office:value-type="date" office:date-value="2020-10-30" calcext:value-type="date">
            <text:p>2020-10-30</text:p>
          </table:table-cell>
          <table:table-cell table:style-name="ce3" office:value-type="float" office:value="9044161" calcext:value-type="float">
            <text:p>9044161</text:p>
          </table:table-cell>
          <table:table-cell table:style-name="ce3" office:value-type="float" office:value="230242" calcext:value-type="float">
            <text:p>230242</text:p>
          </table:table-cell>
          <table:table-cell table:style-name="ce15" table:formula="of:=[.B284]-[.B283]" office:value-type="float" office:value="98519" calcext:value-type="float">
            <text:p>98,519</text:p>
          </table:table-cell>
          <table:table-cell table:style-name="ce15" table:formula="of:=[.C284]-[.C283]" office:value-type="float" office:value="1028" calcext:value-type="float">
            <text:p>1,028</text:p>
          </table:table-cell>
          <table:table-cell table:style-name="ce15" table:formula="of:=AVERAGE([.E271:.E284])" office:value-type="float" office:value="807.571428571429" calcext:value-type="float">
            <text:p>808</text:p>
          </table:table-cell>
          <table:table-cell table:style-name="ce15" table:formula="of:=AVERAGE([.E278:.E284])" office:value-type="float" office:value="825.142857142857" calcext:value-type="float">
            <text:p>825</text:p>
          </table:table-cell>
        </table:table-row>
        <table:table-row table:style-name="ro1">
          <table:table-cell table:style-name="ce10" office:value-type="date" office:date-value="2020-10-31" calcext:value-type="date">
            <text:p>2020-10-31</text:p>
          </table:table-cell>
          <table:table-cell table:style-name="ce3" office:value-type="float" office:value="9133045" calcext:value-type="float">
            <text:p>9133045</text:p>
          </table:table-cell>
          <table:table-cell table:style-name="ce3" office:value-type="float" office:value="231127" calcext:value-type="float">
            <text:p>231127</text:p>
          </table:table-cell>
          <table:table-cell table:style-name="ce15" table:formula="of:=[.B285]-[.B284]" office:value-type="float" office:value="88884" calcext:value-type="float">
            <text:p>88,884</text:p>
          </table:table-cell>
          <table:table-cell table:style-name="ce15" table:formula="of:=[.C285]-[.C284]" office:value-type="float" office:value="885" calcext:value-type="float">
            <text:p>885</text:p>
          </table:table-cell>
          <table:table-cell table:style-name="ce15" table:formula="of:=AVERAGE([.E272:.E285])" office:value-type="float" office:value="817.571428571429" calcext:value-type="float">
            <text:p>818</text:p>
          </table:table-cell>
          <table:table-cell table:style-name="ce15" table:formula="of:=AVERAGE([.E279:.E285])" office:value-type="float" office:value="817.857142857143" calcext:value-type="float">
            <text:p>818</text:p>
          </table:table-cell>
        </table:table-row>
        <table:table-row table:style-name="ro1">
          <table:table-cell table:style-name="ce10" office:value-type="date" office:date-value="2020-11-01" calcext:value-type="date">
            <text:p>2020-11-01</text:p>
          </table:table-cell>
          <table:table-cell table:style-name="ce3" office:value-type="float" office:value="9208607" calcext:value-type="float">
            <text:p>9208607</text:p>
          </table:table-cell>
          <table:table-cell table:style-name="ce3" office:value-type="float" office:value="231535" calcext:value-type="float">
            <text:p>231535</text:p>
          </table:table-cell>
          <table:table-cell table:style-name="ce15" table:formula="of:=[.B286]-[.B285]" office:value-type="float" office:value="75562" calcext:value-type="float">
            <text:p>75,562</text:p>
          </table:table-cell>
          <table:table-cell table:style-name="ce15" table:formula="of:=[.C286]-[.C285]" office:value-type="float" office:value="408" calcext:value-type="float">
            <text:p>408</text:p>
          </table:table-cell>
          <table:table-cell table:style-name="ce15" table:formula="of:=AVERAGE([.E273:.E286])" office:value-type="float" office:value="816.142857142857" calcext:value-type="float">
            <text:p>816</text:p>
          </table:table-cell>
          <table:table-cell table:style-name="ce15" table:formula="of:=AVERAGE([.E280:.E286])" office:value-type="float" office:value="822.142857142857" calcext:value-type="float">
            <text:p>822</text:p>
          </table:table-cell>
        </table:table-row>
        <table:table-row table:style-name="ro1">
          <table:table-cell table:style-name="ce10" office:value-type="date" office:date-value="2020-11-02" calcext:value-type="date">
            <text:p>2020-11-02</text:p>
          </table:table-cell>
          <table:table-cell table:style-name="ce3" office:value-type="float" office:value="9292091" calcext:value-type="float">
            <text:p>9292091</text:p>
          </table:table-cell>
          <table:table-cell table:style-name="ce3" office:value-type="float" office:value="232067" calcext:value-type="float">
            <text:p>232067</text:p>
          </table:table-cell>
          <table:table-cell table:style-name="ce15" table:formula="of:=[.B287]-[.B286]" office:value-type="float" office:value="83484" calcext:value-type="float">
            <text:p>83,484</text:p>
          </table:table-cell>
          <table:table-cell table:style-name="ce15" table:formula="of:=[.C287]-[.C286]" office:value-type="float" office:value="532" calcext:value-type="float">
            <text:p>532</text:p>
          </table:table-cell>
          <table:table-cell table:style-name="ce15" table:formula="of:=AVERAGE([.E274:.E287])" office:value-type="float" office:value="820.785714285714" calcext:value-type="float">
            <text:p>821</text:p>
          </table:table-cell>
          <table:table-cell table:style-name="ce15" table:formula="of:=AVERAGE([.E281:.E287])" office:value-type="float" office:value="827.857142857143" calcext:value-type="float">
            <text:p>828</text:p>
          </table:table-cell>
        </table:table-row>
        <table:table-row table:style-name="ro1">
          <table:table-cell table:style-name="ce10" office:value-type="date" office:date-value="2020-11-03" calcext:value-type="date">
            <text:p>2020-11-03</text:p>
          </table:table-cell>
          <table:table-cell table:style-name="ce3" office:value-type="float" office:value="9416709" calcext:value-type="float">
            <text:p>9416709</text:p>
          </table:table-cell>
          <table:table-cell table:style-name="ce3" office:value-type="float" office:value="233638" calcext:value-type="float">
            <text:p>233638</text:p>
          </table:table-cell>
          <table:table-cell table:style-name="ce15" table:formula="of:=[.B288]-[.B287]" office:value-type="float" office:value="124618" calcext:value-type="float">
            <text:p>124,618</text:p>
          </table:table-cell>
          <table:table-cell table:style-name="ce15" table:formula="of:=[.C288]-[.C287]" office:value-type="float" office:value="1571" calcext:value-type="float">
            <text:p>1,571</text:p>
          </table:table-cell>
          <table:table-cell table:style-name="ce15" table:formula="of:=AVERAGE([.E275:.E288])" office:value-type="float" office:value="866.285714285714" calcext:value-type="float">
            <text:p>866</text:p>
          </table:table-cell>
          <table:table-cell table:style-name="ce15" table:formula="of:=AVERAGE([.E282:.E288])" office:value-type="float" office:value="914" calcext:value-type="float">
            <text:p>914</text:p>
          </table:table-cell>
        </table:table-row>
        <table:table-row table:style-name="ro1">
          <table:table-cell table:style-name="ce10" office:value-type="date" office:date-value="2020-11-04" calcext:value-type="date">
            <text:p>2020-11-04</text:p>
          </table:table-cell>
          <table:table-cell table:style-name="ce3" office:value-type="float" office:value="9519582" calcext:value-type="float">
            <text:p>9519582</text:p>
          </table:table-cell>
          <table:table-cell table:style-name="ce3" office:value-type="float" office:value="234728" calcext:value-type="float">
            <text:p>234728</text:p>
          </table:table-cell>
          <table:table-cell table:style-name="ce15" table:formula="of:=[.B289]-[.B288]" office:value-type="float" office:value="102873" calcext:value-type="float">
            <text:p>102,873</text:p>
          </table:table-cell>
          <table:table-cell table:style-name="ce15" table:formula="of:=[.C289]-[.C288]" office:value-type="float" office:value="1090" calcext:value-type="float">
            <text:p>1,090</text:p>
          </table:table-cell>
          <table:table-cell table:style-name="ce15" table:formula="of:=AVERAGE([.E276:.E289])" office:value-type="float" office:value="861.642857142857" calcext:value-type="float">
            <text:p>862</text:p>
          </table:table-cell>
          <table:table-cell table:style-name="ce15" table:formula="of:=AVERAGE([.E283:.E289])" office:value-type="float" office:value="925.857142857143" calcext:value-type="float">
            <text:p>926</text:p>
          </table:table-cell>
        </table:table-row>
        <table:table-row table:style-name="ro1">
          <table:table-cell table:style-name="ce10" office:value-type="date" office:date-value="2020-11-05" calcext:value-type="date">
            <text:p>2020-11-05</text:p>
          </table:table-cell>
          <table:table-cell table:style-name="ce3" office:value-type="float" office:value="9645772" calcext:value-type="float">
            <text:p>9645772</text:p>
          </table:table-cell>
          <table:table-cell table:style-name="ce3" office:value-type="float" office:value="235878" calcext:value-type="float">
            <text:p>235878</text:p>
          </table:table-cell>
          <table:table-cell table:style-name="ce15" table:formula="of:=[.B290]-[.B289]" office:value-type="float" office:value="126190" calcext:value-type="float">
            <text:p>126,190</text:p>
          </table:table-cell>
          <table:table-cell table:style-name="ce15" table:formula="of:=[.C290]-[.C289]" office:value-type="float" office:value="1150" calcext:value-type="float">
            <text:p>1,150</text:p>
          </table:table-cell>
          <table:table-cell table:style-name="ce15" table:formula="of:=AVERAGE([.E277:.E290])" office:value-type="float" office:value="883.071428571429" calcext:value-type="float">
            <text:p>883</text:p>
          </table:table-cell>
          <table:table-cell table:style-name="ce15" table:formula="of:=AVERAGE([.E284:.E290])" office:value-type="float" office:value="952" calcext:value-type="float">
            <text:p>952</text:p>
          </table:table-cell>
        </table:table-row>
        <table:table-row table:style-name="ro1">
          <table:table-cell table:style-name="ce10" office:value-type="date" office:date-value="2020-11-06" calcext:value-type="date">
            <text:p>2020-11-06</text:p>
          </table:table-cell>
          <table:table-cell table:style-name="ce3" office:value-type="float" office:value="9771480" calcext:value-type="float">
            <text:p>9771480</text:p>
          </table:table-cell>
          <table:table-cell table:style-name="ce3" office:value-type="float" office:value="237073" calcext:value-type="float">
            <text:p>237073</text:p>
          </table:table-cell>
          <table:table-cell table:style-name="ce15" table:formula="of:=[.B291]-[.B290]" office:value-type="float" office:value="125708" calcext:value-type="float">
            <text:p>125,708</text:p>
          </table:table-cell>
          <table:table-cell table:style-name="ce15" table:formula="of:=[.C291]-[.C290]" office:value-type="float" office:value="1195" calcext:value-type="float">
            <text:p>1,195</text:p>
          </table:table-cell>
          <table:table-cell table:style-name="ce15" table:formula="of:=AVERAGE([.E278:.E291])" office:value-type="float" office:value="900.5" calcext:value-type="float">
            <text:p>901</text:p>
          </table:table-cell>
          <table:table-cell table:style-name="ce15" table:formula="of:=AVERAGE([.E285:.E291])" office:value-type="float" office:value="975.857142857143" calcext:value-type="float">
            <text:p>976</text:p>
          </table:table-cell>
        </table:table-row>
        <table:table-row table:style-name="ro1">
          <table:table-cell table:style-name="ce10" office:value-type="date" office:date-value="2020-11-07" calcext:value-type="date">
            <text:p>2020-11-07</text:p>
          </table:table-cell>
          <table:table-cell table:style-name="ce3" office:value-type="float" office:value="9899480" calcext:value-type="float">
            <text:p>9899480</text:p>
          </table:table-cell>
          <table:table-cell table:style-name="ce3" office:value-type="float" office:value="238081" calcext:value-type="float">
            <text:p>238081</text:p>
          </table:table-cell>
          <table:table-cell table:style-name="ce15" table:formula="of:=[.B292]-[.B291]" office:value-type="float" office:value="128000" calcext:value-type="float">
            <text:p>128,000</text:p>
          </table:table-cell>
          <table:table-cell table:style-name="ce15" table:formula="of:=[.C292]-[.C291]" office:value-type="float" office:value="1008" calcext:value-type="float">
            <text:p>1,008</text:p>
          </table:table-cell>
          <table:table-cell table:style-name="ce15" table:formula="of:=AVERAGE([.E279:.E292])" office:value-type="float" office:value="905.642857142857" calcext:value-type="float">
            <text:p>906</text:p>
          </table:table-cell>
          <table:table-cell table:style-name="ce15" table:formula="of:=AVERAGE([.E286:.E292])" office:value-type="float" office:value="993.428571428571" calcext:value-type="float">
            <text:p>993</text:p>
          </table:table-cell>
        </table:table-row>
        <table:table-row table:style-name="ro1">
          <table:table-cell table:style-name="ce10" office:value-type="date" office:date-value="2020-11-08" calcext:value-type="date">
            <text:p>2020-11-08</text:p>
          </table:table-cell>
          <table:table-cell table:style-name="ce3" office:value-type="float" office:value="10009386" calcext:value-type="float">
            <text:p>10009386</text:p>
          </table:table-cell>
          <table:table-cell table:style-name="ce3" office:value-type="float" office:value="238554" calcext:value-type="float">
            <text:p>238554</text:p>
          </table:table-cell>
          <table:table-cell table:style-name="ce15" table:formula="of:=[.B293]-[.B292]" office:value-type="float" office:value="109906" calcext:value-type="float">
            <text:p>109,906</text:p>
          </table:table-cell>
          <table:table-cell table:style-name="ce15" table:formula="of:=[.C293]-[.C292]" office:value-type="float" office:value="473" calcext:value-type="float">
            <text:p>473</text:p>
          </table:table-cell>
          <table:table-cell table:style-name="ce15" table:formula="of:=AVERAGE([.E280:.E293])" office:value-type="float" office:value="912.428571428571" calcext:value-type="float">
            <text:p>912</text:p>
          </table:table-cell>
          <table:table-cell table:style-name="ce15" table:formula="of:=AVERAGE([.E287:.E293])" office:value-type="float" office:value="1002.71428571429" calcext:value-type="float">
            <text:p>1,003</text:p>
          </table:table-cell>
        </table:table-row>
        <table:table-row table:style-name="ro1">
          <table:table-cell table:style-name="ce10" office:value-type="date" office:date-value="2020-11-09" calcext:value-type="date">
            <text:p>2020-11-09</text:p>
          </table:table-cell>
          <table:table-cell table:style-name="ce3" office:value-type="float" office:value="10130752" calcext:value-type="float">
            <text:p>10130752</text:p>
          </table:table-cell>
          <table:table-cell table:style-name="ce3" office:value-type="float" office:value="239242" calcext:value-type="float">
            <text:p>239242</text:p>
          </table:table-cell>
          <table:table-cell table:style-name="ce15" table:formula="of:=[.B294]-[.B293]" office:value-type="float" office:value="121366" calcext:value-type="float">
            <text:p>121,366</text:p>
          </table:table-cell>
          <table:table-cell table:style-name="ce15" table:formula="of:=[.C294]-[.C293]" office:value-type="float" office:value="688" calcext:value-type="float">
            <text:p>688</text:p>
          </table:table-cell>
          <table:table-cell table:style-name="ce15" table:formula="of:=AVERAGE([.E281:.E294])" office:value-type="float" office:value="926.428571428571" calcext:value-type="float">
            <text:p>926</text:p>
          </table:table-cell>
          <table:table-cell table:style-name="ce15" table:formula="of:=AVERAGE([.E288:.E294])" office:value-type="float" office:value="1025" calcext:value-type="float">
            <text:p>1,025</text:p>
          </table:table-cell>
        </table:table-row>
        <table:table-row table:style-name="ro1">
          <table:table-cell table:style-name="ce10" office:value-type="date" office:date-value="2020-11-10" calcext:value-type="date">
            <text:p>2020-11-10</text:p>
          </table:table-cell>
          <table:table-cell table:style-name="ce3" office:value-type="float" office:value="10268446" calcext:value-type="float">
            <text:p>10268446</text:p>
          </table:table-cell>
          <table:table-cell table:style-name="ce3" office:value-type="float" office:value="240623" calcext:value-type="float">
            <text:p>240623</text:p>
          </table:table-cell>
          <table:table-cell table:style-name="ce15" table:formula="of:=[.B295]-[.B294]" office:value-type="float" office:value="137694" calcext:value-type="float">
            <text:p>137,694</text:p>
          </table:table-cell>
          <table:table-cell table:style-name="ce15" table:formula="of:=[.C295]-[.C294]" office:value-type="float" office:value="1381" calcext:value-type="float">
            <text:p>1,381</text:p>
          </table:table-cell>
          <table:table-cell table:style-name="ce15" table:formula="of:=AVERAGE([.E282:.E295])" office:value-type="float" office:value="955.928571428571" calcext:value-type="float">
            <text:p>956</text:p>
          </table:table-cell>
          <table:table-cell table:style-name="ce15" table:formula="of:=AVERAGE([.E289:.E295])" office:value-type="float" office:value="997.857142857143" calcext:value-type="float">
            <text:p>998</text:p>
          </table:table-cell>
        </table:table-row>
        <table:table-row table:style-name="ro1">
          <table:table-cell table:style-name="ce10" office:value-type="date" office:date-value="2020-11-11" calcext:value-type="date">
            <text:p>2020-11-11</text:p>
          </table:table-cell>
          <table:table-cell table:style-name="ce3" office:value-type="float" office:value="10411994" calcext:value-type="float">
            <text:p>10411994</text:p>
          </table:table-cell>
          <table:table-cell table:style-name="ce3" office:value-type="float" office:value="242036" calcext:value-type="float">
            <text:p>242036</text:p>
          </table:table-cell>
          <table:table-cell table:style-name="ce15" table:formula="of:=[.B296]-[.B295]" office:value-type="float" office:value="143548" calcext:value-type="float">
            <text:p>143,548</text:p>
          </table:table-cell>
          <table:table-cell table:style-name="ce15" table:formula="of:=[.C296]-[.C295]" office:value-type="float" office:value="1413" calcext:value-type="float">
            <text:p>1,413</text:p>
          </table:table-cell>
          <table:table-cell table:style-name="ce15" table:formula="of:=AVERAGE([.E283:.E296])" office:value-type="float" office:value="984.928571428572" calcext:value-type="float">
            <text:p>985</text:p>
          </table:table-cell>
          <table:table-cell table:style-name="ce15" table:formula="of:=AVERAGE([.E290:.E296])" office:value-type="float" office:value="1044" calcext:value-type="float">
            <text:p>1,044</text:p>
          </table:table-cell>
        </table:table-row>
        <table:table-row table:style-name="ro1">
          <table:table-cell table:style-name="ce10" office:value-type="date" office:date-value="2020-11-12" calcext:value-type="date">
            <text:p>2020-11-12</text:p>
          </table:table-cell>
          <table:table-cell table:style-name="ce3" office:value-type="float" office:value="10573242" calcext:value-type="float">
            <text:p>10573242</text:p>
          </table:table-cell>
          <table:table-cell table:style-name="ce3" office:value-type="float" office:value="243245" calcext:value-type="float">
            <text:p>243245</text:p>
          </table:table-cell>
          <table:table-cell table:style-name="ce15" table:formula="of:=[.B297]-[.B296]" office:value-type="float" office:value="161248" calcext:value-type="float">
            <text:p>161,248</text:p>
          </table:table-cell>
          <table:table-cell table:style-name="ce15" table:formula="of:=[.C297]-[.C296]" office:value-type="float" office:value="1209" calcext:value-type="float">
            <text:p>1,209</text:p>
          </table:table-cell>
          <table:table-cell table:style-name="ce15" table:formula="of:=AVERAGE([.E284:.E297])" office:value-type="float" office:value="1002.21428571429" calcext:value-type="float">
            <text:p>1,002</text:p>
          </table:table-cell>
          <table:table-cell table:style-name="ce15" table:formula="of:=AVERAGE([.E291:.E297])" office:value-type="float" office:value="1052.42857142857" calcext:value-type="float">
            <text:p>1,052</text:p>
          </table:table-cell>
        </table:table-row>
        <table:table-row table:style-name="ro1">
          <table:table-cell table:style-name="ce10" office:value-type="date" office:date-value="2020-11-13" calcext:value-type="date">
            <text:p>2020-11-13</text:p>
          </table:table-cell>
          <table:table-cell table:style-name="ce3" office:value-type="float" office:value="10750810" calcext:value-type="float">
            <text:p>10750810</text:p>
          </table:table-cell>
          <table:table-cell table:style-name="ce3" office:value-type="float" office:value="244403" calcext:value-type="float">
            <text:p>244403</text:p>
          </table:table-cell>
          <table:table-cell table:style-name="ce15" table:formula="of:=[.B298]-[.B297]" office:value-type="float" office:value="177568" calcext:value-type="float">
            <text:p>177,568</text:p>
          </table:table-cell>
          <table:table-cell table:style-name="ce15" table:formula="of:=[.C298]-[.C297]" office:value-type="float" office:value="1158" calcext:value-type="float">
            <text:p>1,158</text:p>
          </table:table-cell>
          <table:table-cell table:style-name="ce15" table:formula="of:=AVERAGE([.E285:.E298])" office:value-type="float" office:value="1011.5" calcext:value-type="float">
            <text:p>1,012</text:p>
          </table:table-cell>
          <table:table-cell table:style-name="ce15" table:formula="of:=AVERAGE([.E292:.E298])" office:value-type="float" office:value="1047.14285714286" calcext:value-type="float">
            <text:p>1,047</text:p>
          </table:table-cell>
        </table:table-row>
        <table:table-row table:style-name="ro1">
          <table:table-cell table:style-name="ce10" office:value-type="date" office:date-value="2020-11-14" calcext:value-type="date">
            <text:p>2020-11-14</text:p>
          </table:table-cell>
          <table:table-cell table:style-name="ce3" office:value-type="float" office:value="10917519" calcext:value-type="float">
            <text:p>10917519</text:p>
          </table:table-cell>
          <table:table-cell table:style-name="ce3" office:value-type="float" office:value="245663" calcext:value-type="float">
            <text:p>245663</text:p>
          </table:table-cell>
          <table:table-cell table:style-name="ce15" table:formula="of:=[.B299]-[.B298]" office:value-type="float" office:value="166709" calcext:value-type="float">
            <text:p>166,709</text:p>
          </table:table-cell>
          <table:table-cell table:style-name="ce15" table:formula="of:=[.C299]-[.C298]" office:value-type="float" office:value="1260" calcext:value-type="float">
            <text:p>1,260</text:p>
          </table:table-cell>
          <table:table-cell table:style-name="ce15" table:formula="of:=AVERAGE([.E286:.E299])" office:value-type="float" office:value="1038.28571428571" calcext:value-type="float">
            <text:p>1,038</text:p>
          </table:table-cell>
          <table:table-cell table:style-name="ce15" table:formula="of:=AVERAGE([.E293:.E299])" office:value-type="float" office:value="1083.14285714286" calcext:value-type="float">
            <text:p>1,083</text:p>
          </table:table-cell>
        </table:table-row>
        <table:table-row table:style-name="ro1">
          <table:table-cell table:style-name="ce10" office:value-type="date" office:date-value="2020-11-15" calcext:value-type="date">
            <text:p>2020-11-15</text:p>
          </table:table-cell>
          <table:table-cell table:style-name="ce3" office:value-type="float" office:value="11053304" calcext:value-type="float">
            <text:p>11053304</text:p>
          </table:table-cell>
          <table:table-cell table:style-name="ce3" office:value-type="float" office:value="246290" calcext:value-type="float">
            <text:p>246290</text:p>
          </table:table-cell>
          <table:table-cell table:style-name="ce15" table:formula="of:=[.B300]-[.B299]" office:value-type="float" office:value="135785" calcext:value-type="float">
            <text:p>135,785</text:p>
          </table:table-cell>
          <table:table-cell table:style-name="ce15" table:formula="of:=[.C300]-[.C299]" office:value-type="float" office:value="627" calcext:value-type="float">
            <text:p>627</text:p>
          </table:table-cell>
          <table:table-cell table:style-name="ce15" table:formula="of:=AVERAGE([.E287:.E300])" office:value-type="float" office:value="1053.92857142857" calcext:value-type="float">
            <text:p>1,054</text:p>
          </table:table-cell>
          <table:table-cell table:style-name="ce15" table:formula="of:=AVERAGE([.E294:.E300])" office:value-type="float" office:value="1105.14285714286" calcext:value-type="float">
            <text:p>1,105</text:p>
          </table:table-cell>
        </table:table-row>
        <table:table-row table:style-name="ro1">
          <table:table-cell table:style-name="ce10" office:value-type="date" office:date-value="2020-11-16" calcext:value-type="date">
            <text:p>2020-11-16</text:p>
          </table:table-cell>
          <table:table-cell table:style-name="ce3" office:value-type="float" office:value="11211070" calcext:value-type="float">
            <text:p>11211070</text:p>
          </table:table-cell>
          <table:table-cell table:style-name="ce3" office:value-type="float" office:value="247024" calcext:value-type="float">
            <text:p>247024</text:p>
          </table:table-cell>
          <table:table-cell table:style-name="ce15" table:formula="of:=[.B301]-[.B300]" office:value-type="float" office:value="157766" calcext:value-type="float">
            <text:p>157,766</text:p>
          </table:table-cell>
          <table:table-cell table:style-name="ce15" table:formula="of:=[.C301]-[.C300]" office:value-type="float" office:value="734" calcext:value-type="float">
            <text:p>734</text:p>
          </table:table-cell>
          <table:table-cell table:style-name="ce15" table:formula="of:=AVERAGE([.E288:.E301])" office:value-type="float" office:value="1068.35714285714" calcext:value-type="float">
            <text:p>1,068</text:p>
          </table:table-cell>
          <table:table-cell table:style-name="ce15" table:formula="of:=AVERAGE([.E295:.E301])" office:value-type="float" office:value="1111.71428571429" calcext:value-type="float">
            <text:p>1,112</text:p>
          </table:table-cell>
        </table:table-row>
        <table:table-row table:style-name="ro1">
          <table:table-cell table:style-name="ce10" office:value-type="date" office:date-value="2020-11-17" calcext:value-type="date">
            <text:p>2020-11-17</text:p>
          </table:table-cell>
          <table:table-cell table:style-name="ce3" office:value-type="float" office:value="11371585" calcext:value-type="float">
            <text:p>11371585</text:p>
          </table:table-cell>
          <table:table-cell table:style-name="ce3" office:value-type="float" office:value="248716" calcext:value-type="float">
            <text:p>248716</text:p>
          </table:table-cell>
          <table:table-cell table:style-name="ce15" table:formula="of:=[.B302]-[.B301]" office:value-type="float" office:value="160515" calcext:value-type="float">
            <text:p>160,515</text:p>
          </table:table-cell>
          <table:table-cell table:style-name="ce15" table:formula="of:=[.C302]-[.C301]" office:value-type="float" office:value="1692" calcext:value-type="float">
            <text:p>1,692</text:p>
          </table:table-cell>
          <table:table-cell table:style-name="ce15" table:formula="of:=AVERAGE([.E289:.E302])" office:value-type="float" office:value="1077" calcext:value-type="float">
            <text:p>1,077</text:p>
          </table:table-cell>
          <table:table-cell table:style-name="ce15" table:formula="of:=AVERAGE([.E296:.E302])" office:value-type="float" office:value="1156.14285714286" calcext:value-type="float">
            <text:p>1,156</text:p>
          </table:table-cell>
        </table:table-row>
        <table:table-row table:style-name="ro1">
          <table:table-cell table:style-name="ce10" office:value-type="date" office:date-value="2020-11-18" calcext:value-type="date">
            <text:p>2020-11-18</text:p>
          </table:table-cell>
          <table:table-cell table:style-name="ce3" office:value-type="float" office:value="11541986" calcext:value-type="float">
            <text:p>11541986</text:p>
          </table:table-cell>
          <table:table-cell table:style-name="ce3" office:value-type="float" office:value="250613" calcext:value-type="float">
            <text:p>250613</text:p>
          </table:table-cell>
          <table:table-cell table:style-name="ce15" table:formula="of:=[.B303]-[.B302]" office:value-type="float" office:value="170401" calcext:value-type="float">
            <text:p>170,401</text:p>
          </table:table-cell>
          <table:table-cell table:style-name="ce15" table:formula="of:=[.C303]-[.C302]" office:value-type="float" office:value="1897" calcext:value-type="float">
            <text:p>1,897</text:p>
          </table:table-cell>
          <table:table-cell table:style-name="ce15" table:formula="of:=AVERAGE([.E290:.E303])" office:value-type="float" office:value="1134.64285714286" calcext:value-type="float">
            <text:p>1,135</text:p>
          </table:table-cell>
          <table:table-cell table:style-name="ce15" table:formula="of:=AVERAGE([.E297:.E303])" office:value-type="float" office:value="1225.28571428571" calcext:value-type="float">
            <text:p>1,225</text:p>
          </table:table-cell>
        </table:table-row>
        <table:table-row table:style-name="ro1">
          <table:table-cell table:style-name="ce10" office:value-type="date" office:date-value="2020-11-19" calcext:value-type="date">
            <text:p>2020-11-19</text:p>
          </table:table-cell>
          <table:table-cell table:style-name="ce3" office:value-type="float" office:value="11729949" calcext:value-type="float">
            <text:p>11729949</text:p>
          </table:table-cell>
          <table:table-cell table:style-name="ce3" office:value-type="float" office:value="252600" calcext:value-type="float">
            <text:p>252600</text:p>
          </table:table-cell>
          <table:table-cell table:style-name="ce15" table:formula="of:=[.B304]-[.B303]" office:value-type="float" office:value="187963" calcext:value-type="float">
            <text:p>187,963</text:p>
          </table:table-cell>
          <table:table-cell table:style-name="ce15" table:formula="of:=[.C304]-[.C303]" office:value-type="float" office:value="1987" calcext:value-type="float">
            <text:p>1,987</text:p>
          </table:table-cell>
          <table:table-cell table:style-name="ce15" table:formula="of:=AVERAGE([.E291:.E304])" office:value-type="float" office:value="1194.42857142857" calcext:value-type="float">
            <text:p>1,194</text:p>
          </table:table-cell>
          <table:table-cell table:style-name="ce15" table:formula="of:=AVERAGE([.E298:.E304])" office:value-type="float" office:value="1336.42857142857" calcext:value-type="float">
            <text:p>1,336</text:p>
          </table:table-cell>
        </table:table-row>
        <table:table-row table:style-name="ro1">
          <table:table-cell table:style-name="ce10" office:value-type="date" office:date-value="2020-11-20" calcext:value-type="date">
            <text:p>2020-11-20</text:p>
          </table:table-cell>
          <table:table-cell table:style-name="ce3" office:value-type="float" office:value="11925959" calcext:value-type="float">
            <text:p>11925959</text:p>
          </table:table-cell>
          <table:table-cell table:style-name="ce3" office:value-type="float" office:value="254517" calcext:value-type="float">
            <text:p>254517</text:p>
          </table:table-cell>
          <table:table-cell table:style-name="ce15" table:formula="of:=[.B305]-[.B304]" office:value-type="float" office:value="196010" calcext:value-type="float">
            <text:p>196,010</text:p>
          </table:table-cell>
          <table:table-cell table:style-name="ce15" table:formula="of:=[.C305]-[.C304]" office:value-type="float" office:value="1917" calcext:value-type="float">
            <text:p>1,917</text:p>
          </table:table-cell>
          <table:table-cell table:style-name="ce15" table:formula="of:=AVERAGE([.E292:.E305])" office:value-type="float" office:value="1246" calcext:value-type="float">
            <text:p>1,246</text:p>
          </table:table-cell>
          <table:table-cell table:style-name="ce15" table:formula="of:=AVERAGE([.E299:.E305])" office:value-type="float" office:value="1444.85714285714" calcext:value-type="float">
            <text:p>1,445</text:p>
          </table:table-cell>
        </table:table-row>
        <table:table-row table:style-name="ro1">
          <table:table-cell table:style-name="ce10" office:value-type="date" office:date-value="2020-11-21" calcext:value-type="date">
            <text:p>2020-11-21</text:p>
          </table:table-cell>
          <table:table-cell table:style-name="ce3" office:value-type="float" office:value="12104032" calcext:value-type="float">
            <text:p>12104032</text:p>
          </table:table-cell>
          <table:table-cell table:style-name="ce3" office:value-type="float" office:value="255946" calcext:value-type="float">
            <text:p>255946</text:p>
          </table:table-cell>
          <table:table-cell table:style-name="ce15" table:formula="of:=[.B306]-[.B305]" office:value-type="float" office:value="178073" calcext:value-type="float">
            <text:p>178,073</text:p>
          </table:table-cell>
          <table:table-cell table:style-name="ce15" table:formula="of:=[.C306]-[.C305]" office:value-type="float" office:value="1429" calcext:value-type="float">
            <text:p>1,429</text:p>
          </table:table-cell>
          <table:table-cell table:style-name="ce15" table:formula="of:=AVERAGE([.E293:.E306])" office:value-type="float" office:value="1276.07142857143" calcext:value-type="float">
            <text:p>1,276</text:p>
          </table:table-cell>
          <table:table-cell table:style-name="ce15" table:formula="of:=AVERAGE([.E300:.E306])" office:value-type="float" office:value="1469" calcext:value-type="float">
            <text:p>1,469</text:p>
          </table:table-cell>
        </table:table-row>
        <table:table-row table:style-name="ro1">
          <table:table-cell table:style-name="ce10" office:value-type="date" office:date-value="2020-11-22" calcext:value-type="date">
            <text:p>2020-11-22</text:p>
          </table:table-cell>
          <table:table-cell table:style-name="ce3" office:value-type="float" office:value="12246766" calcext:value-type="float">
            <text:p>12246766</text:p>
          </table:table-cell>
          <table:table-cell table:style-name="ce3" office:value-type="float" office:value="256866" calcext:value-type="float">
            <text:p>256866</text:p>
          </table:table-cell>
          <table:table-cell table:style-name="ce15" table:formula="of:=[.B307]-[.B306]" office:value-type="float" office:value="142734" calcext:value-type="float">
            <text:p>142,734</text:p>
          </table:table-cell>
          <table:table-cell table:style-name="ce15" table:formula="of:=[.C307]-[.C306]" office:value-type="float" office:value="920" calcext:value-type="float">
            <text:p>920</text:p>
          </table:table-cell>
          <table:table-cell table:style-name="ce15" table:formula="of:=AVERAGE([.E294:.E307])" office:value-type="float" office:value="1308" calcext:value-type="float">
            <text:p>1,308</text:p>
          </table:table-cell>
          <table:table-cell table:style-name="ce15" table:formula="of:=AVERAGE([.E301:.E307])" office:value-type="float" office:value="1510.85714285714" calcext:value-type="float">
            <text:p>1,511</text:p>
          </table:table-cell>
        </table:table-row>
        <table:table-row table:style-name="ro1">
          <table:table-cell table:style-name="ce10" office:value-type="date" office:date-value="2020-11-23" calcext:value-type="date">
            <text:p>2020-11-23</text:p>
          </table:table-cell>
          <table:table-cell table:style-name="ce3" office:value-type="float" office:value="12418228" calcext:value-type="float">
            <text:p>12418228</text:p>
          </table:table-cell>
          <table:table-cell table:style-name="ce3" office:value-type="float" office:value="257779" calcext:value-type="float">
            <text:p>257779</text:p>
          </table:table-cell>
          <table:table-cell table:style-name="ce15" table:formula="of:=[.B308]-[.B307]" office:value-type="float" office:value="171462" calcext:value-type="float">
            <text:p>171,462</text:p>
          </table:table-cell>
          <table:table-cell table:style-name="ce15" table:formula="of:=[.C308]-[.C307]" office:value-type="float" office:value="913" calcext:value-type="float">
            <text:p>913</text:p>
          </table:table-cell>
          <table:table-cell table:style-name="ce15" table:formula="of:=AVERAGE([.E295:.E308])" office:value-type="float" office:value="1324.07142857143" calcext:value-type="float">
            <text:p>1,324</text:p>
          </table:table-cell>
          <table:table-cell table:style-name="ce15" table:formula="of:=AVERAGE([.E302:.E308])" office:value-type="float" office:value="1536.42857142857" calcext:value-type="float">
            <text:p>1,536</text:p>
          </table:table-cell>
        </table:table-row>
        <table:table-row table:style-name="ro1">
          <table:table-cell table:style-name="ce10" office:value-type="date" office:date-value="2020-11-24" calcext:value-type="date">
            <text:p>2020-11-24</text:p>
          </table:table-cell>
          <table:table-cell table:style-name="ce3" office:value-type="float" office:value="12591163" calcext:value-type="float">
            <text:p>12591163</text:p>
          </table:table-cell>
          <table:table-cell table:style-name="ce3" office:value-type="float" office:value="259925" calcext:value-type="float">
            <text:p>259925</text:p>
          </table:table-cell>
          <table:table-cell table:style-name="ce15" table:formula="of:=[.B309]-[.B308]" office:value-type="float" office:value="172935" calcext:value-type="float">
            <text:p>172,935</text:p>
          </table:table-cell>
          <table:table-cell table:style-name="ce15" table:formula="of:=[.C309]-[.C308]" office:value-type="float" office:value="2146" calcext:value-type="float">
            <text:p>2,146</text:p>
          </table:table-cell>
          <table:table-cell table:style-name="ce15" table:formula="of:=AVERAGE([.E296:.E309])" office:value-type="float" office:value="1378.71428571429" calcext:value-type="float">
            <text:p>1,379</text:p>
          </table:table-cell>
          <table:table-cell table:style-name="ce15" table:formula="of:=AVERAGE([.E303:.E309])" office:value-type="float" office:value="1601.28571428571" calcext:value-type="float">
            <text:p>1,601</text:p>
          </table:table-cell>
        </table:table-row>
        <table:table-row table:style-name="ro1">
          <table:table-cell table:style-name="ce10" office:value-type="date" office:date-value="2020-11-25" calcext:value-type="date">
            <text:p>2020-11-25</text:p>
          </table:table-cell>
          <table:table-cell table:style-name="ce3" office:value-type="float" office:value="12772653" calcext:value-type="float">
            <text:p>12772653</text:p>
          </table:table-cell>
          <table:table-cell table:style-name="ce3" office:value-type="float" office:value="262222" calcext:value-type="float">
            <text:p>262222</text:p>
          </table:table-cell>
          <table:table-cell table:style-name="ce15" table:formula="of:=[.B310]-[.B309]" office:value-type="float" office:value="181490" calcext:value-type="float">
            <text:p>181,490</text:p>
          </table:table-cell>
          <table:table-cell table:style-name="ce15" table:formula="of:=[.C310]-[.C309]" office:value-type="float" office:value="2297" calcext:value-type="float">
            <text:p>2,297</text:p>
          </table:table-cell>
          <table:table-cell table:style-name="ce15" table:formula="of:=AVERAGE([.E297:.E310])" office:value-type="float" office:value="1441.85714285714" calcext:value-type="float">
            <text:p>1,442</text:p>
          </table:table-cell>
          <table:table-cell table:style-name="ce15" table:formula="of:=AVERAGE([.E304:.E310])" office:value-type="float" office:value="1658.42857142857" calcext:value-type="float">
            <text:p>1,658</text:p>
          </table:table-cell>
        </table:table-row>
        <table:table-row table:style-name="ro1">
          <table:table-cell table:style-name="ce10" office:value-type="date" office:date-value="2020-11-26" calcext:value-type="date">
            <text:p>2020-11-26</text:p>
          </table:table-cell>
          <table:table-cell table:style-name="ce3" office:value-type="float" office:value="12883264" calcext:value-type="float">
            <text:p>12883264</text:p>
          </table:table-cell>
          <table:table-cell table:style-name="ce3" office:value-type="float" office:value="263454" calcext:value-type="float">
            <text:p>263454</text:p>
          </table:table-cell>
          <table:table-cell table:style-name="ce15" table:formula="of:=[.B311]-[.B310]" office:value-type="float" office:value="110611" calcext:value-type="float">
            <text:p>110,611</text:p>
          </table:table-cell>
          <table:table-cell table:style-name="ce15" table:formula="of:=[.C311]-[.C310]" office:value-type="float" office:value="1232" calcext:value-type="float">
            <text:p>1,232</text:p>
          </table:table-cell>
          <table:table-cell table:style-name="ce15" table:formula="of:=AVERAGE([.E298:.E311])" office:value-type="float" office:value="1443.5" calcext:value-type="float">
            <text:p>1,444</text:p>
          </table:table-cell>
          <table:table-cell table:style-name="ce15" table:formula="of:=AVERAGE([.E305:.E311])" office:value-type="float" office:value="1550.57142857143" calcext:value-type="float">
            <text:p>1,551</text:p>
          </table:table-cell>
        </table:table-row>
        <table:table-row table:style-name="ro1">
          <table:table-cell table:style-name="ce10" office:value-type="date" office:date-value="2020-11-27" calcext:value-type="date">
            <text:p>2020-11-27</text:p>
          </table:table-cell>
          <table:table-cell table:style-name="ce3" office:value-type="float" office:value="13088821" calcext:value-type="float">
            <text:p>13088821</text:p>
          </table:table-cell>
          <table:table-cell table:style-name="ce3" office:value-type="float" office:value="264858" calcext:value-type="float">
            <text:p>264858</text:p>
          </table:table-cell>
          <table:table-cell table:style-name="ce15" table:formula="of:=[.B312]-[.B311]" office:value-type="float" office:value="205557" calcext:value-type="float">
            <text:p>205,557</text:p>
          </table:table-cell>
          <table:table-cell table:style-name="ce15" table:formula="of:=[.C312]-[.C311]" office:value-type="float" office:value="1404" calcext:value-type="float">
            <text:p>1,404</text:p>
          </table:table-cell>
          <table:table-cell table:style-name="ce15" table:formula="of:=AVERAGE([.E299:.E312])" office:value-type="float" office:value="1461.07142857143" calcext:value-type="float">
            <text:p>1,461</text:p>
          </table:table-cell>
          <table:table-cell table:style-name="ce15" table:formula="of:=AVERAGE([.E306:.E312])" office:value-type="float" office:value="1477.28571428571" calcext:value-type="float">
            <text:p>1,477</text:p>
          </table:table-cell>
        </table:table-row>
        <table:table-row table:style-name="ro1">
          <table:table-cell table:style-name="ce10" office:value-type="date" office:date-value="2020-11-28" calcext:value-type="date">
            <text:p>2020-11-28</text:p>
          </table:table-cell>
          <table:table-cell table:style-name="ce3" office:value-type="float" office:value="13244417" calcext:value-type="float">
            <text:p>13244417</text:p>
          </table:table-cell>
          <table:table-cell table:style-name="ce3" office:value-type="float" office:value="266047" calcext:value-type="float">
            <text:p>266047</text:p>
          </table:table-cell>
          <table:table-cell table:style-name="ce15" table:formula="of:=[.B313]-[.B312]" office:value-type="float" office:value="155596" calcext:value-type="float">
            <text:p>155,596</text:p>
          </table:table-cell>
          <table:table-cell table:style-name="ce15" table:formula="of:=[.C313]-[.C312]" office:value-type="float" office:value="1189" calcext:value-type="float">
            <text:p>1,189</text:p>
          </table:table-cell>
          <table:table-cell table:style-name="ce15" table:formula="of:=AVERAGE([.E300:.E313])" office:value-type="float" office:value="1456" calcext:value-type="float">
            <text:p>1,456</text:p>
          </table:table-cell>
          <table:table-cell table:style-name="ce15" table:formula="of:=AVERAGE([.E307:.E313])" office:value-type="float" office:value="1443" calcext:value-type="float">
            <text:p>1,443</text:p>
          </table:table-cell>
        </table:table-row>
        <table:table-row table:style-name="ro1">
          <table:table-cell table:style-name="ce10" office:value-type="date" office:date-value="2020-11-29" calcext:value-type="date">
            <text:p>2020-11-29</text:p>
          </table:table-cell>
          <table:table-cell table:style-name="ce3" office:value-type="float" office:value="13383320" calcext:value-type="float">
            <text:p>13383320</text:p>
          </table:table-cell>
          <table:table-cell table:style-name="ce3" office:value-type="float" office:value="266873" calcext:value-type="float">
            <text:p>266873</text:p>
          </table:table-cell>
          <table:table-cell table:style-name="ce15" table:formula="of:=[.B314]-[.B313]" office:value-type="float" office:value="138903" calcext:value-type="float">
            <text:p>138,903</text:p>
          </table:table-cell>
          <table:table-cell table:style-name="ce15" table:formula="of:=[.C314]-[.C313]" office:value-type="float" office:value="826" calcext:value-type="float">
            <text:p>826</text:p>
          </table:table-cell>
          <table:table-cell table:style-name="ce15" table:formula="of:=AVERAGE([.E301:.E314])" office:value-type="float" office:value="1470.21428571429" calcext:value-type="float">
            <text:p>1,470</text:p>
          </table:table-cell>
          <table:table-cell table:style-name="ce15" table:formula="of:=AVERAGE([.E308:.E314])" office:value-type="float" office:value="1429.57142857143" calcext:value-type="float">
            <text:p>1,430</text:p>
          </table:table-cell>
        </table:table-row>
        <table:table-row table:style-name="ro1">
          <table:table-cell table:style-name="ce3"/>
          <table:table-cell table:style-name="ce10"/>
          <table:table-cell/>
          <table:table-cell table:style-name="ce5" table:number-columns-repeated="2"/>
          <table:table-cell table:number-columns-repeated="2"/>
        </table:table-row>
        <table:table-row table:style-name="ro1" table:number-rows-repeated="24">
          <table:table-cell table:style-name="ce3"/>
          <table:table-cell table:style-name="ce1"/>
          <table:table-cell/>
          <table:table-cell table:style-name="ce5" table:number-columns-repeated="2"/>
          <table:table-cell table:number-columns-repeated="2"/>
        </table:table-row>
        <table:table-row table:style-name="ro1" table:number-rows-repeated="104823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rance" table:style-name="ta1">
        <table:shapes>
          <draw:frame draw:z-index="0" draw:style-name="gr1" draw:text-style-name="P1" svg:width="6.298in" svg:height="3.5453in" svg:x="7.4583in" svg:y="0.2193in">
            <draw:object draw:notify-on-update-of-ranges="France.A2:France.A315 France.D1:France.D1 France.D2:France.D315 France.F1:France.F1 France.F2:France.F3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298in" svg:height="3.5453in" svg:x="6.9594in" svg:y="4.9146in">
            <draw:object draw:notify-on-update-of-ranges="France.A2:France.A315 France.E1:France.E1 France.E2:France.E315 France.G1:France.G1 France.G2:France.G3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.298in" svg:height="3.5449in" svg:x="7.3063in" svg:y="9.5161in">
            <draw:object draw:notify-on-update-of-ranges="France.A2:France.A315 France.H1:France.H1 France.H2:France.H3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ce12"/>
        <table:table-column table:style-name="co1" table:number-columns-repeated="2" table:default-cell-style-name="ce3"/>
        <table:table-column table:style-name="co1" table:number-columns-repeated="5" table:default-cell-style-name="ce15"/>
        <table:table-row table:style-name="ro1"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confirmed</text:p>
          </table:table-cell>
          <table:table-cell table:style-name="ce16" office:value-type="string" calcext:value-type="string">
            <text:p>deaths</text:p>
          </table:table-cell>
          <table:table-cell table:style-name="Default" office:value-type="string" calcext:value-type="string">
            <text:p>Daily Cases</text:p>
          </table:table-cell>
          <table:table-cell table:style-name="Default" office:value-type="string" calcext:value-type="string">
            <text:p>Daily Deaths</text:p>
          </table:table-cell>
          <table:table-cell table:style-name="Default" office:value-type="string" calcext:value-type="string">
            <text:p>MA Cases</text:p>
          </table:table-cell>
          <table:table-cell table:style-name="Default" office:value-type="string" calcext:value-type="string">
            <text:p>MA Deaths</text:p>
          </table:table-cell>
          <table:table-cell table:style-name="Default" office:value-type="string" calcext:value-type="string">
            <text:p>7 Day Deaths</text:p>
          </table:table-cell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4]-[.B3]" office:value-type="float" office:value="2" calcext:value-type="float">
            <text:p>2</text:p>
          </table:table-cell>
          <table:table-cell table:formula="of:=[.C4]-[.C3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5]-[.B4]" office:value-type="float" office:value="1" calcext:value-type="float">
            <text:p>1</text:p>
          </table:table-cell>
          <table:table-cell table:formula="of:=[.C5]-[.C4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7]-[.B6]" office:value-type="float" office:value="0" calcext:value-type="float">
            <text:p>0</text:p>
          </table:table-cell>
          <table:table-cell table:formula="of:=[.C7]-[.C6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8]-[.B7]" office:value-type="float" office:value="1" calcext:value-type="float">
            <text:p>1</text:p>
          </table:table-cell>
          <table:table-cell table:formula="of:=[.C8]-[.C7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9]-[.B8]" office:value-type="float" office:value="1" calcext:value-type="float">
            <text:p>1</text:p>
          </table:table-cell>
          <table:table-cell table:formula="of:=[.C9]-[.C8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2:.E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C10]-[.C9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3:.E1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B11]-[.B10]" office:value-type="float" office:value="0" calcext:value-type="float">
            <text:p>0</text:p>
          </table:table-cell>
          <table:table-cell table:formula="of:=[.C11]-[.C10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4:.E1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12]-[.B11]" office:value-type="float" office:value="1" calcext:value-type="float">
            <text:p>1</text:p>
          </table:table-cell>
          <table:table-cell table:formula="of:=[.C12]-[.C11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5:.E1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C13]-[.C12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6:.E1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C14]-[.C13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7:.E1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C15]-[.C14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8:.E1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AVERAGE([.D2:.D16])" office:value-type="float" office:value="0.428571428571429" calcext:value-type="float">
            <text:p>0</text:p>
          </table:table-cell>
          <table:table-cell table:formula="of:=AVERAGE([.E2:.E16])" office:value-type="float" office:value="0" calcext:value-type="float">
            <text:p>0</text:p>
          </table:table-cell>
          <table:table-cell table:formula="of:=AVERAGE([.E9:.E1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AVERAGE([.D3:.D17])" office:value-type="float" office:value="0.4" calcext:value-type="float">
            <text:p>0</text:p>
          </table:table-cell>
          <table:table-cell table:formula="of:=AVERAGE([.E3:.E17])" office:value-type="float" office:value="0" calcext:value-type="float">
            <text:p>0</text:p>
          </table:table-cell>
          <table:table-cell table:formula="of:=AVERAGE([.E10:.E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B18]-[.B17]" office:value-type="float" office:value="0" calcext:value-type="float">
            <text:p>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AVERAGE([.D4:.D18])" office:value-type="float" office:value="0.4" calcext:value-type="float">
            <text:p>0</text:p>
          </table:table-cell>
          <table:table-cell table:formula="of:=AVERAGE([.E4:.E18])" office:value-type="float" office:value="0" calcext:value-type="float">
            <text:p>0</text:p>
          </table:table-cell>
          <table:table-cell table:formula="of:=AVERAGE([.E11:.E1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19]-[.B18]" office:value-type="float" office:value="5" calcext:value-type="float">
            <text:p>5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AVERAGE([.D5:.D19])" office:value-type="float" office:value="0.6" calcext:value-type="float">
            <text:p>1</text:p>
          </table:table-cell>
          <table:table-cell table:formula="of:=AVERAGE([.E5:.E19])" office:value-type="float" office:value="0" calcext:value-type="float">
            <text:p>0</text:p>
          </table:table-cell>
          <table:table-cell table:formula="of:=AVERAGE([.E12:.E1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20]-[.B19]"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AVERAGE([.D6:.D20])" office:value-type="float" office:value="0.533333333333333" calcext:value-type="float">
            <text:p>1</text:p>
          </table:table-cell>
          <table:table-cell table:formula="of:=AVERAGE([.E6:.E20])" office:value-type="float" office:value="0" calcext:value-type="float">
            <text:p>0</text:p>
          </table:table-cell>
          <table:table-cell table:formula="of:=AVERAGE([.E13:.E2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AVERAGE([.D7:.D21])" office:value-type="float" office:value="0.533333333333333" calcext:value-type="float">
            <text:p>1</text:p>
          </table:table-cell>
          <table:table-cell table:formula="of:=AVERAGE([.E7:.E21])" office:value-type="float" office:value="0" calcext:value-type="float">
            <text:p>0</text:p>
          </table:table-cell>
          <table:table-cell table:formula="of:=AVERAGE([.E14:.E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22]-[.B21]" office:value-type="float" office:value="0" calcext:value-type="float">
            <text:p>0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AVERAGE([.D8:.D22])" office:value-type="float" office:value="0.533333333333333" calcext:value-type="float">
            <text:p>1</text:p>
          </table:table-cell>
          <table:table-cell table:formula="of:=AVERAGE([.E8:.E22])" office:value-type="float" office:value="0" calcext:value-type="float">
            <text:p>0</text:p>
          </table:table-cell>
          <table:table-cell table:formula="of:=AVERAGE([.E15:.E2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AVERAGE([.D9:.D23])" office:value-type="float" office:value="0.466666666666667" calcext:value-type="float">
            <text:p>0</text:p>
          </table:table-cell>
          <table:table-cell table:formula="of:=AVERAGE([.E9:.E23])" office:value-type="float" office:value="0" calcext:value-type="float">
            <text:p>0</text:p>
          </table:table-cell>
          <table:table-cell table:formula="of:=AVERAGE([.E16:.E2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24]-[.B23]"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AVERAGE([.D10:.D24])" office:value-type="float" office:value="0.4" calcext:value-type="float">
            <text:p>0</text:p>
          </table:table-cell>
          <table:table-cell table:formula="of:=AVERAGE([.E10:.E24])" office:value-type="float" office:value="0" calcext:value-type="float">
            <text:p>0</text:p>
          </table:table-cell>
          <table:table-cell table:formula="of:=AVERAGE([.E17:.E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B25]-[.B24]" office:value-type="float" office:value="0" calcext:value-type="float">
            <text:p>0</text:p>
          </table:table-cell>
          <table:table-cell table:formula="of:=[.C25]-[.C24]" office:value-type="float" office:value="0" calcext:value-type="float">
            <text:p>0</text:p>
          </table:table-cell>
          <table:table-cell table:formula="of:=AVERAGE([.D11:.D25])" office:value-type="float" office:value="0.4" calcext:value-type="float">
            <text:p>0</text:p>
          </table:table-cell>
          <table:table-cell table:formula="of:=AVERAGE([.E11:.E25])" office:value-type="float" office:value="0" calcext:value-type="float">
            <text:p>0</text:p>
          </table:table-cell>
          <table:table-cell table:formula="of:=AVERAGE([.E18:.E2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26]-[.B25]" office:value-type="float" office:value="1" calcext:value-type="float">
            <text:p>1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AVERAGE([.D12:.D26])" office:value-type="float" office:value="0.466666666666667" calcext:value-type="float">
            <text:p>0</text:p>
          </table:table-cell>
          <table:table-cell table:formula="of:=AVERAGE([.E12:.E26])" office:value-type="float" office:value="0.0666666666666667" calcext:value-type="float">
            <text:p>0</text:p>
          </table:table-cell>
          <table:table-cell table:formula="of:=AVERAGE([.E19:.E26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27]-[.B26]" office:value-type="float" office:value="0" calcext:value-type="float">
            <text:p>0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AVERAGE([.D13:.D27])" office:value-type="float" office:value="0.4" calcext:value-type="float">
            <text:p>0</text:p>
          </table:table-cell>
          <table:table-cell table:formula="of:=AVERAGE([.E13:.E27])" office:value-type="float" office:value="0.0666666666666667" calcext:value-type="float">
            <text:p>0</text:p>
          </table:table-cell>
          <table:table-cell table:formula="of:=AVERAGE([.E20:.E27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AVERAGE([.D14:.D28])" office:value-type="float" office:value="0.4" calcext:value-type="float">
            <text:p>0</text:p>
          </table:table-cell>
          <table:table-cell table:formula="of:=AVERAGE([.E14:.E28])" office:value-type="float" office:value="0.0666666666666667" calcext:value-type="float">
            <text:p>0</text:p>
          </table:table-cell>
          <table:table-cell table:formula="of:=AVERAGE([.E21:.E28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0" calcext:value-type="float">
            <text:p>0</text:p>
          </table:table-cell>
          <table:table-cell table:formula="of:=AVERAGE([.D15:.D29])" office:value-type="float" office:value="0.4" calcext:value-type="float">
            <text:p>0</text:p>
          </table:table-cell>
          <table:table-cell table:formula="of:=AVERAGE([.E15:.E29])" office:value-type="float" office:value="0.0666666666666667" calcext:value-type="float">
            <text:p>0</text:p>
          </table:table-cell>
          <table:table-cell table:formula="of:=AVERAGE([.E22:.E29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0]-[.B29]" office:value-type="float" office:value="0" calcext:value-type="float">
            <text:p>0</text:p>
          </table:table-cell>
          <table:table-cell table:formula="of:=[.C30]-[.C29]" office:value-type="float" office:value="0" calcext:value-type="float">
            <text:p>0</text:p>
          </table:table-cell>
          <table:table-cell table:formula="of:=AVERAGE([.D16:.D30])" office:value-type="float" office:value="0.4" calcext:value-type="float">
            <text:p>0</text:p>
          </table:table-cell>
          <table:table-cell table:formula="of:=AVERAGE([.E16:.E30])" office:value-type="float" office:value="0.0666666666666667" calcext:value-type="float">
            <text:p>0</text:p>
          </table:table-cell>
          <table:table-cell table:formula="of:=AVERAGE([.E23:.E30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C31]-[.C30]" office:value-type="float" office:value="0" calcext:value-type="float">
            <text:p>0</text:p>
          </table:table-cell>
          <table:table-cell table:formula="of:=AVERAGE([.D17:.D31])" office:value-type="float" office:value="0.4" calcext:value-type="float">
            <text:p>0</text:p>
          </table:table-cell>
          <table:table-cell table:formula="of:=AVERAGE([.E17:.E31])" office:value-type="float" office:value="0.0666666666666667" calcext:value-type="float">
            <text:p>0</text:p>
          </table:table-cell>
          <table:table-cell table:formula="of:=AVERAGE([.E24:.E31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2]-[.B31]" office:value-type="float" office:value="0" calcext:value-type="float">
            <text:p>0</text:p>
          </table:table-cell>
          <table:table-cell table:formula="of:=[.C32]-[.C31]" office:value-type="float" office:value="0" calcext:value-type="float">
            <text:p>0</text:p>
          </table:table-cell>
          <table:table-cell table:formula="of:=AVERAGE([.D18:.D32])" office:value-type="float" office:value="0.4" calcext:value-type="float">
            <text:p>0</text:p>
          </table:table-cell>
          <table:table-cell table:formula="of:=AVERAGE([.E18:.E32])" office:value-type="float" office:value="0.0666666666666667" calcext:value-type="float">
            <text:p>0</text:p>
          </table:table-cell>
          <table:table-cell table:formula="of:=AVERAGE([.E25:.E32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3]-[.B32]" office:value-type="float" office:value="0" calcext:value-type="float">
            <text:p>0</text:p>
          </table:table-cell>
          <table:table-cell table:formula="of:=[.C33]-[.C32]" office:value-type="float" office:value="0" calcext:value-type="float">
            <text:p>0</text:p>
          </table:table-cell>
          <table:table-cell table:formula="of:=AVERAGE([.D19:.D33])" office:value-type="float" office:value="0.4" calcext:value-type="float">
            <text:p>0</text:p>
          </table:table-cell>
          <table:table-cell table:formula="of:=AVERAGE([.E19:.E33])" office:value-type="float" office:value="0.0666666666666667" calcext:value-type="float">
            <text:p>0</text:p>
          </table:table-cell>
          <table:table-cell table:formula="of:=AVERAGE([.E26:.E33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C34]-[.C33]" office:value-type="float" office:value="0" calcext:value-type="float">
            <text:p>0</text:p>
          </table:table-cell>
          <table:table-cell table:formula="of:=AVERAGE([.D20:.D34])" office:value-type="float" office:value="0.0666666666666667" calcext:value-type="float">
            <text:p>0</text:p>
          </table:table-cell>
          <table:table-cell table:formula="of:=AVERAGE([.E20:.E34])" office:value-type="float" office:value="0.0666666666666667" calcext:value-type="float">
            <text:p>0</text:p>
          </table:table-cell>
          <table:table-cell table:formula="of:=AVERAGE([.E27:.E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35]-[.B34]" office:value-type="float" office:value="0" calcext:value-type="float">
            <text:p>0</text:p>
          </table:table-cell>
          <table:table-cell table:formula="of:=[.C35]-[.C34]" office:value-type="float" office:value="0" calcext:value-type="float">
            <text:p>0</text:p>
          </table:table-cell>
          <table:table-cell table:formula="of:=AVERAGE([.D21:.D35])" office:value-type="float" office:value="0.0666666666666667" calcext:value-type="float">
            <text:p>0</text:p>
          </table:table-cell>
          <table:table-cell table:formula="of:=AVERAGE([.E21:.E35])" office:value-type="float" office:value="0.0666666666666667" calcext:value-type="float">
            <text:p>0</text:p>
          </table:table-cell>
          <table:table-cell table:formula="of:=AVERAGE([.E28:.E3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36]-[.B35]" office:value-type="float" office:value="2" calcext:value-type="float">
            <text:p>2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AVERAGE([.D22:.D36])" office:value-type="float" office:value="0.2" calcext:value-type="float">
            <text:p>0</text:p>
          </table:table-cell>
          <table:table-cell table:formula="of:=AVERAGE([.E22:.E36])" office:value-type="float" office:value="0.0666666666666667" calcext:value-type="float">
            <text:p>0</text:p>
          </table:table-cell>
          <table:table-cell table:formula="of:=AVERAGE([.E29:.E3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7]-[.B36]" office:value-type="float" office:value="4" calcext:value-type="float">
            <text:p>4</text:p>
          </table:table-cell>
          <table:table-cell table:formula="of:=[.C37]-[.C36]" office:value-type="float" office:value="1" calcext:value-type="float">
            <text:p>1</text:p>
          </table:table-cell>
          <table:table-cell table:formula="of:=AVERAGE([.D23:.D37])" office:value-type="float" office:value="0.466666666666667" calcext:value-type="float">
            <text:p>0</text:p>
          </table:table-cell>
          <table:table-cell table:formula="of:=AVERAGE([.E23:.E37])" office:value-type="float" office:value="0.133333333333333" calcext:value-type="float">
            <text:p>0</text:p>
          </table:table-cell>
          <table:table-cell table:formula="of:=AVERAGE([.E30:.E37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B38]-[.B37]" office:value-type="float" office:value="20" calcext:value-type="float">
            <text:p>2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AVERAGE([.D24:.D38])" office:value-type="float" office:value="1.8" calcext:value-type="float">
            <text:p>2</text:p>
          </table:table-cell>
          <table:table-cell table:formula="of:=AVERAGE([.E24:.E38])" office:value-type="float" office:value="0.133333333333333" calcext:value-type="float">
            <text:p>0</text:p>
          </table:table-cell>
          <table:table-cell table:formula="of:=AVERAGE([.E31:.E38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B39]-[.B38]" office:value-type="float" office:value="19" calcext:value-type="float">
            <text:p>19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AVERAGE([.D25:.D39])" office:value-type="float" office:value="3.06666666666667" calcext:value-type="float">
            <text:p>3</text:p>
          </table:table-cell>
          <table:table-cell table:formula="of:=AVERAGE([.E25:.E39])" office:value-type="float" office:value="0.133333333333333" calcext:value-type="float">
            <text:p>0</text:p>
          </table:table-cell>
          <table:table-cell table:formula="of:=AVERAGE([.E32:.E39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40]-[.B39]" office:value-type="float" office:value="43" calcext:value-type="float">
            <text:p>43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AVERAGE([.D26:.D40])" office:value-type="float" office:value="5.93333333333333" calcext:value-type="float">
            <text:p>6</text:p>
          </table:table-cell>
          <table:table-cell table:formula="of:=AVERAGE([.E26:.E40])" office:value-type="float" office:value="0.133333333333333" calcext:value-type="float">
            <text:p>0</text:p>
          </table:table-cell>
          <table:table-cell table:formula="of:=AVERAGE([.E33:.E40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B41]-[.B40]" office:value-type="float" office:value="30" calcext:value-type="float">
            <text:p>3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AVERAGE([.D27:.D41])" office:value-type="float" office:value="7.86666666666667" calcext:value-type="float">
            <text:p>8</text:p>
          </table:table-cell>
          <table:table-cell table:formula="of:=AVERAGE([.E27:.E41])" office:value-type="float" office:value="0.0666666666666667" calcext:value-type="float">
            <text:p>0</text:p>
          </table:table-cell>
          <table:table-cell table:formula="of:=AVERAGE([.E34:.E41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table:formula="of:=[.B42]-[.B41]" office:value-type="float" office:value="61" calcext:value-type="float">
            <text:p>61</text:p>
          </table:table-cell>
          <table:table-cell table:formula="of:=[.C42]-[.C41]" office:value-type="float" office:value="1" calcext:value-type="float">
            <text:p>1</text:p>
          </table:table-cell>
          <table:table-cell table:formula="of:=AVERAGE([.D28:.D42])" office:value-type="float" office:value="11.9333333333333" calcext:value-type="float">
            <text:p>12</text:p>
          </table:table-cell>
          <table:table-cell table:formula="of:=AVERAGE([.E28:.E42])" office:value-type="float" office:value="0.133333333333333" calcext:value-type="float">
            <text:p>0</text:p>
          </table:table-cell>
          <table:table-cell table:formula="of:=AVERAGE([.E35:.E42])" office:value-type="float" office:value="0.25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table:formula="of:=[.B43]-[.B42]" office:value-type="float" office:value="13" calcext:value-type="float">
            <text:p>13</text:p>
          </table:table-cell>
          <table:table-cell table:formula="of:=[.C43]-[.C42]" office:value-type="float" office:value="1" calcext:value-type="float">
            <text:p>1</text:p>
          </table:table-cell>
          <table:table-cell table:formula="of:=AVERAGE([.D29:.D43])" office:value-type="float" office:value="12.8" calcext:value-type="float">
            <text:p>13</text:p>
          </table:table-cell>
          <table:table-cell table:formula="of:=AVERAGE([.E29:.E43])" office:value-type="float" office:value="0.2" calcext:value-type="float">
            <text:p>0</text:p>
          </table:table-cell>
          <table:table-cell table:formula="of:=AVERAGE([.E36:.E43])" office:value-type="float" office:value="0.375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table:formula="of:=[.B44]-[.B43]" office:value-type="float" office:value="84" calcext:value-type="float">
            <text:p>84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AVERAGE([.D30:.D44])" office:value-type="float" office:value="18.4" calcext:value-type="float">
            <text:p>18</text:p>
          </table:table-cell>
          <table:table-cell table:formula="of:=AVERAGE([.E30:.E44])" office:value-type="float" office:value="0.2" calcext:value-type="float">
            <text:p>0</text:p>
          </table:table-cell>
          <table:table-cell table:formula="of:=AVERAGE([.E37:.E44])" office:value-type="float" office:value="0.375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table:formula="of:=[.B45]-[.B44]" office:value-type="float" office:value="92" calcext:value-type="float">
            <text:p>92</text:p>
          </table:table-cell>
          <table:table-cell table:formula="of:=[.C45]-[.C44]" office:value-type="float" office:value="2" calcext:value-type="float">
            <text:p>2</text:p>
          </table:table-cell>
          <table:table-cell table:formula="of:=AVERAGE([.D31:.D45])" office:value-type="float" office:value="24.5333333333333" calcext:value-type="float">
            <text:p>25</text:p>
          </table:table-cell>
          <table:table-cell table:formula="of:=AVERAGE([.E31:.E45])" office:value-type="float" office:value="0.333333333333333" calcext:value-type="float">
            <text:p>0</text:p>
          </table:table-cell>
          <table:table-cell table:formula="of:=AVERAGE([.E38:.E45])" office:value-type="float" office:value="0.5" calcext:value-type="float">
            <text:p>1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656" calcext:value-type="float">
            <text:p>656</text:p>
          </table:table-cell>
          <table:table-cell office:value-type="float" office:value="9" calcext:value-type="float">
            <text:p>9</text:p>
          </table:table-cell>
          <table:table-cell table:formula="of:=[.B46]-[.B45]" office:value-type="float" office:value="276" calcext:value-type="float">
            <text:p>276</text:p>
          </table:table-cell>
          <table:table-cell table:formula="of:=[.C46]-[.C45]" office:value-type="float" office:value="3" calcext:value-type="float">
            <text:p>3</text:p>
          </table:table-cell>
          <table:table-cell table:formula="of:=AVERAGE([.D32:.D46])" office:value-type="float" office:value="42.9333333333333" calcext:value-type="float">
            <text:p>43</text:p>
          </table:table-cell>
          <table:table-cell table:formula="of:=AVERAGE([.E32:.E46])" office:value-type="float" office:value="0.533333333333333" calcext:value-type="float">
            <text:p>1</text:p>
          </table:table-cell>
          <table:table-cell table:formula="of:=AVERAGE([.E39:.E46])" office:value-type="float" office:value="0.875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959" calcext:value-type="float">
            <text:p>959</text:p>
          </table:table-cell>
          <table:table-cell office:value-type="float" office:value="11" calcext:value-type="float">
            <text:p>11</text:p>
          </table:table-cell>
          <table:table-cell table:formula="of:=[.B47]-[.B46]" office:value-type="float" office:value="303" calcext:value-type="float">
            <text:p>303</text:p>
          </table:table-cell>
          <table:table-cell table:formula="of:=[.C47]-[.C46]" office:value-type="float" office:value="2" calcext:value-type="float">
            <text:p>2</text:p>
          </table:table-cell>
          <table:table-cell table:formula="of:=AVERAGE([.D33:.D47])" office:value-type="float" office:value="63.1333333333333" calcext:value-type="float">
            <text:p>63</text:p>
          </table:table-cell>
          <table:table-cell table:formula="of:=AVERAGE([.E33:.E47])" office:value-type="float" office:value="0.666666666666667" calcext:value-type="float">
            <text:p>1</text:p>
          </table:table-cell>
          <table:table-cell table:formula="of:=AVERAGE([.E40:.E47])" office:value-type="float" office:value="1.125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1136" calcext:value-type="float">
            <text:p>1136</text:p>
          </table:table-cell>
          <table:table-cell office:value-type="float" office:value="19" calcext:value-type="float">
            <text:p>19</text:p>
          </table:table-cell>
          <table:table-cell table:formula="of:=[.B48]-[.B47]" office:value-type="float" office:value="177" calcext:value-type="float">
            <text:p>177</text:p>
          </table:table-cell>
          <table:table-cell table:formula="of:=[.C48]-[.C47]" office:value-type="float" office:value="8" calcext:value-type="float">
            <text:p>8</text:p>
          </table:table-cell>
          <table:table-cell table:formula="of:=AVERAGE([.D34:.D48])" office:value-type="float" office:value="74.9333333333333" calcext:value-type="float">
            <text:p>75</text:p>
          </table:table-cell>
          <table:table-cell table:formula="of:=AVERAGE([.E34:.E48])" office:value-type="float" office:value="1.2" calcext:value-type="float">
            <text:p>1</text:p>
          </table:table-cell>
          <table:table-cell table:formula="of:=AVERAGE([.E41:.E48])" office:value-type="float" office:value="2.125" calcext:value-type="float">
            <text:p>2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1219" calcext:value-type="float">
            <text:p>1219</text:p>
          </table:table-cell>
          <table:table-cell office:value-type="float" office:value="19" calcext:value-type="float">
            <text:p>19</text:p>
          </table:table-cell>
          <table:table-cell table:formula="of:=[.B49]-[.B48]" office:value-type="float" office:value="83" calcext:value-type="float">
            <text:p>83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AVERAGE([.D35:.D49])" office:value-type="float" office:value="80.4666666666667" calcext:value-type="float">
            <text:p>80</text:p>
          </table:table-cell>
          <table:table-cell table:formula="of:=AVERAGE([.E35:.E49])" office:value-type="float" office:value="1.2" calcext:value-type="float">
            <text:p>1</text:p>
          </table:table-cell>
          <table:table-cell table:formula="of:=AVERAGE([.E42:.E49])" office:value-type="float" office:value="2.125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794" calcext:value-type="float">
            <text:p>1794</text:p>
          </table:table-cell>
          <table:table-cell office:value-type="float" office:value="33" calcext:value-type="float">
            <text:p>33</text:p>
          </table:table-cell>
          <table:table-cell table:formula="of:=[.B50]-[.B49]" office:value-type="float" office:value="575" calcext:value-type="float">
            <text:p>575</text:p>
          </table:table-cell>
          <table:table-cell table:formula="of:=[.C50]-[.C49]" office:value-type="float" office:value="14" calcext:value-type="float">
            <text:p>14</text:p>
          </table:table-cell>
          <table:table-cell table:formula="of:=AVERAGE([.D36:.D50])" office:value-type="float" office:value="118.8" calcext:value-type="float">
            <text:p>119</text:p>
          </table:table-cell>
          <table:table-cell table:formula="of:=AVERAGE([.E36:.E50])" office:value-type="float" office:value="2.13333333333333" calcext:value-type="float">
            <text:p>2</text:p>
          </table:table-cell>
          <table:table-cell table:formula="of:=AVERAGE([.E43:.E50])" office:value-type="float" office:value="3.75" calcext:value-type="float">
            <text:p>4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2293" calcext:value-type="float">
            <text:p>2293</text:p>
          </table:table-cell>
          <table:table-cell office:value-type="float" office:value="48" calcext:value-type="float">
            <text:p>48</text:p>
          </table:table-cell>
          <table:table-cell table:formula="of:=[.B51]-[.B50]" office:value-type="float" office:value="499" calcext:value-type="float">
            <text:p>499</text:p>
          </table:table-cell>
          <table:table-cell table:formula="of:=[.C51]-[.C50]" office:value-type="float" office:value="15" calcext:value-type="float">
            <text:p>15</text:p>
          </table:table-cell>
          <table:table-cell table:formula="of:=AVERAGE([.D37:.D51])" office:value-type="float" office:value="151.933333333333" calcext:value-type="float">
            <text:p>152</text:p>
          </table:table-cell>
          <table:table-cell table:formula="of:=AVERAGE([.E37:.E51])" office:value-type="float" office:value="3.13333333333333" calcext:value-type="float">
            <text:p>3</text:p>
          </table:table-cell>
          <table:table-cell table:formula="of:=AVERAGE([.E44:.E51])" office:value-type="float" office:value="5.5" calcext:value-type="float">
            <text:p>6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2293" calcext:value-type="float">
            <text:p>2293</text:p>
          </table:table-cell>
          <table:table-cell office:value-type="float" office:value="48" calcext:value-type="float">
            <text:p>48</text:p>
          </table:table-cell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AVERAGE([.D38:.D52])" office:value-type="float" office:value="151.666666666667" calcext:value-type="float">
            <text:p>152</text:p>
          </table:table-cell>
          <table:table-cell table:formula="of:=AVERAGE([.E38:.E52])" office:value-type="float" office:value="3.06666666666667" calcext:value-type="float">
            <text:p>3</text:p>
          </table:table-cell>
          <table:table-cell table:formula="of:=AVERAGE([.E45:.E52])" office:value-type="float" office:value="5.5" calcext:value-type="float">
            <text:p>6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3681" calcext:value-type="float">
            <text:p>3681</text:p>
          </table:table-cell>
          <table:table-cell office:value-type="float" office:value="79" calcext:value-type="float">
            <text:p>79</text:p>
          </table:table-cell>
          <table:table-cell table:formula="of:=[.B53]-[.B52]" office:value-type="float" office:value="1388" calcext:value-type="float">
            <text:p>1,388</text:p>
          </table:table-cell>
          <table:table-cell table:formula="of:=[.C53]-[.C52]" office:value-type="float" office:value="31" calcext:value-type="float">
            <text:p>31</text:p>
          </table:table-cell>
          <table:table-cell table:formula="of:=AVERAGE([.D39:.D53])" office:value-type="float" office:value="242.866666666667" calcext:value-type="float">
            <text:p>243</text:p>
          </table:table-cell>
          <table:table-cell table:formula="of:=AVERAGE([.E39:.E53])" office:value-type="float" office:value="5.13333333333333" calcext:value-type="float">
            <text:p>5</text:p>
          </table:table-cell>
          <table:table-cell table:formula="of:=AVERAGE([.E46:.E53])" office:value-type="float" office:value="9.125" calcext:value-type="float">
            <text:p>9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4496" calcext:value-type="float">
            <text:p>4496</text:p>
          </table:table-cell>
          <table:table-cell office:value-type="float" office:value="91" calcext:value-type="float">
            <text:p>91</text:p>
          </table:table-cell>
          <table:table-cell table:formula="of:=[.B54]-[.B53]" office:value-type="float" office:value="815" calcext:value-type="float">
            <text:p>815</text:p>
          </table:table-cell>
          <table:table-cell table:formula="of:=[.C54]-[.C53]" office:value-type="float" office:value="12" calcext:value-type="float">
            <text:p>12</text:p>
          </table:table-cell>
          <table:table-cell table:formula="of:=AVERAGE([.D40:.D54])" office:value-type="float" office:value="295.933333333333" calcext:value-type="float">
            <text:p>296</text:p>
          </table:table-cell>
          <table:table-cell table:formula="of:=AVERAGE([.E40:.E54])" office:value-type="float" office:value="5.93333333333333" calcext:value-type="float">
            <text:p>6</text:p>
          </table:table-cell>
          <table:table-cell table:formula="of:=AVERAGE([.E47:.E54])" office:value-type="float" office:value="10.25" calcext:value-type="float">
            <text:p>10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4532" calcext:value-type="float">
            <text:p>4532</text:p>
          </table:table-cell>
          <table:table-cell office:value-type="float" office:value="91" calcext:value-type="float">
            <text:p>91</text:p>
          </table:table-cell>
          <table:table-cell table:formula="of:=[.B55]-[.B54]" office:value-type="float" office:value="36" calcext:value-type="float">
            <text:p>36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AVERAGE([.D41:.D55])" office:value-type="float" office:value="295.466666666667" calcext:value-type="float">
            <text:p>295</text:p>
          </table:table-cell>
          <table:table-cell table:formula="of:=AVERAGE([.E41:.E55])" office:value-type="float" office:value="5.93333333333333" calcext:value-type="float">
            <text:p>6</text:p>
          </table:table-cell>
          <table:table-cell table:formula="of:=AVERAGE([.E48:.E5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6683" calcext:value-type="float">
            <text:p>6683</text:p>
          </table:table-cell>
          <table:table-cell office:value-type="float" office:value="149" calcext:value-type="float">
            <text:p>149</text:p>
          </table:table-cell>
          <table:table-cell table:formula="of:=[.B56]-[.B55]" office:value-type="float" office:value="2151" calcext:value-type="float">
            <text:p>2,151</text:p>
          </table:table-cell>
          <table:table-cell table:formula="of:=[.C56]-[.C55]" office:value-type="float" office:value="58" calcext:value-type="float">
            <text:p>58</text:p>
          </table:table-cell>
          <table:table-cell table:formula="of:=AVERAGE([.D42:.D56])" office:value-type="float" office:value="436.866666666667" calcext:value-type="float">
            <text:p>437</text:p>
          </table:table-cell>
          <table:table-cell table:formula="of:=AVERAGE([.E42:.E56])" office:value-type="float" office:value="9.8" calcext:value-type="float">
            <text:p>10</text:p>
          </table:table-cell>
          <table:table-cell table:formula="of:=AVERAGE([.E49:.E56])" office:value-type="float" office:value="16.25" calcext:value-type="float">
            <text:p>16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7715" calcext:value-type="float">
            <text:p>7715</text:p>
          </table:table-cell>
          <table:table-cell office:value-type="float" office:value="149" calcext:value-type="float">
            <text:p>149</text:p>
          </table:table-cell>
          <table:table-cell table:formula="of:=[.B57]-[.B56]" office:value-type="float" office:value="1032" calcext:value-type="float">
            <text:p>1,032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AVERAGE([.D43:.D57])" office:value-type="float" office:value="501.6" calcext:value-type="float">
            <text:p>502</text:p>
          </table:table-cell>
          <table:table-cell table:formula="of:=AVERAGE([.E43:.E57])" office:value-type="float" office:value="9.73333333333333" calcext:value-type="float">
            <text:p>10</text:p>
          </table:table-cell>
          <table:table-cell table:formula="of:=AVERAGE([.E50:.E57])" office:value-type="float" office:value="16.25" calcext:value-type="float">
            <text:p>16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9124" calcext:value-type="float">
            <text:p>9124</text:p>
          </table:table-cell>
          <table:table-cell office:value-type="float" office:value="149" calcext:value-type="float">
            <text:p>149</text:p>
          </table:table-cell>
          <table:table-cell table:formula="of:=[.B58]-[.B57]" office:value-type="float" office:value="1409" calcext:value-type="float">
            <text:p>1,409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AVERAGE([.D44:.D58])" office:value-type="float" office:value="594.666666666667" calcext:value-type="float">
            <text:p>595</text:p>
          </table:table-cell>
          <table:table-cell table:formula="of:=AVERAGE([.E44:.E58])" office:value-type="float" office:value="9.66666666666667" calcext:value-type="float">
            <text:p>10</text:p>
          </table:table-cell>
          <table:table-cell table:formula="of:=AVERAGE([.E51:.E58])" office:value-type="float" office:value="14.5" calcext:value-type="float">
            <text:p>15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10970" calcext:value-type="float">
            <text:p>10970</text:p>
          </table:table-cell>
          <table:table-cell office:value-type="float" office:value="244" calcext:value-type="float">
            <text:p>244</text:p>
          </table:table-cell>
          <table:table-cell table:formula="of:=[.B59]-[.B58]" office:value-type="float" office:value="1846" calcext:value-type="float">
            <text:p>1,846</text:p>
          </table:table-cell>
          <table:table-cell table:formula="of:=[.C59]-[.C58]" office:value-type="float" office:value="95" calcext:value-type="float">
            <text:p>95</text:p>
          </table:table-cell>
          <table:table-cell table:formula="of:=AVERAGE([.D45:.D59])" office:value-type="float" office:value="712.133333333333" calcext:value-type="float">
            <text:p>712</text:p>
          </table:table-cell>
          <table:table-cell table:formula="of:=AVERAGE([.E45:.E59])" office:value-type="float" office:value="16" calcext:value-type="float">
            <text:p>16</text:p>
          </table:table-cell>
          <table:table-cell table:formula="of:=AVERAGE([.E52:.E59])" office:value-type="float" office:value="24.5" calcext:value-type="float">
            <text:p>25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2758" calcext:value-type="float">
            <text:p>12758</text:p>
          </table:table-cell>
          <table:table-cell office:value-type="float" office:value="451" calcext:value-type="float">
            <text:p>451</text:p>
          </table:table-cell>
          <table:table-cell table:formula="of:=[.B60]-[.B59]" office:value-type="float" office:value="1788" calcext:value-type="float">
            <text:p>1,788</text:p>
          </table:table-cell>
          <table:table-cell table:formula="of:=[.C60]-[.C59]" office:value-type="float" office:value="207" calcext:value-type="float">
            <text:p>207</text:p>
          </table:table-cell>
          <table:table-cell table:formula="of:=AVERAGE([.D46:.D60])" office:value-type="float" office:value="825.2" calcext:value-type="float">
            <text:p>825</text:p>
          </table:table-cell>
          <table:table-cell table:formula="of:=AVERAGE([.E46:.E60])" office:value-type="float" office:value="29.6666666666667" calcext:value-type="float">
            <text:p>30</text:p>
          </table:table-cell>
          <table:table-cell table:formula="of:=AVERAGE([.E53:.E60])" office:value-type="float" office:value="50.375" calcext:value-type="float">
            <text:p>50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4463" calcext:value-type="float">
            <text:p>14463</text:p>
          </table:table-cell>
          <table:table-cell office:value-type="float" office:value="563" calcext:value-type="float">
            <text:p>563</text:p>
          </table:table-cell>
          <table:table-cell table:formula="of:=[.B61]-[.B60]" office:value-type="float" office:value="1705" calcext:value-type="float">
            <text:p>1,705</text:p>
          </table:table-cell>
          <table:table-cell table:formula="of:=[.C61]-[.C60]" office:value-type="float" office:value="112" calcext:value-type="float">
            <text:p>112</text:p>
          </table:table-cell>
          <table:table-cell table:formula="of:=AVERAGE([.D47:.D61])" office:value-type="float" office:value="920.466666666667" calcext:value-type="float">
            <text:p>920</text:p>
          </table:table-cell>
          <table:table-cell table:formula="of:=AVERAGE([.E47:.E61])" office:value-type="float" office:value="36.9333333333333" calcext:value-type="float">
            <text:p>37</text:p>
          </table:table-cell>
          <table:table-cell table:formula="of:=AVERAGE([.E54:.E61])" office:value-type="float" office:value="60.5" calcext:value-type="float">
            <text:p>61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6243" calcext:value-type="float">
            <text:p>16243</text:p>
          </table:table-cell>
          <table:table-cell office:value-type="float" office:value="676" calcext:value-type="float">
            <text:p>676</text:p>
          </table:table-cell>
          <table:table-cell table:formula="of:=[.B62]-[.B61]" office:value-type="float" office:value="1780" calcext:value-type="float">
            <text:p>1,780</text:p>
          </table:table-cell>
          <table:table-cell table:formula="of:=[.C62]-[.C61]" office:value-type="float" office:value="113" calcext:value-type="float">
            <text:p>113</text:p>
          </table:table-cell>
          <table:table-cell table:formula="of:=AVERAGE([.D48:.D62])" office:value-type="float" office:value="1018.93333333333" calcext:value-type="float">
            <text:p>1,019</text:p>
          </table:table-cell>
          <table:table-cell table:formula="of:=AVERAGE([.E48:.E62])" office:value-type="float" office:value="44.3333333333333" calcext:value-type="float">
            <text:p>44</text:p>
          </table:table-cell>
          <table:table-cell table:formula="of:=AVERAGE([.E55:.E62])" office:value-type="float" office:value="73.125" calcext:value-type="float">
            <text:p>73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20123" calcext:value-type="float">
            <text:p>20123</text:p>
          </table:table-cell>
          <table:table-cell office:value-type="float" office:value="862" calcext:value-type="float">
            <text:p>862</text:p>
          </table:table-cell>
          <table:table-cell table:formula="of:=[.B63]-[.B62]" office:value-type="float" office:value="3880" calcext:value-type="float">
            <text:p>3,880</text:p>
          </table:table-cell>
          <table:table-cell table:formula="of:=[.C63]-[.C62]" office:value-type="float" office:value="186" calcext:value-type="float">
            <text:p>186</text:p>
          </table:table-cell>
          <table:table-cell table:formula="of:=AVERAGE([.D49:.D63])" office:value-type="float" office:value="1265.8" calcext:value-type="float">
            <text:p>1,266</text:p>
          </table:table-cell>
          <table:table-cell table:formula="of:=AVERAGE([.E49:.E63])" office:value-type="float" office:value="56.2" calcext:value-type="float">
            <text:p>56</text:p>
          </table:table-cell>
          <table:table-cell table:formula="of:=AVERAGE([.E56:.E63])" office:value-type="float" office:value="96.375" calcext:value-type="float">
            <text:p>96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22622" calcext:value-type="float">
            <text:p>22622</text:p>
          </table:table-cell>
          <table:table-cell office:value-type="float" office:value="1102" calcext:value-type="float">
            <text:p>1102</text:p>
          </table:table-cell>
          <table:table-cell table:formula="of:=[.B64]-[.B63]" office:value-type="float" office:value="2499" calcext:value-type="float">
            <text:p>2,499</text:p>
          </table:table-cell>
          <table:table-cell table:formula="of:=[.C64]-[.C63]" office:value-type="float" office:value="240" calcext:value-type="float">
            <text:p>240</text:p>
          </table:table-cell>
          <table:table-cell table:formula="of:=AVERAGE([.D50:.D64])" office:value-type="float" office:value="1426.86666666667" calcext:value-type="float">
            <text:p>1,427</text:p>
          </table:table-cell>
          <table:table-cell table:formula="of:=AVERAGE([.E50:.E64])" office:value-type="float" office:value="72.2" calcext:value-type="float">
            <text:p>72</text:p>
          </table:table-cell>
          <table:table-cell table:formula="of:=AVERAGE([.E57:.E64])" office:value-type="float" office:value="119.125" calcext:value-type="float">
            <text:p>119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25600" calcext:value-type="float">
            <text:p>25600</text:p>
          </table:table-cell>
          <table:table-cell office:value-type="float" office:value="1333" calcext:value-type="float">
            <text:p>1333</text:p>
          </table:table-cell>
          <table:table-cell table:formula="of:=[.B65]-[.B64]" office:value-type="float" office:value="2978" calcext:value-type="float">
            <text:p>2,978</text:p>
          </table:table-cell>
          <table:table-cell table:formula="of:=[.C65]-[.C64]" office:value-type="float" office:value="231" calcext:value-type="float">
            <text:p>231</text:p>
          </table:table-cell>
          <table:table-cell table:formula="of:=AVERAGE([.D51:.D65])" office:value-type="float" office:value="1587.06666666667" calcext:value-type="float">
            <text:p>1,587</text:p>
          </table:table-cell>
          <table:table-cell table:formula="of:=AVERAGE([.E51:.E65])" office:value-type="float" office:value="86.6666666666667" calcext:value-type="float">
            <text:p>87</text:p>
          </table:table-cell>
          <table:table-cell table:formula="of:=AVERAGE([.E58:.E65])"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9551" calcext:value-type="float">
            <text:p>29551</text:p>
          </table:table-cell>
          <table:table-cell office:value-type="float" office:value="1698" calcext:value-type="float">
            <text:p>1698</text:p>
          </table:table-cell>
          <table:table-cell table:formula="of:=[.B66]-[.B65]" office:value-type="float" office:value="3951" calcext:value-type="float">
            <text:p>3,951</text:p>
          </table:table-cell>
          <table:table-cell table:formula="of:=[.C66]-[.C65]" office:value-type="float" office:value="365" calcext:value-type="float">
            <text:p>365</text:p>
          </table:table-cell>
          <table:table-cell table:formula="of:=AVERAGE([.D52:.D66])" office:value-type="float" office:value="1817.2" calcext:value-type="float">
            <text:p>1,817</text:p>
          </table:table-cell>
          <table:table-cell table:formula="of:=AVERAGE([.E52:.E66])" office:value-type="float" office:value="110" calcext:value-type="float">
            <text:p>110</text:p>
          </table:table-cell>
          <table:table-cell table:formula="of:=AVERAGE([.E59:.E66])" office:value-type="float" office:value="193.625" calcext:value-type="float">
            <text:p>19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33402" calcext:value-type="float">
            <text:p>33402</text:p>
          </table:table-cell>
          <table:table-cell office:value-type="float" office:value="1997" calcext:value-type="float">
            <text:p>1997</text:p>
          </table:table-cell>
          <table:table-cell table:formula="of:=[.B67]-[.B66]" office:value-type="float" office:value="3851" calcext:value-type="float">
            <text:p>3,851</text:p>
          </table:table-cell>
          <table:table-cell table:formula="of:=[.C67]-[.C66]" office:value-type="float" office:value="299" calcext:value-type="float">
            <text:p>299</text:p>
          </table:table-cell>
          <table:table-cell table:formula="of:=AVERAGE([.D53:.D67])" office:value-type="float" office:value="2073.93333333333" calcext:value-type="float">
            <text:p>2,074</text:p>
          </table:table-cell>
          <table:table-cell table:formula="of:=AVERAGE([.E53:.E67])" office:value-type="float" office:value="129.933333333333" calcext:value-type="float">
            <text:p>130</text:p>
          </table:table-cell>
          <table:table-cell table:formula="of:=AVERAGE([.E60:.E67])" office:value-type="float" office:value="219.125" calcext:value-type="float">
            <text:p>219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38105" calcext:value-type="float">
            <text:p>38105</text:p>
          </table:table-cell>
          <table:table-cell office:value-type="float" office:value="2317" calcext:value-type="float">
            <text:p>2317</text:p>
          </table:table-cell>
          <table:table-cell table:formula="of:=[.B68]-[.B67]" office:value-type="float" office:value="4703" calcext:value-type="float">
            <text:p>4,703</text:p>
          </table:table-cell>
          <table:table-cell table:formula="of:=[.C68]-[.C67]" office:value-type="float" office:value="320" calcext:value-type="float">
            <text:p>320</text:p>
          </table:table-cell>
          <table:table-cell table:formula="of:=AVERAGE([.D54:.D68])" office:value-type="float" office:value="2294.93333333333" calcext:value-type="float">
            <text:p>2,295</text:p>
          </table:table-cell>
          <table:table-cell table:formula="of:=AVERAGE([.E54:.E68])" office:value-type="float" office:value="149.2" calcext:value-type="float">
            <text:p>149</text:p>
          </table:table-cell>
          <table:table-cell table:formula="of:=AVERAGE([.E61:.E68])" office:value-type="float" office:value="233.25" calcext:value-type="float">
            <text:p>233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40708" calcext:value-type="float">
            <text:p>40708</text:p>
          </table:table-cell>
          <table:table-cell office:value-type="float" office:value="2611" calcext:value-type="float">
            <text:p>2611</text:p>
          </table:table-cell>
          <table:table-cell table:formula="of:=[.B69]-[.B68]" office:value-type="float" office:value="2603" calcext:value-type="float">
            <text:p>2,603</text:p>
          </table:table-cell>
          <table:table-cell table:formula="of:=[.C69]-[.C68]" office:value-type="float" office:value="294" calcext:value-type="float">
            <text:p>294</text:p>
          </table:table-cell>
          <table:table-cell table:formula="of:=AVERAGE([.D55:.D69])" office:value-type="float" office:value="2414.13333333333" calcext:value-type="float">
            <text:p>2,414</text:p>
          </table:table-cell>
          <table:table-cell table:formula="of:=AVERAGE([.E55:.E69])" office:value-type="float" office:value="168" calcext:value-type="float">
            <text:p>168</text:p>
          </table:table-cell>
          <table:table-cell table:formula="of:=AVERAGE([.E62:.E69])"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45170" calcext:value-type="float">
            <text:p>45170</text:p>
          </table:table-cell>
          <table:table-cell office:value-type="float" office:value="3030" calcext:value-type="float">
            <text:p>3030</text:p>
          </table:table-cell>
          <table:table-cell table:formula="of:=[.B70]-[.B69]" office:value-type="float" office:value="4462" calcext:value-type="float">
            <text:p>4,462</text:p>
          </table:table-cell>
          <table:table-cell table:formula="of:=[.C70]-[.C69]" office:value-type="float" office:value="419" calcext:value-type="float">
            <text:p>419</text:p>
          </table:table-cell>
          <table:table-cell table:formula="of:=AVERAGE([.D56:.D70])" office:value-type="float" office:value="2709.2" calcext:value-type="float">
            <text:p>2,709</text:p>
          </table:table-cell>
          <table:table-cell table:formula="of:=AVERAGE([.E56:.E70])" office:value-type="float" office:value="195.933333333333" calcext:value-type="float">
            <text:p>196</text:p>
          </table:table-cell>
          <table:table-cell table:formula="of:=AVERAGE([.E63:.E70])" office:value-type="float" office:value="294.25" calcext:value-type="float">
            <text:p>294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52827" calcext:value-type="float">
            <text:p>52827</text:p>
          </table:table-cell>
          <table:table-cell office:value-type="float" office:value="3532" calcext:value-type="float">
            <text:p>3532</text:p>
          </table:table-cell>
          <table:table-cell table:formula="of:=[.B71]-[.B70]" office:value-type="float" office:value="7657" calcext:value-type="float">
            <text:p>7,657</text:p>
          </table:table-cell>
          <table:table-cell table:formula="of:=[.C71]-[.C70]" office:value-type="float" office:value="502" calcext:value-type="float">
            <text:p>502</text:p>
          </table:table-cell>
          <table:table-cell table:formula="of:=AVERAGE([.D57:.D71])" office:value-type="float" office:value="3076.26666666667" calcext:value-type="float">
            <text:p>3,076</text:p>
          </table:table-cell>
          <table:table-cell table:formula="of:=AVERAGE([.E57:.E71])" office:value-type="float" office:value="225.533333333333" calcext:value-type="float">
            <text:p>226</text:p>
          </table:table-cell>
          <table:table-cell table:formula="of:=AVERAGE([.E64:.E71])" office:value-type="float" office:value="333.75" calcext:value-type="float">
            <text:p>33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57749" calcext:value-type="float">
            <text:p>57749</text:p>
          </table:table-cell>
          <table:table-cell office:value-type="float" office:value="4414" calcext:value-type="float">
            <text:p>4414</text:p>
          </table:table-cell>
          <table:table-cell table:formula="of:=[.B72]-[.B71]" office:value-type="float" office:value="4922" calcext:value-type="float">
            <text:p>4,922</text:p>
          </table:table-cell>
          <table:table-cell table:formula="of:=[.C72]-[.C71]" office:value-type="float" office:value="882" calcext:value-type="float">
            <text:p>882</text:p>
          </table:table-cell>
          <table:table-cell table:formula="of:=AVERAGE([.D58:.D72])" office:value-type="float" office:value="3335.6" calcext:value-type="float">
            <text:p>3,336</text:p>
          </table:table-cell>
          <table:table-cell table:formula="of:=AVERAGE([.E58:.E72])" office:value-type="float" office:value="284.333333333333" calcext:value-type="float">
            <text:p>284</text:p>
          </table:table-cell>
          <table:table-cell table:formula="of:=AVERAGE([.E65:.E72])"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59929" calcext:value-type="float">
            <text:p>59929</text:p>
          </table:table-cell>
          <table:table-cell office:value-type="float" office:value="5398" calcext:value-type="float">
            <text:p>5398</text:p>
          </table:table-cell>
          <table:table-cell table:formula="of:=[.B73]-[.B72]" office:value-type="float" office:value="2180" calcext:value-type="float">
            <text:p>2,180</text:p>
          </table:table-cell>
          <table:table-cell table:formula="of:=[.C73]-[.C72]" office:value-type="float" office:value="984" calcext:value-type="float">
            <text:p>984</text:p>
          </table:table-cell>
          <table:table-cell table:formula="of:=AVERAGE([.D59:.D73])" office:value-type="float" office:value="3387" calcext:value-type="float">
            <text:p>3,387</text:p>
          </table:table-cell>
          <table:table-cell table:formula="of:=AVERAGE([.E59:.E73])" office:value-type="float" office:value="349.933333333333" calcext:value-type="float">
            <text:p>350</text:p>
          </table:table-cell>
          <table:table-cell table:formula="of:=AVERAGE([.E66:.E73])" office:value-type="float" office:value="508.125" calcext:value-type="float">
            <text:p>508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65202" calcext:value-type="float">
            <text:p>65202</text:p>
          </table:table-cell>
          <table:table-cell office:value-type="float" office:value="6520" calcext:value-type="float">
            <text:p>6520</text:p>
          </table:table-cell>
          <table:table-cell table:formula="of:=[.B74]-[.B73]" office:value-type="float" office:value="5273" calcext:value-type="float">
            <text:p>5,273</text:p>
          </table:table-cell>
          <table:table-cell table:formula="of:=[.C74]-[.C73]" office:value-type="float" office:value="1122" calcext:value-type="float">
            <text:p>1,122</text:p>
          </table:table-cell>
          <table:table-cell table:formula="of:=AVERAGE([.D60:.D74])" office:value-type="float" office:value="3615.46666666667" calcext:value-type="float">
            <text:p>3,615</text:p>
          </table:table-cell>
          <table:table-cell table:formula="of:=AVERAGE([.E60:.E74])" office:value-type="float" office:value="418.4" calcext:value-type="float">
            <text:p>418</text:p>
          </table:table-cell>
          <table:table-cell table:formula="of:=AVERAGE([.E67:.E74])" office:value-type="float" office:value="602.75" calcext:value-type="float">
            <text:p>603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69500" calcext:value-type="float">
            <text:p>69500</text:p>
          </table:table-cell>
          <table:table-cell office:value-type="float" office:value="7574" calcext:value-type="float">
            <text:p>7574</text:p>
          </table:table-cell>
          <table:table-cell table:formula="of:=[.B75]-[.B74]" office:value-type="float" office:value="4298" calcext:value-type="float">
            <text:p>4,298</text:p>
          </table:table-cell>
          <table:table-cell table:formula="of:=[.C75]-[.C74]" office:value-type="float" office:value="1054" calcext:value-type="float">
            <text:p>1,054</text:p>
          </table:table-cell>
          <table:table-cell table:formula="of:=AVERAGE([.D61:.D75])" office:value-type="float" office:value="3782.8" calcext:value-type="float">
            <text:p>3,783</text:p>
          </table:table-cell>
          <table:table-cell table:formula="of:=AVERAGE([.E61:.E75])" office:value-type="float" office:value="474.866666666667" calcext:value-type="float">
            <text:p>475</text:p>
          </table:table-cell>
          <table:table-cell table:formula="of:=AVERAGE([.E68:.E75])" office:value-type="float" office:value="697.125" calcext:value-type="float">
            <text:p>697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71412" calcext:value-type="float">
            <text:p>71412</text:p>
          </table:table-cell>
          <table:table-cell office:value-type="float" office:value="8093" calcext:value-type="float">
            <text:p>8093</text:p>
          </table:table-cell>
          <table:table-cell table:formula="of:=[.B76]-[.B75]" office:value-type="float" office:value="1912" calcext:value-type="float">
            <text:p>1,912</text:p>
          </table:table-cell>
          <table:table-cell table:formula="of:=[.C76]-[.C75]" office:value-type="float" office:value="519" calcext:value-type="float">
            <text:p>519</text:p>
          </table:table-cell>
          <table:table-cell table:formula="of:=AVERAGE([.D62:.D76])" office:value-type="float" office:value="3796.6" calcext:value-type="float">
            <text:p>3,797</text:p>
          </table:table-cell>
          <table:table-cell table:formula="of:=AVERAGE([.E62:.E76])" office:value-type="float" office:value="502" calcext:value-type="float">
            <text:p>502</text:p>
          </table:table-cell>
          <table:table-cell table:formula="of:=AVERAGE([.E69:.E76])"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75343" calcext:value-type="float">
            <text:p>75343</text:p>
          </table:table-cell>
          <table:table-cell office:value-type="float" office:value="8926" calcext:value-type="float">
            <text:p>8926</text:p>
          </table:table-cell>
          <table:table-cell table:formula="of:=[.B77]-[.B76]" office:value-type="float" office:value="3931" calcext:value-type="float">
            <text:p>3,931</text:p>
          </table:table-cell>
          <table:table-cell table:formula="of:=[.C77]-[.C76]" office:value-type="float" office:value="833" calcext:value-type="float">
            <text:p>833</text:p>
          </table:table-cell>
          <table:table-cell table:formula="of:=AVERAGE([.D63:.D77])" office:value-type="float" office:value="3940" calcext:value-type="float">
            <text:p>3,940</text:p>
          </table:table-cell>
          <table:table-cell table:formula="of:=AVERAGE([.E63:.E77])" office:value-type="float" office:value="550" calcext:value-type="float">
            <text:p>550</text:p>
          </table:table-cell>
          <table:table-cell table:formula="of:=AVERAGE([.E70:.E77])" office:value-type="float" office:value="789.375" calcext:value-type="float">
            <text:p>789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79163" calcext:value-type="float">
            <text:p>79163</text:p>
          </table:table-cell>
          <table:table-cell office:value-type="float" office:value="10343" calcext:value-type="float">
            <text:p>10343</text:p>
          </table:table-cell>
          <table:table-cell table:formula="of:=[.B78]-[.B77]" office:value-type="float" office:value="3820" calcext:value-type="float">
            <text:p>3,820</text:p>
          </table:table-cell>
          <table:table-cell table:formula="of:=[.C78]-[.C77]" office:value-type="float" office:value="1417" calcext:value-type="float">
            <text:p>1,417</text:p>
          </table:table-cell>
          <table:table-cell table:formula="of:=AVERAGE([.D64:.D78])" office:value-type="float" office:value="3936" calcext:value-type="float">
            <text:p>3,936</text:p>
          </table:table-cell>
          <table:table-cell table:formula="of:=AVERAGE([.E64:.E78])" office:value-type="float" office:value="632.066666666667" calcext:value-type="float">
            <text:p>632</text:p>
          </table:table-cell>
          <table:table-cell table:formula="of:=AVERAGE([.E71:.E78])" office:value-type="float" office:value="914.125" calcext:value-type="float">
            <text:p>914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83057" calcext:value-type="float">
            <text:p>83057</text:p>
          </table:table-cell>
          <table:table-cell office:value-type="float" office:value="10887" calcext:value-type="float">
            <text:p>10887</text:p>
          </table:table-cell>
          <table:table-cell table:formula="of:=[.B79]-[.B78]" office:value-type="float" office:value="3894" calcext:value-type="float">
            <text:p>3,894</text:p>
          </table:table-cell>
          <table:table-cell table:formula="of:=[.C79]-[.C78]" office:value-type="float" office:value="544" calcext:value-type="float">
            <text:p>544</text:p>
          </table:table-cell>
          <table:table-cell table:formula="of:=AVERAGE([.D65:.D79])" office:value-type="float" office:value="4029" calcext:value-type="float">
            <text:p>4,029</text:p>
          </table:table-cell>
          <table:table-cell table:formula="of:=AVERAGE([.E65:.E79])" office:value-type="float" office:value="652.333333333333" calcext:value-type="float">
            <text:p>652</text:p>
          </table:table-cell>
          <table:table-cell table:formula="of:=AVERAGE([.E72:.E79])" office:value-type="float" office:value="919.375" calcext:value-type="float">
            <text:p>919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87366" calcext:value-type="float">
            <text:p>87366</text:p>
          </table:table-cell>
          <table:table-cell office:value-type="float" office:value="12228" calcext:value-type="float">
            <text:p>12228</text:p>
          </table:table-cell>
          <table:table-cell table:formula="of:=[.B80]-[.B79]" office:value-type="float" office:value="4309" calcext:value-type="float">
            <text:p>4,309</text:p>
          </table:table-cell>
          <table:table-cell table:formula="of:=[.C80]-[.C79]" office:value-type="float" office:value="1341" calcext:value-type="float">
            <text:p>1,341</text:p>
          </table:table-cell>
          <table:table-cell table:formula="of:=AVERAGE([.D66:.D80])" office:value-type="float" office:value="4117.73333333333" calcext:value-type="float">
            <text:p>4,118</text:p>
          </table:table-cell>
          <table:table-cell table:formula="of:=AVERAGE([.E66:.E80])" office:value-type="float" office:value="726.333333333333" calcext:value-type="float">
            <text:p>726</text:p>
          </table:table-cell>
          <table:table-cell table:formula="of:=AVERAGE([.E73:.E80])" office:value-type="float" office:value="976.75" calcext:value-type="float">
            <text:p>977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91738" calcext:value-type="float">
            <text:p>91738</text:p>
          </table:table-cell>
          <table:table-cell office:value-type="float" office:value="13215" calcext:value-type="float">
            <text:p>13215</text:p>
          </table:table-cell>
          <table:table-cell table:formula="of:=[.B81]-[.B80]" office:value-type="float" office:value="4372" calcext:value-type="float">
            <text:p>4,372</text:p>
          </table:table-cell>
          <table:table-cell table:formula="of:=[.C81]-[.C80]" office:value-type="float" office:value="987" calcext:value-type="float">
            <text:p>987</text:p>
          </table:table-cell>
          <table:table-cell table:formula="of:=AVERAGE([.D67:.D81])" office:value-type="float" office:value="4145.8" calcext:value-type="float">
            <text:p>4,146</text:p>
          </table:table-cell>
          <table:table-cell table:formula="of:=AVERAGE([.E67:.E81])" office:value-type="float" office:value="767.8" calcext:value-type="float">
            <text:p>768</text:p>
          </table:table-cell>
          <table:table-cell table:formula="of:=AVERAGE([.E74:.E81])" office:value-type="float" office:value="977.125" calcext:value-type="float">
            <text:p>977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94863" calcext:value-type="float">
            <text:p>94863</text:p>
          </table:table-cell>
          <table:table-cell office:value-type="float" office:value="13851" calcext:value-type="float">
            <text:p>13851</text:p>
          </table:table-cell>
          <table:table-cell table:formula="of:=[.B82]-[.B81]" office:value-type="float" office:value="3125" calcext:value-type="float">
            <text:p>3,125</text:p>
          </table:table-cell>
          <table:table-cell table:formula="of:=[.C82]-[.C81]" office:value-type="float" office:value="636" calcext:value-type="float">
            <text:p>636</text:p>
          </table:table-cell>
          <table:table-cell table:formula="of:=AVERAGE([.D68:.D82])" office:value-type="float" office:value="4097.4" calcext:value-type="float">
            <text:p>4,097</text:p>
          </table:table-cell>
          <table:table-cell table:formula="of:=AVERAGE([.E68:.E82])" office:value-type="float" office:value="790.266666666667" calcext:value-type="float">
            <text:p>790</text:p>
          </table:table-cell>
          <table:table-cell table:formula="of:=AVERAGE([.E75:.E82])" office:value-type="float" office:value="916.375" calcext:value-type="float">
            <text:p>916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21712" calcext:value-type="float">
            <text:p>121712</text:p>
          </table:table-cell>
          <table:table-cell office:value-type="float" office:value="14412" calcext:value-type="float">
            <text:p>14412</text:p>
          </table:table-cell>
          <table:table-cell table:formula="of:=[.B83]-[.B82]" office:value-type="float" office:value="26849" calcext:value-type="float">
            <text:p>26,849</text:p>
          </table:table-cell>
          <table:table-cell table:formula="of:=[.C83]-[.C82]" office:value-type="float" office:value="561" calcext:value-type="float">
            <text:p>561</text:p>
          </table:table-cell>
          <table:table-cell table:formula="of:=AVERAGE([.D69:.D83])" office:value-type="float" office:value="5573.8" calcext:value-type="float">
            <text:p>5,574</text:p>
          </table:table-cell>
          <table:table-cell table:formula="of:=AVERAGE([.E69:.E83])" office:value-type="float" office:value="806.333333333333" calcext:value-type="float">
            <text:p>806</text:p>
          </table:table-cell>
          <table:table-cell table:formula="of:=AVERAGE([.E76:.E83])" office:value-type="float" office:value="854.75" calcext:value-type="float">
            <text:p>855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125394" calcext:value-type="float">
            <text:p>125394</text:p>
          </table:table-cell>
          <table:table-cell office:value-type="float" office:value="14986" calcext:value-type="float">
            <text:p>14986</text:p>
          </table:table-cell>
          <table:table-cell table:formula="of:=[.B84]-[.B83]" office:value-type="float" office:value="3682" calcext:value-type="float">
            <text:p>3,682</text:p>
          </table:table-cell>
          <table:table-cell table:formula="of:=[.C84]-[.C83]" office:value-type="float" office:value="574" calcext:value-type="float">
            <text:p>574</text:p>
          </table:table-cell>
          <table:table-cell table:formula="of:=AVERAGE([.D70:.D84])" office:value-type="float" office:value="5645.73333333333" calcext:value-type="float">
            <text:p>5,646</text:p>
          </table:table-cell>
          <table:table-cell table:formula="of:=AVERAGE([.E70:.E84])" office:value-type="float" office:value="825" calcext:value-type="float">
            <text:p>825</text:p>
          </table:table-cell>
          <table:table-cell table:formula="of:=AVERAGE([.E77:.E84])" office:value-type="float" office:value="861.625" calcext:value-type="float">
            <text:p>862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130365" calcext:value-type="float">
            <text:p>130365</text:p>
          </table:table-cell>
          <table:table-cell office:value-type="float" office:value="15731" calcext:value-type="float">
            <text:p>15731</text:p>
          </table:table-cell>
          <table:table-cell table:formula="of:=[.B85]-[.B84]" office:value-type="float" office:value="4971" calcext:value-type="float">
            <text:p>4,971</text:p>
          </table:table-cell>
          <table:table-cell table:formula="of:=[.C85]-[.C84]" office:value-type="float" office:value="745" calcext:value-type="float">
            <text:p>745</text:p>
          </table:table-cell>
          <table:table-cell table:formula="of:=AVERAGE([.D71:.D85])" office:value-type="float" office:value="5679.66666666667" calcext:value-type="float">
            <text:p>5,680</text:p>
          </table:table-cell>
          <table:table-cell table:formula="of:=AVERAGE([.E71:.E85])" office:value-type="float" office:value="846.733333333333" calcext:value-type="float">
            <text:p>847</text:p>
          </table:table-cell>
          <table:table-cell table:formula="of:=AVERAGE([.E78:.E85])" office:value-type="float" office:value="850.625" calcext:value-type="float">
            <text:p>851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33585" calcext:value-type="float">
            <text:p>133585</text:p>
          </table:table-cell>
          <table:table-cell office:value-type="float" office:value="17169" calcext:value-type="float">
            <text:p>17169</text:p>
          </table:table-cell>
          <table:table-cell table:formula="of:=[.B86]-[.B85]" office:value-type="float" office:value="3220" calcext:value-type="float">
            <text:p>3,220</text:p>
          </table:table-cell>
          <table:table-cell table:formula="of:=[.C86]-[.C85]" office:value-type="float" office:value="1438" calcext:value-type="float">
            <text:p>1,438</text:p>
          </table:table-cell>
          <table:table-cell table:formula="of:=AVERAGE([.D72:.D86])" office:value-type="float" office:value="5383.86666666667" calcext:value-type="float">
            <text:p>5,384</text:p>
          </table:table-cell>
          <table:table-cell table:formula="of:=AVERAGE([.E72:.E86])" office:value-type="float" office:value="909.133333333333" calcext:value-type="float">
            <text:p>909</text:p>
          </table:table-cell>
          <table:table-cell table:formula="of:=AVERAGE([.E79:.E86])" office:value-type="float" office:value="853.25" calcext:value-type="float">
            <text:p>853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46075" calcext:value-type="float">
            <text:p>146075</text:p>
          </table:table-cell>
          <table:table-cell office:value-type="float" office:value="17922" calcext:value-type="float">
            <text:p>17922</text:p>
          </table:table-cell>
          <table:table-cell table:formula="of:=[.B87]-[.B86]" office:value-type="float" office:value="12490" calcext:value-type="float">
            <text:p>12,490</text:p>
          </table:table-cell>
          <table:table-cell table:formula="of:=[.C87]-[.C86]" office:value-type="float" office:value="753" calcext:value-type="float">
            <text:p>753</text:p>
          </table:table-cell>
          <table:table-cell table:formula="of:=AVERAGE([.D73:.D87])" office:value-type="float" office:value="5888.4" calcext:value-type="float">
            <text:p>5,888</text:p>
          </table:table-cell>
          <table:table-cell table:formula="of:=AVERAGE([.E73:.E87])" office:value-type="float" office:value="900.533333333333" calcext:value-type="float">
            <text:p>901</text:p>
          </table:table-cell>
          <table:table-cell table:formula="of:=AVERAGE([.E80:.E87])" office:value-type="float" office:value="879.375" calcext:value-type="float">
            <text:p>879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48084" calcext:value-type="float">
            <text:p>148084</text:p>
          </table:table-cell>
          <table:table-cell office:value-type="float" office:value="18683" calcext:value-type="float">
            <text:p>18683</text:p>
          </table:table-cell>
          <table:table-cell table:formula="of:=[.B88]-[.B87]" office:value-type="float" office:value="2009" calcext:value-type="float">
            <text:p>2,009</text:p>
          </table:table-cell>
          <table:table-cell table:formula="of:=[.C88]-[.C87]" office:value-type="float" office:value="761" calcext:value-type="float">
            <text:p>761</text:p>
          </table:table-cell>
          <table:table-cell table:formula="of:=AVERAGE([.D74:.D88])" office:value-type="float" office:value="5877" calcext:value-type="float">
            <text:p>5,877</text:p>
          </table:table-cell>
          <table:table-cell table:formula="of:=AVERAGE([.E74:.E88])" office:value-type="float" office:value="885.666666666667" calcext:value-type="float">
            <text:p>886</text:p>
          </table:table-cell>
          <table:table-cell table:formula="of:=AVERAGE([.E81:.E88])" office:value-type="float" office:value="806.875" calcext:value-type="float">
            <text:p>807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48086" calcext:value-type="float">
            <text:p>148086</text:p>
          </table:table-cell>
          <table:table-cell office:value-type="float" office:value="19325" calcext:value-type="float">
            <text:p>19325</text:p>
          </table:table-cell>
          <table:table-cell table:formula="of:=[.B89]-[.B88]" office:value-type="float" office:value="2" calcext:value-type="float">
            <text:p>2</text:p>
          </table:table-cell>
          <table:table-cell table:formula="of:=[.C89]-[.C88]" office:value-type="float" office:value="642" calcext:value-type="float">
            <text:p>642</text:p>
          </table:table-cell>
          <table:table-cell table:formula="of:=AVERAGE([.D75:.D89])" office:value-type="float" office:value="5525.6" calcext:value-type="float">
            <text:p>5,526</text:p>
          </table:table-cell>
          <table:table-cell table:formula="of:=AVERAGE([.E75:.E89])" office:value-type="float" office:value="853.666666666667" calcext:value-type="float">
            <text:p>854</text:p>
          </table:table-cell>
          <table:table-cell table:formula="of:=AVERAGE([.E82:.E89])" office:value-type="float" office:value="763.75" calcext:value-type="float">
            <text:p>764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53011" calcext:value-type="float">
            <text:p>153011</text:p>
          </table:table-cell>
          <table:table-cell office:value-type="float" office:value="19720" calcext:value-type="float">
            <text:p>19720</text:p>
          </table:table-cell>
          <table:table-cell table:formula="of:=[.B90]-[.B89]" office:value-type="float" office:value="4925" calcext:value-type="float">
            <text:p>4,925</text:p>
          </table:table-cell>
          <table:table-cell table:formula="of:=[.C90]-[.C89]" office:value-type="float" office:value="395" calcext:value-type="float">
            <text:p>395</text:p>
          </table:table-cell>
          <table:table-cell table:formula="of:=AVERAGE([.D76:.D90])" office:value-type="float" office:value="5567.4" calcext:value-type="float">
            <text:p>5,567</text:p>
          </table:table-cell>
          <table:table-cell table:formula="of:=AVERAGE([.E76:.E90])" office:value-type="float" office:value="809.733333333333" calcext:value-type="float">
            <text:p>810</text:p>
          </table:table-cell>
          <table:table-cell table:formula="of:=AVERAGE([.E83:.E90])" office:value-type="float" office:value="733.625" calcext:value-type="float">
            <text:p>734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55393" calcext:value-type="float">
            <text:p>155393</text:p>
          </table:table-cell>
          <table:table-cell office:value-type="float" office:value="20267" calcext:value-type="float">
            <text:p>20267</text:p>
          </table:table-cell>
          <table:table-cell table:formula="of:=[.B91]-[.B90]" office:value-type="float" office:value="2382" calcext:value-type="float">
            <text:p>2,382</text:p>
          </table:table-cell>
          <table:table-cell table:formula="of:=[.C91]-[.C90]" office:value-type="float" office:value="547" calcext:value-type="float">
            <text:p>547</text:p>
          </table:table-cell>
          <table:table-cell table:formula="of:=AVERAGE([.D77:.D91])" office:value-type="float" office:value="5598.73333333333" calcext:value-type="float">
            <text:p>5,599</text:p>
          </table:table-cell>
          <table:table-cell table:formula="of:=AVERAGE([.E77:.E91])" office:value-type="float" office:value="811.6" calcext:value-type="float">
            <text:p>812</text:p>
          </table:table-cell>
          <table:table-cell table:formula="of:=AVERAGE([.E84:.E91])" office:value-type="float" office:value="731.875" calcext:value-type="float">
            <text:p>73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58168" calcext:value-type="float">
            <text:p>158168</text:p>
          </table:table-cell>
          <table:table-cell office:value-type="float" office:value="20798" calcext:value-type="float">
            <text:p>20798</text:p>
          </table:table-cell>
          <table:table-cell table:formula="of:=[.B92]-[.B91]" office:value-type="float" office:value="2775" calcext:value-type="float">
            <text:p>2,775</text:p>
          </table:table-cell>
          <table:table-cell table:formula="of:=[.C92]-[.C91]" office:value-type="float" office:value="531" calcext:value-type="float">
            <text:p>531</text:p>
          </table:table-cell>
          <table:table-cell table:formula="of:=AVERAGE([.D78:.D92])" office:value-type="float" office:value="5521.66666666667" calcext:value-type="float">
            <text:p>5,522</text:p>
          </table:table-cell>
          <table:table-cell table:formula="of:=AVERAGE([.E78:.E92])" office:value-type="float" office:value="791.466666666667" calcext:value-type="float">
            <text:p>791</text:p>
          </table:table-cell>
          <table:table-cell table:formula="of:=AVERAGE([.E85:.E92])" office:value-type="float" office:value="726.5" calcext:value-type="float">
            <text:p>727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55980" calcext:value-type="float">
            <text:p>155980</text:p>
          </table:table-cell>
          <table:table-cell office:value-type="float" office:value="21342" calcext:value-type="float">
            <text:p>21342</text:p>
          </table:table-cell>
          <table:table-cell table:formula="of:=[.B93]-[.B92]" office:value-type="float" office:value="-2188" calcext:value-type="float">
            <text:p>-2,188</text:p>
          </table:table-cell>
          <table:table-cell table:formula="of:=[.C93]-[.C92]" office:value-type="float" office:value="544" calcext:value-type="float">
            <text:p>544</text:p>
          </table:table-cell>
          <table:table-cell table:formula="of:=AVERAGE([.D79:.D93])" office:value-type="float" office:value="5121.13333333333" calcext:value-type="float">
            <text:p>5,121</text:p>
          </table:table-cell>
          <table:table-cell table:formula="of:=AVERAGE([.E79:.E93])" office:value-type="float" office:value="733.266666666667" calcext:value-type="float">
            <text:p>733</text:p>
          </table:table-cell>
          <table:table-cell table:formula="of:=AVERAGE([.E86:.E93])" office:value-type="float" office:value="701.375" calcext:value-type="float">
            <text:p>701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58303" calcext:value-type="float">
            <text:p>158303</text:p>
          </table:table-cell>
          <table:table-cell office:value-type="float" office:value="21858" calcext:value-type="float">
            <text:p>21858</text:p>
          </table:table-cell>
          <table:table-cell table:formula="of:=[.B94]-[.B93]" office:value-type="float" office:value="2323" calcext:value-type="float">
            <text:p>2,323</text:p>
          </table:table-cell>
          <table:table-cell table:formula="of:=[.C94]-[.C93]" office:value-type="float" office:value="516" calcext:value-type="float">
            <text:p>516</text:p>
          </table:table-cell>
          <table:table-cell table:formula="of:=AVERAGE([.D80:.D94])" office:value-type="float" office:value="5016.4" calcext:value-type="float">
            <text:p>5,016</text:p>
          </table:table-cell>
          <table:table-cell table:formula="of:=AVERAGE([.E80:.E94])" office:value-type="float" office:value="731.4" calcext:value-type="float">
            <text:p>731</text:p>
          </table:table-cell>
          <table:table-cell table:formula="of:=AVERAGE([.E87:.E94])" office:value-type="float" office:value="586.125" calcext:value-type="float">
            <text:p>586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59952" calcext:value-type="float">
            <text:p>159952</text:p>
          </table:table-cell>
          <table:table-cell office:value-type="float" office:value="22248" calcext:value-type="float">
            <text:p>22248</text:p>
          </table:table-cell>
          <table:table-cell table:formula="of:=[.B95]-[.B94]" office:value-type="float" office:value="1649" calcext:value-type="float">
            <text:p>1,649</text:p>
          </table:table-cell>
          <table:table-cell table:formula="of:=[.C95]-[.C94]" office:value-type="float" office:value="390" calcext:value-type="float">
            <text:p>390</text:p>
          </table:table-cell>
          <table:table-cell table:formula="of:=AVERAGE([.D81:.D95])" office:value-type="float" office:value="4839.06666666667" calcext:value-type="float">
            <text:p>4,839</text:p>
          </table:table-cell>
          <table:table-cell table:formula="of:=AVERAGE([.E81:.E95])" office:value-type="float" office:value="668" calcext:value-type="float">
            <text:p>668</text:p>
          </table:table-cell>
          <table:table-cell table:formula="of:=AVERAGE([.E88:.E95])" office:value-type="float" office:value="540.75" calcext:value-type="float">
            <text:p>541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61644" calcext:value-type="float">
            <text:p>161644</text:p>
          </table:table-cell>
          <table:table-cell office:value-type="float" office:value="22617" calcext:value-type="float">
            <text:p>22617</text:p>
          </table:table-cell>
          <table:table-cell table:formula="of:=[.B96]-[.B95]" office:value-type="float" office:value="1692" calcext:value-type="float">
            <text:p>1,692</text:p>
          </table:table-cell>
          <table:table-cell table:formula="of:=[.C96]-[.C95]" office:value-type="float" office:value="369" calcext:value-type="float">
            <text:p>369</text:p>
          </table:table-cell>
          <table:table-cell table:formula="of:=AVERAGE([.D82:.D96])" office:value-type="float" office:value="4660.4" calcext:value-type="float">
            <text:p>4,660</text:p>
          </table:table-cell>
          <table:table-cell table:formula="of:=AVERAGE([.E82:.E96])" office:value-type="float" office:value="626.8" calcext:value-type="float">
            <text:p>627</text:p>
          </table:table-cell>
          <table:table-cell table:formula="of:=AVERAGE([.E89:.E96])" office:value-type="float" office:value="491.75" calcext:value-type="float">
            <text:p>492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2220" calcext:value-type="float">
            <text:p>162220</text:p>
          </table:table-cell>
          <table:table-cell office:value-type="float" office:value="22859" calcext:value-type="float">
            <text:p>22859</text:p>
          </table:table-cell>
          <table:table-cell table:formula="of:=[.B97]-[.B96]" office:value-type="float" office:value="576" calcext:value-type="float">
            <text:p>576</text:p>
          </table:table-cell>
          <table:table-cell table:formula="of:=[.C97]-[.C96]" office:value-type="float" office:value="242" calcext:value-type="float">
            <text:p>242</text:p>
          </table:table-cell>
          <table:table-cell table:formula="of:=AVERAGE([.D83:.D97])" office:value-type="float" office:value="4490.46666666667" calcext:value-type="float">
            <text:p>4,490</text:p>
          </table:table-cell>
          <table:table-cell table:formula="of:=AVERAGE([.E83:.E97])" office:value-type="float" office:value="600.533333333333" calcext:value-type="float">
            <text:p>601</text:p>
          </table:table-cell>
          <table:table-cell table:formula="of:=AVERAGE([.E90:.E97])" office:value-type="float" office:value="441.75" calcext:value-type="float">
            <text:p>442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65963" calcext:value-type="float">
            <text:p>165963</text:p>
          </table:table-cell>
          <table:table-cell office:value-type="float" office:value="23296" calcext:value-type="float">
            <text:p>23296</text:p>
          </table:table-cell>
          <table:table-cell table:formula="of:=[.B98]-[.B97]" office:value-type="float" office:value="3743" calcext:value-type="float">
            <text:p>3,743</text:p>
          </table:table-cell>
          <table:table-cell table:formula="of:=[.C98]-[.C97]" office:value-type="float" office:value="437" calcext:value-type="float">
            <text:p>437</text:p>
          </table:table-cell>
          <table:table-cell table:formula="of:=AVERAGE([.D84:.D98])" office:value-type="float" office:value="2950.06666666667" calcext:value-type="float">
            <text:p>2,950</text:p>
          </table:table-cell>
          <table:table-cell table:formula="of:=AVERAGE([.E84:.E98])" office:value-type="float" office:value="592.266666666667" calcext:value-type="float">
            <text:p>592</text:p>
          </table:table-cell>
          <table:table-cell table:formula="of:=AVERAGE([.E91:.E98])"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69053" calcext:value-type="float">
            <text:p>169053</text:p>
          </table:table-cell>
          <table:table-cell office:value-type="float" office:value="23663" calcext:value-type="float">
            <text:p>23663</text:p>
          </table:table-cell>
          <table:table-cell table:formula="of:=[.B99]-[.B98]" office:value-type="float" office:value="3090" calcext:value-type="float">
            <text:p>3,090</text:p>
          </table:table-cell>
          <table:table-cell table:formula="of:=[.C99]-[.C98]" office:value-type="float" office:value="367" calcext:value-type="float">
            <text:p>367</text:p>
          </table:table-cell>
          <table:table-cell table:formula="of:=AVERAGE([.D85:.D99])" office:value-type="float" office:value="2910.6" calcext:value-type="float">
            <text:p>2,911</text:p>
          </table:table-cell>
          <table:table-cell table:formula="of:=AVERAGE([.E85:.E99])" office:value-type="float" office:value="578.466666666667" calcext:value-type="float">
            <text:p>578</text:p>
          </table:table-cell>
          <table:table-cell table:formula="of:=AVERAGE([.E92:.E99])" office:value-type="float" office:value="424.5" calcext:value-type="float">
            <text:p>425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66543" calcext:value-type="float">
            <text:p>166543</text:p>
          </table:table-cell>
          <table:table-cell office:value-type="float" office:value="24090" calcext:value-type="float">
            <text:p>24090</text:p>
          </table:table-cell>
          <table:table-cell table:formula="of:=[.B100]-[.B99]" office:value-type="float" office:value="-2510" calcext:value-type="float">
            <text:p>-2,510</text:p>
          </table:table-cell>
          <table:table-cell table:formula="of:=[.C100]-[.C99]" office:value-type="float" office:value="427" calcext:value-type="float">
            <text:p>427</text:p>
          </table:table-cell>
          <table:table-cell table:formula="of:=AVERAGE([.D86:.D100])" office:value-type="float" office:value="2411.86666666667" calcext:value-type="float">
            <text:p>2,412</text:p>
          </table:table-cell>
          <table:table-cell table:formula="of:=AVERAGE([.E86:.E100])" office:value-type="float" office:value="557.266666666667" calcext:value-type="float">
            <text:p>557</text:p>
          </table:table-cell>
          <table:table-cell table:formula="of:=AVERAGE([.E93:.E100])" office:value-type="float" office:value="411.5" calcext:value-type="float">
            <text:p>412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67299" calcext:value-type="float">
            <text:p>167299</text:p>
          </table:table-cell>
          <table:table-cell office:value-type="float" office:value="24379" calcext:value-type="float">
            <text:p>24379</text:p>
          </table:table-cell>
          <table:table-cell table:formula="of:=[.B101]-[.B100]" office:value-type="float" office:value="756" calcext:value-type="float">
            <text:p>756</text:p>
          </table:table-cell>
          <table:table-cell table:formula="of:=[.C101]-[.C100]" office:value-type="float" office:value="289" calcext:value-type="float">
            <text:p>289</text:p>
          </table:table-cell>
          <table:table-cell table:formula="of:=AVERAGE([.D87:.D101])" office:value-type="float" office:value="2247.6" calcext:value-type="float">
            <text:p>2,248</text:p>
          </table:table-cell>
          <table:table-cell table:formula="of:=AVERAGE([.E87:.E101])" office:value-type="float" office:value="480.666666666667" calcext:value-type="float">
            <text:p>481</text:p>
          </table:table-cell>
          <table:table-cell table:formula="of:=AVERAGE([.E94:.E101])" office:value-type="float" office:value="379.625" calcext:value-type="float">
            <text:p>380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67305" calcext:value-type="float">
            <text:p>167305</text:p>
          </table:table-cell>
          <table:table-cell office:value-type="float" office:value="24597" calcext:value-type="float">
            <text:p>24597</text:p>
          </table:table-cell>
          <table:table-cell table:formula="of:=[.B102]-[.B101]" office:value-type="float" office:value="6" calcext:value-type="float">
            <text:p>6</text:p>
          </table:table-cell>
          <table:table-cell table:formula="of:=[.C102]-[.C101]" office:value-type="float" office:value="218" calcext:value-type="float">
            <text:p>218</text:p>
          </table:table-cell>
          <table:table-cell table:formula="of:=AVERAGE([.D88:.D102])" office:value-type="float" office:value="1415.33333333333" calcext:value-type="float">
            <text:p>1,415</text:p>
          </table:table-cell>
          <table:table-cell table:formula="of:=AVERAGE([.E88:.E102])" office:value-type="float" office:value="445" calcext:value-type="float">
            <text:p>445</text:p>
          </table:table-cell>
          <table:table-cell table:formula="of:=AVERAGE([.E95:.E102])" office:value-type="float" office:value="342.375" calcext:value-type="float">
            <text:p>342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8518" calcext:value-type="float">
            <text:p>168518</text:p>
          </table:table-cell>
          <table:table-cell office:value-type="float" office:value="24763" calcext:value-type="float">
            <text:p>24763</text:p>
          </table:table-cell>
          <table:table-cell table:formula="of:=[.B103]-[.B102]" office:value-type="float" office:value="1213" calcext:value-type="float">
            <text:p>1,213</text:p>
          </table:table-cell>
          <table:table-cell table:formula="of:=[.C103]-[.C102]" office:value-type="float" office:value="166" calcext:value-type="float">
            <text:p>166</text:p>
          </table:table-cell>
          <table:table-cell table:formula="of:=AVERAGE([.D89:.D103])" office:value-type="float" office:value="1362.26666666667" calcext:value-type="float">
            <text:p>1,362</text:p>
          </table:table-cell>
          <table:table-cell table:formula="of:=AVERAGE([.E89:.E103])" office:value-type="float" office:value="405.333333333333" calcext:value-type="float">
            <text:p>405</text:p>
          </table:table-cell>
          <table:table-cell table:formula="of:=AVERAGE([.E96:.E103])" office:value-type="float" office:value="314.375" calcext:value-type="float">
            <text:p>314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8925" calcext:value-type="float">
            <text:p>168925</text:p>
          </table:table-cell>
          <table:table-cell office:value-type="float" office:value="24900" calcext:value-type="float">
            <text:p>24900</text:p>
          </table:table-cell>
          <table:table-cell table:formula="of:=[.B104]-[.B103]" office:value-type="float" office:value="407" calcext:value-type="float">
            <text:p>407</text:p>
          </table:table-cell>
          <table:table-cell table:formula="of:=[.C104]-[.C103]" office:value-type="float" office:value="137" calcext:value-type="float">
            <text:p>137</text:p>
          </table:table-cell>
          <table:table-cell table:formula="of:=AVERAGE([.D90:.D104])" office:value-type="float" office:value="1389.26666666667" calcext:value-type="float">
            <text:p>1,389</text:p>
          </table:table-cell>
          <table:table-cell table:formula="of:=AVERAGE([.E90:.E104])" office:value-type="float" office:value="371.666666666667" calcext:value-type="float">
            <text:p>372</text:p>
          </table:table-cell>
          <table:table-cell table:formula="of:=AVERAGE([.E97:.E104])" office:value-type="float" office:value="285.375" calcext:value-type="float">
            <text:p>285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69583" calcext:value-type="float">
            <text:p>169583</text:p>
          </table:table-cell>
          <table:table-cell office:value-type="float" office:value="25204" calcext:value-type="float">
            <text:p>25204</text:p>
          </table:table-cell>
          <table:table-cell table:formula="of:=[.B105]-[.B104]" office:value-type="float" office:value="658" calcext:value-type="float">
            <text:p>658</text:p>
          </table:table-cell>
          <table:table-cell table:formula="of:=[.C105]-[.C104]" office:value-type="float" office:value="304" calcext:value-type="float">
            <text:p>304</text:p>
          </table:table-cell>
          <table:table-cell table:formula="of:=AVERAGE([.D91:.D105])" office:value-type="float" office:value="1104.8" calcext:value-type="float">
            <text:p>1,105</text:p>
          </table:table-cell>
          <table:table-cell table:formula="of:=AVERAGE([.E91:.E105])" office:value-type="float" office:value="365.6" calcext:value-type="float">
            <text:p>366</text:p>
          </table:table-cell>
          <table:table-cell table:formula="of:=AVERAGE([.E98:.E105])" office:value-type="float" office:value="293.125" calcext:value-type="float">
            <text:p>293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0687" calcext:value-type="float">
            <text:p>170687</text:p>
          </table:table-cell>
          <table:table-cell office:value-type="float" office:value="25537" calcext:value-type="float">
            <text:p>25537</text:p>
          </table:table-cell>
          <table:table-cell table:formula="of:=[.B106]-[.B105]" office:value-type="float" office:value="1104" calcext:value-type="float">
            <text:p>1,104</text:p>
          </table:table-cell>
          <table:table-cell table:formula="of:=[.C106]-[.C105]" office:value-type="float" office:value="333" calcext:value-type="float">
            <text:p>333</text:p>
          </table:table-cell>
          <table:table-cell table:formula="of:=AVERAGE([.D92:.D106])" office:value-type="float" office:value="1019.6" calcext:value-type="float">
            <text:p>1,020</text:p>
          </table:table-cell>
          <table:table-cell table:formula="of:=AVERAGE([.E92:.E106])" office:value-type="float" office:value="351.333333333333" calcext:value-type="float">
            <text:p>351</text:p>
          </table:table-cell>
          <table:table-cell table:formula="of:=AVERAGE([.E99:.E106])" office:value-type="float" office:value="280.125" calcext:value-type="float">
            <text:p>280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74224" calcext:value-type="float">
            <text:p>174224</text:p>
          </table:table-cell>
          <table:table-cell office:value-type="float" office:value="25812" calcext:value-type="float">
            <text:p>25812</text:p>
          </table:table-cell>
          <table:table-cell table:formula="of:=[.B107]-[.B106]" office:value-type="float" office:value="3537" calcext:value-type="float">
            <text:p>3,537</text:p>
          </table:table-cell>
          <table:table-cell table:formula="of:=[.C107]-[.C106]" office:value-type="float" office:value="275" calcext:value-type="float">
            <text:p>275</text:p>
          </table:table-cell>
          <table:table-cell table:formula="of:=AVERAGE([.D93:.D107])" office:value-type="float" office:value="1070.4" calcext:value-type="float">
            <text:p>1,070</text:p>
          </table:table-cell>
          <table:table-cell table:formula="of:=AVERAGE([.E93:.E107])" office:value-type="float" office:value="334.266666666667" calcext:value-type="float">
            <text:p>334</text:p>
          </table:table-cell>
          <table:table-cell table:formula="of:=AVERAGE([.E100:.E107])" office:value-type="float" office:value="268.625" calcext:value-type="float">
            <text:p>26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74918" calcext:value-type="float">
            <text:p>174918</text:p>
          </table:table-cell>
          <table:table-cell office:value-type="float" office:value="25990" calcext:value-type="float">
            <text:p>25990</text:p>
          </table:table-cell>
          <table:table-cell table:formula="of:=[.B108]-[.B107]" office:value-type="float" office:value="694" calcext:value-type="float">
            <text:p>694</text:p>
          </table:table-cell>
          <table:table-cell table:formula="of:=[.C108]-[.C107]" office:value-type="float" office:value="178" calcext:value-type="float">
            <text:p>178</text:p>
          </table:table-cell>
          <table:table-cell table:formula="of:=AVERAGE([.D94:.D108])" office:value-type="float" office:value="1262.53333333333" calcext:value-type="float">
            <text:p>1,263</text:p>
          </table:table-cell>
          <table:table-cell table:formula="of:=AVERAGE([.E94:.E108])" office:value-type="float" office:value="309.866666666667" calcext:value-type="float">
            <text:p>310</text:p>
          </table:table-cell>
          <table:table-cell table:formula="of:=AVERAGE([.E101:.E108])" office:value-type="float" office:value="237.5" calcext:value-type="float">
            <text:p>238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176202" calcext:value-type="float">
            <text:p>176202</text:p>
          </table:table-cell>
          <table:table-cell office:value-type="float" office:value="26233" calcext:value-type="float">
            <text:p>26233</text:p>
          </table:table-cell>
          <table:table-cell table:formula="of:=[.B109]-[.B108]" office:value-type="float" office:value="1284" calcext:value-type="float">
            <text:p>1,284</text:p>
          </table:table-cell>
          <table:table-cell table:formula="of:=[.C109]-[.C108]" office:value-type="float" office:value="243" calcext:value-type="float">
            <text:p>243</text:p>
          </table:table-cell>
          <table:table-cell table:formula="of:=AVERAGE([.D95:.D109])" office:value-type="float" office:value="1193.26666666667" calcext:value-type="float">
            <text:p>1,193</text:p>
          </table:table-cell>
          <table:table-cell table:formula="of:=AVERAGE([.E95:.E109])" office:value-type="float" office:value="291.666666666667" calcext:value-type="float">
            <text:p>292</text:p>
          </table:table-cell>
          <table:table-cell table:formula="of:=AVERAGE([.E102:.E109])" office:value-type="float" office:value="231.75" calcext:value-type="float">
            <text:p>232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176782" calcext:value-type="float">
            <text:p>176782</text:p>
          </table:table-cell>
          <table:table-cell office:value-type="float" office:value="26313" calcext:value-type="float">
            <text:p>26313</text:p>
          </table:table-cell>
          <table:table-cell table:formula="of:=[.B110]-[.B109]" office:value-type="float" office:value="580" calcext:value-type="float">
            <text:p>580</text:p>
          </table:table-cell>
          <table:table-cell table:formula="of:=[.C110]-[.C109]" office:value-type="float" office:value="80" calcext:value-type="float">
            <text:p>80</text:p>
          </table:table-cell>
          <table:table-cell table:formula="of:=AVERAGE([.D96:.D110])" office:value-type="float" office:value="1122" calcext:value-type="float">
            <text:p>1,122</text:p>
          </table:table-cell>
          <table:table-cell table:formula="of:=AVERAGE([.E96:.E110])" office:value-type="float" office:value="271" calcext:value-type="float">
            <text:p>271</text:p>
          </table:table-cell>
          <table:table-cell table:formula="of:=AVERAGE([.E103:.E110])" office:value-type="float" office:value="214.5" calcext:value-type="float">
            <text:p>21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177094" calcext:value-type="float">
            <text:p>177094</text:p>
          </table:table-cell>
          <table:table-cell office:value-type="float" office:value="26383" calcext:value-type="float">
            <text:p>26383</text:p>
          </table:table-cell>
          <table:table-cell table:formula="of:=[.B111]-[.B110]" office:value-type="float" office:value="312" calcext:value-type="float">
            <text:p>312</text:p>
          </table:table-cell>
          <table:table-cell table:formula="of:=[.C111]-[.C110]" office:value-type="float" office:value="70" calcext:value-type="float">
            <text:p>70</text:p>
          </table:table-cell>
          <table:table-cell table:formula="of:=AVERAGE([.D97:.D111])" office:value-type="float" office:value="1030" calcext:value-type="float">
            <text:p>1,030</text:p>
          </table:table-cell>
          <table:table-cell table:formula="of:=AVERAGE([.E97:.E111])" office:value-type="float" office:value="251.066666666667" calcext:value-type="float">
            <text:p>251</text:p>
          </table:table-cell>
          <table:table-cell table:formula="of:=AVERAGE([.E104:.E111])" office:value-type="float" office:value="202.5" calcext:value-type="float">
            <text:p>203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177547" calcext:value-type="float">
            <text:p>177547</text:p>
          </table:table-cell>
          <table:table-cell office:value-type="float" office:value="26646" calcext:value-type="float">
            <text:p>26646</text:p>
          </table:table-cell>
          <table:table-cell table:formula="of:=[.B112]-[.B111]" office:value-type="float" office:value="453" calcext:value-type="float">
            <text:p>453</text:p>
          </table:table-cell>
          <table:table-cell table:formula="of:=[.C112]-[.C111]" office:value-type="float" office:value="263" calcext:value-type="float">
            <text:p>263</text:p>
          </table:table-cell>
          <table:table-cell table:formula="of:=AVERAGE([.D98:.D112])" office:value-type="float" office:value="1021.8" calcext:value-type="float">
            <text:p>1,022</text:p>
          </table:table-cell>
          <table:table-cell table:formula="of:=AVERAGE([.E98:.E112])" office:value-type="float" office:value="252.466666666667" calcext:value-type="float">
            <text:p>252</text:p>
          </table:table-cell>
          <table:table-cell table:formula="of:=AVERAGE([.E105:.E112])" office:value-type="float" office:value="218.25" calcext:value-type="float">
            <text:p>218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178349" calcext:value-type="float">
            <text:p>178349</text:p>
          </table:table-cell>
          <table:table-cell office:value-type="float" office:value="26994" calcext:value-type="float">
            <text:p>26994</text:p>
          </table:table-cell>
          <table:table-cell table:formula="of:=[.B113]-[.B112]" office:value-type="float" office:value="802" calcext:value-type="float">
            <text:p>802</text:p>
          </table:table-cell>
          <table:table-cell table:formula="of:=[.C113]-[.C112]" office:value-type="float" office:value="348" calcext:value-type="float">
            <text:p>348</text:p>
          </table:table-cell>
          <table:table-cell table:formula="of:=AVERAGE([.D99:.D113])" office:value-type="float" office:value="825.733333333333" calcext:value-type="float">
            <text:p>826</text:p>
          </table:table-cell>
          <table:table-cell table:formula="of:=AVERAGE([.E99:.E113])" office:value-type="float" office:value="246.533333333333" calcext:value-type="float">
            <text:p>247</text:p>
          </table:table-cell>
          <table:table-cell table:formula="of:=AVERAGE([.E106:.E113])" office:value-type="float" office:value="223.75" calcext:value-type="float">
            <text:p>224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178184" calcext:value-type="float">
            <text:p>178184</text:p>
          </table:table-cell>
          <table:table-cell office:value-type="float" office:value="27077" calcext:value-type="float">
            <text:p>27077</text:p>
          </table:table-cell>
          <table:table-cell table:formula="of:=[.B114]-[.B113]" office:value-type="float" office:value="-165" calcext:value-type="float">
            <text:p>-165</text:p>
          </table:table-cell>
          <table:table-cell table:formula="of:=[.C114]-[.C113]" office:value-type="float" office:value="83" calcext:value-type="float">
            <text:p>83</text:p>
          </table:table-cell>
          <table:table-cell table:formula="of:=AVERAGE([.D100:.D114])" office:value-type="float" office:value="608.733333333333" calcext:value-type="float">
            <text:p>609</text:p>
          </table:table-cell>
          <table:table-cell table:formula="of:=AVERAGE([.E100:.E114])" office:value-type="float" office:value="227.6" calcext:value-type="float">
            <text:p>228</text:p>
          </table:table-cell>
          <table:table-cell table:formula="of:=AVERAGE([.E107:.E114])" office:value-type="float" office:value="192.5" calcext:value-type="float">
            <text:p>193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178994" calcext:value-type="float">
            <text:p>178994</text:p>
          </table:table-cell>
          <table:table-cell office:value-type="float" office:value="27428" calcext:value-type="float">
            <text:p>27428</text:p>
          </table:table-cell>
          <table:table-cell table:formula="of:=[.B115]-[.B114]" office:value-type="float" office:value="810" calcext:value-type="float">
            <text:p>810</text:p>
          </table:table-cell>
          <table:table-cell table:formula="of:=[.C115]-[.C114]" office:value-type="float" office:value="351" calcext:value-type="float">
            <text:p>351</text:p>
          </table:table-cell>
          <table:table-cell table:formula="of:=AVERAGE([.D101:.D115])" office:value-type="float" office:value="830.066666666667" calcext:value-type="float">
            <text:p>830</text:p>
          </table:table-cell>
          <table:table-cell table:formula="of:=AVERAGE([.E101:.E115])" office:value-type="float" office:value="222.533333333333" calcext:value-type="float">
            <text:p>223</text:p>
          </table:table-cell>
          <table:table-cell table:formula="of:=AVERAGE([.E108:.E115])"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179630" calcext:value-type="float">
            <text:p>179630</text:p>
          </table:table-cell>
          <table:table-cell office:value-type="float" office:value="27532" calcext:value-type="float">
            <text:p>27532</text:p>
          </table:table-cell>
          <table:table-cell table:formula="of:=[.B116]-[.B115]" office:value-type="float" office:value="636" calcext:value-type="float">
            <text:p>636</text:p>
          </table:table-cell>
          <table:table-cell table:formula="of:=[.C116]-[.C115]" office:value-type="float" office:value="104" calcext:value-type="float">
            <text:p>104</text:p>
          </table:table-cell>
          <table:table-cell table:formula="of:=AVERAGE([.D102:.D116])" office:value-type="float" office:value="822.066666666667" calcext:value-type="float">
            <text:p>822</text:p>
          </table:table-cell>
          <table:table-cell table:formula="of:=AVERAGE([.E102:.E116])" office:value-type="float" office:value="210.2" calcext:value-type="float">
            <text:p>210</text:p>
          </table:table-cell>
          <table:table-cell table:formula="of:=AVERAGE([.E109:.E116])" office:value-type="float" office:value="192.75" calcext:value-type="float">
            <text:p>193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79630" calcext:value-type="float">
            <text:p>179630</text:p>
          </table:table-cell>
          <table:table-cell office:value-type="float" office:value="27532" calcext:value-type="float">
            <text:p>27532</text:p>
          </table:table-cell>
          <table:table-cell table:formula="of:=[.B117]-[.B116]" office:value-type="float" office:value="0" calcext:value-type="float">
            <text:p>0</text:p>
          </table:table-cell>
          <table:table-cell table:formula="of:=[.C117]-[.C116]" office:value-type="float" office:value="0" calcext:value-type="float">
            <text:p>0</text:p>
          </table:table-cell>
          <table:table-cell table:formula="of:=AVERAGE([.D103:.D117])" office:value-type="float" office:value="821.666666666667" calcext:value-type="float">
            <text:p>822</text:p>
          </table:table-cell>
          <table:table-cell table:formula="of:=AVERAGE([.E103:.E117])" office:value-type="float" office:value="195.666666666667" calcext:value-type="float">
            <text:p>196</text:p>
          </table:table-cell>
          <table:table-cell table:formula="of:=AVERAGE([.E110:.E117])" office:value-type="float" office:value="162.375" calcext:value-type="float">
            <text:p>16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179693" calcext:value-type="float">
            <text:p>179693</text:p>
          </table:table-cell>
          <table:table-cell office:value-type="float" office:value="28111" calcext:value-type="float">
            <text:p>28111</text:p>
          </table:table-cell>
          <table:table-cell table:formula="of:=[.B118]-[.B117]" office:value-type="float" office:value="63" calcext:value-type="float">
            <text:p>63</text:p>
          </table:table-cell>
          <table:table-cell table:formula="of:=[.C118]-[.C117]" office:value-type="float" office:value="579" calcext:value-type="float">
            <text:p>579</text:p>
          </table:table-cell>
          <table:table-cell table:formula="of:=AVERAGE([.D104:.D118])" office:value-type="float" office:value="745" calcext:value-type="float">
            <text:p>745</text:p>
          </table:table-cell>
          <table:table-cell table:formula="of:=AVERAGE([.E104:.E118])" office:value-type="float" office:value="223.2" calcext:value-type="float">
            <text:p>223</text:p>
          </table:table-cell>
          <table:table-cell table:formula="of:=AVERAGE([.E111:.E118])" office:value-type="float" office:value="224.75" calcext:value-type="float">
            <text:p>225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180051" calcext:value-type="float">
            <text:p>180051</text:p>
          </table:table-cell>
          <table:table-cell office:value-type="float" office:value="28242" calcext:value-type="float">
            <text:p>28242</text:p>
          </table:table-cell>
          <table:table-cell table:formula="of:=[.B119]-[.B118]" office:value-type="float" office:value="358" calcext:value-type="float">
            <text:p>358</text:p>
          </table:table-cell>
          <table:table-cell table:formula="of:=[.C119]-[.C118]" office:value-type="float" office:value="131" calcext:value-type="float">
            <text:p>131</text:p>
          </table:table-cell>
          <table:table-cell table:formula="of:=AVERAGE([.D105:.D119])" office:value-type="float" office:value="741.733333333333" calcext:value-type="float">
            <text:p>742</text:p>
          </table:table-cell>
          <table:table-cell table:formula="of:=AVERAGE([.E105:.E119])" office:value-type="float" office:value="222.8" calcext:value-type="float">
            <text:p>223</text:p>
          </table:table-cell>
          <table:table-cell table:formula="of:=AVERAGE([.E112:.E119])" office:value-type="float" office:value="232.375" calcext:value-type="float">
            <text:p>232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80933" calcext:value-type="float">
            <text:p>180933</text:p>
          </table:table-cell>
          <table:table-cell office:value-type="float" office:value="28025" calcext:value-type="float">
            <text:p>28025</text:p>
          </table:table-cell>
          <table:table-cell table:formula="of:=[.B120]-[.B119]" office:value-type="float" office:value="882" calcext:value-type="float">
            <text:p>882</text:p>
          </table:table-cell>
          <table:table-cell table:formula="of:=[.C120]-[.C119]" office:value-type="float" office:value="-217" calcext:value-type="float">
            <text:p>-217</text:p>
          </table:table-cell>
          <table:table-cell table:formula="of:=AVERAGE([.D106:.D120])" office:value-type="float" office:value="756.666666666667" calcext:value-type="float">
            <text:p>757</text:p>
          </table:table-cell>
          <table:table-cell table:formula="of:=AVERAGE([.E106:.E120])" office:value-type="float" office:value="188.066666666667" calcext:value-type="float">
            <text:p>188</text:p>
          </table:table-cell>
          <table:table-cell table:formula="of:=AVERAGE([.E113:.E120])" office:value-type="float" office:value="172.375" calcext:value-type="float">
            <text:p>172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81700" calcext:value-type="float">
            <text:p>181700</text:p>
          </table:table-cell>
          <table:table-cell office:value-type="float" office:value="28135" calcext:value-type="float">
            <text:p>28135</text:p>
          </table:table-cell>
          <table:table-cell table:formula="of:=[.B121]-[.B120]" office:value-type="float" office:value="767" calcext:value-type="float">
            <text:p>767</text:p>
          </table:table-cell>
          <table:table-cell table:formula="of:=[.C121]-[.C120]" office:value-type="float" office:value="110" calcext:value-type="float">
            <text:p>110</text:p>
          </table:table-cell>
          <table:table-cell table:formula="of:=AVERAGE([.D107:.D121])" office:value-type="float" office:value="734.2" calcext:value-type="float">
            <text:p>734</text:p>
          </table:table-cell>
          <table:table-cell table:formula="of:=AVERAGE([.E107:.E121])" office:value-type="float" office:value="173.2" calcext:value-type="float">
            <text:p>173</text:p>
          </table:table-cell>
          <table:table-cell table:formula="of:=AVERAGE([.E114:.E121])" office:value-type="float" office:value="142.625" calcext:value-type="float">
            <text:p>143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181951" calcext:value-type="float">
            <text:p>181951</text:p>
          </table:table-cell>
          <table:table-cell office:value-type="float" office:value="28218" calcext:value-type="float">
            <text:p>28218</text:p>
          </table:table-cell>
          <table:table-cell table:formula="of:=[.B122]-[.B121]" office:value-type="float" office:value="251" calcext:value-type="float">
            <text:p>251</text:p>
          </table:table-cell>
          <table:table-cell table:formula="of:=[.C122]-[.C121]" office:value-type="float" office:value="83" calcext:value-type="float">
            <text:p>83</text:p>
          </table:table-cell>
          <table:table-cell table:formula="of:=AVERAGE([.D108:.D122])" office:value-type="float" office:value="515.133333333333" calcext:value-type="float">
            <text:p>515</text:p>
          </table:table-cell>
          <table:table-cell table:formula="of:=AVERAGE([.E108:.E122])" office:value-type="float" office:value="160.4" calcext:value-type="float">
            <text:p>160</text:p>
          </table:table-cell>
          <table:table-cell table:formula="of:=AVERAGE([.E115:.E122])" office:value-type="float" office:value="142.625" calcext:value-type="float">
            <text:p>143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182354" calcext:value-type="float">
            <text:p>182354</text:p>
          </table:table-cell>
          <table:table-cell office:value-type="float" office:value="28292" calcext:value-type="float">
            <text:p>28292</text:p>
          </table:table-cell>
          <table:table-cell table:formula="of:=[.B123]-[.B122]" office:value-type="float" office:value="403" calcext:value-type="float">
            <text:p>403</text:p>
          </table:table-cell>
          <table:table-cell table:formula="of:=[.C123]-[.C122]" office:value-type="float" office:value="74" calcext:value-type="float">
            <text:p>74</text:p>
          </table:table-cell>
          <table:table-cell table:formula="of:=AVERAGE([.D109:.D123])" office:value-type="float" office:value="495.733333333333" calcext:value-type="float">
            <text:p>496</text:p>
          </table:table-cell>
          <table:table-cell table:formula="of:=AVERAGE([.E109:.E123])" office:value-type="float" office:value="153.466666666667" calcext:value-type="float">
            <text:p>153</text:p>
          </table:table-cell>
          <table:table-cell table:formula="of:=AVERAGE([.E116:.E123])"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182694" calcext:value-type="float">
            <text:p>182694</text:p>
          </table:table-cell>
          <table:table-cell office:value-type="float" office:value="28335" calcext:value-type="float">
            <text:p>28335</text:p>
          </table:table-cell>
          <table:table-cell table:formula="of:=[.B124]-[.B123]" office:value-type="float" office:value="340" calcext:value-type="float">
            <text:p>340</text:p>
          </table:table-cell>
          <table:table-cell table:formula="of:=[.C124]-[.C123]" office:value-type="float" office:value="43" calcext:value-type="float">
            <text:p>43</text:p>
          </table:table-cell>
          <table:table-cell table:formula="of:=AVERAGE([.D110:.D124])" office:value-type="float" office:value="432.8" calcext:value-type="float">
            <text:p>433</text:p>
          </table:table-cell>
          <table:table-cell table:formula="of:=AVERAGE([.E110:.E124])" office:value-type="float" office:value="140.133333333333" calcext:value-type="float">
            <text:p>140</text:p>
          </table:table-cell>
          <table:table-cell table:formula="of:=AVERAGE([.E117:.E124])" office:value-type="float" office:value="100.375" calcext:value-type="float">
            <text:p>100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82709" calcext:value-type="float">
            <text:p>182709</text:p>
          </table:table-cell>
          <table:table-cell office:value-type="float" office:value="28370" calcext:value-type="float">
            <text:p>28370</text:p>
          </table:table-cell>
          <table:table-cell table:formula="of:=[.B125]-[.B124]" office:value-type="float" office:value="15" calcext:value-type="float">
            <text:p>15</text:p>
          </table:table-cell>
          <table:table-cell table:formula="of:=[.C125]-[.C124]" office:value-type="float" office:value="35" calcext:value-type="float">
            <text:p>35</text:p>
          </table:table-cell>
          <table:table-cell table:formula="of:=AVERAGE([.D111:.D125])" office:value-type="float" office:value="395.133333333333" calcext:value-type="float">
            <text:p>395</text:p>
          </table:table-cell>
          <table:table-cell table:formula="of:=AVERAGE([.E111:.E125])" office:value-type="float" office:value="137.133333333333" calcext:value-type="float">
            <text:p>137</text:p>
          </table:table-cell>
          <table:table-cell table:formula="of:=AVERAGE([.E118:.E125])" office:value-type="float" office:value="104.75" calcext:value-type="float">
            <text:p>105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183067" calcext:value-type="float">
            <text:p>183067</text:p>
          </table:table-cell>
          <table:table-cell office:value-type="float" office:value="28460" calcext:value-type="float">
            <text:p>28460</text:p>
          </table:table-cell>
          <table:table-cell table:formula="of:=[.B126]-[.B125]" office:value-type="float" office:value="358" calcext:value-type="float">
            <text:p>358</text:p>
          </table:table-cell>
          <table:table-cell table:formula="of:=[.C126]-[.C125]" office:value-type="float" office:value="90" calcext:value-type="float">
            <text:p>90</text:p>
          </table:table-cell>
          <table:table-cell table:formula="of:=AVERAGE([.D112:.D126])" office:value-type="float" office:value="398.2" calcext:value-type="float">
            <text:p>398</text:p>
          </table:table-cell>
          <table:table-cell table:formula="of:=AVERAGE([.E112:.E126])" office:value-type="float" office:value="138.466666666667" calcext:value-type="float">
            <text:p>138</text:p>
          </table:table-cell>
          <table:table-cell table:formula="of:=AVERAGE([.E119:.E126])" office:value-type="float" office:value="43.625" calcext:value-type="float">
            <text:p>44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182847" calcext:value-type="float">
            <text:p>182847</text:p>
          </table:table-cell>
          <table:table-cell office:value-type="float" office:value="28533" calcext:value-type="float">
            <text:p>28533</text:p>
          </table:table-cell>
          <table:table-cell table:formula="of:=[.B127]-[.B126]" office:value-type="float" office:value="-220" calcext:value-type="float">
            <text:p>-220</text:p>
          </table:table-cell>
          <table:table-cell table:formula="of:=[.C127]-[.C126]" office:value-type="float" office:value="73" calcext:value-type="float">
            <text:p>73</text:p>
          </table:table-cell>
          <table:table-cell table:formula="of:=AVERAGE([.D113:.D127])" office:value-type="float" office:value="353.333333333333" calcext:value-type="float">
            <text:p>353</text:p>
          </table:table-cell>
          <table:table-cell table:formula="of:=AVERAGE([.E113:.E127])" office:value-type="float" office:value="125.8" calcext:value-type="float">
            <text:p>126</text:p>
          </table:table-cell>
          <table:table-cell table:formula="of:=AVERAGE([.E120:.E127])" office:value-type="float" office:value="36.375" calcext:value-type="float">
            <text:p>36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83038" calcext:value-type="float">
            <text:p>183038</text:p>
          </table:table-cell>
          <table:table-cell office:value-type="float" office:value="28599" calcext:value-type="float">
            <text:p>28599</text:p>
          </table:table-cell>
          <table:table-cell table:formula="of:=[.B128]-[.B127]" office:value-type="float" office:value="191" calcext:value-type="float">
            <text:p>191</text:p>
          </table:table-cell>
          <table:table-cell table:formula="of:=[.C128]-[.C127]" office:value-type="float" office:value="66" calcext:value-type="float">
            <text:p>66</text:p>
          </table:table-cell>
          <table:table-cell table:formula="of:=AVERAGE([.D114:.D128])" office:value-type="float" office:value="312.6" calcext:value-type="float">
            <text:p>313</text:p>
          </table:table-cell>
          <table:table-cell table:formula="of:=AVERAGE([.E114:.E128])" office:value-type="float" office:value="107" calcext:value-type="float">
            <text:p>107</text:p>
          </table:table-cell>
          <table:table-cell table:formula="of:=AVERAGE([.E121:.E128])" office:value-type="float" office:value="71.75" calcext:value-type="float">
            <text:p>72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86364" calcext:value-type="float">
            <text:p>186364</text:p>
          </table:table-cell>
          <table:table-cell office:value-type="float" office:value="28665" calcext:value-type="float">
            <text:p>28665</text:p>
          </table:table-cell>
          <table:table-cell table:formula="of:=[.B129]-[.B128]" office:value-type="float" office:value="3326" calcext:value-type="float">
            <text:p>3,326</text:p>
          </table:table-cell>
          <table:table-cell table:formula="of:=[.C129]-[.C128]" office:value-type="float" office:value="66" calcext:value-type="float">
            <text:p>66</text:p>
          </table:table-cell>
          <table:table-cell table:formula="of:=AVERAGE([.D115:.D129])" office:value-type="float" office:value="545.333333333333" calcext:value-type="float">
            <text:p>545</text:p>
          </table:table-cell>
          <table:table-cell table:formula="of:=AVERAGE([.E115:.E129])" office:value-type="float" office:value="105.866666666667" calcext:value-type="float">
            <text:p>106</text:p>
          </table:table-cell>
          <table:table-cell table:formula="of:=AVERAGE([.E122:.E129])" office:value-type="float" office:value="66.25" calcext:value-type="float">
            <text:p>66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86923" calcext:value-type="float">
            <text:p>186923</text:p>
          </table:table-cell>
          <table:table-cell office:value-type="float" office:value="28717" calcext:value-type="float">
            <text:p>28717</text:p>
          </table:table-cell>
          <table:table-cell table:formula="of:=[.B130]-[.B129]" office:value-type="float" office:value="559" calcext:value-type="float">
            <text:p>559</text:p>
          </table:table-cell>
          <table:table-cell table:formula="of:=[.C130]-[.C129]" office:value-type="float" office:value="52" calcext:value-type="float">
            <text:p>52</text:p>
          </table:table-cell>
          <table:table-cell table:formula="of:=AVERAGE([.D116:.D130])" office:value-type="float" office:value="528.6" calcext:value-type="float">
            <text:p>529</text:p>
          </table:table-cell>
          <table:table-cell table:formula="of:=AVERAGE([.E116:.E130])" office:value-type="float" office:value="85.9333333333333" calcext:value-type="float">
            <text:p>86</text:p>
          </table:table-cell>
          <table:table-cell table:formula="of:=AVERAGE([.E123:.E130])" office:value-type="float" office:value="62.375" calcext:value-type="float">
            <text:p>62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88752" calcext:value-type="float">
            <text:p>188752</text:p>
          </table:table-cell>
          <table:table-cell office:value-type="float" office:value="28774" calcext:value-type="float">
            <text:p>28774</text:p>
          </table:table-cell>
          <table:table-cell table:formula="of:=[.B131]-[.B130]" office:value-type="float" office:value="1829" calcext:value-type="float">
            <text:p>1,829</text:p>
          </table:table-cell>
          <table:table-cell table:formula="of:=[.C131]-[.C130]" office:value-type="float" office:value="57" calcext:value-type="float">
            <text:p>57</text:p>
          </table:table-cell>
          <table:table-cell table:formula="of:=AVERAGE([.D117:.D131])" office:value-type="float" office:value="608.133333333333" calcext:value-type="float">
            <text:p>608</text:p>
          </table:table-cell>
          <table:table-cell table:formula="of:=AVERAGE([.E117:.E131])" office:value-type="float" office:value="82.8" calcext:value-type="float">
            <text:p>83</text:p>
          </table:table-cell>
          <table:table-cell table:formula="of:=AVERAGE([.E124:.E131])" office:value-type="float" office:value="60.25" calcext:value-type="float">
            <text:p>60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89009" calcext:value-type="float">
            <text:p>189009</text:p>
          </table:table-cell>
          <table:table-cell office:value-type="float" office:value="28805" calcext:value-type="float">
            <text:p>28805</text:p>
          </table:table-cell>
          <table:table-cell table:formula="of:=[.B132]-[.B131]" office:value-type="float" office:value="257" calcext:value-type="float">
            <text:p>257</text:p>
          </table:table-cell>
          <table:table-cell table:formula="of:=[.C132]-[.C131]" office:value-type="float" office:value="31" calcext:value-type="float">
            <text:p>31</text:p>
          </table:table-cell>
          <table:table-cell table:formula="of:=AVERAGE([.D118:.D132])" office:value-type="float" office:value="625.266666666667" calcext:value-type="float">
            <text:p>625</text:p>
          </table:table-cell>
          <table:table-cell table:formula="of:=AVERAGE([.E118:.E132])" office:value-type="float" office:value="84.8666666666667" calcext:value-type="float">
            <text:p>85</text:p>
          </table:table-cell>
          <table:table-cell table:formula="of:=AVERAGE([.E125:.E132])" office:value-type="float" office:value="58.75" calcext:value-type="float">
            <text:p>59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89348" calcext:value-type="float">
            <text:p>189348</text:p>
          </table:table-cell>
          <table:table-cell office:value-type="float" office:value="28836" calcext:value-type="float">
            <text:p>28836</text:p>
          </table:table-cell>
          <table:table-cell table:formula="of:=[.B133]-[.B132]" office:value-type="float" office:value="339" calcext:value-type="float">
            <text:p>339</text:p>
          </table:table-cell>
          <table:table-cell table:formula="of:=[.C133]-[.C132]" office:value-type="float" office:value="31" calcext:value-type="float">
            <text:p>31</text:p>
          </table:table-cell>
          <table:table-cell table:formula="of:=AVERAGE([.D119:.D133])" office:value-type="float" office:value="643.666666666667" calcext:value-type="float">
            <text:p>644</text:p>
          </table:table-cell>
          <table:table-cell table:formula="of:=AVERAGE([.E119:.E133])" office:value-type="float" office:value="48.3333333333333" calcext:value-type="float">
            <text:p>48</text:p>
          </table:table-cell>
          <table:table-cell table:formula="of:=AVERAGE([.E126:.E133])" office:value-type="float" office:value="58.25" calcext:value-type="float">
            <text:p>5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88582" calcext:value-type="float">
            <text:p>188582</text:p>
          </table:table-cell>
          <table:table-cell office:value-type="float" office:value="28943" calcext:value-type="float">
            <text:p>28943</text:p>
          </table:table-cell>
          <table:table-cell table:formula="of:=[.B134]-[.B133]" office:value-type="float" office:value="-766" calcext:value-type="float">
            <text:p>-766</text:p>
          </table:table-cell>
          <table:table-cell table:formula="of:=[.C134]-[.C133]" office:value-type="float" office:value="107" calcext:value-type="float">
            <text:p>107</text:p>
          </table:table-cell>
          <table:table-cell table:formula="of:=AVERAGE([.D120:.D134])" office:value-type="float" office:value="568.733333333333" calcext:value-type="float">
            <text:p>569</text:p>
          </table:table-cell>
          <table:table-cell table:formula="of:=AVERAGE([.E120:.E134])" office:value-type="float" office:value="46.7333333333333" calcext:value-type="float">
            <text:p>47</text:p>
          </table:table-cell>
          <table:table-cell table:formula="of:=AVERAGE([.E127:.E134])" office:value-type="float" office:value="60.375" calcext:value-type="float">
            <text:p>60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88934" calcext:value-type="float">
            <text:p>188934</text:p>
          </table:table-cell>
          <table:table-cell office:value-type="float" office:value="29024" calcext:value-type="float">
            <text:p>29024</text:p>
          </table:table-cell>
          <table:table-cell table:formula="of:=[.B135]-[.B134]" office:value-type="float" office:value="352" calcext:value-type="float">
            <text:p>352</text:p>
          </table:table-cell>
          <table:table-cell table:formula="of:=[.C135]-[.C134]" office:value-type="float" office:value="81" calcext:value-type="float">
            <text:p>81</text:p>
          </table:table-cell>
          <table:table-cell table:formula="of:=AVERAGE([.D121:.D135])" office:value-type="float" office:value="533.4" calcext:value-type="float">
            <text:p>533</text:p>
          </table:table-cell>
          <table:table-cell table:formula="of:=AVERAGE([.E121:.E135])" office:value-type="float" office:value="66.6" calcext:value-type="float">
            <text:p>67</text:p>
          </table:table-cell>
          <table:table-cell table:formula="of:=AVERAGE([.E128:.E135])" office:value-type="float" office:value="61.375" calcext:value-type="float">
            <text:p>61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89701" calcext:value-type="float">
            <text:p>189701</text:p>
          </table:table-cell>
          <table:table-cell office:value-type="float" office:value="29068" calcext:value-type="float">
            <text:p>29068</text:p>
          </table:table-cell>
          <table:table-cell table:formula="of:=[.B136]-[.B135]" office:value-type="float" office:value="767" calcext:value-type="float">
            <text:p>767</text:p>
          </table:table-cell>
          <table:table-cell table:formula="of:=[.C136]-[.C135]" office:value-type="float" office:value="44" calcext:value-type="float">
            <text:p>44</text:p>
          </table:table-cell>
          <table:table-cell table:formula="of:=AVERAGE([.D122:.D136])" office:value-type="float" office:value="533.4" calcext:value-type="float">
            <text:p>533</text:p>
          </table:table-cell>
          <table:table-cell table:formula="of:=AVERAGE([.E122:.E136])" office:value-type="float" office:value="62.2" calcext:value-type="float">
            <text:p>62</text:p>
          </table:table-cell>
          <table:table-cell table:formula="of:=AVERAGE([.E129:.E136])" office:value-type="float" office:value="58.625" calcext:value-type="float">
            <text:p>59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90312" calcext:value-type="float">
            <text:p>190312</text:p>
          </table:table-cell>
          <table:table-cell office:value-type="float" office:value="29114" calcext:value-type="float">
            <text:p>29114</text:p>
          </table:table-cell>
          <table:table-cell table:formula="of:=[.B137]-[.B136]" office:value-type="float" office:value="611" calcext:value-type="float">
            <text:p>611</text:p>
          </table:table-cell>
          <table:table-cell table:formula="of:=[.C137]-[.C136]" office:value-type="float" office:value="46" calcext:value-type="float">
            <text:p>46</text:p>
          </table:table-cell>
          <table:table-cell table:formula="of:=AVERAGE([.D123:.D137])" office:value-type="float" office:value="557.4" calcext:value-type="float">
            <text:p>557</text:p>
          </table:table-cell>
          <table:table-cell table:formula="of:=AVERAGE([.E123:.E137])" office:value-type="float" office:value="59.7333333333333" calcext:value-type="float">
            <text:p>60</text:p>
          </table:table-cell>
          <table:table-cell table:formula="of:=AVERAGE([.E130:.E137])" office:value-type="float" office:value="56.125" calcext:value-type="float">
            <text:p>56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90891" calcext:value-type="float">
            <text:p>190891</text:p>
          </table:table-cell>
          <table:table-cell office:value-type="float" office:value="29145" calcext:value-type="float">
            <text:p>29145</text:p>
          </table:table-cell>
          <table:table-cell table:formula="of:=[.B138]-[.B137]" office:value-type="float" office:value="579" calcext:value-type="float">
            <text:p>579</text:p>
          </table:table-cell>
          <table:table-cell table:formula="of:=[.C138]-[.C137]" office:value-type="float" office:value="31" calcext:value-type="float">
            <text:p>31</text:p>
          </table:table-cell>
          <table:table-cell table:formula="of:=AVERAGE([.D124:.D138])" office:value-type="float" office:value="569.133333333333" calcext:value-type="float">
            <text:p>569</text:p>
          </table:table-cell>
          <table:table-cell table:formula="of:=AVERAGE([.E124:.E138])" office:value-type="float" office:value="56.8666666666667" calcext:value-type="float">
            <text:p>57</text:p>
          </table:table-cell>
          <table:table-cell table:formula="of:=AVERAGE([.E131:.E138])" office:value-type="float" office:value="53.5" calcext:value-type="float">
            <text:p>54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91234" calcext:value-type="float">
            <text:p>191234</text:p>
          </table:table-cell>
          <table:table-cell office:value-type="float" office:value="29158" calcext:value-type="float">
            <text:p>29158</text:p>
          </table:table-cell>
          <table:table-cell table:formula="of:=[.B139]-[.B138]" office:value-type="float" office:value="343" calcext:value-type="float">
            <text:p>343</text:p>
          </table:table-cell>
          <table:table-cell table:formula="of:=[.C139]-[.C138]" office:value-type="float" office:value="13" calcext:value-type="float">
            <text:p>13</text:p>
          </table:table-cell>
          <table:table-cell table:formula="of:=AVERAGE([.D125:.D139])" office:value-type="float" office:value="569.333333333333" calcext:value-type="float">
            <text:p>569</text:p>
          </table:table-cell>
          <table:table-cell table:formula="of:=AVERAGE([.E125:.E139])" office:value-type="float" office:value="54.8666666666667" calcext:value-type="float">
            <text:p>55</text:p>
          </table:table-cell>
          <table:table-cell table:formula="of:=AVERAGE([.E132:.E139])"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91445" calcext:value-type="float">
            <text:p>191445</text:p>
          </table:table-cell>
          <table:table-cell office:value-type="float" office:value="29212" calcext:value-type="float">
            <text:p>29212</text:p>
          </table:table-cell>
          <table:table-cell table:formula="of:=[.B140]-[.B139]" office:value-type="float" office:value="211" calcext:value-type="float">
            <text:p>211</text:p>
          </table:table-cell>
          <table:table-cell table:formula="of:=[.C140]-[.C139]" office:value-type="float" office:value="54" calcext:value-type="float">
            <text:p>54</text:p>
          </table:table-cell>
          <table:table-cell table:formula="of:=AVERAGE([.D126:.D140])" office:value-type="float" office:value="582.4" calcext:value-type="float">
            <text:p>582</text:p>
          </table:table-cell>
          <table:table-cell table:formula="of:=AVERAGE([.E126:.E140])" office:value-type="float" office:value="56.1333333333333" calcext:value-type="float">
            <text:p>56</text:p>
          </table:table-cell>
          <table:table-cell table:formula="of:=AVERAGE([.E133:.E140])" office:value-type="float" office:value="50.875" calcext:value-type="float">
            <text:p>51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91849" calcext:value-type="float">
            <text:p>191849</text:p>
          </table:table-cell>
          <table:table-cell office:value-type="float" office:value="29299" calcext:value-type="float">
            <text:p>29299</text:p>
          </table:table-cell>
          <table:table-cell table:formula="of:=[.B141]-[.B140]" office:value-type="float" office:value="404" calcext:value-type="float">
            <text:p>404</text:p>
          </table:table-cell>
          <table:table-cell table:formula="of:=[.C141]-[.C140]" office:value-type="float" office:value="87" calcext:value-type="float">
            <text:p>87</text:p>
          </table:table-cell>
          <table:table-cell table:formula="of:=AVERAGE([.D127:.D141])" office:value-type="float" office:value="585.466666666667" calcext:value-type="float">
            <text:p>585</text:p>
          </table:table-cell>
          <table:table-cell table:formula="of:=AVERAGE([.E127:.E141])" office:value-type="float" office:value="55.9333333333333" calcext:value-type="float">
            <text:p>56</text:p>
          </table:table-cell>
          <table:table-cell table:formula="of:=AVERAGE([.E134:.E141])" office:value-type="float" office:value="57.875" calcext:value-type="float">
            <text:p>58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92394" calcext:value-type="float">
            <text:p>192394</text:p>
          </table:table-cell>
          <table:table-cell office:value-type="float" office:value="29322" calcext:value-type="float">
            <text:p>29322</text:p>
          </table:table-cell>
          <table:table-cell table:formula="of:=[.B142]-[.B141]" office:value-type="float" office:value="545" calcext:value-type="float">
            <text:p>545</text:p>
          </table:table-cell>
          <table:table-cell table:formula="of:=[.C142]-[.C141]" office:value-type="float" office:value="23" calcext:value-type="float">
            <text:p>23</text:p>
          </table:table-cell>
          <table:table-cell table:formula="of:=AVERAGE([.D128:.D142])" office:value-type="float" office:value="636.466666666667" calcext:value-type="float">
            <text:p>636</text:p>
          </table:table-cell>
          <table:table-cell table:formula="of:=AVERAGE([.E128:.E142])" office:value-type="float" office:value="52.6" calcext:value-type="float">
            <text:p>53</text:p>
          </table:table-cell>
          <table:table-cell table:formula="of:=AVERAGE([.E135:.E142])" office:value-type="float" office:value="47.375" calcext:value-type="float">
            <text:p>47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92819" calcext:value-type="float">
            <text:p>192819</text:p>
          </table:table-cell>
          <table:table-cell office:value-type="float" office:value="29349" calcext:value-type="float">
            <text:p>29349</text:p>
          </table:table-cell>
          <table:table-cell table:formula="of:=[.B143]-[.B142]" office:value-type="float" office:value="425" calcext:value-type="float">
            <text:p>425</text:p>
          </table:table-cell>
          <table:table-cell table:formula="of:=[.C143]-[.C142]" office:value-type="float" office:value="27" calcext:value-type="float">
            <text:p>27</text:p>
          </table:table-cell>
          <table:table-cell table:formula="of:=AVERAGE([.D129:.D143])" office:value-type="float" office:value="652.066666666667" calcext:value-type="float">
            <text:p>652</text:p>
          </table:table-cell>
          <table:table-cell table:formula="of:=AVERAGE([.E129:.E143])" office:value-type="float" office:value="50" calcext:value-type="float">
            <text:p>50</text:p>
          </table:table-cell>
          <table:table-cell table:formula="of:=AVERAGE([.E136:.E143])" office:value-type="float" office:value="40.625" calcext:value-type="float">
            <text:p>41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93546" calcext:value-type="float">
            <text:p>193546</text:p>
          </table:table-cell>
          <table:table-cell office:value-type="float" office:value="29377" calcext:value-type="float">
            <text:p>29377</text:p>
          </table:table-cell>
          <table:table-cell table:formula="of:=[.B144]-[.B143]" office:value-type="float" office:value="727" calcext:value-type="float">
            <text:p>727</text:p>
          </table:table-cell>
          <table:table-cell table:formula="of:=[.C144]-[.C143]" office:value-type="float" office:value="28" calcext:value-type="float">
            <text:p>28</text:p>
          </table:table-cell>
          <table:table-cell table:formula="of:=AVERAGE([.D130:.D144])" office:value-type="float" office:value="478.8" calcext:value-type="float">
            <text:p>479</text:p>
          </table:table-cell>
          <table:table-cell table:formula="of:=AVERAGE([.E130:.E144])" office:value-type="float" office:value="47.4666666666667" calcext:value-type="float">
            <text:p>47</text:p>
          </table:table-cell>
          <table:table-cell table:formula="of:=AVERAGE([.E137:.E144])" office:value-type="float" office:value="38.625" calcext:value-type="float">
            <text:p>39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94072" calcext:value-type="float">
            <text:p>194072</text:p>
          </table:table-cell>
          <table:table-cell office:value-type="float" office:value="29401" calcext:value-type="float">
            <text:p>29401</text:p>
          </table:table-cell>
          <table:table-cell table:formula="of:=[.B145]-[.B144]" office:value-type="float" office:value="526" calcext:value-type="float">
            <text:p>526</text:p>
          </table:table-cell>
          <table:table-cell table:formula="of:=[.C145]-[.C144]" office:value-type="float" office:value="24" calcext:value-type="float">
            <text:p>24</text:p>
          </table:table-cell>
          <table:table-cell table:formula="of:=AVERAGE([.D131:.D145])" office:value-type="float" office:value="476.6" calcext:value-type="float">
            <text:p>477</text:p>
          </table:table-cell>
          <table:table-cell table:formula="of:=AVERAGE([.E131:.E145])" office:value-type="float" office:value="45.6" calcext:value-type="float">
            <text:p>46</text:p>
          </table:table-cell>
          <table:table-cell table:formula="of:=AVERAGE([.E138:.E145])" office:value-type="float" office:value="35.875" calcext:value-type="float">
            <text:p>36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94479" calcext:value-type="float">
            <text:p>194479</text:p>
          </table:table-cell>
          <table:table-cell office:value-type="float" office:value="29410" calcext:value-type="float">
            <text:p>29410</text:p>
          </table:table-cell>
          <table:table-cell table:formula="of:=[.B146]-[.B145]" office:value-type="float" office:value="407" calcext:value-type="float">
            <text:p>407</text:p>
          </table:table-cell>
          <table:table-cell table:formula="of:=[.C146]-[.C145]" office:value-type="float" office:value="9" calcext:value-type="float">
            <text:p>9</text:p>
          </table:table-cell>
          <table:table-cell table:formula="of:=AVERAGE([.D132:.D146])" office:value-type="float" office:value="381.8" calcext:value-type="float">
            <text:p>382</text:p>
          </table:table-cell>
          <table:table-cell table:formula="of:=AVERAGE([.E132:.E146])" office:value-type="float" office:value="42.4" calcext:value-type="float">
            <text:p>42</text:p>
          </table:table-cell>
          <table:table-cell table:formula="of:=AVERAGE([.E139:.E146])" office:value-type="float" office:value="33.125" calcext:value-type="float">
            <text:p>33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94631" calcext:value-type="float">
            <text:p>194631</text:p>
          </table:table-cell>
          <table:table-cell office:value-type="float" office:value="29439" calcext:value-type="float">
            <text:p>29439</text:p>
          </table:table-cell>
          <table:table-cell table:formula="of:=[.B147]-[.B146]" office:value-type="float" office:value="152" calcext:value-type="float">
            <text:p>152</text:p>
          </table:table-cell>
          <table:table-cell table:formula="of:=[.C147]-[.C146]" office:value-type="float" office:value="29" calcext:value-type="float">
            <text:p>29</text:p>
          </table:table-cell>
          <table:table-cell table:formula="of:=AVERAGE([.D133:.D147])" office:value-type="float" office:value="374.8" calcext:value-type="float">
            <text:p>375</text:p>
          </table:table-cell>
          <table:table-cell table:formula="of:=AVERAGE([.E133:.E147])" office:value-type="float" office:value="42.2666666666667" calcext:value-type="float">
            <text:p>42</text:p>
          </table:table-cell>
          <table:table-cell table:formula="of:=AVERAGE([.E140:.E147])" office:value-type="float" office:value="35.125" calcext:value-type="float">
            <text:p>35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94975" calcext:value-type="float">
            <text:p>194975</text:p>
          </table:table-cell>
          <table:table-cell office:value-type="float" office:value="29550" calcext:value-type="float">
            <text:p>29550</text:p>
          </table:table-cell>
          <table:table-cell table:formula="of:=[.B148]-[.B147]" office:value-type="float" office:value="344" calcext:value-type="float">
            <text:p>344</text:p>
          </table:table-cell>
          <table:table-cell table:formula="of:=[.C148]-[.C147]" office:value-type="float" office:value="111" calcext:value-type="float">
            <text:p>111</text:p>
          </table:table-cell>
          <table:table-cell table:formula="of:=AVERAGE([.D134:.D148])" office:value-type="float" office:value="375.133333333333" calcext:value-type="float">
            <text:p>375</text:p>
          </table:table-cell>
          <table:table-cell table:formula="of:=AVERAGE([.E134:.E148])" office:value-type="float" office:value="47.6" calcext:value-type="float">
            <text:p>48</text:p>
          </table:table-cell>
          <table:table-cell table:formula="of:=AVERAGE([.E141:.E148])" office:value-type="float" office:value="42.25" calcext:value-type="float">
            <text:p>42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95433" calcext:value-type="float">
            <text:p>195433</text:p>
          </table:table-cell>
          <table:table-cell office:value-type="float" office:value="29578" calcext:value-type="float">
            <text:p>29578</text:p>
          </table:table-cell>
          <table:table-cell table:formula="of:=[.B149]-[.B148]" office:value-type="float" office:value="458" calcext:value-type="float">
            <text:p>458</text:p>
          </table:table-cell>
          <table:table-cell table:formula="of:=[.C149]-[.C148]" office:value-type="float" office:value="28" calcext:value-type="float">
            <text:p>28</text:p>
          </table:table-cell>
          <table:table-cell table:formula="of:=AVERAGE([.D135:.D149])" office:value-type="float" office:value="456.733333333333" calcext:value-type="float">
            <text:p>457</text:p>
          </table:table-cell>
          <table:table-cell table:formula="of:=AVERAGE([.E135:.E149])" office:value-type="float" office:value="42.3333333333333" calcext:value-type="float">
            <text:p>42</text:p>
          </table:table-cell>
          <table:table-cell table:formula="of:=AVERAGE([.E142:.E149])" office:value-type="float" office:value="34.875" calcext:value-type="float">
            <text:p>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95900" calcext:value-type="float">
            <text:p>195900</text:p>
          </table:table-cell>
          <table:table-cell office:value-type="float" office:value="29606" calcext:value-type="float">
            <text:p>29606</text:p>
          </table:table-cell>
          <table:table-cell table:formula="of:=[.B150]-[.B149]" office:value-type="float" office:value="467" calcext:value-type="float">
            <text:p>467</text:p>
          </table:table-cell>
          <table:table-cell table:formula="of:=[.C150]-[.C149]" office:value-type="float" office:value="28" calcext:value-type="float">
            <text:p>28</text:p>
          </table:table-cell>
          <table:table-cell table:formula="of:=AVERAGE([.D136:.D150])" office:value-type="float" office:value="464.4" calcext:value-type="float">
            <text:p>464</text:p>
          </table:table-cell>
          <table:table-cell table:formula="of:=AVERAGE([.E136:.E150])" office:value-type="float" office:value="38.8" calcext:value-type="float">
            <text:p>39</text:p>
          </table:table-cell>
          <table:table-cell table:formula="of:=AVERAGE([.E143:.E150])" office:value-type="float" office:value="35.5" calcext:value-type="float">
            <text:p>36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96711" calcext:value-type="float">
            <text:p>196711</text:p>
          </table:table-cell>
          <table:table-cell office:value-type="float" office:value="29620" calcext:value-type="float">
            <text:p>29620</text:p>
          </table:table-cell>
          <table:table-cell table:formula="of:=[.B151]-[.B150]" office:value-type="float" office:value="811" calcext:value-type="float">
            <text:p>811</text:p>
          </table:table-cell>
          <table:table-cell table:formula="of:=[.C151]-[.C150]" office:value-type="float" office:value="14" calcext:value-type="float">
            <text:p>14</text:p>
          </table:table-cell>
          <table:table-cell table:formula="of:=AVERAGE([.D137:.D151])" office:value-type="float" office:value="467.333333333333" calcext:value-type="float">
            <text:p>467</text:p>
          </table:table-cell>
          <table:table-cell table:formula="of:=AVERAGE([.E137:.E151])" office:value-type="float" office:value="36.8" calcext:value-type="float">
            <text:p>37</text:p>
          </table:table-cell>
          <table:table-cell table:formula="of:=AVERAGE([.E144:.E151])" office:value-type="float" office:value="33.875" calcext:value-type="float">
            <text:p>34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7352" calcext:value-type="float">
            <text:p>197352</text:p>
          </table:table-cell>
          <table:table-cell office:value-type="float" office:value="29636" calcext:value-type="float">
            <text:p>29636</text:p>
          </table:table-cell>
          <table:table-cell table:formula="of:=[.B152]-[.B151]" office:value-type="float" office:value="641" calcext:value-type="float">
            <text:p>641</text:p>
          </table:table-cell>
          <table:table-cell table:formula="of:=[.C152]-[.C151]" office:value-type="float" office:value="16" calcext:value-type="float">
            <text:p>16</text:p>
          </table:table-cell>
          <table:table-cell table:formula="of:=AVERAGE([.D138:.D152])" office:value-type="float" office:value="469.333333333333" calcext:value-type="float">
            <text:p>469</text:p>
          </table:table-cell>
          <table:table-cell table:formula="of:=AVERAGE([.E138:.E152])" office:value-type="float" office:value="34.8" calcext:value-type="float">
            <text:p>35</text:p>
          </table:table-cell>
          <table:table-cell table:formula="of:=AVERAGE([.E145:.E152])" office:value-type="float" office:value="32.375" calcext:value-type="float">
            <text:p>32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7636" calcext:value-type="float">
            <text:p>197636</text:p>
          </table:table-cell>
          <table:table-cell office:value-type="float" office:value="29643" calcext:value-type="float">
            <text:p>29643</text:p>
          </table:table-cell>
          <table:table-cell table:formula="of:=[.B153]-[.B152]" office:value-type="float" office:value="284" calcext:value-type="float">
            <text:p>284</text:p>
          </table:table-cell>
          <table:table-cell table:formula="of:=[.C153]-[.C152]" office:value-type="float" office:value="7" calcext:value-type="float">
            <text:p>7</text:p>
          </table:table-cell>
          <table:table-cell table:formula="of:=AVERAGE([.D139:.D153])" office:value-type="float" office:value="449.666666666667" calcext:value-type="float">
            <text:p>450</text:p>
          </table:table-cell>
          <table:table-cell table:formula="of:=AVERAGE([.E139:.E153])" office:value-type="float" office:value="33.2" calcext:value-type="float">
            <text:p>33</text:p>
          </table:table-cell>
          <table:table-cell table:formula="of:=AVERAGE([.E146:.E153])" office:value-type="float" office:value="30.25" calcext:value-type="float">
            <text:p>3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8009" calcext:value-type="float">
            <text:p>198009</text:p>
          </table:table-cell>
          <table:table-cell office:value-type="float" office:value="29666" calcext:value-type="float">
            <text:p>29666</text:p>
          </table:table-cell>
          <table:table-cell table:formula="of:=[.B154]-[.B153]" office:value-type="float" office:value="373" calcext:value-type="float">
            <text:p>373</text:p>
          </table:table-cell>
          <table:table-cell table:formula="of:=[.C154]-[.C153]" office:value-type="float" office:value="23" calcext:value-type="float">
            <text:p>23</text:p>
          </table:table-cell>
          <table:table-cell table:formula="of:=AVERAGE([.D140:.D154])" office:value-type="float" office:value="451.666666666667" calcext:value-type="float">
            <text:p>452</text:p>
          </table:table-cell>
          <table:table-cell table:formula="of:=AVERAGE([.E140:.E154])" office:value-type="float" office:value="33.8666666666667" calcext:value-type="float">
            <text:p>34</text:p>
          </table:table-cell>
          <table:table-cell table:formula="of:=AVERAGE([.E147:.E154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8526" calcext:value-type="float">
            <text:p>198526</text:p>
          </table:table-cell>
          <table:table-cell office:value-type="float" office:value="29723" calcext:value-type="float">
            <text:p>29723</text:p>
          </table:table-cell>
          <table:table-cell table:formula="of:=[.B155]-[.B154]" office:value-type="float" office:value="517" calcext:value-type="float">
            <text:p>517</text:p>
          </table:table-cell>
          <table:table-cell table:formula="of:=[.C155]-[.C154]" office:value-type="float" office:value="57" calcext:value-type="float">
            <text:p>57</text:p>
          </table:table-cell>
          <table:table-cell table:formula="of:=AVERAGE([.D141:.D155])" office:value-type="float" office:value="472.066666666667" calcext:value-type="float">
            <text:p>472</text:p>
          </table:table-cell>
          <table:table-cell table:formula="of:=AVERAGE([.E141:.E155])" office:value-type="float" office:value="34.0666666666667" calcext:value-type="float">
            <text:p>34</text:p>
          </table:table-cell>
          <table:table-cell table:formula="of:=AVERAGE([.E148:.E155])" office:value-type="float" office:value="35.5" calcext:value-type="float">
            <text:p>36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98607" calcext:value-type="float">
            <text:p>198607</text:p>
          </table:table-cell>
          <table:table-cell office:value-type="float" office:value="29734" calcext:value-type="float">
            <text:p>29734</text:p>
          </table:table-cell>
          <table:table-cell table:formula="of:=[.B156]-[.B155]" office:value-type="float" office:value="81" calcext:value-type="float">
            <text:p>81</text:p>
          </table:table-cell>
          <table:table-cell table:formula="of:=[.C156]-[.C155]" office:value-type="float" office:value="11" calcext:value-type="float">
            <text:p>11</text:p>
          </table:table-cell>
          <table:table-cell table:formula="of:=AVERAGE([.D142:.D156])" office:value-type="float" office:value="450.533333333333" calcext:value-type="float">
            <text:p>451</text:p>
          </table:table-cell>
          <table:table-cell table:formula="of:=AVERAGE([.E142:.E156])" office:value-type="float" office:value="29" calcext:value-type="float">
            <text:p>29</text:p>
          </table:table-cell>
          <table:table-cell table:formula="of:=AVERAGE([.E149:.E156])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98607" calcext:value-type="float">
            <text:p>198607</text:p>
          </table:table-cell>
          <table:table-cell office:value-type="float" office:value="29755" calcext:value-type="float">
            <text:p>29755</text:p>
          </table:table-cell>
          <table:table-cell table:formula="of:=[.B157]-[.B156]" office:value-type="float" office:value="0" calcext:value-type="float">
            <text:p>0</text:p>
          </table:table-cell>
          <table:table-cell table:formula="of:=[.C157]-[.C156]" office:value-type="float" office:value="21" calcext:value-type="float">
            <text:p>21</text:p>
          </table:table-cell>
          <table:table-cell table:formula="of:=AVERAGE([.D143:.D157])" office:value-type="float" office:value="414.2" calcext:value-type="float">
            <text:p>414</text:p>
          </table:table-cell>
          <table:table-cell table:formula="of:=AVERAGE([.E143:.E157])" office:value-type="float" office:value="28.8666666666667" calcext:value-type="float">
            <text:p>29</text:p>
          </table:table-cell>
          <table:table-cell table:formula="of:=AVERAGE([.E150:.E157])" office:value-type="float" office:value="22.125" calcext:value-type="float">
            <text:p>22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0195" calcext:value-type="float">
            <text:p>200195</text:p>
          </table:table-cell>
          <table:table-cell office:value-type="float" office:value="29781" calcext:value-type="float">
            <text:p>29781</text:p>
          </table:table-cell>
          <table:table-cell table:formula="of:=[.B158]-[.B157]" office:value-type="float" office:value="1588" calcext:value-type="float">
            <text:p>1,588</text:p>
          </table:table-cell>
          <table:table-cell table:formula="of:=[.C158]-[.C157]" office:value-type="float" office:value="26" calcext:value-type="float">
            <text:p>26</text:p>
          </table:table-cell>
          <table:table-cell table:formula="of:=AVERAGE([.D144:.D158])" office:value-type="float" office:value="491.733333333333" calcext:value-type="float">
            <text:p>492</text:p>
          </table:table-cell>
          <table:table-cell table:formula="of:=AVERAGE([.E144:.E158])" office:value-type="float" office:value="28.8" calcext:value-type="float">
            <text:p>29</text:p>
          </table:table-cell>
          <table:table-cell table:formula="of:=AVERAGE([.E151:.E158])" office:value-type="float" office:value="21.875" calcext:value-type="float">
            <text:p>22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0195" calcext:value-type="float">
            <text:p>200195</text:p>
          </table:table-cell>
          <table:table-cell office:value-type="float" office:value="29781" calcext:value-type="float">
            <text:p>29781</text:p>
          </table:table-cell>
          <table:table-cell table:formula="of:=[.B159]-[.B158]" office:value-type="float" office:value="0" calcext:value-type="float">
            <text:p>0</text:p>
          </table:table-cell>
          <table:table-cell table:formula="of:=[.C159]-[.C158]" office:value-type="float" office:value="0" calcext:value-type="float">
            <text:p>0</text:p>
          </table:table-cell>
          <table:table-cell table:formula="of:=AVERAGE([.D145:.D159])" office:value-type="float" office:value="443.266666666667" calcext:value-type="float">
            <text:p>443</text:p>
          </table:table-cell>
          <table:table-cell table:formula="of:=AVERAGE([.E145:.E159])" office:value-type="float" office:value="26.9333333333333" calcext:value-type="float">
            <text:p>27</text:p>
          </table:table-cell>
          <table:table-cell table:formula="of:=AVERAGE([.E152:.E159])" office:value-type="float" office:value="20.125" calcext:value-type="float">
            <text:p>20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99476" calcext:value-type="float">
            <text:p>199476</text:p>
          </table:table-cell>
          <table:table-cell office:value-type="float" office:value="29781" calcext:value-type="float">
            <text:p>29781</text:p>
          </table:table-cell>
          <table:table-cell table:formula="of:=[.B160]-[.B159]" office:value-type="float" office:value="-719" calcext:value-type="float">
            <text:p>-719</text:p>
          </table:table-cell>
          <table:table-cell table:formula="of:=[.C160]-[.C159]" office:value-type="float" office:value="0" calcext:value-type="float">
            <text:p>0</text:p>
          </table:table-cell>
          <table:table-cell table:formula="of:=AVERAGE([.D146:.D160])" office:value-type="float" office:value="360.266666666667" calcext:value-type="float">
            <text:p>360</text:p>
          </table:table-cell>
          <table:table-cell table:formula="of:=AVERAGE([.E146:.E160])" office:value-type="float" office:value="25.3333333333333" calcext:value-type="float">
            <text:p>25</text:p>
          </table:table-cell>
          <table:table-cell table:formula="of:=AVERAGE([.E153:.E160])" office:value-type="float" office:value="18.125" calcext:value-type="float">
            <text:p>18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01522" calcext:value-type="float">
            <text:p>201522</text:p>
          </table:table-cell>
          <table:table-cell office:value-type="float" office:value="29816" calcext:value-type="float">
            <text:p>29816</text:p>
          </table:table-cell>
          <table:table-cell table:formula="of:=[.B161]-[.B160]" office:value-type="float" office:value="2046" calcext:value-type="float">
            <text:p>2,046</text:p>
          </table:table-cell>
          <table:table-cell table:formula="of:=[.C161]-[.C160]" office:value-type="float" office:value="35" calcext:value-type="float">
            <text:p>35</text:p>
          </table:table-cell>
          <table:table-cell table:formula="of:=AVERAGE([.D147:.D161])" office:value-type="float" office:value="469.533333333333" calcext:value-type="float">
            <text:p>470</text:p>
          </table:table-cell>
          <table:table-cell table:formula="of:=AVERAGE([.E147:.E161])" office:value-type="float" office:value="27.0666666666667" calcext:value-type="float">
            <text:p>27</text:p>
          </table:table-cell>
          <table:table-cell table:formula="of:=AVERAGE([.E154:.E161])" office:value-type="float" office:value="21.625" calcext:value-type="float">
            <text:p>2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02063" calcext:value-type="float">
            <text:p>202063</text:p>
          </table:table-cell>
          <table:table-cell office:value-type="float" office:value="29846" calcext:value-type="float">
            <text:p>29846</text:p>
          </table:table-cell>
          <table:table-cell table:formula="of:=[.B162]-[.B161]" office:value-type="float" office:value="541" calcext:value-type="float">
            <text:p>541</text:p>
          </table:table-cell>
          <table:table-cell table:formula="of:=[.C162]-[.C161]" office:value-type="float" office:value="30" calcext:value-type="float">
            <text:p>30</text:p>
          </table:table-cell>
          <table:table-cell table:formula="of:=AVERAGE([.D148:.D162])" office:value-type="float" office:value="495.466666666667" calcext:value-type="float">
            <text:p>495</text:p>
          </table:table-cell>
          <table:table-cell table:formula="of:=AVERAGE([.E148:.E162])" office:value-type="float" office:value="27.1333333333333" calcext:value-type="float">
            <text:p>27</text:p>
          </table:table-cell>
          <table:table-cell table:formula="of:=AVERAGE([.E155:.E162])" office:value-type="float" office:value="22.5" calcext:value-type="float">
            <text:p>2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02981" calcext:value-type="float">
            <text:p>202981</text:p>
          </table:table-cell>
          <table:table-cell office:value-type="float" office:value="29864" calcext:value-type="float">
            <text:p>29864</text:p>
          </table:table-cell>
          <table:table-cell table:formula="of:=[.B163]-[.B162]" office:value-type="float" office:value="918" calcext:value-type="float">
            <text:p>918</text:p>
          </table:table-cell>
          <table:table-cell table:formula="of:=[.C163]-[.C162]" office:value-type="float" office:value="18" calcext:value-type="float">
            <text:p>18</text:p>
          </table:table-cell>
          <table:table-cell table:formula="of:=AVERAGE([.D149:.D163])" office:value-type="float" office:value="533.733333333333" calcext:value-type="float">
            <text:p>534</text:p>
          </table:table-cell>
          <table:table-cell table:formula="of:=AVERAGE([.E149:.E163])" office:value-type="float" office:value="20.9333333333333" calcext:value-type="float">
            <text:p>21</text:p>
          </table:table-cell>
          <table:table-cell table:formula="of:=AVERAGE([.E156:.E163])" office:value-type="float" office:value="17.625" calcext:value-type="float">
            <text:p>18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03640" calcext:value-type="float">
            <text:p>203640</text:p>
          </table:table-cell>
          <table:table-cell office:value-type="float" office:value="29878" calcext:value-type="float">
            <text:p>29878</text:p>
          </table:table-cell>
          <table:table-cell table:formula="of:=[.B164]-[.B163]" office:value-type="float" office:value="659" calcext:value-type="float">
            <text:p>659</text:p>
          </table:table-cell>
          <table:table-cell table:formula="of:=[.C164]-[.C163]" office:value-type="float" office:value="14" calcext:value-type="float">
            <text:p>14</text:p>
          </table:table-cell>
          <table:table-cell table:formula="of:=AVERAGE([.D150:.D164])" office:value-type="float" office:value="547.133333333333" calcext:value-type="float">
            <text:p>547</text:p>
          </table:table-cell>
          <table:table-cell table:formula="of:=AVERAGE([.E150:.E164])" office:value-type="float" office:value="20" calcext:value-type="float">
            <text:p>20</text:p>
          </table:table-cell>
          <table:table-cell table:formula="of:=AVERAGE([.E157:.E164])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04222" calcext:value-type="float">
            <text:p>204222</text:p>
          </table:table-cell>
          <table:table-cell office:value-type="float" office:value="29896" calcext:value-type="float">
            <text:p>29896</text:p>
          </table:table-cell>
          <table:table-cell table:formula="of:=[.B165]-[.B164]" office:value-type="float" office:value="582" calcext:value-type="float">
            <text:p>582</text:p>
          </table:table-cell>
          <table:table-cell table:formula="of:=[.C165]-[.C164]" office:value-type="float" office:value="18" calcext:value-type="float">
            <text:p>18</text:p>
          </table:table-cell>
          <table:table-cell table:formula="of:=AVERAGE([.D151:.D165])" office:value-type="float" office:value="554.8" calcext:value-type="float">
            <text:p>555</text:p>
          </table:table-cell>
          <table:table-cell table:formula="of:=AVERAGE([.E151:.E165])" office:value-type="float" office:value="19.3333333333333" calcext:value-type="float">
            <text:p>19</text:p>
          </table:table-cell>
          <table:table-cell table:formula="of:=AVERAGE([.E158:.E165])" office:value-type="float" office:value="17.625" calcext:value-type="float">
            <text:p>18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04222" calcext:value-type="float">
            <text:p>204222</text:p>
          </table:table-cell>
          <table:table-cell office:value-type="float" office:value="29896" calcext:value-type="float">
            <text:p>29896</text:p>
          </table:table-cell>
          <table:table-cell table:formula="of:=[.B166]-[.B165]" office:value-type="float" office:value="0" calcext:value-type="float">
            <text:p>0</text:p>
          </table:table-cell>
          <table:table-cell table:formula="of:=[.C166]-[.C165]" office:value-type="float" office:value="0" calcext:value-type="float">
            <text:p>0</text:p>
          </table:table-cell>
          <table:table-cell table:formula="of:=AVERAGE([.D152:.D166])" office:value-type="float" office:value="500.733333333333" calcext:value-type="float">
            <text:p>501</text:p>
          </table:table-cell>
          <table:table-cell table:formula="of:=AVERAGE([.E152:.E166])" office:value-type="float" office:value="18.4" calcext:value-type="float">
            <text:p>18</text:p>
          </table:table-cell>
          <table:table-cell table:formula="of:=AVERAGE([.E159:.E166])" office:value-type="float" office:value="14.375" calcext:value-type="float">
            <text:p>14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04222" calcext:value-type="float">
            <text:p>204222</text:p>
          </table:table-cell>
          <table:table-cell office:value-type="float" office:value="29896" calcext:value-type="float">
            <text:p>29896</text:p>
          </table:table-cell>
          <table:table-cell table:formula="of:=[.B167]-[.B166]" office:value-type="float" office:value="0" calcext:value-type="float">
            <text:p>0</text:p>
          </table:table-cell>
          <table:table-cell table:formula="of:=[.C167]-[.C166]" office:value-type="float" office:value="0" calcext:value-type="float">
            <text:p>0</text:p>
          </table:table-cell>
          <table:table-cell table:formula="of:=AVERAGE([.D153:.D167])" office:value-type="float" office:value="458" calcext:value-type="float">
            <text:p>458</text:p>
          </table:table-cell>
          <table:table-cell table:formula="of:=AVERAGE([.E153:.E167])" office:value-type="float" office:value="17.3333333333333" calcext:value-type="float">
            <text:p>17</text:p>
          </table:table-cell>
          <table:table-cell table:formula="of:=AVERAGE([.E160:.E167])" office:value-type="float" office:value="14.375" calcext:value-type="float">
            <text:p>14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05597" calcext:value-type="float">
            <text:p>205597</text:p>
          </table:table-cell>
          <table:table-cell office:value-type="float" office:value="29923" calcext:value-type="float">
            <text:p>29923</text:p>
          </table:table-cell>
          <table:table-cell table:formula="of:=[.B168]-[.B167]" office:value-type="float" office:value="1375" calcext:value-type="float">
            <text:p>1,375</text:p>
          </table:table-cell>
          <table:table-cell table:formula="of:=[.C168]-[.C167]" office:value-type="float" office:value="27" calcext:value-type="float">
            <text:p>27</text:p>
          </table:table-cell>
          <table:table-cell table:formula="of:=AVERAGE([.D154:.D168])" office:value-type="float" office:value="530.733333333333" calcext:value-type="float">
            <text:p>531</text:p>
          </table:table-cell>
          <table:table-cell table:formula="of:=AVERAGE([.E154:.E168])" office:value-type="float" office:value="18.6666666666667" calcext:value-type="float">
            <text:p>19</text:p>
          </table:table-cell>
          <table:table-cell table:formula="of:=AVERAGE([.E161:.E168])" office:value-type="float" office:value="17.75" calcext:value-type="float">
            <text:p>18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06072" calcext:value-type="float">
            <text:p>206072</text:p>
          </table:table-cell>
          <table:table-cell office:value-type="float" office:value="29936" calcext:value-type="float">
            <text:p>29936</text:p>
          </table:table-cell>
          <table:table-cell table:formula="of:=[.B169]-[.B168]" office:value-type="float" office:value="475" calcext:value-type="float">
            <text:p>475</text:p>
          </table:table-cell>
          <table:table-cell table:formula="of:=[.C169]-[.C168]" office:value-type="float" office:value="13" calcext:value-type="float">
            <text:p>13</text:p>
          </table:table-cell>
          <table:table-cell table:formula="of:=AVERAGE([.D155:.D169])" office:value-type="float" office:value="537.533333333333" calcext:value-type="float">
            <text:p>538</text:p>
          </table:table-cell>
          <table:table-cell table:formula="of:=AVERAGE([.E155:.E169])" office:value-type="float" office:value="18" calcext:value-type="float">
            <text:p>18</text:p>
          </table:table-cell>
          <table:table-cell table:formula="of:=AVERAGE([.E162:.E169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06072" calcext:value-type="float">
            <text:p>206072</text:p>
          </table:table-cell>
          <table:table-cell office:value-type="float" office:value="29936" calcext:value-type="float">
            <text:p>29936</text:p>
          </table:table-cell>
          <table:table-cell table:formula="of:=[.B170]-[.B169]" office:value-type="float" office:value="0" calcext:value-type="float">
            <text:p>0</text:p>
          </table:table-cell>
          <table:table-cell table:formula="of:=[.C170]-[.C169]" office:value-type="float" office:value="0" calcext:value-type="float">
            <text:p>0</text:p>
          </table:table-cell>
          <table:table-cell table:formula="of:=AVERAGE([.D156:.D170])" office:value-type="float" office:value="503.066666666667" calcext:value-type="float">
            <text:p>503</text:p>
          </table:table-cell>
          <table:table-cell table:formula="of:=AVERAGE([.E156:.E170])" office:value-type="float" office:value="14.2" calcext:value-type="float">
            <text:p>14</text:p>
          </table:table-cell>
          <table:table-cell table:formula="of:=AVERAGE([.E163:.E170])" office:value-type="float" office:value="11.25" calcext:value-type="float">
            <text:p>11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07356" calcext:value-type="float">
            <text:p>207356</text:p>
          </table:table-cell>
          <table:table-cell office:value-type="float" office:value="29982" calcext:value-type="float">
            <text:p>29982</text:p>
          </table:table-cell>
          <table:table-cell table:formula="of:=[.B171]-[.B170]" office:value-type="float" office:value="1284" calcext:value-type="float">
            <text:p>1,284</text:p>
          </table:table-cell>
          <table:table-cell table:formula="of:=[.C171]-[.C170]" office:value-type="float" office:value="46" calcext:value-type="float">
            <text:p>46</text:p>
          </table:table-cell>
          <table:table-cell table:formula="of:=AVERAGE([.D157:.D171])" office:value-type="float" office:value="583.266666666667" calcext:value-type="float">
            <text:p>583</text:p>
          </table:table-cell>
          <table:table-cell table:formula="of:=AVERAGE([.E157:.E171])" office:value-type="float" office:value="16.5333333333333" calcext:value-type="float">
            <text:p>17</text:p>
          </table:table-cell>
          <table:table-cell table:formula="of:=AVERAGE([.E164:.E171])" office:value-type="float" office:value="14.75" calcext:value-type="float">
            <text:p>15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8015" calcext:value-type="float">
            <text:p>208015</text:p>
          </table:table-cell>
          <table:table-cell office:value-type="float" office:value="30007" calcext:value-type="float">
            <text:p>30007</text:p>
          </table:table-cell>
          <table:table-cell table:formula="of:=[.B172]-[.B171]" office:value-type="float" office:value="659" calcext:value-type="float">
            <text:p>659</text:p>
          </table:table-cell>
          <table:table-cell table:formula="of:=[.C172]-[.C171]" office:value-type="float" office:value="25" calcext:value-type="float">
            <text:p>25</text:p>
          </table:table-cell>
          <table:table-cell table:formula="of:=AVERAGE([.D158:.D172])" office:value-type="float" office:value="627.2" calcext:value-type="float">
            <text:p>627</text:p>
          </table:table-cell>
          <table:table-cell table:formula="of:=AVERAGE([.E158:.E172])" office:value-type="float" office:value="16.8" calcext:value-type="float">
            <text:p>17</text:p>
          </table:table-cell>
          <table:table-cell table:formula="of:=AVERAGE([.E165:.E172])" office:value-type="float" office:value="16.125" calcext:value-type="float">
            <text:p>1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8015" calcext:value-type="float">
            <text:p>208015</text:p>
          </table:table-cell>
          <table:table-cell office:value-type="float" office:value="30007" calcext:value-type="float">
            <text:p>30007</text:p>
          </table:table-cell>
          <table:table-cell table:formula="of:=[.B173]-[.B172]" office:value-type="float" office:value="0" calcext:value-type="float">
            <text:p>0</text:p>
          </table:table-cell>
          <table:table-cell table:formula="of:=[.C173]-[.C172]" office:value-type="float" office:value="0" calcext:value-type="float">
            <text:p>0</text:p>
          </table:table-cell>
          <table:table-cell table:formula="of:=AVERAGE([.D159:.D173])" office:value-type="float" office:value="521.333333333333" calcext:value-type="float">
            <text:p>521</text:p>
          </table:table-cell>
          <table:table-cell table:formula="of:=AVERAGE([.E159:.E173])" office:value-type="float" office:value="15.0666666666667" calcext:value-type="float">
            <text:p>15</text:p>
          </table:table-cell>
          <table:table-cell table:formula="of:=AVERAGE([.E166:.E173])" office:value-type="float" office:value="13.875" calcext:value-type="float">
            <text:p>14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8015" calcext:value-type="float">
            <text:p>208015</text:p>
          </table:table-cell>
          <table:table-cell office:value-type="float" office:value="30007" calcext:value-type="float">
            <text:p>30007</text:p>
          </table:table-cell>
          <table:table-cell table:formula="of:=[.B174]-[.B173]" office:value-type="float" office:value="0" calcext:value-type="float">
            <text:p>0</text:p>
          </table:table-cell>
          <table:table-cell table:formula="of:=[.C174]-[.C173]" office:value-type="float" office:value="0" calcext:value-type="float">
            <text:p>0</text:p>
          </table:table-cell>
          <table:table-cell table:formula="of:=AVERAGE([.D160:.D174])" office:value-type="float" office:value="521.333333333333" calcext:value-type="float">
            <text:p>521</text:p>
          </table:table-cell>
          <table:table-cell table:formula="of:=AVERAGE([.E160:.E174])" office:value-type="float" office:value="15.0666666666667" calcext:value-type="float">
            <text:p>15</text:p>
          </table:table-cell>
          <table:table-cell table:formula="of:=AVERAGE([.E167:.E174])" office:value-type="float" office:value="13.875" calcext:value-type="float">
            <text:p>14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9640" calcext:value-type="float">
            <text:p>209640</text:p>
          </table:table-cell>
          <table:table-cell office:value-type="float" office:value="30032" calcext:value-type="float">
            <text:p>30032</text:p>
          </table:table-cell>
          <table:table-cell table:formula="of:=[.B175]-[.B174]" office:value-type="float" office:value="1625" calcext:value-type="float">
            <text:p>1,625</text:p>
          </table:table-cell>
          <table:table-cell table:formula="of:=[.C175]-[.C174]" office:value-type="float" office:value="25" calcext:value-type="float">
            <text:p>25</text:p>
          </table:table-cell>
          <table:table-cell table:formula="of:=AVERAGE([.D161:.D175])" office:value-type="float" office:value="677.6" calcext:value-type="float">
            <text:p>678</text:p>
          </table:table-cell>
          <table:table-cell table:formula="of:=AVERAGE([.E161:.E175])" office:value-type="float" office:value="16.7333333333333" calcext:value-type="float">
            <text:p>17</text:p>
          </table:table-cell>
          <table:table-cell table:formula="of:=AVERAGE([.E168:.E175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09640" calcext:value-type="float">
            <text:p>209640</text:p>
          </table:table-cell>
          <table:table-cell office:value-type="float" office:value="30032" calcext:value-type="float">
            <text:p>30032</text:p>
          </table:table-cell>
          <table:table-cell table:formula="of:=[.B176]-[.B175]" office:value-type="float" office:value="0" calcext:value-type="float">
            <text:p>0</text:p>
          </table:table-cell>
          <table:table-cell table:formula="of:=[.C176]-[.C175]" office:value-type="float" office:value="0" calcext:value-type="float">
            <text:p>0</text:p>
          </table:table-cell>
          <table:table-cell table:formula="of:=AVERAGE([.D162:.D176])" office:value-type="float" office:value="541.2" calcext:value-type="float">
            <text:p>541</text:p>
          </table:table-cell>
          <table:table-cell table:formula="of:=AVERAGE([.E162:.E176])" office:value-type="float" office:value="14.4" calcext:value-type="float">
            <text:p>14</text:p>
          </table:table-cell>
          <table:table-cell table:formula="of:=AVERAGE([.E169:.E176])" office:value-type="float" office:value="13.625" calcext:value-type="float">
            <text:p>14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0568" calcext:value-type="float">
            <text:p>210568</text:p>
          </table:table-cell>
          <table:table-cell office:value-type="float" office:value="30123" calcext:value-type="float">
            <text:p>30123</text:p>
          </table:table-cell>
          <table:table-cell table:formula="of:=[.B177]-[.B176]" office:value-type="float" office:value="928" calcext:value-type="float">
            <text:p>928</text:p>
          </table:table-cell>
          <table:table-cell table:formula="of:=[.C177]-[.C176]" office:value-type="float" office:value="91" calcext:value-type="float">
            <text:p>91</text:p>
          </table:table-cell>
          <table:table-cell table:formula="of:=AVERAGE([.D163:.D177])" office:value-type="float" office:value="567" calcext:value-type="float">
            <text:p>567</text:p>
          </table:table-cell>
          <table:table-cell table:formula="of:=AVERAGE([.E163:.E177])" office:value-type="float" office:value="18.4666666666667" calcext:value-type="float">
            <text:p>18</text:p>
          </table:table-cell>
          <table:table-cell table:formula="of:=AVERAGE([.E170:.E177])" office:value-type="float" office:value="23.375" calcext:value-type="float">
            <text:p>23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1102" calcext:value-type="float">
            <text:p>211102</text:p>
          </table:table-cell>
          <table:table-cell office:value-type="float" office:value="30141" calcext:value-type="float">
            <text:p>30141</text:p>
          </table:table-cell>
          <table:table-cell table:formula="of:=[.B178]-[.B177]" office:value-type="float" office:value="534" calcext:value-type="float">
            <text:p>534</text:p>
          </table:table-cell>
          <table:table-cell table:formula="of:=[.C178]-[.C177]" office:value-type="float" office:value="18" calcext:value-type="float">
            <text:p>18</text:p>
          </table:table-cell>
          <table:table-cell table:formula="of:=AVERAGE([.D164:.D178])" office:value-type="float" office:value="541.4" calcext:value-type="float">
            <text:p>541</text:p>
          </table:table-cell>
          <table:table-cell table:formula="of:=AVERAGE([.E164:.E178])" office:value-type="float" office:value="18.4666666666667" calcext:value-type="float">
            <text:p>18</text:p>
          </table:table-cell>
          <table:table-cell table:formula="of:=AVERAGE([.E171:.E178])" office:value-type="float" office:value="25.625" calcext:value-type="float">
            <text:p>26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11943" calcext:value-type="float">
            <text:p>211943</text:p>
          </table:table-cell>
          <table:table-cell office:value-type="float" office:value="30155" calcext:value-type="float">
            <text:p>30155</text:p>
          </table:table-cell>
          <table:table-cell table:formula="of:=[.B179]-[.B178]" office:value-type="float" office:value="841" calcext:value-type="float">
            <text:p>841</text:p>
          </table:table-cell>
          <table:table-cell table:formula="of:=[.C179]-[.C178]" office:value-type="float" office:value="14" calcext:value-type="float">
            <text:p>14</text:p>
          </table:table-cell>
          <table:table-cell table:formula="of:=AVERAGE([.D165:.D179])" office:value-type="float" office:value="553.533333333333" calcext:value-type="float">
            <text:p>554</text:p>
          </table:table-cell>
          <table:table-cell table:formula="of:=AVERAGE([.E165:.E179])" office:value-type="float" office:value="18.4666666666667" calcext:value-type="float">
            <text:p>18</text:p>
          </table:table-cell>
          <table:table-cell table:formula="of:=AVERAGE([.E172:.E179])" office:value-type="float" office:value="21.625" calcext:value-type="float">
            <text:p>22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11943" calcext:value-type="float">
            <text:p>211943</text:p>
          </table:table-cell>
          <table:table-cell office:value-type="float" office:value="30155" calcext:value-type="float">
            <text:p>30155</text:p>
          </table:table-cell>
          <table:table-cell table:formula="of:=[.B180]-[.B179]" office:value-type="float" office:value="0" calcext:value-type="float">
            <text:p>0</text:p>
          </table:table-cell>
          <table:table-cell table:formula="of:=[.C180]-[.C179]" office:value-type="float" office:value="0" calcext:value-type="float">
            <text:p>0</text:p>
          </table:table-cell>
          <table:table-cell table:formula="of:=AVERAGE([.D166:.D180])" office:value-type="float" office:value="514.733333333333" calcext:value-type="float">
            <text:p>515</text:p>
          </table:table-cell>
          <table:table-cell table:formula="of:=AVERAGE([.E166:.E180])" office:value-type="float" office:value="17.2666666666667" calcext:value-type="float">
            <text:p>17</text:p>
          </table:table-cell>
          <table:table-cell table:formula="of:=AVERAGE([.E173:.E180])" office:value-type="float" office:value="18.5" calcext:value-type="float">
            <text:p>19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11943" calcext:value-type="float">
            <text:p>211943</text:p>
          </table:table-cell>
          <table:table-cell office:value-type="float" office:value="30155" calcext:value-type="float">
            <text:p>30155</text:p>
          </table:table-cell>
          <table:table-cell table:formula="of:=[.B181]-[.B180]" office:value-type="float" office:value="0" calcext:value-type="float">
            <text:p>0</text:p>
          </table:table-cell>
          <table:table-cell table:formula="of:=[.C181]-[.C180]" office:value-type="float" office:value="0" calcext:value-type="float">
            <text:p>0</text:p>
          </table:table-cell>
          <table:table-cell table:formula="of:=AVERAGE([.D167:.D181])" office:value-type="float" office:value="514.733333333333" calcext:value-type="float">
            <text:p>515</text:p>
          </table:table-cell>
          <table:table-cell table:formula="of:=AVERAGE([.E167:.E181])" office:value-type="float" office:value="17.2666666666667" calcext:value-type="float">
            <text:p>17</text:p>
          </table:table-cell>
          <table:table-cell table:formula="of:=AVERAGE([.E174:.E181])" office:value-type="float" office:value="18.5" calcext:value-type="float">
            <text:p>19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14023" calcext:value-type="float">
            <text:p>214023</text:p>
          </table:table-cell>
          <table:table-cell office:value-type="float" office:value="30180" calcext:value-type="float">
            <text:p>30180</text:p>
          </table:table-cell>
          <table:table-cell table:formula="of:=[.B182]-[.B181]" office:value-type="float" office:value="2080" calcext:value-type="float">
            <text:p>2,080</text:p>
          </table:table-cell>
          <table:table-cell table:formula="of:=[.C182]-[.C181]" office:value-type="float" office:value="25" calcext:value-type="float">
            <text:p>25</text:p>
          </table:table-cell>
          <table:table-cell table:formula="of:=AVERAGE([.D168:.D182])" office:value-type="float" office:value="653.4" calcext:value-type="float">
            <text:p>653</text:p>
          </table:table-cell>
          <table:table-cell table:formula="of:=AVERAGE([.E168:.E182])" office:value-type="float" office:value="18.9333333333333" calcext:value-type="float">
            <text:p>19</text:p>
          </table:table-cell>
          <table:table-cell table:formula="of:=AVERAGE([.E175:.E182])" office:value-type="float" office:value="21.625" calcext:value-type="float">
            <text:p>22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14607" calcext:value-type="float">
            <text:p>214607</text:p>
          </table:table-cell>
          <table:table-cell office:value-type="float" office:value="30168" calcext:value-type="float">
            <text:p>30168</text:p>
          </table:table-cell>
          <table:table-cell table:formula="of:=[.B183]-[.B182]" office:value-type="float" office:value="584" calcext:value-type="float">
            <text:p>584</text:p>
          </table:table-cell>
          <table:table-cell table:formula="of:=[.C183]-[.C182]" office:value-type="float" office:value="-12" calcext:value-type="float">
            <text:p>-12</text:p>
          </table:table-cell>
          <table:table-cell table:formula="of:=AVERAGE([.D169:.D183])" office:value-type="float" office:value="600.666666666667" calcext:value-type="float">
            <text:p>601</text:p>
          </table:table-cell>
          <table:table-cell table:formula="of:=AVERAGE([.E169:.E183])" office:value-type="float" office:value="16.3333333333333" calcext:value-type="float">
            <text:p>16</text:p>
          </table:table-cell>
          <table:table-cell table:formula="of:=AVERAGE([.E176:.E183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15605" calcext:value-type="float">
            <text:p>215605</text:p>
          </table:table-cell>
          <table:table-cell office:value-type="float" office:value="30175" calcext:value-type="float">
            <text:p>30175</text:p>
          </table:table-cell>
          <table:table-cell table:formula="of:=[.B184]-[.B183]" office:value-type="float" office:value="998" calcext:value-type="float">
            <text:p>998</text:p>
          </table:table-cell>
          <table:table-cell table:formula="of:=[.C184]-[.C183]" office:value-type="float" office:value="7" calcext:value-type="float">
            <text:p>7</text:p>
          </table:table-cell>
          <table:table-cell table:formula="of:=AVERAGE([.D170:.D184])" office:value-type="float" office:value="635.533333333333" calcext:value-type="float">
            <text:p>636</text:p>
          </table:table-cell>
          <table:table-cell table:formula="of:=AVERAGE([.E170:.E184])" office:value-type="float" office:value="15.9333333333333" calcext:value-type="float">
            <text:p>16</text:p>
          </table:table-cell>
          <table:table-cell table:formula="of:=AVERAGE([.E177:.E184])" office:value-type="float" office:value="17.875" calcext:value-type="float">
            <text:p>18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16667" calcext:value-type="float">
            <text:p>216667</text:p>
          </table:table-cell>
          <table:table-cell office:value-type="float" office:value="30185" calcext:value-type="float">
            <text:p>30185</text:p>
          </table:table-cell>
          <table:table-cell table:formula="of:=[.B185]-[.B184]" office:value-type="float" office:value="1062" calcext:value-type="float">
            <text:p>1,062</text:p>
          </table:table-cell>
          <table:table-cell table:formula="of:=[.C185]-[.C184]" office:value-type="float" office:value="10" calcext:value-type="float">
            <text:p>10</text:p>
          </table:table-cell>
          <table:table-cell table:formula="of:=AVERAGE([.D171:.D185])" office:value-type="float" office:value="706.333333333333" calcext:value-type="float">
            <text:p>706</text:p>
          </table:table-cell>
          <table:table-cell table:formula="of:=AVERAGE([.E171:.E185])" office:value-type="float" office:value="16.6" calcext:value-type="float">
            <text:p>17</text:p>
          </table:table-cell>
          <table:table-cell table:formula="of:=AVERAGE([.E178:.E185])" office:value-type="float" office:value="7.75" calcext:value-type="float">
            <text:p>8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17797" calcext:value-type="float">
            <text:p>217797</text:p>
          </table:table-cell>
          <table:table-cell office:value-type="float" office:value="30195" calcext:value-type="float">
            <text:p>30195</text:p>
          </table:table-cell>
          <table:table-cell table:formula="of:=[.B186]-[.B185]" office:value-type="float" office:value="1130" calcext:value-type="float">
            <text:p>1,130</text:p>
          </table:table-cell>
          <table:table-cell table:formula="of:=[.C186]-[.C185]" office:value-type="float" office:value="10" calcext:value-type="float">
            <text:p>10</text:p>
          </table:table-cell>
          <table:table-cell table:formula="of:=AVERAGE([.D172:.D186])" office:value-type="float" office:value="696.066666666667" calcext:value-type="float">
            <text:p>696</text:p>
          </table:table-cell>
          <table:table-cell table:formula="of:=AVERAGE([.E172:.E186])" office:value-type="float" office:value="14.2" calcext:value-type="float">
            <text:p>14</text:p>
          </table:table-cell>
          <table:table-cell table:formula="of:=AVERAGE([.E179:.E186])" office:value-type="float" office:value="6.75" calcext:value-type="float">
            <text:p>7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17801" calcext:value-type="float">
            <text:p>217801</text:p>
          </table:table-cell>
          <table:table-cell office:value-type="float" office:value="30195" calcext:value-type="float">
            <text:p>30195</text:p>
          </table:table-cell>
          <table:table-cell table:formula="of:=[.B187]-[.B186]" office:value-type="float" office:value="4" calcext:value-type="float">
            <text:p>4</text:p>
          </table:table-cell>
          <table:table-cell table:formula="of:=[.C187]-[.C186]" office:value-type="float" office:value="0" calcext:value-type="float">
            <text:p>0</text:p>
          </table:table-cell>
          <table:table-cell table:formula="of:=AVERAGE([.D173:.D187])" office:value-type="float" office:value="652.4" calcext:value-type="float">
            <text:p>652</text:p>
          </table:table-cell>
          <table:table-cell table:formula="of:=AVERAGE([.E173:.E187])" office:value-type="float" office:value="12.5333333333333" calcext:value-type="float">
            <text:p>13</text:p>
          </table:table-cell>
          <table:table-cell table:formula="of:=AVERAGE([.E180:.E18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217801" calcext:value-type="float">
            <text:p>217801</text:p>
          </table:table-cell>
          <table:table-cell office:value-type="float" office:value="30195" calcext:value-type="float">
            <text:p>30195</text:p>
          </table:table-cell>
          <table:table-cell table:formula="of:=[.B188]-[.B187]" office:value-type="float" office:value="0" calcext:value-type="float">
            <text:p>0</text:p>
          </table:table-cell>
          <table:table-cell table:formula="of:=[.C188]-[.C187]" office:value-type="float" office:value="0" calcext:value-type="float">
            <text:p>0</text:p>
          </table:table-cell>
          <table:table-cell table:formula="of:=AVERAGE([.D174:.D188])" office:value-type="float" office:value="652.4" calcext:value-type="float">
            <text:p>652</text:p>
          </table:table-cell>
          <table:table-cell table:formula="of:=AVERAGE([.E174:.E188])" office:value-type="float" office:value="12.5333333333333" calcext:value-type="float">
            <text:p>13</text:p>
          </table:table-cell>
          <table:table-cell table:formula="of:=AVERAGE([.E181:.E18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20352" calcext:value-type="float">
            <text:p>220352</text:p>
          </table:table-cell>
          <table:table-cell office:value-type="float" office:value="30212" calcext:value-type="float">
            <text:p>30212</text:p>
          </table:table-cell>
          <table:table-cell table:formula="of:=[.B189]-[.B188]" office:value-type="float" office:value="2551" calcext:value-type="float">
            <text:p>2,551</text:p>
          </table:table-cell>
          <table:table-cell table:formula="of:=[.C189]-[.C188]" office:value-type="float" office:value="17" calcext:value-type="float">
            <text:p>17</text:p>
          </table:table-cell>
          <table:table-cell table:formula="of:=AVERAGE([.D175:.D189])" office:value-type="float" office:value="822.466666666667" calcext:value-type="float">
            <text:p>822</text:p>
          </table:table-cell>
          <table:table-cell table:formula="of:=AVERAGE([.E175:.E189])" office:value-type="float" office:value="13.6666666666667" calcext:value-type="float">
            <text:p>14</text:p>
          </table:table-cell>
          <table:table-cell table:formula="of:=AVERAGE([.E182:.E189])" office:value-type="float" office:value="7.125" calcext:value-type="float">
            <text:p>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21077" calcext:value-type="float">
            <text:p>221077</text:p>
          </table:table-cell>
          <table:table-cell office:value-type="float" office:value="30226" calcext:value-type="float">
            <text:p>30226</text:p>
          </table:table-cell>
          <table:table-cell table:formula="of:=[.B190]-[.B189]" office:value-type="float" office:value="725" calcext:value-type="float">
            <text:p>725</text:p>
          </table:table-cell>
          <table:table-cell table:formula="of:=[.C190]-[.C189]" office:value-type="float" office:value="14" calcext:value-type="float">
            <text:p>14</text:p>
          </table:table-cell>
          <table:table-cell table:formula="of:=AVERAGE([.D176:.D190])" office:value-type="float" office:value="762.466666666667" calcext:value-type="float">
            <text:p>762</text:p>
          </table:table-cell>
          <table:table-cell table:formula="of:=AVERAGE([.E176:.E190])" office:value-type="float" office:value="12.9333333333333" calcext:value-type="float">
            <text:p>13</text:p>
          </table:table-cell>
          <table:table-cell table:formula="of:=AVERAGE([.E183:.E190])" office:value-type="float" office:value="5.75" calcext:value-type="float">
            <text:p>6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21077" calcext:value-type="float">
            <text:p>221077</text:p>
          </table:table-cell>
          <table:table-cell office:value-type="float" office:value="30226" calcext:value-type="float">
            <text:p>30226</text:p>
          </table:table-cell>
          <table:table-cell table:formula="of:=[.B191]-[.B190]" office:value-type="float" office:value="0" calcext:value-type="float">
            <text:p>0</text:p>
          </table:table-cell>
          <table:table-cell table:formula="of:=[.C191]-[.C190]" office:value-type="float" office:value="0" calcext:value-type="float">
            <text:p>0</text:p>
          </table:table-cell>
          <table:table-cell table:formula="of:=AVERAGE([.D177:.D191])" office:value-type="float" office:value="762.466666666667" calcext:value-type="float">
            <text:p>762</text:p>
          </table:table-cell>
          <table:table-cell table:formula="of:=AVERAGE([.E177:.E191])" office:value-type="float" office:value="12.9333333333333" calcext:value-type="float">
            <text:p>13</text:p>
          </table:table-cell>
          <table:table-cell table:formula="of:=AVERAGE([.E184:.E191])" office:value-type="float" office:value="7.25" calcext:value-type="float">
            <text:p>7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22469" calcext:value-type="float">
            <text:p>222469</text:p>
          </table:table-cell>
          <table:table-cell office:value-type="float" office:value="30241" calcext:value-type="float">
            <text:p>30241</text:p>
          </table:table-cell>
          <table:table-cell table:formula="of:=[.B192]-[.B191]" office:value-type="float" office:value="1392" calcext:value-type="float">
            <text:p>1,392</text:p>
          </table:table-cell>
          <table:table-cell table:formula="of:=[.C192]-[.C191]" office:value-type="float" office:value="15" calcext:value-type="float">
            <text:p>15</text:p>
          </table:table-cell>
          <table:table-cell table:formula="of:=AVERAGE([.D178:.D192])" office:value-type="float" office:value="793.4" calcext:value-type="float">
            <text:p>793</text:p>
          </table:table-cell>
          <table:table-cell table:formula="of:=AVERAGE([.E178:.E192])" office:value-type="float" office:value="7.86666666666667" calcext:value-type="float">
            <text:p>8</text:p>
          </table:table-cell>
          <table:table-cell table:formula="of:=AVERAGE([.E185:.E192])" office:value-type="float" office:value="8.25" calcext:value-type="float">
            <text:p>8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25197" calcext:value-type="float">
            <text:p>225197</text:p>
          </table:table-cell>
          <table:table-cell office:value-type="float" office:value="30268" calcext:value-type="float">
            <text:p>30268</text:p>
          </table:table-cell>
          <table:table-cell table:formula="of:=[.B193]-[.B192]" office:value-type="float" office:value="2728" calcext:value-type="float">
            <text:p>2,728</text:p>
          </table:table-cell>
          <table:table-cell table:formula="of:=[.C193]-[.C192]" office:value-type="float" office:value="27" calcext:value-type="float">
            <text:p>27</text:p>
          </table:table-cell>
          <table:table-cell table:formula="of:=AVERAGE([.D179:.D193])" office:value-type="float" office:value="939.666666666667" calcext:value-type="float">
            <text:p>940</text:p>
          </table:table-cell>
          <table:table-cell table:formula="of:=AVERAGE([.E179:.E193])" office:value-type="float" office:value="8.46666666666667" calcext:value-type="float">
            <text:p>8</text:p>
          </table:table-cell>
          <table:table-cell table:formula="of:=AVERAGE([.E186:.E193])" office:value-type="float" office:value="10.375" calcext:value-type="float">
            <text:p>10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225198" calcext:value-type="float">
            <text:p>225198</text:p>
          </table:table-cell>
          <table:table-cell office:value-type="float" office:value="30268" calcext:value-type="float">
            <text:p>30268</text:p>
          </table:table-cell>
          <table:table-cell table:formula="of:=[.B194]-[.B193]" office:value-type="float" office:value="1" calcext:value-type="float">
            <text:p>1</text:p>
          </table:table-cell>
          <table:table-cell table:formula="of:=[.C194]-[.C193]" office:value-type="float" office:value="0" calcext:value-type="float">
            <text:p>0</text:p>
          </table:table-cell>
          <table:table-cell table:formula="of:=AVERAGE([.D180:.D194])" office:value-type="float" office:value="883.666666666667" calcext:value-type="float">
            <text:p>884</text:p>
          </table:table-cell>
          <table:table-cell table:formula="of:=AVERAGE([.E180:.E194])" office:value-type="float" office:value="7.53333333333333" calcext:value-type="float">
            <text:p>8</text:p>
          </table:table-cell>
          <table:table-cell table:formula="of:=AVERAGE([.E187:.E194])" office:value-type="float" office:value="9.125" calcext:value-type="float">
            <text:p>9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225198" calcext:value-type="float">
            <text:p>225198</text:p>
          </table:table-cell>
          <table:table-cell office:value-type="float" office:value="30268" calcext:value-type="float">
            <text:p>30268</text:p>
          </table:table-cell>
          <table:table-cell table:formula="of:=[.B195]-[.B194]" office:value-type="float" office:value="0" calcext:value-type="float">
            <text:p>0</text:p>
          </table:table-cell>
          <table:table-cell table:formula="of:=[.C195]-[.C194]" office:value-type="float" office:value="0" calcext:value-type="float">
            <text:p>0</text:p>
          </table:table-cell>
          <table:table-cell table:formula="of:=AVERAGE([.D181:.D195])" office:value-type="float" office:value="883.666666666667" calcext:value-type="float">
            <text:p>884</text:p>
          </table:table-cell>
          <table:table-cell table:formula="of:=AVERAGE([.E181:.E195])" office:value-type="float" office:value="7.53333333333333" calcext:value-type="float">
            <text:p>8</text:p>
          </table:table-cell>
          <table:table-cell table:formula="of:=AVERAGE([.E188:.E195])" office:value-type="float" office:value="9.125" calcext:value-type="float">
            <text:p>9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225198" calcext:value-type="float">
            <text:p>225198</text:p>
          </table:table-cell>
          <table:table-cell office:value-type="float" office:value="30268" calcext:value-type="float">
            <text:p>30268</text:p>
          </table:table-cell>
          <table:table-cell table:formula="of:=[.B196]-[.B195]" office:value-type="float" office:value="0" calcext:value-type="float">
            <text:p>0</text:p>
          </table:table-cell>
          <table:table-cell table:formula="of:=[.C196]-[.C195]" office:value-type="float" office:value="0" calcext:value-type="float">
            <text:p>0</text:p>
          </table:table-cell>
          <table:table-cell table:formula="of:=AVERAGE([.D182:.D196])" office:value-type="float" office:value="883.666666666667" calcext:value-type="float">
            <text:p>884</text:p>
          </table:table-cell>
          <table:table-cell table:formula="of:=AVERAGE([.E182:.E196])" office:value-type="float" office:value="7.53333333333333" calcext:value-type="float">
            <text:p>8</text:p>
          </table:table-cell>
          <table:table-cell table:formula="of:=AVERAGE([.E189:.E196])" office:value-type="float" office:value="9.125" calcext:value-type="float">
            <text:p>9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228576" calcext:value-type="float">
            <text:p>228576</text:p>
          </table:table-cell>
          <table:table-cell office:value-type="float" office:value="30297" calcext:value-type="float">
            <text:p>30297</text:p>
          </table:table-cell>
          <table:table-cell table:formula="of:=[.B197]-[.B196]" office:value-type="float" office:value="3378" calcext:value-type="float">
            <text:p>3,378</text:p>
          </table:table-cell>
          <table:table-cell table:formula="of:=[.C197]-[.C196]" office:value-type="float" office:value="29" calcext:value-type="float">
            <text:p>29</text:p>
          </table:table-cell>
          <table:table-cell table:formula="of:=AVERAGE([.D183:.D197])" office:value-type="float" office:value="970.2" calcext:value-type="float">
            <text:p>970</text:p>
          </table:table-cell>
          <table:table-cell table:formula="of:=AVERAGE([.E183:.E197])" office:value-type="float" office:value="7.8" calcext:value-type="float">
            <text:p>8</text:p>
          </table:table-cell>
          <table:table-cell table:formula="of:=AVERAGE([.E190:.E197])" office:value-type="float" office:value="10.625" calcext:value-type="float">
            <text:p>11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28576" calcext:value-type="float">
            <text:p>228576</text:p>
          </table:table-cell>
          <table:table-cell office:value-type="float" office:value="30297" calcext:value-type="float">
            <text:p>30297</text:p>
          </table:table-cell>
          <table:table-cell table:formula="of:=[.B198]-[.B197]" office:value-type="float" office:value="0" calcext:value-type="float">
            <text:p>0</text:p>
          </table:table-cell>
          <table:table-cell table:formula="of:=[.C198]-[.C197]" office:value-type="float" office:value="0" calcext:value-type="float">
            <text:p>0</text:p>
          </table:table-cell>
          <table:table-cell table:formula="of:=AVERAGE([.D184:.D198])" office:value-type="float" office:value="931.266666666667" calcext:value-type="float">
            <text:p>931</text:p>
          </table:table-cell>
          <table:table-cell table:formula="of:=AVERAGE([.E184:.E198])" office:value-type="float" office:value="8.6" calcext:value-type="float">
            <text:p>9</text:p>
          </table:table-cell>
          <table:table-cell table:formula="of:=AVERAGE([.E191:.E198])" office:value-type="float" office:value="8.875" calcext:value-type="float">
            <text:p>9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231310" calcext:value-type="float">
            <text:p>231310</text:p>
          </table:table-cell>
          <table:table-cell office:value-type="float" office:value="30308" calcext:value-type="float">
            <text:p>30308</text:p>
          </table:table-cell>
          <table:table-cell table:formula="of:=[.B199]-[.B198]" office:value-type="float" office:value="2734" calcext:value-type="float">
            <text:p>2,734</text:p>
          </table:table-cell>
          <table:table-cell table:formula="of:=[.C199]-[.C198]" office:value-type="float" office:value="11" calcext:value-type="float">
            <text:p>11</text:p>
          </table:table-cell>
          <table:table-cell table:formula="of:=AVERAGE([.D185:.D199])" office:value-type="float" office:value="1047" calcext:value-type="float">
            <text:p>1,047</text:p>
          </table:table-cell>
          <table:table-cell table:formula="of:=AVERAGE([.E185:.E199])" office:value-type="float" office:value="8.86666666666667" calcext:value-type="float">
            <text:p>9</text:p>
          </table:table-cell>
          <table:table-cell table:formula="of:=AVERAGE([.E192:.E199])" office:value-type="float" office:value="10.25" calcext:value-type="float">
            <text:p>10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235207" calcext:value-type="float">
            <text:p>235207</text:p>
          </table:table-cell>
          <table:table-cell office:value-type="float" office:value="30327" calcext:value-type="float">
            <text:p>30327</text:p>
          </table:table-cell>
          <table:table-cell table:formula="of:=[.B200]-[.B199]" office:value-type="float" office:value="3897" calcext:value-type="float">
            <text:p>3,897</text:p>
          </table:table-cell>
          <table:table-cell table:formula="of:=[.C200]-[.C199]" office:value-type="float" office:value="19" calcext:value-type="float">
            <text:p>19</text:p>
          </table:table-cell>
          <table:table-cell table:formula="of:=AVERAGE([.D186:.D200])" office:value-type="float" office:value="1236" calcext:value-type="float">
            <text:p>1,236</text:p>
          </table:table-cell>
          <table:table-cell table:formula="of:=AVERAGE([.E186:.E200])" office:value-type="float" office:value="9.46666666666667" calcext:value-type="float">
            <text:p>9</text:p>
          </table:table-cell>
          <table:table-cell table:formula="of:=AVERAGE([.E193:.E200])" office:value-type="float" office:value="10.75" calcext:value-type="float">
            <text:p>11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235208" calcext:value-type="float">
            <text:p>235208</text:p>
          </table:table-cell>
          <table:table-cell office:value-type="float" office:value="30327" calcext:value-type="float">
            <text:p>30327</text:p>
          </table:table-cell>
          <table:table-cell table:formula="of:=[.B201]-[.B200]" office:value-type="float" office:value="1" calcext:value-type="float">
            <text:p>1</text:p>
          </table:table-cell>
          <table:table-cell table:formula="of:=[.C201]-[.C200]" office:value-type="float" office:value="0" calcext:value-type="float">
            <text:p>0</text:p>
          </table:table-cell>
          <table:table-cell table:formula="of:=AVERAGE([.D187:.D201])" office:value-type="float" office:value="1160.73333333333" calcext:value-type="float">
            <text:p>1,161</text:p>
          </table:table-cell>
          <table:table-cell table:formula="of:=AVERAGE([.E187:.E201])" office:value-type="float" office:value="8.8" calcext:value-type="float">
            <text:p>9</text:p>
          </table:table-cell>
          <table:table-cell table:formula="of:=AVERAGE([.E194:.E201])" office:value-type="float" office:value="7.375" calcext:value-type="float">
            <text:p>7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235237" calcext:value-type="float">
            <text:p>235237</text:p>
          </table:table-cell>
          <table:table-cell office:value-type="float" office:value="30327" calcext:value-type="float">
            <text:p>30327</text:p>
          </table:table-cell>
          <table:table-cell table:formula="of:=[.B202]-[.B201]" office:value-type="float" office:value="29" calcext:value-type="float">
            <text:p>29</text:p>
          </table:table-cell>
          <table:table-cell table:formula="of:=[.C202]-[.C201]" office:value-type="float" office:value="0" calcext:value-type="float">
            <text:p>0</text:p>
          </table:table-cell>
          <table:table-cell table:formula="of:=AVERAGE([.D188:.D202])" office:value-type="float" office:value="1162.4" calcext:value-type="float">
            <text:p>1,162</text:p>
          </table:table-cell>
          <table:table-cell table:formula="of:=AVERAGE([.E188:.E202])" office:value-type="float" office:value="8.8" calcext:value-type="float">
            <text:p>9</text:p>
          </table:table-cell>
          <table:table-cell table:formula="of:=AVERAGE([.E195:.E202])" office:value-type="float" office:value="7.375" calcext:value-type="float">
            <text:p>7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239349" calcext:value-type="float">
            <text:p>239349</text:p>
          </table:table-cell>
          <table:table-cell office:value-type="float" office:value="30327" calcext:value-type="float">
            <text:p>30327</text:p>
          </table:table-cell>
          <table:table-cell table:formula="of:=[.B203]-[.B202]" office:value-type="float" office:value="4112" calcext:value-type="float">
            <text:p>4,112</text:p>
          </table:table-cell>
          <table:table-cell table:formula="of:=[.C203]-[.C202]" office:value-type="float" office:value="0" calcext:value-type="float">
            <text:p>0</text:p>
          </table:table-cell>
          <table:table-cell table:formula="of:=AVERAGE([.D189:.D203])" office:value-type="float" office:value="1436.53333333333" calcext:value-type="float">
            <text:p>1,437</text:p>
          </table:table-cell>
          <table:table-cell table:formula="of:=AVERAGE([.E189:.E203])" office:value-type="float" office:value="8.8" calcext:value-type="float">
            <text:p>9</text:p>
          </table:table-cell>
          <table:table-cell table:formula="of:=AVERAGE([.E196:.E203])" office:value-type="float" office:value="7.375" calcext:value-type="float">
            <text:p>7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239355" calcext:value-type="float">
            <text:p>239355</text:p>
          </table:table-cell>
          <table:table-cell office:value-type="float" office:value="30328" calcext:value-type="float">
            <text:p>30328</text:p>
          </table:table-cell>
          <table:table-cell table:formula="of:=[.B204]-[.B203]" office:value-type="float" office:value="6" calcext:value-type="float">
            <text:p>6</text:p>
          </table:table-cell>
          <table:table-cell table:formula="of:=[.C204]-[.C203]" office:value-type="float" office:value="1" calcext:value-type="float">
            <text:p>1</text:p>
          </table:table-cell>
          <table:table-cell table:formula="of:=AVERAGE([.D190:.D204])" office:value-type="float" office:value="1266.86666666667" calcext:value-type="float">
            <text:p>1,267</text:p>
          </table:table-cell>
          <table:table-cell table:formula="of:=AVERAGE([.E190:.E204])" office:value-type="float" office:value="7.73333333333333" calcext:value-type="float">
            <text:p>8</text:p>
          </table:table-cell>
          <table:table-cell table:formula="of:=AVERAGE([.E197:.E204])" office:value-type="float" office:value="7.5" calcext:value-type="float">
            <text:p>8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244088" calcext:value-type="float">
            <text:p>244088</text:p>
          </table:table-cell>
          <table:table-cell office:value-type="float" office:value="30375" calcext:value-type="float">
            <text:p>30375</text:p>
          </table:table-cell>
          <table:table-cell table:formula="of:=[.B205]-[.B204]" office:value-type="float" office:value="4733" calcext:value-type="float">
            <text:p>4,733</text:p>
          </table:table-cell>
          <table:table-cell table:formula="of:=[.C205]-[.C204]" office:value-type="float" office:value="47" calcext:value-type="float">
            <text:p>47</text:p>
          </table:table-cell>
          <table:table-cell table:formula="of:=AVERAGE([.D191:.D205])" office:value-type="float" office:value="1534.06666666667" calcext:value-type="float">
            <text:p>1,534</text:p>
          </table:table-cell>
          <table:table-cell table:formula="of:=AVERAGE([.E191:.E205])" office:value-type="float" office:value="9.93333333333333" calcext:value-type="float">
            <text:p>10</text:p>
          </table:table-cell>
          <table:table-cell table:formula="of:=AVERAGE([.E198:.E205])" office:value-type="float" office:value="9.75" calcext:value-type="float">
            <text:p>10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244096" calcext:value-type="float">
            <text:p>244096</text:p>
          </table:table-cell>
          <table:table-cell office:value-type="float" office:value="30392" calcext:value-type="float">
            <text:p>30392</text:p>
          </table:table-cell>
          <table:table-cell table:formula="of:=[.B206]-[.B205]" office:value-type="float" office:value="8" calcext:value-type="float">
            <text:p>8</text:p>
          </table:table-cell>
          <table:table-cell table:formula="of:=[.C206]-[.C205]" office:value-type="float" office:value="17" calcext:value-type="float">
            <text:p>17</text:p>
          </table:table-cell>
          <table:table-cell table:formula="of:=AVERAGE([.D192:.D206])" office:value-type="float" office:value="1534.6" calcext:value-type="float">
            <text:p>1,535</text:p>
          </table:table-cell>
          <table:table-cell table:formula="of:=AVERAGE([.E192:.E206])" office:value-type="float" office:value="11.0666666666667" calcext:value-type="float">
            <text:p>11</text:p>
          </table:table-cell>
          <table:table-cell table:formula="of:=AVERAGE([.E199:.E206])" office:value-type="float" office:value="11.875" calcext:value-type="float">
            <text:p>12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249655" calcext:value-type="float">
            <text:p>249655</text:p>
          </table:table-cell>
          <table:table-cell office:value-type="float" office:value="30410" calcext:value-type="float">
            <text:p>30410</text:p>
          </table:table-cell>
          <table:table-cell table:formula="of:=[.B207]-[.B206]" office:value-type="float" office:value="5559" calcext:value-type="float">
            <text:p>5,559</text:p>
          </table:table-cell>
          <table:table-cell table:formula="of:=[.C207]-[.C206]" office:value-type="float" office:value="18" calcext:value-type="float">
            <text:p>18</text:p>
          </table:table-cell>
          <table:table-cell table:formula="of:=AVERAGE([.D193:.D207])" office:value-type="float" office:value="1812.4" calcext:value-type="float">
            <text:p>1,812</text:p>
          </table:table-cell>
          <table:table-cell table:formula="of:=AVERAGE([.E193:.E207])" office:value-type="float" office:value="11.2666666666667" calcext:value-type="float">
            <text:p>11</text:p>
          </table:table-cell>
          <table:table-cell table:formula="of:=AVERAGE([.E200:.E207])" office:value-type="float" office:value="12.75" calcext:value-type="float">
            <text:p>13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52965" calcext:value-type="float">
            <text:p>252965</text:p>
          </table:table-cell>
          <table:table-cell office:value-type="float" office:value="30410" calcext:value-type="float">
            <text:p>30410</text:p>
          </table:table-cell>
          <table:table-cell table:formula="of:=[.B208]-[.B207]" office:value-type="float" office:value="3310" calcext:value-type="float">
            <text:p>3,310</text:p>
          </table:table-cell>
          <table:table-cell table:formula="of:=[.C208]-[.C207]" office:value-type="float" office:value="0" calcext:value-type="float">
            <text:p>0</text:p>
          </table:table-cell>
          <table:table-cell table:formula="of:=AVERAGE([.D194:.D208])" office:value-type="float" office:value="1851.2" calcext:value-type="float">
            <text:p>1,851</text:p>
          </table:table-cell>
          <table:table-cell table:formula="of:=AVERAGE([.E194:.E208])" office:value-type="float" office:value="9.46666666666667" calcext:value-type="float">
            <text:p>9</text:p>
          </table:table-cell>
          <table:table-cell table:formula="of:=AVERAGE([.E201:.E208])" office:value-type="float" office:value="10.375" calcext:value-type="float">
            <text:p>10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252965" calcext:value-type="float">
            <text:p>252965</text:p>
          </table:table-cell>
          <table:table-cell office:value-type="float" office:value="30410" calcext:value-type="float">
            <text:p>30410</text:p>
          </table:table-cell>
          <table:table-cell table:formula="of:=[.B209]-[.B208]" office:value-type="float" office:value="0" calcext:value-type="float">
            <text:p>0</text:p>
          </table:table-cell>
          <table:table-cell table:formula="of:=[.C209]-[.C208]" office:value-type="float" office:value="0" calcext:value-type="float">
            <text:p>0</text:p>
          </table:table-cell>
          <table:table-cell table:formula="of:=AVERAGE([.D195:.D209])" office:value-type="float" office:value="1851.13333333333" calcext:value-type="float">
            <text:p>1,851</text:p>
          </table:table-cell>
          <table:table-cell table:formula="of:=AVERAGE([.E195:.E209])" office:value-type="float" office:value="9.46666666666667" calcext:value-type="float">
            <text:p>9</text:p>
          </table:table-cell>
          <table:table-cell table:formula="of:=AVERAGE([.E202:.E209])" office:value-type="float" office:value="10.375" calcext:value-type="float">
            <text:p>10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56533" calcext:value-type="float">
            <text:p>256533</text:p>
          </table:table-cell>
          <table:table-cell office:value-type="float" office:value="30434" calcext:value-type="float">
            <text:p>30434</text:p>
          </table:table-cell>
          <table:table-cell table:formula="of:=[.B210]-[.B209]" office:value-type="float" office:value="3568" calcext:value-type="float">
            <text:p>3,568</text:p>
          </table:table-cell>
          <table:table-cell table:formula="of:=[.C210]-[.C209]" office:value-type="float" office:value="24" calcext:value-type="float">
            <text:p>24</text:p>
          </table:table-cell>
          <table:table-cell table:formula="of:=AVERAGE([.D196:.D210])" office:value-type="float" office:value="2089" calcext:value-type="float">
            <text:p>2,089</text:p>
          </table:table-cell>
          <table:table-cell table:formula="of:=AVERAGE([.E196:.E210])" office:value-type="float" office:value="11.0666666666667" calcext:value-type="float">
            <text:p>11</text:p>
          </table:table-cell>
          <table:table-cell table:formula="of:=AVERAGE([.E203:.E210])" office:value-type="float" office:value="13.375" calcext:value-type="float">
            <text:p>13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256534" calcext:value-type="float">
            <text:p>256534</text:p>
          </table:table-cell>
          <table:table-cell office:value-type="float" office:value="30434" calcext:value-type="float">
            <text:p>30434</text:p>
          </table:table-cell>
          <table:table-cell table:formula="of:=[.B211]-[.B210]" office:value-type="float" office:value="1" calcext:value-type="float">
            <text:p>1</text:p>
          </table:table-cell>
          <table:table-cell table:formula="of:=[.C211]-[.C210]" office:value-type="float" office:value="0" calcext:value-type="float">
            <text:p>0</text:p>
          </table:table-cell>
          <table:table-cell table:formula="of:=AVERAGE([.D197:.D211])" office:value-type="float" office:value="2089.06666666667" calcext:value-type="float">
            <text:p>2,089</text:p>
          </table:table-cell>
          <table:table-cell table:formula="of:=AVERAGE([.E197:.E211])" office:value-type="float" office:value="11.0666666666667" calcext:value-type="float">
            <text:p>11</text:p>
          </table:table-cell>
          <table:table-cell table:formula="of:=AVERAGE([.E204:.E211])" office:value-type="float" office:value="13.375" calcext:value-type="float">
            <text:p>13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256534" calcext:value-type="float">
            <text:p>256534</text:p>
          </table:table-cell>
          <table:table-cell office:value-type="float" office:value="30434" calcext:value-type="float">
            <text:p>30434</text:p>
          </table:table-cell>
          <table:table-cell table:formula="of:=[.B212]-[.B211]" office:value-type="float" office:value="0" calcext:value-type="float">
            <text:p>0</text:p>
          </table:table-cell>
          <table:table-cell table:formula="of:=[.C212]-[.C211]" office:value-type="float" office:value="0" calcext:value-type="float">
            <text:p>0</text:p>
          </table:table-cell>
          <table:table-cell table:formula="of:=AVERAGE([.D198:.D212])" office:value-type="float" office:value="1863.86666666667" calcext:value-type="float">
            <text:p>1,864</text:p>
          </table:table-cell>
          <table:table-cell table:formula="of:=AVERAGE([.E198:.E212])" office:value-type="float" office:value="9.13333333333333" calcext:value-type="float">
            <text:p>9</text:p>
          </table:table-cell>
          <table:table-cell table:formula="of:=AVERAGE([.E205:.E212])" office:value-type="float" office:value="13.25" calcext:value-type="float">
            <text:p>13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56534" calcext:value-type="float">
            <text:p>256534</text:p>
          </table:table-cell>
          <table:table-cell office:value-type="float" office:value="30434" calcext:value-type="float">
            <text:p>30434</text:p>
          </table:table-cell>
          <table:table-cell table:formula="of:=[.B213]-[.B212]" office:value-type="float" office:value="0" calcext:value-type="float">
            <text:p>0</text:p>
          </table:table-cell>
          <table:table-cell table:formula="of:=[.C213]-[.C212]" office:value-type="float" office:value="0" calcext:value-type="float">
            <text:p>0</text:p>
          </table:table-cell>
          <table:table-cell table:formula="of:=AVERAGE([.D199:.D213])" office:value-type="float" office:value="1863.86666666667" calcext:value-type="float">
            <text:p>1,864</text:p>
          </table:table-cell>
          <table:table-cell table:formula="of:=AVERAGE([.E199:.E213])" office:value-type="float" office:value="9.13333333333333" calcext:value-type="float">
            <text:p>9</text:p>
          </table:table-cell>
          <table:table-cell table:formula="of:=AVERAGE([.E206:.E213])" office:value-type="float" office:value="7.375" calcext:value-type="float">
            <text:p>7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271960" calcext:value-type="float">
            <text:p>271960</text:p>
          </table:table-cell>
          <table:table-cell office:value-type="float" office:value="30508" calcext:value-type="float">
            <text:p>30508</text:p>
          </table:table-cell>
          <table:table-cell table:formula="of:=[.B214]-[.B213]" office:value-type="float" office:value="15426" calcext:value-type="float">
            <text:p>15,426</text:p>
          </table:table-cell>
          <table:table-cell table:formula="of:=[.C214]-[.C213]" office:value-type="float" office:value="74" calcext:value-type="float">
            <text:p>74</text:p>
          </table:table-cell>
          <table:table-cell table:formula="of:=AVERAGE([.D200:.D214])" office:value-type="float" office:value="2710" calcext:value-type="float">
            <text:p>2,710</text:p>
          </table:table-cell>
          <table:table-cell table:formula="of:=AVERAGE([.E200:.E214])" office:value-type="float" office:value="13.3333333333333" calcext:value-type="float">
            <text:p>13</text:p>
          </table:table-cell>
          <table:table-cell table:formula="of:=AVERAGE([.E207:.E214])" office:value-type="float" office:value="14.5" calcext:value-type="float">
            <text:p>15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275562" calcext:value-type="float">
            <text:p>275562</text:p>
          </table:table-cell>
          <table:table-cell office:value-type="float" office:value="30517" calcext:value-type="float">
            <text:p>30517</text:p>
          </table:table-cell>
          <table:table-cell table:formula="of:=[.B215]-[.B214]" office:value-type="float" office:value="3602" calcext:value-type="float">
            <text:p>3,602</text:p>
          </table:table-cell>
          <table:table-cell table:formula="of:=[.C215]-[.C214]" office:value-type="float" office:value="9" calcext:value-type="float">
            <text:p>9</text:p>
          </table:table-cell>
          <table:table-cell table:formula="of:=AVERAGE([.D201:.D215])" office:value-type="float" office:value="2690.33333333333" calcext:value-type="float">
            <text:p>2,690</text:p>
          </table:table-cell>
          <table:table-cell table:formula="of:=AVERAGE([.E201:.E215])" office:value-type="float" office:value="12.6666666666667" calcext:value-type="float">
            <text:p>13</text:p>
          </table:table-cell>
          <table:table-cell table:formula="of:=AVERAGE([.E208:.E215])" office:value-type="float" office:value="13.375" calcext:value-type="float">
            <text:p>13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280459" calcext:value-type="float">
            <text:p>280459</text:p>
          </table:table-cell>
          <table:table-cell office:value-type="float" office:value="30518" calcext:value-type="float">
            <text:p>30518</text:p>
          </table:table-cell>
          <table:table-cell table:formula="of:=[.B216]-[.B215]" office:value-type="float" office:value="4897" calcext:value-type="float">
            <text:p>4,897</text:p>
          </table:table-cell>
          <table:table-cell table:formula="of:=[.C216]-[.C215]" office:value-type="float" office:value="1" calcext:value-type="float">
            <text:p>1</text:p>
          </table:table-cell>
          <table:table-cell table:formula="of:=AVERAGE([.D202:.D216])" office:value-type="float" office:value="3016.73333333333" calcext:value-type="float">
            <text:p>3,017</text:p>
          </table:table-cell>
          <table:table-cell table:formula="of:=AVERAGE([.E202:.E216])" office:value-type="float" office:value="12.7333333333333" calcext:value-type="float">
            <text:p>13</text:p>
          </table:table-cell>
          <table:table-cell table:formula="of:=AVERAGE([.E209:.E216])" office:value-type="float" office:value="13.5" calcext:value-type="float">
            <text:p>14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282414" calcext:value-type="float">
            <text:p>282414</text:p>
          </table:table-cell>
          <table:table-cell office:value-type="float" office:value="30533" calcext:value-type="float">
            <text:p>30533</text:p>
          </table:table-cell>
          <table:table-cell table:formula="of:=[.B217]-[.B216]" office:value-type="float" office:value="1955" calcext:value-type="float">
            <text:p>1,955</text:p>
          </table:table-cell>
          <table:table-cell table:formula="of:=[.C217]-[.C216]" office:value-type="float" office:value="15" calcext:value-type="float">
            <text:p>15</text:p>
          </table:table-cell>
          <table:table-cell table:formula="of:=AVERAGE([.D203:.D217])" office:value-type="float" office:value="3145.13333333333" calcext:value-type="float">
            <text:p>3,145</text:p>
          </table:table-cell>
          <table:table-cell table:formula="of:=AVERAGE([.E203:.E217])" office:value-type="float" office:value="13.7333333333333" calcext:value-type="float">
            <text:p>14</text:p>
          </table:table-cell>
          <table:table-cell table:formula="of:=AVERAGE([.E210:.E217])" office:value-type="float" office:value="15.375" calcext:value-type="float">
            <text:p>15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285902" calcext:value-type="float">
            <text:p>285902</text:p>
          </table:table-cell>
          <table:table-cell office:value-type="float" office:value="30549" calcext:value-type="float">
            <text:p>30549</text:p>
          </table:table-cell>
          <table:table-cell table:formula="of:=[.B218]-[.B217]" office:value-type="float" office:value="3488" calcext:value-type="float">
            <text:p>3,488</text:p>
          </table:table-cell>
          <table:table-cell table:formula="of:=[.C218]-[.C217]" office:value-type="float" office:value="16" calcext:value-type="float">
            <text:p>16</text:p>
          </table:table-cell>
          <table:table-cell table:formula="of:=AVERAGE([.D204:.D218])" office:value-type="float" office:value="3103.53333333333" calcext:value-type="float">
            <text:p>3,104</text:p>
          </table:table-cell>
          <table:table-cell table:formula="of:=AVERAGE([.E204:.E218])" office:value-type="float" office:value="14.8" calcext:value-type="float">
            <text:p>15</text:p>
          </table:table-cell>
          <table:table-cell table:formula="of:=AVERAGE([.E211:.E218])" office:value-type="float" office:value="14.375" calcext:value-type="float">
            <text:p>14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291374" calcext:value-type="float">
            <text:p>291374</text:p>
          </table:table-cell>
          <table:table-cell office:value-type="float" office:value="30549" calcext:value-type="float">
            <text:p>30549</text:p>
          </table:table-cell>
          <table:table-cell table:formula="of:=[.B219]-[.B218]" office:value-type="float" office:value="5472" calcext:value-type="float">
            <text:p>5,472</text:p>
          </table:table-cell>
          <table:table-cell table:formula="of:=[.C219]-[.C218]" office:value-type="float" office:value="0" calcext:value-type="float">
            <text:p>0</text:p>
          </table:table-cell>
          <table:table-cell table:formula="of:=AVERAGE([.D205:.D219])" office:value-type="float" office:value="3467.93333333333" calcext:value-type="float">
            <text:p>3,468</text:p>
          </table:table-cell>
          <table:table-cell table:formula="of:=AVERAGE([.E205:.E219])" office:value-type="float" office:value="14.7333333333333" calcext:value-type="float">
            <text:p>15</text:p>
          </table:table-cell>
          <table:table-cell table:formula="of:=AVERAGE([.E212:.E219])" office:value-type="float" office:value="14.375" calcext:value-type="float">
            <text:p>14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97485" calcext:value-type="float">
            <text:p>297485</text:p>
          </table:table-cell>
          <table:table-cell office:value-type="float" office:value="30581" calcext:value-type="float">
            <text:p>30581</text:p>
          </table:table-cell>
          <table:table-cell table:formula="of:=[.B220]-[.B219]" office:value-type="float" office:value="6111" calcext:value-type="float">
            <text:p>6,111</text:p>
          </table:table-cell>
          <table:table-cell table:formula="of:=[.C220]-[.C219]" office:value-type="float" office:value="32" calcext:value-type="float">
            <text:p>32</text:p>
          </table:table-cell>
          <table:table-cell table:formula="of:=AVERAGE([.D206:.D220])" office:value-type="float" office:value="3559.8" calcext:value-type="float">
            <text:p>3,560</text:p>
          </table:table-cell>
          <table:table-cell table:formula="of:=AVERAGE([.E206:.E220])" office:value-type="float" office:value="13.7333333333333" calcext:value-type="float">
            <text:p>14</text:p>
          </table:table-cell>
          <table:table-cell table:formula="of:=AVERAGE([.E213:.E220])" office:value-type="float" office:value="18.375" calcext:value-type="float">
            <text:p>18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04947" calcext:value-type="float">
            <text:p>304947</text:p>
          </table:table-cell>
          <table:table-cell office:value-type="float" office:value="30601" calcext:value-type="float">
            <text:p>30601</text:p>
          </table:table-cell>
          <table:table-cell table:formula="of:=[.B221]-[.B220]" office:value-type="float" office:value="7462" calcext:value-type="float">
            <text:p>7,462</text:p>
          </table:table-cell>
          <table:table-cell table:formula="of:=[.C221]-[.C220]" office:value-type="float" office:value="20" calcext:value-type="float">
            <text:p>20</text:p>
          </table:table-cell>
          <table:table-cell table:formula="of:=AVERAGE([.D207:.D221])" office:value-type="float" office:value="4056.73333333333" calcext:value-type="float">
            <text:p>4,057</text:p>
          </table:table-cell>
          <table:table-cell table:formula="of:=AVERAGE([.E207:.E221])" office:value-type="float" office:value="13.9333333333333" calcext:value-type="float">
            <text:p>14</text:p>
          </table:table-cell>
          <table:table-cell table:formula="of:=AVERAGE([.E214:.E221])" office:value-type="float" office:value="20.875" calcext:value-type="float">
            <text:p>21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304947" calcext:value-type="float">
            <text:p>304947</text:p>
          </table:table-cell>
          <table:table-cell office:value-type="float" office:value="30601" calcext:value-type="float">
            <text:p>30601</text:p>
          </table:table-cell>
          <table:table-cell table:formula="of:=[.B222]-[.B221]" office:value-type="float" office:value="0" calcext:value-type="float">
            <text:p>0</text:p>
          </table:table-cell>
          <table:table-cell table:formula="of:=[.C222]-[.C221]" office:value-type="float" office:value="0" calcext:value-type="float">
            <text:p>0</text:p>
          </table:table-cell>
          <table:table-cell table:formula="of:=AVERAGE([.D208:.D222])" office:value-type="float" office:value="3686.13333333333" calcext:value-type="float">
            <text:p>3,686</text:p>
          </table:table-cell>
          <table:table-cell table:formula="of:=AVERAGE([.E208:.E222])" office:value-type="float" office:value="12.7333333333333" calcext:value-type="float">
            <text:p>13</text:p>
          </table:table-cell>
          <table:table-cell table:formula="of:=AVERAGE([.E215:.E222])" office:value-type="float" office:value="11.625" calcext:value-type="float">
            <text:p>12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315813" calcext:value-type="float">
            <text:p>315813</text:p>
          </table:table-cell>
          <table:table-cell office:value-type="float" office:value="30611" calcext:value-type="float">
            <text:p>30611</text:p>
          </table:table-cell>
          <table:table-cell table:formula="of:=[.B223]-[.B222]" office:value-type="float" office:value="10866" calcext:value-type="float">
            <text:p>10,866</text:p>
          </table:table-cell>
          <table:table-cell table:formula="of:=[.C223]-[.C222]" office:value-type="float" office:value="10" calcext:value-type="float">
            <text:p>10</text:p>
          </table:table-cell>
          <table:table-cell table:formula="of:=AVERAGE([.D209:.D223])" office:value-type="float" office:value="4189.86666666667" calcext:value-type="float">
            <text:p>4,190</text:p>
          </table:table-cell>
          <table:table-cell table:formula="of:=AVERAGE([.E209:.E223])" office:value-type="float" office:value="13.4" calcext:value-type="float">
            <text:p>13</text:p>
          </table:table-cell>
          <table:table-cell table:formula="of:=AVERAGE([.E216:.E223])" office:value-type="float" office:value="11.75" calcext:value-type="float">
            <text:p>12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318986" calcext:value-type="float">
            <text:p>318986</text:p>
          </table:table-cell>
          <table:table-cell office:value-type="float" office:value="30640" calcext:value-type="float">
            <text:p>30640</text:p>
          </table:table-cell>
          <table:table-cell table:formula="of:=[.B224]-[.B223]" office:value-type="float" office:value="3173" calcext:value-type="float">
            <text:p>3,173</text:p>
          </table:table-cell>
          <table:table-cell table:formula="of:=[.C224]-[.C223]" office:value-type="float" office:value="29" calcext:value-type="float">
            <text:p>29</text:p>
          </table:table-cell>
          <table:table-cell table:formula="of:=AVERAGE([.D210:.D224])" office:value-type="float" office:value="4401.4" calcext:value-type="float">
            <text:p>4,401</text:p>
          </table:table-cell>
          <table:table-cell table:formula="of:=AVERAGE([.E210:.E224])" office:value-type="float" office:value="15.3333333333333" calcext:value-type="float">
            <text:p>15</text:p>
          </table:table-cell>
          <table:table-cell table:formula="of:=AVERAGE([.E217:.E224])" office:value-type="float" office:value="15.25" calcext:value-type="float">
            <text:p>1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323968" calcext:value-type="float">
            <text:p>323968</text:p>
          </table:table-cell>
          <table:table-cell office:value-type="float" office:value="30666" calcext:value-type="float">
            <text:p>30666</text:p>
          </table:table-cell>
          <table:table-cell table:formula="of:=[.B225]-[.B224]" office:value-type="float" office:value="4982" calcext:value-type="float">
            <text:p>4,982</text:p>
          </table:table-cell>
          <table:table-cell table:formula="of:=[.C225]-[.C224]" office:value-type="float" office:value="26" calcext:value-type="float">
            <text:p>26</text:p>
          </table:table-cell>
          <table:table-cell table:formula="of:=AVERAGE([.D211:.D225])" office:value-type="float" office:value="4495.66666666667" calcext:value-type="float">
            <text:p>4,496</text:p>
          </table:table-cell>
          <table:table-cell table:formula="of:=AVERAGE([.E211:.E225])" office:value-type="float" office:value="15.4666666666667" calcext:value-type="float">
            <text:p>15</text:p>
          </table:table-cell>
          <table:table-cell table:formula="of:=AVERAGE([.E218:.E225])" office:value-type="float" office:value="16.625" calcext:value-type="float">
            <text:p>17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331060" calcext:value-type="float">
            <text:p>331060</text:p>
          </table:table-cell>
          <table:table-cell office:value-type="float" office:value="30692" calcext:value-type="float">
            <text:p>30692</text:p>
          </table:table-cell>
          <table:table-cell table:formula="of:=[.B226]-[.B225]" office:value-type="float" office:value="7092" calcext:value-type="float">
            <text:p>7,092</text:p>
          </table:table-cell>
          <table:table-cell table:formula="of:=[.C226]-[.C225]" office:value-type="float" office:value="26" calcext:value-type="float">
            <text:p>26</text:p>
          </table:table-cell>
          <table:table-cell table:formula="of:=AVERAGE([.D212:.D226])" office:value-type="float" office:value="4968.4" calcext:value-type="float">
            <text:p>4,968</text:p>
          </table:table-cell>
          <table:table-cell table:formula="of:=AVERAGE([.E212:.E226])" office:value-type="float" office:value="17.2" calcext:value-type="float">
            <text:p>17</text:p>
          </table:table-cell>
          <table:table-cell table:formula="of:=AVERAGE([.E219:.E226])" office:value-type="float" office:value="17.875" calcext:value-type="float">
            <text:p>18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338220" calcext:value-type="float">
            <text:p>338220</text:p>
          </table:table-cell>
          <table:table-cell office:value-type="float" office:value="30712" calcext:value-type="float">
            <text:p>30712</text:p>
          </table:table-cell>
          <table:table-cell table:formula="of:=[.B227]-[.B226]" office:value-type="float" office:value="7160" calcext:value-type="float">
            <text:p>7,160</text:p>
          </table:table-cell>
          <table:table-cell table:formula="of:=[.C227]-[.C226]" office:value-type="float" office:value="20" calcext:value-type="float">
            <text:p>20</text:p>
          </table:table-cell>
          <table:table-cell table:formula="of:=AVERAGE([.D213:.D227])" office:value-type="float" office:value="5445.73333333333" calcext:value-type="float">
            <text:p>5,446</text:p>
          </table:table-cell>
          <table:table-cell table:formula="of:=AVERAGE([.E213:.E227])" office:value-type="float" office:value="18.5333333333333" calcext:value-type="float">
            <text:p>19</text:p>
          </table:table-cell>
          <table:table-cell table:formula="of:=AVERAGE([.E220:.E227])" office:value-type="float" office:value="20.375" calcext:value-type="float">
            <text:p>20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347267" calcext:value-type="float">
            <text:p>347267</text:p>
          </table:table-cell>
          <table:table-cell office:value-type="float" office:value="30730" calcext:value-type="float">
            <text:p>30730</text:p>
          </table:table-cell>
          <table:table-cell table:formula="of:=[.B228]-[.B227]" office:value-type="float" office:value="9047" calcext:value-type="float">
            <text:p>9,047</text:p>
          </table:table-cell>
          <table:table-cell table:formula="of:=[.C228]-[.C227]" office:value-type="float" office:value="18" calcext:value-type="float">
            <text:p>18</text:p>
          </table:table-cell>
          <table:table-cell table:formula="of:=AVERAGE([.D214:.D228])" office:value-type="float" office:value="6048.86666666667" calcext:value-type="float">
            <text:p>6,049</text:p>
          </table:table-cell>
          <table:table-cell table:formula="of:=AVERAGE([.E214:.E228])" office:value-type="float" office:value="19.7333333333333" calcext:value-type="float">
            <text:p>20</text:p>
          </table:table-cell>
          <table:table-cell table:formula="of:=AVERAGE([.E221:.E228])" office:value-type="float" office:value="18.625" calcext:value-type="float">
            <text:p>1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347267" calcext:value-type="float">
            <text:p>347267</text:p>
          </table:table-cell>
          <table:table-cell office:value-type="float" office:value="30730" calcext:value-type="float">
            <text:p>30730</text:p>
          </table:table-cell>
          <table:table-cell table:formula="of:=[.B229]-[.B228]" office:value-type="float" office:value="0" calcext:value-type="float">
            <text:p>0</text:p>
          </table:table-cell>
          <table:table-cell table:formula="of:=[.C229]-[.C228]" office:value-type="float" office:value="0" calcext:value-type="float">
            <text:p>0</text:p>
          </table:table-cell>
          <table:table-cell table:formula="of:=AVERAGE([.D215:.D229])" office:value-type="float" office:value="5020.46666666667" calcext:value-type="float">
            <text:p>5,020</text:p>
          </table:table-cell>
          <table:table-cell table:formula="of:=AVERAGE([.E215:.E229])" office:value-type="float" office:value="14.8" calcext:value-type="float">
            <text:p>15</text:p>
          </table:table-cell>
          <table:table-cell table:formula="of:=AVERAGE([.E222:.E229])" office:value-type="float" office:value="16.125" calcext:value-type="float">
            <text:p>16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347268" calcext:value-type="float">
            <text:p>347268</text:p>
          </table:table-cell>
          <table:table-cell office:value-type="float" office:value="30730" calcext:value-type="float">
            <text:p>30730</text:p>
          </table:table-cell>
          <table:table-cell table:formula="of:=[.B230]-[.B229]" office:value-type="float" office:value="1" calcext:value-type="float">
            <text:p>1</text:p>
          </table:table-cell>
          <table:table-cell table:formula="of:=[.C230]-[.C229]" office:value-type="float" office:value="0" calcext:value-type="float">
            <text:p>0</text:p>
          </table:table-cell>
          <table:table-cell table:formula="of:=AVERAGE([.D216:.D230])" office:value-type="float" office:value="4780.4" calcext:value-type="float">
            <text:p>4,780</text:p>
          </table:table-cell>
          <table:table-cell table:formula="of:=AVERAGE([.E216:.E230])" office:value-type="float" office:value="14.2" calcext:value-type="float">
            <text:p>14</text:p>
          </table:table-cell>
          <table:table-cell table:formula="of:=AVERAGE([.E223:.E230])" office:value-type="float" office:value="16.125" calcext:value-type="float">
            <text:p>16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367174" calcext:value-type="float">
            <text:p>367174</text:p>
          </table:table-cell>
          <table:table-cell office:value-type="float" office:value="30732" calcext:value-type="float">
            <text:p>30732</text:p>
          </table:table-cell>
          <table:table-cell table:formula="of:=[.B231]-[.B230]" office:value-type="float" office:value="19906" calcext:value-type="float">
            <text:p>19,906</text:p>
          </table:table-cell>
          <table:table-cell table:formula="of:=[.C231]-[.C230]" office:value-type="float" office:value="2" calcext:value-type="float">
            <text:p>2</text:p>
          </table:table-cell>
          <table:table-cell table:formula="of:=AVERAGE([.D217:.D231])" office:value-type="float" office:value="5781" calcext:value-type="float">
            <text:p>5,781</text:p>
          </table:table-cell>
          <table:table-cell table:formula="of:=AVERAGE([.E217:.E231])" office:value-type="float" office:value="14.2666666666667" calcext:value-type="float">
            <text:p>14</text:p>
          </table:table-cell>
          <table:table-cell table:formula="of:=AVERAGE([.E224:.E231])" office:value-type="float" office:value="15.125" calcext:value-type="float">
            <text:p>15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373718" calcext:value-type="float">
            <text:p>373718</text:p>
          </table:table-cell>
          <table:table-cell office:value-type="float" office:value="30770" calcext:value-type="float">
            <text:p>30770</text:p>
          </table:table-cell>
          <table:table-cell table:formula="of:=[.B232]-[.B231]" office:value-type="float" office:value="6544" calcext:value-type="float">
            <text:p>6,544</text:p>
          </table:table-cell>
          <table:table-cell table:formula="of:=[.C232]-[.C231]" office:value-type="float" office:value="38" calcext:value-type="float">
            <text:p>38</text:p>
          </table:table-cell>
          <table:table-cell table:formula="of:=AVERAGE([.D218:.D232])" office:value-type="float" office:value="6086.93333333333" calcext:value-type="float">
            <text:p>6,087</text:p>
          </table:table-cell>
          <table:table-cell table:formula="of:=AVERAGE([.E218:.E232])" office:value-type="float" office:value="15.8" calcext:value-type="float">
            <text:p>16</text:p>
          </table:table-cell>
          <table:table-cell table:formula="of:=AVERAGE([.E225:.E232])" office:value-type="float" office:value="16.25" calcext:value-type="float">
            <text:p>16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383292" calcext:value-type="float">
            <text:p>383292</text:p>
          </table:table-cell>
          <table:table-cell office:value-type="float" office:value="30805" calcext:value-type="float">
            <text:p>30805</text:p>
          </table:table-cell>
          <table:table-cell table:formula="of:=[.B233]-[.B232]" office:value-type="float" office:value="9574" calcext:value-type="float">
            <text:p>9,574</text:p>
          </table:table-cell>
          <table:table-cell table:formula="of:=[.C233]-[.C232]" office:value-type="float" office:value="35" calcext:value-type="float">
            <text:p>35</text:p>
          </table:table-cell>
          <table:table-cell table:formula="of:=AVERAGE([.D219:.D233])" office:value-type="float" office:value="6492.66666666667" calcext:value-type="float">
            <text:p>6,493</text:p>
          </table:table-cell>
          <table:table-cell table:formula="of:=AVERAGE([.E219:.E233])" office:value-type="float" office:value="17.0666666666667" calcext:value-type="float">
            <text:p>17</text:p>
          </table:table-cell>
          <table:table-cell table:formula="of:=AVERAGE([.E226:.E233])" office:value-type="float" office:value="17.375" calcext:value-type="float">
            <text:p>17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392243" calcext:value-type="float">
            <text:p>392243</text:p>
          </table:table-cell>
          <table:table-cell office:value-type="float" office:value="30819" calcext:value-type="float">
            <text:p>30819</text:p>
          </table:table-cell>
          <table:table-cell table:formula="of:=[.B234]-[.B233]" office:value-type="float" office:value="8951" calcext:value-type="float">
            <text:p>8,951</text:p>
          </table:table-cell>
          <table:table-cell table:formula="of:=[.C234]-[.C233]" office:value-type="float" office:value="14" calcext:value-type="float">
            <text:p>14</text:p>
          </table:table-cell>
          <table:table-cell table:formula="of:=AVERAGE([.D220:.D234])" office:value-type="float" office:value="6724.6" calcext:value-type="float">
            <text:p>6,725</text:p>
          </table:table-cell>
          <table:table-cell table:formula="of:=AVERAGE([.E220:.E234])" office:value-type="float" office:value="18" calcext:value-type="float">
            <text:p>18</text:p>
          </table:table-cell>
          <table:table-cell table:formula="of:=AVERAGE([.E227:.E234])" office:value-type="float" office:value="15.875" calcext:value-type="float">
            <text:p>16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401890" calcext:value-type="float">
            <text:p>401890</text:p>
          </table:table-cell>
          <table:table-cell office:value-type="float" office:value="30901" calcext:value-type="float">
            <text:p>30901</text:p>
          </table:table-cell>
          <table:table-cell table:formula="of:=[.B235]-[.B234]" office:value-type="float" office:value="9647" calcext:value-type="float">
            <text:p>9,647</text:p>
          </table:table-cell>
          <table:table-cell table:formula="of:=[.C235]-[.C234]" office:value-type="float" office:value="82" calcext:value-type="float">
            <text:p>82</text:p>
          </table:table-cell>
          <table:table-cell table:formula="of:=AVERAGE([.D221:.D235])" office:value-type="float" office:value="6960.33333333333" calcext:value-type="float">
            <text:p>6,960</text:p>
          </table:table-cell>
          <table:table-cell table:formula="of:=AVERAGE([.E221:.E235])" office:value-type="float" office:value="21.3333333333333" calcext:value-type="float">
            <text:p>21</text:p>
          </table:table-cell>
          <table:table-cell table:formula="of:=AVERAGE([.E228:.E235])" office:value-type="float" office:value="23.625" calcext:value-type="float">
            <text:p>24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402811" calcext:value-type="float">
            <text:p>402811</text:p>
          </table:table-cell>
          <table:table-cell office:value-type="float" office:value="30902" calcext:value-type="float">
            <text:p>30902</text:p>
          </table:table-cell>
          <table:table-cell table:formula="of:=[.B236]-[.B235]" office:value-type="float" office:value="921" calcext:value-type="float">
            <text:p>921</text:p>
          </table:table-cell>
          <table:table-cell table:formula="of:=[.C236]-[.C235]" office:value-type="float" office:value="1" calcext:value-type="float">
            <text:p>1</text:p>
          </table:table-cell>
          <table:table-cell table:formula="of:=AVERAGE([.D222:.D236])" office:value-type="float" office:value="6524.26666666667" calcext:value-type="float">
            <text:p>6,524</text:p>
          </table:table-cell>
          <table:table-cell table:formula="of:=AVERAGE([.E222:.E236])" office:value-type="float" office:value="20.0666666666667" calcext:value-type="float">
            <text:p>20</text:p>
          </table:table-cell>
          <table:table-cell table:formula="of:=AVERAGE([.E229:.E236])" office:value-type="float" office:value="21.5" calcext:value-type="float">
            <text:p>22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402893" calcext:value-type="float">
            <text:p>402893</text:p>
          </table:table-cell>
          <table:table-cell office:value-type="float" office:value="30903" calcext:value-type="float">
            <text:p>30903</text:p>
          </table:table-cell>
          <table:table-cell table:formula="of:=[.B237]-[.B236]" office:value-type="float" office:value="82" calcext:value-type="float">
            <text:p>82</text:p>
          </table:table-cell>
          <table:table-cell table:formula="of:=[.C237]-[.C236]" office:value-type="float" office:value="1" calcext:value-type="float">
            <text:p>1</text:p>
          </table:table-cell>
          <table:table-cell table:formula="of:=AVERAGE([.D223:.D237])" office:value-type="float" office:value="6529.73333333333" calcext:value-type="float">
            <text:p>6,530</text:p>
          </table:table-cell>
          <table:table-cell table:formula="of:=AVERAGE([.E223:.E237])" office:value-type="float" office:value="20.1333333333333" calcext:value-type="float">
            <text:p>20</text:p>
          </table:table-cell>
          <table:table-cell table:formula="of:=AVERAGE([.E230:.E237])" office:value-type="float" office:value="21.625" calcext:value-type="float">
            <text:p>22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425870" calcext:value-type="float">
            <text:p>425870</text:p>
          </table:table-cell>
          <table:table-cell office:value-type="float" office:value="30958" calcext:value-type="float">
            <text:p>30958</text:p>
          </table:table-cell>
          <table:table-cell table:formula="of:=[.B238]-[.B237]" office:value-type="float" office:value="22977" calcext:value-type="float">
            <text:p>22,977</text:p>
          </table:table-cell>
          <table:table-cell table:formula="of:=[.C238]-[.C237]" office:value-type="float" office:value="55" calcext:value-type="float">
            <text:p>55</text:p>
          </table:table-cell>
          <table:table-cell table:formula="of:=AVERAGE([.D224:.D238])" office:value-type="float" office:value="7337.13333333333" calcext:value-type="float">
            <text:p>7,337</text:p>
          </table:table-cell>
          <table:table-cell table:formula="of:=AVERAGE([.E224:.E238])" office:value-type="float" office:value="23.1333333333333" calcext:value-type="float">
            <text:p>23</text:p>
          </table:table-cell>
          <table:table-cell table:formula="of:=AVERAGE([.E231:.E238])" office:value-type="float" office:value="28.5" calcext:value-type="float">
            <text:p>2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433905" calcext:value-type="float">
            <text:p>433905</text:p>
          </table:table-cell>
          <table:table-cell office:value-type="float" office:value="31007" calcext:value-type="float">
            <text:p>31007</text:p>
          </table:table-cell>
          <table:table-cell table:formula="of:=[.B239]-[.B238]" office:value-type="float" office:value="8035" calcext:value-type="float">
            <text:p>8,035</text:p>
          </table:table-cell>
          <table:table-cell table:formula="of:=[.C239]-[.C238]" office:value-type="float" office:value="49" calcext:value-type="float">
            <text:p>49</text:p>
          </table:table-cell>
          <table:table-cell table:formula="of:=AVERAGE([.D225:.D239])" office:value-type="float" office:value="7661.26666666667" calcext:value-type="float">
            <text:p>7,661</text:p>
          </table:table-cell>
          <table:table-cell table:formula="of:=AVERAGE([.E225:.E239])" office:value-type="float" office:value="24.4666666666667" calcext:value-type="float">
            <text:p>24</text:p>
          </table:table-cell>
          <table:table-cell table:formula="of:=AVERAGE([.E232:.E239])" office:value-type="float" office:value="34.375" calcext:value-type="float">
            <text:p>34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443869" calcext:value-type="float">
            <text:p>443869</text:p>
          </table:table-cell>
          <table:table-cell office:value-type="float" office:value="31056" calcext:value-type="float">
            <text:p>31056</text:p>
          </table:table-cell>
          <table:table-cell table:formula="of:=[.B240]-[.B239]" office:value-type="float" office:value="9964" calcext:value-type="float">
            <text:p>9,964</text:p>
          </table:table-cell>
          <table:table-cell table:formula="of:=[.C240]-[.C239]" office:value-type="float" office:value="49" calcext:value-type="float">
            <text:p>49</text:p>
          </table:table-cell>
          <table:table-cell table:formula="of:=AVERAGE([.D226:.D240])" office:value-type="float" office:value="7993.4" calcext:value-type="float">
            <text:p>7,993</text:p>
          </table:table-cell>
          <table:table-cell table:formula="of:=AVERAGE([.E226:.E240])" office:value-type="float" office:value="26" calcext:value-type="float">
            <text:p>26</text:p>
          </table:table-cell>
          <table:table-cell table:formula="of:=AVERAGE([.E233:.E240])" office:value-type="float" office:value="35.75" calcext:value-type="float">
            <text:p>36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454266" calcext:value-type="float">
            <text:p>454266</text:p>
          </table:table-cell>
          <table:table-cell office:value-type="float" office:value="31103" calcext:value-type="float">
            <text:p>31103</text:p>
          </table:table-cell>
          <table:table-cell table:formula="of:=[.B241]-[.B240]" office:value-type="float" office:value="10397" calcext:value-type="float">
            <text:p>10,397</text:p>
          </table:table-cell>
          <table:table-cell table:formula="of:=[.C241]-[.C240]" office:value-type="float" office:value="47" calcext:value-type="float">
            <text:p>47</text:p>
          </table:table-cell>
          <table:table-cell table:formula="of:=AVERAGE([.D227:.D241])" office:value-type="float" office:value="8213.73333333333" calcext:value-type="float">
            <text:p>8,214</text:p>
          </table:table-cell>
          <table:table-cell table:formula="of:=AVERAGE([.E227:.E241])" office:value-type="float" office:value="27.4" calcext:value-type="float">
            <text:p>27</text:p>
          </table:table-cell>
          <table:table-cell table:formula="of:=AVERAGE([.E234:.E241])" office:value-type="float" office:value="37.25" calcext:value-type="float">
            <text:p>37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467421" calcext:value-type="float">
            <text:p>467421</text:p>
          </table:table-cell>
          <table:table-cell office:value-type="float" office:value="31257" calcext:value-type="float">
            <text:p>31257</text:p>
          </table:table-cell>
          <table:table-cell table:formula="of:=[.B242]-[.B241]" office:value-type="float" office:value="13155" calcext:value-type="float">
            <text:p>13,155</text:p>
          </table:table-cell>
          <table:table-cell table:formula="of:=[.C242]-[.C241]" office:value-type="float" office:value="154" calcext:value-type="float">
            <text:p>154</text:p>
          </table:table-cell>
          <table:table-cell table:formula="of:=AVERAGE([.D228:.D242])" office:value-type="float" office:value="8613.4" calcext:value-type="float">
            <text:p>8,613</text:p>
          </table:table-cell>
          <table:table-cell table:formula="of:=AVERAGE([.E228:.E242])" office:value-type="float" office:value="36.3333333333333" calcext:value-type="float">
            <text:p>36</text:p>
          </table:table-cell>
          <table:table-cell table:formula="of:=AVERAGE([.E235:.E242])" office:value-type="float" office:value="54.75" calcext:value-type="float">
            <text:p>55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467614" calcext:value-type="float">
            <text:p>467614</text:p>
          </table:table-cell>
          <table:table-cell office:value-type="float" office:value="31257" calcext:value-type="float">
            <text:p>31257</text:p>
          </table:table-cell>
          <table:table-cell table:formula="of:=[.B243]-[.B242]" office:value-type="float" office:value="193" calcext:value-type="float">
            <text:p>193</text:p>
          </table:table-cell>
          <table:table-cell table:formula="of:=[.C243]-[.C242]" office:value-type="float" office:value="0" calcext:value-type="float">
            <text:p>0</text:p>
          </table:table-cell>
          <table:table-cell table:formula="of:=AVERAGE([.D229:.D243])" office:value-type="float" office:value="8023.13333333333" calcext:value-type="float">
            <text:p>8,023</text:p>
          </table:table-cell>
          <table:table-cell table:formula="of:=AVERAGE([.E229:.E243])" office:value-type="float" office:value="35.1333333333333" calcext:value-type="float">
            <text:p>35</text:p>
          </table:table-cell>
          <table:table-cell table:formula="of:=AVERAGE([.E236:.E243])" office:value-type="float" office:value="44.5" calcext:value-type="float">
            <text:p>45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467614" calcext:value-type="float">
            <text:p>467614</text:p>
          </table:table-cell>
          <table:table-cell office:value-type="float" office:value="31257" calcext:value-type="float">
            <text:p>31257</text:p>
          </table:table-cell>
          <table:table-cell table:formula="of:=[.B244]-[.B243]" office:value-type="float" office:value="0" calcext:value-type="float">
            <text:p>0</text:p>
          </table:table-cell>
          <table:table-cell table:formula="of:=[.C244]-[.C243]" office:value-type="float" office:value="0" calcext:value-type="float">
            <text:p>0</text:p>
          </table:table-cell>
          <table:table-cell table:formula="of:=AVERAGE([.D230:.D244])" office:value-type="float" office:value="8023.13333333333" calcext:value-type="float">
            <text:p>8,023</text:p>
          </table:table-cell>
          <table:table-cell table:formula="of:=AVERAGE([.E230:.E244])" office:value-type="float" office:value="35.1333333333333" calcext:value-type="float">
            <text:p>35</text:p>
          </table:table-cell>
          <table:table-cell table:formula="of:=AVERAGE([.E237:.E244])" office:value-type="float" office:value="44.375" calcext:value-type="float">
            <text:p>44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496851" calcext:value-type="float">
            <text:p>496851</text:p>
          </table:table-cell>
          <table:table-cell office:value-type="float" office:value="31346" calcext:value-type="float">
            <text:p>31346</text:p>
          </table:table-cell>
          <table:table-cell table:formula="of:=[.B245]-[.B244]" office:value-type="float" office:value="29237" calcext:value-type="float">
            <text:p>29,237</text:p>
          </table:table-cell>
          <table:table-cell table:formula="of:=[.C245]-[.C244]" office:value-type="float" office:value="89" calcext:value-type="float">
            <text:p>89</text:p>
          </table:table-cell>
          <table:table-cell table:formula="of:=AVERAGE([.D231:.D245])" office:value-type="float" office:value="9972.2" calcext:value-type="float">
            <text:p>9,972</text:p>
          </table:table-cell>
          <table:table-cell table:formula="of:=AVERAGE([.E231:.E245])" office:value-type="float" office:value="41.0666666666667" calcext:value-type="float">
            <text:p>41</text:p>
          </table:table-cell>
          <table:table-cell table:formula="of:=AVERAGE([.E238:.E245])" office:value-type="float" office:value="55.375" calcext:value-type="float">
            <text:p>55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507150" calcext:value-type="float">
            <text:p>507150</text:p>
          </table:table-cell>
          <table:table-cell office:value-type="float" office:value="31426" calcext:value-type="float">
            <text:p>31426</text:p>
          </table:table-cell>
          <table:table-cell table:formula="of:=[.B246]-[.B245]" office:value-type="float" office:value="10299" calcext:value-type="float">
            <text:p>10,299</text:p>
          </table:table-cell>
          <table:table-cell table:formula="of:=[.C246]-[.C245]" office:value-type="float" office:value="80" calcext:value-type="float">
            <text:p>80</text:p>
          </table:table-cell>
          <table:table-cell table:formula="of:=AVERAGE([.D232:.D246])" office:value-type="float" office:value="9331.73333333333" calcext:value-type="float">
            <text:p>9,332</text:p>
          </table:table-cell>
          <table:table-cell table:formula="of:=AVERAGE([.E232:.E246])" office:value-type="float" office:value="46.2666666666667" calcext:value-type="float">
            <text:p>46</text:p>
          </table:table-cell>
          <table:table-cell table:formula="of:=AVERAGE([.E239:.E246])" office:value-type="float" office:value="58.5" calcext:value-type="float">
            <text:p>59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508456" calcext:value-type="float">
            <text:p>508456</text:p>
          </table:table-cell>
          <table:table-cell office:value-type="float" office:value="31447" calcext:value-type="float">
            <text:p>31447</text:p>
          </table:table-cell>
          <table:table-cell table:formula="of:=[.B247]-[.B246]" office:value-type="float" office:value="1306" calcext:value-type="float">
            <text:p>1,306</text:p>
          </table:table-cell>
          <table:table-cell table:formula="of:=[.C247]-[.C246]" office:value-type="float" office:value="21" calcext:value-type="float">
            <text:p>21</text:p>
          </table:table-cell>
          <table:table-cell table:formula="of:=AVERAGE([.D233:.D247])" office:value-type="float" office:value="8982.53333333333" calcext:value-type="float">
            <text:p>8,983</text:p>
          </table:table-cell>
          <table:table-cell table:formula="of:=AVERAGE([.E233:.E247])" office:value-type="float" office:value="45.1333333333333" calcext:value-type="float">
            <text:p>45</text:p>
          </table:table-cell>
          <table:table-cell table:formula="of:=AVERAGE([.E240:.E247])"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36289" calcext:value-type="float">
            <text:p>536289</text:p>
          </table:table-cell>
          <table:table-cell office:value-type="float" office:value="31524" calcext:value-type="float">
            <text:p>31524</text:p>
          </table:table-cell>
          <table:table-cell table:formula="of:=[.B248]-[.B247]" office:value-type="float" office:value="27833" calcext:value-type="float">
            <text:p>27,833</text:p>
          </table:table-cell>
          <table:table-cell table:formula="of:=[.C248]-[.C247]" office:value-type="float" office:value="77" calcext:value-type="float">
            <text:p>77</text:p>
          </table:table-cell>
          <table:table-cell table:formula="of:=AVERAGE([.D234:.D248])" office:value-type="float" office:value="10199.8" calcext:value-type="float">
            <text:p>10,200</text:p>
          </table:table-cell>
          <table:table-cell table:formula="of:=AVERAGE([.E234:.E248])" office:value-type="float" office:value="47.9333333333333" calcext:value-type="float">
            <text:p>48</text:p>
          </table:table-cell>
          <table:table-cell table:formula="of:=AVERAGE([.E241:.E248])" office:value-type="float" office:value="58.5" calcext:value-type="float">
            <text:p>59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552421" calcext:value-type="float">
            <text:p>552421</text:p>
          </table:table-cell>
          <table:table-cell office:value-type="float" office:value="31675" calcext:value-type="float">
            <text:p>31675</text:p>
          </table:table-cell>
          <table:table-cell table:formula="of:=[.B249]-[.B248]" office:value-type="float" office:value="16132" calcext:value-type="float">
            <text:p>16,132</text:p>
          </table:table-cell>
          <table:table-cell table:formula="of:=[.C249]-[.C248]" office:value-type="float" office:value="151" calcext:value-type="float">
            <text:p>151</text:p>
          </table:table-cell>
          <table:table-cell table:formula="of:=AVERAGE([.D235:.D249])" office:value-type="float" office:value="10678.5333333333" calcext:value-type="float">
            <text:p>10,679</text:p>
          </table:table-cell>
          <table:table-cell table:formula="of:=AVERAGE([.E235:.E249])" office:value-type="float" office:value="57.0666666666667" calcext:value-type="float">
            <text:p>57</text:p>
          </table:table-cell>
          <table:table-cell table:formula="of:=AVERAGE([.E242:.E249])" office:value-type="float" office:value="71.5" calcext:value-type="float">
            <text:p>72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552454" calcext:value-type="float">
            <text:p>552454</text:p>
          </table:table-cell>
          <table:table-cell office:value-type="float" office:value="31675" calcext:value-type="float">
            <text:p>31675</text:p>
          </table:table-cell>
          <table:table-cell table:formula="of:=[.B250]-[.B249]" office:value-type="float" office:value="33" calcext:value-type="float">
            <text:p>33</text:p>
          </table:table-cell>
          <table:table-cell table:formula="of:=[.C250]-[.C249]" office:value-type="float" office:value="0" calcext:value-type="float">
            <text:p>0</text:p>
          </table:table-cell>
          <table:table-cell table:formula="of:=AVERAGE([.D236:.D250])" office:value-type="float" office:value="10037.6" calcext:value-type="float">
            <text:p>10,038</text:p>
          </table:table-cell>
          <table:table-cell table:formula="of:=AVERAGE([.E236:.E250])" office:value-type="float" office:value="51.6" calcext:value-type="float">
            <text:p>52</text:p>
          </table:table-cell>
          <table:table-cell table:formula="of:=AVERAGE([.E243:.E250])" office:value-type="float" office:value="52.25" calcext:value-type="float">
            <text:p>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552473" calcext:value-type="float">
            <text:p>552473</text:p>
          </table:table-cell>
          <table:table-cell office:value-type="float" office:value="31675" calcext:value-type="float">
            <text:p>31675</text:p>
          </table:table-cell>
          <table:table-cell table:formula="of:=[.B251]-[.B250]" office:value-type="float" office:value="19" calcext:value-type="float">
            <text:p>19</text:p>
          </table:table-cell>
          <table:table-cell table:formula="of:=[.C251]-[.C250]" office:value-type="float" office:value="0" calcext:value-type="float">
            <text:p>0</text:p>
          </table:table-cell>
          <table:table-cell table:formula="of:=AVERAGE([.D237:.D251])" office:value-type="float" office:value="9977.46666666667" calcext:value-type="float">
            <text:p>9,977</text:p>
          </table:table-cell>
          <table:table-cell table:formula="of:=AVERAGE([.E237:.E251])" office:value-type="float" office:value="51.5333333333333" calcext:value-type="float">
            <text:p>52</text:p>
          </table:table-cell>
          <table:table-cell table:formula="of:=AVERAGE([.E244:.E251])" office:value-type="float" office:value="52.25" calcext:value-type="float">
            <text:p>52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577980" calcext:value-type="float">
            <text:p>577980</text:p>
          </table:table-cell>
          <table:table-cell office:value-type="float" office:value="31744" calcext:value-type="float">
            <text:p>31744</text:p>
          </table:table-cell>
          <table:table-cell table:formula="of:=[.B252]-[.B251]" office:value-type="float" office:value="25507" calcext:value-type="float">
            <text:p>25,507</text:p>
          </table:table-cell>
          <table:table-cell table:formula="of:=[.C252]-[.C251]" office:value-type="float" office:value="69" calcext:value-type="float">
            <text:p>69</text:p>
          </table:table-cell>
          <table:table-cell table:formula="of:=AVERAGE([.D238:.D252])" office:value-type="float" office:value="11672.4666666667" calcext:value-type="float">
            <text:p>11,672</text:p>
          </table:table-cell>
          <table:table-cell table:formula="of:=AVERAGE([.E238:.E252])" office:value-type="float" office:value="56.0666666666667" calcext:value-type="float">
            <text:p>56</text:p>
          </table:table-cell>
          <table:table-cell table:formula="of:=AVERAGE([.E245:.E252])" office:value-type="float" office:value="60.875" calcext:value-type="float">
            <text:p>61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590021" calcext:value-type="float">
            <text:p>590021</text:p>
          </table:table-cell>
          <table:table-cell office:value-type="float" office:value="31908" calcext:value-type="float">
            <text:p>31908</text:p>
          </table:table-cell>
          <table:table-cell table:formula="of:=[.B253]-[.B252]" office:value-type="float" office:value="12041" calcext:value-type="float">
            <text:p>12,041</text:p>
          </table:table-cell>
          <table:table-cell table:formula="of:=[.C253]-[.C252]" office:value-type="float" office:value="164" calcext:value-type="float">
            <text:p>164</text:p>
          </table:table-cell>
          <table:table-cell table:formula="of:=AVERAGE([.D239:.D253])" office:value-type="float" office:value="10943.4" calcext:value-type="float">
            <text:p>10,943</text:p>
          </table:table-cell>
          <table:table-cell table:formula="of:=AVERAGE([.E239:.E253])" office:value-type="float" office:value="63.3333333333333" calcext:value-type="float">
            <text:p>63</text:p>
          </table:table-cell>
          <table:table-cell table:formula="of:=AVERAGE([.E246:.E253])" office:value-type="float" office:value="70.25" calcext:value-type="float">
            <text:p>70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604031" calcext:value-type="float">
            <text:p>604031</text:p>
          </table:table-cell>
          <table:table-cell office:value-type="float" office:value="31986" calcext:value-type="float">
            <text:p>31986</text:p>
          </table:table-cell>
          <table:table-cell table:formula="of:=[.B254]-[.B253]" office:value-type="float" office:value="14010" calcext:value-type="float">
            <text:p>14,010</text:p>
          </table:table-cell>
          <table:table-cell table:formula="of:=[.C254]-[.C253]" office:value-type="float" office:value="78" calcext:value-type="float">
            <text:p>78</text:p>
          </table:table-cell>
          <table:table-cell table:formula="of:=AVERAGE([.D240:.D254])" office:value-type="float" office:value="11341.7333333333" calcext:value-type="float">
            <text:p>11,342</text:p>
          </table:table-cell>
          <table:table-cell table:formula="of:=AVERAGE([.E240:.E254])" office:value-type="float" office:value="65.2666666666667" calcext:value-type="float">
            <text:p>65</text:p>
          </table:table-cell>
          <table:table-cell table:formula="of:=AVERAGE([.E247:.E254])"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616986" calcext:value-type="float">
            <text:p>616986</text:p>
          </table:table-cell>
          <table:table-cell office:value-type="float" office:value="32034" calcext:value-type="float">
            <text:p>32034</text:p>
          </table:table-cell>
          <table:table-cell table:formula="of:=[.B255]-[.B254]" office:value-type="float" office:value="12955" calcext:value-type="float">
            <text:p>12,955</text:p>
          </table:table-cell>
          <table:table-cell table:formula="of:=[.C255]-[.C254]" office:value-type="float" office:value="48" calcext:value-type="float">
            <text:p>48</text:p>
          </table:table-cell>
          <table:table-cell table:formula="of:=AVERAGE([.D241:.D255])" office:value-type="float" office:value="11541.1333333333" calcext:value-type="float">
            <text:p>11,541</text:p>
          </table:table-cell>
          <table:table-cell table:formula="of:=AVERAGE([.E241:.E255])" office:value-type="float" office:value="65.2" calcext:value-type="float">
            <text:p>65</text:p>
          </table:table-cell>
          <table:table-cell table:formula="of:=AVERAGE([.E248:.E255])" office:value-type="float" office:value="73.375" calcext:value-type="float">
            <text:p>73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629431" calcext:value-type="float">
            <text:p>629431</text:p>
          </table:table-cell>
          <table:table-cell office:value-type="float" office:value="32171" calcext:value-type="float">
            <text:p>32171</text:p>
          </table:table-cell>
          <table:table-cell table:formula="of:=[.B256]-[.B255]" office:value-type="float" office:value="12445" calcext:value-type="float">
            <text:p>12,445</text:p>
          </table:table-cell>
          <table:table-cell table:formula="of:=[.C256]-[.C255]" office:value-type="float" office:value="137" calcext:value-type="float">
            <text:p>137</text:p>
          </table:table-cell>
          <table:table-cell table:formula="of:=AVERAGE([.D242:.D256])" office:value-type="float" office:value="11677.6666666667" calcext:value-type="float">
            <text:p>11,678</text:p>
          </table:table-cell>
          <table:table-cell table:formula="of:=AVERAGE([.E242:.E256])" office:value-type="float" office:value="71.2" calcext:value-type="float">
            <text:p>71</text:p>
          </table:table-cell>
          <table:table-cell table:formula="of:=AVERAGE([.E249:.E256])" office:value-type="float" office:value="80.875" calcext:value-type="float">
            <text:p>81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629509" calcext:value-type="float">
            <text:p>629509</text:p>
          </table:table-cell>
          <table:table-cell office:value-type="float" office:value="32171" calcext:value-type="float">
            <text:p>32171</text:p>
          </table:table-cell>
          <table:table-cell table:formula="of:=[.B257]-[.B256]" office:value-type="float" office:value="78" calcext:value-type="float">
            <text:p>78</text:p>
          </table:table-cell>
          <table:table-cell table:formula="of:=[.C257]-[.C256]" office:value-type="float" office:value="0" calcext:value-type="float">
            <text:p>0</text:p>
          </table:table-cell>
          <table:table-cell table:formula="of:=AVERAGE([.D243:.D257])" office:value-type="float" office:value="10805.8666666667" calcext:value-type="float">
            <text:p>10,806</text:p>
          </table:table-cell>
          <table:table-cell table:formula="of:=AVERAGE([.E243:.E257])" office:value-type="float" office:value="60.9333333333333" calcext:value-type="float">
            <text:p>61</text:p>
          </table:table-cell>
          <table:table-cell table:formula="of:=AVERAGE([.E250:.E257])"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629509" calcext:value-type="float">
            <text:p>629509</text:p>
          </table:table-cell>
          <table:table-cell office:value-type="float" office:value="32171" calcext:value-type="float">
            <text:p>32171</text:p>
          </table:table-cell>
          <table:table-cell table:formula="of:=[.B258]-[.B257]" office:value-type="float" office:value="0" calcext:value-type="float">
            <text:p>0</text:p>
          </table:table-cell>
          <table:table-cell table:formula="of:=[.C258]-[.C257]" office:value-type="float" office:value="0" calcext:value-type="float">
            <text:p>0</text:p>
          </table:table-cell>
          <table:table-cell table:formula="of:=AVERAGE([.D244:.D258])" office:value-type="float" office:value="10793" calcext:value-type="float">
            <text:p>10,793</text:p>
          </table:table-cell>
          <table:table-cell table:formula="of:=AVERAGE([.E244:.E258])" office:value-type="float" office:value="60.9333333333333" calcext:value-type="float">
            <text:p>61</text:p>
          </table:table-cell>
          <table:table-cell table:formula="of:=AVERAGE([.E251:.E258])"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64289" calcext:value-type="float">
            <text:p>664289</text:p>
          </table:table-cell>
          <table:table-cell office:value-type="float" office:value="32317" calcext:value-type="float">
            <text:p>32317</text:p>
          </table:table-cell>
          <table:table-cell table:formula="of:=[.B259]-[.B258]" office:value-type="float" office:value="34780" calcext:value-type="float">
            <text:p>34,780</text:p>
          </table:table-cell>
          <table:table-cell table:formula="of:=[.C259]-[.C258]" office:value-type="float" office:value="146" calcext:value-type="float">
            <text:p>146</text:p>
          </table:table-cell>
          <table:table-cell table:formula="of:=AVERAGE([.D245:.D259])" office:value-type="float" office:value="13111.6666666667" calcext:value-type="float">
            <text:p>13,112</text:p>
          </table:table-cell>
          <table:table-cell table:formula="of:=AVERAGE([.E245:.E259])" office:value-type="float" office:value="70.6666666666667" calcext:value-type="float">
            <text:p>71</text:p>
          </table:table-cell>
          <table:table-cell table:formula="of:=AVERAGE([.E252:.E259])" office:value-type="float" office:value="80.25" calcext:value-type="float">
            <text:p>80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75736" calcext:value-type="float">
            <text:p>675736</text:p>
          </table:table-cell>
          <table:table-cell office:value-type="float" office:value="32383" calcext:value-type="float">
            <text:p>32383</text:p>
          </table:table-cell>
          <table:table-cell table:formula="of:=[.B260]-[.B259]" office:value-type="float" office:value="11447" calcext:value-type="float">
            <text:p>11,447</text:p>
          </table:table-cell>
          <table:table-cell table:formula="of:=[.C260]-[.C259]" office:value-type="float" office:value="66" calcext:value-type="float">
            <text:p>66</text:p>
          </table:table-cell>
          <table:table-cell table:formula="of:=AVERAGE([.D246:.D260])" office:value-type="float" office:value="11925.6666666667" calcext:value-type="float">
            <text:p>11,926</text:p>
          </table:table-cell>
          <table:table-cell table:formula="of:=AVERAGE([.E246:.E260])" office:value-type="float" office:value="69.1333333333333" calcext:value-type="float">
            <text:p>69</text:p>
          </table:table-cell>
          <table:table-cell table:formula="of:=AVERAGE([.E253:.E260])" office:value-type="float" office:value="79.875" calcext:value-type="float">
            <text:p>80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93603" calcext:value-type="float">
            <text:p>693603</text:p>
          </table:table-cell>
          <table:table-cell office:value-type="float" office:value="32463" calcext:value-type="float">
            <text:p>32463</text:p>
          </table:table-cell>
          <table:table-cell table:formula="of:=[.B261]-[.B260]" office:value-type="float" office:value="17867" calcext:value-type="float">
            <text:p>17,867</text:p>
          </table:table-cell>
          <table:table-cell table:formula="of:=[.C261]-[.C260]" office:value-type="float" office:value="80" calcext:value-type="float">
            <text:p>80</text:p>
          </table:table-cell>
          <table:table-cell table:formula="of:=AVERAGE([.D247:.D261])" office:value-type="float" office:value="12430.2" calcext:value-type="float">
            <text:p>12,430</text:p>
          </table:table-cell>
          <table:table-cell table:formula="of:=AVERAGE([.E247:.E261])" office:value-type="float" office:value="69.1333333333333" calcext:value-type="float">
            <text:p>69</text:p>
          </table:table-cell>
          <table:table-cell table:formula="of:=AVERAGE([.E254:.E261])" office:value-type="float" office:value="69.375" calcext:value-type="float">
            <text:p>69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711704" calcext:value-type="float">
            <text:p>711704</text:p>
          </table:table-cell>
          <table:table-cell office:value-type="float" office:value="32539" calcext:value-type="float">
            <text:p>32539</text:p>
          </table:table-cell>
          <table:table-cell table:formula="of:=[.B262]-[.B261]" office:value-type="float" office:value="18101" calcext:value-type="float">
            <text:p>18,101</text:p>
          </table:table-cell>
          <table:table-cell table:formula="of:=[.C262]-[.C261]" office:value-type="float" office:value="76" calcext:value-type="float">
            <text:p>76</text:p>
          </table:table-cell>
          <table:table-cell table:formula="of:=AVERAGE([.D248:.D262])" office:value-type="float" office:value="13549.8666666667" calcext:value-type="float">
            <text:p>13,550</text:p>
          </table:table-cell>
          <table:table-cell table:formula="of:=AVERAGE([.E248:.E262])" office:value-type="float" office:value="72.8" calcext:value-type="float">
            <text:p>73</text:p>
          </table:table-cell>
          <table:table-cell table:formula="of:=AVERAGE([.E255:.E262])" office:value-type="float" office:value="69.125" calcext:value-type="float">
            <text:p>69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732434" calcext:value-type="float">
            <text:p>732434</text:p>
          </table:table-cell>
          <table:table-cell office:value-type="float" office:value="32601" calcext:value-type="float">
            <text:p>32601</text:p>
          </table:table-cell>
          <table:table-cell table:formula="of:=[.B263]-[.B262]" office:value-type="float" office:value="20730" calcext:value-type="float">
            <text:p>20,730</text:p>
          </table:table-cell>
          <table:table-cell table:formula="of:=[.C263]-[.C262]" office:value-type="float" office:value="62" calcext:value-type="float">
            <text:p>62</text:p>
          </table:table-cell>
          <table:table-cell table:formula="of:=AVERAGE([.D249:.D263])" office:value-type="float" office:value="13076.3333333333" calcext:value-type="float">
            <text:p>13,076</text:p>
          </table:table-cell>
          <table:table-cell table:formula="of:=AVERAGE([.E249:.E263])" office:value-type="float" office:value="71.8" calcext:value-type="float">
            <text:p>72</text:p>
          </table:table-cell>
          <table:table-cell table:formula="of:=AVERAGE([.E256:.E263])" office:value-type="float" office:value="70.875" calcext:value-type="float">
            <text:p>71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732434" calcext:value-type="float">
            <text:p>732434</text:p>
          </table:table-cell>
          <table:table-cell office:value-type="float" office:value="32601" calcext:value-type="float">
            <text:p>32601</text:p>
          </table:table-cell>
          <table:table-cell table:formula="of:=[.B264]-[.B263]" office:value-type="float" office:value="0" calcext:value-type="float">
            <text:p>0</text:p>
          </table:table-cell>
          <table:table-cell table:formula="of:=[.C264]-[.C263]" office:value-type="float" office:value="0" calcext:value-type="float">
            <text:p>0</text:p>
          </table:table-cell>
          <table:table-cell table:formula="of:=AVERAGE([.D250:.D264])" office:value-type="float" office:value="12000.8666666667" calcext:value-type="float">
            <text:p>12,001</text:p>
          </table:table-cell>
          <table:table-cell table:formula="of:=AVERAGE([.E250:.E264])" office:value-type="float" office:value="61.7333333333333" calcext:value-type="float">
            <text:p>62</text:p>
          </table:table-cell>
          <table:table-cell table:formula="of:=AVERAGE([.E257:.E264])" office:value-type="float" office:value="53.75" calcext:value-type="float">
            <text:p>54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732434" calcext:value-type="float">
            <text:p>732434</text:p>
          </table:table-cell>
          <table:table-cell office:value-type="float" office:value="32601" calcext:value-type="float">
            <text:p>32601</text:p>
          </table:table-cell>
          <table:table-cell table:formula="of:=[.B265]-[.B264]" office:value-type="float" office:value="0" calcext:value-type="float">
            <text:p>0</text:p>
          </table:table-cell>
          <table:table-cell table:formula="of:=[.C265]-[.C264]" office:value-type="float" office:value="0" calcext:value-type="float">
            <text:p>0</text:p>
          </table:table-cell>
          <table:table-cell table:formula="of:=AVERAGE([.D251:.D265])" office:value-type="float" office:value="11998.6666666667" calcext:value-type="float">
            <text:p>11,999</text:p>
          </table:table-cell>
          <table:table-cell table:formula="of:=AVERAGE([.E251:.E265])" office:value-type="float" office:value="61.7333333333333" calcext:value-type="float">
            <text:p>62</text:p>
          </table:table-cell>
          <table:table-cell table:formula="of:=AVERAGE([.E258:.E265])" office:value-type="float" office:value="53.75" calcext:value-type="float">
            <text:p>54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776097" calcext:value-type="float">
            <text:p>776097</text:p>
          </table:table-cell>
          <table:table-cell office:value-type="float" office:value="32703" calcext:value-type="float">
            <text:p>32703</text:p>
          </table:table-cell>
          <table:table-cell table:formula="of:=[.B266]-[.B265]" office:value-type="float" office:value="43663" calcext:value-type="float">
            <text:p>43,663</text:p>
          </table:table-cell>
          <table:table-cell table:formula="of:=[.C266]-[.C265]" office:value-type="float" office:value="102" calcext:value-type="float">
            <text:p>102</text:p>
          </table:table-cell>
          <table:table-cell table:formula="of:=AVERAGE([.D252:.D266])" office:value-type="float" office:value="14908.2666666667" calcext:value-type="float">
            <text:p>14,908</text:p>
          </table:table-cell>
          <table:table-cell table:formula="of:=AVERAGE([.E252:.E266])" office:value-type="float" office:value="68.5333333333333" calcext:value-type="float">
            <text:p>69</text:p>
          </table:table-cell>
          <table:table-cell table:formula="of:=AVERAGE([.E259:.E266])" office:value-type="float" office:value="66.5" calcext:value-type="float">
            <text:p>67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798257" calcext:value-type="float">
            <text:p>798257</text:p>
          </table:table-cell>
          <table:table-cell office:value-type="float" office:value="32982" calcext:value-type="float">
            <text:p>32982</text:p>
          </table:table-cell>
          <table:table-cell table:formula="of:=[.B267]-[.B266]" office:value-type="float" office:value="22160" calcext:value-type="float">
            <text:p>22,160</text:p>
          </table:table-cell>
          <table:table-cell table:formula="of:=[.C267]-[.C266]" office:value-type="float" office:value="279" calcext:value-type="float">
            <text:p>279</text:p>
          </table:table-cell>
          <table:table-cell table:formula="of:=AVERAGE([.D253:.D267])" office:value-type="float" office:value="14685.1333333333" calcext:value-type="float">
            <text:p>14,685</text:p>
          </table:table-cell>
          <table:table-cell table:formula="of:=AVERAGE([.E253:.E267])" office:value-type="float" office:value="82.5333333333333" calcext:value-type="float">
            <text:p>83</text:p>
          </table:table-cell>
          <table:table-cell table:formula="of:=AVERAGE([.E260:.E267])" office:value-type="float" office:value="83.125" calcext:value-type="float">
            <text:p>83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820376" calcext:value-type="float">
            <text:p>820376</text:p>
          </table:table-cell>
          <table:table-cell office:value-type="float" office:value="33058" calcext:value-type="float">
            <text:p>33058</text:p>
          </table:table-cell>
          <table:table-cell table:formula="of:=[.B268]-[.B267]" office:value-type="float" office:value="22119" calcext:value-type="float">
            <text:p>22,119</text:p>
          </table:table-cell>
          <table:table-cell table:formula="of:=[.C268]-[.C267]" office:value-type="float" office:value="76" calcext:value-type="float">
            <text:p>76</text:p>
          </table:table-cell>
          <table:table-cell table:formula="of:=AVERAGE([.D254:.D268])" office:value-type="float" office:value="15357" calcext:value-type="float">
            <text:p>15,357</text:p>
          </table:table-cell>
          <table:table-cell table:formula="of:=AVERAGE([.E254:.E268])" office:value-type="float" office:value="76.6666666666667" calcext:value-type="float">
            <text:p>77</text:p>
          </table:table-cell>
          <table:table-cell table:formula="of:=AVERAGE([.E261:.E268])" office:value-type="float" office:value="84.375" calcext:value-type="float">
            <text:p>84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850997" calcext:value-type="float">
            <text:p>850997</text:p>
          </table:table-cell>
          <table:table-cell office:value-type="float" office:value="33146" calcext:value-type="float">
            <text:p>33146</text:p>
          </table:table-cell>
          <table:table-cell table:formula="of:=[.B269]-[.B268]" office:value-type="float" office:value="30621" calcext:value-type="float">
            <text:p>30,621</text:p>
          </table:table-cell>
          <table:table-cell table:formula="of:=[.C269]-[.C268]" office:value-type="float" office:value="88" calcext:value-type="float">
            <text:p>88</text:p>
          </table:table-cell>
          <table:table-cell table:formula="of:=AVERAGE([.D255:.D269])" office:value-type="float" office:value="16464.4" calcext:value-type="float">
            <text:p>16,464</text:p>
          </table:table-cell>
          <table:table-cell table:formula="of:=AVERAGE([.E255:.E269])" office:value-type="float" office:value="77.3333333333333" calcext:value-type="float">
            <text:p>77</text:p>
          </table:table-cell>
          <table:table-cell table:formula="of:=AVERAGE([.E262:.E269])" office:value-type="float" office:value="85.375" calcext:value-type="float">
            <text:p>85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876342" calcext:value-type="float">
            <text:p>876342</text:p>
          </table:table-cell>
          <table:table-cell office:value-type="float" office:value="33325" calcext:value-type="float">
            <text:p>33325</text:p>
          </table:table-cell>
          <table:table-cell table:formula="of:=[.B270]-[.B269]" office:value-type="float" office:value="25345" calcext:value-type="float">
            <text:p>25,345</text:p>
          </table:table-cell>
          <table:table-cell table:formula="of:=[.C270]-[.C269]" office:value-type="float" office:value="179" calcext:value-type="float">
            <text:p>179</text:p>
          </table:table-cell>
          <table:table-cell table:formula="of:=AVERAGE([.D256:.D270])" office:value-type="float" office:value="17290.4" calcext:value-type="float">
            <text:p>17,290</text:p>
          </table:table-cell>
          <table:table-cell table:formula="of:=AVERAGE([.E256:.E270])" office:value-type="float" office:value="86.0666666666667" calcext:value-type="float">
            <text:p>86</text:p>
          </table:table-cell>
          <table:table-cell table:formula="of:=AVERAGE([.E263:.E270])" office:value-type="float" office:value="98.25" calcext:value-type="float">
            <text:p>98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876342" calcext:value-type="float">
            <text:p>876342</text:p>
          </table:table-cell>
          <table:table-cell office:value-type="float" office:value="33325" calcext:value-type="float">
            <text:p>33325</text:p>
          </table:table-cell>
          <table:table-cell table:formula="of:=[.B271]-[.B270]" office:value-type="float" office:value="0" calcext:value-type="float">
            <text:p>0</text:p>
          </table:table-cell>
          <table:table-cell table:formula="of:=[.C271]-[.C270]" office:value-type="float" office:value="0" calcext:value-type="float">
            <text:p>0</text:p>
          </table:table-cell>
          <table:table-cell table:formula="of:=AVERAGE([.D257:.D271])" office:value-type="float" office:value="16460.7333333333" calcext:value-type="float">
            <text:p>16,461</text:p>
          </table:table-cell>
          <table:table-cell table:formula="of:=AVERAGE([.E257:.E271])" office:value-type="float" office:value="76.9333333333333" calcext:value-type="float">
            <text:p>77</text:p>
          </table:table-cell>
          <table:table-cell table:formula="of:=AVERAGE([.E264:.E271])" office:value-type="float" office:value="90.5" calcext:value-type="float">
            <text:p>91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876342" calcext:value-type="float">
            <text:p>876342</text:p>
          </table:table-cell>
          <table:table-cell office:value-type="float" office:value="33325" calcext:value-type="float">
            <text:p>33325</text:p>
          </table:table-cell>
          <table:table-cell table:formula="of:=[.B272]-[.B271]" office:value-type="float" office:value="0" calcext:value-type="float">
            <text:p>0</text:p>
          </table:table-cell>
          <table:table-cell table:formula="of:=[.C272]-[.C271]" office:value-type="float" office:value="0" calcext:value-type="float">
            <text:p>0</text:p>
          </table:table-cell>
          <table:table-cell table:formula="of:=AVERAGE([.D258:.D272])" office:value-type="float" office:value="16455.5333333333" calcext:value-type="float">
            <text:p>16,456</text:p>
          </table:table-cell>
          <table:table-cell table:formula="of:=AVERAGE([.E258:.E272])" office:value-type="float" office:value="76.9333333333333" calcext:value-type="float">
            <text:p>77</text:p>
          </table:table-cell>
          <table:table-cell table:formula="of:=AVERAGE([.E265:.E272])" office:value-type="float" office:value="90.5" calcext:value-type="float">
            <text:p>91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52600" calcext:value-type="float">
            <text:p>952600</text:p>
          </table:table-cell>
          <table:table-cell office:value-type="float" office:value="33647" calcext:value-type="float">
            <text:p>33647</text:p>
          </table:table-cell>
          <table:table-cell table:formula="of:=[.B273]-[.B272]" office:value-type="float" office:value="76258" calcext:value-type="float">
            <text:p>76,258</text:p>
          </table:table-cell>
          <table:table-cell table:formula="of:=[.C273]-[.C272]" office:value-type="float" office:value="322" calcext:value-type="float">
            <text:p>322</text:p>
          </table:table-cell>
          <table:table-cell table:formula="of:=AVERAGE([.D259:.D273])" office:value-type="float" office:value="21539.4" calcext:value-type="float">
            <text:p>21,539</text:p>
          </table:table-cell>
          <table:table-cell table:formula="of:=AVERAGE([.E259:.E273])" office:value-type="float" office:value="98.4" calcext:value-type="float">
            <text:p>98</text:p>
          </table:table-cell>
          <table:table-cell table:formula="of:=AVERAGE([.E266:.E273])" office:value-type="float" office:value="130.75" calcext:value-type="float">
            <text:p>131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973275" calcext:value-type="float">
            <text:p>973275</text:p>
          </table:table-cell>
          <table:table-cell office:value-type="float" office:value="33928" calcext:value-type="float">
            <text:p>33928</text:p>
          </table:table-cell>
          <table:table-cell table:formula="of:=[.B274]-[.B273]" office:value-type="float" office:value="20675" calcext:value-type="float">
            <text:p>20,675</text:p>
          </table:table-cell>
          <table:table-cell table:formula="of:=[.C274]-[.C273]" office:value-type="float" office:value="281" calcext:value-type="float">
            <text:p>281</text:p>
          </table:table-cell>
          <table:table-cell table:formula="of:=AVERAGE([.D260:.D274])" office:value-type="float" office:value="20599.0666666667" calcext:value-type="float">
            <text:p>20,599</text:p>
          </table:table-cell>
          <table:table-cell table:formula="of:=AVERAGE([.E260:.E274])" office:value-type="float" office:value="107.4" calcext:value-type="float">
            <text:p>107</text:p>
          </table:table-cell>
          <table:table-cell table:formula="of:=AVERAGE([.E267:.E274])" office:value-type="float" office:value="153.125" calcext:value-type="float">
            <text:p>153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1000369" calcext:value-type="float">
            <text:p>1000369</text:p>
          </table:table-cell>
          <table:table-cell office:value-type="float" office:value="34075" calcext:value-type="float">
            <text:p>34075</text:p>
          </table:table-cell>
          <table:table-cell table:formula="of:=[.B275]-[.B274]" office:value-type="float" office:value="27094" calcext:value-type="float">
            <text:p>27,094</text:p>
          </table:table-cell>
          <table:table-cell table:formula="of:=[.C275]-[.C274]" office:value-type="float" office:value="147" calcext:value-type="float">
            <text:p>147</text:p>
          </table:table-cell>
          <table:table-cell table:formula="of:=AVERAGE([.D261:.D275])" office:value-type="float" office:value="21642.2" calcext:value-type="float">
            <text:p>21,642</text:p>
          </table:table-cell>
          <table:table-cell table:formula="of:=AVERAGE([.E261:.E275])" office:value-type="float" office:value="112.8" calcext:value-type="float">
            <text:p>113</text:p>
          </table:table-cell>
          <table:table-cell table:formula="of:=AVERAGE([.E268:.E275])" office:value-type="float" office:value="136.625" calcext:value-type="float">
            <text:p>137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1041991" calcext:value-type="float">
            <text:p>1041991</text:p>
          </table:table-cell>
          <table:table-cell office:value-type="float" office:value="34237" calcext:value-type="float">
            <text:p>34237</text:p>
          </table:table-cell>
          <table:table-cell table:formula="of:=[.B276]-[.B275]" office:value-type="float" office:value="41622" calcext:value-type="float">
            <text:p>41,622</text:p>
          </table:table-cell>
          <table:table-cell table:formula="of:=[.C276]-[.C275]" office:value-type="float" office:value="162" calcext:value-type="float">
            <text:p>162</text:p>
          </table:table-cell>
          <table:table-cell table:formula="of:=AVERAGE([.D262:.D276])" office:value-type="float" office:value="23225.8666666667" calcext:value-type="float">
            <text:p>23,226</text:p>
          </table:table-cell>
          <table:table-cell table:formula="of:=AVERAGE([.E262:.E276])" office:value-type="float" office:value="118.266666666667" calcext:value-type="float">
            <text:p>118</text:p>
          </table:table-cell>
          <table:table-cell table:formula="of:=AVERAGE([.E269:.E276])" office:value-type="float" office:value="147.375" calcext:value-type="float">
            <text:p>147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1084659" calcext:value-type="float">
            <text:p>1084659</text:p>
          </table:table-cell>
          <table:table-cell office:value-type="float" office:value="34536" calcext:value-type="float">
            <text:p>34536</text:p>
          </table:table-cell>
          <table:table-cell table:formula="of:=[.B277]-[.B276]" office:value-type="float" office:value="42668" calcext:value-type="float">
            <text:p>42,668</text:p>
          </table:table-cell>
          <table:table-cell table:formula="of:=[.C277]-[.C276]" office:value-type="float" office:value="299" calcext:value-type="float">
            <text:p>299</text:p>
          </table:table-cell>
          <table:table-cell table:formula="of:=AVERAGE([.D263:.D277])" office:value-type="float" office:value="24863.6666666667" calcext:value-type="float">
            <text:p>24,864</text:p>
          </table:table-cell>
          <table:table-cell table:formula="of:=AVERAGE([.E263:.E277])" office:value-type="float" office:value="133.133333333333" calcext:value-type="float">
            <text:p>133</text:p>
          </table:table-cell>
          <table:table-cell table:formula="of:=AVERAGE([.E270:.E277])" office:value-type="float" office:value="173.75" calcext:value-type="float">
            <text:p>174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084684" calcext:value-type="float">
            <text:p>1084684</text:p>
          </table:table-cell>
          <table:table-cell office:value-type="float" office:value="34536" calcext:value-type="float">
            <text:p>34536</text:p>
          </table:table-cell>
          <table:table-cell table:formula="of:=[.B278]-[.B277]" office:value-type="float" office:value="25" calcext:value-type="float">
            <text:p>25</text:p>
          </table:table-cell>
          <table:table-cell table:formula="of:=[.C278]-[.C277]" office:value-type="float" office:value="0" calcext:value-type="float">
            <text:p>0</text:p>
          </table:table-cell>
          <table:table-cell table:formula="of:=AVERAGE([.D264:.D278])" office:value-type="float" office:value="23483.3333333333" calcext:value-type="float">
            <text:p>23,483</text:p>
          </table:table-cell>
          <table:table-cell table:formula="of:=AVERAGE([.E264:.E278])" office:value-type="float" office:value="129" calcext:value-type="float">
            <text:p>129</text:p>
          </table:table-cell>
          <table:table-cell table:formula="of:=AVERAGE([.E271:.E278])" office:value-type="float" office:value="151.375" calcext:value-type="float">
            <text:p>151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1084746" calcext:value-type="float">
            <text:p>1084746</text:p>
          </table:table-cell>
          <table:table-cell office:value-type="float" office:value="34536" calcext:value-type="float">
            <text:p>34536</text:p>
          </table:table-cell>
          <table:table-cell table:formula="of:=[.B279]-[.B278]" office:value-type="float" office:value="62" calcext:value-type="float">
            <text:p>62</text:p>
          </table:table-cell>
          <table:table-cell table:formula="of:=[.C279]-[.C278]" office:value-type="float" office:value="0" calcext:value-type="float">
            <text:p>0</text:p>
          </table:table-cell>
          <table:table-cell table:formula="of:=AVERAGE([.D265:.D279])" office:value-type="float" office:value="23487.4666666667" calcext:value-type="float">
            <text:p>23,487</text:p>
          </table:table-cell>
          <table:table-cell table:formula="of:=AVERAGE([.E265:.E279])" office:value-type="float" office:value="129" calcext:value-type="float">
            <text:p>129</text:p>
          </table:table-cell>
          <table:table-cell table:formula="of:=AVERAGE([.E272:.E279])" office:value-type="float" office:value="151.375" calcext:value-type="float">
            <text:p>151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1209651" calcext:value-type="float">
            <text:p>1209651</text:p>
          </table:table-cell>
          <table:table-cell office:value-type="float" office:value="35052" calcext:value-type="float">
            <text:p>35052</text:p>
          </table:table-cell>
          <table:table-cell table:formula="of:=[.B280]-[.B279]" office:value-type="float" office:value="124905" calcext:value-type="float">
            <text:p>124,905</text:p>
          </table:table-cell>
          <table:table-cell table:formula="of:=[.C280]-[.C279]" office:value-type="float" office:value="516" calcext:value-type="float">
            <text:p>516</text:p>
          </table:table-cell>
          <table:table-cell table:formula="of:=AVERAGE([.D266:.D280])" office:value-type="float" office:value="31814.4666666667" calcext:value-type="float">
            <text:p>31,814</text:p>
          </table:table-cell>
          <table:table-cell table:formula="of:=AVERAGE([.E266:.E280])" office:value-type="float" office:value="163.4" calcext:value-type="float">
            <text:p>163</text:p>
          </table:table-cell>
          <table:table-cell table:formula="of:=AVERAGE([.E273:.E280])" office:value-type="float" office:value="215.875" calcext:value-type="float">
            <text:p>216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244242" calcext:value-type="float">
            <text:p>1244242</text:p>
          </table:table-cell>
          <table:table-cell office:value-type="float" office:value="35582" calcext:value-type="float">
            <text:p>35582</text:p>
          </table:table-cell>
          <table:table-cell table:formula="of:=[.B281]-[.B280]" office:value-type="float" office:value="34591" calcext:value-type="float">
            <text:p>34,591</text:p>
          </table:table-cell>
          <table:table-cell table:formula="of:=[.C281]-[.C280]" office:value-type="float" office:value="530" calcext:value-type="float">
            <text:p>530</text:p>
          </table:table-cell>
          <table:table-cell table:formula="of:=AVERAGE([.D267:.D281])" office:value-type="float" office:value="31209.6666666667" calcext:value-type="float">
            <text:p>31,210</text:p>
          </table:table-cell>
          <table:table-cell table:formula="of:=AVERAGE([.E267:.E281])" office:value-type="float" office:value="191.933333333333" calcext:value-type="float">
            <text:p>192</text:p>
          </table:table-cell>
          <table:table-cell table:formula="of:=AVERAGE([.E274:.E281])" office:value-type="float" office:value="241.875" calcext:value-type="float">
            <text:p>242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1280215" calcext:value-type="float">
            <text:p>1280215</text:p>
          </table:table-cell>
          <table:table-cell office:value-type="float" office:value="35823" calcext:value-type="float">
            <text:p>35823</text:p>
          </table:table-cell>
          <table:table-cell table:formula="of:=[.B282]-[.B281]" office:value-type="float" office:value="35973" calcext:value-type="float">
            <text:p>35,973</text:p>
          </table:table-cell>
          <table:table-cell table:formula="of:=[.C282]-[.C281]" office:value-type="float" office:value="241" calcext:value-type="float">
            <text:p>241</text:p>
          </table:table-cell>
          <table:table-cell table:formula="of:=AVERAGE([.D268:.D282])" office:value-type="float" office:value="32130.5333333333" calcext:value-type="float">
            <text:p>32,131</text:p>
          </table:table-cell>
          <table:table-cell table:formula="of:=AVERAGE([.E268:.E282])" office:value-type="float" office:value="189.4" calcext:value-type="float">
            <text:p>189</text:p>
          </table:table-cell>
          <table:table-cell table:formula="of:=AVERAGE([.E275:.E282])" office:value-type="float" office:value="236.875" calcext:value-type="float">
            <text:p>237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1327852" calcext:value-type="float">
            <text:p>1327852</text:p>
          </table:table-cell>
          <table:table-cell office:value-type="float" office:value="36058" calcext:value-type="float">
            <text:p>36058</text:p>
          </table:table-cell>
          <table:table-cell table:formula="of:=[.B283]-[.B282]" office:value-type="float" office:value="47637" calcext:value-type="float">
            <text:p>47,637</text:p>
          </table:table-cell>
          <table:table-cell table:formula="of:=[.C283]-[.C282]" office:value-type="float" office:value="235" calcext:value-type="float">
            <text:p>235</text:p>
          </table:table-cell>
          <table:table-cell table:formula="of:=AVERAGE([.D269:.D283])" office:value-type="float" office:value="33831.7333333333" calcext:value-type="float">
            <text:p>33,832</text:p>
          </table:table-cell>
          <table:table-cell table:formula="of:=AVERAGE([.E269:.E283])" office:value-type="float" office:value="200" calcext:value-type="float">
            <text:p>200</text:p>
          </table:table-cell>
          <table:table-cell table:formula="of:=AVERAGE([.E276:.E283])" office:value-type="float" office:value="247.875" calcext:value-type="float">
            <text:p>248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1377347" calcext:value-type="float">
            <text:p>1377347</text:p>
          </table:table-cell>
          <table:table-cell office:value-type="float" office:value="36605" calcext:value-type="float">
            <text:p>36605</text:p>
          </table:table-cell>
          <table:table-cell table:formula="of:=[.B284]-[.B283]" office:value-type="float" office:value="49495" calcext:value-type="float">
            <text:p>49,495</text:p>
          </table:table-cell>
          <table:table-cell table:formula="of:=[.C284]-[.C283]" office:value-type="float" office:value="547" calcext:value-type="float">
            <text:p>547</text:p>
          </table:table-cell>
          <table:table-cell table:formula="of:=AVERAGE([.D270:.D284])" office:value-type="float" office:value="35090" calcext:value-type="float">
            <text:p>35,090</text:p>
          </table:table-cell>
          <table:table-cell table:formula="of:=AVERAGE([.E270:.E284])" office:value-type="float" office:value="230.6" calcext:value-type="float">
            <text:p>231</text:p>
          </table:table-cell>
          <table:table-cell table:formula="of:=AVERAGE([.E277:.E284])" office:value-type="float" office:value="296" calcext:value-type="float">
            <text:p>296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1412709" calcext:value-type="float">
            <text:p>1412709</text:p>
          </table:table-cell>
          <table:table-cell office:value-type="float" office:value="36826" calcext:value-type="float">
            <text:p>36826</text:p>
          </table:table-cell>
          <table:table-cell table:formula="of:=[.B285]-[.B284]" office:value-type="float" office:value="35362" calcext:value-type="float">
            <text:p>35,362</text:p>
          </table:table-cell>
          <table:table-cell table:formula="of:=[.C285]-[.C284]" office:value-type="float" office:value="221" calcext:value-type="float">
            <text:p>221</text:p>
          </table:table-cell>
          <table:table-cell table:formula="of:=AVERAGE([.D271:.D285])" office:value-type="float" office:value="35757.8" calcext:value-type="float">
            <text:p>35,758</text:p>
          </table:table-cell>
          <table:table-cell table:formula="of:=AVERAGE([.E271:.E285])" office:value-type="float" office:value="233.4" calcext:value-type="float">
            <text:p>233</text:p>
          </table:table-cell>
          <table:table-cell table:formula="of:=AVERAGE([.E278:.E285])" office:value-type="float" office:value="286.25" calcext:value-type="float">
            <text:p>286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1458999" calcext:value-type="float">
            <text:p>1458999</text:p>
          </table:table-cell>
          <table:table-cell office:value-type="float" office:value="37057" calcext:value-type="float">
            <text:p>37057</text:p>
          </table:table-cell>
          <table:table-cell table:formula="of:=[.B286]-[.B285]" office:value-type="float" office:value="46290" calcext:value-type="float">
            <text:p>46,290</text:p>
          </table:table-cell>
          <table:table-cell table:formula="of:=[.C286]-[.C285]" office:value-type="float" office:value="231" calcext:value-type="float">
            <text:p>231</text:p>
          </table:table-cell>
          <table:table-cell table:formula="of:=AVERAGE([.D272:.D286])" office:value-type="float" office:value="38843.8" calcext:value-type="float">
            <text:p>38,844</text:p>
          </table:table-cell>
          <table:table-cell table:formula="of:=AVERAGE([.E272:.E286])" office:value-type="float" office:value="248.8" calcext:value-type="float">
            <text:p>249</text:p>
          </table:table-cell>
          <table:table-cell table:formula="of:=AVERAGE([.E279:.E286])" office:value-type="float" office:value="315.125" calcext:value-type="float">
            <text:p>315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1512541" calcext:value-type="float">
            <text:p>1512541</text:p>
          </table:table-cell>
          <table:table-cell office:value-type="float" office:value="37485" calcext:value-type="float">
            <text:p>37485</text:p>
          </table:table-cell>
          <table:table-cell table:formula="of:=[.B287]-[.B286]" office:value-type="float" office:value="53542" calcext:value-type="float">
            <text:p>53,542</text:p>
          </table:table-cell>
          <table:table-cell table:formula="of:=[.C287]-[.C286]" office:value-type="float" office:value="428" calcext:value-type="float">
            <text:p>428</text:p>
          </table:table-cell>
          <table:table-cell table:formula="of:=AVERAGE([.D273:.D287])" office:value-type="float" office:value="42413.2666666667" calcext:value-type="float">
            <text:p>42,413</text:p>
          </table:table-cell>
          <table:table-cell table:formula="of:=AVERAGE([.E273:.E287])" office:value-type="float" office:value="277.333333333333" calcext:value-type="float">
            <text:p>277</text:p>
          </table:table-cell>
          <table:table-cell table:formula="of:=AVERAGE([.E280:.E287])" office:value-type="float" office:value="368.625" calcext:value-type="float">
            <text:p>369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1549174" calcext:value-type="float">
            <text:p>1549174</text:p>
          </table:table-cell>
          <table:table-cell office:value-type="float" office:value="37915" calcext:value-type="float">
            <text:p>37915</text:p>
          </table:table-cell>
          <table:table-cell table:formula="of:=[.B288]-[.B287]" office:value-type="float" office:value="36633" calcext:value-type="float">
            <text:p>36,633</text:p>
          </table:table-cell>
          <table:table-cell table:formula="of:=[.C288]-[.C287]" office:value-type="float" office:value="430" calcext:value-type="float">
            <text:p>430</text:p>
          </table:table-cell>
          <table:table-cell table:formula="of:=AVERAGE([.D274:.D288])" office:value-type="float" office:value="39771.6" calcext:value-type="float">
            <text:p>39,772</text:p>
          </table:table-cell>
          <table:table-cell table:formula="of:=AVERAGE([.E274:.E288])" office:value-type="float" office:value="284.533333333333" calcext:value-type="float">
            <text:p>285</text:p>
          </table:table-cell>
          <table:table-cell table:formula="of:=AVERAGE([.E281:.E288])" office:value-type="float" office:value="357.875" calcext:value-type="float">
            <text:p>358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1591152" calcext:value-type="float">
            <text:p>1591152</text:p>
          </table:table-cell>
          <table:table-cell office:value-type="float" office:value="38728" calcext:value-type="float">
            <text:p>38728</text:p>
          </table:table-cell>
          <table:table-cell table:formula="of:=[.B289]-[.B288]" office:value-type="float" office:value="41978" calcext:value-type="float">
            <text:p>41,978</text:p>
          </table:table-cell>
          <table:table-cell table:formula="of:=[.C289]-[.C288]" office:value-type="float" office:value="813" calcext:value-type="float">
            <text:p>813</text:p>
          </table:table-cell>
          <table:table-cell table:formula="of:=AVERAGE([.D275:.D289])" office:value-type="float" office:value="41191.8" calcext:value-type="float">
            <text:p>41,192</text:p>
          </table:table-cell>
          <table:table-cell table:formula="of:=AVERAGE([.E275:.E289])" office:value-type="float" office:value="320" calcext:value-type="float">
            <text:p>320</text:p>
          </table:table-cell>
          <table:table-cell table:formula="of:=AVERAGE([.E282:.E289])" office:value-type="float" office:value="393.25" calcext:value-type="float">
            <text:p>3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1648989" calcext:value-type="float">
            <text:p>1648989</text:p>
          </table:table-cell>
          <table:table-cell office:value-type="float" office:value="39088" calcext:value-type="float">
            <text:p>39088</text:p>
          </table:table-cell>
          <table:table-cell table:formula="of:=[.B290]-[.B289]" office:value-type="float" office:value="57837" calcext:value-type="float">
            <text:p>57,837</text:p>
          </table:table-cell>
          <table:table-cell table:formula="of:=[.C290]-[.C289]" office:value-type="float" office:value="360" calcext:value-type="float">
            <text:p>360</text:p>
          </table:table-cell>
          <table:table-cell table:formula="of:=AVERAGE([.D276:.D290])" office:value-type="float" office:value="43241.3333333333" calcext:value-type="float">
            <text:p>43,241</text:p>
          </table:table-cell>
          <table:table-cell table:formula="of:=AVERAGE([.E276:.E290])" office:value-type="float" office:value="334.2" calcext:value-type="float">
            <text:p>334</text:p>
          </table:table-cell>
          <table:table-cell table:formula="of:=AVERAGE([.E283:.E290])" office:value-type="float" office:value="408.125" calcext:value-type="float">
            <text:p>408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709716" calcext:value-type="float">
            <text:p>1709716</text:p>
          </table:table-cell>
          <table:table-cell office:value-type="float" office:value="39916" calcext:value-type="float">
            <text:p>39916</text:p>
          </table:table-cell>
          <table:table-cell table:formula="of:=[.B291]-[.B290]" office:value-type="float" office:value="60727" calcext:value-type="float">
            <text:p>60,727</text:p>
          </table:table-cell>
          <table:table-cell table:formula="of:=[.C291]-[.C290]" office:value-type="float" office:value="828" calcext:value-type="float">
            <text:p>828</text:p>
          </table:table-cell>
          <table:table-cell table:formula="of:=AVERAGE([.D277:.D291])" office:value-type="float" office:value="44515" calcext:value-type="float">
            <text:p>44,515</text:p>
          </table:table-cell>
          <table:table-cell table:formula="of:=AVERAGE([.E277:.E291])" office:value-type="float" office:value="378.6" calcext:value-type="float">
            <text:p>379</text:p>
          </table:table-cell>
          <table:table-cell table:formula="of:=AVERAGE([.E284:.E291])" office:value-type="float" office:value="482.25" calcext:value-type="float">
            <text:p>482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1709773" calcext:value-type="float">
            <text:p>1709773</text:p>
          </table:table-cell>
          <table:table-cell office:value-type="float" office:value="40220" calcext:value-type="float">
            <text:p>40220</text:p>
          </table:table-cell>
          <table:table-cell table:formula="of:=[.B292]-[.B291]" office:value-type="float" office:value="57" calcext:value-type="float">
            <text:p>57</text:p>
          </table:table-cell>
          <table:table-cell table:formula="of:=[.C292]-[.C291]" office:value-type="float" office:value="304" calcext:value-type="float">
            <text:p>304</text:p>
          </table:table-cell>
          <table:table-cell table:formula="of:=AVERAGE([.D278:.D292])" office:value-type="float" office:value="41674.2666666667" calcext:value-type="float">
            <text:p>41,674</text:p>
          </table:table-cell>
          <table:table-cell table:formula="of:=AVERAGE([.E278:.E292])" office:value-type="float" office:value="378.933333333333" calcext:value-type="float">
            <text:p>379</text:p>
          </table:table-cell>
          <table:table-cell table:formula="of:=AVERAGE([.E285:.E292])" office:value-type="float" office:value="451.875" calcext:value-type="float">
            <text:p>452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1835187" calcext:value-type="float">
            <text:p>1835187</text:p>
          </table:table-cell>
          <table:table-cell office:value-type="float" office:value="40490" calcext:value-type="float">
            <text:p>40490</text:p>
          </table:table-cell>
          <table:table-cell table:formula="of:=[.B293]-[.B292]" office:value-type="float" office:value="125414" calcext:value-type="float">
            <text:p>125,414</text:p>
          </table:table-cell>
          <table:table-cell table:formula="of:=[.C293]-[.C292]" office:value-type="float" office:value="270" calcext:value-type="float">
            <text:p>270</text:p>
          </table:table-cell>
          <table:table-cell table:formula="of:=AVERAGE([.D279:.D293])" office:value-type="float" office:value="50033.5333333333" calcext:value-type="float">
            <text:p>50,034</text:p>
          </table:table-cell>
          <table:table-cell table:formula="of:=AVERAGE([.E279:.E293])" office:value-type="float" office:value="396.933333333333" calcext:value-type="float">
            <text:p>397</text:p>
          </table:table-cell>
          <table:table-cell table:formula="of:=AVERAGE([.E286:.E293])"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1856027" calcext:value-type="float">
            <text:p>1856027</text:p>
          </table:table-cell>
          <table:table-cell office:value-type="float" office:value="41048" calcext:value-type="float">
            <text:p>41048</text:p>
          </table:table-cell>
          <table:table-cell table:formula="of:=[.B294]-[.B293]" office:value-type="float" office:value="20840" calcext:value-type="float">
            <text:p>20,840</text:p>
          </table:table-cell>
          <table:table-cell table:formula="of:=[.C294]-[.C293]" office:value-type="float" office:value="558" calcext:value-type="float">
            <text:p>558</text:p>
          </table:table-cell>
          <table:table-cell table:formula="of:=AVERAGE([.D280:.D294])" office:value-type="float" office:value="51418.7333333333" calcext:value-type="float">
            <text:p>51,419</text:p>
          </table:table-cell>
          <table:table-cell table:formula="of:=AVERAGE([.E280:.E294])" office:value-type="float" office:value="434.133333333333" calcext:value-type="float">
            <text:p>434</text:p>
          </table:table-cell>
          <table:table-cell table:formula="of:=AVERAGE([.E287:.E294])" office:value-type="float" office:value="498.875" calcext:value-type="float">
            <text:p>499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878498" calcext:value-type="float">
            <text:p>1878498</text:p>
          </table:table-cell>
          <table:table-cell office:value-type="float" office:value="42271" calcext:value-type="float">
            <text:p>42271</text:p>
          </table:table-cell>
          <table:table-cell table:formula="of:=[.B295]-[.B294]" office:value-type="float" office:value="22471" calcext:value-type="float">
            <text:p>22,471</text:p>
          </table:table-cell>
          <table:table-cell table:formula="of:=[.C295]-[.C294]" office:value-type="float" office:value="1223" calcext:value-type="float">
            <text:p>1,223</text:p>
          </table:table-cell>
          <table:table-cell table:formula="of:=AVERAGE([.D281:.D295])" office:value-type="float" office:value="44589.8" calcext:value-type="float">
            <text:p>44,590</text:p>
          </table:table-cell>
          <table:table-cell table:formula="of:=AVERAGE([.E281:.E295])" office:value-type="float" office:value="481.266666666667" calcext:value-type="float">
            <text:p>481</text:p>
          </table:table-cell>
          <table:table-cell table:formula="of:=AVERAGE([.E288:.E295])" office:value-type="float" office:value="598.25" calcext:value-type="float">
            <text:p>598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914722" calcext:value-type="float">
            <text:p>1914722</text:p>
          </table:table-cell>
          <table:table-cell office:value-type="float" office:value="42599" calcext:value-type="float">
            <text:p>42599</text:p>
          </table:table-cell>
          <table:table-cell table:formula="of:=[.B296]-[.B295]" office:value-type="float" office:value="36224" calcext:value-type="float">
            <text:p>36,224</text:p>
          </table:table-cell>
          <table:table-cell table:formula="of:=[.C296]-[.C295]" office:value-type="float" office:value="328" calcext:value-type="float">
            <text:p>328</text:p>
          </table:table-cell>
          <table:table-cell table:formula="of:=AVERAGE([.D282:.D296])" office:value-type="float" office:value="44698.6666666667" calcext:value-type="float">
            <text:p>44,699</text:p>
          </table:table-cell>
          <table:table-cell table:formula="of:=AVERAGE([.E282:.E296])" office:value-type="float" office:value="467.8" calcext:value-type="float">
            <text:p>468</text:p>
          </table:table-cell>
          <table:table-cell table:formula="of:=AVERAGE([.E289:.E296])" office:value-type="float" office:value="585.5" calcext:value-type="float">
            <text:p>586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948134" calcext:value-type="float">
            <text:p>1948134</text:p>
          </table:table-cell>
          <table:table-cell office:value-type="float" office:value="43024" calcext:value-type="float">
            <text:p>43024</text:p>
          </table:table-cell>
          <table:table-cell table:formula="of:=[.B297]-[.B296]" office:value-type="float" office:value="33412" calcext:value-type="float">
            <text:p>33,412</text:p>
          </table:table-cell>
          <table:table-cell table:formula="of:=[.C297]-[.C296]" office:value-type="float" office:value="425" calcext:value-type="float">
            <text:p>425</text:p>
          </table:table-cell>
          <table:table-cell table:formula="of:=AVERAGE([.D283:.D297])" office:value-type="float" office:value="44527.9333333333" calcext:value-type="float">
            <text:p>44,528</text:p>
          </table:table-cell>
          <table:table-cell table:formula="of:=AVERAGE([.E283:.E297])" office:value-type="float" office:value="480.066666666667" calcext:value-type="float">
            <text:p>480</text:p>
          </table:table-cell>
          <table:table-cell table:formula="of:=AVERAGE([.E290:.E297])"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972149" calcext:value-type="float">
            <text:p>1972149</text:p>
          </table:table-cell>
          <table:table-cell office:value-type="float" office:value="43957" calcext:value-type="float">
            <text:p>43957</text:p>
          </table:table-cell>
          <table:table-cell table:formula="of:=[.B298]-[.B297]" office:value-type="float" office:value="24015" calcext:value-type="float">
            <text:p>24,015</text:p>
          </table:table-cell>
          <table:table-cell table:formula="of:=[.C298]-[.C297]" office:value-type="float" office:value="933" calcext:value-type="float">
            <text:p>933</text:p>
          </table:table-cell>
          <table:table-cell table:formula="of:=AVERAGE([.D284:.D298])" office:value-type="float" office:value="42953.1333333333" calcext:value-type="float">
            <text:p>42,953</text:p>
          </table:table-cell>
          <table:table-cell table:formula="of:=AVERAGE([.E284:.E298])" office:value-type="float" office:value="526.6" calcext:value-type="float">
            <text:p>527</text:p>
          </table:table-cell>
          <table:table-cell table:formula="of:=AVERAGE([.E291:.E298])" office:value-type="float" office:value="608.625" calcext:value-type="float">
            <text:p>609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2004244" calcext:value-type="float">
            <text:p>2004244</text:p>
          </table:table-cell>
          <table:table-cell office:value-type="float" office:value="44311" calcext:value-type="float">
            <text:p>44311</text:p>
          </table:table-cell>
          <table:table-cell table:formula="of:=[.B299]-[.B298]" office:value-type="float" office:value="32095" calcext:value-type="float">
            <text:p>32,095</text:p>
          </table:table-cell>
          <table:table-cell table:formula="of:=[.C299]-[.C298]" office:value-type="float" office:value="354" calcext:value-type="float">
            <text:p>354</text:p>
          </table:table-cell>
          <table:table-cell table:formula="of:=AVERAGE([.D285:.D299])" office:value-type="float" office:value="41793.1333333333" calcext:value-type="float">
            <text:p>41,793</text:p>
          </table:table-cell>
          <table:table-cell table:formula="of:=AVERAGE([.E285:.E299])" office:value-type="float" office:value="513.733333333333" calcext:value-type="float">
            <text:p>514</text:p>
          </table:table-cell>
          <table:table-cell table:formula="of:=AVERAGE([.E292:.E299])" office:value-type="float" office:value="549.375" calcext:value-type="float">
            <text:p>549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2031472" calcext:value-type="float">
            <text:p>2031472</text:p>
          </table:table-cell>
          <table:table-cell office:value-type="float" office:value="44613" calcext:value-type="float">
            <text:p>44613</text:p>
          </table:table-cell>
          <table:table-cell table:formula="of:=[.B300]-[.B299]" office:value-type="float" office:value="27228" calcext:value-type="float">
            <text:p>27,228</text:p>
          </table:table-cell>
          <table:table-cell table:formula="of:=[.C300]-[.C299]" office:value-type="float" office:value="302" calcext:value-type="float">
            <text:p>302</text:p>
          </table:table-cell>
          <table:table-cell table:formula="of:=AVERAGE([.D286:.D300])" office:value-type="float" office:value="41250.8666666667" calcext:value-type="float">
            <text:p>41,251</text:p>
          </table:table-cell>
          <table:table-cell table:formula="of:=AVERAGE([.E286:.E300])" office:value-type="float" office:value="519.133333333333" calcext:value-type="float">
            <text:p>519</text:p>
          </table:table-cell>
          <table:table-cell table:formula="of:=AVERAGE([.E293:.E300])" office:value-type="float" office:value="549.125" calcext:value-type="float">
            <text:p>549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2041293" calcext:value-type="float">
            <text:p>2041293</text:p>
          </table:table-cell>
          <table:table-cell office:value-type="float" office:value="45122" calcext:value-type="float">
            <text:p>45122</text:p>
          </table:table-cell>
          <table:table-cell table:formula="of:=[.B301]-[.B300]" office:value-type="float" office:value="9821" calcext:value-type="float">
            <text:p>9,821</text:p>
          </table:table-cell>
          <table:table-cell table:formula="of:=[.C301]-[.C300]" office:value-type="float" office:value="509" calcext:value-type="float">
            <text:p>509</text:p>
          </table:table-cell>
          <table:table-cell table:formula="of:=AVERAGE([.D287:.D301])" office:value-type="float" office:value="38819.6" calcext:value-type="float">
            <text:p>38,820</text:p>
          </table:table-cell>
          <table:table-cell table:formula="of:=AVERAGE([.E287:.E301])" office:value-type="float" office:value="537.666666666667" calcext:value-type="float">
            <text:p>538</text:p>
          </table:table-cell>
          <table:table-cell table:formula="of:=AVERAGE([.E294:.E301])"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2087183" calcext:value-type="float">
            <text:p>2087183</text:p>
          </table:table-cell>
          <table:table-cell office:value-type="float" office:value="46346" calcext:value-type="float">
            <text:p>46346</text:p>
          </table:table-cell>
          <table:table-cell table:formula="of:=[.B302]-[.B301]" office:value-type="float" office:value="45890" calcext:value-type="float">
            <text:p>45,890</text:p>
          </table:table-cell>
          <table:table-cell table:formula="of:=[.C302]-[.C301]" office:value-type="float" office:value="1224" calcext:value-type="float">
            <text:p>1,224</text:p>
          </table:table-cell>
          <table:table-cell table:formula="of:=AVERAGE([.D288:.D302])" office:value-type="float" office:value="38309.4666666667" calcext:value-type="float">
            <text:p>38,309</text:p>
          </table:table-cell>
          <table:table-cell table:formula="of:=AVERAGE([.E288:.E302])" office:value-type="float" office:value="590.733333333333" calcext:value-type="float">
            <text:p>591</text:p>
          </table:table-cell>
          <table:table-cell table:formula="of:=AVERAGE([.E295:.E302])" office:value-type="float" office:value="662.25" calcext:value-type="float">
            <text:p>662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115717" calcext:value-type="float">
            <text:p>2115717</text:p>
          </table:table-cell>
          <table:table-cell office:value-type="float" office:value="46772" calcext:value-type="float">
            <text:p>46772</text:p>
          </table:table-cell>
          <table:table-cell table:formula="of:=[.B303]-[.B302]" office:value-type="float" office:value="28534" calcext:value-type="float">
            <text:p>28,534</text:p>
          </table:table-cell>
          <table:table-cell table:formula="of:=[.C303]-[.C302]" office:value-type="float" office:value="426" calcext:value-type="float">
            <text:p>426</text:p>
          </table:table-cell>
          <table:table-cell table:formula="of:=AVERAGE([.D289:.D303])" office:value-type="float" office:value="37769.5333333333" calcext:value-type="float">
            <text:p>37,770</text:p>
          </table:table-cell>
          <table:table-cell table:formula="of:=AVERAGE([.E289:.E303])" office:value-type="float" office:value="590.466666666667" calcext:value-type="float">
            <text:p>590</text:p>
          </table:table-cell>
          <table:table-cell table:formula="of:=AVERAGE([.E296:.E303])" office:value-type="float" office:value="562.625" calcext:value-type="float">
            <text:p>563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2137096" calcext:value-type="float">
            <text:p>2137096</text:p>
          </table:table-cell>
          <table:table-cell office:value-type="float" office:value="47201" calcext:value-type="float">
            <text:p>47201</text:p>
          </table:table-cell>
          <table:table-cell table:formula="of:=[.B304]-[.B303]" office:value-type="float" office:value="21379" calcext:value-type="float">
            <text:p>21,379</text:p>
          </table:table-cell>
          <table:table-cell table:formula="of:=[.C304]-[.C303]" office:value-type="float" office:value="429" calcext:value-type="float">
            <text:p>429</text:p>
          </table:table-cell>
          <table:table-cell table:formula="of:=AVERAGE([.D290:.D304])" office:value-type="float" office:value="36396.2666666667" calcext:value-type="float">
            <text:p>36,396</text:p>
          </table:table-cell>
          <table:table-cell table:formula="of:=AVERAGE([.E290:.E304])" office:value-type="float" office:value="564.866666666667" calcext:value-type="float">
            <text:p>565</text:p>
          </table:table-cell>
          <table:table-cell table:formula="of:=AVERAGE([.E297:.E304])" office:value-type="float" office:value="575.25" calcext:value-type="float">
            <text:p>575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2160343" calcext:value-type="float">
            <text:p>2160343</text:p>
          </table:table-cell>
          <table:table-cell office:value-type="float" office:value="48341" calcext:value-type="float">
            <text:p>48341</text:p>
          </table:table-cell>
          <table:table-cell table:formula="of:=[.B305]-[.B304]" office:value-type="float" office:value="23247" calcext:value-type="float">
            <text:p>23,247</text:p>
          </table:table-cell>
          <table:table-cell table:formula="of:=[.C305]-[.C304]" office:value-type="float" office:value="1140" calcext:value-type="float">
            <text:p>1,140</text:p>
          </table:table-cell>
          <table:table-cell table:formula="of:=AVERAGE([.D291:.D305])" office:value-type="float" office:value="34090.2666666667" calcext:value-type="float">
            <text:p>34,090</text:p>
          </table:table-cell>
          <table:table-cell table:formula="of:=AVERAGE([.E291:.E305])" office:value-type="float" office:value="616.866666666667" calcext:value-type="float">
            <text:p>617</text:p>
          </table:table-cell>
          <table:table-cell table:formula="of:=AVERAGE([.E298:.E305])" office:value-type="float" office:value="664.625" calcext:value-type="float">
            <text:p>665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2178023" calcext:value-type="float">
            <text:p>2178023</text:p>
          </table:table-cell>
          <table:table-cell office:value-type="float" office:value="48593" calcext:value-type="float">
            <text:p>48593</text:p>
          </table:table-cell>
          <table:table-cell table:formula="of:=[.B306]-[.B305]" office:value-type="float" office:value="17680" calcext:value-type="float">
            <text:p>17,680</text:p>
          </table:table-cell>
          <table:table-cell table:formula="of:=[.C306]-[.C305]" office:value-type="float" office:value="252" calcext:value-type="float">
            <text:p>252</text:p>
          </table:table-cell>
          <table:table-cell table:formula="of:=AVERAGE([.D292:.D306])" office:value-type="float" office:value="31220.4666666667" calcext:value-type="float">
            <text:p>31,220</text:p>
          </table:table-cell>
          <table:table-cell table:formula="of:=AVERAGE([.E292:.E306])" office:value-type="float" office:value="578.466666666667" calcext:value-type="float">
            <text:p>578</text:p>
          </table:table-cell>
          <table:table-cell table:formula="of:=AVERAGE([.E299:.E306])" office:value-type="float" office:value="579.5" calcext:value-type="float">
            <text:p>580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2191180" calcext:value-type="float">
            <text:p>2191180</text:p>
          </table:table-cell>
          <table:table-cell office:value-type="float" office:value="48807" calcext:value-type="float">
            <text:p>48807</text:p>
          </table:table-cell>
          <table:table-cell table:formula="of:=[.B307]-[.B306]" office:value-type="float" office:value="13157" calcext:value-type="float">
            <text:p>13,157</text:p>
          </table:table-cell>
          <table:table-cell table:formula="of:=[.C307]-[.C306]" office:value-type="float" office:value="214" calcext:value-type="float">
            <text:p>214</text:p>
          </table:table-cell>
          <table:table-cell table:formula="of:=AVERAGE([.D293:.D307])" office:value-type="float" office:value="32093.8" calcext:value-type="float">
            <text:p>32,094</text:p>
          </table:table-cell>
          <table:table-cell table:formula="of:=AVERAGE([.E293:.E307])" office:value-type="float" office:value="572.466666666667" calcext:value-type="float">
            <text:p>572</text:p>
          </table:table-cell>
          <table:table-cell table:formula="of:=AVERAGE([.E300:.E307])"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195940" calcext:value-type="float">
            <text:p>2195940</text:p>
          </table:table-cell>
          <table:table-cell office:value-type="float" office:value="49312" calcext:value-type="float">
            <text:p>49312</text:p>
          </table:table-cell>
          <table:table-cell table:formula="of:=[.B308]-[.B307]" office:value-type="float" office:value="4760" calcext:value-type="float">
            <text:p>4,760</text:p>
          </table:table-cell>
          <table:table-cell table:formula="of:=[.C308]-[.C307]" office:value-type="float" office:value="505" calcext:value-type="float">
            <text:p>505</text:p>
          </table:table-cell>
          <table:table-cell table:formula="of:=AVERAGE([.D294:.D308])" office:value-type="float" office:value="24050.2" calcext:value-type="float">
            <text:p>24,050</text:p>
          </table:table-cell>
          <table:table-cell table:formula="of:=AVERAGE([.E294:.E308])" office:value-type="float" office:value="588.133333333333" calcext:value-type="float">
            <text:p>588</text:p>
          </table:table-cell>
          <table:table-cell table:formula="of:=AVERAGE([.E301:.E308])" office:value-type="float" office:value="587.375" calcext:value-type="float">
            <text:p>587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2206126" calcext:value-type="float">
            <text:p>2206126</text:p>
          </table:table-cell>
          <table:table-cell office:value-type="float" office:value="50324" calcext:value-type="float">
            <text:p>50324</text:p>
          </table:table-cell>
          <table:table-cell table:formula="of:=[.B309]-[.B308]" office:value-type="float" office:value="10186" calcext:value-type="float">
            <text:p>10,186</text:p>
          </table:table-cell>
          <table:table-cell table:formula="of:=[.C309]-[.C308]" office:value-type="float" office:value="1012" calcext:value-type="float">
            <text:p>1,012</text:p>
          </table:table-cell>
          <table:table-cell table:formula="of:=AVERAGE([.D295:.D309])" office:value-type="float" office:value="23339.9333333333" calcext:value-type="float">
            <text:p>23,340</text:p>
          </table:table-cell>
          <table:table-cell table:formula="of:=AVERAGE([.E295:.E309])" office:value-type="float" office:value="618.4" calcext:value-type="float">
            <text:p>618</text:p>
          </table:table-cell>
          <table:table-cell table:formula="of:=AVERAGE([.E302:.E309])" office:value-type="float" office:value="650.25" calcext:value-type="float">
            <text:p>650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221874" calcext:value-type="float">
            <text:p>2221874</text:p>
          </table:table-cell>
          <table:table-cell office:value-type="float" office:value="50700" calcext:value-type="float">
            <text:p>50700</text:p>
          </table:table-cell>
          <table:table-cell table:formula="of:=[.B310]-[.B309]" office:value-type="float" office:value="15748" calcext:value-type="float">
            <text:p>15,748</text:p>
          </table:table-cell>
          <table:table-cell table:formula="of:=[.C310]-[.C309]" office:value-type="float" office:value="376" calcext:value-type="float">
            <text:p>376</text:p>
          </table:table-cell>
          <table:table-cell table:formula="of:=AVERAGE([.D296:.D310])" office:value-type="float" office:value="22891.7333333333" calcext:value-type="float">
            <text:p>22,892</text:p>
          </table:table-cell>
          <table:table-cell table:formula="of:=AVERAGE([.E296:.E310])" office:value-type="float" office:value="561.933333333333" calcext:value-type="float">
            <text:p>562</text:p>
          </table:table-cell>
          <table:table-cell table:formula="of:=AVERAGE([.E303:.E310])" office:value-type="float" office:value="544.25" calcext:value-type="float">
            <text:p>544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2235537" calcext:value-type="float">
            <text:p>2235537</text:p>
          </table:table-cell>
          <table:table-cell office:value-type="float" office:value="51041" calcext:value-type="float">
            <text:p>51041</text:p>
          </table:table-cell>
          <table:table-cell table:formula="of:=[.B311]-[.B310]" office:value-type="float" office:value="13663" calcext:value-type="float">
            <text:p>13,663</text:p>
          </table:table-cell>
          <table:table-cell table:formula="of:=[.C311]-[.C310]" office:value-type="float" office:value="341" calcext:value-type="float">
            <text:p>341</text:p>
          </table:table-cell>
          <table:table-cell table:formula="of:=AVERAGE([.D297:.D311])" office:value-type="float" office:value="21387.6666666667" calcext:value-type="float">
            <text:p>21,388</text:p>
          </table:table-cell>
          <table:table-cell table:formula="of:=AVERAGE([.E297:.E311])" office:value-type="float" office:value="562.8" calcext:value-type="float">
            <text:p>563</text:p>
          </table:table-cell>
          <table:table-cell table:formula="of:=AVERAGE([.E304:.E311])" office:value-type="float" office:value="533.625" calcext:value-type="float">
            <text:p>534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2248209" calcext:value-type="float">
            <text:p>2248209</text:p>
          </table:table-cell>
          <table:table-cell office:value-type="float" office:value="51999" calcext:value-type="float">
            <text:p>51999</text:p>
          </table:table-cell>
          <table:table-cell table:formula="of:=[.B312]-[.B311]" office:value-type="float" office:value="12672" calcext:value-type="float">
            <text:p>12,672</text:p>
          </table:table-cell>
          <table:table-cell table:formula="of:=[.C312]-[.C311]" office:value-type="float" office:value="958" calcext:value-type="float">
            <text:p>958</text:p>
          </table:table-cell>
          <table:table-cell table:formula="of:=AVERAGE([.D298:.D312])" office:value-type="float" office:value="20005" calcext:value-type="float">
            <text:p>20,005</text:p>
          </table:table-cell>
          <table:table-cell table:formula="of:=AVERAGE([.E298:.E312])" office:value-type="float" office:value="598.333333333333" calcext:value-type="float">
            <text:p>598</text:p>
          </table:table-cell>
          <table:table-cell table:formula="of:=AVERAGE([.E305:.E312])" office:value-type="float" office:value="599.75" calcext:value-type="float">
            <text:p>600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2260789" calcext:value-type="float">
            <text:p>2260789</text:p>
          </table:table-cell>
          <table:table-cell office:value-type="float" office:value="52212" calcext:value-type="float">
            <text:p>52212</text:p>
          </table:table-cell>
          <table:table-cell table:formula="of:=[.B313]-[.B312]" office:value-type="float" office:value="12580" calcext:value-type="float">
            <text:p>12,580</text:p>
          </table:table-cell>
          <table:table-cell table:formula="of:=[.C313]-[.C312]" office:value-type="float" office:value="213" calcext:value-type="float">
            <text:p>213</text:p>
          </table:table-cell>
          <table:table-cell table:formula="of:=AVERAGE([.D299:.D313])" office:value-type="float" office:value="19242.6666666667" calcext:value-type="float">
            <text:p>19,243</text:p>
          </table:table-cell>
          <table:table-cell table:formula="of:=AVERAGE([.E299:.E313])" office:value-type="float" office:value="550.333333333333" calcext:value-type="float">
            <text:p>550</text:p>
          </table:table-cell>
          <table:table-cell table:formula="of:=AVERAGE([.E306:.E313])" office:value-type="float" office:value="483.875" calcext:value-type="float">
            <text:p>484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2270573" calcext:value-type="float">
            <text:p>2270573</text:p>
          </table:table-cell>
          <table:table-cell office:value-type="float" office:value="52410" calcext:value-type="float">
            <text:p>52410</text:p>
          </table:table-cell>
          <table:table-cell table:formula="of:=[.B314]-[.B313]" office:value-type="float" office:value="9784" calcext:value-type="float">
            <text:p>9,784</text:p>
          </table:table-cell>
          <table:table-cell table:formula="of:=[.C314]-[.C313]" office:value-type="float" office:value="198" calcext:value-type="float">
            <text:p>198</text:p>
          </table:table-cell>
          <table:table-cell table:formula="of:=AVERAGE([.D300:.D314])" office:value-type="float" office:value="17755.2666666667" calcext:value-type="float">
            <text:p>17,755</text:p>
          </table:table-cell>
          <table:table-cell table:formula="of:=AVERAGE([.E300:.E314])" office:value-type="float" office:value="539.933333333333" calcext:value-type="float">
            <text:p>540</text:p>
          </table:table-cell>
          <table:table-cell table:formula="of:=AVERAGE([.E307:.E314])" office:value-type="float" office:value="477.125" calcext:value-type="float">
            <text:p>477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2275016" calcext:value-type="float">
            <text:p>2275016</text:p>
          </table:table-cell>
          <table:table-cell office:value-type="float" office:value="52819" calcext:value-type="float">
            <text:p>52819</text:p>
          </table:table-cell>
          <table:table-cell table:formula="of:=[.B315]-[.B314]" office:value-type="float" office:value="4443" calcext:value-type="float">
            <text:p>4,443</text:p>
          </table:table-cell>
          <table:table-cell table:formula="of:=[.C315]-[.C314]" office:value-type="float" office:value="409" calcext:value-type="float">
            <text:p>409</text:p>
          </table:table-cell>
          <table:table-cell table:formula="of:=AVERAGE([.D301:.D315])" office:value-type="float" office:value="16236.2666666667" calcext:value-type="float">
            <text:p>16,236</text:p>
          </table:table-cell>
          <table:table-cell table:formula="of:=AVERAGE([.E301:.E315])" office:value-type="float" office:value="547.066666666667" calcext:value-type="float">
            <text:p>547</text:p>
          </table:table-cell>
          <table:table-cell table:formula="of:=AVERAGE([.E308:.E315])" office:value-type="float" office:value="501.5" calcext:value-type="float">
            <text:p>502</text:p>
          </table:table-cell>
        </table:table-row>
      </table:table>
      <table:table table:name="Great Britain" table:style-name="ta1">
        <table:shapes>
          <draw:frame draw:z-index="0" draw:style-name="gr1" draw:text-style-name="P1" svg:width="6.298in" svg:height="3.5453in" svg:x="7.4583in" svg:y="0.2193in">
            <draw:object draw:notify-on-update-of-ranges="'Great Britain'.A2:'Great Britain'.A315 'Great Britain'.D1:'Great Britain'.D1 'Great Britain'.D2:'Great Britain'.D315 'Great Britain'.F1:'Great Britain'.F1 'Great Britain'.F2:'Great Britain'.F3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.298in" svg:height="3.5453in" svg:x="6.9594in" svg:y="4.9146in">
            <draw:object draw:notify-on-update-of-ranges="'Great Britain'.A2:'Great Britain'.A315 'Great Britain'.E1:'Great Britain'.E1 'Great Britain'.E2:'Great Britain'.E315 'Great Britain'.G1:'Great Britain'.G1 'Great Britain'.G2:'Great Britain'.G31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1" draw:text-style-name="P1" svg:width="6.298in" svg:height="3.5449in" svg:x="7.3063in" svg:y="9.5161in">
            <draw:object draw:notify-on-update-of-ranges="'Great Britain'.A2:'Great Britain'.A315 'Great Britain'.H1:'Great Britain'.H1 'Great Britain'.H2:'Great Britain'.H3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ce12"/>
        <table:table-column table:style-name="co1" table:number-columns-repeated="2" table:default-cell-style-name="ce3"/>
        <table:table-column table:style-name="co1" table:number-columns-repeated="5" table:default-cell-style-name="ce15"/>
        <table:table-row table:style-name="ro1"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confirmed</text:p>
          </table:table-cell>
          <table:table-cell table:style-name="ce16" office:value-type="string" calcext:value-type="string">
            <text:p>deaths</text:p>
          </table:table-cell>
          <table:table-cell table:style-name="Default" office:value-type="string" calcext:value-type="string">
            <text:p>Daily Cases</text:p>
          </table:table-cell>
          <table:table-cell table:style-name="Default" office:value-type="string" calcext:value-type="string">
            <text:p>Daily Deaths</text:p>
          </table:table-cell>
          <table:table-cell table:style-name="Default" office:value-type="string" calcext:value-type="string">
            <text:p>MA Cases</text:p>
          </table:table-cell>
          <table:table-cell table:style-name="Default" office:value-type="string" calcext:value-type="string">
            <text:p>MA Deaths</text:p>
          </table:table-cell>
          <table:table-cell table:style-name="Default" office:value-type="string" calcext:value-type="string">
            <text:p>7 Day Deaths</text:p>
          </table:table-cell>
        </table:table-row>
        <table:table-row table:style-name="ro1">
          <table:table-cell office:value-type="date" office:date-value="2020-01-22" calcext:value-type="date">
            <text:p>2020-01-2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5"/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7]-[.B6]" office:value-type="float" office:value="0" calcext:value-type="float">
            <text:p>0</text:p>
          </table:table-cell>
          <table:table-cell table:formula="of:=[.C7]-[.C6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8]-[.B7]"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style-name="Default" table:number-columns-repeated="3"/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C9]-[.C8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2:.E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C10]-[.C9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3:.E1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1]-[.B10]" office:value-type="float" office:value="2" calcext:value-type="float">
            <text:p>2</text:p>
          </table:table-cell>
          <table:table-cell table:formula="of:=[.C11]-[.C10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4:.E1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2]-[.B11]" office:value-type="float" office:value="0" calcext:value-type="float">
            <text:p>0</text:p>
          </table:table-cell>
          <table:table-cell table:formula="of:=[.C12]-[.C11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5:.E1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C13]-[.C12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6:.E1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4]-[.B13]" office:value-type="float" office:value="6" calcext:value-type="float">
            <text:p>6</text:p>
          </table:table-cell>
          <table:table-cell table:formula="of:=[.C14]-[.C13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7:.E1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C15]-[.C14]" office:value-type="float" office:value="0" calcext:value-type="float">
            <text:p>0</text:p>
          </table:table-cell>
          <table:table-cell table:style-name="Default" table:number-columns-repeated="2"/>
          <table:table-cell table:formula="of:=AVERAGE([.E8:.E1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6]-[.B15]" office:value-type="float" office:value="1" calcext:value-type="float">
            <text:p>1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AVERAGE([.D2:.D16])" office:value-type="float" office:value="0.642857142857143" calcext:value-type="float">
            <text:p>1</text:p>
          </table:table-cell>
          <table:table-cell table:formula="of:=AVERAGE([.E2:.E16])" office:value-type="float" office:value="0" calcext:value-type="float">
            <text:p>0</text:p>
          </table:table-cell>
          <table:table-cell table:formula="of:=AVERAGE([.E9:.E1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AVERAGE([.D3:.D17])" office:value-type="float" office:value="0.6" calcext:value-type="float">
            <text:p>1</text:p>
          </table:table-cell>
          <table:table-cell table:formula="of:=AVERAGE([.E3:.E17])" office:value-type="float" office:value="0" calcext:value-type="float">
            <text:p>0</text:p>
          </table:table-cell>
          <table:table-cell table:formula="of:=AVERAGE([.E10:.E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B18]-[.B17]" office:value-type="float" office:value="0" calcext:value-type="float">
            <text:p>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AVERAGE([.D4:.D18])" office:value-type="float" office:value="0.6" calcext:value-type="float">
            <text:p>1</text:p>
          </table:table-cell>
          <table:table-cell table:formula="of:=AVERAGE([.E4:.E18])" office:value-type="float" office:value="0" calcext:value-type="float">
            <text:p>0</text:p>
          </table:table-cell>
          <table:table-cell table:formula="of:=AVERAGE([.E11:.E1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B19]-[.B18]" office:value-type="float" office:value="4" calcext:value-type="float">
            <text:p>4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AVERAGE([.D5:.D19])" office:value-type="float" office:value="0.866666666666667" calcext:value-type="float">
            <text:p>1</text:p>
          </table:table-cell>
          <table:table-cell table:formula="of:=AVERAGE([.E5:.E19])" office:value-type="float" office:value="0" calcext:value-type="float">
            <text:p>0</text:p>
          </table:table-cell>
          <table:table-cell table:formula="of:=AVERAGE([.E12:.E1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20]-[.B19]" office:value-type="float" office:value="1" calcext:value-type="float">
            <text:p>1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AVERAGE([.D6:.D20])" office:value-type="float" office:value="0.933333333333333" calcext:value-type="float">
            <text:p>1</text:p>
          </table:table-cell>
          <table:table-cell table:formula="of:=AVERAGE([.E6:.E20])" office:value-type="float" office:value="0" calcext:value-type="float">
            <text:p>0</text:p>
          </table:table-cell>
          <table:table-cell table:formula="of:=AVERAGE([.E13:.E2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AVERAGE([.D7:.D21])" office:value-type="float" office:value="0.933333333333333" calcext:value-type="float">
            <text:p>1</text:p>
          </table:table-cell>
          <table:table-cell table:formula="of:=AVERAGE([.E7:.E21])" office:value-type="float" office:value="0" calcext:value-type="float">
            <text:p>0</text:p>
          </table:table-cell>
          <table:table-cell table:formula="of:=AVERAGE([.E14:.E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B22]-[.B21]" office:value-type="float" office:value="1" calcext:value-type="float">
            <text:p>1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AVERAGE([.D8:.D22])" office:value-type="float" office:value="1" calcext:value-type="float">
            <text:p>1</text:p>
          </table:table-cell>
          <table:table-cell table:formula="of:=AVERAGE([.E8:.E22])" office:value-type="float" office:value="0" calcext:value-type="float">
            <text:p>0</text:p>
          </table:table-cell>
          <table:table-cell table:formula="of:=AVERAGE([.E15:.E2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1" calcext:value-type="float">
            <text:p>1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AVERAGE([.D9:.D23])" office:value-type="float" office:value="1.06666666666667" calcext:value-type="float">
            <text:p>1</text:p>
          </table:table-cell>
          <table:table-cell table:formula="of:=AVERAGE([.E9:.E23])" office:value-type="float" office:value="0" calcext:value-type="float">
            <text:p>0</text:p>
          </table:table-cell>
          <table:table-cell table:formula="of:=AVERAGE([.E16:.E2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B24]-[.B23]" office:value-type="float" office:value="1" calcext:value-type="float">
            <text:p>1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AVERAGE([.D10:.D24])" office:value-type="float" office:value="1.13333333333333" calcext:value-type="float">
            <text:p>1</text:p>
          </table:table-cell>
          <table:table-cell table:formula="of:=AVERAGE([.E10:.E24])" office:value-type="float" office:value="0" calcext:value-type="float">
            <text:p>0</text:p>
          </table:table-cell>
          <table:table-cell table:formula="of:=AVERAGE([.E17:.E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25]-[.B24]" office:value-type="float" office:value="1" calcext:value-type="float">
            <text:p>1</text:p>
          </table:table-cell>
          <table:table-cell table:formula="of:=[.C25]-[.C24]" office:value-type="float" office:value="0" calcext:value-type="float">
            <text:p>0</text:p>
          </table:table-cell>
          <table:table-cell table:formula="of:=AVERAGE([.D11:.D25])" office:value-type="float" office:value="1.2" calcext:value-type="float">
            <text:p>1</text:p>
          </table:table-cell>
          <table:table-cell table:formula="of:=AVERAGE([.E11:.E25])" office:value-type="float" office:value="0" calcext:value-type="float">
            <text:p>0</text:p>
          </table:table-cell>
          <table:table-cell table:formula="of:=AVERAGE([.E18:.E2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26]-[.B25]" office:value-type="float" office:value="0" calcext:value-type="float">
            <text:p>0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AVERAGE([.D12:.D26])" office:value-type="float" office:value="1.06666666666667" calcext:value-type="float">
            <text:p>1</text:p>
          </table:table-cell>
          <table:table-cell table:formula="of:=AVERAGE([.E12:.E26])" office:value-type="float" office:value="0" calcext:value-type="float">
            <text:p>0</text:p>
          </table:table-cell>
          <table:table-cell table:formula="of:=AVERAGE([.E19:.E2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27]-[.B26]" office:value-type="float" office:value="0" calcext:value-type="float">
            <text:p>0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AVERAGE([.D13:.D27])" office:value-type="float" office:value="1.06666666666667" calcext:value-type="float">
            <text:p>1</text:p>
          </table:table-cell>
          <table:table-cell table:formula="of:=AVERAGE([.E13:.E27])" office:value-type="float" office:value="0" calcext:value-type="float">
            <text:p>0</text:p>
          </table:table-cell>
          <table:table-cell table:formula="of:=AVERAGE([.E20:.E2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B28]-[.B27]" office:value-type="float" office:value="1" calcext:value-type="float">
            <text:p>1</text:p>
          </table:table-cell>
          <table:table-cell table:formula="of:=[.C28]-[.C27]" office:value-type="float" office:value="0" calcext:value-type="float">
            <text:p>0</text:p>
          </table:table-cell>
          <table:table-cell table:formula="of:=AVERAGE([.D14:.D28])" office:value-type="float" office:value="1.13333333333333" calcext:value-type="float">
            <text:p>1</text:p>
          </table:table-cell>
          <table:table-cell table:formula="of:=AVERAGE([.E14:.E28])" office:value-type="float" office:value="0" calcext:value-type="float">
            <text:p>0</text:p>
          </table:table-cell>
          <table:table-cell table:formula="of:=AVERAGE([.E21:.E2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0" calcext:value-type="float">
            <text:p>0</text:p>
          </table:table-cell>
          <table:table-cell table:formula="of:=AVERAGE([.D15:.D29])" office:value-type="float" office:value="0.733333333333333" calcext:value-type="float">
            <text:p>1</text:p>
          </table:table-cell>
          <table:table-cell table:formula="of:=AVERAGE([.E15:.E29])" office:value-type="float" office:value="0" calcext:value-type="float">
            <text:p>0</text:p>
          </table:table-cell>
          <table:table-cell table:formula="of:=AVERAGE([.E22:.E2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0]-[.B29]" office:value-type="float" office:value="1" calcext:value-type="float">
            <text:p>1</text:p>
          </table:table-cell>
          <table:table-cell table:formula="of:=[.C30]-[.C29]" office:value-type="float" office:value="0" calcext:value-type="float">
            <text:p>0</text:p>
          </table:table-cell>
          <table:table-cell table:formula="of:=AVERAGE([.D16:.D30])" office:value-type="float" office:value="0.8" calcext:value-type="float">
            <text:p>1</text:p>
          </table:table-cell>
          <table:table-cell table:formula="of:=AVERAGE([.E16:.E30])" office:value-type="float" office:value="0" calcext:value-type="float">
            <text:p>0</text:p>
          </table:table-cell>
          <table:table-cell table:formula="of:=AVERAGE([.E23:.E3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31]-[.B30]" office:value-type="float" office:value="2" calcext:value-type="float">
            <text:p>2</text:p>
          </table:table-cell>
          <table:table-cell table:formula="of:=[.C31]-[.C30]" office:value-type="float" office:value="0" calcext:value-type="float">
            <text:p>0</text:p>
          </table:table-cell>
          <table:table-cell table:formula="of:=AVERAGE([.D17:.D31])" office:value-type="float" office:value="0.866666666666667" calcext:value-type="float">
            <text:p>1</text:p>
          </table:table-cell>
          <table:table-cell table:formula="of:=AVERAGE([.E17:.E31])" office:value-type="float" office:value="0" calcext:value-type="float">
            <text:p>0</text:p>
          </table:table-cell>
          <table:table-cell table:formula="of:=AVERAGE([.E24:.E3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32]-[.B31]" office:value-type="float" office:value="1" calcext:value-type="float">
            <text:p>1</text:p>
          </table:table-cell>
          <table:table-cell table:formula="of:=[.C32]-[.C31]" office:value-type="float" office:value="0" calcext:value-type="float">
            <text:p>0</text:p>
          </table:table-cell>
          <table:table-cell table:formula="of:=AVERAGE([.D18:.D32])" office:value-type="float" office:value="0.933333333333333" calcext:value-type="float">
            <text:p>1</text:p>
          </table:table-cell>
          <table:table-cell table:formula="of:=AVERAGE([.E18:.E32])" office:value-type="float" office:value="0" calcext:value-type="float">
            <text:p>0</text:p>
          </table:table-cell>
          <table:table-cell table:formula="of:=AVERAGE([.E25:.E3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B33]-[.B32]" office:value-type="float" office:value="0" calcext:value-type="float">
            <text:p>0</text:p>
          </table:table-cell>
          <table:table-cell table:formula="of:=[.C33]-[.C32]" office:value-type="float" office:value="0" calcext:value-type="float">
            <text:p>0</text:p>
          </table:table-cell>
          <table:table-cell table:formula="of:=AVERAGE([.D19:.D33])" office:value-type="float" office:value="0.933333333333333" calcext:value-type="float">
            <text:p>1</text:p>
          </table:table-cell>
          <table:table-cell table:formula="of:=AVERAGE([.E19:.E33])" office:value-type="float" office:value="0" calcext:value-type="float">
            <text:p>0</text:p>
          </table:table-cell>
          <table:table-cell table:formula="of:=AVERAGE([.E26:.E3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4]-[.B33]" office:value-type="float" office:value="5" calcext:value-type="float">
            <text:p>5</text:p>
          </table:table-cell>
          <table:table-cell table:formula="of:=[.C34]-[.C33]" office:value-type="float" office:value="0" calcext:value-type="float">
            <text:p>0</text:p>
          </table:table-cell>
          <table:table-cell table:formula="of:=AVERAGE([.D20:.D34])" office:value-type="float" office:value="1" calcext:value-type="float">
            <text:p>1</text:p>
          </table:table-cell>
          <table:table-cell table:formula="of:=AVERAGE([.E20:.E34])" office:value-type="float" office:value="0" calcext:value-type="float">
            <text:p>0</text:p>
          </table:table-cell>
          <table:table-cell table:formula="of:=AVERAGE([.E27:.E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5]-[.B34]" office:value-type="float" office:value="2" calcext:value-type="float">
            <text:p>2</text:p>
          </table:table-cell>
          <table:table-cell table:formula="of:=[.C35]-[.C34]" office:value-type="float" office:value="0" calcext:value-type="float">
            <text:p>0</text:p>
          </table:table-cell>
          <table:table-cell table:formula="of:=AVERAGE([.D21:.D35])" office:value-type="float" office:value="1.06666666666667" calcext:value-type="float">
            <text:p>1</text:p>
          </table:table-cell>
          <table:table-cell table:formula="of:=AVERAGE([.E21:.E35])" office:value-type="float" office:value="0" calcext:value-type="float">
            <text:p>0</text:p>
          </table:table-cell>
          <table:table-cell table:formula="of:=AVERAGE([.E28:.E3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B36]-[.B35]" office:value-type="float" office:value="4" calcext:value-type="float">
            <text:p>4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AVERAGE([.D22:.D36])" office:value-type="float" office:value="1.33333333333333" calcext:value-type="float">
            <text:p>1</text:p>
          </table:table-cell>
          <table:table-cell table:formula="of:=AVERAGE([.E22:.E36])" office:value-type="float" office:value="0" calcext:value-type="float">
            <text:p>0</text:p>
          </table:table-cell>
          <table:table-cell table:formula="of:=AVERAGE([.E29:.E3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B37]-[.B36]" office:value-type="float" office:value="3" calcext:value-type="float">
            <text:p>3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AVERAGE([.D23:.D37])" office:value-type="float" office:value="1.46666666666667" calcext:value-type="float">
            <text:p>1</text:p>
          </table:table-cell>
          <table:table-cell table:formula="of:=AVERAGE([.E23:.E37])" office:value-type="float" office:value="0" calcext:value-type="float">
            <text:p>0</text:p>
          </table:table-cell>
          <table:table-cell table:formula="of:=AVERAGE([.E30:.E3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B38]-[.B37]" office:value-type="float" office:value="7" calcext:value-type="float">
            <text:p>7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AVERAGE([.D24:.D38])" office:value-type="float" office:value="1.86666666666667" calcext:value-type="float">
            <text:p>2</text:p>
          </table:table-cell>
          <table:table-cell table:formula="of:=AVERAGE([.E24:.E38])" office:value-type="float" office:value="0" calcext:value-type="float">
            <text:p>0</text:p>
          </table:table-cell>
          <table:table-cell table:formula="of:=AVERAGE([.E31:.E3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B39]-[.B38]" office:value-type="float" office:value="12" calcext:value-type="float">
            <text:p>12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AVERAGE([.D25:.D39])" office:value-type="float" office:value="2.6" calcext:value-type="float">
            <text:p>3</text:p>
          </table:table-cell>
          <table:table-cell table:formula="of:=AVERAGE([.E25:.E39])" office:value-type="float" office:value="0" calcext:value-type="float">
            <text:p>0</text:p>
          </table:table-cell>
          <table:table-cell table:formula="of:=AVERAGE([.E32:.E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B40]-[.B39]" office:value-type="float" office:value="5" calcext:value-type="float">
            <text:p>5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AVERAGE([.D26:.D40])" office:value-type="float" office:value="2.86666666666667" calcext:value-type="float">
            <text:p>3</text:p>
          </table:table-cell>
          <table:table-cell table:formula="of:=AVERAGE([.E26:.E40])" office:value-type="float" office:value="0" calcext:value-type="float">
            <text:p>0</text:p>
          </table:table-cell>
          <table:table-cell table:formula="of:=AVERAGE([.E33:.E4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B41]-[.B40]" office:value-type="float" office:value="33" calcext:value-type="float">
            <text:p>33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AVERAGE([.D27:.D41])" office:value-type="float" office:value="5.06666666666667" calcext:value-type="float">
            <text:p>5</text:p>
          </table:table-cell>
          <table:table-cell table:formula="of:=AVERAGE([.E27:.E41])" office:value-type="float" office:value="0" calcext:value-type="float">
            <text:p>0</text:p>
          </table:table-cell>
          <table:table-cell table:formula="of:=AVERAGE([.E34:.E4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B42]-[.B41]" office:value-type="float" office:value="40" calcext:value-type="float">
            <text:p>4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AVERAGE([.D28:.D42])" office:value-type="float" office:value="7.73333333333333" calcext:value-type="float">
            <text:p>8</text:p>
          </table:table-cell>
          <table:table-cell table:formula="of:=AVERAGE([.E28:.E42])" office:value-type="float" office:value="0" calcext:value-type="float">
            <text:p>0</text:p>
          </table:table-cell>
          <table:table-cell table:formula="of:=AVERAGE([.E35:.E4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[.B43]-[.B42]" office:value-type="float" office:value="55" calcext:value-type="float">
            <text:p>55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AVERAGE([.D29:.D43])" office:value-type="float" office:value="11.3333333333333" calcext:value-type="float">
            <text:p>11</text:p>
          </table:table-cell>
          <table:table-cell table:formula="of:=AVERAGE([.E29:.E43])" office:value-type="float" office:value="0" calcext:value-type="float">
            <text:p>0</text:p>
          </table:table-cell>
          <table:table-cell table:formula="of:=AVERAGE([.E36:.E4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formula="of:=[.B44]-[.B43]" office:value-type="float" office:value="57" calcext:value-type="float">
            <text:p>57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AVERAGE([.D30:.D44])" office:value-type="float" office:value="15.1333333333333" calcext:value-type="float">
            <text:p>15</text:p>
          </table:table-cell>
          <table:table-cell table:formula="of:=AVERAGE([.E30:.E44])" office:value-type="float" office:value="0" calcext:value-type="float">
            <text:p>0</text:p>
          </table:table-cell>
          <table:table-cell table:formula="of:=AVERAGE([.E37:.E4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formula="of:=[.B45]-[.B44]" office:value-type="float" office:value="49" calcext:value-type="float">
            <text:p>49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AVERAGE([.D31:.D45])" office:value-type="float" office:value="18.3333333333333" calcext:value-type="float">
            <text:p>18</text:p>
          </table:table-cell>
          <table:table-cell table:formula="of:=AVERAGE([.E31:.E45])" office:value-type="float" office:value="0" calcext:value-type="float">
            <text:p>0</text:p>
          </table:table-cell>
          <table:table-cell table:formula="of:=AVERAGE([.E38:.E4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formula="of:=[.B46]-[.B45]" office:value-type="float" office:value="79" calcext:value-type="float">
            <text:p>79</text:p>
          </table:table-cell>
          <table:table-cell table:formula="of:=[.C46]-[.C45]" office:value-type="float" office:value="1" calcext:value-type="float">
            <text:p>1</text:p>
          </table:table-cell>
          <table:table-cell table:formula="of:=AVERAGE([.D32:.D46])" office:value-type="float" office:value="23.4666666666667" calcext:value-type="float">
            <text:p>23</text:p>
          </table:table-cell>
          <table:table-cell table:formula="of:=AVERAGE([.E32:.E46])" office:value-type="float" office:value="0.0666666666666667" calcext:value-type="float">
            <text:p>0</text:p>
          </table:table-cell>
          <table:table-cell table:formula="of:=AVERAGE([.E39:.E46])" office:value-type="float" office:value="0.125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table:formula="of:=[.B47]-[.B46]" office:value-type="float" office:value="55" calcext:value-type="float">
            <text:p>55</text:p>
          </table:table-cell>
          <table:table-cell table:formula="of:=[.C47]-[.C46]" office:value-type="float" office:value="1" calcext:value-type="float">
            <text:p>1</text:p>
          </table:table-cell>
          <table:table-cell table:formula="of:=AVERAGE([.D33:.D47])" office:value-type="float" office:value="27.0666666666667" calcext:value-type="float">
            <text:p>27</text:p>
          </table:table-cell>
          <table:table-cell table:formula="of:=AVERAGE([.E33:.E47])" office:value-type="float" office:value="0.133333333333333" calcext:value-type="float">
            <text:p>0</text:p>
          </table:table-cell>
          <table:table-cell table:formula="of:=AVERAGE([.E40:.E47])" office:value-type="float" office:value="0.25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table:formula="of:=[.B48]-[.B47]" office:value-type="float" office:value="54" calcext:value-type="float">
            <text:p>54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AVERAGE([.D34:.D48])" office:value-type="float" office:value="30.6666666666667" calcext:value-type="float">
            <text:p>31</text:p>
          </table:table-cell>
          <table:table-cell table:formula="of:=AVERAGE([.E34:.E48])" office:value-type="float" office:value="0.133333333333333" calcext:value-type="float">
            <text:p>0</text:p>
          </table:table-cell>
          <table:table-cell table:formula="of:=AVERAGE([.E41:.E48])" office:value-type="float" office:value="0.25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630" calcext:value-type="float">
            <text:p>630</text:p>
          </table:table-cell>
          <table:table-cell office:value-type="float" office:value="3" calcext:value-type="float">
            <text:p>3</text:p>
          </table:table-cell>
          <table:table-cell table:formula="of:=[.B49]-[.B48]" office:value-type="float" office:value="147" calcext:value-type="float">
            <text:p>147</text:p>
          </table:table-cell>
          <table:table-cell table:formula="of:=[.C49]-[.C48]" office:value-type="float" office:value="1" calcext:value-type="float">
            <text:p>1</text:p>
          </table:table-cell>
          <table:table-cell table:formula="of:=AVERAGE([.D35:.D49])" office:value-type="float" office:value="40.1333333333333" calcext:value-type="float">
            <text:p>40</text:p>
          </table:table-cell>
          <table:table-cell table:formula="of:=AVERAGE([.E35:.E49])" office:value-type="float" office:value="0.2" calcext:value-type="float">
            <text:p>0</text:p>
          </table:table-cell>
          <table:table-cell table:formula="of:=AVERAGE([.E42:.E49])" office:value-type="float" office:value="0.375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889" calcext:value-type="float">
            <text:p>889</text:p>
          </table:table-cell>
          <table:table-cell office:value-type="float" office:value="7" calcext:value-type="float">
            <text:p>7</text:p>
          </table:table-cell>
          <table:table-cell table:formula="of:=[.B50]-[.B49]" office:value-type="float" office:value="259" calcext:value-type="float">
            <text:p>259</text:p>
          </table:table-cell>
          <table:table-cell table:formula="of:=[.C50]-[.C49]" office:value-type="float" office:value="4" calcext:value-type="float">
            <text:p>4</text:p>
          </table:table-cell>
          <table:table-cell table:formula="of:=AVERAGE([.D36:.D50])" office:value-type="float" office:value="57.2666666666667" calcext:value-type="float">
            <text:p>57</text:p>
          </table:table-cell>
          <table:table-cell table:formula="of:=AVERAGE([.E36:.E50])" office:value-type="float" office:value="0.466666666666667" calcext:value-type="float">
            <text:p>0</text:p>
          </table:table-cell>
          <table:table-cell table:formula="of:=AVERAGE([.E43:.E50])" office:value-type="float" office:value="0.875" calcext:value-type="float">
            <text:p>1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301" calcext:value-type="float">
            <text:p>1301</text:p>
          </table:table-cell>
          <table:table-cell office:value-type="float" office:value="7" calcext:value-type="float">
            <text:p>7</text:p>
          </table:table-cell>
          <table:table-cell table:formula="of:=[.B51]-[.B50]" office:value-type="float" office:value="412" calcext:value-type="float">
            <text:p>412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AVERAGE([.D37:.D51])" office:value-type="float" office:value="84.4666666666667" calcext:value-type="float">
            <text:p>84</text:p>
          </table:table-cell>
          <table:table-cell table:formula="of:=AVERAGE([.E37:.E51])" office:value-type="float" office:value="0.466666666666667" calcext:value-type="float">
            <text:p>0</text:p>
          </table:table-cell>
          <table:table-cell table:formula="of:=AVERAGE([.E44:.E51])" office:value-type="float" office:value="0.875" calcext:value-type="float">
            <text:p>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1790" calcext:value-type="float">
            <text:p>1790</text:p>
          </table:table-cell>
          <table:table-cell office:value-type="float" office:value="9" calcext:value-type="float">
            <text:p>9</text:p>
          </table:table-cell>
          <table:table-cell table:formula="of:=[.B52]-[.B51]" office:value-type="float" office:value="489" calcext:value-type="float">
            <text:p>489</text:p>
          </table:table-cell>
          <table:table-cell table:formula="of:=[.C52]-[.C51]" office:value-type="float" office:value="2" calcext:value-type="float">
            <text:p>2</text:p>
          </table:table-cell>
          <table:table-cell table:formula="of:=AVERAGE([.D38:.D52])" office:value-type="float" office:value="116.866666666667" calcext:value-type="float">
            <text:p>117</text:p>
          </table:table-cell>
          <table:table-cell table:formula="of:=AVERAGE([.E38:.E52])" office:value-type="float" office:value="0.6" calcext:value-type="float">
            <text:p>1</text:p>
          </table:table-cell>
          <table:table-cell table:formula="of:=AVERAGE([.E45:.E52])" office:value-type="float" office:value="1.125" calcext:value-type="float">
            <text:p>1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2270" calcext:value-type="float">
            <text:p>2270</text:p>
          </table:table-cell>
          <table:table-cell office:value-type="float" office:value="10" calcext:value-type="float">
            <text:p>10</text:p>
          </table:table-cell>
          <table:table-cell table:formula="of:=[.B53]-[.B52]" office:value-type="float" office:value="480" calcext:value-type="float">
            <text:p>480</text:p>
          </table:table-cell>
          <table:table-cell table:formula="of:=[.C53]-[.C52]" office:value-type="float" office:value="1" calcext:value-type="float">
            <text:p>1</text:p>
          </table:table-cell>
          <table:table-cell table:formula="of:=AVERAGE([.D39:.D53])" office:value-type="float" office:value="148.4" calcext:value-type="float">
            <text:p>148</text:p>
          </table:table-cell>
          <table:table-cell table:formula="of:=AVERAGE([.E39:.E53])" office:value-type="float" office:value="0.666666666666667" calcext:value-type="float">
            <text:p>1</text:p>
          </table:table-cell>
          <table:table-cell table:formula="of:=AVERAGE([.E46:.E53])" office:value-type="float" office:value="1.25" calcext:value-type="float">
            <text:p>1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2634" calcext:value-type="float">
            <text:p>2634</text:p>
          </table:table-cell>
          <table:table-cell office:value-type="float" office:value="29" calcext:value-type="float">
            <text:p>29</text:p>
          </table:table-cell>
          <table:table-cell table:formula="of:=[.B54]-[.B53]" office:value-type="float" office:value="364" calcext:value-type="float">
            <text:p>364</text:p>
          </table:table-cell>
          <table:table-cell table:formula="of:=[.C54]-[.C53]" office:value-type="float" office:value="19" calcext:value-type="float">
            <text:p>19</text:p>
          </table:table-cell>
          <table:table-cell table:formula="of:=AVERAGE([.D40:.D54])" office:value-type="float" office:value="171.866666666667" calcext:value-type="float">
            <text:p>172</text:p>
          </table:table-cell>
          <table:table-cell table:formula="of:=AVERAGE([.E40:.E54])" office:value-type="float" office:value="1.93333333333333" calcext:value-type="float">
            <text:p>2</text:p>
          </table:table-cell>
          <table:table-cell table:formula="of:=AVERAGE([.E47:.E54])" office:value-type="float" office:value="3.5" calcext:value-type="float">
            <text:p>4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3077" calcext:value-type="float">
            <text:p>3077</text:p>
          </table:table-cell>
          <table:table-cell office:value-type="float" office:value="43" calcext:value-type="float">
            <text:p>43</text:p>
          </table:table-cell>
          <table:table-cell table:formula="of:=[.B55]-[.B54]" office:value-type="float" office:value="443" calcext:value-type="float">
            <text:p>443</text:p>
          </table:table-cell>
          <table:table-cell table:formula="of:=[.C55]-[.C54]" office:value-type="float" office:value="14" calcext:value-type="float">
            <text:p>14</text:p>
          </table:table-cell>
          <table:table-cell table:formula="of:=AVERAGE([.D41:.D55])" office:value-type="float" office:value="201.066666666667" calcext:value-type="float">
            <text:p>201</text:p>
          </table:table-cell>
          <table:table-cell table:formula="of:=AVERAGE([.E41:.E55])" office:value-type="float" office:value="2.86666666666667" calcext:value-type="float">
            <text:p>3</text:p>
          </table:table-cell>
          <table:table-cell table:formula="of:=AVERAGE([.E48:.E55])" office:value-type="float" office:value="5.125" calcext:value-type="float">
            <text:p>5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3692" calcext:value-type="float">
            <text:p>3692</text:p>
          </table:table-cell>
          <table:table-cell office:value-type="float" office:value="66" calcext:value-type="float">
            <text:p>66</text:p>
          </table:table-cell>
          <table:table-cell table:formula="of:=[.B56]-[.B55]" office:value-type="float" office:value="615" calcext:value-type="float">
            <text:p>615</text:p>
          </table:table-cell>
          <table:table-cell table:formula="of:=[.C56]-[.C55]" office:value-type="float" office:value="23" calcext:value-type="float">
            <text:p>23</text:p>
          </table:table-cell>
          <table:table-cell table:formula="of:=AVERAGE([.D42:.D56])" office:value-type="float" office:value="239.866666666667" calcext:value-type="float">
            <text:p>240</text:p>
          </table:table-cell>
          <table:table-cell table:formula="of:=AVERAGE([.E42:.E56])" office:value-type="float" office:value="4.4" calcext:value-type="float">
            <text:p>4</text:p>
          </table:table-cell>
          <table:table-cell table:formula="of:=AVERAGE([.E49:.E56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4462" calcext:value-type="float">
            <text:p>4462</text:p>
          </table:table-cell>
          <table:table-cell office:value-type="float" office:value="83" calcext:value-type="float">
            <text:p>83</text:p>
          </table:table-cell>
          <table:table-cell table:formula="of:=[.B57]-[.B56]" office:value-type="float" office:value="770" calcext:value-type="float">
            <text:p>770</text:p>
          </table:table-cell>
          <table:table-cell table:formula="of:=[.C57]-[.C56]" office:value-type="float" office:value="17" calcext:value-type="float">
            <text:p>17</text:p>
          </table:table-cell>
          <table:table-cell table:formula="of:=AVERAGE([.D43:.D57])" office:value-type="float" office:value="288.533333333333" calcext:value-type="float">
            <text:p>289</text:p>
          </table:table-cell>
          <table:table-cell table:formula="of:=AVERAGE([.E43:.E57])" office:value-type="float" office:value="5.53333333333333" calcext:value-type="float">
            <text:p>6</text:p>
          </table:table-cell>
          <table:table-cell table:formula="of:=AVERAGE([.E50:.E57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5467" calcext:value-type="float">
            <text:p>5467</text:p>
          </table:table-cell>
          <table:table-cell office:value-type="float" office:value="117" calcext:value-type="float">
            <text:p>117</text:p>
          </table:table-cell>
          <table:table-cell table:formula="of:=[.B58]-[.B57]" office:value-type="float" office:value="1005" calcext:value-type="float">
            <text:p>1,005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AVERAGE([.D44:.D58])" office:value-type="float" office:value="351.866666666667" calcext:value-type="float">
            <text:p>352</text:p>
          </table:table-cell>
          <table:table-cell table:formula="of:=AVERAGE([.E44:.E58])" office:value-type="float" office:value="7.8" calcext:value-type="float">
            <text:p>8</text:p>
          </table:table-cell>
          <table:table-cell table:formula="of:=AVERAGE([.E51:.E58])" office:value-type="float" office:value="13.75" calcext:value-type="float">
            <text:p>14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6533" calcext:value-type="float">
            <text:p>6533</text:p>
          </table:table-cell>
          <table:table-cell office:value-type="float" office:value="163" calcext:value-type="float">
            <text:p>163</text:p>
          </table:table-cell>
          <table:table-cell table:formula="of:=[.B59]-[.B58]" office:value-type="float" office:value="1066" calcext:value-type="float">
            <text:p>1,066</text:p>
          </table:table-cell>
          <table:table-cell table:formula="of:=[.C59]-[.C58]" office:value-type="float" office:value="46" calcext:value-type="float">
            <text:p>46</text:p>
          </table:table-cell>
          <table:table-cell table:formula="of:=AVERAGE([.D45:.D59])" office:value-type="float" office:value="419.133333333333" calcext:value-type="float">
            <text:p>419</text:p>
          </table:table-cell>
          <table:table-cell table:formula="of:=AVERAGE([.E45:.E59])" office:value-type="float" office:value="10.8666666666667" calcext:value-type="float">
            <text:p>11</text:p>
          </table:table-cell>
          <table:table-cell table:formula="of:=AVERAGE([.E52:.E59])" office:value-type="float" office:value="19.5" calcext:value-type="float">
            <text:p>20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7791" calcext:value-type="float">
            <text:p>7791</text:p>
          </table:table-cell>
          <table:table-cell office:value-type="float" office:value="195" calcext:value-type="float">
            <text:p>195</text:p>
          </table:table-cell>
          <table:table-cell table:formula="of:=[.B60]-[.B59]" office:value-type="float" office:value="1258" calcext:value-type="float">
            <text:p>1,258</text:p>
          </table:table-cell>
          <table:table-cell table:formula="of:=[.C60]-[.C59]" office:value-type="float" office:value="32" calcext:value-type="float">
            <text:p>32</text:p>
          </table:table-cell>
          <table:table-cell table:formula="of:=AVERAGE([.D46:.D60])" office:value-type="float" office:value="499.733333333333" calcext:value-type="float">
            <text:p>500</text:p>
          </table:table-cell>
          <table:table-cell table:formula="of:=AVERAGE([.E46:.E60])" office:value-type="float" office:value="13" calcext:value-type="float">
            <text:p>13</text:p>
          </table:table-cell>
          <table:table-cell table:formula="of:=AVERAGE([.E53:.E60])" office:value-type="float" office:value="23.25" calcext:value-type="float">
            <text:p>23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9006" calcext:value-type="float">
            <text:p>9006</text:p>
          </table:table-cell>
          <table:table-cell office:value-type="float" office:value="253" calcext:value-type="float">
            <text:p>253</text:p>
          </table:table-cell>
          <table:table-cell table:formula="of:=[.B61]-[.B60]" office:value-type="float" office:value="1215" calcext:value-type="float">
            <text:p>1,215</text:p>
          </table:table-cell>
          <table:table-cell table:formula="of:=[.C61]-[.C60]" office:value-type="float" office:value="58" calcext:value-type="float">
            <text:p>58</text:p>
          </table:table-cell>
          <table:table-cell table:formula="of:=AVERAGE([.D47:.D61])" office:value-type="float" office:value="575.466666666667" calcext:value-type="float">
            <text:p>575</text:p>
          </table:table-cell>
          <table:table-cell table:formula="of:=AVERAGE([.E47:.E61])" office:value-type="float" office:value="16.8" calcext:value-type="float">
            <text:p>17</text:p>
          </table:table-cell>
          <table:table-cell table:formula="of:=AVERAGE([.E54:.E61])" office:value-type="float" office:value="30.375" calcext:value-type="float">
            <text:p>30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10395" calcext:value-type="float">
            <text:p>10395</text:p>
          </table:table-cell>
          <table:table-cell office:value-type="float" office:value="289" calcext:value-type="float">
            <text:p>289</text:p>
          </table:table-cell>
          <table:table-cell table:formula="of:=[.B62]-[.B61]" office:value-type="float" office:value="1389" calcext:value-type="float">
            <text:p>1,389</text:p>
          </table:table-cell>
          <table:table-cell table:formula="of:=[.C62]-[.C61]" office:value-type="float" office:value="36" calcext:value-type="float">
            <text:p>36</text:p>
          </table:table-cell>
          <table:table-cell table:formula="of:=AVERAGE([.D48:.D62])" office:value-type="float" office:value="664.4" calcext:value-type="float">
            <text:p>664</text:p>
          </table:table-cell>
          <table:table-cell table:formula="of:=AVERAGE([.E48:.E62])" office:value-type="float" office:value="19.1333333333333" calcext:value-type="float">
            <text:p>19</text:p>
          </table:table-cell>
          <table:table-cell table:formula="of:=AVERAGE([.E55:.E62])" office:value-type="float" office:value="32.5" calcext:value-type="float">
            <text:p>33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2744" calcext:value-type="float">
            <text:p>12744</text:p>
          </table:table-cell>
          <table:table-cell office:value-type="float" office:value="365" calcext:value-type="float">
            <text:p>365</text:p>
          </table:table-cell>
          <table:table-cell table:formula="of:=[.B63]-[.B62]" office:value-type="float" office:value="2349" calcext:value-type="float">
            <text:p>2,349</text:p>
          </table:table-cell>
          <table:table-cell table:formula="of:=[.C63]-[.C62]" office:value-type="float" office:value="76" calcext:value-type="float">
            <text:p>76</text:p>
          </table:table-cell>
          <table:table-cell table:formula="of:=AVERAGE([.D49:.D63])" office:value-type="float" office:value="817.4" calcext:value-type="float">
            <text:p>817</text:p>
          </table:table-cell>
          <table:table-cell table:formula="of:=AVERAGE([.E49:.E63])" office:value-type="float" office:value="24.2" calcext:value-type="float">
            <text:p>24</text:p>
          </table:table-cell>
          <table:table-cell table:formula="of:=AVERAGE([.E56:.E63])" office:value-type="float" office:value="40.25" calcext:value-type="float">
            <text:p>40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5126" calcext:value-type="float">
            <text:p>15126</text:p>
          </table:table-cell>
          <table:table-cell office:value-type="float" office:value="513" calcext:value-type="float">
            <text:p>513</text:p>
          </table:table-cell>
          <table:table-cell table:formula="of:=[.B64]-[.B63]" office:value-type="float" office:value="2382" calcext:value-type="float">
            <text:p>2,382</text:p>
          </table:table-cell>
          <table:table-cell table:formula="of:=[.C64]-[.C63]" office:value-type="float" office:value="148" calcext:value-type="float">
            <text:p>148</text:p>
          </table:table-cell>
          <table:table-cell table:formula="of:=AVERAGE([.D50:.D64])" office:value-type="float" office:value="966.4" calcext:value-type="float">
            <text:p>966</text:p>
          </table:table-cell>
          <table:table-cell table:formula="of:=AVERAGE([.E50:.E64])" office:value-type="float" office:value="34" calcext:value-type="float">
            <text:p>34</text:p>
          </table:table-cell>
          <table:table-cell table:formula="of:=AVERAGE([.E57:.E64])" office:value-type="float" office:value="55.875" calcext:value-type="float">
            <text:p>56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7843" calcext:value-type="float">
            <text:p>17843</text:p>
          </table:table-cell>
          <table:table-cell office:value-type="float" office:value="704" calcext:value-type="float">
            <text:p>704</text:p>
          </table:table-cell>
          <table:table-cell table:formula="of:=[.B65]-[.B64]" office:value-type="float" office:value="2717" calcext:value-type="float">
            <text:p>2,717</text:p>
          </table:table-cell>
          <table:table-cell table:formula="of:=[.C65]-[.C64]" office:value-type="float" office:value="191" calcext:value-type="float">
            <text:p>191</text:p>
          </table:table-cell>
          <table:table-cell table:formula="of:=AVERAGE([.D51:.D65])" office:value-type="float" office:value="1130.26666666667" calcext:value-type="float">
            <text:p>1,130</text:p>
          </table:table-cell>
          <table:table-cell table:formula="of:=AVERAGE([.E51:.E65])" office:value-type="float" office:value="46.4666666666667" calcext:value-type="float">
            <text:p>46</text:p>
          </table:table-cell>
          <table:table-cell table:formula="of:=AVERAGE([.E58:.E65])" office:value-type="float" office:value="77.625" calcext:value-type="float">
            <text:p>78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20970" calcext:value-type="float">
            <text:p>20970</text:p>
          </table:table-cell>
          <table:table-cell office:value-type="float" office:value="886" calcext:value-type="float">
            <text:p>886</text:p>
          </table:table-cell>
          <table:table-cell table:formula="of:=[.B66]-[.B65]" office:value-type="float" office:value="3127" calcext:value-type="float">
            <text:p>3,127</text:p>
          </table:table-cell>
          <table:table-cell table:formula="of:=[.C66]-[.C65]" office:value-type="float" office:value="182" calcext:value-type="float">
            <text:p>182</text:p>
          </table:table-cell>
          <table:table-cell table:formula="of:=AVERAGE([.D52:.D66])" office:value-type="float" office:value="1311.26666666667" calcext:value-type="float">
            <text:p>1,311</text:p>
          </table:table-cell>
          <table:table-cell table:formula="of:=AVERAGE([.E52:.E66])" office:value-type="float" office:value="58.6" calcext:value-type="float">
            <text:p>59</text:p>
          </table:table-cell>
          <table:table-cell table:formula="of:=AVERAGE([.E59:.E66])" office:value-type="float" office:value="96.125" calcext:value-type="float">
            <text:p>96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4219" calcext:value-type="float">
            <text:p>24219</text:p>
          </table:table-cell>
          <table:table-cell office:value-type="float" office:value="1174" calcext:value-type="float">
            <text:p>1174</text:p>
          </table:table-cell>
          <table:table-cell table:formula="of:=[.B67]-[.B66]" office:value-type="float" office:value="3249" calcext:value-type="float">
            <text:p>3,249</text:p>
          </table:table-cell>
          <table:table-cell table:formula="of:=[.C67]-[.C66]" office:value-type="float" office:value="288" calcext:value-type="float">
            <text:p>288</text:p>
          </table:table-cell>
          <table:table-cell table:formula="of:=AVERAGE([.D53:.D67])" office:value-type="float" office:value="1495.26666666667" calcext:value-type="float">
            <text:p>1,495</text:p>
          </table:table-cell>
          <table:table-cell table:formula="of:=AVERAGE([.E53:.E67])" office:value-type="float" office:value="77.6666666666667" calcext:value-type="float">
            <text:p>78</text:p>
          </table:table-cell>
          <table:table-cell table:formula="of:=AVERAGE([.E60:.E67])" office:value-type="float" office:value="126.375" calcext:value-type="float">
            <text:p>12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7062" calcext:value-type="float">
            <text:p>27062</text:p>
          </table:table-cell>
          <table:table-cell office:value-type="float" office:value="1466" calcext:value-type="float">
            <text:p>1466</text:p>
          </table:table-cell>
          <table:table-cell table:formula="of:=[.B68]-[.B67]" office:value-type="float" office:value="2843" calcext:value-type="float">
            <text:p>2,843</text:p>
          </table:table-cell>
          <table:table-cell table:formula="of:=[.C68]-[.C67]" office:value-type="float" office:value="292" calcext:value-type="float">
            <text:p>292</text:p>
          </table:table-cell>
          <table:table-cell table:formula="of:=AVERAGE([.D54:.D68])" office:value-type="float" office:value="1652.8" calcext:value-type="float">
            <text:p>1,653</text:p>
          </table:table-cell>
          <table:table-cell table:formula="of:=AVERAGE([.E54:.E68])" office:value-type="float" office:value="97.0666666666667" calcext:value-type="float">
            <text:p>97</text:p>
          </table:table-cell>
          <table:table-cell table:formula="of:=AVERAGE([.E61:.E68])" office:value-type="float" office:value="158.875" calcext:value-type="float">
            <text:p>159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29954" calcext:value-type="float">
            <text:p>29954</text:p>
          </table:table-cell>
          <table:table-cell office:value-type="float" office:value="1679" calcext:value-type="float">
            <text:p>1679</text:p>
          </table:table-cell>
          <table:table-cell table:formula="of:=[.B69]-[.B68]" office:value-type="float" office:value="2892" calcext:value-type="float">
            <text:p>2,892</text:p>
          </table:table-cell>
          <table:table-cell table:formula="of:=[.C69]-[.C68]" office:value-type="float" office:value="213" calcext:value-type="float">
            <text:p>213</text:p>
          </table:table-cell>
          <table:table-cell table:formula="of:=AVERAGE([.D55:.D69])" office:value-type="float" office:value="1821.33333333333" calcext:value-type="float">
            <text:p>1,821</text:p>
          </table:table-cell>
          <table:table-cell table:formula="of:=AVERAGE([.E55:.E69])" office:value-type="float" office:value="110" calcext:value-type="float">
            <text:p>110</text:p>
          </table:table-cell>
          <table:table-cell table:formula="of:=AVERAGE([.E62:.E69])" office:value-type="float" office:value="178.25" calcext:value-type="float">
            <text:p>178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34281" calcext:value-type="float">
            <text:p>34281</text:p>
          </table:table-cell>
          <table:table-cell office:value-type="float" office:value="2053" calcext:value-type="float">
            <text:p>2053</text:p>
          </table:table-cell>
          <table:table-cell table:formula="of:=[.B70]-[.B69]" office:value-type="float" office:value="4327" calcext:value-type="float">
            <text:p>4,327</text:p>
          </table:table-cell>
          <table:table-cell table:formula="of:=[.C70]-[.C69]" office:value-type="float" office:value="374" calcext:value-type="float">
            <text:p>374</text:p>
          </table:table-cell>
          <table:table-cell table:formula="of:=AVERAGE([.D56:.D70])" office:value-type="float" office:value="2080.26666666667" calcext:value-type="float">
            <text:p>2,080</text:p>
          </table:table-cell>
          <table:table-cell table:formula="of:=AVERAGE([.E56:.E70])" office:value-type="float" office:value="134" calcext:value-type="float">
            <text:p>134</text:p>
          </table:table-cell>
          <table:table-cell table:formula="of:=AVERAGE([.E63:.E70])" office:value-type="float" office:value="220.5" calcext:value-type="float">
            <text:p>22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38815" calcext:value-type="float">
            <text:p>38815</text:p>
          </table:table-cell>
          <table:table-cell office:value-type="float" office:value="2457" calcext:value-type="float">
            <text:p>2457</text:p>
          </table:table-cell>
          <table:table-cell table:formula="of:=[.B71]-[.B70]" office:value-type="float" office:value="4534" calcext:value-type="float">
            <text:p>4,534</text:p>
          </table:table-cell>
          <table:table-cell table:formula="of:=[.C71]-[.C70]" office:value-type="float" office:value="404" calcext:value-type="float">
            <text:p>404</text:p>
          </table:table-cell>
          <table:table-cell table:formula="of:=AVERAGE([.D57:.D71])" office:value-type="float" office:value="2341.53333333333" calcext:value-type="float">
            <text:p>2,342</text:p>
          </table:table-cell>
          <table:table-cell table:formula="of:=AVERAGE([.E57:.E71])" office:value-type="float" office:value="159.4" calcext:value-type="float">
            <text:p>159</text:p>
          </table:table-cell>
          <table:table-cell table:formula="of:=AVERAGE([.E64:.E71])" office:value-type="float" office:value="261.5" calcext:value-type="float">
            <text:p>262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3789" calcext:value-type="float">
            <text:p>43789</text:p>
          </table:table-cell>
          <table:table-cell office:value-type="float" office:value="3130" calcext:value-type="float">
            <text:p>3130</text:p>
          </table:table-cell>
          <table:table-cell table:formula="of:=[.B72]-[.B71]" office:value-type="float" office:value="4974" calcext:value-type="float">
            <text:p>4,974</text:p>
          </table:table-cell>
          <table:table-cell table:formula="of:=[.C72]-[.C71]" office:value-type="float" office:value="673" calcext:value-type="float">
            <text:p>673</text:p>
          </table:table-cell>
          <table:table-cell table:formula="of:=AVERAGE([.D58:.D72])" office:value-type="float" office:value="2621.8" calcext:value-type="float">
            <text:p>2,622</text:p>
          </table:table-cell>
          <table:table-cell table:formula="of:=AVERAGE([.E58:.E72])" office:value-type="float" office:value="203.133333333333" calcext:value-type="float">
            <text:p>203</text:p>
          </table:table-cell>
          <table:table-cell table:formula="of:=AVERAGE([.E65:.E72])" office:value-type="float" office:value="327.125" calcext:value-type="float">
            <text:p>327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48718" calcext:value-type="float">
            <text:p>48718</text:p>
          </table:table-cell>
          <table:table-cell office:value-type="float" office:value="3787" calcext:value-type="float">
            <text:p>3787</text:p>
          </table:table-cell>
          <table:table-cell table:formula="of:=[.B73]-[.B72]" office:value-type="float" office:value="4929" calcext:value-type="float">
            <text:p>4,929</text:p>
          </table:table-cell>
          <table:table-cell table:formula="of:=[.C73]-[.C72]" office:value-type="float" office:value="657" calcext:value-type="float">
            <text:p>657</text:p>
          </table:table-cell>
          <table:table-cell table:formula="of:=AVERAGE([.D59:.D73])" office:value-type="float" office:value="2883.4" calcext:value-type="float">
            <text:p>2,883</text:p>
          </table:table-cell>
          <table:table-cell table:formula="of:=AVERAGE([.E59:.E73])" office:value-type="float" office:value="244.666666666667" calcext:value-type="float">
            <text:p>245</text:p>
          </table:table-cell>
          <table:table-cell table:formula="of:=AVERAGE([.E66:.E73])" office:value-type="float" office:value="385.375" calcext:value-type="float">
            <text:p>385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53699" calcext:value-type="float">
            <text:p>53699</text:p>
          </table:table-cell>
          <table:table-cell office:value-type="float" office:value="4524" calcext:value-type="float">
            <text:p>4524</text:p>
          </table:table-cell>
          <table:table-cell table:formula="of:=[.B74]-[.B73]" office:value-type="float" office:value="4981" calcext:value-type="float">
            <text:p>4,981</text:p>
          </table:table-cell>
          <table:table-cell table:formula="of:=[.C74]-[.C73]" office:value-type="float" office:value="737" calcext:value-type="float">
            <text:p>737</text:p>
          </table:table-cell>
          <table:table-cell table:formula="of:=AVERAGE([.D60:.D74])" office:value-type="float" office:value="3144.4" calcext:value-type="float">
            <text:p>3,144</text:p>
          </table:table-cell>
          <table:table-cell table:formula="of:=AVERAGE([.E60:.E74])" office:value-type="float" office:value="290.733333333333" calcext:value-type="float">
            <text:p>291</text:p>
          </table:table-cell>
          <table:table-cell table:formula="of:=AVERAGE([.E67:.E74])" office:value-type="float" office:value="454.75" calcext:value-type="float">
            <text:p>455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57772" calcext:value-type="float">
            <text:p>57772</text:p>
          </table:table-cell>
          <table:table-cell office:value-type="float" office:value="5281" calcext:value-type="float">
            <text:p>5281</text:p>
          </table:table-cell>
          <table:table-cell table:formula="of:=[.B75]-[.B74]" office:value-type="float" office:value="4073" calcext:value-type="float">
            <text:p>4,073</text:p>
          </table:table-cell>
          <table:table-cell table:formula="of:=[.C75]-[.C74]" office:value-type="float" office:value="757" calcext:value-type="float">
            <text:p>757</text:p>
          </table:table-cell>
          <table:table-cell table:formula="of:=AVERAGE([.D61:.D75])" office:value-type="float" office:value="3332.06666666667" calcext:value-type="float">
            <text:p>3,332</text:p>
          </table:table-cell>
          <table:table-cell table:formula="of:=AVERAGE([.E61:.E75])" office:value-type="float" office:value="339.066666666667" calcext:value-type="float">
            <text:p>339</text:p>
          </table:table-cell>
          <table:table-cell table:formula="of:=AVERAGE([.E68:.E75])" office:value-type="float" office:value="513.375" calcext:value-type="float">
            <text:p>513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61422" calcext:value-type="float">
            <text:p>61422</text:p>
          </table:table-cell>
          <table:table-cell office:value-type="float" office:value="5882" calcext:value-type="float">
            <text:p>5882</text:p>
          </table:table-cell>
          <table:table-cell table:formula="of:=[.B76]-[.B75]" office:value-type="float" office:value="3650" calcext:value-type="float">
            <text:p>3,650</text:p>
          </table:table-cell>
          <table:table-cell table:formula="of:=[.C76]-[.C75]" office:value-type="float" office:value="601" calcext:value-type="float">
            <text:p>601</text:p>
          </table:table-cell>
          <table:table-cell table:formula="of:=AVERAGE([.D62:.D76])" office:value-type="float" office:value="3494.4" calcext:value-type="float">
            <text:p>3,494</text:p>
          </table:table-cell>
          <table:table-cell table:formula="of:=AVERAGE([.E62:.E76])" office:value-type="float" office:value="375.266666666667" calcext:value-type="float">
            <text:p>375</text:p>
          </table:table-cell>
          <table:table-cell table:formula="of:=AVERAGE([.E69:.E76])"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66738" calcext:value-type="float">
            <text:p>66738</text:p>
          </table:table-cell>
          <table:table-cell office:value-type="float" office:value="6452" calcext:value-type="float">
            <text:p>6452</text:p>
          </table:table-cell>
          <table:table-cell table:formula="of:=[.B77]-[.B76]" office:value-type="float" office:value="5316" calcext:value-type="float">
            <text:p>5,316</text:p>
          </table:table-cell>
          <table:table-cell table:formula="of:=[.C77]-[.C76]" office:value-type="float" office:value="570" calcext:value-type="float">
            <text:p>570</text:p>
          </table:table-cell>
          <table:table-cell table:formula="of:=AVERAGE([.D63:.D77])" office:value-type="float" office:value="3756.2" calcext:value-type="float">
            <text:p>3,756</text:p>
          </table:table-cell>
          <table:table-cell table:formula="of:=AVERAGE([.E63:.E77])" office:value-type="float" office:value="410.866666666667" calcext:value-type="float">
            <text:p>411</text:p>
          </table:table-cell>
          <table:table-cell table:formula="of:=AVERAGE([.E70:.E77])" office:value-type="float" office:value="596.625" calcext:value-type="float">
            <text:p>597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72224" calcext:value-type="float">
            <text:p>72224</text:p>
          </table:table-cell>
          <table:table-cell office:value-type="float" office:value="7557" calcext:value-type="float">
            <text:p>7557</text:p>
          </table:table-cell>
          <table:table-cell table:formula="of:=[.B78]-[.B77]" office:value-type="float" office:value="5486" calcext:value-type="float">
            <text:p>5,486</text:p>
          </table:table-cell>
          <table:table-cell table:formula="of:=[.C78]-[.C77]" office:value-type="float" office:value="1105" calcext:value-type="float">
            <text:p>1,105</text:p>
          </table:table-cell>
          <table:table-cell table:formula="of:=AVERAGE([.D64:.D78])" office:value-type="float" office:value="3965.33333333333" calcext:value-type="float">
            <text:p>3,965</text:p>
          </table:table-cell>
          <table:table-cell table:formula="of:=AVERAGE([.E64:.E78])" office:value-type="float" office:value="479.466666666667" calcext:value-type="float">
            <text:p>479</text:p>
          </table:table-cell>
          <table:table-cell table:formula="of:=AVERAGE([.E71:.E78])"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7387" calcext:value-type="float">
            <text:p>77387</text:p>
          </table:table-cell>
          <table:table-cell office:value-type="float" office:value="8589" calcext:value-type="float">
            <text:p>8589</text:p>
          </table:table-cell>
          <table:table-cell table:formula="of:=[.B79]-[.B78]" office:value-type="float" office:value="5163" calcext:value-type="float">
            <text:p>5,163</text:p>
          </table:table-cell>
          <table:table-cell table:formula="of:=[.C79]-[.C78]" office:value-type="float" office:value="1032" calcext:value-type="float">
            <text:p>1,032</text:p>
          </table:table-cell>
          <table:table-cell table:formula="of:=AVERAGE([.D65:.D79])" office:value-type="float" office:value="4150.73333333333" calcext:value-type="float">
            <text:p>4,151</text:p>
          </table:table-cell>
          <table:table-cell table:formula="of:=AVERAGE([.E65:.E79])" office:value-type="float" office:value="538.4" calcext:value-type="float">
            <text:p>538</text:p>
          </table:table-cell>
          <table:table-cell table:formula="of:=AVERAGE([.E72:.E79])" office:value-type="float" office:value="766.5" calcext:value-type="float">
            <text:p>767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82293" calcext:value-type="float">
            <text:p>82293</text:p>
          </table:table-cell>
          <table:table-cell office:value-type="float" office:value="9706" calcext:value-type="float">
            <text:p>9706</text:p>
          </table:table-cell>
          <table:table-cell table:formula="of:=[.B80]-[.B79]" office:value-type="float" office:value="4906" calcext:value-type="float">
            <text:p>4,906</text:p>
          </table:table-cell>
          <table:table-cell table:formula="of:=[.C80]-[.C79]" office:value-type="float" office:value="1117" calcext:value-type="float">
            <text:p>1,117</text:p>
          </table:table-cell>
          <table:table-cell table:formula="of:=AVERAGE([.D66:.D80])" office:value-type="float" office:value="4296.66666666667" calcext:value-type="float">
            <text:p>4,297</text:p>
          </table:table-cell>
          <table:table-cell table:formula="of:=AVERAGE([.E66:.E80])" office:value-type="float" office:value="600.133333333333" calcext:value-type="float">
            <text:p>600</text:p>
          </table:table-cell>
          <table:table-cell table:formula="of:=AVERAGE([.E73:.E80])" office:value-type="float" office:value="822" calcext:value-type="float">
            <text:p>822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86660" calcext:value-type="float">
            <text:p>86660</text:p>
          </table:table-cell>
          <table:table-cell office:value-type="float" office:value="10829" calcext:value-type="float">
            <text:p>10829</text:p>
          </table:table-cell>
          <table:table-cell table:formula="of:=[.B81]-[.B80]" office:value-type="float" office:value="4367" calcext:value-type="float">
            <text:p>4,367</text:p>
          </table:table-cell>
          <table:table-cell table:formula="of:=[.C81]-[.C80]" office:value-type="float" office:value="1123" calcext:value-type="float">
            <text:p>1,123</text:p>
          </table:table-cell>
          <table:table-cell table:formula="of:=AVERAGE([.D67:.D81])" office:value-type="float" office:value="4379.33333333333" calcext:value-type="float">
            <text:p>4,379</text:p>
          </table:table-cell>
          <table:table-cell table:formula="of:=AVERAGE([.E67:.E81])" office:value-type="float" office:value="662.866666666667" calcext:value-type="float">
            <text:p>663</text:p>
          </table:table-cell>
          <table:table-cell table:formula="of:=AVERAGE([.E74:.E81])" office:value-type="float" office:value="880.25" calcext:value-type="float">
            <text:p>880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90273" calcext:value-type="float">
            <text:p>90273</text:p>
          </table:table-cell>
          <table:table-cell office:value-type="float" office:value="11673" calcext:value-type="float">
            <text:p>11673</text:p>
          </table:table-cell>
          <table:table-cell table:formula="of:=[.B82]-[.B81]" office:value-type="float" office:value="3613" calcext:value-type="float">
            <text:p>3,613</text:p>
          </table:table-cell>
          <table:table-cell table:formula="of:=[.C82]-[.C81]" office:value-type="float" office:value="844" calcext:value-type="float">
            <text:p>844</text:p>
          </table:table-cell>
          <table:table-cell table:formula="of:=AVERAGE([.D68:.D82])" office:value-type="float" office:value="4403.6" calcext:value-type="float">
            <text:p>4,404</text:p>
          </table:table-cell>
          <table:table-cell table:formula="of:=AVERAGE([.E68:.E82])" office:value-type="float" office:value="699.933333333333" calcext:value-type="float">
            <text:p>700</text:p>
          </table:table-cell>
          <table:table-cell table:formula="of:=AVERAGE([.E75:.E82])" office:value-type="float" office:value="893.625" calcext:value-type="float">
            <text:p>894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93812" calcext:value-type="float">
            <text:p>93812</text:p>
          </table:table-cell>
          <table:table-cell office:value-type="float" office:value="12330" calcext:value-type="float">
            <text:p>12330</text:p>
          </table:table-cell>
          <table:table-cell table:formula="of:=[.B83]-[.B82]" office:value-type="float" office:value="3539" calcext:value-type="float">
            <text:p>3,539</text:p>
          </table:table-cell>
          <table:table-cell table:formula="of:=[.C83]-[.C82]" office:value-type="float" office:value="657" calcext:value-type="float">
            <text:p>657</text:p>
          </table:table-cell>
          <table:table-cell table:formula="of:=AVERAGE([.D69:.D83])" office:value-type="float" office:value="4450" calcext:value-type="float">
            <text:p>4,450</text:p>
          </table:table-cell>
          <table:table-cell table:formula="of:=AVERAGE([.E69:.E83])" office:value-type="float" office:value="724.266666666667" calcext:value-type="float">
            <text:p>724</text:p>
          </table:table-cell>
          <table:table-cell table:formula="of:=AVERAGE([.E76:.E83])" office:value-type="float" office:value="881.125" calcext:value-type="float">
            <text:p>881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8017" calcext:value-type="float">
            <text:p>98017</text:p>
          </table:table-cell>
          <table:table-cell office:value-type="float" office:value="13055" calcext:value-type="float">
            <text:p>13055</text:p>
          </table:table-cell>
          <table:table-cell table:formula="of:=[.B84]-[.B83]" office:value-type="float" office:value="4205" calcext:value-type="float">
            <text:p>4,205</text:p>
          </table:table-cell>
          <table:table-cell table:formula="of:=[.C84]-[.C83]" office:value-type="float" office:value="725" calcext:value-type="float">
            <text:p>725</text:p>
          </table:table-cell>
          <table:table-cell table:formula="of:=AVERAGE([.D70:.D84])" office:value-type="float" office:value="4537.53333333333" calcext:value-type="float">
            <text:p>4,538</text:p>
          </table:table-cell>
          <table:table-cell table:formula="of:=AVERAGE([.E70:.E84])" office:value-type="float" office:value="758.4" calcext:value-type="float">
            <text:p>758</text:p>
          </table:table-cell>
          <table:table-cell table:formula="of:=AVERAGE([.E77:.E84])" office:value-type="float" office:value="896.625" calcext:value-type="float">
            <text:p>897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102365" calcext:value-type="float">
            <text:p>102365</text:p>
          </table:table-cell>
          <table:table-cell office:value-type="float" office:value="14135" calcext:value-type="float">
            <text:p>14135</text:p>
          </table:table-cell>
          <table:table-cell table:formula="of:=[.B85]-[.B84]" office:value-type="float" office:value="4348" calcext:value-type="float">
            <text:p>4,348</text:p>
          </table:table-cell>
          <table:table-cell table:formula="of:=[.C85]-[.C84]" office:value-type="float" office:value="1080" calcext:value-type="float">
            <text:p>1,080</text:p>
          </table:table-cell>
          <table:table-cell table:formula="of:=AVERAGE([.D71:.D85])" office:value-type="float" office:value="4538.93333333333" calcext:value-type="float">
            <text:p>4,539</text:p>
          </table:table-cell>
          <table:table-cell table:formula="of:=AVERAGE([.E71:.E85])" office:value-type="float" office:value="805.466666666667" calcext:value-type="float">
            <text:p>805</text:p>
          </table:table-cell>
          <table:table-cell table:formula="of:=AVERAGE([.E78:.E85])" office:value-type="float" office:value="960.375" calcext:value-type="float">
            <text:p>960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07465" calcext:value-type="float">
            <text:p>107465</text:p>
          </table:table-cell>
          <table:table-cell office:value-type="float" office:value="15019" calcext:value-type="float">
            <text:p>15019</text:p>
          </table:table-cell>
          <table:table-cell table:formula="of:=[.B86]-[.B85]" office:value-type="float" office:value="5100" calcext:value-type="float">
            <text:p>5,100</text:p>
          </table:table-cell>
          <table:table-cell table:formula="of:=[.C86]-[.C85]" office:value-type="float" office:value="884" calcext:value-type="float">
            <text:p>884</text:p>
          </table:table-cell>
          <table:table-cell table:formula="of:=AVERAGE([.D72:.D86])" office:value-type="float" office:value="4576.66666666667" calcext:value-type="float">
            <text:p>4,577</text:p>
          </table:table-cell>
          <table:table-cell table:formula="of:=AVERAGE([.E72:.E86])" office:value-type="float" office:value="837.466666666667" calcext:value-type="float">
            <text:p>837</text:p>
          </table:table-cell>
          <table:table-cell table:formula="of:=AVERAGE([.E79:.E86])" office:value-type="float" office:value="932.75" calcext:value-type="float">
            <text:p>933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12808" calcext:value-type="float">
            <text:p>112808</text:p>
          </table:table-cell>
          <table:table-cell office:value-type="float" office:value="16059" calcext:value-type="float">
            <text:p>16059</text:p>
          </table:table-cell>
          <table:table-cell table:formula="of:=[.B87]-[.B86]" office:value-type="float" office:value="5343" calcext:value-type="float">
            <text:p>5,343</text:p>
          </table:table-cell>
          <table:table-cell table:formula="of:=[.C87]-[.C86]" office:value-type="float" office:value="1040" calcext:value-type="float">
            <text:p>1,040</text:p>
          </table:table-cell>
          <table:table-cell table:formula="of:=AVERAGE([.D73:.D87])" office:value-type="float" office:value="4601.26666666667" calcext:value-type="float">
            <text:p>4,601</text:p>
          </table:table-cell>
          <table:table-cell table:formula="of:=AVERAGE([.E73:.E87])" office:value-type="float" office:value="861.933333333333" calcext:value-type="float">
            <text:p>862</text:p>
          </table:table-cell>
          <table:table-cell table:formula="of:=AVERAGE([.E80:.E87])" office:value-type="float" office:value="933.75" calcext:value-type="float">
            <text:p>934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17798" calcext:value-type="float">
            <text:p>117798</text:p>
          </table:table-cell>
          <table:table-cell office:value-type="float" office:value="16973" calcext:value-type="float">
            <text:p>16973</text:p>
          </table:table-cell>
          <table:table-cell table:formula="of:=[.B88]-[.B87]" office:value-type="float" office:value="4990" calcext:value-type="float">
            <text:p>4,990</text:p>
          </table:table-cell>
          <table:table-cell table:formula="of:=[.C88]-[.C87]" office:value-type="float" office:value="914" calcext:value-type="float">
            <text:p>914</text:p>
          </table:table-cell>
          <table:table-cell table:formula="of:=AVERAGE([.D74:.D88])" office:value-type="float" office:value="4605.33333333333" calcext:value-type="float">
            <text:p>4,605</text:p>
          </table:table-cell>
          <table:table-cell table:formula="of:=AVERAGE([.E74:.E88])" office:value-type="float" office:value="879.066666666667" calcext:value-type="float">
            <text:p>879</text:p>
          </table:table-cell>
          <table:table-cell table:formula="of:=AVERAGE([.E81:.E88])" office:value-type="float" office:value="908.375" calcext:value-type="float">
            <text:p>90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2534" calcext:value-type="float">
            <text:p>122534</text:p>
          </table:table-cell>
          <table:table-cell office:value-type="float" office:value="18081" calcext:value-type="float">
            <text:p>18081</text:p>
          </table:table-cell>
          <table:table-cell table:formula="of:=[.B89]-[.B88]" office:value-type="float" office:value="4736" calcext:value-type="float">
            <text:p>4,736</text:p>
          </table:table-cell>
          <table:table-cell table:formula="of:=[.C89]-[.C88]" office:value-type="float" office:value="1108" calcext:value-type="float">
            <text:p>1,108</text:p>
          </table:table-cell>
          <table:table-cell table:formula="of:=AVERAGE([.D75:.D89])" office:value-type="float" office:value="4589" calcext:value-type="float">
            <text:p>4,589</text:p>
          </table:table-cell>
          <table:table-cell table:formula="of:=AVERAGE([.E75:.E89])" office:value-type="float" office:value="903.8" calcext:value-type="float">
            <text:p>904</text:p>
          </table:table-cell>
          <table:table-cell table:formula="of:=AVERAGE([.E82:.E89])" office:value-type="float" office:value="906.5" calcext:value-type="float">
            <text:p>907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26394" calcext:value-type="float">
            <text:p>126394</text:p>
          </table:table-cell>
          <table:table-cell office:value-type="float" office:value="18514" calcext:value-type="float">
            <text:p>18514</text:p>
          </table:table-cell>
          <table:table-cell table:formula="of:=[.B90]-[.B89]" office:value-type="float" office:value="3860" calcext:value-type="float">
            <text:p>3,860</text:p>
          </table:table-cell>
          <table:table-cell table:formula="of:=[.C90]-[.C89]" office:value-type="float" office:value="433" calcext:value-type="float">
            <text:p>433</text:p>
          </table:table-cell>
          <table:table-cell table:formula="of:=AVERAGE([.D76:.D90])" office:value-type="float" office:value="4574.8" calcext:value-type="float">
            <text:p>4,575</text:p>
          </table:table-cell>
          <table:table-cell table:formula="of:=AVERAGE([.E76:.E90])" office:value-type="float" office:value="882.2" calcext:value-type="float">
            <text:p>882</text:p>
          </table:table-cell>
          <table:table-cell table:formula="of:=AVERAGE([.E83:.E90])" office:value-type="float" office:value="855.125" calcext:value-type="float">
            <text:p>855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31260" calcext:value-type="float">
            <text:p>131260</text:p>
          </table:table-cell>
          <table:table-cell office:value-type="float" office:value="19090" calcext:value-type="float">
            <text:p>19090</text:p>
          </table:table-cell>
          <table:table-cell table:formula="of:=[.B91]-[.B90]" office:value-type="float" office:value="4866" calcext:value-type="float">
            <text:p>4,866</text:p>
          </table:table-cell>
          <table:table-cell table:formula="of:=[.C91]-[.C90]" office:value-type="float" office:value="576" calcext:value-type="float">
            <text:p>576</text:p>
          </table:table-cell>
          <table:table-cell table:formula="of:=AVERAGE([.D77:.D91])" office:value-type="float" office:value="4655.86666666667" calcext:value-type="float">
            <text:p>4,656</text:p>
          </table:table-cell>
          <table:table-cell table:formula="of:=AVERAGE([.E77:.E91])" office:value-type="float" office:value="880.533333333333" calcext:value-type="float">
            <text:p>881</text:p>
          </table:table-cell>
          <table:table-cell table:formula="of:=AVERAGE([.E84:.E91])" office:value-type="float" office:value="845" calcext:value-type="float">
            <text:p>845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36035" calcext:value-type="float">
            <text:p>136035</text:p>
          </table:table-cell>
          <table:table-cell office:value-type="float" office:value="20314" calcext:value-type="float">
            <text:p>20314</text:p>
          </table:table-cell>
          <table:table-cell table:formula="of:=[.B92]-[.B91]" office:value-type="float" office:value="4775" calcext:value-type="float">
            <text:p>4,775</text:p>
          </table:table-cell>
          <table:table-cell table:formula="of:=[.C92]-[.C91]" office:value-type="float" office:value="1224" calcext:value-type="float">
            <text:p>1,224</text:p>
          </table:table-cell>
          <table:table-cell table:formula="of:=AVERAGE([.D78:.D92])" office:value-type="float" office:value="4619.8" calcext:value-type="float">
            <text:p>4,620</text:p>
          </table:table-cell>
          <table:table-cell table:formula="of:=AVERAGE([.E78:.E92])" office:value-type="float" office:value="924.133333333333" calcext:value-type="float">
            <text:p>924</text:p>
          </table:table-cell>
          <table:table-cell table:formula="of:=AVERAGE([.E85:.E92])" office:value-type="float" office:value="907.375" calcext:value-type="float">
            <text:p>907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41540" calcext:value-type="float">
            <text:p>141540</text:p>
          </table:table-cell>
          <table:table-cell office:value-type="float" office:value="21171" calcext:value-type="float">
            <text:p>21171</text:p>
          </table:table-cell>
          <table:table-cell table:formula="of:=[.B93]-[.B92]" office:value-type="float" office:value="5505" calcext:value-type="float">
            <text:p>5,505</text:p>
          </table:table-cell>
          <table:table-cell table:formula="of:=[.C93]-[.C92]" office:value-type="float" office:value="857" calcext:value-type="float">
            <text:p>857</text:p>
          </table:table-cell>
          <table:table-cell table:formula="of:=AVERAGE([.D79:.D93])" office:value-type="float" office:value="4621.06666666667" calcext:value-type="float">
            <text:p>4,621</text:p>
          </table:table-cell>
          <table:table-cell table:formula="of:=AVERAGE([.E79:.E93])" office:value-type="float" office:value="907.6" calcext:value-type="float">
            <text:p>908</text:p>
          </table:table-cell>
          <table:table-cell table:formula="of:=AVERAGE([.E86:.E93])" office:value-type="float" office:value="879.5" calcext:value-type="float">
            <text:p>880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46708" calcext:value-type="float">
            <text:p>146708</text:p>
          </table:table-cell>
          <table:table-cell office:value-type="float" office:value="21855" calcext:value-type="float">
            <text:p>21855</text:p>
          </table:table-cell>
          <table:table-cell table:formula="of:=[.B94]-[.B93]" office:value-type="float" office:value="5168" calcext:value-type="float">
            <text:p>5,168</text:p>
          </table:table-cell>
          <table:table-cell table:formula="of:=[.C94]-[.C93]" office:value-type="float" office:value="684" calcext:value-type="float">
            <text:p>684</text:p>
          </table:table-cell>
          <table:table-cell table:formula="of:=AVERAGE([.D80:.D94])" office:value-type="float" office:value="4621.4" calcext:value-type="float">
            <text:p>4,621</text:p>
          </table:table-cell>
          <table:table-cell table:formula="of:=AVERAGE([.E80:.E94])" office:value-type="float" office:value="884.4" calcext:value-type="float">
            <text:p>884</text:p>
          </table:table-cell>
          <table:table-cell table:formula="of:=AVERAGE([.E87:.E94])" office:value-type="float" office:value="854.5" calcext:value-type="float">
            <text:p>85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51689" calcext:value-type="float">
            <text:p>151689</text:p>
          </table:table-cell>
          <table:table-cell office:value-type="float" office:value="22873" calcext:value-type="float">
            <text:p>22873</text:p>
          </table:table-cell>
          <table:table-cell table:formula="of:=[.B95]-[.B94]" office:value-type="float" office:value="4981" calcext:value-type="float">
            <text:p>4,981</text:p>
          </table:table-cell>
          <table:table-cell table:formula="of:=[.C95]-[.C94]" office:value-type="float" office:value="1018" calcext:value-type="float">
            <text:p>1,018</text:p>
          </table:table-cell>
          <table:table-cell table:formula="of:=AVERAGE([.D81:.D95])" office:value-type="float" office:value="4626.4" calcext:value-type="float">
            <text:p>4,626</text:p>
          </table:table-cell>
          <table:table-cell table:formula="of:=AVERAGE([.E81:.E95])" office:value-type="float" office:value="877.8" calcext:value-type="float">
            <text:p>878</text:p>
          </table:table-cell>
          <table:table-cell table:formula="of:=AVERAGE([.E88:.E95])" office:value-type="float" office:value="851.75" calcext:value-type="float">
            <text:p>852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453" calcext:value-type="float">
            <text:p>155453</text:p>
          </table:table-cell>
          <table:table-cell office:value-type="float" office:value="23689" calcext:value-type="float">
            <text:p>23689</text:p>
          </table:table-cell>
          <table:table-cell table:formula="of:=[.B96]-[.B95]" office:value-type="float" office:value="3764" calcext:value-type="float">
            <text:p>3,764</text:p>
          </table:table-cell>
          <table:table-cell table:formula="of:=[.C96]-[.C95]" office:value-type="float" office:value="816" calcext:value-type="float">
            <text:p>816</text:p>
          </table:table-cell>
          <table:table-cell table:formula="of:=AVERAGE([.D82:.D96])" office:value-type="float" office:value="4586.2" calcext:value-type="float">
            <text:p>4,586</text:p>
          </table:table-cell>
          <table:table-cell table:formula="of:=AVERAGE([.E82:.E96])" office:value-type="float" office:value="857.333333333333" calcext:value-type="float">
            <text:p>857</text:p>
          </table:table-cell>
          <table:table-cell table:formula="of:=AVERAGE([.E89:.E96])" office:value-type="float" office:value="839.5" calcext:value-type="float">
            <text:p>840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58926" calcext:value-type="float">
            <text:p>158926</text:p>
          </table:table-cell>
          <table:table-cell office:value-type="float" office:value="24053" calcext:value-type="float">
            <text:p>24053</text:p>
          </table:table-cell>
          <table:table-cell table:formula="of:=[.B97]-[.B96]" office:value-type="float" office:value="3473" calcext:value-type="float">
            <text:p>3,473</text:p>
          </table:table-cell>
          <table:table-cell table:formula="of:=[.C97]-[.C96]" office:value-type="float" office:value="364" calcext:value-type="float">
            <text:p>364</text:p>
          </table:table-cell>
          <table:table-cell table:formula="of:=AVERAGE([.D83:.D97])" office:value-type="float" office:value="4576.86666666667" calcext:value-type="float">
            <text:p>4,577</text:p>
          </table:table-cell>
          <table:table-cell table:formula="of:=AVERAGE([.E83:.E97])" office:value-type="float" office:value="825.333333333333" calcext:value-type="float">
            <text:p>825</text:p>
          </table:table-cell>
          <table:table-cell table:formula="of:=AVERAGE([.E90:.E97])" office:value-type="float" office:value="746.5" calcext:value-type="float">
            <text:p>747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63630" calcext:value-type="float">
            <text:p>163630</text:p>
          </table:table-cell>
          <table:table-cell office:value-type="float" office:value="24376" calcext:value-type="float">
            <text:p>24376</text:p>
          </table:table-cell>
          <table:table-cell table:formula="of:=[.B98]-[.B97]" office:value-type="float" office:value="4704" calcext:value-type="float">
            <text:p>4,704</text:p>
          </table:table-cell>
          <table:table-cell table:formula="of:=[.C98]-[.C97]" office:value-type="float" office:value="323" calcext:value-type="float">
            <text:p>323</text:p>
          </table:table-cell>
          <table:table-cell table:formula="of:=AVERAGE([.D84:.D98])" office:value-type="float" office:value="4654.53333333333" calcext:value-type="float">
            <text:p>4,655</text:p>
          </table:table-cell>
          <table:table-cell table:formula="of:=AVERAGE([.E84:.E98])" office:value-type="float" office:value="803.066666666667" calcext:value-type="float">
            <text:p>803</text:p>
          </table:table-cell>
          <table:table-cell table:formula="of:=AVERAGE([.E91:.E98])" office:value-type="float" office:value="732.75" calcext:value-type="float">
            <text:p>733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68357" calcext:value-type="float">
            <text:p>168357</text:p>
          </table:table-cell>
          <table:table-cell office:value-type="float" office:value="25347" calcext:value-type="float">
            <text:p>25347</text:p>
          </table:table-cell>
          <table:table-cell table:formula="of:=[.B99]-[.B98]" office:value-type="float" office:value="4727" calcext:value-type="float">
            <text:p>4,727</text:p>
          </table:table-cell>
          <table:table-cell table:formula="of:=[.C99]-[.C98]" office:value-type="float" office:value="971" calcext:value-type="float">
            <text:p>971</text:p>
          </table:table-cell>
          <table:table-cell table:formula="of:=AVERAGE([.D85:.D99])" office:value-type="float" office:value="4689.33333333333" calcext:value-type="float">
            <text:p>4,689</text:p>
          </table:table-cell>
          <table:table-cell table:formula="of:=AVERAGE([.E85:.E99])" office:value-type="float" office:value="819.466666666667" calcext:value-type="float">
            <text:p>819</text:p>
          </table:table-cell>
          <table:table-cell table:formula="of:=AVERAGE([.E92:.E99])" office:value-type="float" office:value="782.125" calcext:value-type="float">
            <text:p>782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73807" calcext:value-type="float">
            <text:p>173807</text:p>
          </table:table-cell>
          <table:table-cell office:value-type="float" office:value="26118" calcext:value-type="float">
            <text:p>26118</text:p>
          </table:table-cell>
          <table:table-cell table:formula="of:=[.B100]-[.B99]" office:value-type="float" office:value="5450" calcext:value-type="float">
            <text:p>5,450</text:p>
          </table:table-cell>
          <table:table-cell table:formula="of:=[.C100]-[.C99]" office:value-type="float" office:value="771" calcext:value-type="float">
            <text:p>771</text:p>
          </table:table-cell>
          <table:table-cell table:formula="of:=AVERAGE([.D86:.D100])" office:value-type="float" office:value="4762.8" calcext:value-type="float">
            <text:p>4,763</text:p>
          </table:table-cell>
          <table:table-cell table:formula="of:=AVERAGE([.E86:.E100])" office:value-type="float" office:value="798.866666666667" calcext:value-type="float">
            <text:p>799</text:p>
          </table:table-cell>
          <table:table-cell table:formula="of:=AVERAGE([.E93:.E100])" office:value-type="float" office:value="725.5" calcext:value-type="float">
            <text:p>726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78771" calcext:value-type="float">
            <text:p>178771</text:p>
          </table:table-cell>
          <table:table-cell office:value-type="float" office:value="26754" calcext:value-type="float">
            <text:p>26754</text:p>
          </table:table-cell>
          <table:table-cell table:formula="of:=[.B101]-[.B100]" office:value-type="float" office:value="4964" calcext:value-type="float">
            <text:p>4,964</text:p>
          </table:table-cell>
          <table:table-cell table:formula="of:=[.C101]-[.C100]" office:value-type="float" office:value="636" calcext:value-type="float">
            <text:p>636</text:p>
          </table:table-cell>
          <table:table-cell table:formula="of:=AVERAGE([.D87:.D101])" office:value-type="float" office:value="4753.73333333333" calcext:value-type="float">
            <text:p>4,754</text:p>
          </table:table-cell>
          <table:table-cell table:formula="of:=AVERAGE([.E87:.E101])" office:value-type="float" office:value="782.333333333333" calcext:value-type="float">
            <text:p>782</text:p>
          </table:table-cell>
          <table:table-cell table:formula="of:=AVERAGE([.E94:.E101])" office:value-type="float" office:value="697.875" calcext:value-type="float">
            <text:p>69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83501" calcext:value-type="float">
            <text:p>183501</text:p>
          </table:table-cell>
          <table:table-cell office:value-type="float" office:value="27454" calcext:value-type="float">
            <text:p>27454</text:p>
          </table:table-cell>
          <table:table-cell table:formula="of:=[.B102]-[.B101]" office:value-type="float" office:value="4730" calcext:value-type="float">
            <text:p>4,730</text:p>
          </table:table-cell>
          <table:table-cell table:formula="of:=[.C102]-[.C101]" office:value-type="float" office:value="700" calcext:value-type="float">
            <text:p>700</text:p>
          </table:table-cell>
          <table:table-cell table:formula="of:=AVERAGE([.D88:.D102])" office:value-type="float" office:value="4712.86666666667" calcext:value-type="float">
            <text:p>4,713</text:p>
          </table:table-cell>
          <table:table-cell table:formula="of:=AVERAGE([.E88:.E102])" office:value-type="float" office:value="759.666666666667" calcext:value-type="float">
            <text:p>760</text:p>
          </table:table-cell>
          <table:table-cell table:formula="of:=AVERAGE([.E95:.E102])" office:value-type="float" office:value="699.875" calcext:value-type="float">
            <text:p>700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86731" calcext:value-type="float">
            <text:p>186731</text:p>
          </table:table-cell>
          <table:table-cell office:value-type="float" office:value="28039" calcext:value-type="float">
            <text:p>28039</text:p>
          </table:table-cell>
          <table:table-cell table:formula="of:=[.B103]-[.B102]" office:value-type="float" office:value="3230" calcext:value-type="float">
            <text:p>3,230</text:p>
          </table:table-cell>
          <table:table-cell table:formula="of:=[.C103]-[.C102]" office:value-type="float" office:value="585" calcext:value-type="float">
            <text:p>585</text:p>
          </table:table-cell>
          <table:table-cell table:formula="of:=AVERAGE([.D89:.D103])" office:value-type="float" office:value="4595.53333333333" calcext:value-type="float">
            <text:p>4,596</text:p>
          </table:table-cell>
          <table:table-cell table:formula="of:=AVERAGE([.E89:.E103])" office:value-type="float" office:value="737.733333333333" calcext:value-type="float">
            <text:p>738</text:p>
          </table:table-cell>
          <table:table-cell table:formula="of:=AVERAGE([.E96:.E103])" office:value-type="float" office:value="645.75" calcext:value-type="float">
            <text:p>646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89708" calcext:value-type="float">
            <text:p>189708</text:p>
          </table:table-cell>
          <table:table-cell office:value-type="float" office:value="28292" calcext:value-type="float">
            <text:p>28292</text:p>
          </table:table-cell>
          <table:table-cell table:formula="of:=[.B104]-[.B103]" office:value-type="float" office:value="2977" calcext:value-type="float">
            <text:p>2,977</text:p>
          </table:table-cell>
          <table:table-cell table:formula="of:=[.C104]-[.C103]" office:value-type="float" office:value="253" calcext:value-type="float">
            <text:p>253</text:p>
          </table:table-cell>
          <table:table-cell table:formula="of:=AVERAGE([.D90:.D104])" office:value-type="float" office:value="4478.26666666667" calcext:value-type="float">
            <text:p>4,478</text:p>
          </table:table-cell>
          <table:table-cell table:formula="of:=AVERAGE([.E90:.E104])" office:value-type="float" office:value="680.733333333333" calcext:value-type="float">
            <text:p>681</text:p>
          </table:table-cell>
          <table:table-cell table:formula="of:=AVERAGE([.E97:.E104])" office:value-type="float" office:value="575.375" calcext:value-type="float">
            <text:p>575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93091" calcext:value-type="float">
            <text:p>193091</text:p>
          </table:table-cell>
          <table:table-cell office:value-type="float" office:value="28565" calcext:value-type="float">
            <text:p>28565</text:p>
          </table:table-cell>
          <table:table-cell table:formula="of:=[.B105]-[.B104]" office:value-type="float" office:value="3383" calcext:value-type="float">
            <text:p>3,383</text:p>
          </table:table-cell>
          <table:table-cell table:formula="of:=[.C105]-[.C104]" office:value-type="float" office:value="273" calcext:value-type="float">
            <text:p>273</text:p>
          </table:table-cell>
          <table:table-cell table:formula="of:=AVERAGE([.D91:.D105])" office:value-type="float" office:value="4446.46666666667" calcext:value-type="float">
            <text:p>4,446</text:p>
          </table:table-cell>
          <table:table-cell table:formula="of:=AVERAGE([.E91:.E105])" office:value-type="float" office:value="670.066666666667" calcext:value-type="float">
            <text:p>670</text:p>
          </table:table-cell>
          <table:table-cell table:formula="of:=AVERAGE([.E98:.E105])" office:value-type="float" office:value="564" calcext:value-type="float">
            <text:p>564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96780" calcext:value-type="float">
            <text:p>196780</text:p>
          </table:table-cell>
          <table:table-cell office:value-type="float" office:value="29290" calcext:value-type="float">
            <text:p>29290</text:p>
          </table:table-cell>
          <table:table-cell table:formula="of:=[.B106]-[.B105]" office:value-type="float" office:value="3689" calcext:value-type="float">
            <text:p>3,689</text:p>
          </table:table-cell>
          <table:table-cell table:formula="of:=[.C106]-[.C105]" office:value-type="float" office:value="725" calcext:value-type="float">
            <text:p>725</text:p>
          </table:table-cell>
          <table:table-cell table:formula="of:=AVERAGE([.D92:.D106])" office:value-type="float" office:value="4368" calcext:value-type="float">
            <text:p>4,368</text:p>
          </table:table-cell>
          <table:table-cell table:formula="of:=AVERAGE([.E92:.E106])" office:value-type="float" office:value="680" calcext:value-type="float">
            <text:p>680</text:p>
          </table:table-cell>
          <table:table-cell table:formula="of:=AVERAGE([.E99:.E106])" office:value-type="float" office:value="614.25" calcext:value-type="float">
            <text:p>614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00616" calcext:value-type="float">
            <text:p>200616</text:p>
          </table:table-cell>
          <table:table-cell office:value-type="float" office:value="29937" calcext:value-type="float">
            <text:p>29937</text:p>
          </table:table-cell>
          <table:table-cell table:formula="of:=[.B107]-[.B106]" office:value-type="float" office:value="3836" calcext:value-type="float">
            <text:p>3,836</text:p>
          </table:table-cell>
          <table:table-cell table:formula="of:=[.C107]-[.C106]" office:value-type="float" office:value="647" calcext:value-type="float">
            <text:p>647</text:p>
          </table:table-cell>
          <table:table-cell table:formula="of:=AVERAGE([.D93:.D107])" office:value-type="float" office:value="4305.4" calcext:value-type="float">
            <text:p>4,305</text:p>
          </table:table-cell>
          <table:table-cell table:formula="of:=AVERAGE([.E93:.E107])" office:value-type="float" office:value="641.533333333333" calcext:value-type="float">
            <text:p>642</text:p>
          </table:table-cell>
          <table:table-cell table:formula="of:=AVERAGE([.E100:.E107])" office:value-type="float" office:value="573.75" calcext:value-type="float">
            <text:p>574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204387" calcext:value-type="float">
            <text:p>204387</text:p>
          </table:table-cell>
          <table:table-cell office:value-type="float" office:value="30395" calcext:value-type="float">
            <text:p>30395</text:p>
          </table:table-cell>
          <table:table-cell table:formula="of:=[.B108]-[.B107]" office:value-type="float" office:value="3771" calcext:value-type="float">
            <text:p>3,771</text:p>
          </table:table-cell>
          <table:table-cell table:formula="of:=[.C108]-[.C107]" office:value-type="float" office:value="458" calcext:value-type="float">
            <text:p>458</text:p>
          </table:table-cell>
          <table:table-cell table:formula="of:=AVERAGE([.D94:.D108])" office:value-type="float" office:value="4189.8" calcext:value-type="float">
            <text:p>4,190</text:p>
          </table:table-cell>
          <table:table-cell table:formula="of:=AVERAGE([.E94:.E108])" office:value-type="float" office:value="614.933333333333" calcext:value-type="float">
            <text:p>615</text:p>
          </table:table-cell>
          <table:table-cell table:formula="of:=AVERAGE([.E101:.E108])" office:value-type="float" office:value="534.625" calcext:value-type="float">
            <text:p>535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7439" calcext:value-type="float">
            <text:p>207439</text:p>
          </table:table-cell>
          <table:table-cell office:value-type="float" office:value="30975" calcext:value-type="float">
            <text:p>30975</text:p>
          </table:table-cell>
          <table:table-cell table:formula="of:=[.B109]-[.B108]" office:value-type="float" office:value="3052" calcext:value-type="float">
            <text:p>3,052</text:p>
          </table:table-cell>
          <table:table-cell table:formula="of:=[.C109]-[.C108]" office:value-type="float" office:value="580" calcext:value-type="float">
            <text:p>580</text:p>
          </table:table-cell>
          <table:table-cell table:formula="of:=AVERAGE([.D95:.D109])" office:value-type="float" office:value="4048.73333333333" calcext:value-type="float">
            <text:p>4,049</text:p>
          </table:table-cell>
          <table:table-cell table:formula="of:=AVERAGE([.E95:.E109])" office:value-type="float" office:value="608" calcext:value-type="float">
            <text:p>608</text:p>
          </table:table-cell>
          <table:table-cell table:formula="of:=AVERAGE([.E102:.E109])" office:value-type="float" office:value="527.625" calcext:value-type="float">
            <text:p>528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9589" calcext:value-type="float">
            <text:p>209589</text:p>
          </table:table-cell>
          <table:table-cell office:value-type="float" office:value="31250" calcext:value-type="float">
            <text:p>31250</text:p>
          </table:table-cell>
          <table:table-cell table:formula="of:=[.B110]-[.B109]" office:value-type="float" office:value="2150" calcext:value-type="float">
            <text:p>2,150</text:p>
          </table:table-cell>
          <table:table-cell table:formula="of:=[.C110]-[.C109]" office:value-type="float" office:value="275" calcext:value-type="float">
            <text:p>275</text:p>
          </table:table-cell>
          <table:table-cell table:formula="of:=AVERAGE([.D96:.D110])" office:value-type="float" office:value="3860" calcext:value-type="float">
            <text:p>3,860</text:p>
          </table:table-cell>
          <table:table-cell table:formula="of:=AVERAGE([.E96:.E110])" office:value-type="float" office:value="558.466666666667" calcext:value-type="float">
            <text:p>558</text:p>
          </table:table-cell>
          <table:table-cell table:formula="of:=AVERAGE([.E103:.E110])" office:value-type="float" office:value="474.5" calcext:value-type="float">
            <text:p>47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1911" calcext:value-type="float">
            <text:p>211911</text:p>
          </table:table-cell>
          <table:table-cell office:value-type="float" office:value="31467" calcext:value-type="float">
            <text:p>31467</text:p>
          </table:table-cell>
          <table:table-cell table:formula="of:=[.B111]-[.B110]" office:value-type="float" office:value="2322" calcext:value-type="float">
            <text:p>2,322</text:p>
          </table:table-cell>
          <table:table-cell table:formula="of:=[.C111]-[.C110]" office:value-type="float" office:value="217" calcext:value-type="float">
            <text:p>217</text:p>
          </table:table-cell>
          <table:table-cell table:formula="of:=AVERAGE([.D97:.D111])" office:value-type="float" office:value="3763.86666666667" calcext:value-type="float">
            <text:p>3,764</text:p>
          </table:table-cell>
          <table:table-cell table:formula="of:=AVERAGE([.E97:.E111])" office:value-type="float" office:value="518.533333333333" calcext:value-type="float">
            <text:p>519</text:p>
          </table:table-cell>
          <table:table-cell table:formula="of:=AVERAGE([.E104:.E111])" office:value-type="float" office:value="428.5" calcext:value-type="float">
            <text:p>429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15500" calcext:value-type="float">
            <text:p>215500</text:p>
          </table:table-cell>
          <table:table-cell office:value-type="float" office:value="31655" calcext:value-type="float">
            <text:p>31655</text:p>
          </table:table-cell>
          <table:table-cell table:formula="of:=[.B112]-[.B111]" office:value-type="float" office:value="3589" calcext:value-type="float">
            <text:p>3,589</text:p>
          </table:table-cell>
          <table:table-cell table:formula="of:=[.C112]-[.C111]" office:value-type="float" office:value="188" calcext:value-type="float">
            <text:p>188</text:p>
          </table:table-cell>
          <table:table-cell table:formula="of:=AVERAGE([.D98:.D112])" office:value-type="float" office:value="3771.6" calcext:value-type="float">
            <text:p>3,772</text:p>
          </table:table-cell>
          <table:table-cell table:formula="of:=AVERAGE([.E98:.E112])" office:value-type="float" office:value="506.8" calcext:value-type="float">
            <text:p>507</text:p>
          </table:table-cell>
          <table:table-cell table:formula="of:=AVERAGE([.E105:.E112])" office:value-type="float" office:value="420.375" calcext:value-type="float">
            <text:p>420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18895" calcext:value-type="float">
            <text:p>218895</text:p>
          </table:table-cell>
          <table:table-cell office:value-type="float" office:value="32270" calcext:value-type="float">
            <text:p>32270</text:p>
          </table:table-cell>
          <table:table-cell table:formula="of:=[.B113]-[.B112]" office:value-type="float" office:value="3395" calcext:value-type="float">
            <text:p>3,395</text:p>
          </table:table-cell>
          <table:table-cell table:formula="of:=[.C113]-[.C112]" office:value-type="float" office:value="615" calcext:value-type="float">
            <text:p>615</text:p>
          </table:table-cell>
          <table:table-cell table:formula="of:=AVERAGE([.D99:.D113])" office:value-type="float" office:value="3684.33333333333" calcext:value-type="float">
            <text:p>3,684</text:p>
          </table:table-cell>
          <table:table-cell table:formula="of:=AVERAGE([.E99:.E113])" office:value-type="float" office:value="526.266666666667" calcext:value-type="float">
            <text:p>526</text:p>
          </table:table-cell>
          <table:table-cell table:formula="of:=AVERAGE([.E106:.E113])" office:value-type="float" office:value="463.125" calcext:value-type="float">
            <text:p>463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22195" calcext:value-type="float">
            <text:p>222195</text:p>
          </table:table-cell>
          <table:table-cell office:value-type="float" office:value="32718" calcext:value-type="float">
            <text:p>32718</text:p>
          </table:table-cell>
          <table:table-cell table:formula="of:=[.B114]-[.B113]" office:value-type="float" office:value="3300" calcext:value-type="float">
            <text:p>3,300</text:p>
          </table:table-cell>
          <table:table-cell table:formula="of:=[.C114]-[.C113]" office:value-type="float" office:value="448" calcext:value-type="float">
            <text:p>448</text:p>
          </table:table-cell>
          <table:table-cell table:formula="of:=AVERAGE([.D100:.D114])" office:value-type="float" office:value="3589.2" calcext:value-type="float">
            <text:p>3,589</text:p>
          </table:table-cell>
          <table:table-cell table:formula="of:=AVERAGE([.E100:.E114])" office:value-type="float" office:value="491.4" calcext:value-type="float">
            <text:p>491</text:p>
          </table:table-cell>
          <table:table-cell table:formula="of:=AVERAGE([.E107:.E114])" office:value-type="float" office:value="428.5" calcext:value-type="float">
            <text:p>42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24813" calcext:value-type="float">
            <text:p>224813</text:p>
          </table:table-cell>
          <table:table-cell office:value-type="float" office:value="33071" calcext:value-type="float">
            <text:p>33071</text:p>
          </table:table-cell>
          <table:table-cell table:formula="of:=[.B115]-[.B114]" office:value-type="float" office:value="2618" calcext:value-type="float">
            <text:p>2,618</text:p>
          </table:table-cell>
          <table:table-cell table:formula="of:=[.C115]-[.C114]" office:value-type="float" office:value="353" calcext:value-type="float">
            <text:p>353</text:p>
          </table:table-cell>
          <table:table-cell table:formula="of:=AVERAGE([.D101:.D115])" office:value-type="float" office:value="3400.4" calcext:value-type="float">
            <text:p>3,400</text:p>
          </table:table-cell>
          <table:table-cell table:formula="of:=AVERAGE([.E101:.E115])" office:value-type="float" office:value="463.533333333333" calcext:value-type="float">
            <text:p>464</text:p>
          </table:table-cell>
          <table:table-cell table:formula="of:=AVERAGE([.E108:.E115])" office:value-type="float" office:value="391.75" calcext:value-type="float">
            <text:p>392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27334" calcext:value-type="float">
            <text:p>227334</text:p>
          </table:table-cell>
          <table:table-cell office:value-type="float" office:value="33422" calcext:value-type="float">
            <text:p>33422</text:p>
          </table:table-cell>
          <table:table-cell table:formula="of:=[.B116]-[.B115]" office:value-type="float" office:value="2521" calcext:value-type="float">
            <text:p>2,521</text:p>
          </table:table-cell>
          <table:table-cell table:formula="of:=[.C116]-[.C115]" office:value-type="float" office:value="351" calcext:value-type="float">
            <text:p>351</text:p>
          </table:table-cell>
          <table:table-cell table:formula="of:=AVERAGE([.D102:.D116])" office:value-type="float" office:value="3237.53333333333" calcext:value-type="float">
            <text:p>3,238</text:p>
          </table:table-cell>
          <table:table-cell table:formula="of:=AVERAGE([.E102:.E116])" office:value-type="float" office:value="444.533333333333" calcext:value-type="float">
            <text:p>445</text:p>
          </table:table-cell>
          <table:table-cell table:formula="of:=AVERAGE([.E109:.E116])" office:value-type="float" office:value="378.375" calcext:value-type="float">
            <text:p>378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29406" calcext:value-type="float">
            <text:p>229406</text:p>
          </table:table-cell>
          <table:table-cell office:value-type="float" office:value="33833" calcext:value-type="float">
            <text:p>33833</text:p>
          </table:table-cell>
          <table:table-cell table:formula="of:=[.B117]-[.B116]" office:value-type="float" office:value="2072" calcext:value-type="float">
            <text:p>2,072</text:p>
          </table:table-cell>
          <table:table-cell table:formula="of:=[.C117]-[.C116]" office:value-type="float" office:value="411" calcext:value-type="float">
            <text:p>411</text:p>
          </table:table-cell>
          <table:table-cell table:formula="of:=AVERAGE([.D103:.D117])" office:value-type="float" office:value="3060.33333333333" calcext:value-type="float">
            <text:p>3,060</text:p>
          </table:table-cell>
          <table:table-cell table:formula="of:=AVERAGE([.E103:.E117])" office:value-type="float" office:value="425.266666666667" calcext:value-type="float">
            <text:p>425</text:p>
          </table:table-cell>
          <table:table-cell table:formula="of:=AVERAGE([.E110:.E117])" office:value-type="float" office:value="357.25" calcext:value-type="float">
            <text:p>357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31232" calcext:value-type="float">
            <text:p>231232</text:p>
          </table:table-cell>
          <table:table-cell office:value-type="float" office:value="33900" calcext:value-type="float">
            <text:p>33900</text:p>
          </table:table-cell>
          <table:table-cell table:formula="of:=[.B118]-[.B117]" office:value-type="float" office:value="1826" calcext:value-type="float">
            <text:p>1,826</text:p>
          </table:table-cell>
          <table:table-cell table:formula="of:=[.C118]-[.C117]" office:value-type="float" office:value="67" calcext:value-type="float">
            <text:p>67</text:p>
          </table:table-cell>
          <table:table-cell table:formula="of:=AVERAGE([.D104:.D118])" office:value-type="float" office:value="2966.73333333333" calcext:value-type="float">
            <text:p>2,967</text:p>
          </table:table-cell>
          <table:table-cell table:formula="of:=AVERAGE([.E104:.E118])" office:value-type="float" office:value="390.733333333333" calcext:value-type="float">
            <text:p>391</text:p>
          </table:table-cell>
          <table:table-cell table:formula="of:=AVERAGE([.E111:.E118])" office:value-type="float" office:value="331.25" calcext:value-type="float">
            <text:p>331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33809" calcext:value-type="float">
            <text:p>233809</text:p>
          </table:table-cell>
          <table:table-cell office:value-type="float" office:value="34046" calcext:value-type="float">
            <text:p>34046</text:p>
          </table:table-cell>
          <table:table-cell table:formula="of:=[.B119]-[.B118]" office:value-type="float" office:value="2577" calcext:value-type="float">
            <text:p>2,577</text:p>
          </table:table-cell>
          <table:table-cell table:formula="of:=[.C119]-[.C118]" office:value-type="float" office:value="146" calcext:value-type="float">
            <text:p>146</text:p>
          </table:table-cell>
          <table:table-cell table:formula="of:=AVERAGE([.D105:.D119])" office:value-type="float" office:value="2940.06666666667" calcext:value-type="float">
            <text:p>2,940</text:p>
          </table:table-cell>
          <table:table-cell table:formula="of:=AVERAGE([.E105:.E119])" office:value-type="float" office:value="383.6" calcext:value-type="float">
            <text:p>384</text:p>
          </table:table-cell>
          <table:table-cell table:formula="of:=AVERAGE([.E112:.E119])" office:value-type="float" office:value="322.375" calcext:value-type="float">
            <text:p>322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36867" calcext:value-type="float">
            <text:p>236867</text:p>
          </table:table-cell>
          <table:table-cell office:value-type="float" office:value="34547" calcext:value-type="float">
            <text:p>34547</text:p>
          </table:table-cell>
          <table:table-cell table:formula="of:=[.B120]-[.B119]" office:value-type="float" office:value="3058" calcext:value-type="float">
            <text:p>3,058</text:p>
          </table:table-cell>
          <table:table-cell table:formula="of:=[.C120]-[.C119]" office:value-type="float" office:value="501" calcext:value-type="float">
            <text:p>501</text:p>
          </table:table-cell>
          <table:table-cell table:formula="of:=AVERAGE([.D106:.D120])" office:value-type="float" office:value="2918.4" calcext:value-type="float">
            <text:p>2,918</text:p>
          </table:table-cell>
          <table:table-cell table:formula="of:=AVERAGE([.E106:.E120])" office:value-type="float" office:value="398.8" calcext:value-type="float">
            <text:p>399</text:p>
          </table:table-cell>
          <table:table-cell table:formula="of:=AVERAGE([.E113:.E120])" office:value-type="float" office:value="361.5" calcext:value-type="float">
            <text:p>362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39579" calcext:value-type="float">
            <text:p>239579</text:p>
          </table:table-cell>
          <table:table-cell office:value-type="float" office:value="34876" calcext:value-type="float">
            <text:p>34876</text:p>
          </table:table-cell>
          <table:table-cell table:formula="of:=[.B121]-[.B120]" office:value-type="float" office:value="2712" calcext:value-type="float">
            <text:p>2,712</text:p>
          </table:table-cell>
          <table:table-cell table:formula="of:=[.C121]-[.C120]" office:value-type="float" office:value="329" calcext:value-type="float">
            <text:p>329</text:p>
          </table:table-cell>
          <table:table-cell table:formula="of:=AVERAGE([.D107:.D121])" office:value-type="float" office:value="2853.26666666667" calcext:value-type="float">
            <text:p>2,853</text:p>
          </table:table-cell>
          <table:table-cell table:formula="of:=AVERAGE([.E107:.E121])" office:value-type="float" office:value="372.4" calcext:value-type="float">
            <text:p>372</text:p>
          </table:table-cell>
          <table:table-cell table:formula="of:=AVERAGE([.E114:.E121])" office:value-type="float" office:value="325.75" calcext:value-type="float">
            <text:p>32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42133" calcext:value-type="float">
            <text:p>242133</text:p>
          </table:table-cell>
          <table:table-cell office:value-type="float" office:value="35149" calcext:value-type="float">
            <text:p>35149</text:p>
          </table:table-cell>
          <table:table-cell table:formula="of:=[.B122]-[.B121]" office:value-type="float" office:value="2554" calcext:value-type="float">
            <text:p>2,554</text:p>
          </table:table-cell>
          <table:table-cell table:formula="of:=[.C122]-[.C121]" office:value-type="float" office:value="273" calcext:value-type="float">
            <text:p>273</text:p>
          </table:table-cell>
          <table:table-cell table:formula="of:=AVERAGE([.D108:.D122])" office:value-type="float" office:value="2767.8" calcext:value-type="float">
            <text:p>2,768</text:p>
          </table:table-cell>
          <table:table-cell table:formula="of:=AVERAGE([.E108:.E122])" office:value-type="float" office:value="347.466666666667" calcext:value-type="float">
            <text:p>347</text:p>
          </table:table-cell>
          <table:table-cell table:formula="of:=AVERAGE([.E115:.E122])" office:value-type="float" office:value="303.875" calcext:value-type="float">
            <text:p>304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44174" calcext:value-type="float">
            <text:p>244174</text:p>
          </table:table-cell>
          <table:table-cell office:value-type="float" office:value="35440" calcext:value-type="float">
            <text:p>35440</text:p>
          </table:table-cell>
          <table:table-cell table:formula="of:=[.B123]-[.B122]" office:value-type="float" office:value="2041" calcext:value-type="float">
            <text:p>2,041</text:p>
          </table:table-cell>
          <table:table-cell table:formula="of:=[.C123]-[.C122]" office:value-type="float" office:value="291" calcext:value-type="float">
            <text:p>291</text:p>
          </table:table-cell>
          <table:table-cell table:formula="of:=AVERAGE([.D109:.D123])" office:value-type="float" office:value="2652.46666666667" calcext:value-type="float">
            <text:p>2,652</text:p>
          </table:table-cell>
          <table:table-cell table:formula="of:=AVERAGE([.E109:.E123])" office:value-type="float" office:value="336.333333333333" calcext:value-type="float">
            <text:p>336</text:p>
          </table:table-cell>
          <table:table-cell table:formula="of:=AVERAGE([.E116:.E123])" office:value-type="float" office:value="296.125" calcext:value-type="float">
            <text:p>296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245682" calcext:value-type="float">
            <text:p>245682</text:p>
          </table:table-cell>
          <table:table-cell office:value-type="float" office:value="35660" calcext:value-type="float">
            <text:p>35660</text:p>
          </table:table-cell>
          <table:table-cell table:formula="of:=[.B124]-[.B123]" office:value-type="float" office:value="1508" calcext:value-type="float">
            <text:p>1,508</text:p>
          </table:table-cell>
          <table:table-cell table:formula="of:=[.C124]-[.C123]" office:value-type="float" office:value="220" calcext:value-type="float">
            <text:p>220</text:p>
          </table:table-cell>
          <table:table-cell table:formula="of:=AVERAGE([.D110:.D124])" office:value-type="float" office:value="2549.53333333333" calcext:value-type="float">
            <text:p>2,550</text:p>
          </table:table-cell>
          <table:table-cell table:formula="of:=AVERAGE([.E110:.E124])" office:value-type="float" office:value="312.333333333333" calcext:value-type="float">
            <text:p>312</text:p>
          </table:table-cell>
          <table:table-cell table:formula="of:=AVERAGE([.E117:.E124])" office:value-type="float" office:value="279.75" calcext:value-type="float">
            <text:p>280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247037" calcext:value-type="float">
            <text:p>247037</text:p>
          </table:table-cell>
          <table:table-cell office:value-type="float" office:value="36039" calcext:value-type="float">
            <text:p>36039</text:p>
          </table:table-cell>
          <table:table-cell table:formula="of:=[.B125]-[.B124]" office:value-type="float" office:value="1355" calcext:value-type="float">
            <text:p>1,355</text:p>
          </table:table-cell>
          <table:table-cell table:formula="of:=[.C125]-[.C124]" office:value-type="float" office:value="379" calcext:value-type="float">
            <text:p>379</text:p>
          </table:table-cell>
          <table:table-cell table:formula="of:=AVERAGE([.D111:.D125])" office:value-type="float" office:value="2496.53333333333" calcext:value-type="float">
            <text:p>2,497</text:p>
          </table:table-cell>
          <table:table-cell table:formula="of:=AVERAGE([.E111:.E125])" office:value-type="float" office:value="319.266666666667" calcext:value-type="float">
            <text:p>319</text:p>
          </table:table-cell>
          <table:table-cell table:formula="of:=AVERAGE([.E118:.E125])" office:value-type="float" office:value="275.75" calcext:value-type="float">
            <text:p>276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248650" calcext:value-type="float">
            <text:p>248650</text:p>
          </table:table-cell>
          <table:table-cell office:value-type="float" office:value="36143" calcext:value-type="float">
            <text:p>36143</text:p>
          </table:table-cell>
          <table:table-cell table:formula="of:=[.B126]-[.B125]" office:value-type="float" office:value="1613" calcext:value-type="float">
            <text:p>1,613</text:p>
          </table:table-cell>
          <table:table-cell table:formula="of:=[.C126]-[.C125]" office:value-type="float" office:value="104" calcext:value-type="float">
            <text:p>104</text:p>
          </table:table-cell>
          <table:table-cell table:formula="of:=AVERAGE([.D112:.D126])" office:value-type="float" office:value="2449.26666666667" calcext:value-type="float">
            <text:p>2,449</text:p>
          </table:table-cell>
          <table:table-cell table:formula="of:=AVERAGE([.E112:.E126])" office:value-type="float" office:value="311.733333333333" calcext:value-type="float">
            <text:p>312</text:p>
          </table:table-cell>
          <table:table-cell table:formula="of:=AVERAGE([.E119:.E126])" office:value-type="float" office:value="280.375" calcext:value-type="float">
            <text:p>280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250309" calcext:value-type="float">
            <text:p>250309</text:p>
          </table:table-cell>
          <table:table-cell office:value-type="float" office:value="36274" calcext:value-type="float">
            <text:p>36274</text:p>
          </table:table-cell>
          <table:table-cell table:formula="of:=[.B127]-[.B126]" office:value-type="float" office:value="1659" calcext:value-type="float">
            <text:p>1,659</text:p>
          </table:table-cell>
          <table:table-cell table:formula="of:=[.C127]-[.C126]" office:value-type="float" office:value="131" calcext:value-type="float">
            <text:p>131</text:p>
          </table:table-cell>
          <table:table-cell table:formula="of:=AVERAGE([.D113:.D127])" office:value-type="float" office:value="2320.6" calcext:value-type="float">
            <text:p>2,321</text:p>
          </table:table-cell>
          <table:table-cell table:formula="of:=AVERAGE([.E113:.E127])" office:value-type="float" office:value="307.933333333333" calcext:value-type="float">
            <text:p>308</text:p>
          </table:table-cell>
          <table:table-cell table:formula="of:=AVERAGE([.E120:.E127])" office:value-type="float" office:value="278.5" calcext:value-type="float">
            <text:p>279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252118" calcext:value-type="float">
            <text:p>252118</text:p>
          </table:table-cell>
          <table:table-cell office:value-type="float" office:value="36696" calcext:value-type="float">
            <text:p>36696</text:p>
          </table:table-cell>
          <table:table-cell table:formula="of:=[.B128]-[.B127]" office:value-type="float" office:value="1809" calcext:value-type="float">
            <text:p>1,809</text:p>
          </table:table-cell>
          <table:table-cell table:formula="of:=[.C128]-[.C127]" office:value-type="float" office:value="422" calcext:value-type="float">
            <text:p>422</text:p>
          </table:table-cell>
          <table:table-cell table:formula="of:=AVERAGE([.D114:.D128])" office:value-type="float" office:value="2214.86666666667" calcext:value-type="float">
            <text:p>2,215</text:p>
          </table:table-cell>
          <table:table-cell table:formula="of:=AVERAGE([.E114:.E128])" office:value-type="float" office:value="295.066666666667" calcext:value-type="float">
            <text:p>295</text:p>
          </table:table-cell>
          <table:table-cell table:formula="of:=AVERAGE([.E121:.E128])" office:value-type="float" office:value="268.625" calcext:value-type="float">
            <text:p>269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253854" calcext:value-type="float">
            <text:p>253854</text:p>
          </table:table-cell>
          <table:table-cell office:value-type="float" office:value="37039" calcext:value-type="float">
            <text:p>37039</text:p>
          </table:table-cell>
          <table:table-cell table:formula="of:=[.B129]-[.B128]" office:value-type="float" office:value="1736" calcext:value-type="float">
            <text:p>1,736</text:p>
          </table:table-cell>
          <table:table-cell table:formula="of:=[.C129]-[.C128]" office:value-type="float" office:value="343" calcext:value-type="float">
            <text:p>343</text:p>
          </table:table-cell>
          <table:table-cell table:formula="of:=AVERAGE([.D115:.D129])" office:value-type="float" office:value="2110.6" calcext:value-type="float">
            <text:p>2,111</text:p>
          </table:table-cell>
          <table:table-cell table:formula="of:=AVERAGE([.E115:.E129])" office:value-type="float" office:value="288.066666666667" calcext:value-type="float">
            <text:p>288</text:p>
          </table:table-cell>
          <table:table-cell table:formula="of:=AVERAGE([.E122:.E129])" office:value-type="float" office:value="270.375" calcext:value-type="float">
            <text:p>270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255362" calcext:value-type="float">
            <text:p>255362</text:p>
          </table:table-cell>
          <table:table-cell office:value-type="float" office:value="37313" calcext:value-type="float">
            <text:p>37313</text:p>
          </table:table-cell>
          <table:table-cell table:formula="of:=[.B130]-[.B129]" office:value-type="float" office:value="1508" calcext:value-type="float">
            <text:p>1,508</text:p>
          </table:table-cell>
          <table:table-cell table:formula="of:=[.C130]-[.C129]" office:value-type="float" office:value="274" calcext:value-type="float">
            <text:p>274</text:p>
          </table:table-cell>
          <table:table-cell table:formula="of:=AVERAGE([.D116:.D130])" office:value-type="float" office:value="2036.6" calcext:value-type="float">
            <text:p>2,037</text:p>
          </table:table-cell>
          <table:table-cell table:formula="of:=AVERAGE([.E116:.E130])" office:value-type="float" office:value="282.8" calcext:value-type="float">
            <text:p>283</text:p>
          </table:table-cell>
          <table:table-cell table:formula="of:=AVERAGE([.E123:.E130])" office:value-type="float" office:value="270.5" calcext:value-type="float">
            <text:p>271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256469" calcext:value-type="float">
            <text:p>256469</text:p>
          </table:table-cell>
          <table:table-cell office:value-type="float" office:value="37467" calcext:value-type="float">
            <text:p>37467</text:p>
          </table:table-cell>
          <table:table-cell table:formula="of:=[.B131]-[.B130]" office:value-type="float" office:value="1107" calcext:value-type="float">
            <text:p>1,107</text:p>
          </table:table-cell>
          <table:table-cell table:formula="of:=[.C131]-[.C130]" office:value-type="float" office:value="154" calcext:value-type="float">
            <text:p>154</text:p>
          </table:table-cell>
          <table:table-cell table:formula="of:=AVERAGE([.D117:.D131])" office:value-type="float" office:value="1942.33333333333" calcext:value-type="float">
            <text:p>1,942</text:p>
          </table:table-cell>
          <table:table-cell table:formula="of:=AVERAGE([.E117:.E131])" office:value-type="float" office:value="269.666666666667" calcext:value-type="float">
            <text:p>270</text:p>
          </table:table-cell>
          <table:table-cell table:formula="of:=AVERAGE([.E124:.E131])" office:value-type="float" office:value="253.375" calcext:value-type="float">
            <text:p>253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257539" calcext:value-type="float">
            <text:p>257539</text:p>
          </table:table-cell>
          <table:table-cell office:value-type="float" office:value="37527" calcext:value-type="float">
            <text:p>37527</text:p>
          </table:table-cell>
          <table:table-cell table:formula="of:=[.B132]-[.B131]" office:value-type="float" office:value="1070" calcext:value-type="float">
            <text:p>1,070</text:p>
          </table:table-cell>
          <table:table-cell table:formula="of:=[.C132]-[.C131]" office:value-type="float" office:value="60" calcext:value-type="float">
            <text:p>60</text:p>
          </table:table-cell>
          <table:table-cell table:formula="of:=AVERAGE([.D118:.D132])" office:value-type="float" office:value="1875.53333333333" calcext:value-type="float">
            <text:p>1,876</text:p>
          </table:table-cell>
          <table:table-cell table:formula="of:=AVERAGE([.E118:.E132])" office:value-type="float" office:value="246.266666666667" calcext:value-type="float">
            <text:p>246</text:p>
          </table:table-cell>
          <table:table-cell table:formula="of:=AVERAGE([.E125:.E132])" office:value-type="float" office:value="233.375" calcext:value-type="float">
            <text:p>233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258983" calcext:value-type="float">
            <text:p>258983</text:p>
          </table:table-cell>
          <table:table-cell office:value-type="float" office:value="37613" calcext:value-type="float">
            <text:p>37613</text:p>
          </table:table-cell>
          <table:table-cell table:formula="of:=[.B133]-[.B132]" office:value-type="float" office:value="1444" calcext:value-type="float">
            <text:p>1,444</text:p>
          </table:table-cell>
          <table:table-cell table:formula="of:=[.C133]-[.C132]" office:value-type="float" office:value="86" calcext:value-type="float">
            <text:p>86</text:p>
          </table:table-cell>
          <table:table-cell table:formula="of:=AVERAGE([.D119:.D133])" office:value-type="float" office:value="1850.06666666667" calcext:value-type="float">
            <text:p>1,850</text:p>
          </table:table-cell>
          <table:table-cell table:formula="of:=AVERAGE([.E119:.E133])" office:value-type="float" office:value="247.533333333333" calcext:value-type="float">
            <text:p>248</text:p>
          </table:table-cell>
          <table:table-cell table:formula="of:=AVERAGE([.E126:.E133])" office:value-type="float" office:value="196.75" calcext:value-type="float">
            <text:p>197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260453" calcext:value-type="float">
            <text:p>260453</text:p>
          </table:table-cell>
          <table:table-cell office:value-type="float" office:value="37863" calcext:value-type="float">
            <text:p>37863</text:p>
          </table:table-cell>
          <table:table-cell table:formula="of:=[.B134]-[.B133]" office:value-type="float" office:value="1470" calcext:value-type="float">
            <text:p>1,470</text:p>
          </table:table-cell>
          <table:table-cell table:formula="of:=[.C134]-[.C133]" office:value-type="float" office:value="250" calcext:value-type="float">
            <text:p>250</text:p>
          </table:table-cell>
          <table:table-cell table:formula="of:=AVERAGE([.D120:.D134])" office:value-type="float" office:value="1776.26666666667" calcext:value-type="float">
            <text:p>1,776</text:p>
          </table:table-cell>
          <table:table-cell table:formula="of:=AVERAGE([.E120:.E134])" office:value-type="float" office:value="254.466666666667" calcext:value-type="float">
            <text:p>254</text:p>
          </table:table-cell>
          <table:table-cell table:formula="of:=AVERAGE([.E127:.E134])"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261802" calcext:value-type="float">
            <text:p>261802</text:p>
          </table:table-cell>
          <table:table-cell office:value-type="float" office:value="38117" calcext:value-type="float">
            <text:p>38117</text:p>
          </table:table-cell>
          <table:table-cell table:formula="of:=[.B135]-[.B134]" office:value-type="float" office:value="1349" calcext:value-type="float">
            <text:p>1,349</text:p>
          </table:table-cell>
          <table:table-cell table:formula="of:=[.C135]-[.C134]" office:value-type="float" office:value="254" calcext:value-type="float">
            <text:p>254</text:p>
          </table:table-cell>
          <table:table-cell table:formula="of:=AVERAGE([.D121:.D135])" office:value-type="float" office:value="1662.33333333333" calcext:value-type="float">
            <text:p>1,662</text:p>
          </table:table-cell>
          <table:table-cell table:formula="of:=AVERAGE([.E121:.E135])" office:value-type="float" office:value="238" calcext:value-type="float">
            <text:p>238</text:p>
          </table:table-cell>
          <table:table-cell table:formula="of:=AVERAGE([.E128:.E135])" office:value-type="float" office:value="230.375" calcext:value-type="float">
            <text:p>23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263040" calcext:value-type="float">
            <text:p>263040</text:p>
          </table:table-cell>
          <table:table-cell office:value-type="float" office:value="38247" calcext:value-type="float">
            <text:p>38247</text:p>
          </table:table-cell>
          <table:table-cell table:formula="of:=[.B136]-[.B135]" office:value-type="float" office:value="1238" calcext:value-type="float">
            <text:p>1,238</text:p>
          </table:table-cell>
          <table:table-cell table:formula="of:=[.C136]-[.C135]" office:value-type="float" office:value="130" calcext:value-type="float">
            <text:p>130</text:p>
          </table:table-cell>
          <table:table-cell table:formula="of:=AVERAGE([.D122:.D136])" office:value-type="float" office:value="1564.06666666667" calcext:value-type="float">
            <text:p>1,564</text:p>
          </table:table-cell>
          <table:table-cell table:formula="of:=AVERAGE([.E122:.E136])" office:value-type="float" office:value="224.733333333333" calcext:value-type="float">
            <text:p>225</text:p>
          </table:table-cell>
          <table:table-cell table:formula="of:=AVERAGE([.E129:.E136])" office:value-type="float" office:value="193.875" calcext:value-type="float">
            <text:p>194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264150" calcext:value-type="float">
            <text:p>264150</text:p>
          </table:table-cell>
          <table:table-cell office:value-type="float" office:value="38505" calcext:value-type="float">
            <text:p>38505</text:p>
          </table:table-cell>
          <table:table-cell table:formula="of:=[.B137]-[.B136]" office:value-type="float" office:value="1110" calcext:value-type="float">
            <text:p>1,110</text:p>
          </table:table-cell>
          <table:table-cell table:formula="of:=[.C137]-[.C136]" office:value-type="float" office:value="258" calcext:value-type="float">
            <text:p>258</text:p>
          </table:table-cell>
          <table:table-cell table:formula="of:=AVERAGE([.D123:.D137])" office:value-type="float" office:value="1467.8" calcext:value-type="float">
            <text:p>1,468</text:p>
          </table:table-cell>
          <table:table-cell table:formula="of:=AVERAGE([.E123:.E137])" office:value-type="float" office:value="223.733333333333" calcext:value-type="float">
            <text:p>224</text:p>
          </table:table-cell>
          <table:table-cell table:formula="of:=AVERAGE([.E130:.E137])" office:value-type="float" office:value="183.25" calcext:value-type="float">
            <text:p>183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264944" calcext:value-type="float">
            <text:p>264944</text:p>
          </table:table-cell>
          <table:table-cell office:value-type="float" office:value="38648" calcext:value-type="float">
            <text:p>38648</text:p>
          </table:table-cell>
          <table:table-cell table:formula="of:=[.B138]-[.B137]" office:value-type="float" office:value="794" calcext:value-type="float">
            <text:p>794</text:p>
          </table:table-cell>
          <table:table-cell table:formula="of:=[.C138]-[.C137]" office:value-type="float" office:value="143" calcext:value-type="float">
            <text:p>143</text:p>
          </table:table-cell>
          <table:table-cell table:formula="of:=AVERAGE([.D124:.D138])" office:value-type="float" office:value="1384.66666666667" calcext:value-type="float">
            <text:p>1,385</text:p>
          </table:table-cell>
          <table:table-cell table:formula="of:=AVERAGE([.E124:.E138])" office:value-type="float" office:value="213.866666666667" calcext:value-type="float">
            <text:p>214</text:p>
          </table:table-cell>
          <table:table-cell table:formula="of:=AVERAGE([.E131:.E138])" office:value-type="float" office:value="166.875" calcext:value-type="float">
            <text:p>167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265662" calcext:value-type="float">
            <text:p>265662</text:p>
          </table:table-cell>
          <table:table-cell office:value-type="float" office:value="38702" calcext:value-type="float">
            <text:p>38702</text:p>
          </table:table-cell>
          <table:table-cell table:formula="of:=[.B139]-[.B138]" office:value-type="float" office:value="718" calcext:value-type="float">
            <text:p>718</text:p>
          </table:table-cell>
          <table:table-cell table:formula="of:=[.C139]-[.C138]" office:value-type="float" office:value="54" calcext:value-type="float">
            <text:p>54</text:p>
          </table:table-cell>
          <table:table-cell table:formula="of:=AVERAGE([.D125:.D139])" office:value-type="float" office:value="1332" calcext:value-type="float">
            <text:p>1,332</text:p>
          </table:table-cell>
          <table:table-cell table:formula="of:=AVERAGE([.E125:.E139])" office:value-type="float" office:value="202.8" calcext:value-type="float">
            <text:p>203</text:p>
          </table:table-cell>
          <table:table-cell table:formula="of:=AVERAGE([.E132:.E139])" office:value-type="float" office:value="154.375" calcext:value-type="float">
            <text:p>15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266756" calcext:value-type="float">
            <text:p>266756</text:p>
          </table:table-cell>
          <table:table-cell office:value-type="float" office:value="38749" calcext:value-type="float">
            <text:p>38749</text:p>
          </table:table-cell>
          <table:table-cell table:formula="of:=[.B140]-[.B139]" office:value-type="float" office:value="1094" calcext:value-type="float">
            <text:p>1,094</text:p>
          </table:table-cell>
          <table:table-cell table:formula="of:=[.C140]-[.C139]" office:value-type="float" office:value="47" calcext:value-type="float">
            <text:p>47</text:p>
          </table:table-cell>
          <table:table-cell table:formula="of:=AVERAGE([.D126:.D140])" office:value-type="float" office:value="1314.6" calcext:value-type="float">
            <text:p>1,315</text:p>
          </table:table-cell>
          <table:table-cell table:formula="of:=AVERAGE([.E126:.E140])" office:value-type="float" office:value="180.666666666667" calcext:value-type="float">
            <text:p>181</text:p>
          </table:table-cell>
          <table:table-cell table:formula="of:=AVERAGE([.E133:.E140])" office:value-type="float" office:value="152.75" calcext:value-type="float">
            <text:p>153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67915" calcext:value-type="float">
            <text:p>267915</text:p>
          </table:table-cell>
          <table:table-cell office:value-type="float" office:value="38946" calcext:value-type="float">
            <text:p>38946</text:p>
          </table:table-cell>
          <table:table-cell table:formula="of:=[.B141]-[.B140]" office:value-type="float" office:value="1159" calcext:value-type="float">
            <text:p>1,159</text:p>
          </table:table-cell>
          <table:table-cell table:formula="of:=[.C141]-[.C140]" office:value-type="float" office:value="197" calcext:value-type="float">
            <text:p>197</text:p>
          </table:table-cell>
          <table:table-cell table:formula="of:=AVERAGE([.D127:.D141])" office:value-type="float" office:value="1284.33333333333" calcext:value-type="float">
            <text:p>1,284</text:p>
          </table:table-cell>
          <table:table-cell table:formula="of:=AVERAGE([.E127:.E141])" office:value-type="float" office:value="186.866666666667" calcext:value-type="float">
            <text:p>187</text:p>
          </table:table-cell>
          <table:table-cell table:formula="of:=AVERAGE([.E134:.E141])" office:value-type="float" office:value="166.625" calcext:value-type="float">
            <text:p>167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269101" calcext:value-type="float">
            <text:p>269101</text:p>
          </table:table-cell>
          <table:table-cell office:value-type="float" office:value="39110" calcext:value-type="float">
            <text:p>39110</text:p>
          </table:table-cell>
          <table:table-cell table:formula="of:=[.B142]-[.B141]" office:value-type="float" office:value="1186" calcext:value-type="float">
            <text:p>1,186</text:p>
          </table:table-cell>
          <table:table-cell table:formula="of:=[.C142]-[.C141]" office:value-type="float" office:value="164" calcext:value-type="float">
            <text:p>164</text:p>
          </table:table-cell>
          <table:table-cell table:formula="of:=AVERAGE([.D128:.D142])" office:value-type="float" office:value="1252.8" calcext:value-type="float">
            <text:p>1,253</text:p>
          </table:table-cell>
          <table:table-cell table:formula="of:=AVERAGE([.E128:.E142])" office:value-type="float" office:value="189.066666666667" calcext:value-type="float">
            <text:p>189</text:p>
          </table:table-cell>
          <table:table-cell table:formula="of:=AVERAGE([.E135:.E142])" office:value-type="float" office:value="155.875" calcext:value-type="float">
            <text:p>156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270108" calcext:value-type="float">
            <text:p>270108</text:p>
          </table:table-cell>
          <table:table-cell office:value-type="float" office:value="39186" calcext:value-type="float">
            <text:p>39186</text:p>
          </table:table-cell>
          <table:table-cell table:formula="of:=[.B143]-[.B142]" office:value-type="float" office:value="1007" calcext:value-type="float">
            <text:p>1,007</text:p>
          </table:table-cell>
          <table:table-cell table:formula="of:=[.C143]-[.C142]" office:value-type="float" office:value="76" calcext:value-type="float">
            <text:p>76</text:p>
          </table:table-cell>
          <table:table-cell table:formula="of:=AVERAGE([.D129:.D143])" office:value-type="float" office:value="1199.33333333333" calcext:value-type="float">
            <text:p>1,199</text:p>
          </table:table-cell>
          <table:table-cell table:formula="of:=AVERAGE([.E129:.E143])" office:value-type="float" office:value="166" calcext:value-type="float">
            <text:p>166</text:p>
          </table:table-cell>
          <table:table-cell table:formula="of:=AVERAGE([.E136:.E143])" office:value-type="float" office:value="133.625" calcext:value-type="float">
            <text:p>134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271162" calcext:value-type="float">
            <text:p>271162</text:p>
          </table:table-cell>
          <table:table-cell office:value-type="float" office:value="39317" calcext:value-type="float">
            <text:p>39317</text:p>
          </table:table-cell>
          <table:table-cell table:formula="of:=[.B144]-[.B143]" office:value-type="float" office:value="1054" calcext:value-type="float">
            <text:p>1,054</text:p>
          </table:table-cell>
          <table:table-cell table:formula="of:=[.C144]-[.C143]" office:value-type="float" office:value="131" calcext:value-type="float">
            <text:p>131</text:p>
          </table:table-cell>
          <table:table-cell table:formula="of:=AVERAGE([.D130:.D144])" office:value-type="float" office:value="1153.86666666667" calcext:value-type="float">
            <text:p>1,154</text:p>
          </table:table-cell>
          <table:table-cell table:formula="of:=AVERAGE([.E130:.E144])" office:value-type="float" office:value="151.866666666667" calcext:value-type="float">
            <text:p>152</text:p>
          </table:table-cell>
          <table:table-cell table:formula="of:=AVERAGE([.E137:.E144])" office:value-type="float" office:value="133.75" calcext:value-type="float">
            <text:p>134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272050" calcext:value-type="float">
            <text:p>272050</text:p>
          </table:table-cell>
          <table:table-cell office:value-type="float" office:value="39424" calcext:value-type="float">
            <text:p>39424</text:p>
          </table:table-cell>
          <table:table-cell table:formula="of:=[.B145]-[.B144]" office:value-type="float" office:value="888" calcext:value-type="float">
            <text:p>888</text:p>
          </table:table-cell>
          <table:table-cell table:formula="of:=[.C145]-[.C144]" office:value-type="float" office:value="107" calcext:value-type="float">
            <text:p>107</text:p>
          </table:table-cell>
          <table:table-cell table:formula="of:=AVERAGE([.D131:.D145])" office:value-type="float" office:value="1112.53333333333" calcext:value-type="float">
            <text:p>1,113</text:p>
          </table:table-cell>
          <table:table-cell table:formula="of:=AVERAGE([.E131:.E145])" office:value-type="float" office:value="140.733333333333" calcext:value-type="float">
            <text:p>141</text:p>
          </table:table-cell>
          <table:table-cell table:formula="of:=AVERAGE([.E138:.E145])" office:value-type="float" office:value="114.875" calcext:value-type="float">
            <text:p>115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72857" calcext:value-type="float">
            <text:p>272857</text:p>
          </table:table-cell>
          <table:table-cell office:value-type="float" office:value="39451" calcext:value-type="float">
            <text:p>39451</text:p>
          </table:table-cell>
          <table:table-cell table:formula="of:=[.B146]-[.B145]" office:value-type="float" office:value="807" calcext:value-type="float">
            <text:p>807</text:p>
          </table:table-cell>
          <table:table-cell table:formula="of:=[.C146]-[.C145]" office:value-type="float" office:value="27" calcext:value-type="float">
            <text:p>27</text:p>
          </table:table-cell>
          <table:table-cell table:formula="of:=AVERAGE([.D132:.D146])" office:value-type="float" office:value="1092.53333333333" calcext:value-type="float">
            <text:p>1,093</text:p>
          </table:table-cell>
          <table:table-cell table:formula="of:=AVERAGE([.E132:.E146])" office:value-type="float" office:value="132.266666666667" calcext:value-type="float">
            <text:p>132</text:p>
          </table:table-cell>
          <table:table-cell table:formula="of:=AVERAGE([.E139:.E146])" office:value-type="float" office:value="100.375" calcext:value-type="float">
            <text:p>100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273888" calcext:value-type="float">
            <text:p>273888</text:p>
          </table:table-cell>
          <table:table-cell office:value-type="float" office:value="39480" calcext:value-type="float">
            <text:p>39480</text:p>
          </table:table-cell>
          <table:table-cell table:formula="of:=[.B147]-[.B146]" office:value-type="float" office:value="1031" calcext:value-type="float">
            <text:p>1,031</text:p>
          </table:table-cell>
          <table:table-cell table:formula="of:=[.C147]-[.C146]" office:value-type="float" office:value="29" calcext:value-type="float">
            <text:p>29</text:p>
          </table:table-cell>
          <table:table-cell table:formula="of:=AVERAGE([.D133:.D147])" office:value-type="float" office:value="1089.93333333333" calcext:value-type="float">
            <text:p>1,090</text:p>
          </table:table-cell>
          <table:table-cell table:formula="of:=AVERAGE([.E133:.E147])" office:value-type="float" office:value="130.2" calcext:value-type="float">
            <text:p>130</text:p>
          </table:table-cell>
          <table:table-cell table:formula="of:=AVERAGE([.E140:.E147])" office:value-type="float" office:value="97.25" calcext:value-type="float">
            <text:p>97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274971" calcext:value-type="float">
            <text:p>274971</text:p>
          </table:table-cell>
          <table:table-cell office:value-type="float" office:value="39600" calcext:value-type="float">
            <text:p>39600</text:p>
          </table:table-cell>
          <table:table-cell table:formula="of:=[.B148]-[.B147]" office:value-type="float" office:value="1083" calcext:value-type="float">
            <text:p>1,083</text:p>
          </table:table-cell>
          <table:table-cell table:formula="of:=[.C148]-[.C147]" office:value-type="float" office:value="120" calcext:value-type="float">
            <text:p>120</text:p>
          </table:table-cell>
          <table:table-cell table:formula="of:=AVERAGE([.D134:.D148])" office:value-type="float" office:value="1065.86666666667" calcext:value-type="float">
            <text:p>1,066</text:p>
          </table:table-cell>
          <table:table-cell table:formula="of:=AVERAGE([.E134:.E148])" office:value-type="float" office:value="132.466666666667" calcext:value-type="float">
            <text:p>132</text:p>
          </table:table-cell>
          <table:table-cell table:formula="of:=AVERAGE([.E141:.E148])" office:value-type="float" office:value="106.375" calcext:value-type="float">
            <text:p>106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275970" calcext:value-type="float">
            <text:p>275970</text:p>
          </table:table-cell>
          <table:table-cell office:value-type="float" office:value="39710" calcext:value-type="float">
            <text:p>39710</text:p>
          </table:table-cell>
          <table:table-cell table:formula="of:=[.B149]-[.B148]" office:value-type="float" office:value="999" calcext:value-type="float">
            <text:p>999</text:p>
          </table:table-cell>
          <table:table-cell table:formula="of:=[.C149]-[.C148]" office:value-type="float" office:value="110" calcext:value-type="float">
            <text:p>110</text:p>
          </table:table-cell>
          <table:table-cell table:formula="of:=AVERAGE([.D135:.D149])" office:value-type="float" office:value="1034.46666666667" calcext:value-type="float">
            <text:p>1,034</text:p>
          </table:table-cell>
          <table:table-cell table:formula="of:=AVERAGE([.E135:.E149])" office:value-type="float" office:value="123.133333333333" calcext:value-type="float">
            <text:p>123</text:p>
          </table:table-cell>
          <table:table-cell table:formula="of:=AVERAGE([.E142:.E149])" office:value-type="float" office:value="95.5" calcext:value-type="float">
            <text:p>96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276990" calcext:value-type="float">
            <text:p>276990</text:p>
          </table:table-cell>
          <table:table-cell office:value-type="float" office:value="39777" calcext:value-type="float">
            <text:p>39777</text:p>
          </table:table-cell>
          <table:table-cell table:formula="of:=[.B150]-[.B149]" office:value-type="float" office:value="1020" calcext:value-type="float">
            <text:p>1,020</text:p>
          </table:table-cell>
          <table:table-cell table:formula="of:=[.C150]-[.C149]" office:value-type="float" office:value="67" calcext:value-type="float">
            <text:p>67</text:p>
          </table:table-cell>
          <table:table-cell table:formula="of:=AVERAGE([.D136:.D150])" office:value-type="float" office:value="1012.53333333333" calcext:value-type="float">
            <text:p>1,013</text:p>
          </table:table-cell>
          <table:table-cell table:formula="of:=AVERAGE([.E136:.E150])" office:value-type="float" office:value="110.666666666667" calcext:value-type="float">
            <text:p>111</text:p>
          </table:table-cell>
          <table:table-cell table:formula="of:=AVERAGE([.E143:.E150])" office:value-type="float" office:value="83.375" calcext:value-type="float">
            <text:p>83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277974" calcext:value-type="float">
            <text:p>277974</text:p>
          </table:table-cell>
          <table:table-cell office:value-type="float" office:value="39861" calcext:value-type="float">
            <text:p>39861</text:p>
          </table:table-cell>
          <table:table-cell table:formula="of:=[.B151]-[.B150]" office:value-type="float" office:value="984" calcext:value-type="float">
            <text:p>984</text:p>
          </table:table-cell>
          <table:table-cell table:formula="of:=[.C151]-[.C150]" office:value-type="float" office:value="84" calcext:value-type="float">
            <text:p>84</text:p>
          </table:table-cell>
          <table:table-cell table:formula="of:=AVERAGE([.D137:.D151])" office:value-type="float" office:value="995.6" calcext:value-type="float">
            <text:p>996</text:p>
          </table:table-cell>
          <table:table-cell table:formula="of:=AVERAGE([.E137:.E151])" office:value-type="float" office:value="107.6" calcext:value-type="float">
            <text:p>108</text:p>
          </table:table-cell>
          <table:table-cell table:formula="of:=AVERAGE([.E144:.E151])" office:value-type="float" office:value="84.375" calcext:value-type="float">
            <text:p>84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278640" calcext:value-type="float">
            <text:p>278640</text:p>
          </table:table-cell>
          <table:table-cell office:value-type="float" office:value="39932" calcext:value-type="float">
            <text:p>39932</text:p>
          </table:table-cell>
          <table:table-cell table:formula="of:=[.B152]-[.B151]" office:value-type="float" office:value="666" calcext:value-type="float">
            <text:p>666</text:p>
          </table:table-cell>
          <table:table-cell table:formula="of:=[.C152]-[.C151]" office:value-type="float" office:value="71" calcext:value-type="float">
            <text:p>71</text:p>
          </table:table-cell>
          <table:table-cell table:formula="of:=AVERAGE([.D138:.D152])" office:value-type="float" office:value="966" calcext:value-type="float">
            <text:p>966</text:p>
          </table:table-cell>
          <table:table-cell table:formula="of:=AVERAGE([.E138:.E152])" office:value-type="float" office:value="95.1333333333333" calcext:value-type="float">
            <text:p>95</text:p>
          </table:table-cell>
          <table:table-cell table:formula="of:=AVERAGE([.E145:.E152])" office:value-type="float" office:value="76.875" calcext:value-type="float">
            <text:p>77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79264" calcext:value-type="float">
            <text:p>279264</text:p>
          </table:table-cell>
          <table:table-cell office:value-type="float" office:value="39963" calcext:value-type="float">
            <text:p>39963</text:p>
          </table:table-cell>
          <table:table-cell table:formula="of:=[.B153]-[.B152]" office:value-type="float" office:value="624" calcext:value-type="float">
            <text:p>624</text:p>
          </table:table-cell>
          <table:table-cell table:formula="of:=[.C153]-[.C152]" office:value-type="float" office:value="31" calcext:value-type="float">
            <text:p>31</text:p>
          </table:table-cell>
          <table:table-cell table:formula="of:=AVERAGE([.D139:.D153])" office:value-type="float" office:value="954.666666666667" calcext:value-type="float">
            <text:p>955</text:p>
          </table:table-cell>
          <table:table-cell table:formula="of:=AVERAGE([.E139:.E153])" office:value-type="float" office:value="87.6666666666667" calcext:value-type="float">
            <text:p>88</text:p>
          </table:table-cell>
          <table:table-cell table:formula="of:=AVERAGE([.E146:.E153])" office:value-type="float" office:value="67.375" calcext:value-type="float">
            <text:p>67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280156" calcext:value-type="float">
            <text:p>280156</text:p>
          </table:table-cell>
          <table:table-cell office:value-type="float" office:value="39976" calcext:value-type="float">
            <text:p>39976</text:p>
          </table:table-cell>
          <table:table-cell table:formula="of:=[.B154]-[.B153]" office:value-type="float" office:value="892" calcext:value-type="float">
            <text:p>892</text:p>
          </table:table-cell>
          <table:table-cell table:formula="of:=[.C154]-[.C153]" office:value-type="float" office:value="13" calcext:value-type="float">
            <text:p>13</text:p>
          </table:table-cell>
          <table:table-cell table:formula="of:=AVERAGE([.D140:.D154])" office:value-type="float" office:value="966.266666666667" calcext:value-type="float">
            <text:p>966</text:p>
          </table:table-cell>
          <table:table-cell table:formula="of:=AVERAGE([.E140:.E154])" office:value-type="float" office:value="84.9333333333333" calcext:value-type="float">
            <text:p>85</text:p>
          </table:table-cell>
          <table:table-cell table:formula="of:=AVERAGE([.E147:.E154])" office:value-type="float" office:value="65.625" calcext:value-type="float">
            <text:p>66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281038" calcext:value-type="float">
            <text:p>281038</text:p>
          </table:table-cell>
          <table:table-cell office:value-type="float" office:value="40070" calcext:value-type="float">
            <text:p>40070</text:p>
          </table:table-cell>
          <table:table-cell table:formula="of:=[.B155]-[.B154]" office:value-type="float" office:value="882" calcext:value-type="float">
            <text:p>882</text:p>
          </table:table-cell>
          <table:table-cell table:formula="of:=[.C155]-[.C154]" office:value-type="float" office:value="94" calcext:value-type="float">
            <text:p>94</text:p>
          </table:table-cell>
          <table:table-cell table:formula="of:=AVERAGE([.D141:.D155])" office:value-type="float" office:value="952.133333333333" calcext:value-type="float">
            <text:p>952</text:p>
          </table:table-cell>
          <table:table-cell table:formula="of:=AVERAGE([.E141:.E155])" office:value-type="float" office:value="88.0666666666667" calcext:value-type="float">
            <text:p>88</text:p>
          </table:table-cell>
          <table:table-cell table:formula="of:=AVERAGE([.E148:.E155])" office:value-type="float" office:value="73.75" calcext:value-type="float">
            <text:p>74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81815" calcext:value-type="float">
            <text:p>281815</text:p>
          </table:table-cell>
          <table:table-cell office:value-type="float" office:value="40157" calcext:value-type="float">
            <text:p>40157</text:p>
          </table:table-cell>
          <table:table-cell table:formula="of:=[.B156]-[.B155]" office:value-type="float" office:value="777" calcext:value-type="float">
            <text:p>777</text:p>
          </table:table-cell>
          <table:table-cell table:formula="of:=[.C156]-[.C155]" office:value-type="float" office:value="87" calcext:value-type="float">
            <text:p>87</text:p>
          </table:table-cell>
          <table:table-cell table:formula="of:=AVERAGE([.D142:.D156])" office:value-type="float" office:value="926.666666666667" calcext:value-type="float">
            <text:p>927</text:p>
          </table:table-cell>
          <table:table-cell table:formula="of:=AVERAGE([.E142:.E156])" office:value-type="float" office:value="80.7333333333333" calcext:value-type="float">
            <text:p>81</text:p>
          </table:table-cell>
          <table:table-cell table:formula="of:=AVERAGE([.E149:.E156])" office:value-type="float" office:value="69.625" calcext:value-type="float">
            <text:p>70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82512" calcext:value-type="float">
            <text:p>282512</text:p>
          </table:table-cell>
          <table:table-cell office:value-type="float" office:value="40256" calcext:value-type="float">
            <text:p>40256</text:p>
          </table:table-cell>
          <table:table-cell table:formula="of:=[.B157]-[.B156]" office:value-type="float" office:value="697" calcext:value-type="float">
            <text:p>697</text:p>
          </table:table-cell>
          <table:table-cell table:formula="of:=[.C157]-[.C156]" office:value-type="float" office:value="99" calcext:value-type="float">
            <text:p>99</text:p>
          </table:table-cell>
          <table:table-cell table:formula="of:=AVERAGE([.D143:.D157])" office:value-type="float" office:value="894.066666666667" calcext:value-type="float">
            <text:p>894</text:p>
          </table:table-cell>
          <table:table-cell table:formula="of:=AVERAGE([.E143:.E157])" office:value-type="float" office:value="76.4" calcext:value-type="float">
            <text:p>76</text:p>
          </table:table-cell>
          <table:table-cell table:formula="of:=AVERAGE([.E150:.E157])" office:value-type="float" office:value="68.25" calcext:value-type="float">
            <text:p>68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83151" calcext:value-type="float">
            <text:p>283151</text:p>
          </table:table-cell>
          <table:table-cell office:value-type="float" office:value="40333" calcext:value-type="float">
            <text:p>40333</text:p>
          </table:table-cell>
          <table:table-cell table:formula="of:=[.B158]-[.B157]" office:value-type="float" office:value="639" calcext:value-type="float">
            <text:p>639</text:p>
          </table:table-cell>
          <table:table-cell table:formula="of:=[.C158]-[.C157]" office:value-type="float" office:value="77" calcext:value-type="float">
            <text:p>77</text:p>
          </table:table-cell>
          <table:table-cell table:formula="of:=AVERAGE([.D144:.D158])" office:value-type="float" office:value="869.533333333333" calcext:value-type="float">
            <text:p>870</text:p>
          </table:table-cell>
          <table:table-cell table:formula="of:=AVERAGE([.E144:.E158])" office:value-type="float" office:value="76.4666666666667" calcext:value-type="float">
            <text:p>76</text:p>
          </table:table-cell>
          <table:table-cell table:formula="of:=AVERAGE([.E151:.E158])" office:value-type="float" office:value="69.5" calcext:value-type="float">
            <text:p>70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83785" calcext:value-type="float">
            <text:p>283785</text:p>
          </table:table-cell>
          <table:table-cell office:value-type="float" office:value="40373" calcext:value-type="float">
            <text:p>40373</text:p>
          </table:table-cell>
          <table:table-cell table:formula="of:=[.B159]-[.B158]" office:value-type="float" office:value="634" calcext:value-type="float">
            <text:p>634</text:p>
          </table:table-cell>
          <table:table-cell table:formula="of:=[.C159]-[.C158]" office:value-type="float" office:value="40" calcext:value-type="float">
            <text:p>40</text:p>
          </table:table-cell>
          <table:table-cell table:formula="of:=AVERAGE([.D145:.D159])" office:value-type="float" office:value="841.533333333333" calcext:value-type="float">
            <text:p>842</text:p>
          </table:table-cell>
          <table:table-cell table:formula="of:=AVERAGE([.E145:.E159])" office:value-type="float" office:value="70.4" calcext:value-type="float">
            <text:p>70</text:p>
          </table:table-cell>
          <table:table-cell table:formula="of:=AVERAGE([.E152:.E159])"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84192" calcext:value-type="float">
            <text:p>284192</text:p>
          </table:table-cell>
          <table:table-cell office:value-type="float" office:value="40404" calcext:value-type="float">
            <text:p>40404</text:p>
          </table:table-cell>
          <table:table-cell table:formula="of:=[.B160]-[.B159]" office:value-type="float" office:value="407" calcext:value-type="float">
            <text:p>407</text:p>
          </table:table-cell>
          <table:table-cell table:formula="of:=[.C160]-[.C159]" office:value-type="float" office:value="31" calcext:value-type="float">
            <text:p>31</text:p>
          </table:table-cell>
          <table:table-cell table:formula="of:=AVERAGE([.D146:.D160])" office:value-type="float" office:value="809.466666666667" calcext:value-type="float">
            <text:p>809</text:p>
          </table:table-cell>
          <table:table-cell table:formula="of:=AVERAGE([.E146:.E160])" office:value-type="float" office:value="65.3333333333333" calcext:value-type="float">
            <text:p>65</text:p>
          </table:table-cell>
          <table:table-cell table:formula="of:=AVERAGE([.E153:.E160])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84812" calcext:value-type="float">
            <text:p>284812</text:p>
          </table:table-cell>
          <table:table-cell office:value-type="float" office:value="40425" calcext:value-type="float">
            <text:p>40425</text:p>
          </table:table-cell>
          <table:table-cell table:formula="of:=[.B161]-[.B160]" office:value-type="float" office:value="620" calcext:value-type="float">
            <text:p>620</text:p>
          </table:table-cell>
          <table:table-cell table:formula="of:=[.C161]-[.C160]" office:value-type="float" office:value="21" calcext:value-type="float">
            <text:p>21</text:p>
          </table:table-cell>
          <table:table-cell table:formula="of:=AVERAGE([.D147:.D161])" office:value-type="float" office:value="797" calcext:value-type="float">
            <text:p>797</text:p>
          </table:table-cell>
          <table:table-cell table:formula="of:=AVERAGE([.E147:.E161])" office:value-type="float" office:value="64.9333333333333" calcext:value-type="float">
            <text:p>65</text:p>
          </table:table-cell>
          <table:table-cell table:formula="of:=AVERAGE([.E154:.E161])" office:value-type="float" office:value="57.75" calcext:value-type="float">
            <text:p>58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85216" calcext:value-type="float">
            <text:p>285216</text:p>
          </table:table-cell>
          <table:table-cell office:value-type="float" office:value="40479" calcext:value-type="float">
            <text:p>40479</text:p>
          </table:table-cell>
          <table:table-cell table:formula="of:=[.B162]-[.B161]" office:value-type="float" office:value="404" calcext:value-type="float">
            <text:p>404</text:p>
          </table:table-cell>
          <table:table-cell table:formula="of:=[.C162]-[.C161]" office:value-type="float" office:value="54" calcext:value-type="float">
            <text:p>54</text:p>
          </table:table-cell>
          <table:table-cell table:formula="of:=AVERAGE([.D148:.D162])" office:value-type="float" office:value="755.2" calcext:value-type="float">
            <text:p>755</text:p>
          </table:table-cell>
          <table:table-cell table:formula="of:=AVERAGE([.E148:.E162])" office:value-type="float" office:value="66.6" calcext:value-type="float">
            <text:p>67</text:p>
          </table:table-cell>
          <table:table-cell table:formula="of:=AVERAGE([.E155:.E162])" office:value-type="float" office:value="62.875" calcext:value-type="float">
            <text:p>6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85279" calcext:value-type="float">
            <text:p>285279</text:p>
          </table:table-cell>
          <table:table-cell office:value-type="float" office:value="40576" calcext:value-type="float">
            <text:p>40576</text:p>
          </table:table-cell>
          <table:table-cell table:formula="of:=[.B163]-[.B162]" office:value-type="float" office:value="63" calcext:value-type="float">
            <text:p>63</text:p>
          </table:table-cell>
          <table:table-cell table:formula="of:=[.C163]-[.C162]" office:value-type="float" office:value="97" calcext:value-type="float">
            <text:p>97</text:p>
          </table:table-cell>
          <table:table-cell table:formula="of:=AVERAGE([.D149:.D163])" office:value-type="float" office:value="687.2" calcext:value-type="float">
            <text:p>687</text:p>
          </table:table-cell>
          <table:table-cell table:formula="of:=AVERAGE([.E149:.E163])" office:value-type="float" office:value="65.0666666666667" calcext:value-type="float">
            <text:p>65</text:p>
          </table:table-cell>
          <table:table-cell table:formula="of:=AVERAGE([.E156:.E163])" office:value-type="float" office:value="63.25" calcext:value-type="float">
            <text:p>63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85285" calcext:value-type="float">
            <text:p>285285</text:p>
          </table:table-cell>
          <table:table-cell office:value-type="float" office:value="40617" calcext:value-type="float">
            <text:p>40617</text:p>
          </table:table-cell>
          <table:table-cell table:formula="of:=[.B164]-[.B163]" office:value-type="float" office:value="6" calcext:value-type="float">
            <text:p>6</text:p>
          </table:table-cell>
          <table:table-cell table:formula="of:=[.C164]-[.C163]" office:value-type="float" office:value="41" calcext:value-type="float">
            <text:p>41</text:p>
          </table:table-cell>
          <table:table-cell table:formula="of:=AVERAGE([.D150:.D164])" office:value-type="float" office:value="621" calcext:value-type="float">
            <text:p>621</text:p>
          </table:table-cell>
          <table:table-cell table:formula="of:=AVERAGE([.E150:.E164])" office:value-type="float" office:value="60.4666666666667" calcext:value-type="float">
            <text:p>60</text:p>
          </table:table-cell>
          <table:table-cell table:formula="of:=AVERAGE([.E157:.E164])" office:value-type="float" office:value="57.5" calcext:value-type="float">
            <text:p>58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85787" calcext:value-type="float">
            <text:p>285787</text:p>
          </table:table-cell>
          <table:table-cell office:value-type="float" office:value="40666" calcext:value-type="float">
            <text:p>40666</text:p>
          </table:table-cell>
          <table:table-cell table:formula="of:=[.B165]-[.B164]" office:value-type="float" office:value="502" calcext:value-type="float">
            <text:p>502</text:p>
          </table:table-cell>
          <table:table-cell table:formula="of:=[.C165]-[.C164]" office:value-type="float" office:value="49" calcext:value-type="float">
            <text:p>49</text:p>
          </table:table-cell>
          <table:table-cell table:formula="of:=AVERAGE([.D151:.D165])" office:value-type="float" office:value="586.466666666667" calcext:value-type="float">
            <text:p>586</text:p>
          </table:table-cell>
          <table:table-cell table:formula="of:=AVERAGE([.E151:.E165])" office:value-type="float" office:value="59.2666666666667" calcext:value-type="float">
            <text:p>59</text:p>
          </table:table-cell>
          <table:table-cell table:formula="of:=AVERAGE([.E158:.E165])" office:value-type="float" office:value="51.25" calcext:value-type="float">
            <text:p>51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86412" calcext:value-type="float">
            <text:p>286412</text:p>
          </table:table-cell>
          <table:table-cell office:value-type="float" office:value="40698" calcext:value-type="float">
            <text:p>40698</text:p>
          </table:table-cell>
          <table:table-cell table:formula="of:=[.B166]-[.B165]" office:value-type="float" office:value="625" calcext:value-type="float">
            <text:p>625</text:p>
          </table:table-cell>
          <table:table-cell table:formula="of:=[.C166]-[.C165]" office:value-type="float" office:value="32" calcext:value-type="float">
            <text:p>32</text:p>
          </table:table-cell>
          <table:table-cell table:formula="of:=AVERAGE([.D152:.D166])" office:value-type="float" office:value="562.533333333333" calcext:value-type="float">
            <text:p>563</text:p>
          </table:table-cell>
          <table:table-cell table:formula="of:=AVERAGE([.E152:.E166])" office:value-type="float" office:value="55.8" calcext:value-type="float">
            <text:p>56</text:p>
          </table:table-cell>
          <table:table-cell table:formula="of:=AVERAGE([.E159:.E166])" office:value-type="float" office:value="45.625" calcext:value-type="float">
            <text:p>46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86931" calcext:value-type="float">
            <text:p>286931</text:p>
          </table:table-cell>
          <table:table-cell office:value-type="float" office:value="40717" calcext:value-type="float">
            <text:p>40717</text:p>
          </table:table-cell>
          <table:table-cell table:formula="of:=[.B167]-[.B166]" office:value-type="float" office:value="519" calcext:value-type="float">
            <text:p>519</text:p>
          </table:table-cell>
          <table:table-cell table:formula="of:=[.C167]-[.C166]" office:value-type="float" office:value="19" calcext:value-type="float">
            <text:p>19</text:p>
          </table:table-cell>
          <table:table-cell table:formula="of:=AVERAGE([.D153:.D167])" office:value-type="float" office:value="552.733333333333" calcext:value-type="float">
            <text:p>553</text:p>
          </table:table-cell>
          <table:table-cell table:formula="of:=AVERAGE([.E153:.E167])" office:value-type="float" office:value="52.3333333333333" calcext:value-type="float">
            <text:p>52</text:p>
          </table:table-cell>
          <table:table-cell table:formula="of:=AVERAGE([.E160:.E167])"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87290" calcext:value-type="float">
            <text:p>287290</text:p>
          </table:table-cell>
          <table:table-cell office:value-type="float" office:value="40728" calcext:value-type="float">
            <text:p>40728</text:p>
          </table:table-cell>
          <table:table-cell table:formula="of:=[.B168]-[.B167]" office:value-type="float" office:value="359" calcext:value-type="float">
            <text:p>359</text:p>
          </table:table-cell>
          <table:table-cell table:formula="of:=[.C168]-[.C167]" office:value-type="float" office:value="11" calcext:value-type="float">
            <text:p>11</text:p>
          </table:table-cell>
          <table:table-cell table:formula="of:=AVERAGE([.D154:.D168])" office:value-type="float" office:value="535.066666666667" calcext:value-type="float">
            <text:p>535</text:p>
          </table:table-cell>
          <table:table-cell table:formula="of:=AVERAGE([.E154:.E168])" office:value-type="float" office:value="51" calcext:value-type="float">
            <text:p>51</text:p>
          </table:table-cell>
          <table:table-cell table:formula="of:=AVERAGE([.E161:.E168])" office:value-type="float" office:value="40.5" calcext:value-type="float">
            <text:p>41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87874" calcext:value-type="float">
            <text:p>287874</text:p>
          </table:table-cell>
          <table:table-cell office:value-type="float" office:value="40782" calcext:value-type="float">
            <text:p>40782</text:p>
          </table:table-cell>
          <table:table-cell table:formula="of:=[.B169]-[.B168]" office:value-type="float" office:value="584" calcext:value-type="float">
            <text:p>584</text:p>
          </table:table-cell>
          <table:table-cell table:formula="of:=[.C169]-[.C168]" office:value-type="float" office:value="54" calcext:value-type="float">
            <text:p>54</text:p>
          </table:table-cell>
          <table:table-cell table:formula="of:=AVERAGE([.D155:.D169])" office:value-type="float" office:value="514.533333333333" calcext:value-type="float">
            <text:p>515</text:p>
          </table:table-cell>
          <table:table-cell table:formula="of:=AVERAGE([.E155:.E169])" office:value-type="float" office:value="53.7333333333333" calcext:value-type="float">
            <text:p>54</text:p>
          </table:table-cell>
          <table:table-cell table:formula="of:=AVERAGE([.E162:.E169])" office:value-type="float" office:value="44.625" calcext:value-type="float">
            <text:p>45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88511" calcext:value-type="float">
            <text:p>288511</text:p>
          </table:table-cell>
          <table:table-cell office:value-type="float" office:value="40839" calcext:value-type="float">
            <text:p>40839</text:p>
          </table:table-cell>
          <table:table-cell table:formula="of:=[.B170]-[.B169]" office:value-type="float" office:value="637" calcext:value-type="float">
            <text:p>637</text:p>
          </table:table-cell>
          <table:table-cell table:formula="of:=[.C170]-[.C169]" office:value-type="float" office:value="57" calcext:value-type="float">
            <text:p>57</text:p>
          </table:table-cell>
          <table:table-cell table:formula="of:=AVERAGE([.D156:.D170])" office:value-type="float" office:value="498.2" calcext:value-type="float">
            <text:p>498</text:p>
          </table:table-cell>
          <table:table-cell table:formula="of:=AVERAGE([.E156:.E170])" office:value-type="float" office:value="51.2666666666667" calcext:value-type="float">
            <text:p>51</text:p>
          </table:table-cell>
          <table:table-cell table:formula="of:=AVERAGE([.E163:.E170])"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89154" calcext:value-type="float">
            <text:p>289154</text:p>
          </table:table-cell>
          <table:table-cell office:value-type="float" office:value="40870" calcext:value-type="float">
            <text:p>40870</text:p>
          </table:table-cell>
          <table:table-cell table:formula="of:=[.B171]-[.B170]" office:value-type="float" office:value="643" calcext:value-type="float">
            <text:p>643</text:p>
          </table:table-cell>
          <table:table-cell table:formula="of:=[.C171]-[.C170]" office:value-type="float" office:value="31" calcext:value-type="float">
            <text:p>31</text:p>
          </table:table-cell>
          <table:table-cell table:formula="of:=AVERAGE([.D157:.D171])" office:value-type="float" office:value="489.266666666667" calcext:value-type="float">
            <text:p>489</text:p>
          </table:table-cell>
          <table:table-cell table:formula="of:=AVERAGE([.E157:.E171])" office:value-type="float" office:value="47.5333333333333" calcext:value-type="float">
            <text:p>48</text:p>
          </table:table-cell>
          <table:table-cell table:formula="of:=AVERAGE([.E164:.E171])" office:value-type="float" office:value="36.75" calcext:value-type="float">
            <text:p>37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89678" calcext:value-type="float">
            <text:p>289678</text:p>
          </table:table-cell>
          <table:table-cell office:value-type="float" office:value="40904" calcext:value-type="float">
            <text:p>40904</text:p>
          </table:table-cell>
          <table:table-cell table:formula="of:=[.B172]-[.B171]" office:value-type="float" office:value="524" calcext:value-type="float">
            <text:p>524</text:p>
          </table:table-cell>
          <table:table-cell table:formula="of:=[.C172]-[.C171]" office:value-type="float" office:value="34" calcext:value-type="float">
            <text:p>34</text:p>
          </table:table-cell>
          <table:table-cell table:formula="of:=AVERAGE([.D158:.D172])" office:value-type="float" office:value="477.733333333333" calcext:value-type="float">
            <text:p>478</text:p>
          </table:table-cell>
          <table:table-cell table:formula="of:=AVERAGE([.E158:.E172])" office:value-type="float" office:value="43.2" calcext:value-type="float">
            <text:p>43</text:p>
          </table:table-cell>
          <table:table-cell table:formula="of:=AVERAGE([.E165:.E172])" office:value-type="float" office:value="35.875" calcext:value-type="float">
            <text:p>3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90504" calcext:value-type="float">
            <text:p>290504</text:p>
          </table:table-cell>
          <table:table-cell office:value-type="float" office:value="40921" calcext:value-type="float">
            <text:p>40921</text:p>
          </table:table-cell>
          <table:table-cell table:formula="of:=[.B173]-[.B172]" office:value-type="float" office:value="826" calcext:value-type="float">
            <text:p>826</text:p>
          </table:table-cell>
          <table:table-cell table:formula="of:=[.C173]-[.C172]" office:value-type="float" office:value="17" calcext:value-type="float">
            <text:p>17</text:p>
          </table:table-cell>
          <table:table-cell table:formula="of:=AVERAGE([.D159:.D173])" office:value-type="float" office:value="490.2" calcext:value-type="float">
            <text:p>490</text:p>
          </table:table-cell>
          <table:table-cell table:formula="of:=AVERAGE([.E159:.E173])" office:value-type="float" office:value="39.2" calcext:value-type="float">
            <text:p>39</text:p>
          </table:table-cell>
          <table:table-cell table:formula="of:=AVERAGE([.E166:.E173])" office:value-type="float" office:value="31.875" calcext:value-type="float">
            <text:p>32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91154" calcext:value-type="float">
            <text:p>291154</text:p>
          </table:table-cell>
          <table:table-cell office:value-type="float" office:value="40930" calcext:value-type="float">
            <text:p>40930</text:p>
          </table:table-cell>
          <table:table-cell table:formula="of:=[.B174]-[.B173]" office:value-type="float" office:value="650" calcext:value-type="float">
            <text:p>650</text:p>
          </table:table-cell>
          <table:table-cell table:formula="of:=[.C174]-[.C173]" office:value-type="float" office:value="9" calcext:value-type="float">
            <text:p>9</text:p>
          </table:table-cell>
          <table:table-cell table:formula="of:=AVERAGE([.D160:.D174])" office:value-type="float" office:value="491.266666666667" calcext:value-type="float">
            <text:p>491</text:p>
          </table:table-cell>
          <table:table-cell table:formula="of:=AVERAGE([.E160:.E174])" office:value-type="float" office:value="37.1333333333333" calcext:value-type="float">
            <text:p>37</text:p>
          </table:table-cell>
          <table:table-cell table:formula="of:=AVERAGE([.E167:.E174])"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91691" calcext:value-type="float">
            <text:p>291691</text:p>
          </table:table-cell>
          <table:table-cell office:value-type="float" office:value="40940" calcext:value-type="float">
            <text:p>40940</text:p>
          </table:table-cell>
          <table:table-cell table:formula="of:=[.B175]-[.B174]" office:value-type="float" office:value="537" calcext:value-type="float">
            <text:p>537</text:p>
          </table:table-cell>
          <table:table-cell table:formula="of:=[.C175]-[.C174]" office:value-type="float" office:value="10" calcext:value-type="float">
            <text:p>10</text:p>
          </table:table-cell>
          <table:table-cell table:formula="of:=AVERAGE([.D161:.D175])" office:value-type="float" office:value="499.933333333333" calcext:value-type="float">
            <text:p>500</text:p>
          </table:table-cell>
          <table:table-cell table:formula="of:=AVERAGE([.E161:.E175])" office:value-type="float" office:value="35.7333333333333" calcext:value-type="float">
            <text:p>36</text:p>
          </table:table-cell>
          <table:table-cell table:formula="of:=AVERAGE([.E168:.E175])" office:value-type="float" office:value="27.875" calcext:value-type="float">
            <text:p>28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92931" calcext:value-type="float">
            <text:p>292931</text:p>
          </table:table-cell>
          <table:table-cell office:value-type="float" office:value="40984" calcext:value-type="float">
            <text:p>40984</text:p>
          </table:table-cell>
          <table:table-cell table:formula="of:=[.B176]-[.B175]" office:value-type="float" office:value="1240" calcext:value-type="float">
            <text:p>1,240</text:p>
          </table:table-cell>
          <table:table-cell table:formula="of:=[.C176]-[.C175]" office:value-type="float" office:value="44" calcext:value-type="float">
            <text:p>44</text:p>
          </table:table-cell>
          <table:table-cell table:formula="of:=AVERAGE([.D162:.D176])" office:value-type="float" office:value="541.266666666667" calcext:value-type="float">
            <text:p>541</text:p>
          </table:table-cell>
          <table:table-cell table:formula="of:=AVERAGE([.E162:.E176])" office:value-type="float" office:value="37.2666666666667" calcext:value-type="float">
            <text:p>37</text:p>
          </table:table-cell>
          <table:table-cell table:formula="of:=AVERAGE([.E169:.E176])"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93469" calcext:value-type="float">
            <text:p>293469</text:p>
          </table:table-cell>
          <table:table-cell office:value-type="float" office:value="41010" calcext:value-type="float">
            <text:p>41010</text:p>
          </table:table-cell>
          <table:table-cell table:formula="of:=[.B177]-[.B176]" office:value-type="float" office:value="538" calcext:value-type="float">
            <text:p>538</text:p>
          </table:table-cell>
          <table:table-cell table:formula="of:=[.C177]-[.C176]" office:value-type="float" office:value="26" calcext:value-type="float">
            <text:p>26</text:p>
          </table:table-cell>
          <table:table-cell table:formula="of:=AVERAGE([.D163:.D177])" office:value-type="float" office:value="550.2" calcext:value-type="float">
            <text:p>550</text:p>
          </table:table-cell>
          <table:table-cell table:formula="of:=AVERAGE([.E163:.E177])" office:value-type="float" office:value="35.4" calcext:value-type="float">
            <text:p>35</text:p>
          </table:table-cell>
          <table:table-cell table:formula="of:=AVERAGE([.E170:.E177])" office:value-type="float" office:value="28.5" calcext:value-type="float">
            <text:p>29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94116" calcext:value-type="float">
            <text:p>294116</text:p>
          </table:table-cell>
          <table:table-cell office:value-type="float" office:value="41034" calcext:value-type="float">
            <text:p>41034</text:p>
          </table:table-cell>
          <table:table-cell table:formula="of:=[.B178]-[.B177]" office:value-type="float" office:value="647" calcext:value-type="float">
            <text:p>647</text:p>
          </table:table-cell>
          <table:table-cell table:formula="of:=[.C178]-[.C177]" office:value-type="float" office:value="24" calcext:value-type="float">
            <text:p>24</text:p>
          </table:table-cell>
          <table:table-cell table:formula="of:=AVERAGE([.D164:.D178])" office:value-type="float" office:value="589.133333333333" calcext:value-type="float">
            <text:p>589</text:p>
          </table:table-cell>
          <table:table-cell table:formula="of:=AVERAGE([.E164:.E178])" office:value-type="float" office:value="30.5333333333333" calcext:value-type="float">
            <text:p>31</text:p>
          </table:table-cell>
          <table:table-cell table:formula="of:=AVERAGE([.E171:.E178])" office:value-type="float" office:value="24.375" calcext:value-type="float">
            <text:p>24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94803" calcext:value-type="float">
            <text:p>294803</text:p>
          </table:table-cell>
          <table:table-cell office:value-type="float" office:value="41060" calcext:value-type="float">
            <text:p>41060</text:p>
          </table:table-cell>
          <table:table-cell table:formula="of:=[.B179]-[.B178]" office:value-type="float" office:value="687" calcext:value-type="float">
            <text:p>687</text:p>
          </table:table-cell>
          <table:table-cell table:formula="of:=[.C179]-[.C178]" office:value-type="float" office:value="26" calcext:value-type="float">
            <text:p>26</text:p>
          </table:table-cell>
          <table:table-cell table:formula="of:=AVERAGE([.D165:.D179])" office:value-type="float" office:value="634.533333333333" calcext:value-type="float">
            <text:p>635</text:p>
          </table:table-cell>
          <table:table-cell table:formula="of:=AVERAGE([.E165:.E179])" office:value-type="float" office:value="29.5333333333333" calcext:value-type="float">
            <text:p>30</text:p>
          </table:table-cell>
          <table:table-cell table:formula="of:=AVERAGE([.E172:.E179])" office:value-type="float" office:value="23.75" calcext:value-type="float">
            <text:p>2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95632" calcext:value-type="float">
            <text:p>295632</text:p>
          </table:table-cell>
          <table:table-cell office:value-type="float" office:value="41069" calcext:value-type="float">
            <text:p>41069</text:p>
          </table:table-cell>
          <table:table-cell table:formula="of:=[.B180]-[.B179]" office:value-type="float" office:value="829" calcext:value-type="float">
            <text:p>829</text:p>
          </table:table-cell>
          <table:table-cell table:formula="of:=[.C180]-[.C179]" office:value-type="float" office:value="9" calcext:value-type="float">
            <text:p>9</text:p>
          </table:table-cell>
          <table:table-cell table:formula="of:=AVERAGE([.D166:.D180])" office:value-type="float" office:value="656.333333333333" calcext:value-type="float">
            <text:p>656</text:p>
          </table:table-cell>
          <table:table-cell table:formula="of:=AVERAGE([.E166:.E180])" office:value-type="float" office:value="26.8666666666667" calcext:value-type="float">
            <text:p>27</text:p>
          </table:table-cell>
          <table:table-cell table:formula="of:=AVERAGE([.E173:.E180])" office:value-type="float" office:value="20.625" calcext:value-type="float">
            <text:p>21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96358" calcext:value-type="float">
            <text:p>296358</text:p>
          </table:table-cell>
          <table:table-cell office:value-type="float" office:value="41080" calcext:value-type="float">
            <text:p>41080</text:p>
          </table:table-cell>
          <table:table-cell table:formula="of:=[.B181]-[.B180]" office:value-type="float" office:value="726" calcext:value-type="float">
            <text:p>726</text:p>
          </table:table-cell>
          <table:table-cell table:formula="of:=[.C181]-[.C180]" office:value-type="float" office:value="11" calcext:value-type="float">
            <text:p>11</text:p>
          </table:table-cell>
          <table:table-cell table:formula="of:=AVERAGE([.D167:.D181])" office:value-type="float" office:value="663.066666666667" calcext:value-type="float">
            <text:p>663</text:p>
          </table:table-cell>
          <table:table-cell table:formula="of:=AVERAGE([.E167:.E181])" office:value-type="float" office:value="25.4666666666667" calcext:value-type="float">
            <text:p>25</text:p>
          </table:table-cell>
          <table:table-cell table:formula="of:=AVERAGE([.E174:.E181])" office:value-type="float" office:value="19.875" calcext:value-type="float">
            <text:p>20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96944" calcext:value-type="float">
            <text:p>296944</text:p>
          </table:table-cell>
          <table:table-cell office:value-type="float" office:value="41090" calcext:value-type="float">
            <text:p>41090</text:p>
          </table:table-cell>
          <table:table-cell table:formula="of:=[.B182]-[.B181]" office:value-type="float" office:value="586" calcext:value-type="float">
            <text:p>586</text:p>
          </table:table-cell>
          <table:table-cell table:formula="of:=[.C182]-[.C181]" office:value-type="float" office:value="10" calcext:value-type="float">
            <text:p>10</text:p>
          </table:table-cell>
          <table:table-cell table:formula="of:=AVERAGE([.D168:.D182])" office:value-type="float" office:value="667.533333333333" calcext:value-type="float">
            <text:p>668</text:p>
          </table:table-cell>
          <table:table-cell table:formula="of:=AVERAGE([.E168:.E182])" office:value-type="float" office:value="24.8666666666667" calcext:value-type="float">
            <text:p>25</text:p>
          </table:table-cell>
          <table:table-cell table:formula="of:=AVERAGE([.E175:.E182]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97389" calcext:value-type="float">
            <text:p>297389</text:p>
          </table:table-cell>
          <table:table-cell office:value-type="float" office:value="41115" calcext:value-type="float">
            <text:p>41115</text:p>
          </table:table-cell>
          <table:table-cell table:formula="of:=[.B183]-[.B182]" office:value-type="float" office:value="445" calcext:value-type="float">
            <text:p>445</text:p>
          </table:table-cell>
          <table:table-cell table:formula="of:=[.C183]-[.C182]" office:value-type="float" office:value="25" calcext:value-type="float">
            <text:p>25</text:p>
          </table:table-cell>
          <table:table-cell table:formula="of:=AVERAGE([.D169:.D183])" office:value-type="float" office:value="673.266666666667" calcext:value-type="float">
            <text:p>673</text:p>
          </table:table-cell>
          <table:table-cell table:formula="of:=AVERAGE([.E169:.E183])" office:value-type="float" office:value="25.8" calcext:value-type="float">
            <text:p>26</text:p>
          </table:table-cell>
          <table:table-cell table:formula="of:=AVERAGE([.E176:.E183])" office:value-type="float" office:value="21.875" calcext:value-type="float">
            <text:p>22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97952" calcext:value-type="float">
            <text:p>297952</text:p>
          </table:table-cell>
          <table:table-cell office:value-type="float" office:value="41132" calcext:value-type="float">
            <text:p>41132</text:p>
          </table:table-cell>
          <table:table-cell table:formula="of:=[.B184]-[.B183]" office:value-type="float" office:value="563" calcext:value-type="float">
            <text:p>563</text:p>
          </table:table-cell>
          <table:table-cell table:formula="of:=[.C184]-[.C183]" office:value-type="float" office:value="17" calcext:value-type="float">
            <text:p>17</text:p>
          </table:table-cell>
          <table:table-cell table:formula="of:=AVERAGE([.D170:.D184])" office:value-type="float" office:value="671.866666666667" calcext:value-type="float">
            <text:p>672</text:p>
          </table:table-cell>
          <table:table-cell table:formula="of:=AVERAGE([.E170:.E184])" office:value-type="float" office:value="23.3333333333333" calcext:value-type="float">
            <text:p>23</text:p>
          </table:table-cell>
          <table:table-cell table:formula="of:=AVERAGE([.E177:.E184])" office:value-type="float" office:value="18.5" calcext:value-type="float">
            <text:p>19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98731" calcext:value-type="float">
            <text:p>298731</text:p>
          </table:table-cell>
          <table:table-cell office:value-type="float" office:value="41141" calcext:value-type="float">
            <text:p>41141</text:p>
          </table:table-cell>
          <table:table-cell table:formula="of:=[.B185]-[.B184]" office:value-type="float" office:value="779" calcext:value-type="float">
            <text:p>779</text:p>
          </table:table-cell>
          <table:table-cell table:formula="of:=[.C185]-[.C184]" office:value-type="float" office:value="9" calcext:value-type="float">
            <text:p>9</text:p>
          </table:table-cell>
          <table:table-cell table:formula="of:=AVERAGE([.D171:.D185])" office:value-type="float" office:value="681.333333333333" calcext:value-type="float">
            <text:p>681</text:p>
          </table:table-cell>
          <table:table-cell table:formula="of:=AVERAGE([.E171:.E185])" office:value-type="float" office:value="20.1333333333333" calcext:value-type="float">
            <text:p>20</text:p>
          </table:table-cell>
          <table:table-cell table:formula="of:=AVERAGE([.E178:.E185])" office:value-type="float" office:value="16.375" calcext:value-type="float">
            <text:p>16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99500" calcext:value-type="float">
            <text:p>299500</text:p>
          </table:table-cell>
          <table:table-cell office:value-type="float" office:value="41173" calcext:value-type="float">
            <text:p>41173</text:p>
          </table:table-cell>
          <table:table-cell table:formula="of:=[.B186]-[.B185]" office:value-type="float" office:value="769" calcext:value-type="float">
            <text:p>769</text:p>
          </table:table-cell>
          <table:table-cell table:formula="of:=[.C186]-[.C185]" office:value-type="float" office:value="32" calcext:value-type="float">
            <text:p>32</text:p>
          </table:table-cell>
          <table:table-cell table:formula="of:=AVERAGE([.D172:.D186])" office:value-type="float" office:value="689.733333333333" calcext:value-type="float">
            <text:p>690</text:p>
          </table:table-cell>
          <table:table-cell table:formula="of:=AVERAGE([.E172:.E186])" office:value-type="float" office:value="20.2" calcext:value-type="float">
            <text:p>20</text:p>
          </table:table-cell>
          <table:table-cell table:formula="of:=AVERAGE([.E179:.E186])" office:value-type="float" office:value="17.375" calcext:value-type="float">
            <text:p>17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300270" calcext:value-type="float">
            <text:p>300270</text:p>
          </table:table-cell>
          <table:table-cell office:value-type="float" office:value="41188" calcext:value-type="float">
            <text:p>41188</text:p>
          </table:table-cell>
          <table:table-cell table:formula="of:=[.B187]-[.B186]" office:value-type="float" office:value="770" calcext:value-type="float">
            <text:p>770</text:p>
          </table:table-cell>
          <table:table-cell table:formula="of:=[.C187]-[.C186]" office:value-type="float" office:value="15" calcext:value-type="float">
            <text:p>15</text:p>
          </table:table-cell>
          <table:table-cell table:formula="of:=AVERAGE([.D173:.D187])" office:value-type="float" office:value="706.133333333333" calcext:value-type="float">
            <text:p>706</text:p>
          </table:table-cell>
          <table:table-cell table:formula="of:=AVERAGE([.E173:.E187])" office:value-type="float" office:value="18.9333333333333" calcext:value-type="float">
            <text:p>19</text:p>
          </table:table-cell>
          <table:table-cell table:formula="of:=AVERAGE([.E180:.E187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301020" calcext:value-type="float">
            <text:p>301020</text:p>
          </table:table-cell>
          <table:table-cell office:value-type="float" office:value="41196" calcext:value-type="float">
            <text:p>41196</text:p>
          </table:table-cell>
          <table:table-cell table:formula="of:=[.B188]-[.B187]" office:value-type="float" office:value="750" calcext:value-type="float">
            <text:p>750</text:p>
          </table:table-cell>
          <table:table-cell table:formula="of:=[.C188]-[.C187]" office:value-type="float" office:value="8" calcext:value-type="float">
            <text:p>8</text:p>
          </table:table-cell>
          <table:table-cell table:formula="of:=AVERAGE([.D174:.D188])" office:value-type="float" office:value="701.066666666667" calcext:value-type="float">
            <text:p>701</text:p>
          </table:table-cell>
          <table:table-cell table:formula="of:=AVERAGE([.E174:.E188])" office:value-type="float" office:value="18.3333333333333" calcext:value-type="float">
            <text:p>18</text:p>
          </table:table-cell>
          <table:table-cell table:formula="of:=AVERAGE([.E181:.E188])" office:value-type="float" office:value="15.875" calcext:value-type="float">
            <text:p>1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301708" calcext:value-type="float">
            <text:p>301708</text:p>
          </table:table-cell>
          <table:table-cell office:value-type="float" office:value="41199" calcext:value-type="float">
            <text:p>41199</text:p>
          </table:table-cell>
          <table:table-cell table:formula="of:=[.B189]-[.B188]" office:value-type="float" office:value="688" calcext:value-type="float">
            <text:p>688</text:p>
          </table:table-cell>
          <table:table-cell table:formula="of:=[.C189]-[.C188]" office:value-type="float" office:value="3" calcext:value-type="float">
            <text:p>3</text:p>
          </table:table-cell>
          <table:table-cell table:formula="of:=AVERAGE([.D175:.D189])" office:value-type="float" office:value="703.6" calcext:value-type="float">
            <text:p>704</text:p>
          </table:table-cell>
          <table:table-cell table:formula="of:=AVERAGE([.E175:.E189])" office:value-type="float" office:value="17.9333333333333" calcext:value-type="float">
            <text:p>18</text:p>
          </table:table-cell>
          <table:table-cell table:formula="of:=AVERAGE([.E182:.E189])" office:value-type="float" office:value="14.875" calcext:value-type="float">
            <text:p>15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302261" calcext:value-type="float">
            <text:p>302261</text:p>
          </table:table-cell>
          <table:table-cell office:value-type="float" office:value="41220" calcext:value-type="float">
            <text:p>41220</text:p>
          </table:table-cell>
          <table:table-cell table:formula="of:=[.B190]-[.B189]" office:value-type="float" office:value="553" calcext:value-type="float">
            <text:p>553</text:p>
          </table:table-cell>
          <table:table-cell table:formula="of:=[.C190]-[.C189]" office:value-type="float" office:value="21" calcext:value-type="float">
            <text:p>21</text:p>
          </table:table-cell>
          <table:table-cell table:formula="of:=AVERAGE([.D176:.D190])" office:value-type="float" office:value="704.666666666667" calcext:value-type="float">
            <text:p>705</text:p>
          </table:table-cell>
          <table:table-cell table:formula="of:=AVERAGE([.E176:.E190])" office:value-type="float" office:value="18.6666666666667" calcext:value-type="float">
            <text:p>19</text:p>
          </table:table-cell>
          <table:table-cell table:formula="of:=AVERAGE([.E183:.E190])" office:value-type="float" office:value="16.25" calcext:value-type="float">
            <text:p>16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303063" calcext:value-type="float">
            <text:p>303063</text:p>
          </table:table-cell>
          <table:table-cell office:value-type="float" office:value="41254" calcext:value-type="float">
            <text:p>41254</text:p>
          </table:table-cell>
          <table:table-cell table:formula="of:=[.B191]-[.B190]" office:value-type="float" office:value="802" calcext:value-type="float">
            <text:p>802</text:p>
          </table:table-cell>
          <table:table-cell table:formula="of:=[.C191]-[.C190]" office:value-type="float" office:value="34" calcext:value-type="float">
            <text:p>34</text:p>
          </table:table-cell>
          <table:table-cell table:formula="of:=AVERAGE([.D177:.D191])" office:value-type="float" office:value="675.466666666667" calcext:value-type="float">
            <text:p>675</text:p>
          </table:table-cell>
          <table:table-cell table:formula="of:=AVERAGE([.E177:.E191])" office:value-type="float" office:value="18" calcext:value-type="float">
            <text:p>18</text:p>
          </table:table-cell>
          <table:table-cell table:formula="of:=AVERAGE([.E184:.E191])" office:value-type="float" office:value="17.375" calcext:value-type="float">
            <text:p>17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303910" calcext:value-type="float">
            <text:p>303910</text:p>
          </table:table-cell>
          <table:table-cell office:value-type="float" office:value="41254" calcext:value-type="float">
            <text:p>41254</text:p>
          </table:table-cell>
          <table:table-cell table:formula="of:=[.B192]-[.B191]" office:value-type="float" office:value="847" calcext:value-type="float">
            <text:p>847</text:p>
          </table:table-cell>
          <table:table-cell table:formula="of:=[.C192]-[.C191]" office:value-type="float" office:value="0" calcext:value-type="float">
            <text:p>0</text:p>
          </table:table-cell>
          <table:table-cell table:formula="of:=AVERAGE([.D178:.D192])" office:value-type="float" office:value="696.066666666667" calcext:value-type="float">
            <text:p>696</text:p>
          </table:table-cell>
          <table:table-cell table:formula="of:=AVERAGE([.E178:.E192])" office:value-type="float" office:value="16.2666666666667" calcext:value-type="float">
            <text:p>16</text:p>
          </table:table-cell>
          <table:table-cell table:formula="of:=AVERAGE([.E185:.E192])" office:value-type="float" office:value="15.25" calcext:value-type="float">
            <text:p>15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304793" calcext:value-type="float">
            <text:p>304793</text:p>
          </table:table-cell>
          <table:table-cell office:value-type="float" office:value="41274" calcext:value-type="float">
            <text:p>41274</text:p>
          </table:table-cell>
          <table:table-cell table:formula="of:=[.B193]-[.B192]" office:value-type="float" office:value="883" calcext:value-type="float">
            <text:p>883</text:p>
          </table:table-cell>
          <table:table-cell table:formula="of:=[.C193]-[.C192]" office:value-type="float" office:value="20" calcext:value-type="float">
            <text:p>20</text:p>
          </table:table-cell>
          <table:table-cell table:formula="of:=AVERAGE([.D179:.D193])" office:value-type="float" office:value="711.8" calcext:value-type="float">
            <text:p>712</text:p>
          </table:table-cell>
          <table:table-cell table:formula="of:=AVERAGE([.E179:.E193])" office:value-type="float" office:value="16" calcext:value-type="float">
            <text:p>16</text:p>
          </table:table-cell>
          <table:table-cell table:formula="of:=AVERAGE([.E186:.E193])" office:value-type="float" office:value="16.625" calcext:value-type="float">
            <text:p>17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305562" calcext:value-type="float">
            <text:p>305562</text:p>
          </table:table-cell>
          <table:table-cell office:value-type="float" office:value="41287" calcext:value-type="float">
            <text:p>41287</text:p>
          </table:table-cell>
          <table:table-cell table:formula="of:=[.B194]-[.B193]" office:value-type="float" office:value="769" calcext:value-type="float">
            <text:p>769</text:p>
          </table:table-cell>
          <table:table-cell table:formula="of:=[.C194]-[.C193]" office:value-type="float" office:value="13" calcext:value-type="float">
            <text:p>13</text:p>
          </table:table-cell>
          <table:table-cell table:formula="of:=AVERAGE([.D180:.D194])" office:value-type="float" office:value="717.266666666667" calcext:value-type="float">
            <text:p>717</text:p>
          </table:table-cell>
          <table:table-cell table:formula="of:=AVERAGE([.E180:.E194])" office:value-type="float" office:value="15.1333333333333" calcext:value-type="float">
            <text:p>15</text:p>
          </table:table-cell>
          <table:table-cell table:formula="of:=AVERAGE([.E187:.E194])" office:value-type="float" office:value="14.25" calcext:value-type="float">
            <text:p>14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306309" calcext:value-type="float">
            <text:p>306309</text:p>
          </table:table-cell>
          <table:table-cell office:value-type="float" office:value="41292" calcext:value-type="float">
            <text:p>41292</text:p>
          </table:table-cell>
          <table:table-cell table:formula="of:=[.B195]-[.B194]" office:value-type="float" office:value="747" calcext:value-type="float">
            <text:p>747</text:p>
          </table:table-cell>
          <table:table-cell table:formula="of:=[.C195]-[.C194]" office:value-type="float" office:value="5" calcext:value-type="float">
            <text:p>5</text:p>
          </table:table-cell>
          <table:table-cell table:formula="of:=AVERAGE([.D181:.D195])" office:value-type="float" office:value="711.8" calcext:value-type="float">
            <text:p>712</text:p>
          </table:table-cell>
          <table:table-cell table:formula="of:=AVERAGE([.E181:.E195])" office:value-type="float" office:value="14.8666666666667" calcext:value-type="float">
            <text:p>15</text:p>
          </table:table-cell>
          <table:table-cell table:formula="of:=AVERAGE([.E188:.E195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07251" calcext:value-type="float">
            <text:p>307251</text:p>
          </table:table-cell>
          <table:table-cell office:value-type="float" office:value="41293" calcext:value-type="float">
            <text:p>41293</text:p>
          </table:table-cell>
          <table:table-cell table:formula="of:=[.B196]-[.B195]" office:value-type="float" office:value="942" calcext:value-type="float">
            <text:p>942</text:p>
          </table:table-cell>
          <table:table-cell table:formula="of:=[.C196]-[.C195]" office:value-type="float" office:value="1" calcext:value-type="float">
            <text:p>1</text:p>
          </table:table-cell>
          <table:table-cell table:formula="of:=AVERAGE([.D182:.D196])" office:value-type="float" office:value="726.2" calcext:value-type="float">
            <text:p>726</text:p>
          </table:table-cell>
          <table:table-cell table:formula="of:=AVERAGE([.E182:.E196])" office:value-type="float" office:value="14.2" calcext:value-type="float">
            <text:p>14</text:p>
          </table:table-cell>
          <table:table-cell table:formula="of:=AVERAGE([.E189:.E196])" office:value-type="float" office:value="12.125" calcext:value-type="float">
            <text:p>12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307926" calcext:value-type="float">
            <text:p>307926</text:p>
          </table:table-cell>
          <table:table-cell office:value-type="float" office:value="41311" calcext:value-type="float">
            <text:p>41311</text:p>
          </table:table-cell>
          <table:table-cell table:formula="of:=[.B197]-[.B196]" office:value-type="float" office:value="675" calcext:value-type="float">
            <text:p>675</text:p>
          </table:table-cell>
          <table:table-cell table:formula="of:=[.C197]-[.C196]" office:value-type="float" office:value="18" calcext:value-type="float">
            <text:p>18</text:p>
          </table:table-cell>
          <table:table-cell table:formula="of:=AVERAGE([.D183:.D197])" office:value-type="float" office:value="732.133333333333" calcext:value-type="float">
            <text:p>732</text:p>
          </table:table-cell>
          <table:table-cell table:formula="of:=AVERAGE([.E183:.E197])" office:value-type="float" office:value="14.7333333333333" calcext:value-type="float">
            <text:p>15</text:p>
          </table:table-cell>
          <table:table-cell table:formula="of:=AVERAGE([.E190:.E197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308832" calcext:value-type="float">
            <text:p>308832</text:p>
          </table:table-cell>
          <table:table-cell office:value-type="float" office:value="41325" calcext:value-type="float">
            <text:p>41325</text:p>
          </table:table-cell>
          <table:table-cell table:formula="of:=[.B198]-[.B197]" office:value-type="float" office:value="906" calcext:value-type="float">
            <text:p>906</text:p>
          </table:table-cell>
          <table:table-cell table:formula="of:=[.C198]-[.C197]" office:value-type="float" office:value="14" calcext:value-type="float">
            <text:p>14</text:p>
          </table:table-cell>
          <table:table-cell table:formula="of:=AVERAGE([.D184:.D198])" office:value-type="float" office:value="762.866666666667" calcext:value-type="float">
            <text:p>763</text:p>
          </table:table-cell>
          <table:table-cell table:formula="of:=AVERAGE([.E184:.E198])" office:value-type="float" office:value="14" calcext:value-type="float">
            <text:p>14</text:p>
          </table:table-cell>
          <table:table-cell table:formula="of:=AVERAGE([.E191:.E198])" office:value-type="float" office:value="13.125" calcext:value-type="float">
            <text:p>13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309796" calcext:value-type="float">
            <text:p>309796</text:p>
          </table:table-cell>
          <table:table-cell office:value-type="float" office:value="41343" calcext:value-type="float">
            <text:p>41343</text:p>
          </table:table-cell>
          <table:table-cell table:formula="of:=[.B199]-[.B198]" office:value-type="float" office:value="964" calcext:value-type="float">
            <text:p>964</text:p>
          </table:table-cell>
          <table:table-cell table:formula="of:=[.C199]-[.C198]" office:value-type="float" office:value="18" calcext:value-type="float">
            <text:p>18</text:p>
          </table:table-cell>
          <table:table-cell table:formula="of:=AVERAGE([.D185:.D199])" office:value-type="float" office:value="789.6" calcext:value-type="float">
            <text:p>790</text:p>
          </table:table-cell>
          <table:table-cell table:formula="of:=AVERAGE([.E185:.E199])" office:value-type="float" office:value="14.0666666666667" calcext:value-type="float">
            <text:p>14</text:p>
          </table:table-cell>
          <table:table-cell table:formula="of:=AVERAGE([.E192:.E199])" office:value-type="float" office:value="11.125" calcext:value-type="float">
            <text:p>11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10696" calcext:value-type="float">
            <text:p>310696</text:p>
          </table:table-cell>
          <table:table-cell office:value-type="float" office:value="41355" calcext:value-type="float">
            <text:p>41355</text:p>
          </table:table-cell>
          <table:table-cell table:formula="of:=[.B200]-[.B199]" office:value-type="float" office:value="900" calcext:value-type="float">
            <text:p>900</text:p>
          </table:table-cell>
          <table:table-cell table:formula="of:=[.C200]-[.C199]" office:value-type="float" office:value="12" calcext:value-type="float">
            <text:p>12</text:p>
          </table:table-cell>
          <table:table-cell table:formula="of:=AVERAGE([.D186:.D200])" office:value-type="float" office:value="797.666666666667" calcext:value-type="float">
            <text:p>798</text:p>
          </table:table-cell>
          <table:table-cell table:formula="of:=AVERAGE([.E186:.E200])" office:value-type="float" office:value="14.2666666666667" calcext:value-type="float">
            <text:p>14</text:p>
          </table:table-cell>
          <table:table-cell table:formula="of:=AVERAGE([.E193:.E200])" office:value-type="float" office:value="12.625" calcext:value-type="float">
            <text:p>13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311461" calcext:value-type="float">
            <text:p>311461</text:p>
          </table:table-cell>
          <table:table-cell office:value-type="float" office:value="41358" calcext:value-type="float">
            <text:p>41358</text:p>
          </table:table-cell>
          <table:table-cell table:formula="of:=[.B201]-[.B200]" office:value-type="float" office:value="765" calcext:value-type="float">
            <text:p>765</text:p>
          </table:table-cell>
          <table:table-cell table:formula="of:=[.C201]-[.C200]" office:value-type="float" office:value="3" calcext:value-type="float">
            <text:p>3</text:p>
          </table:table-cell>
          <table:table-cell table:formula="of:=AVERAGE([.D187:.D201])" office:value-type="float" office:value="797.4" calcext:value-type="float">
            <text:p>797</text:p>
          </table:table-cell>
          <table:table-cell table:formula="of:=AVERAGE([.E187:.E201])" office:value-type="float" office:value="12.3333333333333" calcext:value-type="float">
            <text:p>12</text:p>
          </table:table-cell>
          <table:table-cell table:formula="of:=AVERAGE([.E194:.E201])" office:value-type="float" office:value="10.5" calcext:value-type="float">
            <text:p>11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312574" calcext:value-type="float">
            <text:p>312574</text:p>
          </table:table-cell>
          <table:table-cell office:value-type="float" office:value="41363" calcext:value-type="float">
            <text:p>41363</text:p>
          </table:table-cell>
          <table:table-cell table:formula="of:=[.B202]-[.B201]" office:value-type="float" office:value="1113" calcext:value-type="float">
            <text:p>1,113</text:p>
          </table:table-cell>
          <table:table-cell table:formula="of:=[.C202]-[.C201]" office:value-type="float" office:value="5" calcext:value-type="float">
            <text:p>5</text:p>
          </table:table-cell>
          <table:table-cell table:formula="of:=AVERAGE([.D188:.D202])" office:value-type="float" office:value="820.266666666667" calcext:value-type="float">
            <text:p>820</text:p>
          </table:table-cell>
          <table:table-cell table:formula="of:=AVERAGE([.E188:.E202])" office:value-type="float" office:value="11.6666666666667" calcext:value-type="float">
            <text:p>12</text:p>
          </table:table-cell>
          <table:table-cell table:formula="of:=AVERAGE([.E195:.E202])" office:value-type="float" office:value="9.5" calcext:value-type="float">
            <text:p>10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313392" calcext:value-type="float">
            <text:p>313392</text:p>
          </table:table-cell>
          <table:table-cell office:value-type="float" office:value="41381" calcext:value-type="float">
            <text:p>41381</text:p>
          </table:table-cell>
          <table:table-cell table:formula="of:=[.B203]-[.B202]" office:value-type="float" office:value="818" calcext:value-type="float">
            <text:p>818</text:p>
          </table:table-cell>
          <table:table-cell table:formula="of:=[.C203]-[.C202]" office:value-type="float" office:value="18" calcext:value-type="float">
            <text:p>18</text:p>
          </table:table-cell>
          <table:table-cell table:formula="of:=AVERAGE([.D189:.D203])" office:value-type="float" office:value="824.8" calcext:value-type="float">
            <text:p>825</text:p>
          </table:table-cell>
          <table:table-cell table:formula="of:=AVERAGE([.E189:.E203])" office:value-type="float" office:value="12.3333333333333" calcext:value-type="float">
            <text:p>12</text:p>
          </table:table-cell>
          <table:table-cell table:formula="of:=AVERAGE([.E196:.E203])" office:value-type="float" office:value="11.125" calcext:value-type="float">
            <text:p>11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14542" calcext:value-type="float">
            <text:p>314542</text:p>
          </table:table-cell>
          <table:table-cell office:value-type="float" office:value="41394" calcext:value-type="float">
            <text:p>41394</text:p>
          </table:table-cell>
          <table:table-cell table:formula="of:=[.B204]-[.B203]" office:value-type="float" office:value="1150" calcext:value-type="float">
            <text:p>1,150</text:p>
          </table:table-cell>
          <table:table-cell table:formula="of:=[.C204]-[.C203]" office:value-type="float" office:value="13" calcext:value-type="float">
            <text:p>13</text:p>
          </table:table-cell>
          <table:table-cell table:formula="of:=AVERAGE([.D190:.D204])" office:value-type="float" office:value="855.6" calcext:value-type="float">
            <text:p>856</text:p>
          </table:table-cell>
          <table:table-cell table:formula="of:=AVERAGE([.E190:.E204])" office:value-type="float" office:value="13" calcext:value-type="float">
            <text:p>13</text:p>
          </table:table-cell>
          <table:table-cell table:formula="of:=AVERAGE([.E197:.E204])" office:value-type="float" office:value="12.625" calcext:value-type="float">
            <text:p>1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315581" calcext:value-type="float">
            <text:p>315581</text:p>
          </table:table-cell>
          <table:table-cell office:value-type="float" office:value="41414" calcext:value-type="float">
            <text:p>41414</text:p>
          </table:table-cell>
          <table:table-cell table:formula="of:=[.B205]-[.B204]" office:value-type="float" office:value="1039" calcext:value-type="float">
            <text:p>1,039</text:p>
          </table:table-cell>
          <table:table-cell table:formula="of:=[.C205]-[.C204]" office:value-type="float" office:value="20" calcext:value-type="float">
            <text:p>20</text:p>
          </table:table-cell>
          <table:table-cell table:formula="of:=AVERAGE([.D191:.D205])" office:value-type="float" office:value="888" calcext:value-type="float">
            <text:p>888</text:p>
          </table:table-cell>
          <table:table-cell table:formula="of:=AVERAGE([.E191:.E205])" office:value-type="float" office:value="12.9333333333333" calcext:value-type="float">
            <text:p>13</text:p>
          </table:table-cell>
          <table:table-cell table:formula="of:=AVERAGE([.E198:.E205])" office:value-type="float" office:value="12.875" calcext:value-type="float">
            <text:p>13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316729" calcext:value-type="float">
            <text:p>316729</text:p>
          </table:table-cell>
          <table:table-cell office:value-type="float" office:value="41432" calcext:value-type="float">
            <text:p>41432</text:p>
          </table:table-cell>
          <table:table-cell table:formula="of:=[.B206]-[.B205]" office:value-type="float" office:value="1148" calcext:value-type="float">
            <text:p>1,148</text:p>
          </table:table-cell>
          <table:table-cell table:formula="of:=[.C206]-[.C205]" office:value-type="float" office:value="18" calcext:value-type="float">
            <text:p>18</text:p>
          </table:table-cell>
          <table:table-cell table:formula="of:=AVERAGE([.D192:.D206])" office:value-type="float" office:value="911.066666666667" calcext:value-type="float">
            <text:p>911</text:p>
          </table:table-cell>
          <table:table-cell table:formula="of:=AVERAGE([.E192:.E206])" office:value-type="float" office:value="11.8666666666667" calcext:value-type="float">
            <text:p>12</text:p>
          </table:table-cell>
          <table:table-cell table:formula="of:=AVERAGE([.E199:.E206])" office:value-type="float" office:value="13.375" calcext:value-type="float">
            <text:p>13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18190" calcext:value-type="float">
            <text:p>318190</text:p>
          </table:table-cell>
          <table:table-cell office:value-type="float" office:value="41443" calcext:value-type="float">
            <text:p>41443</text:p>
          </table:table-cell>
          <table:table-cell table:formula="of:=[.B207]-[.B206]" office:value-type="float" office:value="1461" calcext:value-type="float">
            <text:p>1,461</text:p>
          </table:table-cell>
          <table:table-cell table:formula="of:=[.C207]-[.C206]" office:value-type="float" office:value="11" calcext:value-type="float">
            <text:p>11</text:p>
          </table:table-cell>
          <table:table-cell table:formula="of:=AVERAGE([.D193:.D207])" office:value-type="float" office:value="952" calcext:value-type="float">
            <text:p>952</text:p>
          </table:table-cell>
          <table:table-cell table:formula="of:=AVERAGE([.E193:.E207])" office:value-type="float" office:value="12.6" calcext:value-type="float">
            <text:p>13</text:p>
          </table:table-cell>
          <table:table-cell table:formula="of:=AVERAGE([.E200:.E207])" office:value-type="float" office:value="12.5" calcext:value-type="float">
            <text:p>13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319232" calcext:value-type="float">
            <text:p>319232</text:p>
          </table:table-cell>
          <table:table-cell office:value-type="float" office:value="41446" calcext:value-type="float">
            <text:p>41446</text:p>
          </table:table-cell>
          <table:table-cell table:formula="of:=[.B208]-[.B207]" office:value-type="float" office:value="1042" calcext:value-type="float">
            <text:p>1,042</text:p>
          </table:table-cell>
          <table:table-cell table:formula="of:=[.C208]-[.C207]" office:value-type="float" office:value="3" calcext:value-type="float">
            <text:p>3</text:p>
          </table:table-cell>
          <table:table-cell table:formula="of:=AVERAGE([.D194:.D208])" office:value-type="float" office:value="962.6" calcext:value-type="float">
            <text:p>963</text:p>
          </table:table-cell>
          <table:table-cell table:formula="of:=AVERAGE([.E194:.E208])" office:value-type="float" office:value="11.4666666666667" calcext:value-type="float">
            <text:p>11</text:p>
          </table:table-cell>
          <table:table-cell table:formula="of:=AVERAGE([.E201:.E208])" office:value-type="float" office:value="11.375" calcext:value-type="float">
            <text:p>11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320343" calcext:value-type="float">
            <text:p>320343</text:p>
          </table:table-cell>
          <table:table-cell office:value-type="float" office:value="41451" calcext:value-type="float">
            <text:p>41451</text:p>
          </table:table-cell>
          <table:table-cell table:formula="of:=[.B209]-[.B208]" office:value-type="float" office:value="1111" calcext:value-type="float">
            <text:p>1,111</text:p>
          </table:table-cell>
          <table:table-cell table:formula="of:=[.C209]-[.C208]" office:value-type="float" office:value="5" calcext:value-type="float">
            <text:p>5</text:p>
          </table:table-cell>
          <table:table-cell table:formula="of:=AVERAGE([.D195:.D209])" office:value-type="float" office:value="985.4" calcext:value-type="float">
            <text:p>985</text:p>
          </table:table-cell>
          <table:table-cell table:formula="of:=AVERAGE([.E195:.E209])" office:value-type="float" office:value="10.9333333333333" calcext:value-type="float">
            <text:p>11</text:p>
          </table:table-cell>
          <table:table-cell table:formula="of:=AVERAGE([.E202:.E209])" office:value-type="float" office:value="11.625" calcext:value-type="float">
            <text:p>12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321064" calcext:value-type="float">
            <text:p>321064</text:p>
          </table:table-cell>
          <table:table-cell office:value-type="float" office:value="41454" calcext:value-type="float">
            <text:p>41454</text:p>
          </table:table-cell>
          <table:table-cell table:formula="of:=[.B210]-[.B209]" office:value-type="float" office:value="721" calcext:value-type="float">
            <text:p>721</text:p>
          </table:table-cell>
          <table:table-cell table:formula="of:=[.C210]-[.C209]" office:value-type="float" office:value="3" calcext:value-type="float">
            <text:p>3</text:p>
          </table:table-cell>
          <table:table-cell table:formula="of:=AVERAGE([.D196:.D210])" office:value-type="float" office:value="983.666666666667" calcext:value-type="float">
            <text:p>984</text:p>
          </table:table-cell>
          <table:table-cell table:formula="of:=AVERAGE([.E196:.E210])" office:value-type="float" office:value="10.8" calcext:value-type="float">
            <text:p>11</text:p>
          </table:table-cell>
          <table:table-cell table:formula="of:=AVERAGE([.E203:.E210])" office:value-type="float" office:value="11.375" calcext:value-type="float">
            <text:p>11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322177" calcext:value-type="float">
            <text:p>322177</text:p>
          </table:table-cell>
          <table:table-cell office:value-type="float" office:value="41466" calcext:value-type="float">
            <text:p>41466</text:p>
          </table:table-cell>
          <table:table-cell table:formula="of:=[.B211]-[.B210]" office:value-type="float" office:value="1113" calcext:value-type="float">
            <text:p>1,113</text:p>
          </table:table-cell>
          <table:table-cell table:formula="of:=[.C211]-[.C210]" office:value-type="float" office:value="12" calcext:value-type="float">
            <text:p>12</text:p>
          </table:table-cell>
          <table:table-cell table:formula="of:=AVERAGE([.D197:.D211])" office:value-type="float" office:value="995.066666666667" calcext:value-type="float">
            <text:p>995</text:p>
          </table:table-cell>
          <table:table-cell table:formula="of:=AVERAGE([.E197:.E211])" office:value-type="float" office:value="11.5333333333333" calcext:value-type="float">
            <text:p>12</text:p>
          </table:table-cell>
          <table:table-cell table:formula="of:=AVERAGE([.E204:.E211])" office:value-type="float" office:value="10.625" calcext:value-type="float">
            <text:p>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323008" calcext:value-type="float">
            <text:p>323008</text:p>
          </table:table-cell>
          <table:table-cell office:value-type="float" office:value="41483" calcext:value-type="float">
            <text:p>41483</text:p>
          </table:table-cell>
          <table:table-cell table:formula="of:=[.B212]-[.B211]" office:value-type="float" office:value="831" calcext:value-type="float">
            <text:p>831</text:p>
          </table:table-cell>
          <table:table-cell table:formula="of:=[.C212]-[.C211]" office:value-type="float" office:value="17" calcext:value-type="float">
            <text:p>17</text:p>
          </table:table-cell>
          <table:table-cell table:formula="of:=AVERAGE([.D198:.D212])" office:value-type="float" office:value="1005.46666666667" calcext:value-type="float">
            <text:p>1,005</text:p>
          </table:table-cell>
          <table:table-cell table:formula="of:=AVERAGE([.E198:.E212])" office:value-type="float" office:value="11.4666666666667" calcext:value-type="float">
            <text:p>11</text:p>
          </table:table-cell>
          <table:table-cell table:formula="of:=AVERAGE([.E205:.E212])" office:value-type="float" office:value="11.125" calcext:value-type="float">
            <text:p>11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24203" calcext:value-type="float">
            <text:p>324203</text:p>
          </table:table-cell>
          <table:table-cell office:value-type="float" office:value="41489" calcext:value-type="float">
            <text:p>41489</text:p>
          </table:table-cell>
          <table:table-cell table:formula="of:=[.B213]-[.B212]" office:value-type="float" office:value="1195" calcext:value-type="float">
            <text:p>1,195</text:p>
          </table:table-cell>
          <table:table-cell table:formula="of:=[.C213]-[.C212]" office:value-type="float" office:value="6" calcext:value-type="float">
            <text:p>6</text:p>
          </table:table-cell>
          <table:table-cell table:formula="of:=AVERAGE([.D199:.D213])" office:value-type="float" office:value="1024.73333333333" calcext:value-type="float">
            <text:p>1,025</text:p>
          </table:table-cell>
          <table:table-cell table:formula="of:=AVERAGE([.E199:.E213])" office:value-type="float" office:value="10.9333333333333" calcext:value-type="float">
            <text:p>11</text:p>
          </table:table-cell>
          <table:table-cell table:formula="of:=AVERAGE([.E206:.E213])" office:value-type="float" office:value="9.375" calcext:value-type="float">
            <text:p>9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25263" calcext:value-type="float">
            <text:p>325263</text:p>
          </table:table-cell>
          <table:table-cell office:value-type="float" office:value="41491" calcext:value-type="float">
            <text:p>41491</text:p>
          </table:table-cell>
          <table:table-cell table:formula="of:=[.B214]-[.B213]" office:value-type="float" office:value="1060" calcext:value-type="float">
            <text:p>1,060</text:p>
          </table:table-cell>
          <table:table-cell table:formula="of:=[.C214]-[.C213]" office:value-type="float" office:value="2" calcext:value-type="float">
            <text:p>2</text:p>
          </table:table-cell>
          <table:table-cell table:formula="of:=AVERAGE([.D200:.D214])" office:value-type="float" office:value="1031.13333333333" calcext:value-type="float">
            <text:p>1,031</text:p>
          </table:table-cell>
          <table:table-cell table:formula="of:=AVERAGE([.E200:.E214])" office:value-type="float" office:value="9.86666666666667" calcext:value-type="float">
            <text:p>10</text:p>
          </table:table-cell>
          <table:table-cell table:formula="of:=AVERAGE([.E207:.E214])" office:value-type="float" office:value="7.375" calcext:value-type="float">
            <text:p>7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326595" calcext:value-type="float">
            <text:p>326595</text:p>
          </table:table-cell>
          <table:table-cell office:value-type="float" office:value="41509" calcext:value-type="float">
            <text:p>41509</text:p>
          </table:table-cell>
          <table:table-cell table:formula="of:=[.B215]-[.B214]" office:value-type="float" office:value="1332" calcext:value-type="float">
            <text:p>1,332</text:p>
          </table:table-cell>
          <table:table-cell table:formula="of:=[.C215]-[.C214]" office:value-type="float" office:value="18" calcext:value-type="float">
            <text:p>18</text:p>
          </table:table-cell>
          <table:table-cell table:formula="of:=AVERAGE([.D201:.D215])" office:value-type="float" office:value="1059.93333333333" calcext:value-type="float">
            <text:p>1,060</text:p>
          </table:table-cell>
          <table:table-cell table:formula="of:=AVERAGE([.E201:.E215])" office:value-type="float" office:value="10.2666666666667" calcext:value-type="float">
            <text:p>10</text:p>
          </table:table-cell>
          <table:table-cell table:formula="of:=AVERAGE([.E208:.E215])" office:value-type="float" office:value="8.25" calcext:value-type="float">
            <text:p>8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327643" calcext:value-type="float">
            <text:p>327643</text:p>
          </table:table-cell>
          <table:table-cell office:value-type="float" office:value="41515" calcext:value-type="float">
            <text:p>41515</text:p>
          </table:table-cell>
          <table:table-cell table:formula="of:=[.B216]-[.B215]" office:value-type="float" office:value="1048" calcext:value-type="float">
            <text:p>1,048</text:p>
          </table:table-cell>
          <table:table-cell table:formula="of:=[.C216]-[.C215]" office:value-type="float" office:value="6" calcext:value-type="float">
            <text:p>6</text:p>
          </table:table-cell>
          <table:table-cell table:formula="of:=AVERAGE([.D202:.D216])" office:value-type="float" office:value="1078.8" calcext:value-type="float">
            <text:p>1,079</text:p>
          </table:table-cell>
          <table:table-cell table:formula="of:=AVERAGE([.E202:.E216])" office:value-type="float" office:value="10.4666666666667" calcext:value-type="float">
            <text:p>10</text:p>
          </table:table-cell>
          <table:table-cell table:formula="of:=AVERAGE([.E209:.E216])" office:value-type="float" office:value="8.625" calcext:value-type="float">
            <text:p>9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328620" calcext:value-type="float">
            <text:p>328620</text:p>
          </table:table-cell>
          <table:table-cell office:value-type="float" office:value="41519" calcext:value-type="float">
            <text:p>41519</text:p>
          </table:table-cell>
          <table:table-cell table:formula="of:=[.B217]-[.B216]" office:value-type="float" office:value="977" calcext:value-type="float">
            <text:p>977</text:p>
          </table:table-cell>
          <table:table-cell table:formula="of:=[.C217]-[.C216]" office:value-type="float" office:value="4" calcext:value-type="float">
            <text:p>4</text:p>
          </table:table-cell>
          <table:table-cell table:formula="of:=AVERAGE([.D203:.D217])" office:value-type="float" office:value="1069.73333333333" calcext:value-type="float">
            <text:p>1,070</text:p>
          </table:table-cell>
          <table:table-cell table:formula="of:=AVERAGE([.E203:.E217])" office:value-type="float" office:value="10.4" calcext:value-type="float">
            <text:p>10</text:p>
          </table:table-cell>
          <table:table-cell table:formula="of:=AVERAGE([.E210:.E217])" office:value-type="float" office:value="8.5" calcext:value-type="float">
            <text:p>9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329821" calcext:value-type="float">
            <text:p>329821</text:p>
          </table:table-cell>
          <table:table-cell office:value-type="float" office:value="41535" calcext:value-type="float">
            <text:p>41535</text:p>
          </table:table-cell>
          <table:table-cell table:formula="of:=[.B218]-[.B217]" office:value-type="float" office:value="1201" calcext:value-type="float">
            <text:p>1,201</text:p>
          </table:table-cell>
          <table:table-cell table:formula="of:=[.C218]-[.C217]" office:value-type="float" office:value="16" calcext:value-type="float">
            <text:p>16</text:p>
          </table:table-cell>
          <table:table-cell table:formula="of:=AVERAGE([.D204:.D218])" office:value-type="float" office:value="1095.26666666667" calcext:value-type="float">
            <text:p>1,095</text:p>
          </table:table-cell>
          <table:table-cell table:formula="of:=AVERAGE([.E204:.E218])" office:value-type="float" office:value="10.2666666666667" calcext:value-type="float">
            <text:p>10</text:p>
          </table:table-cell>
          <table:table-cell table:formula="of:=AVERAGE([.E211:.E218])" office:value-type="float" office:value="10.125" calcext:value-type="float">
            <text:p>10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330967" calcext:value-type="float">
            <text:p>330967</text:p>
          </table:table-cell>
          <table:table-cell office:value-type="float" office:value="41552" calcext:value-type="float">
            <text:p>41552</text:p>
          </table:table-cell>
          <table:table-cell table:formula="of:=[.B219]-[.B218]" office:value-type="float" office:value="1146" calcext:value-type="float">
            <text:p>1,146</text:p>
          </table:table-cell>
          <table:table-cell table:formula="of:=[.C219]-[.C218]" office:value-type="float" office:value="17" calcext:value-type="float">
            <text:p>17</text:p>
          </table:table-cell>
          <table:table-cell table:formula="of:=AVERAGE([.D205:.D219])" office:value-type="float" office:value="1095" calcext:value-type="float">
            <text:p>1,095</text:p>
          </table:table-cell>
          <table:table-cell table:formula="of:=AVERAGE([.E205:.E219])" office:value-type="float" office:value="10.5333333333333" calcext:value-type="float">
            <text:p>11</text:p>
          </table:table-cell>
          <table:table-cell table:formula="of:=AVERAGE([.E212:.E219])" office:value-type="float" office:value="10.75" calcext:value-type="float">
            <text:p>11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332509" calcext:value-type="float">
            <text:p>332509</text:p>
          </table:table-cell>
          <table:table-cell office:value-type="float" office:value="41564" calcext:value-type="float">
            <text:p>41564</text:p>
          </table:table-cell>
          <table:table-cell table:formula="of:=[.B220]-[.B219]" office:value-type="float" office:value="1542" calcext:value-type="float">
            <text:p>1,542</text:p>
          </table:table-cell>
          <table:table-cell table:formula="of:=[.C220]-[.C219]" office:value-type="float" office:value="12" calcext:value-type="float">
            <text:p>12</text:p>
          </table:table-cell>
          <table:table-cell table:formula="of:=AVERAGE([.D206:.D220])" office:value-type="float" office:value="1128.53333333333" calcext:value-type="float">
            <text:p>1,129</text:p>
          </table:table-cell>
          <table:table-cell table:formula="of:=AVERAGE([.E206:.E220])" office:value-type="float" office:value="10" calcext:value-type="float">
            <text:p>10</text:p>
          </table:table-cell>
          <table:table-cell table:formula="of:=AVERAGE([.E213:.E220])" office:value-type="float" office:value="10.125" calcext:value-type="float">
            <text:p>10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333806" calcext:value-type="float">
            <text:p>333806</text:p>
          </table:table-cell>
          <table:table-cell office:value-type="float" office:value="41573" calcext:value-type="float">
            <text:p>41573</text:p>
          </table:table-cell>
          <table:table-cell table:formula="of:=[.B221]-[.B220]" office:value-type="float" office:value="1297" calcext:value-type="float">
            <text:p>1,297</text:p>
          </table:table-cell>
          <table:table-cell table:formula="of:=[.C221]-[.C220]" office:value-type="float" office:value="9" calcext:value-type="float">
            <text:p>9</text:p>
          </table:table-cell>
          <table:table-cell table:formula="of:=AVERAGE([.D207:.D221])" office:value-type="float" office:value="1138.46666666667" calcext:value-type="float">
            <text:p>1,138</text:p>
          </table:table-cell>
          <table:table-cell table:formula="of:=AVERAGE([.E207:.E221])" office:value-type="float" office:value="9.4" calcext:value-type="float">
            <text:p>9</text:p>
          </table:table-cell>
          <table:table-cell table:formula="of:=AVERAGE([.E214:.E221])" office:value-type="float" office:value="10.5" calcext:value-type="float">
            <text:p>11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334916" calcext:value-type="float">
            <text:p>334916</text:p>
          </table:table-cell>
          <table:table-cell office:value-type="float" office:value="41585" calcext:value-type="float">
            <text:p>41585</text:p>
          </table:table-cell>
          <table:table-cell table:formula="of:=[.B222]-[.B221]" office:value-type="float" office:value="1110" calcext:value-type="float">
            <text:p>1,110</text:p>
          </table:table-cell>
          <table:table-cell table:formula="of:=[.C222]-[.C221]" office:value-type="float" office:value="12" calcext:value-type="float">
            <text:p>12</text:p>
          </table:table-cell>
          <table:table-cell table:formula="of:=AVERAGE([.D208:.D222])" office:value-type="float" office:value="1115.06666666667" calcext:value-type="float">
            <text:p>1,115</text:p>
          </table:table-cell>
          <table:table-cell table:formula="of:=AVERAGE([.E208:.E222])" office:value-type="float" office:value="9.46666666666667" calcext:value-type="float">
            <text:p>9</text:p>
          </table:table-cell>
          <table:table-cell table:formula="of:=AVERAGE([.E215:.E222])" office:value-type="float" office:value="11.75" calcext:value-type="float">
            <text:p>12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336668" calcext:value-type="float">
            <text:p>336668</text:p>
          </table:table-cell>
          <table:table-cell office:value-type="float" office:value="41586" calcext:value-type="float">
            <text:p>41586</text:p>
          </table:table-cell>
          <table:table-cell table:formula="of:=[.B223]-[.B222]" office:value-type="float" office:value="1752" calcext:value-type="float">
            <text:p>1,752</text:p>
          </table:table-cell>
          <table:table-cell table:formula="of:=[.C223]-[.C222]" office:value-type="float" office:value="1" calcext:value-type="float">
            <text:p>1</text:p>
          </table:table-cell>
          <table:table-cell table:formula="of:=AVERAGE([.D209:.D223])" office:value-type="float" office:value="1162.4" calcext:value-type="float">
            <text:p>1,162</text:p>
          </table:table-cell>
          <table:table-cell table:formula="of:=AVERAGE([.E209:.E223])" office:value-type="float" office:value="9.33333333333333" calcext:value-type="float">
            <text:p>9</text:p>
          </table:table-cell>
          <table:table-cell table:formula="of:=AVERAGE([.E216:.E223])" office:value-type="float" office:value="9.625" calcext:value-type="float">
            <text:p>10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338083" calcext:value-type="float">
            <text:p>338083</text:p>
          </table:table-cell>
          <table:table-cell office:value-type="float" office:value="41589" calcext:value-type="float">
            <text:p>41589</text:p>
          </table:table-cell>
          <table:table-cell table:formula="of:=[.B224]-[.B223]" office:value-type="float" office:value="1415" calcext:value-type="float">
            <text:p>1,415</text:p>
          </table:table-cell>
          <table:table-cell table:formula="of:=[.C224]-[.C223]" office:value-type="float" office:value="3" calcext:value-type="float">
            <text:p>3</text:p>
          </table:table-cell>
          <table:table-cell table:formula="of:=AVERAGE([.D210:.D224])" office:value-type="float" office:value="1182.66666666667" calcext:value-type="float">
            <text:p>1,183</text:p>
          </table:table-cell>
          <table:table-cell table:formula="of:=AVERAGE([.E210:.E224])" office:value-type="float" office:value="9.2" calcext:value-type="float">
            <text:p>9</text:p>
          </table:table-cell>
          <table:table-cell table:formula="of:=AVERAGE([.E217:.E224])" office:value-type="float" office:value="9.25" calcext:value-type="float">
            <text:p>9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339415" calcext:value-type="float">
            <text:p>339415</text:p>
          </table:table-cell>
          <table:table-cell office:value-type="float" office:value="41592" calcext:value-type="float">
            <text:p>41592</text:p>
          </table:table-cell>
          <table:table-cell table:formula="of:=[.B225]-[.B224]" office:value-type="float" office:value="1332" calcext:value-type="float">
            <text:p>1,332</text:p>
          </table:table-cell>
          <table:table-cell table:formula="of:=[.C225]-[.C224]" office:value-type="float" office:value="3" calcext:value-type="float">
            <text:p>3</text:p>
          </table:table-cell>
          <table:table-cell table:formula="of:=AVERAGE([.D211:.D225])" office:value-type="float" office:value="1223.4" calcext:value-type="float">
            <text:p>1,223</text:p>
          </table:table-cell>
          <table:table-cell table:formula="of:=AVERAGE([.E211:.E225])" office:value-type="float" office:value="9.2" calcext:value-type="float">
            <text:p>9</text:p>
          </table:table-cell>
          <table:table-cell table:formula="of:=AVERAGE([.E218:.E225])" office:value-type="float" office:value="9.125" calcext:value-type="float">
            <text:p>9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340929" calcext:value-type="float">
            <text:p>340929</text:p>
          </table:table-cell>
          <table:table-cell office:value-type="float" office:value="41602" calcext:value-type="float">
            <text:p>41602</text:p>
          </table:table-cell>
          <table:table-cell table:formula="of:=[.B226]-[.B225]" office:value-type="float" office:value="1514" calcext:value-type="float">
            <text:p>1,514</text:p>
          </table:table-cell>
          <table:table-cell table:formula="of:=[.C226]-[.C225]" office:value-type="float" office:value="10" calcext:value-type="float">
            <text:p>10</text:p>
          </table:table-cell>
          <table:table-cell table:formula="of:=AVERAGE([.D212:.D226])" office:value-type="float" office:value="1250.13333333333" calcext:value-type="float">
            <text:p>1,250</text:p>
          </table:table-cell>
          <table:table-cell table:formula="of:=AVERAGE([.E212:.E226])" office:value-type="float" office:value="9.06666666666667" calcext:value-type="float">
            <text:p>9</text:p>
          </table:table-cell>
          <table:table-cell table:formula="of:=AVERAGE([.E219:.E226])" office:value-type="float" office:value="8.375" calcext:value-type="float">
            <text:p>8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342708" calcext:value-type="float">
            <text:p>342708</text:p>
          </table:table-cell>
          <table:table-cell office:value-type="float" office:value="41616" calcext:value-type="float">
            <text:p>41616</text:p>
          </table:table-cell>
          <table:table-cell table:formula="of:=[.B227]-[.B226]" office:value-type="float" office:value="1779" calcext:value-type="float">
            <text:p>1,779</text:p>
          </table:table-cell>
          <table:table-cell table:formula="of:=[.C227]-[.C226]" office:value-type="float" office:value="14" calcext:value-type="float">
            <text:p>14</text:p>
          </table:table-cell>
          <table:table-cell table:formula="of:=AVERAGE([.D213:.D227])" office:value-type="float" office:value="1313.33333333333" calcext:value-type="float">
            <text:p>1,313</text:p>
          </table:table-cell>
          <table:table-cell table:formula="of:=AVERAGE([.E213:.E227])" office:value-type="float" office:value="8.86666666666667" calcext:value-type="float">
            <text:p>9</text:p>
          </table:table-cell>
          <table:table-cell table:formula="of:=AVERAGE([.E220:.E22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344686" calcext:value-type="float">
            <text:p>344686</text:p>
          </table:table-cell>
          <table:table-cell office:value-type="float" office:value="41626" calcext:value-type="float">
            <text:p>41626</text:p>
          </table:table-cell>
          <table:table-cell table:formula="of:=[.B228]-[.B227]" office:value-type="float" office:value="1978" calcext:value-type="float">
            <text:p>1,978</text:p>
          </table:table-cell>
          <table:table-cell table:formula="of:=[.C228]-[.C227]" office:value-type="float" office:value="10" calcext:value-type="float">
            <text:p>10</text:p>
          </table:table-cell>
          <table:table-cell table:formula="of:=AVERAGE([.D214:.D228])" office:value-type="float" office:value="1365.53333333333" calcext:value-type="float">
            <text:p>1,366</text:p>
          </table:table-cell>
          <table:table-cell table:formula="of:=AVERAGE([.E214:.E228])" office:value-type="float" office:value="9.13333333333333" calcext:value-type="float">
            <text:p>9</text:p>
          </table:table-cell>
          <table:table-cell table:formula="of:=AVERAGE([.E221:.E228])" office:value-type="float" office:value="7.75" calcext:value-type="float">
            <text:p>8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346513" calcext:value-type="float">
            <text:p>346513</text:p>
          </table:table-cell>
          <table:table-cell office:value-type="float" office:value="41638" calcext:value-type="float">
            <text:p>41638</text:p>
          </table:table-cell>
          <table:table-cell table:formula="of:=[.B229]-[.B228]" office:value-type="float" office:value="1827" calcext:value-type="float">
            <text:p>1,827</text:p>
          </table:table-cell>
          <table:table-cell table:formula="of:=[.C229]-[.C228]" office:value-type="float" office:value="12" calcext:value-type="float">
            <text:p>12</text:p>
          </table:table-cell>
          <table:table-cell table:formula="of:=AVERAGE([.D215:.D229])" office:value-type="float" office:value="1416.66666666667" calcext:value-type="float">
            <text:p>1,417</text:p>
          </table:table-cell>
          <table:table-cell table:formula="of:=AVERAGE([.E215:.E229])" office:value-type="float" office:value="9.8" calcext:value-type="float">
            <text:p>10</text:p>
          </table:table-cell>
          <table:table-cell table:formula="of:=AVERAGE([.E222:.E229])" office:value-type="float" office:value="8.125" calcext:value-type="float">
            <text:p>8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349500" calcext:value-type="float">
            <text:p>349500</text:p>
          </table:table-cell>
          <table:table-cell office:value-type="float" office:value="41640" calcext:value-type="float">
            <text:p>41640</text:p>
          </table:table-cell>
          <table:table-cell table:formula="of:=[.B230]-[.B229]" office:value-type="float" office:value="2987" calcext:value-type="float">
            <text:p>2,987</text:p>
          </table:table-cell>
          <table:table-cell table:formula="of:=[.C230]-[.C229]" office:value-type="float" office:value="2" calcext:value-type="float">
            <text:p>2</text:p>
          </table:table-cell>
          <table:table-cell table:formula="of:=AVERAGE([.D216:.D230])" office:value-type="float" office:value="1527" calcext:value-type="float">
            <text:p>1,527</text:p>
          </table:table-cell>
          <table:table-cell table:formula="of:=AVERAGE([.E216:.E230])" office:value-type="float" office:value="8.73333333333333" calcext:value-type="float">
            <text:p>9</text:p>
          </table:table-cell>
          <table:table-cell table:formula="of:=AVERAGE([.E223:.E230])" office:value-type="float" office:value="6.875" calcext:value-type="float">
            <text:p>7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352451" calcext:value-type="float">
            <text:p>352451</text:p>
          </table:table-cell>
          <table:table-cell office:value-type="float" office:value="41643" calcext:value-type="float">
            <text:p>41643</text:p>
          </table:table-cell>
          <table:table-cell table:formula="of:=[.B231]-[.B230]" office:value-type="float" office:value="2951" calcext:value-type="float">
            <text:p>2,951</text:p>
          </table:table-cell>
          <table:table-cell table:formula="of:=[.C231]-[.C230]" office:value-type="float" office:value="3" calcext:value-type="float">
            <text:p>3</text:p>
          </table:table-cell>
          <table:table-cell table:formula="of:=AVERAGE([.D217:.D231])" office:value-type="float" office:value="1653.86666666667" calcext:value-type="float">
            <text:p>1,654</text:p>
          </table:table-cell>
          <table:table-cell table:formula="of:=AVERAGE([.E217:.E231])" office:value-type="float" office:value="8.53333333333333" calcext:value-type="float">
            <text:p>9</text:p>
          </table:table-cell>
          <table:table-cell table:formula="of:=AVERAGE([.E224:.E231])" office:value-type="float" office:value="7.125" calcext:value-type="float">
            <text:p>7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354932" calcext:value-type="float">
            <text:p>354932</text:p>
          </table:table-cell>
          <table:table-cell office:value-type="float" office:value="41675" calcext:value-type="float">
            <text:p>41675</text:p>
          </table:table-cell>
          <table:table-cell table:formula="of:=[.B232]-[.B231]" office:value-type="float" office:value="2481" calcext:value-type="float">
            <text:p>2,481</text:p>
          </table:table-cell>
          <table:table-cell table:formula="of:=[.C232]-[.C231]" office:value-type="float" office:value="32" calcext:value-type="float">
            <text:p>32</text:p>
          </table:table-cell>
          <table:table-cell table:formula="of:=AVERAGE([.D218:.D232])" office:value-type="float" office:value="1754.13333333333" calcext:value-type="float">
            <text:p>1,754</text:p>
          </table:table-cell>
          <table:table-cell table:formula="of:=AVERAGE([.E218:.E232])" office:value-type="float" office:value="10.4" calcext:value-type="float">
            <text:p>10</text:p>
          </table:table-cell>
          <table:table-cell table:formula="of:=AVERAGE([.E225:.E232])" office:value-type="float" office:value="10.75" calcext:value-type="float">
            <text:p>11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357613" calcext:value-type="float">
            <text:p>357613</text:p>
          </table:table-cell>
          <table:table-cell office:value-type="float" office:value="41683" calcext:value-type="float">
            <text:p>41683</text:p>
          </table:table-cell>
          <table:table-cell table:formula="of:=[.B233]-[.B232]" office:value-type="float" office:value="2681" calcext:value-type="float">
            <text:p>2,681</text:p>
          </table:table-cell>
          <table:table-cell table:formula="of:=[.C233]-[.C232]" office:value-type="float" office:value="8" calcext:value-type="float">
            <text:p>8</text:p>
          </table:table-cell>
          <table:table-cell table:formula="of:=AVERAGE([.D219:.D233])" office:value-type="float" office:value="1852.8" calcext:value-type="float">
            <text:p>1,853</text:p>
          </table:table-cell>
          <table:table-cell table:formula="of:=AVERAGE([.E219:.E233])" office:value-type="float" office:value="9.86666666666667" calcext:value-type="float">
            <text:p>10</text:p>
          </table:table-cell>
          <table:table-cell table:formula="of:=AVERAGE([.E226:.E233])" office:value-type="float" office:value="11.375" calcext:value-type="float">
            <text:p>11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360544" calcext:value-type="float">
            <text:p>360544</text:p>
          </table:table-cell>
          <table:table-cell office:value-type="float" office:value="41697" calcext:value-type="float">
            <text:p>41697</text:p>
          </table:table-cell>
          <table:table-cell table:formula="of:=[.B234]-[.B233]" office:value-type="float" office:value="2931" calcext:value-type="float">
            <text:p>2,931</text:p>
          </table:table-cell>
          <table:table-cell table:formula="of:=[.C234]-[.C233]" office:value-type="float" office:value="14" calcext:value-type="float">
            <text:p>14</text:p>
          </table:table-cell>
          <table:table-cell table:formula="of:=AVERAGE([.D220:.D234])" office:value-type="float" office:value="1971.8" calcext:value-type="float">
            <text:p>1,972</text:p>
          </table:table-cell>
          <table:table-cell table:formula="of:=AVERAGE([.E220:.E234])" office:value-type="float" office:value="9.66666666666667" calcext:value-type="float">
            <text:p>10</text:p>
          </table:table-cell>
          <table:table-cell table:formula="of:=AVERAGE([.E227:.E234])" office:value-type="float" office:value="11.875" calcext:value-type="float">
            <text:p>12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64088" calcext:value-type="float">
            <text:p>364088</text:p>
          </table:table-cell>
          <table:table-cell office:value-type="float" office:value="41703" calcext:value-type="float">
            <text:p>41703</text:p>
          </table:table-cell>
          <table:table-cell table:formula="of:=[.B235]-[.B234]" office:value-type="float" office:value="3544" calcext:value-type="float">
            <text:p>3,544</text:p>
          </table:table-cell>
          <table:table-cell table:formula="of:=[.C235]-[.C234]" office:value-type="float" office:value="6" calcext:value-type="float">
            <text:p>6</text:p>
          </table:table-cell>
          <table:table-cell table:formula="of:=AVERAGE([.D221:.D235])" office:value-type="float" office:value="2105.26666666667" calcext:value-type="float">
            <text:p>2,105</text:p>
          </table:table-cell>
          <table:table-cell table:formula="of:=AVERAGE([.E221:.E235])" office:value-type="float" office:value="9.26666666666667" calcext:value-type="float">
            <text:p>9</text:p>
          </table:table-cell>
          <table:table-cell table:formula="of:=AVERAGE([.E228:.E235])" office:value-type="float" office:value="10.875" calcext:value-type="float">
            <text:p>11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367592" calcext:value-type="float">
            <text:p>367592</text:p>
          </table:table-cell>
          <table:table-cell office:value-type="float" office:value="41712" calcext:value-type="float">
            <text:p>41712</text:p>
          </table:table-cell>
          <table:table-cell table:formula="of:=[.B236]-[.B235]" office:value-type="float" office:value="3504" calcext:value-type="float">
            <text:p>3,504</text:p>
          </table:table-cell>
          <table:table-cell table:formula="of:=[.C236]-[.C235]" office:value-type="float" office:value="9" calcext:value-type="float">
            <text:p>9</text:p>
          </table:table-cell>
          <table:table-cell table:formula="of:=AVERAGE([.D222:.D236])" office:value-type="float" office:value="2252.4" calcext:value-type="float">
            <text:p>2,252</text:p>
          </table:table-cell>
          <table:table-cell table:formula="of:=AVERAGE([.E222:.E236])" office:value-type="float" office:value="9.26666666666667" calcext:value-type="float">
            <text:p>9</text:p>
          </table:table-cell>
          <table:table-cell table:formula="of:=AVERAGE([.E229:.E236])" office:value-type="float" office:value="10.75" calcext:value-type="float">
            <text:p>11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370930" calcext:value-type="float">
            <text:p>370930</text:p>
          </table:table-cell>
          <table:table-cell office:value-type="float" office:value="41717" calcext:value-type="float">
            <text:p>41717</text:p>
          </table:table-cell>
          <table:table-cell table:formula="of:=[.B237]-[.B236]" office:value-type="float" office:value="3338" calcext:value-type="float">
            <text:p>3,338</text:p>
          </table:table-cell>
          <table:table-cell table:formula="of:=[.C237]-[.C236]" office:value-type="float" office:value="5" calcext:value-type="float">
            <text:p>5</text:p>
          </table:table-cell>
          <table:table-cell table:formula="of:=AVERAGE([.D223:.D237])" office:value-type="float" office:value="2400.93333333333" calcext:value-type="float">
            <text:p>2,401</text:p>
          </table:table-cell>
          <table:table-cell table:formula="of:=AVERAGE([.E223:.E237])" office:value-type="float" office:value="8.8" calcext:value-type="float">
            <text:p>9</text:p>
          </table:table-cell>
          <table:table-cell table:formula="of:=AVERAGE([.E230:.E237])" office:value-type="float" office:value="9.875" calcext:value-type="float">
            <text:p>10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373555" calcext:value-type="float">
            <text:p>373555</text:p>
          </table:table-cell>
          <table:table-cell office:value-type="float" office:value="41726" calcext:value-type="float">
            <text:p>41726</text:p>
          </table:table-cell>
          <table:table-cell table:formula="of:=[.B238]-[.B237]" office:value-type="float" office:value="2625" calcext:value-type="float">
            <text:p>2,625</text:p>
          </table:table-cell>
          <table:table-cell table:formula="of:=[.C238]-[.C237]" office:value-type="float" office:value="9" calcext:value-type="float">
            <text:p>9</text:p>
          </table:table-cell>
          <table:table-cell table:formula="of:=AVERAGE([.D224:.D238])" office:value-type="float" office:value="2459.13333333333" calcext:value-type="float">
            <text:p>2,459</text:p>
          </table:table-cell>
          <table:table-cell table:formula="of:=AVERAGE([.E224:.E238])" office:value-type="float" office:value="9.33333333333333" calcext:value-type="float">
            <text:p>9</text:p>
          </table:table-cell>
          <table:table-cell table:formula="of:=AVERAGE([.E231:.E238])" office:value-type="float" office:value="10.75" calcext:value-type="float">
            <text:p>11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376670" calcext:value-type="float">
            <text:p>376670</text:p>
          </table:table-cell>
          <table:table-cell office:value-type="float" office:value="41753" calcext:value-type="float">
            <text:p>41753</text:p>
          </table:table-cell>
          <table:table-cell table:formula="of:=[.B239]-[.B238]" office:value-type="float" office:value="3115" calcext:value-type="float">
            <text:p>3,115</text:p>
          </table:table-cell>
          <table:table-cell table:formula="of:=[.C239]-[.C238]" office:value-type="float" office:value="27" calcext:value-type="float">
            <text:p>27</text:p>
          </table:table-cell>
          <table:table-cell table:formula="of:=AVERAGE([.D225:.D239])" office:value-type="float" office:value="2572.46666666667" calcext:value-type="float">
            <text:p>2,572</text:p>
          </table:table-cell>
          <table:table-cell table:formula="of:=AVERAGE([.E225:.E239])" office:value-type="float" office:value="10.9333333333333" calcext:value-type="float">
            <text:p>11</text:p>
          </table:table-cell>
          <table:table-cell table:formula="of:=AVERAGE([.E232:.E239])" office:value-type="float" office:value="13.75" calcext:value-type="float">
            <text:p>14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380677" calcext:value-type="float">
            <text:p>380677</text:p>
          </table:table-cell>
          <table:table-cell office:value-type="float" office:value="41773" calcext:value-type="float">
            <text:p>41773</text:p>
          </table:table-cell>
          <table:table-cell table:formula="of:=[.B240]-[.B239]" office:value-type="float" office:value="4007" calcext:value-type="float">
            <text:p>4,007</text:p>
          </table:table-cell>
          <table:table-cell table:formula="of:=[.C240]-[.C239]" office:value-type="float" office:value="20" calcext:value-type="float">
            <text:p>20</text:p>
          </table:table-cell>
          <table:table-cell table:formula="of:=AVERAGE([.D226:.D240])" office:value-type="float" office:value="2750.8" calcext:value-type="float">
            <text:p>2,751</text:p>
          </table:table-cell>
          <table:table-cell table:formula="of:=AVERAGE([.E226:.E240])" office:value-type="float" office:value="12.0666666666667" calcext:value-type="float">
            <text:p>12</text:p>
          </table:table-cell>
          <table:table-cell table:formula="of:=AVERAGE([.E233:.E240])" office:value-type="float" office:value="12.25" calcext:value-type="float">
            <text:p>12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384087" calcext:value-type="float">
            <text:p>384087</text:p>
          </table:table-cell>
          <table:table-cell office:value-type="float" office:value="41794" calcext:value-type="float">
            <text:p>41794</text:p>
          </table:table-cell>
          <table:table-cell table:formula="of:=[.B241]-[.B240]" office:value-type="float" office:value="3410" calcext:value-type="float">
            <text:p>3,410</text:p>
          </table:table-cell>
          <table:table-cell table:formula="of:=[.C241]-[.C240]" office:value-type="float" office:value="21" calcext:value-type="float">
            <text:p>21</text:p>
          </table:table-cell>
          <table:table-cell table:formula="of:=AVERAGE([.D227:.D241])" office:value-type="float" office:value="2877.2" calcext:value-type="float">
            <text:p>2,877</text:p>
          </table:table-cell>
          <table:table-cell table:formula="of:=AVERAGE([.E227:.E241])" office:value-type="float" office:value="12.8" calcext:value-type="float">
            <text:p>13</text:p>
          </table:table-cell>
          <table:table-cell table:formula="of:=AVERAGE([.E234:.E241])" office:value-type="float" office:value="13.875" calcext:value-type="float">
            <text:p>14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388416" calcext:value-type="float">
            <text:p>388416</text:p>
          </table:table-cell>
          <table:table-cell office:value-type="float" office:value="41821" calcext:value-type="float">
            <text:p>41821</text:p>
          </table:table-cell>
          <table:table-cell table:formula="of:=[.B242]-[.B241]" office:value-type="float" office:value="4329" calcext:value-type="float">
            <text:p>4,329</text:p>
          </table:table-cell>
          <table:table-cell table:formula="of:=[.C242]-[.C241]" office:value-type="float" office:value="27" calcext:value-type="float">
            <text:p>27</text:p>
          </table:table-cell>
          <table:table-cell table:formula="of:=AVERAGE([.D228:.D242])" office:value-type="float" office:value="3047.2" calcext:value-type="float">
            <text:p>3,047</text:p>
          </table:table-cell>
          <table:table-cell table:formula="of:=AVERAGE([.E228:.E242])" office:value-type="float" office:value="13.6666666666667" calcext:value-type="float">
            <text:p>14</text:p>
          </table:table-cell>
          <table:table-cell table:formula="of:=AVERAGE([.E235:.E242])" office:value-type="float" office:value="15.5" calcext:value-type="float">
            <text:p>16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92845" calcext:value-type="float">
            <text:p>392845</text:p>
          </table:table-cell>
          <table:table-cell office:value-type="float" office:value="41848" calcext:value-type="float">
            <text:p>41848</text:p>
          </table:table-cell>
          <table:table-cell table:formula="of:=[.B243]-[.B242]" office:value-type="float" office:value="4429" calcext:value-type="float">
            <text:p>4,429</text:p>
          </table:table-cell>
          <table:table-cell table:formula="of:=[.C243]-[.C242]" office:value-type="float" office:value="27" calcext:value-type="float">
            <text:p>27</text:p>
          </table:table-cell>
          <table:table-cell table:formula="of:=AVERAGE([.D229:.D243])" office:value-type="float" office:value="3210.6" calcext:value-type="float">
            <text:p>3,211</text:p>
          </table:table-cell>
          <table:table-cell table:formula="of:=AVERAGE([.E229:.E243])" office:value-type="float" office:value="14.8" calcext:value-type="float">
            <text:p>15</text:p>
          </table:table-cell>
          <table:table-cell table:formula="of:=AVERAGE([.E236:.E243])" office:value-type="float" office:value="18.125" calcext:value-type="float">
            <text:p>18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396744" calcext:value-type="float">
            <text:p>396744</text:p>
          </table:table-cell>
          <table:table-cell office:value-type="float" office:value="41866" calcext:value-type="float">
            <text:p>41866</text:p>
          </table:table-cell>
          <table:table-cell table:formula="of:=[.B244]-[.B243]" office:value-type="float" office:value="3899" calcext:value-type="float">
            <text:p>3,899</text:p>
          </table:table-cell>
          <table:table-cell table:formula="of:=[.C244]-[.C243]" office:value-type="float" office:value="18" calcext:value-type="float">
            <text:p>18</text:p>
          </table:table-cell>
          <table:table-cell table:formula="of:=AVERAGE([.D230:.D244])" office:value-type="float" office:value="3348.73333333333" calcext:value-type="float">
            <text:p>3,349</text:p>
          </table:table-cell>
          <table:table-cell table:formula="of:=AVERAGE([.E230:.E244])" office:value-type="float" office:value="15.2" calcext:value-type="float">
            <text:p>15</text:p>
          </table:table-cell>
          <table:table-cell table:formula="of:=AVERAGE([.E237:.E244])" office:value-type="float" office:value="19.25" calcext:value-type="float">
            <text:p>19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401122" calcext:value-type="float">
            <text:p>401122</text:p>
          </table:table-cell>
          <table:table-cell office:value-type="float" office:value="41877" calcext:value-type="float">
            <text:p>41877</text:p>
          </table:table-cell>
          <table:table-cell table:formula="of:=[.B245]-[.B244]" office:value-type="float" office:value="4378" calcext:value-type="float">
            <text:p>4,378</text:p>
          </table:table-cell>
          <table:table-cell table:formula="of:=[.C245]-[.C244]" office:value-type="float" office:value="11" calcext:value-type="float">
            <text:p>11</text:p>
          </table:table-cell>
          <table:table-cell table:formula="of:=AVERAGE([.D231:.D245])" office:value-type="float" office:value="3441.46666666667" calcext:value-type="float">
            <text:p>3,441</text:p>
          </table:table-cell>
          <table:table-cell table:formula="of:=AVERAGE([.E231:.E245])" office:value-type="float" office:value="15.8" calcext:value-type="float">
            <text:p>16</text:p>
          </table:table-cell>
          <table:table-cell table:formula="of:=AVERAGE([.E238:.E245]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406058" calcext:value-type="float">
            <text:p>406058</text:p>
          </table:table-cell>
          <table:table-cell office:value-type="float" office:value="41914" calcext:value-type="float">
            <text:p>41914</text:p>
          </table:table-cell>
          <table:table-cell table:formula="of:=[.B246]-[.B245]" office:value-type="float" office:value="4936" calcext:value-type="float">
            <text:p>4,936</text:p>
          </table:table-cell>
          <table:table-cell table:formula="of:=[.C246]-[.C245]" office:value-type="float" office:value="37" calcext:value-type="float">
            <text:p>37</text:p>
          </table:table-cell>
          <table:table-cell table:formula="of:=AVERAGE([.D232:.D246])" office:value-type="float" office:value="3573.8" calcext:value-type="float">
            <text:p>3,574</text:p>
          </table:table-cell>
          <table:table-cell table:formula="of:=AVERAGE([.E232:.E246])" office:value-type="float" office:value="18.0666666666667" calcext:value-type="float">
            <text:p>18</text:p>
          </table:table-cell>
          <table:table-cell table:formula="of:=AVERAGE([.E239:.E246])" office:value-type="float" office:value="23.5" calcext:value-type="float">
            <text:p>24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412245" calcext:value-type="float">
            <text:p>412245</text:p>
          </table:table-cell>
          <table:table-cell office:value-type="float" office:value="41951" calcext:value-type="float">
            <text:p>41951</text:p>
          </table:table-cell>
          <table:table-cell table:formula="of:=[.B247]-[.B246]" office:value-type="float" office:value="6187" calcext:value-type="float">
            <text:p>6,187</text:p>
          </table:table-cell>
          <table:table-cell table:formula="of:=[.C247]-[.C246]" office:value-type="float" office:value="37" calcext:value-type="float">
            <text:p>37</text:p>
          </table:table-cell>
          <table:table-cell table:formula="of:=AVERAGE([.D233:.D247])" office:value-type="float" office:value="3820.86666666667" calcext:value-type="float">
            <text:p>3,821</text:p>
          </table:table-cell>
          <table:table-cell table:formula="of:=AVERAGE([.E233:.E247])" office:value-type="float" office:value="18.4" calcext:value-type="float">
            <text:p>18</text:p>
          </table:table-cell>
          <table:table-cell table:formula="of:=AVERAGE([.E240:.E247])" office:value-type="float" office:value="24.75" calcext:value-type="float">
            <text:p>25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418889" calcext:value-type="float">
            <text:p>418889</text:p>
          </table:table-cell>
          <table:table-cell office:value-type="float" office:value="41991" calcext:value-type="float">
            <text:p>41991</text:p>
          </table:table-cell>
          <table:table-cell table:formula="of:=[.B248]-[.B247]" office:value-type="float" office:value="6644" calcext:value-type="float">
            <text:p>6,644</text:p>
          </table:table-cell>
          <table:table-cell table:formula="of:=[.C248]-[.C247]" office:value-type="float" office:value="40" calcext:value-type="float">
            <text:p>40</text:p>
          </table:table-cell>
          <table:table-cell table:formula="of:=AVERAGE([.D234:.D248])" office:value-type="float" office:value="4085.06666666667" calcext:value-type="float">
            <text:p>4,085</text:p>
          </table:table-cell>
          <table:table-cell table:formula="of:=AVERAGE([.E234:.E248])" office:value-type="float" office:value="20.5333333333333" calcext:value-type="float">
            <text:p>21</text:p>
          </table:table-cell>
          <table:table-cell table:formula="of:=AVERAGE([.E241:.E248])" office:value-type="float" office:value="27.25" calcext:value-type="float">
            <text:p>27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425767" calcext:value-type="float">
            <text:p>425767</text:p>
          </table:table-cell>
          <table:table-cell office:value-type="float" office:value="42025" calcext:value-type="float">
            <text:p>42025</text:p>
          </table:table-cell>
          <table:table-cell table:formula="of:=[.B249]-[.B248]" office:value-type="float" office:value="6878" calcext:value-type="float">
            <text:p>6,878</text:p>
          </table:table-cell>
          <table:table-cell table:formula="of:=[.C249]-[.C248]" office:value-type="float" office:value="34" calcext:value-type="float">
            <text:p>34</text:p>
          </table:table-cell>
          <table:table-cell table:formula="of:=AVERAGE([.D235:.D249])" office:value-type="float" office:value="4348.2" calcext:value-type="float">
            <text:p>4,348</text:p>
          </table:table-cell>
          <table:table-cell table:formula="of:=AVERAGE([.E235:.E249])" office:value-type="float" office:value="21.8666666666667" calcext:value-type="float">
            <text:p>22</text:p>
          </table:table-cell>
          <table:table-cell table:formula="of:=AVERAGE([.E242:.E249])" office:value-type="float" office:value="28.875" calcext:value-type="float">
            <text:p>29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431817" calcext:value-type="float">
            <text:p>431817</text:p>
          </table:table-cell>
          <table:table-cell office:value-type="float" office:value="42060" calcext:value-type="float">
            <text:p>42060</text:p>
          </table:table-cell>
          <table:table-cell table:formula="of:=[.B250]-[.B249]" office:value-type="float" office:value="6050" calcext:value-type="float">
            <text:p>6,050</text:p>
          </table:table-cell>
          <table:table-cell table:formula="of:=[.C250]-[.C249]" office:value-type="float" office:value="35" calcext:value-type="float">
            <text:p>35</text:p>
          </table:table-cell>
          <table:table-cell table:formula="of:=AVERAGE([.D236:.D250])" office:value-type="float" office:value="4515.26666666667" calcext:value-type="float">
            <text:p>4,515</text:p>
          </table:table-cell>
          <table:table-cell table:formula="of:=AVERAGE([.E236:.E250])" office:value-type="float" office:value="23.8" calcext:value-type="float">
            <text:p>24</text:p>
          </table:table-cell>
          <table:table-cell table:formula="of:=AVERAGE([.E243:.E250])" office:value-type="float" office:value="29.875" calcext:value-type="float">
            <text:p>30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437517" calcext:value-type="float">
            <text:p>437517</text:p>
          </table:table-cell>
          <table:table-cell office:value-type="float" office:value="42077" calcext:value-type="float">
            <text:p>42077</text:p>
          </table:table-cell>
          <table:table-cell table:formula="of:=[.B251]-[.B250]" office:value-type="float" office:value="5700" calcext:value-type="float">
            <text:p>5,700</text:p>
          </table:table-cell>
          <table:table-cell table:formula="of:=[.C251]-[.C250]" office:value-type="float" office:value="17" calcext:value-type="float">
            <text:p>17</text:p>
          </table:table-cell>
          <table:table-cell table:formula="of:=AVERAGE([.D237:.D251])" office:value-type="float" office:value="4661.66666666667" calcext:value-type="float">
            <text:p>4,662</text:p>
          </table:table-cell>
          <table:table-cell table:formula="of:=AVERAGE([.E237:.E251])" office:value-type="float" office:value="24.3333333333333" calcext:value-type="float">
            <text:p>24</text:p>
          </table:table-cell>
          <table:table-cell table:formula="of:=AVERAGE([.E244:.E251])" office:value-type="float" office:value="28.625" calcext:value-type="float">
            <text:p>29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441573" calcext:value-type="float">
            <text:p>441573</text:p>
          </table:table-cell>
          <table:table-cell office:value-type="float" office:value="42090" calcext:value-type="float">
            <text:p>42090</text:p>
          </table:table-cell>
          <table:table-cell table:formula="of:=[.B252]-[.B251]" office:value-type="float" office:value="4056" calcext:value-type="float">
            <text:p>4,056</text:p>
          </table:table-cell>
          <table:table-cell table:formula="of:=[.C252]-[.C251]" office:value-type="float" office:value="13" calcext:value-type="float">
            <text:p>13</text:p>
          </table:table-cell>
          <table:table-cell table:formula="of:=AVERAGE([.D238:.D252])" office:value-type="float" office:value="4709.53333333333" calcext:value-type="float">
            <text:p>4,710</text:p>
          </table:table-cell>
          <table:table-cell table:formula="of:=AVERAGE([.E238:.E252])" office:value-type="float" office:value="24.8666666666667" calcext:value-type="float">
            <text:p>25</text:p>
          </table:table-cell>
          <table:table-cell table:formula="of:=AVERAGE([.E245:.E252])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48729" calcext:value-type="float">
            <text:p>448729</text:p>
          </table:table-cell>
          <table:table-cell office:value-type="float" office:value="42162" calcext:value-type="float">
            <text:p>42162</text:p>
          </table:table-cell>
          <table:table-cell table:formula="of:=[.B253]-[.B252]" office:value-type="float" office:value="7156" calcext:value-type="float">
            <text:p>7,156</text:p>
          </table:table-cell>
          <table:table-cell table:formula="of:=[.C253]-[.C252]" office:value-type="float" office:value="72" calcext:value-type="float">
            <text:p>72</text:p>
          </table:table-cell>
          <table:table-cell table:formula="of:=AVERAGE([.D239:.D253])" office:value-type="float" office:value="5011.6" calcext:value-type="float">
            <text:p>5,012</text:p>
          </table:table-cell>
          <table:table-cell table:formula="of:=AVERAGE([.E239:.E253])" office:value-type="float" office:value="29.0666666666667" calcext:value-type="float">
            <text:p>29</text:p>
          </table:table-cell>
          <table:table-cell table:formula="of:=AVERAGE([.E246:.E253])" office:value-type="float" office:value="35.625" calcext:value-type="float">
            <text:p>3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55846" calcext:value-type="float">
            <text:p>455846</text:p>
          </table:table-cell>
          <table:table-cell office:value-type="float" office:value="42233" calcext:value-type="float">
            <text:p>42233</text:p>
          </table:table-cell>
          <table:table-cell table:formula="of:=[.B254]-[.B253]" office:value-type="float" office:value="7117" calcext:value-type="float">
            <text:p>7,117</text:p>
          </table:table-cell>
          <table:table-cell table:formula="of:=[.C254]-[.C253]" office:value-type="float" office:value="71" calcext:value-type="float">
            <text:p>71</text:p>
          </table:table-cell>
          <table:table-cell table:formula="of:=AVERAGE([.D240:.D254])" office:value-type="float" office:value="5278.4" calcext:value-type="float">
            <text:p>5,278</text:p>
          </table:table-cell>
          <table:table-cell table:formula="of:=AVERAGE([.E240:.E254])" office:value-type="float" office:value="32" calcext:value-type="float">
            <text:p>32</text:p>
          </table:table-cell>
          <table:table-cell table:formula="of:=AVERAGE([.E247:.E254])" office:value-type="float" office:value="39.875" calcext:value-type="float">
            <text:p>40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462775" calcext:value-type="float">
            <text:p>462775</text:p>
          </table:table-cell>
          <table:table-cell office:value-type="float" office:value="42292" calcext:value-type="float">
            <text:p>42292</text:p>
          </table:table-cell>
          <table:table-cell table:formula="of:=[.B255]-[.B254]" office:value-type="float" office:value="6929" calcext:value-type="float">
            <text:p>6,929</text:p>
          </table:table-cell>
          <table:table-cell table:formula="of:=[.C255]-[.C254]" office:value-type="float" office:value="59" calcext:value-type="float">
            <text:p>59</text:p>
          </table:table-cell>
          <table:table-cell table:formula="of:=AVERAGE([.D241:.D255])" office:value-type="float" office:value="5473.2" calcext:value-type="float">
            <text:p>5,473</text:p>
          </table:table-cell>
          <table:table-cell table:formula="of:=AVERAGE([.E241:.E255])" office:value-type="float" office:value="34.6" calcext:value-type="float">
            <text:p>35</text:p>
          </table:table-cell>
          <table:table-cell table:formula="of:=AVERAGE([.E248:.E255])" office:value-type="float" office:value="42.625" calcext:value-type="float">
            <text:p>43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69769" calcext:value-type="float">
            <text:p>469769</text:p>
          </table:table-cell>
          <table:table-cell office:value-type="float" office:value="42358" calcext:value-type="float">
            <text:p>42358</text:p>
          </table:table-cell>
          <table:table-cell table:formula="of:=[.B256]-[.B255]" office:value-type="float" office:value="6994" calcext:value-type="float">
            <text:p>6,994</text:p>
          </table:table-cell>
          <table:table-cell table:formula="of:=[.C256]-[.C255]" office:value-type="float" office:value="66" calcext:value-type="float">
            <text:p>66</text:p>
          </table:table-cell>
          <table:table-cell table:formula="of:=AVERAGE([.D242:.D256])" office:value-type="float" office:value="5712.13333333333" calcext:value-type="float">
            <text:p>5,712</text:p>
          </table:table-cell>
          <table:table-cell table:formula="of:=AVERAGE([.E242:.E256])" office:value-type="float" office:value="37.6" calcext:value-type="float">
            <text:p>38</text:p>
          </table:table-cell>
          <table:table-cell table:formula="of:=AVERAGE([.E249:.E256])" office:value-type="float" office:value="45.875" calcext:value-type="float">
            <text:p>46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482654" calcext:value-type="float">
            <text:p>482654</text:p>
          </table:table-cell>
          <table:table-cell office:value-type="float" office:value="42407" calcext:value-type="float">
            <text:p>42407</text:p>
          </table:table-cell>
          <table:table-cell table:formula="of:=[.B257]-[.B256]" office:value-type="float" office:value="12885" calcext:value-type="float">
            <text:p>12,885</text:p>
          </table:table-cell>
          <table:table-cell table:formula="of:=[.C257]-[.C256]" office:value-type="float" office:value="49" calcext:value-type="float">
            <text:p>49</text:p>
          </table:table-cell>
          <table:table-cell table:formula="of:=AVERAGE([.D243:.D257])" office:value-type="float" office:value="6282.53333333333" calcext:value-type="float">
            <text:p>6,283</text:p>
          </table:table-cell>
          <table:table-cell table:formula="of:=AVERAGE([.E243:.E257])" office:value-type="float" office:value="39.0666666666667" calcext:value-type="float">
            <text:p>39</text:p>
          </table:table-cell>
          <table:table-cell table:formula="of:=AVERAGE([.E250:.E257])" office:value-type="float" office:value="47.75" calcext:value-type="float">
            <text:p>48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505619" calcext:value-type="float">
            <text:p>505619</text:p>
          </table:table-cell>
          <table:table-cell office:value-type="float" office:value="42440" calcext:value-type="float">
            <text:p>42440</text:p>
          </table:table-cell>
          <table:table-cell table:formula="of:=[.B258]-[.B257]" office:value-type="float" office:value="22965" calcext:value-type="float">
            <text:p>22,965</text:p>
          </table:table-cell>
          <table:table-cell table:formula="of:=[.C258]-[.C257]" office:value-type="float" office:value="33" calcext:value-type="float">
            <text:p>33</text:p>
          </table:table-cell>
          <table:table-cell table:formula="of:=AVERAGE([.D244:.D258])" office:value-type="float" office:value="7518.26666666667" calcext:value-type="float">
            <text:p>7,518</text:p>
          </table:table-cell>
          <table:table-cell table:formula="of:=AVERAGE([.E244:.E258])" office:value-type="float" office:value="39.4666666666667" calcext:value-type="float">
            <text:p>39</text:p>
          </table:table-cell>
          <table:table-cell table:formula="of:=AVERAGE([.E251:.E258])" office:value-type="float" office:value="47.5" calcext:value-type="float">
            <text:p>48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518222" calcext:value-type="float">
            <text:p>518222</text:p>
          </table:table-cell>
          <table:table-cell office:value-type="float" office:value="42459" calcext:value-type="float">
            <text:p>42459</text:p>
          </table:table-cell>
          <table:table-cell table:formula="of:=[.B259]-[.B258]" office:value-type="float" office:value="12603" calcext:value-type="float">
            <text:p>12,603</text:p>
          </table:table-cell>
          <table:table-cell table:formula="of:=[.C259]-[.C258]" office:value-type="float" office:value="19" calcext:value-type="float">
            <text:p>19</text:p>
          </table:table-cell>
          <table:table-cell table:formula="of:=AVERAGE([.D245:.D259])" office:value-type="float" office:value="8098.53333333333" calcext:value-type="float">
            <text:p>8,099</text:p>
          </table:table-cell>
          <table:table-cell table:formula="of:=AVERAGE([.E245:.E259])" office:value-type="float" office:value="39.5333333333333" calcext:value-type="float">
            <text:p>40</text:p>
          </table:table-cell>
          <table:table-cell table:formula="of:=AVERAGE([.E252:.E259])" office:value-type="float" office:value="47.75" calcext:value-type="float">
            <text:p>48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532779" calcext:value-type="float">
            <text:p>532779</text:p>
          </table:table-cell>
          <table:table-cell office:value-type="float" office:value="42535" calcext:value-type="float">
            <text:p>42535</text:p>
          </table:table-cell>
          <table:table-cell table:formula="of:=[.B260]-[.B259]" office:value-type="float" office:value="14557" calcext:value-type="float">
            <text:p>14,557</text:p>
          </table:table-cell>
          <table:table-cell table:formula="of:=[.C260]-[.C259]" office:value-type="float" office:value="76" calcext:value-type="float">
            <text:p>76</text:p>
          </table:table-cell>
          <table:table-cell table:formula="of:=AVERAGE([.D246:.D260])" office:value-type="float" office:value="8777.13333333333" calcext:value-type="float">
            <text:p>8,777</text:p>
          </table:table-cell>
          <table:table-cell table:formula="of:=AVERAGE([.E246:.E260])" office:value-type="float" office:value="43.8666666666667" calcext:value-type="float">
            <text:p>44</text:p>
          </table:table-cell>
          <table:table-cell table:formula="of:=AVERAGE([.E253:.E260])" office:value-type="float" office:value="55.625" calcext:value-type="float">
            <text:p>56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546952" calcext:value-type="float">
            <text:p>546952</text:p>
          </table:table-cell>
          <table:table-cell office:value-type="float" office:value="42605" calcext:value-type="float">
            <text:p>42605</text:p>
          </table:table-cell>
          <table:table-cell table:formula="of:=[.B261]-[.B260]" office:value-type="float" office:value="14173" calcext:value-type="float">
            <text:p>14,173</text:p>
          </table:table-cell>
          <table:table-cell table:formula="of:=[.C261]-[.C260]" office:value-type="float" office:value="70" calcext:value-type="float">
            <text:p>70</text:p>
          </table:table-cell>
          <table:table-cell table:formula="of:=AVERAGE([.D247:.D261])" office:value-type="float" office:value="9392.93333333333" calcext:value-type="float">
            <text:p>9,393</text:p>
          </table:table-cell>
          <table:table-cell table:formula="of:=AVERAGE([.E247:.E261])" office:value-type="float" office:value="46.0666666666667" calcext:value-type="float">
            <text:p>46</text:p>
          </table:table-cell>
          <table:table-cell table:formula="of:=AVERAGE([.E254:.E261])" office:value-type="float" office:value="55.375" calcext:value-type="float">
            <text:p>55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564502" calcext:value-type="float">
            <text:p>564502</text:p>
          </table:table-cell>
          <table:table-cell office:value-type="float" office:value="42682" calcext:value-type="float">
            <text:p>42682</text:p>
          </table:table-cell>
          <table:table-cell table:formula="of:=[.B262]-[.B261]" office:value-type="float" office:value="17550" calcext:value-type="float">
            <text:p>17,550</text:p>
          </table:table-cell>
          <table:table-cell table:formula="of:=[.C262]-[.C261]" office:value-type="float" office:value="77" calcext:value-type="float">
            <text:p>77</text:p>
          </table:table-cell>
          <table:table-cell table:formula="of:=AVERAGE([.D248:.D262])" office:value-type="float" office:value="10150.4666666667" calcext:value-type="float">
            <text:p>10,150</text:p>
          </table:table-cell>
          <table:table-cell table:formula="of:=AVERAGE([.E248:.E262])" office:value-type="float" office:value="48.7333333333333" calcext:value-type="float">
            <text:p>49</text:p>
          </table:table-cell>
          <table:table-cell table:formula="of:=AVERAGE([.E255:.E262])" office:value-type="float" office:value="56.125" calcext:value-type="float">
            <text:p>56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578390" calcext:value-type="float">
            <text:p>578390</text:p>
          </table:table-cell>
          <table:table-cell office:value-type="float" office:value="42769" calcext:value-type="float">
            <text:p>42769</text:p>
          </table:table-cell>
          <table:table-cell table:formula="of:=[.B263]-[.B262]" office:value-type="float" office:value="13888" calcext:value-type="float">
            <text:p>13,888</text:p>
          </table:table-cell>
          <table:table-cell table:formula="of:=[.C263]-[.C262]" office:value-type="float" office:value="87" calcext:value-type="float">
            <text:p>87</text:p>
          </table:table-cell>
          <table:table-cell table:formula="of:=AVERAGE([.D249:.D263])" office:value-type="float" office:value="10633.4" calcext:value-type="float">
            <text:p>10,633</text:p>
          </table:table-cell>
          <table:table-cell table:formula="of:=AVERAGE([.E249:.E263])" office:value-type="float" office:value="51.8666666666667" calcext:value-type="float">
            <text:p>52</text:p>
          </table:table-cell>
          <table:table-cell table:formula="of:=AVERAGE([.E256:.E263])" office:value-type="float" office:value="59.625" calcext:value-type="float">
            <text:p>60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593565" calcext:value-type="float">
            <text:p>593565</text:p>
          </table:table-cell>
          <table:table-cell office:value-type="float" office:value="42850" calcext:value-type="float">
            <text:p>42850</text:p>
          </table:table-cell>
          <table:table-cell table:formula="of:=[.B264]-[.B263]" office:value-type="float" office:value="15175" calcext:value-type="float">
            <text:p>15,175</text:p>
          </table:table-cell>
          <table:table-cell table:formula="of:=[.C264]-[.C263]" office:value-type="float" office:value="81" calcext:value-type="float">
            <text:p>81</text:p>
          </table:table-cell>
          <table:table-cell table:formula="of:=AVERAGE([.D250:.D264])" office:value-type="float" office:value="11186.5333333333" calcext:value-type="float">
            <text:p>11,187</text:p>
          </table:table-cell>
          <table:table-cell table:formula="of:=AVERAGE([.E250:.E264])" office:value-type="float" office:value="55" calcext:value-type="float">
            <text:p>55</text:p>
          </table:table-cell>
          <table:table-cell table:formula="of:=AVERAGE([.E257:.E264])" office:value-type="float" office:value="61.5" calcext:value-type="float">
            <text:p>62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06447" calcext:value-type="float">
            <text:p>606447</text:p>
          </table:table-cell>
          <table:table-cell office:value-type="float" office:value="42915" calcext:value-type="float">
            <text:p>42915</text:p>
          </table:table-cell>
          <table:table-cell table:formula="of:=[.B265]-[.B264]" office:value-type="float" office:value="12882" calcext:value-type="float">
            <text:p>12,882</text:p>
          </table:table-cell>
          <table:table-cell table:formula="of:=[.C265]-[.C264]" office:value-type="float" office:value="65" calcext:value-type="float">
            <text:p>65</text:p>
          </table:table-cell>
          <table:table-cell table:formula="of:=AVERAGE([.D251:.D265])" office:value-type="float" office:value="11642" calcext:value-type="float">
            <text:p>11,642</text:p>
          </table:table-cell>
          <table:table-cell table:formula="of:=AVERAGE([.E251:.E265])" office:value-type="float" office:value="57" calcext:value-type="float">
            <text:p>57</text:p>
          </table:table-cell>
          <table:table-cell table:formula="of:=AVERAGE([.E258:.E265])" office:value-type="float" office:value="63.5" calcext:value-type="float">
            <text:p>64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0458" calcext:value-type="float">
            <text:p>620458</text:p>
          </table:table-cell>
          <table:table-cell office:value-type="float" office:value="42965" calcext:value-type="float">
            <text:p>42965</text:p>
          </table:table-cell>
          <table:table-cell table:formula="of:=[.B266]-[.B265]" office:value-type="float" office:value="14011" calcext:value-type="float">
            <text:p>14,011</text:p>
          </table:table-cell>
          <table:table-cell table:formula="of:=[.C266]-[.C265]" office:value-type="float" office:value="50" calcext:value-type="float">
            <text:p>50</text:p>
          </table:table-cell>
          <table:table-cell table:formula="of:=AVERAGE([.D252:.D266])" office:value-type="float" office:value="12196.0666666667" calcext:value-type="float">
            <text:p>12,196</text:p>
          </table:table-cell>
          <table:table-cell table:formula="of:=AVERAGE([.E252:.E266])" office:value-type="float" office:value="59.2" calcext:value-type="float">
            <text:p>59</text:p>
          </table:table-cell>
          <table:table-cell table:formula="of:=AVERAGE([.E259:.E266])" office:value-type="float" office:value="65.625" calcext:value-type="float">
            <text:p>66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37708" calcext:value-type="float">
            <text:p>637708</text:p>
          </table:table-cell>
          <table:table-cell office:value-type="float" office:value="43108" calcext:value-type="float">
            <text:p>43108</text:p>
          </table:table-cell>
          <table:table-cell table:formula="of:=[.B267]-[.B266]" office:value-type="float" office:value="17250" calcext:value-type="float">
            <text:p>17,250</text:p>
          </table:table-cell>
          <table:table-cell table:formula="of:=[.C267]-[.C266]" office:value-type="float" office:value="143" calcext:value-type="float">
            <text:p>143</text:p>
          </table:table-cell>
          <table:table-cell table:formula="of:=AVERAGE([.D253:.D267])" office:value-type="float" office:value="13075.6666666667" calcext:value-type="float">
            <text:p>13,076</text:p>
          </table:table-cell>
          <table:table-cell table:formula="of:=AVERAGE([.E253:.E267])" office:value-type="float" office:value="67.8666666666667" calcext:value-type="float">
            <text:p>68</text:p>
          </table:table-cell>
          <table:table-cell table:formula="of:=AVERAGE([.E260:.E267])" office:value-type="float" office:value="81.125" calcext:value-type="float">
            <text:p>81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57459" calcext:value-type="float">
            <text:p>657459</text:p>
          </table:table-cell>
          <table:table-cell office:value-type="float" office:value="43245" calcext:value-type="float">
            <text:p>43245</text:p>
          </table:table-cell>
          <table:table-cell table:formula="of:=[.B268]-[.B267]" office:value-type="float" office:value="19751" calcext:value-type="float">
            <text:p>19,751</text:p>
          </table:table-cell>
          <table:table-cell table:formula="of:=[.C268]-[.C267]" office:value-type="float" office:value="137" calcext:value-type="float">
            <text:p>137</text:p>
          </table:table-cell>
          <table:table-cell table:formula="of:=AVERAGE([.D254:.D268])" office:value-type="float" office:value="13915.3333333333" calcext:value-type="float">
            <text:p>13,915</text:p>
          </table:table-cell>
          <table:table-cell table:formula="of:=AVERAGE([.E254:.E268])" office:value-type="float" office:value="72.2" calcext:value-type="float">
            <text:p>72</text:p>
          </table:table-cell>
          <table:table-cell table:formula="of:=AVERAGE([.E261:.E268])" office:value-type="float" office:value="88.75" calcext:value-type="float">
            <text:p>89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76455" calcext:value-type="float">
            <text:p>676455</text:p>
          </table:table-cell>
          <table:table-cell office:value-type="float" office:value="43383" calcext:value-type="float">
            <text:p>43383</text:p>
          </table:table-cell>
          <table:table-cell table:formula="of:=[.B269]-[.B268]" office:value-type="float" office:value="18996" calcext:value-type="float">
            <text:p>18,996</text:p>
          </table:table-cell>
          <table:table-cell table:formula="of:=[.C269]-[.C268]" office:value-type="float" office:value="138" calcext:value-type="float">
            <text:p>138</text:p>
          </table:table-cell>
          <table:table-cell table:formula="of:=AVERAGE([.D255:.D269])" office:value-type="float" office:value="14707.2666666667" calcext:value-type="float">
            <text:p>14,707</text:p>
          </table:table-cell>
          <table:table-cell table:formula="of:=AVERAGE([.E255:.E269])" office:value-type="float" office:value="76.6666666666667" calcext:value-type="float">
            <text:p>77</text:p>
          </table:table-cell>
          <table:table-cell table:formula="of:=AVERAGE([.E262:.E269])" office:value-type="float" office:value="97.25" calcext:value-type="float">
            <text:p>97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92112" calcext:value-type="float">
            <text:p>692112</text:p>
          </table:table-cell>
          <table:table-cell office:value-type="float" office:value="43519" calcext:value-type="float">
            <text:p>43519</text:p>
          </table:table-cell>
          <table:table-cell table:formula="of:=[.B270]-[.B269]" office:value-type="float" office:value="15657" calcext:value-type="float">
            <text:p>15,657</text:p>
          </table:table-cell>
          <table:table-cell table:formula="of:=[.C270]-[.C269]" office:value-type="float" office:value="136" calcext:value-type="float">
            <text:p>136</text:p>
          </table:table-cell>
          <table:table-cell table:formula="of:=AVERAGE([.D256:.D270])" office:value-type="float" office:value="15289.1333333333" calcext:value-type="float">
            <text:p>15,289</text:p>
          </table:table-cell>
          <table:table-cell table:formula="of:=AVERAGE([.E256:.E270])" office:value-type="float" office:value="81.8" calcext:value-type="float">
            <text:p>82</text:p>
          </table:table-cell>
          <table:table-cell table:formula="of:=AVERAGE([.E263:.E270])" office:value-type="float" office:value="104.625" calcext:value-type="float">
            <text:p>105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708298" calcext:value-type="float">
            <text:p>708298</text:p>
          </table:table-cell>
          <table:table-cell office:value-type="float" office:value="43669" calcext:value-type="float">
            <text:p>43669</text:p>
          </table:table-cell>
          <table:table-cell table:formula="of:=[.B271]-[.B270]" office:value-type="float" office:value="16186" calcext:value-type="float">
            <text:p>16,186</text:p>
          </table:table-cell>
          <table:table-cell table:formula="of:=[.C271]-[.C270]" office:value-type="float" office:value="150" calcext:value-type="float">
            <text:p>150</text:p>
          </table:table-cell>
          <table:table-cell table:formula="of:=AVERAGE([.D257:.D271])" office:value-type="float" office:value="15901.9333333333" calcext:value-type="float">
            <text:p>15,902</text:p>
          </table:table-cell>
          <table:table-cell table:formula="of:=AVERAGE([.E257:.E271])" office:value-type="float" office:value="87.4" calcext:value-type="float">
            <text:p>87</text:p>
          </table:table-cell>
          <table:table-cell table:formula="of:=AVERAGE([.E264:.E271])" office:value-type="float" office:value="112.5" calcext:value-type="float">
            <text:p>113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725292" calcext:value-type="float">
            <text:p>725292</text:p>
          </table:table-cell>
          <table:table-cell office:value-type="float" office:value="43736" calcext:value-type="float">
            <text:p>43736</text:p>
          </table:table-cell>
          <table:table-cell table:formula="of:=[.B272]-[.B271]" office:value-type="float" office:value="16994" calcext:value-type="float">
            <text:p>16,994</text:p>
          </table:table-cell>
          <table:table-cell table:formula="of:=[.C272]-[.C271]" office:value-type="float" office:value="67" calcext:value-type="float">
            <text:p>67</text:p>
          </table:table-cell>
          <table:table-cell table:formula="of:=AVERAGE([.D258:.D272])" office:value-type="float" office:value="16175.8666666667" calcext:value-type="float">
            <text:p>16,176</text:p>
          </table:table-cell>
          <table:table-cell table:formula="of:=AVERAGE([.E258:.E272])" office:value-type="float" office:value="88.6" calcext:value-type="float">
            <text:p>89</text:p>
          </table:table-cell>
          <table:table-cell table:formula="of:=AVERAGE([.E265:.E272])" office:value-type="float" office:value="110.75" calcext:value-type="float">
            <text:p>111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744122" calcext:value-type="float">
            <text:p>744122</text:p>
          </table:table-cell>
          <table:table-cell office:value-type="float" office:value="43816" calcext:value-type="float">
            <text:p>43816</text:p>
          </table:table-cell>
          <table:table-cell table:formula="of:=[.B273]-[.B272]" office:value-type="float" office:value="18830" calcext:value-type="float">
            <text:p>18,830</text:p>
          </table:table-cell>
          <table:table-cell table:formula="of:=[.C273]-[.C272]" office:value-type="float" office:value="80" calcext:value-type="float">
            <text:p>80</text:p>
          </table:table-cell>
          <table:table-cell table:formula="of:=AVERAGE([.D259:.D273])" office:value-type="float" office:value="15900.2" calcext:value-type="float">
            <text:p>15,900</text:p>
          </table:table-cell>
          <table:table-cell table:formula="of:=AVERAGE([.E259:.E273])" office:value-type="float" office:value="91.7333333333333" calcext:value-type="float">
            <text:p>92</text:p>
          </table:table-cell>
          <table:table-cell table:formula="of:=AVERAGE([.E266:.E273])" office:value-type="float" office:value="112.625" calcext:value-type="float">
            <text:p>113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765487" calcext:value-type="float">
            <text:p>765487</text:p>
          </table:table-cell>
          <table:table-cell office:value-type="float" office:value="44057" calcext:value-type="float">
            <text:p>44057</text:p>
          </table:table-cell>
          <table:table-cell table:formula="of:=[.B274]-[.B273]" office:value-type="float" office:value="21365" calcext:value-type="float">
            <text:p>21,365</text:p>
          </table:table-cell>
          <table:table-cell table:formula="of:=[.C274]-[.C273]" office:value-type="float" office:value="241" calcext:value-type="float">
            <text:p>241</text:p>
          </table:table-cell>
          <table:table-cell table:formula="of:=AVERAGE([.D260:.D274])" office:value-type="float" office:value="16484.3333333333" calcext:value-type="float">
            <text:p>16,484</text:p>
          </table:table-cell>
          <table:table-cell table:formula="of:=AVERAGE([.E260:.E274])" office:value-type="float" office:value="106.533333333333" calcext:value-type="float">
            <text:p>107</text:p>
          </table:table-cell>
          <table:table-cell table:formula="of:=AVERAGE([.E267:.E274])" office:value-type="float" office:value="136.5" calcext:value-type="float">
            <text:p>13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792194" calcext:value-type="float">
            <text:p>792194</text:p>
          </table:table-cell>
          <table:table-cell office:value-type="float" office:value="44248" calcext:value-type="float">
            <text:p>44248</text:p>
          </table:table-cell>
          <table:table-cell table:formula="of:=[.B275]-[.B274]" office:value-type="float" office:value="26707" calcext:value-type="float">
            <text:p>26,707</text:p>
          </table:table-cell>
          <table:table-cell table:formula="of:=[.C275]-[.C274]" office:value-type="float" office:value="191" calcext:value-type="float">
            <text:p>191</text:p>
          </table:table-cell>
          <table:table-cell table:formula="of:=AVERAGE([.D261:.D275])" office:value-type="float" office:value="17294.3333333333" calcext:value-type="float">
            <text:p>17,294</text:p>
          </table:table-cell>
          <table:table-cell table:formula="of:=AVERAGE([.E261:.E275])" office:value-type="float" office:value="114.2" calcext:value-type="float">
            <text:p>114</text:p>
          </table:table-cell>
          <table:table-cell table:formula="of:=AVERAGE([.E268:.E275])" office:value-type="float" office:value="142.5" calcext:value-type="float">
            <text:p>143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813451" calcext:value-type="float">
            <text:p>813451</text:p>
          </table:table-cell>
          <table:table-cell office:value-type="float" office:value="44437" calcext:value-type="float">
            <text:p>44437</text:p>
          </table:table-cell>
          <table:table-cell table:formula="of:=[.B276]-[.B275]" office:value-type="float" office:value="21257" calcext:value-type="float">
            <text:p>21,257</text:p>
          </table:table-cell>
          <table:table-cell table:formula="of:=[.C276]-[.C275]" office:value-type="float" office:value="189" calcext:value-type="float">
            <text:p>189</text:p>
          </table:table-cell>
          <table:table-cell table:formula="of:=AVERAGE([.D262:.D276])" office:value-type="float" office:value="17766.6" calcext:value-type="float">
            <text:p>17,767</text:p>
          </table:table-cell>
          <table:table-cell table:formula="of:=AVERAGE([.E262:.E276])" office:value-type="float" office:value="122.133333333333" calcext:value-type="float">
            <text:p>122</text:p>
          </table:table-cell>
          <table:table-cell table:formula="of:=AVERAGE([.E269:.E276])"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834010" calcext:value-type="float">
            <text:p>834010</text:p>
          </table:table-cell>
          <table:table-cell office:value-type="float" office:value="44661" calcext:value-type="float">
            <text:p>44661</text:p>
          </table:table-cell>
          <table:table-cell table:formula="of:=[.B277]-[.B276]" office:value-type="float" office:value="20559" calcext:value-type="float">
            <text:p>20,559</text:p>
          </table:table-cell>
          <table:table-cell table:formula="of:=[.C277]-[.C276]" office:value-type="float" office:value="224" calcext:value-type="float">
            <text:p>224</text:p>
          </table:table-cell>
          <table:table-cell table:formula="of:=AVERAGE([.D263:.D277])" office:value-type="float" office:value="17967.2" calcext:value-type="float">
            <text:p>17,967</text:p>
          </table:table-cell>
          <table:table-cell table:formula="of:=AVERAGE([.E263:.E277])" office:value-type="float" office:value="131.933333333333" calcext:value-type="float">
            <text:p>132</text:p>
          </table:table-cell>
          <table:table-cell table:formula="of:=AVERAGE([.E270:.E277])" office:value-type="float" office:value="159.75" calcext:value-type="float">
            <text:p>160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857043" calcext:value-type="float">
            <text:p>857043</text:p>
          </table:table-cell>
          <table:table-cell office:value-type="float" office:value="44835" calcext:value-type="float">
            <text:p>44835</text:p>
          </table:table-cell>
          <table:table-cell table:formula="of:=[.B278]-[.B277]" office:value-type="float" office:value="23033" calcext:value-type="float">
            <text:p>23,033</text:p>
          </table:table-cell>
          <table:table-cell table:formula="of:=[.C278]-[.C277]" office:value-type="float" office:value="174" calcext:value-type="float">
            <text:p>174</text:p>
          </table:table-cell>
          <table:table-cell table:formula="of:=AVERAGE([.D264:.D278])" office:value-type="float" office:value="18576.8666666667" calcext:value-type="float">
            <text:p>18,577</text:p>
          </table:table-cell>
          <table:table-cell table:formula="of:=AVERAGE([.E264:.E278])" office:value-type="float" office:value="137.733333333333" calcext:value-type="float">
            <text:p>138</text:p>
          </table:table-cell>
          <table:table-cell table:formula="of:=AVERAGE([.E271:.E278])" office:value-type="float" office:value="164.5" calcext:value-type="float">
            <text:p>165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876840" calcext:value-type="float">
            <text:p>876840</text:p>
          </table:table-cell>
          <table:table-cell office:value-type="float" office:value="44986" calcext:value-type="float">
            <text:p>44986</text:p>
          </table:table-cell>
          <table:table-cell table:formula="of:=[.B279]-[.B278]" office:value-type="float" office:value="19797" calcext:value-type="float">
            <text:p>19,797</text:p>
          </table:table-cell>
          <table:table-cell table:formula="of:=[.C279]-[.C278]" office:value-type="float" office:value="151" calcext:value-type="float">
            <text:p>151</text:p>
          </table:table-cell>
          <table:table-cell table:formula="of:=AVERAGE([.D265:.D279])" office:value-type="float" office:value="18885" calcext:value-type="float">
            <text:p>18,885</text:p>
          </table:table-cell>
          <table:table-cell table:formula="of:=AVERAGE([.E265:.E279])" office:value-type="float" office:value="142.4" calcext:value-type="float">
            <text:p>142</text:p>
          </table:table-cell>
          <table:table-cell table:formula="of:=AVERAGE([.E272:.E279])" office:value-type="float" office:value="164.625" calcext:value-type="float">
            <text:p>165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897740" calcext:value-type="float">
            <text:p>897740</text:p>
          </table:table-cell>
          <table:table-cell office:value-type="float" office:value="45088" calcext:value-type="float">
            <text:p>45088</text:p>
          </table:table-cell>
          <table:table-cell table:formula="of:=[.B280]-[.B279]" office:value-type="float" office:value="20900" calcext:value-type="float">
            <text:p>20,900</text:p>
          </table:table-cell>
          <table:table-cell table:formula="of:=[.C280]-[.C279]" office:value-type="float" office:value="102" calcext:value-type="float">
            <text:p>102</text:p>
          </table:table-cell>
          <table:table-cell table:formula="of:=AVERAGE([.D266:.D280])" office:value-type="float" office:value="19419.5333333333" calcext:value-type="float">
            <text:p>19,420</text:p>
          </table:table-cell>
          <table:table-cell table:formula="of:=AVERAGE([.E266:.E280])" office:value-type="float" office:value="144.866666666667" calcext:value-type="float">
            <text:p>145</text:p>
          </table:table-cell>
          <table:table-cell table:formula="of:=AVERAGE([.E273:.E280])"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920664" calcext:value-type="float">
            <text:p>920664</text:p>
          </table:table-cell>
          <table:table-cell office:value-type="float" office:value="45455" calcext:value-type="float">
            <text:p>45455</text:p>
          </table:table-cell>
          <table:table-cell table:formula="of:=[.B281]-[.B280]" office:value-type="float" office:value="22924" calcext:value-type="float">
            <text:p>22,924</text:p>
          </table:table-cell>
          <table:table-cell table:formula="of:=[.C281]-[.C280]" office:value-type="float" office:value="367" calcext:value-type="float">
            <text:p>367</text:p>
          </table:table-cell>
          <table:table-cell table:formula="of:=AVERAGE([.D267:.D281])" office:value-type="float" office:value="20013.7333333333" calcext:value-type="float">
            <text:p>20,014</text:p>
          </table:table-cell>
          <table:table-cell table:formula="of:=AVERAGE([.E267:.E281])" office:value-type="float" office:value="166" calcext:value-type="float">
            <text:p>166</text:p>
          </table:table-cell>
          <table:table-cell table:formula="of:=AVERAGE([.E274:.E281])" office:value-type="float" office:value="204.875" calcext:value-type="float">
            <text:p>20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945378" calcext:value-type="float">
            <text:p>945378</text:p>
          </table:table-cell>
          <table:table-cell office:value-type="float" office:value="45765" calcext:value-type="float">
            <text:p>45765</text:p>
          </table:table-cell>
          <table:table-cell table:formula="of:=[.B282]-[.B281]" office:value-type="float" office:value="24714" calcext:value-type="float">
            <text:p>24,714</text:p>
          </table:table-cell>
          <table:table-cell table:formula="of:=[.C282]-[.C281]" office:value-type="float" office:value="310" calcext:value-type="float">
            <text:p>310</text:p>
          </table:table-cell>
          <table:table-cell table:formula="of:=AVERAGE([.D268:.D282])" office:value-type="float" office:value="20511.3333333333" calcext:value-type="float">
            <text:p>20,511</text:p>
          </table:table-cell>
          <table:table-cell table:formula="of:=AVERAGE([.E268:.E282])" office:value-type="float" office:value="177.133333333333" calcext:value-type="float">
            <text:p>177</text:p>
          </table:table-cell>
          <table:table-cell table:formula="of:=AVERAGE([.E275:.E282])" office:value-type="float" office:value="213.5" calcext:value-type="float">
            <text:p>214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968456" calcext:value-type="float">
            <text:p>968456</text:p>
          </table:table-cell>
          <table:table-cell office:value-type="float" office:value="46045" calcext:value-type="float">
            <text:p>46045</text:p>
          </table:table-cell>
          <table:table-cell table:formula="of:=[.B283]-[.B282]" office:value-type="float" office:value="23078" calcext:value-type="float">
            <text:p>23,078</text:p>
          </table:table-cell>
          <table:table-cell table:formula="of:=[.C283]-[.C282]" office:value-type="float" office:value="280" calcext:value-type="float">
            <text:p>280</text:p>
          </table:table-cell>
          <table:table-cell table:formula="of:=AVERAGE([.D269:.D283])" office:value-type="float" office:value="20733.1333333333" calcext:value-type="float">
            <text:p>20,733</text:p>
          </table:table-cell>
          <table:table-cell table:formula="of:=AVERAGE([.E269:.E283])" office:value-type="float" office:value="186.666666666667" calcext:value-type="float">
            <text:p>187</text:p>
          </table:table-cell>
          <table:table-cell table:formula="of:=AVERAGE([.E276:.E283])" office:value-type="float" office:value="224.625" calcext:value-type="float">
            <text:p>225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92874" calcext:value-type="float">
            <text:p>992874</text:p>
          </table:table-cell>
          <table:table-cell office:value-type="float" office:value="46319" calcext:value-type="float">
            <text:p>46319</text:p>
          </table:table-cell>
          <table:table-cell table:formula="of:=[.B284]-[.B283]" office:value-type="float" office:value="24418" calcext:value-type="float">
            <text:p>24,418</text:p>
          </table:table-cell>
          <table:table-cell table:formula="of:=[.C284]-[.C283]" office:value-type="float" office:value="274" calcext:value-type="float">
            <text:p>274</text:p>
          </table:table-cell>
          <table:table-cell table:formula="of:=AVERAGE([.D270:.D284])" office:value-type="float" office:value="21094.6" calcext:value-type="float">
            <text:p>21,095</text:p>
          </table:table-cell>
          <table:table-cell table:formula="of:=AVERAGE([.E270:.E284])" office:value-type="float" office:value="195.733333333333" calcext:value-type="float">
            <text:p>196</text:p>
          </table:table-cell>
          <table:table-cell table:formula="of:=AVERAGE([.E277:.E284])" office:value-type="float" office:value="235.25" calcext:value-type="float">
            <text:p>235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1014793" calcext:value-type="float">
            <text:p>1014793</text:p>
          </table:table-cell>
          <table:table-cell office:value-type="float" office:value="46645" calcext:value-type="float">
            <text:p>46645</text:p>
          </table:table-cell>
          <table:table-cell table:formula="of:=[.B285]-[.B284]" office:value-type="float" office:value="21919" calcext:value-type="float">
            <text:p>21,919</text:p>
          </table:table-cell>
          <table:table-cell table:formula="of:=[.C285]-[.C284]" office:value-type="float" office:value="326" calcext:value-type="float">
            <text:p>326</text:p>
          </table:table-cell>
          <table:table-cell table:formula="of:=AVERAGE([.D271:.D285])" office:value-type="float" office:value="21512.0666666667" calcext:value-type="float">
            <text:p>21,512</text:p>
          </table:table-cell>
          <table:table-cell table:formula="of:=AVERAGE([.E271:.E285])" office:value-type="float" office:value="208.4" calcext:value-type="float">
            <text:p>208</text:p>
          </table:table-cell>
          <table:table-cell table:formula="of:=AVERAGE([.E278:.E285])"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1038054" calcext:value-type="float">
            <text:p>1038054</text:p>
          </table:table-cell>
          <table:table-cell office:value-type="float" office:value="46807" calcext:value-type="float">
            <text:p>46807</text:p>
          </table:table-cell>
          <table:table-cell table:formula="of:=[.B286]-[.B285]" office:value-type="float" office:value="23261" calcext:value-type="float">
            <text:p>23,261</text:p>
          </table:table-cell>
          <table:table-cell table:formula="of:=[.C286]-[.C285]" office:value-type="float" office:value="162" calcext:value-type="float">
            <text:p>162</text:p>
          </table:table-cell>
          <table:table-cell table:formula="of:=AVERAGE([.D272:.D286])" office:value-type="float" office:value="21983.7333333333" calcext:value-type="float">
            <text:p>21,984</text:p>
          </table:table-cell>
          <table:table-cell table:formula="of:=AVERAGE([.E272:.E286])" office:value-type="float" office:value="209.2" calcext:value-type="float">
            <text:p>209</text:p>
          </table:table-cell>
          <table:table-cell table:formula="of:=AVERAGE([.E279:.E286])" office:value-type="float" office:value="246.5" calcext:value-type="float">
            <text:p>247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1057021" calcext:value-type="float">
            <text:p>1057021</text:p>
          </table:table-cell>
          <table:table-cell office:value-type="float" office:value="46943" calcext:value-type="float">
            <text:p>46943</text:p>
          </table:table-cell>
          <table:table-cell table:formula="of:=[.B287]-[.B286]" office:value-type="float" office:value="18967" calcext:value-type="float">
            <text:p>18,967</text:p>
          </table:table-cell>
          <table:table-cell table:formula="of:=[.C287]-[.C286]" office:value-type="float" office:value="136" calcext:value-type="float">
            <text:p>136</text:p>
          </table:table-cell>
          <table:table-cell table:formula="of:=AVERAGE([.D273:.D287])" office:value-type="float" office:value="22115.2666666667" calcext:value-type="float">
            <text:p>22,115</text:p>
          </table:table-cell>
          <table:table-cell table:formula="of:=AVERAGE([.E273:.E287])" office:value-type="float" office:value="213.8" calcext:value-type="float">
            <text:p>214</text:p>
          </table:table-cell>
          <table:table-cell table:formula="of:=AVERAGE([.E280:.E287])" office:value-type="float" office:value="244.625" calcext:value-type="float">
            <text:p>245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1077099" calcext:value-type="float">
            <text:p>1077099</text:p>
          </table:table-cell>
          <table:table-cell office:value-type="float" office:value="47340" calcext:value-type="float">
            <text:p>47340</text:p>
          </table:table-cell>
          <table:table-cell table:formula="of:=[.B288]-[.B287]" office:value-type="float" office:value="20078" calcext:value-type="float">
            <text:p>20,078</text:p>
          </table:table-cell>
          <table:table-cell table:formula="of:=[.C288]-[.C287]" office:value-type="float" office:value="397" calcext:value-type="float">
            <text:p>397</text:p>
          </table:table-cell>
          <table:table-cell table:formula="of:=AVERAGE([.D274:.D288])" office:value-type="float" office:value="22198.4666666667" calcext:value-type="float">
            <text:p>22,198</text:p>
          </table:table-cell>
          <table:table-cell table:formula="of:=AVERAGE([.E274:.E288])" office:value-type="float" office:value="234.933333333333" calcext:value-type="float">
            <text:p>235</text:p>
          </table:table-cell>
          <table:table-cell table:formula="of:=AVERAGE([.E281:.E288])" office:value-type="float" office:value="281.5" calcext:value-type="float">
            <text:p>28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1102305" calcext:value-type="float">
            <text:p>1102305</text:p>
          </table:table-cell>
          <table:table-cell office:value-type="float" office:value="47832" calcext:value-type="float">
            <text:p>47832</text:p>
          </table:table-cell>
          <table:table-cell table:formula="of:=[.B289]-[.B288]" office:value-type="float" office:value="25206" calcext:value-type="float">
            <text:p>25,206</text:p>
          </table:table-cell>
          <table:table-cell table:formula="of:=[.C289]-[.C288]" office:value-type="float" office:value="492" calcext:value-type="float">
            <text:p>492</text:p>
          </table:table-cell>
          <table:table-cell table:formula="of:=AVERAGE([.D275:.D289])" office:value-type="float" office:value="22454.5333333333" calcext:value-type="float">
            <text:p>22,455</text:p>
          </table:table-cell>
          <table:table-cell table:formula="of:=AVERAGE([.E275:.E289])" office:value-type="float" office:value="251.666666666667" calcext:value-type="float">
            <text:p>252</text:p>
          </table:table-cell>
          <table:table-cell table:formula="of:=AVERAGE([.E282:.E289])" office:value-type="float" office:value="297.125" calcext:value-type="float">
            <text:p>297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1126469" calcext:value-type="float">
            <text:p>1126469</text:p>
          </table:table-cell>
          <table:table-cell office:value-type="float" office:value="48210" calcext:value-type="float">
            <text:p>48210</text:p>
          </table:table-cell>
          <table:table-cell table:formula="of:=[.B290]-[.B289]" office:value-type="float" office:value="24164" calcext:value-type="float">
            <text:p>24,164</text:p>
          </table:table-cell>
          <table:table-cell table:formula="of:=[.C290]-[.C289]" office:value-type="float" office:value="378" calcext:value-type="float">
            <text:p>378</text:p>
          </table:table-cell>
          <table:table-cell table:formula="of:=AVERAGE([.D276:.D290])" office:value-type="float" office:value="22285" calcext:value-type="float">
            <text:p>22,285</text:p>
          </table:table-cell>
          <table:table-cell table:formula="of:=AVERAGE([.E276:.E290])" office:value-type="float" office:value="264.133333333333" calcext:value-type="float">
            <text:p>264</text:p>
          </table:table-cell>
          <table:table-cell table:formula="of:=AVERAGE([.E283:.E290])" office:value-type="float" office:value="305.625" calcext:value-type="float">
            <text:p>306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149791" calcext:value-type="float">
            <text:p>1149791</text:p>
          </table:table-cell>
          <table:table-cell office:value-type="float" office:value="48565" calcext:value-type="float">
            <text:p>48565</text:p>
          </table:table-cell>
          <table:table-cell table:formula="of:=[.B291]-[.B290]" office:value-type="float" office:value="23322" calcext:value-type="float">
            <text:p>23,322</text:p>
          </table:table-cell>
          <table:table-cell table:formula="of:=[.C291]-[.C290]" office:value-type="float" office:value="355" calcext:value-type="float">
            <text:p>355</text:p>
          </table:table-cell>
          <table:table-cell table:formula="of:=AVERAGE([.D277:.D291])" office:value-type="float" office:value="22422.6666666667" calcext:value-type="float">
            <text:p>22,423</text:p>
          </table:table-cell>
          <table:table-cell table:formula="of:=AVERAGE([.E277:.E291])" office:value-type="float" office:value="275.2" calcext:value-type="float">
            <text:p>275</text:p>
          </table:table-cell>
          <table:table-cell table:formula="of:=AVERAGE([.E284:.E291])"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1174770" calcext:value-type="float">
            <text:p>1174770</text:p>
          </table:table-cell>
          <table:table-cell office:value-type="float" office:value="48978" calcext:value-type="float">
            <text:p>48978</text:p>
          </table:table-cell>
          <table:table-cell table:formula="of:=[.B292]-[.B291]" office:value-type="float" office:value="24979" calcext:value-type="float">
            <text:p>24,979</text:p>
          </table:table-cell>
          <table:table-cell table:formula="of:=[.C292]-[.C291]" office:value-type="float" office:value="413" calcext:value-type="float">
            <text:p>413</text:p>
          </table:table-cell>
          <table:table-cell table:formula="of:=AVERAGE([.D278:.D292])" office:value-type="float" office:value="22717.3333333333" calcext:value-type="float">
            <text:p>22,717</text:p>
          </table:table-cell>
          <table:table-cell table:formula="of:=AVERAGE([.E278:.E292])" office:value-type="float" office:value="287.8" calcext:value-type="float">
            <text:p>288</text:p>
          </table:table-cell>
          <table:table-cell table:formula="of:=AVERAGE([.E285:.E292])" office:value-type="float" office:value="332.375" calcext:value-type="float">
            <text:p>332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1195350" calcext:value-type="float">
            <text:p>1195350</text:p>
          </table:table-cell>
          <table:table-cell office:value-type="float" office:value="49134" calcext:value-type="float">
            <text:p>49134</text:p>
          </table:table-cell>
          <table:table-cell table:formula="of:=[.B293]-[.B292]" office:value-type="float" office:value="20580" calcext:value-type="float">
            <text:p>20,580</text:p>
          </table:table-cell>
          <table:table-cell table:formula="of:=[.C293]-[.C292]" office:value-type="float" office:value="156" calcext:value-type="float">
            <text:p>156</text:p>
          </table:table-cell>
          <table:table-cell table:formula="of:=AVERAGE([.D279:.D293])" office:value-type="float" office:value="22553.8" calcext:value-type="float">
            <text:p>22,554</text:p>
          </table:table-cell>
          <table:table-cell table:formula="of:=AVERAGE([.E279:.E293])" office:value-type="float" office:value="286.6" calcext:value-type="float">
            <text:p>287</text:p>
          </table:table-cell>
          <table:table-cell table:formula="of:=AVERAGE([.E286:.E293])" office:value-type="float" office:value="311.125" calcext:value-type="float">
            <text:p>311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1216747" calcext:value-type="float">
            <text:p>1216747</text:p>
          </table:table-cell>
          <table:table-cell office:value-type="float" office:value="49329" calcext:value-type="float">
            <text:p>49329</text:p>
          </table:table-cell>
          <table:table-cell table:formula="of:=[.B294]-[.B293]" office:value-type="float" office:value="21397" calcext:value-type="float">
            <text:p>21,397</text:p>
          </table:table-cell>
          <table:table-cell table:formula="of:=[.C294]-[.C293]" office:value-type="float" office:value="195" calcext:value-type="float">
            <text:p>195</text:p>
          </table:table-cell>
          <table:table-cell table:formula="of:=AVERAGE([.D280:.D294])" office:value-type="float" office:value="22660.4666666667" calcext:value-type="float">
            <text:p>22,660</text:p>
          </table:table-cell>
          <table:table-cell table:formula="of:=AVERAGE([.E280:.E294])" office:value-type="float" office:value="289.533333333333" calcext:value-type="float">
            <text:p>290</text:p>
          </table:table-cell>
          <table:table-cell table:formula="of:=AVERAGE([.E287:.E294])" office:value-type="float" office:value="315.25" calcext:value-type="float">
            <text:p>315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237198" calcext:value-type="float">
            <text:p>1237198</text:p>
          </table:table-cell>
          <table:table-cell office:value-type="float" office:value="49861" calcext:value-type="float">
            <text:p>49861</text:p>
          </table:table-cell>
          <table:table-cell table:formula="of:=[.B295]-[.B294]" office:value-type="float" office:value="20451" calcext:value-type="float">
            <text:p>20,451</text:p>
          </table:table-cell>
          <table:table-cell table:formula="of:=[.C295]-[.C294]" office:value-type="float" office:value="532" calcext:value-type="float">
            <text:p>532</text:p>
          </table:table-cell>
          <table:table-cell table:formula="of:=AVERAGE([.D281:.D295])" office:value-type="float" office:value="22630.5333333333" calcext:value-type="float">
            <text:p>22,631</text:p>
          </table:table-cell>
          <table:table-cell table:formula="of:=AVERAGE([.E281:.E295])" office:value-type="float" office:value="318.2" calcext:value-type="float">
            <text:p>318</text:p>
          </table:table-cell>
          <table:table-cell table:formula="of:=AVERAGE([.E288:.E295])" office:value-type="float" office:value="364.75" calcext:value-type="float">
            <text:p>365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260198" calcext:value-type="float">
            <text:p>1260198</text:p>
          </table:table-cell>
          <table:table-cell office:value-type="float" office:value="50457" calcext:value-type="float">
            <text:p>50457</text:p>
          </table:table-cell>
          <table:table-cell table:formula="of:=[.B296]-[.B295]" office:value-type="float" office:value="23000" calcext:value-type="float">
            <text:p>23,000</text:p>
          </table:table-cell>
          <table:table-cell table:formula="of:=[.C296]-[.C295]" office:value-type="float" office:value="596" calcext:value-type="float">
            <text:p>596</text:p>
          </table:table-cell>
          <table:table-cell table:formula="of:=AVERAGE([.D282:.D296])" office:value-type="float" office:value="22635.6" calcext:value-type="float">
            <text:p>22,636</text:p>
          </table:table-cell>
          <table:table-cell table:formula="of:=AVERAGE([.E282:.E296])" office:value-type="float" office:value="333.466666666667" calcext:value-type="float">
            <text:p>333</text:p>
          </table:table-cell>
          <table:table-cell table:formula="of:=AVERAGE([.E289:.E296])" office:value-type="float" office:value="389.625" calcext:value-type="float">
            <text:p>390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293715" calcext:value-type="float">
            <text:p>1293715</text:p>
          </table:table-cell>
          <table:table-cell office:value-type="float" office:value="51020" calcext:value-type="float">
            <text:p>51020</text:p>
          </table:table-cell>
          <table:table-cell table:formula="of:=[.B297]-[.B296]" office:value-type="float" office:value="33517" calcext:value-type="float">
            <text:p>33,517</text:p>
          </table:table-cell>
          <table:table-cell table:formula="of:=[.C297]-[.C296]" office:value-type="float" office:value="563" calcext:value-type="float">
            <text:p>563</text:p>
          </table:table-cell>
          <table:table-cell table:formula="of:=AVERAGE([.D283:.D297])" office:value-type="float" office:value="23222.4666666667" calcext:value-type="float">
            <text:p>23,222</text:p>
          </table:table-cell>
          <table:table-cell table:formula="of:=AVERAGE([.E283:.E297])" office:value-type="float" office:value="350.333333333333" calcext:value-type="float">
            <text:p>350</text:p>
          </table:table-cell>
          <table:table-cell table:formula="of:=AVERAGE([.E290:.E297])" office:value-type="float" office:value="398.5" calcext:value-type="float">
            <text:p>39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321031" calcext:value-type="float">
            <text:p>1321031</text:p>
          </table:table-cell>
          <table:table-cell office:value-type="float" office:value="51396" calcext:value-type="float">
            <text:p>51396</text:p>
          </table:table-cell>
          <table:table-cell table:formula="of:=[.B298]-[.B297]" office:value-type="float" office:value="27316" calcext:value-type="float">
            <text:p>27,316</text:p>
          </table:table-cell>
          <table:table-cell table:formula="of:=[.C298]-[.C297]" office:value-type="float" office:value="376" calcext:value-type="float">
            <text:p>376</text:p>
          </table:table-cell>
          <table:table-cell table:formula="of:=AVERAGE([.D284:.D298])" office:value-type="float" office:value="23505" calcext:value-type="float">
            <text:p>23,505</text:p>
          </table:table-cell>
          <table:table-cell table:formula="of:=AVERAGE([.E284:.E298])" office:value-type="float" office:value="356.733333333333" calcext:value-type="float">
            <text:p>357</text:p>
          </table:table-cell>
          <table:table-cell table:formula="of:=AVERAGE([.E291:.E298])" office:value-type="float" office:value="398.25" calcext:value-type="float">
            <text:p>398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347907" calcext:value-type="float">
            <text:p>1347907</text:p>
          </table:table-cell>
          <table:table-cell office:value-type="float" office:value="51858" calcext:value-type="float">
            <text:p>51858</text:p>
          </table:table-cell>
          <table:table-cell table:formula="of:=[.B299]-[.B298]" office:value-type="float" office:value="26876" calcext:value-type="float">
            <text:p>26,876</text:p>
          </table:table-cell>
          <table:table-cell table:formula="of:=[.C299]-[.C298]" office:value-type="float" office:value="462" calcext:value-type="float">
            <text:p>462</text:p>
          </table:table-cell>
          <table:table-cell table:formula="of:=AVERAGE([.D285:.D299])" office:value-type="float" office:value="23668.8666666667" calcext:value-type="float">
            <text:p>23,669</text:p>
          </table:table-cell>
          <table:table-cell table:formula="of:=AVERAGE([.E285:.E299])" office:value-type="float" office:value="369.266666666667" calcext:value-type="float">
            <text:p>369</text:p>
          </table:table-cell>
          <table:table-cell table:formula="of:=AVERAGE([.E292:.E299])" office:value-type="float" office:value="411.625" calcext:value-type="float">
            <text:p>412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372884" calcext:value-type="float">
            <text:p>1372884</text:p>
          </table:table-cell>
          <table:table-cell office:value-type="float" office:value="52026" calcext:value-type="float">
            <text:p>52026</text:p>
          </table:table-cell>
          <table:table-cell table:formula="of:=[.B300]-[.B299]" office:value-type="float" office:value="24977" calcext:value-type="float">
            <text:p>24,977</text:p>
          </table:table-cell>
          <table:table-cell table:formula="of:=[.C300]-[.C299]" office:value-type="float" office:value="168" calcext:value-type="float">
            <text:p>168</text:p>
          </table:table-cell>
          <table:table-cell table:formula="of:=AVERAGE([.D286:.D300])" office:value-type="float" office:value="23872.7333333333" calcext:value-type="float">
            <text:p>23,873</text:p>
          </table:table-cell>
          <table:table-cell table:formula="of:=AVERAGE([.E286:.E300])" office:value-type="float" office:value="358.733333333333" calcext:value-type="float">
            <text:p>359</text:p>
          </table:table-cell>
          <table:table-cell table:formula="of:=AVERAGE([.E293:.E300])"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394299" calcext:value-type="float">
            <text:p>1394299</text:p>
          </table:table-cell>
          <table:table-cell office:value-type="float" office:value="52240" calcext:value-type="float">
            <text:p>52240</text:p>
          </table:table-cell>
          <table:table-cell table:formula="of:=[.B301]-[.B300]" office:value-type="float" office:value="21415" calcext:value-type="float">
            <text:p>21,415</text:p>
          </table:table-cell>
          <table:table-cell table:formula="of:=[.C301]-[.C300]" office:value-type="float" office:value="214" calcext:value-type="float">
            <text:p>214</text:p>
          </table:table-cell>
          <table:table-cell table:formula="of:=AVERAGE([.D287:.D301])" office:value-type="float" office:value="23749.6666666667" calcext:value-type="float">
            <text:p>23,750</text:p>
          </table:table-cell>
          <table:table-cell table:formula="of:=AVERAGE([.E287:.E301])" office:value-type="float" office:value="362.2" calcext:value-type="float">
            <text:p>362</text:p>
          </table:table-cell>
          <table:table-cell table:formula="of:=AVERAGE([.E294:.E301])" office:value-type="float" office:value="388.25" calcext:value-type="float">
            <text:p>388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1414359" calcext:value-type="float">
            <text:p>1414359</text:p>
          </table:table-cell>
          <table:table-cell office:value-type="float" office:value="52839" calcext:value-type="float">
            <text:p>52839</text:p>
          </table:table-cell>
          <table:table-cell table:formula="of:=[.B302]-[.B301]" office:value-type="float" office:value="20060" calcext:value-type="float">
            <text:p>20,060</text:p>
          </table:table-cell>
          <table:table-cell table:formula="of:=[.C302]-[.C301]" office:value-type="float" office:value="599" calcext:value-type="float">
            <text:p>599</text:p>
          </table:table-cell>
          <table:table-cell table:formula="of:=AVERAGE([.D288:.D302])" office:value-type="float" office:value="23822.5333333333" calcext:value-type="float">
            <text:p>23,823</text:p>
          </table:table-cell>
          <table:table-cell table:formula="of:=AVERAGE([.E288:.E302])" office:value-type="float" office:value="393.066666666667" calcext:value-type="float">
            <text:p>393</text:p>
          </table:table-cell>
          <table:table-cell table:formula="of:=AVERAGE([.E295:.E302])" office:value-type="float" office:value="438.75" calcext:value-type="float">
            <text:p>439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1434004" calcext:value-type="float">
            <text:p>1434004</text:p>
          </table:table-cell>
          <table:table-cell office:value-type="float" office:value="53368" calcext:value-type="float">
            <text:p>53368</text:p>
          </table:table-cell>
          <table:table-cell table:formula="of:=[.B303]-[.B302]" office:value-type="float" office:value="19645" calcext:value-type="float">
            <text:p>19,645</text:p>
          </table:table-cell>
          <table:table-cell table:formula="of:=[.C303]-[.C302]" office:value-type="float" office:value="529" calcext:value-type="float">
            <text:p>529</text:p>
          </table:table-cell>
          <table:table-cell table:formula="of:=AVERAGE([.D289:.D303])" office:value-type="float" office:value="23793.6666666667" calcext:value-type="float">
            <text:p>23,794</text:p>
          </table:table-cell>
          <table:table-cell table:formula="of:=AVERAGE([.E289:.E303])" office:value-type="float" office:value="401.866666666667" calcext:value-type="float">
            <text:p>402</text:p>
          </table:table-cell>
          <table:table-cell table:formula="of:=AVERAGE([.E296:.E303])" office:value-type="float" office:value="438.375" calcext:value-type="float">
            <text:p>438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1456940" calcext:value-type="float">
            <text:p>1456940</text:p>
          </table:table-cell>
          <table:table-cell office:value-type="float" office:value="53870" calcext:value-type="float">
            <text:p>53870</text:p>
          </table:table-cell>
          <table:table-cell table:formula="of:=[.B304]-[.B303]" office:value-type="float" office:value="22936" calcext:value-type="float">
            <text:p>22,936</text:p>
          </table:table-cell>
          <table:table-cell table:formula="of:=[.C304]-[.C303]" office:value-type="float" office:value="502" calcext:value-type="float">
            <text:p>502</text:p>
          </table:table-cell>
          <table:table-cell table:formula="of:=AVERAGE([.D290:.D304])" office:value-type="float" office:value="23642.3333333333" calcext:value-type="float">
            <text:p>23,642</text:p>
          </table:table-cell>
          <table:table-cell table:formula="of:=AVERAGE([.E290:.E304])" office:value-type="float" office:value="402.533333333333" calcext:value-type="float">
            <text:p>403</text:p>
          </table:table-cell>
          <table:table-cell table:formula="of:=AVERAGE([.E297:.E304])" office:value-type="float" office:value="426.625" calcext:value-type="float">
            <text:p>42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1477214" calcext:value-type="float">
            <text:p>1477214</text:p>
          </table:table-cell>
          <table:table-cell office:value-type="float" office:value="54381" calcext:value-type="float">
            <text:p>54381</text:p>
          </table:table-cell>
          <table:table-cell table:formula="of:=[.B305]-[.B304]" office:value-type="float" office:value="20274" calcext:value-type="float">
            <text:p>20,274</text:p>
          </table:table-cell>
          <table:table-cell table:formula="of:=[.C305]-[.C304]" office:value-type="float" office:value="511" calcext:value-type="float">
            <text:p>511</text:p>
          </table:table-cell>
          <table:table-cell table:formula="of:=AVERAGE([.D291:.D305])" office:value-type="float" office:value="23383" calcext:value-type="float">
            <text:p>23,383</text:p>
          </table:table-cell>
          <table:table-cell table:formula="of:=AVERAGE([.E291:.E305])" office:value-type="float" office:value="411.4" calcext:value-type="float">
            <text:p>411</text:p>
          </table:table-cell>
          <table:table-cell table:formula="of:=AVERAGE([.E298:.E305])" office:value-type="float" office:value="420.125" calcext:value-type="float">
            <text:p>420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497135" calcext:value-type="float">
            <text:p>1497135</text:p>
          </table:table-cell>
          <table:table-cell office:value-type="float" office:value="54721" calcext:value-type="float">
            <text:p>54721</text:p>
          </table:table-cell>
          <table:table-cell table:formula="of:=[.B306]-[.B305]" office:value-type="float" office:value="19921" calcext:value-type="float">
            <text:p>19,921</text:p>
          </table:table-cell>
          <table:table-cell table:formula="of:=[.C306]-[.C305]" office:value-type="float" office:value="340" calcext:value-type="float">
            <text:p>340</text:p>
          </table:table-cell>
          <table:table-cell table:formula="of:=AVERAGE([.D292:.D306])" office:value-type="float" office:value="23156.2666666667" calcext:value-type="float">
            <text:p>23,156</text:p>
          </table:table-cell>
          <table:table-cell table:formula="of:=AVERAGE([.E292:.E306])" office:value-type="float" office:value="410.4" calcext:value-type="float">
            <text:p>410</text:p>
          </table:table-cell>
          <table:table-cell table:formula="of:=AVERAGE([.E299:.E306])" office:value-type="float" office:value="415.625" calcext:value-type="float">
            <text:p>416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515802" calcext:value-type="float">
            <text:p>1515802</text:p>
          </table:table-cell>
          <table:table-cell office:value-type="float" office:value="55120" calcext:value-type="float">
            <text:p>55120</text:p>
          </table:table-cell>
          <table:table-cell table:formula="of:=[.B307]-[.B306]" office:value-type="float" office:value="18667" calcext:value-type="float">
            <text:p>18,667</text:p>
          </table:table-cell>
          <table:table-cell table:formula="of:=[.C307]-[.C306]" office:value-type="float" office:value="399" calcext:value-type="float">
            <text:p>399</text:p>
          </table:table-cell>
          <table:table-cell table:formula="of:=AVERAGE([.D293:.D307])" office:value-type="float" office:value="22735.4666666667" calcext:value-type="float">
            <text:p>22,735</text:p>
          </table:table-cell>
          <table:table-cell table:formula="of:=AVERAGE([.E293:.E307])" office:value-type="float" office:value="409.466666666667" calcext:value-type="float">
            <text:p>409</text:p>
          </table:table-cell>
          <table:table-cell table:formula="of:=AVERAGE([.E300:.E307])" office:value-type="float" office:value="407.75" calcext:value-type="float">
            <text:p>408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1531267" calcext:value-type="float">
            <text:p>1531267</text:p>
          </table:table-cell>
          <table:table-cell office:value-type="float" office:value="55327" calcext:value-type="float">
            <text:p>55327</text:p>
          </table:table-cell>
          <table:table-cell table:formula="of:=[.B308]-[.B307]" office:value-type="float" office:value="15465" calcext:value-type="float">
            <text:p>15,465</text:p>
          </table:table-cell>
          <table:table-cell table:formula="of:=[.C308]-[.C307]" office:value-type="float" office:value="207" calcext:value-type="float">
            <text:p>207</text:p>
          </table:table-cell>
          <table:table-cell table:formula="of:=AVERAGE([.D294:.D308])" office:value-type="float" office:value="22394.4666666667" calcext:value-type="float">
            <text:p>22,394</text:p>
          </table:table-cell>
          <table:table-cell table:formula="of:=AVERAGE([.E294:.E308])" office:value-type="float" office:value="412.866666666667" calcext:value-type="float">
            <text:p>413</text:p>
          </table:table-cell>
          <table:table-cell table:formula="of:=AVERAGE([.E301:.E308])" office:value-type="float" office:value="412.625" calcext:value-type="float">
            <text:p>413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1542611" calcext:value-type="float">
            <text:p>1542611</text:p>
          </table:table-cell>
          <table:table-cell office:value-type="float" office:value="55935" calcext:value-type="float">
            <text:p>55935</text:p>
          </table:table-cell>
          <table:table-cell table:formula="of:=[.B309]-[.B308]" office:value-type="float" office:value="11344" calcext:value-type="float">
            <text:p>11,344</text:p>
          </table:table-cell>
          <table:table-cell table:formula="of:=[.C309]-[.C308]" office:value-type="float" office:value="608" calcext:value-type="float">
            <text:p>608</text:p>
          </table:table-cell>
          <table:table-cell table:formula="of:=AVERAGE([.D295:.D309])" office:value-type="float" office:value="21724.2666666667" calcext:value-type="float">
            <text:p>21,724</text:p>
          </table:table-cell>
          <table:table-cell table:formula="of:=AVERAGE([.E295:.E309])" office:value-type="float" office:value="440.4" calcext:value-type="float">
            <text:p>440</text:p>
          </table:table-cell>
          <table:table-cell table:formula="of:=AVERAGE([.E302:.E309])" office:value-type="float" office:value="461.875" calcext:value-type="float">
            <text:p>462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1560872" calcext:value-type="float">
            <text:p>1560872</text:p>
          </table:table-cell>
          <table:table-cell office:value-type="float" office:value="56630" calcext:value-type="float">
            <text:p>56630</text:p>
          </table:table-cell>
          <table:table-cell table:formula="of:=[.B310]-[.B309]" office:value-type="float" office:value="18261" calcext:value-type="float">
            <text:p>18,261</text:p>
          </table:table-cell>
          <table:table-cell table:formula="of:=[.C310]-[.C309]" office:value-type="float" office:value="695" calcext:value-type="float">
            <text:p>695</text:p>
          </table:table-cell>
          <table:table-cell table:formula="of:=AVERAGE([.D296:.D310])" office:value-type="float" office:value="21578.2666666667" calcext:value-type="float">
            <text:p>21,578</text:p>
          </table:table-cell>
          <table:table-cell table:formula="of:=AVERAGE([.E296:.E310])" office:value-type="float" office:value="451.266666666667" calcext:value-type="float">
            <text:p>451</text:p>
          </table:table-cell>
          <table:table-cell table:formula="of:=AVERAGE([.E303:.E310])" office:value-type="float" office:value="473.875" calcext:value-type="float">
            <text:p>474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1578429" calcext:value-type="float">
            <text:p>1578429</text:p>
          </table:table-cell>
          <table:table-cell office:value-type="float" office:value="57128" calcext:value-type="float">
            <text:p>57128</text:p>
          </table:table-cell>
          <table:table-cell table:formula="of:=[.B311]-[.B310]" office:value-type="float" office:value="17557" calcext:value-type="float">
            <text:p>17,557</text:p>
          </table:table-cell>
          <table:table-cell table:formula="of:=[.C311]-[.C310]" office:value-type="float" office:value="498" calcext:value-type="float">
            <text:p>498</text:p>
          </table:table-cell>
          <table:table-cell table:formula="of:=AVERAGE([.D297:.D311])" office:value-type="float" office:value="21215.4" calcext:value-type="float">
            <text:p>21,215</text:p>
          </table:table-cell>
          <table:table-cell table:formula="of:=AVERAGE([.E297:.E311])" office:value-type="float" office:value="444.733333333333" calcext:value-type="float">
            <text:p>445</text:p>
          </table:table-cell>
          <table:table-cell table:formula="of:=AVERAGE([.E304:.E311])"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1593250" calcext:value-type="float">
            <text:p>1593250</text:p>
          </table:table-cell>
          <table:table-cell office:value-type="float" office:value="57648" calcext:value-type="float">
            <text:p>57648</text:p>
          </table:table-cell>
          <table:table-cell table:formula="of:=[.B312]-[.B311]" office:value-type="float" office:value="14821" calcext:value-type="float">
            <text:p>14,821</text:p>
          </table:table-cell>
          <table:table-cell table:formula="of:=[.C312]-[.C311]" office:value-type="float" office:value="520" calcext:value-type="float">
            <text:p>520</text:p>
          </table:table-cell>
          <table:table-cell table:formula="of:=AVERAGE([.D298:.D312])" office:value-type="float" office:value="19969" calcext:value-type="float">
            <text:p>19,969</text:p>
          </table:table-cell>
          <table:table-cell table:formula="of:=AVERAGE([.E298:.E312])" office:value-type="float" office:value="441.866666666667" calcext:value-type="float">
            <text:p>442</text:p>
          </table:table-cell>
          <table:table-cell table:formula="of:=AVERAGE([.E305:.E312])" office:value-type="float" office:value="472.25" calcext:value-type="float">
            <text:p>472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609141" calcext:value-type="float">
            <text:p>1609141</text:p>
          </table:table-cell>
          <table:table-cell office:value-type="float" office:value="58127" calcext:value-type="float">
            <text:p>58127</text:p>
          </table:table-cell>
          <table:table-cell table:formula="of:=[.B313]-[.B312]" office:value-type="float" office:value="15891" calcext:value-type="float">
            <text:p>15,891</text:p>
          </table:table-cell>
          <table:table-cell table:formula="of:=[.C313]-[.C312]" office:value-type="float" office:value="479" calcext:value-type="float">
            <text:p>479</text:p>
          </table:table-cell>
          <table:table-cell table:formula="of:=AVERAGE([.D299:.D313])" office:value-type="float" office:value="19207.3333333333" calcext:value-type="float">
            <text:p>19,207</text:p>
          </table:table-cell>
          <table:table-cell table:formula="of:=AVERAGE([.E299:.E313])" office:value-type="float" office:value="448.733333333333" calcext:value-type="float">
            <text:p>449</text:p>
          </table:table-cell>
          <table:table-cell table:formula="of:=AVERAGE([.E306:.E313])" office:value-type="float" office:value="468.25" calcext:value-type="float">
            <text:p>468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621305" calcext:value-type="float">
            <text:p>1621305</text:p>
          </table:table-cell>
          <table:table-cell office:value-type="float" office:value="58342" calcext:value-type="float">
            <text:p>58342</text:p>
          </table:table-cell>
          <table:table-cell table:formula="of:=[.B314]-[.B313]" office:value-type="float" office:value="12164" calcext:value-type="float">
            <text:p>12,164</text:p>
          </table:table-cell>
          <table:table-cell table:formula="of:=[.C314]-[.C313]" office:value-type="float" office:value="215" calcext:value-type="float">
            <text:p>215</text:p>
          </table:table-cell>
          <table:table-cell table:formula="of:=AVERAGE([.D300:.D314])" office:value-type="float" office:value="18226.5333333333" calcext:value-type="float">
            <text:p>18,227</text:p>
          </table:table-cell>
          <table:table-cell table:formula="of:=AVERAGE([.E300:.E314])" office:value-type="float" office:value="432.266666666667" calcext:value-type="float">
            <text:p>432</text:p>
          </table:table-cell>
          <table:table-cell table:formula="of:=AVERAGE([.E307:.E314])" office:value-type="float" office:value="452.625" calcext:value-type="float">
            <text:p>45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1633733" calcext:value-type="float">
            <text:p>1633733</text:p>
          </table:table-cell>
          <table:table-cell office:value-type="float" office:value="58545" calcext:value-type="float">
            <text:p>58545</text:p>
          </table:table-cell>
          <table:table-cell table:formula="of:=[.B315]-[.B314]" office:value-type="float" office:value="12428" calcext:value-type="float">
            <text:p>12,428</text:p>
          </table:table-cell>
          <table:table-cell table:formula="of:=[.C315]-[.C314]" office:value-type="float" office:value="203" calcext:value-type="float">
            <text:p>203</text:p>
          </table:table-cell>
          <table:table-cell table:formula="of:=AVERAGE([.D301:.D315])" office:value-type="float" office:value="17389.9333333333" calcext:value-type="float">
            <text:p>17,390</text:p>
          </table:table-cell>
          <table:table-cell table:formula="of:=AVERAGE([.E301:.E315])" office:value-type="float" office:value="434.6" calcext:value-type="float">
            <text:p>435</text:p>
          </table:table-cell>
          <table:table-cell table:formula="of:=AVERAGE([.E308:.E315])" office:value-type="float" office:value="428.125" calcext:value-type="float">
            <text:p>428</text:p>
          </table:table-cell>
        </table:table-row>
      </table:table>
      <table:named-expressions/>
      <table:database-ranges>
        <table:database-range table:name="__Anonymous_Sheet_DB__0" table:target-range-address="'COVID-19'.A1:'COVID-19'.F337" table:orientation="column"/>
        <table:database-range table:name="__Anonymous_Sheet_DB__1" table:target-range-address="'JHU-USA'.A1:'JHU-USA'.G314" table:display-filter-buttons="true" table:orientation="column">
          <table:filter>
            <table:filter-and>
              <table:filter-condition table:field-number="0" table:data-type="number" table:value="43891" table:operator="&gt;="/>
            </table:filter-and>
          </table:filter>
        </table:database-range>
        <table:database-range table:name="__Anonymous_Sheet_DB__2" table:target-range-address="France.A1:France.G315" table:orientation="column"/>
        <table:database-range table:name="__Anonymous_Sheet_DB__3" table:target-range-address="'Great Britain'.A1:'Great Britain'.G315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number-style style:name="N122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15:33:29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30T16:26:56.453000000</meta:creation-date>
    <dc:date>2020-12-01T15:35:51.921000000</dc:date>
    <meta:editing-duration>PT41M14S</meta:editing-duration>
    <meta:editing-cycles>8</meta:editing-cycles>
    <meta:generator>LibreOffice/7.0.3.1$Windows_X86_64 LibreOffice_project/d7547858d014d4cf69878db179d326fc3483e082</meta:generator>
    <meta:document-statistic meta:table-count="4" meta:cell-count="9098" meta:object-count="12"/>
    <meta:user-defined meta:name="date">YYYY-11-DDT16:26:05.075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3.1cm" svg:y="0.316cm" chart:style-name="ch2">
          <text:p>Daily Covid-19 Cases w/ 14 day moivng average</text:p>
        </chart:title>
        <chart:legend chart:legend-position="bottom" svg:x="5.674cm" svg:y="8.407cm" style:legend-expansion="wide" chart:style-name="ch3"/>
        <chart:plot-area chart:style-name="ch4" table:cell-range-address="'COVID-19'.A2:'COVID-19'.B337 'COVID-19'.A1:'COVID-19'.B1 'COVID-19'.E1:'COVID-19'.E337" chart:data-source-has-labels="both" svg:x="0.319cm" svg:y="1.275cm" svg:width="15.36cm" svg:height="6.768cm">
          <chart:coordinate-region svg:x="1.311cm" svg:y="1.475cm" svg:width="14.368cm" svg:height="5.921cm"/>
          <chart:axis chart:dimension="x" chart:name="primary-x" chart:style-name="ch5" chartooo:axis-type="auto">
            <chartooo:date-scale/>
            <chart:categories table:cell-range-address="'COVID-19'.A2:'COVID-19'.A3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VID-19'.B2:'COVID-19'.B337" chart:label-cell-address="'COVID-19'.B1:'COVID-19'.B1" chart:class="chart:line">
            <chart:data-point chart:repeated="336"/>
          </chart:series>
          <chart:series chart:style-name="ch9" chart:values-cell-range-address="'COVID-19'.E2:'COVID-19'.E337" chart:label-cell-address="'COVID-19'.E1:'COVID-19'.E1" chart:class="chart:line">
            <chart:data-point chart:repeated="3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ses</text:p>
                <draw:g>
                  <svg:desc>'COVID-19'.B1:'COVID-19'.B1</svg:desc>
                </draw:g>
              </table:table-cell>
              <table:table-cell office:value-type="string">
                <text:p>CaseAvg</text:p>
                <draw:g>
                  <svg:desc>'COVID-19'.E1:'COVID-19'.E1</svg:desc>
                </draw:g>
              </table:table-cell>
            </table:table-row>
          </table:table-header-rows>
          <table:table-rows>
            <table:table-row>
              <table:table-cell office:value-type="float" office:value="43830">
                <text:p>43830</text:p>
                <draw:g>
                  <svg:desc>'COVID-19'.A2:'COVID-19'.A337</svg:desc>
                </draw:g>
              </table:table-cell>
              <table:table-cell office:value-type="float" office:value="0">
                <text:p>0</text:p>
                <draw:g>
                  <svg:desc>'COVID-19'.B2:'COVID-19'.B337</svg:desc>
                </draw:g>
              </table:table-cell>
              <table:table-cell office:value-type="float" office:value="NaN">
                <text:p>NaN</text:p>
                <draw:g>
                  <svg:desc>'COVID-19'.E2:'COVID-19'.E337</svg:desc>
                </draw:g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8">
                <text:p>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">
                <text:p>3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3">
                <text:p>13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0">
                <text:p>30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5">
                <text:p>25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9">
                <text:p>5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3">
                <text:p>33</text:p>
              </table:table-cell>
              <table:table-cell office:value-type="float" office:value="11.8666666666667">
                <text:p>11.866666666666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">
                <text:p>46</text:p>
              </table:table-cell>
              <table:table-cell office:value-type="float" office:value="14.9333333333333">
                <text:p>14.933333333333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">
                <text:p>101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98">
                <text:p>98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96">
                <text:p>196</text:p>
              </table:table-cell>
              <table:table-cell office:value-type="float" office:value="41.2666666666667">
                <text:p>41.266666666666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51">
                <text:p>151</text:p>
              </table:table-cell>
              <table:table-cell office:value-type="float" office:value="51.2666666666667">
                <text:p>51.266666666666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2">
                <text:p>152</text:p>
              </table:table-cell>
              <table:table-cell office:value-type="float" office:value="61.3333333333333">
                <text:p>61.333333333333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1">
                <text:p>71</text:p>
              </table:table-cell>
              <table:table-cell office:value-type="float" office:value="65.5333333333333">
                <text:p>65.533333333333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9">
                <text:p>69</text:p>
              </table:table-cell>
              <table:table-cell office:value-type="float" office:value="69.9333333333333">
                <text:p>69.933333333333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83">
                <text:p>83</text:p>
              </table:table-cell>
              <table:table-cell office:value-type="float" office:value="75.4666666666667">
                <text:p>75.466666666666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19">
                <text:p>119</text:p>
              </table:table-cell>
              <table:table-cell office:value-type="float" office:value="83.0666666666667">
                <text:p>83.066666666666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45">
                <text:p>145</text:p>
              </table:table-cell>
              <table:table-cell office:value-type="float" office:value="91.8666666666667">
                <text:p>91.86666666666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43">
                <text:p>143</text:p>
              </table:table-cell>
              <table:table-cell office:value-type="float" office:value="99.4">
                <text:p>99.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80">
                <text:p>180</text:p>
              </table:table-cell>
              <table:table-cell office:value-type="float" office:value="109.733333333333">
                <text:p>109.7333333333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6">
                <text:p>136</text:p>
              </table:table-cell>
              <table:table-cell office:value-type="float" office:value="114.866666666667">
                <text:p>114.86666666666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18">
                <text:p>118</text:p>
              </table:table-cell>
              <table:table-cell office:value-type="float" office:value="120.533333333333">
                <text:p>120.53333333333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82">
                <text:p>182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30">
                <text:p>230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14">
                <text:p>314</text:p>
              </table:table-cell>
              <table:table-cell office:value-type="float" office:value="152.6">
                <text:p>152.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86">
                <text:p>286</text:p>
              </table:table-cell>
              <table:table-cell office:value-type="float" office:value="158.6">
                <text:p>158.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65">
                <text:p>365</text:p>
              </table:table-cell>
              <table:table-cell office:value-type="float" office:value="172.866666666667">
                <text:p>172.86666666666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00">
                <text:p>300</text:p>
              </table:table-cell>
              <table:table-cell office:value-type="float" office:value="182.733333333333">
                <text:p>182.7333333333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80">
                <text:p>280</text:p>
              </table:table-cell>
              <table:table-cell office:value-type="float" office:value="196.666666666667">
                <text:p>196.66666666666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16">
                <text:p>416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75">
                <text:p>475</text:p>
              </table:table-cell>
              <table:table-cell office:value-type="float" office:value="245.933333333333">
                <text:p>245.9333333333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6">
                <text:p>486</text:p>
              </table:table-cell>
              <table:table-cell office:value-type="float" office:value="270.4">
                <text:p>270.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54">
                <text:p>554</text:p>
              </table:table-cell>
              <table:table-cell office:value-type="float" office:value="297.666666666667">
                <text:p>297.66666666666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01">
                <text:p>601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7">
                <text:p>35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40">
                <text:p>340</text:p>
              </table:table-cell>
              <table:table-cell office:value-type="float" office:value="353.6">
                <text:p>353.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89">
                <text:p>389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38">
                <text:p>738</text:p>
              </table:table-cell>
              <table:table-cell office:value-type="float" office:value="408.733333333333">
                <text:p>408.73333333333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54">
                <text:p>65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645">
                <text:p>645</text:p>
              </table:table-cell>
              <table:table-cell office:value-type="float" office:value="459.066666666667">
                <text:p>459.0666666666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54">
                <text:p>454</text:p>
              </table:table-cell>
              <table:table-cell office:value-type="float" office:value="470.266666666667">
                <text:p>470.26666666666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95">
                <text:p>395</text:p>
              </table:table-cell>
              <table:table-cell office:value-type="float" office:value="472.266666666667">
                <text:p>472.26666666666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64">
                <text:p>464</text:p>
              </table:table-cell>
              <table:table-cell office:value-type="float" office:value="483.2">
                <text:p>483.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7">
                <text:p>437</text:p>
              </table:table-cell>
              <table:table-cell office:value-type="float" office:value="493.666666666667">
                <text:p>493.6666666666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79">
                <text:p>479</text:p>
              </table:table-cell>
              <table:table-cell office:value-type="float" office:value="497.866666666667">
                <text:p>497.86666666666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604">
                <text:p>604</text:p>
              </table:table-cell>
              <table:table-cell office:value-type="float" office:value="506.466666666667">
                <text:p>506.46666666666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623">
                <text:p>623</text:p>
              </table:table-cell>
              <table:table-cell office:value-type="float" office:value="515.6">
                <text:p>515.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88">
                <text:p>688</text:p>
              </table:table-cell>
              <table:table-cell office:value-type="float" office:value="524.533333333333">
                <text:p>524.533333333333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32">
                <text:p>532</text:p>
              </table:table-cell>
              <table:table-cell office:value-type="float" office:value="519.933333333333">
                <text:p>519.93333333333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88">
                <text:p>38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61">
                <text:p>461</text:p>
              </table:table-cell>
              <table:table-cell office:value-type="float" office:value="530.066666666667">
                <text:p>530.06666666666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07">
                <text:p>707</text:p>
              </table:table-cell>
              <table:table-cell office:value-type="float" office:value="551.266666666667">
                <text:p>551.26666666666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2">
                <text:p>722</text:p>
              </table:table-cell>
              <table:table-cell office:value-type="float" office:value="550.2">
                <text:p>550.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58">
                <text:p>758</text:p>
              </table:table-cell>
              <table:table-cell office:value-type="float" office:value="557.133333333333">
                <text:p>557.1333333333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80">
                <text:p>780</text:p>
              </table:table-cell>
              <table:table-cell office:value-type="float" office:value="566.133333333333">
                <text:p>566.1333333333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73">
                <text:p>473</text:p>
              </table:table-cell>
              <table:table-cell office:value-type="float" office:value="567.4">
                <text:p>567.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00">
                <text:p>300</text:p>
              </table:table-cell>
              <table:table-cell office:value-type="float" office:value="561.066666666667">
                <text:p>561.0666666666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563">
                <text:p>563</text:p>
              </table:table-cell>
              <table:table-cell office:value-type="float" office:value="567.666666666667">
                <text:p>567.66666666666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42">
                <text:p>74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99">
                <text:p>799</text:p>
              </table:table-cell>
              <table:table-cell office:value-type="float" office:value="609.333333333333">
                <text:p>609.33333333333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36">
                <text:p>636</text:p>
              </table:table-cell>
              <table:table-cell office:value-type="float" office:value="611.466666666667">
                <text:p>611.46666666666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32">
                <text:p>532</text:p>
              </table:table-cell>
              <table:table-cell office:value-type="float" office:value="605.4">
                <text:p>605.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99">
                <text:p>299</text:p>
              </table:table-cell>
              <table:table-cell office:value-type="float" office:value="579.466666666667">
                <text:p>579.4666666666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61">
                <text:p>261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77">
                <text:p>477</text:p>
              </table:table-cell>
              <table:table-cell office:value-type="float" office:value="567.333333333333">
                <text:p>567.33333333333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57">
                <text:p>657</text:p>
              </table:table-cell>
              <table:table-cell office:value-type="float" office:value="580.4">
                <text:p>580.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745">
                <text:p>745</text:p>
              </table:table-cell>
              <table:table-cell office:value-type="float" office:value="582.933333333333">
                <text:p>582.93333333333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784">
                <text:p>784</text:p>
              </table:table-cell>
              <table:table-cell office:value-type="float" office:value="587.066666666667">
                <text:p>587.06666666666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700">
                <text:p>700</text:p>
              </table:table-cell>
              <table:table-cell office:value-type="float" office:value="583.2">
                <text:p>583.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509">
                <text:p>509</text:p>
              </table:table-cell>
              <table:table-cell office:value-type="float" office:value="565.133333333333">
                <text:p>565.13333333333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79">
                <text:p>279</text:p>
              </table:table-cell>
              <table:table-cell office:value-type="float" office:value="552.2">
                <text:p>552.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55">
                <text:p>455</text:p>
              </table:table-cell>
              <table:table-cell office:value-type="float" office:value="562.533333333333">
                <text:p>562.53333333333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754">
                <text:p>754</text:p>
              </table:table-cell>
              <table:table-cell office:value-type="float" office:value="575.266666666667">
                <text:p>575.266666666667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98">
                <text:p>698</text:p>
              </table:table-cell>
              <table:table-cell office:value-type="float" office:value="572.333333333333">
                <text:p>572.33333333333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57">
                <text:p>657</text:p>
              </table:table-cell>
              <table:table-cell office:value-type="float" office:value="562.866666666667">
                <text:p>562.86666666666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88">
                <text:p>688</text:p>
              </table:table-cell>
              <table:table-cell office:value-type="float" office:value="566.333333333333">
                <text:p>566.33333333333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358">
                <text:p>358</text:p>
              </table:table-cell>
              <table:table-cell office:value-type="float" office:value="554.733333333333">
                <text:p>554.73333333333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59">
                <text:p>259</text:p>
              </table:table-cell>
              <table:table-cell office:value-type="float" office:value="552.066666666667">
                <text:p>552.06666666666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0">
                <text:p>430</text:p>
              </table:table-cell>
              <table:table-cell office:value-type="float" office:value="563.333333333333">
                <text:p>563.33333333333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666">
                <text:p>666</text:p>
              </table:table-cell>
              <table:table-cell office:value-type="float" office:value="575.933333333333">
                <text:p>575.93333333333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08">
                <text:p>80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610">
                <text:p>61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32">
                <text:p>532</text:p>
              </table:table-cell>
              <table:table-cell office:value-type="float" office:value="560.2">
                <text:p>560.2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03">
                <text:p>403</text:p>
              </table:table-cell>
              <table:table-cell office:value-type="float" office:value="540.4">
                <text:p>540.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10">
                <text:p>210</text:p>
              </table:table-cell>
              <table:table-cell office:value-type="float" office:value="520.466666666667">
                <text:p>520.46666666666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91">
                <text:p>491</text:p>
              </table:table-cell>
              <table:table-cell office:value-type="float" office:value="534.6">
                <text:p>534.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746">
                <text:p>74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800">
                <text:p>800</text:p>
              </table:table-cell>
              <table:table-cell office:value-type="float" office:value="557.066666666667">
                <text:p>557.06666666666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74">
                <text:p>774</text:p>
              </table:table-cell>
              <table:table-cell office:value-type="float" office:value="562.133333333333">
                <text:p>562.13333333333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773">
                <text:p>773</text:p>
              </table:table-cell>
              <table:table-cell office:value-type="float" office:value="569.866666666667">
                <text:p>569.86666666666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2">
                <text:p>432</text:p>
              </table:table-cell>
              <table:table-cell office:value-type="float" office:value="552.8">
                <text:p>552.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265">
                <text:p>265</text:p>
              </table:table-cell>
              <table:table-cell office:value-type="float" office:value="546.6">
                <text:p>546.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48">
                <text:p>648</text:p>
              </table:table-cell>
              <table:table-cell office:value-type="float" office:value="572.533333333333">
                <text:p>572.53333333333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900">
                <text:p>900</text:p>
              </table:table-cell>
              <table:table-cell office:value-type="float" office:value="603.866666666667">
                <text:p>603.86666666666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046">
                <text:p>1046</text:p>
              </table:table-cell>
              <table:table-cell office:value-type="float" office:value="629.2">
                <text:p>629.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039">
                <text:p>1039</text:p>
              </table:table-cell>
              <table:table-cell office:value-type="float" office:value="644.6">
                <text:p>644.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146">
                <text:p>1146</text:p>
              </table:table-cell>
              <table:table-cell office:value-type="float" office:value="680.333333333333">
                <text:p>680.33333333333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780">
                <text:p>780</text:p>
              </table:table-cell>
              <table:table-cell office:value-type="float" office:value="696.866666666667">
                <text:p>696.86666666666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62">
                <text:p>462</text:p>
              </table:table-cell>
              <table:table-cell office:value-type="float" office:value="700.8">
                <text:p>700.8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677">
                <text:p>677</text:p>
              </table:table-cell>
              <table:table-cell office:value-type="float" office:value="731.933333333333">
                <text:p>731.93333333333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937">
                <text:p>937</text:p>
              </table:table-cell>
              <table:table-cell office:value-type="float" office:value="761.666666666667">
                <text:p>761.66666666666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437">
                <text:p>1437</text:p>
              </table:table-cell>
              <table:table-cell office:value-type="float" office:value="807.733333333333">
                <text:p>807.73333333333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293">
                <text:p>1293</text:p>
              </table:table-cell>
              <table:table-cell office:value-type="float" office:value="840.6">
                <text:p>840.6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329">
                <text:p>1329</text:p>
              </table:table-cell>
              <table:table-cell office:value-type="float" office:value="877.6">
                <text:p>877.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032">
                <text:p>1032</text:p>
              </table:table-cell>
              <table:table-cell office:value-type="float" office:value="894.866666666667">
                <text:p>894.86666666666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18">
                <text:p>418</text:p>
              </table:table-cell>
              <table:table-cell office:value-type="float" office:value="893.933333333333">
                <text:p>893.93333333333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85">
                <text:p>685</text:p>
              </table:table-cell>
              <table:table-cell office:value-type="float" office:value="921.933333333333">
                <text:p>921.93333333333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209">
                <text:p>1209</text:p>
              </table:table-cell>
              <table:table-cell office:value-type="float" office:value="959.333333333333">
                <text:p>959.3333333333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457">
                <text:p>1457</text:p>
              </table:table-cell>
              <table:table-cell office:value-type="float" office:value="996.466666666667">
                <text:p>996.46666666666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494">
                <text:p>1494</text:p>
              </table:table-cell>
              <table:table-cell office:value-type="float" office:value="1026.33333333333">
                <text:p>1026.3333333333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209">
                <text:p>1209</text:p>
              </table:table-cell>
              <table:table-cell office:value-type="float" office:value="1037.66666666667">
                <text:p>1037.666666666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98">
                <text:p>698</text:p>
              </table:table-cell>
              <table:table-cell office:value-type="float" office:value="1007.8">
                <text:p>1007.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21">
                <text:p>321</text:p>
              </table:table-cell>
              <table:table-cell office:value-type="float" office:value="977.2">
                <text:p>977.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00">
                <text:p>800</text:p>
              </table:table-cell>
              <table:table-cell office:value-type="float" office:value="999.733333333333">
                <text:p>999.73333333333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309">
                <text:p>1309</text:p>
              </table:table-cell>
              <table:table-cell office:value-type="float" office:value="1041.86666666667">
                <text:p>1041.8666666666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698">
                <text:p>1698</text:p>
              </table:table-cell>
              <table:table-cell office:value-type="float" office:value="1092.6">
                <text:p>1092.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279">
                <text:p>1279</text:p>
              </table:table-cell>
              <table:table-cell office:value-type="float" office:value="1082.06666666667">
                <text:p>1082.0666666666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204">
                <text:p>1204</text:p>
              </table:table-cell>
              <table:table-cell office:value-type="float" office:value="1076.13333333333">
                <text:p>1076.1333333333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755">
                <text:p>755</text:p>
              </table:table-cell>
              <table:table-cell office:value-type="float" office:value="1037.86666666667">
                <text:p>1037.8666666666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15">
                <text:p>415</text:p>
              </table:table-cell>
              <table:table-cell office:value-type="float" office:value="996.733333333333">
                <text:p>996.7333333333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727">
                <text:p>727</text:p>
              </table:table-cell>
              <table:table-cell office:value-type="float" office:value="1017.33333333333">
                <text:p>1017.3333333333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804">
                <text:p>804</text:p>
              </table:table-cell>
              <table:table-cell office:value-type="float" office:value="1025.26666666667">
                <text:p>1025.2666666666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84">
                <text:p>684</text:p>
              </table:table-cell>
              <table:table-cell office:value-type="float" office:value="990.266666666667">
                <text:p>990.26666666666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87">
                <text:p>687</text:p>
              </table:table-cell>
              <table:table-cell office:value-type="float" office:value="938.933333333333">
                <text:p>938.93333333333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94">
                <text:p>694</text:p>
              </table:table-cell>
              <table:table-cell office:value-type="float" office:value="885.6">
                <text:p>885.6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364">
                <text:p>364</text:p>
              </table:table-cell>
              <table:table-cell office:value-type="float" office:value="829.266666666667">
                <text:p>829.26666666666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15">
                <text:p>315</text:p>
              </table:table-cell>
              <table:table-cell office:value-type="float" office:value="803.733333333333">
                <text:p>803.73333333333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251">
                <text:p>251</text:p>
              </table:table-cell>
              <table:table-cell office:value-type="float" office:value="799.066666666667">
                <text:p>799.066666666667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278">
                <text:p>278</text:p>
              </table:table-cell>
              <table:table-cell office:value-type="float" office:value="764.266666666667">
                <text:p>764.26666666666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533">
                <text:p>533</text:p>
              </table:table-cell>
              <table:table-cell office:value-type="float" office:value="712.533333333333">
                <text:p>712.53333333333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34">
                <text:p>334</text:p>
              </table:table-cell>
              <table:table-cell office:value-type="float" office:value="621.6">
                <text:p>621.6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69">
                <text:p>369</text:p>
              </table:table-cell>
              <table:table-cell office:value-type="float" office:value="560.933333333333">
                <text:p>560.93333333333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308">
                <text:p>308</text:p>
              </table:table-cell>
              <table:table-cell office:value-type="float" office:value="501.2">
                <text:p>501.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06">
                <text:p>106</text:p>
              </table:table-cell>
              <table:table-cell office:value-type="float" office:value="457.933333333333">
                <text:p>457.93333333333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70">
                <text:p>170</text:p>
              </table:table-cell>
              <table:table-cell office:value-type="float" office:value="441.6">
                <text:p>441.6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312">
                <text:p>312</text:p>
              </table:table-cell>
              <table:table-cell office:value-type="float" office:value="413.933333333333">
                <text:p>413.93333333333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87">
                <text:p>287</text:p>
              </table:table-cell>
              <table:table-cell office:value-type="float" office:value="379.466666666667">
                <text:p>379.46666666666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8">
                <text:p>268</text:p>
              </table:table-cell>
              <table:table-cell office:value-type="float" office:value="351.733333333333">
                <text:p>351.73333333333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84">
                <text:p>284</text:p>
              </table:table-cell>
              <table:table-cell office:value-type="float" office:value="324.866666666667">
                <text:p>324.86666666666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91">
                <text:p>191</text:p>
              </table:table-cell>
              <table:table-cell office:value-type="float" office:value="291.333333333333">
                <text:p>291.33333333333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10">
                <text:p>110</text:p>
              </table:table-cell>
              <table:table-cell office:value-type="float" office:value="274.4">
                <text:p>274.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31">
                <text:p>131</text:p>
              </table:table-cell>
              <table:table-cell office:value-type="float" office:value="262.133333333333">
                <text:p>262.13333333333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226">
                <text:p>226</text:p>
              </table:table-cell>
              <table:table-cell office:value-type="float" office:value="260.466666666667">
                <text:p>260.46666666666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297">
                <text:p>297</text:p>
              </table:table-cell>
              <table:table-cell office:value-type="float" office:value="261.733333333333">
                <text:p>261.73333333333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220">
                <text:p>220</text:p>
              </table:table-cell>
              <table:table-cell office:value-type="float" office:value="240.866666666667">
                <text:p>240.86666666666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62">
                <text:p>262</text:p>
              </table:table-cell>
              <table:table-cell office:value-type="float" office:value="236.066666666667">
                <text:p>236.06666666666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38">
                <text:p>138</text:p>
              </table:table-cell>
              <table:table-cell office:value-type="float" office:value="220.666666666667">
                <text:p>220.6666666666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2">
                <text:p>42</text:p>
              </table:table-cell>
              <table:table-cell office:value-type="float" office:value="202.933333333333">
                <text:p>202.93333333333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1">
                <text:p>71</text:p>
              </table:table-cell>
              <table:table-cell office:value-type="float" office:value="200.6">
                <text:p>200.6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283">
                <text:p>283</text:p>
              </table:table-cell>
              <table:table-cell office:value-type="float" office:value="208.133333333333">
                <text:p>208.13333333333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301">
                <text:p>301</text:p>
              </table:table-cell>
              <table:table-cell office:value-type="float" office:value="207.4">
                <text:p>207.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302">
                <text:p>302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58">
                <text:p>258</text:p>
              </table:table-cell>
              <table:table-cell office:value-type="float" office:value="207.733333333333">
                <text:p>207.73333333333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03">
                <text:p>30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38">
                <text:p>38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65">
                <text:p>165</text:p>
              </table:table-cell>
              <table:table-cell office:value-type="float" office:value="202.466666666667">
                <text:p>202.46666666666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333">
                <text:p>333</text:p>
              </table:table-cell>
              <table:table-cell office:value-type="float" office:value="215.933333333333">
                <text:p>215.93333333333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25">
                <text:p>425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78">
                <text:p>378</text:p>
              </table:table-cell>
              <table:table-cell office:value-type="float" office:value="234.6">
                <text:p>234.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380">
                <text:p>380</text:p>
              </table:table-cell>
              <table:table-cell office:value-type="float" office:value="245.266666666667">
                <text:p>245.26666666666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60">
                <text:p>260</text:p>
              </table:table-cell>
              <table:table-cell office:value-type="float" office:value="245.133333333333">
                <text:p>245.1333333333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3">
                <text:p>73</text:p>
              </table:table-cell>
              <table:table-cell office:value-type="float" office:value="240.8">
                <text:p>240.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96">
                <text:p>196</text:p>
              </table:table-cell>
              <table:table-cell office:value-type="float" office:value="251.066666666667">
                <text:p>251.06666666666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17">
                <text:p>417</text:p>
              </table:table-cell>
              <table:table-cell office:value-type="float" office:value="274.133333333333">
                <text:p>274.13333333333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3">
                <text:p>443</text:p>
              </table:table-cell>
              <table:table-cell office:value-type="float" office:value="284.8">
                <text:p>284.8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363">
                <text:p>363</text:p>
              </table:table-cell>
              <table:table-cell office:value-type="float" office:value="288.933333333333">
                <text:p>288.933333333333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344">
                <text:p>344</text:p>
              </table:table-cell>
              <table:table-cell office:value-type="float" office:value="291.733333333333">
                <text:p>291.73333333333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26">
                <text:p>226</text:p>
              </table:table-cell>
              <table:table-cell office:value-type="float" office:value="289.6">
                <text:p>289.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3">
                <text:p>63</text:p>
              </table:table-cell>
              <table:table-cell office:value-type="float" office:value="273.6">
                <text:p>273.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74">
                <text:p>174</text:p>
              </table:table-cell>
              <table:table-cell office:value-type="float" office:value="282.666666666667">
                <text:p>282.66666666666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314">
                <text:p>31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351">
                <text:p>351</text:p>
              </table:table-cell>
              <table:table-cell office:value-type="float" office:value="293.8">
                <text:p>293.8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333">
                <text:p>333</text:p>
              </table:table-cell>
              <table:table-cell office:value-type="float" office:value="287.666666666667">
                <text:p>287.66666666666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298">
                <text:p>298</text:p>
              </table:table-cell>
              <table:table-cell office:value-type="float" office:value="282.333333333333">
                <text:p>282.33333333333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60">
                <text:p>160</text:p>
              </table:table-cell>
              <table:table-cell office:value-type="float" office:value="267.666666666667">
                <text:p>267.66666666666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57">
                <text:p>57</text:p>
              </table:table-cell>
              <table:table-cell office:value-type="float" office:value="254.133333333333">
                <text:p>254.13333333333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74">
                <text:p>174</text:p>
              </table:table-cell>
              <table:table-cell office:value-type="float" office:value="260.866666666667">
                <text:p>260.86666666666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22">
                <text:p>222</text:p>
              </table:table-cell>
              <table:table-cell office:value-type="float" office:value="262.6">
                <text:p>262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44">
                <text:p>244</text:p>
              </table:table-cell>
              <table:table-cell office:value-type="float" office:value="251.066666666667">
                <text:p>251.0666666666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02">
                <text:p>20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79">
                <text:p>179</text:p>
              </table:table-cell>
              <table:table-cell office:value-type="float" office:value="222.733333333333">
                <text:p>222.73333333333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31">
                <text:p>131</text:p>
              </table:table-cell>
              <table:table-cell office:value-type="float" office:value="208.533333333333">
                <text:p>208.53333333333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8">
                <text:p>48</text:p>
              </table:table-cell>
              <table:table-cell office:value-type="float" office:value="196.666666666667">
                <text:p>196.6666666666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62">
                <text:p>162</text:p>
              </table:table-cell>
              <table:table-cell office:value-type="float" office:value="203.266666666667">
                <text:p>203.26666666666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71">
                <text:p>171</text:p>
              </table:table-cell>
              <table:table-cell office:value-type="float" office:value="203.066666666667">
                <text:p>203.06666666666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13">
                <text:p>213</text:p>
              </table:table-cell>
              <table:table-cell office:value-type="float" office:value="196.333333333333">
                <text:p>196.33333333333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86">
                <text:p>28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262">
                <text:p>262</text:p>
              </table:table-cell>
              <table:table-cell office:value-type="float" office:value="187.266666666667">
                <text:p>187.26666666666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71">
                <text:p>171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67">
                <text:p>67</text:p>
              </table:table-cell>
              <table:table-cell office:value-type="float" office:value="172.6">
                <text:p>172.6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85">
                <text:p>185</text:p>
              </table:table-cell>
              <table:table-cell office:value-type="float" office:value="181.133333333333">
                <text:p>181.13333333333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36">
                <text:p>236</text:p>
              </table:table-cell>
              <table:table-cell office:value-type="float" office:value="185.266666666667">
                <text:p>185.26666666666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314">
                <text:p>314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54">
                <text:p>254</text:p>
              </table:table-cell>
              <table:table-cell office:value-type="float" office:value="192.066666666667">
                <text:p>192.06666666666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91">
                <text:p>29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06">
                <text:p>206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06">
                <text:p>106</text:p>
              </table:table-cell>
              <table:table-cell office:value-type="float" office:value="198.133333333333">
                <text:p>198.13333333333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220">
                <text:p>220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92">
                <text:p>292</text:p>
              </table:table-cell>
              <table:table-cell office:value-type="float" office:value="218.266666666667">
                <text:p>218.26666666666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330">
                <text:p>330</text:p>
              </table:table-cell>
              <table:table-cell office:value-type="float" office:value="228.866666666667">
                <text:p>228.86666666666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389">
                <text:p>389</text:p>
              </table:table-cell>
              <table:table-cell office:value-type="float" office:value="240.6">
                <text:p>240.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37">
                <text:p>437</text:p>
              </table:table-cell>
              <table:table-cell office:value-type="float" office:value="250.666666666667">
                <text:p>250.666666666667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79">
                <text:p>279</text:p>
              </table:table-cell>
              <table:table-cell office:value-type="float" office:value="251.8">
                <text:p>251.8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33">
                <text:p>133</text:p>
              </table:table-cell>
              <table:table-cell office:value-type="float" office:value="249.266666666667">
                <text:p>249.26666666666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266">
                <text:p>266</text:p>
              </table:table-cell>
              <table:table-cell office:value-type="float" office:value="262.533333333333">
                <text:p>262.53333333333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38">
                <text:p>438</text:p>
              </table:table-cell>
              <table:table-cell office:value-type="float" office:value="279.4">
                <text:p>279.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53">
                <text:p>553</text:p>
              </table:table-cell>
              <table:table-cell office:value-type="float" office:value="300.533333333333">
                <text:p>300.53333333333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540">
                <text:p>540</text:p>
              </table:table-cell>
              <table:table-cell office:value-type="float" office:value="315.6">
                <text:p>315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30">
                <text:p>630</text:p>
              </table:table-cell>
              <table:table-cell office:value-type="float" office:value="340.666666666667">
                <text:p>340.6666666666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325">
                <text:p>325</text:p>
              </table:table-cell>
              <table:table-cell office:value-type="float" office:value="342.933333333333">
                <text:p>342.93333333333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67">
                <text:p>167</text:p>
              </table:table-cell>
              <table:table-cell office:value-type="float" office:value="340.333333333333">
                <text:p>340.33333333333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78">
                <text:p>378</text:p>
              </table:table-cell>
              <table:table-cell office:value-type="float" office:value="358.466666666667">
                <text:p>358.46666666666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613">
                <text:p>613</text:p>
              </table:table-cell>
              <table:table-cell office:value-type="float" office:value="384.666666666667">
                <text:p>384.66666666666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88">
                <text:p>688</text:p>
              </table:table-cell>
              <table:table-cell office:value-type="float" office:value="411.066666666667">
                <text:p>411.06666666666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33">
                <text:p>633</text:p>
              </table:table-cell>
              <table:table-cell office:value-type="float" office:value="431.266666666667">
                <text:p>431.26666666666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12">
                <text:p>712</text:p>
              </table:table-cell>
              <table:table-cell office:value-type="float" office:value="452.8">
                <text:p>452.8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61">
                <text:p>461</text:p>
              </table:table-cell>
              <table:table-cell office:value-type="float" office:value="454.4">
                <text:p>454.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56">
                <text:p>156</text:p>
              </table:table-cell>
              <table:table-cell office:value-type="float" office:value="446.2">
                <text:p>446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374">
                <text:p>374</text:p>
              </table:table-cell>
              <table:table-cell office:value-type="float" office:value="462.266666666667">
                <text:p>462.266666666667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86">
                <text:p>786</text:p>
              </table:table-cell>
              <table:table-cell office:value-type="float" office:value="496.933333333333">
                <text:p>496.93333333333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831">
                <text:p>831</text:p>
              </table:table-cell>
              <table:table-cell office:value-type="float" office:value="523.133333333333">
                <text:p>523.13333333333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834">
                <text:p>834</text:p>
              </table:table-cell>
              <table:table-cell office:value-type="float" office:value="541.866666666667">
                <text:p>541.866666666667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783">
                <text:p>783</text:p>
              </table:table-cell>
              <table:table-cell office:value-type="float" office:value="558.066666666667">
                <text:p>558.06666666666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09">
                <text:p>50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61">
                <text:p>161</text:p>
              </table:table-cell>
              <table:table-cell office:value-type="float" office:value="539.066666666667">
                <text:p>539.066666666667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636">
                <text:p>636</text:p>
              </table:table-cell>
              <table:table-cell office:value-type="float" office:value="570.333333333333">
                <text:p>570.3333333333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916">
                <text:p>916</text:p>
              </table:table-cell>
              <table:table-cell office:value-type="float" office:value="606.2">
                <text:p>606.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68">
                <text:p>968</text:p>
              </table:table-cell>
              <table:table-cell office:value-type="float" office:value="629.866666666667">
                <text:p>629.86666666666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02">
                <text:p>902</text:p>
              </table:table-cell>
              <table:table-cell office:value-type="float" office:value="644.133333333333">
                <text:p>644.13333333333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179">
                <text:p>1179</text:p>
              </table:table-cell>
              <table:table-cell office:value-type="float" office:value="680.533333333333">
                <text:p>680.53333333333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97">
                <text:p>697</text:p>
              </table:table-cell>
              <table:table-cell office:value-type="float" office:value="679.533333333333">
                <text:p>679.53333333333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21">
                <text:p>321</text:p>
              </table:table-cell>
              <table:table-cell office:value-type="float" office:value="670.2">
                <text:p>670.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71">
                <text:p>771</text:p>
              </table:table-cell>
              <table:table-cell office:value-type="float" office:value="711.2">
                <text:p>711.2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290">
                <text:p>1290</text:p>
              </table:table-cell>
              <table:table-cell office:value-type="float" office:value="772.266666666667">
                <text:p>772.26666666666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570">
                <text:p>1570</text:p>
              </table:table-cell>
              <table:table-cell office:value-type="float" office:value="824.533333333333">
                <text:p>824.53333333333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666">
                <text:p>1666</text:p>
              </table:table-cell>
              <table:table-cell office:value-type="float" office:value="880.2">
                <text:p>880.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868">
                <text:p>1868</text:p>
              </table:table-cell>
              <table:table-cell office:value-type="float" office:value="949.133333333333">
                <text:p>949.13333333333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477">
                <text:p>1477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14">
                <text:p>514</text:p>
              </table:table-cell>
              <table:table-cell office:value-type="float" office:value="995.733333333333">
                <text:p>995.73333333333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068">
                <text:p>1068</text:p>
              </table:table-cell>
              <table:table-cell office:value-type="float" office:value="1056.2">
                <text:p>1056.2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2415">
                <text:p>2415</text:p>
              </table:table-cell>
              <table:table-cell office:value-type="float" office:value="1174.8">
                <text:p>1174.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3390">
                <text:p>3390</text:p>
              </table:table-cell>
              <table:table-cell office:value-type="float" office:value="1339.73333333333">
                <text:p>1339.7333333333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3263">
                <text:p>3263</text:p>
              </table:table-cell>
              <table:table-cell office:value-type="float" office:value="1492.73333333333">
                <text:p>1492.7333333333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055">
                <text:p>4055</text:p>
              </table:table-cell>
              <table:table-cell office:value-type="float" office:value="1702.93333333333">
                <text:p>1702.9333333333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987">
                <text:p>2987</text:p>
              </table:table-cell>
              <table:table-cell office:value-type="float" office:value="1823.46666666667">
                <text:p>1823.4666666666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298">
                <text:p>1298</text:p>
              </table:table-cell>
              <table:table-cell office:value-type="float" office:value="1863.53333333333">
                <text:p>1863.5333333333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570">
                <text:p>1570</text:p>
              </table:table-cell>
              <table:table-cell office:value-type="float" office:value="1946.8">
                <text:p>1946.8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609">
                <text:p>3609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84">
                <text:p>4484</text:p>
              </table:table-cell>
              <table:table-cell office:value-type="float" office:value="2348.93333333333">
                <text:p>2348.9333333333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745">
                <text:p>4745</text:p>
              </table:table-cell>
              <table:table-cell office:value-type="float" office:value="2560.6">
                <text:p>2560.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54">
                <text:p>4454</text:p>
              </table:table-cell>
              <table:table-cell office:value-type="float" office:value="2746.46666666667">
                <text:p>2746.4666666666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53">
                <text:p>4453</text:p>
              </table:table-cell>
              <table:table-cell office:value-type="float" office:value="2918.8">
                <text:p>2918.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2097">
                <text:p>2097</text:p>
              </table:table-cell>
              <table:table-cell office:value-type="float" office:value="2960.13333333333">
                <text:p>2960.1333333333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726">
                <text:p>3726</text:p>
              </table:table-cell>
              <table:table-cell office:value-type="float" office:value="3174.26666666667">
                <text:p>3174.2666666666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99">
                <text:p>4499</text:p>
              </table:table-cell>
              <table:table-cell office:value-type="float" office:value="3403">
                <text:p>340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709">
                <text:p>5709</text:p>
              </table:table-cell>
              <table:table-cell office:value-type="float" office:value="3622.6">
                <text:p>3622.6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5568">
                <text:p>5568</text:p>
              </table:table-cell>
              <table:table-cell office:value-type="float" office:value="3767.8">
                <text:p>3767.8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6733">
                <text:p>6733</text:p>
              </table:table-cell>
              <table:table-cell office:value-type="float" office:value="3999.13333333333">
                <text:p>3999.133333333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516">
                <text:p>3516</text:p>
              </table:table-cell>
              <table:table-cell office:value-type="float" office:value="3963.2">
                <text:p>3963.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582">
                <text:p>1582</text:p>
              </table:table-cell>
              <table:table-cell office:value-type="float" office:value="3869.53333333333">
                <text:p>3869.5333333333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544">
                <text:p>2544</text:p>
              </table:table-cell>
              <table:table-cell office:value-type="float" office:value="3952.6">
                <text:p>3952.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60">
                <text:p>4460</text:p>
              </table:table-cell>
              <table:table-cell office:value-type="float" office:value="4145.26666666667">
                <text:p>4145.2666666666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962">
                <text:p>4962</text:p>
              </table:table-cell>
              <table:table-cell office:value-type="float" office:value="4235.46666666667">
                <text:p>4235.4666666666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628">
                <text:p>7628</text:p>
              </table:table-cell>
              <table:table-cell office:value-type="float" office:value="4445.06666666667">
                <text:p>4445.0666666666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462">
                <text:p>5462</text:p>
              </table:table-cell>
              <table:table-cell office:value-type="float" office:value="4492.86666666667">
                <text:p>4492.8666666666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96">
                <text:p>4496</text:p>
              </table:table-cell>
              <table:table-cell office:value-type="float" office:value="4495.66666666667">
                <text:p>4495.6666666666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2423">
                <text:p>2423</text:p>
              </table:table-cell>
              <table:table-cell office:value-type="float" office:value="4360.33333333333">
                <text:p>4360.3333333333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878">
                <text:p>3878</text:p>
              </table:table-cell>
              <table:table-cell office:value-type="float" office:value="4479.06666666667">
                <text:p>4479.0666666666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674">
                <text:p>5674</text:p>
              </table:table-cell>
              <table:table-cell office:value-type="float" office:value="4608.93333333333">
                <text:p>4608.9333333333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066">
                <text:p>6066</text:p>
              </table:table-cell>
              <table:table-cell office:value-type="float" office:value="4713.4">
                <text:p>4713.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464">
                <text:p>5464</text:p>
              </table:table-cell>
              <table:table-cell office:value-type="float" office:value="4697.06666666667">
                <text:p>4697.066666666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">
                <text:p>0</text:p>
              </table:table-cell>
              <table:table-cell office:value-type="float" office:value="4325.86666666667">
                <text:p>4325.8666666666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">
                <text:p>0</text:p>
              </table:table-cell>
              <table:table-cell office:value-type="float" office:value="3877">
                <text:p>387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">
                <text:p>0</text:p>
              </table:table-cell>
              <table:table-cell office:value-type="float" office:value="3642.6">
                <text:p>3642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802cm" svg:y="3.955cm" style:legend-expansion="high" chart:style-name="ch2"/>
        <chart:plot-area chart:style-name="ch3" table:cell-range-address="'Great Britain'.A2:'Great Britain'.A315 'Great Britain'.D1:'Great Britain'.D315 'Great Britain'.F1:'Great Britain'.F315" chart:data-source-has-labels="both" svg:x="0.319cm" svg:y="0.18cm" svg:width="12.164cm" svg:height="8.646cm">
          <chart:coordinate-region svg:x="1.603cm" svg:y="0.379cm" svg:width="10.88cm" svg:height="7.8cm"/>
          <chart:axis chart:dimension="x" chart:name="primary-x" chart:style-name="ch4" chartooo:axis-type="auto">
            <chartooo:date-scale/>
            <chart:categories table:cell-range-address="'Great Britain'.A2:'Great Britain'.A3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at Britain'.D2:'Great Britain'.D315" chart:label-cell-address="'Great Britain'.D1:'Great Britain'.D1" chart:class="chart:line">
            <chart:data-point chart:repeated="314"/>
          </chart:series>
          <chart:series chart:style-name="ch8" chart:values-cell-range-address="'Great Britain'.F2:'Great Britain'.F315" chart:label-cell-address="'Great Britain'.F1:'Great Britain'.F1" chart:class="chart:line">
            <chart:data-point chart:repeated="3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ases</text:p>
                <draw:g>
                  <svg:desc>'Great Britain'.D1:'Great Britain'.D1</svg:desc>
                </draw:g>
              </table:table-cell>
              <table:table-cell office:value-type="string">
                <text:p>MA Cases</text:p>
                <draw:g>
                  <svg:desc>'Great Britain'.F1:'Great Britain'.F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'Great Britain'.A2:'Great Britain'.A315</svg:desc>
                </draw:g>
              </table:table-cell>
              <table:table-cell office:value-type="float" office:value="NaN">
                <text:p>NaN</text:p>
                <draw:g>
                  <svg:desc>'Great Britain'.D2:'Great Britain'.D315</svg:desc>
                </draw:g>
              </table:table-cell>
              <table:table-cell office:value-type="float" office:value="NaN">
                <text:p>NaN</text:p>
                <draw:g>
                  <svg:desc>'Great Britain'.F2:'Great Britain'.F315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1">
                <text:p>1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4">
                <text:p>4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1">
                <text:p>1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1">
                <text:p>1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1">
                <text:p>1</text:p>
              </table:table-cell>
              <table:table-cell office:value-type="float" office:value="1.13333333333333">
                <text:p>1.13333333333333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2">
                <text:p>2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">
                <text:p>2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4">
                <text:p>4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3">
                <text:p>3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7">
                <text:p>7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2">
                <text:p>1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">
                <text:p>5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3">
                <text:p>33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0">
                <text:p>40</text:p>
              </table:table-cell>
              <table:table-cell office:value-type="float" office:value="7.73333333333333">
                <text:p>7.73333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5">
                <text:p>55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57">
                <text:p>57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9">
                <text:p>49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9">
                <text:p>79</text:p>
              </table:table-cell>
              <table:table-cell office:value-type="float" office:value="23.4666666666667">
                <text:p>23.466666666666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5">
                <text:p>55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54">
                <text:p>54</text:p>
              </table:table-cell>
              <table:table-cell office:value-type="float" office:value="30.6666666666667">
                <text:p>30.666666666666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">
                <text:p>147</text:p>
              </table:table-cell>
              <table:table-cell office:value-type="float" office:value="40.1333333333333">
                <text:p>40.1333333333333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59">
                <text:p>259</text:p>
              </table:table-cell>
              <table:table-cell office:value-type="float" office:value="57.2666666666667">
                <text:p>57.266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12">
                <text:p>412</text:p>
              </table:table-cell>
              <table:table-cell office:value-type="float" office:value="84.4666666666667">
                <text:p>84.4666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89">
                <text:p>489</text:p>
              </table:table-cell>
              <table:table-cell office:value-type="float" office:value="116.866666666667">
                <text:p>116.86666666666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80">
                <text:p>480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64">
                <text:p>364</text:p>
              </table:table-cell>
              <table:table-cell office:value-type="float" office:value="171.866666666667">
                <text:p>171.86666666666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43">
                <text:p>443</text:p>
              </table:table-cell>
              <table:table-cell office:value-type="float" office:value="201.066666666667">
                <text:p>201.06666666666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15">
                <text:p>615</text:p>
              </table:table-cell>
              <table:table-cell office:value-type="float" office:value="239.866666666667">
                <text:p>239.86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70">
                <text:p>770</text:p>
              </table:table-cell>
              <table:table-cell office:value-type="float" office:value="288.533333333333">
                <text:p>288.53333333333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005">
                <text:p>1005</text:p>
              </table:table-cell>
              <table:table-cell office:value-type="float" office:value="351.866666666667">
                <text:p>351.86666666666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66">
                <text:p>1066</text:p>
              </table:table-cell>
              <table:table-cell office:value-type="float" office:value="419.133333333333">
                <text:p>419.13333333333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258">
                <text:p>1258</text:p>
              </table:table-cell>
              <table:table-cell office:value-type="float" office:value="499.733333333333">
                <text:p>499.7333333333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215">
                <text:p>1215</text:p>
              </table:table-cell>
              <table:table-cell office:value-type="float" office:value="575.466666666667">
                <text:p>575.46666666666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389">
                <text:p>1389</text:p>
              </table:table-cell>
              <table:table-cell office:value-type="float" office:value="664.4">
                <text:p>664.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349">
                <text:p>2349</text:p>
              </table:table-cell>
              <table:table-cell office:value-type="float" office:value="817.4">
                <text:p>817.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382">
                <text:p>2382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717">
                <text:p>2717</text:p>
              </table:table-cell>
              <table:table-cell office:value-type="float" office:value="1130.26666666667">
                <text:p>1130.266666666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127">
                <text:p>3127</text:p>
              </table:table-cell>
              <table:table-cell office:value-type="float" office:value="1311.26666666667">
                <text:p>1311.2666666666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249">
                <text:p>3249</text:p>
              </table:table-cell>
              <table:table-cell office:value-type="float" office:value="1495.26666666667">
                <text:p>1495.2666666666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843">
                <text:p>2843</text:p>
              </table:table-cell>
              <table:table-cell office:value-type="float" office:value="1652.8">
                <text:p>1652.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892">
                <text:p>2892</text:p>
              </table:table-cell>
              <table:table-cell office:value-type="float" office:value="1821.33333333333">
                <text:p>1821.333333333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27">
                <text:p>4327</text:p>
              </table:table-cell>
              <table:table-cell office:value-type="float" office:value="2080.26666666667">
                <text:p>2080.2666666666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534">
                <text:p>4534</text:p>
              </table:table-cell>
              <table:table-cell office:value-type="float" office:value="2341.53333333333">
                <text:p>2341.5333333333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974">
                <text:p>4974</text:p>
              </table:table-cell>
              <table:table-cell office:value-type="float" office:value="2621.8">
                <text:p>2621.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929">
                <text:p>4929</text:p>
              </table:table-cell>
              <table:table-cell office:value-type="float" office:value="2883.4">
                <text:p>2883.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981">
                <text:p>4981</text:p>
              </table:table-cell>
              <table:table-cell office:value-type="float" office:value="3144.4">
                <text:p>3144.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073">
                <text:p>4073</text:p>
              </table:table-cell>
              <table:table-cell office:value-type="float" office:value="3332.06666666667">
                <text:p>3332.066666666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650">
                <text:p>3650</text:p>
              </table:table-cell>
              <table:table-cell office:value-type="float" office:value="3494.4">
                <text:p>3494.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316">
                <text:p>5316</text:p>
              </table:table-cell>
              <table:table-cell office:value-type="float" office:value="3756.2">
                <text:p>3756.2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5486">
                <text:p>5486</text:p>
              </table:table-cell>
              <table:table-cell office:value-type="float" office:value="3965.33333333333">
                <text:p>3965.3333333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163">
                <text:p>5163</text:p>
              </table:table-cell>
              <table:table-cell office:value-type="float" office:value="4150.73333333333">
                <text:p>4150.7333333333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906">
                <text:p>4906</text:p>
              </table:table-cell>
              <table:table-cell office:value-type="float" office:value="4296.66666666667">
                <text:p>4296.6666666666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67">
                <text:p>4367</text:p>
              </table:table-cell>
              <table:table-cell office:value-type="float" office:value="4379.33333333333">
                <text:p>4379.3333333333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613">
                <text:p>3613</text:p>
              </table:table-cell>
              <table:table-cell office:value-type="float" office:value="4403.6">
                <text:p>4403.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39">
                <text:p>3539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205">
                <text:p>4205</text:p>
              </table:table-cell>
              <table:table-cell office:value-type="float" office:value="4537.53333333333">
                <text:p>4537.533333333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48">
                <text:p>4348</text:p>
              </table:table-cell>
              <table:table-cell office:value-type="float" office:value="4538.93333333333">
                <text:p>4538.9333333333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5100">
                <text:p>5100</text:p>
              </table:table-cell>
              <table:table-cell office:value-type="float" office:value="4576.66666666667">
                <text:p>4576.6666666666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43">
                <text:p>5343</text:p>
              </table:table-cell>
              <table:table-cell office:value-type="float" office:value="4601.26666666667">
                <text:p>4601.2666666666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990">
                <text:p>4990</text:p>
              </table:table-cell>
              <table:table-cell office:value-type="float" office:value="4605.33333333333">
                <text:p>4605.3333333333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736">
                <text:p>4736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860">
                <text:p>3860</text:p>
              </table:table-cell>
              <table:table-cell office:value-type="float" office:value="4574.8">
                <text:p>4574.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866">
                <text:p>4866</text:p>
              </table:table-cell>
              <table:table-cell office:value-type="float" office:value="4655.86666666667">
                <text:p>4655.86666666667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775">
                <text:p>4775</text:p>
              </table:table-cell>
              <table:table-cell office:value-type="float" office:value="4619.8">
                <text:p>4619.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505">
                <text:p>5505</text:p>
              </table:table-cell>
              <table:table-cell office:value-type="float" office:value="4621.06666666667">
                <text:p>4621.0666666666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168">
                <text:p>5168</text:p>
              </table:table-cell>
              <table:table-cell office:value-type="float" office:value="4621.4">
                <text:p>4621.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981">
                <text:p>4981</text:p>
              </table:table-cell>
              <table:table-cell office:value-type="float" office:value="4626.4">
                <text:p>4626.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764">
                <text:p>3764</text:p>
              </table:table-cell>
              <table:table-cell office:value-type="float" office:value="4586.2">
                <text:p>4586.2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473">
                <text:p>3473</text:p>
              </table:table-cell>
              <table:table-cell office:value-type="float" office:value="4576.86666666667">
                <text:p>4576.8666666666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704">
                <text:p>4704</text:p>
              </table:table-cell>
              <table:table-cell office:value-type="float" office:value="4654.53333333333">
                <text:p>4654.5333333333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727">
                <text:p>4727</text:p>
              </table:table-cell>
              <table:table-cell office:value-type="float" office:value="4689.33333333333">
                <text:p>4689.3333333333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5450">
                <text:p>5450</text:p>
              </table:table-cell>
              <table:table-cell office:value-type="float" office:value="4762.8">
                <text:p>4762.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964">
                <text:p>4964</text:p>
              </table:table-cell>
              <table:table-cell office:value-type="float" office:value="4753.73333333333">
                <text:p>4753.7333333333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730">
                <text:p>4730</text:p>
              </table:table-cell>
              <table:table-cell office:value-type="float" office:value="4712.86666666667">
                <text:p>4712.8666666666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230">
                <text:p>3230</text:p>
              </table:table-cell>
              <table:table-cell office:value-type="float" office:value="4595.53333333333">
                <text:p>4595.5333333333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977">
                <text:p>2977</text:p>
              </table:table-cell>
              <table:table-cell office:value-type="float" office:value="4478.26666666667">
                <text:p>4478.266666666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383">
                <text:p>3383</text:p>
              </table:table-cell>
              <table:table-cell office:value-type="float" office:value="4446.46666666667">
                <text:p>4446.4666666666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3689">
                <text:p>3689</text:p>
              </table:table-cell>
              <table:table-cell office:value-type="float" office:value="4368">
                <text:p>4368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3836">
                <text:p>3836</text:p>
              </table:table-cell>
              <table:table-cell office:value-type="float" office:value="4305.4">
                <text:p>4305.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3771">
                <text:p>3771</text:p>
              </table:table-cell>
              <table:table-cell office:value-type="float" office:value="4189.8">
                <text:p>4189.8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3052">
                <text:p>3052</text:p>
              </table:table-cell>
              <table:table-cell office:value-type="float" office:value="4048.73333333333">
                <text:p>4048.7333333333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50">
                <text:p>215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322">
                <text:p>2322</text:p>
              </table:table-cell>
              <table:table-cell office:value-type="float" office:value="3763.86666666667">
                <text:p>3763.8666666666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3589">
                <text:p>3589</text:p>
              </table:table-cell>
              <table:table-cell office:value-type="float" office:value="3771.6">
                <text:p>3771.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3395">
                <text:p>3395</text:p>
              </table:table-cell>
              <table:table-cell office:value-type="float" office:value="3684.33333333333">
                <text:p>3684.3333333333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3300">
                <text:p>3300</text:p>
              </table:table-cell>
              <table:table-cell office:value-type="float" office:value="3589.2">
                <text:p>3589.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618">
                <text:p>2618</text:p>
              </table:table-cell>
              <table:table-cell office:value-type="float" office:value="3400.4">
                <text:p>3400.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521">
                <text:p>2521</text:p>
              </table:table-cell>
              <table:table-cell office:value-type="float" office:value="3237.53333333333">
                <text:p>3237.5333333333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072">
                <text:p>2072</text:p>
              </table:table-cell>
              <table:table-cell office:value-type="float" office:value="3060.33333333333">
                <text:p>3060.3333333333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826">
                <text:p>1826</text:p>
              </table:table-cell>
              <table:table-cell office:value-type="float" office:value="2966.73333333333">
                <text:p>2966.7333333333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577">
                <text:p>2577</text:p>
              </table:table-cell>
              <table:table-cell office:value-type="float" office:value="2940.06666666667">
                <text:p>2940.0666666666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058">
                <text:p>3058</text:p>
              </table:table-cell>
              <table:table-cell office:value-type="float" office:value="2918.4">
                <text:p>2918.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712">
                <text:p>2712</text:p>
              </table:table-cell>
              <table:table-cell office:value-type="float" office:value="2853.26666666667">
                <text:p>2853.2666666666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554">
                <text:p>2554</text:p>
              </table:table-cell>
              <table:table-cell office:value-type="float" office:value="2767.8">
                <text:p>2767.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041">
                <text:p>2041</text:p>
              </table:table-cell>
              <table:table-cell office:value-type="float" office:value="2652.46666666667">
                <text:p>2652.4666666666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508">
                <text:p>1508</text:p>
              </table:table-cell>
              <table:table-cell office:value-type="float" office:value="2549.53333333333">
                <text:p>2549.5333333333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355">
                <text:p>1355</text:p>
              </table:table-cell>
              <table:table-cell office:value-type="float" office:value="2496.53333333333">
                <text:p>2496.5333333333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613">
                <text:p>1613</text:p>
              </table:table-cell>
              <table:table-cell office:value-type="float" office:value="2449.26666666667">
                <text:p>2449.2666666666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659">
                <text:p>1659</text:p>
              </table:table-cell>
              <table:table-cell office:value-type="float" office:value="2320.6">
                <text:p>2320.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809">
                <text:p>1809</text:p>
              </table:table-cell>
              <table:table-cell office:value-type="float" office:value="2214.86666666667">
                <text:p>2214.8666666666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736">
                <text:p>1736</text:p>
              </table:table-cell>
              <table:table-cell office:value-type="float" office:value="2110.6">
                <text:p>2110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508">
                <text:p>1508</text:p>
              </table:table-cell>
              <table:table-cell office:value-type="float" office:value="2036.6">
                <text:p>2036.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107">
                <text:p>1107</text:p>
              </table:table-cell>
              <table:table-cell office:value-type="float" office:value="1942.33333333333">
                <text:p>1942.333333333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070">
                <text:p>1070</text:p>
              </table:table-cell>
              <table:table-cell office:value-type="float" office:value="1875.53333333333">
                <text:p>1875.53333333333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444">
                <text:p>1444</text:p>
              </table:table-cell>
              <table:table-cell office:value-type="float" office:value="1850.06666666667">
                <text:p>1850.0666666666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470">
                <text:p>1470</text:p>
              </table:table-cell>
              <table:table-cell office:value-type="float" office:value="1776.26666666667">
                <text:p>1776.26666666667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1349">
                <text:p>1349</text:p>
              </table:table-cell>
              <table:table-cell office:value-type="float" office:value="1662.33333333333">
                <text:p>1662.33333333333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238">
                <text:p>1238</text:p>
              </table:table-cell>
              <table:table-cell office:value-type="float" office:value="1564.06666666667">
                <text:p>1564.0666666666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110">
                <text:p>1110</text:p>
              </table:table-cell>
              <table:table-cell office:value-type="float" office:value="1467.8">
                <text:p>1467.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794">
                <text:p>794</text:p>
              </table:table-cell>
              <table:table-cell office:value-type="float" office:value="1384.66666666667">
                <text:p>1384.666666666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718">
                <text:p>718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094">
                <text:p>1094</text:p>
              </table:table-cell>
              <table:table-cell office:value-type="float" office:value="1314.6">
                <text:p>1314.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159">
                <text:p>1159</text:p>
              </table:table-cell>
              <table:table-cell office:value-type="float" office:value="1284.33333333333">
                <text:p>1284.3333333333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186">
                <text:p>1186</text:p>
              </table:table-cell>
              <table:table-cell office:value-type="float" office:value="1252.8">
                <text:p>1252.8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007">
                <text:p>1007</text:p>
              </table:table-cell>
              <table:table-cell office:value-type="float" office:value="1199.33333333333">
                <text:p>1199.3333333333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054">
                <text:p>1054</text:p>
              </table:table-cell>
              <table:table-cell office:value-type="float" office:value="1153.86666666667">
                <text:p>1153.8666666666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888">
                <text:p>888</text:p>
              </table:table-cell>
              <table:table-cell office:value-type="float" office:value="1112.53333333333">
                <text:p>1112.5333333333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807">
                <text:p>807</text:p>
              </table:table-cell>
              <table:table-cell office:value-type="float" office:value="1092.53333333333">
                <text:p>1092.53333333333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031">
                <text:p>1031</text:p>
              </table:table-cell>
              <table:table-cell office:value-type="float" office:value="1089.93333333333">
                <text:p>1089.9333333333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083">
                <text:p>1083</text:p>
              </table:table-cell>
              <table:table-cell office:value-type="float" office:value="1065.86666666667">
                <text:p>1065.8666666666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99">
                <text:p>999</text:p>
              </table:table-cell>
              <table:table-cell office:value-type="float" office:value="1034.46666666667">
                <text:p>1034.4666666666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020">
                <text:p>1020</text:p>
              </table:table-cell>
              <table:table-cell office:value-type="float" office:value="1012.53333333333">
                <text:p>1012.5333333333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984">
                <text:p>984</text:p>
              </table:table-cell>
              <table:table-cell office:value-type="float" office:value="995.6">
                <text:p>995.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66">
                <text:p>66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24">
                <text:p>624</text:p>
              </table:table-cell>
              <table:table-cell office:value-type="float" office:value="954.666666666667">
                <text:p>954.66666666666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892">
                <text:p>892</text:p>
              </table:table-cell>
              <table:table-cell office:value-type="float" office:value="966.266666666667">
                <text:p>966.266666666667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82">
                <text:p>882</text:p>
              </table:table-cell>
              <table:table-cell office:value-type="float" office:value="952.133333333333">
                <text:p>952.13333333333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777">
                <text:p>777</text:p>
              </table:table-cell>
              <table:table-cell office:value-type="float" office:value="926.666666666667">
                <text:p>926.66666666666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97">
                <text:p>697</text:p>
              </table:table-cell>
              <table:table-cell office:value-type="float" office:value="894.066666666667">
                <text:p>894.06666666666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39">
                <text:p>639</text:p>
              </table:table-cell>
              <table:table-cell office:value-type="float" office:value="869.533333333333">
                <text:p>869.53333333333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34">
                <text:p>634</text:p>
              </table:table-cell>
              <table:table-cell office:value-type="float" office:value="841.533333333333">
                <text:p>841.53333333333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07">
                <text:p>407</text:p>
              </table:table-cell>
              <table:table-cell office:value-type="float" office:value="809.466666666667">
                <text:p>809.46666666666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620">
                <text:p>62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04">
                <text:p>404</text:p>
              </table:table-cell>
              <table:table-cell office:value-type="float" office:value="755.2">
                <text:p>755.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3">
                <text:p>63</text:p>
              </table:table-cell>
              <table:table-cell office:value-type="float" office:value="687.2">
                <text:p>687.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">
                <text:p>6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02">
                <text:p>502</text:p>
              </table:table-cell>
              <table:table-cell office:value-type="float" office:value="586.466666666667">
                <text:p>586.46666666666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625">
                <text:p>625</text:p>
              </table:table-cell>
              <table:table-cell office:value-type="float" office:value="562.533333333333">
                <text:p>562.53333333333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19">
                <text:p>519</text:p>
              </table:table-cell>
              <table:table-cell office:value-type="float" office:value="552.733333333333">
                <text:p>552.73333333333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59">
                <text:p>359</text:p>
              </table:table-cell>
              <table:table-cell office:value-type="float" office:value="535.066666666667">
                <text:p>535.06666666666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84">
                <text:p>584</text:p>
              </table:table-cell>
              <table:table-cell office:value-type="float" office:value="514.533333333333">
                <text:p>514.53333333333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37">
                <text:p>637</text:p>
              </table:table-cell>
              <table:table-cell office:value-type="float" office:value="498.2">
                <text:p>498.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43">
                <text:p>643</text:p>
              </table:table-cell>
              <table:table-cell office:value-type="float" office:value="489.266666666667">
                <text:p>489.26666666666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524">
                <text:p>524</text:p>
              </table:table-cell>
              <table:table-cell office:value-type="float" office:value="477.733333333333">
                <text:p>477.73333333333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826">
                <text:p>826</text:p>
              </table:table-cell>
              <table:table-cell office:value-type="float" office:value="490.2">
                <text:p>490.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50">
                <text:p>650</text:p>
              </table:table-cell>
              <table:table-cell office:value-type="float" office:value="491.266666666667">
                <text:p>491.26666666666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37">
                <text:p>537</text:p>
              </table:table-cell>
              <table:table-cell office:value-type="float" office:value="499.933333333333">
                <text:p>499.93333333333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240">
                <text:p>1240</text:p>
              </table:table-cell>
              <table:table-cell office:value-type="float" office:value="541.266666666667">
                <text:p>541.26666666666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538">
                <text:p>538</text:p>
              </table:table-cell>
              <table:table-cell office:value-type="float" office:value="550.2">
                <text:p>550.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47">
                <text:p>647</text:p>
              </table:table-cell>
              <table:table-cell office:value-type="float" office:value="589.133333333333">
                <text:p>589.13333333333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87">
                <text:p>687</text:p>
              </table:table-cell>
              <table:table-cell office:value-type="float" office:value="634.533333333333">
                <text:p>634.53333333333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29">
                <text:p>829</text:p>
              </table:table-cell>
              <table:table-cell office:value-type="float" office:value="656.333333333333">
                <text:p>656.33333333333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26">
                <text:p>726</text:p>
              </table:table-cell>
              <table:table-cell office:value-type="float" office:value="663.066666666667">
                <text:p>663.06666666666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86">
                <text:p>586</text:p>
              </table:table-cell>
              <table:table-cell office:value-type="float" office:value="667.533333333333">
                <text:p>667.53333333333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45">
                <text:p>445</text:p>
              </table:table-cell>
              <table:table-cell office:value-type="float" office:value="673.266666666667">
                <text:p>673.26666666666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563">
                <text:p>563</text:p>
              </table:table-cell>
              <table:table-cell office:value-type="float" office:value="671.866666666667">
                <text:p>671.86666666666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79">
                <text:p>779</text:p>
              </table:table-cell>
              <table:table-cell office:value-type="float" office:value="681.333333333333">
                <text:p>681.33333333333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69">
                <text:p>769</text:p>
              </table:table-cell>
              <table:table-cell office:value-type="float" office:value="689.733333333333">
                <text:p>689.73333333333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70">
                <text:p>770</text:p>
              </table:table-cell>
              <table:table-cell office:value-type="float" office:value="706.133333333333">
                <text:p>706.13333333333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50">
                <text:p>750</text:p>
              </table:table-cell>
              <table:table-cell office:value-type="float" office:value="701.066666666667">
                <text:p>701.0666666666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88">
                <text:p>688</text:p>
              </table:table-cell>
              <table:table-cell office:value-type="float" office:value="703.6">
                <text:p>70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53">
                <text:p>553</text:p>
              </table:table-cell>
              <table:table-cell office:value-type="float" office:value="704.666666666667">
                <text:p>704.66666666666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802">
                <text:p>802</text:p>
              </table:table-cell>
              <table:table-cell office:value-type="float" office:value="675.466666666667">
                <text:p>675.46666666666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847">
                <text:p>847</text:p>
              </table:table-cell>
              <table:table-cell office:value-type="float" office:value="696.066666666667">
                <text:p>696.06666666666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883">
                <text:p>883</text:p>
              </table:table-cell>
              <table:table-cell office:value-type="float" office:value="711.8">
                <text:p>711.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69">
                <text:p>769</text:p>
              </table:table-cell>
              <table:table-cell office:value-type="float" office:value="717.266666666667">
                <text:p>717.26666666666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47">
                <text:p>747</text:p>
              </table:table-cell>
              <table:table-cell office:value-type="float" office:value="711.8">
                <text:p>711.8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942">
                <text:p>942</text:p>
              </table:table-cell>
              <table:table-cell office:value-type="float" office:value="726.2">
                <text:p>726.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675">
                <text:p>675</text:p>
              </table:table-cell>
              <table:table-cell office:value-type="float" office:value="732.133333333333">
                <text:p>732.13333333333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906">
                <text:p>906</text:p>
              </table:table-cell>
              <table:table-cell office:value-type="float" office:value="762.866666666667">
                <text:p>762.86666666666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964">
                <text:p>964</text:p>
              </table:table-cell>
              <table:table-cell office:value-type="float" office:value="789.6">
                <text:p>789.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900">
                <text:p>900</text:p>
              </table:table-cell>
              <table:table-cell office:value-type="float" office:value="797.666666666667">
                <text:p>797.66666666666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65">
                <text:p>765</text:p>
              </table:table-cell>
              <table:table-cell office:value-type="float" office:value="797.4">
                <text:p>797.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113">
                <text:p>1113</text:p>
              </table:table-cell>
              <table:table-cell office:value-type="float" office:value="820.266666666667">
                <text:p>820.26666666666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818">
                <text:p>818</text:p>
              </table:table-cell>
              <table:table-cell office:value-type="float" office:value="824.8">
                <text:p>824.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150">
                <text:p>1150</text:p>
              </table:table-cell>
              <table:table-cell office:value-type="float" office:value="855.6">
                <text:p>855.6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039">
                <text:p>1039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148">
                <text:p>1148</text:p>
              </table:table-cell>
              <table:table-cell office:value-type="float" office:value="911.066666666667">
                <text:p>911.06666666666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461">
                <text:p>146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42">
                <text:p>1042</text:p>
              </table:table-cell>
              <table:table-cell office:value-type="float" office:value="962.6">
                <text:p>962.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111">
                <text:p>1111</text:p>
              </table:table-cell>
              <table:table-cell office:value-type="float" office:value="985.4">
                <text:p>985.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21">
                <text:p>721</text:p>
              </table:table-cell>
              <table:table-cell office:value-type="float" office:value="983.666666666667">
                <text:p>983.66666666666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113">
                <text:p>1113</text:p>
              </table:table-cell>
              <table:table-cell office:value-type="float" office:value="995.066666666667">
                <text:p>995.06666666666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831">
                <text:p>831</text:p>
              </table:table-cell>
              <table:table-cell office:value-type="float" office:value="1005.46666666667">
                <text:p>1005.4666666666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195">
                <text:p>1195</text:p>
              </table:table-cell>
              <table:table-cell office:value-type="float" office:value="1024.73333333333">
                <text:p>1024.7333333333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60">
                <text:p>1060</text:p>
              </table:table-cell>
              <table:table-cell office:value-type="float" office:value="1031.13333333333">
                <text:p>1031.1333333333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332">
                <text:p>1332</text:p>
              </table:table-cell>
              <table:table-cell office:value-type="float" office:value="1059.93333333333">
                <text:p>1059.9333333333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048">
                <text:p>1048</text:p>
              </table:table-cell>
              <table:table-cell office:value-type="float" office:value="1078.8">
                <text:p>1078.8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977">
                <text:p>977</text:p>
              </table:table-cell>
              <table:table-cell office:value-type="float" office:value="1069.73333333333">
                <text:p>1069.7333333333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201">
                <text:p>1201</text:p>
              </table:table-cell>
              <table:table-cell office:value-type="float" office:value="1095.26666666667">
                <text:p>1095.2666666666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146">
                <text:p>1146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542">
                <text:p>1542</text:p>
              </table:table-cell>
              <table:table-cell office:value-type="float" office:value="1128.53333333333">
                <text:p>1128.5333333333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297">
                <text:p>1297</text:p>
              </table:table-cell>
              <table:table-cell office:value-type="float" office:value="1138.46666666667">
                <text:p>1138.46666666667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110">
                <text:p>1110</text:p>
              </table:table-cell>
              <table:table-cell office:value-type="float" office:value="1115.06666666667">
                <text:p>1115.06666666667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752">
                <text:p>1752</text:p>
              </table:table-cell>
              <table:table-cell office:value-type="float" office:value="1162.4">
                <text:p>1162.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415">
                <text:p>1415</text:p>
              </table:table-cell>
              <table:table-cell office:value-type="float" office:value="1182.66666666667">
                <text:p>1182.666666666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332">
                <text:p>1332</text:p>
              </table:table-cell>
              <table:table-cell office:value-type="float" office:value="1223.4">
                <text:p>1223.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514">
                <text:p>1514</text:p>
              </table:table-cell>
              <table:table-cell office:value-type="float" office:value="1250.13333333333">
                <text:p>1250.1333333333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779">
                <text:p>1779</text:p>
              </table:table-cell>
              <table:table-cell office:value-type="float" office:value="1313.33333333333">
                <text:p>1313.3333333333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978">
                <text:p>1978</text:p>
              </table:table-cell>
              <table:table-cell office:value-type="float" office:value="1365.53333333333">
                <text:p>1365.5333333333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827">
                <text:p>1827</text:p>
              </table:table-cell>
              <table:table-cell office:value-type="float" office:value="1416.66666666667">
                <text:p>1416.6666666666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987">
                <text:p>2987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951">
                <text:p>2951</text:p>
              </table:table-cell>
              <table:table-cell office:value-type="float" office:value="1653.86666666667">
                <text:p>1653.8666666666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2481">
                <text:p>2481</text:p>
              </table:table-cell>
              <table:table-cell office:value-type="float" office:value="1754.13333333333">
                <text:p>1754.1333333333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681">
                <text:p>2681</text:p>
              </table:table-cell>
              <table:table-cell office:value-type="float" office:value="1852.8">
                <text:p>1852.8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931">
                <text:p>2931</text:p>
              </table:table-cell>
              <table:table-cell office:value-type="float" office:value="1971.8">
                <text:p>1971.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544">
                <text:p>3544</text:p>
              </table:table-cell>
              <table:table-cell office:value-type="float" office:value="2105.26666666667">
                <text:p>2105.2666666666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3504">
                <text:p>3504</text:p>
              </table:table-cell>
              <table:table-cell office:value-type="float" office:value="2252.4">
                <text:p>2252.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338">
                <text:p>3338</text:p>
              </table:table-cell>
              <table:table-cell office:value-type="float" office:value="2400.93333333333">
                <text:p>2400.9333333333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625">
                <text:p>2625</text:p>
              </table:table-cell>
              <table:table-cell office:value-type="float" office:value="2459.13333333333">
                <text:p>2459.1333333333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3115">
                <text:p>3115</text:p>
              </table:table-cell>
              <table:table-cell office:value-type="float" office:value="2572.46666666667">
                <text:p>2572.4666666666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007">
                <text:p>4007</text:p>
              </table:table-cell>
              <table:table-cell office:value-type="float" office:value="2750.8">
                <text:p>2750.8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3410">
                <text:p>3410</text:p>
              </table:table-cell>
              <table:table-cell office:value-type="float" office:value="2877.2">
                <text:p>2877.2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329">
                <text:p>4329</text:p>
              </table:table-cell>
              <table:table-cell office:value-type="float" office:value="3047.2">
                <text:p>3047.2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29">
                <text:p>4429</text:p>
              </table:table-cell>
              <table:table-cell office:value-type="float" office:value="3210.6">
                <text:p>3210.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3899">
                <text:p>3899</text:p>
              </table:table-cell>
              <table:table-cell office:value-type="float" office:value="3348.73333333333">
                <text:p>3348.7333333333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378">
                <text:p>4378</text:p>
              </table:table-cell>
              <table:table-cell office:value-type="float" office:value="3441.46666666667">
                <text:p>3441.4666666666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936">
                <text:p>4936</text:p>
              </table:table-cell>
              <table:table-cell office:value-type="float" office:value="3573.8">
                <text:p>3573.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6187">
                <text:p>6187</text:p>
              </table:table-cell>
              <table:table-cell office:value-type="float" office:value="3820.86666666667">
                <text:p>3820.86666666667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6644">
                <text:p>6644</text:p>
              </table:table-cell>
              <table:table-cell office:value-type="float" office:value="4085.06666666667">
                <text:p>4085.0666666666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6878">
                <text:p>6878</text:p>
              </table:table-cell>
              <table:table-cell office:value-type="float" office:value="4348.2">
                <text:p>4348.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0">
                <text:p>6050</text:p>
              </table:table-cell>
              <table:table-cell office:value-type="float" office:value="4515.26666666667">
                <text:p>4515.266666666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700">
                <text:p>5700</text:p>
              </table:table-cell>
              <table:table-cell office:value-type="float" office:value="4661.66666666667">
                <text:p>4661.6666666666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056">
                <text:p>4056</text:p>
              </table:table-cell>
              <table:table-cell office:value-type="float" office:value="4709.53333333333">
                <text:p>4709.5333333333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7156">
                <text:p>7156</text:p>
              </table:table-cell>
              <table:table-cell office:value-type="float" office:value="5011.6">
                <text:p>5011.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7117">
                <text:p>7117</text:p>
              </table:table-cell>
              <table:table-cell office:value-type="float" office:value="5278.4">
                <text:p>5278.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6929">
                <text:p>6929</text:p>
              </table:table-cell>
              <table:table-cell office:value-type="float" office:value="5473.2">
                <text:p>5473.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994">
                <text:p>6994</text:p>
              </table:table-cell>
              <table:table-cell office:value-type="float" office:value="5712.13333333333">
                <text:p>5712.1333333333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12885">
                <text:p>12885</text:p>
              </table:table-cell>
              <table:table-cell office:value-type="float" office:value="6282.53333333333">
                <text:p>6282.5333333333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22965">
                <text:p>22965</text:p>
              </table:table-cell>
              <table:table-cell office:value-type="float" office:value="7518.26666666667">
                <text:p>7518.26666666667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2603">
                <text:p>12603</text:p>
              </table:table-cell>
              <table:table-cell office:value-type="float" office:value="8098.53333333333">
                <text:p>8098.5333333333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4557">
                <text:p>14557</text:p>
              </table:table-cell>
              <table:table-cell office:value-type="float" office:value="8777.13333333333">
                <text:p>8777.1333333333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4173">
                <text:p>14173</text:p>
              </table:table-cell>
              <table:table-cell office:value-type="float" office:value="9392.93333333333">
                <text:p>9392.9333333333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7550">
                <text:p>17550</text:p>
              </table:table-cell>
              <table:table-cell office:value-type="float" office:value="10150.4666666667">
                <text:p>10150.466666666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3888">
                <text:p>13888</text:p>
              </table:table-cell>
              <table:table-cell office:value-type="float" office:value="10633.4">
                <text:p>10633.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15175">
                <text:p>15175</text:p>
              </table:table-cell>
              <table:table-cell office:value-type="float" office:value="11186.5333333333">
                <text:p>11186.5333333333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12882">
                <text:p>12882</text:p>
              </table:table-cell>
              <table:table-cell office:value-type="float" office:value="11642">
                <text:p>11642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4011">
                <text:p>14011</text:p>
              </table:table-cell>
              <table:table-cell office:value-type="float" office:value="12196.0666666667">
                <text:p>12196.0666666667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7250">
                <text:p>17250</text:p>
              </table:table-cell>
              <table:table-cell office:value-type="float" office:value="13075.6666666667">
                <text:p>13075.666666666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9751">
                <text:p>19751</text:p>
              </table:table-cell>
              <table:table-cell office:value-type="float" office:value="13915.3333333333">
                <text:p>13915.3333333333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8996">
                <text:p>18996</text:p>
              </table:table-cell>
              <table:table-cell office:value-type="float" office:value="14707.2666666667">
                <text:p>14707.266666666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5657">
                <text:p>15657</text:p>
              </table:table-cell>
              <table:table-cell office:value-type="float" office:value="15289.1333333333">
                <text:p>15289.133333333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6186">
                <text:p>16186</text:p>
              </table:table-cell>
              <table:table-cell office:value-type="float" office:value="15901.9333333333">
                <text:p>15901.933333333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6994">
                <text:p>16994</text:p>
              </table:table-cell>
              <table:table-cell office:value-type="float" office:value="16175.8666666667">
                <text:p>16175.866666666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8830">
                <text:p>18830</text:p>
              </table:table-cell>
              <table:table-cell office:value-type="float" office:value="15900.2">
                <text:p>15900.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21365">
                <text:p>21365</text:p>
              </table:table-cell>
              <table:table-cell office:value-type="float" office:value="16484.3333333333">
                <text:p>16484.333333333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26707">
                <text:p>26707</text:p>
              </table:table-cell>
              <table:table-cell office:value-type="float" office:value="17294.3333333333">
                <text:p>17294.333333333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21257">
                <text:p>21257</text:p>
              </table:table-cell>
              <table:table-cell office:value-type="float" office:value="17766.6">
                <text:p>17766.6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20559">
                <text:p>20559</text:p>
              </table:table-cell>
              <table:table-cell office:value-type="float" office:value="17967.2">
                <text:p>17967.2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23033">
                <text:p>23033</text:p>
              </table:table-cell>
              <table:table-cell office:value-type="float" office:value="18576.8666666667">
                <text:p>18576.866666666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9797">
                <text:p>19797</text:p>
              </table:table-cell>
              <table:table-cell office:value-type="float" office:value="18885">
                <text:p>1888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0900">
                <text:p>20900</text:p>
              </table:table-cell>
              <table:table-cell office:value-type="float" office:value="19419.5333333333">
                <text:p>19419.5333333333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22924">
                <text:p>22924</text:p>
              </table:table-cell>
              <table:table-cell office:value-type="float" office:value="20013.7333333333">
                <text:p>20013.733333333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24714">
                <text:p>24714</text:p>
              </table:table-cell>
              <table:table-cell office:value-type="float" office:value="20511.3333333333">
                <text:p>20511.333333333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23078">
                <text:p>23078</text:p>
              </table:table-cell>
              <table:table-cell office:value-type="float" office:value="20733.1333333333">
                <text:p>20733.133333333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24418">
                <text:p>24418</text:p>
              </table:table-cell>
              <table:table-cell office:value-type="float" office:value="21094.6">
                <text:p>21094.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21919">
                <text:p>21919</text:p>
              </table:table-cell>
              <table:table-cell office:value-type="float" office:value="21512.0666666667">
                <text:p>21512.0666666667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3261">
                <text:p>23261</text:p>
              </table:table-cell>
              <table:table-cell office:value-type="float" office:value="21983.7333333333">
                <text:p>21983.733333333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8967">
                <text:p>18967</text:p>
              </table:table-cell>
              <table:table-cell office:value-type="float" office:value="22115.2666666667">
                <text:p>22115.2666666667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20078">
                <text:p>20078</text:p>
              </table:table-cell>
              <table:table-cell office:value-type="float" office:value="22198.4666666667">
                <text:p>22198.4666666667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25206">
                <text:p>25206</text:p>
              </table:table-cell>
              <table:table-cell office:value-type="float" office:value="22454.5333333333">
                <text:p>22454.533333333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164">
                <text:p>24164</text:p>
              </table:table-cell>
              <table:table-cell office:value-type="float" office:value="22285">
                <text:p>2228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23322">
                <text:p>23322</text:p>
              </table:table-cell>
              <table:table-cell office:value-type="float" office:value="22422.6666666667">
                <text:p>22422.6666666667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24979">
                <text:p>24979</text:p>
              </table:table-cell>
              <table:table-cell office:value-type="float" office:value="22717.3333333333">
                <text:p>22717.333333333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20580">
                <text:p>20580</text:p>
              </table:table-cell>
              <table:table-cell office:value-type="float" office:value="22553.8">
                <text:p>22553.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21397">
                <text:p>21397</text:p>
              </table:table-cell>
              <table:table-cell office:value-type="float" office:value="22660.4666666667">
                <text:p>22660.4666666667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0451">
                <text:p>20451</text:p>
              </table:table-cell>
              <table:table-cell office:value-type="float" office:value="22630.5333333333">
                <text:p>22630.533333333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3000">
                <text:p>23000</text:p>
              </table:table-cell>
              <table:table-cell office:value-type="float" office:value="22635.6">
                <text:p>22635.6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3517">
                <text:p>33517</text:p>
              </table:table-cell>
              <table:table-cell office:value-type="float" office:value="23222.4666666667">
                <text:p>23222.4666666667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27316">
                <text:p>27316</text:p>
              </table:table-cell>
              <table:table-cell office:value-type="float" office:value="23505">
                <text:p>2350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26876">
                <text:p>26876</text:p>
              </table:table-cell>
              <table:table-cell office:value-type="float" office:value="23668.8666666667">
                <text:p>23668.866666666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4977">
                <text:p>24977</text:p>
              </table:table-cell>
              <table:table-cell office:value-type="float" office:value="23872.7333333333">
                <text:p>23872.733333333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21415">
                <text:p>21415</text:p>
              </table:table-cell>
              <table:table-cell office:value-type="float" office:value="23749.6666666667">
                <text:p>23749.6666666667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0060">
                <text:p>20060</text:p>
              </table:table-cell>
              <table:table-cell office:value-type="float" office:value="23822.5333333333">
                <text:p>23822.533333333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9645">
                <text:p>19645</text:p>
              </table:table-cell>
              <table:table-cell office:value-type="float" office:value="23793.6666666667">
                <text:p>23793.666666666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2936">
                <text:p>22936</text:p>
              </table:table-cell>
              <table:table-cell office:value-type="float" office:value="23642.3333333333">
                <text:p>23642.333333333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0274">
                <text:p>20274</text:p>
              </table:table-cell>
              <table:table-cell office:value-type="float" office:value="23383">
                <text:p>23383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9921">
                <text:p>19921</text:p>
              </table:table-cell>
              <table:table-cell office:value-type="float" office:value="23156.2666666667">
                <text:p>23156.266666666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8667">
                <text:p>18667</text:p>
              </table:table-cell>
              <table:table-cell office:value-type="float" office:value="22735.4666666667">
                <text:p>22735.466666666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5465">
                <text:p>15465</text:p>
              </table:table-cell>
              <table:table-cell office:value-type="float" office:value="22394.4666666667">
                <text:p>22394.466666666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1344">
                <text:p>11344</text:p>
              </table:table-cell>
              <table:table-cell office:value-type="float" office:value="21724.2666666667">
                <text:p>21724.2666666667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8261">
                <text:p>18261</text:p>
              </table:table-cell>
              <table:table-cell office:value-type="float" office:value="21578.2666666667">
                <text:p>21578.266666666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7557">
                <text:p>17557</text:p>
              </table:table-cell>
              <table:table-cell office:value-type="float" office:value="21215.4">
                <text:p>21215.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4821">
                <text:p>14821</text:p>
              </table:table-cell>
              <table:table-cell office:value-type="float" office:value="19969">
                <text:p>19969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5891">
                <text:p>15891</text:p>
              </table:table-cell>
              <table:table-cell office:value-type="float" office:value="19207.3333333333">
                <text:p>19207.333333333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2164">
                <text:p>12164</text:p>
              </table:table-cell>
              <table:table-cell office:value-type="float" office:value="18226.5333333333">
                <text:p>18226.533333333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12428">
                <text:p>12428</text:p>
              </table:table-cell>
              <table:table-cell office:value-type="float" office:value="17389.9333333333">
                <text:p>17389.93333333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96cm" svg:y="3.955cm" style:legend-expansion="high" chart:style-name="ch2"/>
        <chart:plot-area chart:style-name="ch3" table:cell-range-address="'Great Britain'.A2:'Great Britain'.A315 'Great Britain'.E1:'Great Britain'.E315 'Great Britain'.G1:'Great Britain'.G315" chart:data-source-has-labels="both" svg:x="0.319cm" svg:y="0.18cm" svg:width="12.058cm" svg:height="8.646cm">
          <chart:coordinate-region svg:x="1.331cm" svg:y="0.379cm" svg:width="10.379cm" svg:height="7.8cm"/>
          <chart:axis chart:dimension="x" chart:name="primary-x" chart:style-name="ch4" chartooo:axis-type="auto">
            <chartooo:date-scale/>
            <chart:categories table:cell-range-address="'Great Britain'.A2:'Great Britain'.A3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at Britain'.E2:'Great Britain'.E315" chart:label-cell-address="'Great Britain'.E1:'Great Britain'.E1" chart:class="chart:line">
            <chart:data-point chart:repeated="314"/>
          </chart:series>
          <chart:series chart:style-name="ch8" chart:values-cell-range-address="'Great Britain'.G2:'Great Britain'.G315" chart:label-cell-address="'Great Britain'.G1:'Great Britain'.G1" chart:class="chart:line">
            <chart:data-point chart:repeated="3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Deaths</text:p>
                <draw:g>
                  <svg:desc>'Great Britain'.E1:'Great Britain'.E1</svg:desc>
                </draw:g>
              </table:table-cell>
              <table:table-cell office:value-type="string">
                <text:p>MA Deaths</text:p>
                <draw:g>
                  <svg:desc>'Great Britain'.G1:'Great Britain'.G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'Great Britain'.A2:'Great Britain'.A315</svg:desc>
                </draw:g>
              </table:table-cell>
              <table:table-cell office:value-type="float" office:value="NaN">
                <text:p>NaN</text:p>
                <draw:g>
                  <svg:desc>'Great Britain'.E2:'Great Britain'.E315</svg:desc>
                </draw:g>
              </table:table-cell>
              <table:table-cell office:value-type="float" office:value="NaN">
                <text:p>NaN</text:p>
                <draw:g>
                  <svg:desc>'Great Britain'.G2:'Great Britain'.G315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">
                <text:p>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9">
                <text:p>19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4">
                <text:p>14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3">
                <text:p>23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7">
                <text:p>17</text:p>
              </table:table-cell>
              <table:table-cell office:value-type="float" office:value="5.53333333333333">
                <text:p>5.5333333333333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4">
                <text:p>34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6">
                <text:p>46</text:p>
              </table:table-cell>
              <table:table-cell office:value-type="float" office:value="10.8666666666667">
                <text:p>10.86666666666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">
                <text:p>5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6">
                <text:p>36</text:p>
              </table:table-cell>
              <table:table-cell office:value-type="float" office:value="19.1333333333333">
                <text:p>19.133333333333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6">
                <text:p>76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48">
                <text:p>1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91">
                <text:p>191</text:p>
              </table:table-cell>
              <table:table-cell office:value-type="float" office:value="46.4666666666667">
                <text:p>46.46666666666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2">
                <text:p>182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88">
                <text:p>288</text:p>
              </table:table-cell>
              <table:table-cell office:value-type="float" office:value="77.6666666666667">
                <text:p>77.666666666666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2">
                <text:p>292</text:p>
              </table:table-cell>
              <table:table-cell office:value-type="float" office:value="97.0666666666667">
                <text:p>97.0666666666667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3">
                <text:p>21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4">
                <text:p>37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04">
                <text:p>404</text:p>
              </table:table-cell>
              <table:table-cell office:value-type="float" office:value="159.4">
                <text:p>159.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673">
                <text:p>673</text:p>
              </table:table-cell>
              <table:table-cell office:value-type="float" office:value="203.133333333333">
                <text:p>203.1333333333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657">
                <text:p>657</text:p>
              </table:table-cell>
              <table:table-cell office:value-type="float" office:value="244.666666666667">
                <text:p>244.66666666666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737">
                <text:p>737</text:p>
              </table:table-cell>
              <table:table-cell office:value-type="float" office:value="290.733333333333">
                <text:p>290.73333333333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57">
                <text:p>757</text:p>
              </table:table-cell>
              <table:table-cell office:value-type="float" office:value="339.066666666667">
                <text:p>339.0666666666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01">
                <text:p>601</text:p>
              </table:table-cell>
              <table:table-cell office:value-type="float" office:value="375.266666666667">
                <text:p>375.26666666666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70">
                <text:p>570</text:p>
              </table:table-cell>
              <table:table-cell office:value-type="float" office:value="410.866666666667">
                <text:p>410.86666666666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05">
                <text:p>1105</text:p>
              </table:table-cell>
              <table:table-cell office:value-type="float" office:value="479.466666666667">
                <text:p>479.46666666666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2">
                <text:p>1032</text:p>
              </table:table-cell>
              <table:table-cell office:value-type="float" office:value="538.4">
                <text:p>538.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17">
                <text:p>1117</text:p>
              </table:table-cell>
              <table:table-cell office:value-type="float" office:value="600.133333333333">
                <text:p>600.13333333333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23">
                <text:p>1123</text:p>
              </table:table-cell>
              <table:table-cell office:value-type="float" office:value="662.866666666667">
                <text:p>662.8666666666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44">
                <text:p>844</text:p>
              </table:table-cell>
              <table:table-cell office:value-type="float" office:value="699.933333333333">
                <text:p>699.93333333333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657">
                <text:p>657</text:p>
              </table:table-cell>
              <table:table-cell office:value-type="float" office:value="724.266666666667">
                <text:p>724.26666666666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25">
                <text:p>725</text:p>
              </table:table-cell>
              <table:table-cell office:value-type="float" office:value="758.4">
                <text:p>758.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080">
                <text:p>1080</text:p>
              </table:table-cell>
              <table:table-cell office:value-type="float" office:value="805.466666666667">
                <text:p>805.4666666666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884">
                <text:p>884</text:p>
              </table:table-cell>
              <table:table-cell office:value-type="float" office:value="837.466666666667">
                <text:p>837.46666666666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40">
                <text:p>1040</text:p>
              </table:table-cell>
              <table:table-cell office:value-type="float" office:value="861.933333333333">
                <text:p>861.93333333333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914">
                <text:p>914</text:p>
              </table:table-cell>
              <table:table-cell office:value-type="float" office:value="879.066666666667">
                <text:p>879.0666666666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08">
                <text:p>1108</text:p>
              </table:table-cell>
              <table:table-cell office:value-type="float" office:value="903.8">
                <text:p>903.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3">
                <text:p>433</text:p>
              </table:table-cell>
              <table:table-cell office:value-type="float" office:value="882.2">
                <text:p>882.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76">
                <text:p>576</text:p>
              </table:table-cell>
              <table:table-cell office:value-type="float" office:value="880.533333333333">
                <text:p>880.53333333333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224">
                <text:p>1224</text:p>
              </table:table-cell>
              <table:table-cell office:value-type="float" office:value="924.133333333333">
                <text:p>924.13333333333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57">
                <text:p>857</text:p>
              </table:table-cell>
              <table:table-cell office:value-type="float" office:value="907.6">
                <text:p>907.6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684">
                <text:p>684</text:p>
              </table:table-cell>
              <table:table-cell office:value-type="float" office:value="884.4">
                <text:p>884.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018">
                <text:p>1018</text:p>
              </table:table-cell>
              <table:table-cell office:value-type="float" office:value="877.8">
                <text:p>877.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816">
                <text:p>816</text:p>
              </table:table-cell>
              <table:table-cell office:value-type="float" office:value="857.333333333333">
                <text:p>857.3333333333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64">
                <text:p>364</text:p>
              </table:table-cell>
              <table:table-cell office:value-type="float" office:value="825.333333333333">
                <text:p>825.33333333333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23">
                <text:p>323</text:p>
              </table:table-cell>
              <table:table-cell office:value-type="float" office:value="803.066666666667">
                <text:p>803.0666666666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971">
                <text:p>971</text:p>
              </table:table-cell>
              <table:table-cell office:value-type="float" office:value="819.466666666667">
                <text:p>819.46666666666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71">
                <text:p>771</text:p>
              </table:table-cell>
              <table:table-cell office:value-type="float" office:value="798.866666666667">
                <text:p>798.86666666666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36">
                <text:p>636</text:p>
              </table:table-cell>
              <table:table-cell office:value-type="float" office:value="782.333333333333">
                <text:p>782.33333333333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00">
                <text:p>700</text:p>
              </table:table-cell>
              <table:table-cell office:value-type="float" office:value="759.666666666667">
                <text:p>759.66666666666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585">
                <text:p>585</text:p>
              </table:table-cell>
              <table:table-cell office:value-type="float" office:value="737.733333333333">
                <text:p>737.73333333333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53">
                <text:p>253</text:p>
              </table:table-cell>
              <table:table-cell office:value-type="float" office:value="680.733333333333">
                <text:p>680.733333333333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73">
                <text:p>273</text:p>
              </table:table-cell>
              <table:table-cell office:value-type="float" office:value="670.066666666667">
                <text:p>670.06666666666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25">
                <text:p>72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647">
                <text:p>647</text:p>
              </table:table-cell>
              <table:table-cell office:value-type="float" office:value="641.533333333333">
                <text:p>641.53333333333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58">
                <text:p>458</text:p>
              </table:table-cell>
              <table:table-cell office:value-type="float" office:value="614.933333333333">
                <text:p>614.93333333333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80">
                <text:p>58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75">
                <text:p>275</text:p>
              </table:table-cell>
              <table:table-cell office:value-type="float" office:value="558.466666666667">
                <text:p>558.46666666666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7">
                <text:p>217</text:p>
              </table:table-cell>
              <table:table-cell office:value-type="float" office:value="518.533333333333">
                <text:p>518.53333333333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88">
                <text:p>188</text:p>
              </table:table-cell>
              <table:table-cell office:value-type="float" office:value="506.8">
                <text:p>506.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15">
                <text:p>615</text:p>
              </table:table-cell>
              <table:table-cell office:value-type="float" office:value="526.266666666667">
                <text:p>526.26666666666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48">
                <text:p>448</text:p>
              </table:table-cell>
              <table:table-cell office:value-type="float" office:value="491.4">
                <text:p>491.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353">
                <text:p>353</text:p>
              </table:table-cell>
              <table:table-cell office:value-type="float" office:value="463.533333333333">
                <text:p>463.53333333333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351">
                <text:p>351</text:p>
              </table:table-cell>
              <table:table-cell office:value-type="float" office:value="444.533333333333">
                <text:p>444.53333333333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11">
                <text:p>411</text:p>
              </table:table-cell>
              <table:table-cell office:value-type="float" office:value="425.266666666667">
                <text:p>425.26666666666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7">
                <text:p>67</text:p>
              </table:table-cell>
              <table:table-cell office:value-type="float" office:value="390.733333333333">
                <text:p>390.73333333333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46">
                <text:p>146</text:p>
              </table:table-cell>
              <table:table-cell office:value-type="float" office:value="383.6">
                <text:p>383.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01">
                <text:p>501</text:p>
              </table:table-cell>
              <table:table-cell office:value-type="float" office:value="398.8">
                <text:p>398.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329">
                <text:p>329</text:p>
              </table:table-cell>
              <table:table-cell office:value-type="float" office:value="372.4">
                <text:p>372.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73">
                <text:p>273</text:p>
              </table:table-cell>
              <table:table-cell office:value-type="float" office:value="347.466666666667">
                <text:p>347.466666666667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91">
                <text:p>291</text:p>
              </table:table-cell>
              <table:table-cell office:value-type="float" office:value="336.333333333333">
                <text:p>336.33333333333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20">
                <text:p>220</text:p>
              </table:table-cell>
              <table:table-cell office:value-type="float" office:value="312.333333333333">
                <text:p>312.33333333333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379">
                <text:p>379</text:p>
              </table:table-cell>
              <table:table-cell office:value-type="float" office:value="319.266666666667">
                <text:p>319.26666666666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04">
                <text:p>104</text:p>
              </table:table-cell>
              <table:table-cell office:value-type="float" office:value="311.733333333333">
                <text:p>311.733333333333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31">
                <text:p>131</text:p>
              </table:table-cell>
              <table:table-cell office:value-type="float" office:value="307.933333333333">
                <text:p>307.93333333333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22">
                <text:p>422</text:p>
              </table:table-cell>
              <table:table-cell office:value-type="float" office:value="295.066666666667">
                <text:p>295.06666666666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343">
                <text:p>343</text:p>
              </table:table-cell>
              <table:table-cell office:value-type="float" office:value="288.066666666667">
                <text:p>288.06666666666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74">
                <text:p>274</text:p>
              </table:table-cell>
              <table:table-cell office:value-type="float" office:value="282.8">
                <text:p>282.8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54">
                <text:p>154</text:p>
              </table:table-cell>
              <table:table-cell office:value-type="float" office:value="269.666666666667">
                <text:p>269.66666666666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0">
                <text:p>60</text:p>
              </table:table-cell>
              <table:table-cell office:value-type="float" office:value="246.266666666667">
                <text:p>246.266666666667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86">
                <text:p>86</text:p>
              </table:table-cell>
              <table:table-cell office:value-type="float" office:value="247.533333333333">
                <text:p>247.53333333333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50">
                <text:p>250</text:p>
              </table:table-cell>
              <table:table-cell office:value-type="float" office:value="254.466666666667">
                <text:p>254.466666666667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54">
                <text:p>25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30">
                <text:p>130</text:p>
              </table:table-cell>
              <table:table-cell office:value-type="float" office:value="224.733333333333">
                <text:p>224.73333333333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258">
                <text:p>258</text:p>
              </table:table-cell>
              <table:table-cell office:value-type="float" office:value="223.733333333333">
                <text:p>223.73333333333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43">
                <text:p>143</text:p>
              </table:table-cell>
              <table:table-cell office:value-type="float" office:value="213.866666666667">
                <text:p>213.8666666666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54">
                <text:p>54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7">
                <text:p>47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97">
                <text:p>197</text:p>
              </table:table-cell>
              <table:table-cell office:value-type="float" office:value="186.866666666667">
                <text:p>186.8666666666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64">
                <text:p>164</text:p>
              </table:table-cell>
              <table:table-cell office:value-type="float" office:value="189.066666666667">
                <text:p>189.06666666666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6">
                <text:p>7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31">
                <text:p>131</text:p>
              </table:table-cell>
              <table:table-cell office:value-type="float" office:value="151.866666666667">
                <text:p>151.86666666666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07">
                <text:p>107</text:p>
              </table:table-cell>
              <table:table-cell office:value-type="float" office:value="140.733333333333">
                <text:p>140.73333333333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7">
                <text:p>27</text:p>
              </table:table-cell>
              <table:table-cell office:value-type="float" office:value="132.266666666667">
                <text:p>132.26666666666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9">
                <text:p>29</text:p>
              </table:table-cell>
              <table:table-cell office:value-type="float" office:value="130.2">
                <text:p>130.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20">
                <text:p>120</text:p>
              </table:table-cell>
              <table:table-cell office:value-type="float" office:value="132.466666666667">
                <text:p>132.46666666666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110">
                <text:p>110</text:p>
              </table:table-cell>
              <table:table-cell office:value-type="float" office:value="123.133333333333">
                <text:p>123.1333333333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7">
                <text:p>67</text:p>
              </table:table-cell>
              <table:table-cell office:value-type="float" office:value="110.666666666667">
                <text:p>110.66666666666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84">
                <text:p>84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71">
                <text:p>71</text:p>
              </table:table-cell>
              <table:table-cell office:value-type="float" office:value="95.1333333333333">
                <text:p>95.133333333333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31">
                <text:p>31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13">
                <text:p>13</text:p>
              </table:table-cell>
              <table:table-cell office:value-type="float" office:value="84.9333333333333">
                <text:p>84.933333333333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94">
                <text:p>94</text:p>
              </table:table-cell>
              <table:table-cell office:value-type="float" office:value="88.0666666666667">
                <text:p>88.066666666666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87">
                <text:p>87</text:p>
              </table:table-cell>
              <table:table-cell office:value-type="float" office:value="80.7333333333333">
                <text:p>80.733333333333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99">
                <text:p>99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77">
                <text:p>77</text:p>
              </table:table-cell>
              <table:table-cell office:value-type="float" office:value="76.4666666666667">
                <text:p>76.466666666666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0">
                <text:p>40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31">
                <text:p>31</text:p>
              </table:table-cell>
              <table:table-cell office:value-type="float" office:value="65.3333333333333">
                <text:p>65.333333333333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1">
                <text:p>21</text:p>
              </table:table-cell>
              <table:table-cell office:value-type="float" office:value="64.9333333333333">
                <text:p>64.93333333333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4">
                <text:p>54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97">
                <text:p>97</text:p>
              </table:table-cell>
              <table:table-cell office:value-type="float" office:value="65.0666666666667">
                <text:p>65.066666666666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1">
                <text:p>41</text:p>
              </table:table-cell>
              <table:table-cell office:value-type="float" office:value="60.4666666666667">
                <text:p>60.466666666666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9">
                <text:p>49</text:p>
              </table:table-cell>
              <table:table-cell office:value-type="float" office:value="59.2666666666667">
                <text:p>59.2666666666667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32">
                <text:p>32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9">
                <text:p>19</text:p>
              </table:table-cell>
              <table:table-cell office:value-type="float" office:value="52.3333333333333">
                <text:p>52.333333333333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4">
                <text:p>54</text:p>
              </table:table-cell>
              <table:table-cell office:value-type="float" office:value="53.7333333333333">
                <text:p>53.733333333333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7">
                <text:p>57</text:p>
              </table:table-cell>
              <table:table-cell office:value-type="float" office:value="51.2666666666667">
                <text:p>51.266666666666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1">
                <text:p>31</text:p>
              </table:table-cell>
              <table:table-cell office:value-type="float" office:value="47.5333333333333">
                <text:p>47.533333333333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4">
                <text:p>34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7">
                <text:p>17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9">
                <text:p>9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0">
                <text:p>10</text:p>
              </table:table-cell>
              <table:table-cell office:value-type="float" office:value="35.7333333333333">
                <text:p>35.733333333333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">
                <text:p>44</text:p>
              </table:table-cell>
              <table:table-cell office:value-type="float" office:value="37.2666666666667">
                <text:p>37.266666666666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6">
                <text:p>2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4">
                <text:p>24</text:p>
              </table:table-cell>
              <table:table-cell office:value-type="float" office:value="30.5333333333333">
                <text:p>30.533333333333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6">
                <text:p>26</text:p>
              </table:table-cell>
              <table:table-cell office:value-type="float" office:value="29.5333333333333">
                <text:p>29.533333333333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9">
                <text:p>9</text:p>
              </table:table-cell>
              <table:table-cell office:value-type="float" office:value="26.8666666666667">
                <text:p>26.866666666666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1">
                <text:p>11</text:p>
              </table:table-cell>
              <table:table-cell office:value-type="float" office:value="25.4666666666667">
                <text:p>25.466666666666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0">
                <text:p>10</text:p>
              </table:table-cell>
              <table:table-cell office:value-type="float" office:value="24.8666666666667">
                <text:p>24.866666666666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5">
                <text:p>25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">
                <text:p>17</text:p>
              </table:table-cell>
              <table:table-cell office:value-type="float" office:value="23.3333333333333">
                <text:p>23.333333333333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9">
                <text:p>9</text:p>
              </table:table-cell>
              <table:table-cell office:value-type="float" office:value="20.1333333333333">
                <text:p>20.133333333333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32">
                <text:p>32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5">
                <text:p>15</text:p>
              </table:table-cell>
              <table:table-cell office:value-type="float" office:value="18.9333333333333">
                <text:p>18.933333333333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8">
                <text:p>8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3">
                <text:p>3</text:p>
              </table:table-cell>
              <table:table-cell office:value-type="float" office:value="17.9333333333333">
                <text:p>17.933333333333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1">
                <text:p>21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  <table:table-cell office:value-type="float" office:value="16.2666666666667">
                <text:p>16.266666666666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3">
                <text:p>13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">
                <text:p>5</text:p>
              </table:table-cell>
              <table:table-cell office:value-type="float" office:value="14.8666666666667">
                <text:p>14.866666666666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">
                <text:p>1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8">
                <text:p>18</text:p>
              </table:table-cell>
              <table:table-cell office:value-type="float" office:value="14.7333333333333">
                <text:p>14.7333333333333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8">
                <text:p>18</text:p>
              </table:table-cell>
              <table:table-cell office:value-type="float" office:value="14.0666666666667">
                <text:p>14.06666666666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2">
                <text:p>12</text:p>
              </table:table-cell>
              <table:table-cell office:value-type="float" office:value="14.2666666666667">
                <text:p>14.266666666666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3">
                <text:p>3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">
                <text:p>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8">
                <text:p>18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20">
                <text:p>20</text:p>
              </table:table-cell>
              <table:table-cell office:value-type="float" office:value="12.9333333333333">
                <text:p>12.933333333333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8">
                <text:p>18</text:p>
              </table:table-cell>
              <table:table-cell office:value-type="float" office:value="11.8666666666667">
                <text:p>11.866666666666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1">
                <text:p>1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3">
                <text:p>3</text:p>
              </table:table-cell>
              <table:table-cell office:value-type="float" office:value="11.4666666666667">
                <text:p>11.466666666666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">
                <text:p>5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">
                <text:p>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2">
                <text:p>12</text:p>
              </table:table-cell>
              <table:table-cell office:value-type="float" office:value="11.5333333333333">
                <text:p>11.5333333333333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7">
                <text:p>17</text:p>
              </table:table-cell>
              <table:table-cell office:value-type="float" office:value="11.4666666666667">
                <text:p>11.466666666666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6">
                <text:p>6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2">
                <text:p>2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8">
                <text:p>18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6">
                <text:p>6</text:p>
              </table:table-cell>
              <table:table-cell office:value-type="float" office:value="10.4666666666667">
                <text:p>10.466666666666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">
                <text:p>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6">
                <text:p>16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7">
                <text:p>17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9">
                <text:p>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2">
                <text:p>12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">
                <text:p>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3">
                <text:p>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">
                <text:p>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0">
                <text:p>10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4">
                <text:p>14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0">
                <text:p>10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2">
                <text:p>1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">
                <text:p>2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3">
                <text:p>3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2">
                <text:p>3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8">
                <text:p>8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4">
                <text:p>14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6">
                <text:p>6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9">
                <text:p>9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5">
                <text:p>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9">
                <text:p>9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27">
                <text:p>27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0">
                <text:p>20</text:p>
              </table:table-cell>
              <table:table-cell office:value-type="float" office:value="12.0666666666667">
                <text:p>12.066666666666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1">
                <text:p>2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27">
                <text:p>27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27">
                <text:p>27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8">
                <text:p>18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11">
                <text:p>1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37">
                <text:p>37</text:p>
              </table:table-cell>
              <table:table-cell office:value-type="float" office:value="18.0666666666667">
                <text:p>18.0666666666667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37">
                <text:p>37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0">
                <text:p>40</text:p>
              </table:table-cell>
              <table:table-cell office:value-type="float" office:value="20.5333333333333">
                <text:p>20.533333333333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34">
                <text:p>34</text:p>
              </table:table-cell>
              <table:table-cell office:value-type="float" office:value="21.8666666666667">
                <text:p>21.866666666666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5">
                <text:p>35</text:p>
              </table:table-cell>
              <table:table-cell office:value-type="float" office:value="23.8">
                <text:p>23.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7">
                <text:p>17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3">
                <text:p>13</text:p>
              </table:table-cell>
              <table:table-cell office:value-type="float" office:value="24.8666666666667">
                <text:p>24.866666666666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72">
                <text:p>72</text:p>
              </table:table-cell>
              <table:table-cell office:value-type="float" office:value="29.0666666666667">
                <text:p>29.0666666666667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71">
                <text:p>7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59">
                <text:p>59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66">
                <text:p>6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9">
                <text:p>49</text:p>
              </table:table-cell>
              <table:table-cell office:value-type="float" office:value="39.0666666666667">
                <text:p>39.066666666666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3">
                <text:p>33</text:p>
              </table:table-cell>
              <table:table-cell office:value-type="float" office:value="39.4666666666667">
                <text:p>39.4666666666667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9">
                <text:p>19</text:p>
              </table:table-cell>
              <table:table-cell office:value-type="float" office:value="39.5333333333333">
                <text:p>39.533333333333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6">
                <text:p>76</text:p>
              </table:table-cell>
              <table:table-cell office:value-type="float" office:value="43.8666666666667">
                <text:p>43.8666666666667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0">
                <text:p>70</text:p>
              </table:table-cell>
              <table:table-cell office:value-type="float" office:value="46.0666666666667">
                <text:p>46.066666666666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77">
                <text:p>77</text:p>
              </table:table-cell>
              <table:table-cell office:value-type="float" office:value="48.7333333333333">
                <text:p>48.733333333333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87">
                <text:p>87</text:p>
              </table:table-cell>
              <table:table-cell office:value-type="float" office:value="51.8666666666667">
                <text:p>51.8666666666667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81">
                <text:p>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50">
                <text:p>50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43">
                <text:p>143</text:p>
              </table:table-cell>
              <table:table-cell office:value-type="float" office:value="67.8666666666667">
                <text:p>67.8666666666667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37">
                <text:p>137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138">
                <text:p>138</text:p>
              </table:table-cell>
              <table:table-cell office:value-type="float" office:value="76.6666666666667">
                <text:p>76.666666666666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36">
                <text:p>136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50">
                <text:p>150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67">
                <text:p>67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80">
                <text:p>80</text:p>
              </table:table-cell>
              <table:table-cell office:value-type="float" office:value="91.7333333333333">
                <text:p>91.733333333333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241">
                <text:p>241</text:p>
              </table:table-cell>
              <table:table-cell office:value-type="float" office:value="106.533333333333">
                <text:p>106.53333333333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91">
                <text:p>191</text:p>
              </table:table-cell>
              <table:table-cell office:value-type="float" office:value="114.2">
                <text:p>114.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89">
                <text:p>189</text:p>
              </table:table-cell>
              <table:table-cell office:value-type="float" office:value="122.133333333333">
                <text:p>122.133333333333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224">
                <text:p>224</text:p>
              </table:table-cell>
              <table:table-cell office:value-type="float" office:value="131.933333333333">
                <text:p>131.93333333333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74">
                <text:p>174</text:p>
              </table:table-cell>
              <table:table-cell office:value-type="float" office:value="137.733333333333">
                <text:p>137.73333333333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51">
                <text:p>151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">
                <text:p>102</text:p>
              </table:table-cell>
              <table:table-cell office:value-type="float" office:value="144.866666666667">
                <text:p>144.86666666666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367">
                <text:p>36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310">
                <text:p>310</text:p>
              </table:table-cell>
              <table:table-cell office:value-type="float" office:value="177.133333333333">
                <text:p>177.13333333333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280">
                <text:p>280</text:p>
              </table:table-cell>
              <table:table-cell office:value-type="float" office:value="186.666666666667">
                <text:p>186.66666666666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274">
                <text:p>274</text:p>
              </table:table-cell>
              <table:table-cell office:value-type="float" office:value="195.733333333333">
                <text:p>195.73333333333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326">
                <text:p>326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162">
                <text:p>162</text:p>
              </table:table-cell>
              <table:table-cell office:value-type="float" office:value="209.2">
                <text:p>209.2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136">
                <text:p>136</text:p>
              </table:table-cell>
              <table:table-cell office:value-type="float" office:value="213.8">
                <text:p>213.8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97">
                <text:p>397</text:p>
              </table:table-cell>
              <table:table-cell office:value-type="float" office:value="234.933333333333">
                <text:p>234.93333333333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92">
                <text:p>492</text:p>
              </table:table-cell>
              <table:table-cell office:value-type="float" office:value="251.666666666667">
                <text:p>251.66666666666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78">
                <text:p>378</text:p>
              </table:table-cell>
              <table:table-cell office:value-type="float" office:value="264.133333333333">
                <text:p>264.13333333333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355">
                <text:p>355</text:p>
              </table:table-cell>
              <table:table-cell office:value-type="float" office:value="275.2">
                <text:p>275.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13">
                <text:p>413</text:p>
              </table:table-cell>
              <table:table-cell office:value-type="float" office:value="287.8">
                <text:p>287.8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56">
                <text:p>156</text:p>
              </table:table-cell>
              <table:table-cell office:value-type="float" office:value="286.6">
                <text:p>286.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95">
                <text:p>195</text:p>
              </table:table-cell>
              <table:table-cell office:value-type="float" office:value="289.533333333333">
                <text:p>289.53333333333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32">
                <text:p>532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96">
                <text:p>596</text:p>
              </table:table-cell>
              <table:table-cell office:value-type="float" office:value="333.466666666667">
                <text:p>333.46666666666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63">
                <text:p>563</text:p>
              </table:table-cell>
              <table:table-cell office:value-type="float" office:value="350.333333333333">
                <text:p>350.33333333333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376">
                <text:p>376</text:p>
              </table:table-cell>
              <table:table-cell office:value-type="float" office:value="356.733333333333">
                <text:p>356.73333333333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62">
                <text:p>462</text:p>
              </table:table-cell>
              <table:table-cell office:value-type="float" office:value="369.266666666667">
                <text:p>369.266666666667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8">
                <text:p>168</text:p>
              </table:table-cell>
              <table:table-cell office:value-type="float" office:value="358.733333333333">
                <text:p>358.73333333333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214">
                <text:p>214</text:p>
              </table:table-cell>
              <table:table-cell office:value-type="float" office:value="362.2">
                <text:p>362.2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599">
                <text:p>599</text:p>
              </table:table-cell>
              <table:table-cell office:value-type="float" office:value="393.066666666667">
                <text:p>393.06666666666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29">
                <text:p>529</text:p>
              </table:table-cell>
              <table:table-cell office:value-type="float" office:value="401.866666666667">
                <text:p>401.86666666666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02">
                <text:p>502</text:p>
              </table:table-cell>
              <table:table-cell office:value-type="float" office:value="402.533333333333">
                <text:p>402.533333333333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511">
                <text:p>511</text:p>
              </table:table-cell>
              <table:table-cell office:value-type="float" office:value="411.4">
                <text:p>411.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340">
                <text:p>340</text:p>
              </table:table-cell>
              <table:table-cell office:value-type="float" office:value="410.4">
                <text:p>410.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99">
                <text:p>399</text:p>
              </table:table-cell>
              <table:table-cell office:value-type="float" office:value="409.466666666667">
                <text:p>409.46666666666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207">
                <text:p>207</text:p>
              </table:table-cell>
              <table:table-cell office:value-type="float" office:value="412.866666666667">
                <text:p>412.86666666666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08">
                <text:p>608</text:p>
              </table:table-cell>
              <table:table-cell office:value-type="float" office:value="440.4">
                <text:p>440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95">
                <text:p>695</text:p>
              </table:table-cell>
              <table:table-cell office:value-type="float" office:value="451.266666666667">
                <text:p>451.26666666666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98">
                <text:p>498</text:p>
              </table:table-cell>
              <table:table-cell office:value-type="float" office:value="444.733333333333">
                <text:p>444.73333333333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20">
                <text:p>520</text:p>
              </table:table-cell>
              <table:table-cell office:value-type="float" office:value="441.866666666667">
                <text:p>441.8666666666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79">
                <text:p>479</text:p>
              </table:table-cell>
              <table:table-cell office:value-type="float" office:value="448.733333333333">
                <text:p>448.73333333333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215">
                <text:p>215</text:p>
              </table:table-cell>
              <table:table-cell office:value-type="float" office:value="432.266666666667">
                <text:p>432.26666666666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203">
                <text:p>203</text:p>
              </table:table-cell>
              <table:table-cell office:value-type="float" office:value="434.6">
                <text:p>434.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'Great Britain'.A2:'Great Britain'.A315 'Great Britain'.H1:'Great Britain'.H315" chart:data-source-has-labels="both" svg:x="0.319cm" svg:y="0.18cm" svg:width="15.36cm" svg:height="8.645cm">
          <chart:coordinate-region svg:x="1.389cm" svg:y="0.38cm" svg:width="13.766cm" svg:height="7.798cm"/>
          <chart:axis chart:dimension="x" chart:name="primary-x" chart:style-name="ch3" chartooo:axis-type="auto">
            <chartooo:date-scale/>
            <chart:categories table:cell-range-address="'Great Britain'.A2:'Great Britain'.A3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eat Britain'.H2:'Great Britain'.H315" chart:label-cell-address="'Great Britain'.H1:'Great Britain'.H1" chart:class="chart:line">
            <chart:data-point chart:repeated="3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 Day Deaths</text:p>
                <draw:g>
                  <svg:desc>'Great Britain'.H1:'Great Britain'.H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'Great Britain'.A2:'Great Britain'.A315</svg:desc>
                </draw:g>
              </table:table-cell>
              <table:table-cell office:value-type="float" office:value="NaN">
                <text:p>NaN</text:p>
                <draw:g>
                  <svg:desc>'Great Britain'.H2:'Great Britain'.H315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3.25">
                <text:p>23.2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7.625">
                <text:p>77.62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96.125">
                <text:p>96.1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26.375">
                <text:p>126.37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58.875">
                <text:p>158.87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78.25">
                <text:p>178.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27.125">
                <text:p>327.12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85.375">
                <text:p>385.37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54.75">
                <text:p>454.7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13.375">
                <text:p>513.37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96.625">
                <text:p>596.62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66.5">
                <text:p>766.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880.25">
                <text:p>880.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893.625">
                <text:p>893.62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81.125">
                <text:p>881.12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96.625">
                <text:p>896.62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60.375">
                <text:p>960.37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32.75">
                <text:p>932.7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933.75">
                <text:p>933.7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908.375">
                <text:p>908.3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906.5">
                <text:p>906.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55.125">
                <text:p>855.1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907.375">
                <text:p>907.37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79.5">
                <text:p>879.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54.5">
                <text:p>854.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51.75">
                <text:p>851.7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839.5">
                <text:p>839.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46.5">
                <text:p>746.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32.75">
                <text:p>732.7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782.125">
                <text:p>782.1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25.5">
                <text:p>725.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697.875">
                <text:p>697.87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99.875">
                <text:p>699.87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645.75">
                <text:p>645.7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575.375">
                <text:p>575.37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614.25">
                <text:p>614.2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573.75">
                <text:p>573.7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534.625">
                <text:p>534.62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527.625">
                <text:p>527.62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74.5">
                <text:p>474.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20.375">
                <text:p>420.37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63.125">
                <text:p>463.12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391.75">
                <text:p>391.75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378.375">
                <text:p>378.37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357.25">
                <text:p>357.2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331.25">
                <text:p>331.2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322.375">
                <text:p>322.37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325.75">
                <text:p>325.7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303.875">
                <text:p>303.87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96.125">
                <text:p>296.1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79.75">
                <text:p>279.7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275.75">
                <text:p>275.7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80.375">
                <text:p>280.37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68.625">
                <text:p>268.62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270.375">
                <text:p>270.37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253.375">
                <text:p>253.37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33.375">
                <text:p>233.37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96.75">
                <text:p>196.7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30.375">
                <text:p>230.37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93.875">
                <text:p>193.87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183.25">
                <text:p>183.2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166.875">
                <text:p>166.87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54.375">
                <text:p>154.37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152.75">
                <text:p>152.7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166.625">
                <text:p>166.62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155.875">
                <text:p>155.87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133.625">
                <text:p>133.62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133.75">
                <text:p>133.7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114.875">
                <text:p>114.87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100.375">
                <text:p>100.37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06.375">
                <text:p>106.37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83.375">
                <text:p>83.375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76.875">
                <text:p>76.87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7.375">
                <text:p>67.37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9.625">
                <text:p>69.625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2.875">
                <text:p>62.87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5.625">
                <text:p>45.62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.625">
                <text:p>44.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35.875">
                <text:p>35.87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31.875">
                <text:p>31.87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7.875">
                <text:p>27.87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4.375">
                <text:p>24.37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0.625">
                <text:p>20.62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9.875">
                <text:p>19.87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6.375">
                <text:p>16.37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3.125">
                <text:p>13.12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2.625">
                <text:p>12.62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1.125">
                <text:p>11.12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0.125">
                <text:p>10.12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1.375">
                <text:p>11.37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0.875">
                <text:p>10.87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9.875">
                <text:p>9.87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3.875">
                <text:p>13.87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8.875">
                <text:p>28.87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9.875">
                <text:p>29.87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8.625">
                <text:p>28.62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35.625">
                <text:p>35.6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39.875">
                <text:p>39.875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2.625">
                <text:p>42.62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5.875">
                <text:p>45.87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7.75">
                <text:p>47.7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55.625">
                <text:p>55.62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56.125">
                <text:p>56.12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5.625">
                <text:p>65.62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1.125">
                <text:p>81.12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4.625">
                <text:p>104.62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10.75">
                <text:p>110.7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12.625">
                <text:p>112.62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59.75">
                <text:p>159.7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64.625">
                <text:p>164.62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204.875">
                <text:p>204.87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224.625">
                <text:p>224.62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235.25">
                <text:p>235.2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44.625">
                <text:p>244.62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297.125">
                <text:p>297.12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05.625">
                <text:p>305.62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332.375">
                <text:p>332.37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311.125">
                <text:p>311.125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315.25">
                <text:p>315.2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64.75">
                <text:p>364.7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389.625">
                <text:p>389.62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98.5">
                <text:p>398.5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398.25">
                <text:p>398.2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11.625">
                <text:p>411.62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88.25">
                <text:p>388.25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38.75">
                <text:p>438.7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38.375">
                <text:p>438.37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26.625">
                <text:p>426.62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20.125">
                <text:p>420.12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15.625">
                <text:p>415.62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07.75">
                <text:p>407.75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12.625">
                <text:p>412.62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61.875">
                <text:p>461.87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73.875">
                <text:p>473.87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72.25">
                <text:p>472.2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68.25">
                <text:p>468.2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52.625">
                <text:p>452.62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28.125">
                <text:p>428.1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921cm" svg:y="0.316cm" chart:style-name="ch2">
          <text:p>Daily Deaths w/ 14 day moving average.</text:p>
        </chart:title>
        <chart:legend chart:legend-position="bottom" svg:x="5.476cm" svg:y="8.406cm" style:legend-expansion="wide" chart:style-name="ch3"/>
        <chart:plot-area chart:style-name="ch4" table:cell-range-address="'COVID-19'.A2:'COVID-19'.A337 'COVID-19'.C1:'COVID-19'.C337 'COVID-19'.F1:'COVID-19'.F337" chart:data-source-has-labels="both" svg:x="0.319cm" svg:y="1.275cm" svg:width="15.36cm" svg:height="6.767cm">
          <chart:coordinate-region svg:x="1.126cm" svg:y="1.474cm" svg:width="14.553cm" svg:height="5.921cm"/>
          <chart:axis chart:dimension="x" chart:name="primary-x" chart:style-name="ch5" chartooo:axis-type="auto">
            <chartooo:date-scale/>
            <chart:categories table:cell-range-address="'COVID-19'.A2:'COVID-19'.A3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VID-19'.C2:'COVID-19'.C337" chart:label-cell-address="'COVID-19'.C1:'COVID-19'.C1" chart:class="chart:line">
            <chart:data-point chart:repeated="336"/>
          </chart:series>
          <chart:series chart:style-name="ch9" chart:values-cell-range-address="'COVID-19'.F2:'COVID-19'.F337" chart:label-cell-address="'COVID-19'.F1:'COVID-19'.F1" chart:class="chart:line">
            <chart:data-point chart:repeated="3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'COVID-19'.C1:'COVID-19'.C1</svg:desc>
                </draw:g>
              </table:table-cell>
              <table:table-cell office:value-type="string">
                <text:p>DeathsAvg</text:p>
                <draw:g>
                  <svg:desc>'COVID-19'.F1:'COVID-19'.F1</svg:desc>
                </draw:g>
              </table:table-cell>
            </table:table-row>
          </table:table-header-rows>
          <table:table-rows>
            <table:table-row>
              <table:table-cell office:value-type="float" office:value="43830">
                <text:p>43830</text:p>
                <draw:g>
                  <svg:desc>'COVID-19'.A2:'COVID-19'.A337</svg:desc>
                </draw:g>
              </table:table-cell>
              <table:table-cell office:value-type="float" office:value="0">
                <text:p>0</text:p>
                <draw:g>
                  <svg:desc>'COVID-19'.C2:'COVID-19'.C337</svg:desc>
                </draw:g>
              </table:table-cell>
              <table:table-cell office:value-type="float" office:value="NaN">
                <text:p>NaN</text:p>
                <draw:g>
                  <svg:desc>'COVID-19'.F2:'COVID-19'.F337</svg:desc>
                </draw:g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9">
                <text:p>9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1">
                <text:p>1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1">
                <text:p>11</text:p>
              </table:table-cell>
              <table:table-cell office:value-type="float" office:value="4.13333333333333">
                <text:p>4.1333333333333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1">
                <text:p>21</text:p>
              </table:table-cell>
              <table:table-cell office:value-type="float" office:value="5.53333333333333">
                <text:p>5.5333333333333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1">
                <text:p>31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2">
                <text:p>32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5">
                <text:p>35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">
                <text:p>3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">
                <text:p>45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8">
                <text:p>48</text:p>
              </table:table-cell>
              <table:table-cell office:value-type="float" office:value="21.7333333333333">
                <text:p>21.733333333333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3">
                <text:p>53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0">
                <text:p>70</text:p>
              </table:table-cell>
              <table:table-cell office:value-type="float" office:value="29.4666666666667">
                <text:p>29.466666666666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0">
                <text:p>80</text:p>
              </table:table-cell>
              <table:table-cell office:value-type="float" office:value="34.2666666666667">
                <text:p>34.266666666666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0">
                <text:p>70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85">
                <text:p>85</text:p>
              </table:table-cell>
              <table:table-cell office:value-type="float" office:value="43.4666666666667">
                <text:p>43.466666666666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0">
                <text:p>90</text:p>
              </table:table-cell>
              <table:table-cell office:value-type="float" office:value="48.7333333333333">
                <text:p>48.733333333333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4">
                <text:p>8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15">
                <text:p>115</text:p>
              </table:table-cell>
              <table:table-cell office:value-type="float" office:value="59.8666666666667">
                <text:p>59.8666666666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86">
                <text:p>86</text:p>
              </table:table-cell>
              <table:table-cell office:value-type="float" office:value="64.1333333333333">
                <text:p>64.133333333333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90">
                <text:p>90</text:p>
              </table:table-cell>
              <table:table-cell office:value-type="float" office:value="68.0666666666667">
                <text:p>68.06666666666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02">
                <text:p>102</text:p>
              </table:table-cell>
              <table:table-cell office:value-type="float" office:value="72.7333333333333">
                <text:p>72.7333333333333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97">
                <text:p>97</text:p>
              </table:table-cell>
              <table:table-cell office:value-type="float" office:value="76.8666666666667">
                <text:p>76.866666666666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4">
                <text:p>84</text:p>
              </table:table-cell>
              <table:table-cell office:value-type="float" office:value="79.9333333333333">
                <text:p>79.93333333333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2">
                <text:p>92</text:p>
              </table:table-cell>
              <table:table-cell office:value-type="float" office:value="83.0666666666667">
                <text:p>83.06666666666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15">
                <text:p>115</text:p>
              </table:table-cell>
              <table:table-cell office:value-type="float" office:value="87.5333333333333">
                <text:p>87.533333333333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11">
                <text:p>111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3">
                <text:p>83</text:p>
              </table:table-cell>
              <table:table-cell office:value-type="float" office:value="92.2666666666667">
                <text:p>92.26666666666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6">
                <text:p>86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7">
                <text:p>8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5">
                <text:p>8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2">
                <text:p>62</text:p>
              </table:table-cell>
              <table:table-cell office:value-type="float" office:value="91.9333333333333">
                <text:p>91.933333333333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7">
                <text:p>77</text:p>
              </table:table-cell>
              <table:table-cell office:value-type="float" office:value="91.4666666666667">
                <text:p>91.466666666666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6">
                <text:p>86</text:p>
              </table:table-cell>
              <table:table-cell office:value-type="float" office:value="89.5333333333333">
                <text:p>89.5333333333333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9">
                <text:p>89</text:p>
              </table:table-cell>
              <table:table-cell office:value-type="float" office:value="89.7333333333333">
                <text:p>89.73333333333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3">
                <text:p>73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4">
                <text:p>74</text:p>
              </table:table-cell>
              <table:table-cell office:value-type="float" office:value="86.7333333333333">
                <text:p>86.733333333333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4">
                <text:p>7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3">
                <text:p>83</text:p>
              </table:table-cell>
              <table:table-cell office:value-type="float" office:value="85.1333333333333">
                <text:p>85.133333333333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3">
                <text:p>83</text:p>
              </table:table-cell>
              <table:table-cell office:value-type="float" office:value="84.5333333333333">
                <text:p>84.533333333333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8">
                <text:p>78</text:p>
              </table:table-cell>
              <table:table-cell office:value-type="float" office:value="82.0666666666667">
                <text:p>82.066666666666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8">
                <text:p>78</text:p>
              </table:table-cell>
              <table:table-cell office:value-type="float" office:value="79.8666666666667">
                <text:p>79.866666666666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73">
                <text:p>73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75">
                <text:p>75</text:p>
              </table:table-cell>
              <table:table-cell office:value-type="float" office:value="78.4666666666667">
                <text:p>78.46666666666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84">
                <text:p>84</text:p>
              </table:table-cell>
              <table:table-cell office:value-type="float" office:value="78.2666666666667">
                <text:p>78.266666666666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2">
                <text:p>72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73">
                <text:p>73</text:p>
              </table:table-cell>
              <table:table-cell office:value-type="float" office:value="78.1333333333333">
                <text:p>78.133333333333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80">
                <text:p>80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0">
                <text:p>6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8">
                <text:p>68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73">
                <text:p>73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5">
                <text:p>6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1">
                <text:p>61</text:p>
              </table:table-cell>
              <table:table-cell office:value-type="float" office:value="73.7333333333333">
                <text:p>73.733333333333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50">
                <text:p>50</text:p>
              </table:table-cell>
              <table:table-cell office:value-type="float" office:value="71.5333333333333">
                <text:p>71.533333333333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6">
                <text:p>46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58">
                <text:p>58</text:p>
              </table:table-cell>
              <table:table-cell office:value-type="float" office:value="67.7333333333333">
                <text:p>67.733333333333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8">
                <text:p>48</text:p>
              </table:table-cell>
              <table:table-cell office:value-type="float" office:value="65.7333333333333">
                <text:p>65.733333333333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3">
                <text:p>53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9">
                <text:p>59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1">
                <text:p>41</text:p>
              </table:table-cell>
              <table:table-cell office:value-type="float" office:value="60.4666666666667">
                <text:p>60.466666666666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2">
                <text:p>52</text:p>
              </table:table-cell>
              <table:table-cell office:value-type="float" office:value="59.1333333333333">
                <text:p>59.133333333333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3">
                <text:p>5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6">
                <text:p>5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5">
                <text:p>55</text:p>
              </table:table-cell>
              <table:table-cell office:value-type="float" office:value="55.8666666666667">
                <text:p>55.866666666666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4">
                <text:p>44</text:p>
              </table:table-cell>
              <table:table-cell office:value-type="float" office:value="54.2666666666667">
                <text:p>54.266666666666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2">
                <text:p>42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28">
                <text:p>28</text:p>
              </table:table-cell>
              <table:table-cell office:value-type="float" office:value="49.7333333333333">
                <text:p>49.733333333333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38">
                <text:p>38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0">
                <text:p>40</text:p>
              </table:table-cell>
              <table:table-cell office:value-type="float" office:value="47.5333333333333">
                <text:p>47.533333333333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">
                <text:p>41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39">
                <text:p>39</text:p>
              </table:table-cell>
              <table:table-cell office:value-type="float" office:value="45.9333333333333">
                <text:p>45.93333333333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6">
                <text:p>46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9">
                <text:p>39</text:p>
              </table:table-cell>
              <table:table-cell office:value-type="float" office:value="44.8666666666667">
                <text:p>44.866666666666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36">
                <text:p>36</text:p>
              </table:table-cell>
              <table:table-cell office:value-type="float" office:value="43.3333333333333">
                <text:p>43.333333333333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28">
                <text:p>28</text:p>
              </table:table-cell>
              <table:table-cell office:value-type="float" office:value="42.4666666666667">
                <text:p>42.466666666666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">
                <text:p>43</text:p>
              </table:table-cell>
              <table:table-cell office:value-type="float" office:value="41.8666666666667">
                <text:p>41.866666666666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37">
                <text:p>37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3">
                <text:p>33</text:p>
              </table:table-cell>
              <table:table-cell office:value-type="float" office:value="37.5333333333333">
                <text:p>37.533333333333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3">
                <text:p>33</text:p>
              </table:table-cell>
              <table:table-cell office:value-type="float" office:value="36.5333333333333">
                <text:p>36.533333333333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0">
                <text:p>40</text:p>
              </table:table-cell>
              <table:table-cell office:value-type="float" office:value="37.3333333333333">
                <text:p>37.333333333333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5">
                <text:p>35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9">
                <text:p>2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3">
                <text:p>33</text:p>
              </table:table-cell>
              <table:table-cell office:value-type="float" office:value="35.8666666666667">
                <text:p>35.8666666666667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27">
                <text:p>27</text:p>
              </table:table-cell>
              <table:table-cell office:value-type="float" office:value="35.0666666666667">
                <text:p>35.066666666666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28">
                <text:p>28</text:p>
              </table:table-cell>
              <table:table-cell office:value-type="float" office:value="33.2666666666667">
                <text:p>33.2666666666667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9">
                <text:p>29</text:p>
              </table:table-cell>
              <table:table-cell office:value-type="float" office:value="33.0666666666667">
                <text:p>33.0666666666667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30">
                <text:p>3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9">
                <text:p>29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2">
                <text:p>2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0">
                <text:p>20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5">
                <text:p>25</text:p>
              </table:table-cell>
              <table:table-cell office:value-type="float" office:value="29.4666666666667">
                <text:p>29.466666666666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2">
                <text:p>22</text:p>
              </table:table-cell>
              <table:table-cell office:value-type="float" office:value="28.7333333333333">
                <text:p>28.733333333333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3">
                <text:p>2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3">
                <text:p>23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16">
                <text:p>1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0">
                <text:p>20</text:p>
              </table:table-cell>
              <table:table-cell office:value-type="float" office:value="22.9333333333333">
                <text:p>22.933333333333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5">
                <text:p>15</text:p>
              </table:table-cell>
              <table:table-cell office:value-type="float" office:value="22.0666666666667">
                <text:p>22.0666666666667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">
                <text:p>15</text:p>
              </table:table-cell>
              <table:table-cell office:value-type="float" office:value="20.9333333333333">
                <text:p>20.933333333333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8">
                <text:p>8</text:p>
              </table:table-cell>
              <table:table-cell office:value-type="float" office:value="19.5333333333333">
                <text:p>19.533333333333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5">
                <text:p>15</text:p>
              </table:table-cell>
              <table:table-cell office:value-type="float" office:value="18.5333333333333">
                <text:p>18.533333333333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9">
                <text:p>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5">
                <text:p>15</text:p>
              </table:table-cell>
              <table:table-cell office:value-type="float" office:value="16.7333333333333">
                <text:p>16.733333333333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2">
                <text:p>1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1">
                <text:p>11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5">
                <text:p>1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4">
                <text:p>1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0">
                <text:p>10</text:p>
              </table:table-cell>
              <table:table-cell office:value-type="float" office:value="14.1333333333333">
                <text:p>14.133333333333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8">
                <text:p>8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8">
                <text:p>8</text:p>
              </table:table-cell>
              <table:table-cell office:value-type="float" office:value="12.4666666666667">
                <text:p>12.466666666666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">
                <text:p>6</text:p>
              </table:table-cell>
              <table:table-cell office:value-type="float" office:value="11.5333333333333">
                <text:p>11.5333333333333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">
                <text:p>6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">
                <text:p>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1">
                <text:p>1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">
                <text:p>7</text:p>
              </table:table-cell>
              <table:table-cell office:value-type="float" office:value="10.0666666666667">
                <text:p>10.066666666666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6">
                <text:p>6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">
                <text:p>7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">
                <text:p>6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5">
                <text:p>5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3">
                <text:p>3</text:p>
              </table:table-cell>
              <table:table-cell office:value-type="float" office:value="7.73333333333333">
                <text:p>7.7333333333333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  <table:table-cell office:value-type="float" office:value="6.86666666666667">
                <text:p>6.8666666666666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2">
                <text:p>2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">
                <text:p>4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">
                <text:p>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">
                <text:p>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3">
                <text:p>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">
                <text:p>4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">
                <text:p>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">
                <text:p>2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">
                <text:p>4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2">
                <text:p>2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">
                <text:p>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5">
                <text:p>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">
                <text:p>3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">
                <text:p>4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2">
                <text:p>2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5">
                <text:p>5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">
                <text:p>1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">
                <text:p>3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">
                <text:p>2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3">
                <text:p>3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">
                <text:p>2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3">
                <text:p>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">
                <text:p>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">
                <text:p>4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3">
                <text:p>3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">
                <text:p>3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">
                <text:p>4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3">
                <text:p>3</text:p>
              </table:table-cell>
              <table:table-cell office:value-type="float" office:value="2.26666666666667">
                <text:p>2.2666666666666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5">
                <text:p>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">
                <text:p>5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">
                <text:p>3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">
                <text:p>4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">
                <text:p>4</text:p>
              </table:table-cell>
              <table:table-cell office:value-type="float" office:value="2.93333333333333">
                <text:p>2.9333333333333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3">
                <text:p>3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9">
                <text:p>9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">
                <text:p>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">
                <text:p>8</text:p>
              </table:table-cell>
              <table:table-cell office:value-type="float" office:value="3.86666666666667">
                <text:p>3.8666666666666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">
                <text:p>8</text:p>
              </table:table-cell>
              <table:table-cell office:value-type="float" office:value="4.06666666666667">
                <text:p>4.0666666666666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1">
                <text:p>11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">
                <text:p>9</text:p>
              </table:table-cell>
              <table:table-cell office:value-type="float" office:value="5.06666666666667">
                <text:p>5.0666666666666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">
                <text:p>9</text:p>
              </table:table-cell>
              <table:table-cell office:value-type="float" office:value="6.06666666666667">
                <text:p>6.0666666666666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9">
                <text:p>9</text:p>
              </table:table-cell>
              <table:table-cell office:value-type="float" office:value="6.46666666666667">
                <text:p>6.46666666666667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2">
                <text:p>12</text:p>
              </table:table-cell>
              <table:table-cell office:value-type="float" office:value="7.13333333333333">
                <text:p>7.1333333333333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2">
                <text:p>2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0">
                <text:p>2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9">
                <text:p>1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21">
                <text:p>21</text:p>
              </table:table-cell>
              <table:table-cell office:value-type="float" office:value="11.7333333333333">
                <text:p>11.733333333333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25">
                <text:p>25</text:p>
              </table:table-cell>
              <table:table-cell office:value-type="float" office:value="14.0666666666667">
                <text:p>14.0666666666667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26">
                <text:p>26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20">
                <text:p>20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34">
                <text:p>34</text:p>
              </table:table-cell>
              <table:table-cell office:value-type="float" office:value="17.8666666666667">
                <text:p>17.8666666666667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5">
                <text:p>35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5">
                <text:p>25</text:p>
              </table:table-cell>
              <table:table-cell office:value-type="float" office:value="20.5333333333333">
                <text:p>20.5333333333333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24">
                <text:p>24</text:p>
              </table:table-cell>
              <table:table-cell office:value-type="float" office:value="21.5333333333333">
                <text:p>21.533333333333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29">
                <text:p>29</text:p>
              </table:table-cell>
              <table:table-cell office:value-type="float" office:value="22.8666666666667">
                <text:p>22.8666666666667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1">
                <text:p>31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0">
                <text:p>30</text:p>
              </table:table-cell>
              <table:table-cell office:value-type="float" office:value="25.5333333333333">
                <text:p>25.533333333333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32">
                <text:p>32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39">
                <text:p>39</text:p>
              </table:table-cell>
              <table:table-cell office:value-type="float" office:value="28.3333333333333">
                <text:p>28.333333333333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6">
                <text:p>26</text:p>
              </table:table-cell>
              <table:table-cell office:value-type="float" office:value="28.6666666666667">
                <text:p>28.666666666666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24">
                <text:p>24</text:p>
              </table:table-cell>
              <table:table-cell office:value-type="float" office:value="28.9333333333333">
                <text:p>28.933333333333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2">
                <text:p>32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33">
                <text:p>33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21">
                <text:p>21</text:p>
              </table:table-cell>
              <table:table-cell office:value-type="float" office:value="29.3333333333333">
                <text:p>29.333333333333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">
                <text:p>10</text:p>
              </table:table-cell>
              <table:table-cell office:value-type="float" office:value="27.6666666666667">
                <text:p>27.666666666666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3">
                <text:p>3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6">
                <text:p>16</text:p>
              </table:table-cell>
              <table:table-cell office:value-type="float" office:value="25.6666666666667">
                <text:p>25.6666666666667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0">
                <text:p>0</text:p>
              </table:table-cell>
              <table:table-cell office:value-type="float" office:value="23.7333333333333">
                <text:p>23.733333333333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0">
                <text:p>0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0">
                <text:p>0</text:p>
              </table:table-cell>
              <table:table-cell office:value-type="float" office:value="19.6666666666667">
                <text:p>19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527cm" svg:y="0.316cm" chart:style-name="ch2">
          <text:p>Mortality Rate</text:p>
        </chart:title>
        <chart:legend chart:legend-position="bottom" svg:x="7.075cm" svg:y="8.406cm" style:legend-expansion="wide" chart:style-name="ch3"/>
        <chart:plot-area chart:style-name="ch4" table:cell-range-address="'COVID-19'.A2:'COVID-19'.A337 'COVID-19'.D1:'COVID-19'.D337" chart:data-source-has-labels="both" svg:x="0.319cm" svg:y="1.275cm" svg:width="15.36cm" svg:height="6.767cm">
          <chart:coordinate-region svg:x="1.258cm" svg:y="1.474cm" svg:width="14.421cm" svg:height="5.921cm"/>
          <chart:axis chart:dimension="x" chart:name="primary-x" chart:style-name="ch5" chartooo:axis-type="auto">
            <chartooo:date-scale/>
            <chart:categories table:cell-range-address="'COVID-19'.A2:'COVID-19'.A33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VID-19'.D2:'COVID-19'.D337" chart:label-cell-address="'COVID-19'.D1:'COVID-19'.D1" chart:class="chart:line">
            <chart:data-point chart:repeated="3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e</text:p>
                <draw:g>
                  <svg:desc>'COVID-19'.D1:'COVID-19'.D1</svg:desc>
                </draw:g>
              </table:table-cell>
            </table:table-row>
          </table:table-header-rows>
          <table:table-rows>
            <table:table-row>
              <table:table-cell office:value-type="float" office:value="43830">
                <text:p>43830</text:p>
                <draw:g>
                  <svg:desc>'COVID-19'.A2:'COVID-19'.A337</svg:desc>
                </draw:g>
              </table:table-cell>
              <table:table-cell office:value-type="float" office:value="NaN">
                <text:p>NaN</text:p>
                <draw:g>
                  <svg:desc>'COVID-19'.D2:'COVID-19'.D337</svg:desc>
                </draw:g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00657894736842105">
                <text:p>0.0065789473684210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0120481927710843">
                <text:p>0.012048192771084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0504201680672269">
                <text:p>0.050420168067226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0551724137931034">
                <text:p>0.055172413793103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0629370629370629">
                <text:p>0.062937062937062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0808823529411765">
                <text:p>0.080882352941176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932203389830509">
                <text:p>0.093220338983050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956521739130435">
                <text:p>0.095652173913043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0987261146496815">
                <text:p>0.098726114649681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11888111888112">
                <text:p>0.11188811188811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0958904109589041">
                <text:p>0.095890410958904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26666666666667">
                <text:p>0.1266666666666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60714285714286">
                <text:p>0.16071428571428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15384615384615">
                <text:p>0.11538461538461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11578947368421">
                <text:p>0.1115789473684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440329218107">
                <text:p>0.144032921810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44404332129964">
                <text:p>0.1444043321299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116472545757072">
                <text:p>0.11647254575707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264705882352941">
                <text:p>0.26470588235294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215938303341902">
                <text:p>0.21593830334190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155826558265583">
                <text:p>0.1558265582655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131498470948012">
                <text:p>0.13149847094801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224669603524229">
                <text:p>0.224669603524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245569620253165">
                <text:p>0.24556962025316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181034482758621">
                <text:p>0.181034482758621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240083507306889">
                <text:p>0.24008350730688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183774834437086">
                <text:p>0.18377483443708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13322632423756">
                <text:p>0.1332263242375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163533834586466">
                <text:p>0.163533834586466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219072164948454">
                <text:p>0.21907216494845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134490238611714">
                <text:p>0.13449023861171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108910891089109">
                <text:p>0.108910891089109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119113573407202">
                <text:p>0.119113573407202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117414248021108">
                <text:p>0.11741424802110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935897435897436">
                <text:p>0.093589743589743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156448202959831">
                <text:p>0.15644820295983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246666666666667">
                <text:p>0.2466666666666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147424511545293">
                <text:p>0.147424511545293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97622027534418">
                <text:p>0.09762202753441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137218045112782">
                <text:p>0.137218045112782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.250836120401338">
                <text:p>0.250836120401338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32183908045977">
                <text:p>0.3218390804597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.150943396226415">
                <text:p>0.15094339622641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.10738255033557">
                <text:p>0.10738255033557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.076530612244898">
                <text:p>0.07653061224489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0971428571428571">
                <text:p>0.097142857142857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.143418467583497">
                <text:p>0.14341846758349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.232974910394265">
                <text:p>0.23297491039426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.134065934065934">
                <text:p>0.13406593406593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.0663129973474801">
                <text:p>0.066312997347480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.0659025787965616">
                <text:p>0.065902578796561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.0882800608828006">
                <text:p>0.088280060882800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.14804469273743">
                <text:p>0.1480446927374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227799227799228">
                <text:p>0.22779922779922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0953488372093023">
                <text:p>0.095348837209302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.0780780780780781">
                <text:p>0.07807807807807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.0655940594059406">
                <text:p>0.065594059405940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.0918032786885246">
                <text:p>0.091803278688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.103383458646617">
                <text:p>0.10338345864661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0.109181141439206">
                <text:p>0.109181141439206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.0570264765784114">
                <text:p>0.057026476578411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.0509383378016086">
                <text:p>0.050938337801608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0529715762273902">
                <text:p>0.0529715762273902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.0504527813712807">
                <text:p>0.050452781371280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.106481481481481">
                <text:p>0.106481481481481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.147169811320755">
                <text:p>0.14716981132075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.0311111111111111">
                <text:p>0.031111111111111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.0411089866156788">
                <text:p>0.041108986615678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.0356111645813282">
                <text:p>0.0356111645813282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.0253054101221641">
                <text:p>0.025305410122164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.0423076923076923">
                <text:p>0.042307692307692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0822510822510823">
                <text:p>0.082251082251082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.0487444608567208">
                <text:p>0.0487444608567208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.0426894343649947">
                <text:p>0.042689434364994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.0243562978427279">
                <text:p>0.0243562978427279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.0224284609435422">
                <text:p>0.0224284609435422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.0248306997742664">
                <text:p>0.024830699774266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.0261627906976744">
                <text:p>0.026162790697674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.0717703349282297">
                <text:p>0.071770334928229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.0408759124087591">
                <text:p>0.0408759124087591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.0264681555004136">
                <text:p>0.026468155500413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199039121482498">
                <text:p>0.019903912148249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.0200803212851406">
                <text:p>0.0200803212851406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.0239867659222498">
                <text:p>0.023986765922249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.0315186246418338">
                <text:p>0.031518624641833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.0623052959501558">
                <text:p>0.0623052959501558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.0168067226890756">
                <text:p>0.0168067226890756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.013545347467609">
                <text:p>0.013545347467609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.00860046911649726">
                <text:p>0.0086004691164972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.0116279069767442">
                <text:p>0.0116279069767442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0304635761589404">
                <text:p>0.030463576158940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.0385542168674699">
                <text:p>0.0385542168674699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.0275103163686382">
                <text:p>0.0275103163686382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.0186567164179104">
                <text:p>0.018656716417910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0219298245614035">
                <text:p>0.021929824561403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.0116448326055313">
                <text:p>0.011644832605531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.0216138328530259">
                <text:p>0.021613832853025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.0247252747252747">
                <text:p>0.024725274725274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.047808764940239">
                <text:p>0.04780876494023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039568345323741">
                <text:p>0.039568345323741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.0281425891181989">
                <text:p>0.028142589118198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.0419161676646707">
                <text:p>0.0419161676646707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.02710027100271">
                <text:p>0.0271002710027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.113207547169811">
                <text:p>0.11320754716981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0209059233449477">
                <text:p>0.020905923344947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.0261194029850746">
                <text:p>0.026119402985074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0387323943661972">
                <text:p>0.0387323943661972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.0366492146596859">
                <text:p>0.0366492146596859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.0545454545454545">
                <text:p>0.054545454545454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.0534351145038168">
                <text:p>0.0534351145038168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.0265486725663717">
                <text:p>0.0265486725663717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.0168350168350168">
                <text:p>0.016835016835016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.0136363636363636">
                <text:p>0.013636363636363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.00381679389312977">
                <text:p>0.0038167938931297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0563380281690141">
                <text:p>0.056338028169014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.00353356890459364">
                <text:p>0.0035335689045936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.00662251655629139">
                <text:p>0.00662251655629139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.00775193798449612">
                <text:p>0.00775193798449612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.0099009900990099">
                <text:p>0.0099009900990099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.0121212121212121">
                <text:p>0.0121212121212121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.003003003003003">
                <text:p>0.003003003003003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.00941176470588235">
                <text:p>0.0094117647058823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.00529100529100529">
                <text:p>0.00529100529100529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.00263157894736842">
                <text:p>0.0026315789473684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.00719424460431655">
                <text:p>0.0071942446043165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.0112866817155756">
                <text:p>0.011286681715575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.00275482093663912">
                <text:p>0.00275482093663912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.00290697674418605">
                <text:p>0.0029069767441860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.0229885057471264">
                <text:p>0.022988505747126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.00318471337579618">
                <text:p>0.0031847133757961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.0056980056980057">
                <text:p>0.005698005698005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.015015015015015">
                <text:p>0.01501501501501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.00335570469798658">
                <text:p>0.00335570469798658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.00574712643678161">
                <text:p>0.0057471264367816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.00900900900900901">
                <text:p>0.0090090090090090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0.00409836065573771">
                <text:p>0.0040983606557377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.00495049504950495">
                <text:p>0.0049504950495049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.00558659217877095">
                <text:p>0.0055865921787709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.0229007633587786">
                <text:p>0.0229007633587786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.0116959064327485">
                <text:p>0.011695906432748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.00938967136150235">
                <text:p>0.0093896713615023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0.0149253731343284">
                <text:p>0.014925373134328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0.00540540540540541">
                <text:p>0.0054054054054054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.00847457627118644">
                <text:p>0.0084745762711864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0.00636942675159236">
                <text:p>0.0063694267515923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0.015748031496063">
                <text:p>0.01574803149606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.00343642611683849">
                <text:p>0.00343642611683849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.0188679245283019">
                <text:p>0.018867924528301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.00454545454545455">
                <text:p>0.0045454545454545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00684931506849315">
                <text:p>0.0068493150684931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.00303030303030303">
                <text:p>0.0030303030303030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0.0025706940874036">
                <text:p>0.002570694087403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.0022883295194508">
                <text:p>0.0022883295194508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.014336917562724">
                <text:p>0.01433691756272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.0150375939849624">
                <text:p>0.015037593984962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.0037593984962406">
                <text:p>0.0037593984962406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.00180831826401447">
                <text:p>0.00180831826401447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.00740740740740741">
                <text:p>0.00740740740740741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317460317460317">
                <text:p>0.0031746031746031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.00307692307692308">
                <text:p>0.00307692307692308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.00598802395209581">
                <text:p>0.00598802395209581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.00529100529100529">
                <text:p>0.005291005291005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.00652528548123981">
                <text:p>0.00652528548123981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.00145348837209302">
                <text:p>0.0014534883720930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.00421348314606742">
                <text:p>0.0042134831460674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.00650759219088937">
                <text:p>0.00650759219088937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0128205128205128">
                <text:p>0.012820512820512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.0106951871657754">
                <text:p>0.010695187165775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.00381679389312977">
                <text:p>0.0038167938931297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.00120336943441637">
                <text:p>0.0012033694344163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.00599520383693046">
                <text:p>0.00599520383693046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.00638569604086845">
                <text:p>0.0063856960408684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.00392927308447937">
                <text:p>0.0039292730844793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.0186335403726708">
                <text:p>0.018633540372670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.00157232704402516">
                <text:p>0.00157232704402516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.00218340611353712">
                <text:p>0.00218340611353712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.00309917355371901">
                <text:p>0.0030991735537190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.00221729490022173">
                <text:p>0.0022172949002217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.00339270568278202">
                <text:p>0.00339270568278202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.00143472022955524">
                <text:p>0.0014347202295552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.0124610591900312">
                <text:p>0.012461059190031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.00518806744487678">
                <text:p>0.0051880674448767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.00232558139534884">
                <text:p>0.0023255813953488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0.00573248407643312">
                <text:p>0.00573248407643312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0.00420168067226891">
                <text:p>0.0042016806722689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.00428265524625268">
                <text:p>0.0042826552462526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.00541638456330399">
                <text:p>0.0054163845633039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.0214007782101167">
                <text:p>0.021400778210116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.00842696629213483">
                <text:p>0.0084269662921348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.00372670807453416">
                <text:p>0.00372670807453416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0.00265486725663717">
                <text:p>0.0026548672566371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0.00275819797732148">
                <text:p>0.0027581979773214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0.00295930949445129">
                <text:p>0.0029593094944512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.00736524941412789">
                <text:p>0.00736524941412789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.0154083204930663">
                <text:p>0.015408320493066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0.0121019108280255">
                <text:p>0.012101910828025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.0058187863674148">
                <text:p>0.005818786367414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00490633363068689">
                <text:p>0.0049063336306868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.00526870389884089">
                <text:p>0.0052687038988408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.00583744948361024">
                <text:p>0.0058374494836102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.0044913541432742">
                <text:p>0.0044913541432742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.0162136385312351">
                <text:p>0.016213638531235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0.00939345142243693">
                <text:p>0.0093934514224369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0.00555679039786619">
                <text:p>0.00555679039786619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0.00420388859695218">
                <text:p>0.0042038885969521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.00520833333333333">
                <text:p>0.0052083333333333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0.00460418832615476">
                <text:p>0.0046041883261547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00853242320819113">
                <text:p>0.0085324232081911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.0202275600505689">
                <text:p>0.020227560050568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0.0125786163522013">
                <text:p>0.012578616352201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0.00874439461883408">
                <text:p>0.00874439461883408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0.00523982265215639">
                <text:p>0.00523982265215639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0.0035395909805978">
                <text:p>0.0035395909805978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0.00439399487367265">
                <text:p>0.0043939948736726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0.00711743772241993">
                <text:p>0.0071174377224199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0.0136194799834915">
                <text:p>0.013619479983491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0.00541516245487365">
                <text:p>0.0054151624548736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00176242509693338">
                <text:p>0.00176242509693338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0.000494559841740851">
                <text:p>0.000494559841740851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0.00292825768667643">
                <text:p>0.0029282576866764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82cm" svg:height="9.005cm" xlink:href=".." xlink:type="simple" chart:class="chart:line" chart:style-name="ch1">
        <chart:legend chart:legend-position="end" svg:x="13.88cm" svg:y="3.954cm" style:legend-expansion="high" chart:style-name="ch2"/>
        <chart:plot-area chart:style-name="ch3" table:cell-range-address="'JHU-USA'.A2:'JHU-USA'.A314 'JHU-USA'.E1:'JHU-USA'.F314" chart:data-source-has-labels="both" svg:x="0.343cm" svg:y="0.18cm" svg:width="13.194cm" svg:height="8.645cm">
          <chart:coordinate-region svg:x="1.441cm" svg:y="0.38cm" svg:width="12.096cm" svg:height="7.798cm"/>
          <chart:axis chart:dimension="x" chart:name="primary-x" chart:style-name="ch4" chartooo:axis-type="auto">
            <chartooo:date-scale/>
            <chart:categories table:cell-range-address="'JHU-USA'.A2:'JHU-USA'.A3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HU-USA'.E2:'JHU-USA'.E314" chart:label-cell-address="'JHU-USA'.E1:'JHU-USA'.E1" chart:class="chart:line">
            <chart:data-point chart:repeated="274"/>
          </chart:series>
          <chart:series chart:style-name="ch8" chart:values-cell-range-address="'JHU-USA'.F2:'JHU-USA'.F314" chart:label-cell-address="'JHU-USA'.F1:'JHU-USA'.F1" chart:class="chart:line">
            <chart:data-point chart:repeated="2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Deaths</text:p>
                <draw:g>
                  <svg:desc>'JHU-USA'.E1:'JHU-USA'.E1</svg:desc>
                </draw:g>
              </table:table-cell>
              <table:table-cell office:value-type="string">
                <text:p>14 day MA</text:p>
                <draw:g>
                  <svg:desc>'JHU-USA'.F1:'JHU-USA'.F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'JHU-USA'.A2:'JHU-USA'.A314</svg:desc>
                </draw:g>
              </table:table-cell>
              <table:table-cell office:value-type="float" office:value="0">
                <text:p>0</text:p>
                <draw:g>
                  <svg:desc>'JHU-USA'.E2:'JHU-USA'.E314</svg:desc>
                </draw:g>
              </table:table-cell>
              <table:table-cell office:value-type="float" office:value="0.0714285714285714">
                <text:p>0.0714285714285714</text:p>
                <draw:g>
                  <svg:desc>'JHU-USA'.F2:'JHU-USA'.F314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">
                <text:p>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">
                <text:p>4</text:p>
              </table:table-cell>
              <table:table-cell office:value-type="float" office:value="0.785714285714286">
                <text:p>0.785714285714286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">
                <text:p>3</text:p>
              </table:table-cell>
              <table:table-cell office:value-type="float" office:value="1.21428571428571">
                <text:p>1.2142857142857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">
                <text:p>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">
                <text:p>1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">
                <text:p>5</text:p>
              </table:table-cell>
              <table:table-cell office:value-type="float" office:value="2.35714285714286">
                <text:p>2.3571428571428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">
                <text:p>10</text:p>
              </table:table-cell>
              <table:table-cell office:value-type="float" office:value="3.07142857142857">
                <text:p>3.071428571428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.64285714285714">
                <text:p>3.6428571428571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7">
                <text:p>7</text:p>
              </table:table-cell>
              <table:table-cell office:value-type="float" office:value="4.07142857142857">
                <text:p>4.071428571428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.92857142857143">
                <text:p>4.9285714285714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">
                <text:p>2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5">
                <text:p>35</text:p>
              </table:table-cell>
              <table:table-cell office:value-type="float" office:value="8.92857142857143">
                <text:p>8.9285714285714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">
                <text:p>59</text:p>
              </table:table-cell>
              <table:table-cell office:value-type="float" office:value="12.8571428571429">
                <text:p>12.857142857142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3">
                <text:p>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1">
                <text:p>101</text:p>
              </table:table-cell>
              <table:table-cell office:value-type="float" office:value="25.0714285714286">
                <text:p>25.071428571428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9">
                <text:p>99</text:p>
              </table:table-cell>
              <table:table-cell office:value-type="float" office:value="31.9285714285714">
                <text:p>31.928571428571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10">
                <text:p>110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88">
                <text:p>188</text:p>
              </table:table-cell>
              <table:table-cell office:value-type="float" office:value="52.8571428571429">
                <text:p>52.85714285714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41">
                <text:p>241</text:p>
              </table:table-cell>
              <table:table-cell office:value-type="float" office:value="69.6428571428571">
                <text:p>69.6428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26">
                <text:p>326</text:p>
              </table:table-cell>
              <table:table-cell office:value-type="float" office:value="92.5714285714286">
                <text:p>92.57142857142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12">
                <text:p>412</text:p>
              </table:table-cell>
              <table:table-cell office:value-type="float" office:value="121.285714285714">
                <text:p>121.28571428571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18">
                <text:p>518</text:p>
              </table:table-cell>
              <table:table-cell office:value-type="float" office:value="157.714285714286">
                <text:p>157.71428571428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33">
                <text:p>633</text:p>
              </table:table-cell>
              <table:table-cell office:value-type="float" office:value="202.428571428571">
                <text:p>202.42857142857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92">
                <text:p>592</text:p>
              </table:table-cell>
              <table:table-cell office:value-type="float" office:value="243.857142857143">
                <text:p>243.85714285714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96">
                <text:p>696</text:p>
              </table:table-cell>
              <table:table-cell office:value-type="float" office:value="291.642857142857">
                <text:p>291.64285714285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092">
                <text:p>1092</text:p>
              </table:table-cell>
              <table:table-cell office:value-type="float" office:value="367.142857142857">
                <text:p>367.14285714285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180">
                <text:p>1180</text:p>
              </table:table-cell>
              <table:table-cell office:value-type="float" office:value="447.214285714286">
                <text:p>447.21428571428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03">
                <text:p>1503</text:p>
              </table:table-cell>
              <table:table-cell office:value-type="float" office:value="549.357142857143">
                <text:p>549.35714285714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393">
                <text:p>1393</text:p>
              </table:table-cell>
              <table:table-cell office:value-type="float" office:value="641.642857142857">
                <text:p>641.64285714285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541">
                <text:p>1541</text:p>
              </table:table-cell>
              <table:table-cell office:value-type="float" office:value="744.642857142857">
                <text:p>744.6428571428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568">
                <text:p>1568</text:p>
              </table:table-cell>
              <table:table-cell office:value-type="float" office:value="848.785714285714">
                <text:p>848.78571428571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776">
                <text:p>1776</text:p>
              </table:table-cell>
              <table:table-cell office:value-type="float" office:value="962.214285714286">
                <text:p>962.2142857142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570">
                <text:p>2570</text:p>
              </table:table-cell>
              <table:table-cell office:value-type="float" office:value="1128.57142857143">
                <text:p>1128.5714285714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154">
                <text:p>2154</text:p>
              </table:table-cell>
              <table:table-cell office:value-type="float" office:value="1259.14285714286">
                <text:p>1259.1428571428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19">
                <text:p>2219</text:p>
              </table:table-cell>
              <table:table-cell office:value-type="float" office:value="1388.21428571429">
                <text:p>1388.214285714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27">
                <text:p>2227</text:p>
              </table:table-cell>
              <table:table-cell office:value-type="float" office:value="1510.28571428571">
                <text:p>1510.2857142857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124">
                <text:p>2124</text:p>
              </table:table-cell>
              <table:table-cell office:value-type="float" office:value="1616.78571428571">
                <text:p>1616.7857142857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815">
                <text:p>1815</text:p>
              </table:table-cell>
              <table:table-cell office:value-type="float" office:value="1704.14285714286">
                <text:p>1704.1428571428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938">
                <text:p>1938</text:p>
              </table:table-cell>
              <table:table-cell office:value-type="float" office:value="1792.85714285714">
                <text:p>1792.8571428571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454">
                <text:p>2454</text:p>
              </table:table-cell>
              <table:table-cell office:value-type="float" office:value="1890.14285714286">
                <text:p>1890.1428571428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603">
                <text:p>2603</text:p>
              </table:table-cell>
              <table:table-cell office:value-type="float" office:value="1991.78571428571">
                <text:p>1991.7857142857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169">
                <text:p>2169</text:p>
              </table:table-cell>
              <table:table-cell office:value-type="float" office:value="2039.35714285714">
                <text:p>2039.3571428571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093">
                <text:p>2093</text:p>
              </table:table-cell>
              <table:table-cell office:value-type="float" office:value="2089.35714285714">
                <text:p>2089.3571428571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969">
                <text:p>1969</text:p>
              </table:table-cell>
              <table:table-cell office:value-type="float" office:value="2119.92857142857">
                <text:p>2119.9285714285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931">
                <text:p>1931</text:p>
              </table:table-cell>
              <table:table-cell office:value-type="float" office:value="2145.85714285714">
                <text:p>2145.8571428571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80">
                <text:p>2180</text:p>
              </table:table-cell>
              <table:table-cell office:value-type="float" office:value="2174.71428571429">
                <text:p>2174.71428571429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542">
                <text:p>2542</text:p>
              </table:table-cell>
              <table:table-cell office:value-type="float" office:value="2172.71428571429">
                <text:p>2172.71428571429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438">
                <text:p>2438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466">
                <text:p>2466</text:p>
              </table:table-cell>
              <table:table-cell office:value-type="float" office:value="2210.64285714286">
                <text:p>2210.6428571428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160">
                <text:p>2160</text:p>
              </table:table-cell>
              <table:table-cell office:value-type="float" office:value="2205.85714285714">
                <text:p>2205.857142857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703">
                <text:p>1703</text:p>
              </table:table-cell>
              <table:table-cell office:value-type="float" office:value="2175.78571428571">
                <text:p>2175.7857142857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334">
                <text:p>1334</text:p>
              </table:table-cell>
              <table:table-cell office:value-type="float" office:value="2141.42857142857">
                <text:p>2141.4285714285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465">
                <text:p>1465</text:p>
              </table:table-cell>
              <table:table-cell office:value-type="float" office:value="2107.64285714286">
                <text:p>2107.64285714286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241">
                <text:p>2241</text:p>
              </table:table-cell>
              <table:table-cell office:value-type="float" office:value="2092.42857142857">
                <text:p>2092.4285714285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27">
                <text:p>252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416">
                <text:p>2416</text:p>
              </table:table-cell>
              <table:table-cell office:value-type="float" office:value="2104.64285714286">
                <text:p>2104.6428571428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77">
                <text:p>1877</text:p>
              </table:table-cell>
              <table:table-cell office:value-type="float" office:value="2089.21428571429">
                <text:p>2089.2142857142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687">
                <text:p>1687</text:p>
              </table:table-cell>
              <table:table-cell office:value-type="float" office:value="2069.07142857143">
                <text:p>2069.0714285714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103">
                <text:p>1103</text:p>
              </table:table-cell>
              <table:table-cell office:value-type="float" office:value="2009.92857142857">
                <text:p>2009.9285714285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318">
                <text:p>1318</text:p>
              </table:table-cell>
              <table:table-cell office:value-type="float" office:value="1948.35714285714">
                <text:p>1948.3571428571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299">
                <text:p>2299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344">
                <text:p>2344</text:p>
              </table:table-cell>
              <table:table-cell office:value-type="float" office:value="1924.28571428571">
                <text:p>1924.28571428571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924">
                <text:p>1924</text:p>
              </table:table-cell>
              <table:table-cell office:value-type="float" office:value="1885.57142857143">
                <text:p>1885.5714285714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752">
                <text:p>1752</text:p>
              </table:table-cell>
              <table:table-cell office:value-type="float" office:value="1856.42857142857">
                <text:p>1856.4285714285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542">
                <text:p>1542</text:p>
              </table:table-cell>
              <table:table-cell office:value-type="float" office:value="1844.92857142857">
                <text:p>1844.9285714285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900">
                <text:p>900</text:p>
              </table:table-cell>
              <table:table-cell office:value-type="float" office:value="1813.92857142857">
                <text:p>1813.9285714285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02">
                <text:p>1002</text:p>
              </table:table-cell>
              <table:table-cell office:value-type="float" office:value="1780.85714285714">
                <text:p>1780.8571428571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614">
                <text:p>1614</text:p>
              </table:table-cell>
              <table:table-cell office:value-type="float" office:value="1736.07142857143">
                <text:p>1736.0714285714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749">
                <text:p>1749</text:p>
              </table:table-cell>
              <table:table-cell office:value-type="float" office:value="1680.5">
                <text:p>1680.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774">
                <text:p>1774</text:p>
              </table:table-cell>
              <table:table-cell office:value-type="float" office:value="1634.64285714286">
                <text:p>1634.6428571428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664">
                <text:p>1664</text:p>
              </table:table-cell>
              <table:table-cell office:value-type="float" office:value="1619.42857142857">
                <text:p>1619.4285714285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272">
                <text:p>1272</text:p>
              </table:table-cell>
              <table:table-cell office:value-type="float" office:value="1589.78571428571">
                <text:p>1589.78571428571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55">
                <text:p>755</text:p>
              </table:table-cell>
              <table:table-cell office:value-type="float" office:value="1564.92857142857">
                <text:p>1564.9285714285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167">
                <text:p>1167</text:p>
              </table:table-cell>
              <table:table-cell office:value-type="float" office:value="1554.14285714286">
                <text:p>1554.1428571428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526">
                <text:p>1526</text:p>
              </table:table-cell>
              <table:table-cell office:value-type="float" office:value="1498.92857142857">
                <text:p>1498.9285714285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518">
                <text:p>1518</text:p>
              </table:table-cell>
              <table:table-cell office:value-type="float" office:value="1439.92857142857">
                <text:p>1439.9285714285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211">
                <text:p>1211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245">
                <text:p>1245</text:p>
              </table:table-cell>
              <table:table-cell office:value-type="float" office:value="1352.78571428571">
                <text:p>1352.78571428571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34">
                <text:p>1134</text:p>
              </table:table-cell>
              <table:table-cell office:value-type="float" office:value="1323.64285714286">
                <text:p>1323.64285714286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616">
                <text:p>616</text:p>
              </table:table-cell>
              <table:table-cell office:value-type="float" office:value="1303.35714285714">
                <text:p>1303.3571428571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557">
                <text:p>557</text:p>
              </table:table-cell>
              <table:table-cell office:value-type="float" office:value="1271.57142857143">
                <text:p>1271.57142857143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664">
                <text:p>664</text:p>
              </table:table-cell>
              <table:table-cell office:value-type="float" office:value="1203.71428571429">
                <text:p>1203.71428571429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508">
                <text:p>1508</text:p>
              </table:table-cell>
              <table:table-cell office:value-type="float" office:value="1186.5">
                <text:p>1186.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83">
                <text:p>1183</text:p>
              </table:table-cell>
              <table:table-cell office:value-type="float" office:value="1144.28571428571">
                <text:p>1144.28571428571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55">
                <text:p>1155</text:p>
              </table:table-cell>
              <table:table-cell office:value-type="float" office:value="1107.92857142857">
                <text:p>1107.92857142857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954">
                <text:p>954</text:p>
              </table:table-cell>
              <table:table-cell office:value-type="float" office:value="1085.21428571429">
                <text:p>1085.21428571429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689">
                <text:p>689</text:p>
              </table:table-cell>
              <table:table-cell office:value-type="float" office:value="1080.5">
                <text:p>1080.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777">
                <text:p>777</text:p>
              </table:table-cell>
              <table:table-cell office:value-type="float" office:value="1052.64285714286">
                <text:p>1052.64285714286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049">
                <text:p>1049</text:p>
              </table:table-cell>
              <table:table-cell office:value-type="float" office:value="1018.57142857143">
                <text:p>1018.5714285714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994">
                <text:p>994</text:p>
              </table:table-cell>
              <table:table-cell office:value-type="float" office:value="981.142857142857">
                <text:p>981.142857142857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1005">
                <text:p>1005</text:p>
              </table:table-cell>
              <table:table-cell office:value-type="float" office:value="966.428571428571">
                <text:p>966.428571428571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906">
                <text:p>906</text:p>
              </table:table-cell>
              <table:table-cell office:value-type="float" office:value="942.214285714286">
                <text:p>942.214285714286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697">
                <text:p>697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41">
                <text:p>441</text:p>
              </table:table-cell>
              <table:table-cell office:value-type="float" office:value="898.5">
                <text:p>898.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97">
                <text:p>497</text:p>
              </table:table-cell>
              <table:table-cell office:value-type="float" office:value="894.214285714286">
                <text:p>894.214285714286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930">
                <text:p>930</text:p>
              </table:table-cell>
              <table:table-cell office:value-type="float" office:value="913.214285714286">
                <text:p>913.214285714286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899">
                <text:p>899</text:p>
              </table:table-cell>
              <table:table-cell office:value-type="float" office:value="869.714285714286">
                <text:p>869.71428571428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854">
                <text:p>854</text:p>
              </table:table-cell>
              <table:table-cell office:value-type="float" office:value="846.214285714286">
                <text:p>846.214285714286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20">
                <text:p>820</text:p>
              </table:table-cell>
              <table:table-cell office:value-type="float" office:value="822.285714285714">
                <text:p>822.28571428571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773">
                <text:p>773</text:p>
              </table:table-cell>
              <table:table-cell office:value-type="float" office:value="809.357142857143">
                <text:p>809.35714285714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13">
                <text:p>313</text:p>
              </table:table-cell>
              <table:table-cell office:value-type="float" office:value="782.5">
                <text:p>782.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83">
                <text:p>383</text:p>
              </table:table-cell>
              <table:table-cell office:value-type="float" office:value="754.357142857143">
                <text:p>754.357142857143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821">
                <text:p>821</text:p>
              </table:table-cell>
              <table:table-cell office:value-type="float" office:value="738.071428571429">
                <text:p>738.071428571429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731">
                <text:p>731</text:p>
              </table:table-cell>
              <table:table-cell office:value-type="float" office:value="719.285714285714">
                <text:p>719.28571428571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08">
                <text:p>708</text:p>
              </table:table-cell>
              <table:table-cell office:value-type="float" office:value="698.071428571429">
                <text:p>698.071428571429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62">
                <text:p>662</text:p>
              </table:table-cell>
              <table:table-cell office:value-type="float" office:value="680.642857142857">
                <text:p>680.64285714285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06">
                <text:p>606</text:p>
              </table:table-cell>
              <table:table-cell office:value-type="float" office:value="674.142857142857">
                <text:p>674.14285714285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93">
                <text:p>293</text:p>
              </table:table-cell>
              <table:table-cell office:value-type="float" office:value="663.571428571429">
                <text:p>663.57142857142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84">
                <text:p>384</text:p>
              </table:table-cell>
              <table:table-cell office:value-type="float" office:value="655.5">
                <text:p>655.5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842">
                <text:p>842</text:p>
              </table:table-cell>
              <table:table-cell office:value-type="float" office:value="649.214285714286">
                <text:p>649.21428571428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756">
                <text:p>75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45">
                <text:p>545</text:p>
              </table:table-cell>
              <table:table-cell office:value-type="float" office:value="616.928571428571">
                <text:p>616.928571428571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21">
                <text:p>621</text:p>
              </table:table-cell>
              <table:table-cell office:value-type="float" office:value="602.714285714286">
                <text:p>602.71428571428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02">
                <text:p>502</text:p>
              </table:table-cell>
              <table:table-cell office:value-type="float" office:value="583.357142857143">
                <text:p>583.35714285714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78">
                <text:p>278</text:p>
              </table:table-cell>
              <table:table-cell office:value-type="float" office:value="580.857142857143">
                <text:p>580.85714285714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378">
                <text:p>378</text:p>
              </table:table-cell>
              <table:table-cell office:value-type="float" office:value="580.5">
                <text:p>580.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648">
                <text:p>648</text:p>
              </table:table-cell>
              <table:table-cell office:value-type="float" office:value="568.142857142857">
                <text:p>568.14285714285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692">
                <text:p>692</text:p>
              </table:table-cell>
              <table:table-cell office:value-type="float" office:value="565.357142857143">
                <text:p>565.35714285714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720">
                <text:p>720</text:p>
              </table:table-cell>
              <table:table-cell office:value-type="float" office:value="566.214285714286">
                <text:p>566.214285714286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659">
                <text:p>65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269">
                <text:p>269</text:p>
              </table:table-cell>
              <table:table-cell office:value-type="float" office:value="541.928571428571">
                <text:p>541.928571428571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289">
                <text:p>289</text:p>
              </table:table-cell>
              <table:table-cell office:value-type="float" office:value="541.642857142857">
                <text:p>541.64285714285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61">
                <text:p>36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207">
                <text:p>1207</text:p>
              </table:table-cell>
              <table:table-cell office:value-type="float" office:value="566.071428571429">
                <text:p>566.07142857142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863">
                <text:p>863</text:p>
              </table:table-cell>
              <table:table-cell office:value-type="float" office:value="573.714285714286">
                <text:p>573.714285714286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998">
                <text:p>998</text:p>
              </table:table-cell>
              <table:table-cell office:value-type="float" office:value="606.071428571429">
                <text:p>606.071428571429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21">
                <text:p>821</text:p>
              </table:table-cell>
              <table:table-cell office:value-type="float" office:value="620.357142857143">
                <text:p>620.35714285714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93">
                <text:p>693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61">
                <text:p>461</text:p>
              </table:table-cell>
              <table:table-cell office:value-type="float" office:value="647.071428571429">
                <text:p>647.071428571429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368">
                <text:p>368</text:p>
              </table:table-cell>
              <table:table-cell office:value-type="float" office:value="646.357142857143">
                <text:p>646.35714285714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920">
                <text:p>920</text:p>
              </table:table-cell>
              <table:table-cell office:value-type="float" office:value="665.785714285714">
                <text:p>665.78571428571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972">
                <text:p>972</text:p>
              </table:table-cell>
              <table:table-cell office:value-type="float" office:value="685.785714285714">
                <text:p>685.78571428571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950">
                <text:p>950</text:p>
              </table:table-cell>
              <table:table-cell office:value-type="float" office:value="702.214285714286">
                <text:p>702.21428571428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933">
                <text:p>933</text:p>
              </table:table-cell>
              <table:table-cell office:value-type="float" office:value="721.785714285714">
                <text:p>721.78571428571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62">
                <text:p>862</text:p>
              </table:table-cell>
              <table:table-cell office:value-type="float" office:value="764.142857142857">
                <text:p>764.14285714285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53">
                <text:p>453</text:p>
              </table:table-cell>
              <table:table-cell office:value-type="float" office:value="775.857142857143">
                <text:p>775.85714285714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524">
                <text:p>524</text:p>
              </table:table-cell>
              <table:table-cell office:value-type="float" office:value="787.5">
                <text:p>787.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101">
                <text:p>1101</text:p>
              </table:table-cell>
              <table:table-cell office:value-type="float" office:value="779.928571428571">
                <text:p>779.928571428571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220">
                <text:p>1220</text:p>
              </table:table-cell>
              <table:table-cell office:value-type="float" office:value="805.428571428572">
                <text:p>805.42857142857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092">
                <text:p>1092</text:p>
              </table:table-cell>
              <table:table-cell office:value-type="float" office:value="812.142857142857">
                <text:p>812.142857142857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130">
                <text:p>1130</text:p>
              </table:table-cell>
              <table:table-cell office:value-type="float" office:value="834.214285714286">
                <text:p>834.21428571428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88">
                <text:p>888</text:p>
              </table:table-cell>
              <table:table-cell office:value-type="float" office:value="848.142857142857">
                <text:p>848.142857142857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83">
                <text:p>483</text:p>
              </table:table-cell>
              <table:table-cell office:value-type="float" office:value="849.714285714286">
                <text:p>849.71428571428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119">
                <text:p>1119</text:p>
              </table:table-cell>
              <table:table-cell office:value-type="float" office:value="903.357142857143">
                <text:p>903.35714285714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369">
                <text:p>1369</text:p>
              </table:table-cell>
              <table:table-cell office:value-type="float" office:value="935.428571428571">
                <text:p>935.428571428571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431">
                <text:p>1431</text:p>
              </table:table-cell>
              <table:table-cell office:value-type="float" office:value="968.214285714286">
                <text:p>968.21428571428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216">
                <text:p>1216</text:p>
              </table:table-cell>
              <table:table-cell office:value-type="float" office:value="987.214285714286">
                <text:p>987.21428571428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242">
                <text:p>1242</text:p>
              </table:table-cell>
              <table:table-cell office:value-type="float" office:value="1009.28571428571">
                <text:p>1009.28571428571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109">
                <text:p>1109</text:p>
              </table:table-cell>
              <table:table-cell office:value-type="float" office:value="1026.92857142857">
                <text:p>1026.9285714285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11">
                <text:p>411</text:p>
              </table:table-cell>
              <table:table-cell office:value-type="float" office:value="1023.92857142857">
                <text:p>1023.9285714285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539">
                <text:p>53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374">
                <text:p>1374</text:p>
              </table:table-cell>
              <table:table-cell office:value-type="float" office:value="1044.5">
                <text:p>1044.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376">
                <text:p>1376</text:p>
              </table:table-cell>
              <table:table-cell office:value-type="float" office:value="1055.64285714286">
                <text:p>1055.6428571428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248">
                <text:p>1248</text:p>
              </table:table-cell>
              <table:table-cell office:value-type="float" office:value="1066.78571428571">
                <text:p>1066.7857142857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238">
                <text:p>1238</text:p>
              </table:table-cell>
              <table:table-cell office:value-type="float" office:value="1074.5">
                <text:p>1074.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082">
                <text:p>1082</text:p>
              </table:table-cell>
              <table:table-cell office:value-type="float" office:value="1088.35714285714">
                <text:p>1088.3571428571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516">
                <text:p>516</text:p>
              </table:table-cell>
              <table:table-cell office:value-type="float" office:value="1090.71428571429">
                <text:p>1090.71428571429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527">
                <text:p>527</text:p>
              </table:table-cell>
              <table:table-cell office:value-type="float" office:value="1048.42857142857">
                <text:p>1048.42857142857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68">
                <text:p>1068</text:p>
              </table:table-cell>
              <table:table-cell office:value-type="float" office:value="1026.92857142857">
                <text:p>1026.9285714285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506">
                <text:p>1506</text:p>
              </table:table-cell>
              <table:table-cell office:value-type="float" office:value="1032.28571428571">
                <text:p>1032.28571428571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064">
                <text:p>1064</text:p>
              </table:table-cell>
              <table:table-cell office:value-type="float" office:value="1021.42857142857">
                <text:p>1021.4285714285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343">
                <text:p>1343</text:p>
              </table:table-cell>
              <table:table-cell office:value-type="float" office:value="1028.64285714286">
                <text:p>1028.6428571428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30">
                <text:p>103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575">
                <text:p>575</text:p>
              </table:table-cell>
              <table:table-cell office:value-type="float" office:value="1034.71428571429">
                <text:p>1034.7142857142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6">
                <text:p>446</text:p>
              </table:table-cell>
              <table:table-cell office:value-type="float" office:value="1028.07142857143">
                <text:p>1028.0714285714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331">
                <text:p>133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331">
                <text:p>1331</text:p>
              </table:table-cell>
              <table:table-cell office:value-type="float" office:value="1021.78571428571">
                <text:p>1021.78571428571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78">
                <text:p>1078</text:p>
              </table:table-cell>
              <table:table-cell office:value-type="float" office:value="1009.64285714286">
                <text:p>1009.6428571428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111">
                <text:p>1111</text:p>
              </table:table-cell>
              <table:table-cell office:value-type="float" office:value="1000.57142857143">
                <text:p>1000.5714285714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84">
                <text:p>984</text:p>
              </table:table-cell>
              <table:table-cell office:value-type="float" office:value="993.571428571429">
                <text:p>993.571428571429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55">
                <text:p>455</text:p>
              </table:table-cell>
              <table:table-cell office:value-type="float" office:value="989.214285714286">
                <text:p>989.214285714286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4">
                <text:p>444</text:p>
              </table:table-cell>
              <table:table-cell office:value-type="float" office:value="983.285714285714">
                <text:p>983.28571428571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230">
                <text:p>1230</text:p>
              </table:table-cell>
              <table:table-cell office:value-type="float" office:value="994.857142857143">
                <text:p>994.85714285714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228">
                <text:p>122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104">
                <text:p>1104</text:p>
              </table:table-cell>
              <table:table-cell office:value-type="float" office:value="977.857142857143">
                <text:p>977.85714285714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972">
                <text:p>972</text:p>
              </table:table-cell>
              <table:table-cell office:value-type="float" office:value="951.357142857143">
                <text:p>951.35714285714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964">
                <text:p>964</text:p>
              </table:table-cell>
              <table:table-cell office:value-type="float" office:value="946.642857142857">
                <text:p>946.642857142857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312">
                <text:p>312</text:p>
              </table:table-cell>
              <table:table-cell office:value-type="float" office:value="927.857142857143">
                <text:p>927.857142857143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595">
                <text:p>595</text:p>
              </table:table-cell>
              <table:table-cell office:value-type="float" office:value="938.5">
                <text:p>938.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065">
                <text:p>1065</text:p>
              </table:table-cell>
              <table:table-cell office:value-type="float" office:value="919.5">
                <text:p>919.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052">
                <text:p>1052</text:p>
              </table:table-cell>
              <table:table-cell office:value-type="float" office:value="899.571428571429">
                <text:p>899.571428571429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067">
                <text:p>1067</text:p>
              </table:table-cell>
              <table:table-cell office:value-type="float" office:value="898.785714285714">
                <text:p>898.78571428571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970">
                <text:p>970</text:p>
              </table:table-cell>
              <table:table-cell office:value-type="float" office:value="888.714285714286">
                <text:p>888.71428571428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771">
                <text:p>771</text:p>
              </table:table-cell>
              <table:table-cell office:value-type="float" office:value="873.5">
                <text:p>873.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10">
                <text:p>410</text:p>
              </table:table-cell>
              <table:table-cell office:value-type="float" office:value="870.285714285714">
                <text:p>870.28571428571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76">
                <text:p>276</text:p>
              </table:table-cell>
              <table:table-cell office:value-type="float" office:value="858.285714285714">
                <text:p>858.28571428571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6">
                <text:p>446</text:p>
              </table:table-cell>
              <table:table-cell office:value-type="float" office:value="802.285714285714">
                <text:p>802.28571428571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182">
                <text:p>118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907">
                <text:p>907</text:p>
              </table:table-cell>
              <table:table-cell office:value-type="float" office:value="784.928571428571">
                <text:p>784.92857142857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213">
                <text:p>1213</text:p>
              </table:table-cell>
              <table:table-cell office:value-type="float" office:value="802.142857142857">
                <text:p>802.142857142857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710">
                <text:p>71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386">
                <text:p>386</text:p>
              </table:table-cell>
              <table:table-cell office:value-type="float" office:value="789.285714285714">
                <text:p>789.28571428571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24">
                <text:p>424</text:p>
              </table:table-cell>
              <table:table-cell office:value-type="float" office:value="777.071428571429">
                <text:p>777.07142857142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1288">
                <text:p>128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87">
                <text:p>987</text:p>
              </table:table-cell>
              <table:table-cell office:value-type="float" office:value="788.357142857143">
                <text:p>788.35714285714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66">
                <text:p>86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930">
                <text:p>930</text:p>
              </table:table-cell>
              <table:table-cell office:value-type="float" office:value="771.142857142857">
                <text:p>771.14285714285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715">
                <text:p>715</text:p>
              </table:table-cell>
              <table:table-cell office:value-type="float" office:value="767.142857142857">
                <text:p>767.142857142857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241">
                <text:p>241</text:p>
              </table:table-cell>
              <table:table-cell office:value-type="float" office:value="755.071428571429">
                <text:p>755.071428571429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25">
                <text:p>425</text:p>
              </table:table-cell>
              <table:table-cell office:value-type="float" office:value="765.714285714286">
                <text:p>765.714285714286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023">
                <text:p>1023</text:p>
              </table:table-cell>
              <table:table-cell office:value-type="float" office:value="806.928571428571">
                <text:p>806.92857142857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102">
                <text:p>1102</text:p>
              </table:table-cell>
              <table:table-cell office:value-type="float" office:value="801.214285714286">
                <text:p>801.214285714286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917">
                <text:p>917</text:p>
              </table:table-cell>
              <table:table-cell office:value-type="float" office:value="801.928571428572">
                <text:p>801.928571428572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939">
                <text:p>939</text:p>
              </table:table-cell>
              <table:table-cell office:value-type="float" office:value="782.357142857143">
                <text:p>782.35714285714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46">
                <text:p>746</text:p>
              </table:table-cell>
              <table:table-cell office:value-type="float" office:value="784.928571428571">
                <text:p>784.92857142857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82">
                <text:p>282</text:p>
              </table:table-cell>
              <table:table-cell office:value-type="float" office:value="777.5">
                <text:p>777.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321">
                <text:p>321</text:p>
              </table:table-cell>
              <table:table-cell office:value-type="float" office:value="770.142857142857">
                <text:p>770.14285714285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912">
                <text:p>912</text:p>
              </table:table-cell>
              <table:table-cell office:value-type="float" office:value="743.285714285714">
                <text:p>743.28571428571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942">
                <text:p>942</text:p>
              </table:table-cell>
              <table:table-cell office:value-type="float" office:value="740.071428571429">
                <text:p>740.071428571429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851">
                <text:p>851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928">
                <text:p>928</text:p>
              </table:table-cell>
              <table:table-cell office:value-type="float" office:value="738.857142857143">
                <text:p>738.85714285714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679">
                <text:p>679</text:p>
              </table:table-cell>
              <table:table-cell office:value-type="float" office:value="736.285714285714">
                <text:p>736.2857142857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49">
                <text:p>34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62">
                <text:p>462</text:p>
              </table:table-cell>
              <table:table-cell office:value-type="float" office:value="746.642857142857">
                <text:p>746.64285714285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2">
                <text:p>702</text:p>
              </table:table-cell>
              <table:table-cell office:value-type="float" office:value="723.714285714286">
                <text:p>723.71428571428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30">
                <text:p>930</text:p>
              </table:table-cell>
              <table:table-cell office:value-type="float" office:value="711.428571428572">
                <text:p>711.42857142857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964">
                <text:p>964</text:p>
              </table:table-cell>
              <table:table-cell office:value-type="float" office:value="714.785714285714">
                <text:p>714.78571428571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965">
                <text:p>965</text:p>
              </table:table-cell>
              <table:table-cell office:value-type="float" office:value="716.642857142857">
                <text:p>716.642857142857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627">
                <text:p>627</text:p>
              </table:table-cell>
              <table:table-cell office:value-type="float" office:value="708.142857142857">
                <text:p>708.14285714285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22">
                <text:p>422</text:p>
              </table:table-cell>
              <table:table-cell office:value-type="float" office:value="718.142857142857">
                <text:p>718.14285714285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337">
                <text:p>337</text:p>
              </table:table-cell>
              <table:table-cell office:value-type="float" office:value="719.285714285714">
                <text:p>719.28571428571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797">
                <text:p>797</text:p>
              </table:table-cell>
              <table:table-cell office:value-type="float" office:value="711.071428571429">
                <text:p>711.071428571429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001">
                <text:p>1001</text:p>
              </table:table-cell>
              <table:table-cell office:value-type="float" office:value="715.285714285714">
                <text:p>715.28571428571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18">
                <text:p>818</text:p>
              </table:table-cell>
              <table:table-cell office:value-type="float" office:value="712.928571428571">
                <text:p>712.928571428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05">
                <text:p>905</text:p>
              </table:table-cell>
              <table:table-cell office:value-type="float" office:value="711.285714285714">
                <text:p>711.28571428571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745">
                <text:p>74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28">
                <text:p>428</text:p>
              </table:table-cell>
              <table:table-cell office:value-type="float" office:value="721.642857142857">
                <text:p>721.64285714285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67">
                <text:p>467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934">
                <text:p>934</text:p>
              </table:table-cell>
              <table:table-cell office:value-type="float" office:value="738.571428571429">
                <text:p>738.57142857142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155">
                <text:p>1155</text:p>
              </table:table-cell>
              <table:table-cell office:value-type="float" office:value="754.642857142857">
                <text:p>754.642857142857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850">
                <text:p>850</text:p>
              </table:table-cell>
              <table:table-cell office:value-type="float" office:value="746.5">
                <text:p>746.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51">
                <text:p>951</text:p>
              </table:table-cell>
              <table:table-cell office:value-type="float" office:value="745.5">
                <text:p>745.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936">
                <text:p>936</text:p>
              </table:table-cell>
              <table:table-cell office:value-type="float" office:value="767.571428571429">
                <text:p>767.57142857142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378">
                <text:p>378</text:p>
              </table:table-cell>
              <table:table-cell office:value-type="float" office:value="764.428571428571">
                <text:p>764.42857142857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92">
                <text:p>492</text:p>
              </table:table-cell>
              <table:table-cell office:value-type="float" office:value="775.5">
                <text:p>775.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968">
                <text:p>968</text:p>
              </table:table-cell>
              <table:table-cell office:value-type="float" office:value="787.714285714286">
                <text:p>787.714285714286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007">
                <text:p>1007</text:p>
              </table:table-cell>
              <table:table-cell office:value-type="float" office:value="788.142857142857">
                <text:p>788.142857142857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967">
                <text:p>967</text:p>
              </table:table-cell>
              <table:table-cell office:value-type="float" office:value="798.785714285714">
                <text:p>798.78571428571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028">
                <text:p>1028</text:p>
              </table:table-cell>
              <table:table-cell office:value-type="float" office:value="807.571428571429">
                <text:p>807.571428571429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85">
                <text:p>885</text:p>
              </table:table-cell>
              <table:table-cell office:value-type="float" office:value="817.571428571429">
                <text:p>817.571428571429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08">
                <text:p>408</text:p>
              </table:table-cell>
              <table:table-cell office:value-type="float" office:value="816.142857142857">
                <text:p>816.14285714285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32">
                <text:p>532</text:p>
              </table:table-cell>
              <table:table-cell office:value-type="float" office:value="820.785714285714">
                <text:p>820.78571428571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571">
                <text:p>1571</text:p>
              </table:table-cell>
              <table:table-cell office:value-type="float" office:value="866.285714285714">
                <text:p>866.28571428571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090">
                <text:p>1090</text:p>
              </table:table-cell>
              <table:table-cell office:value-type="float" office:value="861.642857142857">
                <text:p>861.64285714285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150">
                <text:p>1150</text:p>
              </table:table-cell>
              <table:table-cell office:value-type="float" office:value="883.071428571429">
                <text:p>883.071428571429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195">
                <text:p>1195</text:p>
              </table:table-cell>
              <table:table-cell office:value-type="float" office:value="900.5">
                <text:p>900.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008">
                <text:p>1008</text:p>
              </table:table-cell>
              <table:table-cell office:value-type="float" office:value="905.642857142857">
                <text:p>905.64285714285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73">
                <text:p>473</text:p>
              </table:table-cell>
              <table:table-cell office:value-type="float" office:value="912.428571428571">
                <text:p>912.42857142857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688">
                <text:p>688</text:p>
              </table:table-cell>
              <table:table-cell office:value-type="float" office:value="926.428571428571">
                <text:p>926.42857142857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381">
                <text:p>1381</text:p>
              </table:table-cell>
              <table:table-cell office:value-type="float" office:value="955.928571428571">
                <text:p>955.92857142857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413">
                <text:p>1413</text:p>
              </table:table-cell>
              <table:table-cell office:value-type="float" office:value="984.928571428572">
                <text:p>984.92857142857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209">
                <text:p>1209</text:p>
              </table:table-cell>
              <table:table-cell office:value-type="float" office:value="1002.21428571429">
                <text:p>1002.21428571429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158">
                <text:p>1158</text:p>
              </table:table-cell>
              <table:table-cell office:value-type="float" office:value="1011.5">
                <text:p>1011.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260">
                <text:p>1260</text:p>
              </table:table-cell>
              <table:table-cell office:value-type="float" office:value="1038.28571428571">
                <text:p>1038.2857142857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627">
                <text:p>627</text:p>
              </table:table-cell>
              <table:table-cell office:value-type="float" office:value="1053.92857142857">
                <text:p>1053.9285714285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34">
                <text:p>734</text:p>
              </table:table-cell>
              <table:table-cell office:value-type="float" office:value="1068.35714285714">
                <text:p>1068.3571428571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692">
                <text:p>1692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897">
                <text:p>1897</text:p>
              </table:table-cell>
              <table:table-cell office:value-type="float" office:value="1134.64285714286">
                <text:p>1134.64285714286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987">
                <text:p>1987</text:p>
              </table:table-cell>
              <table:table-cell office:value-type="float" office:value="1194.42857142857">
                <text:p>1194.4285714285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917">
                <text:p>191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429">
                <text:p>1429</text:p>
              </table:table-cell>
              <table:table-cell office:value-type="float" office:value="1276.07142857143">
                <text:p>1276.07142857143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920">
                <text:p>920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913">
                <text:p>913</text:p>
              </table:table-cell>
              <table:table-cell office:value-type="float" office:value="1324.07142857143">
                <text:p>1324.0714285714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2146">
                <text:p>2146</text:p>
              </table:table-cell>
              <table:table-cell office:value-type="float" office:value="1378.71428571429">
                <text:p>1378.7142857142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297">
                <text:p>2297</text:p>
              </table:table-cell>
              <table:table-cell office:value-type="float" office:value="1441.85714285714">
                <text:p>1441.8571428571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232">
                <text:p>1232</text:p>
              </table:table-cell>
              <table:table-cell office:value-type="float" office:value="1443.5">
                <text:p>1443.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404">
                <text:p>1404</text:p>
              </table:table-cell>
              <table:table-cell office:value-type="float" office:value="1461.07142857143">
                <text:p>1461.0714285714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189">
                <text:p>118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826">
                <text:p>826</text:p>
              </table:table-cell>
              <table:table-cell office:value-type="float" office:value="1470.21428571429">
                <text:p>1470.214285714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61cm" svg:height="9.006cm" xlink:href=".." xlink:type="simple" chart:class="chart:line" chart:style-name="ch1">
        <chart:legend chart:legend-position="end" svg:x="14.75cm" svg:y="3.955cm" style:legend-expansion="high" chart:style-name="ch2"/>
        <chart:plot-area chart:style-name="ch3" table:cell-range-address="'JHU-USA'.A2:'JHU-USA'.A314 'JHU-USA'.F1:'JHU-USA'.G314" chart:data-source-has-labels="both" svg:x="0.355cm" svg:y="0.18cm" svg:width="14.04cm" svg:height="8.646cm">
          <chart:coordinate-region svg:x="1.453cm" svg:y="0.379cm" svg:width="12.942cm" svg:height="7.8cm"/>
          <chart:axis chart:dimension="x" chart:name="primary-x" chart:style-name="ch4" chartooo:axis-type="auto">
            <chartooo:date-scale/>
            <chart:categories table:cell-range-address="'JHU-USA'.A2:'JHU-USA'.A3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HU-USA'.F2:'JHU-USA'.F314" chart:label-cell-address="'JHU-USA'.F1:'JHU-USA'.F1" chart:class="chart:line">
            <chart:data-point chart:repeated="274"/>
          </chart:series>
          <chart:series chart:style-name="ch8" chart:values-cell-range-address="'JHU-USA'.G2:'JHU-USA'.G314" chart:label-cell-address="'JHU-USA'.G1:'JHU-USA'.G1" chart:class="chart:line">
            <chart:data-point chart:repeated="2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4 day MA</text:p>
                <draw:g>
                  <svg:desc>'JHU-USA'.F1:'JHU-USA'.F1</svg:desc>
                </draw:g>
              </table:table-cell>
              <table:table-cell office:value-type="string">
                <text:p>7 Day MA</text:p>
                <draw:g>
                  <svg:desc>'JHU-USA'.G1:'JHU-USA'.G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'JHU-USA'.A2:'JHU-USA'.A314</svg:desc>
                </draw:g>
              </table:table-cell>
              <table:table-cell office:value-type="float" office:value="0.0714285714285714">
                <text:p>0.0714285714285714</text:p>
                <draw:g>
                  <svg:desc>'JHU-USA'.F2:'JHU-USA'.F314</svg:desc>
                </draw:g>
              </table:table-cell>
              <table:table-cell office:value-type="float" office:value="0.142857142857143">
                <text:p>0.142857142857143</text:p>
                <draw:g>
                  <svg:desc>'JHU-USA'.G2:'JHU-USA'.G314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21428571428571">
                <text:p>1.2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5">
                <text:p>1.5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.35714285714286">
                <text:p>2.35714285714286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3.07142857142857">
                <text:p>3.07142857142857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.64285714285714">
                <text:p>3.6428571428571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.07142857142857">
                <text:p>4.07142857142857</text:p>
              </table:table-cell>
              <table:table-cell office:value-type="float" office:value="5.85714285714286">
                <text:p>5.8571428571428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.92857142857143">
                <text:p>4.92857142857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6.5">
                <text:p>6.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8.92857142857143">
                <text:p>8.92857142857143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22.5714285714286">
                <text:p>22.571428571428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8">
                <text:p>18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5.0714285714286">
                <text:p>25.0714285714286</text:p>
              </table:table-cell>
              <table:table-cell office:value-type="float" office:value="44.8571428571429">
                <text:p>44.857142857142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1.9285714285714">
                <text:p>31.92857142857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9.5">
                <text:p>39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9.6428571428571">
                <text:p>69.6428571428571</text:p>
              </table:table-cell>
              <table:table-cell office:value-type="float" office:value="124.428571428571">
                <text:p>124.428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92.5714285714286">
                <text:p>92.5714285714286</text:p>
              </table:table-cell>
              <table:table-cell office:value-type="float" office:value="162.571428571429">
                <text:p>162.5714285714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1.285714285714">
                <text:p>121.2857142857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57.714285714286">
                <text:p>157.714285714286</text:p>
              </table:table-cell>
              <table:table-cell office:value-type="float" office:value="270.571428571429">
                <text:p>270.57142857142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02.428571428571">
                <text:p>202.428571428571</text:p>
              </table:table-cell>
              <table:table-cell office:value-type="float" office:value="346.857142857143">
                <text:p>346.8571428571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43.857142857143">
                <text:p>243.857142857143</text:p>
              </table:table-cell>
              <table:table-cell office:value-type="float" office:value="415.714285714286">
                <text:p>415.7142857142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91.642857142857">
                <text:p>291.642857142857</text:p>
              </table:table-cell>
              <table:table-cell office:value-type="float" office:value="488.285714285714">
                <text:p>488.2857142857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67.142857142857">
                <text:p>367.142857142857</text:p>
              </table:table-cell>
              <table:table-cell office:value-type="float" office:value="609.857142857143">
                <text:p>609.85714285714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47.214285714286">
                <text:p>447.214285714286</text:p>
              </table:table-cell>
              <table:table-cell office:value-type="float" office:value="731.857142857143">
                <text:p>731.85714285714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49.357142857143">
                <text:p>549.357142857143</text:p>
              </table:table-cell>
              <table:table-cell office:value-type="float" office:value="887.714285714286">
                <text:p>887.7142857142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41.642857142857">
                <text:p>641.642857142857</text:p>
              </table:table-cell>
              <table:table-cell office:value-type="float" office:value="1012.71428571429">
                <text:p>1012.7142857142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44.642857142857">
                <text:p>744.642857142857</text:p>
              </table:table-cell>
              <table:table-cell office:value-type="float" office:value="1142.42857142857">
                <text:p>1142.428571428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848.785714285714">
                <text:p>848.785714285714</text:p>
              </table:table-cell>
              <table:table-cell office:value-type="float" office:value="1281.85714285714">
                <text:p>1281.8571428571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62.214285714286">
                <text:p>962.214285714286</text:p>
              </table:table-cell>
              <table:table-cell office:value-type="float" office:value="1436.14285714286">
                <text:p>1436.142857142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28.57142857143">
                <text:p>1128.57142857143</text:p>
              </table:table-cell>
              <table:table-cell office:value-type="float" office:value="1647.28571428571">
                <text:p>1647.285714285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259.14285714286">
                <text:p>1259.14285714286</text:p>
              </table:table-cell>
              <table:table-cell office:value-type="float" office:value="1786.42857142857">
                <text:p>1786.4285714285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88.21428571429">
                <text:p>1388.21428571429</text:p>
              </table:table-cell>
              <table:table-cell office:value-type="float" office:value="1888.71428571429">
                <text:p>1888.714285714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510.28571428571">
                <text:p>1510.28571428571</text:p>
              </table:table-cell>
              <table:table-cell office:value-type="float" office:value="2007.85714285714">
                <text:p>2007.857142857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616.78571428571">
                <text:p>1616.78571428571</text:p>
              </table:table-cell>
              <table:table-cell office:value-type="float" office:value="2091.14285714286">
                <text:p>2091.142857142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704.14285714286">
                <text:p>1704.14285714286</text:p>
              </table:table-cell>
              <table:table-cell office:value-type="float" office:value="2126.42857142857">
                <text:p>2126.428571428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2.85714285714">
                <text:p>1792.85714285714</text:p>
              </table:table-cell>
              <table:table-cell office:value-type="float" office:value="2149.57142857143">
                <text:p>2149.5714285714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890.14285714286">
                <text:p>1890.14285714286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991.78571428571">
                <text:p>1991.78571428571</text:p>
              </table:table-cell>
              <table:table-cell office:value-type="float" office:value="2197.14285714286">
                <text:p>2197.1428571428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039.35714285714">
                <text:p>2039.3571428571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089.35714285714">
                <text:p>2089.35714285714</text:p>
              </table:table-cell>
              <table:table-cell office:value-type="float" office:value="2170.85714285714">
                <text:p>2170.8571428571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119.92857142857">
                <text:p>2119.92857142857</text:p>
              </table:table-cell>
              <table:table-cell office:value-type="float" office:value="2148.71428571429">
                <text:p>2148.7142857142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145.85714285714">
                <text:p>2145.85714285714</text:p>
              </table:table-cell>
              <table:table-cell office:value-type="float" office:value="2165.28571428571">
                <text:p>2165.2857142857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74.71428571429">
                <text:p>2174.71428571429</text:p>
              </table:table-cell>
              <table:table-cell office:value-type="float" office:value="2199.85714285714">
                <text:p>2199.8571428571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172.71428571429">
                <text:p>2172.71428571429</text:p>
              </table:table-cell>
              <table:table-cell office:value-type="float" office:value="2212.42857142857">
                <text:p>2212.4285714285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93">
                <text:p>2193</text:p>
              </table:table-cell>
              <table:table-cell office:value-type="float" office:value="2188.85714285714">
                <text:p>2188.8571428571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10.64285714286">
                <text:p>2210.64285714286</text:p>
              </table:table-cell>
              <table:table-cell office:value-type="float" office:value="2231.28571428571">
                <text:p>2231.2857142857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05.85714285714">
                <text:p>2205.85714285714</text:p>
              </table:table-cell>
              <table:table-cell office:value-type="float" office:value="2240.85714285714">
                <text:p>2240.857142857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175.78571428571">
                <text:p>2175.78571428571</text:p>
              </table:table-cell>
              <table:table-cell office:value-type="float" office:value="2202.85714285714">
                <text:p>2202.857142857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41.42857142857">
                <text:p>2141.42857142857</text:p>
              </table:table-cell>
              <table:table-cell office:value-type="float" office:value="2117.57142857143">
                <text:p>2117.5714285714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07.64285714286">
                <text:p>2107.64285714286</text:p>
              </table:table-cell>
              <table:table-cell office:value-type="float" office:value="2015.42857142857">
                <text:p>2015.4285714285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092.42857142857">
                <text:p>2092.42857142857</text:p>
              </table:table-cell>
              <table:table-cell office:value-type="float" office:value="1972.42857142857">
                <text:p>1972.4285714285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087">
                <text:p>2087</text:p>
              </table:table-cell>
              <table:table-cell office:value-type="float" office:value="1985.14285714286">
                <text:p>1985.1428571428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104.64285714286">
                <text:p>2104.64285714286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089.21428571429">
                <text:p>2089.21428571429</text:p>
              </table:table-cell>
              <table:table-cell office:value-type="float" office:value="1937.57142857143">
                <text:p>1937.571428571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2069.07142857143">
                <text:p>2069.07142857143</text:p>
              </table:table-cell>
              <table:table-cell office:value-type="float" office:value="1935.28571428571">
                <text:p>1935.2857142857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009.92857142857">
                <text:p>2009.92857142857</text:p>
              </table:table-cell>
              <table:table-cell office:value-type="float" office:value="1902.28571428571">
                <text:p>1902.2857142857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48.35714285714">
                <text:p>1948.35714285714</text:p>
              </table:table-cell>
              <table:table-cell office:value-type="float" office:value="1881.28571428571">
                <text:p>1881.285714285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931">
                <text:p>1931</text:p>
              </table:table-cell>
              <table:table-cell office:value-type="float" office:value="1889.57142857143">
                <text:p>1889.571428571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924.28571428571">
                <text:p>1924.28571428571</text:p>
              </table:table-cell>
              <table:table-cell office:value-type="float" office:value="1863.42857142857">
                <text:p>1863.4285714285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885.57142857143">
                <text:p>1885.57142857143</text:p>
              </table:table-cell>
              <table:table-cell office:value-type="float" office:value="1793.14285714286">
                <text:p>1793.1428571428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856.42857142857">
                <text:p>1856.42857142857</text:p>
              </table:table-cell>
              <table:table-cell office:value-type="float" office:value="1775.28571428571">
                <text:p>1775.2857142857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844.92857142857">
                <text:p>1844.92857142857</text:p>
              </table:table-cell>
              <table:table-cell office:value-type="float" office:value="1754.57142857143">
                <text:p>1754.571428571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813.92857142857">
                <text:p>1813.92857142857</text:p>
              </table:table-cell>
              <table:table-cell office:value-type="float" office:value="1725.57142857143">
                <text:p>1725.571428571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780.85714285714">
                <text:p>1780.85714285714</text:p>
              </table:table-cell>
              <table:table-cell office:value-type="float" office:value="1680.42857142857">
                <text:p>1680.428571428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736.07142857143">
                <text:p>1736.07142857143</text:p>
              </table:table-cell>
              <table:table-cell office:value-type="float" office:value="1582.57142857143">
                <text:p>1582.5714285714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680.5">
                <text:p>1680.5</text:p>
              </table:table-cell>
              <table:table-cell office:value-type="float" office:value="1497.57142857143">
                <text:p>1497.5714285714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634.64285714286">
                <text:p>1634.64285714286</text:p>
              </table:table-cell>
              <table:table-cell office:value-type="float" office:value="1476.14285714286">
                <text:p>1476.1428571428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619.42857142857">
                <text:p>1619.42857142857</text:p>
              </table:table-cell>
              <table:table-cell office:value-type="float" office:value="1463.57142857143">
                <text:p>1463.5714285714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589.78571428571">
                <text:p>1589.78571428571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564.92857142857">
                <text:p>1564.92857142857</text:p>
              </table:table-cell>
              <table:table-cell office:value-type="float" office:value="1404.28571428571">
                <text:p>1404.28571428571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554.14285714286">
                <text:p>1554.14285714286</text:p>
              </table:table-cell>
              <table:table-cell office:value-type="float" office:value="1427.85714285714">
                <text:p>1427.8571428571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98.92857142857">
                <text:p>1498.92857142857</text:p>
              </table:table-cell>
              <table:table-cell office:value-type="float" office:value="1415.28571428571">
                <text:p>1415.285714285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439.92857142857">
                <text:p>1439.92857142857</text:p>
              </table:table-cell>
              <table:table-cell office:value-type="float" office:value="1382.28571428571">
                <text:p>1382.2857142857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389">
                <text:p>1389</text:p>
              </table:table-cell>
              <table:table-cell office:value-type="float" office:value="1301.85714285714">
                <text:p>1301.8571428571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352.78571428571">
                <text:p>1352.78571428571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323.64285714286">
                <text:p>1323.64285714286</text:p>
              </table:table-cell>
              <table:table-cell office:value-type="float" office:value="1222.28571428571">
                <text:p>1222.2857142857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303.35714285714">
                <text:p>1303.35714285714</text:p>
              </table:table-cell>
              <table:table-cell office:value-type="float" office:value="1202.42857142857">
                <text:p>1202.4285714285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271.57142857143">
                <text:p>1271.57142857143</text:p>
              </table:table-cell>
              <table:table-cell office:value-type="float" office:value="1115.28571428571">
                <text:p>1115.2857142857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203.71428571429">
                <text:p>1203.71428571429</text:p>
              </table:table-cell>
              <table:table-cell office:value-type="float" office:value="992.142857142857">
                <text:p>992.14285714285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186.5">
                <text:p>1186.5</text:p>
              </table:table-cell>
              <table:table-cell office:value-type="float" office:value="990.714285714286">
                <text:p>990.71428571428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144.28571428571">
                <text:p>1144.28571428571</text:p>
              </table:table-cell>
              <table:table-cell office:value-type="float" office:value="986.714285714286">
                <text:p>986.71428571428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107.92857142857">
                <text:p>1107.92857142857</text:p>
              </table:table-cell>
              <table:table-cell office:value-type="float" office:value="973.857142857143">
                <text:p>973.85714285714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085.21428571429">
                <text:p>1085.21428571429</text:p>
              </table:table-cell>
              <table:table-cell office:value-type="float" office:value="948.142857142857">
                <text:p>948.14285714285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1080.5">
                <text:p>1080.5</text:p>
              </table:table-cell>
              <table:table-cell office:value-type="float" office:value="958.571428571429">
                <text:p>958.5714285714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1052.64285714286">
                <text:p>1052.6428571428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018.57142857143">
                <text:p>1018.57142857143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981.142857142857">
                <text:p>981.142857142857</text:p>
              </table:table-cell>
              <table:table-cell office:value-type="float" office:value="971.571428571429">
                <text:p>971.57142857142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966.428571428571">
                <text:p>966.428571428571</text:p>
              </table:table-cell>
              <table:table-cell office:value-type="float" office:value="946.142857142857">
                <text:p>946.14285714285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942.214285714286">
                <text:p>942.214285714286</text:p>
              </table:table-cell>
              <table:table-cell office:value-type="float" office:value="910.571428571429">
                <text:p>910.57142857142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911">
                <text:p>911</text:p>
              </table:table-cell>
              <table:table-cell office:value-type="float" office:value="873.857142857143">
                <text:p>873.85714285714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898.5">
                <text:p>898.5</text:p>
              </table:table-cell>
              <table:table-cell office:value-type="float" office:value="838.428571428572">
                <text:p>838.42857142857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894.214285714286">
                <text:p>894.214285714286</text:p>
              </table:table-cell>
              <table:table-cell office:value-type="float" office:value="798.428571428572">
                <text:p>798.42857142857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913.214285714286">
                <text:p>913.214285714286</text:p>
              </table:table-cell>
              <table:table-cell office:value-type="float" office:value="781.428571428571">
                <text:p>781.42857142857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869.714285714286">
                <text:p>869.714285714286</text:p>
              </table:table-cell>
              <table:table-cell office:value-type="float" office:value="767.857142857143">
                <text:p>767.85714285714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846.214285714286">
                <text:p>846.214285714286</text:p>
              </table:table-cell>
              <table:table-cell office:value-type="float" office:value="746.285714285714">
                <text:p>746.2857142857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822.285714285714">
                <text:p>822.28571428571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809.357142857143">
                <text:p>809.357142857143</text:p>
              </table:table-cell>
              <table:table-cell office:value-type="float" office:value="744.857142857143">
                <text:p>744.85714285714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782.5">
                <text:p>782.5</text:p>
              </table:table-cell>
              <table:table-cell office:value-type="float" office:value="726.571428571429">
                <text:p>726.57142857142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754.357142857143">
                <text:p>754.357142857143</text:p>
              </table:table-cell>
              <table:table-cell office:value-type="float" office:value="710.285714285714">
                <text:p>710.2857142857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738.071428571429">
                <text:p>738.071428571429</text:p>
              </table:table-cell>
              <table:table-cell office:value-type="float" office:value="694.714285714286">
                <text:p>694.71428571428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719.285714285714">
                <text:p>719.285714285714</text:p>
              </table:table-cell>
              <table:table-cell office:value-type="float" office:value="670.714285714286">
                <text:p>670.71428571428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98.071428571429">
                <text:p>698.071428571429</text:p>
              </table:table-cell>
              <table:table-cell office:value-type="float" office:value="649.857142857143">
                <text:p>649.85714285714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80.642857142857">
                <text:p>680.642857142857</text:p>
              </table:table-cell>
              <table:table-cell office:value-type="float" office:value="627.285714285714">
                <text:p>627.28571428571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74.142857142857">
                <text:p>674.142857142857</text:p>
              </table:table-cell>
              <table:table-cell office:value-type="float" office:value="603.428571428572">
                <text:p>603.42857142857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63.571428571429">
                <text:p>663.571428571429</text:p>
              </table:table-cell>
              <table:table-cell office:value-type="float" office:value="600.571428571429">
                <text:p>600.57142857142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655.5">
                <text:p>655.5</text:p>
              </table:table-cell>
              <table:table-cell office:value-type="float" office:value="600.714285714286">
                <text:p>600.71428571428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49.214285714286">
                <text:p>649.214285714286</text:p>
              </table:table-cell>
              <table:table-cell office:value-type="float" office:value="603.714285714286">
                <text:p>603.71428571428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39">
                <text:p>639</text:p>
              </table:table-cell>
              <table:table-cell office:value-type="float" office:value="607.285714285714">
                <text:p>607.28571428571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616.928571428571">
                <text:p>616.928571428571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602.714285714286">
                <text:p>602.714285714286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83.357142857143">
                <text:p>583.357142857143</text:p>
              </table:table-cell>
              <table:table-cell office:value-type="float" office:value="563.285714285714">
                <text:p>563.28571428571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80.857142857143">
                <text:p>580.857142857143</text:p>
              </table:table-cell>
              <table:table-cell office:value-type="float" office:value="561.142857142857">
                <text:p>561.14285714285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80.5">
                <text:p>580.5</text:p>
              </table:table-cell>
              <table:table-cell office:value-type="float" office:value="560.285714285714">
                <text:p>560.28571428571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68.142857142857">
                <text:p>568.142857142857</text:p>
              </table:table-cell>
              <table:table-cell office:value-type="float" office:value="532.571428571429">
                <text:p>532.57142857142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65.357142857143">
                <text:p>565.357142857143</text:p>
              </table:table-cell>
              <table:table-cell office:value-type="float" office:value="523.428571428572">
                <text:p>523.42857142857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66.214285714286">
                <text:p>566.214285714286</text:p>
              </table:table-cell>
              <table:table-cell office:value-type="float" office:value="548.428571428572">
                <text:p>548.42857142857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66">
                <text:p>566</text:p>
              </table:table-cell>
              <table:table-cell office:value-type="float" office:value="553.857142857143">
                <text:p>553.85714285714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41.928571428571">
                <text:p>541.928571428571</text:p>
              </table:table-cell>
              <table:table-cell office:value-type="float" office:value="520.571428571429">
                <text:p>520.57142857142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41.642857142857">
                <text:p>541.642857142857</text:p>
              </table:table-cell>
              <table:table-cell office:value-type="float" office:value="522.142857142857">
                <text:p>522.14285714285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40">
                <text:p>540</text:p>
              </table:table-cell>
              <table:table-cell office:value-type="float" office:value="519.714285714286">
                <text:p>519.71428571428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66.071428571429">
                <text:p>566.071428571429</text:p>
              </table:table-cell>
              <table:table-cell office:value-type="float" office:value="599.571428571429">
                <text:p>599.57142857142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573.714285714286">
                <text:p>573.71428571428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06.071428571429">
                <text:p>606.071428571429</text:p>
              </table:table-cell>
              <table:table-cell office:value-type="float" office:value="663.714285714286">
                <text:p>663.71428571428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20.357142857143">
                <text:p>620.357142857143</text:p>
              </table:table-cell>
              <table:table-cell office:value-type="float" office:value="686.857142857143">
                <text:p>686.85714285714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34">
                <text:p>634</text:p>
              </table:table-cell>
              <table:table-cell office:value-type="float" office:value="747.428571428571">
                <text:p>747.42857142857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647.071428571429">
                <text:p>647.071428571429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646.357142857143">
                <text:p>646.357142857143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65.785714285714">
                <text:p>665.78571428571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685.785714285714">
                <text:p>685.785714285714</text:p>
              </table:table-cell>
              <table:table-cell office:value-type="float" office:value="747.571428571429">
                <text:p>747.57142857142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02.214285714286">
                <text:p>702.214285714286</text:p>
              </table:table-cell>
              <table:table-cell office:value-type="float" office:value="740.714285714286">
                <text:p>740.71428571428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21.785714285714">
                <text:p>721.785714285714</text:p>
              </table:table-cell>
              <table:table-cell office:value-type="float" office:value="756.714285714286">
                <text:p>756.71428571428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764.142857142857">
                <text:p>764.142857142857</text:p>
              </table:table-cell>
              <table:table-cell office:value-type="float" office:value="780.857142857143">
                <text:p>780.85714285714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75.857142857143">
                <text:p>775.857142857143</text:p>
              </table:table-cell>
              <table:table-cell office:value-type="float" office:value="779.714285714286">
                <text:p>779.71428571428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787.5">
                <text:p>787.5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79.928571428571">
                <text:p>779.928571428571</text:p>
              </table:table-cell>
              <table:table-cell office:value-type="float" office:value="827.857142857143">
                <text:p>827.857142857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805.428571428572">
                <text:p>805.428571428572</text:p>
              </table:table-cell>
              <table:table-cell office:value-type="float" office:value="863.285714285714">
                <text:p>863.28571428571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12.142857142857">
                <text:p>812.142857142857</text:p>
              </table:table-cell>
              <table:table-cell office:value-type="float" office:value="883.571428571429">
                <text:p>883.571428571429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834.214285714286">
                <text:p>834.214285714286</text:p>
              </table:table-cell>
              <table:table-cell office:value-type="float" office:value="911.714285714286">
                <text:p>911.71428571428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848.142857142857">
                <text:p>848.142857142857</text:p>
              </table:table-cell>
              <table:table-cell office:value-type="float" office:value="915.428571428572">
                <text:p>915.42857142857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849.714285714286">
                <text:p>849.714285714286</text:p>
              </table:table-cell>
              <table:table-cell office:value-type="float" office:value="919.714285714286">
                <text:p>919.71428571428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903.357142857143">
                <text:p>903.357142857143</text:p>
              </table:table-cell>
              <table:table-cell office:value-type="float" office:value="1004.71428571429">
                <text:p>1004.7142857142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935.428571428571">
                <text:p>935.428571428571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968.214285714286">
                <text:p>968.214285714286</text:p>
              </table:table-cell>
              <table:table-cell office:value-type="float" office:value="1073.14285714286">
                <text:p>1073.1428571428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987.214285714286">
                <text:p>987.214285714286</text:p>
              </table:table-cell>
              <table:table-cell office:value-type="float" office:value="1090.85714285714">
                <text:p>1090.8571428571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009.28571428571">
                <text:p>1009.28571428571</text:p>
              </table:table-cell>
              <table:table-cell office:value-type="float" office:value="1106.85714285714">
                <text:p>1106.8571428571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026.92857142857">
                <text:p>1026.92857142857</text:p>
              </table:table-cell>
              <table:table-cell office:value-type="float" office:value="1138.42857142857">
                <text:p>1138.4285714285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023.92857142857">
                <text:p>1023.92857142857</text:p>
              </table:table-cell>
              <table:table-cell office:value-type="float" office:value="1128.14285714286">
                <text:p>1128.1428571428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025">
                <text:p>1025</text:p>
              </table:table-cell>
              <table:table-cell office:value-type="float" office:value="1045.28571428571">
                <text:p>1045.2857142857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044.5">
                <text:p>1044.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055.64285714286">
                <text:p>1055.64285714286</text:p>
              </table:table-cell>
              <table:table-cell office:value-type="float" office:value="1038.14285714286">
                <text:p>1038.1428571428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066.78571428571">
                <text:p>1066.78571428571</text:p>
              </table:table-cell>
              <table:table-cell office:value-type="float" office:value="1042.71428571429">
                <text:p>1042.714285714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074.5">
                <text:p>1074.5</text:p>
              </table:table-cell>
              <table:table-cell office:value-type="float" office:value="1042.14285714286">
                <text:p>1042.14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088.35714285714">
                <text:p>1088.35714285714</text:p>
              </table:table-cell>
              <table:table-cell office:value-type="float" office:value="1038.28571428571">
                <text:p>1038.285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090.71428571429">
                <text:p>1090.71428571429</text:p>
              </table:table-cell>
              <table:table-cell office:value-type="float" office:value="1053.28571428571">
                <text:p>1053.2857142857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048.42857142857">
                <text:p>1048.42857142857</text:p>
              </table:table-cell>
              <table:table-cell office:value-type="float" office:value="1051.57142857143">
                <text:p>1051.5714285714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26.92857142857">
                <text:p>1026.92857142857</text:p>
              </table:table-cell>
              <table:table-cell office:value-type="float" office:value="1007.85714285714">
                <text:p>1007.8571428571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032.28571428571">
                <text:p>1032.28571428571</text:p>
              </table:table-cell>
              <table:table-cell office:value-type="float" office:value="1026.42857142857">
                <text:p>1026.42857142857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021.42857142857">
                <text:p>1021.42857142857</text:p>
              </table:table-cell>
              <table:table-cell office:value-type="float" office:value="1000.14285714286">
                <text:p>1000.1428571428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028.64285714286">
                <text:p>1028.64285714286</text:p>
              </table:table-cell>
              <table:table-cell office:value-type="float" office:value="1015.14285714286">
                <text:p>1015.1428571428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23">
                <text:p>1023</text:p>
              </table:table-cell>
              <table:table-cell office:value-type="float" office:value="1007.71428571429">
                <text:p>1007.7142857142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34.71428571429">
                <text:p>1034.71428571429</text:p>
              </table:table-cell>
              <table:table-cell office:value-type="float" office:value="1016.14285714286">
                <text:p>1016.1428571428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28.07142857143">
                <text:p>1028.07142857143</text:p>
              </table:table-cell>
              <table:table-cell office:value-type="float" office:value="1004.57142857143">
                <text:p>1004.5714285714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025">
                <text:p>1025</text:p>
              </table:table-cell>
              <table:table-cell office:value-type="float" office:value="1042.14285714286">
                <text:p>1042.1428571428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21.78571428571">
                <text:p>1021.78571428571</text:p>
              </table:table-cell>
              <table:table-cell office:value-type="float" office:value="1017.14285714286">
                <text:p>1017.1428571428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09.64285714286">
                <text:p>1009.64285714286</text:p>
              </table:table-cell>
              <table:table-cell office:value-type="float" office:value="1019.14285714286">
                <text:p>1019.1428571428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000.57142857143">
                <text:p>1000.57142857143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93.571428571429">
                <text:p>993.571428571429</text:p>
              </table:table-cell>
              <table:table-cell office:value-type="float" office:value="979.428571428571">
                <text:p>979.42857142857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989.214285714286">
                <text:p>989.214285714286</text:p>
              </table:table-cell>
              <table:table-cell office:value-type="float" office:value="962.285714285714">
                <text:p>962.28571428571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983.285714285714">
                <text:p>983.28571428571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994.857142857143">
                <text:p>994.857142857143</text:p>
              </table:table-cell>
              <table:table-cell office:value-type="float" office:value="947.571428571429">
                <text:p>947.57142857142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975">
                <text:p>975</text:p>
              </table:table-cell>
              <table:table-cell office:value-type="float" office:value="932.857142857143">
                <text:p>932.85714285714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977.857142857143">
                <text:p>977.857142857143</text:p>
              </table:table-cell>
              <table:table-cell office:value-type="float" office:value="936.571428571429">
                <text:p>936.57142857142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951.357142857143">
                <text:p>951.357142857143</text:p>
              </table:table-cell>
              <table:table-cell office:value-type="float" office:value="916.714285714286">
                <text:p>916.71428571428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946.642857142857">
                <text:p>946.642857142857</text:p>
              </table:table-cell>
              <table:table-cell office:value-type="float" office:value="913.857142857143">
                <text:p>913.85714285714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927.857142857143">
                <text:p>927.857142857143</text:p>
              </table:table-cell>
              <table:table-cell office:value-type="float" office:value="893.428571428571">
                <text:p>893.42857142857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938.5">
                <text:p>938.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919.5">
                <text:p>919.5</text:p>
              </table:table-cell>
              <table:table-cell office:value-type="float" office:value="891.428571428571">
                <text:p>891.42857142857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99.571428571429">
                <text:p>899.571428571429</text:p>
              </table:table-cell>
              <table:table-cell office:value-type="float" office:value="866.285714285714">
                <text:p>866.28571428571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98.785714285714">
                <text:p>898.785714285714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88.714285714286">
                <text:p>888.714285714286</text:p>
              </table:table-cell>
              <table:table-cell office:value-type="float" office:value="860.714285714286">
                <text:p>860.71428571428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73.5">
                <text:p>873.5</text:p>
              </table:table-cell>
              <table:table-cell office:value-type="float" office:value="833.142857142857">
                <text:p>833.14285714285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70.285714285714">
                <text:p>870.285714285714</text:p>
              </table:table-cell>
              <table:table-cell office:value-type="float" office:value="847.142857142857">
                <text:p>847.14285714285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58.285714285714">
                <text:p>858.285714285714</text:p>
              </table:table-cell>
              <table:table-cell office:value-type="float" office:value="801.571428571429">
                <text:p>801.57142857142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802.285714285714">
                <text:p>802.285714285714</text:p>
              </table:table-cell>
              <table:table-cell office:value-type="float" office:value="713.142857142857">
                <text:p>713.14285714285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799">
                <text:p>799</text:p>
              </table:table-cell>
              <table:table-cell office:value-type="float" office:value="731.714285714286">
                <text:p>731.71428571428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784.928571428571">
                <text:p>784.928571428571</text:p>
              </table:table-cell>
              <table:table-cell office:value-type="float" office:value="708.857142857143">
                <text:p>708.857142857143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02.142857142857">
                <text:p>802.142857142857</text:p>
              </table:table-cell>
              <table:table-cell office:value-type="float" office:value="743.571428571429">
                <text:p>743.571428571429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784">
                <text:p>784</text:p>
              </table:table-cell>
              <table:table-cell office:value-type="float" office:value="734.857142857143">
                <text:p>734.85714285714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789.285714285714">
                <text:p>789.285714285714</text:p>
              </table:table-cell>
              <table:table-cell office:value-type="float" office:value="731.428571428571">
                <text:p>731.42857142857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77.071428571429">
                <text:p>777.071428571429</text:p>
              </table:table-cell>
              <table:table-cell office:value-type="float" office:value="752.571428571429">
                <text:p>752.57142857142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93">
                <text:p>793</text:p>
              </table:table-cell>
              <table:table-cell office:value-type="float" office:value="872.857142857143">
                <text:p>872.85714285714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88.357142857143">
                <text:p>788.35714285714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774">
                <text:p>774</text:p>
              </table:table-cell>
              <table:table-cell office:value-type="float" office:value="839.142857142857">
                <text:p>839.14285714285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71.142857142857">
                <text:p>771.142857142857</text:p>
              </table:table-cell>
              <table:table-cell office:value-type="float" office:value="798.714285714286">
                <text:p>798.71428571428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767.142857142857">
                <text:p>767.142857142857</text:p>
              </table:table-cell>
              <table:table-cell office:value-type="float" office:value="799.428571428571">
                <text:p>799.42857142857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55.071428571429">
                <text:p>755.071428571429</text:p>
              </table:table-cell>
              <table:table-cell office:value-type="float" office:value="778.714285714286">
                <text:p>778.71428571428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765.714285714286">
                <text:p>765.714285714286</text:p>
              </table:table-cell>
              <table:table-cell office:value-type="float" office:value="778.857142857143">
                <text:p>778.85714285714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06.928571428571">
                <text:p>806.9285714285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801.214285714286">
                <text:p>801.214285714286</text:p>
              </table:table-cell>
              <table:table-cell office:value-type="float" office:value="757.428571428572">
                <text:p>757.42857142857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801.928571428572">
                <text:p>801.928571428572</text:p>
              </table:table-cell>
              <table:table-cell office:value-type="float" office:value="764.714285714286">
                <text:p>764.714285714286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782.357142857143">
                <text:p>782.35714285714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84.928571428571">
                <text:p>784.928571428571</text:p>
              </table:table-cell>
              <table:table-cell office:value-type="float" office:value="770.428571428571">
                <text:p>770.42857142857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777.5">
                <text:p>777.5</text:p>
              </table:table-cell>
              <table:table-cell office:value-type="float" office:value="776.285714285714">
                <text:p>776.28571428571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770.142857142857">
                <text:p>770.142857142857</text:p>
              </table:table-cell>
              <table:table-cell office:value-type="float" office:value="761.428571428572">
                <text:p>761.42857142857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743.285714285714">
                <text:p>743.285714285714</text:p>
              </table:table-cell>
              <table:table-cell office:value-type="float" office:value="745.571428571429">
                <text:p>745.5714285714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740.071428571429">
                <text:p>740.071428571429</text:p>
              </table:table-cell>
              <table:table-cell office:value-type="float" office:value="722.714285714286">
                <text:p>722.71428571428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739">
                <text:p>739</text:p>
              </table:table-cell>
              <table:table-cell office:value-type="float" office:value="713.285714285714">
                <text:p>713.28571428571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738.857142857143">
                <text:p>738.857142857143</text:p>
              </table:table-cell>
              <table:table-cell office:value-type="float" office:value="711.714285714286">
                <text:p>711.71428571428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36.285714285714">
                <text:p>736.285714285714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744">
                <text:p>744</text:p>
              </table:table-cell>
              <table:table-cell office:value-type="float" office:value="711.714285714286">
                <text:p>711.71428571428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746.642857142857">
                <text:p>746.642857142857</text:p>
              </table:table-cell>
              <table:table-cell office:value-type="float" office:value="731.857142857143">
                <text:p>731.8571428571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23.714285714286">
                <text:p>723.714285714286</text:p>
              </table:table-cell>
              <table:table-cell office:value-type="float" office:value="701.857142857143">
                <text:p>701.85714285714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11.428571428572">
                <text:p>711.428571428572</text:p>
              </table:table-cell>
              <table:table-cell office:value-type="float" office:value="700.142857142857">
                <text:p>700.14285714285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714.785714285714">
                <text:p>714.785714285714</text:p>
              </table:table-cell>
              <table:table-cell office:value-type="float" office:value="716.285714285714">
                <text:p>716.28571428571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716.642857142857">
                <text:p>716.642857142857</text:p>
              </table:table-cell>
              <table:table-cell office:value-type="float" office:value="721.571428571429">
                <text:p>721.571428571429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708.142857142857">
                <text:p>708.142857142857</text:p>
              </table:table-cell>
              <table:table-cell office:value-type="float" office:value="714.142857142857">
                <text:p>714.14285714285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718.142857142857">
                <text:p>718.142857142857</text:p>
              </table:table-cell>
              <table:table-cell office:value-type="float" office:value="724.571428571429">
                <text:p>724.57142857142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719.285714285714">
                <text:p>719.285714285714</text:p>
              </table:table-cell>
              <table:table-cell office:value-type="float" office:value="706.714285714286">
                <text:p>706.71428571428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711.071428571429">
                <text:p>711.071428571429</text:p>
              </table:table-cell>
              <table:table-cell office:value-type="float" office:value="720.285714285714">
                <text:p>720.28571428571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715.285714285714">
                <text:p>715.285714285714</text:p>
              </table:table-cell>
              <table:table-cell office:value-type="float" office:value="730.428571428571">
                <text:p>730.42857142857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12.928571428571">
                <text:p>712.928571428571</text:p>
              </table:table-cell>
              <table:table-cell office:value-type="float" office:value="709.571428571429">
                <text:p>709.57142857142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11.285714285714">
                <text:p>711.285714285714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716">
                <text:p>716</text:p>
              </table:table-cell>
              <table:table-cell office:value-type="float" office:value="717.857142857143">
                <text:p>717.85714285714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721.642857142857">
                <text:p>721.642857142857</text:p>
              </table:table-cell>
              <table:table-cell office:value-type="float" office:value="718.714285714286">
                <text:p>718.71428571428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22">
                <text:p>722</text:p>
              </table:table-cell>
              <table:table-cell office:value-type="float" office:value="737.285714285714">
                <text:p>737.28571428571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38.571428571429">
                <text:p>738.571428571429</text:p>
              </table:table-cell>
              <table:table-cell office:value-type="float" office:value="756.857142857143">
                <text:p>756.85714285714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54.642857142857">
                <text:p>754.642857142857</text:p>
              </table:table-cell>
              <table:table-cell office:value-type="float" office:value="778.857142857143">
                <text:p>778.85714285714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46.5">
                <text:p>746.5</text:p>
              </table:table-cell>
              <table:table-cell office:value-type="float" office:value="783.428571428571">
                <text:p>783.42857142857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45.5">
                <text:p>745.5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67.571428571429">
                <text:p>767.571428571429</text:p>
              </table:table-cell>
              <table:table-cell office:value-type="float" office:value="817.285714285714">
                <text:p>817.28571428571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64.428571428571">
                <text:p>764.428571428571</text:p>
              </table:table-cell>
              <table:table-cell office:value-type="float" office:value="810.142857142857">
                <text:p>810.1428571428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75.5">
                <text:p>775.5</text:p>
              </table:table-cell>
              <table:table-cell office:value-type="float" office:value="813.714285714286">
                <text:p>813.71428571428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87.714285714286">
                <text:p>787.714285714286</text:p>
              </table:table-cell>
              <table:table-cell office:value-type="float" office:value="818.571428571429">
                <text:p>818.57142857142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88.142857142857">
                <text:p>788.142857142857</text:p>
              </table:table-cell>
              <table:table-cell office:value-type="float" office:value="797.428571428571">
                <text:p>797.42857142857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98.785714285714">
                <text:p>798.785714285714</text:p>
              </table:table-cell>
              <table:table-cell office:value-type="float" office:value="814.142857142857">
                <text:p>814.14285714285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07.571428571429">
                <text:p>807.571428571429</text:p>
              </table:table-cell>
              <table:table-cell office:value-type="float" office:value="825.142857142857">
                <text:p>825.142857142857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17.571428571429">
                <text:p>817.571428571429</text:p>
              </table:table-cell>
              <table:table-cell office:value-type="float" office:value="817.857142857143">
                <text:p>817.85714285714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816.142857142857">
                <text:p>816.142857142857</text:p>
              </table:table-cell>
              <table:table-cell office:value-type="float" office:value="822.142857142857">
                <text:p>822.14285714285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820.785714285714">
                <text:p>820.785714285714</text:p>
              </table:table-cell>
              <table:table-cell office:value-type="float" office:value="827.857142857143">
                <text:p>827.85714285714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866.285714285714">
                <text:p>866.285714285714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861.642857142857">
                <text:p>861.642857142857</text:p>
              </table:table-cell>
              <table:table-cell office:value-type="float" office:value="925.857142857143">
                <text:p>925.85714285714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883.071428571429">
                <text:p>883.07142857142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00.5">
                <text:p>900.5</text:p>
              </table:table-cell>
              <table:table-cell office:value-type="float" office:value="975.857142857143">
                <text:p>975.85714285714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05.642857142857">
                <text:p>905.642857142857</text:p>
              </table:table-cell>
              <table:table-cell office:value-type="float" office:value="993.428571428571">
                <text:p>993.42857142857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912.428571428571">
                <text:p>912.428571428571</text:p>
              </table:table-cell>
              <table:table-cell office:value-type="float" office:value="1002.71428571429">
                <text:p>1002.7142857142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926.428571428571">
                <text:p>926.42857142857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55.928571428571">
                <text:p>955.928571428571</text:p>
              </table:table-cell>
              <table:table-cell office:value-type="float" office:value="997.857142857143">
                <text:p>997.85714285714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984.928571428572">
                <text:p>984.928571428572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002.21428571429">
                <text:p>1002.21428571429</text:p>
              </table:table-cell>
              <table:table-cell office:value-type="float" office:value="1052.42857142857">
                <text:p>1052.42857142857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11.5">
                <text:p>1011.5</text:p>
              </table:table-cell>
              <table:table-cell office:value-type="float" office:value="1047.14285714286">
                <text:p>1047.1428571428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38.28571428571">
                <text:p>1038.28571428571</text:p>
              </table:table-cell>
              <table:table-cell office:value-type="float" office:value="1083.14285714286">
                <text:p>1083.142857142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053.92857142857">
                <text:p>1053.92857142857</text:p>
              </table:table-cell>
              <table:table-cell office:value-type="float" office:value="1105.14285714286">
                <text:p>1105.142857142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068.35714285714">
                <text:p>1068.35714285714</text:p>
              </table:table-cell>
              <table:table-cell office:value-type="float" office:value="1111.71428571429">
                <text:p>1111.7142857142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077">
                <text:p>1077</text:p>
              </table:table-cell>
              <table:table-cell office:value-type="float" office:value="1156.14285714286">
                <text:p>1156.142857142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134.64285714286">
                <text:p>1134.64285714286</text:p>
              </table:table-cell>
              <table:table-cell office:value-type="float" office:value="1225.28571428571">
                <text:p>1225.2857142857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194.42857142857">
                <text:p>1194.42857142857</text:p>
              </table:table-cell>
              <table:table-cell office:value-type="float" office:value="1336.42857142857">
                <text:p>1336.4285714285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246">
                <text:p>1246</text:p>
              </table:table-cell>
              <table:table-cell office:value-type="float" office:value="1444.85714285714">
                <text:p>1444.8571428571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276.07142857143">
                <text:p>1276.07142857143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308">
                <text:p>1308</text:p>
              </table:table-cell>
              <table:table-cell office:value-type="float" office:value="1510.85714285714">
                <text:p>1510.8571428571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324.07142857143">
                <text:p>1324.07142857143</text:p>
              </table:table-cell>
              <table:table-cell office:value-type="float" office:value="1536.42857142857">
                <text:p>1536.4285714285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378.71428571429">
                <text:p>1378.71428571429</text:p>
              </table:table-cell>
              <table:table-cell office:value-type="float" office:value="1601.28571428571">
                <text:p>1601.2857142857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441.85714285714">
                <text:p>1441.85714285714</text:p>
              </table:table-cell>
              <table:table-cell office:value-type="float" office:value="1658.42857142857">
                <text:p>1658.4285714285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443.5">
                <text:p>1443.5</text:p>
              </table:table-cell>
              <table:table-cell office:value-type="float" office:value="1550.57142857143">
                <text:p>1550.5714285714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461.07142857143">
                <text:p>1461.07142857143</text:p>
              </table:table-cell>
              <table:table-cell office:value-type="float" office:value="1477.28571428571">
                <text:p>1477.2857142857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456">
                <text:p>1456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470.21428571429">
                <text:p>1470.21428571429</text:p>
              </table:table-cell>
              <table:table-cell office:value-type="float" office:value="1429.57142857143">
                <text:p>1429.571428571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19cm" svg:y="4.203cm" style:legend-expansion="high" chart:style-name="ch2"/>
        <chart:plot-area chart:style-name="ch3" table:cell-range-address="'JHU-USA'.A2:'JHU-USA'.A314 'JHU-USA'.G1:'JHU-USA'.G314" chart:data-source-has-labels="both" svg:x="0.319cm" svg:y="0.18cm" svg:width="12.481cm" svg:height="8.645cm">
          <chart:coordinate-region svg:x="1.418cm" svg:y="0.379cm" svg:width="11.382cm" svg:height="7.799cm"/>
          <chart:axis chart:dimension="x" chart:name="primary-x" chart:style-name="ch4" chartooo:axis-type="auto">
            <chartooo:date-scale/>
            <chart:categories table:cell-range-address="'JHU-USA'.A2:'JHU-USA'.A3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HU-USA'.G2:'JHU-USA'.G314" chart:label-cell-address="'JHU-USA'.G1:'JHU-USA'.G1" chart:class="chart:line">
            <chart:data-point chart:repeated="2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 Day MA</text:p>
                <draw:g>
                  <svg:desc>'JHU-USA'.G1:'JHU-USA'.G1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'JHU-USA'.A2:'JHU-USA'.A314</svg:desc>
                </draw:g>
              </table:table-cell>
              <table:table-cell office:value-type="float" office:value="0.142857142857143">
                <text:p>0.142857142857143</text:p>
                <draw:g>
                  <svg:desc>'JHU-USA'.G2:'JHU-USA'.G314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.42857142857143">
                <text:p>4.4285714285714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5.85714285714286">
                <text:p>5.8571428571428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.5714285714286">
                <text:p>22.571428571428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4.8571428571429">
                <text:p>44.857142857142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24.428571428571">
                <text:p>124.42857142857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62.571428571429">
                <text:p>162.57142857142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70.571428571429">
                <text:p>270.57142857142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46.857142857143">
                <text:p>346.8571428571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15.714285714286">
                <text:p>415.7142857142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88.285714285714">
                <text:p>488.2857142857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609.857142857143">
                <text:p>609.85714285714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1.857142857143">
                <text:p>731.85714285714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87.714285714286">
                <text:p>887.71428571428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2.71428571429">
                <text:p>1012.7142857142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42.42857142857">
                <text:p>1142.428571428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281.85714285714">
                <text:p>1281.8571428571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6.14285714286">
                <text:p>1436.142857142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47.28571428571">
                <text:p>1647.2857142857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786.42857142857">
                <text:p>1786.4285714285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888.71428571429">
                <text:p>1888.7142857142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007.85714285714">
                <text:p>2007.8571428571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091.14285714286">
                <text:p>2091.1428571428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126.42857142857">
                <text:p>2126.4285714285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149.57142857143">
                <text:p>2149.5714285714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197.14285714286">
                <text:p>2197.1428571428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70.85714285714">
                <text:p>2170.8571428571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148.71428571429">
                <text:p>2148.71428571429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165.28571428571">
                <text:p>2165.28571428571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199.85714285714">
                <text:p>2199.8571428571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212.42857142857">
                <text:p>2212.4285714285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2188.85714285714">
                <text:p>2188.8571428571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231.28571428571">
                <text:p>2231.28571428571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2240.85714285714">
                <text:p>2240.8571428571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2202.85714285714">
                <text:p>2202.8571428571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17.57142857143">
                <text:p>2117.5714285714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015.42857142857">
                <text:p>2015.4285714285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972.42857142857">
                <text:p>1972.4285714285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985.14285714286">
                <text:p>1985.14285714286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937.57142857143">
                <text:p>1937.5714285714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935.28571428571">
                <text:p>1935.28571428571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02.28571428571">
                <text:p>1902.28571428571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881.28571428571">
                <text:p>1881.28571428571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889.57142857143">
                <text:p>1889.571428571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1863.42857142857">
                <text:p>1863.4285714285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793.14285714286">
                <text:p>1793.1428571428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775.28571428571">
                <text:p>1775.2857142857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54.57142857143">
                <text:p>1754.571428571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725.57142857143">
                <text:p>1725.571428571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680.42857142857">
                <text:p>1680.4285714285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582.57142857143">
                <text:p>1582.5714285714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497.57142857143">
                <text:p>1497.5714285714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476.14285714286">
                <text:p>1476.1428571428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463.57142857143">
                <text:p>1463.57142857143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404.28571428571">
                <text:p>1404.28571428571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427.85714285714">
                <text:p>1427.8571428571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15.28571428571">
                <text:p>1415.2857142857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382.28571428571">
                <text:p>1382.2857142857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301.85714285714">
                <text:p>1301.8571428571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242">
                <text:p>124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222.28571428571">
                <text:p>1222.28571428571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202.42857142857">
                <text:p>1202.42857142857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5.28571428571">
                <text:p>1115.2857142857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992.142857142857">
                <text:p>992.14285714285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990.714285714286">
                <text:p>990.71428571428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986.714285714286">
                <text:p>986.71428571428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973.857142857143">
                <text:p>973.85714285714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948.142857142857">
                <text:p>948.14285714285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958.571428571429">
                <text:p>958.571428571429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971.571428571429">
                <text:p>971.571428571429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946.142857142857">
                <text:p>946.14285714285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910.571428571429">
                <text:p>910.571428571429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873.857142857143">
                <text:p>873.85714285714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838.428571428572">
                <text:p>838.428571428572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798.428571428572">
                <text:p>798.428571428572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781.428571428571">
                <text:p>781.428571428571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767.857142857143">
                <text:p>767.85714285714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46.285714285714">
                <text:p>746.28571428571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744.857142857143">
                <text:p>744.857142857143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726.571428571429">
                <text:p>726.57142857142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710.285714285714">
                <text:p>710.28571428571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694.714285714286">
                <text:p>694.71428571428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670.714285714286">
                <text:p>670.71428571428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649.857142857143">
                <text:p>649.85714285714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627.285714285714">
                <text:p>627.28571428571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03.428571428572">
                <text:p>603.42857142857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600.571428571429">
                <text:p>600.571428571429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600.714285714286">
                <text:p>600.71428571428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603.714285714286">
                <text:p>603.714285714286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607.285714285714">
                <text:p>607.28571428571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563.285714285714">
                <text:p>563.28571428571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561.142857142857">
                <text:p>561.14285714285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560.285714285714">
                <text:p>560.28571428571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32.571428571429">
                <text:p>532.571428571429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523.428571428572">
                <text:p>523.428571428572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548.428571428572">
                <text:p>548.428571428572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53.857142857143">
                <text:p>553.85714285714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520.571428571429">
                <text:p>520.571428571429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522.142857142857">
                <text:p>522.142857142857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19.714285714286">
                <text:p>519.714285714286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599.571428571429">
                <text:p>599.571428571429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663.714285714286">
                <text:p>663.714285714286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86.857142857143">
                <text:p>686.857142857143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747.428571428571">
                <text:p>747.428571428571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747.571428571429">
                <text:p>747.571428571429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40.714285714286">
                <text:p>740.714285714286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56.714285714286">
                <text:p>756.71428571428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780.857142857143">
                <text:p>780.85714285714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79.714285714286">
                <text:p>779.71428571428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827.857142857143">
                <text:p>827.85714285714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863.285714285714">
                <text:p>863.28571428571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883.571428571429">
                <text:p>883.571428571429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911.714285714286">
                <text:p>911.71428571428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915.428571428572">
                <text:p>915.428571428572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919.714285714286">
                <text:p>919.714285714286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004.71428571429">
                <text:p>1004.7142857142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1073.14285714286">
                <text:p>1073.14285714286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090.85714285714">
                <text:p>1090.8571428571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106.85714285714">
                <text:p>1106.8571428571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138.42857142857">
                <text:p>1138.4285714285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1128.14285714286">
                <text:p>1128.14285714286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1045.28571428571">
                <text:p>1045.28571428571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1038.14285714286">
                <text:p>1038.1428571428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042.71428571429">
                <text:p>1042.7142857142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042.14285714286">
                <text:p>1042.1428571428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038.28571428571">
                <text:p>1038.28571428571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053.28571428571">
                <text:p>1053.28571428571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1051.57142857143">
                <text:p>1051.5714285714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007.85714285714">
                <text:p>1007.8571428571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1026.42857142857">
                <text:p>1026.42857142857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000.14285714286">
                <text:p>1000.1428571428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015.14285714286">
                <text:p>1015.1428571428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07.71428571429">
                <text:p>1007.71428571429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16.14285714286">
                <text:p>1016.1428571428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004.57142857143">
                <text:p>1004.57142857143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042.14285714286">
                <text:p>1042.14285714286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017.14285714286">
                <text:p>1017.14285714286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019.14285714286">
                <text:p>1019.14285714286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79.428571428571">
                <text:p>979.428571428571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962.285714285714">
                <text:p>962.28571428571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947.571428571429">
                <text:p>947.571428571429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932.857142857143">
                <text:p>932.85714285714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936.571428571429">
                <text:p>936.571428571429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916.714285714286">
                <text:p>916.714285714286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913.857142857143">
                <text:p>913.85714285714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893.428571428571">
                <text:p>893.428571428571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891.428571428571">
                <text:p>891.42857142857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866.285714285714">
                <text:p>866.28571428571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860.714285714286">
                <text:p>860.71428571428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833.142857142857">
                <text:p>833.14285714285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7.142857142857">
                <text:p>847.142857142857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801.571428571429">
                <text:p>801.571428571429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713.142857142857">
                <text:p>713.142857142857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731.714285714286">
                <text:p>731.714285714286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708.857142857143">
                <text:p>708.857142857143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743.571428571429">
                <text:p>743.571428571429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734.857142857143">
                <text:p>734.857142857143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731.428571428571">
                <text:p>731.428571428571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52.571428571429">
                <text:p>752.571428571429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72.857142857143">
                <text:p>872.85714285714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839.142857142857">
                <text:p>839.14285714285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98.714285714286">
                <text:p>798.71428571428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799.428571428571">
                <text:p>799.42857142857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78.714285714286">
                <text:p>778.71428571428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778.857142857143">
                <text:p>778.857142857143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757.428571428572">
                <text:p>757.428571428572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764.714285714286">
                <text:p>764.714285714286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70.428571428571">
                <text:p>770.428571428571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776.285714285714">
                <text:p>776.28571428571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761.428571428572">
                <text:p>761.428571428572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745.571428571429">
                <text:p>745.571428571429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722.714285714286">
                <text:p>722.71428571428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713.285714285714">
                <text:p>713.28571428571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711.714285714286">
                <text:p>711.714285714286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711.714285714286">
                <text:p>711.71428571428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731.857142857143">
                <text:p>731.85714285714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01.857142857143">
                <text:p>701.85714285714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00.142857142857">
                <text:p>700.14285714285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716.285714285714">
                <text:p>716.28571428571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721.571428571429">
                <text:p>721.571428571429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714.142857142857">
                <text:p>714.14285714285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724.571428571429">
                <text:p>724.571428571429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706.714285714286">
                <text:p>706.71428571428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720.285714285714">
                <text:p>720.28571428571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730.428571428571">
                <text:p>730.428571428571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09.571428571429">
                <text:p>709.57142857142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717.857142857143">
                <text:p>717.85714285714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718.714285714286">
                <text:p>718.714285714286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37.285714285714">
                <text:p>737.28571428571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56.857142857143">
                <text:p>756.857142857143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78.857142857143">
                <text:p>778.85714285714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83.428571428571">
                <text:p>783.42857142857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817.285714285714">
                <text:p>817.28571428571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10.142857142857">
                <text:p>810.14285714285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813.714285714286">
                <text:p>813.714285714286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818.571428571429">
                <text:p>818.57142857142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97.428571428571">
                <text:p>797.428571428571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814.142857142857">
                <text:p>814.142857142857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25.142857142857">
                <text:p>825.142857142857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817.857142857143">
                <text:p>817.857142857143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822.142857142857">
                <text:p>822.14285714285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827.857142857143">
                <text:p>827.85714285714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925.857142857143">
                <text:p>925.85714285714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975.857142857143">
                <text:p>975.857142857143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993.428571428571">
                <text:p>993.428571428571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002.71428571429">
                <text:p>1002.71428571429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997.857142857143">
                <text:p>997.85714285714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052.42857142857">
                <text:p>1052.42857142857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047.14285714286">
                <text:p>1047.1428571428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083.14285714286">
                <text:p>1083.142857142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105.14285714286">
                <text:p>1105.1428571428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1111.71428571429">
                <text:p>1111.7142857142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156.14285714286">
                <text:p>1156.142857142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1225.28571428571">
                <text:p>1225.28571428571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1336.42857142857">
                <text:p>1336.4285714285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444.85714285714">
                <text:p>1444.8571428571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469">
                <text:p>1469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510.85714285714">
                <text:p>1510.8571428571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1536.42857142857">
                <text:p>1536.42857142857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601.28571428571">
                <text:p>1601.2857142857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658.42857142857">
                <text:p>1658.42857142857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550.57142857143">
                <text:p>1550.57142857143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477.28571428571">
                <text:p>1477.28571428571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429.57142857143">
                <text:p>1429.571428571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802cm" svg:y="3.955cm" style:legend-expansion="high" chart:style-name="ch2"/>
        <chart:plot-area chart:style-name="ch3" table:cell-range-address="France.A2:France.A315 France.D1:France.D315 France.F1:France.F315" chart:data-source-has-labels="both" svg:x="0.319cm" svg:y="0.18cm" svg:width="12.164cm" svg:height="8.646cm">
          <chart:coordinate-region svg:x="1.787cm" svg:y="0.379cm" svg:width="10.696cm" svg:height="8.248cm"/>
          <chart:axis chart:dimension="x" chart:name="primary-x" chart:style-name="ch4" chartooo:axis-type="auto">
            <chartooo:date-scale/>
            <chart:categories table:cell-range-address="France.A2:France.A3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ance.D2:France.D315" chart:label-cell-address="France.D1:France.D1" chart:class="chart:line">
            <chart:data-point chart:repeated="314"/>
          </chart:series>
          <chart:series chart:style-name="ch8" chart:values-cell-range-address="France.F2:France.F315" chart:label-cell-address="France.F1:France.F1" chart:class="chart:line">
            <chart:data-point chart:repeated="3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ases</text:p>
                <draw:g>
                  <svg:desc>France.D1:France.D1</svg:desc>
                </draw:g>
              </table:table-cell>
              <table:table-cell office:value-type="string">
                <text:p>MA Cases</text:p>
                <draw:g>
                  <svg:desc>France.F1:France.F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France.A2:France.A315</svg:desc>
                </draw:g>
              </table:table-cell>
              <table:table-cell office:value-type="float" office:value="NaN">
                <text:p>NaN</text:p>
                <draw:g>
                  <svg:desc>France.D2:France.D315</svg:desc>
                </draw:g>
              </table:table-cell>
              <table:table-cell office:value-type="float" office:value="NaN">
                <text:p>NaN</text:p>
                <draw:g>
                  <svg:desc>France.F2:France.F315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">
                <text:p>1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2">
                <text:p>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">
                <text:p>4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0">
                <text:p>2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9">
                <text:p>19</text:p>
              </table:table-cell>
              <table:table-cell office:value-type="float" office:value="3.06666666666667">
                <text:p>3.0666666666666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">
                <text:p>43</text:p>
              </table:table-cell>
              <table:table-cell office:value-type="float" office:value="5.93333333333333">
                <text:p>5.933333333333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0">
                <text:p>30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1">
                <text:p>61</text:p>
              </table:table-cell>
              <table:table-cell office:value-type="float" office:value="11.9333333333333">
                <text:p>11.9333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3">
                <text:p>1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84">
                <text:p>8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92">
                <text:p>92</text:p>
              </table:table-cell>
              <table:table-cell office:value-type="float" office:value="24.5333333333333">
                <text:p>24.533333333333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276">
                <text:p>276</text:p>
              </table:table-cell>
              <table:table-cell office:value-type="float" office:value="42.9333333333333">
                <text:p>42.9333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03">
                <text:p>303</text:p>
              </table:table-cell>
              <table:table-cell office:value-type="float" office:value="63.1333333333333">
                <text:p>63.1333333333333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77">
                <text:p>177</text:p>
              </table:table-cell>
              <table:table-cell office:value-type="float" office:value="74.9333333333333">
                <text:p>74.933333333333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83">
                <text:p>83</text:p>
              </table:table-cell>
              <table:table-cell office:value-type="float" office:value="80.4666666666667">
                <text:p>80.4666666666667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75">
                <text:p>575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99">
                <text:p>499</text:p>
              </table:table-cell>
              <table:table-cell office:value-type="float" office:value="151.933333333333">
                <text:p>151.93333333333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151.666666666667">
                <text:p>151.66666666666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388">
                <text:p>1388</text:p>
              </table:table-cell>
              <table:table-cell office:value-type="float" office:value="242.866666666667">
                <text:p>242.86666666666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15">
                <text:p>815</text:p>
              </table:table-cell>
              <table:table-cell office:value-type="float" office:value="295.933333333333">
                <text:p>295.93333333333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6">
                <text:p>36</text:p>
              </table:table-cell>
              <table:table-cell office:value-type="float" office:value="295.466666666667">
                <text:p>295.46666666666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1">
                <text:p>2151</text:p>
              </table:table-cell>
              <table:table-cell office:value-type="float" office:value="436.866666666667">
                <text:p>436.86666666666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032">
                <text:p>1032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409">
                <text:p>1409</text:p>
              </table:table-cell>
              <table:table-cell office:value-type="float" office:value="594.666666666667">
                <text:p>594.66666666666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846">
                <text:p>1846</text:p>
              </table:table-cell>
              <table:table-cell office:value-type="float" office:value="712.133333333333">
                <text:p>712.13333333333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88">
                <text:p>1788</text:p>
              </table:table-cell>
              <table:table-cell office:value-type="float" office:value="825.2">
                <text:p>825.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05">
                <text:p>1705</text:p>
              </table:table-cell>
              <table:table-cell office:value-type="float" office:value="920.466666666667">
                <text:p>920.46666666666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80">
                <text:p>1780</text:p>
              </table:table-cell>
              <table:table-cell office:value-type="float" office:value="1018.93333333333">
                <text:p>1018.9333333333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880">
                <text:p>3880</text:p>
              </table:table-cell>
              <table:table-cell office:value-type="float" office:value="1265.8">
                <text:p>1265.8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499">
                <text:p>2499</text:p>
              </table:table-cell>
              <table:table-cell office:value-type="float" office:value="1426.86666666667">
                <text:p>1426.8666666666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978">
                <text:p>2978</text:p>
              </table:table-cell>
              <table:table-cell office:value-type="float" office:value="1587.06666666667">
                <text:p>1587.066666666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951">
                <text:p>3951</text:p>
              </table:table-cell>
              <table:table-cell office:value-type="float" office:value="1817.2">
                <text:p>1817.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851">
                <text:p>3851</text:p>
              </table:table-cell>
              <table:table-cell office:value-type="float" office:value="2073.93333333333">
                <text:p>2073.9333333333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703">
                <text:p>4703</text:p>
              </table:table-cell>
              <table:table-cell office:value-type="float" office:value="2294.93333333333">
                <text:p>2294.9333333333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603">
                <text:p>2603</text:p>
              </table:table-cell>
              <table:table-cell office:value-type="float" office:value="2414.13333333333">
                <text:p>2414.1333333333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462">
                <text:p>4462</text:p>
              </table:table-cell>
              <table:table-cell office:value-type="float" office:value="2709.2">
                <text:p>2709.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657">
                <text:p>7657</text:p>
              </table:table-cell>
              <table:table-cell office:value-type="float" office:value="3076.26666666667">
                <text:p>3076.2666666666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922">
                <text:p>4922</text:p>
              </table:table-cell>
              <table:table-cell office:value-type="float" office:value="3335.6">
                <text:p>3335.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2180">
                <text:p>2180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73">
                <text:p>5273</text:p>
              </table:table-cell>
              <table:table-cell office:value-type="float" office:value="3615.46666666667">
                <text:p>3615.4666666666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298">
                <text:p>4298</text:p>
              </table:table-cell>
              <table:table-cell office:value-type="float" office:value="3782.8">
                <text:p>3782.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12">
                <text:p>1912</text:p>
              </table:table-cell>
              <table:table-cell office:value-type="float" office:value="3796.6">
                <text:p>3796.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931">
                <text:p>3931</text:p>
              </table:table-cell>
              <table:table-cell office:value-type="float" office:value="3940">
                <text:p>394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3820">
                <text:p>3820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894">
                <text:p>3894</text:p>
              </table:table-cell>
              <table:table-cell office:value-type="float" office:value="4029">
                <text:p>402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09">
                <text:p>4309</text:p>
              </table:table-cell>
              <table:table-cell office:value-type="float" office:value="4117.73333333333">
                <text:p>4117.7333333333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72">
                <text:p>4372</text:p>
              </table:table-cell>
              <table:table-cell office:value-type="float" office:value="4145.8">
                <text:p>4145.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125">
                <text:p>3125</text:p>
              </table:table-cell>
              <table:table-cell office:value-type="float" office:value="4097.4">
                <text:p>4097.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849">
                <text:p>26849</text:p>
              </table:table-cell>
              <table:table-cell office:value-type="float" office:value="5573.8">
                <text:p>5573.8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2">
                <text:p>3682</text:p>
              </table:table-cell>
              <table:table-cell office:value-type="float" office:value="5645.73333333333">
                <text:p>5645.733333333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971">
                <text:p>4971</text:p>
              </table:table-cell>
              <table:table-cell office:value-type="float" office:value="5679.66666666667">
                <text:p>5679.6666666666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20">
                <text:p>3220</text:p>
              </table:table-cell>
              <table:table-cell office:value-type="float" office:value="5383.86666666667">
                <text:p>5383.8666666666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2490">
                <text:p>12490</text:p>
              </table:table-cell>
              <table:table-cell office:value-type="float" office:value="5888.4">
                <text:p>5888.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009">
                <text:p>2009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2">
                <text:p>2</text:p>
              </table:table-cell>
              <table:table-cell office:value-type="float" office:value="5525.6">
                <text:p>5525.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925">
                <text:p>4925</text:p>
              </table:table-cell>
              <table:table-cell office:value-type="float" office:value="5567.4">
                <text:p>5567.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2382">
                <text:p>2382</text:p>
              </table:table-cell>
              <table:table-cell office:value-type="float" office:value="5598.73333333333">
                <text:p>5598.73333333333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2775">
                <text:p>2775</text:p>
              </table:table-cell>
              <table:table-cell office:value-type="float" office:value="5521.66666666667">
                <text:p>5521.6666666666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-2188">
                <text:p>-2188</text:p>
              </table:table-cell>
              <table:table-cell office:value-type="float" office:value="5121.13333333333">
                <text:p>5121.1333333333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2323">
                <text:p>2323</text:p>
              </table:table-cell>
              <table:table-cell office:value-type="float" office:value="5016.4">
                <text:p>5016.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649">
                <text:p>1649</text:p>
              </table:table-cell>
              <table:table-cell office:value-type="float" office:value="4839.06666666667">
                <text:p>4839.06666666667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692">
                <text:p>1692</text:p>
              </table:table-cell>
              <table:table-cell office:value-type="float" office:value="4660.4">
                <text:p>4660.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576">
                <text:p>576</text:p>
              </table:table-cell>
              <table:table-cell office:value-type="float" office:value="4490.46666666667">
                <text:p>4490.4666666666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3743">
                <text:p>3743</text:p>
              </table:table-cell>
              <table:table-cell office:value-type="float" office:value="2950.06666666667">
                <text:p>2950.066666666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090">
                <text:p>3090</text:p>
              </table:table-cell>
              <table:table-cell office:value-type="float" office:value="2910.6">
                <text:p>2910.6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-2510">
                <text:p>-2510</text:p>
              </table:table-cell>
              <table:table-cell office:value-type="float" office:value="2411.86666666667">
                <text:p>2411.8666666666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56">
                <text:p>756</text:p>
              </table:table-cell>
              <table:table-cell office:value-type="float" office:value="2247.6">
                <text:p>2247.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6">
                <text:p>6</text:p>
              </table:table-cell>
              <table:table-cell office:value-type="float" office:value="1415.33333333333">
                <text:p>1415.33333333333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213">
                <text:p>1213</text:p>
              </table:table-cell>
              <table:table-cell office:value-type="float" office:value="1362.26666666667">
                <text:p>1362.2666666666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07">
                <text:p>407</text:p>
              </table:table-cell>
              <table:table-cell office:value-type="float" office:value="1389.26666666667">
                <text:p>1389.266666666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658">
                <text:p>658</text:p>
              </table:table-cell>
              <table:table-cell office:value-type="float" office:value="1104.8">
                <text:p>1104.8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1104">
                <text:p>1104</text:p>
              </table:table-cell>
              <table:table-cell office:value-type="float" office:value="1019.6">
                <text:p>1019.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3537">
                <text:p>3537</text:p>
              </table:table-cell>
              <table:table-cell office:value-type="float" office:value="1070.4">
                <text:p>1070.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94">
                <text:p>694</text:p>
              </table:table-cell>
              <table:table-cell office:value-type="float" office:value="1262.53333333333">
                <text:p>1262.5333333333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1284">
                <text:p>1284</text:p>
              </table:table-cell>
              <table:table-cell office:value-type="float" office:value="1193.26666666667">
                <text:p>1193.2666666666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580">
                <text:p>580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312">
                <text:p>31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53">
                <text:p>453</text:p>
              </table:table-cell>
              <table:table-cell office:value-type="float" office:value="1021.8">
                <text:p>1021.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802">
                <text:p>802</text:p>
              </table:table-cell>
              <table:table-cell office:value-type="float" office:value="825.733333333333">
                <text:p>825.73333333333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165">
                <text:p>-165</text:p>
              </table:table-cell>
              <table:table-cell office:value-type="float" office:value="608.733333333333">
                <text:p>608.73333333333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810">
                <text:p>810</text:p>
              </table:table-cell>
              <table:table-cell office:value-type="float" office:value="830.066666666667">
                <text:p>830.066666666667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36">
                <text:p>636</text:p>
              </table:table-cell>
              <table:table-cell office:value-type="float" office:value="822.066666666667">
                <text:p>822.06666666666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  <table:table-cell office:value-type="float" office:value="821.666666666667">
                <text:p>821.66666666666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3">
                <text:p>6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358">
                <text:p>358</text:p>
              </table:table-cell>
              <table:table-cell office:value-type="float" office:value="741.733333333333">
                <text:p>741.733333333333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82">
                <text:p>882</text:p>
              </table:table-cell>
              <table:table-cell office:value-type="float" office:value="756.666666666667">
                <text:p>756.66666666666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767">
                <text:p>767</text:p>
              </table:table-cell>
              <table:table-cell office:value-type="float" office:value="734.2">
                <text:p>734.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51">
                <text:p>251</text:p>
              </table:table-cell>
              <table:table-cell office:value-type="float" office:value="515.133333333333">
                <text:p>515.13333333333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03">
                <text:p>403</text:p>
              </table:table-cell>
              <table:table-cell office:value-type="float" office:value="495.733333333333">
                <text:p>495.733333333333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340">
                <text:p>340</text:p>
              </table:table-cell>
              <table:table-cell office:value-type="float" office:value="432.8">
                <text:p>432.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5">
                <text:p>15</text:p>
              </table:table-cell>
              <table:table-cell office:value-type="float" office:value="395.133333333333">
                <text:p>395.13333333333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358">
                <text:p>358</text:p>
              </table:table-cell>
              <table:table-cell office:value-type="float" office:value="398.2">
                <text:p>398.2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-220">
                <text:p>-220</text:p>
              </table:table-cell>
              <table:table-cell office:value-type="float" office:value="353.333333333333">
                <text:p>353.33333333333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91">
                <text:p>191</text:p>
              </table:table-cell>
              <table:table-cell office:value-type="float" office:value="312.6">
                <text:p>312.6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3326">
                <text:p>3326</text:p>
              </table:table-cell>
              <table:table-cell office:value-type="float" office:value="545.333333333333">
                <text:p>545.333333333333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59">
                <text:p>559</text:p>
              </table:table-cell>
              <table:table-cell office:value-type="float" office:value="528.6">
                <text:p>528.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1829">
                <text:p>1829</text:p>
              </table:table-cell>
              <table:table-cell office:value-type="float" office:value="608.133333333333">
                <text:p>608.133333333333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257">
                <text:p>257</text:p>
              </table:table-cell>
              <table:table-cell office:value-type="float" office:value="625.266666666667">
                <text:p>625.266666666667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39">
                <text:p>339</text:p>
              </table:table-cell>
              <table:table-cell office:value-type="float" office:value="643.666666666667">
                <text:p>643.66666666666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-766">
                <text:p>-766</text:p>
              </table:table-cell>
              <table:table-cell office:value-type="float" office:value="568.733333333333">
                <text:p>568.73333333333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352">
                <text:p>352</text:p>
              </table:table-cell>
              <table:table-cell office:value-type="float" office:value="533.4">
                <text:p>533.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767">
                <text:p>767</text:p>
              </table:table-cell>
              <table:table-cell office:value-type="float" office:value="533.4">
                <text:p>533.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611">
                <text:p>611</text:p>
              </table:table-cell>
              <table:table-cell office:value-type="float" office:value="557.4">
                <text:p>557.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79">
                <text:p>579</text:p>
              </table:table-cell>
              <table:table-cell office:value-type="float" office:value="569.133333333333">
                <text:p>569.133333333333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43">
                <text:p>343</text:p>
              </table:table-cell>
              <table:table-cell office:value-type="float" office:value="569.333333333333">
                <text:p>569.333333333333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211">
                <text:p>211</text:p>
              </table:table-cell>
              <table:table-cell office:value-type="float" office:value="582.4">
                <text:p>582.4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04">
                <text:p>404</text:p>
              </table:table-cell>
              <table:table-cell office:value-type="float" office:value="585.466666666667">
                <text:p>585.466666666667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545">
                <text:p>545</text:p>
              </table:table-cell>
              <table:table-cell office:value-type="float" office:value="636.466666666667">
                <text:p>636.46666666666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25">
                <text:p>425</text:p>
              </table:table-cell>
              <table:table-cell office:value-type="float" office:value="652.066666666667">
                <text:p>652.066666666667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727">
                <text:p>727</text:p>
              </table:table-cell>
              <table:table-cell office:value-type="float" office:value="478.8">
                <text:p>478.8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526">
                <text:p>526</text:p>
              </table:table-cell>
              <table:table-cell office:value-type="float" office:value="476.6">
                <text:p>476.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07">
                <text:p>407</text:p>
              </table:table-cell>
              <table:table-cell office:value-type="float" office:value="381.8">
                <text:p>381.8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152">
                <text:p>152</text:p>
              </table:table-cell>
              <table:table-cell office:value-type="float" office:value="374.8">
                <text:p>374.8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44">
                <text:p>344</text:p>
              </table:table-cell>
              <table:table-cell office:value-type="float" office:value="375.133333333333">
                <text:p>375.133333333333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58">
                <text:p>458</text:p>
              </table:table-cell>
              <table:table-cell office:value-type="float" office:value="456.733333333333">
                <text:p>456.7333333333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67">
                <text:p>467</text:p>
              </table:table-cell>
              <table:table-cell office:value-type="float" office:value="464.4">
                <text:p>464.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811">
                <text:p>811</text:p>
              </table:table-cell>
              <table:table-cell office:value-type="float" office:value="467.333333333333">
                <text:p>467.333333333333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641">
                <text:p>641</text:p>
              </table:table-cell>
              <table:table-cell office:value-type="float" office:value="469.333333333333">
                <text:p>469.333333333333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84">
                <text:p>284</text:p>
              </table:table-cell>
              <table:table-cell office:value-type="float" office:value="449.666666666667">
                <text:p>449.66666666666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73">
                <text:p>373</text:p>
              </table:table-cell>
              <table:table-cell office:value-type="float" office:value="451.666666666667">
                <text:p>451.666666666667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17">
                <text:p>517</text:p>
              </table:table-cell>
              <table:table-cell office:value-type="float" office:value="472.066666666667">
                <text:p>472.06666666666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81">
                <text:p>81</text:p>
              </table:table-cell>
              <table:table-cell office:value-type="float" office:value="450.533333333333">
                <text:p>450.53333333333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  <table:table-cell office:value-type="float" office:value="414.2">
                <text:p>414.2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588">
                <text:p>1588</text:p>
              </table:table-cell>
              <table:table-cell office:value-type="float" office:value="491.733333333333">
                <text:p>491.733333333333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  <table:table-cell office:value-type="float" office:value="443.266666666667">
                <text:p>443.266666666667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-719">
                <text:p>-719</text:p>
              </table:table-cell>
              <table:table-cell office:value-type="float" office:value="360.266666666667">
                <text:p>360.266666666667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046">
                <text:p>2046</text:p>
              </table:table-cell>
              <table:table-cell office:value-type="float" office:value="469.533333333333">
                <text:p>469.5333333333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541">
                <text:p>541</text:p>
              </table:table-cell>
              <table:table-cell office:value-type="float" office:value="495.466666666667">
                <text:p>495.466666666667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918">
                <text:p>918</text:p>
              </table:table-cell>
              <table:table-cell office:value-type="float" office:value="533.733333333333">
                <text:p>533.73333333333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659">
                <text:p>659</text:p>
              </table:table-cell>
              <table:table-cell office:value-type="float" office:value="547.133333333333">
                <text:p>547.133333333333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582">
                <text:p>582</text:p>
              </table:table-cell>
              <table:table-cell office:value-type="float" office:value="554.8">
                <text:p>554.8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  <table:table-cell office:value-type="float" office:value="500.733333333333">
                <text:p>500.73333333333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375">
                <text:p>1375</text:p>
              </table:table-cell>
              <table:table-cell office:value-type="float" office:value="530.733333333333">
                <text:p>530.733333333333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75">
                <text:p>475</text:p>
              </table:table-cell>
              <table:table-cell office:value-type="float" office:value="537.533333333333">
                <text:p>537.53333333333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  <table:table-cell office:value-type="float" office:value="503.066666666667">
                <text:p>503.066666666667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284">
                <text:p>1284</text:p>
              </table:table-cell>
              <table:table-cell office:value-type="float" office:value="583.266666666667">
                <text:p>583.26666666666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659">
                <text:p>659</text:p>
              </table:table-cell>
              <table:table-cell office:value-type="float" office:value="627.2">
                <text:p>627.2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  <table:table-cell office:value-type="float" office:value="521.333333333333">
                <text:p>521.333333333333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  <table:table-cell office:value-type="float" office:value="521.333333333333">
                <text:p>521.33333333333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625">
                <text:p>1625</text:p>
              </table:table-cell>
              <table:table-cell office:value-type="float" office:value="677.6">
                <text:p>677.6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  <table:table-cell office:value-type="float" office:value="541.2">
                <text:p>541.2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928">
                <text:p>92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534">
                <text:p>534</text:p>
              </table:table-cell>
              <table:table-cell office:value-type="float" office:value="541.4">
                <text:p>541.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841">
                <text:p>841</text:p>
              </table:table-cell>
              <table:table-cell office:value-type="float" office:value="553.533333333333">
                <text:p>553.53333333333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  <table:table-cell office:value-type="float" office:value="514.733333333333">
                <text:p>514.733333333333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  <table:table-cell office:value-type="float" office:value="514.733333333333">
                <text:p>514.733333333333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080">
                <text:p>2080</text:p>
              </table:table-cell>
              <table:table-cell office:value-type="float" office:value="653.4">
                <text:p>653.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584">
                <text:p>584</text:p>
              </table:table-cell>
              <table:table-cell office:value-type="float" office:value="600.666666666667">
                <text:p>600.66666666666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998">
                <text:p>998</text:p>
              </table:table-cell>
              <table:table-cell office:value-type="float" office:value="635.533333333333">
                <text:p>635.53333333333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062">
                <text:p>1062</text:p>
              </table:table-cell>
              <table:table-cell office:value-type="float" office:value="706.333333333333">
                <text:p>706.33333333333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130">
                <text:p>1130</text:p>
              </table:table-cell>
              <table:table-cell office:value-type="float" office:value="696.066666666667">
                <text:p>696.066666666667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">
                <text:p>4</text:p>
              </table:table-cell>
              <table:table-cell office:value-type="float" office:value="652.4">
                <text:p>652.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  <table:table-cell office:value-type="float" office:value="652.4">
                <text:p>652.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551">
                <text:p>2551</text:p>
              </table:table-cell>
              <table:table-cell office:value-type="float" office:value="822.466666666667">
                <text:p>822.46666666666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25">
                <text:p>725</text:p>
              </table:table-cell>
              <table:table-cell office:value-type="float" office:value="762.466666666667">
                <text:p>762.466666666667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  <table:table-cell office:value-type="float" office:value="762.466666666667">
                <text:p>762.46666666666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392">
                <text:p>1392</text:p>
              </table:table-cell>
              <table:table-cell office:value-type="float" office:value="793.4">
                <text:p>793.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728">
                <text:p>2728</text:p>
              </table:table-cell>
              <table:table-cell office:value-type="float" office:value="939.666666666667">
                <text:p>939.66666666666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">
                <text:p>1</text:p>
              </table:table-cell>
              <table:table-cell office:value-type="float" office:value="883.666666666667">
                <text:p>883.666666666667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  <table:table-cell office:value-type="float" office:value="883.666666666667">
                <text:p>883.666666666667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  <table:table-cell office:value-type="float" office:value="883.666666666667">
                <text:p>883.66666666666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3378">
                <text:p>3378</text:p>
              </table:table-cell>
              <table:table-cell office:value-type="float" office:value="970.2">
                <text:p>970.2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  <table:table-cell office:value-type="float" office:value="931.266666666667">
                <text:p>931.266666666667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2734">
                <text:p>273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3897">
                <text:p>3897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1">
                <text:p>1</text:p>
              </table:table-cell>
              <table:table-cell office:value-type="float" office:value="1160.73333333333">
                <text:p>1160.73333333333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9">
                <text:p>29</text:p>
              </table:table-cell>
              <table:table-cell office:value-type="float" office:value="1162.4">
                <text:p>1162.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112">
                <text:p>4112</text:p>
              </table:table-cell>
              <table:table-cell office:value-type="float" office:value="1436.53333333333">
                <text:p>1436.5333333333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6">
                <text:p>6</text:p>
              </table:table-cell>
              <table:table-cell office:value-type="float" office:value="1266.86666666667">
                <text:p>1266.8666666666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733">
                <text:p>4733</text:p>
              </table:table-cell>
              <table:table-cell office:value-type="float" office:value="1534.06666666667">
                <text:p>1534.06666666667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8">
                <text:p>8</text:p>
              </table:table-cell>
              <table:table-cell office:value-type="float" office:value="1534.6">
                <text:p>1534.6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559">
                <text:p>5559</text:p>
              </table:table-cell>
              <table:table-cell office:value-type="float" office:value="1812.4">
                <text:p>1812.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3310">
                <text:p>3310</text:p>
              </table:table-cell>
              <table:table-cell office:value-type="float" office:value="1851.2">
                <text:p>1851.2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  <table:table-cell office:value-type="float" office:value="1851.13333333333">
                <text:p>1851.13333333333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3568">
                <text:p>3568</text:p>
              </table:table-cell>
              <table:table-cell office:value-type="float" office:value="2089">
                <text:p>2089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">
                <text:p>1</text:p>
              </table:table-cell>
              <table:table-cell office:value-type="float" office:value="2089.06666666667">
                <text:p>2089.0666666666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  <table:table-cell office:value-type="float" office:value="1863.86666666667">
                <text:p>1863.8666666666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  <table:table-cell office:value-type="float" office:value="1863.86666666667">
                <text:p>1863.86666666667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5426">
                <text:p>15426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3602">
                <text:p>3602</text:p>
              </table:table-cell>
              <table:table-cell office:value-type="float" office:value="2690.33333333333">
                <text:p>2690.3333333333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897">
                <text:p>4897</text:p>
              </table:table-cell>
              <table:table-cell office:value-type="float" office:value="3016.73333333333">
                <text:p>3016.7333333333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955">
                <text:p>1955</text:p>
              </table:table-cell>
              <table:table-cell office:value-type="float" office:value="3145.13333333333">
                <text:p>3145.1333333333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3488">
                <text:p>3488</text:p>
              </table:table-cell>
              <table:table-cell office:value-type="float" office:value="3103.53333333333">
                <text:p>3103.53333333333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5472">
                <text:p>5472</text:p>
              </table:table-cell>
              <table:table-cell office:value-type="float" office:value="3467.93333333333">
                <text:p>3467.9333333333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6111">
                <text:p>6111</text:p>
              </table:table-cell>
              <table:table-cell office:value-type="float" office:value="3559.8">
                <text:p>3559.8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7462">
                <text:p>7462</text:p>
              </table:table-cell>
              <table:table-cell office:value-type="float" office:value="4056.73333333333">
                <text:p>4056.7333333333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  <table:table-cell office:value-type="float" office:value="3686.13333333333">
                <text:p>3686.1333333333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0866">
                <text:p>10866</text:p>
              </table:table-cell>
              <table:table-cell office:value-type="float" office:value="4189.86666666667">
                <text:p>4189.86666666667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3173">
                <text:p>3173</text:p>
              </table:table-cell>
              <table:table-cell office:value-type="float" office:value="4401.4">
                <text:p>4401.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982">
                <text:p>4982</text:p>
              </table:table-cell>
              <table:table-cell office:value-type="float" office:value="4495.66666666667">
                <text:p>4495.6666666666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7092">
                <text:p>7092</text:p>
              </table:table-cell>
              <table:table-cell office:value-type="float" office:value="4968.4">
                <text:p>4968.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7160">
                <text:p>7160</text:p>
              </table:table-cell>
              <table:table-cell office:value-type="float" office:value="5445.73333333333">
                <text:p>5445.7333333333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9047">
                <text:p>9047</text:p>
              </table:table-cell>
              <table:table-cell office:value-type="float" office:value="6048.86666666667">
                <text:p>6048.86666666667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  <table:table-cell office:value-type="float" office:value="5020.46666666667">
                <text:p>5020.4666666666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">
                <text:p>1</text:p>
              </table:table-cell>
              <table:table-cell office:value-type="float" office:value="4780.4">
                <text:p>4780.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9906">
                <text:p>19906</text:p>
              </table:table-cell>
              <table:table-cell office:value-type="float" office:value="5781">
                <text:p>578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6544">
                <text:p>6544</text:p>
              </table:table-cell>
              <table:table-cell office:value-type="float" office:value="6086.93333333333">
                <text:p>6086.9333333333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9574">
                <text:p>9574</text:p>
              </table:table-cell>
              <table:table-cell office:value-type="float" office:value="6492.66666666667">
                <text:p>6492.6666666666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8951">
                <text:p>8951</text:p>
              </table:table-cell>
              <table:table-cell office:value-type="float" office:value="6724.6">
                <text:p>6724.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9647">
                <text:p>9647</text:p>
              </table:table-cell>
              <table:table-cell office:value-type="float" office:value="6960.33333333333">
                <text:p>6960.3333333333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921">
                <text:p>921</text:p>
              </table:table-cell>
              <table:table-cell office:value-type="float" office:value="6524.26666666667">
                <text:p>6524.26666666667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82">
                <text:p>82</text:p>
              </table:table-cell>
              <table:table-cell office:value-type="float" office:value="6529.73333333333">
                <text:p>6529.7333333333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2977">
                <text:p>22977</text:p>
              </table:table-cell>
              <table:table-cell office:value-type="float" office:value="7337.13333333333">
                <text:p>7337.1333333333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8035">
                <text:p>8035</text:p>
              </table:table-cell>
              <table:table-cell office:value-type="float" office:value="7661.26666666667">
                <text:p>7661.2666666666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964">
                <text:p>9964</text:p>
              </table:table-cell>
              <table:table-cell office:value-type="float" office:value="7993.4">
                <text:p>7993.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10397">
                <text:p>10397</text:p>
              </table:table-cell>
              <table:table-cell office:value-type="float" office:value="8213.73333333333">
                <text:p>8213.7333333333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3155">
                <text:p>13155</text:p>
              </table:table-cell>
              <table:table-cell office:value-type="float" office:value="8613.4">
                <text:p>8613.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93">
                <text:p>193</text:p>
              </table:table-cell>
              <table:table-cell office:value-type="float" office:value="8023.13333333333">
                <text:p>8023.13333333333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  <table:table-cell office:value-type="float" office:value="8023.13333333333">
                <text:p>8023.1333333333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29237">
                <text:p>29237</text:p>
              </table:table-cell>
              <table:table-cell office:value-type="float" office:value="9972.2">
                <text:p>9972.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0299">
                <text:p>10299</text:p>
              </table:table-cell>
              <table:table-cell office:value-type="float" office:value="9331.73333333333">
                <text:p>9331.73333333333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306">
                <text:p>1306</text:p>
              </table:table-cell>
              <table:table-cell office:value-type="float" office:value="8982.53333333333">
                <text:p>8982.5333333333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7833">
                <text:p>27833</text:p>
              </table:table-cell>
              <table:table-cell office:value-type="float" office:value="10199.8">
                <text:p>10199.8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6132">
                <text:p>16132</text:p>
              </table:table-cell>
              <table:table-cell office:value-type="float" office:value="10678.5333333333">
                <text:p>10678.5333333333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3">
                <text:p>33</text:p>
              </table:table-cell>
              <table:table-cell office:value-type="float" office:value="10037.6">
                <text:p>10037.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19">
                <text:p>19</text:p>
              </table:table-cell>
              <table:table-cell office:value-type="float" office:value="9977.46666666667">
                <text:p>9977.4666666666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25507">
                <text:p>25507</text:p>
              </table:table-cell>
              <table:table-cell office:value-type="float" office:value="11672.4666666667">
                <text:p>11672.466666666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2041">
                <text:p>12041</text:p>
              </table:table-cell>
              <table:table-cell office:value-type="float" office:value="10943.4">
                <text:p>10943.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14010">
                <text:p>14010</text:p>
              </table:table-cell>
              <table:table-cell office:value-type="float" office:value="11341.7333333333">
                <text:p>11341.733333333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2955">
                <text:p>12955</text:p>
              </table:table-cell>
              <table:table-cell office:value-type="float" office:value="11541.1333333333">
                <text:p>11541.1333333333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2445">
                <text:p>12445</text:p>
              </table:table-cell>
              <table:table-cell office:value-type="float" office:value="11677.6666666667">
                <text:p>11677.6666666667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8">
                <text:p>78</text:p>
              </table:table-cell>
              <table:table-cell office:value-type="float" office:value="10805.8666666667">
                <text:p>10805.866666666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  <table:table-cell office:value-type="float" office:value="10793">
                <text:p>1079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4780">
                <text:p>34780</text:p>
              </table:table-cell>
              <table:table-cell office:value-type="float" office:value="13111.6666666667">
                <text:p>13111.666666666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447">
                <text:p>11447</text:p>
              </table:table-cell>
              <table:table-cell office:value-type="float" office:value="11925.6666666667">
                <text:p>11925.6666666667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17867">
                <text:p>17867</text:p>
              </table:table-cell>
              <table:table-cell office:value-type="float" office:value="12430.2">
                <text:p>12430.2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8101">
                <text:p>18101</text:p>
              </table:table-cell>
              <table:table-cell office:value-type="float" office:value="13549.8666666667">
                <text:p>13549.866666666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0730">
                <text:p>20730</text:p>
              </table:table-cell>
              <table:table-cell office:value-type="float" office:value="13076.3333333333">
                <text:p>13076.333333333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  <table:table-cell office:value-type="float" office:value="12000.8666666667">
                <text:p>12000.8666666667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  <table:table-cell office:value-type="float" office:value="11998.6666666667">
                <text:p>11998.666666666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3663">
                <text:p>43663</text:p>
              </table:table-cell>
              <table:table-cell office:value-type="float" office:value="14908.2666666667">
                <text:p>14908.2666666667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2160">
                <text:p>22160</text:p>
              </table:table-cell>
              <table:table-cell office:value-type="float" office:value="14685.1333333333">
                <text:p>14685.13333333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22119">
                <text:p>22119</text:p>
              </table:table-cell>
              <table:table-cell office:value-type="float" office:value="15357">
                <text:p>15357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0621">
                <text:p>30621</text:p>
              </table:table-cell>
              <table:table-cell office:value-type="float" office:value="16464.4">
                <text:p>16464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25345">
                <text:p>25345</text:p>
              </table:table-cell>
              <table:table-cell office:value-type="float" office:value="17290.4">
                <text:p>17290.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  <table:table-cell office:value-type="float" office:value="16460.7333333333">
                <text:p>16460.733333333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">
                <text:p>0</text:p>
              </table:table-cell>
              <table:table-cell office:value-type="float" office:value="16455.5333333333">
                <text:p>16455.533333333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6258">
                <text:p>76258</text:p>
              </table:table-cell>
              <table:table-cell office:value-type="float" office:value="21539.4">
                <text:p>21539.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20675">
                <text:p>20675</text:p>
              </table:table-cell>
              <table:table-cell office:value-type="float" office:value="20599.0666666667">
                <text:p>20599.0666666667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27094">
                <text:p>27094</text:p>
              </table:table-cell>
              <table:table-cell office:value-type="float" office:value="21642.2">
                <text:p>21642.2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1622">
                <text:p>41622</text:p>
              </table:table-cell>
              <table:table-cell office:value-type="float" office:value="23225.8666666667">
                <text:p>23225.866666666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2668">
                <text:p>42668</text:p>
              </table:table-cell>
              <table:table-cell office:value-type="float" office:value="24863.6666666667">
                <text:p>24863.6666666667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25">
                <text:p>25</text:p>
              </table:table-cell>
              <table:table-cell office:value-type="float" office:value="23483.3333333333">
                <text:p>23483.3333333333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62">
                <text:p>62</text:p>
              </table:table-cell>
              <table:table-cell office:value-type="float" office:value="23487.4666666667">
                <text:p>23487.466666666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24905">
                <text:p>124905</text:p>
              </table:table-cell>
              <table:table-cell office:value-type="float" office:value="31814.4666666667">
                <text:p>31814.4666666667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34591">
                <text:p>34591</text:p>
              </table:table-cell>
              <table:table-cell office:value-type="float" office:value="31209.6666666667">
                <text:p>31209.666666666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35973">
                <text:p>35973</text:p>
              </table:table-cell>
              <table:table-cell office:value-type="float" office:value="32130.5333333333">
                <text:p>32130.533333333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7637">
                <text:p>47637</text:p>
              </table:table-cell>
              <table:table-cell office:value-type="float" office:value="33831.7333333333">
                <text:p>33831.733333333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9495">
                <text:p>49495</text:p>
              </table:table-cell>
              <table:table-cell office:value-type="float" office:value="35090">
                <text:p>35090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35362">
                <text:p>35362</text:p>
              </table:table-cell>
              <table:table-cell office:value-type="float" office:value="35757.8">
                <text:p>35757.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6290">
                <text:p>46290</text:p>
              </table:table-cell>
              <table:table-cell office:value-type="float" office:value="38843.8">
                <text:p>38843.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53542">
                <text:p>53542</text:p>
              </table:table-cell>
              <table:table-cell office:value-type="float" office:value="42413.2666666667">
                <text:p>42413.2666666667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6633">
                <text:p>36633</text:p>
              </table:table-cell>
              <table:table-cell office:value-type="float" office:value="39771.6">
                <text:p>39771.6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1978">
                <text:p>41978</text:p>
              </table:table-cell>
              <table:table-cell office:value-type="float" office:value="41191.8">
                <text:p>41191.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7837">
                <text:p>57837</text:p>
              </table:table-cell>
              <table:table-cell office:value-type="float" office:value="43241.3333333333">
                <text:p>43241.3333333333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60727">
                <text:p>60727</text:p>
              </table:table-cell>
              <table:table-cell office:value-type="float" office:value="44515">
                <text:p>4451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57">
                <text:p>57</text:p>
              </table:table-cell>
              <table:table-cell office:value-type="float" office:value="41674.2666666667">
                <text:p>41674.266666666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25414">
                <text:p>125414</text:p>
              </table:table-cell>
              <table:table-cell office:value-type="float" office:value="50033.5333333333">
                <text:p>50033.533333333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20840">
                <text:p>20840</text:p>
              </table:table-cell>
              <table:table-cell office:value-type="float" office:value="51418.7333333333">
                <text:p>51418.733333333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22471">
                <text:p>22471</text:p>
              </table:table-cell>
              <table:table-cell office:value-type="float" office:value="44589.8">
                <text:p>44589.8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36224">
                <text:p>36224</text:p>
              </table:table-cell>
              <table:table-cell office:value-type="float" office:value="44698.6666666667">
                <text:p>44698.666666666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3412">
                <text:p>33412</text:p>
              </table:table-cell>
              <table:table-cell office:value-type="float" office:value="44527.9333333333">
                <text:p>44527.9333333333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24015">
                <text:p>24015</text:p>
              </table:table-cell>
              <table:table-cell office:value-type="float" office:value="42953.1333333333">
                <text:p>42953.1333333333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2095">
                <text:p>32095</text:p>
              </table:table-cell>
              <table:table-cell office:value-type="float" office:value="41793.1333333333">
                <text:p>41793.13333333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7228">
                <text:p>27228</text:p>
              </table:table-cell>
              <table:table-cell office:value-type="float" office:value="41250.8666666667">
                <text:p>41250.8666666667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9821">
                <text:p>9821</text:p>
              </table:table-cell>
              <table:table-cell office:value-type="float" office:value="38819.6">
                <text:p>38819.6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5890">
                <text:p>45890</text:p>
              </table:table-cell>
              <table:table-cell office:value-type="float" office:value="38309.4666666667">
                <text:p>38309.4666666667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28534">
                <text:p>28534</text:p>
              </table:table-cell>
              <table:table-cell office:value-type="float" office:value="37769.5333333333">
                <text:p>37769.5333333333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1379">
                <text:p>21379</text:p>
              </table:table-cell>
              <table:table-cell office:value-type="float" office:value="36396.2666666667">
                <text:p>36396.266666666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3247">
                <text:p>23247</text:p>
              </table:table-cell>
              <table:table-cell office:value-type="float" office:value="34090.2666666667">
                <text:p>34090.266666666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17680">
                <text:p>17680</text:p>
              </table:table-cell>
              <table:table-cell office:value-type="float" office:value="31220.4666666667">
                <text:p>31220.466666666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13157">
                <text:p>13157</text:p>
              </table:table-cell>
              <table:table-cell office:value-type="float" office:value="32093.8">
                <text:p>32093.8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760">
                <text:p>4760</text:p>
              </table:table-cell>
              <table:table-cell office:value-type="float" office:value="24050.2">
                <text:p>24050.2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186">
                <text:p>10186</text:p>
              </table:table-cell>
              <table:table-cell office:value-type="float" office:value="23339.9333333333">
                <text:p>23339.933333333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5748">
                <text:p>15748</text:p>
              </table:table-cell>
              <table:table-cell office:value-type="float" office:value="22891.7333333333">
                <text:p>22891.733333333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13663">
                <text:p>13663</text:p>
              </table:table-cell>
              <table:table-cell office:value-type="float" office:value="21387.6666666667">
                <text:p>21387.6666666667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12672">
                <text:p>12672</text:p>
              </table:table-cell>
              <table:table-cell office:value-type="float" office:value="20005">
                <text:p>2000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12580">
                <text:p>12580</text:p>
              </table:table-cell>
              <table:table-cell office:value-type="float" office:value="19242.6666666667">
                <text:p>19242.666666666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9784">
                <text:p>9784</text:p>
              </table:table-cell>
              <table:table-cell office:value-type="float" office:value="17755.2666666667">
                <text:p>17755.266666666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443">
                <text:p>4443</text:p>
              </table:table-cell>
              <table:table-cell office:value-type="float" office:value="16236.2666666667">
                <text:p>16236.2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696cm" svg:y="3.955cm" style:legend-expansion="high" chart:style-name="ch2"/>
        <chart:plot-area chart:style-name="ch3" table:cell-range-address="France.A2:France.A315 France.E1:France.E315 France.G1:France.G315" chart:data-source-has-labels="both" svg:x="0.319cm" svg:y="0.18cm" svg:width="12.058cm" svg:height="8.646cm">
          <chart:coordinate-region svg:x="1.394cm" svg:y="0.379cm" svg:width="10.377cm" svg:height="8.248cm"/>
          <chart:axis chart:dimension="x" chart:name="primary-x" chart:style-name="ch4" chartooo:axis-type="auto">
            <chartooo:date-scale/>
            <chart:categories table:cell-range-address="France.A2:France.A3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ance.E2:France.E315" chart:label-cell-address="France.E1:France.E1" chart:class="chart:line">
            <chart:data-point chart:repeated="314"/>
          </chart:series>
          <chart:series chart:style-name="ch8" chart:values-cell-range-address="France.G2:France.G315" chart:label-cell-address="France.G1:France.G1" chart:class="chart:line">
            <chart:data-point chart:repeated="3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Deaths</text:p>
                <draw:g>
                  <svg:desc>France.E1:France.E1</svg:desc>
                </draw:g>
              </table:table-cell>
              <table:table-cell office:value-type="string">
                <text:p>MA Deaths</text:p>
                <draw:g>
                  <svg:desc>France.G1:France.G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France.A2:France.A315</svg:desc>
                </draw:g>
              </table:table-cell>
              <table:table-cell office:value-type="float" office:value="NaN">
                <text:p>NaN</text:p>
                <draw:g>
                  <svg:desc>France.E2:France.E315</svg:desc>
                </draw:g>
              </table:table-cell>
              <table:table-cell office:value-type="float" office:value="NaN">
                <text:p>NaN</text:p>
                <draw:g>
                  <svg:desc>France.G2:France.G315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">
                <text:p>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">
                <text:p>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">
                <text:p>1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">
                <text:p>3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8">
                <text:p>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4">
                <text:p>14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5">
                <text:p>15</text:p>
              </table:table-cell>
              <table:table-cell office:value-type="float" office:value="3.13333333333333">
                <text:p>3.1333333333333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3.06666666666667">
                <text:p>3.0666666666666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1">
                <text:p>31</text:p>
              </table:table-cell>
              <table:table-cell office:value-type="float" office:value="5.13333333333333">
                <text:p>5.13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">
                <text:p>12</text:p>
              </table:table-cell>
              <table:table-cell office:value-type="float" office:value="5.93333333333333">
                <text:p>5.93333333333333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5.93333333333333">
                <text:p>5.9333333333333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8">
                <text:p>5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9.73333333333333">
                <text:p>9.7333333333333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5">
                <text:p>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07">
                <text:p>207</text:p>
              </table:table-cell>
              <table:table-cell office:value-type="float" office:value="29.6666666666667">
                <text:p>29.66666666666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12">
                <text:p>112</text:p>
              </table:table-cell>
              <table:table-cell office:value-type="float" office:value="36.9333333333333">
                <text:p>36.93333333333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13">
                <text:p>113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86">
                <text:p>186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40">
                <text:p>240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31">
                <text:p>231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65">
                <text:p>3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99">
                <text:p>299</text:p>
              </table:table-cell>
              <table:table-cell office:value-type="float" office:value="129.933333333333">
                <text:p>129.93333333333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0">
                <text:p>320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94">
                <text:p>29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19">
                <text:p>419</text:p>
              </table:table-cell>
              <table:table-cell office:value-type="float" office:value="195.933333333333">
                <text:p>195.93333333333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02">
                <text:p>502</text:p>
              </table:table-cell>
              <table:table-cell office:value-type="float" office:value="225.533333333333">
                <text:p>225.53333333333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82">
                <text:p>882</text:p>
              </table:table-cell>
              <table:table-cell office:value-type="float" office:value="284.333333333333">
                <text:p>284.333333333333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984">
                <text:p>984</text:p>
              </table:table-cell>
              <table:table-cell office:value-type="float" office:value="349.933333333333">
                <text:p>349.93333333333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122">
                <text:p>1122</text:p>
              </table:table-cell>
              <table:table-cell office:value-type="float" office:value="418.4">
                <text:p>418.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054">
                <text:p>1054</text:p>
              </table:table-cell>
              <table:table-cell office:value-type="float" office:value="474.866666666667">
                <text:p>474.8666666666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9">
                <text:p>51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33">
                <text:p>833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417">
                <text:p>1417</text:p>
              </table:table-cell>
              <table:table-cell office:value-type="float" office:value="632.066666666667">
                <text:p>632.06666666666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544">
                <text:p>544</text:p>
              </table:table-cell>
              <table:table-cell office:value-type="float" office:value="652.333333333333">
                <text:p>652.33333333333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41">
                <text:p>1341</text:p>
              </table:table-cell>
              <table:table-cell office:value-type="float" office:value="726.333333333333">
                <text:p>726.33333333333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987">
                <text:p>987</text:p>
              </table:table-cell>
              <table:table-cell office:value-type="float" office:value="767.8">
                <text:p>767.8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636">
                <text:p>636</text:p>
              </table:table-cell>
              <table:table-cell office:value-type="float" office:value="790.266666666667">
                <text:p>790.26666666666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561">
                <text:p>561</text:p>
              </table:table-cell>
              <table:table-cell office:value-type="float" office:value="806.333333333333">
                <text:p>806.33333333333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74">
                <text:p>57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745">
                <text:p>745</text:p>
              </table:table-cell>
              <table:table-cell office:value-type="float" office:value="846.733333333333">
                <text:p>846.73333333333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438">
                <text:p>1438</text:p>
              </table:table-cell>
              <table:table-cell office:value-type="float" office:value="909.133333333333">
                <text:p>909.13333333333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753">
                <text:p>753</text:p>
              </table:table-cell>
              <table:table-cell office:value-type="float" office:value="900.533333333333">
                <text:p>900.53333333333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761">
                <text:p>761</text:p>
              </table:table-cell>
              <table:table-cell office:value-type="float" office:value="885.666666666667">
                <text:p>885.666666666667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42">
                <text:p>642</text:p>
              </table:table-cell>
              <table:table-cell office:value-type="float" office:value="853.666666666667">
                <text:p>853.666666666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809.733333333333">
                <text:p>809.73333333333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547">
                <text:p>547</text:p>
              </table:table-cell>
              <table:table-cell office:value-type="float" office:value="811.6">
                <text:p>811.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531">
                <text:p>531</text:p>
              </table:table-cell>
              <table:table-cell office:value-type="float" office:value="791.466666666667">
                <text:p>791.46666666666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544">
                <text:p>544</text:p>
              </table:table-cell>
              <table:table-cell office:value-type="float" office:value="733.266666666667">
                <text:p>733.26666666666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16">
                <text:p>516</text:p>
              </table:table-cell>
              <table:table-cell office:value-type="float" office:value="731.4">
                <text:p>731.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390">
                <text:p>39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369">
                <text:p>369</text:p>
              </table:table-cell>
              <table:table-cell office:value-type="float" office:value="626.8">
                <text:p>626.8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42">
                <text:p>242</text:p>
              </table:table-cell>
              <table:table-cell office:value-type="float" office:value="600.533333333333">
                <text:p>600.533333333333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7">
                <text:p>437</text:p>
              </table:table-cell>
              <table:table-cell office:value-type="float" office:value="592.266666666667">
                <text:p>592.26666666666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367">
                <text:p>367</text:p>
              </table:table-cell>
              <table:table-cell office:value-type="float" office:value="578.466666666667">
                <text:p>578.466666666667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27">
                <text:p>427</text:p>
              </table:table-cell>
              <table:table-cell office:value-type="float" office:value="557.266666666667">
                <text:p>557.266666666667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289">
                <text:p>289</text:p>
              </table:table-cell>
              <table:table-cell office:value-type="float" office:value="480.666666666667">
                <text:p>480.66666666666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218">
                <text:p>21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66">
                <text:p>166</text:p>
              </table:table-cell>
              <table:table-cell office:value-type="float" office:value="405.333333333333">
                <text:p>405.33333333333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37">
                <text:p>137</text:p>
              </table:table-cell>
              <table:table-cell office:value-type="float" office:value="371.666666666667">
                <text:p>371.66666666666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04">
                <text:p>304</text:p>
              </table:table-cell>
              <table:table-cell office:value-type="float" office:value="365.6">
                <text:p>365.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333">
                <text:p>333</text:p>
              </table:table-cell>
              <table:table-cell office:value-type="float" office:value="351.333333333333">
                <text:p>351.33333333333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75">
                <text:p>275</text:p>
              </table:table-cell>
              <table:table-cell office:value-type="float" office:value="334.266666666667">
                <text:p>334.26666666666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178">
                <text:p>178</text:p>
              </table:table-cell>
              <table:table-cell office:value-type="float" office:value="309.866666666667">
                <text:p>309.866666666667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43">
                <text:p>243</text:p>
              </table:table-cell>
              <table:table-cell office:value-type="float" office:value="291.666666666667">
                <text:p>291.666666666667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0">
                <text:p>8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70">
                <text:p>70</text:p>
              </table:table-cell>
              <table:table-cell office:value-type="float" office:value="251.066666666667">
                <text:p>251.06666666666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63">
                <text:p>263</text:p>
              </table:table-cell>
              <table:table-cell office:value-type="float" office:value="252.466666666667">
                <text:p>252.466666666667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348">
                <text:p>348</text:p>
              </table:table-cell>
              <table:table-cell office:value-type="float" office:value="246.533333333333">
                <text:p>246.53333333333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83">
                <text:p>83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351">
                <text:p>351</text:p>
              </table:table-cell>
              <table:table-cell office:value-type="float" office:value="222.533333333333">
                <text:p>222.53333333333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">
                <text:p>104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  <table:table-cell office:value-type="float" office:value="195.666666666667">
                <text:p>195.666666666667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579">
                <text:p>579</text:p>
              </table:table-cell>
              <table:table-cell office:value-type="float" office:value="223.2">
                <text:p>223.2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31">
                <text:p>131</text:p>
              </table:table-cell>
              <table:table-cell office:value-type="float" office:value="222.8">
                <text:p>222.8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217">
                <text:p>-217</text:p>
              </table:table-cell>
              <table:table-cell office:value-type="float" office:value="188.066666666667">
                <text:p>188.066666666667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10">
                <text:p>110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83">
                <text:p>83</text:p>
              </table:table-cell>
              <table:table-cell office:value-type="float" office:value="160.4">
                <text:p>160.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74">
                <text:p>74</text:p>
              </table:table-cell>
              <table:table-cell office:value-type="float" office:value="153.466666666667">
                <text:p>153.46666666666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3">
                <text:p>43</text:p>
              </table:table-cell>
              <table:table-cell office:value-type="float" office:value="140.133333333333">
                <text:p>140.133333333333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35">
                <text:p>35</text:p>
              </table:table-cell>
              <table:table-cell office:value-type="float" office:value="137.133333333333">
                <text:p>137.13333333333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90">
                <text:p>90</text:p>
              </table:table-cell>
              <table:table-cell office:value-type="float" office:value="138.466666666667">
                <text:p>138.466666666667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73">
                <text:p>73</text:p>
              </table:table-cell>
              <table:table-cell office:value-type="float" office:value="125.8">
                <text:p>125.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66">
                <text:p>6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6">
                <text:p>66</text:p>
              </table:table-cell>
              <table:table-cell office:value-type="float" office:value="105.866666666667">
                <text:p>105.86666666666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85.9333333333333">
                <text:p>85.9333333333333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57">
                <text:p>57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31">
                <text:p>31</text:p>
              </table:table-cell>
              <table:table-cell office:value-type="float" office:value="84.8666666666667">
                <text:p>84.8666666666667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1">
                <text:p>31</text:p>
              </table:table-cell>
              <table:table-cell office:value-type="float" office:value="48.3333333333333">
                <text:p>48.3333333333333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107">
                <text:p>107</text:p>
              </table:table-cell>
              <table:table-cell office:value-type="float" office:value="46.7333333333333">
                <text:p>46.733333333333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81">
                <text:p>81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4">
                <text:p>44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6">
                <text:p>46</text:p>
              </table:table-cell>
              <table:table-cell office:value-type="float" office:value="59.7333333333333">
                <text:p>59.733333333333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31">
                <text:p>31</text:p>
              </table:table-cell>
              <table:table-cell office:value-type="float" office:value="56.8666666666667">
                <text:p>56.866666666666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13">
                <text:p>13</text:p>
              </table:table-cell>
              <table:table-cell office:value-type="float" office:value="54.8666666666667">
                <text:p>54.8666666666667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4">
                <text:p>54</text:p>
              </table:table-cell>
              <table:table-cell office:value-type="float" office:value="56.1333333333333">
                <text:p>56.133333333333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87">
                <text:p>87</text:p>
              </table:table-cell>
              <table:table-cell office:value-type="float" office:value="55.9333333333333">
                <text:p>55.933333333333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23">
                <text:p>23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28">
                <text:p>28</text:p>
              </table:table-cell>
              <table:table-cell office:value-type="float" office:value="47.4666666666667">
                <text:p>47.4666666666667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4">
                <text:p>24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9">
                <text:p>9</text:p>
              </table:table-cell>
              <table:table-cell office:value-type="float" office:value="42.4">
                <text:p>42.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9">
                <text:p>29</text:p>
              </table:table-cell>
              <table:table-cell office:value-type="float" office:value="42.2666666666667">
                <text:p>42.266666666666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111">
                <text:p>111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8">
                <text:p>28</text:p>
              </table:table-cell>
              <table:table-cell office:value-type="float" office:value="42.3333333333333">
                <text:p>42.3333333333333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14">
                <text:p>14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16">
                <text:p>1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7">
                <text:p>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3">
                <text:p>23</text:p>
              </table:table-cell>
              <table:table-cell office:value-type="float" office:value="33.8666666666667">
                <text:p>33.8666666666667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57">
                <text:p>57</text:p>
              </table:table-cell>
              <table:table-cell office:value-type="float" office:value="34.0666666666667">
                <text:p>34.0666666666667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1">
                <text:p>21</text:p>
              </table:table-cell>
              <table:table-cell office:value-type="float" office:value="28.8666666666667">
                <text:p>28.8666666666667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6">
                <text:p>26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  <table:table-cell office:value-type="float" office:value="26.9333333333333">
                <text:p>26.9333333333333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35">
                <text:p>35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30">
                <text:p>30</text:p>
              </table:table-cell>
              <table:table-cell office:value-type="float" office:value="27.1333333333333">
                <text:p>27.1333333333333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8">
                <text:p>18</text:p>
              </table:table-cell>
              <table:table-cell office:value-type="float" office:value="20.9333333333333">
                <text:p>20.933333333333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8">
                <text:p>18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27">
                <text:p>27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6">
                <text:p>46</text:p>
              </table:table-cell>
              <table:table-cell office:value-type="float" office:value="16.5333333333333">
                <text:p>16.5333333333333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25">
                <text:p>25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25">
                <text:p>25</text:p>
              </table:table-cell>
              <table:table-cell office:value-type="float" office:value="16.7333333333333">
                <text:p>16.733333333333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91">
                <text:p>91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18">
                <text:p>18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4">
                <text:p>14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  <table:table-cell office:value-type="float" office:value="17.2666666666667">
                <text:p>17.2666666666667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  <table:table-cell office:value-type="float" office:value="17.2666666666667">
                <text:p>17.266666666666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5">
                <text:p>25</text:p>
              </table:table-cell>
              <table:table-cell office:value-type="float" office:value="18.9333333333333">
                <text:p>18.9333333333333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-12">
                <text:p>-12</text:p>
              </table:table-cell>
              <table:table-cell office:value-type="float" office:value="16.3333333333333">
                <text:p>16.333333333333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">
                <text:p>7</text:p>
              </table:table-cell>
              <table:table-cell office:value-type="float" office:value="15.9333333333333">
                <text:p>15.933333333333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10">
                <text:p>10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0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17">
                <text:p>17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4">
                <text:p>14</text:p>
              </table:table-cell>
              <table:table-cell office:value-type="float" office:value="12.9333333333333">
                <text:p>12.9333333333333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  <table:table-cell office:value-type="float" office:value="12.9333333333333">
                <text:p>12.9333333333333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5">
                <text:p>15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27">
                <text:p>27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  <table:table-cell office:value-type="float" office:value="7.53333333333333">
                <text:p>7.5333333333333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  <table:table-cell office:value-type="float" office:value="7.53333333333333">
                <text:p>7.53333333333333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  <table:table-cell office:value-type="float" office:value="7.53333333333333">
                <text:p>7.53333333333333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29">
                <text:p>2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1">
                <text:p>11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9">
                <text:p>19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1">
                <text:p>1</text:p>
              </table:table-cell>
              <table:table-cell office:value-type="float" office:value="7.73333333333333">
                <text:p>7.7333333333333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7">
                <text:p>47</text:p>
              </table:table-cell>
              <table:table-cell office:value-type="float" office:value="9.93333333333333">
                <text:p>9.93333333333333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7">
                <text:p>17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8">
                <text:p>18</text:p>
              </table:table-cell>
              <table:table-cell office:value-type="float" office:value="11.2666666666667">
                <text:p>11.2666666666667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4">
                <text:p>24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74">
                <text:p>74</text:p>
              </table:table-cell>
              <table:table-cell office:value-type="float" office:value="13.3333333333333">
                <text:p>13.3333333333333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9">
                <text:p>9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">
                <text:p>1</text:p>
              </table:table-cell>
              <table:table-cell office:value-type="float" office:value="12.7333333333333">
                <text:p>12.7333333333333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5">
                <text:p>15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">
                <text:p>0</text:p>
              </table:table-cell>
              <table:table-cell office:value-type="float" office:value="14.7333333333333">
                <text:p>14.733333333333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2">
                <text:p>32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0">
                <text:p>20</text:p>
              </table:table-cell>
              <table:table-cell office:value-type="float" office:value="13.9333333333333">
                <text:p>13.9333333333333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  <table:table-cell office:value-type="float" office:value="12.7333333333333">
                <text:p>12.7333333333333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0">
                <text:p>10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29">
                <text:p>29</text:p>
              </table:table-cell>
              <table:table-cell office:value-type="float" office:value="15.3333333333333">
                <text:p>15.333333333333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6">
                <text:p>26</text:p>
              </table:table-cell>
              <table:table-cell office:value-type="float" office:value="15.4666666666667">
                <text:p>15.466666666666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26">
                <text:p>26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0">
                <text:p>20</text:p>
              </table:table-cell>
              <table:table-cell office:value-type="float" office:value="18.5333333333333">
                <text:p>18.533333333333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8">
                <text:p>18</text:p>
              </table:table-cell>
              <table:table-cell office:value-type="float" office:value="19.7333333333333">
                <text:p>19.7333333333333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">
                <text:p>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">
                <text:p>2</text:p>
              </table:table-cell>
              <table:table-cell office:value-type="float" office:value="14.2666666666667">
                <text:p>14.266666666666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38">
                <text:p>3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35">
                <text:p>35</text:p>
              </table:table-cell>
              <table:table-cell office:value-type="float" office:value="17.0666666666667">
                <text:p>17.066666666666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82">
                <text:p>82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1">
                <text:p>1</text:p>
              </table:table-cell>
              <table:table-cell office:value-type="float" office:value="20.0666666666667">
                <text:p>20.0666666666667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">
                <text:p>1</text:p>
              </table:table-cell>
              <table:table-cell office:value-type="float" office:value="20.1333333333333">
                <text:p>20.1333333333333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55">
                <text:p>55</text:p>
              </table:table-cell>
              <table:table-cell office:value-type="float" office:value="23.1333333333333">
                <text:p>23.1333333333333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9">
                <text:p>49</text:p>
              </table:table-cell>
              <table:table-cell office:value-type="float" office:value="24.4666666666667">
                <text:p>24.4666666666667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9">
                <text:p>4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7">
                <text:p>4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54">
                <text:p>154</text:p>
              </table:table-cell>
              <table:table-cell office:value-type="float" office:value="36.3333333333333">
                <text:p>36.3333333333333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  <table:table-cell office:value-type="float" office:value="35.1333333333333">
                <text:p>35.1333333333333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  <table:table-cell office:value-type="float" office:value="35.1333333333333">
                <text:p>35.1333333333333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89">
                <text:p>89</text:p>
              </table:table-cell>
              <table:table-cell office:value-type="float" office:value="41.0666666666667">
                <text:p>41.066666666666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80">
                <text:p>80</text:p>
              </table:table-cell>
              <table:table-cell office:value-type="float" office:value="46.2666666666667">
                <text:p>46.2666666666667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21">
                <text:p>21</text:p>
              </table:table-cell>
              <table:table-cell office:value-type="float" office:value="45.1333333333333">
                <text:p>45.133333333333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77">
                <text:p>77</text:p>
              </table:table-cell>
              <table:table-cell office:value-type="float" office:value="47.9333333333333">
                <text:p>47.933333333333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51">
                <text:p>151</text:p>
              </table:table-cell>
              <table:table-cell office:value-type="float" office:value="57.0666666666667">
                <text:p>57.066666666666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">
                <text:p>0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">
                <text:p>0</text:p>
              </table:table-cell>
              <table:table-cell office:value-type="float" office:value="51.5333333333333">
                <text:p>51.5333333333333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69">
                <text:p>69</text:p>
              </table:table-cell>
              <table:table-cell office:value-type="float" office:value="56.0666666666667">
                <text:p>56.066666666666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64">
                <text:p>164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78">
                <text:p>78</text:p>
              </table:table-cell>
              <table:table-cell office:value-type="float" office:value="65.2666666666667">
                <text:p>65.266666666666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8">
                <text:p>48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37">
                <text:p>137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  <table:table-cell office:value-type="float" office:value="60.9333333333333">
                <text:p>60.9333333333333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  <table:table-cell office:value-type="float" office:value="60.9333333333333">
                <text:p>60.9333333333333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46">
                <text:p>146</text:p>
              </table:table-cell>
              <table:table-cell office:value-type="float" office:value="70.6666666666667">
                <text:p>70.666666666666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6">
                <text:p>66</text:p>
              </table:table-cell>
              <table:table-cell office:value-type="float" office:value="69.1333333333333">
                <text:p>69.1333333333333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80">
                <text:p>80</text:p>
              </table:table-cell>
              <table:table-cell office:value-type="float" office:value="69.1333333333333">
                <text:p>69.133333333333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76">
                <text:p>76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62">
                <text:p>62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  <table:table-cell office:value-type="float" office:value="61.7333333333333">
                <text:p>61.7333333333333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  <table:table-cell office:value-type="float" office:value="61.7333333333333">
                <text:p>61.7333333333333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102">
                <text:p>102</text:p>
              </table:table-cell>
              <table:table-cell office:value-type="float" office:value="68.5333333333333">
                <text:p>68.5333333333333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279">
                <text:p>279</text:p>
              </table:table-cell>
              <table:table-cell office:value-type="float" office:value="82.5333333333333">
                <text:p>82.533333333333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76">
                <text:p>76</text:p>
              </table:table-cell>
              <table:table-cell office:value-type="float" office:value="76.6666666666667">
                <text:p>76.6666666666667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8">
                <text:p>88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79">
                <text:p>179</text:p>
              </table:table-cell>
              <table:table-cell office:value-type="float" office:value="86.0666666666667">
                <text:p>86.066666666666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  <table:table-cell office:value-type="float" office:value="76.9333333333333">
                <text:p>76.9333333333333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">
                <text:p>0</text:p>
              </table:table-cell>
              <table:table-cell office:value-type="float" office:value="76.9333333333333">
                <text:p>76.9333333333333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322">
                <text:p>322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281">
                <text:p>281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47">
                <text:p>147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62">
                <text:p>162</text:p>
              </table:table-cell>
              <table:table-cell office:value-type="float" office:value="118.266666666667">
                <text:p>118.26666666666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299">
                <text:p>299</text:p>
              </table:table-cell>
              <table:table-cell office:value-type="float" office:value="133.133333333333">
                <text:p>133.13333333333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516">
                <text:p>516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530">
                <text:p>530</text:p>
              </table:table-cell>
              <table:table-cell office:value-type="float" office:value="191.933333333333">
                <text:p>191.933333333333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241">
                <text:p>241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235">
                <text:p>23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547">
                <text:p>547</text:p>
              </table:table-cell>
              <table:table-cell office:value-type="float" office:value="230.6">
                <text:p>230.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221">
                <text:p>221</text:p>
              </table:table-cell>
              <table:table-cell office:value-type="float" office:value="233.4">
                <text:p>233.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231">
                <text:p>231</text:p>
              </table:table-cell>
              <table:table-cell office:value-type="float" office:value="248.8">
                <text:p>248.8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28">
                <text:p>428</text:p>
              </table:table-cell>
              <table:table-cell office:value-type="float" office:value="277.333333333333">
                <text:p>277.33333333333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30">
                <text:p>430</text:p>
              </table:table-cell>
              <table:table-cell office:value-type="float" office:value="284.533333333333">
                <text:p>284.53333333333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813">
                <text:p>81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360">
                <text:p>360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828">
                <text:p>828</text:p>
              </table:table-cell>
              <table:table-cell office:value-type="float" office:value="378.6">
                <text:p>378.6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304">
                <text:p>304</text:p>
              </table:table-cell>
              <table:table-cell office:value-type="float" office:value="378.933333333333">
                <text:p>378.93333333333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270">
                <text:p>270</text:p>
              </table:table-cell>
              <table:table-cell office:value-type="float" office:value="396.933333333333">
                <text:p>396.93333333333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58">
                <text:p>558</text:p>
              </table:table-cell>
              <table:table-cell office:value-type="float" office:value="434.133333333333">
                <text:p>434.13333333333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1223">
                <text:p>1223</text:p>
              </table:table-cell>
              <table:table-cell office:value-type="float" office:value="481.266666666667">
                <text:p>481.266666666667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328">
                <text:p>328</text:p>
              </table:table-cell>
              <table:table-cell office:value-type="float" office:value="467.8">
                <text:p>467.8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25">
                <text:p>425</text:p>
              </table:table-cell>
              <table:table-cell office:value-type="float" office:value="480.066666666667">
                <text:p>480.066666666667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933">
                <text:p>933</text:p>
              </table:table-cell>
              <table:table-cell office:value-type="float" office:value="526.6">
                <text:p>526.6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354">
                <text:p>354</text:p>
              </table:table-cell>
              <table:table-cell office:value-type="float" office:value="513.733333333333">
                <text:p>513.7333333333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302">
                <text:p>302</text:p>
              </table:table-cell>
              <table:table-cell office:value-type="float" office:value="519.133333333333">
                <text:p>519.133333333333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09">
                <text:p>509</text:p>
              </table:table-cell>
              <table:table-cell office:value-type="float" office:value="537.666666666667">
                <text:p>537.666666666667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1224">
                <text:p>1224</text:p>
              </table:table-cell>
              <table:table-cell office:value-type="float" office:value="590.733333333333">
                <text:p>590.733333333333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26">
                <text:p>426</text:p>
              </table:table-cell>
              <table:table-cell office:value-type="float" office:value="590.466666666667">
                <text:p>590.466666666667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29">
                <text:p>429</text:p>
              </table:table-cell>
              <table:table-cell office:value-type="float" office:value="564.866666666667">
                <text:p>564.866666666667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1140">
                <text:p>1140</text:p>
              </table:table-cell>
              <table:table-cell office:value-type="float" office:value="616.866666666667">
                <text:p>616.866666666667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252">
                <text:p>252</text:p>
              </table:table-cell>
              <table:table-cell office:value-type="float" office:value="578.466666666667">
                <text:p>578.466666666667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214">
                <text:p>214</text:p>
              </table:table-cell>
              <table:table-cell office:value-type="float" office:value="572.466666666667">
                <text:p>572.466666666667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05">
                <text:p>505</text:p>
              </table:table-cell>
              <table:table-cell office:value-type="float" office:value="588.133333333333">
                <text:p>588.133333333333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1012">
                <text:p>1012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376">
                <text:p>376</text:p>
              </table:table-cell>
              <table:table-cell office:value-type="float" office:value="561.933333333333">
                <text:p>561.93333333333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341">
                <text:p>341</text:p>
              </table:table-cell>
              <table:table-cell office:value-type="float" office:value="562.8">
                <text:p>562.8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958">
                <text:p>958</text:p>
              </table:table-cell>
              <table:table-cell office:value-type="float" office:value="598.333333333333">
                <text:p>598.333333333333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213">
                <text:p>213</text:p>
              </table:table-cell>
              <table:table-cell office:value-type="float" office:value="550.333333333333">
                <text:p>550.333333333333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198">
                <text:p>198</text:p>
              </table:table-cell>
              <table:table-cell office:value-type="float" office:value="539.933333333333">
                <text:p>539.933333333333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09">
                <text:p>409</text:p>
              </table:table-cell>
              <table:table-cell office:value-type="float" office:value="547.066666666667">
                <text:p>547.066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France.A2:France.A315 France.H1:France.H315" chart:data-source-has-labels="both" svg:x="0.319cm" svg:y="0.18cm" svg:width="15.36cm" svg:height="8.645cm">
          <chart:coordinate-region svg:x="1.389cm" svg:y="0.38cm" svg:width="13.766cm" svg:height="7.798cm"/>
          <chart:axis chart:dimension="x" chart:name="primary-x" chart:style-name="ch3" chartooo:axis-type="auto">
            <chartooo:date-scale/>
            <chart:categories table:cell-range-address="France.A2:France.A3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rance.H2:France.H315" chart:label-cell-address="France.H1:France.H1" chart:class="chart:line">
            <chart:data-point chart:repeated="3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 Day Deaths</text:p>
                <draw:g>
                  <svg:desc>France.H1:France.H1</svg:desc>
                </draw:g>
              </table:table-cell>
            </table:table-row>
          </table:table-header-rows>
          <table:table-rows>
            <table:table-row>
              <table:table-cell office:value-type="float" office:value="43852">
                <text:p>43852</text:p>
                <draw:g>
                  <svg:desc>France.A2:France.A315</svg:desc>
                </draw:g>
              </table:table-cell>
              <table:table-cell office:value-type="float" office:value="NaN">
                <text:p>NaN</text:p>
                <draw:g>
                  <svg:desc>France.H2:France.H315</svg:desc>
                </draw:g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73.125">
                <text:p>73.12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96.375">
                <text:p>96.37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9.125">
                <text:p>119.12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3.625">
                <text:p>193.6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19.125">
                <text:p>219.1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33.25">
                <text:p>233.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94.25">
                <text:p>294.2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33.75">
                <text:p>333.7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08.125">
                <text:p>508.12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2.75">
                <text:p>602.7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97.125">
                <text:p>697.12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89.375">
                <text:p>789.37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14.125">
                <text:p>914.12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19.375">
                <text:p>919.37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976.75">
                <text:p>976.7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977.125">
                <text:p>977.12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16.375">
                <text:p>916.37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54.75">
                <text:p>854.7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61.625">
                <text:p>861.62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50.625">
                <text:p>850.6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853.25">
                <text:p>853.2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879.375">
                <text:p>879.37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06.875">
                <text:p>806.87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763.75">
                <text:p>763.7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733.625">
                <text:p>733.62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31.875">
                <text:p>731.87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26.5">
                <text:p>726.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01.375">
                <text:p>701.37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586.125">
                <text:p>586.125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540.75">
                <text:p>540.7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91.75">
                <text:p>491.7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41.75">
                <text:p>441.7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24.5">
                <text:p>424.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11.5">
                <text:p>411.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79.625">
                <text:p>379.625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42.375">
                <text:p>342.37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14.375">
                <text:p>314.37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285.375">
                <text:p>285.375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293.125">
                <text:p>293.12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80.125">
                <text:p>280.125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68.625">
                <text:p>268.625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31.75">
                <text:p>231.7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.25">
                <text:p>218.25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3.75">
                <text:p>223.75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92.75">
                <text:p>192.75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62.375">
                <text:p>162.37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24.75">
                <text:p>224.75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2.375">
                <text:p>232.37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72.375">
                <text:p>172.37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42.625">
                <text:p>142.625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42.625">
                <text:p>142.625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0.375">
                <text:p>100.37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4.75">
                <text:p>104.75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3.625">
                <text:p>43.625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36.375">
                <text:p>36.375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62.375">
                <text:p>62.375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61.375">
                <text:p>61.375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56.125">
                <text:p>56.125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0.875">
                <text:p>50.875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7.375">
                <text:p>47.375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0.625">
                <text:p>40.625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8.625">
                <text:p>38.625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35.875">
                <text:p>35.875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3.125">
                <text:p>33.125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35.125">
                <text:p>35.125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34.875">
                <text:p>34.87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33.875">
                <text:p>33.875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32.375">
                <text:p>32.375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2.125">
                <text:p>22.12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1.875">
                <text:p>21.87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0.125">
                <text:p>20.125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8.125">
                <text:p>18.12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7.625">
                <text:p>17.62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3.875">
                <text:p>13.87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3.875">
                <text:p>13.87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3.625">
                <text:p>13.62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23.375">
                <text:p>23.37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5.625">
                <text:p>25.62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17.875">
                <text:p>17.875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.125">
                <text:p>7.125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10.375">
                <text:p>10.375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0.625">
                <text:p>10.625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0.375">
                <text:p>10.375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0.375">
                <text:p>10.37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13.375">
                <text:p>13.375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15.375">
                <text:p>15.375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4.375">
                <text:p>14.37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8.375">
                <text:p>18.375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20.875">
                <text:p>20.875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1.625">
                <text:p>11.62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6.625">
                <text:p>16.625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17.875">
                <text:p>17.87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0.375">
                <text:p>20.375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18.625">
                <text:p>18.625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6.125">
                <text:p>16.125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5.125">
                <text:p>15.125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7.375">
                <text:p>17.375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5.875">
                <text:p>15.87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3.625">
                <text:p>23.625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1.625">
                <text:p>21.625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34.375">
                <text:p>34.375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4.375">
                <text:p>44.37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60.875">
                <text:p>60.87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70.25">
                <text:p>70.2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73.375">
                <text:p>73.37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80.875">
                <text:p>80.875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9.875">
                <text:p>79.87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69.375">
                <text:p>69.375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69.125">
                <text:p>69.125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70.875">
                <text:p>70.875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83.125">
                <text:p>83.125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4.375">
                <text:p>84.375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85.375">
                <text:p>85.37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98.25">
                <text:p>98.25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30.75">
                <text:p>130.75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153.125">
                <text:p>153.125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136.625">
                <text:p>136.62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47.375">
                <text:p>147.375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73.75">
                <text:p>173.75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51.375">
                <text:p>151.375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151.375">
                <text:p>151.37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15.875">
                <text:p>215.875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241.875">
                <text:p>241.875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236.875">
                <text:p>236.875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247.875">
                <text:p>247.875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286.25">
                <text:p>286.25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15.125">
                <text:p>315.12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368.625">
                <text:p>368.62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57.875">
                <text:p>357.875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393.25">
                <text:p>393.2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08.125">
                <text:p>408.125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82.25">
                <text:p>482.25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51.875">
                <text:p>451.875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98.875">
                <text:p>498.87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598.25">
                <text:p>598.25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585.5">
                <text:p>585.5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608.625">
                <text:p>608.625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549.375">
                <text:p>549.37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549.125">
                <text:p>549.125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662.25">
                <text:p>662.2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562.625">
                <text:p>562.625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575.25">
                <text:p>575.25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664.625">
                <text:p>664.625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579.5">
                <text:p>579.5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587.375">
                <text:p>587.375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650.25">
                <text:p>650.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544.25">
                <text:p>544.25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533.625">
                <text:p>533.625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599.75">
                <text:p>599.75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83.875">
                <text:p>483.875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77.125">
                <text:p>477.125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01.5">
                <text:p>501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